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4b30ec"/>
    </style:style>
    <style:style style:name="T2" style:family="text">
      <style:text-properties officeooo:rsid="004ed243"/>
    </style:style>
    <style:style style:name="T3" style:family="text">
      <style:text-properties officeooo:rsid="004fcdaf"/>
    </style:style>
    <style:style style:name="T4" style:family="text">
      <style:text-properties officeooo:rsid="00574d98"/>
    </style:style>
    <style:style style:name="T5" style:family="text">
      <style:text-properties officeooo:rsid="005dea90"/>
    </style:style>
    <style:style style:name="T6" style:family="text">
      <style:text-properties officeooo:rsid="005ee0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</text:p>
      <text:p text:style-name="Standard"><text:a xlink:type="simple" xlink:href="http://www.spanishdict.com/topics/show/120" text:style-name="Internet_20_link" text:visited-style-name="Visited_20_Internet_20_Link">copular verb</text:a></text:p>
      <text:p text:style-name="Standard">1. (general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Sus ojos son azules.<text:span text:style-name="Emphasis">Her eyes are blue.</text:span></text:p>
      <text:p text:style-name="Standard">Mi abuelo es profesor.<text:span text:style-name="Emphasis">My grandpa is a teacher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indicate origin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Soy de Nueva York.<text:span text:style-name="Emphasis">I'm from New York.</text:span></text:p>
      <text:p text:style-name="Standard">3. (to serv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l lápiz es para escribir, no para lanzar.<text:span text:style-name="Emphasis">The pencil is for writing, not for throwing.</text:span></text:p>
      <text:p text:style-name="Standard">4. (to talk about prices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¿Cuánto quiere para este cuadro? - Son diez dólares.<text:span text:style-name="Emphasis">How much do you want for this picture? - It's ten dollars.</text:span></text:p>
      <text:p text:style-name="Standard">5. (to be composed of) </text:p>
      <text:p text:style-name="Standard">a. <text:a xlink:type="simple" xlink:href="http://www.spanishdict.com/translate/to%20be%20made%20of" text:style-name="Internet_20_link" text:visited-style-name="Visited_20_Internet_20_Link">to be made of</text:a> </text:p>
      <text:p text:style-name="Standard">El casillero antiguo de mi abuela es de roble.<text:span text:style-name="Emphasis">My grandma´s antique dresser is oak.</text:span></text:p>
      <text:p text:style-name="Standard">6. (used to indicate possession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ste reloj es de mi madre.<text:span text:style-name="Emphasis">This is my mother's watch.</text:span></text:p>
      <text:p text:style-name="Standard">7. (to take plac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La fiesta será en mi casa.<text:span text:style-name="Emphasis">The party will be at my place.</text:span></text:p>
      <text:p text:style-name="Standard">8. (to be associated with; used with "de") </text:p>
      <text:p text:style-name="Standard">a. <text:a xlink:type="simple" xlink:href="http://www.spanishdict.com/translate/to%20root%20for" text:style-name="Internet_20_link" text:visited-style-name="Visited_20_Internet_20_Link">to root for</text:a> </text:p>
      <text:p text:style-name="Standard">Yo soy del mejor equipo del mundo: FC Barcelona.<text:span text:style-name="Emphasis">I root for the best team in the world: FC Barcelona.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9. (used to express tim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Son las siete de la mañana. <text:span text:style-name="Emphasis">It is seven in the morning. </text:span></text:p>
      <text:p text:style-name="Standard">Era de noche cuando llegaron.<text:span text:style-name="Emphasis">It was night when they arrived.</text:span>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10. (with the passive voic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l edificio fue diseñado por un equipo de arquitectos.<text:span text:style-name="Emphasis">The building was built by a team of architects.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11. (entity) </text:p>
      <text:p text:style-name="Standard">a. <text:a xlink:type="simple" xlink:href="http://www.spanishdict.com/translate/being" text:style-name="Internet_20_link" text:visited-style-name="Visited_20_Internet_20_Link">being</text:a> </text:p>
      <text:p text:style-name="Standard">Hay un ser vivo en el lago, pero no sé que es.<text:span text:style-name="Emphasis">There's a living being in the lake, but I don't know what it is.</text:span></text:p>
      <text:p text:style-name="Standard">12. (human) </text:p>
      <text:p text:style-name="Standard">a. <text:a xlink:type="simple" xlink:href="http://www.spanishdict.com/translate/person" text:style-name="Internet_20_link" text:visited-style-name="Visited_20_Internet_20_Link">person</text:a> </text:p>
      <text:p text:style-name="Standard">Su papá es un ser muy agradable. <text:span text:style-name="Emphasis">Her dad is a very nice person. </text:span></text:p>
      <text:p text:style-name="Standard"/>
      <text:p text:style-name="Standard">estar</text:p>
      <text:p text:style-name="Standard"><text:a xlink:type="simple" xlink:href="http://www.spanishdict.com/topics/show/120" text:style-name="Internet_20_link" text:visited-style-name="Visited_20_Internet_20_Link">copular verb</text:a></text:p>
      <text:p text:style-name="Standard">1. (to express quality or stat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<text:soft-page-break/>Este pastel de chocolate está delicioso.<text:span text:style-name="Emphasis">This chocolate cake is delicious.</text:span></text:p>
      <text:p text:style-name="Standard">Este hotel está muy lujoso.<text:span text:style-name="Emphasis">This hotel is very luxurious.</text:span></text:p>
      <text:p text:style-name="Standard">2. (to express an attitud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stoy enojada porque me acaban de dar una multa de estacionamiento.<text:span text:style-name="Emphasis">I am angry because I just got a parking ticke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be located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La casa está delante de la iglesia.<text:span text:style-name="Emphasis">The house is in front of the church.</text:span></text:p>
      <text:p text:style-name="Standard">4. (in a plac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No está en casa.<text:span text:style-name="Emphasis">He's not home.</text:span></text:p>
      <text:p text:style-name="Standard">5. (in a stat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stoy tan cansada, necesito irme de vacaciones.<text:span text:style-name="Emphasis">I am so tired, I need to go on vacation.</text:span></text:p>
      <text:p text:style-name="Standard">6. (in a state; used with "de") </text:p>
      <text:p text:style-name="Standard">a. <text:a xlink:type="simple" xlink:href="http://www.spanishdict.com/translate/to%20be%20on" text:style-name="Internet_20_link" text:visited-style-name="Visited_20_Internet_20_Link">to be on</text:a> (vacation, trip, call) </text:p>
      <text:p text:style-name="Standard">Estaremos de vacaciones en Europa el verano entero.<text:span text:style-name="Emphasis">We're going to be on vacation in Europe all summer long.</text:span></text:p>
      <text:p text:style-name="Standard">b. <text:a xlink:type="simple" xlink:href="http://www.spanishdict.com/translate/to%20be%20in" text:style-name="Internet_20_link" text:visited-style-name="Visited_20_Internet_20_Link">to be in</text:a> (luck) </text:p>
      <text:p text:style-name="Standard">¡Estás de suerte! Me queda un par en ese color.<text:span text:style-name="Emphasis">You're in luck! I have one pair left in that color.</text:span></text:p>
      <text:p text:style-name="Standard">c. <text:a xlink:type="simple" xlink:href="http://www.spanishdict.com/translate/to%20be%20working%20as" text:style-name="Internet_20_link" text:visited-style-name="Visited_20_Internet_20_Link">to be working as</text:a> </text:p>
      <text:p text:style-name="Standard">Está de recepcionista en lo que consigue un mejor trabajo.<text:span text:style-name="Emphasis">He's working as a receptionist until he finds something better.</text:span></text:p>
      <text:p text:style-name="Standard">7. (to feel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Él está triste ahora que no tiene novia.<text:span text:style-name="Emphasis">He is sad now that he doesn't have a girlfriend.</text:span></text:p>
      <text:p text:style-name="Standard">8. (to appear) </text:p>
      <text:p text:style-name="Standard">a. <text:a xlink:type="simple" xlink:href="http://www.spanishdict.com/translate/to%20look" text:style-name="Internet_20_link" text:visited-style-name="Visited_20_Internet_20_Link">to look</text:a> </text:p>
      <text:p text:style-name="Standard">¡Estás genial con las gafas nuevas!<text:span text:style-name="Emphasis">You look great with your new glasses!</text:span></text:p>
      <text:p text:style-name="Standard">9. (to visit) </text:p>
      <text:p text:style-name="Standard">a. <text:a xlink:type="simple" xlink:href="http://www.spanishdict.com/translate/to%20stay" text:style-name="Internet_20_link" text:visited-style-name="Visited_20_Internet_20_Link">to stay</text:a> </text:p>
      <text:p text:style-name="Standard">Gabriel está con su padre esta noche.<text:span text:style-name="Emphasis">Gabriel is staying with his father tonight.</text:span></text:p>
      <text:p text:style-name="Standard">10. (to be done) </text:p>
      <text:p text:style-name="Standard">a. <text:a xlink:type="simple" xlink:href="http://www.spanishdict.com/translate/to%20be%20ready" text:style-name="Internet_20_link" text:visited-style-name="Visited_20_Internet_20_Link">to be ready</text:a> </text:p>
      <text:p text:style-name="Standard">La comida ya está, ¡comamos!<text:span text:style-name="Emphasis">The food is ready, let's eat!</text:span></text:p>
      <text:p text:style-name="Standard">11. (to exist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Luego está el trabajo que queda por hacer.<text:span text:style-name="Emphasis">Then there is the work that still needs to be done.</text:span></text:p>
      <text:p text:style-name="Standard">12. (to feel like; used with "para") </text:p>
      <text:p text:style-name="Standard">a. <text:a xlink:type="simple" xlink:href="http://www.spanishdict.com/translate/to%20be%20in%20the%20mood%20for" text:style-name="Internet_20_link" text:visited-style-name="Visited_20_Internet_20_Link">to be in the mood for</text:a> </text:p>
      <text:p text:style-name="Standard">No estoy para tus estupideces a estas horas.<text:span text:style-name="Emphasis">I am not in the mood for your nonsense at this time of night.</text:span></text:p>
      <text:p text:style-name="Standard">13. (to come down with; used with "con"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Está con gripe des<text:span text:style-name="T1">d</text:span>e el lunes.<text:span text:style-name="Emphasis">He's had the flu since Monday.</text:span></text:p>
      <text:p text:style-name="Standard">14. (to fit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¿Esta falda queda bien o está muy apretado?<text:span text:style-name="Emphasis">Does this skirt look good or is it too tight?</text:span></text:p>
      <text:p text:style-name="Standard">15. (to be understood) </text:p>
      <text:p text:style-name="Standard">a. no direct translation </text:p>
      <text:p text:style-name="Standard"><text:soft-page-break/>No quiero que camines sola por la noche, ¿está?<text:span text:style-name="Emphasis">I don't want you walking alone at night, understood?</text:span></text:p>
      <text:p text:style-name="Standard">Nos encontraremos a las siete para ir al cine, ¿estamos?<text:span text:style-name="Emphasis">We'll meet at seven to go to the movie, all right?</text:span></text:p>
      <text:p text:style-name="Standard">16. (to support; used with "por") </text:p>
      <text:p text:style-name="Standard">a. <text:a xlink:type="simple" xlink:href="http://www.spanishdict.com/translate/to%20be%20in%20favor%20of" text:style-name="Internet_20_link" text:visited-style-name="Visited_20_Internet_20_Link">to be in favor of</text:a> </text:p>
      <text:p text:style-name="Standard">Los estudiantes están por un aumento en ayuda financiera de parte de la universidad.<text:span text:style-name="Emphasis">The students are in favor of the university providing more financial aid.</text:span></text:p>
      <text:p text:style-name="Standard">17. (to be in agreement; used with "con") </text:p>
      <text:p text:style-name="Standard">a. <text:a xlink:type="simple" xlink:href="http://www.spanishdict.com/translate/to%20agree%20with" text:style-name="Internet_20_link" text:visited-style-name="Visited_20_Internet_20_Link">to agree with</text:a> </text:p>
      <text:p text:style-name="Standard">Estoy con Ana Sofía; no quiero escuchar más peleas entre ustedes.<text:span text:style-name="Emphasis">I agree with Ana Sofía. I don't want to hear anymore fighting between the two of you.</text:span></text:p>
      <text:p text:style-name="Standard">18. (to indicate temperature; used with "a"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¡El termómetro dice que está a 25 grados Fahrenheit pero que se siente como 6!<text:span text:style-name="Emphasis">The thermometer says it's 25 degrees Fahrenheit out but that it feels like 6!</text:span></text:p>
      <text:p text:style-name="Standard">19. (to indicate dates; used with "a"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stamos a martes, 5 de enero.<text:span text:style-name="Emphasis">It is Tuesday, January 5th.</text:span></text:p>
      <text:p text:style-name="Standard">20. (to indicate season; used with "en"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Mientras el hemisferio norte está en invierno, el hemisferio sur está en verano.<text:span text:style-name="Emphasis">It is winter in the Northern Hemisphere when it's summer in the Southern Hemisphere.</text:span></text:p>
      <text:p text:style-name="Standard">21. (to indicate distance; used with "a"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l banco está a tres cuadras de la plaza central.<text:span text:style-name="Emphasis">The bank is three blocks from the central square.</text:span></text:p>
      <text:p text:style-name="Standard">22. (to express that something is yet to be known; used with "por" and infinitive) </text:p>
      <text:p text:style-name="Standard">a. <text:a xlink:type="simple" xlink:href="http://www.spanishdict.com/translate/to%20remain%20to%20be" text:style-name="Internet_20_link" text:visited-style-name="Visited_20_Internet_20_Link">to remain to be</text:a> </text:p>
      <text:p text:style-name="Standard">Está por verse si lloverá en la tarde.<text:span text:style-name="Emphasis">It remains to be seen whether it will rain this afternoon.</text:span></text:p>
      <text:p text:style-name="Standard">23. (to indicate imminence; used with "por" and infinitive) </text:p>
      <text:p text:style-name="Standard">a. <text:a xlink:type="simple" xlink:href="http://www.spanishdict.com/translate/to%20be%20going%20to" text:style-name="Internet_20_link" text:visited-style-name="Visited_20_Internet_20_Link">to be going to</text:a> </text:p>
      <text:p text:style-name="Standard">Las nubes en la distancia indican que estará por llover esta noche.<text:span text:style-name="Emphasis">The clouds in the distance indicate that it is going to rain tonight.</text:span></text:p>
      <text:p text:style-name="Standard">24. (to negate; used with "sin" and infinitive) </text:p>
      <text:p text:style-name="Standard">a. no direct translation </text:p>
      <text:p text:style-name="Standard">Estoy sin comer desde temprano en la mañana.<text:span text:style-name="Emphasis">I haven't eaten anything since early this morning.</text:span></text:p>
      <text:p text:style-name="Standard">Tengo tres libros que están sin terminar.<text:span text:style-name="Emphasis">There are three books that I have yet to finish reading.</text:span>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25. (with a gerund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stá limpiando la casa.<text:span text:style-name="Emphasis">He's cleaning the house.</text:span></text:p>
      <text:p text:style-name="Standard">26. (with a participl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l cuarto está organizado, ¡así que no hagas desorden!<text:span text:style-name="Emphasis">The room is organized. Don't make a mess!</text:span></text:p>
      <text:p text:style-name="Standard">es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27. (to remain) </text:p>
      <text:p text:style-name="Standard">a. <text:a xlink:type="simple" xlink:href="http://www.spanishdict.com/translate/to%20stay" text:style-name="Internet_20_link" text:visited-style-name="Visited_20_Internet_20_Link">to stay</text:a> </text:p>
      <text:p text:style-name="Standard">Estate quieto y no digas ni una palabra.<text:span text:style-name="Emphasis">Stay still and don't say a word.</text:span></text:p>
      <text:p text:style-name="Standard">b. <text:a xlink:type="simple" xlink:href="http://www.spanishdict.com/translate/to%20keep" text:style-name="Internet_20_link" text:visited-style-name="Visited_20_Internet_20_Link">to keep</text:a> </text:p>
      <text:p text:style-name="Standard">Es importante estarse tranquilo ante un desastre.<text:span text:style-name="Emphasis">It's important to keep calm in the face of disaster.</text:span></text:p>
      <text:p text:style-name="Standard">c. <text:a xlink:type="simple" xlink:href="http://www.spanishdict.com/translate/to%20remain" text:style-name="Internet_20_link" text:visited-style-name="Visited_20_Internet_20_Link">to remain</text:a> </text:p>
      <text:p text:style-name="Standard"><text:soft-page-break/>Los estudiantes se estuvieron callados mientras trabajaban en la biblioteca.<text:span text:style-name="Emphasis">The students remained quiet as they worked in the library.</text:span></text:p>
      <text:p text:style-name="Standard"/>
      <text:p text:style-name="Standard">haber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1. (used in compound tenses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Nunca habían ido a Costa Rica antes del verano pasado.<text:span text:style-name="Emphasis">They had never been to Costa Rica before last summer.</text:span></text:p>
      <text:p text:style-name="Standard">2. (to be obligated to; used with "de") </text:p>
      <text:p text:style-name="Standard">a. <text:a xlink:type="simple" xlink:href="http://www.spanishdict.com/translate/to%20have%20to" text:style-name="Internet_20_link" text:visited-style-name="Visited_20_Internet_20_Link">to have to</text:a> </text:p>
      <text:p text:style-name="Standard">He de ir al trabajo el sábado. <text:span text:style-name="Emphasis">I have to go into work on Saturday. </text:span></text:p>
      <text:p text:style-name="Standard">b. <text:a xlink:type="simple" xlink:href="http://www.spanishdict.com/translate/must" text:style-name="Internet_20_link" text:visited-style-name="Visited_20_Internet_20_Link">must</text:a> </text:p>
      <text:p text:style-name="Standard">Has de hacer tu tarea esta noche.<text:span text:style-name="Emphasis">You must do your homework tonight.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3. (to exist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No hay azúcar.<text:span text:style-name="Emphasis">There is no sugar.</text:span></text:p>
      <text:p text:style-name="Standard">No hubo tiempo para saludar a todos en la fiesta.<text:span text:style-name="Emphasis">There wasn't enough time to say hi to everyone at the party. </text:span></text:p>
      <text:p text:style-name="Standard">4. (to be obligated to; used with "que") </text:p>
      <text:p text:style-name="Standard">a. <text:a xlink:type="simple" xlink:href="http://www.spanishdict.com/translate/must" text:style-name="Internet_20_link" text:visited-style-name="Visited_20_Internet_20_Link">must</text:a> </text:p>
      <text:p text:style-name="Standard">Hay que lavar todos los platos después de cenar.<text:span text:style-name="Emphasis">We must wash all the dishes after dinner.</text:span></text:p>
      <text:p text:style-name="Standard">b. <text:a xlink:type="simple" xlink:href="http://www.spanishdict.com/translate/should" text:style-name="Internet_20_link" text:visited-style-name="Visited_20_Internet_20_Link">should</text:a> </text:p>
      <text:p text:style-name="Standard">Hay que hacer reservaciones para el hotel.<text:span text:style-name="Emphasis">We should make reservations for the hotel.</text:span></text:p>
      <text:p text:style-name="Standard">5. (used to express time) </text:p>
      <text:p text:style-name="Standard">a. no direct translation </text:p>
      <text:p text:style-name="Standard">No sé si habrá tiempo para comer algo.<text:span text:style-name="Emphasis">I don't know if there will be enough time to eat something.</text:span></text:p>
      <text:p text:style-name="Standard">Tiempo ha del terremoto.<text:span text:style-name="Emphasis">The earthquake occurred a long time ago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6. (to have) </text:p>
      <text:p text:style-name="Standard">a. <text:a xlink:type="simple" xlink:href="http://www.spanishdict.com/translate/to%20bear" text:style-name="Internet_20_link" text:visited-style-name="Visited_20_Internet_20_Link">to bear</text:a> </text:p>
      <text:p text:style-name="Standard">Los hijos habidos de la aventura no fueron reconocidos por su padre.<text:span text:style-name="Emphasis">The children born of the affair were not recognized by their father.</text:span></text:p>
      <text:p text:style-name="Standard">7. (to happen) </text:p>
      <text:p text:style-name="Standard">a. no direct translation </text:p>
      <text:p text:style-name="Standard">El espectáculo habido esta semana está completamente vendido.<text:span text:style-name="Emphasis">This week's performance is totally sold out.</text:span></text:p>
      <text:p text:style-name="Standard">El accidente habido ayer resultó en dos fatalidades.<text:span text:style-name="Emphasis">Yesterday's accident resulted in two fatalities.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8. (properties) </text:p>
      <text:p text:style-name="Standard">a. <text:a xlink:type="simple" xlink:href="http://www.spanishdict.com/translate/asset" text:style-name="Internet_20_link" text:visited-style-name="Visited_20_Internet_20_Link">asset</text:a> </text:p>
      <text:p text:style-name="Standard">Su haber consistía en la empresa familiar y dos mansiones.<text:span text:style-name="Emphasis">Her assets consist of the family business and two mansions.</text:span></text:p>
      <text:p text:style-name="Standard">9. (accounting) </text:p>
      <text:p text:style-name="Standard">a. <text:a xlink:type="simple" xlink:href="http://www.spanishdict.com/translate/credit%20side" text:style-name="Internet_20_link" text:visited-style-name="Visited_20_Internet_20_Link">credit side</text:a> </text:p>
      <text:p text:style-name="Standard">El total del deber y del haber tienen que ser iguales.<text:span text:style-name="Emphasis">The debit and credit side totals must be equal.</text:span></text:p>
      <text:p text:style-name="Standard">10. (achievement) </text:p>
      <text:p text:style-name="Standard">a. <text:a xlink:type="simple" xlink:href="http://www.spanishdict.com/translate/credit" text:style-name="Internet_20_link" text:visited-style-name="Visited_20_Internet_20_Link">credit</text:a> </text:p>
      <text:p text:style-name="Standard">Tiene tres artículos publicados a su haber.<text:span text:style-name="Emphasis">She has three published articles to her credit.</text:span></text:p>
      <text:p text:style-name="Standard">haberes</text:p>
      <text:p text:style-name="Standard">plural noun</text:p>
      <text:p text:style-name="Standard"><text:soft-page-break/>11. (payment) </text:p>
      <text:p text:style-name="Standard">a. <text:a xlink:type="simple" xlink:href="http://www.spanishdict.com/translate/earnings" text:style-name="Internet_20_link" text:visited-style-name="Visited_20_Internet_20_Link">earnings</text:a> </text:p>
      <text:p text:style-name="Standard">Todavía no me han pagado los haberes del mes pasado.<text:span text:style-name="Emphasis">I still haven't been paid last month's earnings.</text:span></text:p>
      <text:p text:style-name="Standard">hab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2. (to confront) </text:p>
      <text:p text:style-name="Standard">a. <text:a xlink:type="simple" xlink:href="http://www.spanishdict.com/translate/to%20have%20it%20out%20with%20somebody" text:style-name="Internet_20_link" text:visited-style-name="Visited_20_Internet_20_Link">to have it out with somebody</text:a> </text:p>
      <text:p text:style-name="Standard">Se las va a haber con su hermano si no paran de discutir.<text:span text:style-name="Emphasis">He's going to have it out with his brother if they don't stop arguing.</text:span></text:p>
      <text:p text:style-name="Standard"/>
      <text:p text:style-name="Standard">ten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ossess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Tengo tres coches.<text:span text:style-name="Emphasis">I have three cars.</text:span></text:p>
      <text:p text:style-name="Standard">b. <text:a xlink:type="simple" xlink:href="http://www.spanishdict.com/translate/to%20have%20got" text:style-name="Internet_20_link" text:visited-style-name="Visited_20_Internet_20_Link">to have got</text:a> </text:p>
      <text:p text:style-name="Standard">Mary tiene una casa en el campo.<text:span text:style-name="Emphasis">Mary's got a house in the country.</text:span></text:p>
      <text:p text:style-name="Standard">2. (to be carrying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¿Tienes efectivo?<text:span text:style-name="Emphasis">Do you have cash?</text:span></text:p>
      <text:p text:style-name="Standard">b. <text:a xlink:type="simple" xlink:href="http://www.spanishdict.com/translate/to%20have%20got" text:style-name="Internet_20_link" text:visited-style-name="Visited_20_Internet_20_Link">to have got</text:a> </text:p>
      <text:p text:style-name="Standard">¿Tiene sus pasaportes?<text:span text:style-name="Emphasis">Have you got your passports?</text:span></text:p>
      <text:p text:style-name="Standard">3. (to refer to characteristics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Tiene los ojos verdes.<text:span text:style-name="Emphasis">She has green eyes.</text:span></text:p>
      <text:p text:style-name="Standard">b. <text:a xlink:type="simple" xlink:href="http://www.spanishdict.com/translate/to%20have%20got" text:style-name="Internet_20_link" text:visited-style-name="Visited_20_Internet_20_Link">to have got</text:a> </text:p>
      <text:p text:style-name="Standard">Susana tiene el cabello oscuro.<text:span text:style-name="Emphasis">Susana's got dark hair.</text:span></text:p>
      <text:p text:style-name="Standard">4. (to wear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La chica que busco tiene lentes de sol y una bufanda.<text:span text:style-name="Emphasis">The girl I'm looking for has sunglasses and a scarf.</text:span></text:p>
      <text:p text:style-name="Standard">b. <text:a xlink:type="simple" xlink:href="http://www.spanishdict.com/translate/to%20have%20on" text:style-name="Internet_20_link" text:visited-style-name="Visited_20_Internet_20_Link">to have on</text:a> </text:p>
      <text:p text:style-name="Standard">¿Por qué tiene zapatos tu perro?<text:span text:style-name="Emphasis">Why does your dog have shoes on?</text:span></text:p>
      <text:p text:style-name="Standard">5. (to indicate ag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Mi hermana tiene 33 años.<text:span text:style-name="Emphasis">My sister is 33 years old.</text:span></text:p>
      <text:p text:style-name="Standard">6. (to have planned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El lunes tengo una cita con el dentista.<text:span text:style-name="Emphasis">I have a dentist appointment on Monday.</text:span></text:p>
      <text:p text:style-name="Standard">b. <text:a xlink:type="simple" xlink:href="http://www.spanishdict.com/translate/to%20have%20got" text:style-name="Internet_20_link" text:visited-style-name="Visited_20_Internet_20_Link">to have got</text:a> </text:p>
      <text:p text:style-name="Standard">Mañana tenemos junta en la tarde.<text:span text:style-name="Emphasis">We've got a meeting tomorrow afternoon.</text:span></text:p>
      <text:p text:style-name="Standard">7. (to feel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Si tienes frío, ponte un abrigo.<text:span text:style-name="Emphasis">If you are cold, put on a coat.</text:span></text:p>
      <text:p text:style-name="Standard">8. (to be ill with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Mi hijo tiene sarampión.<text:span text:style-name="Emphasis">My child has measles.</text:span></text:p>
      <text:p text:style-name="Standard">9. (to grasp or carry) </text:p>
      <text:p text:style-name="Standard">a. <text:a xlink:type="simple" xlink:href="http://www.spanishdict.com/translate/to%20hold" text:style-name="Internet_20_link" text:visited-style-name="Visited_20_Internet_20_Link">to hold</text:a> </text:p>
      <text:p text:style-name="Standard">Ten la bandeja.<text:span text:style-name="Emphasis">Hold the plate.</text:span></text:p>
      <text:p text:style-name="Standard">b. <text:a xlink:type="simple" xlink:href="http://www.spanishdict.com/translate/to%20take" text:style-name="Internet_20_link" text:visited-style-name="Visited_20_Internet_20_Link">to take</text:a> </text:p>
      <text:p text:style-name="Standard"><text:soft-page-break/>Ten esta caja, por favor.<text:span text:style-name="Emphasis">Take this box, please.</text:span></text:p>
      <text:p text:style-name="Standard">c. no direct translation </text:p>
      <text:p text:style-name="Standard">Tengan sus boletos.<text:span text:style-name="Emphasis">Here are your tickets.</text:span></text:p>
      <text:p text:style-name="Standard">Ten tu bolsa.<text:span text:style-name="Emphasis">Here is your bag.</text:span></text:p>
      <text:p text:style-name="Standard">10. (to measur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sta maleta tiene 20 centímetros de ancho.<text:span text:style-name="Emphasis">This suitcase is 20 centimeters wide.</text:span></text:p>
      <text:p text:style-name="Standard">11. (to give birth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Mi perra tuvo seis cachorros.<text:span text:style-name="Emphasis">My dog had six puppies.</text:span></text:p>
      <text:p text:style-name="Standard">12. (to receive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Todavía no he tenido el correo electrónico de confirmación de la empresa.<text:span text:style-name="Emphasis">I haven't had a confirmation email from the company yet.</text:span></text:p>
      <text:p text:style-name="Standard">13. (describing a state; used before participle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Tenía la casa recogida cuando llegué.<text:span text:style-name="Emphasis">He had the house cleaned up by the time I arrived.</text:span></text:p>
      <text:p text:style-name="Standard">14. (describing a possibility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Realmente no tiene solución este problema.<text:span text:style-name="Emphasis">This problem really has no solution.</text:span></text:p>
      <text:p text:style-name="Standard">15. (to think of) </text:p>
      <text:p text:style-name="Standard">a. <text:a xlink:type="simple" xlink:href="http://www.spanishdict.com/translate/to%20consider" text:style-name="Internet_20_link" text:visited-style-name="Visited_20_Internet_20_Link">to consider</text:a> </text:p>
      <text:p text:style-name="Standard">Siempre he tenido a Rodolfo por honesto.<text:span text:style-name="Emphasis">I've always considered Rodolfo to be honest.</text:span></text:p>
      <text:p text:style-name="Standard">16. (in time expressions) (Latin America) </text:p>
      <text:p text:style-name="Standard">a. no direct translation </text:p>
      <text:p text:style-name="Standard">Tengo dos años sin verlo.<text:span text:style-name="Emphasis">I haven't seen him for two years.</text:span></text:p>
      <text:p text:style-name="Standard">Mis abuelos tienen 40 años de casados.<text:span text:style-name="Emphasis">My grandparents have been married for 40 years.</text:span>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17. (expressing obligation; used with "que") </text:p>
      <text:p text:style-name="Standard">a. <text:a xlink:type="simple" xlink:href="http://www.spanishdict.com/translate/to%20have%20to" text:style-name="Internet_20_link" text:visited-style-name="Visited_20_Internet_20_Link">to have to</text:a> </text:p>
      <text:p text:style-name="Standard">Tengo que terminar mis deberes antes de salir a la fiesta. <text:span text:style-name="Emphasis">I have to finish my homework before going to the party. </text:span></text:p>
      <text:p text:style-name="Standard">b. <text:a xlink:type="simple" xlink:href="http://www.spanishdict.com/translate/must" text:style-name="Internet_20_link" text:visited-style-name="Visited_20_Internet_20_Link">must</text:a> </text:p>
      <text:p text:style-name="Standard">Tienes que comer todo en tu plato si quieres postre.<text:span text:style-name="Emphasis">You must eat everything on your plate if you want dessert.</text:span></text:p>
      <text:p text:style-name="Standard">18. (expressing supposition; used with "que") </text:p>
      <text:p text:style-name="Standard">a. <text:a xlink:type="simple" xlink:href="http://www.spanishdict.com/translate/must" text:style-name="Internet_20_link" text:visited-style-name="Visited_20_Internet_20_Link">must</text:a> </text:p>
      <text:p text:style-name="Standard">¡Tienes que tener calor con tanta ropa puesta!<text:span text:style-name="Emphasis">You must be hot with so many clothes on!</text:span></text:p>
      <text:p text:style-name="Standard">19. (expressing a reproach; used with "que") </text:p>
      <text:p text:style-name="Standard">a. <text:a xlink:type="simple" xlink:href="http://www.spanishdict.com/translate/should" text:style-name="Internet_20_link" text:visited-style-name="Visited_20_Internet_20_Link">should</text:a> </text:p>
      <text:p text:style-name="Standard">Tienes que haberme marcado antes de salir.<text:span text:style-name="Emphasis">You should have called me before leaving.</text:span></text:p>
      <text:p text:style-name="Standard">20. (before past participle) </text:p>
      <text:p text:style-name="Standard">a. no direct translation </text:p>
      <text:p text:style-name="Standard">Tengo pensado ir al mercado mañana.<text:span text:style-name="Emphasis">I think I'll go to the market tomorrow.</text:span></text:p>
      <text:p text:style-name="Standard">Tenemos entendido que piensas dejar la escuela.<text:span text:style-name="Emphasis">We understand that you're thinking of leaving school.</text:span></text:p>
      <text:p text:style-name="Standard">21. (before adjective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La noticia sobre el huracán me tiene muy nervioso.<text:span text:style-name="Emphasis">The news about the hurricane is making me nervous.</text:span></text:p>
      <text:p text:style-name="Standard">ten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<text:soft-page-break/>22. (to remain standing) </text:p>
      <text:p text:style-name="Standard">a. <text:a xlink:type="simple" xlink:href="http://www.spanishdict.com/translate/to%20stand%20up" text:style-name="Internet_20_link" text:visited-style-name="Visited_20_Internet_20_Link">to stand up</text:a> </text:p>
      <text:p text:style-name="Standard">Estaba tan mareado que no me tenía de pie.<text:span text:style-name="Emphasis">I was so dizzy that I couldn't stand up.</text:span></text:p>
      <text:p text:style-name="Standard">23. (to consider oneself) </text:p>
      <text:p text:style-name="Standard">a. <text:a xlink:type="simple" xlink:href="http://www.spanishdict.com/translate/to%20think" text:style-name="Internet_20_link" text:visited-style-name="Visited_20_Internet_20_Link">to think</text:a> </text:p>
      <text:p text:style-name="Standard">Este muchacho se tiene por muy guapo.<text:span text:style-name="Emphasis">That kid thinks he's really cute.</text:span></text:p>
      <text:p text:style-name="Standard"/>
      <text:p text:style-name="Standard">to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rab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Tomó el dinero y se lo metió en el bolsillo.<text:span text:style-name="Emphasis">He took the money and put it into his pocket.</text:span></text:p>
      <text:p text:style-name="Standard">2. (to consume) </text:p>
      <text:p text:style-name="Standard">a. <text:a xlink:type="simple" xlink:href="http://www.spanishdict.com/translate/to%20take" text:style-name="Internet_20_link" text:visited-style-name="Visited_20_Internet_20_Link">to take</text:a> (medication) </text:p>
      <text:p text:style-name="Standard">Él tiene que tomar sus medicamentos dos veces al día. <text:span text:style-name="Emphasis">He has to take his medication twice a day. </text:span></text:p>
      <text:p text:style-name="Standard">b. <text:a xlink:type="simple" xlink:href="http://www.spanishdict.com/translate/to%20have" text:style-name="Internet_20_link" text:visited-style-name="Visited_20_Internet_20_Link">to have</text:a> </text:p>
      <text:p text:style-name="Standard">Tomé atún para el almuerzo.<text:span text:style-name="Emphasis">I had tuna fish for lunch.</text:span></text:p>
      <text:p text:style-name="Standard">3. (to ride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Tuve que tomar el tren para ir a trabajar.<text:span text:style-name="Emphasis">I had to take the train to go to work.</text:span></text:p>
      <text:p text:style-name="Standard">4. (to seize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El enemigo tomó la ciudad en un día.<text:span text:style-name="Emphasis">The enemy took the city in a day.</text:span></text:p>
      <text:p text:style-name="Standard">5. (to absorb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Sal y toma un poco de aire fresco.<text:span text:style-name="Emphasis">Go out and get some fresh air.</text:span></text:p>
      <text:p text:style-name="Standard">Deja de jugar tantos videojuegos y sal a tomar el sol. <text:span text:style-name="Emphasis">Stop playing so many video games and go out and get some sun. </text:span></text:p>
      <text:p text:style-name="Standard">6. (to have as a drink) </text:p>
      <text:p text:style-name="Standard">a. <text:a xlink:type="simple" xlink:href="http://www.spanishdict.com/translate/to%20drink" text:style-name="Internet_20_link" text:visited-style-name="Visited_20_Internet_20_Link">to drink</text:a> </text:p>
      <text:p text:style-name="Standard">Tienes que tomar mucha agua en estos días tan calurosos.<text:span text:style-name="Emphasis">You have to drink a lot of water on such hot day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have as a drink) </text:p>
      <text:p text:style-name="Standard">a. <text:a xlink:type="simple" xlink:href="http://www.spanishdict.com/translate/to%20drink" text:style-name="Internet_20_link" text:visited-style-name="Visited_20_Internet_20_Link">to drink</text:a> </text:p>
      <text:p text:style-name="Standard">¿Ustedes desean algo para tomar? <text:span text:style-name="Emphasis">Would you like anything to drink?</text:span></text:p>
      <text:p text:style-name="Standard">tom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8. (to experience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No te lo tomes a pecho, pero no me gusta tu corte de pelo.<text:span text:style-name="Emphasis">Don't take it to heart, but I don't like your haircut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9. (to spend time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Necesito tomarme un respiro del trabajo.<text:span text:style-name="Emphasis">I need to take a break from work.</text:span></text:p>
      <text:p text:style-name="Standard">10. (to consume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Me voy a tomar un mojito.<text:span text:style-name="Emphasis">I'm going to have a mojito.</text:span></text:p>
      <text:p text:style-name="Standard"/>
      <text:p text:style-name="Standard">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<text:soft-page-break/>1. (to indicate movement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Ayer Ana y yo fuimos al cine.<text:span text:style-name="Emphasis">Yesterday Ana and I went to the movies.</text:span></text:p>
      <text:p text:style-name="Standard">2. (to indicate a result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Me fueron bien los exámenes este semestre.<text:span text:style-name="Emphasis">My exams went well this semester.</text:span></text:p>
      <text:p text:style-name="Standard">3. (to indicate origin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Los platos van en el armario.<text:span text:style-name="Emphasis">Dishes go in the cupboard.</text:span></text:p>
      <text:p text:style-name="Standard">4. (to indicate a range of time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El festival va del primero de abril hasta el primero de mayo.<text:span text:style-name="Emphasis">The festival goes from April first to May first. </text:span></text:p>
      <text:p text:style-name="Standard">5. (to have on) </text:p>
      <text:p text:style-name="Standard">a. <text:a xlink:type="simple" xlink:href="http://www.spanishdict.com/translate/to%20wear" text:style-name="Internet_20_link" text:visited-style-name="Visited_20_Internet_20_Link">to wear</text:a> </text:p>
      <text:p text:style-name="Standard">Iba con botas amarillas.<text:span text:style-name="Emphasis">She wore yellow boots.</text:span></text:p>
      <text:p text:style-name="Standard">b. <text:a xlink:type="simple" xlink:href="http://www.spanishdict.com/translate/to%20be%20dressed%20in" text:style-name="Internet_20_link" text:visited-style-name="Visited_20_Internet_20_Link">to be dressed in</text:a> (color) </text:p>
      <text:p text:style-name="Standard">Iba de verde por el día de San Patricio.<text:span text:style-name="Emphasis">She was dressed in green for St. Patrick's Day. </text:span></text:p>
      <text:p text:style-name="Standard">6. (to function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El portátil va bien. <text:span text:style-name="Emphasis">The laptop works well.</text:span></text:p>
      <text:p text:style-name="Standard">b. <text:a xlink:type="simple" xlink:href="http://www.spanishdict.com/translate/to%20run" text:style-name="Internet_20_link" text:visited-style-name="Visited_20_Internet_20_Link">to run</text:a> </text:p>
      <text:p text:style-name="Standard">Mi carro ha ido sin problema durante años. <text:span text:style-name="Emphasis">My car has run without an issue for years. </text:span></text:p>
      <text:p text:style-name="Standard">7. (to discuss a process; used with "por") </text:p>
      <text:p text:style-name="Standard">a. <text:a xlink:type="simple" xlink:href="http://www.spanishdict.com/translate/to%20be%20on" text:style-name="Internet_20_link" text:visited-style-name="Visited_20_Internet_20_Link">to be on</text:a> </text:p>
      <text:p text:style-name="Standard">Voy por la página 50 de "San Manuel Bueno, mártir".<text:span text:style-name="Emphasis">I'm on page 50 of "San Manuel Bueno, Martyr."</text:span></text:p>
      <text:p text:style-name="Standard">8. (to be on the path to becoming; used with "para") (Spain) </text:p>
      <text:p text:style-name="Standard">a. <text:a xlink:type="simple" xlink:href="http://www.spanishdict.com/translate/to%20study%20to%20be" text:style-name="Internet_20_link" text:visited-style-name="Visited_20_Internet_20_Link">to study to be</text:a> </text:p>
      <text:p text:style-name="Standard">Mi primo va para cocinero.<text:span text:style-name="Emphasis">My cousin is studying to be a cook.</text:span></text:p>
      <text:p text:style-name="Standard">9. (to attend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Mi hermana va a la primaria al lado de la estación de bomberos.<text:span text:style-name="Emphasis">My sister goes to the elementary school next to the firestation.</text:span></text:p>
      <text:p text:style-name="Standard">10. (to appear) </text:p>
      <text:p text:style-name="Standard">a. <text:a xlink:type="simple" xlink:href="http://www.spanishdict.com/translate/to%20look" text:style-name="Internet_20_link" text:visited-style-name="Visited_20_Internet_20_Link">to look</text:a> </text:p>
      <text:p text:style-name="Standard">¡Vas muy guapa! Me encanta tu vestido.<text:span text:style-name="Emphasis">You look gorgeous! I love your dress.</text:span></text:p>
      <text:p text:style-name="Standard">11. (to match) </text:p>
      <text:p text:style-name="Standard">a. <text:a xlink:type="simple" xlink:href="http://www.spanishdict.com/translate/to%20go%20with" text:style-name="Internet_20_link" text:visited-style-name="Visited_20_Internet_20_Link">to go with</text:a> </text:p>
      <text:p text:style-name="Standard">Ese camisa roja no le va a ese pantalón amarillo.<text:span text:style-name="Emphasis">That red shirt doesn't go with those yellow pants.</text:span>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12. (to indicate a future action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¡Papá va a cocinar una cena espectacular! <text:span text:style-name="Emphasis">Dad is going to cook a wonderful dinner! </text:span></text:p>
      <text:p text:style-name="Standard">13. (in progressive constructions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Voy planificando la fiesta. <text:span text:style-name="Emphasis">I am planning the party.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14. (to talk about directions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Por aquí no se va a casa.<text:span text:style-name="Emphasis">This is not the way to go home.</text:span></text:p>
      <text:p text:style-name="Standard">15. (to indicate a result) </text:p>
      <text:p text:style-name="Standard"><text:soft-page-break/>a. <text:a xlink:type="simple" xlink:href="http://www.spanishdict.com/translate/to%20go" text:style-name="Internet_20_link" text:visited-style-name="Visited_20_Internet_20_Link">to go</text:a> </text:p>
      <text:p text:style-name="Standard">¿Cómo te va, amigo?<text:span text:style-name="Emphasis">How's it going, friend?</text:span></text:p>
      <text:p text:style-name="Standard">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6. (to exit a place) </text:p>
      <text:p text:style-name="Standard">a. <text:a xlink:type="simple" xlink:href="http://www.spanishdict.com/translate/to%20leave" text:style-name="Internet_20_link" text:visited-style-name="Visited_20_Internet_20_Link">to leave</text:a> </text:p>
      <text:p text:style-name="Standard">El alumno se fue de la biblioteca muy tarde. <text:span text:style-name="Emphasis">The student left the library very late. </text:span></text:p>
      <text:p text:style-name="Standard">b. <text:a xlink:type="simple" xlink:href="http://www.spanishdict.com/translate/to%20go" text:style-name="Internet_20_link" text:visited-style-name="Visited_20_Internet_20_Link">to go</text:a> </text:p>
      <text:p text:style-name="Standard">¡Vámonos! El camión está por irse.<text:span text:style-name="Emphasis">Let's go! The bus is about to leave.</text:span></text:p>
      <text:p text:style-name="Standard">17. (to escape) </text:p>
      <text:p text:style-name="Standard">a. no direct translation </text:p>
      <text:p text:style-name="Standard">A la piscina se le fue todo el agua.<text:span text:style-name="Emphasis">All the water leaked from the pool.</text:span></text:p>
      <text:p text:style-name="Standard">A la llanta se le fue el aire.<text:span text:style-name="Emphasis">The tire went flat.</text:span></text:p>
      <text:p text:style-name="Standard">18. (to pass away) </text:p>
      <text:p text:style-name="Standard">a. <text:a xlink:type="simple" xlink:href="http://www.spanishdict.com/translate/to%20die" text:style-name="Internet_20_link" text:visited-style-name="Visited_20_Internet_20_Link">to die</text:a> </text:p>
      <text:p text:style-name="Standard">Se nos fue muy joven.<text:span text:style-name="Emphasis">He died too young.</text:span></text:p>
      <text:p text:style-name="Standard">19. (to take away) </text:p>
      <text:p text:style-name="Standard">a. <text:a xlink:type="simple" xlink:href="http://www.spanishdict.com/translate/to%20go%20away" text:style-name="Internet_20_link" text:visited-style-name="Visited_20_Internet_20_Link">to go away</text:a> </text:p>
      <text:p text:style-name="Standard">Con esta pastilla se te irá el dolor.<text:span text:style-name="Emphasis">This pill will make the pain go away. </text:span></text:p>
      <text:p text:style-name="Standard">20. (to not remember) </text:p>
      <text:p text:style-name="Standard">a. <text:a xlink:type="simple" xlink:href="http://www.spanishdict.com/translate/to%20forget" text:style-name="Internet_20_link" text:visited-style-name="Visited_20_Internet_20_Link">to forget</text:a> </text:p>
      <text:p text:style-name="Standard">¿Cómo se llama ese hombre? Lo sabía, pero se me fue.<text:span text:style-name="Emphasis">What's that man's name? I knew it, but I forgot.</text:span></text:p>
      <text:p text:style-name="Standard">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and over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Dame las llaves.<text:span text:style-name="Emphasis">Give me the keys.</text:span></text:p>
      <text:p text:style-name="Standard">b. <text:a xlink:type="simple" xlink:href="http://www.spanishdict.com/translate/to%20have" text:style-name="Internet_20_link" text:visited-style-name="Visited_20_Internet_20_Link">to have</text:a> </text:p>
      <text:p text:style-name="Standard">¿Me das una libra de pan y dos libras de jamón?<text:span text:style-name="Emphasis">Can I have one pound of bread and two pounds of ham?</text:span></text:p>
      <text:p text:style-name="Standard">2. (to generate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Necesito que me des una idea para el tema de la fiesta.<text:span text:style-name="Emphasis">I need you to give me a good idea for the party's theme.</text:span></text:p>
      <text:p text:style-name="Standard">b. <text:a xlink:type="simple" xlink:href="http://www.spanishdict.com/translate/to%20yield" text:style-name="Internet_20_link" text:visited-style-name="Visited_20_Internet_20_Link">to yield</text:a> </text:p>
      <text:p text:style-name="Standard">Este tratamiento da buenos resultados.<text:span text:style-name="Emphasis">This treatment yields good results.</text:span></text:p>
      <text:p text:style-name="Standard">c. <text:a xlink:type="simple" xlink:href="http://www.spanishdict.com/translate/to%20produce" text:style-name="Internet_20_link" text:visited-style-name="Visited_20_Internet_20_Link">to produce</text:a> </text:p>
      <text:p text:style-name="Standard">Este manzano da más manzanas de las que podríamos comer.<text:span text:style-name="Emphasis">This apple tree produces more apples than we can possibly eat.</text:span></text:p>
      <text:p text:style-name="Standard">d. <text:a xlink:type="simple" xlink:href="http://www.spanishdict.com/translate/to%20bear" text:style-name="Internet_20_link" text:visited-style-name="Visited_20_Internet_20_Link">to bear</text:a> (fruit) </text:p>
      <text:p text:style-name="Standard">Los perales dan peras.<text:span text:style-name="Emphasis">Pear trees bear pears.</text:span></text:p>
      <text:p text:style-name="Standard">3. (to celebrate) </text:p>
      <text:p text:style-name="Standard">a. <text:a xlink:type="simple" xlink:href="http://www.spanishdict.com/translate/to%20hold" text:style-name="Internet_20_link" text:visited-style-name="Visited_20_Internet_20_Link">to hold</text:a> </text:p>
      <text:p text:style-name="Standard">Esta es la lista de los eventos que se dieron este mes.<text:span text:style-name="Emphasis">This is the list of events held this month.</text:span></text:p>
      <text:p text:style-name="Standard">b. <text:a xlink:type="simple" xlink:href="http://www.spanishdict.com/translate/to%20have" text:style-name="Internet_20_link" text:visited-style-name="Visited_20_Internet_20_Link">to have</text:a> </text:p>
      <text:p text:style-name="Standard">Mi compañía da una fiesta de Navidad todos los años.<text:span text:style-name="Emphasis">My company has a Christmas party every year.</text:span></text:p>
      <text:p text:style-name="Standard">c. <text:a xlink:type="simple" xlink:href="http://www.spanishdict.com/translate/to%20throw" text:style-name="Internet_20_link" text:visited-style-name="Visited_20_Internet_20_Link">to throw</text:a> </text:p>
      <text:p text:style-name="Standard">Le dieron una fiesta sorpresa para celebrar su graduación.<text:span text:style-name="Emphasis">They threw him a surprise party to celebrate his graduation.</text:span></text:p>
      <text:p text:style-name="Standard">4. (to educate) </text:p>
      <text:p text:style-name="Standard"><text:soft-page-break/>a. <text:a xlink:type="simple" xlink:href="http://www.spanishdict.com/translate/to%20teach" text:style-name="Internet_20_link" text:visited-style-name="Visited_20_Internet_20_Link">to teach</text:a> </text:p>
      <text:p text:style-name="Standard">No dan mi asignatura favorita en la escuela.<text:span text:style-name="Emphasis">My favorite subject is not taught in school.</text:span></text:p>
      <text:p text:style-name="Standard">5. (to apply) </text:p>
      <text:p text:style-name="Standard">a. no direct translation </text:p>
      <text:p text:style-name="Standard">Le voy a dar otra capa de barniz a esta mesa.<text:span text:style-name="Emphasis">I'm going to give this table another coat of varnish.</text:span></text:p>
      <text:p text:style-name="Standard">Esta pared necesita que le des otra pasada de pintura.<text:span text:style-name="Emphasis">This wall needs another coat of paint.</text:span></text:p>
      <text:p text:style-name="Standard">6. (to grant) </text:p>
      <text:p text:style-name="Standard">a. <text:a xlink:type="simple" xlink:href="http://www.spanishdict.com/translate/to%20award" text:style-name="Internet_20_link" text:visited-style-name="Visited_20_Internet_20_Link">to award</text:a> </text:p>
      <text:p text:style-name="Standard">Me dieron una beca para ir a la universidad.<text:span text:style-name="Emphasis">I was awarded a scholarship to go to university.</text:span></text:p>
      <text:p text:style-name="Standard">7. (to lend) </text:p>
      <text:p text:style-name="Standard">a. <text:a xlink:type="simple" xlink:href="http://www.spanishdict.com/translate/to%20give" text:style-name="Internet_20_link" text:visited-style-name="Visited_20_Internet_20_Link">to give</text:a> (a pleasant taste) </text:p>
      <text:p text:style-name="Standard">La hoja de laurel le da un sabor único a la sopa.<text:span text:style-name="Emphasis">The bay leaf gives a unique taste to the soup.</text:span></text:p>
      <text:p text:style-name="Standard">8. (to express) </text:p>
      <text:p text:style-name="Standard">a. <text:a xlink:type="simple" xlink:href="http://www.spanishdict.com/translate/to%20say" text:style-name="Internet_20_link" text:visited-style-name="Visited_20_Internet_20_Link">to say</text:a> (thanks or greetings) </text:p>
      <text:p text:style-name="Standard">Sra. García, le quiero dar las gracias por una cena magnífica.<text:span text:style-name="Emphasis">Mrs. García, I just want to say thank you for a wonderful dinner.</text:span></text:p>
      <text:p text:style-name="Standard">b. <text:a xlink:type="simple" xlink:href="http://www.spanishdict.com/translate/to%20give" text:style-name="Internet_20_link" text:visited-style-name="Visited_20_Internet_20_Link">to give</text:a> </text:p>
      <text:p text:style-name="Standard">El Día de Acción de Gracias es un día para dar las gracias por todo lo que tenemos.<text:span text:style-name="Emphasis">Thanksgiving Day is a day to give thanks for all that we have.</text:span></text:p>
      <text:p text:style-name="Standard">9. (to perform an action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¿Quieres dar un paseo por el río?<text:span text:style-name="Emphasis">Would you like to take a walk by the river?</text:span></text:p>
      <text:p text:style-name="Standard">10. (to pass out cards) </text:p>
      <text:p text:style-name="Standard">a. <text:a xlink:type="simple" xlink:href="http://www.spanishdict.com/translate/to%20deal" text:style-name="Internet_20_link" text:visited-style-name="Visited_20_Internet_20_Link">to deal</text:a> </text:p>
      <text:p text:style-name="Standard">¿Quién va a dar esta ronda?<text:span text:style-name="Emphasis">Who's going to deal this round?</text:span></text:p>
      <text:p text:style-name="Standard">11. (film, theater, television) </text:p>
      <text:p text:style-name="Standard">a. <text:a xlink:type="simple" xlink:href="http://www.spanishdict.com/translate/to%20show" text:style-name="Internet_20_link" text:visited-style-name="Visited_20_Internet_20_Link">to show</text:a> </text:p>
      <text:p text:style-name="Standard">El cine independiente está dando un maratón de películas clásicas.<text:span text:style-name="Emphasis">The independent movie theater is showing a classic film marathon.</text:span></text:p>
      <text:p text:style-name="Standard">12. (to sound) </text:p>
      <text:p text:style-name="Standard">a. <text:a xlink:type="simple" xlink:href="http://www.spanishdict.com/translate/to%20strike" text:style-name="Internet_20_link" text:visited-style-name="Visited_20_Internet_20_Link">to strike</text:a> (clock) </text:p>
      <text:p text:style-name="Standard">El reloj dio las doce de la noche y Cenicienta huyó del palacio.<text:span text:style-name="Emphasis">The clock struck midnight and Cinderella fled the palace.</text:span></text:p>
      <text:p text:style-name="Standard">13. (to make feel) </text:p>
      <text:p text:style-name="Standard">a. no direct translation </text:p>
      <text:p text:style-name="Standard">No puedo tomar café caliente en este clima, me da demasiado calor.<text:span text:style-name="Emphasis">I can't drink hot coffee in this weather; it makes me too hot.</text:span></text:p>
      <text:p text:style-name="Standard">Me da miedo quedarme sola en la casa.<text:span text:style-name="Emphasis">I get scared staying at home alone.</text:span></text:p>
      <text:p text:style-name="Standard">14. (to regard; used with "por") </text:p>
      <text:p text:style-name="Standard">a. <text:a xlink:type="simple" xlink:href="http://www.spanishdict.com/translate/to%20consider" text:style-name="Internet_20_link" text:visited-style-name="Visited_20_Internet_20_Link">to consider</text:a> </text:p>
      <text:p text:style-name="Standard">Necesito que termines el proyecto. - Dalo por hecho.<text:span text:style-name="Emphasis">I need you to finish the project. - Consider it done.</text:span></text:p>
      <text:p text:style-name="Standard">b. <text:a xlink:type="simple" xlink:href="http://www.spanishdict.com/translate/to%20give" text:style-name="Internet_20_link" text:visited-style-name="Visited_20_Internet_20_Link">to give</text:a> </text:p>
      <text:p text:style-name="Standard">La dieron por muerta cuando el bote se hundió.<text:span text:style-name="Emphasis">They gave her up for dead when the boat sank.</text:span></text:p>
      <text:p text:style-name="Standard">15. (colloquial) (to spoil) (Spain) </text:p>
      <text:p text:style-name="Standard">a. <text:a xlink:type="simple" xlink:href="http://www.spanishdict.com/translate/to%20ruin" text:style-name="Internet_20_link" text:visited-style-name="Visited_20_Internet_20_Link">to ruin</text:a> </text:p>
      <text:p text:style-name="Standard">Me dio la película al decirme el final.<text:span text:style-name="Emphasis">He ruined the movie for me when he spoiled the ending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6. (to happen suddenly) </text:p>
      <text:p text:style-name="Standard">a. <text:a xlink:type="simple" xlink:href="http://www.spanishdict.com/translate/to%20feel" text:style-name="Internet_20_link" text:visited-style-name="Visited_20_Internet_20_Link">to feel</text:a> </text:p>
      <text:p text:style-name="Standard">Me dieron ganas de vomitar cuando vi el insecto en mi comida.<text:span text:style-name="Emphasis">I felt like throwing up when I saw the bug in my food.</text:span></text:p>
      <text:p text:style-name="Standard"><text:soft-page-break/>b. <text:a xlink:type="simple" xlink:href="http://www.spanishdict.com/translate/to%20have" text:style-name="Internet_20_link" text:visited-style-name="Visited_20_Internet_20_Link">to have</text:a> </text:p>
      <text:p text:style-name="Standard">Al papá de Gabriela le dio un derrame cerebral.<text:span text:style-name="Emphasis">Gabriela's father had a stroke.</text:span></text:p>
      <text:p text:style-name="Standard">17. (to matter) </text:p>
      <text:p text:style-name="Standard">a. no direct translation </text:p>
      <text:p text:style-name="Standard">¿Quieres ir a la playa o a la piscina? - Me da lo mismo.<text:span text:style-name="Emphasis">Do you want to go to the beach or to the pool? - It's all the same to me.</text:span></text:p>
      <text:p text:style-name="Standard">Me da igual si comemos pasta o pescado esta noche.<text:span text:style-name="Emphasis">It doesn't matter to me whether we have pasta or fish tonight.</text:span></text:p>
      <text:p text:style-name="Standard">18. (to be oriented towards) </text:p>
      <text:p text:style-name="Standard">a. <text:a xlink:type="simple" xlink:href="http://www.spanishdict.com/translate/to%20overlook" text:style-name="Internet_20_link" text:visited-style-name="Visited_20_Internet_20_Link">to overlook</text:a> </text:p>
      <text:p text:style-name="Standard">El balcón del hotel da hacia el mar.<text:span text:style-name="Emphasis">The hotel balcony overlooks the ocean.</text:span></text:p>
      <text:p text:style-name="Standard">b. <text:a xlink:type="simple" xlink:href="http://www.spanishdict.com/translate/to%20face" text:style-name="Internet_20_link" text:visited-style-name="Visited_20_Internet_20_Link">to face</text:a> </text:p>
      <text:p text:style-name="Standard">Mi apartamento da hacia el sur.<text:span text:style-name="Emphasis">My apartment faces south.</text:span></text:p>
      <text:p text:style-name="Standard">c. <text:a xlink:type="simple" xlink:href="http://www.spanishdict.com/translate/to%20look%20onto" text:style-name="Internet_20_link" text:visited-style-name="Visited_20_Internet_20_Link">to look onto</text:a> </text:p>
      <text:p text:style-name="Standard">El restaurante da al parque.<text:span text:style-name="Emphasis">The restaurant looks onto the park.</text:span></text:p>
      <text:p text:style-name="Standard">19. (to activate) </text:p>
      <text:p text:style-name="Standard">a. <text:a xlink:type="simple" xlink:href="http://www.spanishdict.com/translate/to%20press" text:style-name="Internet_20_link" text:visited-style-name="Visited_20_Internet_20_Link">to press</text:a> </text:p>
      <text:p text:style-name="Standard">Da al botón para prender la computadora.<text:span text:style-name="Emphasis">Press the button to turn on the computer.</text:span></text:p>
      <text:p text:style-name="Standard">20. (to strike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El boxeador le dio en la cara a su oponente y ganó la pelea.<text:span text:style-name="Emphasis">The boxer hit his opponent in the face and won the fight.</text:span></text:p>
      <text:p text:style-name="Standard">b. <text:a xlink:type="simple" xlink:href="http://www.spanishdict.com/translate/to%20kick" text:style-name="Internet_20_link" text:visited-style-name="Visited_20_Internet_20_Link">to kick</text:a> (a ball) </text:p>
      <text:p text:style-name="Standard">Trató de darle a la bola pero falló.<text:span text:style-name="Emphasis">She tried to kick the ball but missed.</text:span></text:p>
      <text:p text:style-name="Standard">21. (to discover) </text:p>
      <text:p text:style-name="Standard">a. <text:a xlink:type="simple" xlink:href="http://www.spanishdict.com/translate/to%20find" text:style-name="Internet_20_link" text:visited-style-name="Visited_20_Internet_20_Link">to find</text:a> </text:p>
      <text:p text:style-name="Standard">Después de años de investigación, por fin dio con la solución.<text:span text:style-name="Emphasis">After years of research, she finally found the solution.</text:span></text:p>
      <text:p text:style-name="Standard">b. <text:a xlink:type="simple" xlink:href="http://www.spanishdict.com/translate/to%20hit%20upon" text:style-name="Internet_20_link" text:visited-style-name="Visited_20_Internet_20_Link">to hit upon</text:a> </text:p>
      <text:p text:style-name="Standard">Hasta el día de hoy, nadie ha dado con la respuesta al acertijo.<text:span text:style-name="Emphasis">So far, no one has hit upon the answer to the riddle.</text:span></text:p>
      <text:p text:style-name="Standard">c. <text:a xlink:type="simple" xlink:href="http://www.spanishdict.com/translate/to%20come%20up%20with" text:style-name="Internet_20_link" text:visited-style-name="Visited_20_Internet_20_Link">to come up with</text:a> </text:p>
      <text:p text:style-name="Standard">El equipo aún no ha dado con una solución al problema.<text:span text:style-name="Emphasis">The team still hasn't come up with a solution to the problem.</text:span></text:p>
      <text:p text:style-name="Standard">22. (to be inclined) </text:p>
      <text:p text:style-name="Standard">a. no direct translation </text:p>
      <text:p text:style-name="Standard">Desde que supo que consiguió el trabajo, le ha dado con ir de compras todo el tiempo.<text:span text:style-name="Emphasis">Ever since he found out that he got the job, he's taken to nonstop shopping.</text:span></text:p>
      <text:p text:style-name="Standard">Me ha dado con tomarme una copa de vino con la cena.<text:span text:style-name="Emphasis">I've started having a glass of wine with my dinner.</text:span></text:p>
      <text:p text:style-name="Standard">23. (to be sufficient; used with "para") </text:p>
      <text:p text:style-name="Standard">a. <text:a xlink:type="simple" xlink:href="http://www.spanishdict.com/translate/to%20be%20enough" text:style-name="Internet_20_link" text:visited-style-name="Visited_20_Internet_20_Link">to be enough</text:a> </text:p>
      <text:p text:style-name="Standard">No sé si esta pizza dé para todos.<text:span text:style-name="Emphasis">I'm not sure if this pizza will be enough for everyone.</text:span></text:p>
      <text:p text:style-name="Standard">24. (to motivate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Los sucesos de hoy me han dado de qué pensar.<text:span text:style-name="Emphasis">Today's events have given me something to think about.</text:span></text:p>
      <text:p text:style-name="Standard">25. (to shine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De este ángulo el sol me da en los ojos y no puedo ver.<text:span text:style-name="Emphasis">From this angle, the sun hits my eyes and I can't see.</text:span></text:p>
      <text:p text:style-name="Standard">26. (to pass out cards) </text:p>
      <text:p text:style-name="Standard"><text:soft-page-break/>a. <text:a xlink:type="simple" xlink:href="http://www.spanishdict.com/translate/to%20deal" text:style-name="Internet_20_link" text:visited-style-name="Visited_20_Internet_20_Link">to deal</text:a> </text:p>
      <text:p text:style-name="Standard">Ya el repartido<text:span text:style-name="T2">r</text:span> dio, así que te toca jugar.<text:span text:style-name="Emphasis">The dealer already dealt so it's your turn to play.</text:span></text:p>
      <text:p text:style-name="Standard">d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7. (to thrive) </text:p>
      <text:p text:style-name="Standard">a. <text:a xlink:type="simple" xlink:href="http://www.spanishdict.com/translate/to%20grow" text:style-name="Internet_20_link" text:visited-style-name="Visited_20_Internet_20_Link">to grow</text:a> </text:p>
      <text:p text:style-name="Standard">Esta variedad de lechuga se da en cualquier sitio.<text:span text:style-name="Emphasis">This lettuce variety can grow anywhere.</text:span></text:p>
      <text:p text:style-name="Standard">28. (to bash; used with "con"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Me di en el codo con la mesa y ahora está dormido.<text:span text:style-name="Emphasis">I hit my elbow on the table and now it's numb.</text:span></text:p>
      <text:p text:style-name="Standard">b. <text:a xlink:type="simple" xlink:href="http://www.spanishdict.com/translate/to%20crash" text:style-name="Internet_20_link" text:visited-style-name="Visited_20_Internet_20_Link">to crash</text:a> </text:p>
      <text:p text:style-name="Standard">Por estar texteando mientras conducía, se dio contra la pared del túnel.<text:span text:style-name="Emphasis">He crashed into the tunnel wall because he was texting while driving.</text:span></text:p>
      <text:p text:style-name="Standard">c. <text:a xlink:type="simple" xlink:href="http://www.spanishdict.com/translate/to%20bump" text:style-name="Internet_20_link" text:visited-style-name="Visited_20_Internet_20_Link">to bump</text:a> </text:p>
      <text:p text:style-name="Standard">Prende la luz, que no me quiero dar con la esquina de la cama.<text:span text:style-name="Emphasis">Turn on the light; I don't want to bump into the corner of the bed.</text:span></text:p>
      <text:p text:style-name="Standard">29. (to occur) </text:p>
      <text:p text:style-name="Standard">a. <text:a xlink:type="simple" xlink:href="http://www.spanishdict.com/translate/to%20happen" text:style-name="Internet_20_link" text:visited-style-name="Visited_20_Internet_20_Link">to happen</text:a> </text:p>
      <text:p text:style-name="Standard">Una luna de sangre no se da muy a menudo.<text:span text:style-name="Emphasis">A blood moon doesn't happen that often.</text:span></text:p>
      <text:p text:style-name="Standard">b. no direct translation </text:p>
      <text:p text:style-name="Standard">Una oportunidad así no se da muy a menudo.<text:span text:style-name="Emphasis">Such an opportunity does not present itself very often.</text:span></text:p>
      <text:p text:style-name="Standard">Esta aventura sólo se da una vez en la vida. <text:span text:style-name="Emphasis">You only get an adventure like this once in a lifetime. </text:span></text:p>
      <text:p text:style-name="Standard">30. (to start) </text:p>
      <text:p text:style-name="Standard">a. <text:a xlink:type="simple" xlink:href="http://www.spanishdict.com/translate/to%20take%20to" text:style-name="Internet_20_link" text:visited-style-name="Visited_20_Internet_20_Link">to take to</text:a> </text:p>
      <text:p text:style-name="Standard">Estoy preocupado porque Javier se ha dado a fumar demasiado.<text:span text:style-name="Emphasis">I'm worried because Javier has taken to smoking too much.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1. (to hurt oneself) </text:p>
      <text:p text:style-name="Standard">a. <text:a xlink:type="simple" xlink:href="http://www.spanishdict.com/translate/to%20hit%20oneself" text:style-name="Internet_20_link" text:visited-style-name="Visited_20_Internet_20_Link">to hit oneself</text:a> </text:p>
      <text:p text:style-name="Standard">Me di en la cabeza con el borde de la ventana.<text:span text:style-name="Emphasis">I hit myself in the head with the edge of the window.</text:span></text:p>
      <text:p text:style-name="Standard">32. (to surrender) (Mexico) </text:p>
      <text:p text:style-name="Standard">a. <text:a xlink:type="simple" xlink:href="http://www.spanishdict.com/translate/to%20give%20up" text:style-name="Internet_20_link" text:visited-style-name="Visited_20_Internet_20_Link">to give up</text:a> </text:p>
      <text:p text:style-name="Standard">Vas a perder, ¿te das?<text:span text:style-name="Emphasis">You are going to lose. Do you give up?</text:span></text:p>
      <text:p text:style-name="Standard"/>
      <text:p text:style-name="Standard">hac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plete) </text:p>
      <text:p text:style-name="Standard">a. <text:a xlink:type="simple" xlink:href="http://www.spanishdict.com/translate/to%20do" text:style-name="Internet_20_link" text:visited-style-name="Visited_20_Internet_20_Link">to do</text:a> </text:p>
      <text:p text:style-name="Standard">Haz los deberes.<text:span text:style-name="Emphasis">Do your homework.</text:span></text:p>
      <text:p text:style-name="Standard">2. (to produce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Hice la comida de mis hijos.<text:span text:style-name="Emphasis">I made my children's lunch.</text:span></text:p>
      <text:p text:style-name="Standard">b. <text:a xlink:type="simple" xlink:href="http://www.spanishdict.com/translate/to%20prepare" text:style-name="Internet_20_link" text:visited-style-name="Visited_20_Internet_20_Link">to prepare</text:a> </text:p>
      <text:p text:style-name="Standard">Nos reuniremos este fin de semana para hacer la presentación.<text:span text:style-name="Emphasis">We will meet this weekend to prepare the presentation.</text:span></text:p>
      <text:p text:style-name="Standard">3. (to create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Hoy les enseñaré a hacer su propio sitio web.<text:span text:style-name="Emphasis">Today I'll show you how to make your own website.</text:span></text:p>
      <text:p text:style-name="Standard">4. (to carry out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Estoy ocupado haciendo los preparativos para la fiesta.<text:span text:style-name="Emphasis">I'm busy making preparations for the party.</text:span></text:p>
      <text:p text:style-name="Standard">5. (used in place of another verb) </text:p>
      <text:p text:style-name="Standard"><text:soft-page-break/>a. <text:a xlink:type="simple" xlink:href="http://www.spanishdict.com/translate/to%20do" text:style-name="Internet_20_link" text:visited-style-name="Visited_20_Internet_20_Link">to do</text:a> </text:p>
      <text:p text:style-name="Standard">Me mandó a lavar los platos pero ya lo había hecho. <text:span text:style-name="Emphasis">He told me to wash the dishes but I had already done it. </text:span></text:p>
      <text:p text:style-name="Standard">6. (to acquire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Hizo una nueva amiga en el colegio.<text:span text:style-name="Emphasis">He made a new friend at school.</text:span></text:p>
      <text:p text:style-name="Standard">7. (to cause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La hizo llorar.<text:span text:style-name="Emphasis">He made her cry.</text:span></text:p>
      <text:p text:style-name="Standard">8. (to imagine) </text:p>
      <text:p text:style-name="Standard">a. <text:a xlink:type="simple" xlink:href="http://www.spanishdict.com/translate/to%20think" text:style-name="Internet_20_link" text:visited-style-name="Visited_20_Internet_20_Link">to think</text:a> </text:p>
      <text:p text:style-name="Standard">Hacía la casa sola.<text:span text:style-name="Emphasis">I thought there was nobody at home.</text:span></text:p>
      <text:p text:style-name="Standard">9. (to transform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El dolor hizo mi vida miserable.<text:span text:style-name="Emphasis">The pain made my life miserable. </text:span></text:p>
      <text:p text:style-name="Standard">10. (to obey) </text:p>
      <text:p text:style-name="Standard">a. <text:a xlink:type="simple" xlink:href="http://www.spanishdict.com/translate/to%20do" text:style-name="Internet_20_link" text:visited-style-name="Visited_20_Internet_20_Link">to do</text:a> </text:p>
      <text:p text:style-name="Standard">Haz lo que te digo.<text:span text:style-name="Emphasis">Do as I say.</text:span></text:p>
      <text:p text:style-name="Standard">11. (to cause to look) </text:p>
      <text:p text:style-name="Standard">a. <text:a xlink:type="simple" xlink:href="http://www.spanishdict.com/translate/to%20make%20look" text:style-name="Internet_20_link" text:visited-style-name="Visited_20_Internet_20_Link">to make look</text:a> </text:p>
      <text:p text:style-name="Standard">Ese peinado te hace más vieja.<text:span text:style-name="Emphasis">That hairstyle makes you look older.</text:span></text:p>
      <text:p text:style-name="Standard">12. (to behave) </text:p>
      <text:p text:style-name="Standard">a. <text:a xlink:type="simple" xlink:href="http://www.spanishdict.com/translate/to%20act" text:style-name="Internet_20_link" text:visited-style-name="Visited_20_Internet_20_Link">to act</text:a> </text:p>
      <text:p text:style-name="Standard">¡No hagas el mono en el colegio!<text:span text:style-name="Emphasis">Don't act the fool at school!</text:span><text:span text:style-name="Emphasis"><text:span text:style-name="T3"> (the monkey)</text:span></text:span></text:p>
      <text:p text:style-name="Standard">13. (to gross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Se dice que el doctor hace hasta seis cifras.<text:span text:style-name="Emphasis">They say the doctor makes at least six figures.</text:span></text:p>
      <text:p text:style-name="Standard">b. <text:a xlink:type="simple" xlink:href="http://www.spanishdict.com/translate/to%20earn" text:style-name="Internet_20_link" text:visited-style-name="Visited_20_Internet_20_Link">to earn</text:a> </text:p>
      <text:p text:style-name="Standard">Mi hermanito hizo una fortuna vendiendo limonada.<text:span text:style-name="Emphasis">My little brother earned a fortune selling lemonade.</text:span></text:p>
      <text:p text:style-name="Standard">14. (to take time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Les hizo dos semanas manejar a California.<text:span text:style-name="Emphasis">It took them two weeks to drive to California.</text:span></text:p>
      <text:p text:style-name="Standard">15. (to cover distance) </text:p>
      <text:p text:style-name="Standard">a. <text:a xlink:type="simple" xlink:href="http://www.spanishdict.com/translate/to%20do" text:style-name="Internet_20_link" text:visited-style-name="Visited_20_Internet_20_Link">to do</text:a> </text:p>
      <text:p text:style-name="Standard">Hicimos 150 millas en el último viaje. <text:span text:style-name="Emphasis">We did 150 miles on the last vacation. </text:span></text:p>
      <text:p text:style-name="Standard">b. <text:a xlink:type="simple" xlink:href="http://www.spanishdict.com/translate/to%20cover" text:style-name="Internet_20_link" text:visited-style-name="Visited_20_Internet_20_Link">to cover</text:a> </text:p>
      <text:p text:style-name="Standard">Podemos hacer más distancia si salimos de noche. <text:span text:style-name="Emphasis">We can cover more distance if we leave at night. 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16. (time) </text:p>
      <text:p text:style-name="Standard">a. <text:a xlink:type="simple" xlink:href="http://www.spanishdict.com/translate/it%20has%20been" text:style-name="Internet_20_link" text:visited-style-name="Visited_20_Internet_20_Link">it has been</text:a> </text:p>
      <text:p text:style-name="Standard">Hace mucho tiempo que no te veo.<text:span text:style-name="Emphasis">It has been a long time since I've seen you.</text:span></text:p>
      <text:p text:style-name="Standard">17. (weather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n invierno hace frío.<text:span text:style-name="Emphasis">It's cold in winter.</text:span></text:p>
      <text:p text:style-name="Standard">hac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8. (to create for oneself) </text:p>
      <text:p text:style-name="Standard">a. <text:a xlink:type="simple" xlink:href="http://www.spanishdict.com/translate/to%20make%20for%20oneself" text:style-name="Internet_20_link" text:visited-style-name="Visited_20_Internet_20_Link">to make for oneself</text:a> </text:p>
      <text:p text:style-name="Standard">Se hizo un vestido de seda.<text:span text:style-name="Emphasis">She made herself a silk dress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9. (to feign) </text:p>
      <text:p text:style-name="Standard"><text:soft-page-break/>a. <text:a xlink:type="simple" xlink:href="http://www.spanishdict.com/translate/to%20pretend" text:style-name="Internet_20_link" text:visited-style-name="Visited_20_Internet_20_Link">to pretend</text:a> </text:p>
      <text:p text:style-name="Standard">No te hagas el santo; tú también te equivocas.<text:span text:style-name="Emphasis">Don't pretend to be a saint; you make mistakes, too.</text:span></text:p>
      <text:p text:style-name="Standard">b. <text:a xlink:type="simple" xlink:href="http://www.spanishdict.com/translate/to%20act" text:style-name="Internet_20_link" text:visited-style-name="Visited_20_Internet_20_Link">to act</text:a> </text:p>
      <text:p text:style-name="Standard">No te hagas el tonto conmigo.<text:span text:style-name="Emphasis">Don't act the fool with me.</text:span></text:p>
      <text:p text:style-name="Standard">20. (to turn into) </text:p>
      <text:p text:style-name="Standard">a. <text:a xlink:type="simple" xlink:href="http://www.spanishdict.com/translate/to%20become" text:style-name="Internet_20_link" text:visited-style-name="Visited_20_Internet_20_Link">to become</text:a> </text:p>
      <text:p text:style-name="Standard">Su sueño era hacerse dentista.<text:span text:style-name="Emphasis">His dream was to become a dentist.</text:span></text:p>
      <text:p text:style-name="Standard">quer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wish) </text:p>
      <text:p text:style-name="Standard">a. <text:a xlink:type="simple" xlink:href="http://www.spanishdict.com/translate/to%20want" text:style-name="Internet_20_link" text:visited-style-name="Visited_20_Internet_20_Link">to want</text:a> </text:p>
      <text:p text:style-name="Standard">Quiero comer chocolate.<text:span text:style-name="Emphasis">I want to eat chocolate.</text:span></text:p>
      <text:p text:style-name="Standard">2. (to feel affection for) </text:p>
      <text:p text:style-name="Standard">a. <text:a xlink:type="simple" xlink:href="http://www.spanishdict.com/translate/to%20love" text:style-name="Internet_20_link" text:visited-style-name="Visited_20_Internet_20_Link">to love</text:a> </text:p>
      <text:p text:style-name="Standard">Ella todavía te quiere profundamente. <text:span text:style-name="Emphasis">She still loves you deeply. </text:span></text:p>
      <text:p text:style-name="Standard">b. <text:a xlink:type="simple" xlink:href="http://www.spanishdict.com/translate/to%20like" text:style-name="Internet_20_link" text:visited-style-name="Visited_20_Internet_20_Link">to like</text:a> </text:p>
      <text:p text:style-name="Standard">El perro te quiere mucho.<text:span text:style-name="Emphasis">The dog likes you a lot.</text:span></text:p>
      <text:p text:style-name="Standard">c. <text:a xlink:type="simple" xlink:href="http://www.spanishdict.com/translate/to%20be%20fond%20of" text:style-name="Internet_20_link" text:visited-style-name="Visited_20_Internet_20_Link">to be fond of</text:a> </text:p>
      <text:p text:style-name="Standard">Quiero mucho a mis estudiantes.<text:span text:style-name="Emphasis">I am very fond of my students.</text:span></text:p>
      <text:p text:style-name="Standard">3. (to have as intention) </text:p>
      <text:p text:style-name="Standard">a. <text:a xlink:type="simple" xlink:href="http://www.spanishdict.com/translate/to%20mean" text:style-name="Internet_20_link" text:visited-style-name="Visited_20_Internet_20_Link">to mean</text:a> </text:p>
      <text:p text:style-name="Standard">No sé si quisiste ofenderme pero lo lograste.<text:span text:style-name="Emphasis">I don't know if you meant to offend me but you did.</text:span></text:p>
      <text:p text:style-name="Standard">b. <text:a xlink:type="simple" xlink:href="http://www.spanishdict.com/translate/to%20try" text:style-name="Internet_20_link" text:visited-style-name="Visited_20_Internet_20_Link">to try</text:a> </text:p>
      <text:p text:style-name="Standard">Hace años que quiero ir a París, pero es demasiado caro.<text:span text:style-name="Emphasis">I've been trying to go to Paris for years, but it's too expensive.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4. (object of one's affection) </text:p>
      <text:p text:style-name="Standard">a. <text:a xlink:type="simple" xlink:href="http://www.spanishdict.com/translate/beloved" text:style-name="Internet_20_link" text:visited-style-name="Visited_20_Internet_20_Link">beloved</text:a> </text:p>
      <text:p text:style-name="Standard">Llora por el hombre que fue su querer.<text:span text:style-name="Emphasis">She cries for the man that was her beloved.</text:span></text:p>
      <text:p text:style-name="Standard">b. <text:a xlink:type="simple" xlink:href="http://www.spanishdict.com/translate/love" text:style-name="Internet_20_link" text:visited-style-name="Visited_20_Internet_20_Link">love</text:a> </text:p>
      <text:p text:style-name="Standard">El primer querer siempre es el más fuerte.<text:span text:style-name="Emphasis">The first love is always the deepest.</text:span></text:p>
      <text:p text:style-name="Standard">5. (romance) </text:p>
      <text:p text:style-name="Standard">a. <text:a xlink:type="simple" xlink:href="http://www.spanishdict.com/translate/love%20affair" text:style-name="Internet_20_link" text:visited-style-name="Visited_20_Internet_20_Link">love affair</text:a> </text:p>
      <text:p text:style-name="Standard">Cuando salió a relucir su querer, el gobernador renunció.<text:span text:style-name="Emphasis">When his love affair was exposed, the governor resigne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to wish) </text:p>
      <text:p text:style-name="Standard">a. <text:a xlink:type="simple" xlink:href="http://www.spanishdict.com/translate/to%20want" text:style-name="Internet_20_link" text:visited-style-name="Visited_20_Internet_20_Link">to want</text:a> </text:p>
      <text:p text:style-name="Standard">Haz lo que quieras. Ya nosotros no estamos juntos.<text:span text:style-name="Emphasis">Do whatever you want. We're not together anymore.</text:span></text:p>
      <text:p text:style-name="Standard">quere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7. (affection) </text:p>
      <text:p text:style-name="Standard">a. <text:a xlink:type="simple" xlink:href="http://www.spanishdict.com/translate/to%20love%20each%20other" text:style-name="Internet_20_link" text:visited-style-name="Visited_20_Internet_20_Link">to love each other</text:a> </text:p>
      <text:p text:style-name="Standard">Dejaron de quererse.<text:span text:style-name="Emphasis">They no longer love each other.</text:span></text:p>
      <text:p text:style-name="Standard">deb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ciprocate) </text:p>
      <text:p text:style-name="Standard">a. <text:a xlink:type="simple" xlink:href="http://www.spanishdict.com/translate/to%20owe" text:style-name="Internet_20_link" text:visited-style-name="Visited_20_Internet_20_Link">to owe</text:a> </text:p>
      <text:p text:style-name="Standard">El dinero que me debe cubriría mis facturas.<text:span text:style-name="Emphasis">The money he owes me would cover my bills.</text:span>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2. (used to express obligation) </text:p>
      <text:p text:style-name="Standard"><text:soft-page-break/>a. <text:a xlink:type="simple" xlink:href="http://www.spanishdict.com/translate/must" text:style-name="Internet_20_link" text:visited-style-name="Visited_20_Internet_20_Link">must</text:a> (used with an infinitive) </text:p>
      <text:p text:style-name="Standard">Debo ser responsable.<text:span text:style-name="Emphasis">I must be responsible.</text:span></text:p>
      <text:p text:style-name="Standard">b. <text:a xlink:type="simple" xlink:href="http://www.spanishdict.com/translate/have%20to" text:style-name="Internet_20_link" text:visited-style-name="Visited_20_Internet_20_Link">have to</text:a> </text:p>
      <text:p text:style-name="Standard">Ya sabes que debes ponerte la corbata para ir al colegio.<text:span text:style-name="Emphasis">You know you have to wear your tie to go to school.</text:span></text:p>
      <text:p text:style-name="Standard">c. <text:a xlink:type="simple" xlink:href="http://www.spanishdict.com/translate/should" text:style-name="Internet_20_link" text:visited-style-name="Visited_20_Internet_20_Link">should</text:a> </text:p>
      <text:p text:style-name="Standard">Los culpables de delitos viales deben ser sancionados.<text:span text:style-name="Emphasis">Traffic offenders should be punished.</text:span></text:p>
      <text:p text:style-name="Standard">d. <text:a xlink:type="simple" xlink:href="http://www.spanishdict.com/translate/ought%20to" text:style-name="Internet_20_link" text:visited-style-name="Visited_20_Internet_20_Link">ought to</text:a> </text:p>
      <text:p text:style-name="Standard">Deberías ser más amable con los vecinos.<text:span text:style-name="Emphasis">You ought to be more polite with our neighbors.</text:span></text:p>
      <text:p text:style-name="Standard">3. (used to express probability) </text:p>
      <text:p text:style-name="Standard">a. <text:a xlink:type="simple" xlink:href="http://www.spanishdict.com/translate/must" text:style-name="Internet_20_link" text:visited-style-name="Visited_20_Internet_20_Link">must</text:a> (used with an infinitive) </text:p>
      <text:p text:style-name="Standard">¿Cuántos años tiene tu profesora de francés? - Debe tener unos cuarenta.<text:span text:style-name="Emphasis">How old is your French teacher? - She must be around forty.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4. (responsibility) </text:p>
      <text:p text:style-name="Standard">a. <text:a xlink:type="simple" xlink:href="http://www.spanishdict.com/translate/duty" text:style-name="Internet_20_link" text:visited-style-name="Visited_20_Internet_20_Link">duty</text:a> </text:p>
      <text:p text:style-name="Standard">Es mi deber proteger mi país.<text:span text:style-name="Emphasis">It's my duty to protect my country.</text:span></text:p>
      <text:p text:style-name="Standard">b. <text:a xlink:type="simple" xlink:href="http://www.spanishdict.com/translate/obligation" text:style-name="Internet_20_link" text:visited-style-name="Visited_20_Internet_20_Link">obligation</text:a> </text:p>
      <text:p text:style-name="Standard">Es tu deber como madre cuidar a tus hijos. <text:span text:style-name="Emphasis">It's your obligation as a mother to take care of your children. </text:span></text:p>
      <text:p text:style-name="Standard">deberes</text:p>
      <text:p text:style-name="Standard">plural noun</text:p>
      <text:p text:style-name="Standard">5. (education) </text:p>
      <text:p text:style-name="Standard">a. <text:a xlink:type="simple" xlink:href="http://www.spanishdict.com/translate/homework" text:style-name="Internet_20_link" text:visited-style-name="Visited_20_Internet_20_Link">homework</text:a> </text:p>
      <text:p text:style-name="Standard">Tengo un montón de deberes que hacer este fin de semana. <text:span text:style-name="Emphasis">I have a ton of homework to do this weekend. </text:span><text:span text:style-name="Emphasis"><text:span text:style-name="T4">(a heap)</text:span></text:span></text:p>
      <text:p text:style-name="Standard">deb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be the result of) </text:p>
      <text:p text:style-name="Standard">a. <text:a xlink:type="simple" xlink:href="http://www.spanishdict.com/translate/to%20be%20due%20to" text:style-name="Internet_20_link" text:visited-style-name="Visited_20_Internet_20_Link">to be due to</text:a> </text:p>
      <text:p text:style-name="Standard">Esta situación se debe a la falta de información.<text:span text:style-name="Emphasis">This situation is due to a lack of information.</text:span></text:p>
      <text:p text:style-name="Standard">poder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1. (having capability) </text:p>
      <text:p text:style-name="Standard">a. <text:a xlink:type="simple" xlink:href="http://www.spanishdict.com/translate/can" text:style-name="Internet_20_link" text:visited-style-name="Visited_20_Internet_20_Link">can</text:a> </text:p>
      <text:p text:style-name="Standard">Mi novia puede bailar salsa. <text:span text:style-name="Emphasis">My girlfriend can dance salsa. </text:span></text:p>
      <text:p text:style-name="Standard">b. <text:a xlink:type="simple" xlink:href="http://www.spanishdict.com/translate/to%20be%20able%20to" text:style-name="Internet_20_link" text:visited-style-name="Visited_20_Internet_20_Link">to be able to</text:a> </text:p>
      <text:p text:style-name="Standard">Necesito mis gafas para poder ver. <text:span text:style-name="Emphasis">I need my glasses to be able to see. </text:span></text:p>
      <text:p text:style-name="Standard">2. (asking for something or permission) </text:p>
      <text:p text:style-name="Standard">a. <text:a xlink:type="simple" xlink:href="http://www.spanishdict.com/translate/can" text:style-name="Internet_20_link" text:visited-style-name="Visited_20_Internet_20_Link">can</text:a> </text:p>
      <text:p text:style-name="Standard">¿Me puedes pasar ese lápiz?<text:span text:style-name="Emphasis">Can you pass me that pencil?</text:span></text:p>
      <text:p text:style-name="Standard">¿Podría ver un menú, por favor?<text:span text:style-name="Emphasis">Could I see a menu, please?</text:span></text:p>
      <text:p text:style-name="Standard">b. <text:a xlink:type="simple" xlink:href="http://www.spanishdict.com/translate/may" text:style-name="Internet_20_link" text:visited-style-name="Visited_20_Internet_20_Link">may</text:a> </text:p>
      <text:p text:style-name="Standard">¿Puedo usar el baño?<text:span text:style-name="Emphasis">May I use the bathroom?</text:span></text:p>
      <text:p text:style-name="Standard">c. <text:a xlink:type="simple" xlink:href="http://www.spanishdict.com/translate/to%20be%20allowed%20to" text:style-name="Internet_20_link" text:visited-style-name="Visited_20_Internet_20_Link">to be allowed to</text:a> </text:p>
      <text:p text:style-name="Standard">¿Podemos traer alcohol al concierto?<text:span text:style-name="Emphasis">Are we allowed to bring alcohol to the concert?</text:span></text:p>
      <text:p text:style-name="Standard">3. (to be possible) </text:p>
      <text:p text:style-name="Standard">a. <text:a xlink:type="simple" xlink:href="http://www.spanishdict.com/translate/may" text:style-name="Internet_20_link" text:visited-style-name="Visited_20_Internet_20_Link">may</text:a> </text:p>
      <text:p text:style-name="Standard">Puede que Aurora haya pensado que nos encontraríamos en el cine.<text:span text:style-name="Emphasis">Aurora may have thought we were going to meet at the movies.</text:span></text:p>
      <text:p text:style-name="Standard">b. <text:a xlink:type="simple" xlink:href="http://www.spanishdict.com/translate/can" text:style-name="Internet_20_link" text:visited-style-name="Visited_20_Internet_20_Link">can</text:a> </text:p>
      <text:p text:style-name="Standard">No se puede fumar en la sala.<text:span text:style-name="Emphasis">You cannot smoke inside the theater.</text:span></text:p>
      <text:p text:style-name="Standard"><text:soft-page-break/>4. (indicating moral obligation) </text:p>
      <text:p text:style-name="Standard">a. <text:a xlink:type="simple" xlink:href="http://www.spanishdict.com/translate/can" text:style-name="Internet_20_link" text:visited-style-name="Visited_20_Internet_20_Link">can</text:a> </text:p>
      <text:p text:style-name="Standard">No podemos rechazar a los refugiados de la guerra.<text:span text:style-name="Emphasis">We cannot turn away the refugees from the war.</text:span></text:p>
      <text:p text:style-name="Standard">5. (in reproaches) </text:p>
      <text:p text:style-name="Standard">a. <text:a xlink:type="simple" xlink:href="http://www.spanishdict.com/translate/can" text:style-name="Internet_20_link" text:visited-style-name="Visited_20_Internet_20_Link">can</text:a> </text:p>
      <text:p text:style-name="Standard">¿Cómo podrías decirme cosas tan crueles?<text:span text:style-name="Emphasis">How could you say such cruel things to me?</text:span></text:p>
      <text:p text:style-name="Standard">b. <text:a xlink:type="simple" xlink:href="http://www.spanishdict.com/translate/may" text:style-name="Internet_20_link" text:visited-style-name="Visited_20_Internet_20_Link">may</text:a> </text:p>
      <text:p text:style-name="Standard">Podrías haberme dicho que tu hermana se quedaría con nosotros.<text:span text:style-name="Emphasis">You might have told me your sister was going to stay with us.</text:span></text:p>
      <text:p text:style-name="Standard">6. (in suggestions) </text:p>
      <text:p text:style-name="Standard">a. <text:a xlink:type="simple" xlink:href="http://www.spanishdict.com/translate/can" text:style-name="Internet_20_link" text:visited-style-name="Visited_20_Internet_20_Link">can</text:a> </text:p>
      <text:p text:style-name="Standard">No sé si comer una sopa o un sándwich. - Podrías pedir el combo que trae mitad de un sándwich y una sopa.<text:span text:style-name="Emphasis">I don't know if I should have soup or a sandwich. - You could get the half-sandwich and soup combo.</text:span></text:p>
      <text:p text:style-name="Standard">b. <text:a xlink:type="simple" xlink:href="http://www.spanishdict.com/translate/may" text:style-name="Internet_20_link" text:visited-style-name="Visited_20_Internet_20_Link">may</text:a> </text:p>
      <text:p text:style-name="Standard">Podrías llamar de nuevo al hotel a ver si tienen tu bufanda.<text:span text:style-name="Emphasis">You might try calling the hotel again to see if they found your scarf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tolerate; used with "con") </text:p>
      <text:p text:style-name="Standard">a. <text:a xlink:type="simple" xlink:href="http://www.spanishdict.com/translate/to%20stand" text:style-name="Internet_20_link" text:visited-style-name="Visited_20_Internet_20_Link">to stand</text:a> </text:p>
      <text:p text:style-name="Standard">No puedo más con mi jefe.<text:span text:style-name="Emphasis">I can't stand my boss.</text:span></text:p>
      <text:p text:style-name="Standard">b. <text:a xlink:type="simple" xlink:href="http://www.spanishdict.com/translate/to%20put%20up%20with" text:style-name="Internet_20_link" text:visited-style-name="Visited_20_Internet_20_Link">to put up with</text:a> </text:p>
      <text:p text:style-name="Standard">No puedo más contigo. Me estás volviendo loca.<text:span text:style-name="Emphasis">I can't put up with you any longer. You're driving me crazy.</text:span></text:p>
      <text:p text:style-name="Standard">8. (to be capable of; used with "con") </text:p>
      <text:p text:style-name="Standard">a. <text:a xlink:type="simple" xlink:href="http://www.spanishdict.com/translate/to%20manage" text:style-name="Internet_20_link" text:visited-style-name="Visited_20_Internet_20_Link">to manage</text:a> </text:p>
      <text:p text:style-name="Standard">Él no puede con tanto trabajo.<text:span text:style-name="Emphasis">He can't manage so much work.</text:span></text:p>
      <text:p text:style-name="Standard">9. (to hurt) (Mexico) </text:p>
      <text:p text:style-name="Standard">a. <text:a xlink:type="simple" xlink:href="http://www.spanishdict.com/translate/to%20upset" text:style-name="Internet_20_link" text:visited-style-name="Visited_20_Internet_20_Link">to upset</text:a> </text:p>
      <text:p text:style-name="Standard">Me pudo mucho lo que me dijiste.<text:span text:style-name="Emphasis">What you said really upset me.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10. (indicating possibility) </text:p>
      <text:p text:style-name="Standard">a. <text:a xlink:type="simple" xlink:href="http://www.spanishdict.com/translate/may" text:style-name="Internet_20_link" text:visited-style-name="Visited_20_Internet_20_Link">may</text:a> </text:p>
      <text:p text:style-name="Standard">Puede que no venga a la fiesta. <text:span text:style-name="Emphasis">He might not come to the party. 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11. (ability) </text:p>
      <text:p text:style-name="Standard">a. <text:a xlink:type="simple" xlink:href="http://www.spanishdict.com/translate/power" text:style-name="Internet_20_link" text:visited-style-name="Visited_20_Internet_20_Link">power</text:a> </text:p>
      <text:p text:style-name="Standard">Mi hermanita cree que tiene poderes mágicos.<text:span text:style-name="Emphasis">My little sister thinks she has magic powers.</text:span></text:p>
      <text:p text:style-name="Standard">12. (control) </text:p>
      <text:p text:style-name="Standard">a. <text:a xlink:type="simple" xlink:href="http://www.spanishdict.com/translate/power" text:style-name="Internet_20_link" text:visited-style-name="Visited_20_Internet_20_Link">power</text:a> </text:p>
      <text:p text:style-name="Standard">Él tiene todo el poder en esa relación.<text:span text:style-name="Emphasis">He has all the power in that relationship.</text:span></text:p>
      <text:p text:style-name="Standard">b. <text:a xlink:type="simple" xlink:href="http://www.spanishdict.com/translate/influence" text:style-name="Internet_20_link" text:visited-style-name="Visited_20_Internet_20_Link">influence</text:a> </text:p>
      <text:p text:style-name="Standard">Ella es la que tiene todo el poder, así que mejor habla con ella.<text:span text:style-name="Emphasis">She's the one with all the influence, so you'd better talk to her.</text:span></text:p>
      <text:p text:style-name="Standard">13. (political) </text:p>
      <text:p text:style-name="Standard">a. <text:a xlink:type="simple" xlink:href="http://www.spanishdict.com/translate/power" text:style-name="Internet_20_link" text:visited-style-name="Visited_20_Internet_20_Link">power</text:a> </text:p>
      <text:p text:style-name="Standard">El poder del presidente incluye vetar cualquier legislación pasada por el Congreso.<text:span text:style-name="Emphasis">Among the president's powers is the ability to veto any legislation passed by Congress.</text:span></text:p>
      <text:p text:style-name="Standard">14. (in someone's care) </text:p>
      <text:p text:style-name="Standard">a. <text:a xlink:type="simple" xlink:href="http://www.spanishdict.com/translate/possession" text:style-name="Internet_20_link" text:visited-style-name="Visited_20_Internet_20_Link">possession</text:a> </text:p>
      <text:p text:style-name="Standard">Tengo en mi poder un certificado que prueba la autenticidad de la pintura.<text:span text:style-name="Emphasis">I have in my possession a letter that proves the painting's authenticity.</text:span></text:p>
      <text:p text:style-name="Standard"><text:soft-page-break/>15. (mechanical) </text:p>
      <text:p text:style-name="Standard">a. <text:a xlink:type="simple" xlink:href="http://www.spanishdict.com/translate/power" text:style-name="Internet_20_link" text:visited-style-name="Visited_20_Internet_20_Link">power</text:a> </text:p>
      <text:p text:style-name="Standard">¿Cuánto poder tiene el motor de este carro?<text:span text:style-name="Emphasis">How much power does this car's engine have?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6. (colloquial) (to defeat) </text:p>
      <text:p text:style-name="Standard">a. <text:a xlink:type="simple" xlink:href="http://www.spanishdict.com/translate/to%20beat" text:style-name="Internet_20_link" text:visited-style-name="Visited_20_Internet_20_Link">to beat</text:a> </text:p>
      <text:p text:style-name="Standard">¡Vamos! ¡Tú le puedes!<text:span text:style-name="Emphasis">Come on! You can beat him!</text:span></text:p>
      <text:p text:style-name="Standard">b. <text:a xlink:type="simple" xlink:href="http://www.spanishdict.com/translate/to%20be%20stronger%20than" text:style-name="Internet_20_link" text:visited-style-name="Visited_20_Internet_20_Link">to be stronger than</text:a> </text:p>
      <text:p text:style-name="Standard">El forzudo retó a cualquiera a ver si le pueden.<text:span text:style-name="Emphasis">The strongman challenged anyone to </text:span><text:span text:style-name="Emphasis"><text:span text:style-name="T5">see whether</text:span></text:span><text:span text:style-name="Emphasis"> they're stronger than him.</text:span></text:p>
      <text:p text:style-name="Standard">poderes</text:p>
      <text:p text:style-name="Standard">plural noun</text:p>
      <text:p text:style-name="Standard">17. (legal authority) </text:p>
      <text:p text:style-name="Standard">a. <text:a xlink:type="simple" xlink:href="http://www.spanishdict.com/translate/powers" text:style-name="Internet_20_link" text:visited-style-name="Visited_20_Internet_20_Link">powers</text:a> </text:p>
      <text:p text:style-name="Standard">A Daniel le confirieron los poderes para gestionar la empresa tras la muerte de su padre.<text:span text:style-name="Emphasis">After the death of his father, all the business' powers were passed to Daniel.</text:span></text:p>
      <text:p text:style-name="Standard">b. <text:a xlink:type="simple" xlink:href="http://www.spanishdict.com/translate/authority" text:style-name="Internet_20_link" text:visited-style-name="Visited_20_Internet_20_Link">authority</text:a> </text:p>
      <text:p text:style-name="Standard">El comité no tiene los poderes para confirmar el nombramiento.<text:span text:style-name="Emphasis">The committee doesn't have the authority to confirm the appointment.</text:span></text:p>
      <text:p text:style-name="Standard">necesi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quire) </text:p>
      <text:p text:style-name="Standard">a. <text:a xlink:type="simple" xlink:href="http://www.spanishdict.com/translate/to%20need" text:style-name="Internet_20_link" text:visited-style-name="Visited_20_Internet_20_Link">to need</text:a> </text:p>
      <text:p text:style-name="Standard">Necesito canela para la tarta.<text:span text:style-name="Emphasis">I need some cinnamon for the cake</text:span><text:span text:style-name="Emphasis"><text:span text:style-name="T6"> (the pie)</text:span></text:span><text:span text:style-name="Emphasis">.</text:span>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2. (to be necessary) </text:p>
      <text:p text:style-name="Standard">a. <text:a xlink:type="simple" xlink:href="http://www.spanishdict.com/translate/to%20need" text:style-name="Internet_20_link" text:visited-style-name="Visited_20_Internet_20_Link">to need</text:a> </text:p>
      <text:p text:style-name="Standard">Necesitan salir ya si quieren alcanzar su vuelo.<text:span text:style-name="Emphasis">You need to leave now if you want to make your flight.</text:span></text:p>
      <text:p text:style-name="Standard">necesi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to need </text:p>
      <text:p text:style-name="Standard">necesito que me lo digas<text:span text:style-name="Emphasis">I need you to tell me</text:span></text:p>
      <text:p text:style-name="Standard">esta planta necesita que la rieguen<text:span text:style-name="Emphasis">this plant needs watering</text:span></text:p>
      <text:p text:style-name="Standard">se necesita camarero<text:span text:style-name="Emphasis">waiter wanted</text:span></text:p>
      <text:p text:style-name="Standard">se necesita ser ignorante para no saber eso<text:span text:style-name="Emphasis">you'd have to be an ignoramus not to know that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general) </text:p>
      <text:p text:style-name="Standard">a. no direct translation </text:p>
      <text:p text:style-name="Standard">necesitar de<text:span text:style-name="Emphasis">to need, to have need of</text:span></text:p>
      <text:p text:style-name="Standard">necesitamos de tu ayuda<text:span text:style-name="Emphasis">we need your help</text:span></text:p>
      <text:p text:style-name="Standard">sab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ave knowledge) </text:p>
      <text:p text:style-name="Standard">a. <text:a xlink:type="simple" xlink:href="http://www.spanishdict.com/translate/to%20know" text:style-name="Internet_20_link" text:visited-style-name="Visited_20_Internet_20_Link">to know</text:a> </text:p>
      <text:p text:style-name="Standard">Yo sé que la capital de la República Dominicana es Santo Domingo.<text:span text:style-name="Emphasis">I know that the capital of the Dominican Republic is Santo Domingo.</text:span></text:p>
      <text:p text:style-name="Standard">2. (to learn of) </text:p>
      <text:p text:style-name="Standard">a. <text:a xlink:type="simple" xlink:href="http://www.spanishdict.com/translate/to%20find%20out" text:style-name="Internet_20_link" text:visited-style-name="Visited_20_Internet_20_Link">to find out</text:a> </text:p>
      <text:p text:style-name="Standard">Lo supe porque lo vi por internet.<text:span text:style-name="Emphasis">I found out because I saw it online.</text:span></text:p>
      <text:p text:style-name="Standard">b. <text:a xlink:type="simple" xlink:href="http://www.spanishdict.com/translate/to%20hear" text:style-name="Internet_20_link" text:visited-style-name="Visited_20_Internet_20_Link">to hear</text:a> </text:p>
      <text:p text:style-name="Standard"><text:soft-page-break/>Las entradas para el concierto ya se agotaron. - ¿Cómo lo supiste?<text:span text:style-name="Emphasis">The concert is sold out. - How did you hear that?</text:span></text:p>
      <text:p text:style-name="Standard">3. (to be able to) </text:p>
      <text:p text:style-name="Standard">a. <text:a xlink:type="simple" xlink:href="http://www.spanishdict.com/translate/to%20know%20how" text:style-name="Internet_20_link" text:visited-style-name="Visited_20_Internet_20_Link">to know how</text:a> </text:p>
      <text:p text:style-name="Standard">Mi hijo no sabe amarrarse los zapatos.<text:span text:style-name="Emphasis">My son doesn't know how to tie his shoes.</text:span></text:p>
      <text:p text:style-name="Standard">b. <text:a xlink:type="simple" xlink:href="http://www.spanishdict.com/translate/can" text:style-name="Internet_20_link" text:visited-style-name="Visited_20_Internet_20_Link">can</text:a> </text:p>
      <text:p text:style-name="Standard">¿Sabes hablar japonés?<text:span text:style-name="Emphasis">Can you speak Japanese?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have a flavor; often used with "a") </text:p>
      <text:p text:style-name="Standard">a. <text:a xlink:type="simple" xlink:href="http://www.spanishdict.com/translate/to%20taste" text:style-name="Internet_20_link" text:visited-style-name="Visited_20_Internet_20_Link">to taste</text:a> </text:p>
      <text:p text:style-name="Standard">Este caramelo sabe a miel.<text:span text:style-name="Emphasis">This candy tastes like honey.</text:span></text:p>
      <text:p text:style-name="Standard">5. (to have knowledge) </text:p>
      <text:p text:style-name="Standard">a. <text:a xlink:type="simple" xlink:href="http://www.spanishdict.com/translate/to%20know" text:style-name="Internet_20_link" text:visited-style-name="Visited_20_Internet_20_Link">to know</text:a> </text:p>
      <text:p text:style-name="Standard">¿Qué sabes del paradero del acampamento de la rebelión?<text:span text:style-name="Emphasis">What do you know about the whereabouts of the rebel camp?</text:span></text:p>
      <text:p text:style-name="Standard">6. (to find out; often used with "de") </text:p>
      <text:p text:style-name="Standard">a. <text:a xlink:type="simple" xlink:href="http://www.spanishdict.com/translate/to%20hear" text:style-name="Internet_20_link" text:visited-style-name="Visited_20_Internet_20_Link">to hear</text:a> </text:p>
      <text:p text:style-name="Standard">Supe del problema del agua ayer. ¿Qué vas a hacer?<text:span text:style-name="Emphasis">I heard about the problem with the water yesterday. What are you going to do?</text:span></text:p>
      <text:p text:style-name="Standard">7. (to make an impression) </text:p>
      <text:p text:style-name="Standard">a. no direct translation </text:p>
      <text:p text:style-name="Standard">¡Me sabe genial recibir un 10 en el examen! <text:span text:style-name="Emphasis">I feel great getting a 10 on the exam! </text:span></text:p>
      <text:p text:style-name="Standard">Muy supo muy mal la manera en que te hablaron en la junta.<text:span text:style-name="Emphasis">I really disliked the way they talked to you in the meeting.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8. (to have knowledge) </text:p>
      <text:p text:style-name="Standard">a. <text:a xlink:type="simple" xlink:href="http://www.spanishdict.com/translate/to%20know" text:style-name="Internet_20_link" text:visited-style-name="Visited_20_Internet_20_Link">to know</text:a> </text:p>
      <text:p text:style-name="Standard">Se sabe que los vampiros se alimentan de sangre.<text:span text:style-name="Emphasis">It is known that vampires feed on blood.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9. (wisdom) </text:p>
      <text:p text:style-name="Standard">a. <text:a xlink:type="simple" xlink:href="http://www.spanishdict.com/translate/knowledge" text:style-name="Internet_20_link" text:visited-style-name="Visited_20_Internet_20_Link">knowledge</text:a> </text:p>
      <text:p text:style-name="Standard">El saber popular se basa en creencias.<text:span text:style-name="Emphasis">Popular knowledge is based on beliefs.</text:span></text:p>
      <text:p text:style-name="Standard">sab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have knowledge) </text:p>
      <text:p text:style-name="Standard">a. <text:a xlink:type="simple" xlink:href="http://www.spanishdict.com/translate/to%20know" text:style-name="Internet_20_link" text:visited-style-name="Visited_20_Internet_20_Link">to know</text:a> </text:p>
      <text:p text:style-name="Standard">Me sé todas las canciones de Elvis.<text:span text:style-name="Emphasis">I know all Elvis's songs.</text:span></text:p>
      <text:p text:style-name="Standard">dec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peak) </text:p>
      <text:p text:style-name="Standard">a. <text:a xlink:type="simple" xlink:href="http://www.spanishdict.com/translate/to%20say" text:style-name="Internet_20_link" text:visited-style-name="Visited_20_Internet_20_Link">to say</text:a> </text:p>
      <text:p text:style-name="Standard">What did you say? I couldn't hear you.<text:span text:style-name="Emphasis">¿Qué dijiste? No te escuché.</text:span></text:p>
      <text:p text:style-name="Standard">b. <text:a xlink:type="simple" xlink:href="http://www.spanishdict.com/translate/to%20tell" text:style-name="Internet_20_link" text:visited-style-name="Visited_20_Internet_20_Link">to tell</text:a> </text:p>
      <text:p text:style-name="Standard">¿Jura decir la verdad?<text:span text:style-name="Emphasis">Do you swear to tell the truth?</text:span></text:p>
      <text:p text:style-name="Standard">2. (to give an opinion) </text:p>
      <text:p text:style-name="Standard">a. <text:a xlink:type="simple" xlink:href="http://www.spanishdict.com/translate/to%20say" text:style-name="Internet_20_link" text:visited-style-name="Visited_20_Internet_20_Link">to say</text:a> </text:p>
      <text:p text:style-name="Standard">¿Qué dices de la nueva ley de transporte?<text:span text:style-name="Emphasis">What do you say about the new law on transportation?</text:span></text:p>
      <text:p text:style-name="Standard">b. <text:a xlink:type="simple" xlink:href="http://www.spanishdict.com/translate/to%20think" text:style-name="Internet_20_link" text:visited-style-name="Visited_20_Internet_20_Link">to think</text:a> </text:p>
      <text:p text:style-name="Standard">¿Y qué dices tú del asunto?<text:span text:style-name="Emphasis">What do you think about the whole issue?</text:span></text:p>
      <text:p text:style-name="Standard">c. <text:a xlink:type="simple" xlink:href="http://www.spanishdict.com/translate/to%20believe" text:style-name="Internet_20_link" text:visited-style-name="Visited_20_Internet_20_Link">to believe</text:a> </text:p>
      <text:p text:style-name="Standard">¿Quién hubiera dicho que Juliana y Gustavo acabarían juntos?<text:span text:style-name="Emphasis">Who would have believed that Juliana and Gustavo would end up together?</text:span></text:p>
      <text:p text:style-name="Standard"><text:soft-page-break/>3. (to be rumored) </text:p>
      <text:p text:style-name="Standard">a. <text:a xlink:type="simple" xlink:href="http://www.spanishdict.com/translate/to%20say" text:style-name="Internet_20_link" text:visited-style-name="Visited_20_Internet_20_Link">to say</text:a> </text:p>
      <text:p text:style-name="Standard">Dicen que va a nevar mañana. <text:span text:style-name="Emphasis">They say it's going to snow tomorrow. </text:span></text:p>
      <text:p text:style-name="Standard">4. (to transmit orders) </text:p>
      <text:p text:style-name="Standard">a. <text:a xlink:type="simple" xlink:href="http://www.spanishdict.com/translate/to%20tell" text:style-name="Internet_20_link" text:visited-style-name="Visited_20_Internet_20_Link">to tell</text:a> </text:p>
      <text:p text:style-name="Standard">Dile a tu hermano que haga sus tareas.<text:span text:style-name="Emphasis">Tell your brother to do his homework.</text:span></text:p>
      <text:p text:style-name="Standard">b. <text:a xlink:type="simple" xlink:href="http://www.spanishdict.com/translate/to%20say" text:style-name="Internet_20_link" text:visited-style-name="Visited_20_Internet_20_Link">to say</text:a> </text:p>
      <text:p text:style-name="Standard">Mamá dijo que nos teníamos que acostar.<text:span text:style-name="Emphasis">Mom said we had to go to sleep.</text:span></text:p>
      <text:p text:style-name="Standard">5. (to narrate) </text:p>
      <text:p text:style-name="Standard">a. <text:a xlink:type="simple" xlink:href="http://www.spanishdict.com/translate/to%20recite" text:style-name="Internet_20_link" text:visited-style-name="Visited_20_Internet_20_Link">to recite</text:a> </text:p>
      <text:p text:style-name="Standard">Ahora voy a decir un poema nuevo que escribí sobre el amor perdido.<text:span text:style-name="Emphasis">Now I will recite a poem I wrote about lost love.</text:span></text:p>
      <text:p text:style-name="Standard">6. (to signify) </text:p>
      <text:p text:style-name="Standard">a. <text:a xlink:type="simple" xlink:href="http://www.spanishdict.com/translate/to%20tell" text:style-name="Internet_20_link" text:visited-style-name="Visited_20_Internet_20_Link">to tell</text:a> </text:p>
      <text:p text:style-name="Standard">El que no lo interese planear la boda, me dice que Jorge no está listo para casarse.<text:span text:style-name="Emphasis">The fact that he's not interested in planning the wedding tells me Jorge's not ready to get married.</text:span></text:p>
      <text:p text:style-name="Standard">7. (to be indicated in text) </text:p>
      <text:p text:style-name="Standard">a. <text:a xlink:type="simple" xlink:href="http://www.spanishdict.com/translate/to%20say" text:style-name="Internet_20_link" text:visited-style-name="Visited_20_Internet_20_Link">to say</text:a> </text:p>
      <text:p text:style-name="Standard">La Biblia dice que uno debe amar al prójimo.<text:span text:style-name="Emphasis">The Bible says we should love our neighbors.</text:span></text:p>
      <text:p text:style-name="Standard">8. (religious) </text:p>
      <text:p text:style-name="Standard">a. <text:a xlink:type="simple" xlink:href="http://www.spanishdict.com/translate/to%20say" text:style-name="Internet_20_link" text:visited-style-name="Visited_20_Internet_20_Link">to say</text:a> (mass) </text:p>
      <text:p text:style-name="Standard">Después de que el sacerdote dice la homilía. reparte la comunión.<text:span text:style-name="Emphasis">After the priest says the homily, he hands out Communion.</text:span></text:p>
      <text:p text:style-name="Standard">9. (to invite to speak) </text:p>
      <text:p text:style-name="Standard">a. <text:a xlink:type="simple" xlink:href="http://www.spanishdict.com/translate/to%20go%20ahead" text:style-name="Internet_20_link" text:visited-style-name="Visited_20_Internet_20_Link">to go ahead</text:a> </text:p>
      <text:p text:style-name="Standard">¿Le puedo pedir un favor? - ¡Claro! Dime, ¿en qué le puedo ayudar?<text:span text:style-name="Emphasis">Can I ask a favor of you? - Of course! Go ahead, how can I help you?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0. (used to answer the phone) (Spain) </text:p>
      <text:p text:style-name="Standard">a. <text:a xlink:type="simple" xlink:href="http://www.spanishdict.com/translate/hello" text:style-name="Internet_20_link" text:visited-style-name="Visited_20_Internet_20_Link">hello</text:a> (interjection) </text:p>
      <text:p text:style-name="Standard">¿Diga?<text:span text:style-name="Emphasis">Hello!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11. (proverb) </text:p>
      <text:p text:style-name="Standard">a. <text:a xlink:type="simple" xlink:href="http://www.spanishdict.com/translate/saying" text:style-name="Internet_20_link" text:visited-style-name="Visited_20_Internet_20_Link">saying</text:a> </text:p>
      <text:p text:style-name="Standard">"De tal palo, tal astilla" es un decir popular.<text:span text:style-name="Emphasis">"Like father like son" is a popular saying.</text:span></text:p>
      <text:p text:style-name="Standard">12. (form of expression) </text:p>
      <text:p text:style-name="Standard">a. <text:a xlink:type="simple" xlink:href="http://www.spanishdict.com/translate/manner%20of%20speaking" text:style-name="Internet_20_link" text:visited-style-name="Visited_20_Internet_20_Link">manner of speaking</text:a> </text:p>
      <text:p text:style-name="Standard">¡No te enfades, mujer! Es solo un decir.<text:span text:style-name="Emphasis">Come on, don't get annoyed! It's just a manner of speaking.</text:span></text:p>
      <text:p text:style-name="Standard">deci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3. (to promise oneself) </text:p>
      <text:p text:style-name="Standard">a. <text:a xlink:type="simple" xlink:href="http://www.spanishdict.com/translate/to%20tell%20oneself" text:style-name="Internet_20_link" text:visited-style-name="Visited_20_Internet_20_Link">to tell oneself</text:a> </text:p>
      <text:p text:style-name="Standard">Me dije que no volvería a empezar a fumar. <text:span text:style-name="Emphasis">I told myself that I wouldn't start smoking again. </text:span></text:p>
      <text:p text:style-name="Standard">b. <text:a xlink:type="simple" xlink:href="http://www.spanishdict.com/translate/to%20say%20to%20oneself" text:style-name="Internet_20_link" text:visited-style-name="Visited_20_Internet_20_Link">to say to oneself</text:a> </text:p>
      <text:p text:style-name="Standard">Me dije a mí misma, esto no sienta bien.<text:span text:style-name="Emphasis">I said to myself, this doesn't feel right.</text:span></text:p>
      <text:p text:style-name="Standard">c. <text:a xlink:type="simple" xlink:href="http://www.spanishdict.com/translate/to%20think%20to%20oneself" text:style-name="Internet_20_link" text:visited-style-name="Visited_20_Internet_20_Link">to think to oneself</text:a> </text:p>
      <text:p text:style-name="Standard">Me sigo diciendo, ¿qué hubiera pasado si hubiera aceptado ese trabajo?<text:span text:style-name="Emphasis">I keep thinking to myself, what would have happened had I taken that job?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4. (to label) </text:p>
      <text:p text:style-name="Standard">a. <text:a xlink:type="simple" xlink:href="http://www.spanishdict.com/translate/to%20call" text:style-name="Internet_20_link" text:visited-style-name="Visited_20_Internet_20_Link">to call</text:a> </text:p>
      <text:p text:style-name="Standard">En Puerto Rico a la basura se le dice "zafacón".<text:span text:style-name="Emphasis">In Puerto Rico, the trash is called "zafacón."</text:span></text:p>
      <text:p text:style-name="Standard"><text:soft-page-break/>oí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erceive sounds) </text:p>
      <text:p text:style-name="Standard">a. <text:a xlink:type="simple" xlink:href="http://www.spanishdict.com/translate/to%20hear" text:style-name="Internet_20_link" text:visited-style-name="Visited_20_Internet_20_Link">to hear</text:a> </text:p>
      <text:p text:style-name="Standard">Las paredes son tan finas que oigo a los vecinos hablar.<text:span text:style-name="Emphasis">The walls are so thin I can hear the neighbors talking. </text:span></text:p>
      <text:p text:style-name="Standard">2. (to actively hear) </text:p>
      <text:p text:style-name="Standard">a. <text:a xlink:type="simple" xlink:href="http://www.spanishdict.com/translate/to%20listen%20to" text:style-name="Internet_20_link" text:visited-style-name="Visited_20_Internet_20_Link">to listen to</text:a> </text:p>
      <text:p text:style-name="Standard">Se pasa las tardes oyendo música.<text:span text:style-name="Emphasis">He spends all afternoon listening to music. </text:span></text:p>
      <text:p text:style-name="Standard">3. (to be informed of) </text:p>
      <text:p text:style-name="Standard">a. <text:a xlink:type="simple" xlink:href="http://www.spanishdict.com/translate/to%20hear" text:style-name="Internet_20_link" text:visited-style-name="Visited_20_Internet_20_Link">to hear</text:a> </text:p>
      <text:p text:style-name="Standard">Oí la noticia del motín en la radio.<text:span text:style-name="Emphasis">I heard the news of the riot on the radio.</text:span></text:p>
      <text:p text:style-name="Standard">4. (to pay attention to) </text:p>
      <text:p text:style-name="Standard">a. <text:a xlink:type="simple" xlink:href="http://www.spanishdict.com/translate/to%20hear" text:style-name="Internet_20_link" text:visited-style-name="Visited_20_Internet_20_Link">to hear</text:a> </text:p>
      <text:p text:style-name="Standard">Me quejé a mucha gente, pero nadie quiso oírme.<text:span text:style-name="Emphasis">I complained to many people, but nobody wanted to hear me. </text:span></text:p>
      <text:p text:style-name="Standard">5. (to understand) </text:p>
      <text:p text:style-name="Standard">a. <text:a xlink:type="simple" xlink:href="http://www.spanishdict.com/translate/to%20get" text:style-name="Internet_20_link" text:visited-style-name="Visited_20_Internet_20_Link">to get</text:a> (colloquial) </text:p>
      <text:p text:style-name="Standard">“No lo vuelvas a hacer, ¿me oyes?” dijo el maestro. <text:span text:style-name="Emphasis">"Don't do it again, got it?" said the teacher. </text:span></text:p>
      <text:p text:style-name="Standard">oí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colloquial) (to perceive sounds) </text:p>
      <text:p text:style-name="Standard">a. <text:a xlink:type="simple" xlink:href="http://www.spanishdict.com/translate/to%20sound" text:style-name="Internet_20_link" text:visited-style-name="Visited_20_Internet_20_Link">to sound</text:a> </text:p>
      <text:p text:style-name="Standard">¿Qué tal se oye ahí atrás?<text:span text:style-name="Emphasis">How does it sound back there?</text:span></text:p>
      <text:p text:style-name="Standard">b. <text:a xlink:type="simple" xlink:href="http://www.spanishdict.com/translate/to%20hear" text:style-name="Internet_20_link" text:visited-style-name="Visited_20_Internet_20_Link">to hear</text:a> </text:p>
      <text:p text:style-name="Standard">No se oía nada por el ruido del avión.<text:span text:style-name="Emphasis">Nothing could be heard over the noise of the airplane. </text:span></text:p>
      <text:p text:style-name="Standard">ven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from one place to another) </text:p>
      <text:p text:style-name="Standard">a. <text:a xlink:type="simple" xlink:href="http://www.spanishdict.com/translate/to%20come" text:style-name="Internet_20_link" text:visited-style-name="Visited_20_Internet_20_Link">to come</text:a> </text:p>
      <text:p text:style-name="Standard">El tren viene de Andalucía.<text:span text:style-name="Emphasis">The train comes from Andalusia.</text:span></text:p>
      <text:p text:style-name="Standard">b. <text:a xlink:type="simple" xlink:href="http://www.spanishdict.com/translate/to%20arrive" text:style-name="Internet_20_link" text:visited-style-name="Visited_20_Internet_20_Link">to arrive</text:a> </text:p>
      <text:p text:style-name="Standard">Ella vino en el vuelo de las 9pm.<text:span text:style-name="Emphasis">She arrived on the 9pm flight.</text:span></text:p>
      <text:p text:style-name="Standard">2. (to return) </text:p>
      <text:p text:style-name="Standard">a. <text:a xlink:type="simple" xlink:href="http://www.spanishdict.com/translate/to%20come%20back" text:style-name="Internet_20_link" text:visited-style-name="Visited_20_Internet_20_Link">to come back</text:a> </text:p>
      <text:p text:style-name="Standard">Vine a la casa para almorzar.<text:span text:style-name="Emphasis">I came back home for lunch.</text:span></text:p>
      <text:p text:style-name="Standard">b. <text:a xlink:type="simple" xlink:href="http://www.spanishdict.com/translate/to%20be%20back" text:style-name="Internet_20_link" text:visited-style-name="Visited_20_Internet_20_Link">to be back</text:a> </text:p>
      <text:p text:style-name="Standard">El perro vendrá cuando tenga hambre.<text:span text:style-name="Emphasis">The dog will be back when it's hungry.</text:span></text:p>
      <text:p text:style-name="Standard">3. (indicating origin) </text:p>
      <text:p text:style-name="Standard">a. <text:a xlink:type="simple" xlink:href="http://www.spanishdict.com/translate/to%20be%20from" text:style-name="Internet_20_link" text:visited-style-name="Visited_20_Internet_20_Link">to be from</text:a> </text:p>
      <text:p text:style-name="Standard">Gabriel viene de México.<text:span text:style-name="Emphasis">Gabriel is from Mexico.</text:span></text:p>
      <text:p text:style-name="Standard">4. (to be availabl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Los subtítulos de la película vienen en inglés.<text:span text:style-name="Emphasis">The subtitles for the movie are in English.</text:span></text:p>
      <text:p text:style-name="Standard">b. <text:a xlink:type="simple" xlink:href="http://www.spanishdict.com/translate/to%20come" text:style-name="Internet_20_link" text:visited-style-name="Visited_20_Internet_20_Link">to come</text:a> </text:p>
      <text:p text:style-name="Standard">Esta comida viene ya hecha.<text:span text:style-name="Emphasis">This food comes pre-made.</text:span></text:p>
      <text:p text:style-name="Standard">5. (to occur) </text:p>
      <text:p text:style-name="Standard">a. <text:a xlink:type="simple" xlink:href="http://www.spanishdict.com/translate/to%20come" text:style-name="Internet_20_link" text:visited-style-name="Visited_20_Internet_20_Link">to come</text:a> </text:p>
      <text:p text:style-name="Standard">¡Ya mismo viene la Navidad!<text:span text:style-name="Emphasis">Christmas is coming soon!</text:span></text:p>
      <text:p text:style-name="Standard">b. <text:a xlink:type="simple" xlink:href="http://www.spanishdict.com/translate/to%20come%20up" text:style-name="Internet_20_link" text:visited-style-name="Visited_20_Internet_20_Link">to come up</text:a> </text:p>
      <text:p text:style-name="Standard">Tu cumpleaños viene ya mismo.<text:span text:style-name="Emphasis">Your birthday is coming up soon.</text:span></text:p>
      <text:p text:style-name="Standard">6. (to be overcome by) </text:p>
      <text:p text:style-name="Standard"><text:soft-page-break/>a. <text:a xlink:type="simple" xlink:href="http://www.spanishdict.com/translate/to%20get" text:style-name="Internet_20_link" text:visited-style-name="Visited_20_Internet_20_Link">to get</text:a> </text:p>
      <text:p text:style-name="Standard">Me viene sueño en el trabajo después de almorzar.<text:span text:style-name="Emphasis">I get drowsy at work after eating lunch.</text:span></text:p>
      <text:p text:style-name="Standard">A nosotros nos vino una gripe terrible.<text:span text:style-name="Emphasis">We got a terrible flu.</text:span></text:p>
      <text:p text:style-name="Standard">7. (indicating future) </text:p>
      <text:p text:style-name="Standard">a. <text:a xlink:type="simple" xlink:href="http://www.spanishdict.com/translate/to%20come" text:style-name="Internet_20_link" text:visited-style-name="Visited_20_Internet_20_Link">to come</text:a> </text:p>
      <text:p text:style-name="Standard">Lo mejor está por venir.<text:span text:style-name="Emphasis">The best is yet to come.</text:span></text:p>
      <text:p text:style-name="Standard">Ahora viene la escena que me gusta.<text:span text:style-name="Emphasis">The scene I like is coming up.</text:span></text:p>
      <text:p text:style-name="Standard">b. <text:a xlink:type="simple" xlink:href="http://www.spanishdict.com/translate/next" text:style-name="Internet_20_link" text:visited-style-name="Visited_20_Internet_20_Link">next</text:a> (followed by a timeframe) </text:p>
      <text:p text:style-name="Standard">La semana que viene estaré trabajando desde casa.<text:span text:style-name="Emphasis">I'll be working from home next week.</text:span></text:p>
      <text:p text:style-name="Standard">El año que viene visitaremos Japón.<text:span text:style-name="Emphasis">Next year we're traveling to Japan.</text:span></text:p>
      <text:p text:style-name="Standard">8. (to befit) </text:p>
      <text:p text:style-name="Standard">a. <text:a xlink:type="simple" xlink:href="http://www.spanishdict.com/translate/to%20look" text:style-name="Internet_20_link" text:visited-style-name="Visited_20_Internet_20_Link">to look</text:a> (physical appearance) </text:p>
      <text:p text:style-name="Standard">¿Me viene bien este peinado?<text:span text:style-name="Emphasis">Does this hairstyle look good on me?</text:span></text:p>
      <text:p text:style-name="Standard">b. <text:a xlink:type="simple" xlink:href="http://www.spanishdict.com/translate/to%20suit" text:style-name="Internet_20_link" text:visited-style-name="Visited_20_Internet_20_Link">to suit</text:a> </text:p>
      <text:p text:style-name="Standard">¿Te viene bien encontrarnos en el restaurante?<text:span text:style-name="Emphasis">Does meeting at the restaurant suit you?</text:span></text:p>
      <text:p text:style-name="Standard">c. <text:a xlink:type="simple" xlink:href="http://www.spanishdict.com/translate/to%20be" text:style-name="Internet_20_link" text:visited-style-name="Visited_20_Internet_20_Link">to be</text:a> </text:p>
      <text:p text:style-name="Standard">Creo que este vestido me viene muy grande.<text:span text:style-name="Emphasis">I think this dress is too big on me.</text:span></text:p>
      <text:p text:style-name="Standard">d. <text:a xlink:type="simple" xlink:href="http://www.spanishdict.com/translate/to%20come" text:style-name="Internet_20_link" text:visited-style-name="Visited_20_Internet_20_Link">to come</text:a> </text:p>
      <text:p text:style-name="Standard">Estas botas me vendrán bien cuando haya mucha nieve.<text:span text:style-name="Emphasis">These boots will come in handy when it's snowy out.</text:span></text:p>
      <text:p text:style-name="Standard">e. <text:a xlink:type="simple" xlink:href="http://www.spanishdict.com/translate/to%20do" text:style-name="Internet_20_link" text:visited-style-name="Visited_20_Internet_20_Link">to do</text:a> </text:p>
      <text:p text:style-name="Standard">Unas largas vacaciones me vendrían bien.<text:span text:style-name="Emphasis">A long vacation would do me well.</text:span></text:p>
      <text:p text:style-name="Standard">9. (to indicate meaning) </text:p>
      <text:p text:style-name="Standard">a. <text:a xlink:type="simple" xlink:href="http://www.spanishdict.com/translate/to%20mean" text:style-name="Internet_20_link" text:visited-style-name="Visited_20_Internet_20_Link">to mean</text:a> </text:p>
      <text:p text:style-name="Standard">¿A qué vienes con decir eso?<text:span text:style-name="Emphasis">What do you mean by saying that?</text:span></text:p>
      <text:p text:style-name="Standard">10. (to stop by for someone; used with "por") </text:p>
      <text:p text:style-name="Standard">a. <text:a xlink:type="simple" xlink:href="http://www.spanishdict.com/translate/to%20pick%20someone%20up" text:style-name="Internet_20_link" text:visited-style-name="Visited_20_Internet_20_Link">to pick someone up</text:a> </text:p>
      <text:p text:style-name="Standard">Avísale a Sofía que sus amigas han venido por ella.<text:span text:style-name="Emphasis">Tell Sofia her friends have come to pick her up.</text:span></text:p>
      <text:p text:style-name="Standard">11. (to stop by for something; used with "a por") </text:p>
      <text:p text:style-name="Standard">a. <text:a xlink:type="simple" xlink:href="http://www.spanishdict.com/translate/to%20come%20to%20pick%20something%20up" text:style-name="Internet_20_link" text:visited-style-name="Visited_20_Internet_20_Link">to come to pick something up</text:a> </text:p>
      <text:p text:style-name="Standard">El mensajero ha venido a por el contrato.<text:span text:style-name="Emphasis">The messenger has come to pick up the contract.</text:span>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12. (before the gerund) </text:p>
      <text:p text:style-name="Standard">a. <text:a xlink:type="simple" xlink:href="http://www.spanishdict.com/translate/to%20come%20in" text:style-name="Internet_20_link" text:visited-style-name="Visited_20_Internet_20_Link">to come in</text:a> </text:p>
      <text:p text:style-name="Standard">Ellos vinieron cantando.<text:span text:style-name="Emphasis">They came in singing.</text:span></text:p>
      <text:p text:style-name="Standard">13. (before participle) </text:p>
      <text:p text:style-name="Standard">a. <text:a xlink:type="simple" xlink:href="http://www.spanishdict.com/translate/to%20come" text:style-name="Internet_20_link" text:visited-style-name="Visited_20_Internet_20_Link">to come</text:a> </text:p>
      <text:p text:style-name="Standard">Ella vino cansada del trabajo.<text:span text:style-name="Emphasis">She came back from work tired.</text:span></text:p>
      <text:p text:style-name="Standard"><text:a xlink:type="simple" xlink:href="http://www.spanishdict.com/topics/show/110" text:style-name="Internet_20_link" text:visited-style-name="Visited_20_Internet_20_Link">interjection</text:a></text:p>
      <text:p text:style-name="Standard">14. (to express encouragement in sports) </text:p>
      <text:p text:style-name="Standard">a. <text:a xlink:type="simple" xlink:href="http://www.spanishdict.com/translate/come%20on" text:style-name="Internet_20_link" text:visited-style-name="Visited_20_Internet_20_Link">come on</text:a> </text:p>
      <text:p text:style-name="Standard">¡Venga portero!<text:span text:style-name="Emphasis">Come on goalie!</text:span></text:p>
      <text:p text:style-name="Standard">15. (to express encouragement socially) </text:p>
      <text:p text:style-name="Standard">a. <text:a xlink:type="simple" xlink:href="http://www.spanishdict.com/translate/come%20on" text:style-name="Internet_20_link" text:visited-style-name="Visited_20_Internet_20_Link">come on</text:a> </text:p>
      <text:p text:style-name="Standard">Venga, vamos a la fiesta. No seas pesada.<text:span text:style-name="Emphasis">Come on, let's go to the party. Don't be a bore.</text:span></text:p>
      <text:p text:style-name="Standard">veni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6. (from one place to another) </text:p>
      <text:p text:style-name="Standard">a. <text:a xlink:type="simple" xlink:href="http://www.spanishdict.com/translate/to%20come" text:style-name="Internet_20_link" text:visited-style-name="Visited_20_Internet_20_Link">to come</text:a> </text:p>
      <text:p text:style-name="Standard">Se vino una tormenta mientras nadábamos en la playa.<text:span text:style-name="Emphasis">A storm came upon us as we swam at the beach.</text:span></text:p>
      <text:p text:style-name="Standard">El perro se vino sin ser llamado.<text:span text:style-name="Emphasis">The dog came without being called.</text:span></text:p>
      <text:p text:style-name="Standard"><text:soft-page-break/>17. (to return) </text:p>
      <text:p text:style-name="Standard">a. <text:a xlink:type="simple" xlink:href="http://www.spanishdict.com/translate/to%20come%20back" text:style-name="Internet_20_link" text:visited-style-name="Visited_20_Internet_20_Link">to come back</text:a> </text:p>
      <text:p text:style-name="Standard">Se vino solo de la fiesta.<text:span text:style-name="Emphasis">He came back alone from the party.</text:span></text:p>
      <text:p text:style-name="Standard">18. (slang) (sexual) </text:p>
      <text:p text:style-name="Standard">a. <text:a xlink:type="simple" xlink:href="http://www.spanishdict.com/translate/to%20come" text:style-name="Internet_20_link" text:visited-style-name="Visited_20_Internet_20_Link">to come</text:a> (colloquial) </text:p>
      <text:p text:style-name="Standard">Se vino en tan solo unos minutos.<text:span text:style-name="Emphasis">She came in just a few minutes.</text:span></text:p>
      <text:p text:style-name="Standard">v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erceive with the eyes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¿Quieres ver mi carro nuevo?<text:span text:style-name="Emphasis">Do you want to see my new car?</text:span></text:p>
      <text:p text:style-name="Standard">2. (to observe) </text:p>
      <text:p text:style-name="Standard">a. <text:a xlink:type="simple" xlink:href="http://www.spanishdict.com/translate/to%20watch" text:style-name="Internet_20_link" text:visited-style-name="Visited_20_Internet_20_Link">to watch</text:a> </text:p>
      <text:p text:style-name="Standard">Se sentaron en el sofá a ver su programa de televisión favorito.<text:span text:style-name="Emphasis">They sat on the sofa to watch their favorite television program.</text:span></text:p>
      <text:p text:style-name="Standard">b. <text:a xlink:type="simple" xlink:href="http://www.spanishdict.com/translate/to%20look%20at" text:style-name="Internet_20_link" text:visited-style-name="Visited_20_Internet_20_Link">to look at</text:a> </text:p>
      <text:p text:style-name="Standard">Me gusta ir a ver los cuadros en el museo.<text:span text:style-name="Emphasis">I like to go look at paintings in the museum.</text:span></text:p>
      <text:p text:style-name="Standard">3. (to notice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¿Tu ves la diferencia entre esta camisa y la azul?<text:span text:style-name="Emphasis">Do you see the difference between this shirt and the blue one?</text:span></text:p>
      <text:p text:style-name="Standard">4. (to verify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Ve a ver quién está en la puerta.<text:span text:style-name="Emphasis">Go see who's at the door.</text:span></text:p>
      <text:p text:style-name="Standard">b. <text:a xlink:type="simple" xlink:href="http://www.spanishdict.com/translate/to%20check" text:style-name="Internet_20_link" text:visited-style-name="Visited_20_Internet_20_Link">to check</text:a> </text:p>
      <text:p text:style-name="Standard">Tengo que ver cuánto dinero tengo en el banco.<text:span text:style-name="Emphasis">I have to see how much money I have in the bank.</text:span></text:p>
      <text:p text:style-name="Standard">5. (to be witness to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Este campo vio la muerte de muchos durante la guerra.<text:span text:style-name="Emphasis">This field saw the death of many during the war.</text:span></text:p>
      <text:p text:style-name="Standard">b. <text:a xlink:type="simple" xlink:href="http://www.spanishdict.com/translate/to%20witness" text:style-name="Internet_20_link" text:visited-style-name="Visited_20_Internet_20_Link">to witness</text:a> </text:p>
      <text:p text:style-name="Standard">Esta ciudad ha visto tiempos buenos y malos.<text:span text:style-name="Emphasis">This city has witnessed good times and bad.</text:span></text:p>
      <text:p text:style-name="Standard">c. <text:a xlink:type="simple" xlink:href="http://www.spanishdict.com/translate/to%20live%20through" text:style-name="Internet_20_link" text:visited-style-name="Visited_20_Internet_20_Link">to live through</text:a> </text:p>
      <text:p text:style-name="Standard">Mi abuelo ha visto cuatro guerras y sigue siendo optimista.<text:span text:style-name="Emphasis">My grandfather has lived through four wars, and he's still an optimist.</text:span></text:p>
      <text:p text:style-name="Standard">6. (to recognize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No le veo nada de chistoso en esto.<text:span text:style-name="Emphasis">I don't see anything funny about this.</text:span></text:p>
      <text:p text:style-name="Standard">7. (to comprehend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¿Ves lo que te digo?<text:span text:style-name="Emphasis">Do you see what I'm saying?</text:span></text:p>
      <text:p text:style-name="Standard">b. <text:a xlink:type="simple" xlink:href="http://www.spanishdict.com/translate/to%20understand" text:style-name="Internet_20_link" text:visited-style-name="Visited_20_Internet_20_Link">to understand</text:a> </text:p>
      <text:p text:style-name="Standard">No veo por qué tengo que trabajar.<text:span text:style-name="Emphasis">I don't understand why I have to work.</text:span></text:p>
      <text:p text:style-name="Standard">8. (to picture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No la veo viviendo en otro país.<text:span text:style-name="Emphasis">I can't see her living in another country.</text:span></text:p>
      <text:p text:style-name="Standard">b. <text:a xlink:type="simple" xlink:href="http://www.spanishdict.com/translate/to%20imagine" text:style-name="Internet_20_link" text:visited-style-name="Visited_20_Internet_20_Link">to imagine</text:a> </text:p>
      <text:p text:style-name="Standard">Todavía los puedo ver como si fuera ayer.<text:span text:style-name="Emphasis">I can still imagine you guys like it was yesterday.</text:span></text:p>
      <text:p text:style-name="Standard">9. (to meet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Voy a ver al doctor esta tarde.<text:span text:style-name="Emphasis">I'm going to see the doctor this afternoon.</text:span></text:p>
      <text:p text:style-name="Standard">b. <text:a xlink:type="simple" xlink:href="http://www.spanishdict.com/translate/to%20meet%20with" text:style-name="Internet_20_link" text:visited-style-name="Visited_20_Internet_20_Link">to meet with</text:a> </text:p>
      <text:p text:style-name="Standard"><text:soft-page-break/>Tienes que ver al cliente mañana.<text:span text:style-name="Emphasis">You have to meet with the client tomorrow.</text:span></text:p>
      <text:p text:style-name="Standard">10. (legal) </text:p>
      <text:p text:style-name="Standard">a. <text:a xlink:type="simple" xlink:href="http://www.spanishdict.com/translate/to%20hear" text:style-name="Internet_20_link" text:visited-style-name="Visited_20_Internet_20_Link">to hear</text:a> </text:p>
      <text:p text:style-name="Standard">Tu caso se verá en el tribunal el mes entrante.<text:span text:style-name="Emphasis">Your case will be heard in court next month.</text:span></text:p>
      <text:p text:style-name="Standard">b. <text:a xlink:type="simple" xlink:href="http://www.spanishdict.com/translate/to%20try" text:style-name="Internet_20_link" text:visited-style-name="Visited_20_Internet_20_Link">to try</text:a> </text:p>
      <text:p text:style-name="Standard">El caso de la Mataviejitas será visto en el capital.<text:span text:style-name="Emphasis">The case of the Old Lady Killer will be tried in the capital.</text:span></text:p>
      <text:p text:style-name="Standard">11. (to study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El semestre que viene veremos el impacto de las empresas sobre el medioambiente.<text:span text:style-name="Emphasis">Next semester we will see the impact of companies on the environmen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2. (to perceive with the eyes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Amanecí esta mañana y no pude ver.<text:span text:style-name="Emphasis">I woke up this morning and I couldn't see.</text:span></text:p>
      <text:p text:style-name="Standard">13. (to observe) </text:p>
      <text:p text:style-name="Standard">a. <text:a xlink:type="simple" xlink:href="http://www.spanishdict.com/translate/to%20watch" text:style-name="Internet_20_link" text:visited-style-name="Visited_20_Internet_20_Link">to watch</text:a> </text:p>
      <text:p text:style-name="Standard">Mamá, ¡ve! Puedo manejar el carro yo solito.<text:span text:style-name="Emphasis">Mom, watch! I can drive the car all by myself.</text:span></text:p>
      <text:p text:style-name="Standard">14. (to verify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¿Tenemos papel sanitario? Déjame ver.<text:span text:style-name="Emphasis">Do we have toilet paper? Let me see.</text:span></text:p>
      <text:p text:style-name="Standard">15. (to consider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¿Podemos ir a la playa mañana? - Vamos a ver.<text:span text:style-name="Emphasis">Can we go to the beach tomorrow? - We'll see.</text:span></text:p>
      <text:p text:style-name="Standard">16. (to comprehend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¿Ya ves? - No, no veo. Explícame de nuevo la situación.<text:span text:style-name="Emphasis">You see? - No, I don't see. Explain the situation to me again.</text:span></text:p>
      <text:p text:style-name="Standard">17. (to try; used with "de") </text:p>
      <text:p text:style-name="Standard">a. <text:a xlink:type="simple" xlink:href="http://www.spanishdict.com/translate/to%20see%20about" text:style-name="Internet_20_link" text:visited-style-name="Visited_20_Internet_20_Link">to see about</text:a> </text:p>
      <text:p text:style-name="Standard">Vemos de arreglar el fregadero mañana.<text:span text:style-name="Emphasis">We'll see about fixing the sink tomorrow.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18. (appearance) </text:p>
      <text:p text:style-name="Standard">a. no direct translation </text:p>
      <text:p text:style-name="Standard">Ese actor no es de mal ver, pero a mí no me gusta.<text:span text:style-name="Emphasis">That actor isn't bad-looking, but I don't find him attractive.</text:span></text:p>
      <text:p text:style-name="Standard">¿Cómo es tu prima? - Es inteligente, trabajadora, y además tiene buen ver.<text:span text:style-name="Emphasis">What's your cousin like? - She's smart, hardworking, and she's also good-looking.</text:span></text:p>
      <text:p text:style-name="Standard">19. (opinion) </text:p>
      <text:p text:style-name="Standard">a. <text:a xlink:type="simple" xlink:href="http://www.spanishdict.com/translate/view" text:style-name="Internet_20_link" text:visited-style-name="Visited_20_Internet_20_Link">view</text:a> </text:p>
      <text:p text:style-name="Standard">Bueno, en mi ver, la educación debe ser gratis para todos.<text:span text:style-name="Emphasis">Well, in my view, education should be free for everyone.</text:span></text:p>
      <text:p text:style-name="Standard">v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20. (to view oneself) </text:p>
      <text:p text:style-name="Standard">a. <text:a xlink:type="simple" xlink:href="http://www.spanishdict.com/translate/to%20see%20oneself" text:style-name="Internet_20_link" text:visited-style-name="Visited_20_Internet_20_Link">to see oneself</text:a> </text:p>
      <text:p text:style-name="Standard">Me quiero ver en el espejo a ver cómo me queda el corte de pelo.<text:span text:style-name="Emphasis">I want to see myself in the mirror to see how my haircut looks.</text:span></text:p>
      <text:p text:style-name="Standard">21. (to imagine oneself) </text:p>
      <text:p text:style-name="Standard">a. <text:a xlink:type="simple" xlink:href="http://www.spanishdict.com/translate/to%20see%20oneself" text:style-name="Internet_20_link" text:visited-style-name="Visited_20_Internet_20_Link">to see oneself</text:a> </text:p>
      <text:p text:style-name="Standard">No me veo trabajando aquí de por vida.<text:span text:style-name="Emphasis">I don't see myself working here for the rest of my life.</text:span></text:p>
      <text:p text:style-name="Standard">b. <text:a xlink:type="simple" xlink:href="http://www.spanishdict.com/translate/to%20picture%20oneself" text:style-name="Internet_20_link" text:visited-style-name="Visited_20_Internet_20_Link">to picture oneself</text:a> </text:p>
      <text:p text:style-name="Standard"><text:soft-page-break/>No me puedo ver casado.<text:span text:style-name="Emphasis">I don't picture myself married.</text:span></text:p>
      <text:p text:style-name="Standard">22. (to be in a situation) </text:p>
      <text:p text:style-name="Standard">a. <text:a xlink:type="simple" xlink:href="http://www.spanishdict.com/translate/to%20find%20oneself" text:style-name="Internet_20_link" text:visited-style-name="Visited_20_Internet_20_Link">to find oneself</text:a> </text:p>
      <text:p text:style-name="Standard">Él se vio rodeado de enemigos.<text:span text:style-name="Emphasis">He found himself surrounded by enemies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3. (to seem) </text:p>
      <text:p text:style-name="Standard">a. <text:a xlink:type="simple" xlink:href="http://www.spanishdict.com/translate/to%20look" text:style-name="Internet_20_link" text:visited-style-name="Visited_20_Internet_20_Link">to look</text:a> </text:p>
      <text:p text:style-name="Standard">¿Te hiciste algo? ¡Te ves fantástica!<text:span text:style-name="Emphasis">Is there something different about you? You look fantastic!</text:span>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24. (to meet up with) </text:p>
      <text:p text:style-name="Standard">a. <text:a xlink:type="simple" xlink:href="http://www.spanishdict.com/translate/to%20see%20each%20other" text:style-name="Internet_20_link" text:visited-style-name="Visited_20_Internet_20_Link">to see each other</text:a> </text:p>
      <text:p text:style-name="Standard">Nos vimos en la fiesta de anoche.<text:span text:style-name="Emphasis">We saw each other at last night's party.</text:span></text:p>
      <text:p text:style-name="Standard">mi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rect one's gaze) </text:p>
      <text:p text:style-name="Standard">a. <text:a xlink:type="simple" xlink:href="http://www.spanishdict.com/translate/to%20look%20at" text:style-name="Internet_20_link" text:visited-style-name="Visited_20_Internet_20_Link">to look at</text:a> </text:p>
      <text:p text:style-name="Standard">Hay un hombre mirándote.<text:span text:style-name="Emphasis">There is a man looking at you.</text:span></text:p>
      <text:p text:style-name="Standard">b. <text:a xlink:type="simple" xlink:href="http://www.spanishdict.com/translate/to%20watch" text:style-name="Internet_20_link" text:visited-style-name="Visited_20_Internet_20_Link">to watch</text:a> (implies greater attention or time) </text:p>
      <text:p text:style-name="Standard">¡Deja de mirarme todo el tiempo! No estoy haciendo nada malo.<text:span text:style-name="Emphasis">Stop watching me all the time! I'm not doing anything wrong.</text:span></text:p>
      <text:p text:style-name="Standard">2. (to be attentive) </text:p>
      <text:p text:style-name="Standard">a. <text:a xlink:type="simple" xlink:href="http://www.spanishdict.com/translate/to%20be%20careful%20about" text:style-name="Internet_20_link" text:visited-style-name="Visited_20_Internet_20_Link">to be careful about</text:a> </text:p>
      <text:p text:style-name="Standard">Mira mucho lo que come.<text:span text:style-name="Emphasis">She's very careful about what she eats.</text:span></text:p>
      <text:p text:style-name="Standard">b. <text:a xlink:type="simple" xlink:href="http://www.spanishdict.com/translate/to%20make%20sure" text:style-name="Internet_20_link" text:visited-style-name="Visited_20_Internet_20_Link">to make sure</text:a> </text:p>
      <text:p text:style-name="Standard">Mira que tengas todo el dinero en la cartera.<text:span text:style-name="Emphasis">Make sure you have all the money in your walle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see) </text:p>
      <text:p text:style-name="Standard">a. <text:a xlink:type="simple" xlink:href="http://www.spanishdict.com/translate/to%20look" text:style-name="Internet_20_link" text:visited-style-name="Visited_20_Internet_20_Link">to look</text:a> </text:p>
      <text:p text:style-name="Standard">¡Mira, una estrella fugaz!<text:span text:style-name="Emphasis">Look, a shooting star!</text:span></text:p>
      <text:p text:style-name="Standard">El ladrón miró hacia atrás a ver si lo perseguían.<text:span text:style-name="Emphasis">The thief looked back to see if he was being followed.</text:span></text:p>
      <text:p text:style-name="Standard">4. (to be oriented) </text:p>
      <text:p text:style-name="Standard">a. <text:a xlink:type="simple" xlink:href="http://www.spanishdict.com/translate/to%20face" text:style-name="Internet_20_link" text:visited-style-name="Visited_20_Internet_20_Link">to face</text:a> </text:p>
      <text:p text:style-name="Standard">Mi habitación mira a la calle.<text:span text:style-name="Emphasis">My room faces the street.</text:span></text:p>
      <text:p text:style-name="Standard">mir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observe oneself) </text:p>
      <text:p text:style-name="Standard">a. <text:a xlink:type="simple" xlink:href="http://www.spanishdict.com/translate/to%20look%20at%20oneself" text:style-name="Internet_20_link" text:visited-style-name="Visited_20_Internet_20_Link">to look at oneself</text:a> </text:p>
      <text:p text:style-name="Standard">Narciso se miraba en el agua.<text:span text:style-name="Emphasis">Narcissus looked at himself in the water.</text:span>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6. (to observe one another) </text:p>
      <text:p text:style-name="Standard">a. <text:a xlink:type="simple" xlink:href="http://www.spanishdict.com/translate/to%20look%20at%20each%20other" text:style-name="Internet_20_link" text:visited-style-name="Visited_20_Internet_20_Link">to look at each other</text:a> </text:p>
      <text:p text:style-name="Standard">Los enamorados se miraron y declararon su amor.<text:span text:style-name="Emphasis">The lovers looked at each other and declared their love.</text:span></text:p>
      <text:p text:style-name="Standard">bus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ry to find) </text:p>
      <text:p text:style-name="Standard">a. <text:a xlink:type="simple" xlink:href="http://www.spanishdict.com/translate/to%20look%20for" text:style-name="Internet_20_link" text:visited-style-name="Visited_20_Internet_20_Link">to look for</text:a> </text:p>
      <text:p text:style-name="Standard">Estoy buscando un nuevo desafío.<text:span text:style-name="Emphasis">I am looking for a new challenge.</text:span></text:p>
      <text:p text:style-name="Standard">b. <text:a xlink:type="simple" xlink:href="http://www.spanishdict.com/translate/to%20look%20up" text:style-name="Internet_20_link" text:visited-style-name="Visited_20_Internet_20_Link">to look up</text:a> (in books) </text:p>
      <text:p text:style-name="Standard">Busca el número en el catálogo.<text:span text:style-name="Emphasis">Look up the number in the catalog.</text:span></text:p>
      <text:p text:style-name="Standard">2. (to collect) </text:p>
      <text:p text:style-name="Standard"><text:soft-page-break/>a. <text:a xlink:type="simple" xlink:href="http://www.spanishdict.com/translate/to%20pick%20up" text:style-name="Internet_20_link" text:visited-style-name="Visited_20_Internet_20_Link">to pick up</text:a> </text:p>
      <text:p text:style-name="Standard">Estuve esperando a que mi hermano viniera a buscarme para ir a almorzar.<text:span text:style-name="Emphasis">I was waiting for my brother to come and pick me up for lunch.</text:span></text:p>
      <text:p text:style-name="Standard">bus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try to cause) </text:p>
      <text:p text:style-name="Standard">a. <text:a xlink:type="simple" xlink:href="http://www.spanishdict.com/translate/to%20ask%20for" text:style-name="Internet_20_link" text:visited-style-name="Visited_20_Internet_20_Link">to ask for</text:a> </text:p>
      <text:p text:style-name="Standard">Se puede buscar un problema si sigue así.<text:span text:style-name="Emphasis">He 's asking for trouble if he continues like that.</text:span></text:p>
      <text:p text:style-name="Standard">pon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lace) </text:p>
      <text:p text:style-name="Standard">a. <text:a xlink:type="simple" xlink:href="http://www.spanishdict.com/translate/to%20put" text:style-name="Internet_20_link" text:visited-style-name="Visited_20_Internet_20_Link">to put</text:a> </text:p>
      <text:p text:style-name="Standard">¿Dónde pones las llaves?<text:span text:style-name="Emphasis">Where do you put the keys?</text:span></text:p>
      <text:p text:style-name="Standard">b. <text:a xlink:type="simple" xlink:href="http://www.spanishdict.com/translate/to%20add" text:style-name="Internet_20_link" text:visited-style-name="Visited_20_Internet_20_Link">to add</text:a> </text:p>
      <text:p text:style-name="Standard">Si pones más peso, se romperá.<text:span text:style-name="Emphasis">If you add more weight, it will break.</text:span></text:p>
      <text:p text:style-name="Standard">2. (figurative) </text:p>
      <text:p text:style-name="Standard">a. <text:a xlink:type="simple" xlink:href="http://www.spanishdict.com/translate/to%20put" text:style-name="Internet_20_link" text:visited-style-name="Visited_20_Internet_20_Link">to put</text:a> </text:p>
      <text:p text:style-name="Standard">Su renuncia me pone en una situación difícil. <text:span text:style-name="Emphasis">His resignation puts me in a difficult position. </text:span></text:p>
      <text:p text:style-name="Standard">3. (clothing) </text:p>
      <text:p text:style-name="Standard">a. <text:a xlink:type="simple" xlink:href="http://www.spanishdict.com/translate/to%20put%20on" text:style-name="Internet_20_link" text:visited-style-name="Visited_20_Internet_20_Link">to put on</text:a> </text:p>
      <text:p text:style-name="Standard">Después de bañar a la bebé, hay que ponerle ropa limpia.<text:span text:style-name="Emphasis">After giving the baby a bath, you have to put clean clothes on her.</text:span></text:p>
      <text:p text:style-name="Standard">4. (to install) </text:p>
      <text:p text:style-name="Standard">a. <text:a xlink:type="simple" xlink:href="http://www.spanishdict.com/translate/to%20put" text:style-name="Internet_20_link" text:visited-style-name="Visited_20_Internet_20_Link">to put</text:a> </text:p>
      <text:p text:style-name="Standard">Es lógico que pongan allí un colegio nuevo.<text:span text:style-name="Emphasis">It makes sense to put a new school there.</text:span></text:p>
      <text:p text:style-name="Standard">5. (to ship) </text:p>
      <text:p text:style-name="Standard">a. <text:a xlink:type="simple" xlink:href="http://www.spanishdict.com/translate/to%20send" text:style-name="Internet_20_link" text:visited-style-name="Visited_20_Internet_20_Link">to send</text:a> </text:p>
      <text:p text:style-name="Standard">El mensaje que le puso era simple.<text:span text:style-name="Emphasis">The message he sent her was simple.</text:span></text:p>
      <text:p text:style-name="Standard">6. (to grade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Mi profesor me puso mala nota.<text:span text:style-name="Emphasis">My professor gave me a bad grade.</text:span></text:p>
      <text:p text:style-name="Standard">7. (eggs) </text:p>
      <text:p text:style-name="Standard">a. <text:a xlink:type="simple" xlink:href="http://www.spanishdict.com/translate/to%20lay" text:style-name="Internet_20_link" text:visited-style-name="Visited_20_Internet_20_Link">to lay</text:a> </text:p>
      <text:p text:style-name="Standard">Las gallinas ponen un huevo al día.<text:span text:style-name="Emphasis">Hens lay one egg a day.</text:span></text:p>
      <text:p text:style-name="Standard">8. (to contribute) </text:p>
      <text:p text:style-name="Standard">a. <text:a xlink:type="simple" xlink:href="http://www.spanishdict.com/translate/to%20put%20in" text:style-name="Internet_20_link" text:visited-style-name="Visited_20_Internet_20_Link">to put in</text:a> </text:p>
      <text:p text:style-name="Standard">Podemos alquilar ese sitio si todos ponemos algo de dinero.<text:span text:style-name="Emphasis">We can rent the place if everybody puts in some cash.</text:span></text:p>
      <text:p text:style-name="Standard">9. (to connect) </text:p>
      <text:p text:style-name="Standard">a. <text:a xlink:type="simple" xlink:href="http://www.spanishdict.com/translate/to%20put%20on" text:style-name="Internet_20_link" text:visited-style-name="Visited_20_Internet_20_Link">to put on</text:a> </text:p>
      <text:p text:style-name="Standard">Pon la televisión para ver las noticias.<text:span text:style-name="Emphasis">Put the television on to watch the news.</text:span></text:p>
      <text:p text:style-name="Standard">b. <text:a xlink:type="simple" xlink:href="http://www.spanishdict.com/translate/to%20turn%20on" text:style-name="Internet_20_link" text:visited-style-name="Visited_20_Internet_20_Link">to turn on</text:a> </text:p>
      <text:p text:style-name="Standard">¿Ponemos la calefacción?<text:span text:style-name="Emphasis">Shall we turn the heating on?</text:span></text:p>
      <text:p text:style-name="Standard">pon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0. (to become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No te pongas impaciente conmigo cuando no has hecho nada para ayudar. <text:span text:style-name="Emphasis">Don't get impatient with me when you haven't done anything to help. </text:span></text:p>
      <text:p text:style-name="Standard">b. <text:a xlink:type="simple" xlink:href="http://www.spanishdict.com/translate/to%20turn" text:style-name="Internet_20_link" text:visited-style-name="Visited_20_Internet_20_Link">to turn</text:a> </text:p>
      <text:p text:style-name="Standard">Se pone blando cuando se cocina.<text:span text:style-name="Emphasis">It turns soft when cooked.</text:span></text:p>
      <text:p text:style-name="Standard">11. (clothing) </text:p>
      <text:p text:style-name="Standard"><text:soft-page-break/>a. <text:a xlink:type="simple" xlink:href="http://www.spanishdict.com/translate/to%20put%20on" text:style-name="Internet_20_link" text:visited-style-name="Visited_20_Internet_20_Link">to put on</text:a> </text:p>
      <text:p text:style-name="Standard">Ponte los guantes.<text:span text:style-name="Emphasis">Put your gloves on.</text:span></text:p>
      <text:p text:style-name="Standard">12. (to place oneself) </text:p>
      <text:p text:style-name="Standard">a. <text:a xlink:type="simple" xlink:href="http://www.spanishdict.com/translate/to%20move" text:style-name="Internet_20_link" text:visited-style-name="Visited_20_Internet_20_Link">to move</text:a> </text:p>
      <text:p text:style-name="Standard">Ponte un poco más a la derecha.<text:span text:style-name="Emphasis">Move a little more to the right.</text:span></text:p>
      <text:p text:style-name="Standard">13. (sun) </text:p>
      <text:p text:style-name="Standard">a. <text:a xlink:type="simple" xlink:href="http://www.spanishdict.com/translate/to%20set" text:style-name="Internet_20_link" text:visited-style-name="Visited_20_Internet_20_Link">to set</text:a> </text:p>
      <text:p text:style-name="Standard">El sol se pone y entonces cae la noche.<text:span text:style-name="Emphasis">The sun sets and then night falls.</text:span></text:p>
      <text:p text:style-name="Standard">to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feel) </text:p>
      <text:p text:style-name="Standard">a. <text:a xlink:type="simple" xlink:href="http://www.spanishdict.com/translate/to%20touch" text:style-name="Internet_20_link" text:visited-style-name="Visited_20_Internet_20_Link">to touch</text:a> </text:p>
      <text:p text:style-name="Standard">Puedes saber si tu bebé tiene fiebre tocando su frente.<text:span text:style-name="Emphasis">You can tell if your baby has a fever by touching her forehead.</text:span></text:p>
      <text:p text:style-name="Standard">2. (to have contact with) </text:p>
      <text:p text:style-name="Standard">a. <text:a xlink:type="simple" xlink:href="http://www.spanishdict.com/translate/to%20touch" text:style-name="Internet_20_link" text:visited-style-name="Visited_20_Internet_20_Link">to touch</text:a> </text:p>
      <text:p text:style-name="Standard">Ese coche está tocando el mío.<text:span text:style-name="Emphasis">That car is touching mine.</text:span></text:p>
      <text:p text:style-name="Standard">3. (to play an instrument) </text:p>
      <text:p text:style-name="Standard">a. <text:a xlink:type="simple" xlink:href="http://www.spanishdict.com/translate/to%20play" text:style-name="Internet_20_link" text:visited-style-name="Visited_20_Internet_20_Link">to play</text:a> </text:p>
      <text:p text:style-name="Standard">Me gusta tocar el piano.<text:span text:style-name="Emphasis">I like to play the piano.</text:span></text:p>
      <text:p text:style-name="Standard">4. (to play music) </text:p>
      <text:p text:style-name="Standard">a. <text:a xlink:type="simple" xlink:href="http://www.spanishdict.com/translate/to%20play" text:style-name="Internet_20_link" text:visited-style-name="Visited_20_Internet_20_Link">to play</text:a> </text:p>
      <text:p text:style-name="Standard">La banda está tocando una canción antigua.<text:span text:style-name="Emphasis">The band is playing an old song.</text:span></text:p>
      <text:p text:style-name="Standard">5. (to broach) </text:p>
      <text:p text:style-name="Standard">a. <text:a xlink:type="simple" xlink:href="http://www.spanishdict.com/translate/to%20touch" text:style-name="Internet_20_link" text:visited-style-name="Visited_20_Internet_20_Link">to touch</text:a> </text:p>
      <text:p text:style-name="Standard">Ambas partes prometieron no tocar el tema.<text:span text:style-name="Emphasis">The two sides pledged not to touch the issue.</text:span></text:p>
      <text:p text:style-name="Standard">6. (to rotate turns) </text:p>
      <text:p text:style-name="Standard">a. <text:a xlink:type="simple" xlink:href="http://www.spanishdict.com/translate/to%20be%20one%27s%20turn" text:style-name="Internet_20_link" text:visited-style-name="Visited_20_Internet_20_Link">to be one's turn</text:a> </text:p>
      <text:p text:style-name="Standard">Ahora me toca jugar a mí.<text:span text:style-name="Emphasis">Now it's my turn to play.</text:span></text:p>
      <text:p text:style-name="Standard">toc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7. (to feel) </text:p>
      <text:p text:style-name="Standard">a. <text:a xlink:type="simple" xlink:href="http://www.spanishdict.com/translate/to%20touch" text:style-name="Internet_20_link" text:visited-style-name="Visited_20_Internet_20_Link">to touch</text:a> </text:p>
      <text:p text:style-name="Standard">Se toca el pelo cuando se pone nerviosa.<text:span text:style-name="Emphasis">When she gets nervous she touches her hair.</text:span>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8. (to have contact with) </text:p>
      <text:p text:style-name="Standard">a. <text:a xlink:type="simple" xlink:href="http://www.spanishdict.com/translate/to%20touch%20" text:style-name="Internet_20_link" text:visited-style-name="Visited_20_Internet_20_Link">to touch </text:a> </text:p>
      <text:p text:style-name="Standard">Solo nos tocamos para estrecharnos la mano.<text:span text:style-name="Emphasis">We don't touch each other unless it's to shake hands.</text:span></text:p>
      <text:p text:style-name="Standard">sen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ense) </text:p>
      <text:p text:style-name="Standard">a. <text:a xlink:type="simple" xlink:href="http://www.spanishdict.com/translate/to%20feel" text:style-name="Internet_20_link" text:visited-style-name="Visited_20_Internet_20_Link">to feel</text:a> </text:p>
      <text:p text:style-name="Standard">Puedo sentir el latido de mi corazón en los dedos.<text:span text:style-name="Emphasis">I can feel my heartbeat in my fingers.</text:span></text:p>
      <text:p text:style-name="Standard">b. <text:a xlink:type="simple" xlink:href="http://www.spanishdict.com/translate/to%20hear" text:style-name="Internet_20_link" text:visited-style-name="Visited_20_Internet_20_Link">to hear</text:a> </text:p>
      <text:p text:style-name="Standard">¿Sentiste el estruendo?<text:span text:style-name="Emphasis">Did you hear that loud noise?</text:span></text:p>
      <text:p text:style-name="Standard">2. (to sense) (Latin America) </text:p>
      <text:p text:style-name="Standard">a. <text:a xlink:type="simple" xlink:href="http://www.spanishdict.com/translate/to%20smell" text:style-name="Internet_20_link" text:visited-style-name="Visited_20_Internet_20_Link">to smell</text:a> </text:p>
      <text:p text:style-name="Standard">¿No sientes esa peste?<text:span text:style-name="Emphasis">Don't you smell that stench?</text:span></text:p>
      <text:p text:style-name="Standard">b. <text:a xlink:type="simple" xlink:href="http://www.spanishdict.com/translate/to%20taste" text:style-name="Internet_20_link" text:visited-style-name="Visited_20_Internet_20_Link">to taste</text:a> </text:p>
      <text:p text:style-name="Standard">La torta siente a quemado.<text:span text:style-name="Emphasis">The cakes tastes burnt.</text:span></text:p>
      <text:p text:style-name="Standard">3. (to regret) </text:p>
      <text:p text:style-name="Standard">a. <text:a xlink:type="simple" xlink:href="http://www.spanishdict.com/translate/to%20feel%20sorry%20for" text:style-name="Internet_20_link" text:visited-style-name="Visited_20_Internet_20_Link">to feel sorry for</text:a> </text:p>
      <text:p text:style-name="Standard"><text:soft-page-break/>Sentimos mucho su pérdida.<text:span text:style-name="Emphasis">We're very sorry for your loss.</text:span></text:p>
      <text:p text:style-name="Standard">b. <text:a xlink:type="simple" xlink:href="http://www.spanishdict.com/translate/to%20be%20sorry%20about" text:style-name="Internet_20_link" text:visited-style-name="Visited_20_Internet_20_Link">to be sorry about</text:a> </text:p>
      <text:p text:style-name="Standard">Siento mucho lo de tu empleo. Espero que te salga otra oportunidad pronto.<text:span text:style-name="Emphasis">I'm really sorry about your job. I hope something else comes up soon.</text:span></text:p>
      <text:p text:style-name="Standard">sent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in a given state) </text:p>
      <text:p text:style-name="Standard">a. <text:a xlink:type="simple" xlink:href="http://www.spanishdict.com/translate/to%20feel" text:style-name="Internet_20_link" text:visited-style-name="Visited_20_Internet_20_Link">to feel</text:a> </text:p>
      <text:p text:style-name="Standard">Me siento siempre cansado y no tengo energías.<text:span text:style-name="Emphasis">I feel tired all the time and have no energy.</text:span></text:p>
      <text:p text:style-name="Standard">5. (to take offense) (Mexico) </text:p>
      <text:p text:style-name="Standard">a. <text:a xlink:type="simple" xlink:href="http://www.spanishdict.com/translate/to%20get%20upset" text:style-name="Internet_20_link" text:visited-style-name="Visited_20_Internet_20_Link">to get upset</text:a> </text:p>
      <text:p text:style-name="Standard">El niño se sintió porque no pudo hacer lo que quería.<text:span text:style-name="Emphasis">The kid got upset because he couldn't do what he wanted to do.</text:span></text:p>
      <text:p text:style-name="Standard">escuch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listen" text:style-name="Internet_20_link" text:visited-style-name="Visited_20_Internet_20_Link">to listen</text:a> </text:p>
      <text:p text:style-name="Standard">Escucha al profesor siempre que te dé instrucciones.<text:span text:style-name="Emphasis">Always listen to the teacher when you are given instructions.</text:span></text:p>
      <text:p text:style-name="Standard">Ella suele escuchar jazz de camino al trabajo. <text:span text:style-name="Emphasis">She usually listens to jazz on her way to work. </text:span></text:p>
      <text:p text:style-name="Standard">2. (general) (Latin America) </text:p>
      <text:p text:style-name="Standard">a. <text:a xlink:type="simple" xlink:href="http://www.spanishdict.com/translate/to%20hear" text:style-name="Internet_20_link" text:visited-style-name="Visited_20_Internet_20_Link">to hear</text:a> </text:p>
      <text:p text:style-name="Standard">Hola, ¿me escuchas?<text:span text:style-name="Emphasis">Hello, can you hear me?</text:span></text:p>
      <text:p text:style-name="Standard">3. (to heed) </text:p>
      <text:p text:style-name="Standard">a. <text:a xlink:type="simple" xlink:href="http://www.spanishdict.com/translate/to%20listen" text:style-name="Internet_20_link" text:visited-style-name="Visited_20_Internet_20_Link">to listen</text:a> </text:p>
      <text:p text:style-name="Standard">¿Me escucharás si te digo que no desesperes?<text:span text:style-name="Emphasis">Will you listen to me if I tell you not to panic?</text:span></text:p>
      <text:p text:style-name="Standard">escuch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general) </text:p>
      <text:p text:style-name="Standard">a. <text:a xlink:type="simple" xlink:href="http://www.spanishdict.com/translate/to%20listen%20to%20oneself" text:style-name="Internet_20_link" text:visited-style-name="Visited_20_Internet_20_Link">to listen to oneself</text:a> </text:p>
      <text:p text:style-name="Standard">A veces me escucho y no sé lo que digo.<text:span text:style-name="Emphasis">Sometimes I listen to myself and I don't know what I'm saying.</text:span></text:p>
      <text:p text:style-name="Standard">llev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ransport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Lleva los platos sucios a la cocina.<text:span text:style-name="Emphasis">Take the dirty plates to the kitchen.</text:span></text:p>
      <text:p text:style-name="Standard">b. <text:a xlink:type="simple" xlink:href="http://www.spanishdict.com/translate/to%20carry" text:style-name="Internet_20_link" text:visited-style-name="Visited_20_Internet_20_Link">to carry</text:a> </text:p>
      <text:p text:style-name="Standard">Mi marido llevará las bolsas de la compra.<text:span text:style-name="Emphasis">My husband will carry the grocery bags.</text:span></text:p>
      <text:p text:style-name="Standard">2. (to guide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El mayordomo nos llevó a nuestra habitación.<text:span text:style-name="Emphasis">The butler took us to our room.</text:span></text:p>
      <text:p text:style-name="Standard">3. (to use clothing) </text:p>
      <text:p text:style-name="Standard">a. <text:a xlink:type="simple" xlink:href="http://www.spanishdict.com/translate/to%20wear" text:style-name="Internet_20_link" text:visited-style-name="Visited_20_Internet_20_Link">to wear</text:a> </text:p>
      <text:p text:style-name="Standard">Ella siempre lleva sus botas favoritas cuando nieva.<text:span text:style-name="Emphasis">She always wears her favorite boots when it snows.</text:span></text:p>
      <text:p text:style-name="Standard">4. (to indicate passage of time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Llevo cuatro horas estudiando y todavía me queda mucho.<text:span text:style-name="Emphasis">I've been studying for four hours and there's still a lot left.</text:span></text:p>
      <text:p text:style-name="Standard">5. (to overtake someone or something) </text:p>
      <text:p text:style-name="Standard">a. <text:a xlink:type="simple" xlink:href="http://www.spanishdict.com/translate/to%20be%20ahead" text:style-name="Internet_20_link" text:visited-style-name="Visited_20_Internet_20_Link">to be ahead</text:a> </text:p>
      <text:p text:style-name="Standard"><text:soft-page-break/>Le lleva cuatro metros de ventaja en la carrera.<text:span text:style-name="Emphasis">He is ahead by four meters in the race.</text:span></text:p>
      <text:p text:style-name="Standard">b. <text:a xlink:type="simple" xlink:href="http://www.spanishdict.com/translate/to%20be%20older%20than" text:style-name="Internet_20_link" text:visited-style-name="Visited_20_Internet_20_Link">to be older than</text:a> (comparative) </text:p>
      <text:p text:style-name="Standard">Mi marido me lleva dos meses.<text:span text:style-name="Emphasis">My husband is two months older than m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to take to: used with "a") </text:p>
      <text:p text:style-name="Standard">a. <text:a xlink:type="simple" xlink:href="http://www.spanishdict.com/translate/to%20lead%20to" text:style-name="Internet_20_link" text:visited-style-name="Visited_20_Internet_20_Link">to lead to</text:a> </text:p>
      <text:p text:style-name="Standard">¿Sabes a dónde lleva este túnel?<text:span text:style-name="Emphasis">Do you know where this tunnel leads to?</text:span></text:p>
      <text:p text:style-name="Standard"><text:a xlink:type="simple" xlink:href="http://www.spanishdict.com/topics/show/109" text:style-name="Internet_20_link" text:visited-style-name="Visited_20_Internet_20_Link">auxiliary verb</text:a></text:p>
      <text:p text:style-name="Standard">7. (to complete) </text:p>
      <text:p text:style-name="Standard">a. <text:a xlink:type="simple" xlink:href="http://www.spanishdict.com/translate/to%20have" text:style-name="Internet_20_link" text:visited-style-name="Visited_20_Internet_20_Link">to have</text:a> (used with past participle) </text:p>
      <text:p text:style-name="Standard">Lleva comidos cuatro trozos de pizza.<text:span text:style-name="Emphasis">She has already eaten four slices of pizza.</text:span></text:p>
      <text:p text:style-name="Standard">llev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transport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Se llevó todas sus pertenencias consigo.<text:span text:style-name="Emphasis">He took all of his belongings with him.</text:span></text:p>
      <text:p text:style-name="Standard">9. (to be friends) </text:p>
      <text:p text:style-name="Standard">a. <text:a xlink:type="simple" xlink:href="http://www.spanishdict.com/translate/to%20get%20along" text:style-name="Internet_20_link" text:visited-style-name="Visited_20_Internet_20_Link">to get along</text:a> </text:p>
      <text:p text:style-name="Standard">Las dos hermanas nunca se han llevado bien.<text:span text:style-name="Emphasis">The two sisters have never gotten along well.</text:span></text:p>
      <text:p text:style-name="Standard">most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xhibit) </text:p>
      <text:p text:style-name="Standard">a. <text:a xlink:type="simple" xlink:href="http://www.spanishdict.com/translate/to%20show" text:style-name="Internet_20_link" text:visited-style-name="Visited_20_Internet_20_Link">to show</text:a> </text:p>
      <text:p text:style-name="Standard">¿Oíste que están mostrando la nueva película en IMAX?<text:span text:style-name="Emphasis">Did you hear that they're showing the new movie in IMAX?</text:span></text:p>
      <text:p text:style-name="Standard">b. <text:a xlink:type="simple" xlink:href="http://www.spanishdict.com/translate/to%20display" text:style-name="Internet_20_link" text:visited-style-name="Visited_20_Internet_20_Link">to display</text:a> </text:p>
      <text:p text:style-name="Standard">Los vendedores en la feria muestran sus mercancías al público.<text:span text:style-name="Emphasis">The vendors at the fair display their wares to the public.</text:span></text:p>
      <text:p text:style-name="Standard">2. (to demonstrate) </text:p>
      <text:p text:style-name="Standard">a. <text:a xlink:type="simple" xlink:href="http://www.spanishdict.com/translate/to%20show" text:style-name="Internet_20_link" text:visited-style-name="Visited_20_Internet_20_Link">to show</text:a> </text:p>
      <text:p text:style-name="Standard">Muéstrame cómo se juega.<text:span text:style-name="Emphasis">Show me how to play.</text:span></text:p>
      <text:p text:style-name="Standard">most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appear) </text:p>
      <text:p text:style-name="Standard">a. <text:a xlink:type="simple" xlink:href="http://www.spanishdict.com/translate/to%20seem" text:style-name="Internet_20_link" text:visited-style-name="Visited_20_Internet_20_Link">to seem</text:a> </text:p>
      <text:p text:style-name="Standard">Se mostraron emocionados con la noticia.<text:span text:style-name="Emphasis">They seemed excited by the news.</text:span></text:p>
      <text:p text:style-name="Standard">b. <text:a xlink:type="simple" xlink:href="http://www.spanishdict.com/translate/to%20act" text:style-name="Internet_20_link" text:visited-style-name="Visited_20_Internet_20_Link">to act</text:a> </text:p>
      <text:p text:style-name="Standard">Siempre se muestran educados ante la maestra. <text:span text:style-name="Emphasis">They always act polite in front of the teacher.</text:span></text:p>
      <text:p text:style-name="Standard">lleg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reach a place; often used with "a") </text:p>
      <text:p text:style-name="Standard">a. <text:a xlink:type="simple" xlink:href="http://www.spanishdict.com/translate/to%20arrive" text:style-name="Internet_20_link" text:visited-style-name="Visited_20_Internet_20_Link">to arrive</text:a> </text:p>
      <text:p text:style-name="Standard">¿Sabes si ya llegó Miguel?<text:span text:style-name="Emphasis">Do you know if Miguel has arrived yet?</text:span></text:p>
      <text:p text:style-name="Standard">b. <text:a xlink:type="simple" xlink:href="http://www.spanishdict.com/translate/to%20get%20to" text:style-name="Internet_20_link" text:visited-style-name="Visited_20_Internet_20_Link">to get to</text:a> </text:p>
      <text:p text:style-name="Standard">Voy a llegar al restaurante un poco atrasado. <text:span text:style-name="Emphasis">I am going to get to the restaurant a little late. </text:span></text:p>
      <text:p text:style-name="Standard">2. (to be the time for) </text:p>
      <text:p text:style-name="Standard">a. <text:a xlink:type="simple" xlink:href="http://www.spanishdict.com/translate/to%20come" text:style-name="Internet_20_link" text:visited-style-name="Visited_20_Internet_20_Link">to come</text:a> </text:p>
      <text:p text:style-name="Standard">El fin de semana llegó lentamente. <text:span text:style-name="Emphasis">The weekend came slowly. </text:span></text:p>
      <text:p text:style-name="Standard">b. <text:a xlink:type="simple" xlink:href="http://www.spanishdict.com/translate/to%20arrive" text:style-name="Internet_20_link" text:visited-style-name="Visited_20_Internet_20_Link">to arrive</text:a> </text:p>
      <text:p text:style-name="Standard">Este año el otoño ha sido lento en llegar.<text:span text:style-name="Emphasis">Autumn has been slow to arrive this year.</text:span></text:p>
      <text:p text:style-name="Standard">3. (to be sufficient) </text:p>
      <text:p text:style-name="Standard">a. <text:a xlink:type="simple" xlink:href="http://www.spanishdict.com/translate/to%20be%20enough" text:style-name="Internet_20_link" text:visited-style-name="Visited_20_Internet_20_Link">to be enough</text:a> </text:p>
      <text:p text:style-name="Standard"><text:soft-page-break/>No me llega el sueldo, así que voy a pedir un aumento.<text:span text:style-name="Emphasis">My salary is not enough, so I'm going to ask for a raise. </text:span></text:p>
      <text:p text:style-name="Standard">4. (to extend; often used with "a") </text:p>
      <text:p text:style-name="Standard">a. <text:a xlink:type="simple" xlink:href="http://www.spanishdict.com/translate/to%20reach" text:style-name="Internet_20_link" text:visited-style-name="Visited_20_Internet_20_Link">to reach</text:a> </text:p>
      <text:p text:style-name="Standard">¿Llegas al teléfono desde la cama?<text:span text:style-name="Emphasis">Can you reach the telephone from the bed?</text:span></text:p>
      <text:p text:style-name="Standard">5. (to get to; often used with "a") </text:p>
      <text:p text:style-name="Standard">a. <text:a xlink:type="simple" xlink:href="http://www.spanishdict.com/translate/to%20become" text:style-name="Internet_20_link" text:visited-style-name="Visited_20_Internet_20_Link">to become</text:a> </text:p>
      <text:p text:style-name="Standard">No llegarás a rico haciendo el vago.<text:span text:style-name="Emphasis">You won't become rich by slacking off.</text:span></text:p>
      <text:p text:style-name="Standard">b. <text:a xlink:type="simple" xlink:href="http://www.spanishdict.com/translate/to%20go" text:style-name="Internet_20_link" text:visited-style-name="Visited_20_Internet_20_Link">to go</text:a> </text:p>
      <text:p text:style-name="Standard">Con esa persistencia llegarás lejos.<text:span text:style-name="Emphasis">You'll go far with that persistence.</text:span></text:p>
      <text:p text:style-name="Standard">c. <text:a xlink:type="simple" xlink:href="http://www.spanishdict.com/translate/to%20make%20it" text:style-name="Internet_20_link" text:visited-style-name="Visited_20_Internet_20_Link">to make it</text:a> </text:p>
      <text:p text:style-name="Standard">Mi sueño es llegar a los cien años.<text:span text:style-name="Emphasis">My dream is to make it to a hundred.</text:span></text:p>
      <text:p text:style-name="Standard">d. <text:a xlink:type="simple" xlink:href="http://www.spanishdict.com/translate/to%20come%20to" text:style-name="Internet_20_link" text:visited-style-name="Visited_20_Internet_20_Link">to come to</text:a> </text:p>
      <text:p text:style-name="Standard">Con la información proveída, demuestra cómo llegaste a tu conclusión.<text:span text:style-name="Emphasis">With the information provided, please show how you came to your conclusion.</text:span></text:p>
      <text:p text:style-name="Standard">6. (to total; used with "a") </text:p>
      <text:p text:style-name="Standard">a. <text:a xlink:type="simple" xlink:href="http://www.spanishdict.com/translate/to%20reach" text:style-name="Internet_20_link" text:visited-style-name="Visited_20_Internet_20_Link">to reach</text:a> </text:p>
      <text:p text:style-name="Standard">El precio del barril de Brent llegó a los 100 dólares.<text:span text:style-name="Emphasis">The price of a barrel of Brent reached 100 dollars. </text:span></text:p>
      <text:p text:style-name="Standard">7. (to extend; used with "a" or "hasta") </text:p>
      <text:p text:style-name="Standard">a. <text:a xlink:type="simple" xlink:href="http://www.spanishdict.com/translate/to%20stretch" text:style-name="Internet_20_link" text:visited-style-name="Visited_20_Internet_20_Link">to stretch</text:a> </text:p>
      <text:p text:style-name="Standard">Nuestras tierras llegan hasta el río.<text:span text:style-name="Emphasis">Our lands stretch to the river. </text:span></text:p>
      <text:p text:style-name="Standard">8. (to get to a place; used with "a") </text:p>
      <text:p text:style-name="Standard">a. <text:a xlink:type="simple" xlink:href="http://www.spanishdict.com/translate/to%20come%20to" text:style-name="Internet_20_link" text:visited-style-name="Visited_20_Internet_20_Link">to come to</text:a> </text:p>
      <text:p text:style-name="Standard">Obama llegó a la Casa Blanca a principios de 2009.<text:span text:style-name="Emphasis">Obama came to the White House at the beginning of 2009. </text:span></text:p>
      <text:p text:style-name="Standard">9. (to be able to; used with "a" and the infinitive) </text:p>
      <text:p text:style-name="Standard">a. <text:a xlink:type="simple" xlink:href="http://www.spanishdict.com/translate/to%20manage%20to" text:style-name="Internet_20_link" text:visited-style-name="Visited_20_Internet_20_Link">to manage to</text:a> </text:p>
      <text:p text:style-name="Standard">¿Llegaste a ver el eclipse?<text:span text:style-name="Emphasis">Did you manage to see the eclipse?</text:span></text:p>
      <text:p text:style-name="Standard">10. (indicating distance or level; used with "a" or "hasta") </text:p>
      <text:p text:style-name="Standard">a. <text:a xlink:type="simple" xlink:href="http://www.spanishdict.com/translate/to%20come%20up%20to" text:style-name="Internet_20_link" text:visited-style-name="Visited_20_Internet_20_Link">to come up to</text:a> </text:p>
      <text:p text:style-name="Standard">Después del aguacero, el agua me llegaba a la rodilla.<text:span text:style-name="Emphasis">The water came up to my knees after the downpour.</text:span></text:p>
      <text:p text:style-name="Standard">b. <text:a xlink:type="simple" xlink:href="http://www.spanishdict.com/translate/to%20reach" text:style-name="Internet_20_link" text:visited-style-name="Visited_20_Internet_20_Link">to reach</text:a> </text:p>
      <text:p text:style-name="Standard">No llego a la bombilla para cambiarla.<text:span text:style-name="Emphasis">I can't reach the bulb to change it.</text:span></text:p>
      <text:p text:style-name="Standard">c. <text:a xlink:type="simple" xlink:href="http://www.spanishdict.com/translate/to%20touch" text:style-name="Internet_20_link" text:visited-style-name="Visited_20_Internet_20_Link">to touch</text:a> </text:p>
      <text:p text:style-name="Standard">No me gustan las faldas que llegan hasta el piso.<text:span text:style-name="Emphasis">I don't like skirts that touch the floor.</text:span></text:p>
      <text:p text:style-name="Standard">11. (road or route; used with "a" or "hasta") </text:p>
      <text:p text:style-name="Standard">a. <text:a xlink:type="simple" xlink:href="http://www.spanishdict.com/translate/to%20go%20as%20far%20as" text:style-name="Internet_20_link" text:visited-style-name="Visited_20_Internet_20_Link">to go as far as</text:a> </text:p>
      <text:p text:style-name="Standard">El Camino de Santiago llega hasta el extremo oeste de España.<text:span text:style-name="Emphasis">The Camino de Santiago goes as far as the extreme west of Spain.</text:span></text:p>
      <text:p text:style-name="Standard">b. <text:a xlink:type="simple" xlink:href="http://www.spanishdict.com/translate/to%20go%20to" text:style-name="Internet_20_link" text:visited-style-name="Visited_20_Internet_20_Link">to go to</text:a> </text:p>
      <text:p text:style-name="Standard">Esta ruta no llega al mar.<text:span text:style-name="Emphasis">This route doesn't go to the sea.</text:span></text:p>
      <text:p text:style-name="Standard">12. (to hold up) </text:p>
      <text:p text:style-name="Standard">a. <text:a xlink:type="simple" xlink:href="http://www.spanishdict.com/translate/to%20last" text:style-name="Internet_20_link" text:visited-style-name="Visited_20_Internet_20_Link">to last</text:a> </text:p>
      <text:p text:style-name="Standard">Ojalá estas llantas me lleguen otras cien mil millas.<text:span text:style-name="Emphasis">Hopefully, these tires will last me another hundred thousand miles.</text:span></text:p>
      <text:p text:style-name="Standard">13. (to amount to; used with "a") </text:p>
      <text:p text:style-name="Standard">a. <text:a xlink:type="simple" xlink:href="http://www.spanishdict.com/translate/to%20come%20to" text:style-name="Internet_20_link" text:visited-style-name="Visited_20_Internet_20_Link">to come to</text:a> </text:p>
      <text:p text:style-name="Standard">Esperemos que no llegue a eso.<text:span text:style-name="Emphasis">Let's hope it doesn't come to that.</text:span></text:p>
      <text:p text:style-name="Standard">b. <text:a xlink:type="simple" xlink:href="http://www.spanishdict.com/translate/to%20reach" text:style-name="Internet_20_link" text:visited-style-name="Visited_20_Internet_20_Link">to reach</text:a> </text:p>
      <text:p text:style-name="Standard"><text:soft-page-break/>Un jumbo puede llegar a una velocidad de 614 millas por hora.<text:span text:style-name="Emphasis">A jumbo jet can reach speeds of 614 miles per hour.</text:span></text:p>
      <text:p text:style-name="Standard">c. <text:a xlink:type="simple" xlink:href="http://www.spanishdict.com/translate/to%20be" text:style-name="Internet_20_link" text:visited-style-name="Visited_20_Internet_20_Link">to be</text:a> </text:p>
      <text:p text:style-name="Standard">Los arreglos a una bicicleta pueden llegar a más de mil dólares.<text:span text:style-name="Emphasis">Repairs to bicycles can be as much as a thousand dollars.</text:span></text:p>
      <text:p text:style-name="Standard">14. (in conditional phrases; used with "a") </text:p>
      <text:p text:style-name="Standard">a. no direct translation </text:p>
      <text:p text:style-name="Standard">Si llego a saber que tendrían nuevos episodios, no hubiera cancelado mi membresía.<text:span text:style-name="Emphasis">Had I known that they were going to have new episodes I never would have cancelled my membership.</text:span></text:p>
      <text:p text:style-name="Standard">Si llegaras a ir al restaurante, tienes que probar la tarta de fresa.<text:span text:style-name="Emphasis">If you end up going to the restaurant, you must try the strawberry tart.</text:span></text:p>
      <text:p text:style-name="Standard">lle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5. (to go round to; used with "a") </text:p>
      <text:p text:style-name="Standard">a. <text:a xlink:type="simple" xlink:href="http://www.spanishdict.com/translate/to%20go%20over%20to" text:style-name="Internet_20_link" text:visited-style-name="Visited_20_Internet_20_Link">to go over to</text:a> (United States) </text:p>
      <text:p text:style-name="Standard">Llégate a casa de Rosa y pídele una taza de azúcar.<text:span text:style-name="Emphasis">Go over to Rosa's house and ask her for a cup of sugar.</text:span></text:p>
      <text:p text:style-name="Standard">b. <text:a xlink:type="simple" xlink:href="http://www.spanishdict.com/translate/to%20go%20round" text:style-name="Internet_20_link" text:visited-style-name="Visited_20_Internet_20_Link">to go round</text:a> (United Kingdom) </text:p>
      <text:p text:style-name="Standard">Llégate al supermercado y cómprame un litro de leche, por favor.<text:span text:style-name="Emphasis">Go round the supermarket and buy me a liter of milk, please.</text:span></text:p>
      <text:p text:style-name="Standard">16. (to approach; used with "a") </text:p>
      <text:p text:style-name="Standard">a. <text:a xlink:type="simple" xlink:href="http://www.spanishdict.com/translate/to%20go%20up%20to" text:style-name="Internet_20_link" text:visited-style-name="Visited_20_Internet_20_Link">to go up to</text:a> </text:p>
      <text:p text:style-name="Standard">Me llegué a ella y le pedí un autógrafo.<text:span text:style-name="Emphasis">I went up to her and asked her for an autograph. </text:span></text:p>
      <text:p text:style-name="Standard">recor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call) </text:p>
      <text:p text:style-name="Standard">a. <text:a xlink:type="simple" xlink:href="http://www.spanishdict.com/translate/to%20remember" text:style-name="Internet_20_link" text:visited-style-name="Visited_20_Internet_20_Link">to remember</text:a> </text:p>
      <text:p text:style-name="Standard">No recuerdo mi contraseña.<text:span text:style-name="Emphasis">I can't remember my password.</text:span></text:p>
      <text:p text:style-name="Standard">b. <text:a xlink:type="simple" xlink:href="http://www.spanishdict.com/translate/to%20recall" text:style-name="Internet_20_link" text:visited-style-name="Visited_20_Internet_20_Link">to recall</text:a> </text:p>
      <text:p text:style-name="Standard">Por su vida no puede recordar mi nombre. <text:span text:style-name="Emphasis">He can't recall my name for the life of him. </text:span></text:p>
      <text:p text:style-name="Standard">2. (to call to mind) </text:p>
      <text:p text:style-name="Standard">a. <text:a xlink:type="simple" xlink:href="http://www.spanishdict.com/translate/to%20remind" text:style-name="Internet_20_link" text:visited-style-name="Visited_20_Internet_20_Link">to remind</text:a> </text:p>
      <text:p text:style-name="Standard">Recuérdame que cargue el celular.<text:span text:style-name="Emphasis">Remind me to charge my cell phone.</text:span></text:p>
      <text:p text:style-name="Standard">record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awake from sleep) (Mexico) </text:p>
      <text:p text:style-name="Standard">a. <text:a xlink:type="simple" xlink:href="http://www.spanishdict.com/translate/to%20wake%20up" text:style-name="Internet_20_link" text:visited-style-name="Visited_20_Internet_20_Link">to wake up</text:a> </text:p>
      <text:p text:style-name="Standard">Necesito un despertador para recordarme a tiempo.<text:span text:style-name="Emphasis">I need an alarm clock to wake up on time.</text:span></text:p>
      <text:p text:style-name="Standard">acor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ach an agreement) </text:p>
      <text:p text:style-name="Standard">a. <text:a xlink:type="simple" xlink:href="http://www.spanishdict.com/translate/to%20agree" text:style-name="Internet_20_link" text:visited-style-name="Visited_20_Internet_20_Link">to agree</text:a> (followed by a verb) </text:p>
      <text:p text:style-name="Standard">Las dos empresas acordaron reducir su consumo de energía.<text:span text:style-name="Emphasis">The two companies agreed to reduce their energy consumption. </text:span></text:p>
      <text:p text:style-name="Standard">b. <text:a xlink:type="simple" xlink:href="http://www.spanishdict.com/translate/to%20agree%20on" text:style-name="Internet_20_link" text:visited-style-name="Visited_20_Internet_20_Link">to agree on</text:a> (followed by a noun) </text:p>
      <text:p text:style-name="Standard">Tendrán que acordar los pasos que tomarán para lograr dicha reducción.<text:span text:style-name="Emphasis">They will have to agree on the steps that they will take to achieve said reduction.</text:span></text:p>
      <text:p text:style-name="Standard">2. (to remind) </text:p>
      <text:p text:style-name="Standard">a. <text:a xlink:type="simple" xlink:href="http://www.spanishdict.com/translate/to%20remind" text:style-name="Internet_20_link" text:visited-style-name="Visited_20_Internet_20_Link">to remind</text:a> </text:p>
      <text:p text:style-name="Standard">Le acordé a mi jefe que tiene una reunión a las cuatro.<text:span text:style-name="Emphasis">I reminded my boss that he has a meeting at four.</text:span></text:p>
      <text:p text:style-name="Standard">3. (to grant) (Latin America) </text:p>
      <text:p text:style-name="Standard"><text:soft-page-break/>a. <text:a xlink:type="simple" xlink:href="http://www.spanishdict.com/translate/to%20award" text:style-name="Internet_20_link" text:visited-style-name="Visited_20_Internet_20_Link">to award</text:a> </text:p>
      <text:p text:style-name="Standard">Esta noche durante la cena le acordarán el premio por mejor novela.<text:span text:style-name="Emphasis">Tonight during the dinner they will award him the prize for best novel.</text:span></text:p>
      <text:p text:style-name="Standard">acord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recall) </text:p>
      <text:p text:style-name="Standard">a. <text:a xlink:type="simple" xlink:href="http://www.spanishdict.com/translate/to%20remember" text:style-name="Internet_20_link" text:visited-style-name="Visited_20_Internet_20_Link">to remember</text:a> </text:p>
      <text:p text:style-name="Standard">Me acuerdo que la primera vez que vi "El imperio contraataca", lloré al final. <text:span text:style-name="Emphasis">I remember that the first time I saw "The Empire Strikes Back", I cried at the end.</text:span></text:p>
      <text:p text:style-name="Standard">sol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with infinitive) </text:p>
      <text:p text:style-name="Standard">a. <text:a xlink:type="simple" xlink:href="http://www.spanishdict.com/translate/to%20use%20to" text:style-name="Internet_20_link" text:visited-style-name="Visited_20_Internet_20_Link">to use to</text:a> (in past tense) </text:p>
      <text:p text:style-name="Standard">Solíamos irnos de vacaciones a San Sebastián.<text:span text:style-name="Emphasis">We used to go on vacation to San Sebastian.</text:span></text:p>
      <text:p text:style-name="Standard">b. <text:a xlink:type="simple" xlink:href="http://www.spanishdict.com/translate/to%20tend%20to" text:style-name="Internet_20_link" text:visited-style-name="Visited_20_Internet_20_Link">to tend to</text:a> </text:p>
      <text:p text:style-name="Standard">Suelen comer mucha comida rápida porque viajan mucho.<text:span text:style-name="Emphasis">They tend to eat a lot of fast food because they travel so much.</text:span></text:p>
      <text:p text:style-name="Standard">c. <text:a xlink:type="simple" xlink:href="http://www.spanishdict.com/translate/usually" text:style-name="Internet_20_link" text:visited-style-name="Visited_20_Internet_20_Link">usually</text:a> (as adverb) </text:p>
      <text:p text:style-name="Standard">Suele haber muchas fiestas en la playa durante el verano.<text:span text:style-name="Emphasis">There are usually a lot of parties on the beach in the summer.</text:span></text:p>
      <text:p text:style-name="Standard">d. <text:a xlink:type="simple" xlink:href="http://www.spanishdict.com/translate/to%20be%20in%20the%20habit%20of" text:style-name="Internet_20_link" text:visited-style-name="Visited_20_Internet_20_Link">to be in the habit of</text:a> (with "-ing" form) </text:p>
      <text:p text:style-name="Standard">Sueles llegar a clase cinco minutos antes. ¿Qué ha pasado hoy?<text:span text:style-name="Emphasis">You're in the habit of arriving to class five minutes early. What happened today?</text:span></text:p>
      <text:p text:style-name="Standard">qued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remain) </text:p>
      <text:p text:style-name="Standard">a. <text:a xlink:type="simple" xlink:href="http://www.spanishdict.com/translate/to%20be%20left" text:style-name="Internet_20_link" text:visited-style-name="Visited_20_Internet_20_Link">to be left</text:a> </text:p>
      <text:p text:style-name="Standard">¿Quedan asientos para nosotros?<text:span text:style-name="Emphasis">Are there any seats left for us?</text:span></text:p>
      <text:p text:style-name="Standard">b. <text:a xlink:type="simple" xlink:href="http://www.spanishdict.com/translate/to%20remain" text:style-name="Internet_20_link" text:visited-style-name="Visited_20_Internet_20_Link">to remain</text:a> </text:p>
      <text:p text:style-name="Standard">Vamos a ver si queda tiempo para visitar todos los museos. <text:span text:style-name="Emphasis">We will see if there remains time to visit all the museums. </text:span></text:p>
      <text:p text:style-name="Standard">c. <text:a xlink:type="simple" xlink:href="http://www.spanishdict.com/translate/to%20be%20left%20over" text:style-name="Internet_20_link" text:visited-style-name="Visited_20_Internet_20_Link">to be left over</text:a> </text:p>
      <text:p text:style-name="Standard">Quedó bastante pollo para alimentar a los perros.<text:span text:style-name="Emphasis">There was enough chicken left over to feed to the dogs. </text:span></text:p>
      <text:p text:style-name="Standard">2. (to be located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l restaurante queda a tres calles de aquí.<text:span text:style-name="Emphasis">The restaurant is three streets away from here.</text:span></text:p>
      <text:p text:style-name="Standard">3. (to set a date) </text:p>
      <text:p text:style-name="Standard">a. <text:a xlink:type="simple" xlink:href="http://www.spanishdict.com/translate/to%20plan%20to%20meet" text:style-name="Internet_20_link" text:visited-style-name="Visited_20_Internet_20_Link">to plan to meet</text:a> </text:p>
      <text:p text:style-name="Standard">Quedamos en la puerta principal.<text:span text:style-name="Emphasis">Let's plan to meet at the front door.</text:span></text:p>
      <text:p text:style-name="Standard">4. (to look) </text:p>
      <text:p text:style-name="Standard">a. <text:a xlink:type="simple" xlink:href="http://www.spanishdict.com/translate/to%20fit" text:style-name="Internet_20_link" text:visited-style-name="Visited_20_Internet_20_Link">to fit</text:a> (size) </text:p>
      <text:p text:style-name="Standard">La talla M me queda realmente bien.<text:span text:style-name="Emphasis">Size M fits me really well.</text:span></text:p>
      <text:p text:style-name="Standard">b. <text:a xlink:type="simple" xlink:href="http://www.spanishdict.com/translate/to%20suit" text:style-name="Internet_20_link" text:visited-style-name="Visited_20_Internet_20_Link">to suit</text:a> (appearance) </text:p>
      <text:p text:style-name="Standard">¡Ese peinado te queda bien!<text:span text:style-name="Emphasis">That hairstyle suits you well!</text:span></text:p>
      <text:p text:style-name="Standard">5. (to wait) </text:p>
      <text:p text:style-name="Standard">a. <text:a xlink:type="simple" xlink:href="http://www.spanishdict.com/translate/to%20stay" text:style-name="Internet_20_link" text:visited-style-name="Visited_20_Internet_20_Link">to stay</text:a> </text:p>
      <text:p text:style-name="Standard">No me pidas que quede si no vas a volver.<text:span text:style-name="Emphasis">Don't ask me to stay if you are not coming back.</text:span></text:p>
      <text:p text:style-name="Standard">qued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6. (to remain in a place) </text:p>
      <text:p text:style-name="Standard">a. <text:a xlink:type="simple" xlink:href="http://www.spanishdict.com/translate/to%20stay" text:style-name="Internet_20_link" text:visited-style-name="Visited_20_Internet_20_Link">to stay</text:a> </text:p>
      <text:p text:style-name="Standard"><text:soft-page-break/>Nuestros primos se quedaron con nosotros durante la Navidad. <text:span text:style-name="Emphasis">Our cousins stayed with us during Christmas. 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retain) </text:p>
      <text:p text:style-name="Standard">a. <text:a xlink:type="simple" xlink:href="http://www.spanishdict.com/translate/to%20keep" text:style-name="Internet_20_link" text:visited-style-name="Visited_20_Internet_20_Link">to keep</text:a> </text:p>
      <text:p text:style-name="Standard">No te puedes quedar con lo que no es tuyo.<text:span text:style-name="Emphasis">You can't keep what is not yours.</text:span></text:p>
      <text:p text:style-name="Standard">8. (to recall) </text:p>
      <text:p text:style-name="Standard">a. <text:a xlink:type="simple" xlink:href="http://www.spanishdict.com/translate/to%20remember" text:style-name="Internet_20_link" text:visited-style-name="Visited_20_Internet_20_Link">to remember</text:a> (colloquial) </text:p>
      <text:p text:style-name="Standard">No se me queda la lección después de haberla aprendido.<text:span text:style-name="Emphasis">I can't remember the lesson after I learned it.</text:span></text:p>
      <text:p text:style-name="Standard">9. (to trick) </text:p>
      <text:p text:style-name="Standard">a. <text:a xlink:type="simple" xlink:href="http://www.spanishdict.com/translate/to%20kid" text:style-name="Internet_20_link" text:visited-style-name="Visited_20_Internet_20_Link">to kid</text:a> (Spain) </text:p>
      <text:p text:style-name="Standard">No trates de quedarte conmigo. Hicimos un trato.<text:span text:style-name="Emphasis">Don't try to kid me. I made a deal with you.</text:span></text:p>
      <text:p text:style-name="Standard">dej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ut) </text:p>
      <text:p text:style-name="Standard">a. <text:a xlink:type="simple" xlink:href="http://www.spanishdict.com/translate/to%20leave" text:style-name="Internet_20_link" text:visited-style-name="Visited_20_Internet_20_Link">to leave</text:a> </text:p>
      <text:p text:style-name="Standard">Dejé la llave dentro del coche<text:span text:style-name="Emphasis">I left the key inside the car.</text:span></text:p>
      <text:p text:style-name="Standard">Deja los libros en la mesa cuando acabes de leerlos. <text:span text:style-name="Emphasis">Leave the books on the table when you are finished reading them. </text:span></text:p>
      <text:p text:style-name="Standard">2. (to allow) </text:p>
      <text:p text:style-name="Standard">a. <text:a xlink:type="simple" xlink:href="http://www.spanishdict.com/translate/to%20let" text:style-name="Internet_20_link" text:visited-style-name="Visited_20_Internet_20_Link">to let</text:a> </text:p>
      <text:p text:style-name="Standard">Déjame terminar esta tarea y nos vamos. <text:span text:style-name="Emphasis">Let me finish this homework and we will go. </text:span></text:p>
      <text:p text:style-name="Standard">¿Vas a dejar que acabe de hablar?<text:span text:style-name="Emphasis">Would you let me finish talking?</text:span></text:p>
      <text:p text:style-name="Standard">3. (to abandon) </text:p>
      <text:p text:style-name="Standard">a. <text:a xlink:type="simple" xlink:href="http://www.spanishdict.com/translate/to%20leave" text:style-name="Internet_20_link" text:visited-style-name="Visited_20_Internet_20_Link">to leave</text:a> </text:p>
      <text:p text:style-name="Standard">Lo dejó todo para perseguir su sueño.<text:span text:style-name="Emphasis">He left everything to follow his dream.</text:span></text:p>
      <text:p text:style-name="Standard">4. (to loan) </text:p>
      <text:p text:style-name="Standard">a. <text:a xlink:type="simple" xlink:href="http://www.spanishdict.com/translate/to%20lend" text:style-name="Internet_20_link" text:visited-style-name="Visited_20_Internet_20_Link">to lend</text:a> </text:p>
      <text:p text:style-name="Standard">¿Me dejarías tu coche?<text:span text:style-name="Emphasis">Would you lend me your car?</text:span></text:p>
      <text:p text:style-name="Standard">dej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allow oneself to) </text:p>
      <text:p text:style-name="Standard">a. <text:a xlink:type="simple" xlink:href="http://www.spanishdict.com/translate/to%20let%20oneself" text:style-name="Internet_20_link" text:visited-style-name="Visited_20_Internet_20_Link">to let oneself</text:a> </text:p>
      <text:p text:style-name="Standard">Déjate disfrutar tu fiesta de cumpleaños. <text:span text:style-name="Emphasis">Let yourself enjoy your birthday party. </text:span></text:p>
      <text:p text:style-name="Standard">6. (to neglect oneself) </text:p>
      <text:p text:style-name="Standard">a. <text:a xlink:type="simple" xlink:href="http://www.spanishdict.com/translate/to%20let%20oneself%20go" text:style-name="Internet_20_link" text:visited-style-name="Visited_20_Internet_20_Link">to let oneself go</text:a> </text:p>
      <text:p text:style-name="Standard">Es fácil dejarse cuando se está deprimido.<text:span text:style-name="Emphasis">It is easy to let yourself go when depressed.</text:span></text:p>
      <text:p text:style-name="Standard">pens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flect) </text:p>
      <text:p text:style-name="Standard">a. <text:a xlink:type="simple" xlink:href="http://www.spanishdict.com/translate/to%20think" text:style-name="Internet_20_link" text:visited-style-name="Visited_20_Internet_20_Link">to think</text:a> </text:p>
      <text:p text:style-name="Standard">No lo pienses más, ¡actúa!<text:span text:style-name="Emphasis">Don't think too much, just do it!</text:span></text:p>
      <text:p text:style-name="Standard">2. (to believe) </text:p>
      <text:p text:style-name="Standard">a. <text:a xlink:type="simple" xlink:href="http://www.spanishdict.com/translate/to%20think" text:style-name="Internet_20_link" text:visited-style-name="Visited_20_Internet_20_Link">to think</text:a> </text:p>
      <text:p text:style-name="Standard">Pienso que ya debería estar en casa.<text:span text:style-name="Emphasis">I think he should be home by now.</text:span></text:p>
      <text:p text:style-name="Standard">3. (to intend) </text:p>
      <text:p text:style-name="Standard">a. <text:a xlink:type="simple" xlink:href="http://www.spanishdict.com/translate/to%20plan" text:style-name="Internet_20_link" text:visited-style-name="Visited_20_Internet_20_Link">to plan</text:a> </text:p>
      <text:p text:style-name="Standard">Estaba pensando estudiar mañana.<text:span text:style-name="Emphasis">I was planning to study tomorrow.</text:span></text:p>
      <text:p text:style-name="Standard">pens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consider oneself) </text:p>
      <text:p text:style-name="Standard"><text:soft-page-break/>a. <text:a xlink:type="simple" xlink:href="http://www.spanishdict.com/translate/to%20think%20of%20oneself" text:style-name="Internet_20_link" text:visited-style-name="Visited_20_Internet_20_Link">to think of oneself</text:a> </text:p>
      <text:p text:style-name="Standard">Ella se piensa la hija preferida de la familia. <text:span text:style-name="Emphasis">She thinks of herself as the favorite child of the family. </text:span></text:p>
      <text:p text:style-name="Standard">pregu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quest of information) </text:p>
      <text:p text:style-name="Standard">a. <text:a xlink:type="simple" xlink:href="http://www.spanishdict.com/translate/to%20ask" text:style-name="Internet_20_link" text:visited-style-name="Visited_20_Internet_20_Link">to ask</text:a> </text:p>
      <text:p text:style-name="Standard">Por favor, pregunte a su hija si vendrá a la cena.<text:span text:style-name="Emphasis">Please, ask your daughter if she is coming for dinner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inquire) </text:p>
      <text:p text:style-name="Standard">a. <text:a xlink:type="simple" xlink:href="http://www.spanishdict.com/translate/to%20ask%20about" text:style-name="Internet_20_link" text:visited-style-name="Visited_20_Internet_20_Link">to ask about</text:a> </text:p>
      <text:p text:style-name="Standard">Si pregunta por el libro, dile que está en la biblioteca.<text:span text:style-name="Emphasis">If she asks about the book, tell her it's at the library.</text:span></text:p>
      <text:p text:style-name="Standard">b. <text:a xlink:type="simple" xlink:href="http://www.spanishdict.com/translate/to%20ask%20for" text:style-name="Internet_20_link" text:visited-style-name="Visited_20_Internet_20_Link">to ask for</text:a> </text:p>
      <text:p text:style-name="Standard">Alguien ha llamado preguntando por ti.<text:span text:style-name="Emphasis">Someone called asking for you.</text:span></text:p>
      <text:p text:style-name="Standard">pregun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ask oneself) </text:p>
      <text:p text:style-name="Standard">a. <text:a xlink:type="simple" xlink:href="http://www.spanishdict.com/translate/to%20wonder" text:style-name="Internet_20_link" text:visited-style-name="Visited_20_Internet_20_Link">to wonder</text:a> </text:p>
      <text:p text:style-name="Standard">Me pregunto si me llamará pronto.<text:span text:style-name="Emphasis">I wonder if she will call me soon.</text:span></text:p>
      <text:p text:style-name="Standard">pas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ive) </text:p>
      <text:p text:style-name="Standard">a. <text:a xlink:type="simple" xlink:href="http://www.spanishdict.com/translate/to%20pass" text:style-name="Internet_20_link" text:visited-style-name="Visited_20_Internet_20_Link">to pass</text:a> </text:p>
      <text:p text:style-name="Standard">Pásame la mantequilla, por favor.<text:span text:style-name="Emphasis">Pass me the butter, please.</text:span></text:p>
      <text:p text:style-name="Standard">2. (to occur) </text:p>
      <text:p text:style-name="Standard">a. <text:a xlink:type="simple" xlink:href="http://www.spanishdict.com/translate/to%20happen" text:style-name="Internet_20_link" text:visited-style-name="Visited_20_Internet_20_Link">to happen</text:a> </text:p>
      <text:p text:style-name="Standard">Afortunadamente no pasó nada malo. <text:span text:style-name="Emphasis">Fortunately nothing bad happened.</text:span></text:p>
      <text:p text:style-name="Standard">3. (to go across) </text:p>
      <text:p text:style-name="Standard">a. <text:a xlink:type="simple" xlink:href="http://www.spanishdict.com/translate/to%20cross" text:style-name="Internet_20_link" text:visited-style-name="Visited_20_Internet_20_Link">to cross</text:a> </text:p>
      <text:p text:style-name="Standard">Ten cuidado al pasar la carretera.<text:span text:style-name="Emphasis">Be careful when crossing the road.</text:span></text:p>
      <text:p text:style-name="Standard">4. (to reach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Los materiales no pasan los criterios rigurosos internos.<text:span text:style-name="Emphasis">The materials don't meet the strict internal standards.</text:span></text:p>
      <text:p text:style-name="Standard">5. (to suffer) </text:p>
      <text:p text:style-name="Standard">a. <text:a xlink:type="simple" xlink:href="http://www.spanishdict.com/translate/to%20go%20through" text:style-name="Internet_20_link" text:visited-style-name="Visited_20_Internet_20_Link">to go through</text:a> </text:p>
      <text:p text:style-name="Standard">La familia pasó muchas penalidades durante la posguerra.<text:span text:style-name="Emphasis">The family went through a lot of hard times in the period after the war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to proceed) </text:p>
      <text:p text:style-name="Standard">a. <text:a xlink:type="simple" xlink:href="http://www.spanishdict.com/translate/to%20come%20in" text:style-name="Internet_20_link" text:visited-style-name="Visited_20_Internet_20_Link">to come in</text:a> </text:p>
      <text:p text:style-name="Standard">Hace frío afuera, pasa.<text:span text:style-name="Emphasis">It's cold outside; come in.</text:span></text:p>
      <text:p text:style-name="Standard">b. <text:a xlink:type="simple" xlink:href="http://www.spanishdict.com/translate/to%20go%20ahead" text:style-name="Internet_20_link" text:visited-style-name="Visited_20_Internet_20_Link">to go ahead</text:a> </text:p>
      <text:p text:style-name="Standard">Pásale; aquí te espero. <text:span text:style-name="Emphasis">Go ahead; I'll wait for you here.</text:span></text:p>
      <text:p text:style-name="Standard">pas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7. (to transmit) </text:p>
      <text:p text:style-name="Standard">a. <text:a xlink:type="simple" xlink:href="http://www.spanishdict.com/translate/to%20pass" text:style-name="Internet_20_link" text:visited-style-name="Visited_20_Internet_20_Link">to pass</text:a> </text:p>
      <text:p text:style-name="Standard">Los amigos se pasaron las respuestas durante el examen.<text:span text:style-name="Emphasis">The friends passed each other the answers during the test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<text:soft-page-break/>8. (to change) </text:p>
      <text:p text:style-name="Standard">a. <text:a xlink:type="simple" xlink:href="http://www.spanishdict.com/translate/to%20go%20over" text:style-name="Internet_20_link" text:visited-style-name="Visited_20_Internet_20_Link">to go over</text:a> </text:p>
      <text:p text:style-name="Standard">Se pasó al bando del oponente.<text:span text:style-name="Emphasis">He went over to the opponent's side.</text:span></text:p>
      <text:p text:style-name="Standard">9. (to not remember) </text:p>
      <text:p text:style-name="Standard">a. <text:a xlink:type="simple" xlink:href="http://www.spanishdict.com/translate/to%20forget" text:style-name="Internet_20_link" text:visited-style-name="Visited_20_Internet_20_Link">to forget</text:a> </text:p>
      <text:p text:style-name="Standard">Se me pasó comprar la comida del perro.<text:span text:style-name="Emphasis">I forgot to buy dog food.</text:span></text:p>
      <text:p text:style-name="Standard">b. no direct translation </text:p>
      <text:p text:style-name="Standard">No llamé a Mamá. Se me pasó por completo.<text:span text:style-name="Emphasis">I haven't rung Mom; it completely slipped my mind</text:span></text:p>
      <text:p text:style-name="Standard">¿Por qué no compraste pan? - Tenía prisa y se me pasó.<text:span text:style-name="Emphasis">Why didn't you buy some bread? - I was in a hurry and it slipped my mind.</text:span></text:p>
      <text:p text:style-name="Standard">10. (to fail to notice) </text:p>
      <text:p text:style-name="Standard">a. <text:a xlink:type="simple" xlink:href="http://www.spanishdict.com/translate/to%20miss" text:style-name="Internet_20_link" text:visited-style-name="Visited_20_Internet_20_Link">to miss</text:a> </text:p>
      <text:p text:style-name="Standard">No sé cómo se me pasó tu mensaje.<text:span text:style-name="Emphasis">I don't know how I missed your message.</text:span></text:p>
      <text:p text:style-name="Standard">11. (to be too late for) </text:p>
      <text:p text:style-name="Standard">a. <text:a xlink:type="simple" xlink:href="http://www.spanishdict.com/translate/to%20miss" text:style-name="Internet_20_link" text:visited-style-name="Visited_20_Internet_20_Link">to miss</text:a> </text:p>
      <text:p text:style-name="Standard">Se me pasó la fecha límite para entregar la solicitud.<text:span text:style-name="Emphasis">I missed the deadline for sending in my application.</text:span></text:p>
      <text:p text:style-name="Standard">12. (to become inedible) </text:p>
      <text:p text:style-name="Standard">a. <text:a xlink:type="simple" xlink:href="http://www.spanishdict.com/translate/to%20go%20bad" text:style-name="Internet_20_link" text:visited-style-name="Visited_20_Internet_20_Link">to go bad</text:a> </text:p>
      <text:p text:style-name="Standard">Creo que este huevo se ha pasado.<text:span text:style-name="Emphasis">I think this egg's gone bad.</text:span></text:p>
      <text:p text:style-name="Standard">b. <text:a xlink:type="simple" xlink:href="http://www.spanishdict.com/translate/to%20go%20off" text:style-name="Internet_20_link" text:visited-style-name="Visited_20_Internet_20_Link">to go off</text:a> (United Kingdom) </text:p>
      <text:p text:style-name="Standard">Esta mantequilla ya es para tirar. Se ha pasado.<text:span text:style-name="Emphasis">This butter can be thrown away. It's gone off.</text:span></text:p>
      <text:p text:style-name="Standard">c. <text:a xlink:type="simple" xlink:href="http://www.spanishdict.com/translate/to%20go%20soft" text:style-name="Internet_20_link" text:visited-style-name="Visited_20_Internet_20_Link">to go soft</text:a> (cookies or fruit) </text:p>
      <text:p text:style-name="Standard">Aunque las guardaba en una lata, las galletas se pasaron.<text:span text:style-name="Emphasis">Even though I kept them in a tin, the cookies went soft.</text:span></text:p>
      <text:p text:style-name="Standard">d. <text:a xlink:type="simple" xlink:href="http://www.spanishdict.com/translate/to%20go%20stale" text:style-name="Internet_20_link" text:visited-style-name="Visited_20_Internet_20_Link">to go stale</text:a> (bread, cake, cookies) </text:p>
      <text:p text:style-name="Standard">Hay que comer el pastel antes de que se pase.<text:span text:style-name="Emphasis">We must eat the cake before it goes stale.</text:span></text:p>
      <text:p text:style-name="Standard">13. (to wilt) </text:p>
      <text:p text:style-name="Standard">a. <text:a xlink:type="simple" xlink:href="http://www.spanishdict.com/translate/to%20fade" text:style-name="Internet_20_link" text:visited-style-name="Visited_20_Internet_20_Link">to fade</text:a> </text:p>
      <text:p text:style-name="Standard">¿Puedes cortar más flores? Estas se han pasado.<text:span text:style-name="Emphasis">Can you cut some more flowers? These ones have faded.</text:span></text:p>
      <text:p text:style-name="Standard">14. (culinary) </text:p>
      <text:p text:style-name="Standard">a. <text:a xlink:type="simple" xlink:href="http://www.spanishdict.com/translate/to%20be%20overcooked" text:style-name="Internet_20_link" text:visited-style-name="Visited_20_Internet_20_Link">to be overcooked</text:a> </text:p>
      <text:p text:style-name="Standard">Retira la pasta del fuego o se pasará.<text:span text:style-name="Emphasis">Take the pasta off the heat or it will be overcooked.</text:span></text:p>
      <text:p text:style-name="Standard">15. (to occupy) </text:p>
      <text:p text:style-name="Standard">a. <text:a xlink:type="simple" xlink:href="http://www.spanishdict.com/translate/to%20spend" text:style-name="Internet_20_link" text:visited-style-name="Visited_20_Internet_20_Link">to spend</text:a> </text:p>
      <text:p text:style-name="Standard">Alejandro se pasa todo el tiempo en la cama mirando la televisión.<text:span text:style-name="Emphasis">Alejandro spends all his time in bed watching television</text:span></text:p>
      <text:p text:style-name="Standard">16. (colloquial) (to go to extremes) </text:p>
      <text:p text:style-name="Standard">a. <text:a xlink:type="simple" xlink:href="http://www.spanishdict.com/translate/to%20go%20too%20far" text:style-name="Internet_20_link" text:visited-style-name="Visited_20_Internet_20_Link">to go too far</text:a> </text:p>
      <text:p text:style-name="Standard">¡Deja de burlarte de Amalia! A veces te pasas.<text:span text:style-name="Emphasis">Stop teasing Amalia! You go too far sometimes.</text:span></text:p>
      <text:p text:style-name="Standard">17. (to overuse; used with "con") </text:p>
      <text:p text:style-name="Standard">a. <text:a xlink:type="simple" xlink:href="http://www.spanishdict.com/translate/to%20overdo" text:style-name="Internet_20_link" text:visited-style-name="Visited_20_Internet_20_Link">to overdo</text:a> </text:p>
      <text:p text:style-name="Standard">No hay que pasarse con el maquillaje.<text:span text:style-name="Emphasis">You don't want to overdo makeup.</text:span></text:p>
      <text:p text:style-name="Standard">b. no direct translation </text:p>
      <text:p text:style-name="Standard">¡No te pases con el azúcar!<text:span text:style-name="Emphasis">Don't put too much sugar in it!</text:span></text:p>
      <text:p text:style-name="Standard">Lo siento, me pasé con la pimienta.<text:span text:style-name="Emphasis">I'm sorry. I overdid it with the pepper.</text:span></text:p>
      <text:p text:style-name="Standard">18. (to be excessively; used with "de") </text:p>
      <text:p text:style-name="Standard">a. <text:a xlink:type="simple" xlink:href="http://www.spanishdict.com/translate/to%20be%20far%20too" text:style-name="Internet_20_link" text:visited-style-name="Visited_20_Internet_20_Link">to be far too</text:a> </text:p>
      <text:p text:style-name="Standard">Elena se pasa de amable; siempre quiere ayudar a la gente.<text:span text:style-name="Emphasis">Elena's far too kind; she always wants to help people.</text:span></text:p>
      <text:p text:style-name="Standard">empezar</text:p>
      <text:p text:style-name="Standard"><text:soft-page-break/><text:a xlink:type="simple" xlink:href="http://www.spanishdict.com/topics/show/107" text:style-name="Internet_20_link" text:visited-style-name="Visited_20_Internet_20_Link">intransitive verb</text:a></text:p>
      <text:p text:style-name="Standard">1. (to commence) </text:p>
      <text:p text:style-name="Standard">a. <text:a xlink:type="simple" xlink:href="http://www.spanishdict.com/translate/to%20begin" text:style-name="Internet_20_link" text:visited-style-name="Visited_20_Internet_20_Link">to begin</text:a> </text:p>
      <text:p text:style-name="Standard">La nueva temporada de mi serie favorita empieza en un mes.<text:span text:style-name="Emphasis">The new season of my favorite show begins in a month.</text:span></text:p>
      <text:p text:style-name="Standard">b. <text:a xlink:type="simple" xlink:href="http://www.spanishdict.com/translate/to%20start" text:style-name="Internet_20_link" text:visited-style-name="Visited_20_Internet_20_Link">to start</text:a> </text:p>
      <text:p text:style-name="Standard">La palabra "serpiente" empieza con ese.<text:span text:style-name="Emphasis">The word "serpiente" begins with an s.</text:span></text:p>
      <text:p text:style-name="Standard">2. (to originate) </text:p>
      <text:p text:style-name="Standard">a. <text:a xlink:type="simple" xlink:href="http://www.spanishdict.com/translate/to%20start" text:style-name="Internet_20_link" text:visited-style-name="Visited_20_Internet_20_Link">to start</text:a> </text:p>
      <text:p text:style-name="Standard">La pelea empezó en la calle.<text:span text:style-name="Emphasis">The fight started in the street.</text:span></text:p>
      <text:p text:style-name="Standard">3. (to start out; used with "por" plus infinitive) </text:p>
      <text:p text:style-name="Standard">a. <text:a xlink:type="simple" xlink:href="http://www.spanishdict.com/translate/to%20begin%20by" text:style-name="Internet_20_link" text:visited-style-name="Visited_20_Internet_20_Link">to begin by</text:a> </text:p>
      <text:p text:style-name="Standard">Quiero empezar por decirte lo mucho que aprecio todo lo que has hecho.<text:span text:style-name="Emphasis">I want to begin by saying how much I appreciate what you've done.</text:span></text:p>
      <text:p text:style-name="Standard">b. <text:a xlink:type="simple" xlink:href="http://www.spanishdict.com/translate/to%20start%20by" text:style-name="Internet_20_link" text:visited-style-name="Visited_20_Internet_20_Link">to start by</text:a> </text:p>
      <text:p text:style-name="Standard">Quiero empezar por darles la bienvenida esta noche.<text:span text:style-name="Emphasis">I'd like to start by welcoming you this evening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to commence) </text:p>
      <text:p text:style-name="Standard">a. <text:a xlink:type="simple" xlink:href="http://www.spanishdict.com/translate/to%20start" text:style-name="Internet_20_link" text:visited-style-name="Visited_20_Internet_20_Link">to start</text:a> </text:p>
      <text:p text:style-name="Standard">Ya es hora de empezar el examen.<text:span text:style-name="Emphasis">It's time to start the exam now.</text:span></text:p>
      <text:p text:style-name="Standard">comen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mence) </text:p>
      <text:p text:style-name="Standard">a. <text:a xlink:type="simple" xlink:href="http://www.spanishdict.com/translate/to%20begin" text:style-name="Internet_20_link" text:visited-style-name="Visited_20_Internet_20_Link">to begin</text:a> </text:p>
      <text:p text:style-name="Standard">Pueden comenzar el examen ahora. <text:span text:style-name="Emphasis">You can begin the exam now. </text:span></text:p>
      <text:p text:style-name="Standard">b. <text:a xlink:type="simple" xlink:href="http://www.spanishdict.com/translate/to%20start" text:style-name="Internet_20_link" text:visited-style-name="Visited_20_Internet_20_Link">to start</text:a> </text:p>
      <text:p text:style-name="Standard">Quiero comenzar a hacer yoga.<text:span text:style-name="Emphasis">I want to start doing yoga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initiate) </text:p>
      <text:p text:style-name="Standard">a. <text:a xlink:type="simple" xlink:href="http://www.spanishdict.com/translate/to%20start" text:style-name="Internet_20_link" text:visited-style-name="Visited_20_Internet_20_Link">to start</text:a> </text:p>
      <text:p text:style-name="Standard">El curso comenzará en otoño.<text:span text:style-name="Emphasis">The course will start in the fall.</text:span></text:p>
      <text:p text:style-name="Standard">b. <text:a xlink:type="simple" xlink:href="http://www.spanishdict.com/translate/to%20begin" text:style-name="Internet_20_link" text:visited-style-name="Visited_20_Internet_20_Link">to begin</text:a> </text:p>
      <text:p text:style-name="Standard">Quedan 15 minutos antes de que comience el partido.<text:span text:style-name="Emphasis">There are 15 minutes left before the game starts.</text:span></text:p>
      <text:p text:style-name="Standard">termin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come to an end) </text:p>
      <text:p text:style-name="Standard">a. <text:a xlink:type="simple" xlink:href="http://www.spanishdict.com/translate/to%20end" text:style-name="Internet_20_link" text:visited-style-name="Visited_20_Internet_20_Link">to end</text:a> </text:p>
      <text:p text:style-name="Standard">Solo quedan dos episodios para que termine la temporada.<text:span text:style-name="Emphasis">There are only two episodes left before the season ends.</text:span></text:p>
      <text:p text:style-name="Standard">2. (to end a relationship) </text:p>
      <text:p text:style-name="Standard">a. <text:a xlink:type="simple" xlink:href="http://www.spanishdict.com/translate/to%20break%20up" text:style-name="Internet_20_link" text:visited-style-name="Visited_20_Internet_20_Link">to break up</text:a> </text:p>
      <text:p text:style-name="Standard">Terminó conmigo porque necesitaba espacio.<text:span text:style-name="Emphasis">He broke up with me because he needed space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complete) </text:p>
      <text:p text:style-name="Standard">a. <text:a xlink:type="simple" xlink:href="http://www.spanishdict.com/translate/to%20finish" text:style-name="Internet_20_link" text:visited-style-name="Visited_20_Internet_20_Link">to finish</text:a> </text:p>
      <text:p text:style-name="Standard">¿Ya has terminado de limpiar tu habitación?<text:span text:style-name="Emphasis">Have you finished cleaning your room yet?</text:span></text:p>
      <text:p text:style-name="Standard">termi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complete) </text:p>
      <text:p text:style-name="Standard">a. <text:a xlink:type="simple" xlink:href="http://www.spanishdict.com/translate/to%20finish" text:style-name="Internet_20_link" text:visited-style-name="Visited_20_Internet_20_Link">to finish</text:a> </text:p>
      <text:p text:style-name="Standard">Termínate el desayuno y vámonos.<text:span text:style-name="Emphasis">Finish your breakfast and let's go.</text:span></text:p>
      <text:p text:style-name="Standard"><text:soft-page-break/>5. (to have none left) </text:p>
      <text:p text:style-name="Standard">a. <text:a xlink:type="simple" xlink:href="http://www.spanishdict.com/translate/to%20run%20out" text:style-name="Internet_20_link" text:visited-style-name="Visited_20_Internet_20_Link">to run out</text:a> </text:p>
      <text:p text:style-name="Standard">Espero que lleguemos a nuestro destino antes de que al coche se le termine la gasolina.<text:span text:style-name="Emphasis">I hope we get to where we are going before the car runs out of gas.</text:span></text:p>
      <text:p text:style-name="Standard">acab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e to an end) </text:p>
      <text:p text:style-name="Standard">a. <text:a xlink:type="simple" xlink:href="http://www.spanishdict.com/translate/to%20end" text:style-name="Internet_20_link" text:visited-style-name="Visited_20_Internet_20_Link">to end</text:a> </text:p>
      <text:p text:style-name="Standard">Te llamaré después de que acabe la película.<text:span text:style-name="Emphasis">I'll call you after the movie ends.</text:span></text:p>
      <text:p text:style-name="Standard">b. <text:a xlink:type="simple" xlink:href="http://www.spanishdict.com/translate/to%20finish" text:style-name="Internet_20_link" text:visited-style-name="Visited_20_Internet_20_Link">to finish</text:a> </text:p>
      <text:p text:style-name="Standard">Si acabas todas tus tareas, puedes salir a jugar.<text:span text:style-name="Emphasis">If you finish all your homework, you can go outside and play.</text:span></text:p>
      <text:p text:style-name="Standard">2. (to complete) </text:p>
      <text:p text:style-name="Standard">a. <text:a xlink:type="simple" xlink:href="http://www.spanishdict.com/translate/to%20finish" text:style-name="Internet_20_link" text:visited-style-name="Visited_20_Internet_20_Link">to finish</text:a> </text:p>
      <text:p text:style-name="Standard">Yo acabo mis clases en junio.<text:span text:style-name="Emphasis">I finish my classes in Jun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colloquial) (to achieve sexual climate) (South America) </text:p>
      <text:p text:style-name="Standard">a. <text:a xlink:type="simple" xlink:href="http://www.spanishdict.com/translate/to%20reach%20an%20orgasm" text:style-name="Internet_20_link" text:visited-style-name="Visited_20_Internet_20_Link">to reach an orgasm</text:a> </text:p>
      <text:p text:style-name="Standard">Si tienes problemas para acabar, deberías consultar con el médico.<text:span text:style-name="Emphasis">If you have problems reaching an orgasm, you should see a doctor.</text:span></text:p>
      <text:p text:style-name="Standard">acab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used up) </text:p>
      <text:p text:style-name="Standard">a. <text:a xlink:type="simple" xlink:href="http://www.spanishdict.com/translate/to%20run%20out" text:style-name="Internet_20_link" text:visited-style-name="Visited_20_Internet_20_Link">to run out</text:a> </text:p>
      <text:p text:style-name="Standard">Se acabó la leche y no puedo hacer mi café mañanero.<text:span text:style-name="Emphasis">The milk has run out and I can't make my morning coffee.</text:span></text:p>
      <text:p text:style-name="Standard">5. (to run its course) </text:p>
      <text:p text:style-name="Standard">a. <text:a xlink:type="simple" xlink:href="http://www.spanishdict.com/translate/to%20end" text:style-name="Internet_20_link" text:visited-style-name="Visited_20_Internet_20_Link">to end</text:a> </text:p>
      <text:p text:style-name="Standard">Siguieron bailando aun después de que se acabara la música.<text:span text:style-name="Emphasis">They kept dancing even after the music ended.</text:span></text:p>
      <text:p text:style-name="Standard">b. <text:a xlink:type="simple" xlink:href="http://www.spanishdict.com/translate/to%20finish" text:style-name="Internet_20_link" text:visited-style-name="Visited_20_Internet_20_Link">to finish</text:a> </text:p>
      <text:p text:style-name="Standard">La película se acabó temprano.<text:span text:style-name="Emphasis">The movie finished early.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6. (to perish) </text:p>
      <text:p text:style-name="Standard">a. <text:a xlink:type="simple" xlink:href="http://www.spanishdict.com/translate/to%20die" text:style-name="Internet_20_link" text:visited-style-name="Visited_20_Internet_20_Link">to die</text:a> </text:p>
      <text:p text:style-name="Standard">Se acabó tres días después de haber sido herido en el campo de batalla.<text:span text:style-name="Emphasis">He died three days after having been wounded on the battlefield.</text:span></text:p>
      <text:p text:style-name="Standard">tra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ransport) </text:p>
      <text:p text:style-name="Standard">a. <text:a xlink:type="simple" xlink:href="http://www.spanishdict.com/translate/to%20bring" text:style-name="Internet_20_link" text:visited-style-name="Visited_20_Internet_20_Link">to bring</text:a> </text:p>
      <text:p text:style-name="Standard">Tráeme las llaves, por favor.<text:span text:style-name="Emphasis">Bring me the keys, please.</text:span></text:p>
      <text:p text:style-name="Standard">2. (to have with one) </text:p>
      <text:p text:style-name="Standard">a. <text:a xlink:type="simple" xlink:href="http://www.spanishdict.com/translate/to%20carry" text:style-name="Internet_20_link" text:visited-style-name="Visited_20_Internet_20_Link">to carry</text:a> </text:p>
      <text:p text:style-name="Standard">¿Qué traes en esta maleta tan pesada?<text:span text:style-name="Emphasis">What are you carrying in that heavy suitcase?</text:span></text:p>
      <text:p text:style-name="Standard">b. <text:a xlink:type="simple" xlink:href="http://www.spanishdict.com/translate/to%20have%20on" text:style-name="Internet_20_link" text:visited-style-name="Visited_20_Internet_20_Link">to have on</text:a> </text:p>
      <text:p text:style-name="Standard">No traigo dinero. ¿Me prestas?<text:span text:style-name="Emphasis">I don't have any money on me. Can you lend me some?</text:span></text:p>
      <text:p text:style-name="Standard">3. (to be dressed in) </text:p>
      <text:p text:style-name="Standard">a. <text:a xlink:type="simple" xlink:href="http://www.spanishdict.com/translate/to%20wear" text:style-name="Internet_20_link" text:visited-style-name="Visited_20_Internet_20_Link">to wear</text:a> </text:p>
      <text:p text:style-name="Standard">La novia trae un vestido blanco largo con encaje delicado.<text:span text:style-name="Emphasis">The bride is wearing a long, white dress with delicate lace.</text:span></text:p>
      <text:p text:style-name="Standard">4. (to have published) </text:p>
      <text:p text:style-name="Standard"><text:soft-page-break/>a. <text:a xlink:type="simple" xlink:href="http://www.spanishdict.com/translate/to%20have" text:style-name="Internet_20_link" text:visited-style-name="Visited_20_Internet_20_Link">to have</text:a> </text:p>
      <text:p text:style-name="Standard">Este periódico no trae crucigrama.<text:span text:style-name="Emphasis">This newspaper doesn't have a crossword.</text:span></text:p>
      <text:p text:style-name="Standard">5. (to provoke) </text:p>
      <text:p text:style-name="Standard">a. <text:a xlink:type="simple" xlink:href="http://www.spanishdict.com/translate/to%20bring" text:style-name="Internet_20_link" text:visited-style-name="Visited_20_Internet_20_Link">to bring</text:a> </text:p>
      <text:p text:style-name="Standard">La recesión trajo un alto nivel de desempleo.<text:span text:style-name="Emphasis">The recession brought a high level of unemployment.</text:span></text:p>
      <text:p text:style-name="Standard">b. <text:a xlink:type="simple" xlink:href="http://www.spanishdict.com/translate/to%20cause" text:style-name="Internet_20_link" text:visited-style-name="Visited_20_Internet_20_Link">to cause</text:a> </text:p>
      <text:p text:style-name="Standard">La inundación de las calles trajo muchos problemas de congestión.<text:span text:style-name="Emphasis">The flooding of the streets caused serious traffic problems.</text:span></text:p>
      <text:p text:style-name="Standard">6. (to make someone feel; used with an adjective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Me trae preocupada la noticia del la caída de la bolsa.<text:span text:style-name="Emphasis">The news of the stock crash is making me nervous.</text:span></text:p>
      <text:p text:style-name="Standard">b. <text:a xlink:type="simple" xlink:href="http://www.spanishdict.com/translate/to%20drive" text:style-name="Internet_20_link" text:visited-style-name="Visited_20_Internet_20_Link">to drive</text:a> (crazy) </text:p>
      <text:p text:style-name="Standard">¡Ese ruido me trae loco!<text:span text:style-name="Emphasis">That noise is driving me crazy!</text:span></text:p>
      <text:p text:style-name="Standard">7. (to attract) </text:p>
      <text:p text:style-name="Standard">a. <text:a xlink:type="simple" xlink:href="http://www.spanishdict.com/translate/to%20bring" text:style-name="Internet_20_link" text:visited-style-name="Visited_20_Internet_20_Link">to bring</text:a> </text:p>
      <text:p text:style-name="Standard">¿Qué no sabes que hacer eso trae la mala suerte?<text:span text:style-name="Emphasis">Don't you know that doing that brings bad luck?</text:span></text:p>
      <text:p text:style-name="Standard">8. (colloquial) (to have a problem) (Mexico) </text:p>
      <text:p text:style-name="Standard">a. <text:a xlink:type="simple" xlink:href="http://www.spanishdict.com/translate/to%20be%20wrong%20with" text:style-name="Internet_20_link" text:visited-style-name="Visited_20_Internet_20_Link">to be wrong with</text:a> </text:p>
      <text:p text:style-name="Standard">Oye, ¿qué traes? - No traigo nada; solo estoy muy cansado.<text:span text:style-name="Emphasis">Hey, what's wrong with you? - Nothing's wrong with me; I'm just really tired.</text:span></text:p>
      <text:p text:style-name="Standard">tra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9. (to carry) </text:p>
      <text:p text:style-name="Standard">a. <text:a xlink:type="simple" xlink:href="http://www.spanishdict.com/translate/to%20bring" text:style-name="Internet_20_link" text:visited-style-name="Visited_20_Internet_20_Link">to bring</text:a> </text:p>
      <text:p text:style-name="Standard">Me traje dos trajes de baño por si vamos mucho a la playa.<text:span text:style-name="Emphasis">I brought two bathing suits in case we go to the beach a lot.</text:span></text:p>
      <text:p text:style-name="Standard">b. <text:a xlink:type="simple" xlink:href="http://www.spanishdict.com/translate/to%20bring%20along" text:style-name="Internet_20_link" text:visited-style-name="Visited_20_Internet_20_Link">to bring along</text:a> </text:p>
      <text:p text:style-name="Standard">Tráete el perro cuando vamos al parque.<text:span text:style-name="Emphasis">Bring the dog along when we go to the park.</text:span></text:p>
      <text:p text:style-name="Standard">10. (to plot) </text:p>
      <text:p text:style-name="Standard">a. <text:a xlink:type="simple" xlink:href="http://www.spanishdict.com/translate/to%20be%20up%20to" text:style-name="Internet_20_link" text:visited-style-name="Visited_20_Internet_20_Link">to be up to</text:a> </text:p>
      <text:p text:style-name="Standard">¿Qué se trae Carlitos? Lleva una sonrisa traviesa.<text:span text:style-name="Emphasis">What's Carlitos up to? He has a mischievous grin on his face.</text:span></text:p>
      <text:p text:style-name="Standard">comp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cquire) </text:p>
      <text:p text:style-name="Standard">a. <text:a xlink:type="simple" xlink:href="http://www.spanishdict.com/translate/to%20buy" text:style-name="Internet_20_link" text:visited-style-name="Visited_20_Internet_20_Link">to buy</text:a> </text:p>
      <text:p text:style-name="Standard">Cómprale algo bonito para su cumpleaños.<text:span text:style-name="Emphasis">Buy her something nice for her birthday.</text:span></text:p>
      <text:p text:style-name="Standard">b. <text:a xlink:type="simple" xlink:href="http://www.spanishdict.com/translate/to%20purchase" text:style-name="Internet_20_link" text:visited-style-name="Visited_20_Internet_20_Link">to purchase</text:a> </text:p>
      <text:p text:style-name="Standard">¿Le gustaría comprar ese artículo?<text:span text:style-name="Emphasis">Would you like to purchase that item?</text:span></text:p>
      <text:p text:style-name="Standard">2. (to bribe) </text:p>
      <text:p text:style-name="Standard">a. <text:a xlink:type="simple" xlink:href="http://www.spanishdict.com/translate/to%20buy%20off" text:style-name="Internet_20_link" text:visited-style-name="Visited_20_Internet_20_Link">to buy off</text:a> </text:p>
      <text:p text:style-name="Standard">Los políticos malvados Intentaron comprar mi silencio.<text:span text:style-name="Emphasis">The evil politicians tried to buy me off. </text:span></text:p>
      <text:p text:style-name="Standard">signifi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note) </text:p>
      <text:p text:style-name="Standard">a. <text:a xlink:type="simple" xlink:href="http://www.spanishdict.com/translate/to%20mean" text:style-name="Internet_20_link" text:visited-style-name="Visited_20_Internet_20_Link">to mean</text:a> </text:p>
      <text:p text:style-name="Standard">He oído esa palabra miles de veces pero aún no me acuerdo de qué significa.<text:span text:style-name="Emphasis">I've heard that word thousands of times but I still can't remember what it means.</text:span></text:p>
      <text:p text:style-name="Standard">b. <text:a xlink:type="simple" xlink:href="http://www.spanishdict.com/translate/to%20signify" text:style-name="Internet_20_link" text:visited-style-name="Visited_20_Internet_20_Link">to signify</text:a> </text:p>
      <text:p text:style-name="Standard">Este cambio de síntomas del paciente significa que el tratamiento está funcionando.<text:span text:style-name="Emphasis">This change in the patient's symptoms signifies that the treatment is working.</text:span></text:p>
      <text:p text:style-name="Standard"><text:soft-page-break/>2. (to represent) </text:p>
      <text:p text:style-name="Standard">a. <text:a xlink:type="simple" xlink:href="http://www.spanishdict.com/translate/to%20mean" text:style-name="Internet_20_link" text:visited-style-name="Visited_20_Internet_20_Link">to mean</text:a> </text:p>
      <text:p text:style-name="Standard">Las luces apagadas significa que la panadería está cerrada.<text:span text:style-name="Emphasis">The lights turned off means that the bakery is closed.</text:span></text:p>
      <text:p text:style-name="Standard">3. (to convey) </text:p>
      <text:p text:style-name="Standard">a. <text:a xlink:type="simple" xlink:href="http://www.spanishdict.com/translate/to%20express" text:style-name="Internet_20_link" text:visited-style-name="Visited_20_Internet_20_Link">to express</text:a> </text:p>
      <text:p text:style-name="Standard">Llamó anoche para significar sus sentimientos a su ex novio.<text:span text:style-name="Emphasis">She called last night to express her feelings to her ex boyfrien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be important) </text:p>
      <text:p text:style-name="Standard">a. <text:a xlink:type="simple" xlink:href="http://www.spanishdict.com/translate/to%20mean" text:style-name="Internet_20_link" text:visited-style-name="Visited_20_Internet_20_Link">to mean</text:a> </text:p>
      <text:p text:style-name="Standard">Tu papel en mi vida siempre ha significado mucho para mí.<text:span text:style-name="Emphasis">Your role in my life has always meant a lot to me.</text:span></text:p>
      <text:p text:style-name="Standard">signific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make oneself known) </text:p>
      <text:p text:style-name="Standard">a. <text:a xlink:type="simple" xlink:href="http://www.spanishdict.com/translate/to%20distinguish%20oneself" text:style-name="Internet_20_link" text:visited-style-name="Visited_20_Internet_20_Link">to distinguish oneself</text:a> </text:p>
      <text:p text:style-name="Standard">Se ha significado como experto en el campo de la psicología.<text:span text:style-name="Emphasis">He's distinguished himself as an expert in the field of psychology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take sides) </text:p>
      <text:p text:style-name="Standard">a. <text:a xlink:type="simple" xlink:href="http://www.spanishdict.com/translate/to%20declare%20onself" text:style-name="Internet_20_link" text:visited-style-name="Visited_20_Internet_20_Link">to declare onself</text:a> </text:p>
      <text:p text:style-name="Standard">Se significó en apoyo de los trabajadores que estaban de huelga.<text:span text:style-name="Emphasis">She declared herself in support for the workers who were on strike.</text:span></text:p>
      <text:p text:style-name="Standard">cui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watch over) </text:p>
      <text:p text:style-name="Standard">a. <text:a xlink:type="simple" xlink:href="http://www.spanishdict.com/translate/to%20take%20care%20of" text:style-name="Internet_20_link" text:visited-style-name="Visited_20_Internet_20_Link">to take care of</text:a> </text:p>
      <text:p text:style-name="Standard">La vecina me cuida las plantas cuando estoy fuera.<text:span text:style-name="Emphasis">My neighbor takes care of my plants when I'm away.</text:span></text:p>
      <text:p text:style-name="Standard">b. <text:a xlink:type="simple" xlink:href="http://www.spanishdict.com/translate/to%20look%20after" text:style-name="Internet_20_link" text:visited-style-name="Visited_20_Internet_20_Link">to look after</text:a> </text:p>
      <text:p text:style-name="Standard">¿Puedes cuidar a los niños mientras hago la cena?<text:span text:style-name="Emphasis">Could you look after the children while I'm cooking dinner?</text:span></text:p>
      <text:p text:style-name="Standard">c. <text:a xlink:type="simple" xlink:href="http://www.spanishdict.com/translate/to%20care%20for" text:style-name="Internet_20_link" text:visited-style-name="Visited_20_Internet_20_Link">to care for</text:a> </text:p>
      <text:p text:style-name="Standard">Él cuida de su padre durante el verano cuando cierran la residencia.<text:span text:style-name="Emphasis">He cares for his father during the summer when the nursing home is closed.</text:span></text:p>
      <text:p text:style-name="Standard">2. (to be attentive) </text:p>
      <text:p text:style-name="Standard">a. <text:a xlink:type="simple" xlink:href="http://www.spanishdict.com/translate/to%20pay%20attention" text:style-name="Internet_20_link" text:visited-style-name="Visited_20_Internet_20_Link">to pay attention</text:a> </text:p>
      <text:p text:style-name="Standard">Cuida mucho los detalles cuando invita a cenar a alguien.<text:span text:style-name="Emphasis">She pays great attention to detail when she invites someone for dinner.</text:span></text:p>
      <text:p text:style-name="Standard">b. <text:a xlink:type="simple" xlink:href="http://www.spanishdict.com/translate/to%20take%20care%20over" text:style-name="Internet_20_link" text:visited-style-name="Visited_20_Internet_20_Link">to take care over</text:a> </text:p>
      <text:p text:style-name="Standard">Cuida su apariencia porque trabaja de cara al público.<text:span text:style-name="Emphasis">He takes care over his appearance because he has a customer-oriented job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watch over) </text:p>
      <text:p text:style-name="Standard">a. <text:a xlink:type="simple" xlink:href="http://www.spanishdict.com/translate/to%20take%20care%20of" text:style-name="Internet_20_link" text:visited-style-name="Visited_20_Internet_20_Link">to take care of</text:a> </text:p>
      <text:p text:style-name="Standard">Puedo cuidar de tu perro mientras estás de vacaciones.<text:span text:style-name="Emphasis">I can take care of your dog while you are on vacation.</text:span></text:p>
      <text:p text:style-name="Standard">b. <text:a xlink:type="simple" xlink:href="http://www.spanishdict.com/translate/to%20make%20sure" text:style-name="Internet_20_link" text:visited-style-name="Visited_20_Internet_20_Link">to make sure</text:a> </text:p>
      <text:p text:style-name="Standard">Cuidaré de que esté todo listo para la inauguración.<text:span text:style-name="Emphasis">I'll make sure that everything is ready for the opening.</text:span></text:p>
      <text:p text:style-name="Standard">cuidarse</text:p>
      <text:p text:style-name="Standard"><text:soft-page-break/><text:a xlink:type="simple" xlink:href="http://www.spanishdict.com/topics/show/85" text:style-name="Internet_20_link" text:visited-style-name="Visited_20_Internet_20_Link">reflexive verb</text:a></text:p>
      <text:p text:style-name="Standard">4. (to watch over oneself) </text:p>
      <text:p text:style-name="Standard">a. <text:a xlink:type="simple" xlink:href="http://www.spanishdict.com/translate/to%20take%20care%20of%20oneself" text:style-name="Internet_20_link" text:visited-style-name="Visited_20_Internet_20_Link">to take care of oneself</text:a> </text:p>
      <text:p text:style-name="Standard">¡Disfruten su viaje y por favor, cuídense bien!<text:span text:style-name="Emphasis">Have fun on your trip, and please take care of yourselves!</text:span></text:p>
      <text:p text:style-name="Standard">b. <text:a xlink:type="simple" xlink:href="http://www.spanishdict.com/translate/to%20look%20after%20oneself" text:style-name="Internet_20_link" text:visited-style-name="Visited_20_Internet_20_Link">to look after oneself</text:a> </text:p>
      <text:p text:style-name="Standard">Cuando cuides de otras personas, asegúrate de cuidarte a ti mismo también.<text:span text:style-name="Emphasis">While taking care of others, make sure to look after yourself as well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watch over) </text:p>
      <text:p text:style-name="Standard">a. no direct translation </text:p>
      <text:p text:style-name="Standard">Se cuidó mucho de volver a insultarlo.<text:span text:style-name="Emphasis">He made sure he was not insulting him again.</text:span></text:p>
      <text:p text:style-name="Standard">El personal del hotel se cuidó de cada detalle en nuestra habitación.<text:span text:style-name="Emphasis">The hotel staff took care of every detail in our room.</text:span></text:p>
      <text:p text:style-name="Standard">ca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drop) </text:p>
      <text:p text:style-name="Standard">a. <text:a xlink:type="simple" xlink:href="http://www.spanishdict.com/translate/to%20fall" text:style-name="Internet_20_link" text:visited-style-name="Visited_20_Internet_20_Link">to fall</text:a> </text:p>
      <text:p text:style-name="Standard">La manzana cayó en la hierba.<text:span text:style-name="Emphasis">The apple fell onto the grass.</text:span></text:p>
      <text:p text:style-name="Standard">2. (to be suspended) </text:p>
      <text:p text:style-name="Standard">a. <text:a xlink:type="simple" xlink:href="http://www.spanishdict.com/translate/to%20hang" text:style-name="Internet_20_link" text:visited-style-name="Visited_20_Internet_20_Link">to hang</text:a> </text:p>
      <text:p text:style-name="Standard">Las sábanas caen de la cama por un lado más que por el otro.<text:span text:style-name="Emphasis">The sheets hang over one side of the bed more than the other.</text:span></text:p>
      <text:p text:style-name="Standard">b. <text:a xlink:type="simple" xlink:href="http://www.spanishdict.com/translate/to%20fall" text:style-name="Internet_20_link" text:visited-style-name="Visited_20_Internet_20_Link">to fall</text:a> </text:p>
      <text:p text:style-name="Standard">El cabello de la muchacha cae sombre sus hombros.<text:span text:style-name="Emphasis">The young woman's hair falls around her shoulders.</text:span></text:p>
      <text:p text:style-name="Standard">3. (weather) </text:p>
      <text:p text:style-name="Standard">a. no direct translation </text:p>
      <text:p text:style-name="Standard">Está cayendo una buena nevada, pon las cadenas a las ruedas.<text:span text:style-name="Emphasis">It's snowing hard; put the chains on the tires.</text:span></text:p>
      <text:p text:style-name="Standard">Tuvimos que quedarnos en casa porque estaba cayendo un chaparrón.<text:span text:style-name="Emphasis">We had to stay home because it was pouring rain.</text:span></text:p>
      <text:p text:style-name="Standard">4. (to lessen) </text:p>
      <text:p text:style-name="Standard">a. <text:a xlink:type="simple" xlink:href="http://www.spanishdict.com/translate/to%20fall" text:style-name="Internet_20_link" text:visited-style-name="Visited_20_Internet_20_Link">to fall</text:a> </text:p>
      <text:p text:style-name="Standard">Esperamos que los precios caigan durante las rebajas del fin de año.<text:span text:style-name="Emphasis">We are expecting that prices will fall during the year-end sales.</text:span></text:p>
      <text:p text:style-name="Standard">b. <text:a xlink:type="simple" xlink:href="http://www.spanishdict.com/translate/to%20drop" text:style-name="Internet_20_link" text:visited-style-name="Visited_20_Internet_20_Link">to drop</text:a> </text:p>
      <text:p text:style-name="Standard">Las temperaturas cayeron por el frente frío.<text:span text:style-name="Emphasis">The temperatures dropped because of the cold front.</text:span></text:p>
      <text:p text:style-name="Standard">5. (to be defeated) </text:p>
      <text:p text:style-name="Standard">a. <text:a xlink:type="simple" xlink:href="http://www.spanishdict.com/translate/to%20fall" text:style-name="Internet_20_link" text:visited-style-name="Visited_20_Internet_20_Link">to fall</text:a> </text:p>
      <text:p text:style-name="Standard">El castillo cayó tras un largo sitio.<text:span text:style-name="Emphasis">The castle fell after a long siege.</text:span></text:p>
      <text:p text:style-name="Standard">b. <text:a xlink:type="simple" xlink:href="http://www.spanishdict.com/translate/to%20be%20caught" text:style-name="Internet_20_link" text:visited-style-name="Visited_20_Internet_20_Link">to be caught</text:a> </text:p>
      <text:p text:style-name="Standard">El criminal cayó tras la confesión de su mujer.<text:span text:style-name="Emphasis">The criminal was caught after his wife confessed.</text:span></text:p>
      <text:p text:style-name="Standard">6. (to pass away) </text:p>
      <text:p text:style-name="Standard">a. <text:a xlink:type="simple" xlink:href="http://www.spanishdict.com/translate/to%20fall" text:style-name="Internet_20_link" text:visited-style-name="Visited_20_Internet_20_Link">to fall</text:a> </text:p>
      <text:p text:style-name="Standard">Muchos soldados han caído defendiendo su país.<text:span text:style-name="Emphasis">A lot of soldiers have fallen in defense of their country.</text:span></text:p>
      <text:p text:style-name="Standard">b. <text:a xlink:type="simple" xlink:href="http://www.spanishdict.com/translate/to%20die" text:style-name="Internet_20_link" text:visited-style-name="Visited_20_Internet_20_Link">to die</text:a> </text:p>
      <text:p text:style-name="Standard">Estamos hoy aquí para honrar a los que cayeron en combate.<text:span text:style-name="Emphasis">We are here today to honor the ones who died in combat.</text:span></text:p>
      <text:p text:style-name="Standard">7. (to take place) </text:p>
      <text:p text:style-name="Standard">a. <text:a xlink:type="simple" xlink:href="http://www.spanishdict.com/translate/to%20fall" text:style-name="Internet_20_link" text:visited-style-name="Visited_20_Internet_20_Link">to fall</text:a> </text:p>
      <text:p text:style-name="Standard"><text:soft-page-break/>En mi familia, hay dos cumpleaños que caen en Navidad.<text:span text:style-name="Emphasis">In my family, we have two birthdays that fall on Christmas.</text:span></text:p>
      <text:p text:style-name="Standard">b. <text:a xlink:type="simple" xlink:href="http://www.spanishdict.com/translate/to%20be" text:style-name="Internet_20_link" text:visited-style-name="Visited_20_Internet_20_Link">to be</text:a> </text:p>
      <text:p text:style-name="Standard">Semana Santa cae en abril este año.<text:span text:style-name="Emphasis">Holy Week is in April this year.</text:span></text:p>
      <text:p text:style-name="Standard">8. (to be located) (Spain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l supermercado cae a tres cuadras de aquí.<text:span text:style-name="Emphasis">The supermarket is three blocks away from here.</text:span></text:p>
      <text:p text:style-name="Standard">9. (to to receive by chance) </text:p>
      <text:p text:style-name="Standard">a. <text:a xlink:type="simple" xlink:href="http://www.spanishdict.com/translate/to%20go%20to" text:style-name="Internet_20_link" text:visited-style-name="Visited_20_Internet_20_Link">to go to</text:a> </text:p>
      <text:p text:style-name="Standard">Ojalá que el premio gordo caiga en los hogares más necesitados.<text:span text:style-name="Emphasis">I hope that the jackpot goes to those who need it the most.</text:span></text:p>
      <text:p text:style-name="Standard">b. <text:a xlink:type="simple" xlink:href="http://www.spanishdict.com/translate/to%20get" text:style-name="Internet_20_link" text:visited-style-name="Visited_20_Internet_20_Link">to get</text:a> </text:p>
      <text:p text:style-name="Standard">Puede que te caiga una multa grande si te estacionas aquí.<text:span text:style-name="Emphasis">You could get a big fine if you park here.</text:span></text:p>
      <text:p text:style-name="Standard">10. (colloquial) (to recall) </text:p>
      <text:p text:style-name="Standard">a. <text:a xlink:type="simple" xlink:href="http://www.spanishdict.com/translate/to%20realize" text:style-name="Internet_20_link" text:visited-style-name="Visited_20_Internet_20_Link">to realize</text:a> </text:p>
      <text:p text:style-name="Standard">¡Acabo de caer en que tengo una cita con el dentista en diez minutos!<text:span text:style-name="Emphasis">I just realized I have an dentist appointment in ten minutes!</text:span></text:p>
      <text:p text:style-name="Standard">b. <text:a xlink:type="simple" xlink:href="http://www.spanishdict.com/translate/to%20remember" text:style-name="Internet_20_link" text:visited-style-name="Visited_20_Internet_20_Link">to remember</text:a> </text:p>
      <text:p text:style-name="Standard">Te conozco de algún lugar, pero no caigo en donde.<text:span text:style-name="Emphasis">I know you from somewhere, but I don't remember from where.</text:span></text:p>
      <text:p text:style-name="Standard">11. (to commit) </text:p>
      <text:p text:style-name="Standard">a. <text:a xlink:type="simple" xlink:href="http://www.spanishdict.com/translate/to%20succumb" text:style-name="Internet_20_link" text:visited-style-name="Visited_20_Internet_20_Link">to succumb</text:a> </text:p>
      <text:p text:style-name="Standard">Me siento culpable porque estoy a dieta, pero caí en la tentación de un pastel de chocolate.<text:span text:style-name="Emphasis">I feel guilty because I'm on a diet, but I succumbed to the temptation of a chocolate cake.</text:span></text:p>
      <text:p text:style-name="Standard">12. (to take the bait) </text:p>
      <text:p text:style-name="Standard">a. <text:a xlink:type="simple" xlink:href="http://www.spanishdict.com/translate/to%20fall%20for%20it" text:style-name="Internet_20_link" text:visited-style-name="Visited_20_Internet_20_Link">to fall for it</text:a> </text:p>
      <text:p text:style-name="Standard">El taxista intentaba engañarme porque me veo extranjero, pero no caí.<text:span text:style-name="Emphasis">The taxi driver was trying to trick me because I look foregin, but I didn't fall for it.</text:span></text:p>
      <text:p text:style-name="Standard">13. (to be apart of) </text:p>
      <text:p text:style-name="Standard">a. <text:a xlink:type="simple" xlink:href="http://www.spanishdict.com/translate/to%20fall" text:style-name="Internet_20_link" text:visited-style-name="Visited_20_Internet_20_Link">to fall</text:a> </text:p>
      <text:p text:style-name="Standard">La venta de pasteles no cae dentro del presupuesto de la escuela.<text:span text:style-name="Emphasis">The bake sale does not fall within the school budget.</text:span></text:p>
      <text:p text:style-name="Standard">14. (to suit) </text:p>
      <text:p text:style-name="Standard">a. no direct translation </text:p>
      <text:p text:style-name="Standard">No bebo porque el alcohol me cae mal.<text:span text:style-name="Emphasis">I don't drink because alcohol disagrees with me.</text:span></text:p>
      <text:p text:style-name="Standard">¡Te cae estupendo ese vestido!<text:span text:style-name="Emphasis">You look great in that dress!</text:span></text:p>
      <text:p text:style-name="Standard">15. (to make an impression) </text:p>
      <text:p text:style-name="Standard">a. no direct translation </text:p>
      <text:p text:style-name="Standard">Me marché porque me cae mal tu primo con sus bromas offensivas.<text:span text:style-name="Emphasis">I had to leave because I can't stand your cousin and his offensive jokes.</text:span></text:p>
      <text:p text:style-name="Standard">Me cae muy bien tu hermano, siempre me hace sonreír.<text:span text:style-name="Emphasis">I really like your brother; he always makes me smile.</text:span></text:p>
      <text:p text:style-name="Standard">16. (to result) </text:p>
      <text:p text:style-name="Standard">a. no direct translation </text:p>
      <text:p text:style-name="Standard">Que Harvard la hubiera rechazado, le cayó mal.<text:span text:style-name="Emphasis">Harvard's refusal upset her.</text:span></text:p>
      <text:p text:style-name="Standard">El embarazo de mi hermana pequeña no cayó bien en la familia.<text:span text:style-name="Emphasis">My little sister's pregnancy shocked the entire family.</text:span></text:p>
      <text:p text:style-name="Standard">17. (to visit) </text:p>
      <text:p text:style-name="Standard">a. <text:a xlink:type="simple" xlink:href="http://www.spanishdict.com/translate/to%20show%20up" text:style-name="Internet_20_link" text:visited-style-name="Visited_20_Internet_20_Link">to show up</text:a> </text:p>
      <text:p text:style-name="Standard">Los invitados están al caer y la cena aún no está lista.<text:span text:style-name="Emphasis">My guests are about to show up and dinner is not ready yet.</text:span></text:p>
      <text:p text:style-name="Standard">b. <text:a xlink:type="simple" xlink:href="http://www.spanishdict.com/translate/to%20drop%20in" text:style-name="Internet_20_link" text:visited-style-name="Visited_20_Internet_20_Link">to drop in</text:a> </text:p>
      <text:p text:style-name="Standard"><text:soft-page-break/>Mis hermanos siempre caen en la cena navideña sin avisar.<text:span text:style-name="Emphasis">My brothers always drop in for Christmas dinner without a calling beforehand.</text:span></text:p>
      <text:p text:style-name="Standard">18. (to get dark) </text:p>
      <text:p text:style-name="Standard">a. <text:a xlink:type="simple" xlink:href="http://www.spanishdict.com/translate/to%20set" text:style-name="Internet_20_link" text:visited-style-name="Visited_20_Internet_20_Link">to set</text:a> (the sun) </text:p>
      <text:p text:style-name="Standard">Está cayendo el sol, es hora de irse a casa.<text:span text:style-name="Emphasis">The sun is setting; it's time to go home.</text:span></text:p>
      <text:p text:style-name="Standard">b. <text:a xlink:type="simple" xlink:href="http://www.spanishdict.com/translate/to%20fall" text:style-name="Internet_20_link" text:visited-style-name="Visited_20_Internet_20_Link">to fall</text:a> (night) </text:p>
      <text:p text:style-name="Standard">Se pueden ver las estrellas cuando cae la noche.<text:span text:style-name="Emphasis">You can see the stars when the night falls.</text:span></text:p>
      <text:p text:style-name="Standard">ca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9. (to fall downward) </text:p>
      <text:p text:style-name="Standard">a. <text:a xlink:type="simple" xlink:href="http://www.spanishdict.com/translate/to%20fall" text:style-name="Internet_20_link" text:visited-style-name="Visited_20_Internet_20_Link">to fall</text:a> </text:p>
      <text:p text:style-name="Standard">Mi hijo se cayó corriendo y se lastimó las rodillas.<text:span text:style-name="Emphasis">My son fell while running and hurt his knees.</text:span></text:p>
      <text:p text:style-name="Standard">b. <text:a xlink:type="simple" xlink:href="http://www.spanishdict.com/translate/to%20fall%20over" text:style-name="Internet_20_link" text:visited-style-name="Visited_20_Internet_20_Link">to fall over</text:a> </text:p>
      <text:p text:style-name="Standard">El vaso se cayó de la barra y se hizo pedazos.<text:span text:style-name="Emphasis">The glass fell off the bar and broke into pieces.</text:span></text:p>
      <text:p text:style-name="Standard">c. <text:a xlink:type="simple" xlink:href="http://www.spanishdict.com/translate/to%20fall%20down" text:style-name="Internet_20_link" text:visited-style-name="Visited_20_Internet_20_Link">to fall down</text:a> </text:p>
      <text:p text:style-name="Standard">Mi bebé está aprendiendo a andar y se cae muy a menudo.<text:span text:style-name="Emphasis">My baby is learning to walk and he falls down quite often.</text:span></text:p>
      <text:p text:style-name="Standard">d. <text:a xlink:type="simple" xlink:href="http://www.spanishdict.com/translate/to%20collapse" text:style-name="Internet_20_link" text:visited-style-name="Visited_20_Internet_20_Link">to collapse</text:a> </text:p>
      <text:p text:style-name="Standard">El edificio se cayó tras el terremoto.<text:span text:style-name="Emphasis">The building collapsed after the earthquake.</text:span></text:p>
      <text:p text:style-name="Standard">e. <text:a xlink:type="simple" xlink:href="http://www.spanishdict.com/translate/to%20drop" text:style-name="Internet_20_link" text:visited-style-name="Visited_20_Internet_20_Link">to drop</text:a> </text:p>
      <text:p text:style-name="Standard">Ten cuidado que no se te caiga la sopa.<text:span text:style-name="Emphasis">Be careful that you don't drop the soup.</text:span></text:p>
      <text:p text:style-name="Standard">20. (to detach) </text:p>
      <text:p text:style-name="Standard">a. <text:a xlink:type="simple" xlink:href="http://www.spanishdict.com/translate/to%20fall%20out" text:style-name="Internet_20_link" text:visited-style-name="Visited_20_Internet_20_Link">to fall out</text:a> </text:p>
      <text:p text:style-name="Standard">En cuanto se le caiga un diente de leche, ponlo debajo de la almohada.<text:span text:style-name="Emphasis">As soon as your baby tooth falls out, place it under the pillow.</text:span></text:p>
      <text:p text:style-name="Standard">b. <text:a xlink:type="simple" xlink:href="http://www.spanishdict.com/translate/to%20fall%20off" text:style-name="Internet_20_link" text:visited-style-name="Visited_20_Internet_20_Link">to fall off</text:a> </text:p>
      <text:p text:style-name="Standard">En otoño, las hojas cambian de color y se caen del los árboles.<text:span text:style-name="Emphasis">In autumn, the leaves change color and fall off the trees.</text:span></text:p>
      <text:p text:style-name="Standard">21. (figurative) (to reach the highest degree) </text:p>
      <text:p text:style-name="Standard">a. no direct translation </text:p>
      <text:p text:style-name="Standard">Me caigo de cansancio, pero tengo que estudiar para el examen de mañana.<text:span text:style-name="Emphasis">I am really tired, but I have to study for tomorrow's exam.</text:span></text:p>
      <text:p text:style-name="Standard">Mi bebé está llorando porque se cae de sueño.<text:span text:style-name="Emphasis">My baby is crying because he's very sleepy.</text:span></text:p>
      <text:p text:style-name="Standard">22. (computing) </text:p>
      <text:p text:style-name="Standard">a. <text:a xlink:type="simple" xlink:href="http://www.spanishdict.com/translate/to%20go%20down" text:style-name="Internet_20_link" text:visited-style-name="Visited_20_Internet_20_Link">to go down</text:a> </text:p>
      <text:p text:style-name="Standard">La red de la universidad se cayó por mantenimiento.<text:span text:style-name="Emphasis">The university network went down due to maintenance.</text:span></text:p>
      <text:p text:style-name="Standard">pe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quest) </text:p>
      <text:p text:style-name="Standard">a. <text:a xlink:type="simple" xlink:href="http://www.spanishdict.com/translate/to%20ask%20for" text:style-name="Internet_20_link" text:visited-style-name="Visited_20_Internet_20_Link">to ask for</text:a> </text:p>
      <text:p text:style-name="Standard">Llamó para pedir más dinero.<text:span text:style-name="Emphasis">He called to ask for more money.</text:span></text:p>
      <text:p text:style-name="Standard">b. <text:a xlink:type="simple" xlink:href="http://www.spanishdict.com/translate/to%20beg%20for" text:style-name="Internet_20_link" text:visited-style-name="Visited_20_Internet_20_Link">to beg for</text:a> </text:p>
      <text:p text:style-name="Standard">Había muchos indigentes pidiendo limosna en el metro.<text:span text:style-name="Emphasis">There were lots of homeless people begging for money in the metro.</text:span></text:p>
      <text:p text:style-name="Standard">2. (in a restaurant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Voy a pedir tacos de pescado.<text:span text:style-name="Emphasis">I'm going to order fish tacos.</text:span></text:p>
      <text:p text:style-name="Standard">b. <text:a xlink:type="simple" xlink:href="http://www.spanishdict.com/translate/to%20ask%20for" text:style-name="Internet_20_link" text:visited-style-name="Visited_20_Internet_20_Link">to ask for</text:a> (the check) </text:p>
      <text:p text:style-name="Standard">Pide la cuenta, por favor.<text:span text:style-name="Emphasis">Can you ask for the check, please?</text:span></text:p>
      <text:p text:style-name="Standard">3. (goods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<text:soft-page-break/>Acabo de recibir el DVD que pedí.<text:span text:style-name="Emphasis">I have just received the DVD I ordered.</text:span></text:p>
      <text:p text:style-name="Standard">b. <text:a xlink:type="simple" xlink:href="http://www.spanishdict.com/translate/to%20ask%20for" text:style-name="Internet_20_link" text:visited-style-name="Visited_20_Internet_20_Link">to ask for</text:a> (a price) </text:p>
      <text:p text:style-name="Standard">Están pidiendo $300 por taquilla para el concierto.<text:span text:style-name="Emphasis">They're asking $300 per ticket for the concert.</text:span></text:p>
      <text:p text:style-name="Standard">4. (to command) </text:p>
      <text:p text:style-name="Standard">a. <text:a xlink:type="simple" xlink:href="http://www.spanishdict.com/translate/to%20demand" text:style-name="Internet_20_link" text:visited-style-name="Visited_20_Internet_20_Link">to demand</text:a> </text:p>
      <text:p text:style-name="Standard">Me pidió una explicación de inmediato.<text:span text:style-name="Emphasis">He demanded an explanation immediately.</text:span></text:p>
      <text:p text:style-name="Standard">5. (to require) </text:p>
      <text:p text:style-name="Standard">a. <text:a xlink:type="simple" xlink:href="http://www.spanishdict.com/translate/to%20need" text:style-name="Internet_20_link" text:visited-style-name="Visited_20_Internet_20_Link">to need</text:a> </text:p>
      <text:p text:style-name="Standard">Esta posición pide un mínimo de cinco años de experiencia.<text:span text:style-name="Emphasis">This positions needs a minimum of five years of work experience.</text:span></text:p>
      <text:p text:style-name="Standard">b. <text:a xlink:type="simple" xlink:href="http://www.spanishdict.com/translate/to%20cry%20out%20for" text:style-name="Internet_20_link" text:visited-style-name="Visited_20_Internet_20_Link">to cry out for</text:a> </text:p>
      <text:p text:style-name="Standard">Este cachorro pide atención constantemente.<text:span text:style-name="Emphasis">This puppy is constantly crying out for attention.</text:span></text:p>
      <text:p text:style-name="Standard">c. <text:a xlink:type="simple" xlink:href="http://www.spanishdict.com/translate/to%20call%20for" text:style-name="Internet_20_link" text:visited-style-name="Visited_20_Internet_20_Link">to call for</text:a> </text:p>
      <text:p text:style-name="Standard">Esta carne jugosa pide un buen vino tinto.<text:span text:style-name="Emphasis">This juicy meat calls for a good red wine.</text:span></text:p>
      <text:p text:style-name="Standard">6. (to propose to) </text:p>
      <text:p text:style-name="Standard">a. <text:a xlink:type="simple" xlink:href="http://www.spanishdict.com/translate/to%20ask" text:style-name="Internet_20_link" text:visited-style-name="Visited_20_Internet_20_Link">to ask</text:a> </text:p>
      <text:p text:style-name="Standard">Se arrodilló y me pidió matrimonio.<text:span text:style-name="Emphasis">He got down on one knee and asked me to marry him.</text:span></text:p>
      <text:p text:style-name="Standard">7. (legal) </text:p>
      <text:p text:style-name="Standard">a. <text:a xlink:type="simple" xlink:href="http://www.spanishdict.com/translate/to%20ask%20for" text:style-name="Internet_20_link" text:visited-style-name="Visited_20_Internet_20_Link">to ask for</text:a> </text:p>
      <text:p text:style-name="Standard">El acusado le pidió al juez una sentencia más corta.<text:span text:style-name="Emphasis">The defendant asked the judge for a shorter sentenc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8. (in a restaurant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¿Me da un minuto, por favor? Aún no sé lo que voy a pedir.<text:span text:style-name="Emphasis">Would you give me another minute, please? I still don't know what I'm going to order.</text:span></text:p>
      <text:p text:style-name="Standard">9. (religious) </text:p>
      <text:p text:style-name="Standard">a. <text:a xlink:type="simple" xlink:href="http://www.spanishdict.com/translate/to%20pray" text:style-name="Internet_20_link" text:visited-style-name="Visited_20_Internet_20_Link">to pray</text:a> </text:p>
      <text:p text:style-name="Standard">Mi abuela siempre pedía por cada uno de sus nietos.<text:span text:style-name="Emphasis">My grandmother used to pray for each and every one of her grandchildren.</text:span></text:p>
      <text:p text:style-name="Standard">ped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choose) </text:p>
      <text:p text:style-name="Standard">a. <text:a xlink:type="simple" xlink:href="http://www.spanishdict.com/translate/to%20have%20dibs%20on" text:style-name="Internet_20_link" text:visited-style-name="Visited_20_Internet_20_Link">to have dibs on</text:a> (United States) </text:p>
      <text:p text:style-name="Standard">¡Me pido el asiento delantero!<text:span text:style-name="Emphasis">I have dibs on the front seat!</text:span></text:p>
      <text:p text:style-name="Standard">b. <text:a xlink:type="simple" xlink:href="http://www.spanishdict.com/translate/to%20bag" text:style-name="Internet_20_link" text:visited-style-name="Visited_20_Internet_20_Link">to bag</text:a> (colloquial) (United Kingdom) </text:p>
      <text:p text:style-name="Standard">¡Me pido el balón rosa!<text:span text:style-name="Emphasis">I bag the pink ball!</text:span></text:p>
      <text:p text:style-name="Standard">ma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the life of) </text:p>
      <text:p text:style-name="Standard">a. <text:a xlink:type="simple" xlink:href="http://www.spanishdict.com/translate/to%20kill" text:style-name="Internet_20_link" text:visited-style-name="Visited_20_Internet_20_Link">to kill</text:a> </text:p>
      <text:p text:style-name="Standard">El asaltante mató al vigilante del banco.<text:span text:style-name="Emphasis">The robber killed the bank's security guard.</text:span></text:p>
      <text:p text:style-name="Standard">b. <text:a xlink:type="simple" xlink:href="http://www.spanishdict.com/translate/to%20slaughter" text:style-name="Internet_20_link" text:visited-style-name="Visited_20_Internet_20_Link">to slaughter</text:a> </text:p>
      <text:p text:style-name="Standard">Matan alrededor de 60 reses al día en el rastro municipal. <text:span text:style-name="Emphasis">They slaughter about 60 cattle a day in the municipal slaughterhouse.</text:span></text:p>
      <text:p text:style-name="Standard">2. (figurative) (to bother) </text:p>
      <text:p text:style-name="Standard">a. <text:a xlink:type="simple" xlink:href="http://www.spanishdict.com/translate/to%20kill" text:style-name="Internet_20_link" text:visited-style-name="Visited_20_Internet_20_Link">to kill</text:a> </text:p>
      <text:p text:style-name="Standard">Estos zapatitos de cristal me están matando.<text:span text:style-name="Emphasis">These glass slippers are killing me.</text:span></text:p>
      <text:p text:style-name="Standard">3. (figurative) (to get mad at) </text:p>
      <text:p text:style-name="Standard">a. <text:a xlink:type="simple" xlink:href="http://www.spanishdict.com/translate/to%20kill" text:style-name="Internet_20_link" text:visited-style-name="Visited_20_Internet_20_Link">to kill</text:a> </text:p>
      <text:p text:style-name="Standard">Mis papás me matarán si no saco buenas notas este semestre.<text:span text:style-name="Emphasis">My parents will kill me if I don't get good grades this semester.</text:span></text:p>
      <text:p text:style-name="Standard"><text:soft-page-break/>4. (figurative) (to pass) </text:p>
      <text:p text:style-name="Standard">a. <text:a xlink:type="simple" xlink:href="http://www.spanishdict.com/translate/to%20kill" text:style-name="Internet_20_link" text:visited-style-name="Visited_20_Internet_20_Link">to kill</text:a> </text:p>
      <text:p text:style-name="Standard">¿Quieres ir a un café para matar el tiempo antes de que empiece la película?<text:span text:style-name="Emphasis">Do you want to go to a cafe to kill time before the movie starts?</text:span></text:p>
      <text:p text:style-name="Standard">5. (to smooth) </text:p>
      <text:p text:style-name="Standard">a. <text:a xlink:type="simple" xlink:href="http://www.spanishdict.com/translate/to%20file%20down" text:style-name="Internet_20_link" text:visited-style-name="Visited_20_Internet_20_Link">to file down</text:a> </text:p>
      <text:p text:style-name="Standard">Hay que matar la llave tantito para que quepa.<text:span text:style-name="Emphasis">You have to file the key down a bit so it will fit.</text:span></text:p>
      <text:p text:style-name="Standard">6. (to dull) </text:p>
      <text:p text:style-name="Standard">a. <text:a xlink:type="simple" xlink:href="http://www.spanishdict.com/translate/to%20tone%20down" text:style-name="Internet_20_link" text:visited-style-name="Visited_20_Internet_20_Link">to tone down</text:a> </text:p>
      <text:p text:style-name="Standard">Este color es demasiado fuerte para el dormitorio. Habrá que matarlo un poco.<text:span text:style-name="Emphasis">This color is far too strong for the bedroom. We'll need to tone it down a bit.</text:span></text:p>
      <text:p text:style-name="Standard">7. (to satisfy) </text:p>
      <text:p text:style-name="Standard">a. <text:a xlink:type="simple" xlink:href="http://www.spanishdict.com/translate/to%20quench" text:style-name="Internet_20_link" text:visited-style-name="Visited_20_Internet_20_Link">to quench</text:a> </text:p>
      <text:p text:style-name="Standard">Necesito beber algo para matar la sed.<text:span text:style-name="Emphasis">I need to drink something to quench my thirst.</text:span></text:p>
      <text:p text:style-name="Standard">b. <text:a xlink:type="simple" xlink:href="http://www.spanishdict.com/translate/to%20slake" text:style-name="Internet_20_link" text:visited-style-name="Visited_20_Internet_20_Link">to slake</text:a> (formal) </text:p>
      <text:p text:style-name="Standard">Tengo tanta sed que tendría que tomar un lago para matarla. <text:span text:style-name="Emphasis">I'm so thirsty that I'd have to drink a lake to slake my thirst. </text:span></text:p>
      <text:p text:style-name="Standard">c. <text:a xlink:type="simple" xlink:href="http://www.spanishdict.com/translate/to%20stave%20off" text:style-name="Internet_20_link" text:visited-style-name="Visited_20_Internet_20_Link">to stave off</text:a> </text:p>
      <text:p text:style-name="Standard">Voy a comer unas almendras para matar el hambre. <text:span text:style-name="Emphasis">I'm going to eat some almonds to stave off my hunger. </text:span></text:p>
      <text:p text:style-name="Standard">8. (to astound) </text:p>
      <text:p text:style-name="Standard">a. <text:a xlink:type="simple" xlink:href="http://www.spanishdict.com/translate/to%20shock" text:style-name="Internet_20_link" text:visited-style-name="Visited_20_Internet_20_Link">to shock</text:a> </text:p>
      <text:p text:style-name="Standard">Me mató tu hermano con la noticia de su boda repentina en Las Vegas.<text:span text:style-name="Emphasis">Your brother shocked me with the news of his spur-of-the-moment wedding in Las Vega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9. (religious) </text:p>
      <text:p text:style-name="Standard">a. <text:a xlink:type="simple" xlink:href="http://www.spanishdict.com/translate/to%20kill" text:style-name="Internet_20_link" text:visited-style-name="Visited_20_Internet_20_Link">to kill</text:a> </text:p>
      <text:p text:style-name="Standard">¿Es el sexto el mandamiento que habla de no matar?<text:span text:style-name="Emphasis">Is the sixth commandment the one that talks about not killing?</text:span></text:p>
      <text:p text:style-name="Standard">ma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0. (to commit suicide) </text:p>
      <text:p text:style-name="Standard">a. <text:a xlink:type="simple" xlink:href="http://www.spanishdict.com/translate/to%20kill%20oneself" text:style-name="Internet_20_link" text:visited-style-name="Visited_20_Internet_20_Link">to kill oneself</text:a> </text:p>
      <text:p text:style-name="Standard">Es la segunda vez que intenta matarse.<text:span text:style-name="Emphasis">This is the second time he's tried to kill himself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1. (figurative) (to work hard) </text:p>
      <text:p text:style-name="Standard">a. <text:a xlink:type="simple" xlink:href="http://www.spanishdict.com/translate/to%20kill%20oneself" text:style-name="Internet_20_link" text:visited-style-name="Visited_20_Internet_20_Link">to kill oneself</text:a> </text:p>
      <text:p text:style-name="Standard">Los trabajadores se mataron para enviar el pedido a tiempo.<text:span text:style-name="Emphasis">The workers killed themselves to deliver the order on time.</text:span></text:p>
      <text:p text:style-name="Standard">12. (to die) </text:p>
      <text:p text:style-name="Standard">a. <text:a xlink:type="simple" xlink:href="http://www.spanishdict.com/translate/to%20be%20killed" text:style-name="Internet_20_link" text:visited-style-name="Visited_20_Internet_20_Link">to be killed</text:a> </text:p>
      <text:p text:style-name="Standard">El soldado se mató en la emboscada.<text:span text:style-name="Emphasis">The soldier was killed in the ambush.</text:span></text:p>
      <text:p text:style-name="Standard">encont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find something lost) </text:p>
      <text:p text:style-name="Standard">a. <text:a xlink:type="simple" xlink:href="http://www.spanishdict.com/translate/to%20find" text:style-name="Internet_20_link" text:visited-style-name="Visited_20_Internet_20_Link">to find</text:a> </text:p>
      <text:p text:style-name="Standard">Al fin encontré las llaves del coche.<text:span text:style-name="Emphasis">I finally found my car keys.</text:span></text:p>
      <text:p text:style-name="Standard">2. (to uncover) </text:p>
      <text:p text:style-name="Standard">a. <text:a xlink:type="simple" xlink:href="http://www.spanishdict.com/translate/to%20discover" text:style-name="Internet_20_link" text:visited-style-name="Visited_20_Internet_20_Link">to discover</text:a> </text:p>
      <text:p text:style-name="Standard">Ellos encontraron una caja vieja en el bosque. <text:span text:style-name="Emphasis">They discovered an old box in the forest. </text:span></text:p>
      <text:p text:style-name="Standard">b. <text:a xlink:type="simple" xlink:href="http://www.spanishdict.com/translate/to%20encounter" text:style-name="Internet_20_link" text:visited-style-name="Visited_20_Internet_20_Link">to encounter</text:a> </text:p>
      <text:p text:style-name="Standard"><text:soft-page-break/>Encontramos una división en el sendero y no sabemos qué dirección tomar. <text:span text:style-name="Emphasis">We found a split in the trail and we don't know which one to take. </text:span></text:p>
      <text:p text:style-name="Standard">3. (to get together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Nos encontraremos en el bar para una copa.<text:span text:style-name="Emphasis">We'll meet at the bar for a drink.</text:span></text:p>
      <text:p text:style-name="Standard">encont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situated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La playa se encuentra al otro lado de la calle.<text:span text:style-name="Emphasis">The beach is on the opposite side of the street.</text:span></text:p>
      <text:p text:style-name="Standard">5. (to sense) </text:p>
      <text:p text:style-name="Standard">a. <text:a xlink:type="simple" xlink:href="http://www.spanishdict.com/translate/to%20feel" text:style-name="Internet_20_link" text:visited-style-name="Visited_20_Internet_20_Link">to feel</text:a> </text:p>
      <text:p text:style-name="Standard">No me encuentro animado.<text:span text:style-name="Emphasis">I don't feel lively.</text:span></text:p>
      <text:p text:style-name="Standard">escrib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write" text:style-name="Internet_20_link" text:visited-style-name="Visited_20_Internet_20_Link">to write</text:a> </text:p>
      <text:p text:style-name="Standard">El alumno escribió su ensayo de 20 páginas dentro de una noche. <text:span text:style-name="Emphasis">The student wrote his 20 page essay in one night. </text:span></text:p>
      <text:p text:style-name="Standard">Escribe lo que digo.<text:span text:style-name="Emphasis">Write what I say.</text:span></text:p>
      <text:p text:style-name="Standard">2. (to compose) </text:p>
      <text:p text:style-name="Standard">a. <text:a xlink:type="simple" xlink:href="http://www.spanishdict.com/translate/to%20write" text:style-name="Internet_20_link" text:visited-style-name="Visited_20_Internet_20_Link">to write</text:a> </text:p>
      <text:p text:style-name="Standard">Me escribió una canción de amor.<text:span text:style-name="Emphasis">He wrote me a love song.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3. (to spell) </text:p>
      <text:p text:style-name="Standard">a. <text:a xlink:type="simple" xlink:href="http://www.spanishdict.com/translate/to%20write" text:style-name="Internet_20_link" text:visited-style-name="Visited_20_Internet_20_Link">to write</text:a> </text:p>
      <text:p text:style-name="Standard">Los nombres propios se escriben con mayúscula.<text:span text:style-name="Emphasis">Proper nouns are written with capital letters.</text:span></text:p>
      <text:p text:style-name="Standard">escribi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4. (to correspond) </text:p>
      <text:p text:style-name="Standard">a. <text:a xlink:type="simple" xlink:href="http://www.spanishdict.com/translate/to%20write%20to%20one%20another" text:style-name="Internet_20_link" text:visited-style-name="Visited_20_Internet_20_Link">to write to one another</text:a> </text:p>
      <text:p text:style-name="Standard">Nos escribimos todos los días.<text:span text:style-name="Emphasis">We write to each other every day.</text:span></text:p>
      <text:p text:style-name="Standard">le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prehend text) </text:p>
      <text:p text:style-name="Standard">a. <text:a xlink:type="simple" xlink:href="http://www.spanishdict.com/translate/to%20read" text:style-name="Internet_20_link" text:visited-style-name="Visited_20_Internet_20_Link">to read</text:a> </text:p>
      <text:p text:style-name="Standard">Deberías leer las obras completas de Shakespeare.<text:span text:style-name="Emphasis">You should read the complete works of Shakespeare.</text:span></text:p>
      <text:p text:style-name="Standard">2. (to guess a person's thoughts) </text:p>
      <text:p text:style-name="Standard">a. <text:a xlink:type="simple" xlink:href="http://www.spanishdict.com/translate/to%20read" text:style-name="Internet_20_link" text:visited-style-name="Visited_20_Internet_20_Link">to read</text:a> </text:p>
      <text:p text:style-name="Standard">A ese jugador de póker es imposible leerle la cara. <text:span text:style-name="Emphasis">It's impossible to read that poker player's face. </text:span></text:p>
      <text:p text:style-name="Standard">3. (computing) </text:p>
      <text:p text:style-name="Standard">a. <text:a xlink:type="simple" xlink:href="http://www.spanishdict.com/translate/to%20read" text:style-name="Internet_20_link" text:visited-style-name="Visited_20_Internet_20_Link">to read</text:a> </text:p>
      <text:p text:style-name="Standard">Se produjo un error al leer el documento.<text:span text:style-name="Emphasis">An error occurred while reading the document.</text:span></text:p>
      <text:p text:style-name="Standard">4. (education) </text:p>
      <text:p text:style-name="Standard">a. <text:a xlink:type="simple" xlink:href="http://www.spanishdict.com/translate/to%20defend" text:style-name="Internet_20_link" text:visited-style-name="Visited_20_Internet_20_Link">to defend</text:a> </text:p>
      <text:p text:style-name="Standard">Leyó su tesis doctoral frente a un panel de profesores.<text:span text:style-name="Emphasis">She defended her doctoral thesis in front of a panel of professor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comprehend text) </text:p>
      <text:p text:style-name="Standard">a. <text:a xlink:type="simple" xlink:href="http://www.spanishdict.com/translate/to%20read" text:style-name="Internet_20_link" text:visited-style-name="Visited_20_Internet_20_Link">to read</text:a> </text:p>
      <text:p text:style-name="Standard">Leo antes de acostarme para relajarme.<text:span text:style-name="Emphasis">I read before going to bed to relax a bit.</text:span></text:p>
      <text:p text:style-name="Standard"><text:soft-page-break/>sal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exit) </text:p>
      <text:p text:style-name="Standard">a. <text:a xlink:type="simple" xlink:href="http://www.spanishdict.com/translate/to%20go%20out" text:style-name="Internet_20_link" text:visited-style-name="Visited_20_Internet_20_Link">to go out</text:a> </text:p>
      <text:p text:style-name="Standard">Usa el ascensor para salir.<text:span text:style-name="Emphasis">Take the elevator to go out.</text:span></text:p>
      <text:p text:style-name="Standard">b. <text:a xlink:type="simple" xlink:href="http://www.spanishdict.com/translate/to%20leave" text:style-name="Internet_20_link" text:visited-style-name="Visited_20_Internet_20_Link">to leave</text:a> </text:p>
      <text:p text:style-name="Standard">Jake salió pero dijo que nos encontraría para almorzar.<text:span text:style-name="Emphasis">Jake left but said he would meet us for lunch.</text:span></text:p>
      <text:p text:style-name="Standard">c. <text:a xlink:type="simple" xlink:href="http://www.spanishdict.com/translate/to%20come%20out" text:style-name="Internet_20_link" text:visited-style-name="Visited_20_Internet_20_Link">to come out</text:a> </text:p>
      <text:p text:style-name="Standard">No salgas sin primero ponerte el abrigo y las botas.<text:span text:style-name="Emphasis">Don't come out without first putting on your coat and boots.</text:span></text:p>
      <text:p text:style-name="Standard">d. <text:a xlink:type="simple" xlink:href="http://www.spanishdict.com/translate/to%20get%20out" text:style-name="Internet_20_link" text:visited-style-name="Visited_20_Internet_20_Link">to get out</text:a> </text:p>
      <text:p text:style-name="Standard">Si no sales de la piscina ya, estarás castigado.<text:span text:style-name="Emphasis">If you don't get out of the pool right now, you're grounded.</text:span></text:p>
      <text:p text:style-name="Standard">2. (to depart) </text:p>
      <text:p text:style-name="Standard">a. <text:a xlink:type="simple" xlink:href="http://www.spanishdict.com/translate/to%20leave" text:style-name="Internet_20_link" text:visited-style-name="Visited_20_Internet_20_Link">to leave</text:a> </text:p>
      <text:p text:style-name="Standard">El tren está a punto de salir.<text:span text:style-name="Emphasis">The train is about to leave.</text:span></text:p>
      <text:p text:style-name="Standard">b. <text:a xlink:type="simple" xlink:href="http://www.spanishdict.com/translate/to%20set%20off" text:style-name="Internet_20_link" text:visited-style-name="Visited_20_Internet_20_Link">to set off</text:a> </text:p>
      <text:p text:style-name="Standard">¿Listos para salir, muchachos?<text:span text:style-name="Emphasis">Ready to set off, guys?</text:span></text:p>
      <text:p text:style-name="Standard">3. (to date) </text:p>
      <text:p text:style-name="Standard">a. <text:a xlink:type="simple" xlink:href="http://www.spanishdict.com/translate/to%20go%20out" text:style-name="Internet_20_link" text:visited-style-name="Visited_20_Internet_20_Link">to go out</text:a> </text:p>
      <text:p text:style-name="Standard">Rosie y Evan llevan años saliendo.<text:span text:style-name="Emphasis">Rosie and Evan have been going out for years.</text:span></text:p>
      <text:p text:style-name="Standard">4. (to do activities outside the house) </text:p>
      <text:p text:style-name="Standard">a. <text:a xlink:type="simple" xlink:href="http://www.spanishdict.com/translate/to%20go%20out" text:style-name="Internet_20_link" text:visited-style-name="Visited_20_Internet_20_Link">to go out</text:a> </text:p>
      <text:p text:style-name="Standard">Salgamos este fin de semana.<text:span text:style-name="Emphasis">Let's go out this weekend.</text:span></text:p>
      <text:p text:style-name="Standard">5. (to result) </text:p>
      <text:p text:style-name="Standard">a. <text:a xlink:type="simple" xlink:href="http://www.spanishdict.com/translate/to%20turn%20out" text:style-name="Internet_20_link" text:visited-style-name="Visited_20_Internet_20_Link">to turn out</text:a> </text:p>
      <text:p text:style-name="Standard">Las cosas no siempre salen como se espera.<text:span text:style-name="Emphasis">Things don't always turn out as expected.</text:span></text:p>
      <text:p text:style-name="Standard">b. <text:a xlink:type="simple" xlink:href="http://www.spanishdict.com/translate/to%20go" text:style-name="Internet_20_link" text:visited-style-name="Visited_20_Internet_20_Link">to go</text:a> </text:p>
      <text:p text:style-name="Standard">¿Cómo salió todo en la junta?<text:span text:style-name="Emphasis">How did everything go in the meeting?</text:span></text:p>
      <text:p text:style-name="Standard">c. <text:a xlink:type="simple" xlink:href="http://www.spanishdict.com/translate/to%20work%20out" text:style-name="Internet_20_link" text:visited-style-name="Visited_20_Internet_20_Link">to work out</text:a> </text:p>
      <text:p text:style-name="Standard">Al final de todo, las cosas me salieron bien.<text:span text:style-name="Emphasis">In the end, everything worked out well for me.</text:span></text:p>
      <text:p text:style-name="Standard">6. (to originate) </text:p>
      <text:p text:style-name="Standard">a. <text:a xlink:type="simple" xlink:href="http://www.spanishdict.com/translate/to%20come%20from" text:style-name="Internet_20_link" text:visited-style-name="Visited_20_Internet_20_Link">to come from</text:a> </text:p>
      <text:p text:style-name="Standard">El éxito sale del trabajo duro.<text:span text:style-name="Emphasis">Success comes from hard work.</text:span></text:p>
      <text:p text:style-name="Standard">7. (to come into sight) </text:p>
      <text:p text:style-name="Standard">a. <text:a xlink:type="simple" xlink:href="http://www.spanishdict.com/translate/to%20rise" text:style-name="Internet_20_link" text:visited-style-name="Visited_20_Internet_20_Link">to rise</text:a> </text:p>
      <text:p text:style-name="Standard">Subimos a la cima para ver el sol saliendo sobre las montañas. <text:span text:style-name="Emphasis">We hiked to the summit to see the sun rise over the mountains. </text:span></text:p>
      <text:p text:style-name="Standard">b. <text:a xlink:type="simple" xlink:href="http://www.spanishdict.com/translate/to%20come%20out" text:style-name="Internet_20_link" text:visited-style-name="Visited_20_Internet_20_Link">to come out</text:a> </text:p>
      <text:p text:style-name="Standard">Mira ese avión que va saliendo de la tormenta.<text:span text:style-name="Emphasis">Look at that plane that's coming out of the storm.</text:span></text:p>
      <text:p text:style-name="Standard">c. <text:a xlink:type="simple" xlink:href="http://www.spanishdict.com/translate/to%20come%20up" text:style-name="Internet_20_link" text:visited-style-name="Visited_20_Internet_20_Link">to come up</text:a> </text:p>
      <text:p text:style-name="Standard">Cuando salió la luna, las brujas empezaron a bailar.<text:span text:style-name="Emphasis">When the moon came up, the witches began to dance.</text:span></text:p>
      <text:p text:style-name="Standard">d. <text:a xlink:type="simple" xlink:href="http://www.spanishdict.com/translate/to%20come%20through" text:style-name="Internet_20_link" text:visited-style-name="Visited_20_Internet_20_Link">to come through</text:a> (teeth) </text:p>
      <text:p text:style-name="Standard">La nena está llorando porque le están saliendo los dientes.<text:span text:style-name="Emphasis">The baby is crying because her teeth are coming through.</text:span></text:p>
      <text:p text:style-name="Standard">e. <text:a xlink:type="simple" xlink:href="http://www.spanishdict.com/translate/to%20appear" text:style-name="Internet_20_link" text:visited-style-name="Visited_20_Internet_20_Link">to appear</text:a> </text:p>
      <text:p text:style-name="Standard">Salió una gotera en el techo.<text:span text:style-name="Emphasis">A leak appeared in the ceiling</text:span></text:p>
      <text:p text:style-name="Standard">8. (to sprout) </text:p>
      <text:p text:style-name="Standard">a. <text:a xlink:type="simple" xlink:href="http://www.spanishdict.com/translate/to%20come%20up" text:style-name="Internet_20_link" text:visited-style-name="Visited_20_Internet_20_Link">to come up</text:a> </text:p>
      <text:p text:style-name="Standard">Mira, en el jardín salieron unos narcisos.<text:span text:style-name="Emphasis">Look, some daffodils came up in the garden.</text:span></text:p>
      <text:p text:style-name="Standard">b. <text:a xlink:type="simple" xlink:href="http://www.spanishdict.com/translate/to%20put%20out" text:style-name="Internet_20_link" text:visited-style-name="Visited_20_Internet_20_Link">to put out</text:a> </text:p>
      <text:p text:style-name="Standard"><text:soft-page-break/>Al manzano le salieron unas flores.<text:span text:style-name="Emphasis">The apple tree put out some flowers.</text:span></text:p>
      <text:p text:style-name="Standard">9. (to remove) </text:p>
      <text:p text:style-name="Standard">a. <text:a xlink:type="simple" xlink:href="http://www.spanishdict.com/translate/to%20come%20out" text:style-name="Internet_20_link" text:visited-style-name="Visited_20_Internet_20_Link">to come out</text:a> </text:p>
      <text:p text:style-name="Standard">Las manchas de tinta a veces salen con alcohol.<text:span text:style-name="Emphasis">Ink stains often come out with alcohol.</text:span></text:p>
      <text:p text:style-name="Standard">10. (computing) </text:p>
      <text:p text:style-name="Standard">a. <text:a xlink:type="simple" xlink:href="http://www.spanishdict.com/translate/to%20exit" text:style-name="Internet_20_link" text:visited-style-name="Visited_20_Internet_20_Link">to exit</text:a> </text:p>
      <text:p text:style-name="Standard">Para salir del programa, pulsa "esc".<text:span text:style-name="Emphasis">To exit the program press "esc."</text:span></text:p>
      <text:p text:style-name="Standard">11. (figurative) (to crop up) </text:p>
      <text:p text:style-name="Standard">a. <text:a xlink:type="simple" xlink:href="http://www.spanishdict.com/translate/to%20arise" text:style-name="Internet_20_link" text:visited-style-name="Visited_20_Internet_20_Link">to arise</text:a> </text:p>
      <text:p text:style-name="Standard">Este problema salió por la falta de atención a los detalles.<text:span text:style-name="Emphasis">This problem arose because of a lack of attention to details.</text:span></text:p>
      <text:p text:style-name="Standard">b. <text:a xlink:type="simple" xlink:href="http://www.spanishdict.com/translate/to%20come%20up" text:style-name="Internet_20_link" text:visited-style-name="Visited_20_Internet_20_Link">to come up</text:a> </text:p>
      <text:p text:style-name="Standard">Salieron muchas preguntas en la sesión de repaso para el examen.<text:span text:style-name="Emphasis">Many questions came up in the exam review session.</text:span></text:p>
      <text:p text:style-name="Standard">12. (to be done with) </text:p>
      <text:p text:style-name="Standard">a. <text:a xlink:type="simple" xlink:href="http://www.spanishdict.com/translate/to%20finish" text:style-name="Internet_20_link" text:visited-style-name="Visited_20_Internet_20_Link">to finish</text:a> </text:p>
      <text:p text:style-name="Standard">¿A qué hora sales de trabajar los viernes?<text:span text:style-name="Emphasis">What time to you finish work on Fridays?</text:span></text:p>
      <text:p text:style-name="Standard">13. (to make it through) </text:p>
      <text:p text:style-name="Standard">a. <text:a xlink:type="simple" xlink:href="http://www.spanishdict.com/translate/to%20come%20through" text:style-name="Internet_20_link" text:visited-style-name="Visited_20_Internet_20_Link">to come through</text:a> </text:p>
      <text:p text:style-name="Standard">Salimos bien del huracán gracias a la ayuda de nuestros vecinos.<text:span text:style-name="Emphasis">We came through the storm all right thanks to our neighbors.</text:span></text:p>
      <text:p text:style-name="Standard">b. <text:a xlink:type="simple" xlink:href="http://www.spanishdict.com/translate/to%20come%20out" text:style-name="Internet_20_link" text:visited-style-name="Visited_20_Internet_20_Link">to come out</text:a> </text:p>
      <text:p text:style-name="Standard">No sé cómo salieron de ese apuro.<text:span text:style-name="Emphasis">I don't know how they came out of that fix.</text:span></text:p>
      <text:p text:style-name="Standard">c. <text:a xlink:type="simple" xlink:href="http://www.spanishdict.com/translate/to%20get%20out" text:style-name="Internet_20_link" text:visited-style-name="Visited_20_Internet_20_Link">to get out</text:a> </text:p>
      <text:p text:style-name="Standard">Tres soldados salieron del enfrentamiento sin heridas.<text:span text:style-name="Emphasis">Three soldiers got out of the confrontation without injuries.</text:span></text:p>
      <text:p text:style-name="Standard">14. (to turn up) </text:p>
      <text:p text:style-name="Standard">a. <text:a xlink:type="simple" xlink:href="http://www.spanishdict.com/translate/to%20come%20along" text:style-name="Internet_20_link" text:visited-style-name="Visited_20_Internet_20_Link">to come along</text:a> </text:p>
      <text:p text:style-name="Standard">Cuando sale una oportunidad así, hay que actuar.<text:span text:style-name="Emphasis">When an opportunity like this comes along, you have to act.</text:span></text:p>
      <text:p text:style-name="Standard">15. (to jut out) </text:p>
      <text:p text:style-name="Standard">a. <text:a xlink:type="simple" xlink:href="http://www.spanishdict.com/translate/to%20stick%20out" text:style-name="Internet_20_link" text:visited-style-name="Visited_20_Internet_20_Link">to stick out</text:a> </text:p>
      <text:p text:style-name="Standard">A ese caballo le salen un buen los dientes.<text:span text:style-name="Emphasis">That's horse's teeth really stick out.</text:span></text:p>
      <text:p text:style-name="Standard">16. (to be made public) </text:p>
      <text:p text:style-name="Standard">a. <text:a xlink:type="simple" xlink:href="http://www.spanishdict.com/translate/to%20come%20out" text:style-name="Internet_20_link" text:visited-style-name="Visited_20_Internet_20_Link">to come out</text:a> </text:p>
      <text:p text:style-name="Standard">Ya salió la nueva temporada de mi programa favorito.<text:span text:style-name="Emphasis">The new season of my favorite show just came out.</text:span></text:p>
      <text:p text:style-name="Standard">17. (film, theater, television; used with "de") </text:p>
      <text:p text:style-name="Standard">a. <text:a xlink:type="simple" xlink:href="http://www.spanishdict.com/translate/to%20play" text:style-name="Internet_20_link" text:visited-style-name="Visited_20_Internet_20_Link">to play</text:a> </text:p>
      <text:p text:style-name="Standard">Carey sale de Ofelia en la nueva producción de "Hamlet".<text:span text:style-name="Emphasis">Carey plays Ophelia in the new production of "Hamlet."</text:span></text:p>
      <text:p text:style-name="Standard">18. (colloquial) (to come out with; used with "con") </text:p>
      <text:p text:style-name="Standard">a. <text:a xlink:type="simple" xlink:href="http://www.spanishdict.com/translate/to%20tell" text:style-name="Internet_20_link" text:visited-style-name="Visited_20_Internet_20_Link">to tell</text:a> </text:p>
      <text:p text:style-name="Standard">Y luego que me sale con que no quiere ir de vacaciones conmigo.<text:span text:style-name="Emphasis">And then he tells me doesn't want to go on vacation with me.</text:span></text:p>
      <text:p text:style-name="Standard">b. <text:a xlink:type="simple" xlink:href="http://www.spanishdict.com/translate/to%20say" text:style-name="Internet_20_link" text:visited-style-name="Visited_20_Internet_20_Link">to say</text:a> </text:p>
      <text:p text:style-name="Standard">No puedes ir al tribunal y salir con todo ese rollo de un fantasma.<text:span text:style-name="Emphasis">You can't go to the court and say all this business about a ghost.</text:span></text:p>
      <text:p text:style-name="Standard">19. (to get a result) </text:p>
      <text:p text:style-name="Standard">a. <text:a xlink:type="simple" xlink:href="http://www.spanishdict.com/translate/to%20do" text:style-name="Internet_20_link" text:visited-style-name="Visited_20_Internet_20_Link">to do</text:a> </text:p>
      <text:p text:style-name="Standard">¡No me sale esta tarea!<text:span text:style-name="Emphasis">I can't do this homework!</text:span></text:p>
      <text:p text:style-name="Standard">b. <text:a xlink:type="simple" xlink:href="http://www.spanishdict.com/translate/to%20get" text:style-name="Internet_20_link" text:visited-style-name="Visited_20_Internet_20_Link">to get</text:a> </text:p>
      <text:p text:style-name="Standard"><text:soft-page-break/>Me salió 5. - Tienes que sumar, no restar.<text:span text:style-name="Emphasis">I got 5. - You have to add, not subtract.</text:span></text:p>
      <text:p text:style-name="Standard">20. (to end in; used with "a") </text:p>
      <text:p text:style-name="Standard">a. <text:a xlink:type="simple" xlink:href="http://www.spanishdict.com/translate/to%20come%20out%20on" text:style-name="Internet_20_link" text:visited-style-name="Visited_20_Internet_20_Link">to come out on</text:a> </text:p>
      <text:p text:style-name="Standard">Esta avenida sale a Zaragoza.<text:span text:style-name="Emphasis">This avenue comes out on Zaragoza.</text:span></text:p>
      <text:p text:style-name="Standard">b. <text:a xlink:type="simple" xlink:href="http://www.spanishdict.com/translate/to%20lead%20to" text:style-name="Internet_20_link" text:visited-style-name="Visited_20_Internet_20_Link">to lead to</text:a> </text:p>
      <text:p text:style-name="Standard">¿A dónde sale esa calle empedrada?<text:span text:style-name="Emphasis">Where does that cobblestone street lead to?</text:span></text:p>
      <text:p text:style-name="Standard">21. (to look like; used with "a") </text:p>
      <text:p text:style-name="Standard">a. <text:a xlink:type="simple" xlink:href="http://www.spanishdict.com/translate/to%20take%20after" text:style-name="Internet_20_link" text:visited-style-name="Visited_20_Internet_20_Link">to take after</text:a> </text:p>
      <text:p text:style-name="Standard">Mi hijo salió a su abuelo.<text:span text:style-name="Emphasis">My son takes after his grandfather.</text:span></text:p>
      <text:p text:style-name="Standard">22. (to be worth) </text:p>
      <text:p text:style-name="Standard">a. <text:a xlink:type="simple" xlink:href="http://www.spanishdict.com/translate/to%20cost" text:style-name="Internet_20_link" text:visited-style-name="Visited_20_Internet_20_Link">to cost</text:a> </text:p>
      <text:p text:style-name="Standard">Esta camisa te sale en 5 pesos.<text:span text:style-name="Emphasis">This shirt costs 5 pesos.</text:span></text:p>
      <text:p text:style-name="Standard">b. <text:a xlink:type="simple" xlink:href="http://www.spanishdict.com/translate/to%20work%20out%20to%20be" text:style-name="Internet_20_link" text:visited-style-name="Visited_20_Internet_20_Link">to work out to be</text:a> </text:p>
      <text:p text:style-name="Standard">Esa maleta salió bien barato.<text:span text:style-name="Emphasis">That suitcase worked out to be really cheap.</text:span></text:p>
      <text:p text:style-name="Standard">23. (in games) </text:p>
      <text:p text:style-name="Standard">a. <text:a xlink:type="simple" xlink:href="http://www.spanishdict.com/translate/to%20lead" text:style-name="Internet_20_link" text:visited-style-name="Visited_20_Internet_20_Link">to lead</text:a> </text:p>
      <text:p text:style-name="Standard">Esta vez le toca salir, Sr. Bond.<text:span text:style-name="Emphasis">This time you lead, Mr. Bond.</text:span></text:p>
      <text:p text:style-name="Standard">sal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4. (to depart) </text:p>
      <text:p text:style-name="Standard">a. <text:a xlink:type="simple" xlink:href="http://www.spanishdict.com/translate/to%20leave" text:style-name="Internet_20_link" text:visited-style-name="Visited_20_Internet_20_Link">to leave</text:a> </text:p>
      <text:p text:style-name="Standard">Estaba tan enojada que se salió de la reunión.<text:span text:style-name="Emphasis">She was so angry that she left the meeting.</text:span></text:p>
      <text:p text:style-name="Standard">25. (to divert) </text:p>
      <text:p text:style-name="Standard">a. <text:a xlink:type="simple" xlink:href="http://www.spanishdict.com/translate/to%20come%20off" text:style-name="Internet_20_link" text:visited-style-name="Visited_20_Internet_20_Link">to come off</text:a> </text:p>
      <text:p text:style-name="Standard">El tren se salió de la vía.<text:span text:style-name="Emphasis">The train came off of the rails.</text:span></text:p>
      <text:p text:style-name="Standard">b. <text:a xlink:type="simple" xlink:href="http://www.spanishdict.com/translate/to%20come%20out" text:style-name="Internet_20_link" text:visited-style-name="Visited_20_Internet_20_Link">to come out</text:a> </text:p>
      <text:p text:style-name="Standard">¡Cuidado! Ese camión se está saliendo de su carril.<text:span text:style-name="Emphasis">Careful! That truck is coming out of its lane.</text:span></text:p>
      <text:p text:style-name="Standard">26. (to disconnect) </text:p>
      <text:p text:style-name="Standard">a. <text:a xlink:type="simple" xlink:href="http://www.spanishdict.com/translate/to%20come%20off" text:style-name="Internet_20_link" text:visited-style-name="Visited_20_Internet_20_Link">to come off</text:a> </text:p>
      <text:p text:style-name="Standard">Asegúrate de que la cuerda no se salga.<text:span text:style-name="Emphasis">Make sure the rope doesn't come off.</text:span></text:p>
      <text:p text:style-name="Standard">27. (to overflow) </text:p>
      <text:p text:style-name="Standard">a. <text:a xlink:type="simple" xlink:href="http://www.spanishdict.com/translate/to%20run%20over" text:style-name="Internet_20_link" text:visited-style-name="Visited_20_Internet_20_Link">to run over</text:a> </text:p>
      <text:p text:style-name="Standard">Esta piscinita no está hecha para aguantar a tanta gente; ¡mira como se le sale el agua!<text:span text:style-name="Emphasis">That little pool isn't meant to hold so many people; look at how the water is running over!</text:span></text:p>
      <text:p text:style-name="Standard">b. <text:a xlink:type="simple" xlink:href="http://www.spanishdict.com/translate/to%20burst%20its%20banks" text:style-name="Internet_20_link" text:visited-style-name="Visited_20_Internet_20_Link">to burst its banks</text:a> (body of water) </text:p>
      <text:p text:style-name="Standard">La tormenta hizo que el río se saliera.<text:span text:style-name="Emphasis">The storm caused the river to burst its banks.</text:span></text:p>
      <text:p text:style-name="Standard">28. (to get out) </text:p>
      <text:p text:style-name="Standard">a. <text:a xlink:type="simple" xlink:href="http://www.spanishdict.com/translate/to%20leak" text:style-name="Internet_20_link" text:visited-style-name="Visited_20_Internet_20_Link">to leak</text:a> </text:p>
      <text:p text:style-name="Standard">El agua se está saliendo de esa taza rota.<text:span text:style-name="Emphasis">The water is leaking from that broken cup.</text:span></text:p>
      <text:p text:style-name="Standard">b. <text:a xlink:type="simple" xlink:href="http://www.spanishdict.com/translate/to%20leak%20out" text:style-name="Internet_20_link" text:visited-style-name="Visited_20_Internet_20_Link">to leak out</text:a> </text:p>
      <text:p text:style-name="Standard">Todo el aire caliente se está saliendo por la ventana.<text:span text:style-name="Emphasis">All the warm air is leaking out through the window.</text:span></text:p>
      <text:p text:style-name="Standard">c. <text:a xlink:type="simple" xlink:href="http://www.spanishdict.com/translate/to%20come%20out" text:style-name="Internet_20_link" text:visited-style-name="Visited_20_Internet_20_Link">to come out</text:a> </text:p>
      <text:p text:style-name="Standard">Si ves que se sale el humo, hay que arreglar el horno.<text:span text:style-name="Emphasis">If you see that smoke comes out, the oven needs to be fixed.</text:span></text:p>
      <text:p text:style-name="Standard">29. (to quit) </text:p>
      <text:p text:style-name="Standard">a. <text:a xlink:type="simple" xlink:href="http://www.spanishdict.com/translate/to%20quit" text:style-name="Internet_20_link" text:visited-style-name="Visited_20_Internet_20_Link">to quit</text:a> </text:p>
      <text:p text:style-name="Standard">¿Por qué salió Jorge de la empresa?<text:span text:style-name="Emphasis">Why did Jorge quit the company?</text:span></text:p>
      <text:p text:style-name="Standard">30. (to gain liberty) </text:p>
      <text:p text:style-name="Standard">a. <text:a xlink:type="simple" xlink:href="http://www.spanishdict.com/translate/to%20escape" text:style-name="Internet_20_link" text:visited-style-name="Visited_20_Internet_20_Link">to escape</text:a> </text:p>
      <text:p text:style-name="Standard">El Chapo salió de prisión otra vez.<text:span text:style-name="Emphasis">Shorty escaped from prison again.</text:span></text:p>
      <text:p text:style-name="Standard">trabajar</text:p>
      <text:p text:style-name="Standard"><text:soft-page-break/><text:a xlink:type="simple" xlink:href="http://www.spanishdict.com/topics/show/107" text:style-name="Internet_20_link" text:visited-style-name="Visited_20_Internet_20_Link">intransitive verb</text:a></text:p>
      <text:p text:style-name="Standard">1. (to perform a job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Trabaja de nueve a cinco.<text:span text:style-name="Emphasis">He works from nine to five.</text:span></text:p>
      <text:p text:style-name="Standard">2. (to function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El equipo trabaja a pleno rendimiento.<text:span text:style-name="Emphasis">The equipment works at full performance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shape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Como alfarero, me encanta trabajar el barro y crear cacharros.<text:span text:style-name="Emphasis">As a potter, I just love working the clay and making pots.</text:span></text:p>
      <text:p text:style-name="Standard">4. (to cultivate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En este pueblo todavía trabajan la tierra con bueyes.<text:span text:style-name="Emphasis">They still use oxen to work the land in this village.</text:span></text:p>
      <text:p text:style-name="Standard">5. (culinary) </text:p>
      <text:p text:style-name="Standard">a. <text:a xlink:type="simple" xlink:href="http://www.spanishdict.com/translate/to%20knead" text:style-name="Internet_20_link" text:visited-style-name="Visited_20_Internet_20_Link">to knead</text:a> (dough) </text:p>
      <text:p text:style-name="Standard">Me relajo trabajando la masa, y lo bueno es que a todos les gusta comer el pan recién cocido.<text:span text:style-name="Emphasis">I find kneading dough relaxing, and the good thing about it is that everyone likes eating freshly-baked bread.</text:span></text:p>
      <text:p text:style-name="Standard">b. <text:a xlink:type="simple" xlink:href="http://www.spanishdict.com/translate/to%20mix" text:style-name="Internet_20_link" text:visited-style-name="Visited_20_Internet_20_Link">to mix</text:a> (ingredients) </text:p>
      <text:p text:style-name="Standard">Hay que trabajar los ingredientes con una batidora eléctrica.<text:span text:style-name="Emphasis">You need to mix the ingredients with a blender.</text:span></text:p>
      <text:p text:style-name="Standard">6. (to improve) </text:p>
      <text:p text:style-name="Standard">a. <text:a xlink:type="simple" xlink:href="http://www.spanishdict.com/translate/to%20work%20on" text:style-name="Internet_20_link" text:visited-style-name="Visited_20_Internet_20_Link">to work on</text:a> </text:p>
      <text:p text:style-name="Standard">Deberías trabajar más tu ensayo.<text:span text:style-name="Emphasis">You should work more on your essay.</text:span></text:p>
      <text:p text:style-name="Standard">7. (to market) </text:p>
      <text:p text:style-name="Standard">a. <text:a xlink:type="simple" xlink:href="http://www.spanishdict.com/translate/to%20sell" text:style-name="Internet_20_link" text:visited-style-name="Visited_20_Internet_20_Link">to sell</text:a> </text:p>
      <text:p text:style-name="Standard">Es una tienda donde trabajan ropa para bebés.<text:span text:style-name="Emphasis">It's a shop where they sell baby clothes.</text:span></text:p>
      <text:p text:style-name="Standard">b. <text:a xlink:type="simple" xlink:href="http://www.spanishdict.com/translate/to%20stock" text:style-name="Internet_20_link" text:visited-style-name="Visited_20_Internet_20_Link">to stock</text:a> </text:p>
      <text:p text:style-name="Standard">Lo siento; no trabajamos productos de limpieza.<text:span text:style-name="Emphasis">I'm afraid we don't stock cleaning products.</text:span></text:p>
      <text:p text:style-name="Standard">trabaj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persuade) </text:p>
      <text:p text:style-name="Standard">a. <text:a xlink:type="simple" xlink:href="http://www.spanishdict.com/translate/to%20work%20on" text:style-name="Internet_20_link" text:visited-style-name="Visited_20_Internet_20_Link">to work on</text:a> </text:p>
      <text:p text:style-name="Standard">Todavía me la estoy trabajando para que pruebe a jugar al fútbol.<text:span text:style-name="Emphasis">I'm still working on her to try soccer.</text:span></text:p>
      <text:p text:style-name="Standard">espe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wait) </text:p>
      <text:p text:style-name="Standard">a. <text:a xlink:type="simple" xlink:href="http://www.spanishdict.com/translate/to%20wait%20for" text:style-name="Internet_20_link" text:visited-style-name="Visited_20_Internet_20_Link">to wait for</text:a> </text:p>
      <text:p text:style-name="Standard">Espérame que yo también voy.<text:span text:style-name="Emphasis">Wait for me, I'm coming too.</text:span></text:p>
      <text:p text:style-name="Standard">2. (to wish) </text:p>
      <text:p text:style-name="Standard">a. <text:a xlink:type="simple" xlink:href="http://www.spanishdict.com/translate/to%20hope" text:style-name="Internet_20_link" text:visited-style-name="Visited_20_Internet_20_Link">to hope</text:a> </text:p>
      <text:p text:style-name="Standard">Espero saber de ti pronto.<text:span text:style-name="Emphasis">I hope to hear from you soon.</text:span></text:p>
      <text:p text:style-name="Standard">3. (to count on) </text:p>
      <text:p text:style-name="Standard">a. <text:a xlink:type="simple" xlink:href="http://www.spanishdict.com/translate/to%20expect" text:style-name="Internet_20_link" text:visited-style-name="Visited_20_Internet_20_Link">to expect</text:a> </text:p>
      <text:p text:style-name="Standard">No espero compasión si me capturan.<text:span text:style-name="Emphasis">I don't expect any mercy if capture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await) </text:p>
      <text:p text:style-name="Standard">a. <text:a xlink:type="simple" xlink:href="http://www.spanishdict.com/translate/to%20wait" text:style-name="Internet_20_link" text:visited-style-name="Visited_20_Internet_20_Link">to wait</text:a> </text:p>
      <text:p text:style-name="Standard"><text:soft-page-break/>Espera que ya vengo. <text:span text:style-name="Emphasis">Wait, I'm coming. 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5. (to count on) </text:p>
      <text:p text:style-name="Standard">a. <text:a xlink:type="simple" xlink:href="http://www.spanishdict.com/translate/to%20expect" text:style-name="Internet_20_link" text:visited-style-name="Visited_20_Internet_20_Link">to expect</text:a> </text:p>
      <text:p text:style-name="Standard">Se esperan cortes en el suministro de agua esta noche.<text:span text:style-name="Emphasis">Water supply disruptions are expected tonight.</text:span></text:p>
      <text:p text:style-name="Standard">espe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wait momentarily) </text:p>
      <text:p text:style-name="Standard">a. <text:a xlink:type="simple" xlink:href="http://www.spanishdict.com/translate/to%20hold%20on" text:style-name="Internet_20_link" text:visited-style-name="Visited_20_Internet_20_Link">to hold on</text:a> (emphatic) </text:p>
      <text:p text:style-name="Standard">Espérate, ¿no se suponía que ibas a estar fuera un par de semanas?<text:span text:style-name="Emphasis">Hold on, weren't you supposed to be gone for a couple of weeks?</text:span></text:p>
      <text:p text:style-name="Standard">conf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ell) </text:p>
      <text:p text:style-name="Standard">a. <text:a xlink:type="simple" xlink:href="http://www.spanishdict.com/translate/to%20confide" text:style-name="Internet_20_link" text:visited-style-name="Visited_20_Internet_20_Link">to confide</text:a> </text:p>
      <text:p text:style-name="Standard">Dora me confió su mayor secreto.<text:span text:style-name="Emphasis">Dora confided her biggest secret to me.</text:span></text:p>
      <text:p text:style-name="Standard">2. (to put into someone's care) </text:p>
      <text:p text:style-name="Standard">a. <text:a xlink:type="simple" xlink:href="http://www.spanishdict.com/translate/to%20entrust%20with" text:style-name="Internet_20_link" text:visited-style-name="Visited_20_Internet_20_Link">to entrust with</text:a> </text:p>
      <text:p text:style-name="Standard">Le confiaron la dirección de la compañía.<text:span text:style-name="Emphasis">They entrusted him with the management of the company.</text:span></text:p>
      <text:p text:style-name="Standard">b. <text:a xlink:type="simple" xlink:href="http://www.spanishdict.com/translate/to%20put%20in%20charge%20of" text:style-name="Internet_20_link" text:visited-style-name="Visited_20_Internet_20_Link">to put in charge of</text:a> </text:p>
      <text:p text:style-name="Standard">Estamos buscando a una empresa en quien confiar la realización del proyecto.<text:span text:style-name="Emphasis">We're looking for a company to put in charge of the project.</text:span></text:p>
      <text:p text:style-name="Standard">c. <text:a xlink:type="simple" xlink:href="http://www.spanishdict.com/translate/to%20trust" text:style-name="Internet_20_link" text:visited-style-name="Visited_20_Internet_20_Link">to trust</text:a> </text:p>
      <text:p text:style-name="Standard">Muchos jubilados cometieron el error de confiar sus ahorros a esa empresa que ayer quebró.<text:span text:style-name="Emphasis">Many pensioners made the mistake of trusting their savings to that company that went under yesterday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have confidence; used with "en") </text:p>
      <text:p text:style-name="Standard">a. <text:a xlink:type="simple" xlink:href="http://www.spanishdict.com/translate/to%20trust" text:style-name="Internet_20_link" text:visited-style-name="Visited_20_Internet_20_Link">to trust</text:a> </text:p>
      <text:p text:style-name="Standard">Confía en mí, todo estará bien.<text:span text:style-name="Emphasis">Trust me, everything will be fine.</text:span></text:p>
      <text:p text:style-name="Standard">b. <text:a xlink:type="simple" xlink:href="http://www.spanishdict.com/translate/to%20be%20confident" text:style-name="Internet_20_link" text:visited-style-name="Visited_20_Internet_20_Link">to be confident</text:a> </text:p>
      <text:p text:style-name="Standard">Confío en que van a hacer bien el trabajo.<text:span text:style-name="Emphasis">I'm confident that they'll do the job well.</text:span></text:p>
      <text:p text:style-name="Standard">confi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too confident) </text:p>
      <text:p text:style-name="Standard">a. <text:a xlink:type="simple" xlink:href="http://www.spanishdict.com/translate/to%20be%20overconfident" text:style-name="Internet_20_link" text:visited-style-name="Visited_20_Internet_20_Link">to be overconfident</text:a> </text:p>
      <text:p text:style-name="Standard">No te confíes; este es el primer examen y quedan dos más por aprobar.<text:span text:style-name="Emphasis">Don't be overconfident; this is the first examen and there are two more to go.</text:span></text:p>
      <text:p text:style-name="Standard">b. <text:a xlink:type="simple" xlink:href="http://www.spanishdict.com/translate/to%20be%20too%20sure%20of%20oneself" text:style-name="Internet_20_link" text:visited-style-name="Visited_20_Internet_20_Link">to be too sure of oneself</text:a> </text:p>
      <text:p text:style-name="Standard">Andrea tiene posibilidades de ganar, pero no debería confiarse demasiado.<text:span text:style-name="Emphasis">Andrea has chances of winning, but she shouldn't be too sure of herself.</text:span></text:p>
      <text:p text:style-name="Standard">5. (to put your trust in) </text:p>
      <text:p text:style-name="Standard">a. <text:a xlink:type="simple" xlink:href="http://www.spanishdict.com/translate/to%20confide%20in" text:style-name="Internet_20_link" text:visited-style-name="Visited_20_Internet_20_Link">to confide in</text:a> </text:p>
      <text:p text:style-name="Standard">Necesito una persona en quien confiarme.<text:span text:style-name="Emphasis">I need a person to confide in.</text:span></text:p>
      <text:p text:style-name="Standard">mare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oduce nausea) </text:p>
      <text:p text:style-name="Standard">a. <text:a xlink:type="simple" xlink:href="http://www.spanishdict.com/translate/to%20make%20sick" text:style-name="Internet_20_link" text:visited-style-name="Visited_20_Internet_20_Link">to make sick</text:a> </text:p>
      <text:p text:style-name="Standard">Ciertos alimentos la marean ahora que está embarazada.<text:span text:style-name="Emphasis">Certain foods make her sick now that she's pregnant.</text:span></text:p>
      <text:p text:style-name="Standard">b. <text:a xlink:type="simple" xlink:href="http://www.spanishdict.com/translate/to%20make%20ill" text:style-name="Internet_20_link" text:visited-style-name="Visited_20_Internet_20_Link">to make ill</text:a> </text:p>
      <text:p text:style-name="Standard">La montaña rusa lo mareó.<text:span text:style-name="Emphasis">The roller coaster made him ill.</text:span></text:p>
      <text:p text:style-name="Standard"><text:soft-page-break/>c. <text:a xlink:type="simple" xlink:href="http://www.spanishdict.com/translate/to%20make%20seasick" text:style-name="Internet_20_link" text:visited-style-name="Visited_20_Internet_20_Link">to make seasick</text:a> (boat) </text:p>
      <text:p text:style-name="Standard">Los viajes en crucero lo marean.<text:span text:style-name="Emphasis">Cruise travel makes him seasick.</text:span></text:p>
      <text:p text:style-name="Standard">d. <text:a xlink:type="simple" xlink:href="http://www.spanishdict.com/translate/to%20make%20carsick" text:style-name="Internet_20_link" text:visited-style-name="Visited_20_Internet_20_Link">to make carsick</text:a> (automobile) </text:p>
      <text:p text:style-name="Standard">Ir en el asiento de atrás me marea.<text:span text:style-name="Emphasis">Riding in the backseat makes me carsick.</text:span></text:p>
      <text:p text:style-name="Standard">e. <text:a xlink:type="simple" xlink:href="http://www.spanishdict.com/translate/to%20make%20travel-sick" text:style-name="Internet_20_link" text:visited-style-name="Visited_20_Internet_20_Link">to make travel-sick</text:a> (aviation and automobile) </text:p>
      <text:p text:style-name="Standard">La turbulencia mareó a los pasajeros.<text:span text:style-name="Emphasis">The turbulence made the passengers travel-sick.</text:span></text:p>
      <text:p text:style-name="Standard">2. (to disorient) </text:p>
      <text:p text:style-name="Standard">a. <text:a xlink:type="simple" xlink:href="http://www.spanishdict.com/translate/to%20make%20dizzy" text:style-name="Internet_20_link" text:visited-style-name="Visited_20_Internet_20_Link">to make dizzy</text:a> </text:p>
      <text:p text:style-name="Standard">Levantarme tan rápido me mareó.<text:span text:style-name="Emphasis">Standing up too fast made me dizzy.</text:span></text:p>
      <text:p text:style-name="Standard">3. (figurative) (to disconcert) </text:p>
      <text:p text:style-name="Standard">a. <text:a xlink:type="simple" xlink:href="http://www.spanishdict.com/translate/to%20confuse" text:style-name="Internet_20_link" text:visited-style-name="Visited_20_Internet_20_Link">to confuse</text:a> </text:p>
      <text:p text:style-name="Standard">Me marearon con tanta información.<text:span text:style-name="Emphasis">They confused me with so much information.</text:span></text:p>
      <text:p text:style-name="Standard">4. (to intoxicate) </text:p>
      <text:p text:style-name="Standard">a. <text:a xlink:type="simple" xlink:href="http://www.spanishdict.com/translate/to%20make%20drunk" text:style-name="Internet_20_link" text:visited-style-name="Visited_20_Internet_20_Link">to make drunk</text:a> </text:p>
      <text:p text:style-name="Standard">Tanto whisky mareó a Miguel.<text:span text:style-name="Emphasis">So much whisky made Miguel drunk.</text:span></text:p>
      <text:p text:style-name="Standard">5. (colloquial) (to upset) </text:p>
      <text:p text:style-name="Standard">a. <text:a xlink:type="simple" xlink:href="http://www.spanishdict.com/translate/to%20annoy" text:style-name="Internet_20_link" text:visited-style-name="Visited_20_Internet_20_Link">to annoy</text:a> </text:p>
      <text:p text:style-name="Standard">Ana nos marea a todos en la oficina.<text:span text:style-name="Emphasis">Ana annoys everyone at the office.</text:span></text:p>
      <text:p text:style-name="Standard">b. <text:a xlink:type="simple" xlink:href="http://www.spanishdict.com/translate/to%20irritate" text:style-name="Internet_20_link" text:visited-style-name="Visited_20_Internet_20_Link">to irritate</text:a> </text:p>
      <text:p text:style-name="Standard">Roberto marea a la maestra con sus preguntas.<text:span text:style-name="Emphasis">Roberto irritates the teacher with his questions.</text:span></text:p>
      <text:p text:style-name="Standard">mare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feel nausea) </text:p>
      <text:p text:style-name="Standard">a. <text:a xlink:type="simple" xlink:href="http://www.spanishdict.com/translate/to%20get%20sick" text:style-name="Internet_20_link" text:visited-style-name="Visited_20_Internet_20_Link">to get sick</text:a> </text:p>
      <text:p text:style-name="Standard">Si Elsa come huevo, se marea.<text:span text:style-name="Emphasis">If Elsa eats eggs, she gets sick.</text:span></text:p>
      <text:p text:style-name="Standard">b. <text:a xlink:type="simple" xlink:href="http://www.spanishdict.com/translate/to%20feel%20ill" text:style-name="Internet_20_link" text:visited-style-name="Visited_20_Internet_20_Link">to feel ill</text:a> </text:p>
      <text:p text:style-name="Standard">Eduardo se mareó así que no fue al colegio.<text:span text:style-name="Emphasis">Eduardo felt ill so he didn't go to school.</text:span></text:p>
      <text:p text:style-name="Standard">c. <text:a xlink:type="simple" xlink:href="http://www.spanishdict.com/translate/to%20get%20seasick" text:style-name="Internet_20_link" text:visited-style-name="Visited_20_Internet_20_Link">to get seasick</text:a> (boat) </text:p>
      <text:p text:style-name="Standard">Te recomiendo tomar esta pastilla en caso de marearte.<text:span text:style-name="Emphasis">I suggest you take this pill if you get seasick.</text:span></text:p>
      <text:p text:style-name="Standard">d. <text:a xlink:type="simple" xlink:href="http://www.spanishdict.com/translate/to%20get%20carsick" text:style-name="Internet_20_link" text:visited-style-name="Visited_20_Internet_20_Link">to get carsick</text:a> (automobile) </text:p>
      <text:p text:style-name="Standard">Es muy común marearse en el auto si vas leyendo.<text:span text:style-name="Emphasis">It's very common to get carsick if you're reading.</text:span></text:p>
      <text:p text:style-name="Standard">e. <text:a xlink:type="simple" xlink:href="http://www.spanishdict.com/translate/to%20get%20travel-sick" text:style-name="Internet_20_link" text:visited-style-name="Visited_20_Internet_20_Link">to get travel-sick</text:a> (aviation and automobile) </text:p>
      <text:p text:style-name="Standard">Ana pasó todo el vuelo en el baño porque se mareó.<text:span text:style-name="Emphasis">Ana spent the whole flight in the bathroom because she got travel-sick.</text:span></text:p>
      <text:p text:style-name="Standard">7. (to be disoriented) </text:p>
      <text:p text:style-name="Standard">a. <text:a xlink:type="simple" xlink:href="http://www.spanishdict.com/translate/to%20get%20dizzy" text:style-name="Internet_20_link" text:visited-style-name="Visited_20_Internet_20_Link">to get dizzy</text:a> </text:p>
      <text:p text:style-name="Standard">Es muy común marearse o sentir vértigo en las alturas.<text:span text:style-name="Emphasis">It's very common to get dizzy or feel vertigo in high places.</text:span></text:p>
      <text:p text:style-name="Standard">8. (figurative) (to get disconcerted) </text:p>
      <text:p text:style-name="Standard">a. <text:a xlink:type="simple" xlink:href="http://www.spanishdict.com/translate/to%20get%20confused" text:style-name="Internet_20_link" text:visited-style-name="Visited_20_Internet_20_Link">to get confused</text:a> </text:p>
      <text:p text:style-name="Standard">Los alumnos se marearon con tanta información.<text:span text:style-name="Emphasis">The students got confused with so much information.</text:span></text:p>
      <text:p text:style-name="Standard">9. (to get intoxicated) </text:p>
      <text:p text:style-name="Standard">a. <text:a xlink:type="simple" xlink:href="http://www.spanishdict.com/translate/to%20get%20drunk" text:style-name="Internet_20_link" text:visited-style-name="Visited_20_Internet_20_Link">to get drunk</text:a> </text:p>
      <text:p text:style-name="Standard">José se mareó y empezó a hacer imprudencias.<text:span text:style-name="Emphasis">José got drunk and started being imprudent.</text:span></text:p>
      <text:p text:style-name="Standard">naveg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travel by vessel) </text:p>
      <text:p text:style-name="Standard">a. <text:a xlink:type="simple" xlink:href="http://www.spanishdict.com/translate/to%20sail" text:style-name="Internet_20_link" text:visited-style-name="Visited_20_Internet_20_Link">to sail</text:a> (ship) </text:p>
      <text:p text:style-name="Standard">El fin de semana hizo un tiempo estupendo y salimos a navegar por la costa.<text:span text:style-name="Emphasis">The weather was great this weekend and we went sailing by the coast.</text:span></text:p>
      <text:p text:style-name="Standard">b. <text:a xlink:type="simple" xlink:href="http://www.spanishdict.com/translate/to%20fly" text:style-name="Internet_20_link" text:visited-style-name="Visited_20_Internet_20_Link">to fly</text:a> (plane) </text:p>
      <text:p text:style-name="Standard"><text:soft-page-break/>La avioneta es tan ligera que navega por el cielo como si fuera un pájaro.<text:span text:style-name="Emphasis">The light aircraft is so light that flies through the sky as a bird.</text:span></text:p>
      <text:p text:style-name="Standard">2. (computing) </text:p>
      <text:p text:style-name="Standard">a. <text:a xlink:type="simple" xlink:href="http://www.spanishdict.com/translate/to%20surf" text:style-name="Internet_20_link" text:visited-style-name="Visited_20_Internet_20_Link">to surf</text:a> </text:p>
      <text:p text:style-name="Standard">Mi hermana estuvo navegando por Internet para hacer investigación para su tesis.<text:span text:style-name="Emphasis">My sister was surfing the internet to do research for her thesis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travel by vessel) </text:p>
      <text:p text:style-name="Standard">a. <text:a xlink:type="simple" xlink:href="http://www.spanishdict.com/translate/to%20sail" text:style-name="Internet_20_link" text:visited-style-name="Visited_20_Internet_20_Link">to sail</text:a> (ship) </text:p>
      <text:p text:style-name="Standard">Mi abuelo navegó los mares sin pisar tierra durante años.<text:span text:style-name="Emphasis">My granfather sailed the seas without setting foot on land for years.</text:span></text:p>
      <text:p text:style-name="Standard">b. <text:a xlink:type="simple" xlink:href="http://www.spanishdict.com/translate/to%20fly" text:style-name="Internet_20_link" text:visited-style-name="Visited_20_Internet_20_Link">to fly</text:a> (plane) </text:p>
      <text:p text:style-name="Standard">Yo navegaba aviones de combate en la Guerra de Corea.<text:span text:style-name="Emphasis">I used to fly fighter jets in the Korean War.</text:span></text:p>
      <text:p text:style-name="Standard">lla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ttract someone's attention) </text:p>
      <text:p text:style-name="Standard">a. <text:a xlink:type="simple" xlink:href="http://www.spanishdict.com/translate/to%20call" text:style-name="Internet_20_link" text:visited-style-name="Visited_20_Internet_20_Link">to call</text:a> </text:p>
      <text:p text:style-name="Standard">Llama a tu hermano para que te ayude a poner la mesa.<text:span text:style-name="Emphasis">Call your brother to help you set the table.</text:span></text:p>
      <text:p text:style-name="Standard">2. (to communicate with by telephone) </text:p>
      <text:p text:style-name="Standard">a. <text:a xlink:type="simple" xlink:href="http://www.spanishdict.com/translate/to%20call" text:style-name="Internet_20_link" text:visited-style-name="Visited_20_Internet_20_Link">to call</text:a> </text:p>
      <text:p text:style-name="Standard">Tengo otra persona en la línea. Tendré que llamarte en unos minutos.<text:span text:style-name="Emphasis">I have another person on the line. I'll have to call you in a few minutes.</text:span></text:p>
      <text:p text:style-name="Standard">3. (to attract) </text:p>
      <text:p text:style-name="Standard">a. <text:a xlink:type="simple" xlink:href="http://www.spanishdict.com/translate/to%20appeal%20to" text:style-name="Internet_20_link" text:visited-style-name="Visited_20_Internet_20_Link">to appeal to</text:a> </text:p>
      <text:p text:style-name="Standard">La idea de trabajar los fines de semana no me llama mucho.<text:span text:style-name="Emphasis">The idea of working on the weekends doesn't appeal to me very much.</text:span></text:p>
      <text:p text:style-name="Standard">4. (to address as) </text:p>
      <text:p text:style-name="Standard">a. <text:a xlink:type="simple" xlink:href="http://www.spanishdict.com/translate/to%20call" text:style-name="Internet_20_link" text:visited-style-name="Visited_20_Internet_20_Link">to call</text:a> </text:p>
      <text:p text:style-name="Standard">Mi nombre es Francisco, peros mis amigos me llaman "Paquito".<text:span text:style-name="Emphasis">My name is Francisco, but my friends call me "Paquito."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communicate with by telephone) </text:p>
      <text:p text:style-name="Standard">a. <text:a xlink:type="simple" xlink:href="http://www.spanishdict.com/translate/to%20call" text:style-name="Internet_20_link" text:visited-style-name="Visited_20_Internet_20_Link">to call</text:a> </text:p>
      <text:p text:style-name="Standard">¿Cuándo llamó el plomero?<text:span text:style-name="Emphasis">When did the plumber call?</text:span></text:p>
      <text:p text:style-name="Standard">b. <text:a xlink:type="simple" xlink:href="http://www.spanishdict.com/translate/to%20phone" text:style-name="Internet_20_link" text:visited-style-name="Visited_20_Internet_20_Link">to phone</text:a> </text:p>
      <text:p text:style-name="Standard">Tu novia llamó ayer.<text:span text:style-name="Emphasis">Your girlfriend phoned yesterday.</text:span></text:p>
      <text:p text:style-name="Standard">6. (to summon) </text:p>
      <text:p text:style-name="Standard">a. <text:a xlink:type="simple" xlink:href="http://www.spanishdict.com/translate/to%20knock" text:style-name="Internet_20_link" text:visited-style-name="Visited_20_Internet_20_Link">to knock</text:a> </text:p>
      <text:p text:style-name="Standard">Llamó a la puerta de la cancela.<text:span text:style-name="Emphasis">He knocked on the gate door.</text:span></text:p>
      <text:p text:style-name="Standard">b. <text:a xlink:type="simple" xlink:href="http://www.spanishdict.com/translate/to%20ring" text:style-name="Internet_20_link" text:visited-style-name="Visited_20_Internet_20_Link">to ring</text:a> </text:p>
      <text:p text:style-name="Standard">¿Quién llama a la puerta a esta hora?<text:span text:style-name="Emphasis">Who's ringing our door at this hour?</text:span></text:p>
      <text:p text:style-name="Standard">llam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be named) </text:p>
      <text:p text:style-name="Standard">a. <text:a xlink:type="simple" xlink:href="http://www.spanishdict.com/translate/to%20be%20called" text:style-name="Internet_20_link" text:visited-style-name="Visited_20_Internet_20_Link">to be called</text:a> </text:p>
      <text:p text:style-name="Standard">Se llamará Emilia, en honor a su abuela.<text:span text:style-name="Emphasis">She will be called Emilia, in honor of her grandmother.</text:span></text:p>
      <text:p text:style-name="Standard">b. no direct translation </text:p>
      <text:p text:style-name="Standard">¿Cómo se llaman tus hermanos?<text:span text:style-name="Emphasis">What are your brothers' names?</text:span></text:p>
      <text:p text:style-name="Standard">¿Cómo te llamas, amigo?<text:span text:style-name="Emphasis">What's your name, buddy?</text:span></text:p>
      <text:p text:style-name="Standard">volv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e back) </text:p>
      <text:p text:style-name="Standard"><text:soft-page-break/>a. <text:a xlink:type="simple" xlink:href="http://www.spanishdict.com/translate/to%20return" text:style-name="Internet_20_link" text:visited-style-name="Visited_20_Internet_20_Link">to return</text:a> </text:p>
      <text:p text:style-name="Standard">Vuelve con el recibo si quieres un crédito en la tienda. <text:span text:style-name="Emphasis">Return with the receipt if you want store credit. </text:span></text:p>
      <text:p text:style-name="Standard">b. <text:a xlink:type="simple" xlink:href="http://www.spanishdict.com/translate/to%20come%20back" text:style-name="Internet_20_link" text:visited-style-name="Visited_20_Internet_20_Link">to come back</text:a> </text:p>
      <text:p text:style-name="Standard">Odio tener que volver al trabajo. <text:span text:style-name="Emphasis">I hate having to come back to work.</text:span></text:p>
      <text:p text:style-name="Standard">c. <text:a xlink:type="simple" xlink:href="http://www.spanishdict.com/translate/to%20go%20back" text:style-name="Internet_20_link" text:visited-style-name="Visited_20_Internet_20_Link">to go back</text:a> </text:p>
      <text:p text:style-name="Standard">Solo llevo una semana de vuelta pero ya quiero volver a España.<text:span text:style-name="Emphasis">I've only been back a week and I already want to go back to Spain.</text:span></text:p>
      <text:p text:style-name="Standard">2. (to repeat) </text:p>
      <text:p text:style-name="Standard">a. no direct translation </text:p>
      <text:p text:style-name="Standard">¡Tengo que volver a limpiarlo todo!<text:span text:style-name="Emphasis">I have to clean everything again!</text:span></text:p>
      <text:p text:style-name="Standard">Volverá a llover este fin de semana.<text:span text:style-name="Emphasis">It will rain again this weekend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swivel) </text:p>
      <text:p text:style-name="Standard">a. <text:a xlink:type="simple" xlink:href="http://www.spanishdict.com/translate/to%20turn" text:style-name="Internet_20_link" text:visited-style-name="Visited_20_Internet_20_Link">to turn</text:a> </text:p>
      <text:p text:style-name="Standard">Volvió la cabeza y allí estaba ella.<text:span text:style-name="Emphasis">He turned his head and there she was.</text:span></text:p>
      <text:p text:style-name="Standard">4. (to grow to be) </text:p>
      <text:p text:style-name="Standard">a. <text:a xlink:type="simple" xlink:href="http://www.spanishdict.com/translate/to%20turn" text:style-name="Internet_20_link" text:visited-style-name="Visited_20_Internet_20_Link">to turn</text:a> </text:p>
      <text:p text:style-name="Standard">Los años la volvieron cínica y amargada.<text:span text:style-name="Emphasis">The years have turned her cynical and bitter.</text:span></text:p>
      <text:p text:style-name="Standard">volv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change into) </text:p>
      <text:p text:style-name="Standard">a. <text:a xlink:type="simple" xlink:href="http://www.spanishdict.com/translate/to%20become" text:style-name="Internet_20_link" text:visited-style-name="Visited_20_Internet_20_Link">to become</text:a> </text:p>
      <text:p text:style-name="Standard">Se volvió loco después de ver a su ex con otro. <text:span text:style-name="Emphasis">He became crazy after seeing his ex with another guy. </text:span></text:p>
      <text:p text:style-name="Standard">b. <text:a xlink:type="simple" xlink:href="http://www.spanishdict.com/translate/to%20get" text:style-name="Internet_20_link" text:visited-style-name="Visited_20_Internet_20_Link">to get</text:a> </text:p>
      <text:p text:style-name="Standard">Te has vuelto flaquito desde que comenzaste la dieta. <text:span text:style-name="Emphasis">You've gotten skinny since you started the diet. </text:span></text:p>
      <text:p text:style-name="Standard">c. <text:a xlink:type="simple" xlink:href="http://www.spanishdict.com/translate/to%20turn%20into" text:style-name="Internet_20_link" text:visited-style-name="Visited_20_Internet_20_Link">to turn into</text:a> </text:p>
      <text:p text:style-name="Standard">La bruja hechizó al príncipe y se volvió rana.<text:span text:style-name="Emphasis">The witch cast a spell on the prince and he turned into a frog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be back) </text:p>
      <text:p text:style-name="Standard">a. <text:a xlink:type="simple" xlink:href="http://www.spanishdict.com/translate/to%20return" text:style-name="Internet_20_link" text:visited-style-name="Visited_20_Internet_20_Link">to return</text:a> </text:p>
      <text:p text:style-name="Standard">Se volvió a España porque no encontró trabajo acá.<text:span text:style-name="Emphasis">He returned to Spain because he couldn't find a job here.</text:span></text:p>
      <text:p text:style-name="Standard">b. <text:a xlink:type="simple" xlink:href="http://www.spanishdict.com/translate/to%20come%20back" text:style-name="Internet_20_link" text:visited-style-name="Visited_20_Internet_20_Link">to come back</text:a> </text:p>
      <text:p text:style-name="Standard">Vuélvanse antes de que los agarre la tormenta.<text:span text:style-name="Emphasis">Come back before you get caught in the storm.</text:span></text:p>
      <text:p text:style-name="Standard">c. <text:a xlink:type="simple" xlink:href="http://www.spanishdict.com/translate/to%20go%20back" text:style-name="Internet_20_link" text:visited-style-name="Visited_20_Internet_20_Link">to go back</text:a> </text:p>
      <text:p text:style-name="Standard">Me tuve que volver temprano para sacar al perro.<text:span text:style-name="Emphasis">I had to go back early to take the dog out.</text:span></text:p>
      <text:p text:style-name="Standard">7. (to turn to face) </text:p>
      <text:p text:style-name="Standard">a. <text:a xlink:type="simple" xlink:href="http://www.spanishdict.com/translate/to%20turn%20around" text:style-name="Internet_20_link" text:visited-style-name="Visited_20_Internet_20_Link">to turn around</text:a> </text:p>
      <text:p text:style-name="Standard">Me volví para enfrentar a los que me estaban insultando.<text:span text:style-name="Emphasis">I turned around to face those who were insulting me.</text:span></text:p>
      <text:p text:style-name="Standard">disfru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pleasure) </text:p>
      <text:p text:style-name="Standard">a. <text:a xlink:type="simple" xlink:href="http://www.spanishdict.com/translate/to%20enjoy" text:style-name="Internet_20_link" text:visited-style-name="Visited_20_Internet_20_Link">to enjoy</text:a> </text:p>
      <text:p text:style-name="Standard">Me quiero disfrutar estas vacaciones con mi familia.<text:span text:style-name="Emphasis">I want to enjoy this vacation with my family.</text:span></text:p>
      <text:p text:style-name="Standard">Era una persona maravillosa y disfrutábamos viéndola sonreír.<text:span text:style-name="Emphasis">She was a wonderful person and we enjoyed seeing her smile.</text:span></text:p>
      <text:p text:style-name="Standard">2. (to possess) </text:p>
      <text:p text:style-name="Standard"><text:soft-page-break/>a. <text:a xlink:type="simple" xlink:href="http://www.spanishdict.com/translate/to%20have" text:style-name="Internet_20_link" text:visited-style-name="Visited_20_Internet_20_Link">to have</text:a> </text:p>
      <text:p text:style-name="Standard">Algunos miembros puede que no disfruten de todas las ventajas enumeradas.<text:span text:style-name="Emphasis">Some members may not have all the benefits liste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have fun) </text:p>
      <text:p text:style-name="Standard">a. <text:a xlink:type="simple" xlink:href="http://www.spanishdict.com/translate/to%20enjoy" text:style-name="Internet_20_link" text:visited-style-name="Visited_20_Internet_20_Link">to enjoy</text:a> </text:p>
      <text:p text:style-name="Standard">¿Cómo puedo prepararme el estómago para disfrutar este banquete al máximo?<text:span text:style-name="Emphasis">How can I prepare my stomach to enjoy this feast to the fullest?</text:span></text:p>
      <text:p text:style-name="Standard">compar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vide) </text:p>
      <text:p text:style-name="Standard">a. <text:a xlink:type="simple" xlink:href="http://www.spanishdict.com/translate/to%20share" text:style-name="Internet_20_link" text:visited-style-name="Visited_20_Internet_20_Link">to share</text:a> </text:p>
      <text:p text:style-name="Standard">¿Quieres que compartamos un postre?<text:span text:style-name="Emphasis">Would you like to share a dessert?</text:span></text:p>
      <text:p text:style-name="Standard">2. (to use jointly) </text:p>
      <text:p text:style-name="Standard">a. <text:a xlink:type="simple" xlink:href="http://www.spanishdict.com/translate/to%20share" text:style-name="Internet_20_link" text:visited-style-name="Visited_20_Internet_20_Link">to share</text:a> </text:p>
      <text:p text:style-name="Standard">Comparto mi oficina con un colega.<text:span text:style-name="Emphasis">I share my office with a colleague.</text:span></text:p>
      <text:p text:style-name="Standard">3. (to accept equally) </text:p>
      <text:p text:style-name="Standard">a. <text:a xlink:type="simple" xlink:href="http://www.spanishdict.com/translate/to%20share" text:style-name="Internet_20_link" text:visited-style-name="Visited_20_Internet_20_Link">to share</text:a> </text:p>
      <text:p text:style-name="Standard">Mi amigo y yo compartimos el amor por la música.<text:span text:style-name="Emphasis">My friend and I share a love of music.</text:span></text:p>
      <text:p text:style-name="Standard">parecer</text:p>
      <text:p text:style-name="Standard"><text:a xlink:type="simple" xlink:href="http://www.spanishdict.com/topics/show/120" text:style-name="Internet_20_link" text:visited-style-name="Visited_20_Internet_20_Link">copular verb</text:a></text:p>
      <text:p text:style-name="Standard">1. (to appear to be) </text:p>
      <text:p text:style-name="Standard">a. <text:a xlink:type="simple" xlink:href="http://www.spanishdict.com/translate/to%20seem" text:style-name="Internet_20_link" text:visited-style-name="Visited_20_Internet_20_Link">to seem</text:a> </text:p>
      <text:p text:style-name="Standard">Pareces cansado. ¿Dormiste bien anoche?<text:span text:style-name="Emphasis">You seem tired. Did you sleep well last night?</text:span></text:p>
      <text:p text:style-name="Standard">b. <text:a xlink:type="simple" xlink:href="http://www.spanishdict.com/translate/to%20look" text:style-name="Internet_20_link" text:visited-style-name="Visited_20_Internet_20_Link">to look</text:a> </text:p>
      <text:p text:style-name="Standard">Pareces triste. ¿Qué ha pasado?<text:span text:style-name="Emphasis">You look sad. What happened?</text:span></text:p>
      <text:p text:style-name="Standard">2. (to have a physical similarity to) </text:p>
      <text:p text:style-name="Standard">a. <text:a xlink:type="simple" xlink:href="http://www.spanishdict.com/translate/to%20look%20like" text:style-name="Internet_20_link" text:visited-style-name="Visited_20_Internet_20_Link">to look like</text:a> </text:p>
      <text:p text:style-name="Standard">Mi perro parece un zorro con su cola tan larga.<text:span text:style-name="Emphasis">My dog looks like a fox with his long tail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express an opinion) </text:p>
      <text:p text:style-name="Standard">a. <text:a xlink:type="simple" xlink:href="http://www.spanishdict.com/translate/to%20seem" text:style-name="Internet_20_link" text:visited-style-name="Visited_20_Internet_20_Link">to seem</text:a> </text:p>
      <text:p text:style-name="Standard">Tus argumentos me parecen muy bien fundamentados. <text:span text:style-name="Emphasis">Your arguments seem well-founded to me. 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4. (view) </text:p>
      <text:p text:style-name="Standard">a. <text:a xlink:type="simple" xlink:href="http://www.spanishdict.com/translate/opinion" text:style-name="Internet_20_link" text:visited-style-name="Visited_20_Internet_20_Link">opinion</text:a> </text:p>
      <text:p text:style-name="Standard">Tu parecer es distinto al mío.<text:span text:style-name="Emphasis">Your opinion is different from mine.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5. (to give the appearance of) </text:p>
      <text:p text:style-name="Standard">a. <text:a xlink:type="simple" xlink:href="http://www.spanishdict.com/translate/to%20look%20like" text:style-name="Internet_20_link" text:visited-style-name="Visited_20_Internet_20_Link">to look like</text:a> </text:p>
      <text:p text:style-name="Standard">Parece que va a nevar. - No creo, no está lo suficientemente frío.<text:span text:style-name="Emphasis">It looks like it's going to snow. - I don't think so; it's not cold enough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to have an opinion) </text:p>
      <text:p text:style-name="Standard">a. no direct translation </text:p>
      <text:p text:style-name="Standard">Me parece que el ministro debería dimitir.<text:span text:style-name="Emphasis">I think the minister should resign.</text:span></text:p>
      <text:p text:style-name="Standard">¿Qué te pareció la serie sobre la familia real? -Me pareció una tontería.<text:span text:style-name="Emphasis">What did you think of the series about the royal family? -I thought it was nonesense.</text:span></text:p>
      <text:p text:style-name="Standard">parece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7. (to be alike) </text:p>
      <text:p text:style-name="Standard">a. <text:a xlink:type="simple" xlink:href="http://www.spanishdict.com/translate/to%20look%20alike" text:style-name="Internet_20_link" text:visited-style-name="Visited_20_Internet_20_Link">to look alike</text:a> </text:p>
      <text:p text:style-name="Standard"><text:soft-page-break/>No nos parecemos pero somos hermanos.<text:span text:style-name="Emphasis">We don't look alike but we are brothers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be similar to) </text:p>
      <text:p text:style-name="Standard">a. <text:a xlink:type="simple" xlink:href="http://www.spanishdict.com/translate/to%20look%20like" text:style-name="Internet_20_link" text:visited-style-name="Visited_20_Internet_20_Link">to look like</text:a> </text:p>
      <text:p text:style-name="Standard">Te pareces mucho a tu papá cuando tenía tu edad.<text:span text:style-name="Emphasis">You look a lot like your father when he was your age. </text:span></text:p>
      <text:p text:style-name="Standard">b. <text:a xlink:type="simple" xlink:href="http://www.spanishdict.com/translate/to%20be%20like" text:style-name="Internet_20_link" text:visited-style-name="Visited_20_Internet_20_Link">to be like</text:a> </text:p>
      <text:p text:style-name="Standard">Se parece a un vaquero con esas botas y esa actitud.<text:span text:style-name="Emphasis">He's like a cowboy with those boots and that attitude. </text:span></text:p>
      <text:p text:style-name="Standard">alcan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et to) </text:p>
      <text:p text:style-name="Standard">a. <text:a xlink:type="simple" xlink:href="http://www.spanishdict.com/translate/to%20reach" text:style-name="Internet_20_link" text:visited-style-name="Visited_20_Internet_20_Link">to reach</text:a> </text:p>
      <text:p text:style-name="Standard">Cuando alcanzamos la cumbre, tomamos unas fotos.<text:span text:style-name="Emphasis">When we reached the summit, we took some pictures.</text:span></text:p>
      <text:p text:style-name="Standard">b. <text:a xlink:type="simple" xlink:href="http://www.spanishdict.com/translate/to%20catch" text:style-name="Internet_20_link" text:visited-style-name="Visited_20_Internet_20_Link">to catch</text:a> </text:p>
      <text:p text:style-name="Standard">A que no me alcanzas.<text:span text:style-name="Emphasis">Bet you can't catch me.</text:span></text:p>
      <text:p text:style-name="Standard">c. <text:a xlink:type="simple" xlink:href="http://www.spanishdict.com/translate/to%20catch%20up%20with" text:style-name="Internet_20_link" text:visited-style-name="Visited_20_Internet_20_Link">to catch up with</text:a> </text:p>
      <text:p text:style-name="Standard">Los alcancé justo antes de que se fueran.<text:span text:style-name="Emphasis">I caught up with them just before they left.</text:span></text:p>
      <text:p text:style-name="Standard">2. (amount) </text:p>
      <text:p text:style-name="Standard">a. <text:a xlink:type="simple" xlink:href="http://www.spanishdict.com/translate/to%20reach" text:style-name="Internet_20_link" text:visited-style-name="Visited_20_Internet_20_Link">to reach</text:a> </text:p>
      <text:p text:style-name="Standard">La temperatura alcanzó los 42º el fin de semana.<text:span text:style-name="Emphasis">The temperature reached 42º over the weekend.</text:span></text:p>
      <text:p text:style-name="Standard">3. (to accomplish) </text:p>
      <text:p text:style-name="Standard">a. <text:a xlink:type="simple" xlink:href="http://www.spanishdict.com/translate/to%20achieve" text:style-name="Internet_20_link" text:visited-style-name="Visited_20_Internet_20_Link">to achieve</text:a> </text:p>
      <text:p text:style-name="Standard">No alcanzaron la meta que se habían propuesto.<text:span text:style-name="Emphasis">They did not achieve the goal they intende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be sufficient) </text:p>
      <text:p text:style-name="Standard">a. <text:a xlink:type="simple" xlink:href="http://www.spanishdict.com/translate/to%20be%20enough" text:style-name="Internet_20_link" text:visited-style-name="Visited_20_Internet_20_Link">to be enough</text:a> </text:p>
      <text:p text:style-name="Standard">No alcanzan fundos para seguir apoyando el proyecto. <text:span text:style-name="Emphasis">There is not enough funding to continue supporting the project. </text:span></text:p>
      <text:p text:style-name="Standard">ju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lace together) </text:p>
      <text:p text:style-name="Standard">a. <text:a xlink:type="simple" xlink:href="http://www.spanishdict.com/translate/to%20put%20together" text:style-name="Internet_20_link" text:visited-style-name="Visited_20_Internet_20_Link">to put together</text:a> </text:p>
      <text:p text:style-name="Standard">Junté todos los retratos de la familia y los colgué en una pared.<text:span text:style-name="Emphasis">I put all the family portraits together and hung them on a wall.</text:span></text:p>
      <text:p text:style-name="Standard">2. (finance) </text:p>
      <text:p text:style-name="Standard">a. <text:a xlink:type="simple" xlink:href="http://www.spanishdict.com/translate/to%20save" text:style-name="Internet_20_link" text:visited-style-name="Visited_20_Internet_20_Link">to save</text:a> </text:p>
      <text:p text:style-name="Standard">Van a tener que juntar mucho dinero si quieren comprar una casa en Palo Alto.<text:span text:style-name="Emphasis">You're going to have to save a lot of money if you want to buy a house in Palo Alto.</text:span></text:p>
      <text:p text:style-name="Standard">b. <text:a xlink:type="simple" xlink:href="http://www.spanishdict.com/translate/to%20raise" text:style-name="Internet_20_link" text:visited-style-name="Visited_20_Internet_20_Link">to raise</text:a> </text:p>
      <text:p text:style-name="Standard">Los alumnos están juntando fondos para hacer un viaje de fin de año.<text:span text:style-name="Emphasis">The students are raising money to take an end of the year trip.</text:span></text:p>
      <text:p text:style-name="Standard">3. (to make a collection) </text:p>
      <text:p text:style-name="Standard">a. <text:a xlink:type="simple" xlink:href="http://www.spanishdict.com/translate/to%20collect" text:style-name="Internet_20_link" text:visited-style-name="Visited_20_Internet_20_Link">to collect</text:a> </text:p>
      <text:p text:style-name="Standard">A Emily le gusta juntar imanes y llaveros.<text:span text:style-name="Emphasis">Emily likes to collect magnets and keychains.</text:span></text:p>
      <text:p text:style-name="Standard">4. (to assemble) </text:p>
      <text:p text:style-name="Standard">a. <text:a xlink:type="simple" xlink:href="http://www.spanishdict.com/translate/to%20get%20together" text:style-name="Internet_20_link" text:visited-style-name="Visited_20_Internet_20_Link">to get together</text:a> </text:p>
      <text:p text:style-name="Standard">Junté a toda la familia para mi boda.<text:span text:style-name="Emphasis">I got the whole family together for my wedding.</text:span></text:p>
      <text:p text:style-name="Standard">b. <text:a xlink:type="simple" xlink:href="http://www.spanishdict.com/translate/to%20bring%20together" text:style-name="Internet_20_link" text:visited-style-name="Visited_20_Internet_20_Link">to bring together</text:a> </text:p>
      <text:p text:style-name="Standard">El festival juntó las mejores bandas de heavy metal del país.<text:span text:style-name="Emphasis">The festival brought together the best heavy metal bands in the country.</text:span></text:p>
      <text:p text:style-name="Standard"><text:soft-page-break/>5. (to close) </text:p>
      <text:p text:style-name="Standard">a. <text:a xlink:type="simple" xlink:href="http://www.spanishdict.com/translate/to%20push%20to" text:style-name="Internet_20_link" text:visited-style-name="Visited_20_Internet_20_Link">to push to</text:a> </text:p>
      <text:p text:style-name="Standard">Junta la puerta antes de irte.<text:span text:style-name="Emphasis">Push the door to before you go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finance) </text:p>
      <text:p text:style-name="Standard">a. <text:a xlink:type="simple" xlink:href="http://www.spanishdict.com/translate/to%20save%20up" text:style-name="Internet_20_link" text:visited-style-name="Visited_20_Internet_20_Link">to save up</text:a> </text:p>
      <text:p text:style-name="Standard">Estamos juntando para irnos de vacaciones.<text:span text:style-name="Emphasis">We're saving up to go on vacation.</text:span></text:p>
      <text:p text:style-name="Standard">jun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get closer) </text:p>
      <text:p text:style-name="Standard">a. <text:a xlink:type="simple" xlink:href="http://www.spanishdict.com/translate/to%20move%20closer%20together" text:style-name="Internet_20_link" text:visited-style-name="Visited_20_Internet_20_Link">to move closer together</text:a> </text:p>
      <text:p text:style-name="Standard">Júntense un poco para dejar espacio.<text:span text:style-name="Emphasis">Move a little closer together to make room.</text:span></text:p>
      <text:p text:style-name="Standard">b. <text:a xlink:type="simple" xlink:href="http://www.spanishdict.com/translate/to%20get%20together" text:style-name="Internet_20_link" text:visited-style-name="Visited_20_Internet_20_Link">to get together</text:a> </text:p>
      <text:p text:style-name="Standard">Se tienen que juntar si quieren salir todos en la foto.<text:span text:style-name="Emphasis">You have to get together if you all want to be in the picture.</text:span></text:p>
      <text:p text:style-name="Standard">8. (to assemble) </text:p>
      <text:p text:style-name="Standard">a. <text:a xlink:type="simple" xlink:href="http://www.spanishdict.com/translate/to%20get%20together" text:style-name="Internet_20_link" text:visited-style-name="Visited_20_Internet_20_Link">to get together</text:a> </text:p>
      <text:p text:style-name="Standard">Nos vamos a juntar para planificar las vacaciones.<text:span text:style-name="Emphasis">We're going to get together to plan our holidays.</text:span></text:p>
      <text:p text:style-name="Standard">b. <text:a xlink:type="simple" xlink:href="http://www.spanishdict.com/translate/to%20meet%20up" text:style-name="Internet_20_link" text:visited-style-name="Visited_20_Internet_20_Link">to meet up</text:a> </text:p>
      <text:p text:style-name="Standard">Una vez por mes me junto con mis cuñadas para comer.<text:span text:style-name="Emphasis">Once a month I meet up with my sisters-in-law to eat lunch.</text:span></text:p>
      <text:p text:style-name="Standard">c. <text:a xlink:type="simple" xlink:href="http://www.spanishdict.com/translate/to%20come%20together" text:style-name="Internet_20_link" text:visited-style-name="Visited_20_Internet_20_Link">to come together</text:a> </text:p>
      <text:p text:style-name="Standard">Los amigos y ex-compañeros de Verón se juntaron para el partido de despedida.<text:span text:style-name="Emphasis">Veron's friends an former team mates came together for the farewell match.</text:span></text:p>
      <text:p text:style-name="Standard">9. (to be friendly with) </text:p>
      <text:p text:style-name="Standard">a. <text:a xlink:type="simple" xlink:href="http://www.spanishdict.com/translate/to%20mix%20with" text:style-name="Internet_20_link" text:visited-style-name="Visited_20_Internet_20_Link">to mix with</text:a> </text:p>
      <text:p text:style-name="Standard">Reed es una universidad interesante porque te juntas con gente muy especial.<text:span text:style-name="Emphasis">Reed's a very interesting college because you mix with very special people.</text:span></text:p>
      <text:p text:style-name="Standard">b. <text:a xlink:type="simple" xlink:href="http://www.spanishdict.com/translate/to%20hang%20out%20with" text:style-name="Internet_20_link" text:visited-style-name="Visited_20_Internet_20_Link">to hang out with</text:a> </text:p>
      <text:p text:style-name="Standard">Ya te dije que no te juntaras con esa chusma.<text:span text:style-name="Emphasis">I already told you not to hang out with that riffraff.</text:span></text:p>
      <text:p text:style-name="Standard">10. (as romantic partners) </text:p>
      <text:p text:style-name="Standard">a. <text:a xlink:type="simple" xlink:href="http://www.spanishdict.com/translate/to%20get%20together" text:style-name="Internet_20_link" text:visited-style-name="Visited_20_Internet_20_Link">to get together</text:a> </text:p>
      <text:p text:style-name="Standard">Iris no quiere volver a juntarse con su ex-novio.<text:span text:style-name="Emphasis">Iris doesn't want to get together with her ex-boyfriend again.</text:span></text:p>
      <text:p text:style-name="Standard">b. <text:a xlink:type="simple" xlink:href="http://www.spanishdict.com/translate/to%20live%20together" text:style-name="Internet_20_link" text:visited-style-name="Visited_20_Internet_20_Link">to live together</text:a> </text:p>
      <text:p text:style-name="Standard">Johnny y Lana se juntaron en 2010 y se casaron dos años después.<text:span text:style-name="Emphasis">Johnny and Lana started living together in 2010 and got married two years later.</text:span></text:p>
      <text:p text:style-name="Standard">11. (to occur at the same time) </text:p>
      <text:p text:style-name="Standard">a. no direct translation </text:p>
      <text:p text:style-name="Standard">Se juntó la tormenta con la explosión de gas.<text:span text:style-name="Emphasis">The storm came right on top of the gas explosion.</text:span></text:p>
      <text:p text:style-name="Standard">Este año se me juntaron todas las desgracias.<text:span text:style-name="Emphasis">This year it was just one bad thing after another.</text:span></text:p>
      <text:p text:style-name="Standard">b. <text:a xlink:type="simple" xlink:href="http://www.spanishdict.com/translate/to%20come%20together" text:style-name="Internet_20_link" text:visited-style-name="Visited_20_Internet_20_Link">to come together</text:a> </text:p>
      <text:p text:style-name="Standard">En la obra del autor se juntan la fantasía y la historia.<text:span text:style-name="Emphasis">In the author's work fantasy and history come together.</text:span></text:p>
      <text:p text:style-name="Standard">12. (to converge) </text:p>
      <text:p text:style-name="Standard">a. <text:a xlink:type="simple" xlink:href="http://www.spanishdict.com/translate/to%20join" text:style-name="Internet_20_link" text:visited-style-name="Visited_20_Internet_20_Link">to join</text:a> </text:p>
      <text:p text:style-name="Standard">Las dos carreteras se juntan en el cruce.<text:span text:style-name="Emphasis">The two roads join at the crossroads.</text:span></text:p>
      <text:p text:style-name="Standard">b. <text:a xlink:type="simple" xlink:href="http://www.spanishdict.com/translate/to%20meet" text:style-name="Internet_20_link" text:visited-style-name="Visited_20_Internet_20_Link">to meet</text:a> </text:p>
      <text:p text:style-name="Standard">Estos dos ríos se juntan en el océano.<text:span text:style-name="Emphasis">These two rivers meet at the ocean.</text:span></text:p>
      <text:p text:style-name="Standard">charl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converse) </text:p>
      <text:p text:style-name="Standard"><text:soft-page-break/>a. <text:a xlink:type="simple" xlink:href="http://www.spanishdict.com/translate/to%20chat" text:style-name="Internet_20_link" text:visited-style-name="Visited_20_Internet_20_Link">to chat</text:a> </text:p>
      <text:p text:style-name="Standard">Voy a charlar con el gerente para averiguar la verdad.<text:span text:style-name="Emphasis">I'm going to chat with the manager to find out the truth.</text:span></text:p>
      <text:p text:style-name="Standard">b. <text:a xlink:type="simple" xlink:href="http://www.spanishdict.com/translate/to%20talk" text:style-name="Internet_20_link" text:visited-style-name="Visited_20_Internet_20_Link">to talk</text:a> </text:p>
      <text:p text:style-name="Standard">Carolina y yo charlamos sobre la nueva novela de misterio.<text:span text:style-name="Emphasis">Carolina and I talked about the new mystery novel.</text:span></text:p>
      <text:p text:style-name="Standard">un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ut together) </text:p>
      <text:p text:style-name="Standard">a. <text:a xlink:type="simple" xlink:href="http://www.spanishdict.com/translate/to%20join" text:style-name="Internet_20_link" text:visited-style-name="Visited_20_Internet_20_Link">to join</text:a> </text:p>
      <text:p text:style-name="Standard">Unió los cables para que alcanzaran hasta el escenario.<text:span text:style-name="Emphasis">She joined the cables so they reached the stage.</text:span></text:p>
      <text:p text:style-name="Standard">b. <text:a xlink:type="simple" xlink:href="http://www.spanishdict.com/translate/to%20unite" text:style-name="Internet_20_link" text:visited-style-name="Visited_20_Internet_20_Link">to unite</text:a> </text:p>
      <text:p text:style-name="Standard">Las mismas creencias nos unen a todos en mi iglesia.<text:span text:style-name="Emphasis">The same beliefs unite everyone at my church.</text:span></text:p>
      <text:p text:style-name="Standard">c. <text:a xlink:type="simple" xlink:href="http://www.spanishdict.com/translate/to%20bind" text:style-name="Internet_20_link" text:visited-style-name="Visited_20_Internet_20_Link">to bind</text:a> </text:p>
      <text:p text:style-name="Standard">Los lazos que nos unen como familia son muy fuertes.<text:span text:style-name="Emphasis">The ties that bind us as a family are very strong.</text:span></text:p>
      <text:p text:style-name="Standard">2. (to link to a place) </text:p>
      <text:p text:style-name="Standard">a. <text:a xlink:type="simple" xlink:href="http://www.spanishdict.com/translate/to%20connect" text:style-name="Internet_20_link" text:visited-style-name="Visited_20_Internet_20_Link">to connect</text:a> </text:p>
      <text:p text:style-name="Standard">Ahora tenemos el sistema de ferrocarril que nos une a la ciudad.<text:span text:style-name="Emphasis">Now we have the railway system that connects us to the city.</text:span></text:p>
      <text:p text:style-name="Standard">3. (to associate) </text:p>
      <text:p text:style-name="Standard">a. <text:a xlink:type="simple" xlink:href="http://www.spanishdict.com/translate/to%20combine" text:style-name="Internet_20_link" text:visited-style-name="Visited_20_Internet_20_Link">to combine</text:a> </text:p>
      <text:p text:style-name="Standard">Su poema une el ritmo yámbico con un juego de palabras inteligente.<text:span text:style-name="Emphasis">Her poem combines iambic rhythm with clever wordplay.</text:span></text:p>
      <text:p text:style-name="Standard">4. (culinary) </text:p>
      <text:p text:style-name="Standard">a. <text:a xlink:type="simple" xlink:href="http://www.spanishdict.com/translate/to%20mix" text:style-name="Internet_20_link" text:visited-style-name="Visited_20_Internet_20_Link">to mix</text:a> </text:p>
      <text:p text:style-name="Standard">Une la leche con los huevos y los otros ingredientes con un batidor.<text:span text:style-name="Emphasis">Mix the milk with the eggs and the other ingredients with a whisk.</text:span></text:p>
      <text:p text:style-name="Standard">5. (to bring together) </text:p>
      <text:p text:style-name="Standard">a. <text:a xlink:type="simple" xlink:href="http://www.spanishdict.com/translate/to%20unite" text:style-name="Internet_20_link" text:visited-style-name="Visited_20_Internet_20_Link">to unite</text:a> </text:p>
      <text:p text:style-name="Standard">Es el único que puede unir al pueblo.<text:span text:style-name="Emphasis">He's the only one who can unite the people.</text:span></text:p>
      <text:p text:style-name="Standard">un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cooperate) </text:p>
      <text:p text:style-name="Standard">a. <text:a xlink:type="simple" xlink:href="http://www.spanishdict.com/translate/to%20join%20together" text:style-name="Internet_20_link" text:visited-style-name="Visited_20_Internet_20_Link">to join together</text:a> </text:p>
      <text:p text:style-name="Standard">Las dos tribus se unieron para luchar contra su enemigo común.<text:span text:style-name="Emphasis">The two tribes joined together to fight against their common enemy.</text:span></text:p>
      <text:p text:style-name="Standard">b. <text:a xlink:type="simple" xlink:href="http://www.spanishdict.com/translate/to%20come%20together" text:style-name="Internet_20_link" text:visited-style-name="Visited_20_Internet_20_Link">to come together</text:a> </text:p>
      <text:p text:style-name="Standard">Si no nos unimos, nunca podremos solucionar los problemas de nuestra comunidad.<text:span text:style-name="Emphasis">If we don't come together, we'll never be able to solve the problems of our community.</text:span></text:p>
      <text:p text:style-name="Standard">c. <text:a xlink:type="simple" xlink:href="http://www.spanishdict.com/translate/to%20unite" text:style-name="Internet_20_link" text:visited-style-name="Visited_20_Internet_20_Link">to unite</text:a> </text:p>
      <text:p text:style-name="Standard">Cuando se unieron los campesinos, por fin consiguieron derrocar al rey.<text:span text:style-name="Emphasis">When the peasants united, they finally managed to overthrow the king.</text:span></text:p>
      <text:p text:style-name="Standard">7. (to become a member) </text:p>
      <text:p text:style-name="Standard">a. <text:a xlink:type="simple" xlink:href="http://www.spanishdict.com/translate/to%20join" text:style-name="Internet_20_link" text:visited-style-name="Visited_20_Internet_20_Link">to join</text:a> </text:p>
      <text:p text:style-name="Standard">Me he unido a un club de lectura porque me cuesta un poco motivarme a leer.<text:span text:style-name="Emphasis">I've joined a book club because I have a little bit of a hard time motivating myself to read.</text:span></text:p>
      <text:p text:style-name="Standard">8. (to converge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Los dos caminos se unen en la falda de la montaña.<text:span text:style-name="Emphasis">The two roads meet at the foot of the mountain.</text:span></text:p>
      <text:p text:style-name="Standard">9. (to combine) </text:p>
      <text:p text:style-name="Standard"><text:soft-page-break/>a. no direct translation </text:p>
      <text:p text:style-name="Standard">Ese tipo es un trabajador fantástico. En él se unen la confianza y el habilidad.<text:span text:style-name="Emphasis">That guy's a fantastic worker. He´s the epitome of confidence and skill.</text:span></text:p>
      <text:p text:style-name="Standard">La comida maravillosa del restaurante se une a la decoración modernista lujosa.<text:span text:style-name="Emphasis">The restaurant's fantastic food is complemented by their luxurious modernist decor.</text:span></text:p>
      <text:p text:style-name="Standard">quej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. (to protest) </text:p>
      <text:p text:style-name="Standard">a. <text:a xlink:type="simple" xlink:href="http://www.spanishdict.com/translate/to%20complain" text:style-name="Internet_20_link" text:visited-style-name="Visited_20_Internet_20_Link">to complain</text:a> </text:p>
      <text:p text:style-name="Standard">Voy a quejarme ante la administración acerca del mal servicio en este hotel.<text:span text:style-name="Emphasis">I am going to complain to the management about the bad service in this hotel.</text:span></text:p>
      <text:p text:style-name="Standard">b. <text:a xlink:type="simple" xlink:href="http://www.spanishdict.com/translate/to%20moan" text:style-name="Internet_20_link" text:visited-style-name="Visited_20_Internet_20_Link">to moan</text:a> </text:p>
      <text:p text:style-name="Standard">Deja de quejarte de tu falta de dinero y haz algo para cambiar tu situación.<text:span text:style-name="Emphasis">Stop moaning about your lack of money and do something to change your situation.</text:span></text:p>
      <text:p text:style-name="Standard">c. <text:a xlink:type="simple" xlink:href="http://www.spanishdict.com/translate/to%20grumble" text:style-name="Internet_20_link" text:visited-style-name="Visited_20_Internet_20_Link">to grumble</text:a> </text:p>
      <text:p text:style-name="Standard">Él siempre se está quejando de la mala comida que le dan en la escuela.<text:span text:style-name="Emphasis">He is always grumbling about the bad meals they serve at school.</text:span></text:p>
      <text:p text:style-name="Standard">2. (to express pain) </text:p>
      <text:p text:style-name="Standard">a. <text:a xlink:type="simple" xlink:href="http://www.spanishdict.com/translate/to%20moan" text:style-name="Internet_20_link" text:visited-style-name="Visited_20_Internet_20_Link">to moan</text:a> </text:p>
      <text:p text:style-name="Standard">Él tenía dolor de estómago y estuvo quejándose toda la noche.<text:span text:style-name="Emphasis">He had a stomach ache and was moaning all night.</text:span></text:p>
      <text:p text:style-name="Standard">b. <text:a xlink:type="simple" xlink:href="http://www.spanishdict.com/translate/to%20groan" text:style-name="Internet_20_link" text:visited-style-name="Visited_20_Internet_20_Link">to groan</text:a> </text:p>
      <text:p text:style-name="Standard">Mi perro se comió una barra entera de mantequilla y ahora se está quejando de dolor.<text:span text:style-name="Emphasis">My dog ate an entire stick of butter and now he is groaning in pain.</text:span></text:p>
      <text:p text:style-name="Standard">c. <text:a xlink:type="simple" xlink:href="http://www.spanishdict.com/translate/to%20complain" text:style-name="Internet_20_link" text:visited-style-name="Visited_20_Internet_20_Link">to complain</text:a> </text:p>
      <text:p text:style-name="Standard">Mi mamá se queja de dolor en la cadera siempre que camina por un rato.<text:span text:style-name="Emphasis">My mom complains about hip pain whenever she walks for a while.</text:span></text:p>
      <text:p text:style-name="Standard">surg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materialize) </text:p>
      <text:p text:style-name="Standard">a. <text:a xlink:type="simple" xlink:href="http://www.spanishdict.com/translate/to%20arise" text:style-name="Internet_20_link" text:visited-style-name="Visited_20_Internet_20_Link">to arise</text:a> </text:p>
      <text:p text:style-name="Standard">El cirujano puede solucionar cualquier complicación que surja durante la operación.<text:span text:style-name="Emphasis">The surgeon can address any complications that may arise during surgery.</text:span></text:p>
      <text:p text:style-name="Standard">b. <text:a xlink:type="simple" xlink:href="http://www.spanishdict.com/translate/to%20come%20up" text:style-name="Internet_20_link" text:visited-style-name="Visited_20_Internet_20_Link">to come up</text:a> </text:p>
      <text:p text:style-name="Standard">Si surgiera algún problema mientras estamos fuera, llámanos de inmediato.<text:span text:style-name="Emphasis">If a problem were to come up while we are away, call us immediately.</text:span></text:p>
      <text:p text:style-name="Standard">c. <text:a xlink:type="simple" xlink:href="http://www.spanishdict.com/translate/to%20emerge" text:style-name="Internet_20_link" text:visited-style-name="Visited_20_Internet_20_Link">to emerge</text:a> </text:p>
      <text:p text:style-name="Standard">De nuestra discusión de la tarde surgieron varias ideas buenas.<text:span text:style-name="Emphasis">Several good ideas emerged from our afternoon discussion.</text:span></text:p>
      <text:p text:style-name="Standard">d. <text:a xlink:type="simple" xlink:href="http://www.spanishdict.com/translate/to%20appear" text:style-name="Internet_20_link" text:visited-style-name="Visited_20_Internet_20_Link">to appear</text:a> </text:p>
      <text:p text:style-name="Standard">El carro surgió de la nada y no me dio tiempo girar para evitarlo.<text:span text:style-name="Emphasis">The car appeared out of nowhere and I didn't have time to swerve to avoid it.</text:span></text:p>
      <text:p text:style-name="Standard">2. (to rise up) </text:p>
      <text:p text:style-name="Standard">a. <text:a xlink:type="simple" xlink:href="http://www.spanishdict.com/translate/to%20spring%20forth" text:style-name="Internet_20_link" text:visited-style-name="Visited_20_Internet_20_Link">to spring forth</text:a> </text:p>
      <text:p text:style-name="Standard">Cuando la perforadora perforó la tierra, surgió una corriente constante de agua.<text:span text:style-name="Emphasis">When the drilling machine pierced the earth, a steady stream of water sprang forth.</text:span></text:p>
      <text:p text:style-name="Standard">apu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. (to be in a hurry) (Latin America) </text:p>
      <text:p text:style-name="Standard">a. <text:a xlink:type="simple" xlink:href="http://www.spanishdict.com/translate/to%20hurry" text:style-name="Internet_20_link" text:visited-style-name="Visited_20_Internet_20_Link">to hurry</text:a> </text:p>
      <text:p text:style-name="Standard">Se apuró para llegar a la cita a tiempo.<text:span text:style-name="Emphasis">He hurried to arrive at the appointment on time.</text:span></text:p>
      <text:p text:style-name="Standard">b. <text:a xlink:type="simple" xlink:href="http://www.spanishdict.com/translate/to%20hurry%20up" text:style-name="Internet_20_link" text:visited-style-name="Visited_20_Internet_20_Link">to hurry up</text:a> </text:p>
      <text:p text:style-name="Standard"><text:soft-page-break/>Si no te apuras vamos a perder el vuelo.<text:span text:style-name="Emphasis">If you don't hurry up, we're going to miss the flight.</text:span></text:p>
      <text:p text:style-name="Standard">c. <text:a xlink:type="simple" xlink:href="http://www.spanishdict.com/translate/to%20get%20a%20move%20on" text:style-name="Internet_20_link" text:visited-style-name="Visited_20_Internet_20_Link">to get a move on</text:a> (colloquial) </text:p>
      <text:p text:style-name="Standard">¡Apúrate! Que no tenemos todo el día.<text:span text:style-name="Emphasis">Get a move on! We don't have all day.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2. (to be distressed) </text:p>
      <text:p text:style-name="Standard">a. <text:a xlink:type="simple" xlink:href="http://www.spanishdict.com/translate/to%20worry%20oneself" text:style-name="Internet_20_link" text:visited-style-name="Visited_20_Internet_20_Link">to worry oneself</text:a> </text:p>
      <text:p text:style-name="Standard">No me voy a apurar por lo que queda. Podemos terminar el trabajo mañana.<text:span text:style-name="Emphasis">I'm not going to worry myself about what's left. We can finish the work tomorrow.</text:span></text:p>
      <text:p text:style-name="Standard">apu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consume all of) </text:p>
      <text:p text:style-name="Standard">a. <text:a xlink:type="simple" xlink:href="http://www.spanishdict.com/translate/to%20finish" text:style-name="Internet_20_link" text:visited-style-name="Visited_20_Internet_20_Link">to finish</text:a> </text:p>
      <text:p text:style-name="Standard">Habíamos apurado las sobras, pero aún seguíamos con hambre.<text:span text:style-name="Emphasis">We had finished the leftovers, but we were still hungry.</text:span></text:p>
      <text:p text:style-name="Standard">b. <text:a xlink:type="simple" xlink:href="http://www.spanishdict.com/translate/to%20finish%20off" text:style-name="Internet_20_link" text:visited-style-name="Visited_20_Internet_20_Link">to finish off</text:a> </text:p>
      <text:p text:style-name="Standard">Ya no quiero más galletas. ¿Las quieres apurar?<text:span text:style-name="Emphasis">I don't want any more cookies. Do you want to finish them off?</text:span></text:p>
      <text:p text:style-name="Standard">c. <text:a xlink:type="simple" xlink:href="http://www.spanishdict.com/translate/to%20use%20up" text:style-name="Internet_20_link" text:visited-style-name="Visited_20_Internet_20_Link">to use up</text:a> </text:p>
      <text:p text:style-name="Standard">Deberíamos comprar más leche antes de apurar el cartón que tenemos en casa.<text:span text:style-name="Emphasis">We should buy more milk before we use up the carton that we have at home.</text:span></text:p>
      <text:p text:style-name="Standard">d. <text:a xlink:type="simple" xlink:href="http://www.spanishdict.com/translate/to%20exhaust" text:style-name="Internet_20_link" text:visited-style-name="Visited_20_Internet_20_Link">to exhaust</text:a> </text:p>
      <text:p text:style-name="Standard">Al darse cuenta de que habían apurado sus provisiones, los exploradores tuvieron que recurrir al canibalismo.<text:span text:style-name="Emphasis">Upon realizing that they had exhausted their provisions, the explorers had to resort to cannibalism.</text:span></text:p>
      <text:p text:style-name="Standard">4. (to demand haste) (Latin America) </text:p>
      <text:p text:style-name="Standard">a. <text:a xlink:type="simple" xlink:href="http://www.spanishdict.com/translate/to%20rush" text:style-name="Internet_20_link" text:visited-style-name="Visited_20_Internet_20_Link">to rush</text:a> </text:p>
      <text:p text:style-name="Standard">No me apures, que quiero caminar con tranquilidad.<text:span text:style-name="Emphasis">Don't rush me. I want to walk to calmly.</text:span></text:p>
      <text:p text:style-name="Standard">b. <text:a xlink:type="simple" xlink:href="http://www.spanishdict.com/translate/to%20expedite" text:style-name="Internet_20_link" text:visited-style-name="Visited_20_Internet_20_Link">to expedite</text:a> (a process or package) </text:p>
      <text:p text:style-name="Standard">¿No hay manera de apurar el proceso? Nos marchamos en una semana.<text:span text:style-name="Emphasis">Isn't there any way to expedite the process? We leave in a week.</text:span></text:p>
      <text:p text:style-name="Standard">5. (to compel) </text:p>
      <text:p text:style-name="Standard">a. <text:a xlink:type="simple" xlink:href="http://www.spanishdict.com/translate/to%20put%20pressure%20on" text:style-name="Internet_20_link" text:visited-style-name="Visited_20_Internet_20_Link">to put pressure on</text:a> </text:p>
      <text:p text:style-name="Standard">Están apurando a los trabajadores para que hagan los informes trimestrales.<text:span text:style-name="Emphasis">They're putting pressure on the employees to produce the quarterly reports.</text:span></text:p>
      <text:p text:style-name="Standard">b. <text:a xlink:type="simple" xlink:href="http://www.spanishdict.com/translate/to%20push" text:style-name="Internet_20_link" text:visited-style-name="Visited_20_Internet_20_Link">to push</text:a> </text:p>
      <text:p text:style-name="Standard">Mis padres no me apuran a casarme. Yo me quiero casar.<text:span text:style-name="Emphasis">My parents aren't pushing me to get married. I want to get married.</text:span></text:p>
      <text:p text:style-name="Standard">6. (to cause embarrassment) </text:p>
      <text:p text:style-name="Standard">a. <text:a xlink:type="simple" xlink:href="http://www.spanishdict.com/translate/to%20embarrass" text:style-name="Internet_20_link" text:visited-style-name="Visited_20_Internet_20_Link">to embarrass</text:a> </text:p>
      <text:p text:style-name="Standard">Estoy muy enfadada con mis padres porque me apuraron delante de mi novio a propósito.<text:span text:style-name="Emphasis">I'm really mad at my parents because they embarrassed me in front of my boyfriend on purpos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urge) (Chile) </text:p>
      <text:p text:style-name="Standard">a. <text:a xlink:type="simple" xlink:href="http://www.spanishdict.com/translate/to%20be%20urgent" text:style-name="Internet_20_link" text:visited-style-name="Visited_20_Internet_20_Link">to be urgent</text:a> </text:p>
      <text:p text:style-name="Standard">Tiene un para de cosas que hacer, pero no le apura.<text:span text:style-name="Emphasis">She has a few things to do, but they're not urgent.</text:span></text:p>
      <text:p text:style-name="Standard">funcion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e operative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No me funciona el ordenador desde hace dos días.<text:span text:style-name="Emphasis">My computer has not been working for the last two days.</text:span></text:p>
      <text:p text:style-name="Standard"><text:soft-page-break/>b. <text:a xlink:type="simple" xlink:href="http://www.spanishdict.com/translate/to%20function" text:style-name="Internet_20_link" text:visited-style-name="Visited_20_Internet_20_Link">to function</text:a> </text:p>
      <text:p text:style-name="Standard">La aplicación solo funciona con la última versión del programa.<text:span text:style-name="Emphasis">The application functions only with the last version of the program.</text:span></text:p>
      <text:p text:style-name="Standard">c. <text:a xlink:type="simple" xlink:href="http://www.spanishdict.com/translate/to%20run" text:style-name="Internet_20_link" text:visited-style-name="Visited_20_Internet_20_Link">to run</text:a> </text:p>
      <text:p text:style-name="Standard">Este vehículo funciona con gasolina.<text:span text:style-name="Emphasis">This vehicle runs on gas.</text:span></text:p>
      <text:p text:style-name="Standard">2. (to be in operation) </text:p>
      <text:p text:style-name="Standard">a. <text:a xlink:type="simple" xlink:href="http://www.spanishdict.com/translate/to%20operate" text:style-name="Internet_20_link" text:visited-style-name="Visited_20_Internet_20_Link">to operate</text:a> </text:p>
      <text:p text:style-name="Standard">El negocio lleva funcionando desde el año 2003.<text:span text:style-name="Emphasis">The business has been operating since 2003.</text:span></text:p>
      <text:p text:style-name="Standard">3. (to be successful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El medicamento está funcionando y su mejoría es notable.<text:span text:style-name="Emphasis">The medication is working and the improvement in his health is very obvious.</text:span></text:p>
      <text:p text:style-name="Standard">b. <text:a xlink:type="simple" xlink:href="http://www.spanishdict.com/translate/to%20work%20out" text:style-name="Internet_20_link" text:visited-style-name="Visited_20_Internet_20_Link">to work out</text:a> (relationship) </text:p>
      <text:p text:style-name="Standard">Está claro que nuestra relación no funciona.<text:span text:style-name="Emphasis">Our relationship is clearly not working out.</text:span></text:p>
      <text:p text:style-name="Standard">env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send" text:style-name="Internet_20_link" text:visited-style-name="Visited_20_Internet_20_Link">to send</text:a> </text:p>
      <text:p text:style-name="Standard">Mis amigos me enviaron fotos de la fiesta. <text:span text:style-name="Emphasis">My friends sent me photos of the party. </text:span></text:p>
      <text:p text:style-name="Standard">Mi mamá envió a mi hermano a que fuera de compras.<text:span text:style-name="Emphasis">My mom sent my brother to go shopping. </text:span></text:p>
      <text:p text:style-name="Standard">b. <text:a xlink:type="simple" xlink:href="http://www.spanishdict.com/translate/to%20mail" text:style-name="Internet_20_link" text:visited-style-name="Visited_20_Internet_20_Link">to mail</text:a> </text:p>
      <text:p text:style-name="Standard">Yo le envié a mi novio tres cartas por semana. <text:span text:style-name="Emphasis">I mailed my boyfriend three letters a week. </text:span></text:p>
      <text:p text:style-name="Standard">c. <text:a xlink:type="simple" xlink:href="http://www.spanishdict.com/translate/to%20ship" text:style-name="Internet_20_link" text:visited-style-name="Visited_20_Internet_20_Link">to ship</text:a> </text:p>
      <text:p text:style-name="Standard">El paquete que me enviaron aún no ha llegado.<text:span text:style-name="Emphasis">The package they shipped me still hasn't arrived.</text:span></text:p>
      <text:p text:style-name="Standard">ti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opel) </text:p>
      <text:p text:style-name="Standard">a. <text:a xlink:type="simple" xlink:href="http://www.spanishdict.com/translate/to%20throw" text:style-name="Internet_20_link" text:visited-style-name="Visited_20_Internet_20_Link">to throw</text:a> </text:p>
      <text:p text:style-name="Standard">Si tiras una moneda al pozo, puedes pedir un deseo.<text:span text:style-name="Emphasis">If you throw a coin in the well, you can make a wish.</text:span></text:p>
      <text:p text:style-name="Standard">2. (to get rid of) </text:p>
      <text:p text:style-name="Standard">a. <text:a xlink:type="simple" xlink:href="http://www.spanishdict.com/translate/to%20throw%20away" text:style-name="Internet_20_link" text:visited-style-name="Visited_20_Internet_20_Link">to throw away</text:a> </text:p>
      <text:p text:style-name="Standard">Tengo que tirar todos estos trastos.<text:span text:style-name="Emphasis">I have to throw away all this junk. </text:span></text:p>
      <text:p text:style-name="Standard">3. (to use inefficiently) </text:p>
      <text:p text:style-name="Standard">a. <text:a xlink:type="simple" xlink:href="http://www.spanishdict.com/translate/to%20waste" text:style-name="Internet_20_link" text:visited-style-name="Visited_20_Internet_20_Link">to waste</text:a> </text:p>
      <text:p text:style-name="Standard">Comprar productos de mala calidad es tirar el dinero.<text:span text:style-name="Emphasis">Buying bad quality products is wasting your money.</text:span></text:p>
      <text:p text:style-name="Standard">b. <text:a xlink:type="simple" xlink:href="http://www.spanishdict.com/translate/to%20squander" text:style-name="Internet_20_link" text:visited-style-name="Visited_20_Internet_20_Link">to squander</text:a> </text:p>
      <text:p text:style-name="Standard">Los humanos están tirando todos los recursos del planeta.<text:span text:style-name="Emphasis">Humans are squandering the planet's resources.</text:span></text:p>
      <text:p text:style-name="Standard">4. (to pull down) </text:p>
      <text:p text:style-name="Standard">a. <text:a xlink:type="simple" xlink:href="http://www.spanishdict.com/translate/to%20knock%20over" text:style-name="Internet_20_link" text:visited-style-name="Visited_20_Internet_20_Link">to knock over</text:a> </text:p>
      <text:p text:style-name="Standard">Van a tirar la antigua central eléctrica.<text:span text:style-name="Emphasis">The old power plant is going to be knocked over. </text:span></text:p>
      <text:p text:style-name="Standard">b. <text:a xlink:type="simple" xlink:href="http://www.spanishdict.com/translate/to%20knock%20down" text:style-name="Internet_20_link" text:visited-style-name="Visited_20_Internet_20_Link">to knock down</text:a> </text:p>
      <text:p text:style-name="Standard">Dejen de empujar, van a tirar la puerta abajo.<text:span text:style-name="Emphasis">Stop pushing; you are going to knock down the door.</text:span></text:p>
      <text:p text:style-name="Standard">5. (to discharge) </text:p>
      <text:p text:style-name="Standard">a. <text:a xlink:type="simple" xlink:href="http://www.spanishdict.com/translate/to%20fire" text:style-name="Internet_20_link" text:visited-style-name="Visited_20_Internet_20_Link">to fire</text:a> </text:p>
      <text:p text:style-name="Standard">El ejército tiró un cohete desde su base.<text:span text:style-name="Emphasis">The army fired a rocket from the base.</text:span></text:p>
      <text:p text:style-name="Standard">b. <text:a xlink:type="simple" xlink:href="http://www.spanishdict.com/translate/to%20drop" text:style-name="Internet_20_link" text:visited-style-name="Visited_20_Internet_20_Link">to drop</text:a> </text:p>
      <text:p text:style-name="Standard">Tiraron muchas bombas sobre la capital enemiga.<text:span text:style-name="Emphasis">Many bombs were dropped on the enemy's capital.</text:span></text:p>
      <text:p text:style-name="Standard">c. <text:a xlink:type="simple" xlink:href="http://www.spanishdict.com/translate/to%20shoot" text:style-name="Internet_20_link" text:visited-style-name="Visited_20_Internet_20_Link">to shoot</text:a> </text:p>
      <text:p text:style-name="Standard">Tiré la flecha y le di a la diana.<text:span text:style-name="Emphasis">I shot the arrow and hit the bullseye.</text:span></text:p>
      <text:p text:style-name="Standard"><text:soft-page-break/>d. <text:a xlink:type="simple" xlink:href="http://www.spanishdict.com/translate/to%20launch" text:style-name="Internet_20_link" text:visited-style-name="Visited_20_Internet_20_Link">to launch</text:a> </text:p>
      <text:p text:style-name="Standard">Mi padre tiró fuegos artificiales en Año Nuevo.<text:span text:style-name="Emphasis">My father launched fireworks on New Year's Eve.</text:span></text:p>
      <text:p text:style-name="Standard">6. (photography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Tiré muchas fotos durante mis vacaciones.<text:span text:style-name="Emphasis">I took a lot of pictures during my vacation.</text:span></text:p>
      <text:p text:style-name="Standard">7. (printing) </text:p>
      <text:p text:style-name="Standard">a. <text:a xlink:type="simple" xlink:href="http://www.spanishdict.com/translate/to%20print" text:style-name="Internet_20_link" text:visited-style-name="Visited_20_Internet_20_Link">to print</text:a> </text:p>
      <text:p text:style-name="Standard">Han tirado diez mil ejemplares de la novela.<text:span text:style-name="Emphasis">They have printed ten thousand copies of the novel.</text:span></text:p>
      <text:p text:style-name="Standard">b. <text:a xlink:type="simple" xlink:href="http://www.spanishdict.com/translate/to%20run%20off" text:style-name="Internet_20_link" text:visited-style-name="Visited_20_Internet_20_Link">to run off</text:a> </text:p>
      <text:p text:style-name="Standard">La editorial tiró mil ejemplares de mi libro.<text:span text:style-name="Emphasis">The publisher ran off a thousand copies of my book.</text:span></text:p>
      <text:p text:style-name="Standard">8. (to trace) </text:p>
      <text:p text:style-name="Standard">a. <text:a xlink:type="simple" xlink:href="http://www.spanishdict.com/translate/to%20draw" text:style-name="Internet_20_link" text:visited-style-name="Visited_20_Internet_20_Link">to draw</text:a> </text:p>
      <text:p text:style-name="Standard">El arquitecto tiró una línea recta con una regla.<text:span text:style-name="Emphasis">The architect drew a straight line with a ruler.</text:span></text:p>
      <text:p text:style-name="Standard">9. (to attack) </text:p>
      <text:p text:style-name="Standard">a. no direct translation </text:p>
      <text:p text:style-name="Standard">No le tire patadas a su hermano.<text:span text:style-name="Emphasis">Don't kick your brother.</text:span></text:p>
      <text:p text:style-name="Standard">Su perro me tiró un mordisco.<text:span text:style-name="Emphasis">His dog snapped at m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0. (to draw nearer) </text:p>
      <text:p text:style-name="Standard">a. <text:a xlink:type="simple" xlink:href="http://www.spanishdict.com/translate/to%20pull" text:style-name="Internet_20_link" text:visited-style-name="Visited_20_Internet_20_Link">to pull</text:a> </text:p>
      <text:p text:style-name="Standard">No empujes la puerta, tira para abrirla.<text:span text:style-name="Emphasis">Don't push the door; pull to open it.</text:span></text:p>
      <text:p text:style-name="Standard">11. (to attract) </text:p>
      <text:p text:style-name="Standard">a. no direct translation </text:p>
      <text:p text:style-name="Standard">No le tira estudiar medicina.<text:span text:style-name="Emphasis">He is not interested in studying medicine.</text:span></text:p>
      <text:p text:style-name="Standard">Las fiestas ya no me tiran.<text:span text:style-name="Emphasis">Parties don't appeal to me anymore.</text:span></text:p>
      <text:p text:style-name="Standard">12. (to be taut) </text:p>
      <text:p text:style-name="Standard">a. <text:a xlink:type="simple" xlink:href="http://www.spanishdict.com/translate/to%20be%20tight" text:style-name="Internet_20_link" text:visited-style-name="Visited_20_Internet_20_Link">to be tight</text:a> </text:p>
      <text:p text:style-name="Standard">Esta falda me tira en la cadera, me compraré una talla más grande.<text:span text:style-name="Emphasis">This skirt is tight at the hip; I will buy a bigger size.</text:span></text:p>
      <text:p text:style-name="Standard">13. (to fire) </text:p>
      <text:p text:style-name="Standard">a. <text:a xlink:type="simple" xlink:href="http://www.spanishdict.com/translate/to%20shoot" text:style-name="Internet_20_link" text:visited-style-name="Visited_20_Internet_20_Link">to shoot</text:a> </text:p>
      <text:p text:style-name="Standard">Tenían órdenes de tirar a matar.<text:span text:style-name="Emphasis">Their orders were to shoot to kill.</text:span></text:p>
      <text:p text:style-name="Standard">14. (sports) </text:p>
      <text:p text:style-name="Standard">a. <text:a xlink:type="simple" xlink:href="http://www.spanishdict.com/translate/to%20shoot" text:style-name="Internet_20_link" text:visited-style-name="Visited_20_Internet_20_Link">to shoot</text:a> </text:p>
      <text:p text:style-name="Standard">Un jugador de nuestro equipo tiró y marcó un gol.<text:span text:style-name="Emphasis">A player on our team shot and scored a goal.</text:span></text:p>
      <text:p text:style-name="Standard">b. <text:a xlink:type="simple" xlink:href="http://www.spanishdict.com/translate/to%20throw" text:style-name="Internet_20_link" text:visited-style-name="Visited_20_Internet_20_Link">to throw</text:a> </text:p>
      <text:p text:style-name="Standard">Tras recibir un pase, el jugador tiró desde la línea de tres puntos sin éxito.<text:span text:style-name="Emphasis">After catching a pass, the player threw from the three-point line unsuccessfully.</text:span></text:p>
      <text:p text:style-name="Standard">15. (to work) </text:p>
      <text:p text:style-name="Standard">a. <text:a xlink:type="simple" xlink:href="http://www.spanishdict.com/translate/to%20pull" text:style-name="Internet_20_link" text:visited-style-name="Visited_20_Internet_20_Link">to pull</text:a> </text:p>
      <text:p text:style-name="Standard">Mi coche ya no tira como antes, creo que ha llegado el momento de comprar uno nuevo.<text:span text:style-name="Emphasis">My car doesn't pull like it used to; I think it's time to buy a new one.</text:span></text:p>
      <text:p text:style-name="Standard">b. <text:a xlink:type="simple" xlink:href="http://www.spanishdict.com/translate/to%20draw" text:style-name="Internet_20_link" text:visited-style-name="Visited_20_Internet_20_Link">to draw</text:a> </text:p>
      <text:p text:style-name="Standard">Tienes que tirar al encender el cigarro.<text:span text:style-name="Emphasis">You have to draw while lighting the cigarette.</text:span></text:p>
      <text:p text:style-name="Standard">16. (to survive) </text:p>
      <text:p text:style-name="Standard">a. <text:a xlink:type="simple" xlink:href="http://www.spanishdict.com/translate/to%20get%20by" text:style-name="Internet_20_link" text:visited-style-name="Visited_20_Internet_20_Link">to get by</text:a> </text:p>
      <text:p text:style-name="Standard">Tenemos que tirar con muy poco hasta que cobre.<text:span text:style-name="Emphasis">We have to get by with very little until payday.</text:span></text:p>
      <text:p text:style-name="Standard">17. (to move forward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Para llegar a la panadería, tire por esta calle hasta el cruce.<text:span text:style-name="Emphasis">To get to the bakery, go down this street until the crossing.</text:span></text:p>
      <text:p text:style-name="Standard">18. (to tend) </text:p>
      <text:p text:style-name="Standard"><text:soft-page-break/>a. no direct translation </text:p>
      <text:p text:style-name="Standard">El plato tiraba a dulce más que nada.<text:span text:style-name="Emphasis">The dish was more sweet than anything else.</text:span></text:p>
      <text:p text:style-name="Standard">Tienes que beberte el té cuando esté tirando a frío.<text:span text:style-name="Emphasis">You have to drink the tea when is nearly cold.</text:span></text:p>
      <text:p text:style-name="Standard">19. (vulgar) (to have sexual intercourse) (Latin America) </text:p>
      <text:p text:style-name="Standard">a. <text:a xlink:type="simple" xlink:href="http://www.spanishdict.com/translate/to%20screw" text:style-name="Internet_20_link" text:visited-style-name="Visited_20_Internet_20_Link">to screw</text:a> (vulgar) </text:p>
      <text:p text:style-name="Standard">Ese hombre sólo piensa en tirar.<text:span text:style-name="Emphasis">That guy only ever thinks about screwing.</text:span></text:p>
      <text:p text:style-name="Standard">ti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0. (to propel oneself) </text:p>
      <text:p text:style-name="Standard">a. <text:a xlink:type="simple" xlink:href="http://www.spanishdict.com/translate/to%20throw%20oneself" text:style-name="Internet_20_link" text:visited-style-name="Visited_20_Internet_20_Link">to throw oneself</text:a> </text:p>
      <text:p text:style-name="Standard">Pensó en suicidarse tirándose de un puente.<text:span text:style-name="Emphasis">He thought of committing suicide throwing himself from a bridge.</text:span></text:p>
      <text:p text:style-name="Standard">21. (to pass time) </text:p>
      <text:p text:style-name="Standard">a. <text:a xlink:type="simple" xlink:href="http://www.spanishdict.com/translate/to%20spend" text:style-name="Internet_20_link" text:visited-style-name="Visited_20_Internet_20_Link">to spend</text:a> </text:p>
      <text:p text:style-name="Standard">Me tiré tres horas limpiando mi habitación.<text:span text:style-name="Emphasis">I spent three hours cleaning my room.</text:span></text:p>
      <text:p text:style-name="Standard">22. (vulgar) (to have sexual intercourse) </text:p>
      <text:p text:style-name="Standard">a. <text:a xlink:type="simple" xlink:href="http://www.spanishdict.com/translate/to%20screw" text:style-name="Internet_20_link" text:visited-style-name="Visited_20_Internet_20_Link">to screw</text:a> (vulgar) </text:p>
      <text:p text:style-name="Standard">Se tiraron la primera noche que se conocieron.<text:span text:style-name="Emphasis">They screwed the first night they met.</text:span></text:p>
      <text:p text:style-name="Standard">b. <text:a xlink:type="simple" xlink:href="http://www.spanishdict.com/translate/to%20lay" text:style-name="Internet_20_link" text:visited-style-name="Visited_20_Internet_20_Link">to lay</text:a> (vulgar) </text:p>
      <text:p text:style-name="Standard">Un policía los sorprendió tirándose en el carro.<text:span text:style-name="Emphasis">A police officer caught them laying in the car.</text:span></text:p>
      <text:p text:style-name="Standard">23. (colloquial) (to release gas) </text:p>
      <text:p text:style-name="Standard">a. no direct translation </text:p>
      <text:p text:style-name="Standard">El bebé se tiró un eructo tras tomarse su biberón.<text:span text:style-name="Emphasis">The baby burped after having his bottle.</text:span></text:p>
      <text:p text:style-name="Standard">La primera vez que se tiró un pedo delante de su novio se avergonzó.<text:span text:style-name="Emphasis">The first time she farted in front of her boyfriend she was embarrassed.</text:span></text:p>
      <text:p text:style-name="Standard">mar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ut a mark on) </text:p>
      <text:p text:style-name="Standard">a. <text:a xlink:type="simple" xlink:href="http://www.spanishdict.com/translate/to%20mark" text:style-name="Internet_20_link" text:visited-style-name="Visited_20_Internet_20_Link">to mark</text:a> </text:p>
      <text:p text:style-name="Standard">Marca la respuesta que consideres correcta.<text:span text:style-name="Emphasis">Mark the response that you consider to be correct.</text:span></text:p>
      <text:p text:style-name="Standard">2. (to show) </text:p>
      <text:p text:style-name="Standard">a. <text:a xlink:type="simple" xlink:href="http://www.spanishdict.com/translate/to%20indicate" text:style-name="Internet_20_link" text:visited-style-name="Visited_20_Internet_20_Link">to indicate</text:a> </text:p>
      <text:p text:style-name="Standard">El reloj marca la hora correcta.<text:span text:style-name="Emphasis">The clock indicates the correct time.</text:span></text:p>
      <text:p text:style-name="Standard">b. <text:a xlink:type="simple" xlink:href="http://www.spanishdict.com/translate/to%20mark" text:style-name="Internet_20_link" text:visited-style-name="Visited_20_Internet_20_Link">to mark</text:a> </text:p>
      <text:p text:style-name="Standard">El letrero marca dónde se puede estacionar en la calle.<text:span text:style-name="Emphasis">The sign marks where you can park on the street.</text:span></text:p>
      <text:p text:style-name="Standard">3. (to push numbers on a phone) </text:p>
      <text:p text:style-name="Standard">a. <text:a xlink:type="simple" xlink:href="http://www.spanishdict.com/translate/to%20press" text:style-name="Internet_20_link" text:visited-style-name="Visited_20_Internet_20_Link">to press</text:a> </text:p>
      <text:p text:style-name="Standard">Marque el número dos para escuchar en español.<text:span text:style-name="Emphasis">Press number two for Spanish.</text:span></text:p>
      <text:p text:style-name="Standard">b. <text:a xlink:type="simple" xlink:href="http://www.spanishdict.com/translate/to%20dial" text:style-name="Internet_20_link" text:visited-style-name="Visited_20_Internet_20_Link">to dial</text:a> </text:p>
      <text:p text:style-name="Standard">Marqué equivocado y volví a llamar.<text:span text:style-name="Emphasis">I dialed the wrong number and called again.</text:span></text:p>
      <text:p text:style-name="Standard">4. (sports) </text:p>
      <text:p text:style-name="Standard">a. <text:a xlink:type="simple" xlink:href="http://www.spanishdict.com/translate/to%20score" text:style-name="Internet_20_link" text:visited-style-name="Visited_20_Internet_20_Link">to score</text:a> (points, goals) </text:p>
      <text:p text:style-name="Standard">Mi jugador favorito marcó tres goles ayer.<text:span text:style-name="Emphasis">My favorite player scored three goals yesterday.</text:span></text:p>
      <text:p text:style-name="Standard">b. <text:a xlink:type="simple" xlink:href="http://www.spanishdict.com/translate/to%20cover" text:style-name="Internet_20_link" text:visited-style-name="Visited_20_Internet_20_Link">to cover</text:a> (another player) </text:p>
      <text:p text:style-name="Standard">Tengo que marcar al jugador más rápido de su equipo.<text:span text:style-name="Emphasis">I have to cover the fastest player on their team.</text:span></text:p>
      <text:p text:style-name="Standard">mar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stand out) </text:p>
      <text:p text:style-name="Standard">a. <text:a xlink:type="simple" xlink:href="http://www.spanishdict.com/translate/to%20show" text:style-name="Internet_20_link" text:visited-style-name="Visited_20_Internet_20_Link">to show</text:a> </text:p>
      <text:p text:style-name="Standard"><text:soft-page-break/>Este vestido es tan apretado que se me marca la ropa interior.<text:span text:style-name="Emphasis">This dress is so tight my underwear shows.</text:span></text:p>
      <text:p text:style-name="Standard">b. <text:a xlink:type="simple" xlink:href="http://www.spanishdict.com/translate/to%20stand%20out" text:style-name="Internet_20_link" text:visited-style-name="Visited_20_Internet_20_Link">to stand out</text:a> </text:p>
      <text:p text:style-name="Standard">Cuando levanta pesas se le marcan rápidamente los músculos.<text:span text:style-name="Emphasis">When she lifts weights, her muscles quickly stand out.</text:span></text:p>
      <text:p text:style-name="Standard">ano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note of) </text:p>
      <text:p text:style-name="Standard">a. <text:a xlink:type="simple" xlink:href="http://www.spanishdict.com/translate/to%20note%20down" text:style-name="Internet_20_link" text:visited-style-name="Visited_20_Internet_20_Link">to note down</text:a> </text:p>
      <text:p text:style-name="Standard">Anoté las cosas más importantes que se mencionaron en la junta.<text:span text:style-name="Emphasis">I noted down the most important things mentioned at the meeting.</text:span></text:p>
      <text:p text:style-name="Standard">b. <text:a xlink:type="simple" xlink:href="http://www.spanishdict.com/translate/to%20make%20a%20note%20of" text:style-name="Internet_20_link" text:visited-style-name="Visited_20_Internet_20_Link">to make a note of</text:a> </text:p>
      <text:p text:style-name="Standard">Por favor anota tu información personal en esta forma.<text:span text:style-name="Emphasis">Please make a note of your personal information on this form.</text:span></text:p>
      <text:p text:style-name="Standard">2. (to write explanatory notes) </text:p>
      <text:p text:style-name="Standard">a. <text:a xlink:type="simple" xlink:href="http://www.spanishdict.com/translate/to%20annotate" text:style-name="Internet_20_link" text:visited-style-name="Visited_20_Internet_20_Link">to annotate</text:a> </text:p>
      <text:p text:style-name="Standard">Te recomiendo anotar lo que te parezca importante al margen.<text:span text:style-name="Emphasis">I recommend annotating what you consider important in the margin.</text:span></text:p>
      <text:p text:style-name="Standard">3. (to register) (Southern Cone) </text:p>
      <text:p text:style-name="Standard">a. <text:a xlink:type="simple" xlink:href="http://www.spanishdict.com/translate/to%20enroll" text:style-name="Internet_20_link" text:visited-style-name="Visited_20_Internet_20_Link">to enroll</text:a> (United States) </text:p>
      <text:p text:style-name="Standard">Mi hermano me anotó en la clase de español.<text:span text:style-name="Emphasis">My brother enrolled me in Spanish class.</text:span></text:p>
      <text:p text:style-name="Standard">b. <text:a xlink:type="simple" xlink:href="http://www.spanishdict.com/translate/to%20enrol" text:style-name="Internet_20_link" text:visited-style-name="Visited_20_Internet_20_Link">to enrol</text:a> (United Kingdom) </text:p>
      <text:p text:style-name="Standard">También anoté a María en la clase de ciencias.<text:span text:style-name="Emphasis">I also enrolled María in the science class.</text:span></text:p>
      <text:p text:style-name="Standard">4. (sports) </text:p>
      <text:p text:style-name="Standard">a. <text:a xlink:type="simple" xlink:href="http://www.spanishdict.com/translate/to%20score" text:style-name="Internet_20_link" text:visited-style-name="Visited_20_Internet_20_Link">to score</text:a> </text:p>
      <text:p text:style-name="Standard">Julián anotó el último gol.<text:span text:style-name="Emphasis">Julián scored the last goal.</text:span></text:p>
      <text:p text:style-name="Standard">ano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sports) </text:p>
      <text:p text:style-name="Standard">a. <text:a xlink:type="simple" xlink:href="http://www.spanishdict.com/translate/to%20score" text:style-name="Internet_20_link" text:visited-style-name="Visited_20_Internet_20_Link">to score</text:a> </text:p>
      <text:p text:style-name="Standard">Se anotó un gol y quedaron empate.<text:span text:style-name="Emphasis">They scored a goal and it ended in a tie.</text:span></text:p>
      <text:p text:style-name="Standard">6. (to register) (South America) </text:p>
      <text:p text:style-name="Standard">a. <text:a xlink:type="simple" xlink:href="http://www.spanishdict.com/translate/to%20enroll" text:style-name="Internet_20_link" text:visited-style-name="Visited_20_Internet_20_Link">to enroll</text:a> (United States) </text:p>
      <text:p text:style-name="Standard">Marcela se anotó en Matemáticas I.<text:span text:style-name="Emphasis">Marcela enrolled in Math I.</text:span></text:p>
      <text:p text:style-name="Standard">b. <text:a xlink:type="simple" xlink:href="http://www.spanishdict.com/translate/to%20enrol" text:style-name="Internet_20_link" text:visited-style-name="Visited_20_Internet_20_Link">to enrol</text:a> (United Kingdom) </text:p>
      <text:p text:style-name="Standard">James se anotó en el curso de redacción.<text:span text:style-name="Emphasis">James enrolled in the composition course.</text:span></text:p>
      <text:p text:style-name="Standard">gus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enjoy) </text:p>
      <text:p text:style-name="Standard">a. <text:a xlink:type="simple" xlink:href="http://www.spanishdict.com/translate/to%20like" text:style-name="Internet_20_link" text:visited-style-name="Visited_20_Internet_20_Link">to like</text:a> </text:p>
      <text:p text:style-name="Standard">Me gusta la comida mexicana.<text:span text:style-name="Emphasis">I like Mexican food.</text:span></text:p>
      <text:p text:style-name="Standard">b. <text:a xlink:type="simple" xlink:href="http://www.spanishdict.com/translate/to%20please" text:style-name="Internet_20_link" text:visited-style-name="Visited_20_Internet_20_Link">to please</text:a> </text:p>
      <text:p text:style-name="Standard">A ella le gustó ver a su hijo tan contento. <text:span text:style-name="Emphasis">It pleased her to see her son so happy. </text:span></text:p>
      <text:p text:style-name="Standard">2. (to be attracted to) </text:p>
      <text:p text:style-name="Standard">a. <text:a xlink:type="simple" xlink:href="http://www.spanishdict.com/translate/to%20like" text:style-name="Internet_20_link" text:visited-style-name="Visited_20_Internet_20_Link">to like</text:a> </text:p>
      <text:p text:style-name="Standard">¿Crees que le gusto?<text:span text:style-name="Emphasis">Do you think she likes me?</text:span></text:p>
      <text:p text:style-name="Standard">b. <text:a xlink:type="simple" xlink:href="http://www.spanishdict.com/translate/to%20fancy" text:style-name="Internet_20_link" text:visited-style-name="Visited_20_Internet_20_Link">to fancy</text:a> (United Kingdom) </text:p>
      <text:p text:style-name="Standard">Me gusta mucho tu primo. ¿Cómo se llama?<text:span text:style-name="Emphasis">I really fancy your cousin. What's his name?</text:span></text:p>
      <text:p text:style-name="Standard">3. (to be pleasing) </text:p>
      <text:p text:style-name="Standard">a. <text:a xlink:type="simple" xlink:href="http://www.spanishdict.com/translate/to%20be%20liked" text:style-name="Internet_20_link" text:visited-style-name="Visited_20_Internet_20_Link">to be liked</text:a> </text:p>
      <text:p text:style-name="Standard">Las columnas de Rita gustan mucho. Las vamos a seguir publicando.<text:span text:style-name="Emphasis">Rita's columns are liked a lot. We'll keep on publishing them.</text:span></text:p>
      <text:p text:style-name="Standard"><text:soft-page-break/>b. <text:a xlink:type="simple" xlink:href="http://www.spanishdict.com/translate/to%20be%20popular" text:style-name="Internet_20_link" text:visited-style-name="Visited_20_Internet_20_Link">to be popular</text:a> </text:p>
      <text:p text:style-name="Standard">No entiendo por qué gusta tanto el vino espumante. Lo detesto.<text:span text:style-name="Emphasis">I can't understand why sparkling wine is so popular. I hate it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to want) </text:p>
      <text:p text:style-name="Standard">a. <text:a xlink:type="simple" xlink:href="http://www.spanishdict.com/translate/to%20like" text:style-name="Internet_20_link" text:visited-style-name="Visited_20_Internet_20_Link">to like</text:a> </text:p>
      <text:p text:style-name="Standard">¿Les gustaría algo más?<text:span text:style-name="Emphasis">Would you like anything else?</text:span></text:p>
      <text:p text:style-name="Standard">5. (to try) </text:p>
      <text:p text:style-name="Standard">a. <text:a xlink:type="simple" xlink:href="http://www.spanishdict.com/translate/to%20taste" text:style-name="Internet_20_link" text:visited-style-name="Visited_20_Internet_20_Link">to taste</text:a> </text:p>
      <text:p text:style-name="Standard">¿Puedes gustar esta salsa? ¿Le pongo más sal?<text:span text:style-name="Emphasis">Can you taste this sauce? Shall I add salt?</text:span></text:p>
      <text:p text:style-name="Standard">eleg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a choice) </text:p>
      <text:p text:style-name="Standard">a. <text:a xlink:type="simple" xlink:href="http://www.spanishdict.com/translate/to%20choose" text:style-name="Internet_20_link" text:visited-style-name="Visited_20_Internet_20_Link">to choose</text:a> </text:p>
      <text:p text:style-name="Standard">Elegí quedarme en casa como madre a tiempo completo.<text:span text:style-name="Emphasis">I chose to stay home as a full-time mom.</text:span></text:p>
      <text:p text:style-name="Standard">b. <text:a xlink:type="simple" xlink:href="http://www.spanishdict.com/translate/to%20select" text:style-name="Internet_20_link" text:visited-style-name="Visited_20_Internet_20_Link">to select</text:a> </text:p>
      <text:p text:style-name="Standard">No elegiste la opción correcta del menú.<text:span text:style-name="Emphasis">You didn't select the right option from the menu.</text:span></text:p>
      <text:p text:style-name="Standard">2. (to vote) </text:p>
      <text:p text:style-name="Standard">a. <text:a xlink:type="simple" xlink:href="http://www.spanishdict.com/translate/to%20elect" text:style-name="Internet_20_link" text:visited-style-name="Visited_20_Internet_20_Link">to elect</text:a> </text:p>
      <text:p text:style-name="Standard">Los ciudadanos eligieron al nuevo alcalde la semana pasada. <text:span text:style-name="Emphasis">The citizens elected the new mayor last week. </text:span></text:p>
      <text:p text:style-name="Standard">encan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like very much) </text:p>
      <text:p text:style-name="Standard">a. <text:a xlink:type="simple" xlink:href="http://www.spanishdict.com/translate/to%20love" text:style-name="Internet_20_link" text:visited-style-name="Visited_20_Internet_20_Link">to love</text:a> </text:p>
      <text:p text:style-name="Standard">Me encanta tomarme un chocolate caliente cuando hace frío afuera.<text:span text:style-name="Emphasis">I love drinking hot chocolate when it's cold out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cast a spell) </text:p>
      <text:p text:style-name="Standard">a. <text:a xlink:type="simple" xlink:href="http://www.spanishdict.com/translate/to%20bewitch" text:style-name="Internet_20_link" text:visited-style-name="Visited_20_Internet_20_Link">to bewitch</text:a> </text:p>
      <text:p text:style-name="Standard">La bruja encantó a la princesa.<text:span text:style-name="Emphasis">The witch bewitched the princess.</text:span></text:p>
      <text:p text:style-name="Standard">utili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use of) </text:p>
      <text:p text:style-name="Standard">a. <text:a xlink:type="simple" xlink:href="http://www.spanishdict.com/translate/to%20use" text:style-name="Internet_20_link" text:visited-style-name="Visited_20_Internet_20_Link">to use</text:a> </text:p>
      <text:p text:style-name="Standard">Utiliza la llave de rueda para reemplazar esa llanta ponchada. <text:span text:style-name="Emphasis">Use this socket wrench to replace that flat tire. </text:span></text:p>
      <text:p text:style-name="Standard">b. <text:a xlink:type="simple" xlink:href="http://www.spanishdict.com/translate/to%20utilize" text:style-name="Internet_20_link" text:visited-style-name="Visited_20_Internet_20_Link">to utilize</text:a> </text:p>
      <text:p text:style-name="Standard">Los médicos utilizan un sistema para determinar el tratamiento exacto.<text:span text:style-name="Emphasis">Doctors utilize a system to determine the exact treatment.</text:span></text:p>
      <text:p text:style-name="Standard">2. (clothing, accessories) </text:p>
      <text:p text:style-name="Standard">a. <text:a xlink:type="simple" xlink:href="http://www.spanishdict.com/translate/to%20wear" text:style-name="Internet_20_link" text:visited-style-name="Visited_20_Internet_20_Link">to wear</text:a> </text:p>
      <text:p text:style-name="Standard">En verano, es recomendable utilizar gafas de sol.<text:span text:style-name="Emphasis">During summer, wearing sunglasses is recommended.</text:span></text:p>
      <text:p text:style-name="Standard">3. (to abuse) </text:p>
      <text:p text:style-name="Standard">a. <text:a xlink:type="simple" xlink:href="http://www.spanishdict.com/translate/to%20take%20advantage" text:style-name="Internet_20_link" text:visited-style-name="Visited_20_Internet_20_Link">to take advantage</text:a> </text:p>
      <text:p text:style-name="Standard">Hay que utilizar los beneficios de trabajar con el gobierno.<text:span text:style-name="Emphasis">One must take advantage of the benefits of working for the government. </text:span></text:p>
      <text:p text:style-name="Standard">4. (to employ) </text:p>
      <text:p text:style-name="Standard">a. <text:a xlink:type="simple" xlink:href="http://www.spanishdict.com/translate/to%20harness" text:style-name="Internet_20_link" text:visited-style-name="Visited_20_Internet_20_Link">to harness</text:a> </text:p>
      <text:p text:style-name="Standard">Ahora pueden utilizar la energía solar para crear electricidad.<text:span text:style-name="Emphasis">They can now harness solar energy to create electricity. </text:span></text:p>
      <text:p text:style-name="Standard"><text:soft-page-break/>sa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liminate) </text:p>
      <text:p text:style-name="Standard">a. <text:a xlink:type="simple" xlink:href="http://www.spanishdict.com/translate/to%20take%20out" text:style-name="Internet_20_link" text:visited-style-name="Visited_20_Internet_20_Link">to take out</text:a> </text:p>
      <text:p text:style-name="Standard">En ese restaurante, sacan la basura cinco veces al día.<text:span text:style-name="Emphasis">At that restaurant they take out the trash five times a day.</text:span></text:p>
      <text:p text:style-name="Standard">2. (to expel) </text:p>
      <text:p text:style-name="Standard">a. <text:a xlink:type="simple" xlink:href="http://www.spanishdict.com/translate/to%20remove" text:style-name="Internet_20_link" text:visited-style-name="Visited_20_Internet_20_Link">to remove</text:a> </text:p>
      <text:p text:style-name="Standard">Hay varias maneras de sacar una astilla con la ayuda de unas pinzas.<text:span text:style-name="Emphasis">There are several ways to remove a splinter with the aid of tweezers.</text:span></text:p>
      <text:p text:style-name="Standard">3. (to produce) </text:p>
      <text:p text:style-name="Standard">a. <text:a xlink:type="simple" xlink:href="http://www.spanishdict.com/translate/to%20take" text:style-name="Internet_20_link" text:visited-style-name="Visited_20_Internet_20_Link">to take</text:a> (photograph) </text:p>
      <text:p text:style-name="Standard">¿Nos sacarías una foto a Gerard Piqué y a mí? <text:span text:style-name="Emphasis">Would you take a photo of Gerard Piqué and me? </text:span></text:p>
      <text:p text:style-name="Standard">b. <text:a xlink:type="simple" xlink:href="http://www.spanishdict.com/translate/to%20make" text:style-name="Internet_20_link" text:visited-style-name="Visited_20_Internet_20_Link">to make</text:a> (photocopy) </text:p>
      <text:p text:style-name="Standard">Quiero sacar una copia del anuncio en el periódico.<text:span text:style-name="Emphasis">I want to make a copy of the ad in the newspaper.</text:span></text:p>
      <text:p text:style-name="Standard">4. (to receive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Sacó el primer premio del concurso.<text:span text:style-name="Emphasis">He got the first prize in the contest.</text:span></text:p>
      <text:p text:style-name="Standard">5. (to draw out) </text:p>
      <text:p text:style-name="Standard">a. <text:a xlink:type="simple" xlink:href="http://www.spanishdict.com/translate/to%20extract" text:style-name="Internet_20_link" text:visited-style-name="Visited_20_Internet_20_Link">to extract</text:a> </text:p>
      <text:p text:style-name="Standard">El mejor jarabe de arce se saca de árboles en Canadá. <text:span text:style-name="Emphasis">The best maple syrup is extracted from trees in Canada. </text:span></text:p>
      <text:p text:style-name="Standard">6. (with body parts) </text:p>
      <text:p text:style-name="Standard">a. <text:a xlink:type="simple" xlink:href="http://www.spanishdict.com/translate/to%20stick%20out" text:style-name="Internet_20_link" text:visited-style-name="Visited_20_Internet_20_Link">to stick out</text:a> </text:p>
      <text:p text:style-name="Standard">Abre la boca y saca la lengua.<text:span text:style-name="Emphasis">Open your mouth and stick out your tongue.</text:span></text:p>
      <text:p text:style-name="Standard">7. (to publish) </text:p>
      <text:p text:style-name="Standard">a. <text:a xlink:type="simple" xlink:href="http://www.spanishdict.com/translate/to%20release" text:style-name="Internet_20_link" text:visited-style-name="Visited_20_Internet_20_Link">to release</text:a> </text:p>
      <text:p text:style-name="Standard">Mi banda favorita sacó su disco nuevo.<text:span text:style-name="Emphasis">My favorite band released their new album.</text:span></text:p>
      <text:p text:style-name="Standard">8. (to find the answer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¿Sacaste el número total de invitados?<text:span text:style-name="Emphasis">Did you get the total number of guests?</text:span></text:p>
      <text:p text:style-name="Standard">b. <text:a xlink:type="simple" xlink:href="http://www.spanishdict.com/translate/to%20draw" text:style-name="Internet_20_link" text:visited-style-name="Visited_20_Internet_20_Link">to draw</text:a> </text:p>
      <text:p text:style-name="Standard">Lo que sacamos de esta discusión es que es culpable.<text:span text:style-name="Emphasis">What we draw from this discussion is that she is guilty.</text:span></text:p>
      <text:p text:style-name="Standard">9. (sports) </text:p>
      <text:p text:style-name="Standard">a. <text:a xlink:type="simple" xlink:href="http://www.spanishdict.com/translate/to%20serve" text:style-name="Internet_20_link" text:visited-style-name="Visited_20_Internet_20_Link">to serve</text:a> </text:p>
      <text:p text:style-name="Standard">Nadal sacó en el sexto juego del cuarto set.<text:span text:style-name="Emphasis">Nadal served in the sixth game of the fourth set.</text:span></text:p>
      <text:p text:style-name="Standard">sa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get out) </text:p>
      <text:p text:style-name="Standard">a. <text:a xlink:type="simple" xlink:href="http://www.spanishdict.com/translate/to%20take%20out" text:style-name="Internet_20_link" text:visited-style-name="Visited_20_Internet_20_Link">to take out</text:a> </text:p>
      <text:p text:style-name="Standard">Se sacó el dinero del bolsillo y volvió a contarlo.<text:span text:style-name="Emphasis">He took the money out of his pocket and counted it again.</text:span></text:p>
      <text:p text:style-name="Standard">11. (to go away) (Mexico) </text:p>
      <text:p text:style-name="Standard">a. <text:a xlink:type="simple" xlink:href="http://www.spanishdict.com/translate/to%20leave" text:style-name="Internet_20_link" text:visited-style-name="Visited_20_Internet_20_Link">to leave</text:a> </text:p>
      <text:p text:style-name="Standard">¡Sácate de aquí antes de que venga la policía!<text:span text:style-name="Emphasis">Leave here before the police comes!</text:span></text:p>
      <text:p text:style-name="Standard">gas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xpend) </text:p>
      <text:p text:style-name="Standard">a. <text:a xlink:type="simple" xlink:href="http://www.spanishdict.com/translate/to%20spend" text:style-name="Internet_20_link" text:visited-style-name="Visited_20_Internet_20_Link">to spend</text:a> </text:p>
      <text:p text:style-name="Standard">Gastan más dinero del que ingresan.<text:span text:style-name="Emphasis">They spend more money than they earn.</text:span></text:p>
      <text:p text:style-name="Standard"><text:soft-page-break/>2. (to consume) </text:p>
      <text:p text:style-name="Standard">a. <text:a xlink:type="simple" xlink:href="http://www.spanishdict.com/translate/to%20use" text:style-name="Internet_20_link" text:visited-style-name="Visited_20_Internet_20_Link">to use</text:a> </text:p>
      <text:p text:style-name="Standard">Lucinda gasta mucho papel porque está siempre dibujando.<text:span text:style-name="Emphasis">Lucinda uses lots of paper because she's always drawing.</text:span></text:p>
      <text:p text:style-name="Standard">b. <text:a xlink:type="simple" xlink:href="http://www.spanishdict.com/translate/to%20use%20up" text:style-name="Internet_20_link" text:visited-style-name="Visited_20_Internet_20_Link">to use up</text:a> </text:p>
      <text:p text:style-name="Standard">¿Ya gastastate todos los huevos?<text:span text:style-name="Emphasis">Did you already use up all the eggs?</text:span></text:p>
      <text:p text:style-name="Standard">3. (to deteriorate) </text:p>
      <text:p text:style-name="Standard">a. <text:a xlink:type="simple" xlink:href="http://www.spanishdict.com/translate/to%20wear%20out" text:style-name="Internet_20_link" text:visited-style-name="Visited_20_Internet_20_Link">to wear out</text:a> </text:p>
      <text:p text:style-name="Standard">Los niños gastan las suelas de los zapatos en muy poco tiempo.<text:span text:style-name="Emphasis">Children wear out the soles of their shoes in no time at all.</text:span></text:p>
      <text:p text:style-name="Standard">b. <text:a xlink:type="simple" xlink:href="http://www.spanishdict.com/translate/to%20wear%20down" text:style-name="Internet_20_link" text:visited-style-name="Visited_20_Internet_20_Link">to wear down</text:a> </text:p>
      <text:p text:style-name="Standard">Dina gastó los tacones de sus zapatos bailando en el festival.<text:span text:style-name="Emphasis">Dina wore down the heels on her shoes dancing in the festival.</text:span></text:p>
      <text:p text:style-name="Standard">4. (to squander) </text:p>
      <text:p text:style-name="Standard">a. <text:a xlink:type="simple" xlink:href="http://www.spanishdict.com/translate/to%20waste" text:style-name="Internet_20_link" text:visited-style-name="Visited_20_Internet_20_Link">to waste</text:a> </text:p>
      <text:p text:style-name="Standard">No me gusta gastar mi tiempo inútilmente.<text:span text:style-name="Emphasis">I don't like to waste my time pointlessly.</text:span></text:p>
      <text:p text:style-name="Standard">5. (colloquial) (to use on the body) (Spain) </text:p>
      <text:p text:style-name="Standard">a. <text:a xlink:type="simple" xlink:href="http://www.spanishdict.com/translate/to%20wear" text:style-name="Internet_20_link" text:visited-style-name="Visited_20_Internet_20_Link">to wear</text:a> </text:p>
      <text:p text:style-name="Standard">¿Cuándo empezaste a gastar gafas?<text:span text:style-name="Emphasis">When did you begin to wear glasses?</text:span></text:p>
      <text:p text:style-name="Standard">b. <text:a xlink:type="simple" xlink:href="http://www.spanishdict.com/translate/to%20be" text:style-name="Internet_20_link" text:visited-style-name="Visited_20_Internet_20_Link">to be</text:a> </text:p>
      <text:p text:style-name="Standard">¿Qué talla gastas de camisa?<text:span text:style-name="Emphasis">What size shirt are you?</text:span></text:p>
      <text:p text:style-name="Standard">c. <text:a xlink:type="simple" xlink:href="http://www.spanishdict.com/translate/to%20take" text:style-name="Internet_20_link" text:visited-style-name="Visited_20_Internet_20_Link">to take</text:a> (shoe size) (United Kingdom) </text:p>
      <text:p text:style-name="Standard">¿Puedo probar estos zapatos en mi número? - ¿Qué número gastas?<text:span text:style-name="Emphasis">Can I try these shoes on in my size? - What size do you take?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to expend money) </text:p>
      <text:p text:style-name="Standard">a. <text:a xlink:type="simple" xlink:href="http://www.spanishdict.com/translate/to%20spend" text:style-name="Internet_20_link" text:visited-style-name="Visited_20_Internet_20_Link">to spend</text:a> </text:p>
      <text:p text:style-name="Standard">A Eva le gusta más gastar que trabajar.<text:span text:style-name="Emphasis">Eva likes spending more than working.</text:span></text:p>
      <text:p text:style-name="Standard">gas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waste money) </text:p>
      <text:p text:style-name="Standard">a. <text:a xlink:type="simple" xlink:href="http://www.spanishdict.com/translate/to%20spend" text:style-name="Internet_20_link" text:visited-style-name="Visited_20_Internet_20_Link">to spend</text:a> </text:p>
      <text:p text:style-name="Standard">Paco se gasta todo lo que gana en apostar.<text:span text:style-name="Emphasis">Paco spends all he earns on gambling.</text:span></text:p>
      <text:p text:style-name="Standard">8. (to run down) </text:p>
      <text:p text:style-name="Standard">a. <text:a xlink:type="simple" xlink:href="http://www.spanishdict.com/translate/to%20run%20out" text:style-name="Internet_20_link" text:visited-style-name="Visited_20_Internet_20_Link">to run out</text:a> </text:p>
      <text:p text:style-name="Standard">Se te gastarán las pilas en seguida si no bajas el volumen.<text:span text:style-name="Emphasis">Your batteries will run out in no time if you don't turn the volume down.</text:span></text:p>
      <text:p text:style-name="Standard">9. (to deteriorate from use) </text:p>
      <text:p text:style-name="Standard">a. <text:a xlink:type="simple" xlink:href="http://www.spanishdict.com/translate/to%20wear%20out" text:style-name="Internet_20_link" text:visited-style-name="Visited_20_Internet_20_Link">to wear out</text:a> </text:p>
      <text:p text:style-name="Standard">Como es la camisa que más me pongo, ya se gastó el cuello.<text:span text:style-name="Emphasis">As it’s the shirt I wear the most, the collar already wore out.</text:span></text:p>
      <text:p text:style-name="Standard">b. <text:a xlink:type="simple" xlink:href="http://www.spanishdict.com/translate/to%20wear%20down" text:style-name="Internet_20_link" text:visited-style-name="Visited_20_Internet_20_Link">to wear down</text:a> </text:p>
      <text:p text:style-name="Standard">¡Qué raro! Solo se gastó el tacón de la bota derecha.<text:span text:style-name="Emphasis">How weird! Only the heel on the right boot wore down.</text:span></text:p>
      <text:p text:style-name="Standard">10. (to squander) </text:p>
      <text:p text:style-name="Standard">a. <text:a xlink:type="simple" xlink:href="http://www.spanishdict.com/translate/to%20waste" text:style-name="Internet_20_link" text:visited-style-name="Visited_20_Internet_20_Link">to waste</text:a> </text:p>
      <text:p text:style-name="Standard">No te gastes el tiempo tratando de convencerlo; está decidido en no esforzarse nada.<text:span text:style-name="Emphasis">Don't waste your time trying to convince him; he's determined not to make any effort.</text:span></text:p>
      <text:p text:style-name="Standard">11. (colloquial) (to exhibit) (Spain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Roberto se gasta un genio; por eso tiene tan pocos amigos.<text:span text:style-name="Emphasis">Roberto has an awful temper; that's why he has so few friends.</text:span></text:p>
      <text:p text:style-name="Standard"><text:soft-page-break/>prefer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ave a preference) </text:p>
      <text:p text:style-name="Standard">a. <text:a xlink:type="simple" xlink:href="http://www.spanishdict.com/translate/to%20prefer" text:style-name="Internet_20_link" text:visited-style-name="Visited_20_Internet_20_Link">to prefer</text:a> </text:p>
      <text:p text:style-name="Standard">¿Prefieres trabajar en grupo o solo?<text:span text:style-name="Emphasis">Do you prefer to work in a team or independently?</text:span></text:p>
      <text:p text:style-name="Standard">enchuf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electricity) </text:p>
      <text:p text:style-name="Standard">a. <text:a xlink:type="simple" xlink:href="http://www.spanishdict.com/translate/to%20plug%20in" text:style-name="Internet_20_link" text:visited-style-name="Visited_20_Internet_20_Link">to plug in</text:a> </text:p>
      <text:p text:style-name="Standard">La radio no se encenderá si no lo enchufas.<text:span text:style-name="Emphasis">The radio won't turn on if you don't plug it in.</text:span></text:p>
      <text:p text:style-name="Standard">2. (to put together) </text:p>
      <text:p text:style-name="Standard">a. <text:a xlink:type="simple" xlink:href="http://www.spanishdict.com/translate/to%20join" text:style-name="Internet_20_link" text:visited-style-name="Visited_20_Internet_20_Link">to join</text:a> </text:p>
      <text:p text:style-name="Standard">Enchufa los tubos y séllalos con cinta adhesiva.<text:span text:style-name="Emphasis">Join the tubes and seal them with duct tape.</text:span></text:p>
      <text:p text:style-name="Standard">3. (colloquial) (to activate) </text:p>
      <text:p text:style-name="Standard">a. <text:a xlink:type="simple" xlink:href="http://www.spanishdict.com/translate/to%20turn%20on" text:style-name="Internet_20_link" text:visited-style-name="Visited_20_Internet_20_Link">to turn on</text:a> </text:p>
      <text:p text:style-name="Standard">¡Enchufa el televisor; el juego ya está por comenzar!<text:span text:style-name="Emphasis">Turn on the television; the game is about to start!</text:span></text:p>
      <text:p text:style-name="Standard">b. <text:a xlink:type="simple" xlink:href="http://www.spanishdict.com/translate/to%20switch%20on" text:style-name="Internet_20_link" text:visited-style-name="Visited_20_Internet_20_Link">to switch on</text:a> </text:p>
      <text:p text:style-name="Standard">Enchufa la radio. Quiero escuchar las noticias.<text:span text:style-name="Emphasis">Switch on the radio. I want to listen to the news.</text:span></text:p>
      <text:p text:style-name="Standard">4. (colloquial) (to fix up for a job) (Spain) </text:p>
      <text:p text:style-name="Standard">a. <text:a xlink:type="simple" xlink:href="http://www.spanishdict.com/translate/to%20pull%20strings" text:style-name="Internet_20_link" text:visited-style-name="Visited_20_Internet_20_Link">to pull strings</text:a> </text:p>
      <text:p text:style-name="Standard">Su primo trabaja en la empresa y lo enchufó en ese puesto.<text:span text:style-name="Emphasis">His cousin works in the company and pulled strings for him to get the job.</text:span></text:p>
      <text:p text:style-name="Standard">b. <text:a xlink:type="simple" xlink:href="http://www.spanishdict.com/translate/to%20get%20a%20job%20for" text:style-name="Internet_20_link" text:visited-style-name="Visited_20_Internet_20_Link">to get a job for</text:a> </text:p>
      <text:p text:style-name="Standard">"No voy a enchufarte en nuestro estudio de abogados", dijo su padre.<text:span text:style-name="Emphasis">"I'm not going to get you a job at our law firm," said his father.</text:span></text:p>
      <text:p text:style-name="Standard">c. <text:a xlink:type="simple" xlink:href="http://www.spanishdict.com/translate/to%20set%20up%20in%20a%20job" text:style-name="Internet_20_link" text:visited-style-name="Visited_20_Internet_20_Link">to set up in a job</text:a> </text:p>
      <text:p text:style-name="Standard">Hablé con el gerente y es posible que logre enchufarte en Tina &amp; Co.<text:span text:style-name="Emphasis">I talked to the manager and he might be able to set you up in a job at Tina &amp; Co.</text:span></text:p>
      <text:p text:style-name="Standard">enchuf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colloquial) (to get a cushy job) (Spain) </text:p>
      <text:p text:style-name="Standard">a. <text:a xlink:type="simple" xlink:href="http://www.spanishdict.com/translate/to%20wangle%20oneself%20a%20job" text:style-name="Internet_20_link" text:visited-style-name="Visited_20_Internet_20_Link">to wangle oneself a job</text:a> </text:p>
      <text:p text:style-name="Standard">Tuvo que hacer algunos favores para enchufarse en la municipalidad.<text:span text:style-name="Emphasis">He had to do some favors to wangle himself a job in the council.</text:span></text:p>
      <text:p text:style-name="Standard">6. (colloquial) (to adapt) (Latin America) </text:p>
      <text:p text:style-name="Standard">a. <text:a xlink:type="simple" xlink:href="http://www.spanishdict.com/translate/to%20fit%20in" text:style-name="Internet_20_link" text:visited-style-name="Visited_20_Internet_20_Link">to fit in</text:a> </text:p>
      <text:p text:style-name="Standard">Me cuesta enchufarme porque todavía no domino el idioma.<text:span text:style-name="Emphasis">It's hard for me to fit in because I still can't speak the language.</text:span></text:p>
      <text:p text:style-name="Standard">b. <text:a xlink:type="simple" xlink:href="http://www.spanishdict.com/translate/to%20settle%20in" text:style-name="Internet_20_link" text:visited-style-name="Visited_20_Internet_20_Link">to settle in</text:a> </text:p>
      <text:p text:style-name="Standard">Mis nuevos compañeros de clase son amigables y me enchufé rápido.<text:span text:style-name="Emphasis">My new classmates are friendly and I settled in quickly.</text:span></text:p>
      <text:p text:style-name="Standard">pr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pprehend) </text:p>
      <text:p text:style-name="Standard">a. <text:a xlink:type="simple" xlink:href="http://www.spanishdict.com/translate/to%20catch" text:style-name="Internet_20_link" text:visited-style-name="Visited_20_Internet_20_Link">to catch</text:a> </text:p>
      <text:p text:style-name="Standard">La policía prendió al sospechoso mientras huía de la escena del crimen.<text:span text:style-name="Emphasis">The police caught the suspect running away from the crime scene.</text:span></text:p>
      <text:p text:style-name="Standard">b. <text:a xlink:type="simple" xlink:href="http://www.spanishdict.com/translate/to%20arrest" text:style-name="Internet_20_link" text:visited-style-name="Visited_20_Internet_20_Link">to arrest</text:a> </text:p>
      <text:p text:style-name="Standard">La policía lo prendió por el robo del banco.<text:span text:style-name="Emphasis">The police arrested him for the bank robbery. </text:span></text:p>
      <text:p text:style-name="Standard">c. <text:a xlink:type="simple" xlink:href="http://www.spanishdict.com/translate/to%20capture" text:style-name="Internet_20_link" text:visited-style-name="Visited_20_Internet_20_Link">to capture</text:a> </text:p>
      <text:p text:style-name="Standard"><text:soft-page-break/>La FBI prendió a los delincuentes mientras intentaban abordar un buque.<text:span text:style-name="Emphasis">The FBI captured the criminals while they were trying to board a ship.</text:span></text:p>
      <text:p text:style-name="Standard">2. (to ignite) </text:p>
      <text:p text:style-name="Standard">a. <text:a xlink:type="simple" xlink:href="http://www.spanishdict.com/translate/to%20light" text:style-name="Internet_20_link" text:visited-style-name="Visited_20_Internet_20_Link">to light</text:a> </text:p>
      <text:p text:style-name="Standard">Puedes prender el carbón con un fósforo.<text:span text:style-name="Emphasis">You can light the charcoal with a match.</text:span></text:p>
      <text:p text:style-name="Standard">3. (to activate) (Latin America) </text:p>
      <text:p text:style-name="Standard">a. <text:a xlink:type="simple" xlink:href="http://www.spanishdict.com/translate/to%20turn%20on" text:style-name="Internet_20_link" text:visited-style-name="Visited_20_Internet_20_Link">to turn on</text:a> </text:p>
      <text:p text:style-name="Standard">¿No quieres prender la luz para poder leer mejor?<text:span text:style-name="Emphasis">Don't you want to turn on the light so you can read better?</text:span></text:p>
      <text:p text:style-name="Standard">b. <text:a xlink:type="simple" xlink:href="http://www.spanishdict.com/translate/to%20switch%20on" text:style-name="Internet_20_link" text:visited-style-name="Visited_20_Internet_20_Link">to switch on</text:a> </text:p>
      <text:p text:style-name="Standard">Hace mucho calor. - Prende el aire acondicionado.<text:span text:style-name="Emphasis">It's really hot. - Switch on the air conditioning.</text:span></text:p>
      <text:p text:style-name="Standard">4. (to put on) </text:p>
      <text:p text:style-name="Standard">a. <text:a xlink:type="simple" xlink:href="http://www.spanishdict.com/translate/to%20attach" text:style-name="Internet_20_link" text:visited-style-name="Visited_20_Internet_20_Link">to attach</text:a> </text:p>
      <text:p text:style-name="Standard">Diego prendió un ramillete al vestido de su novia.<text:span text:style-name="Emphasis">Diego attached a corsage to his girlfriend's dress.</text:span></text:p>
      <text:p text:style-name="Standard">b. <text:a xlink:type="simple" xlink:href="http://www.spanishdict.com/translate/to%20pin" text:style-name="Internet_20_link" text:visited-style-name="Visited_20_Internet_20_Link">to pin</text:a> </text:p>
      <text:p text:style-name="Standard">Mike prendió una rosa a su solapa antes de la boda de su hermano.<text:span text:style-name="Emphasis">Mike pinned a rose to his lapel before his brother's wedding.</text:span></text:p>
      <text:p text:style-name="Standard">c. <text:a xlink:type="simple" xlink:href="http://www.spanishdict.com/translate/to%20fasten" text:style-name="Internet_20_link" text:visited-style-name="Visited_20_Internet_20_Link">to fasten</text:a> </text:p>
      <text:p text:style-name="Standard">Anita prendió una flor a su vestido y se fue a la fiesta.<text:span text:style-name="Emphasis">Anita fastened a flower to her dress and left for the party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botany) </text:p>
      <text:p text:style-name="Standard">a. <text:a xlink:type="simple" xlink:href="http://www.spanishdict.com/translate/to%20take%20root" text:style-name="Internet_20_link" text:visited-style-name="Visited_20_Internet_20_Link">to take root</text:a> </text:p>
      <text:p text:style-name="Standard">Las semillas prendieron fácilmente en la tierra fértil de la granja.<text:span text:style-name="Emphasis">The seeds took root easily in the farm's fertile soil.</text:span></text:p>
      <text:p text:style-name="Standard">6. (to become popular) </text:p>
      <text:p text:style-name="Standard">a. <text:a xlink:type="simple" xlink:href="http://www.spanishdict.com/translate/to%20catch%20on" text:style-name="Internet_20_link" text:visited-style-name="Visited_20_Internet_20_Link">to catch on</text:a> </text:p>
      <text:p text:style-name="Standard">Nuevos avances en la tecnología prenden rápidamente.<text:span text:style-name="Emphasis">New advances in technology catch on quickly.</text:span></text:p>
      <text:p text:style-name="Standard">7. (to receive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Él recibió la vacuna contra la gripa, pero no prendió y se enfermo de igual manera.<text:span text:style-name="Emphasis">He got the flu vaccine, but it didn't take and he got sick anyway.</text:span></text:p>
      <text:p text:style-name="Standard">prend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burn) </text:p>
      <text:p text:style-name="Standard">a. <text:a xlink:type="simple" xlink:href="http://www.spanishdict.com/translate/to%20catch%20fire" text:style-name="Internet_20_link" text:visited-style-name="Visited_20_Internet_20_Link">to catch fire</text:a> </text:p>
      <text:p text:style-name="Standard">El sofá estaba demasiado cerca de la chimenea y se prendió.<text:span text:style-name="Emphasis">The sofa was too close to the fireplace and caught fire.</text:span></text:p>
      <text:p text:style-name="Standard">camin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travel on foot) </text:p>
      <text:p text:style-name="Standard">a. <text:a xlink:type="simple" xlink:href="http://www.spanishdict.com/translate/to%20walk" text:style-name="Internet_20_link" text:visited-style-name="Visited_20_Internet_20_Link">to walk</text:a> </text:p>
      <text:p text:style-name="Standard">Voy caminando al colegio todos los días.<text:span text:style-name="Emphasis">I walk to school every day.</text:span></text:p>
      <text:p text:style-name="Standard">2. (to function) (Latin America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La lavadora no camina.<text:span text:style-name="Emphasis">The washing machine doesn't work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travel on foot) </text:p>
      <text:p text:style-name="Standard">a. <text:a xlink:type="simple" xlink:href="http://www.spanishdict.com/translate/to%20walk" text:style-name="Internet_20_link" text:visited-style-name="Visited_20_Internet_20_Link">to walk</text:a> </text:p>
      <text:p text:style-name="Standard">Cuanto más rápido sea tu ritmo, más rápido caminarás las cinco millas.<text:span text:style-name="Emphasis">The faster your pace, the faster you'll walk the five miles.</text:span></text:p>
      <text:p text:style-name="Standard"><text:soft-page-break/>apa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sconnect) </text:p>
      <text:p text:style-name="Standard">a. <text:a xlink:type="simple" xlink:href="http://www.spanishdict.com/translate/to%20turn%20off" text:style-name="Internet_20_link" text:visited-style-name="Visited_20_Internet_20_Link">to turn off</text:a> </text:p>
      <text:p text:style-name="Standard">Apaga la luz antes de irte.<text:span text:style-name="Emphasis">Turn off the light before you go. </text:span></text:p>
      <text:p text:style-name="Standard">b. <text:a xlink:type="simple" xlink:href="http://www.spanishdict.com/translate/to%20switch%20off" text:style-name="Internet_20_link" text:visited-style-name="Visited_20_Internet_20_Link">to switch off</text:a> </text:p>
      <text:p text:style-name="Standard">Hijo, apaga el radio por favor.<text:span text:style-name="Emphasis">Son, switch off the radio please.</text:span></text:p>
      <text:p text:style-name="Standard">c. <text:a xlink:type="simple" xlink:href="http://www.spanishdict.com/translate/to%20put%20out" text:style-name="Internet_20_link" text:visited-style-name="Visited_20_Internet_20_Link">to put out</text:a> </text:p>
      <text:p text:style-name="Standard">Acuérdate de apagar las luces antes de acostarte.<text:span text:style-name="Emphasis">Remember to put the lights out before you go to bed.</text:span></text:p>
      <text:p text:style-name="Standard">2. (to cause to stop burning) </text:p>
      <text:p text:style-name="Standard">a. <text:a xlink:type="simple" xlink:href="http://www.spanishdict.com/translate/to%20put%20out" text:style-name="Internet_20_link" text:visited-style-name="Visited_20_Internet_20_Link">to put out</text:a> </text:p>
      <text:p text:style-name="Standard">Ron apagó las velas del candelabro.<text:span text:style-name="Emphasis">Ron put out the candles on the candelabra.</text:span></text:p>
      <text:p text:style-name="Standard">b. <text:a xlink:type="simple" xlink:href="http://www.spanishdict.com/translate/to%20blow%20out" text:style-name="Internet_20_link" text:visited-style-name="Visited_20_Internet_20_Link">to blow out</text:a> </text:p>
      <text:p text:style-name="Standard">Apaga las velas del pastel y pide un deseo.<text:span text:style-name="Emphasis">Blow out the candles on the cake and make a wish.</text:span></text:p>
      <text:p text:style-name="Standard">c. <text:a xlink:type="simple" xlink:href="http://www.spanishdict.com/translate/extinguish" text:style-name="Internet_20_link" text:visited-style-name="Visited_20_Internet_20_Link">extinguish</text:a> (formal) </text:p>
      <text:p text:style-name="Standard">Please extinguish your cigarette before entering the hospital.<text:span text:style-name="Emphasis">Por favor apaga tu cigarro antes de entrar al hospital.</text:span></text:p>
      <text:p text:style-name="Standard">3. (to satisfy) </text:p>
      <text:p text:style-name="Standard">a. <text:a xlink:type="simple" xlink:href="http://www.spanishdict.com/translate/to%20quench" text:style-name="Internet_20_link" text:visited-style-name="Visited_20_Internet_20_Link">to quench</text:a> </text:p>
      <text:p text:style-name="Standard">Con este calor, ni diez litros de agua podrían apagar mi sed. <text:span text:style-name="Emphasis">With this heat, not even ten liters of water could quench my thirst.</text:span></text:p>
      <text:p text:style-name="Standard">4. (to pacify) </text:p>
      <text:p text:style-name="Standard">a. <text:a xlink:type="simple" xlink:href="http://www.spanishdict.com/translate/to%20calm" text:style-name="Internet_20_link" text:visited-style-name="Visited_20_Internet_20_Link">to calm</text:a> </text:p>
      <text:p text:style-name="Standard">Nada le podría apagar la ira que sentía.<text:span text:style-name="Emphasis">Nothing would be able to calm his anger.</text:span></text:p>
      <text:p text:style-name="Standard">b. <text:a xlink:type="simple" xlink:href="http://www.spanishdict.com/translate/to%20soothe" text:style-name="Internet_20_link" text:visited-style-name="Visited_20_Internet_20_Link">to soothe</text:a> </text:p>
      <text:p text:style-name="Standard">Esta crema apagará el ardor del piquete. <text:span text:style-name="Emphasis">This cream will soothe the burning sensation from the bite. </text:span></text:p>
      <text:p text:style-name="Standard">5. (to tone down) </text:p>
      <text:p text:style-name="Standard">a. <text:a xlink:type="simple" xlink:href="http://www.spanishdict.com/translate/to%20muffle" text:style-name="Internet_20_link" text:visited-style-name="Visited_20_Internet_20_Link">to muffle</text:a> </text:p>
      <text:p text:style-name="Standard">La cantante puso unos tapones en los oídos para apagar el ruido de la banda de la fiesta.<text:span text:style-name="Emphasis">The singer put earplugs in her ears to muffle the noise of the band at the festival.</text:span></text:p>
      <text:p text:style-name="Standard">b. <text:a xlink:type="simple" xlink:href="http://www.spanishdict.com/translate/to%20soften" text:style-name="Internet_20_link" text:visited-style-name="Visited_20_Internet_20_Link">to soften</text:a> </text:p>
      <text:p text:style-name="Standard">Usé un filtro en el lente para apagar los colores. <text:span text:style-name="Emphasis">I used a filter on the lens to soften the colors. </text:span></text:p>
      <text:p text:style-name="Standard">apa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blow out) </text:p>
      <text:p text:style-name="Standard">a. <text:a xlink:type="simple" xlink:href="http://www.spanishdict.com/translate/to%20go%20out" text:style-name="Internet_20_link" text:visited-style-name="Visited_20_Internet_20_Link">to go out</text:a> </text:p>
      <text:p text:style-name="Standard">Una ráfaga pasó por una grieta y la vela se apagó.<text:span text:style-name="Emphasis">A gust of wind came in through a crack, and the candle went out.</text:span></text:p>
      <text:p text:style-name="Standard">7. (to stop working) </text:p>
      <text:p text:style-name="Standard">a. <text:a xlink:type="simple" xlink:href="http://www.spanishdict.com/translate/to%20go%20off" text:style-name="Internet_20_link" text:visited-style-name="Visited_20_Internet_20_Link">to go off</text:a> </text:p>
      <text:p text:style-name="Standard">Escuché una explosión y en enseguida se apagaron las luces.<text:span text:style-name="Emphasis">I heard an explosion, and then the lights went off straightaway.</text:span></text:p>
      <text:p text:style-name="Standard">8. (to abate) </text:p>
      <text:p text:style-name="Standard">a. <text:a xlink:type="simple" xlink:href="http://www.spanishdict.com/translate/to%20die%20down" text:style-name="Internet_20_link" text:visited-style-name="Visited_20_Internet_20_Link">to die down</text:a> </text:p>
      <text:p text:style-name="Standard">Por fin, el viento empezaba a apagarse.<text:span text:style-name="Emphasis">At last, the wind was dying down.</text:span></text:p>
      <text:p text:style-name="Standard">9. (to dissipate) </text:p>
      <text:p text:style-name="Standard">a. <text:a xlink:type="simple" xlink:href="http://www.spanishdict.com/translate/to%20fade" text:style-name="Internet_20_link" text:visited-style-name="Visited_20_Internet_20_Link">to fade</text:a> </text:p>
      <text:p text:style-name="Standard">Después de tantos años de luchar sin conseguir nada, los anhelos ya se le habían apagado.<text:span text:style-name="Emphasis">After so many years of struggling to no avail, her dreams had faded.</text:span></text:p>
      <text:p text:style-name="Standard">b. <text:a xlink:type="simple" xlink:href="http://www.spanishdict.com/translate/to%20go%20out" text:style-name="Internet_20_link" text:visited-style-name="Visited_20_Internet_20_Link">to go out</text:a> </text:p>
      <text:p text:style-name="Standard"><text:soft-page-break/>La chispa en los ojos de mi abuelo no se apagó hasta el último momento de su vida.<text:span text:style-name="Emphasis">The spark in my grandfather's eyes didn't go out until his dying moments.</text:span></text:p>
      <text:p text:style-name="Standard">c. <text:a xlink:type="simple" xlink:href="http://www.spanishdict.com/translate/to%20wane" text:style-name="Internet_20_link" text:visited-style-name="Visited_20_Internet_20_Link">to wane</text:a> </text:p>
      <text:p text:style-name="Standard">El deseo de quitar al dictador no se está apagando frente a la represión.<text:span text:style-name="Emphasis">The desire to remove the dictator isn't waning in the face of repression.</text:span></text:p>
      <text:p text:style-name="Standard">disculp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ardon) </text:p>
      <text:p text:style-name="Standard">a. <text:a xlink:type="simple" xlink:href="http://www.spanishdict.com/translate/to%20forgive" text:style-name="Internet_20_link" text:visited-style-name="Visited_20_Internet_20_Link">to forgive</text:a> </text:p>
      <text:p text:style-name="Standard">Por favor, discúlpame por haber roto la guitarra.<text:span text:style-name="Emphasis">Please, forgive me for breaking the guitar.</text:span></text:p>
      <text:p text:style-name="Standard">b. <text:a xlink:type="simple" xlink:href="http://www.spanishdict.com/translate/to%20excuse" text:style-name="Internet_20_link" text:visited-style-name="Visited_20_Internet_20_Link">to excuse</text:a> </text:p>
      <text:p text:style-name="Standard">Discúlpeme por llegar unos minutos tarde.<text:span text:style-name="Emphasis">Excuse me for arriving a few minutes lat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ask forgiveness) </text:p>
      <text:p text:style-name="Standard">a. <text:a xlink:type="simple" xlink:href="http://www.spanishdict.com/translate/I%27m%20sorry" text:style-name="Internet_20_link" text:visited-style-name="Visited_20_Internet_20_Link">I'm sorry</text:a> </text:p>
      <text:p text:style-name="Standard">Disculpa, no te he visto trabajando allí. Me pondré los cascos.<text:span text:style-name="Emphasis">I'm sorry, I didn't see you there working. I'll put headphones in.</text:span></text:p>
      <text:p text:style-name="Standard">3. (when asking for one´s attention) </text:p>
      <text:p text:style-name="Standard">a. <text:a xlink:type="simple" xlink:href="http://www.spanishdict.com/translate/excuse%20me" text:style-name="Internet_20_link" text:visited-style-name="Visited_20_Internet_20_Link">excuse me</text:a> </text:p>
      <text:p text:style-name="Standard">Disculpa, pero ¿cómo se llega a la parada de metro más cercana?<text:span text:style-name="Emphasis">Excuse me, but how do you get to the nearest metro stop?</text:span></text:p>
      <text:p text:style-name="Standard">disculp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admit guilt) </text:p>
      <text:p text:style-name="Standard">a. <text:a xlink:type="simple" xlink:href="http://www.spanishdict.com/translate/to%20apologize" text:style-name="Internet_20_link" text:visited-style-name="Visited_20_Internet_20_Link">to apologize</text:a> </text:p>
      <text:p text:style-name="Standard">Si te disculparas, quizás te perdonaría.<text:span text:style-name="Emphasis">If you apologized, perhaps he'd forgive you.</text:span></text:p>
      <text:p text:style-name="Standard">orde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organize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Ordené todos mis libros en los estantes por el color del lomo.<text:span text:style-name="Emphasis">I ordered all of my books on the shelves by spine color.</text:span></text:p>
      <text:p text:style-name="Standard">b. <text:a xlink:type="simple" xlink:href="http://www.spanishdict.com/translate/to%20arrange" text:style-name="Internet_20_link" text:visited-style-name="Visited_20_Internet_20_Link">to arrange</text:a> </text:p>
      <text:p text:style-name="Standard">Contraté a una decoradora para ayudarme a escoger y ordenar mis muebles.<text:span text:style-name="Emphasis">I hired a decorator to help me choose and arrange my furniture.</text:span></text:p>
      <text:p text:style-name="Standard">c. <text:a xlink:type="simple" xlink:href="http://www.spanishdict.com/translate/to%20tidy" text:style-name="Internet_20_link" text:visited-style-name="Visited_20_Internet_20_Link">to tidy</text:a> </text:p>
      <text:p text:style-name="Standard">No importa cuántas veces le pido a mi hija que ordene su habitación, no lo hace.<text:span text:style-name="Emphasis">It doesn't matter how many times I tell my daughter to tidy her room, she doesn't do it.</text:span></text:p>
      <text:p text:style-name="Standard">2. (to command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El profesor ordenó al alumno salir del aula por su mal comportamiento.<text:span text:style-name="Emphasis">The teacher ordered the student out of the classroom due to his bad behavior.</text:span></text:p>
      <text:p text:style-name="Standard">3. (religion) </text:p>
      <text:p text:style-name="Standard">a. <text:a xlink:type="simple" xlink:href="http://www.spanishdict.com/translate/to%20ordain" text:style-name="Internet_20_link" text:visited-style-name="Visited_20_Internet_20_Link">to ordain</text:a> </text:p>
      <text:p text:style-name="Standard">El obispo ordenó al cura en la iglesia del pueblo.<text:span text:style-name="Emphasis">The bishop ordained the priest in the village church.a</text:span></text:p>
      <text:p text:style-name="Standard">orde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religion) </text:p>
      <text:p text:style-name="Standard">a. <text:a xlink:type="simple" xlink:href="http://www.spanishdict.com/translate/to%20be%20ordained" text:style-name="Internet_20_link" text:visited-style-name="Visited_20_Internet_20_Link">to be ordained</text:a> </text:p>
      <text:p text:style-name="Standard">Su hermana se ordenó monja en el convento de San José.<text:span text:style-name="Emphasis">His sister was ordained as a nun in Saint Joseph's convent.</text:span></text:p>
      <text:p text:style-name="Standard"><text:soft-page-break/>and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operate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La lavadora no anda.<text:span text:style-name="Emphasis">The washing machine doesn't work.</text:span></text:p>
      <text:p text:style-name="Standard">2. (to be in a certain state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Mi matrimonio no anda bien.<text:span text:style-name="Emphasis">My marriage is not going well.</text:span></text:p>
      <text:p text:style-name="Standard">3. (to travel by) </text:p>
      <text:p text:style-name="Standard">a. <text:a xlink:type="simple" xlink:href="http://www.spanishdict.com/translate/to%20take" text:style-name="Internet_20_link" text:visited-style-name="Visited_20_Internet_20_Link">to take</text:a> (with "en") </text:p>
      <text:p text:style-name="Standard">Yo siempre ando en tren cuando regreso a hogar. <text:span text:style-name="Emphasis">I always take the train when returning home. </text:span></text:p>
      <text:p text:style-name="Standard">En el verano ella anda en bicicleta al trabajo. <text:span text:style-name="Emphasis">In the summer she takes her bike to work. </text:span></text:p>
      <text:p text:style-name="Standard">4. (to travel on foot) </text:p>
      <text:p text:style-name="Standard">a. <text:a xlink:type="simple" xlink:href="http://www.spanishdict.com/translate/to%20walk" text:style-name="Internet_20_link" text:visited-style-name="Visited_20_Internet_20_Link">to walk</text:a> </text:p>
      <text:p text:style-name="Standard">Voy andando al colegio todos los días.<text:span text:style-name="Emphasis">I walk to school every day.</text:span></text:p>
      <text:p text:style-name="Standard">5. (to be about) </text:p>
      <text:p text:style-name="Standard">a. <text:a xlink:type="simple" xlink:href="http://www.spanishdict.com/translate/to%20be%20around" text:style-name="Internet_20_link" text:visited-style-name="Visited_20_Internet_20_Link">to be around</text:a> </text:p>
      <text:p text:style-name="Standard">El coste medio de un sitio web anda por los $2000.<text:span text:style-name="Emphasis">The average cost of a website is around $2000.</text:span></text:p>
      <text:p text:style-name="Standard">and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act) </text:p>
      <text:p text:style-name="Standard">a. <text:a xlink:type="simple" xlink:href="http://www.spanishdict.com/translate/to%20be%20careful" text:style-name="Internet_20_link" text:visited-style-name="Visited_20_Internet_20_Link">to be careful</text:a> </text:p>
      <text:p text:style-name="Standard">En ese vecindario tienes que andarte con ojo.<text:span text:style-name="Emphasis">In that neighborhood you have to be careful.</text:span></text:p>
      <text:p text:style-name="Standard">per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isplace) </text:p>
      <text:p text:style-name="Standard">a. <text:a xlink:type="simple" xlink:href="http://www.spanishdict.com/translate/to%20lose" text:style-name="Internet_20_link" text:visited-style-name="Visited_20_Internet_20_Link">to lose</text:a> </text:p>
      <text:p text:style-name="Standard">¿Cuántas veces has perdido tu celular?<text:span text:style-name="Emphasis">How many times have you lost your cellphone?</text:span></text:p>
      <text:p text:style-name="Standard">2. (to be defeated) </text:p>
      <text:p text:style-name="Standard">a. <text:a xlink:type="simple" xlink:href="http://www.spanishdict.com/translate/to%20lose" text:style-name="Internet_20_link" text:visited-style-name="Visited_20_Internet_20_Link">to lose</text:a> </text:p>
      <text:p text:style-name="Standard">Si perdemos otro partido, no nos clasificaremos para la final.<text:span text:style-name="Emphasis">If we lose another match we will not qualify for the finals.</text:span></text:p>
      <text:p text:style-name="Standard">3. (to throw away) </text:p>
      <text:p text:style-name="Standard">a. <text:a xlink:type="simple" xlink:href="http://www.spanishdict.com/translate/to%20miss" text:style-name="Internet_20_link" text:visited-style-name="Visited_20_Internet_20_Link">to miss</text:a> </text:p>
      <text:p text:style-name="Standard">Perdiste la oportunidad de conseguir una entrada gratis.<text:span text:style-name="Emphasis">You missed the chance to get one free ticket.</text:span></text:p>
      <text:p text:style-name="Standard">b. <text:a xlink:type="simple" xlink:href="http://www.spanishdict.com/translate/to%20waste" text:style-name="Internet_20_link" text:visited-style-name="Visited_20_Internet_20_Link">to waste</text:a> </text:p>
      <text:p text:style-name="Standard">Le hiciste perder demasiado tiempo.<text:span text:style-name="Emphasis">You made him waste so much time.</text:span></text:p>
      <text:p text:style-name="Standard">4. (to not catch) </text:p>
      <text:p text:style-name="Standard">a. <text:a xlink:type="simple" xlink:href="http://www.spanishdict.com/translate/to%20miss" text:style-name="Internet_20_link" text:visited-style-name="Visited_20_Internet_20_Link">to miss</text:a> </text:p>
      <text:p text:style-name="Standard">El atasco me hizo perder el vuelo.<text:span text:style-name="Emphasis">The traffic jam made me miss my flight.</text:span></text:p>
      <text:p text:style-name="Standard">5. (to lose to death or destruction) </text:p>
      <text:p text:style-name="Standard">a. <text:a xlink:type="simple" xlink:href="http://www.spanishdict.com/translate/to%20lose" text:style-name="Internet_20_link" text:visited-style-name="Visited_20_Internet_20_Link">to lose</text:a> </text:p>
      <text:p text:style-name="Standard">Perdimos mucho por la guerra. <text:span text:style-name="Emphasis">We lost so much in the war. </text:span></text:p>
      <text:p text:style-name="Standard">6. (to leak) </text:p>
      <text:p text:style-name="Standard">a. <text:a xlink:type="simple" xlink:href="http://www.spanishdict.com/translate/to%20lose" text:style-name="Internet_20_link" text:visited-style-name="Visited_20_Internet_20_Link">to lose</text:a> </text:p>
      <text:p text:style-name="Standard">Mi calentador sigue perdiendo agua.<text:span text:style-name="Emphasis">My boiler keeps losing water.</text:span></text:p>
      <text:p text:style-name="Standard">perd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7. (to fail to find the way) </text:p>
      <text:p text:style-name="Standard">a. <text:a xlink:type="simple" xlink:href="http://www.spanishdict.com/translate/to%20get%20lost" text:style-name="Internet_20_link" text:visited-style-name="Visited_20_Internet_20_Link">to get lost</text:a> </text:p>
      <text:p text:style-name="Standard">Mi perro se perdió en el bosque.<text:span text:style-name="Emphasis">My dog got lost in the woods.</text:span></text:p>
      <text:p text:style-name="Standard">8. (to not understand) </text:p>
      <text:p text:style-name="Standard"><text:soft-page-break/>a. <text:a xlink:type="simple" xlink:href="http://www.spanishdict.com/translate/to%20be%20lost" text:style-name="Internet_20_link" text:visited-style-name="Visited_20_Internet_20_Link">to be lost</text:a> </text:p>
      <text:p text:style-name="Standard">No presté atención y ahora me perdí.<text:span text:style-name="Emphasis">I didn't pay attention and now I'm lost.</text:span></text:p>
      <text:p text:style-name="Standard">pe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quest) </text:p>
      <text:p text:style-name="Standard">a. <text:a xlink:type="simple" xlink:href="http://www.spanishdict.com/translate/to%20ask%20for" text:style-name="Internet_20_link" text:visited-style-name="Visited_20_Internet_20_Link">to ask for</text:a> </text:p>
      <text:p text:style-name="Standard">Llamó para pedir más dinero.<text:span text:style-name="Emphasis">He called to ask for more money.</text:span></text:p>
      <text:p text:style-name="Standard">b. <text:a xlink:type="simple" xlink:href="http://www.spanishdict.com/translate/to%20beg%20for" text:style-name="Internet_20_link" text:visited-style-name="Visited_20_Internet_20_Link">to beg for</text:a> </text:p>
      <text:p text:style-name="Standard">Había muchos indigentes pidiendo limosna en el metro.<text:span text:style-name="Emphasis">There were lots of homeless people begging for money in the metro.</text:span></text:p>
      <text:p text:style-name="Standard">2. (in a restaurant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Voy a pedir tacos de pescado.<text:span text:style-name="Emphasis">I'm going to order fish tacos.</text:span></text:p>
      <text:p text:style-name="Standard">b. <text:a xlink:type="simple" xlink:href="http://www.spanishdict.com/translate/to%20ask%20for" text:style-name="Internet_20_link" text:visited-style-name="Visited_20_Internet_20_Link">to ask for</text:a> (the check) </text:p>
      <text:p text:style-name="Standard">Pide la cuenta, por favor.<text:span text:style-name="Emphasis">Can you ask for the check, please?</text:span></text:p>
      <text:p text:style-name="Standard">3. (goods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Acabo de recibir el DVD que pedí.<text:span text:style-name="Emphasis">I have just received the DVD I ordered.</text:span></text:p>
      <text:p text:style-name="Standard">b. <text:a xlink:type="simple" xlink:href="http://www.spanishdict.com/translate/to%20ask%20for" text:style-name="Internet_20_link" text:visited-style-name="Visited_20_Internet_20_Link">to ask for</text:a> (a price) </text:p>
      <text:p text:style-name="Standard">Están pidiendo $300 por taquilla para el concierto.<text:span text:style-name="Emphasis">They're asking $300 per ticket for the concert.</text:span></text:p>
      <text:p text:style-name="Standard">4. (to command) </text:p>
      <text:p text:style-name="Standard">a. <text:a xlink:type="simple" xlink:href="http://www.spanishdict.com/translate/to%20demand" text:style-name="Internet_20_link" text:visited-style-name="Visited_20_Internet_20_Link">to demand</text:a> </text:p>
      <text:p text:style-name="Standard">Me pidió una explicación de inmediato.<text:span text:style-name="Emphasis">He demanded an explanation immediately.</text:span></text:p>
      <text:p text:style-name="Standard">5. (to require) </text:p>
      <text:p text:style-name="Standard">a. <text:a xlink:type="simple" xlink:href="http://www.spanishdict.com/translate/to%20need" text:style-name="Internet_20_link" text:visited-style-name="Visited_20_Internet_20_Link">to need</text:a> </text:p>
      <text:p text:style-name="Standard">Esta posición pide un mínimo de cinco años de experiencia.<text:span text:style-name="Emphasis">This positions needs a minimum of five years of work experience.</text:span></text:p>
      <text:p text:style-name="Standard">b. <text:a xlink:type="simple" xlink:href="http://www.spanishdict.com/translate/to%20cry%20out%20for" text:style-name="Internet_20_link" text:visited-style-name="Visited_20_Internet_20_Link">to cry out for</text:a> </text:p>
      <text:p text:style-name="Standard">Este cachorro pide atención constantemente.<text:span text:style-name="Emphasis">This puppy is constantly crying out for attention.</text:span></text:p>
      <text:p text:style-name="Standard">c. <text:a xlink:type="simple" xlink:href="http://www.spanishdict.com/translate/to%20call%20for" text:style-name="Internet_20_link" text:visited-style-name="Visited_20_Internet_20_Link">to call for</text:a> </text:p>
      <text:p text:style-name="Standard">Esta carne jugosa pide un buen vino tinto.<text:span text:style-name="Emphasis">This juicy meat calls for a good red wine.</text:span></text:p>
      <text:p text:style-name="Standard">6. (to propose to) </text:p>
      <text:p text:style-name="Standard">a. <text:a xlink:type="simple" xlink:href="http://www.spanishdict.com/translate/to%20ask" text:style-name="Internet_20_link" text:visited-style-name="Visited_20_Internet_20_Link">to ask</text:a> </text:p>
      <text:p text:style-name="Standard">Se arrodilló y me pidió matrimonio.<text:span text:style-name="Emphasis">He got down on one knee and asked me to marry him.</text:span></text:p>
      <text:p text:style-name="Standard">7. (legal) </text:p>
      <text:p text:style-name="Standard">a. <text:a xlink:type="simple" xlink:href="http://www.spanishdict.com/translate/to%20ask%20for" text:style-name="Internet_20_link" text:visited-style-name="Visited_20_Internet_20_Link">to ask for</text:a> </text:p>
      <text:p text:style-name="Standard">El acusado le pidió al juez una sentencia más corta.<text:span text:style-name="Emphasis">The defendant asked the judge for a shorter sentenc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8. (in a restaurant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¿Me da un minuto, por favor? Aún no sé lo que voy a pedir.<text:span text:style-name="Emphasis">Would you give me another minute, please? I still don't know what I'm going to order.</text:span></text:p>
      <text:p text:style-name="Standard">9. (religious) </text:p>
      <text:p text:style-name="Standard">a. <text:a xlink:type="simple" xlink:href="http://www.spanishdict.com/translate/to%20pray" text:style-name="Internet_20_link" text:visited-style-name="Visited_20_Internet_20_Link">to pray</text:a> </text:p>
      <text:p text:style-name="Standard">Mi abuela siempre pedía por cada uno de sus nietos.<text:span text:style-name="Emphasis">My grandmother used to pray for each and every one of her grandchildren.</text:span></text:p>
      <text:p text:style-name="Standard">ped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choose) </text:p>
      <text:p text:style-name="Standard">a. <text:a xlink:type="simple" xlink:href="http://www.spanishdict.com/translate/to%20have%20dibs%20on" text:style-name="Internet_20_link" text:visited-style-name="Visited_20_Internet_20_Link">to have dibs on</text:a> (United States) </text:p>
      <text:p text:style-name="Standard">¡Me pido el asiento delantero!<text:span text:style-name="Emphasis">I have dibs on the front seat!</text:span></text:p>
      <text:p text:style-name="Standard"><text:soft-page-break/>b. <text:a xlink:type="simple" xlink:href="http://www.spanishdict.com/translate/to%20bag" text:style-name="Internet_20_link" text:visited-style-name="Visited_20_Internet_20_Link">to bag</text:a> (colloquial) (United Kingdom) </text:p>
      <text:p text:style-name="Standard">¡Me pido el balón rosa!<text:span text:style-name="Emphasis">I bag the pink ball!</text:span></text:p>
      <text:p text:style-name="Standard">jo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vulgar) (to have sexual intercourse) </text:p>
      <text:p text:style-name="Standard">a. <text:a xlink:type="simple" xlink:href="http://www.spanishdict.com/translate/to%20fuck" text:style-name="Internet_20_link" text:visited-style-name="Visited_20_Internet_20_Link">to fuck</text:a> (vulgar) </text:p>
      <text:p text:style-name="Standard">¿Cuál es el desgraciado que jodió a tu prima? - Ese de ahí.<text:span text:style-name="Emphasis">Who's the jerk who fucked your cousin? - That one over there.</text:span></text:p>
      <text:p text:style-name="Standard">b. <text:a xlink:type="simple" xlink:href="http://www.spanishdict.com/translate/to%20screw" text:style-name="Internet_20_link" text:visited-style-name="Visited_20_Internet_20_Link">to screw</text:a> (vulgar) </text:p>
      <text:p text:style-name="Standard">¡Me jodiste, me preñaste y ahora te toca hacerte cargo!<text:span text:style-name="Emphasis">You screwed me, you knocked me up, and now you have to take responsibility!</text:span></text:p>
      <text:p text:style-name="Standard">2. (vulgar) (to mess with) </text:p>
      <text:p text:style-name="Standard">a. <text:a xlink:type="simple" xlink:href="http://www.spanishdict.com/translate/to%20fuck%20with" text:style-name="Internet_20_link" text:visited-style-name="Visited_20_Internet_20_Link">to fuck with</text:a> (vulgar) </text:p>
      <text:p text:style-name="Standard">Ese timador me quiso joder, pero yo soy más listo que el hambre.<text:span text:style-name="Emphasis">That swindler wanted to fuck with me, but I'm as sharp as a tack.</text:span></text:p>
      <text:p text:style-name="Standard">3. (vulgar) (to annoy) </text:p>
      <text:p text:style-name="Standard">a. <text:a xlink:type="simple" xlink:href="http://www.spanishdict.com/translate/to%20piss%20off" text:style-name="Internet_20_link" text:visited-style-name="Visited_20_Internet_20_Link">to piss off</text:a> (vulgar) </text:p>
      <text:p text:style-name="Standard">¿Tienes un matamoscas? Ya está la mosca otra vez jodiéndome.<text:span text:style-name="Emphasis">Do you have a fly swatter? This fly is pissing me off.</text:span></text:p>
      <text:p text:style-name="Standard"><text:a xlink:type="simple" xlink:href="http://www.spanishdict.com/topics/show/110" text:style-name="Internet_20_link" text:visited-style-name="Visited_20_Internet_20_Link">interjection</text:a></text:p>
      <text:p text:style-name="Standard">4. (vulgar) (used to express annoyance) </text:p>
      <text:p text:style-name="Standard">a. <text:a xlink:type="simple" xlink:href="http://www.spanishdict.com/translate/fuck" text:style-name="Internet_20_link" text:visited-style-name="Visited_20_Internet_20_Link">fuck</text:a> (vulgar) </text:p>
      <text:p text:style-name="Standard">¡Joder! Me han vuelto a retrasar el avión.<text:span text:style-name="Emphasis">Fuck! My flight is delayed again.</text:span></text:p>
      <text:p text:style-name="Standard">b. <text:a xlink:type="simple" xlink:href="http://www.spanishdict.com/translate/damn" text:style-name="Internet_20_link" text:visited-style-name="Visited_20_Internet_20_Link">damn</text:a> (vulgar) </text:p>
      <text:p text:style-name="Standard">¡Joder! Se me quemó la pizza que tenía en el horno.<text:span text:style-name="Emphasis">Damn! The pizza I put in the oven is burned.</text:span></text:p>
      <text:p text:style-name="Standard">tra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have) </text:p>
      <text:p text:style-name="Standard">a. <text:a xlink:type="simple" xlink:href="http://www.spanishdict.com/translate/to%20treat" text:style-name="Internet_20_link" text:visited-style-name="Visited_20_Internet_20_Link">to treat</text:a> </text:p>
      <text:p text:style-name="Standard">Se espera que se trate con respeto a la gente mayor.<text:span text:style-name="Emphasis">It is expected that one should treat the elderly with respect.</text:span></text:p>
      <text:p text:style-name="Standard">2. (medicine) </text:p>
      <text:p text:style-name="Standard">a. <text:a xlink:type="simple" xlink:href="http://www.spanishdict.com/translate/to%20treat" text:style-name="Internet_20_link" text:visited-style-name="Visited_20_Internet_20_Link">to treat</text:a> </text:p>
      <text:p text:style-name="Standard">Tras tratarlo con medicamentos, se le dará de alta mañana.<text:span text:style-name="Emphasis">After treating him with medication, he will be discharged tomorrow.</text:span></text:p>
      <text:p text:style-name="Standard">3. (to deal with) </text:p>
      <text:p text:style-name="Standard">a. <text:a xlink:type="simple" xlink:href="http://www.spanishdict.com/translate/to%20address" text:style-name="Internet_20_link" text:visited-style-name="Visited_20_Internet_20_Link">to address</text:a> </text:p>
      <text:p text:style-name="Standard">Esta es otra cuestión que hay que tratar lo antes posible.<text:span text:style-name="Emphasis">This is another issue that has to be addressed as soon as possible.</text:span></text:p>
      <text:p text:style-name="Standard">4. (computing) </text:p>
      <text:p text:style-name="Standard">a. <text:a xlink:type="simple" xlink:href="http://www.spanishdict.com/translate/to%20process" text:style-name="Internet_20_link" text:visited-style-name="Visited_20_Internet_20_Link">to process</text:a> </text:p>
      <text:p text:style-name="Standard">La ley cubre cómo deben tratarse los datos personales.<text:span text:style-name="Emphasis">Law covers how personal data should be processe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have contact with somebody; used with "with") </text:p>
      <text:p text:style-name="Standard">a. <text:a xlink:type="simple" xlink:href="http://www.spanishdict.com/translate/to%20deal%20with" text:style-name="Internet_20_link" text:visited-style-name="Visited_20_Internet_20_Link">to deal with</text:a> </text:p>
      <text:p text:style-name="Standard">No trato con asesinos.<text:span text:style-name="Emphasis">I don't deal with murderers.</text:span></text:p>
      <text:p text:style-name="Standard">tra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deal with; used with "de") </text:p>
      <text:p text:style-name="Standard">a. <text:a xlink:type="simple" xlink:href="http://www.spanishdict.com/translate/to%20be%20about" text:style-name="Internet_20_link" text:visited-style-name="Visited_20_Internet_20_Link">to be about</text:a> </text:p>
      <text:p text:style-name="Standard">No se trata de dinero.<text:span text:style-name="Emphasis">It's not about the money.</text:span></text:p>
      <text:p text:style-name="Standard"><text:soft-page-break/>pres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oan) </text:p>
      <text:p text:style-name="Standard">a. <text:a xlink:type="simple" xlink:href="http://www.spanishdict.com/translate/to%20lend" text:style-name="Internet_20_link" text:visited-style-name="Visited_20_Internet_20_Link">to lend</text:a> </text:p>
      <text:p text:style-name="Standard">Te prestaré algunos de los libros de mi hermano.<text:span text:style-name="Emphasis">I will lend you some of my brother's books.</text:span></text:p>
      <text:p text:style-name="Standard">2. (to give) </text:p>
      <text:p text:style-name="Standard">a. <text:a xlink:type="simple" xlink:href="http://www.spanishdict.com/translate/to%20provide" text:style-name="Internet_20_link" text:visited-style-name="Visited_20_Internet_20_Link">to provide</text:a> </text:p>
      <text:p text:style-name="Standard">Recibió el dinero por el servicio prestado.<text:span text:style-name="Emphasis">He received the money for the service provided.</text:span></text:p>
      <text:p text:style-name="Standard">pres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volunteer) </text:p>
      <text:p text:style-name="Standard">a. <text:a xlink:type="simple" xlink:href="http://www.spanishdict.com/translate/to%20offer%20to" text:style-name="Internet_20_link" text:visited-style-name="Visited_20_Internet_20_Link">to offer to</text:a> </text:p>
      <text:p text:style-name="Standard">Se prestó a llevarme a casa.<text:span text:style-name="Emphasis">He offered to drive me home.</text:span></text:p>
      <text:p text:style-name="Standard">4. (to take temporarily) (Caribbean) </text:p>
      <text:p text:style-name="Standard">a. <text:a xlink:type="simple" xlink:href="http://www.spanishdict.com/translate/to%20borrow" text:style-name="Internet_20_link" text:visited-style-name="Visited_20_Internet_20_Link">to borrow</text:a> </text:p>
      <text:p text:style-name="Standard">Mi hermano se prestó de mi carro sin mi permiso. <text:span text:style-name="Emphasis">My brother borrowed my car without my permission. </text:span></text:p>
      <text:p text:style-name="Standard">pertenec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e owned by) </text:p>
      <text:p text:style-name="Standard">a. <text:a xlink:type="simple" xlink:href="http://www.spanishdict.com/translate/to%20belong%20to" text:style-name="Internet_20_link" text:visited-style-name="Visited_20_Internet_20_Link">to belong to</text:a> </text:p>
      <text:p text:style-name="Standard">Yo solo quiero lo que me pertenece.<text:span text:style-name="Emphasis">I only want what belongs to me.</text:span></text:p>
      <text:p text:style-name="Standard">2. (to be part of) </text:p>
      <text:p text:style-name="Standard">a. <text:a xlink:type="simple" xlink:href="http://www.spanishdict.com/translate/to%20belong%20to" text:style-name="Internet_20_link" text:visited-style-name="Visited_20_Internet_20_Link">to belong to</text:a> </text:p>
      <text:p text:style-name="Standard">Pertenece a varias asociaciones benéficas.<text:span text:style-name="Emphasis">She belongs to several charities.</text:span></text:p>
      <text:p text:style-name="Standard">expres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municate) </text:p>
      <text:p text:style-name="Standard">a. <text:a xlink:type="simple" xlink:href="http://www.spanishdict.com/translate/to%20express" text:style-name="Internet_20_link" text:visited-style-name="Visited_20_Internet_20_Link">to express</text:a> </text:p>
      <text:p text:style-name="Standard">Tengo varias preocupaciones que me gustaría expresar sobre este proyecto de ley.<text:span text:style-name="Emphasis">I have several concerns about this bill that I'd like to express.</text:span></text:p>
      <text:p text:style-name="Standard">b. <text:a xlink:type="simple" xlink:href="http://www.spanishdict.com/translate/to%20phrase" text:style-name="Internet_20_link" text:visited-style-name="Visited_20_Internet_20_Link">to phrase</text:a> </text:p>
      <text:p text:style-name="Standard">Esta cláusula del contrato se expresa de otra manera que en el anterior, pero significa casi lo mismo.<text:span text:style-name="Emphasis">This clause of the contract is phrased in a different way from the previous one, but it means almost the same thing.</text:span></text:p>
      <text:p text:style-name="Standard">c. <text:a xlink:type="simple" xlink:href="http://www.spanishdict.com/translate/to%20voice" text:style-name="Internet_20_link" text:visited-style-name="Visited_20_Internet_20_Link">to voice</text:a> </text:p>
      <text:p text:style-name="Standard">Algunos empleados no se sienten suficientemente cómodos para expresar sus quejas.<text:span text:style-name="Emphasis">Some employees don't feel comfortable enough to voice their complaints.</text:span></text:p>
      <text:p text:style-name="Standard">d. <text:a xlink:type="simple" xlink:href="http://www.spanishdict.com/translate/to%20set%20forth" text:style-name="Internet_20_link" text:visited-style-name="Visited_20_Internet_20_Link">to set forth</text:a> </text:p>
      <text:p text:style-name="Standard">Lamento informarte de que tu solicitud ha sido denegada por las razones que se expresan a continuación.<text:span text:style-name="Emphasis">We regret to inform you that your application has been denied for the reasons set forth below.</text:span></text:p>
      <text:p text:style-name="Standard">e. <text:a xlink:type="simple" xlink:href="http://www.spanishdict.com/translate/to%20state" text:style-name="Internet_20_link" text:visited-style-name="Visited_20_Internet_20_Link">to state</text:a> </text:p>
      <text:p text:style-name="Standard">El contrato expresaba explícitamente que no tendrías acceso a ese dinero.<text:span text:style-name="Emphasis">The contract stated explicitly that you wouldn't have access to that money.</text:span></text:p>
      <text:p text:style-name="Standard">2. (to demonstrate) </text:p>
      <text:p text:style-name="Standard">a. <text:a xlink:type="simple" xlink:href="http://www.spanishdict.com/translate/to%20show" text:style-name="Internet_20_link" text:visited-style-name="Visited_20_Internet_20_Link">to show</text:a> </text:p>
      <text:p text:style-name="Standard">Le trajo flores para expresarle el cariño que sentía por ella.<text:span text:style-name="Emphasis">He brought her flowers to show her the affection he felt for her.</text:span></text:p>
      <text:p text:style-name="Standard">expres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communicate oneself) </text:p>
      <text:p text:style-name="Standard"><text:soft-page-break/>a. <text:a xlink:type="simple" xlink:href="http://www.spanishdict.com/translate/to%20express%20oneself" text:style-name="Internet_20_link" text:visited-style-name="Visited_20_Internet_20_Link">to express oneself</text:a> </text:p>
      <text:p text:style-name="Standard">No sé expresarme muy bien, pero soy una persona sincera.<text:span text:style-name="Emphasis">I don't know how to express myself very well, but I'm a sincere person.</text:span></text:p>
      <text:p text:style-name="Standard">provo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originate) </text:p>
      <text:p text:style-name="Standard">a. <text:a xlink:type="simple" xlink:href="http://www.spanishdict.com/translate/to%20cause" text:style-name="Internet_20_link" text:visited-style-name="Visited_20_Internet_20_Link">to cause</text:a> </text:p>
      <text:p text:style-name="Standard">La huelga de pilotos provocará el caos en los aeropuertos.<text:span text:style-name="Emphasis">The pilots' strike will cause havoc in the airports.</text:span></text:p>
      <text:p text:style-name="Standard">b. <text:a xlink:type="simple" xlink:href="http://www.spanishdict.com/translate/to%20start" text:style-name="Internet_20_link" text:visited-style-name="Visited_20_Internet_20_Link">to start</text:a> </text:p>
      <text:p text:style-name="Standard">Los bomberos están investigando para averiguar quién provocó el incendio. <text:span text:style-name="Emphasis">The firefighters are investigating to find out who started the fire. </text:span></text:p>
      <text:p text:style-name="Standard">c. <text:a xlink:type="simple" xlink:href="http://www.spanishdict.com/translate/to%20bring%20about" text:style-name="Internet_20_link" text:visited-style-name="Visited_20_Internet_20_Link">to bring about</text:a> </text:p>
      <text:p text:style-name="Standard">El político promete que provocará el cambio que quiere el pueblo. <text:span text:style-name="Emphasis">The politician promises that he will bring about the change that people want.</text:span></text:p>
      <text:p text:style-name="Standard">d. <text:a xlink:type="simple" xlink:href="http://www.spanishdict.com/translate/to%20spark%20off" text:style-name="Internet_20_link" text:visited-style-name="Visited_20_Internet_20_Link">to spark off</text:a> </text:p>
      <text:p text:style-name="Standard">El encuentro de culturas suele provocar inovación. <text:span text:style-name="Emphasis">The meeting of cultures often sparks off innovation.</text:span></text:p>
      <text:p text:style-name="Standard">2. (to incite) </text:p>
      <text:p text:style-name="Standard">a. <text:a xlink:type="simple" xlink:href="http://www.spanishdict.com/translate/to%20provoke" text:style-name="Internet_20_link" text:visited-style-name="Visited_20_Internet_20_Link">to provoke</text:a> </text:p>
      <text:p text:style-name="Standard">El discurso del dictador provocó que el pueblo se rebelara.<text:span text:style-name="Emphasis">The dictator's speech provoked the people to rebel.</text:span></text:p>
      <text:p text:style-name="Standard">b. <text:a xlink:type="simple" xlink:href="http://www.spanishdict.com/translate/to%20invite" text:style-name="Internet_20_link" text:visited-style-name="Visited_20_Internet_20_Link">to invite</text:a> </text:p>
      <text:p text:style-name="Standard">Su libro nuevo provocó las críticas de la izquierda y de la derecha.<text:span text:style-name="Emphasis">Her new book invited criticism from the left and the right.</text:span></text:p>
      <text:p text:style-name="Standard">c. <text:a xlink:type="simple" xlink:href="http://www.spanishdict.com/translate/to%20tempt" text:style-name="Internet_20_link" text:visited-style-name="Visited_20_Internet_20_Link">to tempt</text:a> </text:p>
      <text:p text:style-name="Standard">El general intentó provocar al otro ejército para que atacara primero.<text:span text:style-name="Emphasis">The general tried to tempt the other army to attack first.</text:span></text:p>
      <text:p text:style-name="Standard">3. (medicine) </text:p>
      <text:p text:style-name="Standard">a. <text:a xlink:type="simple" xlink:href="http://www.spanishdict.com/translate/to%20induce" text:style-name="Internet_20_link" text:visited-style-name="Visited_20_Internet_20_Link">to induce</text:a> </text:p>
      <text:p text:style-name="Standard">Ya has salido de cuentas. Hay que provocar el parto.<text:span text:style-name="Emphasis">We have passed the delivery date. We need to induce labor.</text:span></text:p>
      <text:p text:style-name="Standard">b. <text:a xlink:type="simple" xlink:href="http://www.spanishdict.com/translate/to%20bring%20on" text:style-name="Internet_20_link" text:visited-style-name="Visited_20_Internet_20_Link">to bring on</text:a> </text:p>
      <text:p text:style-name="Standard">Si te automedicas, puedes provocar complicaciones usando el medicamento incorrecto.<text:span text:style-name="Emphasis">If you self medicate, you can bring on complications by using the wrong medication.</text:span></text:p>
      <text:p text:style-name="Standard">4. (to arouse) </text:p>
      <text:p text:style-name="Standard">a. <text:a xlink:type="simple" xlink:href="http://www.spanishdict.com/translate/to%20rouse" text:style-name="Internet_20_link" text:visited-style-name="Visited_20_Internet_20_Link">to rouse</text:a> </text:p>
      <text:p text:style-name="Standard">Steve intentó provocar el interés de María con su perfume nuevo. <text:span text:style-name="Emphasis">Steve tried to rouse Maria's interest with his new cologne. </text:span></text:p>
      <text:p text:style-name="Standard">b. <text:a xlink:type="simple" xlink:href="http://www.spanishdict.com/translate/to%20lead%20on" text:style-name="Internet_20_link" text:visited-style-name="Visited_20_Internet_20_Link">to lead on</text:a> </text:p>
      <text:p text:style-name="Standard">La provocó diciéndole que estaba planeando dejar a su esposa.<text:span text:style-name="Emphasis">He led her on by telling her he was planning on leaving his wife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feel like) (Latin America) </text:p>
      <text:p text:style-name="Standard">a. no direct translation </text:p>
      <text:p text:style-name="Standard">Me provocan unas palomitas cuando voy al cine. <text:span text:style-name="Emphasis">I feel like having some popcorn when I go to the movies. </text:span></text:p>
      <text:p text:style-name="Standard">¿Te provoca algo de comer?<text:span text:style-name="Emphasis">Would you like something to eat?</text:span></text:p>
      <text:p text:style-name="Standard">moles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irk) </text:p>
      <text:p text:style-name="Standard">a. <text:a xlink:type="simple" xlink:href="http://www.spanishdict.com/translate/to%20bother" text:style-name="Internet_20_link" text:visited-style-name="Visited_20_Internet_20_Link">to bother</text:a> </text:p>
      <text:p text:style-name="Standard"><text:soft-page-break/>¡Mami, Roberto me está molestando! ¡No me deja en paz!<text:span text:style-name="Emphasis">Mommy, Roberto is bothering me! He won't leave me alone!</text:span></text:p>
      <text:p text:style-name="Standard">b. <text:a xlink:type="simple" xlink:href="http://www.spanishdict.com/translate/to%20annoy" text:style-name="Internet_20_link" text:visited-style-name="Visited_20_Internet_20_Link">to annoy</text:a> </text:p>
      <text:p text:style-name="Standard">Me está molestando muchísimo ese ruido.<text:span text:style-name="Emphasis">That noise is annoying me to no end.</text:span></text:p>
      <text:p text:style-name="Standard">2. (to offend) </text:p>
      <text:p text:style-name="Standard">a. <text:a xlink:type="simple" xlink:href="http://www.spanishdict.com/translate/to%20upset" text:style-name="Internet_20_link" text:visited-style-name="Visited_20_Internet_20_Link">to upset</text:a> </text:p>
      <text:p text:style-name="Standard">Perdona si te han molestado mis comentarios.<text:span text:style-name="Emphasis">I am sorry if my comments have upset you.</text:span></text:p>
      <text:p text:style-name="Standard">3. (to interrupt) </text:p>
      <text:p text:style-name="Standard">a. <text:a xlink:type="simple" xlink:href="http://www.spanishdict.com/translate/to%20disturb" text:style-name="Internet_20_link" text:visited-style-name="Visited_20_Internet_20_Link">to disturb</text:a> </text:p>
      <text:p text:style-name="Standard">Disculpe que le moleste, pero ¿ya terminó?<text:span text:style-name="Emphasis">Sorry to disturb you, but have you finished yet?</text:span></text:p>
      <text:p text:style-name="Standard">4. (to cause pain) </text:p>
      <text:p text:style-name="Standard">a. <text:a xlink:type="simple" xlink:href="http://www.spanishdict.com/translate/to%20hurt" text:style-name="Internet_20_link" text:visited-style-name="Visited_20_Internet_20_Link">to hurt</text:a> </text:p>
      <text:p text:style-name="Standard">A mi abuela le molestan los pies al andar.<text:span text:style-name="Emphasis">My grandmother's feet hurt when she walk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pester) </text:p>
      <text:p text:style-name="Standard">a. <text:a xlink:type="simple" xlink:href="http://www.spanishdict.com/translate/to%20disturb" text:style-name="Internet_20_link" text:visited-style-name="Visited_20_Internet_20_Link">to disturb</text:a> </text:p>
      <text:p text:style-name="Standard">Puse el cartel en la puerta para que no molesten por la mañana.<text:span text:style-name="Emphasis">I put the sign on the door so that they don't disturb us in the morning.</text:span></text:p>
      <text:p text:style-name="Standard">6. (to be an annoyance) </text:p>
      <text:p text:style-name="Standard">a. <text:a xlink:type="simple" xlink:href="http://www.spanishdict.com/translate/to%20be%20a%20nuisance" text:style-name="Internet_20_link" text:visited-style-name="Visited_20_Internet_20_Link">to be a nuisance</text:a> </text:p>
      <text:p text:style-name="Standard">No me gustan los niños. Siempre están molestando y haciendo un reguero.<text:span text:style-name="Emphasis">I don't like children. They're always being a nuisance and making a mess.</text:span></text:p>
      <text:p text:style-name="Standard">moles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get annoyed) </text:p>
      <text:p text:style-name="Standard">a. <text:a xlink:type="simple" xlink:href="http://www.spanishdict.com/translate/to%20get%20upset" text:style-name="Internet_20_link" text:visited-style-name="Visited_20_Internet_20_Link">to get upset</text:a> </text:p>
      <text:p text:style-name="Standard">No se moleste, ha sido sin querer.<text:span text:style-name="Emphasis">Don't get upset, I didn't do it on purpose.</text:span></text:p>
      <text:p text:style-name="Standard">b. <text:a xlink:type="simple" xlink:href="http://www.spanishdict.com/translate/to%20take%20offense" text:style-name="Internet_20_link" text:visited-style-name="Visited_20_Internet_20_Link">to take offense</text:a> (United States) </text:p>
      <text:p text:style-name="Standard">Mi suegra se molestó por mis comentarios.<text:span text:style-name="Emphasis">My mother-in-law took offense at my remarks.</text:span></text:p>
      <text:p text:style-name="Standard">c. <text:a xlink:type="simple" xlink:href="http://www.spanishdict.com/translate/to%20take%20offence" text:style-name="Internet_20_link" text:visited-style-name="Visited_20_Internet_20_Link">to take offence</text:a> (United Kingdom) </text:p>
      <text:p text:style-name="Standard">No te molestes, pero no me gusta tu vestido.<text:span text:style-name="Emphasis">Don't take offence, but I don't like your dress.</text:span></text:p>
      <text:p text:style-name="Standard">8. (to trouble oneself) </text:p>
      <text:p text:style-name="Standard">a. <text:a xlink:type="simple" xlink:href="http://www.spanishdict.com/translate/to%20bother" text:style-name="Internet_20_link" text:visited-style-name="Visited_20_Internet_20_Link">to bother</text:a> </text:p>
      <text:p text:style-name="Standard">No hace falta que se molesten en recogernos.<text:span text:style-name="Emphasis">You don't need to bother to pick us up.</text:span></text:p>
      <text:p text:style-name="Standard">inclu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prise or be part of) </text:p>
      <text:p text:style-name="Standard">a. <text:a xlink:type="simple" xlink:href="http://www.spanishdict.com/translate/to%20include" text:style-name="Internet_20_link" text:visited-style-name="Visited_20_Internet_20_Link">to include</text:a> </text:p>
      <text:p text:style-name="Standard">Norteamérica incluye Canadá, los Estados Unidos y México.<text:span text:style-name="Emphasis">North America includes Canada, the United States, and Mexico.</text:span></text:p>
      <text:p text:style-name="Standard">b. <text:a xlink:type="simple" xlink:href="http://www.spanishdict.com/translate/to%20contain" text:style-name="Internet_20_link" text:visited-style-name="Visited_20_Internet_20_Link">to contain</text:a> </text:p>
      <text:p text:style-name="Standard">La caja incluye las instrucciones y todas las partes.<text:span text:style-name="Emphasis">The box includes the instructions and all the parts.</text:span></text:p>
      <text:p text:style-name="Standard">2. (to add) </text:p>
      <text:p text:style-name="Standard">a. <text:a xlink:type="simple" xlink:href="http://www.spanishdict.com/translate/to%20include" text:style-name="Internet_20_link" text:visited-style-name="Visited_20_Internet_20_Link">to include</text:a> </text:p>
      <text:p text:style-name="Standard">Hay que incluir el presidente y su esposa en la lista de invitados.<text:span text:style-name="Emphasis">We must include the president and his wife on the list of invitees.</text:span></text:p>
      <text:p text:style-name="Standard">b. <text:a xlink:type="simple" xlink:href="http://www.spanishdict.com/translate/to%20enclose" text:style-name="Internet_20_link" text:visited-style-name="Visited_20_Internet_20_Link">to enclose</text:a> </text:p>
      <text:p text:style-name="Standard">Incluye este separador con tu carta.<text:span text:style-name="Emphasis">Please enclose this bookmark with your letter.</text:span></text:p>
      <text:p text:style-name="Standard">mor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perish) </text:p>
      <text:p text:style-name="Standard"><text:soft-page-break/>a. <text:a xlink:type="simple" xlink:href="http://www.spanishdict.com/translate/to%20die" text:style-name="Internet_20_link" text:visited-style-name="Visited_20_Internet_20_Link">to die</text:a> </text:p>
      <text:p text:style-name="Standard">Murió a temprana edad.<text:span text:style-name="Emphasis">He died at an early age.</text:span></text:p>
      <text:p text:style-name="Standard">2. (to stop working) </text:p>
      <text:p text:style-name="Standard">a. <text:a xlink:type="simple" xlink:href="http://www.spanishdict.com/translate/to%20die" text:style-name="Internet_20_link" text:visited-style-name="Visited_20_Internet_20_Link">to die</text:a> </text:p>
      <text:p text:style-name="Standard">¡Ay, no! Mi computadora murió en medio de la película. <text:span text:style-name="Emphasis">Oh no! My computer died in the middle of the movie.</text:span></text:p>
      <text:p text:style-name="Standard">mor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have a strong feeling) </text:p>
      <text:p text:style-name="Standard">a. <text:a xlink:type="simple" xlink:href="http://www.spanishdict.com/translate/to%20be%20dying" text:style-name="Internet_20_link" text:visited-style-name="Visited_20_Internet_20_Link">to be dying</text:a> </text:p>
      <text:p text:style-name="Standard">Me muero por hablar contigo.<text:span text:style-name="Emphasis">I'm dying to talk to you.</text:span></text:p>
      <text:p text:style-name="Standard">qui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liminate) </text:p>
      <text:p text:style-name="Standard">a. <text:a xlink:type="simple" xlink:href="http://www.spanishdict.com/translate/to%20remove" text:style-name="Internet_20_link" text:visited-style-name="Visited_20_Internet_20_Link">to remove</text:a> </text:p>
      <text:p text:style-name="Standard">No pude quitar la mancha del mantel.<text:span text:style-name="Emphasis">I could not remove the stain from the tablecloth.</text:span></text:p>
      <text:p text:style-name="Standard">2. (to grab) </text:p>
      <text:p text:style-name="Standard">a. <text:a xlink:type="simple" xlink:href="http://www.spanishdict.com/translate/to%20take%20away" text:style-name="Internet_20_link" text:visited-style-name="Visited_20_Internet_20_Link">to take away</text:a> </text:p>
      <text:p text:style-name="Standard">Le quité la carta que le había escrito.<text:span text:style-name="Emphasis">I took the letter I had written away from him.</text:span></text:p>
      <text:p text:style-name="Standard">b. <text:a xlink:type="simple" xlink:href="http://www.spanishdict.com/translate/to%20take" text:style-name="Internet_20_link" text:visited-style-name="Visited_20_Internet_20_Link">to take</text:a> </text:p>
      <text:p text:style-name="Standard">Me quitaron el celular en el autobús.<text:span text:style-name="Emphasis">Someone took my cell phone on the bus. </text:span></text:p>
      <text:p text:style-name="Standard">3. (to ease pain) </text:p>
      <text:p text:style-name="Standard">a. <text:a xlink:type="simple" xlink:href="http://www.spanishdict.com/translate/to%20relieve" text:style-name="Internet_20_link" text:visited-style-name="Visited_20_Internet_20_Link">to relieve</text:a> </text:p>
      <text:p text:style-name="Standard">La aspirina me quitó el dolor de inmediato.<text:span text:style-name="Emphasis">The aspirin relieved my pain immediately.</text:span></text:p>
      <text:p text:style-name="Standard">b. <text:a xlink:type="simple" xlink:href="http://www.spanishdict.com/translate/to%20take%20away" text:style-name="Internet_20_link" text:visited-style-name="Visited_20_Internet_20_Link">to take away</text:a> </text:p>
      <text:p text:style-name="Standard">Le dieron morfina para quitar el dolor que sufrió después del accidente. <text:span text:style-name="Emphasis">They gave him morphine to take away the pain he suffered after the accident. </text:span></text:p>
      <text:p text:style-name="Standard">4. (time) </text:p>
      <text:p text:style-name="Standard">a. <text:a xlink:type="simple" xlink:href="http://www.spanishdict.com/translate/to%20take%20up" text:style-name="Internet_20_link" text:visited-style-name="Visited_20_Internet_20_Link">to take up</text:a> </text:p>
      <text:p text:style-name="Standard">Pintarme las uñas me quita mucho tiempo.<text:span text:style-name="Emphasis">Painting my nails takes up a lot of my time.</text:span></text:p>
      <text:p text:style-name="Standard">5. (to exclude; participle) </text:p>
      <text:p text:style-name="Standard">a. <text:a xlink:type="simple" xlink:href="http://www.spanishdict.com/translate/except%20for" text:style-name="Internet_20_link" text:visited-style-name="Visited_20_Internet_20_Link">except for</text:a> </text:p>
      <text:p text:style-name="Standard">Quitando las almendras, me gustan todos los frutos secos.<text:span text:style-name="Emphasis">Except for almonds, I like all nuts. </text:span></text:p>
      <text:p text:style-name="Standard">qui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6. (to remove clothing) </text:p>
      <text:p text:style-name="Standard">a. <text:a xlink:type="simple" xlink:href="http://www.spanishdict.com/translate/to%20take%20off" text:style-name="Internet_20_link" text:visited-style-name="Visited_20_Internet_20_Link">to take off</text:a> </text:p>
      <text:p text:style-name="Standard">Quítense la ropa mojada antes de entrar a la casa.<text:span text:style-name="Emphasis">Take off your wet clothes before entering the house. </text:span></text:p>
      <text:p text:style-name="Standard">7. (to move away) </text:p>
      <text:p text:style-name="Standard">a. <text:a xlink:type="simple" xlink:href="http://www.spanishdict.com/translate/to%20get%20out" text:style-name="Internet_20_link" text:visited-style-name="Visited_20_Internet_20_Link">to get out</text:a> </text:p>
      <text:p text:style-name="Standard">Viene un toro, ¡quítense de enmedio!<text:span text:style-name="Emphasis">A bull is coming. Get out of the way!</text:span></text:p>
      <text:p text:style-name="Standard">obli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pel) </text:p>
      <text:p text:style-name="Standard">a. <text:a xlink:type="simple" xlink:href="http://www.spanishdict.com/translate/to%20force" text:style-name="Internet_20_link" text:visited-style-name="Visited_20_Internet_20_Link">to force</text:a> </text:p>
      <text:p text:style-name="Standard">El policía me obligó a detenerme aunque no manejaba sobre el límite de velocidad.<text:span text:style-name="Emphasis">The police officer forced me to stop even though I wasn't speeding.</text:span></text:p>
      <text:p text:style-name="Standard">b. <text:a xlink:type="simple" xlink:href="http://www.spanishdict.com/translate/to%20make" text:style-name="Internet_20_link" text:visited-style-name="Visited_20_Internet_20_Link">to make</text:a> </text:p>
      <text:p text:style-name="Standard">Me obligó a contarle lo que había pasado.<text:span text:style-name="Emphasis">He made me tell him what had happened.</text:span></text:p>
      <text:p text:style-name="Standard">c. <text:a xlink:type="simple" xlink:href="http://www.spanishdict.com/translate/to%20bind" text:style-name="Internet_20_link" text:visited-style-name="Visited_20_Internet_20_Link">to bind</text:a> </text:p>
      <text:p text:style-name="Standard"><text:soft-page-break/>La ley obliga a las empresas a reducir los niveles de contaminación.<text:span text:style-name="Emphasis">The law binds companies to reduce levels of pollution.</text:span></text:p>
      <text:p text:style-name="Standard">d. <text:a xlink:type="simple" xlink:href="http://www.spanishdict.com/translate/to%20oblige" text:style-name="Internet_20_link" text:visited-style-name="Visited_20_Internet_20_Link">to oblige</text:a> </text:p>
      <text:p text:style-name="Standard">El tratado los obliga a elaborar nuevas normas laborales.<text:span text:style-name="Emphasis">The treaty obliges them to develop new work rules.</text:span></text:p>
      <text:p text:style-name="Standard">obli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make oneself do) </text:p>
      <text:p text:style-name="Standard">a. <text:a xlink:type="simple" xlink:href="http://www.spanishdict.com/translate/to%20force%20oneself" text:style-name="Internet_20_link" text:visited-style-name="Visited_20_Internet_20_Link">to force oneself</text:a> </text:p>
      <text:p text:style-name="Standard">Todos los días me obligo a hacer ejercicio.<text:span text:style-name="Emphasis">I force myself to do some execise everyday.</text:span></text:p>
      <text:p text:style-name="Standard">3. (to pledge to) </text:p>
      <text:p text:style-name="Standard">a. <text:a xlink:type="simple" xlink:href="http://www.spanishdict.com/translate/to%20commit%20oneself" text:style-name="Internet_20_link" text:visited-style-name="Visited_20_Internet_20_Link">to commit oneself</text:a> </text:p>
      <text:p text:style-name="Standard">No, gracias. Me obligué a dejar de tomar alcohol por un año.<text:span text:style-name="Emphasis">No, thanks. I've committed myself not to drink alcohol for a year.</text:span></text:p>
      <text:p text:style-name="Standard">depend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e conditional) </text:p>
      <text:p text:style-name="Standard">a. <text:a xlink:type="simple" xlink:href="http://www.spanishdict.com/translate/to%20depend" text:style-name="Internet_20_link" text:visited-style-name="Visited_20_Internet_20_Link">to depend</text:a> </text:p>
      <text:p text:style-name="Standard">¿Vas a ir al concierto? - Depende.<text:span text:style-name="Emphasis">Are you going to the concert? - It depends.</text:span></text:p>
      <text:p text:style-name="Standard">2. (politics) </text:p>
      <text:p text:style-name="Standard">a. <text:a xlink:type="simple" xlink:href="http://www.spanishdict.com/translate/to%20be%20a%20dependency" text:style-name="Internet_20_link" text:visited-style-name="Visited_20_Internet_20_Link">to be a dependency</text:a> </text:p>
      <text:p text:style-name="Standard">Este isla al norte de Francia depende en realidad de Gran Bretaña.<text:span text:style-name="Emphasis">This island off the north coast of France is actually a British dependency.</text:span></text:p>
      <text:p text:style-name="Standard">val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ave a value of) </text:p>
      <text:p text:style-name="Standard">a. <text:a xlink:type="simple" xlink:href="http://www.spanishdict.com/translate/to%20be%20worth" text:style-name="Internet_20_link" text:visited-style-name="Visited_20_Internet_20_Link">to be worth</text:a> </text:p>
      <text:p text:style-name="Standard">Esta primera edición vale una fortuna.<text:span text:style-name="Emphasis">This first edition is worth a fortune.</text:span></text:p>
      <text:p text:style-name="Standard">2. (price) </text:p>
      <text:p text:style-name="Standard">a. <text:a xlink:type="simple" xlink:href="http://www.spanishdict.com/translate/to%20cost" text:style-name="Internet_20_link" text:visited-style-name="Visited_20_Internet_20_Link">to cost</text:a> </text:p>
      <text:p text:style-name="Standard">El coche que quiero vale $40,000.<text:span text:style-name="Emphasis">The car I want costs $40,000.</text:span></text:p>
      <text:p text:style-name="Standard">3. (mathematics) </text:p>
      <text:p text:style-name="Standard">a. <text:a xlink:type="simple" xlink:href="http://www.spanishdict.com/translate/to%20be%20equal%20to" text:style-name="Internet_20_link" text:visited-style-name="Visited_20_Internet_20_Link">to be equal to</text:a> </text:p>
      <text:p text:style-name="Standard">En esta ecuación, la variable X vale 2.5.<text:span text:style-name="Emphasis">In this equation, the variable X is equal to 2.5.</text:span></text:p>
      <text:p text:style-name="Standard">4. (to secure) </text:p>
      <text:p text:style-name="Standard">a. <text:a xlink:type="simple" xlink:href="http://www.spanishdict.com/translate/to%20win" text:style-name="Internet_20_link" text:visited-style-name="Visited_20_Internet_20_Link">to win</text:a> </text:p>
      <text:p text:style-name="Standard">Ese argumento les valió el triunfo en el debate.<text:span text:style-name="Emphasis">That argument won them the debat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have value) </text:p>
      <text:p text:style-name="Standard">a. <text:a xlink:type="simple" xlink:href="http://www.spanishdict.com/translate/to%20be%20valuable" text:style-name="Internet_20_link" text:visited-style-name="Visited_20_Internet_20_Link">to be valuable</text:a> </text:p>
      <text:p text:style-name="Standard">Esa foto de mi abuela vale mucho para mí.<text:span text:style-name="Emphasis">That picture of my grandma is very valuable to me.</text:span></text:p>
      <text:p text:style-name="Standard">6. (to serve) </text:p>
      <text:p text:style-name="Standard">a. <text:a xlink:type="simple" xlink:href="http://www.spanishdict.com/translate/to%20be%20useful" text:style-name="Internet_20_link" text:visited-style-name="Visited_20_Internet_20_Link">to be useful</text:a> </text:p>
      <text:p text:style-name="Standard">Las correcciones que hizo en mi ensayo me han valido de mucho.<text:span text:style-name="Emphasis">The edits she made to my essay were very useful to me.</text:span></text:p>
      <text:p text:style-name="Standard">b. <text:a xlink:type="simple" xlink:href="http://www.spanishdict.com/translate/to%20be%20valid" text:style-name="Internet_20_link" text:visited-style-name="Visited_20_Internet_20_Link">to be valid</text:a> </text:p>
      <text:p text:style-name="Standard">Tu licencia de conducir se ha caducado y ya no vale.<text:span text:style-name="Emphasis">Your driver's license has expired and is no longer valid.</text:span></text:p>
      <text:p text:style-name="Standard">7. (to be permitted) </text:p>
      <text:p text:style-name="Standard">a. <text:a xlink:type="simple" xlink:href="http://www.spanishdict.com/translate/to%20be%20allowed" text:style-name="Internet_20_link" text:visited-style-name="Visited_20_Internet_20_Link">to be allowed</text:a> </text:p>
      <text:p text:style-name="Standard">No vale usar los libros de textos durante los exámenes.<text:span text:style-name="Emphasis">Using textbooks during exams is not allowed.</text:span></text:p>
      <text:p text:style-name="Standard"><text:soft-page-break/>8. (colloquial) (to be ruined) (Mexico) </text:p>
      <text:p text:style-name="Standard">a. <text:a xlink:type="simple" xlink:href="http://www.spanishdict.com/translate/to%20be%20no%20good" text:style-name="Internet_20_link" text:visited-style-name="Visited_20_Internet_20_Link">to be no good</text:a> (colloquial) </text:p>
      <text:p text:style-name="Standard">Mi celular ya valió después de haberse mojado.<text:span text:style-name="Emphasis">My cell phone is no good since it got wet.</text:span></text:p>
      <text:p text:style-name="Standard">9. (colloquial) (to be irrelevant) (Mexico) </text:p>
      <text:p text:style-name="Standard">a. <text:a xlink:type="simple" xlink:href="http://www.spanishdict.com/translate/to%20not%20care%20less" text:style-name="Internet_20_link" text:visited-style-name="Visited_20_Internet_20_Link">to not care less</text:a> (colloquial) </text:p>
      <text:p text:style-name="Standard">Me vale lo que piensa la gente.<text:span text:style-name="Emphasis">I couldn't care less what they think.</text:span></text:p>
      <text:p text:style-name="Standard">val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take care of oneself) </text:p>
      <text:p text:style-name="Standard">a. <text:a xlink:type="simple" xlink:href="http://www.spanishdict.com/translate/to%20manage" text:style-name="Internet_20_link" text:visited-style-name="Visited_20_Internet_20_Link">to manage</text:a> </text:p>
      <text:p text:style-name="Standard">Mis abuelos todavía se valen por sí mismos.<text:span text:style-name="Emphasis">My grandparents can still manage on their own.</text:span></text:p>
      <text:p text:style-name="Standard">11. (to make use of; with "de") </text:p>
      <text:p text:style-name="Standard">a. <text:a xlink:type="simple" xlink:href="http://www.spanishdict.com/translate/to%20use" text:style-name="Internet_20_link" text:visited-style-name="Visited_20_Internet_20_Link">to use</text:a> </text:p>
      <text:p text:style-name="Standard">Se valió de sus contactos en el senado para influir los votos a su favor.<text:span text:style-name="Emphasis">She used her contacts in the senate to influence the vote in her favor.</text:span></text:p>
      <text:p text:style-name="Standard">desarrol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volve) </text:p>
      <text:p text:style-name="Standard">a. <text:a xlink:type="simple" xlink:href="http://www.spanishdict.com/translate/to%20develop" text:style-name="Internet_20_link" text:visited-style-name="Visited_20_Internet_20_Link">to develop</text:a> </text:p>
      <text:p text:style-name="Standard">Tienes que desarrollar tus ideas más antes de escribir.<text:span text:style-name="Emphasis">You need to develop your ideas further before writing.</text:span></text:p>
      <text:p text:style-name="Standard">b. <text:a xlink:type="simple" xlink:href="http://www.spanishdict.com/translate/to%20expound" text:style-name="Internet_20_link" text:visited-style-name="Visited_20_Internet_20_Link">to expound</text:a> </text:p>
      <text:p text:style-name="Standard">El profesor desarrolló la teoría dialéctica.<text:span text:style-name="Emphasis">The professor expounded dialectic theory. </text:span></text:p>
      <text:p text:style-name="Standard">c. <text:a xlink:type="simple" xlink:href="http://www.spanishdict.com/translate/to%20explain" text:style-name="Internet_20_link" text:visited-style-name="Visited_20_Internet_20_Link">to explain</text:a> </text:p>
      <text:p text:style-name="Standard">La maestra desarrolló el proceso de un equipo de trabajo. <text:span text:style-name="Emphasis">The teacher explained the process for group work. </text:span></text:p>
      <text:p text:style-name="Standard">2. (to build) </text:p>
      <text:p text:style-name="Standard">a. <text:a xlink:type="simple" xlink:href="http://www.spanishdict.com/translate/to%20develop" text:style-name="Internet_20_link" text:visited-style-name="Visited_20_Internet_20_Link">to develop</text:a> </text:p>
      <text:p text:style-name="Standard">El municipio está desarrollando el parque. <text:span text:style-name="Emphasis">The municipality is developing the park. </text:span></text:p>
      <text:p text:style-name="Standard">3. (to deliver) </text:p>
      <text:p text:style-name="Standard">a. <text:a xlink:type="simple" xlink:href="http://www.spanishdict.com/translate/to%20carry%20out" text:style-name="Internet_20_link" text:visited-style-name="Visited_20_Internet_20_Link">to carry out</text:a> </text:p>
      <text:p text:style-name="Standard">El estudiante desarrolló su presentación. <text:span text:style-name="Emphasis">The student carried out his presentation. </text:span></text:p>
      <text:p text:style-name="Standard">4. (in mathematics) </text:p>
      <text:p text:style-name="Standard">a. <text:a xlink:type="simple" xlink:href="http://www.spanishdict.com/translate/to%20expand" text:style-name="Internet_20_link" text:visited-style-name="Visited_20_Internet_20_Link">to expand</text:a> </text:p>
      <text:p text:style-name="Standard">Debes desarrollar el lado izquierdo de la ecuación. <text:span text:style-name="Emphasis">You need to expand the left side of the equation. </text:span></text:p>
      <text:p text:style-name="Standard">desarroll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grow) </text:p>
      <text:p text:style-name="Standard">a. <text:a xlink:type="simple" xlink:href="http://www.spanishdict.com/translate/to%20develop" text:style-name="Internet_20_link" text:visited-style-name="Visited_20_Internet_20_Link">to develop</text:a> </text:p>
      <text:p text:style-name="Standard">La semilla se desarrolla y se convierte en planta. <text:span text:style-name="Emphasis">The seed develops into a plant. </text:span></text:p>
      <text:p text:style-name="Standard">6. (to happen) </text:p>
      <text:p text:style-name="Standard">a. <text:a xlink:type="simple" xlink:href="http://www.spanishdict.com/translate/to%20take%20place" text:style-name="Internet_20_link" text:visited-style-name="Visited_20_Internet_20_Link">to take place</text:a> </text:p>
      <text:p text:style-name="Standard">La junta se desarrollará en el centro de convenciones. <text:span text:style-name="Emphasis">The meeting will take place in the convention center. </text:span></text:p>
      <text:p text:style-name="Standard">7. (story) </text:p>
      <text:p text:style-name="Standard">a. <text:a xlink:type="simple" xlink:href="http://www.spanishdict.com/translate/to%20unfold" text:style-name="Internet_20_link" text:visited-style-name="Visited_20_Internet_20_Link">to unfold</text:a> </text:p>
      <text:p text:style-name="Standard">La historia se desarrolla en Galicia. <text:span text:style-name="Emphasis">The story unfolds in Galicia. </text:span></text:p>
      <text:p text:style-name="Standard">camb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odify) </text:p>
      <text:p text:style-name="Standard">a. <text:a xlink:type="simple" xlink:href="http://www.spanishdict.com/translate/to%20change" text:style-name="Internet_20_link" text:visited-style-name="Visited_20_Internet_20_Link">to change</text:a> </text:p>
      <text:p text:style-name="Standard">Quiero cambiar el color de mi pelo.<text:span text:style-name="Emphasis">I want to change my hair color.</text:span></text:p>
      <text:p text:style-name="Standard"><text:soft-page-break/>2. (to swap) </text:p>
      <text:p text:style-name="Standard">a. <text:a xlink:type="simple" xlink:href="http://www.spanishdict.com/translate/to%20exchange" text:style-name="Internet_20_link" text:visited-style-name="Visited_20_Internet_20_Link">to exchange</text:a> </text:p>
      <text:p text:style-name="Standard">¿Alguien quiere cambiar pegatinas?<text:span text:style-name="Emphasis">Is there anybody looking to exchange stickers?</text:span></text:p>
      <text:p text:style-name="Standard">3. (to replace) </text:p>
      <text:p text:style-name="Standard">a. <text:a xlink:type="simple" xlink:href="http://www.spanishdict.com/translate/to%20change" text:style-name="Internet_20_link" text:visited-style-name="Visited_20_Internet_20_Link">to change</text:a> </text:p>
      <text:p text:style-name="Standard">Cambié la bombilla pero todavía no funciona la lámpara. <text:span text:style-name="Emphasis">I changed the light bulb but the lamp still won't work.</text:span></text:p>
      <text:p text:style-name="Standard">4. (vehicle) </text:p>
      <text:p text:style-name="Standard">a. <text:a xlink:type="simple" xlink:href="http://www.spanishdict.com/translate/to%20change" text:style-name="Internet_20_link" text:visited-style-name="Visited_20_Internet_20_Link">to change</text:a> </text:p>
      <text:p text:style-name="Standard">Cuando estés parado, tira del freno de mano y cambia a marcha atrás.<text:span text:style-name="Emphasis">Once you've stopped, apply the handbrake and change into reverse.</text:span></text:p>
      <text:p text:style-name="Standard">5. (economics) </text:p>
      <text:p text:style-name="Standard">a. <text:a xlink:type="simple" xlink:href="http://www.spanishdict.com/translate/to%20exchange" text:style-name="Internet_20_link" text:visited-style-name="Visited_20_Internet_20_Link">to exchange</text:a> </text:p>
      <text:p text:style-name="Standard">Puedes cambiar divisas aunque tengas cuentas en bancos diferentes.<text:span text:style-name="Emphasis">You can exchange currency even if you have accounts in different banks.</text:span></text:p>
      <text:p text:style-name="Standard">cambi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6. (to change clothes) </text:p>
      <text:p text:style-name="Standard">a. <text:a xlink:type="simple" xlink:href="http://www.spanishdict.com/translate/to%20change" text:style-name="Internet_20_link" text:visited-style-name="Visited_20_Internet_20_Link">to change</text:a> </text:p>
      <text:p text:style-name="Standard">Ve a cambiarte que estás empapado.<text:span text:style-name="Emphasis">Go change; you are soaked.</text:span></text:p>
      <text:p text:style-name="Standard">atra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xcite interest) </text:p>
      <text:p text:style-name="Standard">a. <text:a xlink:type="simple" xlink:href="http://www.spanishdict.com/translate/to%20attract" text:style-name="Internet_20_link" text:visited-style-name="Visited_20_Internet_20_Link">to attract</text:a> </text:p>
      <text:p text:style-name="Standard">Su pelo largo atraía la atención de todo el mundo allá donde fuera.<text:span text:style-name="Emphasis">Her long hair attracted everyone's attention wherever she went.</text:span></text:p>
      <text:p text:style-name="Standard">b. <text:a xlink:type="simple" xlink:href="http://www.spanishdict.com/translate/to%20draw" text:style-name="Internet_20_link" text:visited-style-name="Visited_20_Internet_20_Link">to draw</text:a> </text:p>
      <text:p text:style-name="Standard">Mira cómo esos músculos atraen la atención de todas las chicas.<text:span text:style-name="Emphasis">You can see how those muscles draw the attention of all the girls.</text:span></text:p>
      <text:p text:style-name="Standard">2. (physics) </text:p>
      <text:p text:style-name="Standard">a. <text:a xlink:type="simple" xlink:href="http://www.spanishdict.com/translate/to%20attract" text:style-name="Internet_20_link" text:visited-style-name="Visited_20_Internet_20_Link">to attract</text:a> </text:p>
      <text:p text:style-name="Standard">El polo negativo atrae al polo positivo.<text:span text:style-name="Emphasis">The negative pole attracts the positive pole.</text:span></text:p>
      <text:p text:style-name="Standard">3. (to encourage) </text:p>
      <text:p text:style-name="Standard">a. <text:a xlink:type="simple" xlink:href="http://www.spanishdict.com/translate/to%20attract" text:style-name="Internet_20_link" text:visited-style-name="Visited_20_Internet_20_Link">to attract</text:a> </text:p>
      <text:p text:style-name="Standard">El vino atrae a las avispas.<text:span text:style-name="Emphasis">Wine attracts wasps.</text:span></text:p>
      <text:p text:style-name="Standard">b. <text:a xlink:type="simple" xlink:href="http://www.spanishdict.com/translate/to%20draw" text:style-name="Internet_20_link" text:visited-style-name="Visited_20_Internet_20_Link">to draw</text:a> </text:p>
      <text:p text:style-name="Standard">El queso atrajo el ratón a la trampa.<text:span text:style-name="Emphasis">The cheese drew the mouse to the trap.</text:span></text:p>
      <text:p text:style-name="Standard">4. (to be captivated by) </text:p>
      <text:p text:style-name="Standard">a. <text:a xlink:type="simple" xlink:href="http://www.spanishdict.com/translate/to%20attract" text:style-name="Internet_20_link" text:visited-style-name="Visited_20_Internet_20_Link">to attract</text:a> </text:p>
      <text:p text:style-name="Standard">Me sentí atraída por sus ojos oscuros.<text:span text:style-name="Emphasis">I was attracted by his dark eyes.</text:span></text:p>
      <text:p text:style-name="Standard">5. (to interest) </text:p>
      <text:p text:style-name="Standard">a. <text:a xlink:type="simple" xlink:href="http://www.spanishdict.com/translate/to%20appeal" text:style-name="Internet_20_link" text:visited-style-name="Visited_20_Internet_20_Link">to appeal</text:a> </text:p>
      <text:p text:style-name="Standard">No me atraen los museos.<text:span text:style-name="Emphasis">Museums don't appeal to me.</text:span></text:p>
      <text:p text:style-name="Standard">atrae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6. (to feel attraction for one another) </text:p>
      <text:p text:style-name="Standard">a. <text:a xlink:type="simple" xlink:href="http://www.spanishdict.com/translate/to%20be%20attracted%20to%20each%20other" text:style-name="Internet_20_link" text:visited-style-name="Visited_20_Internet_20_Link">to be attracted to each other</text:a> </text:p>
      <text:p text:style-name="Standard">Se atrajeron mutuamente desde el minuto uno.<text:span text:style-name="Emphasis">They were attracted to each other from the very first moment.</text:span></text:p>
      <text:p text:style-name="Standard">7. (to exert a force on an object) </text:p>
      <text:p text:style-name="Standard">a. <text:a xlink:type="simple" xlink:href="http://www.spanishdict.com/translate/to%20attract%20each%20other" text:style-name="Internet_20_link" text:visited-style-name="Visited_20_Internet_20_Link">to attract each other</text:a> </text:p>
      <text:p text:style-name="Standard"><text:soft-page-break/>Aprendí en la escuela que el Sol y la Tierra se atraen.<text:span text:style-name="Emphasis">I learned at school that the Sun and the Earth attract each other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earn) </text:p>
      <text:p text:style-name="Standard">a. <text:a xlink:type="simple" xlink:href="http://www.spanishdict.com/translate/to%20win" text:style-name="Internet_20_link" text:visited-style-name="Visited_20_Internet_20_Link">to win</text:a> </text:p>
      <text:p text:style-name="Standard">Se atrajo el respeto de sus compañeros al conseguir un cliente importante.<text:span text:style-name="Emphasis">He won the respect of his colleagues when he acquired an important client.</text:span></text:p>
      <text:p text:style-name="Standard">sen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. (to be seated) </text:p>
      <text:p text:style-name="Standard">a. <text:a xlink:type="simple" xlink:href="http://www.spanishdict.com/translate/to%20sit" text:style-name="Internet_20_link" text:visited-style-name="Visited_20_Internet_20_Link">to sit</text:a> </text:p>
      <text:p text:style-name="Standard">Prefiero sentarme al lado del radiador.<text:span text:style-name="Emphasis">I prefer to sit next to the radiator.</text:span></text:p>
      <text:p text:style-name="Standard">se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place someone in a seat) </text:p>
      <text:p text:style-name="Standard">a. <text:a xlink:type="simple" xlink:href="http://www.spanishdict.com/translate/to%20sit" text:style-name="Internet_20_link" text:visited-style-name="Visited_20_Internet_20_Link">to sit</text:a> </text:p>
      <text:p text:style-name="Standard">Senté a mi madre a mi lado.<text:span text:style-name="Emphasis">I sat my mother next to me.</text:span></text:p>
      <text:p text:style-name="Standard">3. (to establish) </text:p>
      <text:p text:style-name="Standard">a. <text:a xlink:type="simple" xlink:href="http://www.spanishdict.com/translate/to%20set" text:style-name="Internet_20_link" text:visited-style-name="Visited_20_Internet_20_Link">to set</text:a> </text:p>
      <text:p text:style-name="Standard">Sentamos las bases de la cooperación internacional.<text:span text:style-name="Emphasis">We set the foundations of the international cooperation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clothing, color) </text:p>
      <text:p text:style-name="Standard">a. <text:a xlink:type="simple" xlink:href="http://www.spanishdict.com/translate/to%20suit" text:style-name="Internet_20_link" text:visited-style-name="Visited_20_Internet_20_Link">to suit</text:a> </text:p>
      <text:p text:style-name="Standard">Ese vestido no te sienta bien.<text:span text:style-name="Emphasis">That dress doesn't suit you well.</text:span></text:p>
      <text:p text:style-name="Standard">5. (food) </text:p>
      <text:p text:style-name="Standard">a. <text:a xlink:type="simple" xlink:href="http://www.spanishdict.com/translate/to%20agree%20with" text:style-name="Internet_20_link" text:visited-style-name="Visited_20_Internet_20_Link">to agree with</text:a> </text:p>
      <text:p text:style-name="Standard">Me gusta el ajo, pero no me sienta bien.<text:span text:style-name="Emphasis">I like garlic, but it doesn't agree with me.</text:span></text:p>
      <text:p text:style-name="Standard">entr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pass inside) </text:p>
      <text:p text:style-name="Standard">a. <text:a xlink:type="simple" xlink:href="http://www.spanishdict.com/translate/to%20enter" text:style-name="Internet_20_link" text:visited-style-name="Visited_20_Internet_20_Link">to enter</text:a> </text:p>
      <text:p text:style-name="Standard">No se puede entrar sin firmar.<text:span text:style-name="Emphasis">You cannot enter without signing.</text:span></text:p>
      <text:p text:style-name="Standard">b. <text:a xlink:type="simple" xlink:href="http://www.spanishdict.com/translate/to%20go%20in" text:style-name="Internet_20_link" text:visited-style-name="Visited_20_Internet_20_Link">to go in</text:a> (inside) </text:p>
      <text:p text:style-name="Standard">Necesitas autorización para entrar a la oficina durante el fin de semana.<text:span text:style-name="Emphasis">You need permission to go into the office during the weekend.</text:span></text:p>
      <text:p text:style-name="Standard">c. <text:a xlink:type="simple" xlink:href="http://www.spanishdict.com/translate/to%20come%20in" text:style-name="Internet_20_link" text:visited-style-name="Visited_20_Internet_20_Link">to come in</text:a> (from the outside) </text:p>
      <text:p text:style-name="Standard">Está lloviendo; entra, por favor.<text:span text:style-name="Emphasis">It's raining; please come in.</text:span></text:p>
      <text:p text:style-name="Standard">2. (to be of the right size) </text:p>
      <text:p text:style-name="Standard">a. <text:a xlink:type="simple" xlink:href="http://www.spanishdict.com/translate/to%20fit" text:style-name="Internet_20_link" text:visited-style-name="Visited_20_Internet_20_Link">to fit</text:a> </text:p>
      <text:p text:style-name="Standard">La cama no entrará por la puerta del ascensor.<text:span text:style-name="Emphasis">The bed won't fit through the elevator door.</text:span></text:p>
      <text:p text:style-name="Standard">b. <text:a xlink:type="simple" xlink:href="http://www.spanishdict.com/translate/to%20go%20in" text:style-name="Internet_20_link" text:visited-style-name="Visited_20_Internet_20_Link">to go in</text:a> </text:p>
      <text:p text:style-name="Standard">Esta llave no entra en la cerradura.<text:span text:style-name="Emphasis">This key doesn't go in the key hole.</text:span></text:p>
      <text:p text:style-name="Standard">3. (to pierce) </text:p>
      <text:p text:style-name="Standard">a. <text:a xlink:type="simple" xlink:href="http://www.spanishdict.com/translate/to%20penetrate" text:style-name="Internet_20_link" text:visited-style-name="Visited_20_Internet_20_Link">to penetrate</text:a> </text:p>
      <text:p text:style-name="Standard">Esa máquina puede entrar en la roca.<text:span text:style-name="Emphasis">That machine can penetrate the rock.</text:span></text:p>
      <text:p text:style-name="Standard">4. (to become a member) </text:p>
      <text:p text:style-name="Standard">a. <text:a xlink:type="simple" xlink:href="http://www.spanishdict.com/translate/to%20join" text:style-name="Internet_20_link" text:visited-style-name="Visited_20_Internet_20_Link">to join</text:a> </text:p>
      <text:p text:style-name="Standard">Entró en la Marina de los Estados Unidos a los 18.<text:span text:style-name="Emphasis">He joined the United States Navy at 18. </text:span></text:p>
      <text:p text:style-name="Standard">5. (to be part of) </text:p>
      <text:p text:style-name="Standard">a. <text:a xlink:type="simple" xlink:href="http://www.spanishdict.com/translate/to%20be%20included" text:style-name="Internet_20_link" text:visited-style-name="Visited_20_Internet_20_Link">to be included</text:a> </text:p>
      <text:p text:style-name="Standard">Todos los envíos entran en nuestros precios.<text:span text:style-name="Emphasis">All shipping costs are included in our prices.</text:span></text:p>
      <text:p text:style-name="Standard"><text:soft-page-break/>6. (to begin) </text:p>
      <text:p text:style-name="Standard">a. <text:a xlink:type="simple" xlink:href="http://www.spanishdict.com/translate/to%20start" text:style-name="Internet_20_link" text:visited-style-name="Visited_20_Internet_20_Link">to start</text:a> </text:p>
      <text:p text:style-name="Standard">Entro a mi clase de yoga a las 6 am.<text:span text:style-name="Emphasis">I start my yoga class at 6 am.</text:span></text:p>
      <text:p text:style-name="Standard">Entré en este sector hace algunos años.<text:span text:style-name="Emphasis">I started in this sector some years ago.</text:span></text:p>
      <text:p text:style-name="Standard">7. (to begin to feel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Me está entrando sueño; me voy a echar una siesta.<text:span text:style-name="Emphasis">I'm getting drowsy; I am going to take a nap.</text:span></text:p>
      <text:p text:style-name="Standard">b. <text:a xlink:type="simple" xlink:href="http://www.spanishdict.com/translate/to%20feel" text:style-name="Internet_20_link" text:visited-style-name="Visited_20_Internet_20_Link">to feel</text:a> </text:p>
      <text:p text:style-name="Standard">Me ha entrado una sed insaciable.<text:span text:style-name="Emphasis">I suddenly feel an unquenchable thirst.</text:span></text:p>
      <text:p text:style-name="Standard">8. (to comprehend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¿No te entra que ya no te quiero?<text:span text:style-name="Emphasis">Don't you get that I don't love you anymore?</text:span></text:p>
      <text:p text:style-name="Standard">b. <text:a xlink:type="simple" xlink:href="http://www.spanishdict.com/translate/to%20understand" text:style-name="Internet_20_link" text:visited-style-name="Visited_20_Internet_20_Link">to understand</text:a> </text:p>
      <text:p text:style-name="Standard">A mi hijo le entró rápido el alfabeto.<text:span text:style-name="Emphasis">My son understood the alphabet quickly.</text:span></text:p>
      <text:p text:style-name="Standard">9. (to gain access to) </text:p>
      <text:p text:style-name="Standard">a. <text:a xlink:type="simple" xlink:href="http://www.spanishdict.com/translate/to%20access" text:style-name="Internet_20_link" text:visited-style-name="Visited_20_Internet_20_Link">to access</text:a> </text:p>
      <text:p text:style-name="Standard">Tienes que introducir tu contraseña para entrar en este foro.<text:span text:style-name="Emphasis">You have to enter your password to access this forum.</text:span></text:p>
      <text:p text:style-name="Standard">10. (to begin to play) </text:p>
      <text:p text:style-name="Standard">a. <text:a xlink:type="simple" xlink:href="http://www.spanishdict.com/translate/to%20come%20in" text:style-name="Internet_20_link" text:visited-style-name="Visited_20_Internet_20_Link">to come in</text:a> </text:p>
      <text:p text:style-name="Standard">El piano entra después de la guitarra.<text:span text:style-name="Emphasis">The piano comes in after the guitar.</text:span></text:p>
      <text:p text:style-name="Standard">11. (to participate) </text:p>
      <text:p text:style-name="Standard">a. <text:a xlink:type="simple" xlink:href="http://www.spanishdict.com/translate/to%20get%20into" text:style-name="Internet_20_link" text:visited-style-name="Visited_20_Internet_20_Link">to get into</text:a> </text:p>
      <text:p text:style-name="Standard">Esta discusión se acaba aquí; no voy a entrar en ataques personales.<text:span text:style-name="Emphasis">This discussion ends now; I'm not going to get into any personal attacks.</text:span></text:p>
      <text:p text:style-name="Standard">b. <text:a xlink:type="simple" xlink:href="http://www.spanishdict.com/translate/to%20join%20in" text:style-name="Internet_20_link" text:visited-style-name="Visited_20_Internet_20_Link">to join in</text:a> </text:p>
      <text:p text:style-name="Standard">Entró en la conversación sin que lo invitaran.<text:span text:style-name="Emphasis">He joined in the conversation without being asked.</text:span></text:p>
      <text:p text:style-name="Standard">12. (automobile) </text:p>
      <text:p text:style-name="Standard">a. <text:a xlink:type="simple" xlink:href="http://www.spanishdict.com/translate/to%20go%20into" text:style-name="Internet_20_link" text:visited-style-name="Visited_20_Internet_20_Link">to go into</text:a> </text:p>
      <text:p text:style-name="Standard">El carro ya no entra en tercera; hay que llevarlo al mecánico.<text:span text:style-name="Emphasis">The car doesn’t go into third anymore; we need to take it to the mechanic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3. (to attack) </text:p>
      <text:p text:style-name="Standard">a. <text:a xlink:type="simple" xlink:href="http://www.spanishdict.com/translate/to%20tackle" text:style-name="Internet_20_link" text:visited-style-name="Visited_20_Internet_20_Link">to tackle</text:a> </text:p>
      <text:p text:style-name="Standard">Esquivó a varios jugadores y le entró a su oponente.<text:span text:style-name="Emphasis">He dodged some players and tackled his opponent.</text:span></text:p>
      <text:p text:style-name="Standard">14. (to put inside) </text:p>
      <text:p text:style-name="Standard">a. <text:a xlink:type="simple" xlink:href="http://www.spanishdict.com/translate/to%20bring%20in" text:style-name="Internet_20_link" text:visited-style-name="Visited_20_Internet_20_Link">to bring in</text:a> </text:p>
      <text:p text:style-name="Standard">Dejé las bolsas de la compra en el coche. ¿Podrías entrarlas?<text:span text:style-name="Emphasis">I left the shopping bags in the car. Can you please bring them in?</text:span></text:p>
      <text:p text:style-name="Standard">b. <text:a xlink:type="simple" xlink:href="http://www.spanishdict.com/translate/to%20take%20in" text:style-name="Internet_20_link" text:visited-style-name="Visited_20_Internet_20_Link">to take in</text:a> </text:p>
      <text:p text:style-name="Standard">Ese perro está sucio; no lo entres hasta que lo hayas lavado.<text:span text:style-name="Emphasis">That dog is dirty; don't take him in until you have washed him.</text:span></text:p>
      <text:p text:style-name="Standard">15. (to approach) </text:p>
      <text:p text:style-name="Standard">a. <text:a xlink:type="simple" xlink:href="http://www.spanishdict.com/translate/to%20deal%20with" text:style-name="Internet_20_link" text:visited-style-name="Visited_20_Internet_20_Link">to deal with</text:a> </text:p>
      <text:p text:style-name="Standard">Para salir con mi prima, primero tienes que saber cómo entrarle a su padre.<text:span text:style-name="Emphasis">To go out with my cousin, first you have to know how to deal with her father.</text:span></text:p>
      <text:p text:style-name="Standard">adquir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et) </text:p>
      <text:p text:style-name="Standard">a. <text:a xlink:type="simple" xlink:href="http://www.spanishdict.com/translate/to%20acquire" text:style-name="Internet_20_link" text:visited-style-name="Visited_20_Internet_20_Link">to acquire</text:a> </text:p>
      <text:p text:style-name="Standard"><text:soft-page-break/>He adquirido grandes conocimientos sobre este tema.<text:span text:style-name="Emphasis">I have acquired great knowledge on this subject.</text:span></text:p>
      <text:p text:style-name="Standard">b. <text:a xlink:type="simple" xlink:href="http://www.spanishdict.com/translate/to%20gain" text:style-name="Internet_20_link" text:visited-style-name="Visited_20_Internet_20_Link">to gain</text:a> </text:p>
      <text:p text:style-name="Standard">La experiencia que adquirí trabajando allí no tiene precio.<text:span text:style-name="Emphasis">The experience I gained working there is invaluable.</text:span></text:p>
      <text:p text:style-name="Standard">c. <text:a xlink:type="simple" xlink:href="http://www.spanishdict.com/translate/to%20achieve" text:style-name="Internet_20_link" text:visited-style-name="Visited_20_Internet_20_Link">to achieve</text:a> </text:p>
      <text:p text:style-name="Standard">Tomás debió superar muchos obstáculos antes de adquirir fama como cantante.<text:span text:style-name="Emphasis">Tomas had to overcome many obstacles before he achieved fame as a singer.</text:span></text:p>
      <text:p text:style-name="Standard">2. (to buy) </text:p>
      <text:p text:style-name="Standard">a. <text:a xlink:type="simple" xlink:href="http://www.spanishdict.com/translate/to%20purchase" text:style-name="Internet_20_link" text:visited-style-name="Visited_20_Internet_20_Link">to purchase</text:a> </text:p>
      <text:p text:style-name="Standard">La corporación adquirió 182 empresas y compró participaciones en otras 64.<text:span text:style-name="Emphasis">The corporation has purchased 182 companies, and has bought stakes in 64.</text:span></text:p>
      <text:p text:style-name="Standard">b. <text:a xlink:type="simple" xlink:href="http://www.spanishdict.com/translate/to%20acquire" text:style-name="Internet_20_link" text:visited-style-name="Visited_20_Internet_20_Link">to acquire</text:a> </text:p>
      <text:p text:style-name="Standard">Mis abuelos adquirieron esta propiedad hace 40 años.<text:span text:style-name="Emphasis">My grandparents acquired this property 40 years ago.</text:span></text:p>
      <text:p text:style-name="Standard">3. (to adopt) </text:p>
      <text:p text:style-name="Standard">a. <text:a xlink:type="simple" xlink:href="http://www.spanishdict.com/translate/to%20acquire" text:style-name="Internet_20_link" text:visited-style-name="Visited_20_Internet_20_Link">to acquire</text:a> </text:p>
      <text:p text:style-name="Standard">He adquirido el hábito de la lectura para ayudar a reducir el estrés.<text:span text:style-name="Emphasis">I've acquired the habit of reading to help reduce stress.</text:span></text:p>
      <text:p text:style-name="Standard">b. <text:a xlink:type="simple" xlink:href="http://www.spanishdict.com/translate/to%20obtain" text:style-name="Internet_20_link" text:visited-style-name="Visited_20_Internet_20_Link">to obtain</text:a> </text:p>
      <text:p text:style-name="Standard">¿En qué país adquiere un niño nacido allí la ciudadanía al momento de nacer?<text:span text:style-name="Emphasis">In which country does a child born there obtain citizenship at birth?</text:span></text:p>
      <text:p text:style-name="Standard">c. <text:a xlink:type="simple" xlink:href="http://www.spanishdict.com/translate/to%20take%20on" text:style-name="Internet_20_link" text:visited-style-name="Visited_20_Internet_20_Link">to take on</text:a> </text:p>
      <text:p text:style-name="Standard">La fruta adquirió una textura extraña.<text:span text:style-name="Emphasis">The fruit took on a weird texture.</text:span></text:p>
      <text:p text:style-name="Standard">cubr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ay over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Cubre la mesa con este mantel.<text:span text:style-name="Emphasis">Cover the table with this tablecloth.</text:span></text:p>
      <text:p text:style-name="Standard">b. <text:a xlink:type="simple" xlink:href="http://www.spanishdict.com/translate/to%20cover%20up" text:style-name="Internet_20_link" text:visited-style-name="Visited_20_Internet_20_Link">to cover up</text:a> </text:p>
      <text:p text:style-name="Standard">Trató de cubrir su tristeza con una sonrisa.<text:span text:style-name="Emphasis">He tried to cover up his sadness with a smile.</text:span></text:p>
      <text:p text:style-name="Standard">c. <text:a xlink:type="simple" xlink:href="http://www.spanishdict.com/translate/to%20conceal" text:style-name="Internet_20_link" text:visited-style-name="Visited_20_Internet_20_Link">to conceal</text:a> </text:p>
      <text:p text:style-name="Standard">Intentó cubrir el moratón con maquillaje, pero todos se dieron cuenta.<text:span text:style-name="Emphasis">She tried to conceal the bruise with makeup, but everybody noticed.</text:span></text:p>
      <text:p text:style-name="Standard">2. (to occupy) </text:p>
      <text:p text:style-name="Standard">a. <text:a xlink:type="simple" xlink:href="http://www.spanishdict.com/translate/to%20fill" text:style-name="Internet_20_link" text:visited-style-name="Visited_20_Internet_20_Link">to fill</text:a> </text:p>
      <text:p text:style-name="Standard">Cancelaron mi entrevista porque ya habían cubierto el puesto.<text:span text:style-name="Emphasis">They canceled my interview because they already had filled the position.</text:span></text:p>
      <text:p text:style-name="Standard">3. (sports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El entrenador le ordenó a los defensas que cubrieran a los jugadores sin cubrir.<text:span text:style-name="Emphasis">The coach instructed the defense to cover the open players.</text:span></text:p>
      <text:p text:style-name="Standard">4. (to protect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Cúbreme mientras corro a recoger la munición caída.<text:span text:style-name="Emphasis">Cover me while I run to pick up the fallen ammo.</text:span></text:p>
      <text:p text:style-name="Standard">5. (to pay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Mis ahorros deben cubrir cualquier gasto imprevisto.<text:span text:style-name="Emphasis">My savings should cover any emergency expenses.</text:span></text:p>
      <text:p text:style-name="Standard">6. (to travel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<text:soft-page-break/>Cubrimos cinco millas a pie en dos horas.<text:span text:style-name="Emphasis">We covered five miles on foot in two hours.</text:span></text:p>
      <text:p text:style-name="Standard">7. (to satisfy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Un vaso de leche al día no cubre tus necesidades diarias de calcio.<text:span text:style-name="Emphasis">One glass of milk a day does not meet your daily calcium needs.</text:span></text:p>
      <text:p text:style-name="Standard">b. <text:a xlink:type="simple" xlink:href="http://www.spanishdict.com/translate/to%20cover" text:style-name="Internet_20_link" text:visited-style-name="Visited_20_Internet_20_Link">to cover</text:a> </text:p>
      <text:p text:style-name="Standard">Con el dinero que heredó de su tío, pudo cubrir su hipoteca.<text:span text:style-name="Emphasis">With the money inherited from his uncle, he could cover his mortgage.</text:span></text:p>
      <text:p text:style-name="Standard">8. (journalism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La red de noticias envió a un reportero para cubrir el evento.<text:span text:style-name="Emphasis">The news network sent a reporter to cover the event.</text:span></text:p>
      <text:p text:style-name="Standard">9. (animal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Pagan $100 para perros de raza a cubrir sus perras mientas están en celo.<text:span text:style-name="Emphasis">They are paying $100 for purebreds to cover their dogs while they're in heat.</text:span></text:p>
      <text:p text:style-name="Standard">cubri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0. (to wrap up oneself) </text:p>
      <text:p text:style-name="Standard">a. <text:a xlink:type="simple" xlink:href="http://www.spanishdict.com/translate/to%20cover%20oneself" text:style-name="Internet_20_link" text:visited-style-name="Visited_20_Internet_20_Link">to cover oneself</text:a> </text:p>
      <text:p text:style-name="Standard">Cúbrete que estás tiritando.<text:span text:style-name="Emphasis">Cover yourself. You are shivering.</text:span></text:p>
      <text:p text:style-name="Standard">b. <text:a xlink:type="simple" xlink:href="http://www.spanishdict.com/translate/to%20put%20on%20one%27s%20hat" text:style-name="Internet_20_link" text:visited-style-name="Visited_20_Internet_20_Link">to put on one's hat</text:a> </text:p>
      <text:p text:style-name="Standard">Para evitar los golpes de calor, cúbrete cuando salgas.<text:span text:style-name="Emphasis">To avoid heat stroke, put on your hat when you go outside.</text:span></text:p>
      <text:p text:style-name="Standard">11. (to protect oneself) </text:p>
      <text:p text:style-name="Standard">a. <text:a xlink:type="simple" xlink:href="http://www.spanishdict.com/translate/to%20cover%20oneself" text:style-name="Internet_20_link" text:visited-style-name="Visited_20_Internet_20_Link">to cover oneself</text:a> </text:p>
      <text:p text:style-name="Standard">Solo está tratando de cubrirse contra cualquier acusación.<text:span text:style-name="Emphasis">He is just trying to cover himself against any accusation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2. (to fill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Por la mañana, el bosque se había cubierto de nieve.<text:span text:style-name="Emphasis">In the morning, the forest was covered in snow.</text:span></text:p>
      <text:p text:style-name="Standard">13. (weather) </text:p>
      <text:p text:style-name="Standard">a. <text:a xlink:type="simple" xlink:href="http://www.spanishdict.com/translate/to%20become%20overcast" text:style-name="Internet_20_link" text:visited-style-name="Visited_20_Internet_20_Link">to become overcast</text:a> </text:p>
      <text:p text:style-name="Standard">De repente, el cielo se cubrió y empezó a llover.<text:span text:style-name="Emphasis">Suddenly, the sky became overcast and it started raining.</text:span></text:p>
      <text:p text:style-name="Standard">cab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have enough room) </text:p>
      <text:p text:style-name="Standard">a. <text:a xlink:type="simple" xlink:href="http://www.spanishdict.com/translate/to%20fit" text:style-name="Internet_20_link" text:visited-style-name="Visited_20_Internet_20_Link">to fit</text:a> </text:p>
      <text:p text:style-name="Standard">En nuestro comedor cabe hasta un centenar de personas.<text:span text:style-name="Emphasis">Our dining area can fit as much as a hundred people. </text:span></text:p>
      <text:p text:style-name="Standard">2. (to pass through) </text:p>
      <text:p text:style-name="Standard">a. <text:a xlink:type="simple" xlink:href="http://www.spanishdict.com/translate/to%20fit" text:style-name="Internet_20_link" text:visited-style-name="Visited_20_Internet_20_Link">to fit</text:a> </text:p>
      <text:p text:style-name="Standard">Esos lazos no caben por la aguja.<text:span text:style-name="Emphasis">Those ribbons cannot fit through a needle.</text:span></text:p>
      <text:p text:style-name="Standard">b. <text:a xlink:type="simple" xlink:href="http://www.spanishdict.com/translate/to%20go" text:style-name="Internet_20_link" text:visited-style-name="Visited_20_Internet_20_Link">to go</text:a> (colloquial) </text:p>
      <text:p text:style-name="Standard">El sofá no cabe por la puerta. <text:span text:style-name="Emphasis">The sofa will not go through the door. </text:span></text:p>
      <text:p text:style-name="Standard">3. (to be conceivable) </text:p>
      <text:p text:style-name="Standard">a. <text:a xlink:type="simple" xlink:href="http://www.spanishdict.com/translate/to%20be%20possible" text:style-name="Internet_20_link" text:visited-style-name="Visited_20_Internet_20_Link">to be possible</text:a> </text:p>
      <text:p text:style-name="Standard">Esa es la única solución que cabe.<text:span text:style-name="Emphasis">That is the only possible solution.</text:span></text:p>
      <text:p text:style-name="Standard">4. (figurative) </text:p>
      <text:p text:style-name="Standard">a. <text:a xlink:type="simple" xlink:href="http://www.spanishdict.com/translate/to%20be%20room%20for" text:style-name="Internet_20_link" text:visited-style-name="Visited_20_Internet_20_Link">to be room for</text:a> </text:p>
      <text:p text:style-name="Standard"><text:soft-page-break/>En esta guerra, no caben consideraciones.<text:span text:style-name="Emphasis">In this war, there is no room for consideration.</text:span></text:p>
      <text:p text:style-name="Standard">at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are for) </text:p>
      <text:p text:style-name="Standard">a. <text:a xlink:type="simple" xlink:href="http://www.spanishdict.com/translate/to%20look%20after" text:style-name="Internet_20_link" text:visited-style-name="Visited_20_Internet_20_Link">to look after</text:a> </text:p>
      <text:p text:style-name="Standard">Atenderé tus gatos en tu ausencia.<text:span text:style-name="Emphasis">I will look after your cats while you're away.</text:span></text:p>
      <text:p text:style-name="Standard">b. <text:a xlink:type="simple" xlink:href="http://www.spanishdict.com/translate/to%20deal%20with" text:style-name="Internet_20_link" text:visited-style-name="Visited_20_Internet_20_Link">to deal with</text:a> </text:p>
      <text:p text:style-name="Standard">Tengo que atender todos los problemas que surgen en las reuniones.<text:span text:style-name="Emphasis">I have to deal with all the problems that arise in meetings.</text:span></text:p>
      <text:p text:style-name="Standard">c. <text:a xlink:type="simple" xlink:href="http://www.spanishdict.com/translate/to%20take%20care%20of" text:style-name="Internet_20_link" text:visited-style-name="Visited_20_Internet_20_Link">to take care of</text:a> </text:p>
      <text:p text:style-name="Standard">Las enfermeras atenderán bien al paciente mientras esté ingresado.<text:span text:style-name="Emphasis">The nurses will take good care of the patient while he's in the hospital.</text:span></text:p>
      <text:p text:style-name="Standard">2. (to provide a service) </text:p>
      <text:p text:style-name="Standard">a. <text:a xlink:type="simple" xlink:href="http://www.spanishdict.com/translate/to%20attend%20to" text:style-name="Internet_20_link" text:visited-style-name="Visited_20_Internet_20_Link">to attend to</text:a> </text:p>
      <text:p text:style-name="Standard">El jefe atenderá al cliente personalmente.<text:span text:style-name="Emphasis">The boss will attend to the customer personally.</text:span></text:p>
      <text:p text:style-name="Standard">b. <text:a xlink:type="simple" xlink:href="http://www.spanishdict.com/translate/to%20see" text:style-name="Internet_20_link" text:visited-style-name="Visited_20_Internet_20_Link">to see</text:a> </text:p>
      <text:p text:style-name="Standard">El dentista lo atenderá en cinco minutos.<text:span text:style-name="Emphasis">The dentist will see you in five minutes.</text:span></text:p>
      <text:p text:style-name="Standard">c. <text:a xlink:type="simple" xlink:href="http://www.spanishdict.com/translate/to%20serve" text:style-name="Internet_20_link" text:visited-style-name="Visited_20_Internet_20_Link">to serve</text:a> </text:p>
      <text:p text:style-name="Standard">En calidad de vendedor, ¿cómo puedo atender mejor a un cliente?<text:span text:style-name="Emphasis">As a salesperson, how can I better serve a customer?</text:span></text:p>
      <text:p text:style-name="Standard">3. (to fulfill) </text:p>
      <text:p text:style-name="Standard">a. <text:a xlink:type="simple" xlink:href="http://www.spanishdict.com/translate/to%20respond%20to" text:style-name="Internet_20_link" text:visited-style-name="Visited_20_Internet_20_Link">to respond to</text:a> </text:p>
      <text:p text:style-name="Standard">El objetivo del personal de Atención al cliente es atender las peticiones de los clientes.<text:span text:style-name="Emphasis">The purpose of Customer Service staff is to respond to the requests of customers.</text:span></text:p>
      <text:p text:style-name="Standard">b. <text:a xlink:type="simple" xlink:href="http://www.spanishdict.com/translate/to%20meet" text:style-name="Internet_20_link" text:visited-style-name="Visited_20_Internet_20_Link">to meet</text:a> </text:p>
      <text:p text:style-name="Standard">El sistema de comunicaciones se mejoró para atender las demandas de los ciudadanos y brindar mejor servicio.<text:span text:style-name="Emphasis">The communications system was improved to meet the demands of the citizens and to provide better service.</text:span></text:p>
      <text:p text:style-name="Standard">4. (telecommunications) </text:p>
      <text:p text:style-name="Standard">a. <text:a xlink:type="simple" xlink:href="http://www.spanishdict.com/translate/to%20answer" text:style-name="Internet_20_link" text:visited-style-name="Visited_20_Internet_20_Link">to answer</text:a> </text:p>
      <text:p text:style-name="Standard">La tienda ya está cerrada; nadie va a atender tus llamadas.<text:span text:style-name="Emphasis">The store is already closed; nobody is going to answer your calls.</text:span></text:p>
      <text:p text:style-name="Standard">5. (commerce) </text:p>
      <text:p text:style-name="Standard">a. <text:a xlink:type="simple" xlink:href="http://www.spanishdict.com/translate/to%20run" text:style-name="Internet_20_link" text:visited-style-name="Visited_20_Internet_20_Link">to run</text:a> </text:p>
      <text:p text:style-name="Standard">Los dueños de este café lo atienden personalmente.<text:span text:style-name="Emphasis">The owners of this café run it themselve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to be attentive) </text:p>
      <text:p text:style-name="Standard">a. <text:a xlink:type="simple" xlink:href="http://www.spanishdict.com/translate/to%20pay%20attention" text:style-name="Internet_20_link" text:visited-style-name="Visited_20_Internet_20_Link">to pay attention</text:a> </text:p>
      <text:p text:style-name="Standard">Si no sabes, tienes que atender.<text:span text:style-name="Emphasis">If you don't know, you need to pay attention.</text:span></text:p>
      <text:p text:style-name="Standard">7. (to be called; used with "por") </text:p>
      <text:p text:style-name="Standard">a. <text:a xlink:type="simple" xlink:href="http://www.spanishdict.com/translate/to%20answer%20to" text:style-name="Internet_20_link" text:visited-style-name="Visited_20_Internet_20_Link">to answer to</text:a> </text:p>
      <text:p text:style-name="Standard">Aunque en el collar de mi perro dice "Socks", solo atiende por el nombre de Luke.<text:span text:style-name="Emphasis">Although the name on my dog's collar is "Socks," he only answers to the name of Luke.</text:span></text:p>
      <text:p text:style-name="Standard">8. (to comply; often used with "a"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Como madre, tengo responsabilidades que atender.<text:span text:style-name="Emphasis">As a mother, I have responsibilities to meet.</text:span></text:p>
      <text:p text:style-name="Standard">b. <text:a xlink:type="simple" xlink:href="http://www.spanishdict.com/translate/to%20take%20care%20of" text:style-name="Internet_20_link" text:visited-style-name="Visited_20_Internet_20_Link">to take care of</text:a> </text:p>
      <text:p text:style-name="Standard">Tengo que atender a cada detalle si quiero que mi boda sea perfecta.<text:span text:style-name="Emphasis">I have to take care of every detail if I want my wedding to be perfect.</text:span></text:p>
      <text:p text:style-name="Standard">9. (to consider; used with "a") </text:p>
      <text:p text:style-name="Standard">a. <text:a xlink:type="simple" xlink:href="http://www.spanishdict.com/translate/to%20take%20into%20account" text:style-name="Internet_20_link" text:visited-style-name="Visited_20_Internet_20_Link">to take into account</text:a> </text:p>
      <text:p text:style-name="Standard"><text:soft-page-break/>Atendiendo a sus necesidades, puedo ofrecerle este servicio.<text:span text:style-name="Emphasis">Taking into account your demands, I can offer you this service.</text:span></text:p>
      <text:p text:style-name="Standard">b. <text:a xlink:type="simple" xlink:href="http://www.spanishdict.com/translate/to%20bear%20in%20mind" text:style-name="Internet_20_link" text:visited-style-name="Visited_20_Internet_20_Link">to bear in mind</text:a> </text:p>
      <text:p text:style-name="Standard">Hemos planeado este viaje atendiendo a sus limitaciones.<text:span text:style-name="Emphasis">We have planned this trip bearing in mind his limitations.</text:span></text:p>
      <text:p text:style-name="Standard">10. (to provide a service) </text:p>
      <text:p text:style-name="Standard">a. <text:a xlink:type="simple" xlink:href="http://www.spanishdict.com/translate/to%20be%20available" text:style-name="Internet_20_link" text:visited-style-name="Visited_20_Internet_20_Link">to be available</text:a> </text:p>
      <text:p text:style-name="Standard">El psicólogo solo atiende de lunes a jueves.<text:span text:style-name="Emphasis">The psychologist is only available Monday to Thursday.</text:span></text:p>
      <text:p text:style-name="Standard">b. <text:a xlink:type="simple" xlink:href="http://www.spanishdict.com/translate/to%20serve" text:style-name="Internet_20_link" text:visited-style-name="Visited_20_Internet_20_Link">to serve</text:a> </text:p>
      <text:p text:style-name="Standard">Había cinco camareros atendiendo en el restaurante.<text:span text:style-name="Emphasis">There were five waiters serving in the restaurant.</text:span></text:p>
      <text:p text:style-name="Standard">consegu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obtain or to receive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Consiguió su licencia de conducir en junio.<text:span text:style-name="Emphasis">He got his driver's license in June.</text:span></text:p>
      <text:p text:style-name="Standard">Si quieres una entrada, ya sabes dónde conseguirla.<text:span text:style-name="Emphasis">If you want a ticket, you know where to get it.</text:span></text:p>
      <text:p text:style-name="Standard">2. (to realize an objective) </text:p>
      <text:p text:style-name="Standard">a. <text:a xlink:type="simple" xlink:href="http://www.spanishdict.com/translate/to%20obtain" text:style-name="Internet_20_link" text:visited-style-name="Visited_20_Internet_20_Link">to obtain</text:a> </text:p>
      <text:p text:style-name="Standard">Consiguió la residencia y se puede quedar en el país.<text:span text:style-name="Emphasis">He obtained residency and can stay in the country.</text:span></text:p>
      <text:p text:style-name="Standard">b. <text:a xlink:type="simple" xlink:href="http://www.spanishdict.com/translate/to%20achieve" text:style-name="Internet_20_link" text:visited-style-name="Visited_20_Internet_20_Link">to achieve</text:a> </text:p>
      <text:p text:style-name="Standard">Ese hombre consiguió todas sus metas profesionales.<text:span text:style-name="Emphasis">That man achieved all his career goals.</text:span></text:p>
      <text:p text:style-name="Standard">aconsej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uggest) </text:p>
      <text:p text:style-name="Standard">a. <text:a xlink:type="simple" xlink:href="http://www.spanishdict.com/translate/to%20advise" text:style-name="Internet_20_link" text:visited-style-name="Visited_20_Internet_20_Link">to advise</text:a> </text:p>
      <text:p text:style-name="Standard">Las autoridades aconsejan permanecer adentro durante la tormenta.<text:span text:style-name="Emphasis">The authorities advise everyone to stay inside during the storm.</text:span></text:p>
      <text:p text:style-name="Standard">b. <text:a xlink:type="simple" xlink:href="http://www.spanishdict.com/translate/to%20recommend" text:style-name="Internet_20_link" text:visited-style-name="Visited_20_Internet_20_Link">to recommend</text:a> </text:p>
      <text:p text:style-name="Standard">El médico le aconsejó reposo para curar su lesión de rodilla.<text:span text:style-name="Emphasis">The doctor recommended rest to help his knee recover.</text:span></text:p>
      <text:p text:style-name="Standard">2. (to give advice to a person) </text:p>
      <text:p text:style-name="Standard">a. <text:a xlink:type="simple" xlink:href="http://www.spanishdict.com/translate/to%20advise" text:style-name="Internet_20_link" text:visited-style-name="Visited_20_Internet_20_Link">to advise</text:a> </text:p>
      <text:p text:style-name="Standard">No sé qué hacer. ¿Me puedes aconsejar?<text:span text:style-name="Emphasis">I don't know what to do. Can you advise me?</text:span></text:p>
      <text:p text:style-name="Standard">3. (to make necessary) </text:p>
      <text:p text:style-name="Standard">a. <text:a xlink:type="simple" xlink:href="http://www.spanishdict.com/translate/to%20make%20advisable" text:style-name="Internet_20_link" text:visited-style-name="Visited_20_Internet_20_Link">to make advisable</text:a> </text:p>
      <text:p text:style-name="Standard">La gran afluencia de turistas aconseja restringir la entrada al parque.<text:span text:style-name="Emphasis">The huge tourist influx makes limiting access to the park advisable.</text:span></text:p>
      <text:p text:style-name="Standard">aconsej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get advice; used with "con") </text:p>
      <text:p text:style-name="Standard">a. <text:a xlink:type="simple" xlink:href="http://www.spanishdict.com/translate/to%20seek%20advice%20from" text:style-name="Internet_20_link" text:visited-style-name="Visited_20_Internet_20_Link">to seek advice from</text:a> </text:p>
      <text:p text:style-name="Standard">Deberías aconsejarte con un abogado.<text:span text:style-name="Emphasis">You should seek advice from a lawyer.</text:span></text:p>
      <text:p text:style-name="Standard">conoc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a person) </text:p>
      <text:p text:style-name="Standard">a. <text:a xlink:type="simple" xlink:href="http://www.spanishdict.com/translate/to%20know" text:style-name="Internet_20_link" text:visited-style-name="Visited_20_Internet_20_Link">to know</text:a> </text:p>
      <text:p text:style-name="Standard">Conozco a tu amigo del colegio.<text:span text:style-name="Emphasis">I know your friend from school.</text:span></text:p>
      <text:p text:style-name="Standard">2. (to see for the first time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¿Has conocido a mi hermana?<text:span text:style-name="Emphasis">Have you met my sister?</text:span></text:p>
      <text:p text:style-name="Standard"><text:soft-page-break/>3. (to have knowledge of) </text:p>
      <text:p text:style-name="Standard">a. <text:a xlink:type="simple" xlink:href="http://www.spanishdict.com/translate/to%20know" text:style-name="Internet_20_link" text:visited-style-name="Visited_20_Internet_20_Link">to know</text:a> </text:p>
      <text:p text:style-name="Standard">Conozco una buena manera de pelar papas.<text:span text:style-name="Emphasis">I know an easy way to peel potatoes.</text:span></text:p>
      <text:p text:style-name="Standard">b. <text:a xlink:type="simple" xlink:href="http://www.spanishdict.com/translate/to%20be%20familiar%20with" text:style-name="Internet_20_link" text:visited-style-name="Visited_20_Internet_20_Link">to be familiar with</text:a> </text:p>
      <text:p text:style-name="Standard">He estado una vez en Cuzco, pero no lo conozco bien.<text:span text:style-name="Emphasis">I’ve been to Cuzco once, but I am not familiar with it.</text:span></text:p>
      <text:p text:style-name="Standard">4. (to find out about) </text:p>
      <text:p text:style-name="Standard">a. <text:a xlink:type="simple" xlink:href="http://www.spanishdict.com/translate/to%20get%20to%20know" text:style-name="Internet_20_link" text:visited-style-name="Visited_20_Internet_20_Link">to get to know</text:a> (a person or a place) </text:p>
      <text:p text:style-name="Standard">Conociéndolo mejor, veo que es buena persona.<text:span text:style-name="Emphasis">Getting to know him better I can see he's a good person.</text:span></text:p>
      <text:p text:style-name="Standard">Cuando llegamos a Madrid, salimos a caminar para conocer la ciudad.<text:span text:style-name="Emphasis">When we got to Madrid, we went out to walk around and get to know the city.</text:span></text:p>
      <text:p text:style-name="Standard">5. (to discover) </text:p>
      <text:p text:style-name="Standard">a. <text:a xlink:type="simple" xlink:href="http://www.spanishdict.com/translate/to%20visit" text:style-name="Internet_20_link" text:visited-style-name="Visited_20_Internet_20_Link">to visit</text:a> </text:p>
      <text:p text:style-name="Standard">Siempre me hablas de tu ciudad natal, pero ¿cuando la voy a conocer?<text:span text:style-name="Emphasis">You always talk to me about your home town, but when do I get to visit it?</text:span></text:p>
      <text:p text:style-name="Standard">b. <text:a xlink:type="simple" xlink:href="http://www.spanishdict.com/translate/to%20go%20to" text:style-name="Internet_20_link" text:visited-style-name="Visited_20_Internet_20_Link">to go to</text:a> </text:p>
      <text:p text:style-name="Standard">Quiero conocer el sudeste asiático este verano.<text:span text:style-name="Emphasis">I want to go to Southeast Asia this summer.</text:span></text:p>
      <text:p text:style-name="Standard">c. <text:a xlink:type="simple" xlink:href="http://www.spanishdict.com/translate/to%20see" text:style-name="Internet_20_link" text:visited-style-name="Visited_20_Internet_20_Link">to see</text:a> </text:p>
      <text:p text:style-name="Standard">Ellos conocieron toda Europa durante su luna de miel.<text:span text:style-name="Emphasis">They saw all of Europe during their honeymoon.</text:span></text:p>
      <text:p text:style-name="Standard">6. (to identify) </text:p>
      <text:p text:style-name="Standard">a. <text:a xlink:type="simple" xlink:href="http://www.spanishdict.com/translate/to%20recognize" text:style-name="Internet_20_link" text:visited-style-name="Visited_20_Internet_20_Link">to recognize</text:a> </text:p>
      <text:p text:style-name="Standard">¡No te conocía sin las gafas!<text:span text:style-name="Emphasis">I didn't recognize you without your glasses!</text:span></text:p>
      <text:p text:style-name="Standard">b. <text:a xlink:type="simple" xlink:href="http://www.spanishdict.com/translate/to%20know" text:style-name="Internet_20_link" text:visited-style-name="Visited_20_Internet_20_Link">to know</text:a> </text:p>
      <text:p text:style-name="Standard">Todos la conocen por su risa contagiosa.<text:span text:style-name="Emphasis">Everyone knows her by her contagious laugh.</text:span></text:p>
      <text:p text:style-name="Standard">7. (to experience) </text:p>
      <text:p text:style-name="Standard">a. <text:a xlink:type="simple" xlink:href="http://www.spanishdict.com/translate/to%20feel" text:style-name="Internet_20_link" text:visited-style-name="Visited_20_Internet_20_Link">to feel</text:a> </text:p>
      <text:p text:style-name="Standard">Estos guerreros no conocen el miedo.<text:span text:style-name="Emphasis">These warriors feel no fear.</text:span></text:p>
      <text:p text:style-name="Standard">b. <text:a xlink:type="simple" xlink:href="http://www.spanishdict.com/translate/to%20know" text:style-name="Internet_20_link" text:visited-style-name="Visited_20_Internet_20_Link">to know</text:a> </text:p>
      <text:p text:style-name="Standard">Conoce muy bien el daño que puede causar la guerra. <text:span text:style-name="Emphasis">He knows quite well the damage that war can cause. </text:span></text:p>
      <text:p text:style-name="Standard">8. (literary) (to have sexual relations with someone) </text:p>
      <text:p text:style-name="Standard">a. <text:a xlink:type="simple" xlink:href="http://www.spanishdict.com/translate/to%20know" text:style-name="Internet_20_link" text:visited-style-name="Visited_20_Internet_20_Link">to know</text:a> (old-fashioned) </text:p>
      <text:p text:style-name="Standard">Lázaro aún no había conocido hembra.<text:span text:style-name="Emphasis">Lazarus had yet to know a woman. </text:span></text:p>
      <text:p text:style-name="Standard">9. (to master) </text:p>
      <text:p text:style-name="Standard">a. <text:a xlink:type="simple" xlink:href="http://www.spanishdict.com/translate/to%20know" text:style-name="Internet_20_link" text:visited-style-name="Visited_20_Internet_20_Link">to know</text:a> </text:p>
      <text:p text:style-name="Standard">No te preocupes; ella conoce este tema como la palma de su mano.<text:span text:style-name="Emphasis">Don't worry, she knows this topic like the back of her hand.</text:span></text:p>
      <text:p text:style-name="Standard">b. <text:a xlink:type="simple" xlink:href="http://www.spanishdict.com/translate/to%20speak" text:style-name="Internet_20_link" text:visited-style-name="Visited_20_Internet_20_Link">to speak</text:a> (languages) </text:p>
      <text:p text:style-name="Standard">Ella conoce el francés y el alemán porque se crió en Suiza.<text:span text:style-name="Emphasis">She speaks French and German because she was raised in Switzerland.</text:span></text:p>
      <text:p text:style-name="Standard">10. (legal) </text:p>
      <text:p text:style-name="Standard">a. <text:a xlink:type="simple" xlink:href="http://www.spanishdict.com/translate/to%20try" text:style-name="Internet_20_link" text:visited-style-name="Visited_20_Internet_20_Link">to try</text:a> </text:p>
      <text:p text:style-name="Standard">El caso debe ser conocido por un gran jurado.<text:span text:style-name="Emphasis">The case must be tried by a grand jury.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11. (to appear) </text:p>
      <text:p text:style-name="Standard">a. <text:a xlink:type="simple" xlink:href="http://www.spanishdict.com/translate/to%20seem" text:style-name="Internet_20_link" text:visited-style-name="Visited_20_Internet_20_Link">to seem</text:a> </text:p>
      <text:p text:style-name="Standard">Se conoce que tienen problemas.<text:span text:style-name="Emphasis">It seems like they are having problem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2. (legal; usado con "de") </text:p>
      <text:p text:style-name="Standard">a. <text:a xlink:type="simple" xlink:href="http://www.spanishdict.com/translate/to%20try" text:style-name="Internet_20_link" text:visited-style-name="Visited_20_Internet_20_Link">to try</text:a> </text:p>
      <text:p text:style-name="Standard"><text:soft-page-break/>El juez que conoce del caso podría ser recusado por una de las partes.<text:span text:style-name="Emphasis">The judge who tried the case may be recused by either party.</text:span></text:p>
      <text:p text:style-name="Standard">13. (to have knowledge of; used with "de") </text:p>
      <text:p text:style-name="Standard">a. <text:a xlink:type="simple" xlink:href="http://www.spanishdict.com/translate/to%20know%20about" text:style-name="Internet_20_link" text:visited-style-name="Visited_20_Internet_20_Link">to know about</text:a> </text:p>
      <text:p text:style-name="Standard">Él conoce de esa industria porque su papá fue ingeniero.<text:span text:style-name="Emphasis">He knows about that industry because his dad was an engineer.</text:span></text:p>
      <text:p text:style-name="Standard">conoc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4. (to be self-aware) </text:p>
      <text:p text:style-name="Standard">a. <text:a xlink:type="simple" xlink:href="http://www.spanishdict.com/translate/to%20know%20oneself" text:style-name="Internet_20_link" text:visited-style-name="Visited_20_Internet_20_Link">to know oneself</text:a> </text:p>
      <text:p text:style-name="Standard">Me conozco mejor que nadie. <text:span text:style-name="Emphasis">I know myself better than anyone else.</text:span>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15. (to be acquainted with) </text:p>
      <text:p text:style-name="Standard">a. <text:a xlink:type="simple" xlink:href="http://www.spanishdict.com/translate/to%20know%20each%20other" text:style-name="Internet_20_link" text:visited-style-name="Visited_20_Internet_20_Link">to know each other</text:a> </text:p>
      <text:p text:style-name="Standard">Se conocen del colegio.<text:span text:style-name="Emphasis">They know each other from school.</text:span></text:p>
      <text:p text:style-name="Standard">16. (to see for the first time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Se conocieron en un curso de inglés.<text:span text:style-name="Emphasis">They met during an English class. </text:span></text:p>
      <text:p text:style-name="Standard">17. (to become familiar with one another) </text:p>
      <text:p text:style-name="Standard">a. <text:a xlink:type="simple" xlink:href="http://www.spanishdict.com/translate/to%20get%20to%20know%20each%20other" text:style-name="Internet_20_link" text:visited-style-name="Visited_20_Internet_20_Link">to get to know each other</text:a> </text:p>
      <text:p text:style-name="Standard">Es una pena que no nos llegamos a conocer mejor.<text:span text:style-name="Emphasis">It's a shame we didn't get to know each other better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8. (to be known) </text:p>
      <text:p text:style-name="Standard">a. <text:a xlink:type="simple" xlink:href="http://www.spanishdict.com/translate/to%20know" text:style-name="Internet_20_link" text:visited-style-name="Visited_20_Internet_20_Link">to know</text:a> </text:p>
      <text:p text:style-name="Standard">Se conoce todo el chisme del pueblo.<text:span text:style-name="Emphasis">He knows all of the town gossip.</text:span></text:p>
      <text:p text:style-name="Standard">recupe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claim) </text:p>
      <text:p text:style-name="Standard">a. <text:a xlink:type="simple" xlink:href="http://www.spanishdict.com/translate/to%20recover" text:style-name="Internet_20_link" text:visited-style-name="Visited_20_Internet_20_Link">to recover</text:a> </text:p>
      <text:p text:style-name="Standard">La policía recuperó las joyas robadas.<text:span text:style-name="Emphasis">The police recovered the stolen jewels.</text:span></text:p>
      <text:p text:style-name="Standard">b. <text:a xlink:type="simple" xlink:href="http://www.spanishdict.com/translate/to%20get%20back" text:style-name="Internet_20_link" text:visited-style-name="Visited_20_Internet_20_Link">to get back</text:a> </text:p>
      <text:p text:style-name="Standard">El partido cree que estas medidas le ayudarán a recuperar la credibilidad perdida.<text:span text:style-name="Emphasis">The party believes that these measures will help it get its lost credibility back.</text:span></text:p>
      <text:p text:style-name="Standard">c. <text:a xlink:type="simple" xlink:href="http://www.spanishdict.com/translate/to%20regain" text:style-name="Internet_20_link" text:visited-style-name="Visited_20_Internet_20_Link">to regain</text:a> </text:p>
      <text:p text:style-name="Standard">Descubre cómo recuperar el control de tu vida siguiendo cuatro pasos fáciles.<text:span text:style-name="Emphasis">Discover how to regain control of your life by following four easy steps.</text:span></text:p>
      <text:p text:style-name="Standard">2. (finance) </text:p>
      <text:p text:style-name="Standard">a. <text:a xlink:type="simple" xlink:href="http://www.spanishdict.com/translate/to%20recoup" text:style-name="Internet_20_link" text:visited-style-name="Visited_20_Internet_20_Link">to recoup</text:a> (investment, loss) </text:p>
      <text:p text:style-name="Standard">Las personas estafadas por el banco pudieron recuperar su inversión.<text:span text:style-name="Emphasis">The people cheated by the bank were able to recoup their investments.</text:span></text:p>
      <text:p text:style-name="Standard">3. (computing) </text:p>
      <text:p text:style-name="Standard">a. <text:a xlink:type="simple" xlink:href="http://www.spanishdict.com/translate/to%20retrieve" text:style-name="Internet_20_link" text:visited-style-name="Visited_20_Internet_20_Link">to retrieve</text:a> </text:p>
      <text:p text:style-name="Standard">Explicaré cómo recuperar los datos y los archivos del disco duro.<text:span text:style-name="Emphasis">I will explain how to retrieve your data and files from the hard disk.</text:span></text:p>
      <text:p text:style-name="Standard">b. <text:a xlink:type="simple" xlink:href="http://www.spanishdict.com/translate/to%20recover" text:style-name="Internet_20_link" text:visited-style-name="Visited_20_Internet_20_Link">to recover</text:a> </text:p>
      <text:p text:style-name="Standard">¿Es posible recuperar archivos borrados?<text:span text:style-name="Emphasis">Is it possible to recover erased files?</text:span></text:p>
      <text:p text:style-name="Standard">4. (to compensate for) </text:p>
      <text:p text:style-name="Standard">a. <text:a xlink:type="simple" xlink:href="http://www.spanishdict.com/translate/to%20make%20up%20for" text:style-name="Internet_20_link" text:visited-style-name="Visited_20_Internet_20_Link">to make up for</text:a> </text:p>
      <text:p text:style-name="Standard">Tengo que trabajar esta noche para recuperar horas perdidas.<text:span text:style-name="Emphasis">I need to work tonight to make up for lost time.</text:span></text:p>
      <text:p text:style-name="Standard">b. <text:a xlink:type="simple" xlink:href="http://www.spanishdict.com/translate/to%20make%20up" text:style-name="Internet_20_link" text:visited-style-name="Visited_20_Internet_20_Link">to make up</text:a> </text:p>
      <text:p text:style-name="Standard"><text:soft-page-break/>Maestra, ¿cómo puedo recuperar las clases que perdí?<text:span text:style-name="Emphasis">Teacher, how can I make up the classes I missed?</text:span></text:p>
      <text:p text:style-name="Standard">5. (to take again) </text:p>
      <text:p text:style-name="Standard">a. <text:a xlink:type="simple" xlink:href="http://www.spanishdict.com/translate/to%20retake" text:style-name="Internet_20_link" text:visited-style-name="Visited_20_Internet_20_Link">to retake</text:a> </text:p>
      <text:p text:style-name="Standard">Tengo que recuperar dos clases en septiembre.<text:span text:style-name="Emphasis">I have to retake two classes in September.</text:span></text:p>
      <text:p text:style-name="Standard">b. <text:a xlink:type="simple" xlink:href="http://www.spanishdict.com/translate/to%20make%20up" text:style-name="Internet_20_link" text:visited-style-name="Visited_20_Internet_20_Link">to make up</text:a> (United States) </text:p>
      <text:p text:style-name="Standard">Tienes que recuperar las asignaturas que reprobaste.<text:span text:style-name="Emphasis">You need to make up the subjects you failed.</text:span></text:p>
      <text:p text:style-name="Standard">c. <text:a xlink:type="simple" xlink:href="http://www.spanishdict.com/translate/to%20resit" text:style-name="Internet_20_link" text:visited-style-name="Visited_20_Internet_20_Link">to resit</text:a> (United Kingdom) </text:p>
      <text:p text:style-name="Standard">¿Cuándo tienes que recuperar Música 101?<text:span text:style-name="Emphasis">When do you have to resit Music 101?</text:span></text:p>
      <text:p text:style-name="Standard">recupe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come to one's senses) </text:p>
      <text:p text:style-name="Standard">a. <text:a xlink:type="simple" xlink:href="http://www.spanishdict.com/translate/to%20recover" text:style-name="Internet_20_link" text:visited-style-name="Visited_20_Internet_20_Link">to recover</text:a> </text:p>
      <text:p text:style-name="Standard">Cuando se recuperó, no recordaba nada.<text:span text:style-name="Emphasis">When she recovered, she couldn't remember anything.</text:span></text:p>
      <text:p text:style-name="Standard">7. (to get well) </text:p>
      <text:p text:style-name="Standard">a. <text:a xlink:type="simple" xlink:href="http://www.spanishdict.com/translate/to%20recover" text:style-name="Internet_20_link" text:visited-style-name="Visited_20_Internet_20_Link">to recover</text:a> </text:p>
      <text:p text:style-name="Standard">Ya se ha recuperado totalmente de su enfermedad.<text:span text:style-name="Emphasis">He has completely recovered from his illness now.</text:span></text:p>
      <text:p text:style-name="Standard">b. <text:a xlink:type="simple" xlink:href="http://www.spanishdict.com/translate/to%20get%20over" text:style-name="Internet_20_link" text:visited-style-name="Visited_20_Internet_20_Link">to get over</text:a> </text:p>
      <text:p text:style-name="Standard">Tardó más de una semana en recuperarse del resfriado.<text:span text:style-name="Emphasis">It took her more than a week to get over her cold.</text:span></text:p>
      <text:p text:style-name="Standard">c. <text:a xlink:type="simple" xlink:href="http://www.spanishdict.com/translate/to%20recuperate" text:style-name="Internet_20_link" text:visited-style-name="Visited_20_Internet_20_Link">to recuperate</text:a> (formal) </text:p>
      <text:p text:style-name="Standard">Si necesitas tiempo para recuperarte, está bien.<text:span text:style-name="Emphasis">If you need time to recuperate, that's fine.</text:span></text:p>
      <text:p text:style-name="Standard">8. (to return to a previous state) </text:p>
      <text:p text:style-name="Standard">a. <text:a xlink:type="simple" xlink:href="http://www.spanishdict.com/translate/to%20recover" text:style-name="Internet_20_link" text:visited-style-name="Visited_20_Internet_20_Link">to recover</text:a> </text:p>
      <text:p text:style-name="Standard">Los negocios afectados por el huracán ya se recuperaron.<text:span text:style-name="Emphasis">The businesses affected by the hurricane have recovered.</text:span></text:p>
      <text:p text:style-name="Standard">engañ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ie) </text:p>
      <text:p text:style-name="Standard">a. <text:a xlink:type="simple" xlink:href="http://www.spanishdict.com/translate/to%20deceive" text:style-name="Internet_20_link" text:visited-style-name="Visited_20_Internet_20_Link">to deceive</text:a> </text:p>
      <text:p text:style-name="Standard">Pudo engañar al público con su propaganda. <text:span text:style-name="Emphasis">He was able to deceive the public with his propaganda. </text:span></text:p>
      <text:p text:style-name="Standard">b. <text:a xlink:type="simple" xlink:href="http://www.spanishdict.com/translate/to%20trick" text:style-name="Internet_20_link" text:visited-style-name="Visited_20_Internet_20_Link">to trick</text:a> </text:p>
      <text:p text:style-name="Standard">Me dijiste que no sabías jugar, ¡me engañaste!<text:span text:style-name="Emphasis">You told me you didn't know how to play. You tricked me!</text:span></text:p>
      <text:p text:style-name="Standard">c. <text:a xlink:type="simple" xlink:href="http://www.spanishdict.com/translate/to%20fool" text:style-name="Internet_20_link" text:visited-style-name="Visited_20_Internet_20_Link">to fool</text:a> </text:p>
      <text:p text:style-name="Standard">No te dejes engañar con sus historias encantadoras. <text:span text:style-name="Emphasis">Don't let him fool you with his charming stories. </text:span></text:p>
      <text:p text:style-name="Standard">2. (to be unfaithful) </text:p>
      <text:p text:style-name="Standard">a. <text:a xlink:type="simple" xlink:href="http://www.spanishdict.com/translate/to%20cheat%20on" text:style-name="Internet_20_link" text:visited-style-name="Visited_20_Internet_20_Link">to cheat on</text:a> </text:p>
      <text:p text:style-name="Standard">Mi ex-novio me engañó con mi mejor amiga.<text:span text:style-name="Emphasis">My ex-boyfriend cheated on me with my best friend.</text:span></text:p>
      <text:p text:style-name="Standard">3. (to swindle) </text:p>
      <text:p text:style-name="Standard">a. <text:a xlink:type="simple" xlink:href="http://www.spanishdict.com/translate/to%20mislead" text:style-name="Internet_20_link" text:visited-style-name="Visited_20_Internet_20_Link">to mislead</text:a> </text:p>
      <text:p text:style-name="Standard">Él me engañó vendiéndome una casa que no tenía derecho de vender.<text:span text:style-name="Emphasis">He misled me into buying a home that he did not have the right to sell. </text:span></text:p>
      <text:p text:style-name="Standard">b. <text:a xlink:type="simple" xlink:href="http://www.spanishdict.com/translate/to%20trick" text:style-name="Internet_20_link" text:visited-style-name="Visited_20_Internet_20_Link">to trick</text:a> </text:p>
      <text:p text:style-name="Standard">Le dijo que estaba embarazada con el fin de engañarlo para casarse con ella.<text:span text:style-name="Emphasis">She told him she was pregnant in order to trick him into marrying her. </text:span></text:p>
      <text:p text:style-name="Standard">c. <text:a xlink:type="simple" xlink:href="http://www.spanishdict.com/translate/to%20cheat%20" text:style-name="Internet_20_link" text:visited-style-name="Visited_20_Internet_20_Link">to cheat </text:a> </text:p>
      <text:p text:style-name="Standard">El vendedor de autos usados me engañó.<text:span text:style-name="Emphasis">The used car salesman cheated me.</text:span></text:p>
      <text:p text:style-name="Standard">d. <text:a xlink:type="simple" xlink:href="http://www.spanishdict.com/translate/to%20swindle" text:style-name="Internet_20_link" text:visited-style-name="Visited_20_Internet_20_Link">to swindle</text:a> </text:p>
      <text:p text:style-name="Standard"><text:soft-page-break/>Un estafador despreciable les engañó miles en la subasta.<text:span text:style-name="Emphasis">A despicable con man swindled them out of thousands at the auction. </text:span></text:p>
      <text:p text:style-name="Standard">4. (to appease) </text:p>
      <text:p text:style-name="Standard">a. <text:a xlink:type="simple" xlink:href="http://www.spanishdict.com/translate/to%20curb" text:style-name="Internet_20_link" text:visited-style-name="Visited_20_Internet_20_Link">to curb</text:a> </text:p>
      <text:p text:style-name="Standard">Como quedaron tres horas para la comida, decidió engañar el hambre con una merienda. <text:span text:style-name="Emphasis">With three more hours till dinner, she decided to curb her hunger with a snack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general) </text:p>
      <text:p text:style-name="Standard">a. <text:a xlink:type="simple" xlink:href="http://www.spanishdict.com/translate/to%20be%20deceptive" text:style-name="Internet_20_link" text:visited-style-name="Visited_20_Internet_20_Link">to be deceptive</text:a> </text:p>
      <text:p text:style-name="Standard">El encanto engaña. <text:span text:style-name="Emphasis">Charm is deceptive. </text:span></text:p>
      <text:p text:style-name="Standard">engañ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6. (to delude oneself) </text:p>
      <text:p text:style-name="Standard">a. <text:a xlink:type="simple" xlink:href="http://www.spanishdict.com/translate/to%20fool%20oneself" text:style-name="Internet_20_link" text:visited-style-name="Visited_20_Internet_20_Link">to fool oneself</text:a> </text:p>
      <text:p text:style-name="Standard">Te estás engañando si crees que realmente te van a pagar tanto. <text:span text:style-name="Emphasis">You are fooling yourself if you think they are really going to pay you that much. </text:span></text:p>
      <text:p text:style-name="Standard">cre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have faith) </text:p>
      <text:p text:style-name="Standard">a. <text:a xlink:type="simple" xlink:href="http://www.spanishdict.com/translate/to%20believe" text:style-name="Internet_20_link" text:visited-style-name="Visited_20_Internet_20_Link">to believe</text:a> </text:p>
      <text:p text:style-name="Standard">Creo en un ser superior.<text:span text:style-name="Emphasis">I believe in a supreme being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suppose) </text:p>
      <text:p text:style-name="Standard">a. <text:a xlink:type="simple" xlink:href="http://www.spanishdict.com/translate/to%20think" text:style-name="Internet_20_link" text:visited-style-name="Visited_20_Internet_20_Link">to think</text:a> </text:p>
      <text:p text:style-name="Standard">Creo que podría estar enfermo.<text:span text:style-name="Emphasis">I think he might be sick.</text:span></text:p>
      <text:p text:style-name="Standard">cre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consider oneself) </text:p>
      <text:p text:style-name="Standard">a. <text:a xlink:type="simple" xlink:href="http://www.spanishdict.com/translate/to%20believe" text:style-name="Internet_20_link" text:visited-style-name="Visited_20_Internet_20_Link">to believe</text:a> </text:p>
      <text:p text:style-name="Standard">No me creo mejor que tú.<text:span text:style-name="Emphasis">I don't believe that I am better than you.</text:span></text:p>
      <text:p text:style-name="Standard">b. <text:a xlink:type="simple" xlink:href="http://www.spanishdict.com/translate/to%20think" text:style-name="Internet_20_link" text:visited-style-name="Visited_20_Internet_20_Link">to think</text:a> </text:p>
      <text:p text:style-name="Standard">¿Te crees tan guapo?<text:span text:style-name="Emphasis">Do you think you're so good-looking?</text:span></text:p>
      <text:p text:style-name="Standard">cer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hut) </text:p>
      <text:p text:style-name="Standard">a. <text:a xlink:type="simple" xlink:href="http://www.spanishdict.com/translate/to%20close" text:style-name="Internet_20_link" text:visited-style-name="Visited_20_Internet_20_Link">to close</text:a> </text:p>
      <text:p text:style-name="Standard">Cierra la puerta cuando necesites privacidad.<text:span text:style-name="Emphasis">Close the door whenever you need privacy.</text:span></text:p>
      <text:p text:style-name="Standard">2. (to cover) </text:p>
      <text:p text:style-name="Standard">a. <text:a xlink:type="simple" xlink:href="http://www.spanishdict.com/translate/to%20close" text:style-name="Internet_20_link" text:visited-style-name="Visited_20_Internet_20_Link">to close</text:a> </text:p>
      <text:p text:style-name="Standard">Cierra herméticamente el tarro.<text:span text:style-name="Emphasis">Close the jar tightly.</text:span></text:p>
      <text:p text:style-name="Standard">3. (to finalize) </text:p>
      <text:p text:style-name="Standard">a. <text:a xlink:type="simple" xlink:href="http://www.spanishdict.com/translate/to%20conclude" text:style-name="Internet_20_link" text:visited-style-name="Visited_20_Internet_20_Link">to conclude</text:a> </text:p>
      <text:p text:style-name="Standard">Cerraron el acuerdo de cooperación el 23 de marzo.<text:span text:style-name="Emphasis">The cooperation agreement was concluded on March 23rd.</text:span></text:p>
      <text:p text:style-name="Standard">4. (to extinguish) </text:p>
      <text:p text:style-name="Standard">a. <text:a xlink:type="simple" xlink:href="http://www.spanishdict.com/translate/to%20turn%20off" text:style-name="Internet_20_link" text:visited-style-name="Visited_20_Internet_20_Link">to turn off</text:a> </text:p>
      <text:p text:style-name="Standard">Puedes cerrar el gas en la válvula de cierre principal.<text:span text:style-name="Emphasis">​You can turn the gas off at the main shut-off valve.</text:span></text:p>
      <text:p text:style-name="Standard">5. (to extinguish) (Latin America) </text:p>
      <text:p text:style-name="Standard">a. <text:a xlink:type="simple" xlink:href="http://www.spanishdict.com/translate/to%20turn%20off" text:style-name="Internet_20_link" text:visited-style-name="Visited_20_Internet_20_Link">to turn off</text:a> (light) </text:p>
      <text:p text:style-name="Standard">Cierra la luz y vete a dormir.<text:span text:style-name="Emphasis">Turn off the light and go to sleep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<text:soft-page-break/>6. (to shut) </text:p>
      <text:p text:style-name="Standard">a. <text:a xlink:type="simple" xlink:href="http://www.spanishdict.com/translate/cerrar" text:style-name="Internet_20_link" text:visited-style-name="Visited_20_Internet_20_Link">cerrar</text:a> </text:p>
      <text:p text:style-name="Standard">¿Sabes a qué hora cierra la tienda?<text:span text:style-name="Emphasis">Do you know what time the store closes?</text:span></text:p>
      <text:p text:style-name="Standard">7. (to get better) </text:p>
      <text:p text:style-name="Standard">a. <text:a xlink:type="simple" xlink:href="http://www.spanishdict.com/translate/to%20heal" text:style-name="Internet_20_link" text:visited-style-name="Visited_20_Internet_20_Link">to heal</text:a> </text:p>
      <text:p text:style-name="Standard">La mayoría de las cortaduras pequeñas cierran rápidamente.<text:span text:style-name="Emphasis">Most minor cuts heal quickly.</text:span></text:p>
      <text:p text:style-name="Standard">b. <text:a xlink:type="simple" xlink:href="http://www.spanishdict.com/translate/to%20close%20up" text:style-name="Internet_20_link" text:visited-style-name="Visited_20_Internet_20_Link">to close up</text:a> </text:p>
      <text:p text:style-name="Standard">Me corté la mano pero la herida ya cerró.<text:span text:style-name="Emphasis">I cut my hand, but the wound already closed up.</text:span></text:p>
      <text:p text:style-name="Standard">cer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be inaccessible to) </text:p>
      <text:p text:style-name="Standard">a. <text:a xlink:type="simple" xlink:href="http://www.spanishdict.com/translate/to%20be%20closed" text:style-name="Internet_20_link" text:visited-style-name="Visited_20_Internet_20_Link">to be closed</text:a> </text:p>
      <text:p text:style-name="Standard">No me cierro a nuevas oportunidades.<text:span text:style-name="Emphasis">I'm not closed to new opportunities.</text:span></text:p>
      <text:p text:style-name="Standard">9. (weather) </text:p>
      <text:p text:style-name="Standard">a. <text:a xlink:type="simple" xlink:href="http://www.spanishdict.com/translate/to%20become%20overcast" text:style-name="Internet_20_link" text:visited-style-name="Visited_20_Internet_20_Link">to become overcast</text:a> </text:p>
      <text:p text:style-name="Standard">El cielo se está cerrando. Espero que no llueva.<text:span text:style-name="Emphasis">The sky is becoming overcast. I hope it won't rain.</text:span></text:p>
      <text:p text:style-name="Standard">10. (night) </text:p>
      <text:p text:style-name="Standard">a. <text:a xlink:type="simple" xlink:href="http://www.spanishdict.com/translate/to%20fall" text:style-name="Internet_20_link" text:visited-style-name="Visited_20_Internet_20_Link">to fall</text:a> </text:p>
      <text:p text:style-name="Standard">El sol se pone y se cierra la noche.<text:span text:style-name="Emphasis">The sun sets and night falls.</text:span></text:p>
      <text:p text:style-name="Standard">11. (clothing) </text:p>
      <text:p text:style-name="Standard">a. <text:a xlink:type="simple" xlink:href="http://www.spanishdict.com/translate/to%20zip%20up" text:style-name="Internet_20_link" text:visited-style-name="Visited_20_Internet_20_Link">to zip up</text:a> </text:p>
      <text:p text:style-name="Standard">Ciérrate la chaqueta que hace frío.<text:span text:style-name="Emphasis">Zip up your jacket; it's cold.</text:span></text:p>
      <text:p text:style-name="Standard">b. <text:a xlink:type="simple" xlink:href="http://www.spanishdict.com/translate/to%20button%20up" text:style-name="Internet_20_link" text:visited-style-name="Visited_20_Internet_20_Link">to button up</text:a> </text:p>
      <text:p text:style-name="Standard">Debes cerrarte bien la chamarra antes de salir.<text:span text:style-name="Emphasis">You should button your jacket up well before going out.</text:span></text:p>
      <text:p text:style-name="Standard">12. (to get better) </text:p>
      <text:p text:style-name="Standard">a. <text:a xlink:type="simple" xlink:href="http://www.spanishdict.com/translate/to%20heal" text:style-name="Internet_20_link" text:visited-style-name="Visited_20_Internet_20_Link">to heal</text:a> </text:p>
      <text:p text:style-name="Standard">La herida no se cierra solo y por eso hay que suturarla.<text:span text:style-name="Emphasis">The wound isn't healing on its own so we'll need to stitch it.</text:span></text:p>
      <text:p text:style-name="Standard">b. <text:a xlink:type="simple" xlink:href="http://www.spanishdict.com/translate/to%20close%20up" text:style-name="Internet_20_link" text:visited-style-name="Visited_20_Internet_20_Link">to close up</text:a> </text:p>
      <text:p text:style-name="Standard">La herida se cerrará poco a poco.<text:span text:style-name="Emphasis">The wound will gradually close up.</text:span></text:p>
      <text:p text:style-name="Standard">mejo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better) </text:p>
      <text:p text:style-name="Standard">a. <text:a xlink:type="simple" xlink:href="http://www.spanishdict.com/translate/to%20improve" text:style-name="Internet_20_link" text:visited-style-name="Visited_20_Internet_20_Link">to improve</text:a> </text:p>
      <text:p text:style-name="Standard">Creo que he mejorado mucho mi rendimiento en el trabajo.<text:span text:style-name="Emphasis">I think I've improved my performance at work a lot.</text:span></text:p>
      <text:p text:style-name="Standard">b. <text:a xlink:type="simple" xlink:href="http://www.spanishdict.com/translate/to%20increase" text:style-name="Internet_20_link" text:visited-style-name="Visited_20_Internet_20_Link">to increase</text:a> (an offer) </text:p>
      <text:p text:style-name="Standard">Si quieren comprar la casa, van a tener que mejorar su oferta.<text:span text:style-name="Emphasis">If they want to buy the house, they'll have to increase their offer.</text:span></text:p>
      <text:p text:style-name="Standard">2. (sports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El equipo terminó la temporada mejorando el récord histórico de goles.<text:span text:style-name="Emphasis">The team ended their season breaking the all-time goal-scoring record.</text:span></text:p>
      <text:p text:style-name="Standard">b. <text:a xlink:type="simple" xlink:href="http://www.spanishdict.com/translate/to%20beat" text:style-name="Internet_20_link" text:visited-style-name="Visited_20_Internet_20_Link">to beat</text:a> </text:p>
      <text:p text:style-name="Standard">El corredor nigeriano espera mejorar su récord en el maratón este año.<text:span text:style-name="Emphasis">The Nigerian runner is hoping to beat his own record in this year's marathon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recover) </text:p>
      <text:p text:style-name="Standard">a. <text:a xlink:type="simple" xlink:href="http://www.spanishdict.com/translate/to%20get%20better" text:style-name="Internet_20_link" text:visited-style-name="Visited_20_Internet_20_Link">to get better</text:a> </text:p>
      <text:p text:style-name="Standard">Estoy mejorando con el tratamiento.<text:span text:style-name="Emphasis">I'm getting better with the treatment.</text:span></text:p>
      <text:p text:style-name="Standard">4. (weather) </text:p>
      <text:p text:style-name="Standard"><text:soft-page-break/>a. <text:a xlink:type="simple" xlink:href="http://www.spanishdict.com/translate/to%20improve" text:style-name="Internet_20_link" text:visited-style-name="Visited_20_Internet_20_Link">to improve</text:a> </text:p>
      <text:p text:style-name="Standard">Si el tiempo no mejora, no podremos salir.<text:span text:style-name="Emphasis">If the weather doesn't improve, we won't be able to go out.</text:span></text:p>
      <text:p text:style-name="Standard">b. <text:a xlink:type="simple" xlink:href="http://www.spanishdict.com/translate/to%20clear%20up" text:style-name="Internet_20_link" text:visited-style-name="Visited_20_Internet_20_Link">to clear up</text:a> </text:p>
      <text:p text:style-name="Standard">El tiempo ha mejorado bastante. ¿Quieres salir a dar una caminata?<text:span text:style-name="Emphasis">The weather has really cleared up. Do you want to go out for a walk?</text:span></text:p>
      <text:p text:style-name="Standard">mejo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recover) </text:p>
      <text:p text:style-name="Standard">a. <text:a xlink:type="simple" xlink:href="http://www.spanishdict.com/translate/to%20get%20well" text:style-name="Internet_20_link" text:visited-style-name="Visited_20_Internet_20_Link">to get well</text:a> </text:p>
      <text:p text:style-name="Standard">Todos esperamos que te mejores pronto.<text:span text:style-name="Emphasis">We all hope that you get well soon.</text:span></text:p>
      <text:p text:style-name="Standard">estud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ain knowledge) </text:p>
      <text:p text:style-name="Standard">a. <text:a xlink:type="simple" xlink:href="http://www.spanishdict.com/translate/to%20study" text:style-name="Internet_20_link" text:visited-style-name="Visited_20_Internet_20_Link">to study</text:a> </text:p>
      <text:p text:style-name="Standard">Estudié la lección de química con detenimiento.<text:span text:style-name="Emphasis"> I studied the chemistry lesson carefully.</text:span></text:p>
      <text:p text:style-name="Standard">2. (to look into) </text:p>
      <text:p text:style-name="Standard">a. <text:a xlink:type="simple" xlink:href="http://www.spanishdict.com/translate/to%20study" text:style-name="Internet_20_link" text:visited-style-name="Visited_20_Internet_20_Link">to study</text:a> </text:p>
      <text:p text:style-name="Standard">Ella le estudió la cara para averiguar si estaba diciendo la verdad. <text:span text:style-name="Emphasis">She studied his face to figure out if he was telling the truth. </text:span></text:p>
      <text:p text:style-name="Standard">b. <text:a xlink:type="simple" xlink:href="http://www.spanishdict.com/translate/to%20examine" text:style-name="Internet_20_link" text:visited-style-name="Visited_20_Internet_20_Link">to examine</text:a> </text:p>
      <text:p text:style-name="Standard">Este artículo estudia los pros y los contras de enseñar con portátiles.<text:span text:style-name="Emphasis">This article examines the pros and cons of teaching with laptops.</text:span></text:p>
      <text:p text:style-name="Standard">come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ment on) </text:p>
      <text:p text:style-name="Standard">a. <text:a xlink:type="simple" xlink:href="http://www.spanishdict.com/translate/to%20discuss" text:style-name="Internet_20_link" text:visited-style-name="Visited_20_Internet_20_Link">to discuss</text:a> </text:p>
      <text:p text:style-name="Standard">Comentamos la película durante la cena, y parece que no les gustó a todos.<text:span text:style-name="Emphasis">We discussed the movie over dinner, and it seems that not everyone liked it.</text:span></text:p>
      <text:p text:style-name="Standard">b. <text:a xlink:type="simple" xlink:href="http://www.spanishdict.com/translate/to%20talk%20about" text:style-name="Internet_20_link" text:visited-style-name="Visited_20_Internet_20_Link">to talk about</text:a> </text:p>
      <text:p text:style-name="Standard">Todos comentaban la tormenta de granizo de ayer.<text:span text:style-name="Emphasis">Everyone was talking about yesterday's hailstorm.</text:span></text:p>
      <text:p text:style-name="Standard">2. (to explain) </text:p>
      <text:p text:style-name="Standard">a. <text:a xlink:type="simple" xlink:href="http://www.spanishdict.com/translate/to%20comment%20on" text:style-name="Internet_20_link" text:visited-style-name="Visited_20_Internet_20_Link">to comment on</text:a> </text:p>
      <text:p text:style-name="Standard">Primero tenemos que comentar el poema y luego habrá unas preguntas que contestar.<text:span text:style-name="Emphasis">First we need to comment on the poem, and then there will be a number of questions to answer.</text:span></text:p>
      <text:p text:style-name="Standard">3. (to state) </text:p>
      <text:p text:style-name="Standard">a. <text:a xlink:type="simple" xlink:href="http://www.spanishdict.com/translate/to%20mention" text:style-name="Internet_20_link" text:visited-style-name="Visited_20_Internet_20_Link">to mention</text:a> </text:p>
      <text:p text:style-name="Standard">Alguien me comentó que Patricia se va a divorciar.<text:span text:style-name="Emphasis">Someone mentioned to me me that Patricia is getting a divorce.</text:span></text:p>
      <text:p text:style-name="Standard">b. <text:a xlink:type="simple" xlink:href="http://www.spanishdict.com/translate/to%20tell" text:style-name="Internet_20_link" text:visited-style-name="Visited_20_Internet_20_Link">to tell</text:a> </text:p>
      <text:p text:style-name="Standard">Me comentó tu hermana que piensas mudarte.<text:span text:style-name="Emphasis">Your sister told me that you're planning to move.</text:span></text:p>
      <text:p text:style-name="Standard">c. <text:a xlink:type="simple" xlink:href="http://www.spanishdict.com/translate/to%20say" text:style-name="Internet_20_link" text:visited-style-name="Visited_20_Internet_20_Link">to say</text:a> </text:p>
      <text:p text:style-name="Standard">Le comentaba a tu madre que realmente me encanta tu casa.<text:span text:style-name="Emphasis">I was saying to your mother that I just love your house.</text:span></text:p>
      <text:p text:style-name="Standard">d. no direct translation </text:p>
      <text:p text:style-name="Standard">Me han comentado que este restaurante es chévere.<text:span text:style-name="Emphasis">I've heard that this is a great restaurant.</text:span></text:p>
      <text:p text:style-name="Standard">Nos comentaron que usted vende celulares de segunda mano.<text:span text:style-name="Emphasis">We gather you sell second-hand cellphones.</text:span></text:p>
      <text:p text:style-name="Standard">4. (radio or television) </text:p>
      <text:p text:style-name="Standard">a. <text:a xlink:type="simple" xlink:href="http://www.spanishdict.com/translate/to%20commentate%20on" text:style-name="Internet_20_link" text:visited-style-name="Visited_20_Internet_20_Link">to commentate on</text:a> </text:p>
      <text:p text:style-name="Standard"><text:soft-page-break/>Los comentaristas deportivos comentaron el partido en directo.<text:span text:style-name="Emphasis">The sports commentators were commentating on the match liv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give one's opinion) </text:p>
      <text:p text:style-name="Standard">a. <text:a xlink:type="simple" xlink:href="http://www.spanishdict.com/translate/to%20comment" text:style-name="Internet_20_link" text:visited-style-name="Visited_20_Internet_20_Link">to comment</text:a> </text:p>
      <text:p text:style-name="Standard">Claro que tengo una opinión sobre este asunto, pero prefiero no comentar.<text:span text:style-name="Emphasis">Of course I have an opinion on this subject, but I'd prefer not to comment.</text:span></text:p>
      <text:p text:style-name="Standard">b. <text:a xlink:type="simple" xlink:href="http://www.spanishdict.com/translate/to%20make%20a%20comment" text:style-name="Internet_20_link" text:visited-style-name="Visited_20_Internet_20_Link">to make a comment</text:a> </text:p>
      <text:p text:style-name="Standard">¿Puedo comentar yo también?<text:span text:style-name="Emphasis">Can I make a comment?</text:span></text:p>
      <text:p text:style-name="Standard">6. (to gossip) </text:p>
      <text:p text:style-name="Standard">a. <text:a xlink:type="simple" xlink:href="http://www.spanishdict.com/translate/to%20talk" text:style-name="Internet_20_link" text:visited-style-name="Visited_20_Internet_20_Link">to talk</text:a> </text:p>
      <text:p text:style-name="Standard">Cuidado con lo que haces, que la gente comenta.<text:span text:style-name="Emphasis">Watch what you do. You know how people talk.</text:span></text:p>
      <text:p text:style-name="Standard">resul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end up) </text:p>
      <text:p text:style-name="Standard">a. <text:a xlink:type="simple" xlink:href="http://www.spanishdict.com/translate/to%20turn%20out" text:style-name="Internet_20_link" text:visited-style-name="Visited_20_Internet_20_Link">to turn out</text:a> </text:p>
      <text:p text:style-name="Standard">¿Cómo resultaron las elecciones de hoy?<text:span text:style-name="Emphasis">How did today's elections turn out?</text:span></text:p>
      <text:p text:style-name="Standard">b. <text:a xlink:type="simple" xlink:href="http://www.spanishdict.com/translate/to%20turn%20out%20to%20be" text:style-name="Internet_20_link" text:visited-style-name="Visited_20_Internet_20_Link">to turn out to be</text:a> </text:p>
      <text:p text:style-name="Standard">El viaje a Honduras resultó más interesante de lo que esperaba.<text:span text:style-name="Emphasis">The trip to Honduras turned out to be more interesting than I had imagined.</text:span></text:p>
      <text:p text:style-name="Standard">c. <text:a xlink:type="simple" xlink:href="http://www.spanishdict.com/translate/to%20be" text:style-name="Internet_20_link" text:visited-style-name="Visited_20_Internet_20_Link">to be</text:a> </text:p>
      <text:p text:style-name="Standard">El ciclista resultó gravemente herido en el choque.<text:span text:style-name="Emphasis">The cyclist was seriously injured in the crash.</text:span></text:p>
      <text:p text:style-name="Standard">d. <text:a xlink:type="simple" xlink:href="http://www.spanishdict.com/translate/to%20work%20out" text:style-name="Internet_20_link" text:visited-style-name="Visited_20_Internet_20_Link">to work out</text:a> </text:p>
      <text:p text:style-name="Standard">Por fortuna, todo resultó bien en la fiesta.<text:span text:style-name="Emphasis">Fortunately, everything worked out well at the party.</text:span></text:p>
      <text:p text:style-name="Standard">e. <text:a xlink:type="simple" xlink:href="http://www.spanishdict.com/translate/to%20prove" text:style-name="Internet_20_link" text:visited-style-name="Visited_20_Internet_20_Link">to prove</text:a> </text:p>
      <text:p text:style-name="Standard">El incendio forestal resultó ser muy dañino.<text:span text:style-name="Emphasis">The forest fire proved to be very harmful.</text:span></text:p>
      <text:p text:style-name="Standard">2. (to be successful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Quiso intentar una receta nueva pero no le resultó.<text:span text:style-name="Emphasis">He wanted to try out a new recipe but it didn't work.</text:span></text:p>
      <text:p text:style-name="Standard">b. <text:a xlink:type="simple" xlink:href="http://www.spanishdict.com/translate/to%20work%20out" text:style-name="Internet_20_link" text:visited-style-name="Visited_20_Internet_20_Link">to work out</text:a> </text:p>
      <text:p text:style-name="Standard">A ver si esta vez le resulta.<text:span text:style-name="Emphasis">Let's see if it works out for him this time.</text:span></text:p>
      <text:p text:style-name="Standard">3. (to appear) </text:p>
      <text:p text:style-name="Standard">a. <text:a xlink:type="simple" xlink:href="http://www.spanishdict.com/translate/to%20find" text:style-name="Internet_20_link" text:visited-style-name="Visited_20_Internet_20_Link">to find</text:a> </text:p>
      <text:p text:style-name="Standard">Me resultó muy interesante la plática del profesor.<text:span text:style-name="Emphasis">I found the professor's talk very interesting.</text:span></text:p>
      <text:p text:style-name="Standard">4. (to result from; used with "de") </text:p>
      <text:p text:style-name="Standard">a. <text:a xlink:type="simple" xlink:href="http://www.spanishdict.com/translate/to%20come%20of" text:style-name="Internet_20_link" text:visited-style-name="Visited_20_Internet_20_Link">to come of</text:a> </text:p>
      <text:p text:style-name="Standard">Algo bueno tiene que resultar de tus esfuerzos.<text:span text:style-name="Emphasis">Something good has to come of your efforts.</text:span></text:p>
      <text:p text:style-name="Standard">b. <text:a xlink:type="simple" xlink:href="http://www.spanishdict.com/translate/to%20be%20the%20result%20of" text:style-name="Internet_20_link" text:visited-style-name="Visited_20_Internet_20_Link">to be the result of</text:a> </text:p>
      <text:p text:style-name="Standard">El éxito del presidente resulta de años de trabajo duro.<text:span text:style-name="Emphasis">The president's success is the result of years of hard work.</text:span></text:p>
      <text:p text:style-name="Standard">5. (to become; used with "en") </text:p>
      <text:p text:style-name="Standard">a. <text:a xlink:type="simple" xlink:href="http://www.spanishdict.com/translate/to%20result%20in" text:style-name="Internet_20_link" text:visited-style-name="Visited_20_Internet_20_Link">to result in</text:a> </text:p>
      <text:p text:style-name="Standard">La riña entre los políticos resultó en un decaimiento de servicios para el pueblo.<text:span text:style-name="Emphasis">The quarrel between the politicians resulted in a decline of services to the people.</text:span></text:p>
      <text:p text:style-name="Standard">b. <text:a xlink:type="simple" xlink:href="http://www.spanishdict.com/translate/to%20lead%20to" text:style-name="Internet_20_link" text:visited-style-name="Visited_20_Internet_20_Link">to lead to</text:a> </text:p>
      <text:p text:style-name="Standard">Comer mucha sal podría resultar en hipertensión.<text:span text:style-name="Emphasis">Eating a lot of salt may lead to hypertension.</text:span></text:p>
      <text:p text:style-name="Standard">beb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nsume liquids) </text:p>
      <text:p text:style-name="Standard">a. <text:a xlink:type="simple" xlink:href="http://www.spanishdict.com/translate/to%20drink" text:style-name="Internet_20_link" text:visited-style-name="Visited_20_Internet_20_Link">to drink</text:a> </text:p>
      <text:p text:style-name="Standard">Bebo café por la mañana.<text:span text:style-name="Emphasis">I drink coffee in the morning.</text:span></text:p>
      <text:p text:style-name="Standard"><text:soft-page-break/>2. (to consume alcohol) </text:p>
      <text:p text:style-name="Standard">a. <text:a xlink:type="simple" xlink:href="http://www.spanishdict.com/translate/to%20drink" text:style-name="Internet_20_link" text:visited-style-name="Visited_20_Internet_20_Link">to drink</text:a> </text:p>
      <text:p text:style-name="Standard">Las mujeres embarazadas no deberían beber ni una copa.<text:span text:style-name="Emphasis">Pregnant women should not drink at all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consume liquids) </text:p>
      <text:p text:style-name="Standard">a. <text:a xlink:type="simple" xlink:href="http://www.spanishdict.com/translate/to%20drink" text:style-name="Internet_20_link" text:visited-style-name="Visited_20_Internet_20_Link">to drink</text:a> </text:p>
      <text:p text:style-name="Standard">¿Tiene algo para beber? <text:span text:style-name="Emphasis">Do you have anything to drink?</text:span></text:p>
      <text:p text:style-name="Standard">4. (to consume alcohol) </text:p>
      <text:p text:style-name="Standard">a. <text:a xlink:type="simple" xlink:href="http://www.spanishdict.com/translate/to%20drink" text:style-name="Internet_20_link" text:visited-style-name="Visited_20_Internet_20_Link">to drink</text:a> </text:p>
      <text:p text:style-name="Standard">Se prohibe beber en público. <text:span text:style-name="Emphasis">Drinking in public is prohibited. </text:span></text:p>
      <text:p text:style-name="Standard">beb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finish a drink) </text:p>
      <text:p text:style-name="Standard">a. <text:a xlink:type="simple" xlink:href="http://www.spanishdict.com/translate/to%20drink%20up" text:style-name="Internet_20_link" text:visited-style-name="Visited_20_Internet_20_Link">to drink up</text:a> </text:p>
      <text:p text:style-name="Standard">Bébete tu refresco y vámonos.<text:span text:style-name="Emphasis">Drink up your soda and let's go.</text:span></text:p>
      <text:p text:style-name="Standard">for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hape) </text:p>
      <text:p text:style-name="Standard">a. <text:a xlink:type="simple" xlink:href="http://www.spanishdict.com/translate/to%20form" text:style-name="Internet_20_link" text:visited-style-name="Visited_20_Internet_20_Link">to form</text:a> </text:p>
      <text:p text:style-name="Standard">Estas estrellas forman una constelación.<text:span text:style-name="Emphasis">These stars form a constellation.</text:span></text:p>
      <text:p text:style-name="Standard">b. <text:a xlink:type="simple" xlink:href="http://www.spanishdict.com/translate/to%20make" text:style-name="Internet_20_link" text:visited-style-name="Visited_20_Internet_20_Link">to make</text:a> </text:p>
      <text:p text:style-name="Standard">Los niños formaron una casita con cojines.<text:span text:style-name="Emphasis">The children made a little house with cushions. </text:span></text:p>
      <text:p text:style-name="Standard">2. (to create) </text:p>
      <text:p text:style-name="Standard">a. <text:a xlink:type="simple" xlink:href="http://www.spanishdict.com/translate/to%20set%20up" text:style-name="Internet_20_link" text:visited-style-name="Visited_20_Internet_20_Link">to set up</text:a> </text:p>
      <text:p text:style-name="Standard">Formamos el reglamento interno en base a un modelo. <text:span text:style-name="Emphasis">We set up our internal regulations based on a model. </text:span></text:p>
      <text:p text:style-name="Standard">b. <text:a xlink:type="simple" xlink:href="http://www.spanishdict.com/translate/to%20form" text:style-name="Internet_20_link" text:visited-style-name="Visited_20_Internet_20_Link">to form</text:a> </text:p>
      <text:p text:style-name="Standard">Vamos a formar una coalición de personas que apoyan la ecología.<text:span text:style-name="Emphasis">We are going to form a coalition of people who support ecology.</text:span></text:p>
      <text:p text:style-name="Standard">c. <text:a xlink:type="simple" xlink:href="http://www.spanishdict.com/translate/to%20get%20into" text:style-name="Internet_20_link" text:visited-style-name="Visited_20_Internet_20_Link">to get into</text:a> </text:p>
      <text:p text:style-name="Standard">Los alumnos formaron grupos de tres personas.<text:span text:style-name="Emphasis">The students got into groups of three.</text:span></text:p>
      <text:p text:style-name="Standard">3. (to be composed of) </text:p>
      <text:p text:style-name="Standard">a. <text:a xlink:type="simple" xlink:href="http://www.spanishdict.com/translate/to%20make%20up" text:style-name="Internet_20_link" text:visited-style-name="Visited_20_Internet_20_Link">to make up</text:a> </text:p>
      <text:p text:style-name="Standard">Las mujeres forman más de la mitad de la población.<text:span text:style-name="Emphasis">Women make up more than half of the population. </text:span></text:p>
      <text:p text:style-name="Standard">b. <text:a xlink:type="simple" xlink:href="http://www.spanishdict.com/translate/to%20comprise" text:style-name="Internet_20_link" text:visited-style-name="Visited_20_Internet_20_Link">to comprise</text:a> </text:p>
      <text:p text:style-name="Standard">Los mejores músicos del municipio forman la banda.<text:span text:style-name="Emphasis">The band is comprised of the municipality's best musicians.</text:span></text:p>
      <text:p text:style-name="Standard">4. (to instruct) </text:p>
      <text:p text:style-name="Standard">a. <text:a xlink:type="simple" xlink:href="http://www.spanishdict.com/translate/to%20educate" text:style-name="Internet_20_link" text:visited-style-name="Visited_20_Internet_20_Link">to educate</text:a> </text:p>
      <text:p text:style-name="Standard">En esta escuela, formamos a los niños de entre tres y seis años de edad.<text:span text:style-name="Emphasis">At this school, we educate children between three and six years old.</text:span></text:p>
      <text:p text:style-name="Standard">b. <text:a xlink:type="simple" xlink:href="http://www.spanishdict.com/translate/to%20train" text:style-name="Internet_20_link" text:visited-style-name="Visited_20_Internet_20_Link">to train</text:a> </text:p>
      <text:p text:style-name="Standard">La universidad de esta ciudad se especializa en formar ingenieros.<text:span text:style-name="Emphasis">The university in this city specializes in training engineers.</text:span></text:p>
      <text:p text:style-name="Standard">5. (military) </text:p>
      <text:p text:style-name="Standard">a. <text:a xlink:type="simple" xlink:href="http://www.spanishdict.com/translate/to%20order%20to%20fall%20in" text:style-name="Internet_20_link" text:visited-style-name="Visited_20_Internet_20_Link">to order to fall in</text:a> </text:p>
      <text:p text:style-name="Standard">El cabo formó el pelotón. <text:span text:style-name="Emphasis">The corporal ordered the platoon to fall in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military) </text:p>
      <text:p text:style-name="Standard">a. <text:a xlink:type="simple" xlink:href="http://www.spanishdict.com/translate/to%20fall%20in" text:style-name="Internet_20_link" text:visited-style-name="Visited_20_Internet_20_Link">to fall in</text:a> </text:p>
      <text:p text:style-name="Standard">El comandante gritó, "¡A formar!"<text:span text:style-name="Emphasis">The commander shouted, "Fall in!"</text:span></text:p>
      <text:p text:style-name="Standard"><text:soft-page-break/>form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stand in line) </text:p>
      <text:p text:style-name="Standard">a. <text:a xlink:type="simple" xlink:href="http://www.spanishdict.com/translate/to%20make%20a%20line" text:style-name="Internet_20_link" text:visited-style-name="Visited_20_Internet_20_Link">to make a line</text:a> (United States) </text:p>
      <text:p text:style-name="Standard">Fórmense al lado derecho del pasillo, por favor.<text:span text:style-name="Emphasis">Make a line along the right side of the hallway, please.</text:span></text:p>
      <text:p text:style-name="Standard">b. <text:a xlink:type="simple" xlink:href="http://www.spanishdict.com/translate/to%20queue" text:style-name="Internet_20_link" text:visited-style-name="Visited_20_Internet_20_Link">to queue</text:a> (United Kingdom) </text:p>
      <text:p text:style-name="Standard">Nos formamos por ocho horas para comprar el nuevo celular.<text:span text:style-name="Emphasis">We queued for eight hours to buy the new cellphone.</text:span></text:p>
      <text:p text:style-name="Standard">c. <text:a xlink:type="simple" xlink:href="http://www.spanishdict.com/translate/to%20line%20up" text:style-name="Internet_20_link" text:visited-style-name="Visited_20_Internet_20_Link">to line up</text:a> </text:p>
      <text:p text:style-name="Standard">Los aficionados se formaron para entrar al espectáculo.<text:span text:style-name="Emphasis">The fans lined up to get into the show.</text:span></text:p>
      <text:p text:style-name="Standard">8. (to create) </text:p>
      <text:p text:style-name="Standard">a. <text:a xlink:type="simple" xlink:href="http://www.spanishdict.com/translate/to%20form" text:style-name="Internet_20_link" text:visited-style-name="Visited_20_Internet_20_Link">to form</text:a> </text:p>
      <text:p text:style-name="Standard">Se formó un gas tóxico cuando se mezclaron los productos de limpieza. <text:span text:style-name="Emphasis">A toxic gas formed when the cleaning products were mixed. </text:span></text:p>
      <text:p text:style-name="Standard">9. (to appear) </text:p>
      <text:p text:style-name="Standard">a. <text:a xlink:type="simple" xlink:href="http://www.spanishdict.com/translate/to%20develop" text:style-name="Internet_20_link" text:visited-style-name="Visited_20_Internet_20_Link">to develop</text:a> </text:p>
      <text:p text:style-name="Standard">Los huesos de la ratas en el laboratorio se formaron muy rápido.<text:span text:style-name="Emphasis">The bones of the rats in the laboratory developed very quickly.</text:span></text:p>
      <text:p text:style-name="Standard">10. (to study) </text:p>
      <text:p text:style-name="Standard">a. <text:a xlink:type="simple" xlink:href="http://www.spanishdict.com/translate/to%20be%20educated" text:style-name="Internet_20_link" text:visited-style-name="Visited_20_Internet_20_Link">to be educated</text:a> </text:p>
      <text:p text:style-name="Standard">Eugenio se formó en Harvard. <text:span text:style-name="Emphasis">Eugenio was educated at Harvard. </text:span></text:p>
      <text:p text:style-name="Standard">b. <text:a xlink:type="simple" xlink:href="http://www.spanishdict.com/translate/to%20train" text:style-name="Internet_20_link" text:visited-style-name="Visited_20_Internet_20_Link">to train</text:a> </text:p>
      <text:p text:style-name="Standard">Josué se está formando como buzo en Cancún.<text:span text:style-name="Emphasis">Josue is training to be a diver in Cancun.</text:span></text:p>
      <text:p text:style-name="Standard">11. (to determine) </text:p>
      <text:p text:style-name="Standard">a. <text:a xlink:type="simple" xlink:href="http://www.spanishdict.com/translate/to%20form" text:style-name="Internet_20_link" text:visited-style-name="Visited_20_Internet_20_Link">to form</text:a> </text:p>
      <text:p text:style-name="Standard">Carmen se formó la opinión de que Carlos no era una persona digna de confianza.<text:span text:style-name="Emphasis">Carmen formed the opinion that Carlos was not a person to be trusted.</text:span></text:p>
      <text:p text:style-name="Standard">b. <text:a xlink:type="simple" xlink:href="http://www.spanishdict.com/translate/to%20get" text:style-name="Internet_20_link" text:visited-style-name="Visited_20_Internet_20_Link">to get</text:a> </text:p>
      <text:p text:style-name="Standard">¿Cómo te formaste esa opinión de ella?<text:span text:style-name="Emphasis">How did you get that opinion of her?</text:span></text:p>
      <text:p text:style-name="Standard">cance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nnul) </text:p>
      <text:p text:style-name="Standard">a. <text:a xlink:type="simple" xlink:href="http://www.spanishdict.com/translate/to%20cancel" text:style-name="Internet_20_link" text:visited-style-name="Visited_20_Internet_20_Link">to cancel</text:a> </text:p>
      <text:p text:style-name="Standard">Quiero cancelar mi suscripción a la revista.<text:span text:style-name="Emphasis">I want to cancel my subscription to the magazine.</text:span></text:p>
      <text:p text:style-name="Standard">b. <text:a xlink:type="simple" xlink:href="http://www.spanishdict.com/translate/to%20close" text:style-name="Internet_20_link" text:visited-style-name="Visited_20_Internet_20_Link">to close</text:a> (an account) </text:p>
      <text:p text:style-name="Standard">Para cancelar la cuenta, tendrá que pasarse por nuestras oficinas.<text:span text:style-name="Emphasis">In order to close your account, you'll have to come to our offices.</text:span></text:p>
      <text:p text:style-name="Standard">2. (to suspend) </text:p>
      <text:p text:style-name="Standard">a. <text:a xlink:type="simple" xlink:href="http://www.spanishdict.com/translate/to%20cancel" text:style-name="Internet_20_link" text:visited-style-name="Visited_20_Internet_20_Link">to cancel</text:a> </text:p>
      <text:p text:style-name="Standard">El director ha cancelado la reunión de mañana.<text:span text:style-name="Emphasis">The director has canceled tomorrow's meeting.</text:span></text:p>
      <text:p text:style-name="Standard">b. <text:a xlink:type="simple" xlink:href="http://www.spanishdict.com/translate/to%20call%20off" text:style-name="Internet_20_link" text:visited-style-name="Visited_20_Internet_20_Link">to call off</text:a> </text:p>
      <text:p text:style-name="Standard">La policía canceló la búsqueda del niño en el río.<text:span text:style-name="Emphasis">The police called off the search for the child in the river.</text:span></text:p>
      <text:p text:style-name="Standard">3. (computing) </text:p>
      <text:p text:style-name="Standard">a. <text:a xlink:type="simple" xlink:href="http://www.spanishdict.com/translate/to%20cancel" text:style-name="Internet_20_link" text:visited-style-name="Visited_20_Internet_20_Link">to cancel</text:a> </text:p>
      <text:p text:style-name="Standard">¿Estás seguro de que quieres cancelar la instalación?<text:span text:style-name="Emphasis">Are you sure you want to cancel the installation?</text:span></text:p>
      <text:p text:style-name="Standard">4. (to pay) </text:p>
      <text:p text:style-name="Standard">a. <text:a xlink:type="simple" xlink:href="http://www.spanishdict.com/translate/to%20pay%20off" text:style-name="Internet_20_link" text:visited-style-name="Visited_20_Internet_20_Link">to pay off</text:a> </text:p>
      <text:p text:style-name="Standard">El banco me exige cancelar la deuda antes de fin de mes.<text:span text:style-name="Emphasis">The bank demands that I pay off my debt before the end of the month.</text:span></text:p>
      <text:p text:style-name="Standard"><text:soft-page-break/>b. <text:a xlink:type="simple" xlink:href="http://www.spanishdict.com/translate/to%20settle" text:style-name="Internet_20_link" text:visited-style-name="Visited_20_Internet_20_Link">to settle</text:a> </text:p>
      <text:p text:style-name="Standard">No tengo los recursos necesarios para cancelar la hipoteca en un futuro inmediato.<text:span text:style-name="Emphasis">I don't have the resources to settle the mortgage in the immediate future.</text:span></text:p>
      <text:p text:style-name="Standard">5. (to forget) </text:p>
      <text:p text:style-name="Standard">a. <text:a xlink:type="simple" xlink:href="http://www.spanishdict.com/translate/to%20erase" text:style-name="Internet_20_link" text:visited-style-name="Visited_20_Internet_20_Link">to erase</text:a> </text:p>
      <text:p text:style-name="Standard">Quisiera cancelar de mi mente la terrible imagen de ella cayendo al vacío.<text:span text:style-name="Emphasis">I wish I could erase from my mind the terrible image of her falling into the void.</text:span></text:p>
      <text:p text:style-name="Standard">6. (to terminate) (Dominican Republic) (Ecuador) </text:p>
      <text:p text:style-name="Standard">a. <text:a xlink:type="simple" xlink:href="http://www.spanishdict.com/translate/to%20fire" text:style-name="Internet_20_link" text:visited-style-name="Visited_20_Internet_20_Link">to fire</text:a> </text:p>
      <text:p text:style-name="Standard">El director de Recursos Humanos ha cancelado a tres empleados en un mes.<text:span text:style-name="Emphasis">The Human Resources director has fired three employees in a month.</text:span></text:p>
      <text:p text:style-name="Standard">manten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ar) </text:p>
      <text:p text:style-name="Standard">a. <text:a xlink:type="simple" xlink:href="http://www.spanishdict.com/translate/to%20hold" text:style-name="Internet_20_link" text:visited-style-name="Visited_20_Internet_20_Link">to hold</text:a> </text:p>
      <text:p text:style-name="Standard">Mantén el libro para que lo fotografíe.<text:span text:style-name="Emphasis">Hold the book so I can take a picture of it.</text:span></text:p>
      <text:p text:style-name="Standard">b. <text:a xlink:type="simple" xlink:href="http://www.spanishdict.com/translate/to%20support" text:style-name="Internet_20_link" text:visited-style-name="Visited_20_Internet_20_Link">to support</text:a> </text:p>
      <text:p text:style-name="Standard">Manténle la cabeza al bebé con la mano bajo el cuello.<text:span text:style-name="Emphasis">Support the baby's head with your hand under his neck.</text:span></text:p>
      <text:p text:style-name="Standard">2. (to provide for) </text:p>
      <text:p text:style-name="Standard">a. <text:a xlink:type="simple" xlink:href="http://www.spanishdict.com/translate/to%20support" text:style-name="Internet_20_link" text:visited-style-name="Visited_20_Internet_20_Link">to support</text:a> </text:p>
      <text:p text:style-name="Standard">Tiene una familia numerosa que mantener.<text:span text:style-name="Emphasis">He has a large family to support.</text:span></text:p>
      <text:p text:style-name="Standard">b. <text:a xlink:type="simple" xlink:href="http://www.spanishdict.com/translate/to%20maintain" text:style-name="Internet_20_link" text:visited-style-name="Visited_20_Internet_20_Link">to maintain</text:a> </text:p>
      <text:p text:style-name="Standard">Es difícil mantener un hogar con el sueldo de una enfermera.<text:span text:style-name="Emphasis">It's hard to maintain a household on a nurse's salary.</text:span></text:p>
      <text:p text:style-name="Standard">3. (to preserve) </text:p>
      <text:p text:style-name="Standard">a. <text:a xlink:type="simple" xlink:href="http://www.spanishdict.com/translate/to%20keep" text:style-name="Internet_20_link" text:visited-style-name="Visited_20_Internet_20_Link">to keep</text:a> </text:p>
      <text:p text:style-name="Standard">Por favor, mantengan la calma y sigan adelante.<text:span text:style-name="Emphasis">Please, keep calm and keep moving.</text:span></text:p>
      <text:p text:style-name="Standard">b. <text:a xlink:type="simple" xlink:href="http://www.spanishdict.com/translate/to%20keep%20up" text:style-name="Internet_20_link" text:visited-style-name="Visited_20_Internet_20_Link">to keep up</text:a> </text:p>
      <text:p text:style-name="Standard">Aunque salió de la aldea hace 30 años, Julia todavía mantiene sus tradiciones.<text:span text:style-name="Emphasis">Even though Julia left the village 30 years ago, she still keeps up its traditions.</text:span></text:p>
      <text:p text:style-name="Standard">c. <text:a xlink:type="simple" xlink:href="http://www.spanishdict.com/translate/to%20maintain" text:style-name="Internet_20_link" text:visited-style-name="Visited_20_Internet_20_Link">to maintain</text:a> </text:p>
      <text:p text:style-name="Standard">Me cuesta mucho mantener un peso saludable.<text:span text:style-name="Emphasis">I really struggle to maintain a healthy weight.</text:span></text:p>
      <text:p text:style-name="Standard">4. (to sustain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Mantuve una conversación muy interesante con el encargado.<text:span text:style-name="Emphasis">I had a very interesting conversation with the manager.</text:span></text:p>
      <text:p text:style-name="Standard">5. (to affirm) </text:p>
      <text:p text:style-name="Standard">a. <text:a xlink:type="simple" xlink:href="http://www.spanishdict.com/translate/to%20maintain" text:style-name="Internet_20_link" text:visited-style-name="Visited_20_Internet_20_Link">to maintain</text:a> </text:p>
      <text:p text:style-name="Standard">Mantienen que mi teoría es errónea.<text:span text:style-name="Emphasis">They maintain that my theory is flawed.</text:span></text:p>
      <text:p text:style-name="Standard">b. <text:a xlink:type="simple" xlink:href="http://www.spanishdict.com/translate/to%20stick%20to" text:style-name="Internet_20_link" text:visited-style-name="Visited_20_Internet_20_Link">to stick to</text:a> </text:p>
      <text:p text:style-name="Standard">El sospechoso mantuvo la misma historia después de tres horas de interrogación.<text:span text:style-name="Emphasis">The suspect stuck to his story after three hours of interrogation.</text:span></text:p>
      <text:p text:style-name="Standard">manten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remain) </text:p>
      <text:p text:style-name="Standard">a. <text:a xlink:type="simple" xlink:href="http://www.spanishdict.com/translate/to%20stay" text:style-name="Internet_20_link" text:visited-style-name="Visited_20_Internet_20_Link">to stay</text:a> </text:p>
      <text:p text:style-name="Standard">Se mantiene cuerdo gracias al medicamento.<text:span text:style-name="Emphasis">He stays sane thanks to the medication.</text:span></text:p>
      <text:p text:style-name="Standard">b. <text:a xlink:type="simple" xlink:href="http://www.spanishdict.com/translate/to%20remain" text:style-name="Internet_20_link" text:visited-style-name="Visited_20_Internet_20_Link">to remain</text:a> </text:p>
      <text:p text:style-name="Standard">La torre se mantuvo en pie aún después del temblor.<text:span text:style-name="Emphasis">The tower remained standing even after the earthquake.</text:span></text:p>
      <text:p text:style-name="Standard">c. <text:a xlink:type="simple" xlink:href="http://www.spanishdict.com/translate/to%20keep" text:style-name="Internet_20_link" text:visited-style-name="Visited_20_Internet_20_Link">to keep</text:a> </text:p>
      <text:p text:style-name="Standard"><text:soft-page-break/>Dedica mucho tiempo a mantenerse en forma.<text:span text:style-name="Emphasis">He devotes a lot of time to keeping fit.</text:span></text:p>
      <text:p text:style-name="Standard">d. <text:a xlink:type="simple" xlink:href="http://www.spanishdict.com/translate/to%20keep%20up" text:style-name="Internet_20_link" text:visited-style-name="Visited_20_Internet_20_Link">to keep up</text:a> </text:p>
      <text:p text:style-name="Standard">Ella todavía se mantiene en contacto con los amigos de la preparatoria.<text:span text:style-name="Emphasis">She still keeps up with her friends from high school.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7. (to provide for oneself) </text:p>
      <text:p text:style-name="Standard">a. <text:a xlink:type="simple" xlink:href="http://www.spanishdict.com/translate/to%20support%20oneself" text:style-name="Internet_20_link" text:visited-style-name="Visited_20_Internet_20_Link">to support oneself</text:a> </text:p>
      <text:p text:style-name="Standard">Se mantiene con dos trabajos.<text:span text:style-name="Emphasis">She supports herself with two jobs.</text:span></text:p>
      <text:p text:style-name="Standard">8. (to feed oneself) </text:p>
      <text:p text:style-name="Standard">a. <text:a xlink:type="simple" xlink:href="http://www.spanishdict.com/translate/to%20live%20on" text:style-name="Internet_20_link" text:visited-style-name="Visited_20_Internet_20_Link">to live on</text:a> </text:p>
      <text:p text:style-name="Standard">Se mantuvieron a base de la pizza durante la semana de examenes.<text:span text:style-name="Emphasis">They lived on pizza during exam week.</text:span></text:p>
      <text:p text:style-name="Standard">od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test) </text:p>
      <text:p text:style-name="Standard">a. <text:a xlink:type="simple" xlink:href="http://www.spanishdict.com/translate/to%20hate" text:style-name="Internet_20_link" text:visited-style-name="Visited_20_Internet_20_Link">to hate</text:a> </text:p>
      <text:p text:style-name="Standard">¡Odio levantarme temprano los fines de semana!<text:span text:style-name="Emphasis">I hate getting up early on the weekend!</text:span></text:p>
      <text:p text:style-name="Standard">viv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e alive) </text:p>
      <text:p text:style-name="Standard">a. <text:a xlink:type="simple" xlink:href="http://www.spanishdict.com/translate/to%20live" text:style-name="Internet_20_link" text:visited-style-name="Visited_20_Internet_20_Link">to live</text:a> </text:p>
      <text:p text:style-name="Standard">En Marte, no vive nada.<text:span text:style-name="Emphasis">Nothing lives on Mars.</text:span></text:p>
      <text:p text:style-name="Standard">2. (to dwell) </text:p>
      <text:p text:style-name="Standard">a. <text:a xlink:type="simple" xlink:href="http://www.spanishdict.com/translate/to%20live" text:style-name="Internet_20_link" text:visited-style-name="Visited_20_Internet_20_Link">to live</text:a> </text:p>
      <text:p text:style-name="Standard">Todavía vivo en casa de mis padres.<text:span text:style-name="Emphasis">I still live at my parent's house.</text:span></text:p>
      <text:p text:style-name="Standard">3. (to subsist) </text:p>
      <text:p text:style-name="Standard">a. <text:a xlink:type="simple" xlink:href="http://www.spanishdict.com/translate/to%20live" text:style-name="Internet_20_link" text:visited-style-name="Visited_20_Internet_20_Link">to live</text:a> </text:p>
      <text:p text:style-name="Standard">La gente de aquí vive de la caza.<text:span text:style-name="Emphasis">The people here live off hunting. 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to experience) </text:p>
      <text:p text:style-name="Standard">a. <text:a xlink:type="simple" xlink:href="http://www.spanishdict.com/translate/to%20live%20through" text:style-name="Internet_20_link" text:visited-style-name="Visited_20_Internet_20_Link">to live through</text:a> </text:p>
      <text:p text:style-name="Standard">Nuestro país vivió momentos trágicos en el pasado.<text:span text:style-name="Emphasis">Our country has lived through tragedy in the past.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5. (way of life) </text:p>
      <text:p text:style-name="Standard">a. <text:a xlink:type="simple" xlink:href="http://www.spanishdict.com/translate/lifestyle" text:style-name="Internet_20_link" text:visited-style-name="Visited_20_Internet_20_Link">lifestyle</text:a> </text:p>
      <text:p text:style-name="Standard">No es rico, pero tiene un buen vivir.<text:span text:style-name="Emphasis">He is not rich but he has a good lifestyle.</text:span></text:p>
      <text:p text:style-name="Standard">nad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move through water) </text:p>
      <text:p text:style-name="Standard">a. <text:a xlink:type="simple" xlink:href="http://www.spanishdict.com/translate/to%20swim" text:style-name="Internet_20_link" text:visited-style-name="Visited_20_Internet_20_Link">to swim</text:a> </text:p>
      <text:p text:style-name="Standard">Puedo nadar pero nunca aprendí clavar. <text:span text:style-name="Emphasis">I can swim but I never learned to dive. </text:span></text:p>
      <text:p text:style-name="Standard">Me encanta nadar en mar abierto.<text:span text:style-name="Emphasis">I love to swim in open water.</text:span></text:p>
      <text:p text:style-name="Standard">llover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1. (weather) </text:p>
      <text:p text:style-name="Standard">a. <text:a xlink:type="simple" xlink:href="http://www.spanishdict.com/translate/to%20rain" text:style-name="Internet_20_link" text:visited-style-name="Visited_20_Internet_20_Link">to rain</text:a> </text:p>
      <text:p text:style-name="Standard">Si llueve, vamos a tener que comprar un paraguas.<text:span text:style-name="Emphasis">If it rains, we're going to have to buy an umbrella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receive a great amount) </text:p>
      <text:p text:style-name="Standard">a. <text:a xlink:type="simple" xlink:href="http://www.spanishdict.com/translate/to%20rain%20down%20on" text:style-name="Internet_20_link" text:visited-style-name="Visited_20_Internet_20_Link">to rain down on</text:a> (figurative) </text:p>
      <text:p text:style-name="Standard"><text:soft-page-break/>Me llovieron todo tipo de problemas.<text:span text:style-name="Emphasis">All sorts of problems rained down on me.</text:span></text:p>
      <text:p text:style-name="Standard">nevar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1. (weather) </text:p>
      <text:p text:style-name="Standard">a. <text:a xlink:type="simple" xlink:href="http://www.spanishdict.com/translate/to%20snow" text:style-name="Internet_20_link" text:visited-style-name="Visited_20_Internet_20_Link">to snow</text:a> </text:p>
      <text:p text:style-name="Standard">El invierno pasado nevó mucho.<text:span text:style-name="Emphasis">It snowed a lot last winter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make white) </text:p>
      <text:p text:style-name="Standard">a. <text:a xlink:type="simple" xlink:href="http://www.spanishdict.com/translate/to%20frost" text:style-name="Internet_20_link" text:visited-style-name="Visited_20_Internet_20_Link">to frost</text:a> </text:p>
      <text:p text:style-name="Standard">Voy a nevar los panqués con coco rayado.<text:span text:style-name="Emphasis">I'm going to frost the cupcakes with shaved coconut.</text:span></text:p>
      <text:p text:style-name="Standard">mor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ut with the teeth) </text:p>
      <text:p text:style-name="Standard">a. <text:a xlink:type="simple" xlink:href="http://www.spanishdict.com/translate/to%20bite" text:style-name="Internet_20_link" text:visited-style-name="Visited_20_Internet_20_Link">to bite</text:a> </text:p>
      <text:p text:style-name="Standard">No despiertes al perro o te morderá.<text:span text:style-name="Emphasis">Don't wake the dog up or he will bite you.</text:span></text:p>
      <text:p text:style-name="Standard">2. (to eat away at) </text:p>
      <text:p text:style-name="Standard">a. <text:a xlink:type="simple" xlink:href="http://www.spanishdict.com/translate/to%20eat%20into" text:style-name="Internet_20_link" text:visited-style-name="Visited_20_Internet_20_Link">to eat into</text:a> </text:p>
      <text:p text:style-name="Standard">El mar muerde las piedras del espigón, gastándolas.<text:span text:style-name="Emphasis">The sea eats into the breakwater's stones, corroding them.</text:span></text:p>
      <text:p text:style-name="Standard">b. <text:a xlink:type="simple" xlink:href="http://www.spanishdict.com/translate/to%20corrode" text:style-name="Internet_20_link" text:visited-style-name="Visited_20_Internet_20_Link">to corrode</text:a> </text:p>
      <text:p text:style-name="Standard">El ácido de la bateria habia mordido elementos del motor. <text:span text:style-name="Emphasis">The acid from the battery had corroded parts of the engine. </text:span></text:p>
      <text:p text:style-name="Standard">3. (to take a bribe) (Central America) (Mexico) </text:p>
      <text:p text:style-name="Standard">a. <text:a xlink:type="simple" xlink:href="http://www.spanishdict.com/translate/to%20accept%20a%20bribe" text:style-name="Internet_20_link" text:visited-style-name="Visited_20_Internet_20_Link">to accept a bribe</text:a> </text:p>
      <text:p text:style-name="Standard">El policía mordió y se quedó con una parte de las ganancias.<text:span text:style-name="Emphasis">The policeman accepted the bribe and kept a part of the earning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cut with the teeth) </text:p>
      <text:p text:style-name="Standard">a. <text:a xlink:type="simple" xlink:href="http://www.spanishdict.com/translate/to%20bite" text:style-name="Internet_20_link" text:visited-style-name="Visited_20_Internet_20_Link">to bite</text:a> </text:p>
      <text:p text:style-name="Standard">El hámster es muy bonito pero muerde.<text:span text:style-name="Emphasis">The hamster is very cute, but it bites.</text:span></text:p>
      <text:p text:style-name="Standard">mord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cut with the teeth) </text:p>
      <text:p text:style-name="Standard">a. <text:a xlink:type="simple" xlink:href="http://www.spanishdict.com/translate/to%20bite" text:style-name="Internet_20_link" text:visited-style-name="Visited_20_Internet_20_Link">to bite</text:a> </text:p>
      <text:p text:style-name="Standard">Cuando estoy inquieta no puedo parar de morderme las uñas.<text:span text:style-name="Emphasis">When I'm anxious I can't stop biting my nails.</text:span></text:p>
      <text:p text:style-name="Standard">cog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hold of) </text:p>
      <text:p text:style-name="Standard">a. <text:a xlink:type="simple" xlink:href="http://www.spanishdict.com/translate/to%20grab" text:style-name="Internet_20_link" text:visited-style-name="Visited_20_Internet_20_Link">to grab</text:a> </text:p>
      <text:p text:style-name="Standard">Cogió la pelota que salió fuera de la cancha. <text:span text:style-name="Emphasis">He grabbed the ball that went off the field. </text:span></text:p>
      <text:p text:style-name="Standard">b. <text:a xlink:type="simple" xlink:href="http://www.spanishdict.com/translate/to%20take" text:style-name="Internet_20_link" text:visited-style-name="Visited_20_Internet_20_Link">to take</text:a> </text:p>
      <text:p text:style-name="Standard">¿Puedo coger otra galleta?<text:span text:style-name="Emphasis">May I take another cookie?</text:span></text:p>
      <text:p text:style-name="Standard">c. <text:a xlink:type="simple" xlink:href="http://www.spanishdict.com/translate/to%20get" text:style-name="Internet_20_link" text:visited-style-name="Visited_20_Internet_20_Link">to get</text:a> </text:p>
      <text:p text:style-name="Standard">¿Puedes coger el teléfono que está sonando en la sala? <text:span text:style-name="Emphasis">Can you get the telephone that is ringing in the living room?</text:span></text:p>
      <text:p text:style-name="Standard">d. <text:a xlink:type="simple" xlink:href="http://www.spanishdict.com/translate/to%20pick%20up" text:style-name="Internet_20_link" text:visited-style-name="Visited_20_Internet_20_Link">to pick up</text:a> </text:p>
      <text:p text:style-name="Standard">Por favor, coge al niño, el suelo está sucio.<text:span text:style-name="Emphasis">Please, pick up the baby, the floor is dirty.</text:span></text:p>
      <text:p text:style-name="Standard">e. <text:a xlink:type="simple" xlink:href="http://www.spanishdict.com/translate/to%20hold" text:style-name="Internet_20_link" text:visited-style-name="Visited_20_Internet_20_Link">to hold</text:a> </text:p>
      <text:p text:style-name="Standard">Coge bien el cuchillo o te cortarás.<text:span text:style-name="Emphasis">Hold the knife properly or you will cut yourself.</text:span></text:p>
      <text:p text:style-name="Standard">2. (to select) </text:p>
      <text:p text:style-name="Standard">a. <text:a xlink:type="simple" xlink:href="http://www.spanishdict.com/translate/to%20pick" text:style-name="Internet_20_link" text:visited-style-name="Visited_20_Internet_20_Link">to pick</text:a> </text:p>
      <text:p text:style-name="Standard"><text:soft-page-break/>De todos los trozos, cogió el mas grande.<text:span text:style-name="Emphasis">From all the pieces, she picked the biggest one.</text:span></text:p>
      <text:p text:style-name="Standard">3. (to understand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¿Cogiste el chiste?<text:span text:style-name="Emphasis">Did you get the joke?</text:span></text:p>
      <text:p text:style-name="Standard">4. (with directions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Coja la segunda calle a la derecha.<text:span text:style-name="Emphasis">Take the second street on your right.</text:span></text:p>
      <text:p text:style-name="Standard">5. (to get sick with) </text:p>
      <text:p text:style-name="Standard">a. <text:a xlink:type="simple" xlink:href="http://www.spanishdict.com/translate/to%20catch" text:style-name="Internet_20_link" text:visited-style-name="Visited_20_Internet_20_Link">to catch</text:a> </text:p>
      <text:p text:style-name="Standard">Estoy a punto de coger un resfriado.<text:span text:style-name="Emphasis">I am about to catch a cold.</text:span></text:p>
      <text:p text:style-name="Standard">6. (to form a habit) </text:p>
      <text:p text:style-name="Standard">a. <text:a xlink:type="simple" xlink:href="http://www.spanishdict.com/translate/to%20get%20into" text:style-name="Internet_20_link" text:visited-style-name="Visited_20_Internet_20_Link">to get into</text:a> </text:p>
      <text:p text:style-name="Standard">Cogieron la costumbre de venir a visitarnos todos los días.<text:span text:style-name="Emphasis">They got into the habit of visiting us every day.</text:span></text:p>
      <text:p text:style-name="Standard">7. (to take transportation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¿Vas a coger el tren o el autobús?<text:span text:style-name="Emphasis">Are you taking the train or the bus?</text:span></text:p>
      <text:p text:style-name="Standard">8. (to own temporarily) </text:p>
      <text:p text:style-name="Standard">a. <text:a xlink:type="simple" xlink:href="http://www.spanishdict.com/translate/to%20borrow" text:style-name="Internet_20_link" text:visited-style-name="Visited_20_Internet_20_Link">to borrow</text:a> </text:p>
      <text:p text:style-name="Standard">¿Puedo cogerte el lápiz un momento?<text:span text:style-name="Emphasis">May I borrow your pencil for a second?</text:span></text:p>
      <text:p text:style-name="Standard">9. (vulgar) (to have sex) (Bolivia) (Central America) (Mexico) (Paraguay) (River Plate) (Venezuela) </text:p>
      <text:p text:style-name="Standard">a. <text:a xlink:type="simple" xlink:href="http://www.spanishdict.com/translate/to%20fuck" text:style-name="Internet_20_link" text:visited-style-name="Visited_20_Internet_20_Link">to fuck</text:a> (vulgar) </text:p>
      <text:p text:style-name="Standard">¿A poco la cogiste?<text:span text:style-name="Emphasis">Did you really fuck her?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0. (to be located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l restaurante coge cerca de aquí.<text:span text:style-name="Emphasis">The restaurant is near here.</text:span></text:p>
      <text:p text:style-name="Standard">11. (vulgar) (to have sex) (Bolivia) (Central America) (Mexico) (Paraguay) (River Plate) (Venezuela) </text:p>
      <text:p text:style-name="Standard">a. <text:a xlink:type="simple" xlink:href="http://www.spanishdict.com/translate/to%20fuck" text:style-name="Internet_20_link" text:visited-style-name="Visited_20_Internet_20_Link">to fuck</text:a> (vulgar) </text:p>
      <text:p text:style-name="Standard">Cogieron en el cine.<text:span text:style-name="Emphasis">They fucked in the movie theater.</text:span></text:p>
      <text:p text:style-name="Standard">cog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2. (to grab) </text:p>
      <text:p text:style-name="Standard">a. <text:a xlink:type="simple" xlink:href="http://www.spanishdict.com/translate/to%20grab" text:style-name="Internet_20_link" text:visited-style-name="Visited_20_Internet_20_Link">to grab</text:a> </text:p>
      <text:p text:style-name="Standard">Cógete unas galletas y cómetelas en el coche.<text:span text:style-name="Emphasis">Grab some cookies and eat them in the car.</text:span></text:p>
      <text:p text:style-name="Standard">13. (to hold) </text:p>
      <text:p text:style-name="Standard">a. <text:a xlink:type="simple" xlink:href="http://www.spanishdict.com/translate/to%20hold%20on%20to" text:style-name="Internet_20_link" text:visited-style-name="Visited_20_Internet_20_Link">to hold on to</text:a> </text:p>
      <text:p text:style-name="Standard">Cógete fuerte de la cuerda en el descenso. <text:span text:style-name="Emphasis">Hold on to the rope tightly during your descent.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4. (to get stuck) </text:p>
      <text:p text:style-name="Standard">a. <text:a xlink:type="simple" xlink:href="http://www.spanishdict.com/translate/to%20catch" text:style-name="Internet_20_link" text:visited-style-name="Visited_20_Internet_20_Link">to catch</text:a> </text:p>
      <text:p text:style-name="Standard">Se cogió los dedos en la ventana.<text:span text:style-name="Emphasis">She caught her fingers in the window.</text:span></text:p>
      <text:p text:style-name="Standard">respe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how deference) </text:p>
      <text:p text:style-name="Standard">a. <text:a xlink:type="simple" xlink:href="http://www.spanishdict.com/translate/to%20respect" text:style-name="Internet_20_link" text:visited-style-name="Visited_20_Internet_20_Link">to respect</text:a> </text:p>
      <text:p text:style-name="Standard">Respetó a sus maestros en todo momento.<text:span text:style-name="Emphasis">She always respected her teachers.</text:span></text:p>
      <text:p text:style-name="Standard">2. (to comply) </text:p>
      <text:p text:style-name="Standard">a. <text:a xlink:type="simple" xlink:href="http://www.spanishdict.com/translate/to%20observe" text:style-name="Internet_20_link" text:visited-style-name="Visited_20_Internet_20_Link">to observe</text:a> </text:p>
      <text:p text:style-name="Standard">Hay que respetar las normas de seguridad.<text:span text:style-name="Emphasis">Safety standards should be observed.</text:span></text:p>
      <text:p text:style-name="Standard"><text:soft-page-break/>respe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have self-respect) </text:p>
      <text:p text:style-name="Standard">a. <text:a xlink:type="simple" xlink:href="http://www.spanishdict.com/translate/to%20respect" text:style-name="Internet_20_link" text:visited-style-name="Visited_20_Internet_20_Link">to respect</text:a> </text:p>
      <text:p text:style-name="Standard">No te respetará nadie si tú no te respetas. <text:span text:style-name="Emphasis">No one will respect you if you do not respect yourself.</text:span></text:p>
      <text:p text:style-name="Standard">desper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wake from sleep) </text:p>
      <text:p text:style-name="Standard">a. <text:a xlink:type="simple" xlink:href="http://www.spanishdict.com/translate/to%20wake%20up" text:style-name="Internet_20_link" text:visited-style-name="Visited_20_Internet_20_Link">to wake up</text:a> </text:p>
      <text:p text:style-name="Standard">La policía vino y despertó a todo el edificio.<text:span text:style-name="Emphasis">The police came and woke up the whole building.</text:span></text:p>
      <text:p text:style-name="Standard">2. (to stimulate) </text:p>
      <text:p text:style-name="Standard">a. <text:a xlink:type="simple" xlink:href="http://www.spanishdict.com/translate/to%20arouse" text:style-name="Internet_20_link" text:visited-style-name="Visited_20_Internet_20_Link">to arouse</text:a> </text:p>
      <text:p text:style-name="Standard">Por donde quiera que vaya despierta simpatías.<text:span text:style-name="Emphasis">Wherever he goes he arouses sympathy.</text:span></text:p>
      <text:p text:style-name="Standard">3. (to conjure) </text:p>
      <text:p text:style-name="Standard">a. <text:a xlink:type="simple" xlink:href="http://www.spanishdict.com/translate/to%20awaken" text:style-name="Internet_20_link" text:visited-style-name="Visited_20_Internet_20_Link">to awaken</text:a> </text:p>
      <text:p text:style-name="Standard">Los olores despertaron viejos recuerdos de la infancia.<text:span text:style-name="Emphasis">The smells awakened old childhood memories.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4. (start) </text:p>
      <text:p text:style-name="Standard">a. <text:a xlink:type="simple" xlink:href="http://www.spanishdict.com/translate/awakening" text:style-name="Internet_20_link" text:visited-style-name="Visited_20_Internet_20_Link">awakening</text:a> </text:p>
      <text:p text:style-name="Standard">Con el despertar de la naturaleza en primavera, florecen muchas flores hermosas. <text:span text:style-name="Emphasis">With the awakening of nature in spring, many beautiful flowers bloom. </text:span></text:p>
      <text:p text:style-name="Standard">desper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awake from sleep) </text:p>
      <text:p text:style-name="Standard">a. <text:a xlink:type="simple" xlink:href="http://www.spanishdict.com/translate/to%20wake%20up" text:style-name="Internet_20_link" text:visited-style-name="Visited_20_Internet_20_Link">to wake up</text:a> </text:p>
      <text:p text:style-name="Standard">Despiértame antes de irte.<text:span text:style-name="Emphasis">Wake me up before you go.</text:span></text:p>
      <text:p text:style-name="Standard">pe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forceful contact with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Le pegó a la pelota de béisbol y marcó un jonrón.<text:span text:style-name="Emphasis">He hit the baseball and scored a home run.</text:span></text:p>
      <text:p text:style-name="Standard">2. (to attach) </text:p>
      <text:p text:style-name="Standard">a. <text:a xlink:type="simple" xlink:href="http://www.spanishdict.com/translate/to%20stick" text:style-name="Internet_20_link" text:visited-style-name="Visited_20_Internet_20_Link">to stick</text:a> </text:p>
      <text:p text:style-name="Standard">Pega este dibujo al lado del otro con chinches.<text:span text:style-name="Emphasis">Stick this drawing next to that one with thumbtacks.</text:span></text:p>
      <text:p text:style-name="Standard">b. <text:a xlink:type="simple" xlink:href="http://www.spanishdict.com/translate/to%20glue" text:style-name="Internet_20_link" text:visited-style-name="Visited_20_Internet_20_Link">to glue</text:a> (with glue) </text:p>
      <text:p text:style-name="Standard">Pega las dos hojas juntas y luego dóblalas por la mitad. <text:span text:style-name="Emphasis">Glue the two sheets together and then fold them in half.</text:span></text:p>
      <text:p text:style-name="Standard">c. <text:a xlink:type="simple" xlink:href="http://www.spanishdict.com/translate/to%20paste" text:style-name="Internet_20_link" text:visited-style-name="Visited_20_Internet_20_Link">to paste</text:a> (with glue) </text:p>
      <text:p text:style-name="Standard">Voy a pegar esto en mi cuaderno para que me inspire.<text:span text:style-name="Emphasis">I'm going to paste this in my notebook for inspiration.</text:span></text:p>
      <text:p text:style-name="Standard">3. (to mistreat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A menudo le pega a su hermano.<text:span text:style-name="Emphasis">He often hits his brother. </text:span></text:p>
      <text:p text:style-name="Standard">b. <text:a xlink:type="simple" xlink:href="http://www.spanishdict.com/translate/to%20beat" text:style-name="Internet_20_link" text:visited-style-name="Visited_20_Internet_20_Link">to beat</text:a> </text:p>
      <text:p text:style-name="Standard">Lo encarcelaron por pegarle a su perro.<text:span text:style-name="Emphasis">They put him in jail for beating his dog. </text:span></text:p>
      <text:p text:style-name="Standard">4. (computing) </text:p>
      <text:p text:style-name="Standard">a. <text:a xlink:type="simple" xlink:href="http://www.spanishdict.com/translate/to%20paste" text:style-name="Internet_20_link" text:visited-style-name="Visited_20_Internet_20_Link">to paste</text:a> </text:p>
      <text:p text:style-name="Standard">Copia ese texto y pégalo en este documento.<text:span text:style-name="Emphasis">Copy that text and paste it into this document.</text:span></text:p>
      <text:p text:style-name="Standard">5. (to transmit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<text:soft-page-break/>Mi tía me pegó la gripa y ahora me tengo que quedar en casa.<text:span text:style-name="Emphasis">My aunt gave me the flu and now I have to stay home. </text:span></text:p>
      <text:p text:style-name="Standard">6. (to bring closer) </text:p>
      <text:p text:style-name="Standard">a. <text:a xlink:type="simple" xlink:href="http://www.spanishdict.com/translate/to%20pull%20up" text:style-name="Internet_20_link" text:visited-style-name="Visited_20_Internet_20_Link">to pull up</text:a> </text:p>
      <text:p text:style-name="Standard">Pega la silla a la mesa, por favor.<text:span text:style-name="Emphasis">Pull the chair up to the table, please.</text:span></text:p>
      <text:p text:style-name="Standard">7. (to give) </text:p>
      <text:p text:style-name="Standard">a. no direct translation </text:p>
      <text:p text:style-name="Standard">Está en el hospital después de que le hayan pegado un tiro.<text:span text:style-name="Emphasis">He's in the hospital after having been shot.</text:span></text:p>
      <text:p text:style-name="Standard">Cuando vio el ratón, pegó un grito.<text:span text:style-name="Emphasis">When she saw the mouse, she screame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8. (to go with) </text:p>
      <text:p text:style-name="Standard">a. <text:a xlink:type="simple" xlink:href="http://www.spanishdict.com/translate/to%20match" text:style-name="Internet_20_link" text:visited-style-name="Visited_20_Internet_20_Link">to match</text:a> </text:p>
      <text:p text:style-name="Standard">Esos zapatos no pegan con ese vestido.<text:span text:style-name="Emphasis">Those shoes don't match that dress.</text:span></text:p>
      <text:p text:style-name="Standard">peg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9. (to swing at each other) </text:p>
      <text:p text:style-name="Standard">a. <text:a xlink:type="simple" xlink:href="http://www.spanishdict.com/translate/to%20hit%20each%20other" text:style-name="Internet_20_link" text:visited-style-name="Visited_20_Internet_20_Link">to hit each other</text:a> </text:p>
      <text:p text:style-name="Standard">Mis dos hermanos siempre se pegan cuando vamos al supermercado.<text:span text:style-name="Emphasis">My two brothers always hit each other when we go to the supermarket. 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0. (to strike oneself) </text:p>
      <text:p text:style-name="Standard">a. <text:a xlink:type="simple" xlink:href="http://www.spanishdict.com/translate/to%20hit%20oneself" text:style-name="Internet_20_link" text:visited-style-name="Visited_20_Internet_20_Link">to hit oneself</text:a> </text:p>
      <text:p text:style-name="Standard">El niñito se pegó con su mochila y empezó a llorar. <text:span text:style-name="Emphasis">The little boy hit himself with his backpack and began to cry.</text:span></text:p>
      <text:p text:style-name="Standard">b. <text:a xlink:type="simple" xlink:href="http://www.spanishdict.com/translate/to%20bump%20into" text:style-name="Internet_20_link" text:visited-style-name="Visited_20_Internet_20_Link">to bump into</text:a> </text:p>
      <text:p text:style-name="Standard">Me pegué con la silla al salir de la cocina.<text:span text:style-name="Emphasis">I bumped into the chair as I was leaving the kitchen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1. (to cling) </text:p>
      <text:p text:style-name="Standard">a. <text:a xlink:type="simple" xlink:href="http://www.spanishdict.com/translate/to%20stick" text:style-name="Internet_20_link" text:visited-style-name="Visited_20_Internet_20_Link">to stick</text:a> </text:p>
      <text:p text:style-name="Standard">Los frijoles se pegaron a la olla y no los puedo quitar.<text:span text:style-name="Emphasis">The beans stuck to the pan and I can't scrape them off.</text:span></text:p>
      <text:p text:style-name="Standard">12. (to catch) </text:p>
      <text:p text:style-name="Standard">a. <text:a xlink:type="simple" xlink:href="http://www.spanishdict.com/translate/to%20pick%20up" text:style-name="Internet_20_link" text:visited-style-name="Visited_20_Internet_20_Link">to pick up</text:a> </text:p>
      <text:p text:style-name="Standard">Siempre se me pega el acento cubano de mi abuelo cuando lo visito.<text:span text:style-name="Emphasis">I always pick up my grandfather's Cuban accent when I visit him. </text:span></text:p>
      <text:p text:style-name="Standard">her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arm physically) </text:p>
      <text:p text:style-name="Standard">a. <text:a xlink:type="simple" xlink:href="http://www.spanishdict.com/translate/to%20wound" text:style-name="Internet_20_link" text:visited-style-name="Visited_20_Internet_20_Link">to wound</text:a> </text:p>
      <text:p text:style-name="Standard">La bala lo hirió en el hombro.<text:span text:style-name="Emphasis">The bullet wounded him in the shoulder.</text:span></text:p>
      <text:p text:style-name="Standard">b. <text:a xlink:type="simple" xlink:href="http://www.spanishdict.com/translate/to%20injure" text:style-name="Internet_20_link" text:visited-style-name="Visited_20_Internet_20_Link">to injure</text:a> </text:p>
      <text:p text:style-name="Standard">La explosión hirió a varias personas, pero a ninguna de gravedad.<text:span text:style-name="Emphasis">The explosion injured several people, but none of them seriously.</text:span></text:p>
      <text:p text:style-name="Standard">2. (to offend) </text:p>
      <text:p text:style-name="Standard">a. <text:a xlink:type="simple" xlink:href="http://www.spanishdict.com/translate/to%20hurt" text:style-name="Internet_20_link" text:visited-style-name="Visited_20_Internet_20_Link">to hurt</text:a> </text:p>
      <text:p text:style-name="Standard">Tus palabras hirieron su orgullo.<text:span text:style-name="Emphasis">Your words hurt his pride.</text:span></text:p>
      <text:p text:style-name="Standard">3. (to damage) </text:p>
      <text:p text:style-name="Standard">a. <text:a xlink:type="simple" xlink:href="http://www.spanishdict.com/translate/to%20hurt" text:style-name="Internet_20_link" text:visited-style-name="Visited_20_Internet_20_Link">to hurt</text:a> </text:p>
      <text:p text:style-name="Standard">Los colores brillantes me hieren la vista.<text:span text:style-name="Emphasis">Bright colors hurt my eyes.</text:span></text:p>
      <text:p text:style-name="Standard">4. (to beat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<text:soft-page-break/>Dobla las rodillas y hiere la pelota con el palo.<text:span text:style-name="Emphasis">Bend your knees and hit the ball with the club.</text:span></text:p>
      <text:p text:style-name="Standard">b. <text:a xlink:type="simple" xlink:href="http://www.spanishdict.com/translate/to%20strike" text:style-name="Internet_20_link" text:visited-style-name="Visited_20_Internet_20_Link">to strike</text:a> </text:p>
      <text:p text:style-name="Standard">Hirió la pelota de béisbol muy fuerte.<text:span text:style-name="Emphasis">He stroke the baseball really hard.</text:span></text:p>
      <text:p text:style-name="Standard">her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harm oneself physically) </text:p>
      <text:p text:style-name="Standard">a. <text:a xlink:type="simple" xlink:href="http://www.spanishdict.com/translate/to%20hurt" text:style-name="Internet_20_link" text:visited-style-name="Visited_20_Internet_20_Link">to hurt</text:a> </text:p>
      <text:p text:style-name="Standard">Se hirió la mano cuando estaba cortando la cebolla.<text:span text:style-name="Emphasis">He hurt his hand when he was cutting an onion.</text:span></text:p>
      <text:p text:style-name="Standard">b. <text:a xlink:type="simple" xlink:href="http://www.spanishdict.com/translate/to%20injure%20oneself" text:style-name="Internet_20_link" text:visited-style-name="Visited_20_Internet_20_Link">to injure oneself</text:a> </text:p>
      <text:p text:style-name="Standard">Me herí tratando de escapar.<text:span text:style-name="Emphasis">I injured myself trying to escape.</text:span></text:p>
      <text:p text:style-name="Standard">llor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produce tears) </text:p>
      <text:p text:style-name="Standard">a. <text:a xlink:type="simple" xlink:href="http://www.spanishdict.com/translate/to%20cry" text:style-name="Internet_20_link" text:visited-style-name="Visited_20_Internet_20_Link">to cry</text:a> </text:p>
      <text:p text:style-name="Standard">La mujer empezó a llorar y no sabíamos cómo consolarla.<text:span text:style-name="Emphasis">The woman started crying and we didn't know how to comfort her.</text:span></text:p>
      <text:p text:style-name="Standard">b. <text:a xlink:type="simple" xlink:href="http://www.spanishdict.com/translate/to%20weep" text:style-name="Internet_20_link" text:visited-style-name="Visited_20_Internet_20_Link">to weep</text:a> </text:p>
      <text:p text:style-name="Standard">Todos lloraban en el funeral.<text:span text:style-name="Emphasis">Everyone was weeping at the funeral.</text:span></text:p>
      <text:p text:style-name="Standard">2. (to secrete water) </text:p>
      <text:p text:style-name="Standard">a. <text:a xlink:type="simple" xlink:href="http://www.spanishdict.com/translate/to%20whine" text:style-name="Internet_20_link" text:visited-style-name="Visited_20_Internet_20_Link">to whine</text:a> </text:p>
      <text:p text:style-name="Standard">No te entiendo cuando estás llorando. ¡Háblame bien!<text:span text:style-name="Emphasis">I don't know what you're saying when you're whining. Speak properly!</text:span></text:p>
      <text:p text:style-name="Standard">b. <text:a xlink:type="simple" xlink:href="http://www.spanishdict.com/translate/to%20moan" text:style-name="Internet_20_link" text:visited-style-name="Visited_20_Internet_20_Link">to moan</text:a> </text:p>
      <text:p text:style-name="Standard">Llórale un poquito a la abuela a ver si te paga el viaje.<text:span text:style-name="Emphasis">Why don't you go and moan to your grandma and see if she'll pay for the trip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produce tears) </text:p>
      <text:p text:style-name="Standard">a. <text:a xlink:type="simple" xlink:href="http://www.spanishdict.com/translate/to%20cry" text:style-name="Internet_20_link" text:visited-style-name="Visited_20_Internet_20_Link">to cry</text:a> </text:p>
      <text:p text:style-name="Standard">"Perdí mi peluche," dijo la niñita mientras lloraba lágrimas amargas.<text:span text:style-name="Emphasis">"I lost my teddy," said the little girl while she cried bitter tears.</text:span></text:p>
      <text:p text:style-name="Standard">4. (to produce tears) </text:p>
      <text:p text:style-name="Standard">a. <text:a xlink:type="simple" xlink:href="http://www.spanishdict.com/translate/to%20cry" text:style-name="Internet_20_link" text:visited-style-name="Visited_20_Internet_20_Link">to cry</text:a> </text:p>
      <text:p text:style-name="Standard">"Perdí mi peluche," dijo la niñita mientras lloraba lágrimas amargas.<text:span text:style-name="Emphasis">"I lost my teddy," said the little girl while she cried bitter tears.</text:span></text:p>
      <text:p text:style-name="Standard">5. (to secrete water) </text:p>
      <text:p text:style-name="Standard">a. <text:a xlink:type="simple" xlink:href="http://www.spanishdict.com/translate/to%20water" text:style-name="Internet_20_link" text:visited-style-name="Visited_20_Internet_20_Link">to water</text:a> </text:p>
      <text:p text:style-name="Standard">Me lloran los ojos si hay demasiada luz.<text:span text:style-name="Emphasis">My eyes water when it's too bright.</text:span></text:p>
      <text:p text:style-name="Standard">6. (to lament) </text:p>
      <text:p text:style-name="Standard">a. <text:a xlink:type="simple" xlink:href="http://www.spanishdict.com/translate/to%20mourn" text:style-name="Internet_20_link" text:visited-style-name="Visited_20_Internet_20_Link">to mourn</text:a> </text:p>
      <text:p text:style-name="Standard">Lloramos su muerte cada día.<text:span text:style-name="Emphasis">We mourn his passing every day.</text:span></text:p>
      <text:p text:style-name="Standard">despos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join in matrimony) </text:p>
      <text:p text:style-name="Standard">a. <text:a xlink:type="simple" xlink:href="http://www.spanishdict.com/translate/to%20marry" text:style-name="Internet_20_link" text:visited-style-name="Visited_20_Internet_20_Link">to marry</text:a> </text:p>
      <text:p text:style-name="Standard">La madre de la novia es hermana del sacerdote que desposó a la pareja.<text:span text:style-name="Emphasis">The bride's mother is the sister of the priest who married the couple.</text:span></text:p>
      <text:p text:style-name="Standard">despos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be joined in matrimony) </text:p>
      <text:p text:style-name="Standard">a. <text:a xlink:type="simple" xlink:href="http://www.spanishdict.com/translate/to%20get%20married" text:style-name="Internet_20_link" text:visited-style-name="Visited_20_Internet_20_Link">to get married</text:a> </text:p>
      <text:p text:style-name="Standard">Alma y Jairo se desposaron en una hermosa capilla antigua.<text:span text:style-name="Emphasis">Alma and Jairo got married in a beautiful old chapel.</text:span></text:p>
      <text:p text:style-name="Standard"><text:soft-page-break/>b. <text:a xlink:type="simple" xlink:href="http://www.spanishdict.com/translate/to%20marry" text:style-name="Internet_20_link" text:visited-style-name="Visited_20_Internet_20_Link">to marry</text:a> </text:p>
      <text:p text:style-name="Standard">El rey le dijo a la princesa que no tenía otro remedio que desposarse con el viejo duque.<text:span text:style-name="Emphasis">The king told the princess she had no choice but to marry the old duke.</text:span></text:p>
      <text:p text:style-name="Standard">engend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ring into the world) </text:p>
      <text:p text:style-name="Standard">a. <text:a xlink:type="simple" xlink:href="http://www.spanishdict.com/translate/to%20produce" text:style-name="Internet_20_link" text:visited-style-name="Visited_20_Internet_20_Link">to produce</text:a> </text:p>
      <text:p text:style-name="Standard">La reina no engendró ningún heredero.<text:span text:style-name="Emphasis">The queen did not produce an heir.</text:span></text:p>
      <text:p text:style-name="Standard">b. <text:a xlink:type="simple" xlink:href="http://www.spanishdict.com/translate/to%20have" text:style-name="Internet_20_link" text:visited-style-name="Visited_20_Internet_20_Link">to have</text:a> </text:p>
      <text:p text:style-name="Standard">La mujer engendró un solo hijo varón.<text:span text:style-name="Emphasis">The woman had only one male child.</text:span></text:p>
      <text:p text:style-name="Standard">c. <text:a xlink:type="simple" xlink:href="http://www.spanishdict.com/translate/to%20give%20birth%20to" text:style-name="Internet_20_link" text:visited-style-name="Visited_20_Internet_20_Link">to give birth to</text:a> (a woman) </text:p>
      <text:p text:style-name="Standard">Creo que he engendrado a un monstruo.<text:span text:style-name="Emphasis">I think I've given birth to a monster.</text:span></text:p>
      <text:p text:style-name="Standard">d. <text:a xlink:type="simple" xlink:href="http://www.spanishdict.com/translate/to%20father" text:style-name="Internet_20_link" text:visited-style-name="Visited_20_Internet_20_Link">to father</text:a> (a man) </text:p>
      <text:p text:style-name="Standard">El marido de Marisa ya no puede engendrar más hijos.<text:span text:style-name="Emphasis">Marisa's husband cannot father any more children.</text:span></text:p>
      <text:p text:style-name="Standard">e. <text:a xlink:type="simple" xlink:href="http://www.spanishdict.com/translate/to%20conceive" text:style-name="Internet_20_link" text:visited-style-name="Visited_20_Internet_20_Link">to conceive</text:a> (a woman or a couple) </text:p>
      <text:p text:style-name="Standard">David es padre de una niña engendrada por inseminación artificial.<text:span text:style-name="Emphasis">David is the father of a little girl conceived by artificial insemination.</text:span></text:p>
      <text:p text:style-name="Standard">f. <text:a xlink:type="simple" xlink:href="http://www.spanishdict.com/translate/to%20beget" text:style-name="Internet_20_link" text:visited-style-name="Visited_20_Internet_20_Link">to beget</text:a> (literary) </text:p>
      <text:p text:style-name="Standard">El sacerdote dijo que el matrimonio sirve para engendrar niños.<text:span text:style-name="Emphasis">The priest said that marriage is for begetting children.</text:span></text:p>
      <text:p text:style-name="Standard">2. (to lead to) </text:p>
      <text:p text:style-name="Standard">a. <text:a xlink:type="simple" xlink:href="http://www.spanishdict.com/translate/to%20give%20rise%20to" text:style-name="Internet_20_link" text:visited-style-name="Visited_20_Internet_20_Link">to give rise to</text:a> </text:p>
      <text:p text:style-name="Standard">El cambio climático puede engendrar enfermedades, sequías, inundaciones y hambrunas.<text:span text:style-name="Emphasis">Climate change may give rise to diseases, droughts, floods and famines.</text:span></text:p>
      <text:p text:style-name="Standard">b. <text:a xlink:type="simple" xlink:href="http://www.spanishdict.com/translate/to%20cause" text:style-name="Internet_20_link" text:visited-style-name="Visited_20_Internet_20_Link">to cause</text:a> </text:p>
      <text:p text:style-name="Standard">El involucramiento del ejército engendró alarma entre los ciudadanos.<text:span text:style-name="Emphasis">The involvement of the army caused alarm among citizens.</text:span></text:p>
      <text:p text:style-name="Standard">c. <text:a xlink:type="simple" xlink:href="http://www.spanishdict.com/translate/to%20engender" text:style-name="Internet_20_link" text:visited-style-name="Visited_20_Internet_20_Link">to engender</text:a> </text:p>
      <text:p text:style-name="Standard">Toda esta burocracia engendra un sentimiento de impotencia.<text:span text:style-name="Emphasis">All this bureaucracy engenders feelings of powerlessness.</text:span></text:p>
      <text:p text:style-name="Standard">d. <text:a xlink:type="simple" xlink:href="http://www.spanishdict.com/translate/to%20breed" text:style-name="Internet_20_link" text:visited-style-name="Visited_20_Internet_20_Link">to breed</text:a> </text:p>
      <text:p text:style-name="Standard">La violencia engendra violencia.<text:span text:style-name="Emphasis">Violence breeds violence.</text:span></text:p>
      <text:p text:style-name="Standard">e. <text:a xlink:type="simple" xlink:href="http://www.spanishdict.com/translate/to%20beget" text:style-name="Internet_20_link" text:visited-style-name="Visited_20_Internet_20_Link">to beget</text:a> (literary) </text:p>
      <text:p text:style-name="Standard">El odio no engendra más que odio.<text:span text:style-name="Emphasis">Hatred begets nothing but hatred.</text:span></text:p>
      <text:p text:style-name="Standard">3. (mathematics) </text:p>
      <text:p text:style-name="Standard">a. <text:a xlink:type="simple" xlink:href="http://www.spanishdict.com/translate/to%20generate" text:style-name="Internet_20_link" text:visited-style-name="Visited_20_Internet_20_Link">to generate</text:a> </text:p>
      <text:p text:style-name="Standard">Un círculo que gira sobre su eje engendra una esfera.<text:span text:style-name="Emphasis">A circle rotating around its axis generates a spher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reproduce) </text:p>
      <text:p text:style-name="Standard">a. <text:a xlink:type="simple" xlink:href="http://www.spanishdict.com/translate/to%20have%20children" text:style-name="Internet_20_link" text:visited-style-name="Visited_20_Internet_20_Link">to have children</text:a> </text:p>
      <text:p text:style-name="Standard">Después de la enfermedad ya no puede engendrar.<text:span text:style-name="Emphasis">Following her illness, she can no longer have children.</text:span></text:p>
      <text:p text:style-name="Standard">b. <text:a xlink:type="simple" xlink:href="http://www.spanishdict.com/translate/to%20get%20pregnant" text:style-name="Internet_20_link" text:visited-style-name="Visited_20_Internet_20_Link">to get pregnant</text:a> (a woman) </text:p>
      <text:p text:style-name="Standard">Ana tenía dudas sobre si podría engendrar.<text:span text:style-name="Emphasis">Ana doubted whether she would be able to get pregnant.</text:span></text:p>
      <text:p text:style-name="Standard">c. <text:a xlink:type="simple" xlink:href="http://www.spanishdict.com/translate/to%20procreate" text:style-name="Internet_20_link" text:visited-style-name="Visited_20_Internet_20_Link">to procreate</text:a> (literary) </text:p>
      <text:p text:style-name="Standard">Las mujeres ya no pueden engendrar después de la menopausia.<text:span text:style-name="Emphasis">Women can no longer procreate after the menopause.</text:span></text:p>
      <text:p text:style-name="Standard">engend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be produced) </text:p>
      <text:p text:style-name="Standard"><text:soft-page-break/>a. <text:a xlink:type="simple" xlink:href="http://www.spanishdict.com/translate/to%20arise" text:style-name="Internet_20_link" text:visited-style-name="Visited_20_Internet_20_Link">to arise</text:a> </text:p>
      <text:p text:style-name="Standard">Debido a la crisis, pueden engendrarse problemas como el desempleo.<text:span text:style-name="Emphasis">Problems such as unemployment may arise as a result of the economic crisis.</text:span></text:p>
      <text:p text:style-name="Standard">b. <text:a xlink:type="simple" xlink:href="http://www.spanishdict.com/translate/to%20come%20about" text:style-name="Internet_20_link" text:visited-style-name="Visited_20_Internet_20_Link">to come about</text:a> </text:p>
      <text:p text:style-name="Standard">No debemos olvidar nunca cómo se engendró el nazismo.<text:span text:style-name="Emphasis">We must never forget how Nazism came about.</text:span></text:p>
      <text:p text:style-name="Standard">c. <text:a xlink:type="simple" xlink:href="http://www.spanishdict.com/translate/to%20be%20born" text:style-name="Internet_20_link" text:visited-style-name="Visited_20_Internet_20_Link">to be born</text:a> </text:p>
      <text:p text:style-name="Standard">Fue aquí donde se engendró la canción más famosa de la cantautora.<text:span text:style-name="Emphasis">It was here that the singer-songwriter's most famous song was born.</text:span></text:p>
      <text:p text:style-name="Standard">inmo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literary) (to kill) </text:p>
      <text:p text:style-name="Standard">a. <text:a xlink:type="simple" xlink:href="http://www.spanishdict.com/translate/to%20sacrifice" text:style-name="Internet_20_link" text:visited-style-name="Visited_20_Internet_20_Link">to sacrifice</text:a> </text:p>
      <text:p text:style-name="Standard">Esta tribu acostumbraba inmolar vacas como ofrenda a sus dioses.<text:span text:style-name="Emphasis">This tribe used to sacrifice cows as an offering to their gods.</text:span></text:p>
      <text:p text:style-name="Standard">inmol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literary) (to kill oneself) </text:p>
      <text:p text:style-name="Standard">a. <text:a xlink:type="simple" xlink:href="http://www.spanishdict.com/translate/to%20sacrifice%20oneself" text:style-name="Internet_20_link" text:visited-style-name="Visited_20_Internet_20_Link">to sacrifice oneself</text:a> </text:p>
      <text:p text:style-name="Standard">El hombre se inmoló a las puertas del palacio presidential como medida de protesta por el maltrato a los inmigrantes.<text:span text:style-name="Emphasis">The man sacrificed himself in front of the Presidential Palace to protest the mistreatment of immigrants.</text:span></text:p>
      <text:p text:style-name="Standard">encont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find something lost) </text:p>
      <text:p text:style-name="Standard">a. <text:a xlink:type="simple" xlink:href="http://www.spanishdict.com/translate/to%20find" text:style-name="Internet_20_link" text:visited-style-name="Visited_20_Internet_20_Link">to find</text:a> </text:p>
      <text:p text:style-name="Standard">Al fin encontré las llaves del coche.<text:span text:style-name="Emphasis">I finally found my car keys.</text:span></text:p>
      <text:p text:style-name="Standard">2. (to uncover) </text:p>
      <text:p text:style-name="Standard">a. <text:a xlink:type="simple" xlink:href="http://www.spanishdict.com/translate/to%20discover" text:style-name="Internet_20_link" text:visited-style-name="Visited_20_Internet_20_Link">to discover</text:a> </text:p>
      <text:p text:style-name="Standard">Ellos encontraron una caja vieja en el bosque. <text:span text:style-name="Emphasis">They discovered an old box in the forest. </text:span></text:p>
      <text:p text:style-name="Standard">b. <text:a xlink:type="simple" xlink:href="http://www.spanishdict.com/translate/to%20encounter" text:style-name="Internet_20_link" text:visited-style-name="Visited_20_Internet_20_Link">to encounter</text:a> </text:p>
      <text:p text:style-name="Standard">Encontramos una división en el sendero y no sabemos qué dirección tomar. <text:span text:style-name="Emphasis">We found a split in the trail and we don't know which one to take. </text:span></text:p>
      <text:p text:style-name="Standard">3. (to get together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Nos encontraremos en el bar para una copa.<text:span text:style-name="Emphasis">We'll meet at the bar for a drink.</text:span></text:p>
      <text:p text:style-name="Standard">encont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situated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La playa se encuentra al otro lado de la calle.<text:span text:style-name="Emphasis">The beach is on the opposite side of the street.</text:span></text:p>
      <text:p text:style-name="Standard">5. (to sense) </text:p>
      <text:p text:style-name="Standard">a. <text:a xlink:type="simple" xlink:href="http://www.spanishdict.com/translate/to%20feel" text:style-name="Internet_20_link" text:visited-style-name="Visited_20_Internet_20_Link">to feel</text:a> </text:p>
      <text:p text:style-name="Standard">No me encuentro animado.<text:span text:style-name="Emphasis">I don't feel lively.</text:span></text:p>
      <text:p text:style-name="Standard">nac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come into the world) </text:p>
      <text:p text:style-name="Standard">a. <text:a xlink:type="simple" xlink:href="http://www.spanishdict.com/translate/to%20be%20born" text:style-name="Internet_20_link" text:visited-style-name="Visited_20_Internet_20_Link">to be born</text:a> </text:p>
      <text:p text:style-name="Standard">Su bebé nacerá muy pronto.<text:span text:style-name="Emphasis">Her baby will be born very soon.</text:span></text:p>
      <text:p text:style-name="Standard">b. <text:a xlink:type="simple" xlink:href="http://www.spanishdict.com/translate/to%20hatch" text:style-name="Internet_20_link" text:visited-style-name="Visited_20_Internet_20_Link">to hatch</text:a> (from an egg) </text:p>
      <text:p text:style-name="Standard">¿Cuántos pollitos han nacido?<text:span text:style-name="Emphasis">How many chicks have hatched?</text:span></text:p>
      <text:p text:style-name="Standard">2. (to develop) </text:p>
      <text:p text:style-name="Standard"><text:soft-page-break/>a. <text:a xlink:type="simple" xlink:href="http://www.spanishdict.com/translate/to%20sprout" text:style-name="Internet_20_link" text:visited-style-name="Visited_20_Internet_20_Link">to sprout</text:a> </text:p>
      <text:p text:style-name="Standard">A mi orquídea le ha nacido una hoja nueva.<text:span text:style-name="Emphasis">My orchid has sprouted a new leaf.</text:span></text:p>
      <text:p text:style-name="Standard">b. <text:a xlink:type="simple" xlink:href="http://www.spanishdict.com/translate/to%20grow" text:style-name="Internet_20_link" text:visited-style-name="Visited_20_Internet_20_Link">to grow</text:a> </text:p>
      <text:p text:style-name="Standard">No se preocupe, le volverá a nacer el pelo.<text:span text:style-name="Emphasis">Don't worry, your hair will grow back.</text:span></text:p>
      <text:p text:style-name="Standard">3. (to originate) </text:p>
      <text:p text:style-name="Standard">a. <text:a xlink:type="simple" xlink:href="http://www.spanishdict.com/translate/to%20rise" text:style-name="Internet_20_link" text:visited-style-name="Visited_20_Internet_20_Link">to rise</text:a> </text:p>
      <text:p text:style-name="Standard">The Nile rises in central Africa.<text:span text:style-name="Emphasis">El Nilo nace en África central.</text:span></text:p>
      <text:p text:style-name="Standard">b. <text:a xlink:type="simple" xlink:href="http://www.spanishdict.com/translate/to%20have%20its%20source" text:style-name="Internet_20_link" text:visited-style-name="Visited_20_Internet_20_Link">to have its source</text:a> </text:p>
      <text:p text:style-name="Standard">El río nace en esa montaña.<text:span text:style-name="Emphasis">The river has its source in that mountain.</text:span></text:p>
      <text:p text:style-name="Standard">c. <text:a xlink:type="simple" xlink:href="http://www.spanishdict.com/translate/to%20start" text:style-name="Internet_20_link" text:visited-style-name="Visited_20_Internet_20_Link">to start</text:a> </text:p>
      <text:p text:style-name="Standard">El camino nace en la aldea.<text:span text:style-name="Emphasis">The path starts in the village.</text:span></text:p>
      <text:p text:style-name="Standard">4. (to arise) </text:p>
      <text:p text:style-name="Standard">a. <text:a xlink:type="simple" xlink:href="http://www.spanishdict.com/translate/to%20grow" text:style-name="Internet_20_link" text:visited-style-name="Visited_20_Internet_20_Link">to grow</text:a> </text:p>
      <text:p text:style-name="Standard">De ese encuentro, nació una bonita amistad.<text:span text:style-name="Emphasis">From that meeting, a beautiful friendship grew.</text:span></text:p>
      <text:p text:style-name="Standard">5. (astronomy) </text:p>
      <text:p text:style-name="Standard">a. <text:a xlink:type="simple" xlink:href="http://www.spanishdict.com/translate/to%20rise" text:style-name="Internet_20_link" text:visited-style-name="Visited_20_Internet_20_Link">to rise</text:a> </text:p>
      <text:p text:style-name="Standard">¿Por dónde nace el sol?<text:span text:style-name="Emphasis">Where does the sun rise?</text:span></text:p>
      <text:p text:style-name="Standard">call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say nothing) </text:p>
      <text:p text:style-name="Standard">a. <text:a xlink:type="simple" xlink:href="http://www.spanishdict.com/translate/to%20keep%20quiet" text:style-name="Internet_20_link" text:visited-style-name="Visited_20_Internet_20_Link">to keep quiet</text:a> </text:p>
      <text:p text:style-name="Standard">Mejor callar y esperar que no se repita.<text:span text:style-name="Emphasis">We'd better keep quiet and hope it doesn't happen again.</text:span></text:p>
      <text:p text:style-name="Standard">2. (to stop talking or making noise) </text:p>
      <text:p text:style-name="Standard">a. <text:a xlink:type="simple" xlink:href="http://www.spanishdict.com/translate/to%20be%20quiet" text:style-name="Internet_20_link" text:visited-style-name="Visited_20_Internet_20_Link">to be quiet</text:a> </text:p>
      <text:p text:style-name="Standard">Calla y déjame pensar.<text:span text:style-name="Emphasis">Be quiet and let me think.</text:span></text:p>
      <text:p text:style-name="Standard">b. <text:a xlink:type="simple" xlink:href="http://www.spanishdict.com/translate/to%20shut%20up" text:style-name="Internet_20_link" text:visited-style-name="Visited_20_Internet_20_Link">to shut up</text:a> (colloquial) </text:p>
      <text:p text:style-name="Standard">¡Calla! Ya has dicho suficiente.<text:span text:style-name="Emphasis">Shut up! You've already said enough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silence) (Latin America) </text:p>
      <text:p text:style-name="Standard">a. <text:a xlink:type="simple" xlink:href="http://www.spanishdict.com/translate/to%20keep%20quiet" text:style-name="Internet_20_link" text:visited-style-name="Visited_20_Internet_20_Link">to keep quiet</text:a> </text:p>
      <text:p text:style-name="Standard">Mece al bebé para que calle.<text:span text:style-name="Emphasis">Rock the baby to keep him quiet.</text:span></text:p>
      <text:p text:style-name="Standard">4. (to not tell) </text:p>
      <text:p text:style-name="Standard">a. <text:a xlink:type="simple" xlink:href="http://www.spanishdict.com/translate/to%20keep%20quiet%20about" text:style-name="Internet_20_link" text:visited-style-name="Visited_20_Internet_20_Link">to keep quiet about</text:a> </text:p>
      <text:p text:style-name="Standard">Callaron lo ocurrido por miedo a las represalias.<text:span text:style-name="Emphasis">They kept quiet about what happened for fear of retaliation.</text:span></text:p>
      <text:p text:style-name="Standard">b. <text:a xlink:type="simple" xlink:href="http://www.spanishdict.com/translate/to%20keep%20to%20oneself" text:style-name="Internet_20_link" text:visited-style-name="Visited_20_Internet_20_Link">to keep to oneself</text:a> </text:p>
      <text:p text:style-name="Standard">No calles tus preocupaciones. Estamos aquí para ayudar.<text:span text:style-name="Emphasis">Don't keep your worries to yourself. We're here to help.</text:span></text:p>
      <text:p text:style-name="Standard">call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stop talking or making noise) </text:p>
      <text:p text:style-name="Standard">a. <text:a xlink:type="simple" xlink:href="http://www.spanishdict.com/translate/to%20be%20quiet" text:style-name="Internet_20_link" text:visited-style-name="Visited_20_Internet_20_Link">to be quiet</text:a> </text:p>
      <text:p text:style-name="Standard">¿Puedes callarte un rato? Necesito descansar.<text:span text:style-name="Emphasis">Can you be quiet for a while? I need some rest.</text:span></text:p>
      <text:p text:style-name="Standard">b. <text:a xlink:type="simple" xlink:href="http://www.spanishdict.com/translate/to%20shut%20up" text:style-name="Internet_20_link" text:visited-style-name="Visited_20_Internet_20_Link">to shut up</text:a> (colloquial) </text:p>
      <text:p text:style-name="Standard">¡Cállate de una vez! ¡Me estás dando dolor de cabeza!<text:span text:style-name="Emphasis">Shut up once and for all! You're giving me a headache!</text:span></text:p>
      <text:p text:style-name="Standard">6. (to say nothing) </text:p>
      <text:p text:style-name="Standard">a. <text:a xlink:type="simple" xlink:href="http://www.spanishdict.com/translate/to%20keep%20quiet" text:style-name="Internet_20_link" text:visited-style-name="Visited_20_Internet_20_Link">to keep quiet</text:a> </text:p>
      <text:p text:style-name="Standard">Prefiero callarme antes de decir algo de lo que me podría arrepentir.<text:span text:style-name="Emphasis">I'd rather keep quiet than say something I'm going to regret.</text:span></text:p>
      <text:p text:style-name="Standard">mengu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<text:soft-page-break/>1. (to drop in level) </text:p>
      <text:p text:style-name="Standard">a. <text:a xlink:type="simple" xlink:href="http://www.spanishdict.com/translate/to%20decrease" text:style-name="Internet_20_link" text:visited-style-name="Visited_20_Internet_20_Link">to decrease</text:a> </text:p>
      <text:p text:style-name="Standard">Es alarmante que el número de alumnos en la escuela mengúe cada año.<text:span text:style-name="Emphasis">It's alarming that the number of students in school decreases every year.</text:span></text:p>
      <text:p text:style-name="Standard">b. <text:a xlink:type="simple" xlink:href="http://www.spanishdict.com/translate/to%20diminish" text:style-name="Internet_20_link" text:visited-style-name="Visited_20_Internet_20_Link">to diminish</text:a> </text:p>
      <text:p text:style-name="Standard">Según una encuesta reciente, la influencia de la religión ha estado menguando.<text:span text:style-name="Emphasis">According to a recent survey, the influence of religion has been diminishing.</text:span></text:p>
      <text:p text:style-name="Standard">c. <text:a xlink:type="simple" xlink:href="http://www.spanishdict.com/translate/to%20go%20down" text:style-name="Internet_20_link" text:visited-style-name="Visited_20_Internet_20_Link">to go down</text:a> </text:p>
      <text:p text:style-name="Standard">El precio del salmón menguó cuando se redujo el consumo.<text:span text:style-name="Emphasis">The price of salmon went down as the rate of its consumption dropped.</text:span></text:p>
      <text:p text:style-name="Standard">d. <text:a xlink:type="simple" xlink:href="http://www.spanishdict.com/translate/to%20dwindle" text:style-name="Internet_20_link" text:visited-style-name="Visited_20_Internet_20_Link">to dwindle</text:a> </text:p>
      <text:p text:style-name="Standard">La población mengúa porque la tasa de natalidad es baja.<text:span text:style-name="Emphasis">The population dwindles because the birth rate is low.</text:span></text:p>
      <text:p text:style-name="Standard">2. (astronomy) </text:p>
      <text:p text:style-name="Standard">a. <text:a xlink:type="simple" xlink:href="http://www.spanishdict.com/translate/to%20wane" text:style-name="Internet_20_link" text:visited-style-name="Visited_20_Internet_20_Link">to wane</text:a> </text:p>
      <text:p text:style-name="Standard">Los piratas zarparon antes de que menguara la luna.<text:span text:style-name="Emphasis">The pirates set sail before the moon waned.</text:span></text:p>
      <text:p text:style-name="Standard">3. (knitting) </text:p>
      <text:p text:style-name="Standard">a. <text:a xlink:type="simple" xlink:href="http://www.spanishdict.com/translate/to%20decrease" text:style-name="Internet_20_link" text:visited-style-name="Visited_20_Internet_20_Link">to decrease</text:a> </text:p>
      <text:p text:style-name="Standard">Mi abuela tomó la aguja de tejer y me enseñó a menguar.<text:span text:style-name="Emphasis">My grandmother took the knitting needle and taught me how to decrease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to reduce) </text:p>
      <text:p text:style-name="Standard">a. <text:a xlink:type="simple" xlink:href="http://www.spanishdict.com/translate/to%20lessen" text:style-name="Internet_20_link" text:visited-style-name="Visited_20_Internet_20_Link">to lessen</text:a> </text:p>
      <text:p text:style-name="Standard">La nueva ley mengúa la carga fiscal para las pequeñas y medianas empresas.<text:span text:style-name="Emphasis">The new law lessens the tax burden on small and medium-size businesses.</text:span></text:p>
      <text:p text:style-name="Standard">b. <text:a xlink:type="simple" xlink:href="http://www.spanishdict.com/translate/to%20diminish" text:style-name="Internet_20_link" text:visited-style-name="Visited_20_Internet_20_Link">to diminish</text:a> </text:p>
      <text:p text:style-name="Standard">No bebas alcohol, ya que este mengúa la efectividad del medicamento.<text:span text:style-name="Emphasis">Don't drink alcohol; it diminishes the effectiveness of the medication.</text:span></text:p>
      <text:p text:style-name="Standard">5. (knitting) </text:p>
      <text:p text:style-name="Standard">a. <text:a xlink:type="simple" xlink:href="http://www.spanishdict.com/translate/to%20decrease" text:style-name="Internet_20_link" text:visited-style-name="Visited_20_Internet_20_Link">to decrease</text:a> </text:p>
      <text:p text:style-name="Standard">Para lograr que la manga se estreche, tienes que empezar a menguar los puntos.<text:span text:style-name="Emphasis">To taper the sleeve, you need to start decreasing your stitches.</text:span></text:p>
      <text:p text:style-name="Standard">lle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full) </text:p>
      <text:p text:style-name="Standard">a. <text:a xlink:type="simple" xlink:href="http://www.spanishdict.com/translate/to%20fill" text:style-name="Internet_20_link" text:visited-style-name="Visited_20_Internet_20_Link">to fill</text:a> </text:p>
      <text:p text:style-name="Standard">¿No vas a llenar la tina antes de lavar el perro?<text:span text:style-name="Emphasis">Aren't you going to fill the bathtub before you wash the dog?</text:span></text:p>
      <text:p text:style-name="Standard">b. <text:a xlink:type="simple" xlink:href="http://www.spanishdict.com/translate/to%20fill%20up" text:style-name="Internet_20_link" text:visited-style-name="Visited_20_Internet_20_Link">to fill up</text:a> </text:p>
      <text:p text:style-name="Standard">Tienes que llenar el tanque de gasolina antes de entregar el carro rentado.<text:span text:style-name="Emphasis">You have to fill up the gas tank before you turn in the rental car.</text:span></text:p>
      <text:p text:style-name="Standard">2. (to occupy completely) </text:p>
      <text:p text:style-name="Standard">a. <text:a xlink:type="simple" xlink:href="http://www.spanishdict.com/translate/to%20fill" text:style-name="Internet_20_link" text:visited-style-name="Visited_20_Internet_20_Link">to fill</text:a> </text:p>
      <text:p text:style-name="Standard">Los fans de los Pumas llenaron el Estadio Azteca antes del partido.<text:span text:style-name="Emphasis">The Pumas fans filled the Aztec Stadium before the game.</text:span></text:p>
      <text:p text:style-name="Standard">3. (to satisfy) </text:p>
      <text:p text:style-name="Standard">a. <text:a xlink:type="simple" xlink:href="http://www.spanishdict.com/translate/to%20fulfill" text:style-name="Internet_20_link" text:visited-style-name="Visited_20_Internet_20_Link">to fulfill</text:a> </text:p>
      <text:p text:style-name="Standard">Si tu trabajo no te llena, deberías buscar otro.<text:span text:style-name="Emphasis">If your job doesn't fulfill you, you should look for another one.</text:span></text:p>
      <text:p text:style-name="Standard">4. (to make feel; used with "de") </text:p>
      <text:p text:style-name="Standard">a. <text:a xlink:type="simple" xlink:href="http://www.spanishdict.com/translate/to%20fill%20with" text:style-name="Internet_20_link" text:visited-style-name="Visited_20_Internet_20_Link">to fill with</text:a> </text:p>
      <text:p text:style-name="Standard">Tu manera de hablarme me llena de tristeza. <text:span text:style-name="Emphasis">Your way of speaking to me fills me with sadness.</text:span></text:p>
      <text:p text:style-name="Standard"><text:soft-page-break/>5. (to heap upon; used with "de") </text:p>
      <text:p text:style-name="Standard">a. <text:a xlink:type="simple" xlink:href="http://www.spanishdict.com/translate/to%20shower" text:style-name="Internet_20_link" text:visited-style-name="Visited_20_Internet_20_Link">to shower</text:a> </text:p>
      <text:p text:style-name="Standard">La llenaron de elogios cuando defendió su tesis de maestría.<text:span text:style-name="Emphasis">They showered her with accolades when she defended her master's degree thesis.</text:span></text:p>
      <text:p text:style-name="Standard">6. (to complete) </text:p>
      <text:p text:style-name="Standard">a. <text:a xlink:type="simple" xlink:href="http://www.spanishdict.com/translate/to%20fill%20out" text:style-name="Internet_20_link" text:visited-style-name="Visited_20_Internet_20_Link">to fill out</text:a> </text:p>
      <text:p text:style-name="Standard">Necesito que llenes este formulario antes de ver al doctor. <text:span text:style-name="Emphasis">I need you to fill out this form before the doctor sees you. </text:span></text:p>
      <text:p text:style-name="Standard">b. <text:a xlink:type="simple" xlink:href="http://www.spanishdict.com/translate/to%20fill%20in" text:style-name="Internet_20_link" text:visited-style-name="Visited_20_Internet_20_Link">to fill in</text:a> (United Kingdom) </text:p>
      <text:p text:style-name="Standard">Hay que llenar una solicitud para suscribirse al boletín.<text:span text:style-name="Emphasis">You have to fill in an application form to suscribe to the newsletter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satisfy hunger) </text:p>
      <text:p text:style-name="Standard">a. <text:a xlink:type="simple" xlink:href="http://www.spanishdict.com/translate/to%20be%20filling" text:style-name="Internet_20_link" text:visited-style-name="Visited_20_Internet_20_Link">to be filling</text:a> </text:p>
      <text:p text:style-name="Standard">Las ensaladas no llenan mucho, pero son buenas para la salud. <text:span text:style-name="Emphasis">Salads aren't very filling, but they're good for your health.</text:span></text:p>
      <text:p text:style-name="Standard">lle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become full) </text:p>
      <text:p text:style-name="Standard">a. <text:a xlink:type="simple" xlink:href="http://www.spanishdict.com/translate/to%20fill%20up" text:style-name="Internet_20_link" text:visited-style-name="Visited_20_Internet_20_Link">to fill up</text:a> </text:p>
      <text:p text:style-name="Standard">El centro siempre se llena el fin de semana antes de Navidad.<text:span text:style-name="Emphasis">Downtown always fills up the weekend before Christmas.</text:span></text:p>
      <text:p text:style-name="Standard">b. <text:a xlink:type="simple" xlink:href="http://www.spanishdict.com/translate/to%20get%20full" text:style-name="Internet_20_link" text:visited-style-name="Visited_20_Internet_20_Link">to get full</text:a> </text:p>
      <text:p text:style-name="Standard">¿Ya se llenó la piscina? Llevas horas poniéndole agua. <text:span text:style-name="Emphasis">Has the pool gotten full yet? You've been putting water in it for hours. </text:span></text:p>
      <text:p text:style-name="Standard">9. (to eat a lot) </text:p>
      <text:p text:style-name="Standard">a. <text:a xlink:type="simple" xlink:href="http://www.spanishdict.com/translate/to%20fill%20up" text:style-name="Internet_20_link" text:visited-style-name="Visited_20_Internet_20_Link">to fill up</text:a> </text:p>
      <text:p text:style-name="Standard">Me llené de pan antes de la cena y no pude comer nada de pavo.<text:span text:style-name="Emphasis">I filled up on bread before dinner and couldn't eat any turkey at all.</text:span></text:p>
      <text:p text:style-name="Standard">10. (to get covered) </text:p>
      <text:p text:style-name="Standard">a. <text:a xlink:type="simple" xlink:href="http://www.spanishdict.com/translate/to%20be%20covered" text:style-name="Internet_20_link" text:visited-style-name="Visited_20_Internet_20_Link">to be covered</text:a> </text:p>
      <text:p text:style-name="Standard">Te llenaste las botas de lodo y nieve. ¡Sal a lavártelas!<text:span text:style-name="Emphasis">Your boots are covered in mud and snow. Go outside and wash them off!</text:span></text:p>
      <text:p text:style-name="Standard">conduc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uide) </text:p>
      <text:p text:style-name="Standard">a. <text:a xlink:type="simple" xlink:href="http://www.spanishdict.com/translate/to%20lead" text:style-name="Internet_20_link" text:visited-style-name="Visited_20_Internet_20_Link">to lead</text:a> </text:p>
      <text:p text:style-name="Standard">Este pasillo conduce a la salida de emergencia.<text:span text:style-name="Emphasis">This aisle leads to the emergency exit.</text:span></text:p>
      <text:p text:style-name="Standard">2. (to operate a vehicle) (Spain) </text:p>
      <text:p text:style-name="Standard">a. <text:a xlink:type="simple" xlink:href="http://www.spanishdict.com/translate/to%20drive" text:style-name="Internet_20_link" text:visited-style-name="Visited_20_Internet_20_Link">to drive</text:a> </text:p>
      <text:p text:style-name="Standard">En Irlanda, la gente conduce por el lado izquierdo de la carretera.<text:span text:style-name="Emphasis">In Ireland, people drive on the left side of the road.</text:span></text:p>
      <text:p text:style-name="Standard">3. (to transport) </text:p>
      <text:p text:style-name="Standard">a. <text:a xlink:type="simple" xlink:href="http://www.spanishdict.com/translate/to%20carry" text:style-name="Internet_20_link" text:visited-style-name="Visited_20_Internet_20_Link">to carry</text:a> </text:p>
      <text:p text:style-name="Standard">Las tuberías conducen el gas natural desde los depósitos de gas.<text:span text:style-name="Emphasis">The pipelines carry natural gas from gas wells.</text:span></text:p>
      <text:p text:style-name="Standard">4. (to manage) </text:p>
      <text:p text:style-name="Standard">a. <text:a xlink:type="simple" xlink:href="http://www.spanishdict.com/translate/to%20run" text:style-name="Internet_20_link" text:visited-style-name="Visited_20_Internet_20_Link">to run</text:a> </text:p>
      <text:p text:style-name="Standard">Mi jefe está conduciendo operaciones ilegales.<text:span text:style-name="Emphasis">My boss is running illegal operations.</text:span></text:p>
      <text:p text:style-name="Standard">5. (to result in) </text:p>
      <text:p text:style-name="Standard">a. <text:a xlink:type="simple" xlink:href="http://www.spanishdict.com/translate/to%20lead" text:style-name="Internet_20_link" text:visited-style-name="Visited_20_Internet_20_Link">to lead</text:a> </text:p>
      <text:p text:style-name="Standard">Este negocio te conducirá al éxito.<text:span text:style-name="Emphasis">This business will lead you to success.</text:span></text:p>
      <text:p text:style-name="Standard"><text:soft-page-break/>conduci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6. (to act) </text:p>
      <text:p text:style-name="Standard">a. <text:a xlink:type="simple" xlink:href="http://www.spanishdict.com/translate/to%20behave" text:style-name="Internet_20_link" text:visited-style-name="Visited_20_Internet_20_Link">to behave</text:a> </text:p>
      <text:p text:style-name="Standard">Últimamente se conduce de manera extraña.<text:span text:style-name="Emphasis">He has been behaving strangely lately.</text:span></text:p>
      <text:p text:style-name="Standard">mov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hange places) </text:p>
      <text:p text:style-name="Standard">a. <text:a xlink:type="simple" xlink:href="http://www.spanishdict.com/translate/to%20move" text:style-name="Internet_20_link" text:visited-style-name="Visited_20_Internet_20_Link">to move</text:a> </text:p>
      <text:p text:style-name="Standard">Necesitamos mover la mesa al otro lado del salón.<text:span text:style-name="Emphasis">We need to move the table to the other side of the room.</text:span></text:p>
      <text:p text:style-name="Standard">2. (to move in a cycle) </text:p>
      <text:p text:style-name="Standard">a. <text:a xlink:type="simple" xlink:href="http://www.spanishdict.com/translate/to%20shake" text:style-name="Internet_20_link" text:visited-style-name="Visited_20_Internet_20_Link">to shake</text:a> </text:p>
      <text:p text:style-name="Standard">Mueve la cabeza para mostrar su descontento.<text:span text:style-name="Emphasis">He shakes his head to show his discontent.</text:span></text:p>
      <text:p text:style-name="Standard">b. <text:a xlink:type="simple" xlink:href="http://www.spanishdict.com/translate/to%20move" text:style-name="Internet_20_link" text:visited-style-name="Visited_20_Internet_20_Link">to move</text:a> </text:p>
      <text:p text:style-name="Standard">El péndulo seguirá moviendo hasta que alguien lo pare.<text:span text:style-name="Emphasis">The pendulum will keep moving until someone stops it.</text:span></text:p>
      <text:p text:style-name="Standard">c. <text:a xlink:type="simple" xlink:href="http://www.spanishdict.com/translate/to%20wag" text:style-name="Internet_20_link" text:visited-style-name="Visited_20_Internet_20_Link">to wag</text:a> </text:p>
      <text:p text:style-name="Standard">El perro feliz mueve la cola cuando ve a su dueño.<text:span text:style-name="Emphasis">The happy dog wags its tail when it sees its owner.</text:span></text:p>
      <text:p text:style-name="Standard">3. (to control) </text:p>
      <text:p text:style-name="Standard">a. <text:a xlink:type="simple" xlink:href="http://www.spanishdict.com/translate/to%20drive" text:style-name="Internet_20_link" text:visited-style-name="Visited_20_Internet_20_Link">to drive</text:a> </text:p>
      <text:p text:style-name="Standard">El general está a cargo de mover esta operación.<text:span text:style-name="Emphasis">The general is in charge of driving this operation.</text:span></text:p>
      <text:p text:style-name="Standard">4. (to mix) </text:p>
      <text:p text:style-name="Standard">a. <text:a xlink:type="simple" xlink:href="http://www.spanishdict.com/translate/to%20stir" text:style-name="Internet_20_link" text:visited-style-name="Visited_20_Internet_20_Link">to stir</text:a> </text:p>
      <text:p text:style-name="Standard">Hay que mover los ingredientes para combinar los sabores.<text:span text:style-name="Emphasis">You have to stir the ingredients to combine the flavors.</text:span></text:p>
      <text:p text:style-name="Standard">mov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move forward) </text:p>
      <text:p text:style-name="Standard">a. <text:a xlink:type="simple" xlink:href="http://www.spanishdict.com/translate/to%20move%20on" text:style-name="Internet_20_link" text:visited-style-name="Visited_20_Internet_20_Link">to move on</text:a> </text:p>
      <text:p text:style-name="Standard">Sugiero que nos movamos a otro tema de conversación.<text:span text:style-name="Emphasis">I suggest that we move on to another topic of conversation.</text:span></text:p>
      <text:p text:style-name="Standard">6. (to set in motion) </text:p>
      <text:p text:style-name="Standard">a. <text:a xlink:type="simple" xlink:href="http://www.spanishdict.com/translate/to%20get%20going" text:style-name="Internet_20_link" text:visited-style-name="Visited_20_Internet_20_Link">to get going</text:a> </text:p>
      <text:p text:style-name="Standard">Si nos movemos ahora, podemos llegar a tiempo.<text:span text:style-name="Emphasis">If we get going now, we can arrive on time.</text:span></text:p>
      <text:p text:style-name="Standard">7. (to get out of the way) </text:p>
      <text:p text:style-name="Standard">a. <text:a xlink:type="simple" xlink:href="http://www.spanishdict.com/translate/to%20move" text:style-name="Internet_20_link" text:visited-style-name="Visited_20_Internet_20_Link">to move</text:a> </text:p>
      <text:p text:style-name="Standard">¡Muévete! Estás bloqueando la vista.<text:span text:style-name="Emphasis">Move! You're blocking the view. </text:span></text:p>
      <text:p text:style-name="Standard">8. (to dance) </text:p>
      <text:p text:style-name="Standard">a. <text:a xlink:type="simple" xlink:href="http://www.spanishdict.com/translate/to%20move" text:style-name="Internet_20_link" text:visited-style-name="Visited_20_Internet_20_Link">to move</text:a> </text:p>
      <text:p text:style-name="Standard">Cuando baila, ella se mueve como bailarina del vientre.<text:span text:style-name="Emphasis">When she dances, she moves like a belly dancer.</text:span></text:p>
      <text:p text:style-name="Standard">ent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prehend) </text:p>
      <text:p text:style-name="Standard">a. <text:a xlink:type="simple" xlink:href="http://www.spanishdict.com/translate/to%20understand" text:style-name="Internet_20_link" text:visited-style-name="Visited_20_Internet_20_Link">to understand</text:a> </text:p>
      <text:p text:style-name="Standard">Nadie entendió su explicación.<text:span text:style-name="Emphasis">Nobody understood his explanation.</text:span></text:p>
      <text:p text:style-name="Standard">2. (to be empathetic to) </text:p>
      <text:p text:style-name="Standard">a. <text:a xlink:type="simple" xlink:href="http://www.spanishdict.com/translate/to%20understand" text:style-name="Internet_20_link" text:visited-style-name="Visited_20_Internet_20_Link">to understand</text:a> </text:p>
      <text:p text:style-name="Standard">Mi hija entiende a los perros mejor que cualquier otra persona en casa.<text:span text:style-name="Emphasis">My daughter understands the dogs better than anyone else at home. </text:span></text:p>
      <text:p text:style-name="Standard"><text:soft-page-break/>3. (to comprehend a language) </text:p>
      <text:p text:style-name="Standard">a. <text:a xlink:type="simple" xlink:href="http://www.spanishdict.com/translate/to%20understand" text:style-name="Internet_20_link" text:visited-style-name="Visited_20_Internet_20_Link">to understand</text:a> </text:p>
      <text:p text:style-name="Standard">Como hablo español, puedo entender el portugués escrito.<text:span text:style-name="Emphasis">Since I speak Spanish, I can understand written Portuguese.</text:span></text:p>
      <text:p text:style-name="Standard">4. (to find reasonable) </text:p>
      <text:p text:style-name="Standard">a. <text:a xlink:type="simple" xlink:href="http://www.spanishdict.com/translate/to%20understand" text:style-name="Internet_20_link" text:visited-style-name="Visited_20_Internet_20_Link">to understand</text:a> </text:p>
      <text:p text:style-name="Standard">No entiendo tu enfado, solo dije que no quería salir esta noche.<text:span text:style-name="Emphasis">I don't understand your annoyance. I only said that I didn't want to go out tonight.</text:span></text:p>
      <text:p text:style-name="Standard">5. (to trust) </text:p>
      <text:p text:style-name="Standard">a. <text:a xlink:type="simple" xlink:href="http://www.spanishdict.com/translate/to%20believe" text:style-name="Internet_20_link" text:visited-style-name="Visited_20_Internet_20_Link">to believe</text:a> </text:p>
      <text:p text:style-name="Standard">Entiéndeme cuando te digo que no quise herir tus sentimientos.<text:span text:style-name="Emphasis">Believe me when I tell you I didn't mean to hurt your feelings.</text:span></text:p>
      <text:p text:style-name="Standard">6. (colloquial) (to be of the opinion that) </text:p>
      <text:p text:style-name="Standard">a. <text:a xlink:type="simple" xlink:href="http://www.spanishdict.com/translate/to%20think" text:style-name="Internet_20_link" text:visited-style-name="Visited_20_Internet_20_Link">to think</text:a> </text:p>
      <text:p text:style-name="Standard">Entiendo que es mejor irnos por la mañana para evitar tráfico.<text:span text:style-name="Emphasis">I think that it's better if we leave in the morning to avoid traffic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be empathetic to; used with "de") </text:p>
      <text:p text:style-name="Standard">a. <text:a xlink:type="simple" xlink:href="http://www.spanishdict.com/translate/to%20know" text:style-name="Internet_20_link" text:visited-style-name="Visited_20_Internet_20_Link">to know</text:a> (used with "about" or "of") </text:p>
      <text:p text:style-name="Standard">No entiendo nada de vinos.<text:span text:style-name="Emphasis">I know nothing about wine.</text:span></text:p>
      <text:p text:style-name="Standard">b. <text:a xlink:type="simple" xlink:href="http://www.spanishdict.com/translate/to%20understand" text:style-name="Internet_20_link" text:visited-style-name="Visited_20_Internet_20_Link">to understand</text:a> (used with "about") </text:p>
      <text:p text:style-name="Standard">Mi hermana entiende más de ingeniería que yo.<text:span text:style-name="Emphasis">My sister understands more about engineering than I do.</text:span></text:p>
      <text:p text:style-name="Standard">8. (legal; used with "en") </text:p>
      <text:p text:style-name="Standard">a. <text:a xlink:type="simple" xlink:href="http://www.spanishdict.com/translate/to%20hear" text:style-name="Internet_20_link" text:visited-style-name="Visited_20_Internet_20_Link">to hear</text:a> </text:p>
      <text:p text:style-name="Standard">El juez Rodríguez entendió en el caso del infame asesino en serie.<text:span text:style-name="Emphasis">Judge Rodríguez heard the case of the infamous serial killer.</text:span></text:p>
      <text:p text:style-name="Standard">entende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9. (to communicate well) </text:p>
      <text:p text:style-name="Standard">a. <text:a xlink:type="simple" xlink:href="http://www.spanishdict.com/translate/to%20understand%20each%20other" text:style-name="Internet_20_link" text:visited-style-name="Visited_20_Internet_20_Link">to understand each other</text:a> </text:p>
      <text:p text:style-name="Standard">Mis padres se entienden mejor que cualquier otra pareja.<text:span text:style-name="Emphasis">My parents understand each other more than any other couple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be friends; used with "con") </text:p>
      <text:p text:style-name="Standard">a. <text:a xlink:type="simple" xlink:href="http://www.spanishdict.com/translate/to%20get%20along%20with" text:style-name="Internet_20_link" text:visited-style-name="Visited_20_Internet_20_Link">to get along with</text:a> </text:p>
      <text:p text:style-name="Standard">No me entiendo con mis padres.<text:span text:style-name="Emphasis">I don't get along with my parents.</text:span></text:p>
      <text:p text:style-name="Standard">11. (to cheat on someone; used with "con") </text:p>
      <text:p text:style-name="Standard">a. <text:a xlink:type="simple" xlink:href="http://www.spanishdict.com/translate/to%20have%20an%20affair%20with" text:style-name="Internet_20_link" text:visited-style-name="Visited_20_Internet_20_Link">to have an affair with</text:a> </text:p>
      <text:p text:style-name="Standard">Dicen que se entendía con el jardinero.<text:span text:style-name="Emphasis">They say she was having an affair with the gardener. </text:span></text:p>
      <text:p text:style-name="Standard">compr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mprehend) </text:p>
      <text:p text:style-name="Standard">a. <text:a xlink:type="simple" xlink:href="http://www.spanishdict.com/translate/to%20understand" text:style-name="Internet_20_link" text:visited-style-name="Visited_20_Internet_20_Link">to understand</text:a> </text:p>
      <text:p text:style-name="Standard">He vivido en Corea del Sur diez años pero todavía no comprendo el idioma.<text:span text:style-name="Emphasis">I have lived in South Korea for ten years but I still don't understand the language.</text:span></text:p>
      <text:p text:style-name="Standard">2. (to comprise) </text:p>
      <text:p text:style-name="Standard">a. <text:a xlink:type="simple" xlink:href="http://www.spanishdict.com/translate/to%20include" text:style-name="Internet_20_link" text:visited-style-name="Visited_20_Internet_20_Link">to include</text:a> </text:p>
      <text:p text:style-name="Standard">Esta guía comprende información útil acerca de todos los parques nacionales.<text:span text:style-name="Emphasis">This guide includes useful information acerca de todos los parques nacionales.</text:span></text:p>
      <text:p text:style-name="Standard">comprende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<text:soft-page-break/>3. (to get along with) </text:p>
      <text:p text:style-name="Standard">a. <text:a xlink:type="simple" xlink:href="http://www.spanishdict.com/translate/to%20understand%20each%20other" text:style-name="Internet_20_link" text:visited-style-name="Visited_20_Internet_20_Link">to understand each other</text:a> </text:p>
      <text:p text:style-name="Standard">Mis dos hermanas no se comprenden. Son personas muy diferentes.<text:span text:style-name="Emphasis">My two sisters don't understand each other. They are very different people.</text:span></text:p>
      <text:p text:style-name="Standard">co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ist) </text:p>
      <text:p text:style-name="Standard">a. <text:a xlink:type="simple" xlink:href="http://www.spanishdict.com/translate/to%20count" text:style-name="Internet_20_link" text:visited-style-name="Visited_20_Internet_20_Link">to count</text:a> </text:p>
      <text:p text:style-name="Standard">Cuenta hasta 50 antes de abrir los ojos. <text:span text:style-name="Emphasis">Count to 50 before opening your eyes. </text:span></text:p>
      <text:p text:style-name="Standard">2. (to narrate) </text:p>
      <text:p text:style-name="Standard">a. <text:a xlink:type="simple" xlink:href="http://www.spanishdict.com/translate/to%20tell" text:style-name="Internet_20_link" text:visited-style-name="Visited_20_Internet_20_Link">to tell</text:a> </text:p>
      <text:p text:style-name="Standard">¿Cómo te fue? ¡Cuéntamelo todo!<text:span text:style-name="Emphasis">How'd it go? Tell me everything!</text:span></text:p>
      <text:p text:style-name="Standard">Cuéntame más de las aventuras de Blancanieves y los siete enanitos.<text:span text:style-name="Emphasis">Tell me more of the adventures of Snow White and the Seven Dwarf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list) </text:p>
      <text:p text:style-name="Standard">a. <text:a xlink:type="simple" xlink:href="http://www.spanishdict.com/translate/to%20count" text:style-name="Internet_20_link" text:visited-style-name="Visited_20_Internet_20_Link">to count</text:a> </text:p>
      <text:p text:style-name="Standard">Cuando llegues al final, deja de contar.<text:span text:style-name="Emphasis">When you get to the end, stop counting.</text:span></text:p>
      <text:p text:style-name="Standard">4. (to matter) </text:p>
      <text:p text:style-name="Standard">a. <text:a xlink:type="simple" xlink:href="http://www.spanishdict.com/translate/to%20count" text:style-name="Internet_20_link" text:visited-style-name="Visited_20_Internet_20_Link">to count</text:a> </text:p>
      <text:p text:style-name="Standard">Mi voz cuenta en el consejo.<text:span text:style-name="Emphasis">My voice counts in the council.</text:span></text:p>
      <text:p text:style-name="Standard">arrast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along the ground) </text:p>
      <text:p text:style-name="Standard">a. <text:a xlink:type="simple" xlink:href="http://www.spanishdict.com/translate/to%20drag" text:style-name="Internet_20_link" text:visited-style-name="Visited_20_Internet_20_Link">to drag</text:a> </text:p>
      <text:p text:style-name="Standard">¡Deja de arrastrar los pies!<text:span text:style-name="Emphasis">Stop dragging your feet!</text:span></text:p>
      <text:p text:style-name="Standard">b. <text:a xlink:type="simple" xlink:href="http://www.spanishdict.com/translate/to%20sweep" text:style-name="Internet_20_link" text:visited-style-name="Visited_20_Internet_20_Link">to sweep</text:a> (clothing) </text:p>
      <text:p text:style-name="Standard">Mi hija va a llevar un vestido con una cola que arrastra.<text:span text:style-name="Emphasis">My daughter will wear a dress with a train that sweeps the ground.</text:span></text:p>
      <text:p text:style-name="Standard">c. <text:a xlink:type="simple" xlink:href="http://www.spanishdict.com/translate/to%20brush" text:style-name="Internet_20_link" text:visited-style-name="Visited_20_Internet_20_Link">to brush</text:a> (clothing) </text:p>
      <text:p text:style-name="Standard">Esa falda es tan larga que arrastra el suelo.<text:span text:style-name="Emphasis">That skirt is so long that it brushes the ground.</text:span></text:p>
      <text:p text:style-name="Standard">2. (current) </text:p>
      <text:p text:style-name="Standard">a. <text:a xlink:type="simple" xlink:href="http://www.spanishdict.com/translate/to%20sweep%20away" text:style-name="Internet_20_link" text:visited-style-name="Visited_20_Internet_20_Link">to sweep away</text:a> (a river) </text:p>
      <text:p text:style-name="Standard">El caballo fue arrastrado por el río mientras intentaba cruzarlo.<text:span text:style-name="Emphasis">The horse was swept away by the river as he was trying to cross it.</text:span></text:p>
      <text:p text:style-name="Standard">b. <text:a xlink:type="simple" xlink:href="http://www.spanishdict.com/translate/to%20carry%20out" text:style-name="Internet_20_link" text:visited-style-name="Visited_20_Internet_20_Link">to carry out</text:a> (the ocean) </text:p>
      <text:p text:style-name="Standard">arrastrar algo mar adentro<text:span text:style-name="Emphasis">to carry something out to sea</text:span></text:p>
      <text:p text:style-name="Standard">c. <text:a xlink:type="simple" xlink:href="http://www.spanishdict.com/translate/to%20blow%20%28along%29" text:style-name="Internet_20_link" text:visited-style-name="Visited_20_Internet_20_Link">to blow (along)</text:a> (wind) </text:p>
      <text:p text:style-name="Standard">El niño arrastra una hoja en la acera. <text:span text:style-name="Emphasis">The boy blows a leaf along the sidewalk. </text:span></text:p>
      <text:p text:style-name="Standard">3. (vehicle) </text:p>
      <text:p text:style-name="Standard">a. <text:a xlink:type="simple" xlink:href="http://www.spanishdict.com/translate/to%20tow" text:style-name="Internet_20_link" text:visited-style-name="Visited_20_Internet_20_Link">to tow</text:a> </text:p>
      <text:p text:style-name="Standard">arrastrar una lancha<text:span text:style-name="Emphasis">to tow a skiff</text:span></text:p>
      <text:p text:style-name="Standard">4. (finance) </text:p>
      <text:p text:style-name="Standard">a. <text:a xlink:type="simple" xlink:href="http://www.spanishdict.com/translate/to%20drag%20down" text:style-name="Internet_20_link" text:visited-style-name="Visited_20_Internet_20_Link">to drag down</text:a> </text:p>
      <text:p text:style-name="Standard">El cierre de la fábrica arrastró el mercado.<text:span text:style-name="Emphasis">The closing of the factory dragged down the market.</text:span></text:p>
      <text:p text:style-name="Standard">5. (illness/problem) </text:p>
      <text:p text:style-name="Standard">a. <text:a xlink:type="simple" xlink:href="http://www.spanishdict.com/translate/to%20drag%20on" text:style-name="Internet_20_link" text:visited-style-name="Visited_20_Internet_20_Link">to drag on</text:a> </text:p>
      <text:p text:style-name="Standard">Vengo arrastrando una tos.<text:span text:style-name="Emphasis">I have a cough that is dragging on. </text:span></text:p>
      <text:p text:style-name="Standard">6. (attraction) </text:p>
      <text:p text:style-name="Standard">a. <text:a xlink:type="simple" xlink:href="http://www.spanishdict.com/translate/to%20draw" text:style-name="Internet_20_link" text:visited-style-name="Visited_20_Internet_20_Link">to draw</text:a> </text:p>
      <text:p text:style-name="Standard">Ese artista callejero siempre arrastra a la multitud.<text:span text:style-name="Emphasis">That street performer always draws a crowd.</text:span></text:p>
      <text:p text:style-name="Standard">b. <text:a xlink:type="simple" xlink:href="http://www.spanishdict.com/translate/to%20attract" text:style-name="Internet_20_link" text:visited-style-name="Visited_20_Internet_20_Link">to attract</text:a> </text:p>
      <text:p text:style-name="Standard"><text:soft-page-break/>arrastrar mucha gente<text:span text:style-name="Emphasis">to attract a lot of people</text:span></text:p>
      <text:p text:style-name="Standard">7. (persuasion) </text:p>
      <text:p text:style-name="Standard">a. <text:a xlink:type="simple" xlink:href="http://www.spanishdict.com/translate/to%20influence" text:style-name="Internet_20_link" text:visited-style-name="Visited_20_Internet_20_Link">to influence</text:a> </text:p>
      <text:p text:style-name="Standard">No te permitas arrastrar por sus palabras.<text:span text:style-name="Emphasis">Don't let yourself be influenced by his words. </text:span></text:p>
      <text:p text:style-name="Standard">b. <text:a xlink:type="simple" xlink:href="http://www.spanishdict.com/translate/to%20win%20over" text:style-name="Internet_20_link" text:visited-style-name="Visited_20_Internet_20_Link">to win over</text:a> </text:p>
      <text:p text:style-name="Standard">dejarse arrastrar por una idea<text:span text:style-name="Emphasis">to be won over by an idea</text:span></text:p>
      <text:p text:style-name="Standard">c. <text:a xlink:type="simple" xlink:href="http://www.spanishdict.com/translate/to%20lead%20to" text:style-name="Internet_20_link" text:visited-style-name="Visited_20_Internet_20_Link">to lead to</text:a> </text:p>
      <text:p text:style-name="Standard">La pobreza lo arrastró a la delincuencia.<text:span text:style-name="Emphasis">Poverty led him to crime. </text:span></text:p>
      <text:p text:style-name="Standard">8. (speech) </text:p>
      <text:p text:style-name="Standard">a. <text:a xlink:type="simple" xlink:href="http://www.spanishdict.com/translate/to%20slur" text:style-name="Internet_20_link" text:visited-style-name="Visited_20_Internet_20_Link">to slur</text:a> </text:p>
      <text:p text:style-name="Standard">arrastrar las palabras<text:span text:style-name="Emphasis">to slur your words</text:span></text:p>
      <text:p text:style-name="Standard">arrastr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9. (move along the ground) </text:p>
      <text:p text:style-name="Standard">a. <text:a xlink:type="simple" xlink:href="http://www.spanishdict.com/translate/to%20crawl" text:style-name="Internet_20_link" text:visited-style-name="Visited_20_Internet_20_Link">to crawl</text:a> </text:p>
      <text:p text:style-name="Standard">arrastrarse como un bebé<text:span text:style-name="Emphasis">to crawl like a baby</text:span></text:p>
      <text:p text:style-name="Standard">b. <text:a xlink:type="simple" xlink:href="http://www.spanishdict.com/translate/to%20slither" text:style-name="Internet_20_link" text:visited-style-name="Visited_20_Internet_20_Link">to slither</text:a> </text:p>
      <text:p text:style-name="Standard">Las serpientes se arrastran.<text:span text:style-name="Emphasis">Snakes slither. </text:span></text:p>
      <text:p text:style-name="Standard">c. <text:a xlink:type="simple" xlink:href="http://www.spanishdict.com/translate/to%20drag%20oneself" text:style-name="Internet_20_link" text:visited-style-name="Visited_20_Internet_20_Link">to drag oneself</text:a> </text:p>
      <text:p text:style-name="Standard">arrastrarse por el suelo<text:span text:style-name="Emphasis">to drag oneself along the ground</text:span></text:p>
      <text:p text:style-name="Standard">10. (humilliation) </text:p>
      <text:p text:style-name="Standard">a. <text:a xlink:type="simple" xlink:href="http://www.spanishdict.com/translate/to%20grovel" text:style-name="Internet_20_link" text:visited-style-name="Visited_20_Internet_20_Link">to grovel</text:a> </text:p>
      <text:p text:style-name="Standard">Los campesinos se arrastraron frente al rey.<text:span text:style-name="Emphasis">The peasants groveled before the king.</text:span></text:p>
      <text:p text:style-name="Standard">leva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ove upward) </text:p>
      <text:p text:style-name="Standard">a. <text:a xlink:type="simple" xlink:href="http://www.spanishdict.com/translate/to%20raise" text:style-name="Internet_20_link" text:visited-style-name="Visited_20_Internet_20_Link">to raise</text:a> </text:p>
      <text:p text:style-name="Standard">Levanten sus copas para un brindis.<text:span text:style-name="Emphasis">Raise your glasses for a toast.</text:span></text:p>
      <text:p text:style-name="Standard">b. <text:a xlink:type="simple" xlink:href="http://www.spanishdict.com/translate/to%20lift" text:style-name="Internet_20_link" text:visited-style-name="Visited_20_Internet_20_Link">to lift</text:a> </text:p>
      <text:p text:style-name="Standard">No es capaz de levantar la maleta.<text:span text:style-name="Emphasis">He is unable to lift the suitcase.</text:span></text:p>
      <text:p text:style-name="Standard">c. <text:a xlink:type="simple" xlink:href="http://www.spanishdict.com/translate/to%20lift%20up" text:style-name="Internet_20_link" text:visited-style-name="Visited_20_Internet_20_Link">to lift up</text:a> </text:p>
      <text:p text:style-name="Standard">Levanta un poco tu pantalón para ver dónde te picó el mosquito.<text:span text:style-name="Emphasis">Lift up your pants a little so I can see where the mosquito bit you. </text:span></text:p>
      <text:p text:style-name="Standard">d. <text:a xlink:type="simple" xlink:href="http://www.spanishdict.com/translate/to%20pick%20up" text:style-name="Internet_20_link" text:visited-style-name="Visited_20_Internet_20_Link">to pick up</text:a> (something that has fallen) </text:p>
      <text:p text:style-name="Standard">Se inclinó para levantar la silla del suelo.<text:span text:style-name="Emphasis">He bent over to pick up the chair from the floor.</text:span></text:p>
      <text:p text:style-name="Standard">2. (to end) </text:p>
      <text:p text:style-name="Standard">a. <text:a xlink:type="simple" xlink:href="http://www.spanishdict.com/translate/to%20lift" text:style-name="Internet_20_link" text:visited-style-name="Visited_20_Internet_20_Link">to lift</text:a> </text:p>
      <text:p text:style-name="Standard">El tribunal debe levantar la orden de detención.<text:span text:style-name="Emphasis">The court must lift the detention order.</text:span></text:p>
      <text:p text:style-name="Standard">3. (to establish) </text:p>
      <text:p text:style-name="Standard">a. <text:a xlink:type="simple" xlink:href="http://www.spanishdict.com/translate/to%20found" text:style-name="Internet_20_link" text:visited-style-name="Visited_20_Internet_20_Link">to found</text:a> </text:p>
      <text:p text:style-name="Standard">Mi abuelo levantó su compañía en 1939.<text:span text:style-name="Emphasis">My grandfather founded his company in 1939.</text:span></text:p>
      <text:p text:style-name="Standard">4. (to construct) </text:p>
      <text:p text:style-name="Standard">a. <text:a xlink:type="simple" xlink:href="http://www.spanishdict.com/translate/to%20build" text:style-name="Internet_20_link" text:visited-style-name="Visited_20_Internet_20_Link">to build</text:a> </text:p>
      <text:p text:style-name="Standard">La torre del reloj se levantó en 1836.<text:span text:style-name="Emphasis">The clock tower was built in 1836.</text:span></text:p>
      <text:p text:style-name="Standard">5. (to remove) </text:p>
      <text:p text:style-name="Standard">a. <text:a xlink:type="simple" xlink:href="http://www.spanishdict.com/translate/to%20take%20down" text:style-name="Internet_20_link" text:visited-style-name="Visited_20_Internet_20_Link">to take down</text:a> </text:p>
      <text:p text:style-name="Standard">Levantaron el laboratorio para dejar sitio a la nueva escuela.<text:span text:style-name="Emphasis">The laboratory was taken down to make room for the new school.</text:span></text:p>
      <text:p text:style-name="Standard">b. <text:a xlink:type="simple" xlink:href="http://www.spanishdict.com/translate/to%20clear%20off" text:style-name="Internet_20_link" text:visited-style-name="Visited_20_Internet_20_Link">to clear off</text:a> </text:p>
      <text:p text:style-name="Standard">Levanta tus cosas de la mesa.<text:span text:style-name="Emphasis">Clear your things off the table. </text:span></text:p>
      <text:p text:style-name="Standard">6. (to get to come out) (Cuba) (Mexico) (Venezuela) </text:p>
      <text:p text:style-name="Standard">a. <text:a xlink:type="simple" xlink:href="http://www.spanishdict.com/translate/to%20remove" text:style-name="Internet_20_link" text:visited-style-name="Visited_20_Internet_20_Link">to remove</text:a> </text:p>
      <text:p text:style-name="Standard"><text:soft-page-break/>¿Qué se puede hacer para levantar una mancha de vino?<text:span text:style-name="Emphasis">What can you do to remove a wine stain?</text:span></text:p>
      <text:p text:style-name="Standard">levan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7. (to awaken) </text:p>
      <text:p text:style-name="Standard">a. <text:a xlink:type="simple" xlink:href="http://www.spanishdict.com/translate/to%20get%20up" text:style-name="Internet_20_link" text:visited-style-name="Visited_20_Internet_20_Link">to get up</text:a> </text:p>
      <text:p text:style-name="Standard">¿A qué hora te levantaste hoy?<text:span text:style-name="Emphasis">What time did you get up today?</text:span></text:p>
      <text:p text:style-name="Standard">8. (to stand up) </text:p>
      <text:p text:style-name="Standard">a. <text:a xlink:type="simple" xlink:href="http://www.spanishdict.com/translate/to%20get%20up" text:style-name="Internet_20_link" text:visited-style-name="Visited_20_Internet_20_Link">to get up</text:a> </text:p>
      <text:p text:style-name="Standard">Levántate que el suelo no está limpio.<text:span text:style-name="Emphasis">Get up, the floor is not clean.</text:span></text:p>
      <text:p text:style-name="Standard">9. (to rebel) </text:p>
      <text:p text:style-name="Standard">a. <text:a xlink:type="simple" xlink:href="http://www.spanishdict.com/translate/to%20rise%20up" text:style-name="Internet_20_link" text:visited-style-name="Visited_20_Internet_20_Link">to rise up</text:a> </text:p>
      <text:p text:style-name="Standard">Caín se levantó contra Abel y lo mató.<text:span text:style-name="Emphasis">Cain rose up against Abel and killed him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peel off) </text:p>
      <text:p text:style-name="Standard">a. <text:a xlink:type="simple" xlink:href="http://www.spanishdict.com/translate/to%20come%20off" text:style-name="Internet_20_link" text:visited-style-name="Visited_20_Internet_20_Link">to come off</text:a> </text:p>
      <text:p text:style-name="Standard">Tenía el cuerpo quemado y se le levantaba la piel al tocarla.<text:span text:style-name="Emphasis">His body was burned and his skin came off when touched.</text:span></text:p>
      <text:p text:style-name="Standard">bail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move rhythmically) </text:p>
      <text:p text:style-name="Standard">a. <text:a xlink:type="simple" xlink:href="http://www.spanishdict.com/translate/to%20dance" text:style-name="Internet_20_link" text:visited-style-name="Visited_20_Internet_20_Link">to dance</text:a> </text:p>
      <text:p text:style-name="Standard">Quiero bailar toda la noche.<text:span text:style-name="Emphasis">I want to dance all night long.</text:span></text:p>
      <text:p text:style-name="Standard">2. (not tight) </text:p>
      <text:p text:style-name="Standard">a. <text:a xlink:type="simple" xlink:href="http://www.spanishdict.com/translate/to%20be%20loose" text:style-name="Internet_20_link" text:visited-style-name="Visited_20_Internet_20_Link">to be loose</text:a> </text:p>
      <text:p text:style-name="Standard">Debo de haber perdido peso porque me bailan los pantalones.<text:span text:style-name="Emphasis">I must have lost weight, because my trousers are loose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move rhythmically) </text:p>
      <text:p text:style-name="Standard">a. <text:a xlink:type="simple" xlink:href="http://www.spanishdict.com/translate/to%20dance" text:style-name="Internet_20_link" text:visited-style-name="Visited_20_Internet_20_Link">to dance</text:a> </text:p>
      <text:p text:style-name="Standard">Ella baila salsa y bachata y está aprendiendo kizomba. <text:span text:style-name="Emphasis">She dances salsa and bachata and she's learning kizomba. </text:span></text:p>
      <text:p text:style-name="Standard">crec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increase in size) </text:p>
      <text:p text:style-name="Standard">a. <text:a xlink:type="simple" xlink:href="http://www.spanishdict.com/translate/to%20grow" text:style-name="Internet_20_link" text:visited-style-name="Visited_20_Internet_20_Link">to grow</text:a> </text:p>
      <text:p text:style-name="Standard">Su nieto creció una pulgada entera durante el verano.<text:span text:style-name="Emphasis">Her grandson grew a whole inch over the summer.</text:span></text:p>
      <text:p text:style-name="Standard">2. (to develop) </text:p>
      <text:p text:style-name="Standard">a. <text:a xlink:type="simple" xlink:href="http://www.spanishdict.com/translate/to%20grow%20up" text:style-name="Internet_20_link" text:visited-style-name="Visited_20_Internet_20_Link">to grow up</text:a> </text:p>
      <text:p text:style-name="Standard">Crecí en España durante la época de Franco.<text:span text:style-name="Emphasis">I grew up in Spain during the Franco era.</text:span></text:p>
      <text:p text:style-name="Standard">3. (to increase in duration) </text:p>
      <text:p text:style-name="Standard">a. <text:a xlink:type="simple" xlink:href="http://www.spanishdict.com/translate/to%20grow%20longer" text:style-name="Internet_20_link" text:visited-style-name="Visited_20_Internet_20_Link">to grow longer</text:a> </text:p>
      <text:p text:style-name="Standard">A medida que se acercaba el verano, los días crecían.<text:span text:style-name="Emphasis">As summer approached, the days grew longer.</text:span></text:p>
      <text:p text:style-name="Standard">4. (to increase in level) </text:p>
      <text:p text:style-name="Standard">a. <text:a xlink:type="simple" xlink:href="http://www.spanishdict.com/translate/to%20rise" text:style-name="Internet_20_link" text:visited-style-name="Visited_20_Internet_20_Link">to rise</text:a> </text:p>
      <text:p text:style-name="Standard">Las fuertes lluvias causan que el río crezca.<text:span text:style-name="Emphasis">The heavy rains cause the river to rise.</text:span></text:p>
      <text:p text:style-name="Standard">5. (to grow in presence) </text:p>
      <text:p text:style-name="Standard">a. <text:a xlink:type="simple" xlink:href="http://www.spanishdict.com/translate/to%20increase" text:style-name="Internet_20_link" text:visited-style-name="Visited_20_Internet_20_Link">to increase</text:a> </text:p>
      <text:p text:style-name="Standard">Así como crecía el desempleo, también lo hacía el desdén por los poderes políticos.<text:span text:style-name="Emphasis">Just as unemployment increased, so did disdain for the political powers.</text:span></text:p>
      <text:p text:style-name="Standard">6. (to increase in amount) </text:p>
      <text:p text:style-name="Standard">a. <text:a xlink:type="simple" xlink:href="http://www.spanishdict.com/translate/to%20expand" text:style-name="Internet_20_link" text:visited-style-name="Visited_20_Internet_20_Link">to expand</text:a> </text:p>
      <text:p text:style-name="Standard"><text:soft-page-break/>En sólo tres años, las oficinas de la compañía crecieron por todo el país.<text:span text:style-name="Emphasis">In just three years, the company's offices expanded across the country.</text:span></text:p>
      <text:p text:style-name="Standard">7. (of the moon) </text:p>
      <text:p text:style-name="Standard">a. <text:a xlink:type="simple" xlink:href="http://www.spanishdict.com/translate/to%20wax" text:style-name="Internet_20_link" text:visited-style-name="Visited_20_Internet_20_Link">to wax</text:a> </text:p>
      <text:p text:style-name="Standard">La luna crecía, que proporcionaba más luz para nuestro camino.<text:span text:style-name="Emphasis">The moon was waxing, which provided more light for our journey.</text:span></text:p>
      <text:p text:style-name="Standard">crec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perform well) </text:p>
      <text:p text:style-name="Standard">a. <text:a xlink:type="simple" xlink:href="http://www.spanishdict.com/translate/to%20thrive" text:style-name="Internet_20_link" text:visited-style-name="Visited_20_Internet_20_Link">to thrive</text:a> </text:p>
      <text:p text:style-name="Standard">El valiente caballero se crece en situaciones peligrosas.<text:span text:style-name="Emphasis">The brave knight thrives in dangerous situations.</text:span></text:p>
      <text:p text:style-name="Standard">enc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ctivate) </text:p>
      <text:p text:style-name="Standard">a. <text:a xlink:type="simple" xlink:href="http://www.spanishdict.com/translate/to%20turn%20on" text:style-name="Internet_20_link" text:visited-style-name="Visited_20_Internet_20_Link">to turn on</text:a> </text:p>
      <text:p text:style-name="Standard">Lo primero que hace cada mañana es encender la televisión.<text:span text:style-name="Emphasis">The first thing he does every morning is turn on the television.</text:span></text:p>
      <text:p text:style-name="Standard">b. <text:a xlink:type="simple" xlink:href="http://www.spanishdict.com/translate/to%20switch%20on" text:style-name="Internet_20_link" text:visited-style-name="Visited_20_Internet_20_Link">to switch on</text:a> </text:p>
      <text:p text:style-name="Standard">Creo que es hora de encender el aire acondicionado.<text:span text:style-name="Emphasis">I think it's time to switch on the air conditioning.</text:span></text:p>
      <text:p text:style-name="Standard">2. (to illuminate) </text:p>
      <text:p text:style-name="Standard">a. <text:a xlink:type="simple" xlink:href="http://www.spanishdict.com/translate/to%20light" text:style-name="Internet_20_link" text:visited-style-name="Visited_20_Internet_20_Link">to light</text:a> </text:p>
      <text:p text:style-name="Standard">Ella encendió una vela para que pudiera ver dónde caminaba.<text:span text:style-name="Emphasis">She lit a candle so that she could see where she was walking.</text:span></text:p>
      <text:p text:style-name="Standard">b. <text:a xlink:type="simple" xlink:href="http://www.spanishdict.com/translate/to%20ignite" text:style-name="Internet_20_link" text:visited-style-name="Visited_20_Internet_20_Link">to ignite</text:a> </text:p>
      <text:p text:style-name="Standard">Una vez que enciendas la llama, añade leña para aumentar el fuego.<text:span text:style-name="Emphasis">Once you ignite the flame, add kindling to build the fire.</text:span></text:p>
      <text:p text:style-name="Standard">encend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ignite) </text:p>
      <text:p text:style-name="Standard">a. <text:a xlink:type="simple" xlink:href="http://www.spanishdict.com/translate/to%20turn%20on" text:style-name="Internet_20_link" text:visited-style-name="Visited_20_Internet_20_Link">to turn on</text:a> </text:p>
      <text:p text:style-name="Standard">Las luces se encienden cuando sienten movimiento en el cuarto. <text:span text:style-name="Emphasis">The lights turn on when they sense movement in the room. </text:span></text:p>
      <text:p text:style-name="Standard">b. <text:a xlink:type="simple" xlink:href="http://www.spanishdict.com/translate/to%20light" text:style-name="Internet_20_link" text:visited-style-name="Visited_20_Internet_20_Link">to light</text:a> </text:p>
      <text:p text:style-name="Standard">Se encienden las linternas antes de cada servicio. <text:span text:style-name="Emphasis">The lamps are lit before every service. 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get red) </text:p>
      <text:p text:style-name="Standard">a. <text:a xlink:type="simple" xlink:href="http://www.spanishdict.com/translate/to%20blush" text:style-name="Internet_20_link" text:visited-style-name="Visited_20_Internet_20_Link">to blush</text:a> </text:p>
      <text:p text:style-name="Standard">Mi hermano se encendió cuando ella le dio su número. <text:span text:style-name="Emphasis">My brother totally blushed when she gave him her number. </text:span></text:p>
      <text:p text:style-name="Standard">semb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agriculture) </text:p>
      <text:p text:style-name="Standard">a. <text:a xlink:type="simple" xlink:href="http://www.spanishdict.com/translate/to%20plant" text:style-name="Internet_20_link" text:visited-style-name="Visited_20_Internet_20_Link">to plant</text:a> </text:p>
      <text:p text:style-name="Standard">Sembramos guisantes en el jardín.<text:span text:style-name="Emphasis">We planted peas in the garden.</text:span></text:p>
      <text:p text:style-name="Standard">b. <text:a xlink:type="simple" xlink:href="http://www.spanishdict.com/translate/to%20sow" text:style-name="Internet_20_link" text:visited-style-name="Visited_20_Internet_20_Link">to sow</text:a> </text:p>
      <text:p text:style-name="Standard">Sembramos y fertilizamos los campos en primavera.<text:span text:style-name="Emphasis">We sowed and fertilized the fields in spring.</text:span></text:p>
      <text:p text:style-name="Standard">2. (figurative) (to sprinkle) </text:p>
      <text:p text:style-name="Standard">a. <text:a xlink:type="simple" xlink:href="http://www.spanishdict.com/translate/to%20scatter" text:style-name="Internet_20_link" text:visited-style-name="Visited_20_Internet_20_Link">to scatter</text:a> </text:p>
      <text:p text:style-name="Standard">La carretera estaba sembrada con los restos del accidente.<text:span text:style-name="Emphasis">The road was scattered with the remains of the accident.</text:span></text:p>
      <text:p text:style-name="Standard"><text:soft-page-break/>b. <text:a xlink:type="simple" xlink:href="http://www.spanishdict.com/translate/to%20spread" text:style-name="Internet_20_link" text:visited-style-name="Visited_20_Internet_20_Link">to spread</text:a> </text:p>
      <text:p text:style-name="Standard">La porrista principal sembró la duda a través del equipo con sus chismes.<text:span text:style-name="Emphasis">The head cheerleader spread doubt throughout the team with her gossip.</text:span></text:p>
      <text:p text:style-name="Standard">c. <text:a xlink:type="simple" xlink:href="http://www.spanishdict.com/translate/to%20strew" text:style-name="Internet_20_link" text:visited-style-name="Visited_20_Internet_20_Link">to strew</text:a> </text:p>
      <text:p text:style-name="Standard">Las rosas estaban sembradas a través de la suite iluminada. <text:span text:style-name="Emphasis">Roses were strewn across the candle lit suite. </text:span></text:p>
      <text:p text:style-name="Standard">3. (to kill) (Mexico) </text:p>
      <text:p text:style-name="Standard">a. <text:a xlink:type="simple" xlink:href="http://www.spanishdict.com/translate/to%20whack" text:style-name="Internet_20_link" text:visited-style-name="Visited_20_Internet_20_Link">to whack</text:a> </text:p>
      <text:p text:style-name="Standard">El padrino mandó su hijo a sembrar al topo como mensaje a la policía.<text:span text:style-name="Emphasis">The godfather sent his son to whack the mole as a message to the police. </text:span></text:p>
      <text:p text:style-name="Standard">a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agriculture) </text:p>
      <text:p text:style-name="Standard">a. <text:a xlink:type="simple" xlink:href="http://www.spanishdict.com/translate/to%20plow" text:style-name="Internet_20_link" text:visited-style-name="Visited_20_Internet_20_Link">to plow</text:a> (United States) </text:p>
      <text:p text:style-name="Standard">El agricultor ara el campo para airear la tierra antes de cultivar.<text:span text:style-name="Emphasis">The farmer plows the field to aerate the soil before sowing crops.</text:span></text:p>
      <text:p text:style-name="Standard">b. <text:a xlink:type="simple" xlink:href="http://www.spanishdict.com/translate/to%20plough" text:style-name="Internet_20_link" text:visited-style-name="Visited_20_Internet_20_Link">to plough</text:a> (United Kingdom) </text:p>
      <text:p text:style-name="Standard">En el altiplano algunos campesinos todavía aran la tierra con arado de pie.<text:span text:style-name="Emphasis">On the altiplano some peasants still plough the land with a foot plough.</text:span></text:p>
      <text:p text:style-name="Standard">a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ave profound affection for) </text:p>
      <text:p text:style-name="Standard">a. <text:a xlink:type="simple" xlink:href="http://www.spanishdict.com/translate/to%20love" text:style-name="Internet_20_link" text:visited-style-name="Visited_20_Internet_20_Link">to love</text:a> </text:p>
      <text:p text:style-name="Standard">Ama a su esposa con todo su ser.<text:span text:style-name="Emphasis">He loves his wife with all his heart.</text:span></text:p>
      <text:p text:style-name="Standard">am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2. (to have profound affection for) </text:p>
      <text:p text:style-name="Standard">a. <text:a xlink:type="simple" xlink:href="http://www.spanishdict.com/translate/to%20love%20each%20other" text:style-name="Internet_20_link" text:visited-style-name="Visited_20_Internet_20_Link">to love each other</text:a> </text:p>
      <text:p text:style-name="Standard">Se han amado desde el momento en que se conocieron.<text:span text:style-name="Emphasis">They have loved each other from the moment they met.</text:span></text:p>
      <text:p text:style-name="Standard">tembl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quake) </text:p>
      <text:p text:style-name="Standard">a. <text:a xlink:type="simple" xlink:href="http://www.spanishdict.com/translate/to%20shake" text:style-name="Internet_20_link" text:visited-style-name="Visited_20_Internet_20_Link">to shake</text:a> </text:p>
      <text:p text:style-name="Standard">La Tierra comenzó a temblar y un ruido misterioso salió del suelo.<text:span text:style-name="Emphasis">The Earth began to shake and an eerie noise arose from the ground. </text:span></text:p>
      <text:p text:style-name="Standard">b. <text:a xlink:type="simple" xlink:href="http://www.spanishdict.com/translate/to%20shiver" text:style-name="Internet_20_link" text:visited-style-name="Visited_20_Internet_20_Link">to shiver</text:a> (from cold) </text:p>
      <text:p text:style-name="Standard">El viento que venía del lago la hizo temblar. <text:span text:style-name="Emphasis">The wind coming off the lake made her shiver.</text:span></text:p>
      <text:p text:style-name="Standard">c. <text:a xlink:type="simple" xlink:href="http://www.spanishdict.com/translate/to%20shudder" text:style-name="Internet_20_link" text:visited-style-name="Visited_20_Internet_20_Link">to shudder</text:a> </text:p>
      <text:p text:style-name="Standard">La máquina necesita mantenimiento para que deje de temblar. <text:span text:style-name="Emphasis">The machine needs maintenance so it will stop shuddering. </text:span></text:p>
      <text:p text:style-name="Standard">2. (to be concerned) </text:p>
      <text:p text:style-name="Standard">a. <text:a xlink:type="simple" xlink:href="http://www.spanishdict.com/translate/to%20shudder" text:style-name="Internet_20_link" text:visited-style-name="Visited_20_Internet_20_Link">to shudder</text:a> (figurative ) </text:p>
      <text:p text:style-name="Standard">Sus padres temblaron al pensar en su hija viajando sola por Europa.<text:span text:style-name="Emphasis">Her parents shuddered to think of their daughter traveling alone around Europe.</text:span></text:p>
      <text:p text:style-name="Standard">abra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old) </text:p>
      <text:p text:style-name="Standard">a. <text:a xlink:type="simple" xlink:href="http://www.spanishdict.com/translate/to%20hug" text:style-name="Internet_20_link" text:visited-style-name="Visited_20_Internet_20_Link">to hug</text:a> </text:p>
      <text:p text:style-name="Standard">Tengo ganas de abrazarte.<text:span text:style-name="Emphasis">I feel like hugging you.</text:span></text:p>
      <text:p text:style-name="Standard">b. <text:a xlink:type="simple" xlink:href="http://www.spanishdict.com/translate/to%20embrace" text:style-name="Internet_20_link" text:visited-style-name="Visited_20_Internet_20_Link">to embrace</text:a> </text:p>
      <text:p text:style-name="Standard"><text:soft-page-break/>Abrazó a los refugiados, algunos de los cuales habían llegado ese mismo día.<text:span text:style-name="Emphasis">He embraced the refugees, some of whom had arrived that very day.</text:span></text:p>
      <text:p text:style-name="Standard">c. <text:a xlink:type="simple" xlink:href="http://www.spanishdict.com/translate/to%20hold" text:style-name="Internet_20_link" text:visited-style-name="Visited_20_Internet_20_Link">to hold</text:a> </text:p>
      <text:p text:style-name="Standard">La abrazó con fuerza.<text:span text:style-name="Emphasis">He held her tight.</text:span></text:p>
      <text:p text:style-name="Standard">2. (to take up) </text:p>
      <text:p text:style-name="Standard">a. <text:a xlink:type="simple" xlink:href="http://www.spanishdict.com/translate/to%20embrace" text:style-name="Internet_20_link" text:visited-style-name="Visited_20_Internet_20_Link">to embrace</text:a> </text:p>
      <text:p text:style-name="Standard">Tras su conversión, abrazó la castidad.<text:span text:style-name="Emphasis">After her conversion, she embraced chastity.</text:span></text:p>
      <text:p text:style-name="Standard">b. <text:a xlink:type="simple" xlink:href="http://www.spanishdict.com/translate/to%20espouse" text:style-name="Internet_20_link" text:visited-style-name="Visited_20_Internet_20_Link">to espouse</text:a> </text:p>
      <text:p text:style-name="Standard">Abrazó hace largo tiempo la causa de las mujeres oprimidas.<text:span text:style-name="Emphasis">She has long espoused the cause of oppressed women.</text:span></text:p>
      <text:p text:style-name="Standard">abraz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3. (to hold each other) </text:p>
      <text:p text:style-name="Standard">a. <text:a xlink:type="simple" xlink:href="http://www.spanishdict.com/translate/to%20hug%20each%20other" text:style-name="Internet_20_link" text:visited-style-name="Visited_20_Internet_20_Link">to hug each other</text:a> </text:p>
      <text:p text:style-name="Standard">Se abrazaron con pasión.<text:span text:style-name="Emphasis">They hugged each other passionately.</text:span></text:p>
      <text:p text:style-name="Standard">b. <text:a xlink:type="simple" xlink:href="http://www.spanishdict.com/translate/to%20embrace%20each%20other" text:style-name="Internet_20_link" text:visited-style-name="Visited_20_Internet_20_Link">to embrace each other</text:a> </text:p>
      <text:p text:style-name="Standard">Tras haber firmado el contracto, se abrazaron.<text:span text:style-name="Emphasis">After signing the contract, they embraced each other.</text:span></text:p>
      <text:p text:style-name="Standard">hu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leave ) </text:p>
      <text:p text:style-name="Standard">a. <text:a xlink:type="simple" xlink:href="http://www.spanishdict.com/translate/to%20escape" text:style-name="Internet_20_link" text:visited-style-name="Visited_20_Internet_20_Link">to escape</text:a> (from a person or place) </text:p>
      <text:p text:style-name="Standard">Cuatro presos huyeron de la cárcel el domingo por la tarde.<text:span text:style-name="Emphasis">Four inmates escaped from the prison on Sunday afternoon.</text:span></text:p>
      <text:p text:style-name="Standard">b. <text:a xlink:type="simple" xlink:href="http://www.spanishdict.com/translate/to%20flee" text:style-name="Internet_20_link" text:visited-style-name="Visited_20_Internet_20_Link">to flee</text:a> (from danger or pursuit) </text:p>
      <text:p text:style-name="Standard">Muchos migrantes huyeron del país por temor a la persecución.<text:span text:style-name="Emphasis">Many migrants fled the country due to fear of persecution. </text:span></text:p>
      <text:p text:style-name="Standard">c. <text:a xlink:type="simple" xlink:href="http://www.spanishdict.com/translate/to%20run%20away" text:style-name="Internet_20_link" text:visited-style-name="Visited_20_Internet_20_Link">to run away</text:a> </text:p>
      <text:p text:style-name="Standard">Nuestro perro huyó de casa anoche y todavía no lo hemos encontrado.<text:span text:style-name="Emphasis">Our dog ran away from home last night and we still haven't found him. </text:span></text:p>
      <text:p text:style-name="Standard">2. (to stay away from) </text:p>
      <text:p text:style-name="Standard">a. <text:a xlink:type="simple" xlink:href="http://www.spanishdict.com/translate/to%20avoid" text:style-name="Internet_20_link" text:visited-style-name="Visited_20_Internet_20_Link">to avoid</text:a> </text:p>
      <text:p text:style-name="Standard">Ella huye de los refrescos desde que le dijeron que tiene un alto riesgo de contraer diabetes.<text:span text:style-name="Emphasis">She avoids sodas since she was told that she has a high risk of developing diabetes. </text:span></text:p>
      <text:p text:style-name="Standard">pis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ut your foot on) </text:p>
      <text:p text:style-name="Standard">a. <text:a xlink:type="simple" xlink:href="http://www.spanishdict.com/translate/to%20step%20on" text:style-name="Internet_20_link" text:visited-style-name="Visited_20_Internet_20_Link">to step on</text:a> </text:p>
      <text:p text:style-name="Standard">¡No pises el suelo; que está recién fregado!<text:span text:style-name="Emphasis">Don't step on the floor; it's just been washed!</text:span></text:p>
      <text:p text:style-name="Standard">b. <text:a xlink:type="simple" xlink:href="http://www.spanishdict.com/translate/to%20step%20in" text:style-name="Internet_20_link" text:visited-style-name="Visited_20_Internet_20_Link">to step in</text:a> </text:p>
      <text:p text:style-name="Standard">Pisé un charco y me mojé el pantalón.<text:span text:style-name="Emphasis">I stepped in a puddle and got my pants wet.</text:span></text:p>
      <text:p text:style-name="Standard">c. <text:a xlink:type="simple" xlink:href="http://www.spanishdict.com/translate/to%20tread%20on" text:style-name="Internet_20_link" text:visited-style-name="Visited_20_Internet_20_Link">to tread on</text:a> </text:p>
      <text:p text:style-name="Standard">Pisé al gato sin querer.<text:span text:style-name="Emphasis">I trod on the cat accidentally.</text:span></text:p>
      <text:p text:style-name="Standard">2. (to go on) </text:p>
      <text:p text:style-name="Standard">a. <text:a xlink:type="simple" xlink:href="http://www.spanishdict.com/translate/to%20walk%20on" text:style-name="Internet_20_link" text:visited-style-name="Visited_20_Internet_20_Link">to walk on</text:a> </text:p>
      <text:p text:style-name="Standard">No pise el cemento mojado.<text:span text:style-name="Emphasis">Don't walk on the wet cement.</text:span></text:p>
      <text:p text:style-name="Standard">3. (to press one's foot down on) </text:p>
      <text:p text:style-name="Standard">a. <text:a xlink:type="simple" xlink:href="http://www.spanishdict.com/translate/to%20step%20on" text:style-name="Internet_20_link" text:visited-style-name="Visited_20_Internet_20_Link">to step on</text:a> </text:p>
      <text:p text:style-name="Standard">Partimos tarde y tuve que pisar el acelerador.<text:span text:style-name="Emphasis">We left late, so I had step on the accelerator.</text:span></text:p>
      <text:p text:style-name="Standard">4. (to trample) </text:p>
      <text:p text:style-name="Standard">a. <text:a xlink:type="simple" xlink:href="http://www.spanishdict.com/translate/to%20tread%20down" text:style-name="Internet_20_link" text:visited-style-name="Visited_20_Internet_20_Link">to tread down</text:a> </text:p>
      <text:p text:style-name="Standard">Pisé la tierra para compactarla.<text:span text:style-name="Emphasis">I trod down the earth to flatten it.</text:span></text:p>
      <text:p text:style-name="Standard">b. <text:a xlink:type="simple" xlink:href="http://www.spanishdict.com/translate/to%20tread" text:style-name="Internet_20_link" text:visited-style-name="Visited_20_Internet_20_Link">to tread</text:a> </text:p>
      <text:p text:style-name="Standard"><text:soft-page-break/>Antes de pisar la uva, hay que lavarse bien los pies.<text:span text:style-name="Emphasis">Before treading grapes, you need to wash your feet thoroughly.</text:span></text:p>
      <text:p text:style-name="Standard">5. (to come into) </text:p>
      <text:p text:style-name="Standard">a. <text:a xlink:type="simple" xlink:href="http://www.spanishdict.com/translate/to%20set%20foot%20in" text:style-name="Internet_20_link" text:visited-style-name="Visited_20_Internet_20_Link">to set foot in</text:a> </text:p>
      <text:p text:style-name="Standard">Hace años que no piso un cine.<text:span text:style-name="Emphasis">I haven't set foot in a cinema in years.</text:span></text:p>
      <text:p text:style-name="Standard">b. <text:a xlink:type="simple" xlink:href="http://www.spanishdict.com/translate/to%20set%20foot%20on" text:style-name="Internet_20_link" text:visited-style-name="Visited_20_Internet_20_Link">to set foot on</text:a> </text:p>
      <text:p text:style-name="Standard">Hacía tiempo que no pisábamos suelo irlandés.<text:span text:style-name="Emphasis">We hadn't set foot on Irish soil for a while.</text:span></text:p>
      <text:p text:style-name="Standard">6. (to anticipate) </text:p>
      <text:p text:style-name="Standard">a. <text:a xlink:type="simple" xlink:href="http://www.spanishdict.com/translate/to%20steal" text:style-name="Internet_20_link" text:visited-style-name="Visited_20_Internet_20_Link">to steal</text:a> </text:p>
      <text:p text:style-name="Standard">¡Mira, nos han pisado la idea!<text:span text:style-name="Emphasis">Look, they've stolen our idea!</text:span></text:p>
      <text:p text:style-name="Standard">b. <text:a xlink:type="simple" xlink:href="http://www.spanishdict.com/translate/to%20beat" text:style-name="Internet_20_link" text:visited-style-name="Visited_20_Internet_20_Link">to beat</text:a> </text:p>
      <text:p text:style-name="Standard">Otra empresa nos pisó el contrato.<text:span text:style-name="Emphasis">Another firm beat us to the contract.</text:span></text:p>
      <text:p text:style-name="Standard">7. (to be inconsiderate with) </text:p>
      <text:p text:style-name="Standard">a. <text:a xlink:type="simple" xlink:href="http://www.spanishdict.com/translate/to%20trample%20on" text:style-name="Internet_20_link" text:visited-style-name="Visited_20_Internet_20_Link">to trample on</text:a> </text:p>
      <text:p text:style-name="Standard">En mi trabajo se asciende a base de pisar a los demás.<text:span text:style-name="Emphasis">In my job, people get promotions by trampling on everyone else.</text:span></text:p>
      <text:p text:style-name="Standard">b. <text:a xlink:type="simple" xlink:href="http://www.spanishdict.com/translate/to%20walk%20all%20over" text:style-name="Internet_20_link" text:visited-style-name="Visited_20_Internet_20_Link">to walk all over</text:a> </text:p>
      <text:p text:style-name="Standard">Todo lo que tiene lo ha conseguido sin pisar nunca a nadie.<text:span text:style-name="Emphasis">He got where he is without walking all over anyone.</text:span></text:p>
      <text:p text:style-name="Standard">8. (music) </text:p>
      <text:p text:style-name="Standard">a. <text:a xlink:type="simple" xlink:href="http://www.spanishdict.com/translate/to%20strike" text:style-name="Internet_20_link" text:visited-style-name="Visited_20_Internet_20_Link">to strike</text:a> (key) </text:p>
      <text:p text:style-name="Standard">Pisa esta tecla para obtener un sonido agudo.<text:span text:style-name="Emphasis">Strike this key to get a high-pitched sound.</text:span></text:p>
      <text:p text:style-name="Standard">b. <text:a xlink:type="simple" xlink:href="http://www.spanishdict.com/translate/to%20hold%20down" text:style-name="Internet_20_link" text:visited-style-name="Visited_20_Internet_20_Link">to hold down</text:a> (string) </text:p>
      <text:p text:style-name="Standard">Tienes que pisar la cuerda para que suene así.<text:span text:style-name="Emphasis">You have to hold down the string to get this sound.</text:span></text:p>
      <text:p text:style-name="Standard">9. (to copulate with) </text:p>
      <text:p text:style-name="Standard">a. <text:a xlink:type="simple" xlink:href="http://www.spanishdict.com/translate/to%20mount" text:style-name="Internet_20_link" text:visited-style-name="Visited_20_Internet_20_Link">to mount</text:a> </text:p>
      <text:p text:style-name="Standard">El cámara consiguió grabar al macho pisando a la hembra.<text:span text:style-name="Emphasis">The cameraman managed to record the male mounting the femal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0. (to walk) </text:p>
      <text:p text:style-name="Standard">a. <text:a xlink:type="simple" xlink:href="http://www.spanishdict.com/translate/to%20tread" text:style-name="Internet_20_link" text:visited-style-name="Visited_20_Internet_20_Link">to tread</text:a> </text:p>
      <text:p text:style-name="Standard">Aquí se debe pisar con cuidado.<text:span text:style-name="Emphasis">You need to watch how you tread here.</text:span></text:p>
      <text:p text:style-name="Standard">b. no direct translation </text:p>
      <text:p text:style-name="Standard">Pisen con cuidado; acabo de lavar el suelo.<text:span text:style-name="Emphasis">Be careful where you walk; I've just washed the floor.</text:span></text:p>
      <text:p text:style-name="Standard">Pisa con cuidado, que el suelo está mojado.<text:span text:style-name="Emphasis">Watch where you go; the floor's wet.</text:span></text:p>
      <text:p text:style-name="Standard">11. (vulgar) (to have sex) (Cuba) (Dominican Republic) (El Salvador) </text:p>
      <text:p text:style-name="Standard">a. <text:a xlink:type="simple" xlink:href="http://www.spanishdict.com/translate/to%20fuck" text:style-name="Internet_20_link" text:visited-style-name="Visited_20_Internet_20_Link">to fuck</text:a> (vulgar) </text:p>
      <text:p text:style-name="Standard">El policía los encontró pisando en el auto.<text:span text:style-name="Emphasis">The cop caught them fucking in the car.</text:span></text:p>
      <text:p text:style-name="Standard">b. <text:a xlink:type="simple" xlink:href="http://www.spanishdict.com/translate/to%20screw" text:style-name="Internet_20_link" text:visited-style-name="Visited_20_Internet_20_Link">to screw</text:a> (vulgar) </text:p>
      <text:p text:style-name="Standard">Los escuché pisar en el cuarto de baño.<text:span text:style-name="Emphasis">I heard them screwing in the bathroom.</text:span></text:p>
      <text:p text:style-name="Standard">12. (figurative) (to make an impression) </text:p>
      <text:p text:style-name="Standard">a. no direct translation </text:p>
      <text:p text:style-name="Standard">El autor entró en el panorama literario pisando fuerte.<text:span text:style-name="Emphasis">The author arrived on the literary scene with a bang.</text:span></text:p>
      <text:p text:style-name="Standard">Esta moda pisa fuerte en las redes sociales.<text:span text:style-name="Emphasis">This fashion is making a big impact on social media.</text:span></text:p>
      <text:p text:style-name="Standard">pis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3. (to leave) (Colombia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Se pisó a casa de la novia hace cinco minutos.<text:span text:style-name="Emphasis">He went to his girlfriend's house five minutes ago.</text:span></text:p>
      <text:p text:style-name="Standard">apre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<text:soft-page-break/>1. (to apply pressure) </text:p>
      <text:p text:style-name="Standard">a. <text:a xlink:type="simple" xlink:href="http://www.spanishdict.com/translate/to%20press" text:style-name="Internet_20_link" text:visited-style-name="Visited_20_Internet_20_Link">to press</text:a> </text:p>
      <text:p text:style-name="Standard">Aprieta cualquier tecla para continuar.<text:span text:style-name="Emphasis">Press any key to continue.</text:span></text:p>
      <text:p text:style-name="Standard">b. <text:a xlink:type="simple" xlink:href="http://www.spanishdict.com/translate/to%20pull" text:style-name="Internet_20_link" text:visited-style-name="Visited_20_Internet_20_Link">to pull</text:a> </text:p>
      <text:p text:style-name="Standard">Agarró una pistola y apretó el gatillo.<text:span text:style-name="Emphasis">He took a gun and pulled the trigger.</text:span></text:p>
      <text:p text:style-name="Standard">c. <text:a xlink:type="simple" xlink:href="http://www.spanishdict.com/translate/to%20squeeze" text:style-name="Internet_20_link" text:visited-style-name="Visited_20_Internet_20_Link">to squeeze</text:a> </text:p>
      <text:p text:style-name="Standard">Para disparar la pistola, tienes que quitar el seguro y apretar el gatillo.<text:span text:style-name="Emphasis">To shoot the gun, you have to release the lock and squeeze the trigger.</text:span></text:p>
      <text:p text:style-name="Standard">d. <text:a xlink:type="simple" xlink:href="http://www.spanishdict.com/translate/to%20step%20on" text:style-name="Internet_20_link" text:visited-style-name="Visited_20_Internet_20_Link">to step on</text:a> (accelerator) </text:p>
      <text:p text:style-name="Standard">Arranca el carro y aprieta el pedal.<text:span text:style-name="Emphasis">Start the car and step on the pedal.</text:span></text:p>
      <text:p text:style-name="Standard">2. (to compress) </text:p>
      <text:p text:style-name="Standard">a. <text:a xlink:type="simple" xlink:href="http://www.spanishdict.com/translate/to%20squeeze" text:style-name="Internet_20_link" text:visited-style-name="Visited_20_Internet_20_Link">to squeeze</text:a> </text:p>
      <text:p text:style-name="Standard">Aprieta el limón para sacarle todo el zumo.<text:span text:style-name="Emphasis">Squeeze the lemon to get all the juice out.</text:span></text:p>
      <text:p text:style-name="Standard">b. <text:a xlink:type="simple" xlink:href="http://www.spanishdict.com/translate/to%20clutch" text:style-name="Internet_20_link" text:visited-style-name="Visited_20_Internet_20_Link">to clutch</text:a> </text:p>
      <text:p text:style-name="Standard">Mi madre me apretó tan fuerte que no podía respirar.<text:span text:style-name="Emphasis">My mother clutched me so tight that I couldn't breathe.</text:span></text:p>
      <text:p text:style-name="Standard">c. <text:a xlink:type="simple" xlink:href="http://www.spanishdict.com/translate/to%20clench" text:style-name="Internet_20_link" text:visited-style-name="Visited_20_Internet_20_Link">to clench</text:a> (fist) </text:p>
      <text:p text:style-name="Standard">Apretó el puño tan fuerte que se clavó las uñas en la palma.<text:span text:style-name="Emphasis">He clenched his fist so hard that his fingernails dug into his palm.</text:span></text:p>
      <text:p text:style-name="Standard">d. <text:a xlink:type="simple" xlink:href="http://www.spanishdict.com/translate/to%20grit" text:style-name="Internet_20_link" text:visited-style-name="Visited_20_Internet_20_Link">to grit</text:a> (teeth) </text:p>
      <text:p text:style-name="Standard">Apretó los dientes de rabia al ver a su mujer engañándole.<text:span text:style-name="Emphasis">He gritted his teeth in wrath when he saw his wife cheating on him.</text:span></text:p>
      <text:p text:style-name="Standard">e. <text:a xlink:type="simple" xlink:href="http://www.spanishdict.com/translate/to%20crush" text:style-name="Internet_20_link" text:visited-style-name="Visited_20_Internet_20_Link">to crush</text:a> </text:p>
      <text:p text:style-name="Standard">Agarra bien al bebé, pero no lo aprietes.<text:span text:style-name="Emphasis">Hold your baby close, but don't crush him.</text:span></text:p>
      <text:p text:style-name="Standard">f. <text:a xlink:type="simple" xlink:href="http://www.spanishdict.com/translate/to%20grip" text:style-name="Internet_20_link" text:visited-style-name="Visited_20_Internet_20_Link">to grip</text:a> </text:p>
      <text:p text:style-name="Standard">¡Suelta! Me estás haciendo daño apretándome el brazo así.<text:span text:style-name="Emphasis">Let go! You're hurting me gripping my arm like that.</text:span></text:p>
      <text:p text:style-name="Standard">3. (to adjust) </text:p>
      <text:p text:style-name="Standard">a. <text:a xlink:type="simple" xlink:href="http://www.spanishdict.com/translate/to%20tighten" text:style-name="Internet_20_link" text:visited-style-name="Visited_20_Internet_20_Link">to tighten</text:a> </text:p>
      <text:p text:style-name="Standard">Usa una llave inglesa para apretar las cuatro tuercas.<text:span text:style-name="Emphasis">Use a wrench to tighten all four nuts.</text:span></text:p>
      <text:p text:style-name="Standard">4. (to hurry) </text:p>
      <text:p text:style-name="Standard">a. <text:a xlink:type="simple" xlink:href="http://www.spanishdict.com/translate/to%20quicken" text:style-name="Internet_20_link" text:visited-style-name="Visited_20_Internet_20_Link">to quicken</text:a> </text:p>
      <text:p text:style-name="Standard">¡Aprieta el paso que ya vamos tarde!<text:span text:style-name="Emphasis">Quicken your pace; we're already late!</text:span></text:p>
      <text:p text:style-name="Standard">5. (to pressure) </text:p>
      <text:p text:style-name="Standard">a. <text:a xlink:type="simple" xlink:href="http://www.spanishdict.com/translate/to%20put%20pressure%20on" text:style-name="Internet_20_link" text:visited-style-name="Visited_20_Internet_20_Link">to put pressure on</text:a> </text:p>
      <text:p text:style-name="Standard">En la actualidad, el colegio no aprieta mucho a los alumnos.<text:span text:style-name="Emphasis">Nowadays, schools don't put too much pressure on students.</text:span></text:p>
      <text:p text:style-name="Standard">b. <text:a xlink:type="simple" xlink:href="http://www.spanishdict.com/translate/to%20push" text:style-name="Internet_20_link" text:visited-style-name="Visited_20_Internet_20_Link">to push</text:a> </text:p>
      <text:p text:style-name="Standard">Deja de apretarme. Nunca aceptaré la oferta.<text:span text:style-name="Emphasis">Stop pushing me. I will never accept the offer.</text:span></text:p>
      <text:p text:style-name="Standard">6. (to squeeze together) </text:p>
      <text:p text:style-name="Standard">a. <text:a xlink:type="simple" xlink:href="http://www.spanishdict.com/translate/to%20bunch%20up" text:style-name="Internet_20_link" text:visited-style-name="Visited_20_Internet_20_Link">to bunch up</text:a> </text:p>
      <text:p text:style-name="Standard">No queda mucho sitio en la hoja, así que tendré que apretar las palabras al escribir.<text:span text:style-name="Emphasis">There is not much space left on the sheet, so I will have to bunch up the words when writing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increase) </text:p>
      <text:p text:style-name="Standard">a. <text:a xlink:type="simple" xlink:href="http://www.spanishdict.com/translate/to%20get%20worse" text:style-name="Internet_20_link" text:visited-style-name="Visited_20_Internet_20_Link">to get worse</text:a> </text:p>
      <text:p text:style-name="Standard">Cuando la lluvia apretó, empecé a correr a casa.<text:span text:style-name="Emphasis">When the rain got worse, I started to run home.</text:span></text:p>
      <text:p text:style-name="Standard">b. <text:a xlink:type="simple" xlink:href="http://www.spanishdict.com/translate/to%20intensify" text:style-name="Internet_20_link" text:visited-style-name="Visited_20_Internet_20_Link">to intensify</text:a> </text:p>
      <text:p text:style-name="Standard">El cansancio apretaba, pero no podía irme a dormir hasta que acabara los deberes.<text:span text:style-name="Emphasis">The fatigue intensified, but I couldn't go to sleep until I finished my homework.</text:span></text:p>
      <text:p text:style-name="Standard">8. (to crush) </text:p>
      <text:p text:style-name="Standard">a. <text:a xlink:type="simple" xlink:href="http://www.spanishdict.com/translate/to%20be%20too%20tight" text:style-name="Internet_20_link" text:visited-style-name="Visited_20_Internet_20_Link">to be too tight</text:a> </text:p>
      <text:p text:style-name="Standard"><text:soft-page-break/>Este sombrero me aprieta.<text:span text:style-name="Emphasis">This hat is too tight for me.</text:span></text:p>
      <text:p text:style-name="Standard">b. <text:a xlink:type="simple" xlink:href="http://www.spanishdict.com/translate/to%20pinch%20one%27s%20feet" text:style-name="Internet_20_link" text:visited-style-name="Visited_20_Internet_20_Link">to pinch one's feet</text:a> </text:p>
      <text:p text:style-name="Standard">Esas botas me aprietan mucho.<text:span text:style-name="Emphasis">Those boots really pinch my feet.</text:span></text:p>
      <text:p text:style-name="Standard">9. (to pressure) </text:p>
      <text:p text:style-name="Standard">a. <text:a xlink:type="simple" xlink:href="http://www.spanishdict.com/translate/to%20put%20on%20the%20pressure" text:style-name="Internet_20_link" text:visited-style-name="Visited_20_Internet_20_Link">to put on the pressure</text:a> </text:p>
      <text:p text:style-name="Standard">Esta crisis está apretando a las familias más pobres.<text:span text:style-name="Emphasis">This crisis is putting the pressure on the poorest families.</text:span></text:p>
      <text:p text:style-name="Standard">10. (to exert oneself) </text:p>
      <text:p text:style-name="Standard">a. <text:a xlink:type="simple" xlink:href="http://www.spanishdict.com/translate/to%20make%20an%20effort" text:style-name="Internet_20_link" text:visited-style-name="Visited_20_Internet_20_Link">to make an effort</text:a> </text:p>
      <text:p text:style-name="Standard">Si aprietas, acabarás a tiempo.<text:span text:style-name="Emphasis">If you make an effort, you will finish on time.</text:span></text:p>
      <text:p text:style-name="Standard">11. (to go) (Chile) </text:p>
      <text:p text:style-name="Standard">a. no direct translation </text:p>
      <text:p text:style-name="Standard">La tormenta se está acercando, mejor apretemos.<text:span text:style-name="Emphasis">The storm is coming; we'd better run.</text:span></text:p>
      <text:p text:style-name="Standard">Cuando la alarma de incendios empezó a sonar, todos apretaron hacia la salida.<text:span text:style-name="Emphasis">When the fire alarm began to sound, everybody made a dash for the exit.</text:span></text:p>
      <text:p text:style-name="Standard">apre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2. (to squeeze together) </text:p>
      <text:p text:style-name="Standard">a. <text:a xlink:type="simple" xlink:href="http://www.spanishdict.com/translate/to%20squeeze%20up" text:style-name="Internet_20_link" text:visited-style-name="Visited_20_Internet_20_Link">to squeeze up</text:a> </text:p>
      <text:p text:style-name="Standard">Pueden comer todos a la vez si no les importa apretarse en el comedor.<text:span text:style-name="Emphasis">You can all eat together if you don't mind squeezing up in the dining room.</text:span></text:p>
      <text:p text:style-name="Standard">b. <text:a xlink:type="simple" xlink:href="http://www.spanishdict.com/translate/to%20squish%20together" text:style-name="Internet_20_link" text:visited-style-name="Visited_20_Internet_20_Link">to squish together</text:a> </text:p>
      <text:p text:style-name="Standard">Si se aprietan, habrá sitio para uno más.<text:span text:style-name="Emphasis">If you squish together, there will be room for one more.</text:span></text:p>
      <text:p text:style-name="Standard">ce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linquish) </text:p>
      <text:p text:style-name="Standard">a. <text:a xlink:type="simple" xlink:href="http://www.spanishdict.com/translate/to%20transfer" text:style-name="Internet_20_link" text:visited-style-name="Visited_20_Internet_20_Link">to transfer</text:a> </text:p>
      <text:p text:style-name="Standard">Ronaldo le cedió la casa a su hermano mediante su testimonio. <text:span text:style-name="Emphasis">Ronaldo transferred the house to his brother via his will. </text:span></text:p>
      <text:p text:style-name="Standard">b. <text:a xlink:type="simple" xlink:href="http://www.spanishdict.com/translate/to%20hand%20over" text:style-name="Internet_20_link" text:visited-style-name="Visited_20_Internet_20_Link">to hand over</text:a> </text:p>
      <text:p text:style-name="Standard">Le cedió las llaves del carro porque no estaba en condición para manejar. <text:span text:style-name="Emphasis">He handed over his car keys because he was in no condition to drive. </text:span></text:p>
      <text:p text:style-name="Standard">c. <text:a xlink:type="simple" xlink:href="http://www.spanishdict.com/translate/to%20cede" text:style-name="Internet_20_link" text:visited-style-name="Visited_20_Internet_20_Link">to cede</text:a> </text:p>
      <text:p text:style-name="Standard">La empresa cedió una manzana al municipio para la construcción de un parque. <text:span text:style-name="Emphasis">The company ceded a block of land to the municipality for the construction of a park. </text:span></text:p>
      <text:p text:style-name="Standard">d. <text:a xlink:type="simple" xlink:href="http://www.spanishdict.com/translate/to%20assign" text:style-name="Internet_20_link" text:visited-style-name="Visited_20_Internet_20_Link">to assign</text:a> </text:p>
      <text:p text:style-name="Standard">Emanuel le cedió los derechos del contrato a su hermano a cambio de un préstamo. <text:span text:style-name="Emphasis">Emanuel assigned the contract rights to his brother in exchange for a loan. </text:span></text:p>
      <text:p text:style-name="Standard">e. <text:a xlink:type="simple" xlink:href="http://www.spanishdict.com/translate/to%20give%20up" text:style-name="Internet_20_link" text:visited-style-name="Visited_20_Internet_20_Link">to give up</text:a> </text:p>
      <text:p text:style-name="Standard">El rey cedió la corona por la mujer que amaba. <text:span text:style-name="Emphasis">The king gave up the crown for the woman he loved. </text:span></text:p>
      <text:p text:style-name="Standard">2. (sports) </text:p>
      <text:p text:style-name="Standard">a. <text:a xlink:type="simple" xlink:href="http://www.spanishdict.com/translate/to%20pass" text:style-name="Internet_20_link" text:visited-style-name="Visited_20_Internet_20_Link">to pass</text:a> </text:p>
      <text:p text:style-name="Standard">Pepe le cedió la pelota a Beto para que pudiera anotar. <text:span text:style-name="Emphasis">Pepe passed the ball to Beto so he could score.</text:span></text:p>
      <text:p text:style-name="Standard">3. (to lose) </text:p>
      <text:p text:style-name="Standard">a. <text:a xlink:type="simple" xlink:href="http://www.spanishdict.com/translate/to%20give%20up" text:style-name="Internet_20_link" text:visited-style-name="Visited_20_Internet_20_Link">to give up</text:a> </text:p>
      <text:p text:style-name="Standard">Cedió dos minutos en el maratón porque tuvo que amarrarse las agujetas.<text:span text:style-name="Emphasis">She gave up two minutes in the marathon because she had to tie her shoelace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surrender) </text:p>
      <text:p text:style-name="Standard">a. <text:a xlink:type="simple" xlink:href="http://www.spanishdict.com/translate/to%20give%20in" text:style-name="Internet_20_link" text:visited-style-name="Visited_20_Internet_20_Link">to give in</text:a> </text:p>
      <text:p text:style-name="Standard"><text:soft-page-break/>Ella no cedió aún después de recibir mucha crítica. <text:span text:style-name="Emphasis">She didn't give in even after receiving a lot of criticism.</text:span></text:p>
      <text:p text:style-name="Standard">b. <text:a xlink:type="simple" xlink:href="http://www.spanishdict.com/translate/to%20yield" text:style-name="Internet_20_link" text:visited-style-name="Visited_20_Internet_20_Link">to yield</text:a> </text:p>
      <text:p text:style-name="Standard">Me puedes extorsionar todo lo que quieras, pero nunca cederé.<text:span text:style-name="Emphasis">You can extort me all you want, but I'll never yield. </text:span></text:p>
      <text:p text:style-name="Standard">5. (to become less) </text:p>
      <text:p text:style-name="Standard">a. <text:a xlink:type="simple" xlink:href="http://www.spanishdict.com/translate/to%20ease%20up" text:style-name="Internet_20_link" text:visited-style-name="Visited_20_Internet_20_Link">to ease up</text:a> </text:p>
      <text:p text:style-name="Standard">El calor cedió un poco después de la tormenta.<text:span text:style-name="Emphasis">The heat eased up a bit after the storm.</text:span></text:p>
      <text:p text:style-name="Standard">b. <text:a xlink:type="simple" xlink:href="http://www.spanishdict.com/translate/to%20drop" text:style-name="Internet_20_link" text:visited-style-name="Visited_20_Internet_20_Link">to drop</text:a> </text:p>
      <text:p text:style-name="Standard">El precio de petróleo cedió ante las noticias del calentamiento global. <text:span text:style-name="Emphasis">The price of oil dropped in the face of the news of global warming. </text:span></text:p>
      <text:p text:style-name="Standard">c. <text:a xlink:type="simple" xlink:href="http://www.spanishdict.com/translate/to%20abate" text:style-name="Internet_20_link" text:visited-style-name="Visited_20_Internet_20_Link">to abate</text:a> </text:p>
      <text:p text:style-name="Standard">Después de cinco horas, los vientos huracanados finalmente cedieron.<text:span text:style-name="Emphasis">After five hours, the howling winds finally abated. </text:span></text:p>
      <text:p text:style-name="Standard">d. <text:a xlink:type="simple" xlink:href="http://www.spanishdict.com/translate/to%20go%20down" text:style-name="Internet_20_link" text:visited-style-name="Visited_20_Internet_20_Link">to go down</text:a> </text:p>
      <text:p text:style-name="Standard">La fiebre debe ceder pronto después de tomar la medicina. <text:span text:style-name="Emphasis">The fever should go down quickly after you take the medicine. </text:span></text:p>
      <text:p text:style-name="Standard">e. <text:a xlink:type="simple" xlink:href="http://www.spanishdict.com/translate/to%20lessen" text:style-name="Internet_20_link" text:visited-style-name="Visited_20_Internet_20_Link">to lessen</text:a> </text:p>
      <text:p text:style-name="Standard">La tensión de tus hombros va a ceder cuando dejes de preocuparte. <text:span text:style-name="Emphasis">The tension in your shoulders will lessen when you stop worrying. </text:span></text:p>
      <text:p text:style-name="Standard">f. <text:a xlink:type="simple" xlink:href="http://www.spanishdict.com/translate/to%20ease" text:style-name="Internet_20_link" text:visited-style-name="Visited_20_Internet_20_Link">to ease</text:a> </text:p>
      <text:p text:style-name="Standard">Un baño caliente debe hacer que el dolor ceda. <text:span text:style-name="Emphasis">A warm bath should ease the pain. </text:span></text:p>
      <text:p text:style-name="Standard">6. (to stretch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Estos zapatos están demasiado apretados, y no ceden para nada. <text:span text:style-name="Emphasis">These shoes are too tight, and they don't give at all. </text:span></text:p>
      <text:p text:style-name="Standard">7. (to fall) </text:p>
      <text:p text:style-name="Standard">a. <text:a xlink:type="simple" xlink:href="http://www.spanishdict.com/translate/to%20give%20way" text:style-name="Internet_20_link" text:visited-style-name="Visited_20_Internet_20_Link">to give way</text:a> </text:p>
      <text:p text:style-name="Standard">Golpeó la puerta con el hombro hasta que cedió. <text:span text:style-name="Emphasis">He slammed the door with this shoulder until it gave way. </text:span></text:p>
      <text:p text:style-name="Standard">b. <text:a xlink:type="simple" xlink:href="http://www.spanishdict.com/translate/to%20collapse" text:style-name="Internet_20_link" text:visited-style-name="Visited_20_Internet_20_Link">to collapse</text:a> </text:p>
      <text:p text:style-name="Standard">El puente tambaleante cedió cuando el camión intentó cruzarlo.<text:span text:style-name="Emphasis">The rickety bridge collapsed when the truck tried to cross it. </text:span></text:p>
      <text:p text:style-name="Standard">ca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ursue in order to kill or trap) </text:p>
      <text:p text:style-name="Standard">a. <text:a xlink:type="simple" xlink:href="http://www.spanishdict.com/translate/to%20hunt" text:style-name="Internet_20_link" text:visited-style-name="Visited_20_Internet_20_Link">to hunt</text:a> </text:p>
      <text:p text:style-name="Standard">Mi tío y sus amigos cazan ciervos en el otoño.<text:span text:style-name="Emphasis">My uncle and his friends hunt deer in the fall.</text:span></text:p>
      <text:p text:style-name="Standard">b. <text:a xlink:type="simple" xlink:href="http://www.spanishdict.com/translate/to%20catch" text:style-name="Internet_20_link" text:visited-style-name="Visited_20_Internet_20_Link">to catch</text:a> </text:p>
      <text:p text:style-name="Standard">Los niños están por el arroyo, cazando ranas.<text:span text:style-name="Emphasis">The children are down by the creek, catching frogs.</text:span></text:p>
      <text:p text:style-name="Standard">c. <text:a xlink:type="simple" xlink:href="http://www.spanishdict.com/translate/to%20trap" text:style-name="Internet_20_link" text:visited-style-name="Visited_20_Internet_20_Link">to trap</text:a> </text:p>
      <text:p text:style-name="Standard">La araña utiliza su tela para cazar su presa.<text:span text:style-name="Emphasis">The spider uses its web to trap its prey.</text:span></text:p>
      <text:p text:style-name="Standard">d. <text:a xlink:type="simple" xlink:href="http://www.spanishdict.com/translate/to%20shoot" text:style-name="Internet_20_link" text:visited-style-name="Visited_20_Internet_20_Link">to shoot</text:a> (with gun) </text:p>
      <text:p text:style-name="Standard">Cuando éramos niños, nos gustaba cazar palomas en el campo.<text:span text:style-name="Emphasis">When we were kids, we liked to shoot pigeons in the country.</text:span></text:p>
      <text:p text:style-name="Standard">2. (to surprise) </text:p>
      <text:p text:style-name="Standard">a. <text:a xlink:type="simple" xlink:href="http://www.spanishdict.com/translate/to%20catch" text:style-name="Internet_20_link" text:visited-style-name="Visited_20_Internet_20_Link">to catch</text:a> </text:p>
      <text:p text:style-name="Standard">El guardia de seguridad me cazó robando.<text:span text:style-name="Emphasis">The security guard caught me stealing.</text:span></text:p>
      <text:p text:style-name="Standard">3. (figurative) (to comprehend) </text:p>
      <text:p text:style-name="Standard">a. <text:a xlink:type="simple" xlink:href="http://www.spanishdict.com/translate/to%20understand" text:style-name="Internet_20_link" text:visited-style-name="Visited_20_Internet_20_Link">to understand</text:a> </text:p>
      <text:p text:style-name="Standard">Puedo leer en francés, pero no cazo una palabra cuando lo escucho.<text:span text:style-name="Emphasis">I can read French, but I don't understand a word when I hear it.</text:span></text:p>
      <text:p text:style-name="Standard"><text:soft-page-break/>b. <text:a xlink:type="simple" xlink:href="http://www.spanishdict.com/translate/to%20get" text:style-name="Internet_20_link" text:visited-style-name="Visited_20_Internet_20_Link">to get</text:a> (colloquial) </text:p>
      <text:p text:style-name="Standard">¿Cazaste lo que nos explicó la maestra hoy?<text:span text:style-name="Emphasis">Did you get what the teacher explained to us today?</text:span></text:p>
      <text:p text:style-name="Standard">4. (to obtain) </text:p>
      <text:p text:style-name="Standard">a. <text:a xlink:type="simple" xlink:href="http://www.spanishdict.com/translate/to%20capture" text:style-name="Internet_20_link" text:visited-style-name="Visited_20_Internet_20_Link">to capture</text:a> </text:p>
      <text:p text:style-name="Standard">Muchos candidatos están usando las redes sociales para cazar votos.<text:span text:style-name="Emphasis">Many candidates are using social media to capture votes.</text:span></text:p>
      <text:p text:style-name="Standard">b. <text:a xlink:type="simple" xlink:href="http://www.spanishdict.com/translate/to%20land" text:style-name="Internet_20_link" text:visited-style-name="Visited_20_Internet_20_Link">to land</text:a> (colloquial) </text:p>
      <text:p text:style-name="Standard">Tuve mucha suerte y cacé un puesto con muy buen sueldo.<text:span text:style-name="Emphasis">I got really lucky and landed a very well-paid job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sport) </text:p>
      <text:p text:style-name="Standard">a. <text:a xlink:type="simple" xlink:href="http://www.spanishdict.com/translate/to%20hunt" text:style-name="Internet_20_link" text:visited-style-name="Visited_20_Internet_20_Link">to hunt</text:a> </text:p>
      <text:p text:style-name="Standard">¿Te gusta cazar, Sr. Darcy?<text:span text:style-name="Emphasis">Do you like to hunt, Mr. Darcy?</text:span></text:p>
      <text:p text:style-name="Standard">b. <text:a xlink:type="simple" xlink:href="http://www.spanishdict.com/translate/to%20go%20hunting" text:style-name="Internet_20_link" text:visited-style-name="Visited_20_Internet_20_Link">to go hunting</text:a> </text:p>
      <text:p text:style-name="Standard">Antonio tiene un retriever para cuando caza en el campo.<text:span text:style-name="Emphasis">Antonio has a retriever for when he goes hunting in the country.</text:span></text:p>
      <text:p text:style-name="Standard">c. <text:a xlink:type="simple" xlink:href="http://www.spanishdict.com/translate/to%20shoot" text:style-name="Internet_20_link" text:visited-style-name="Visited_20_Internet_20_Link">to shoot</text:a> (with gun) </text:p>
      <text:p text:style-name="Standard">Soy muy buena para pescar, pero nunca aprendí a cazar.<text:span text:style-name="Emphasis">I'm great at fishing, but I never learned to shoot.</text:span></text:p>
      <text:p text:style-name="Standard">d. <text:a xlink:type="simple" xlink:href="http://www.spanishdict.com/translate/to%20go%20shooting" text:style-name="Internet_20_link" text:visited-style-name="Visited_20_Internet_20_Link">to go shooting</text:a> (with gun) </text:p>
      <text:p text:style-name="Standard">Prefiero cazar en el bosque que en el desierto.<text:span text:style-name="Emphasis">I prefer to go shooting in the forest than the in desert.</text:span></text:p>
      <text:p text:style-name="Standard">apos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amble) </text:p>
      <text:p text:style-name="Standard">a. <text:a xlink:type="simple" xlink:href="http://www.spanishdict.com/translate/to%20bet" text:style-name="Internet_20_link" text:visited-style-name="Visited_20_Internet_20_Link">to bet</text:a> </text:p>
      <text:p text:style-name="Standard">Te apuesto $15 a que no eres capaz de encestar la pelota diez veces seguidas.<text:span text:style-name="Emphasis">I'll bet you $15 that you can't score a basket ten times in a row.</text:span></text:p>
      <text:p text:style-name="Standard">2. (to station) </text:p>
      <text:p text:style-name="Standard">a. <text:a xlink:type="simple" xlink:href="http://www.spanishdict.com/translate/to%20station" text:style-name="Internet_20_link" text:visited-style-name="Visited_20_Internet_20_Link">to station</text:a> </text:p>
      <text:p text:style-name="Standard">Había militares apostados en las casetas de control para controlar los coches que entraban y salían del país.<text:span text:style-name="Emphasis">There were soldiers stationed at the checkpoints to check the cars coming in and out of the country.</text:span></text:p>
      <text:p text:style-name="Standard">b. <text:a xlink:type="simple" xlink:href="http://www.spanishdict.com/translate/to%20post" text:style-name="Internet_20_link" text:visited-style-name="Visited_20_Internet_20_Link">to post</text:a> </text:p>
      <text:p text:style-name="Standard">Los mafiosos abrieron fuego contra los policías apostados fuera del juzgado.<text:span text:style-name="Emphasis">The gangsters opened fire on the police who were posted outside the courthouse.</text:span></text:p>
      <text:p text:style-name="Standard">c. <text:a xlink:type="simple" xlink:href="http://www.spanishdict.com/translate/to%20position" text:style-name="Internet_20_link" text:visited-style-name="Visited_20_Internet_20_Link">to position</text:a> </text:p>
      <text:p text:style-name="Standard">El capitán apostó a sus soldados en la trinchera para no arriesgar sus vidas.<text:span text:style-name="Emphasis">The captain positioned his soldiers in the trench so as not to put their lives at risk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speculate) </text:p>
      <text:p text:style-name="Standard">a. <text:a xlink:type="simple" xlink:href="http://www.spanishdict.com/translate/to%20bet" text:style-name="Internet_20_link" text:visited-style-name="Visited_20_Internet_20_Link">to bet</text:a> </text:p>
      <text:p text:style-name="Standard">Mi padre apostó a que el precio del petróleo subiría dentro de un año.<text:span text:style-name="Emphasis">My father bet that oil prices would rise within a year.</text:span></text:p>
      <text:p text:style-name="Standard">4. (to choose; used with "por") </text:p>
      <text:p text:style-name="Standard">a. <text:a xlink:type="simple" xlink:href="http://www.spanishdict.com/translate/to%20opt%20for" text:style-name="Internet_20_link" text:visited-style-name="Visited_20_Internet_20_Link">to opt for</text:a> </text:p>
      <text:p text:style-name="Standard">La actriz apostó por un vestido color naranja muy elegante.<text:span text:style-name="Emphasis">The actress opted for a very elegant orange dress.</text:span></text:p>
      <text:p text:style-name="Standard">b. <text:a xlink:type="simple" xlink:href="http://www.spanishdict.com/translate/to%20go%20for" text:style-name="Internet_20_link" text:visited-style-name="Visited_20_Internet_20_Link">to go for</text:a> </text:p>
      <text:p text:style-name="Standard">Quieren salvar su matrimonio y por eso han decidido apostar por la mediación.<text:span text:style-name="Emphasis">They want to save their marriage so they've decided to go for mediation.</text:span></text:p>
      <text:p text:style-name="Standard">apos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<text:soft-page-break/>5. (to gamble) </text:p>
      <text:p text:style-name="Standard">a. <text:a xlink:type="simple" xlink:href="http://www.spanishdict.com/translate/to%20bet" text:style-name="Internet_20_link" text:visited-style-name="Visited_20_Internet_20_Link">to bet</text:a> </text:p>
      <text:p text:style-name="Standard">Me apuesto una pizza a que no eres capaz de lavar los platos dos semanas sin quejarte.<text:span text:style-name="Emphasis">I'll bet a pizza that you won't be able to wash the dishes for two weeks without complaining.</text:span></text:p>
      <text:p text:style-name="Standard">6. (to station oneself) </text:p>
      <text:p text:style-name="Standard">a. <text:a xlink:type="simple" xlink:href="http://www.spanishdict.com/translate/to%20position%20oneself" text:style-name="Internet_20_link" text:visited-style-name="Visited_20_Internet_20_Link">to position oneself</text:a> </text:p>
      <text:p text:style-name="Standard">El soldado se apostó detrás de un árbol para evitar los disparos.<text:span text:style-name="Emphasis">The soldier positioned himself behind a tree to avoid the bullets.</text:span></text:p>
      <text:p text:style-name="Standard">reve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reak with pressure) </text:p>
      <text:p text:style-name="Standard">a. <text:a xlink:type="simple" xlink:href="http://www.spanishdict.com/translate/to%20burst" text:style-name="Internet_20_link" text:visited-style-name="Visited_20_Internet_20_Link">to burst</text:a> </text:p>
      <text:p text:style-name="Standard">Si pones demasiado aire en el neumático, lo puedes reventar.<text:span text:style-name="Emphasis">If you put too much air in the tire, it can burst.</text:span></text:p>
      <text:p text:style-name="Standard">2. (to explode) </text:p>
      <text:p text:style-name="Standard">a. <text:a xlink:type="simple" xlink:href="http://www.spanishdict.com/translate/to%20blow%20up" text:style-name="Internet_20_link" text:visited-style-name="Visited_20_Internet_20_Link">to blow up</text:a> </text:p>
      <text:p text:style-name="Standard">Los prófugos reventaron el puente para que el comisario no los pudiera seguir.<text:span text:style-name="Emphasis">The outlaws blew up the bridge so the sheriff couldn't follow them.</text:span></text:p>
      <text:p text:style-name="Standard">b. <text:a xlink:type="simple" xlink:href="http://www.spanishdict.com/translate/to%20shatter" text:style-name="Internet_20_link" text:visited-style-name="Visited_20_Internet_20_Link">to shatter</text:a> (glass) </text:p>
      <text:p text:style-name="Standard">Se chocaron con ella de modo que se cayó y reventó el escaparate.<text:span text:style-name="Emphasis">They crashed into her, causing her to fall and shatter the storefront window.</text:span></text:p>
      <text:p text:style-name="Standard">3. (to cause to fail) </text:p>
      <text:p text:style-name="Standard">a. <text:a xlink:type="simple" xlink:href="http://www.spanishdict.com/translate/to%20ruin" text:style-name="Internet_20_link" text:visited-style-name="Visited_20_Internet_20_Link">to ruin</text:a> </text:p>
      <text:p text:style-name="Standard">Justo cuando hubimos terminado el castillo de arena, vino una ola y lo reventó.<text:span text:style-name="Emphasis">Just when we had finished the sandcastle, a wave came and ruined it.</text:span></text:p>
      <text:p text:style-name="Standard">b. <text:a xlink:type="simple" xlink:href="http://www.spanishdict.com/translate/to%20spoil" text:style-name="Internet_20_link" text:visited-style-name="Visited_20_Internet_20_Link">to spoil</text:a> </text:p>
      <text:p text:style-name="Standard">Has reventado mi oportunidad de convertirme en una bailarina famosa.<text:span text:style-name="Emphasis">You've spoiled my chance of becoming a famous ballerina.</text:span></text:p>
      <text:p text:style-name="Standard">c. <text:a xlink:type="simple" xlink:href="http://www.spanishdict.com/translate/to%20disrupt" text:style-name="Internet_20_link" text:visited-style-name="Visited_20_Internet_20_Link">to disrupt</text:a> </text:p>
      <text:p text:style-name="Standard">Los manifestantes entraron al mitin con el propósito de reventarlo.<text:span text:style-name="Emphasis">The protestors went to the rally with the soul purpose of disrupting it.</text:span></text:p>
      <text:p text:style-name="Standard">d. <text:a xlink:type="simple" xlink:href="http://www.spanishdict.com/translate/to%20wreck" text:style-name="Internet_20_link" text:visited-style-name="Visited_20_Internet_20_Link">to wreck</text:a> </text:p>
      <text:p text:style-name="Standard">Si mis papás llegaran de vacaciones temprano, reventarían mi fiesta.<text:span text:style-name="Emphasis">If my parents came back from vacation early, they´d wreck my party.</text:span></text:p>
      <text:p text:style-name="Standard">e. <text:a xlink:type="simple" xlink:href="http://www.spanishdict.com/translate/to%20break%20up" text:style-name="Internet_20_link" text:visited-style-name="Visited_20_Internet_20_Link">to break up</text:a> (gathering) </text:p>
      <text:p text:style-name="Standard">La policía vino para reventar la manifestación en la plaza.<text:span text:style-name="Emphasis">The police came to break up the protest in the plaza.</text:span></text:p>
      <text:p text:style-name="Standard">4. (colloquial) (to bother) </text:p>
      <text:p text:style-name="Standard">a. <text:a xlink:type="simple" xlink:href="http://www.spanishdict.com/translate/to%20annoy" text:style-name="Internet_20_link" text:visited-style-name="Visited_20_Internet_20_Link">to annoy</text:a> </text:p>
      <text:p text:style-name="Standard">Le revienta que la gente le diga cómo vestirse.<text:span text:style-name="Emphasis">It annoys her when people tell her how to dress.</text:span></text:p>
      <text:p text:style-name="Standard">b. <text:a xlink:type="simple" xlink:href="http://www.spanishdict.com/translate/to%20piss%20off" text:style-name="Internet_20_link" text:visited-style-name="Visited_20_Internet_20_Link">to piss off</text:a> </text:p>
      <text:p text:style-name="Standard">Siempre me revienta que me hable como si fuera un niño.<text:span text:style-name="Emphasis">It always makes me mad that she talks to me as though I were a child.</text:span></text:p>
      <text:p text:style-name="Standard">5. (to exhaust a horse) </text:p>
      <text:p text:style-name="Standard">a. <text:a xlink:type="simple" xlink:href="http://www.spanishdict.com/translate/to%20ride%20into%20the%20ground" text:style-name="Internet_20_link" text:visited-style-name="Visited_20_Internet_20_Link">to ride into the ground</text:a> </text:p>
      <text:p text:style-name="Standard">Era un animal tan bonito ese caballo, pero lo reventaron.<text:span text:style-name="Emphasis">He was such a beautiful animal, that horse, but they rode him into the ground.</text:span></text:p>
      <text:p text:style-name="Standard">6. (colloquial) (to hit) </text:p>
      <text:p text:style-name="Standard">a. no direct translation </text:p>
      <text:p text:style-name="Standard">Oí que cuando vino la policía lo reventaron bien con sus bastones.<text:span text:style-name="Emphasis">I heard that when the police came, they beat the everliving daylights out of him with their nightsticks.</text:span></text:p>
      <text:p text:style-name="Standard"><text:soft-page-break/>Le reventé a puñetazos después cuando insultó a mi esposo.<text:span text:style-name="Emphasis">I punched him in the face when he insulted my husband.</text:span></text:p>
      <text:p text:style-name="Standard">7. (to exhaust) </text:p>
      <text:p text:style-name="Standard">a. no direct translation </text:p>
      <text:p text:style-name="Standard">El viaje de Madrid a Sevilla me reventó.<text:span text:style-name="Emphasis">The trip from Madrid to Seville wore me out.</text:span></text:p>
      <text:p text:style-name="Standard">Trabajar todo el día en una granja te revienta sin duda.<text:span text:style-name="Emphasis">Working all day on a farm tires you out for sur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8. (to break) </text:p>
      <text:p text:style-name="Standard">a. <text:a xlink:type="simple" xlink:href="http://www.spanishdict.com/translate/to%20burst" text:style-name="Internet_20_link" text:visited-style-name="Visited_20_Internet_20_Link">to burst</text:a> </text:p>
      <text:p text:style-name="Standard">Se congeló el agua y las tuberías reventaron.<text:span text:style-name="Emphasis">The water in the pipes froze, and so they burst.</text:span></text:p>
      <text:p text:style-name="Standard">b. <text:a xlink:type="simple" xlink:href="http://www.spanishdict.com/translate/to%20blow%20out" text:style-name="Internet_20_link" text:visited-style-name="Visited_20_Internet_20_Link">to blow out</text:a> </text:p>
      <text:p text:style-name="Standard">El neumático ha reventado y estamos aquí en el medio de la nada.<text:span text:style-name="Emphasis">The tire's blown out, and we're out here in the middle of nowhere.</text:span></text:p>
      <text:p text:style-name="Standard">9. (to crash) </text:p>
      <text:p text:style-name="Standard">a. <text:a xlink:type="simple" xlink:href="http://www.spanishdict.com/translate/to%20break" text:style-name="Internet_20_link" text:visited-style-name="Visited_20_Internet_20_Link">to break</text:a> (wave) </text:p>
      <text:p text:style-name="Standard">Podía oír el ruido de las olas que reventaban en la orilla desde su habitación.<text:span text:style-name="Emphasis">She could hear the sound of the waves breaking upon the shore from her bedroom.</text:span></text:p>
      <text:p text:style-name="Standard">10. (to be full) </text:p>
      <text:p text:style-name="Standard">a. <text:a xlink:type="simple" xlink:href="http://www.spanishdict.com/translate/to%20burst" text:style-name="Internet_20_link" text:visited-style-name="Visited_20_Internet_20_Link">to burst</text:a> </text:p>
      <text:p text:style-name="Standard">Ojalá que pudiera comer más pero estoy que reviento.<text:span text:style-name="Emphasis">I wish I could eat more but I'm about to burst.</text:span></text:p>
      <text:p text:style-name="Standard">11. (to get angry) </text:p>
      <text:p text:style-name="Standard">a. <text:a xlink:type="simple" xlink:href="http://www.spanishdict.com/translate/to%20explode" text:style-name="Internet_20_link" text:visited-style-name="Visited_20_Internet_20_Link">to explode</text:a> </text:p>
      <text:p text:style-name="Standard">Si mi padre me pilla fumando revienta.<text:span text:style-name="Emphasis">If my father catches smoking, he'll explode.</text:span></text:p>
      <text:p text:style-name="Standard">12. (to be eager to do something) </text:p>
      <text:p text:style-name="Standard">a. <text:a xlink:type="simple" xlink:href="http://www.spanishdict.com/translate/to%20be%20bursting" text:style-name="Internet_20_link" text:visited-style-name="Visited_20_Internet_20_Link">to be bursting</text:a> </text:p>
      <text:p text:style-name="Standard">Tiene un secreto que revienta por decirte.<text:span text:style-name="Emphasis">She has a secret she's bursting to tell you.</text:span></text:p>
      <text:p text:style-name="Standard">b. <text:a xlink:type="simple" xlink:href="http://www.spanishdict.com/translate/to%20be%20dying" text:style-name="Internet_20_link" text:visited-style-name="Visited_20_Internet_20_Link">to be dying</text:a> </text:p>
      <text:p text:style-name="Standard">Reviento por ir a Cuba ahora que está mucho más abierto el país.<text:span text:style-name="Emphasis">I'm dying to go to Cuba now that the country is more open.</text:span></text:p>
      <text:p text:style-name="Standard">reven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3. (to be destroyed) </text:p>
      <text:p text:style-name="Standard">a. <text:a xlink:type="simple" xlink:href="http://www.spanishdict.com/translate/to%20burst" text:style-name="Internet_20_link" text:visited-style-name="Visited_20_Internet_20_Link">to burst</text:a> </text:p>
      <text:p text:style-name="Standard">El agua en el tanque se calentó aumentando la presión hasta que se reventó.<text:span text:style-name="Emphasis">The water in the tank got hot, increasing the pressure until it burst.</text:span></text:p>
      <text:p text:style-name="Standard">b. <text:a xlink:type="simple" xlink:href="http://www.spanishdict.com/translate/to%20break" text:style-name="Internet_20_link" text:visited-style-name="Visited_20_Internet_20_Link">to break</text:a> </text:p>
      <text:p text:style-name="Standard">Todas las ventanas de la casa se reventaron durante el temblor.<text:span text:style-name="Emphasis">All the windows in the house broke during the earthquake.</text:span></text:p>
      <text:p text:style-name="Standard">c. <text:a xlink:type="simple" xlink:href="http://www.spanishdict.com/translate/to%20explode" text:style-name="Internet_20_link" text:visited-style-name="Visited_20_Internet_20_Link">to explode</text:a> </text:p>
      <text:p text:style-name="Standard">Cuando el carro chocó con el camión, los dos se reventaron.<text:span text:style-name="Emphasis">When the car crashed into the truck, they both exploded.</text:span></text:p>
      <text:p text:style-name="Standard">14. (colloquial) (to exhaust oneself) </text:p>
      <text:p text:style-name="Standard">a. no direct translation </text:p>
      <text:p text:style-name="Standard">Yo me reventé para sacar la carrera de medicina.<text:span text:style-name="Emphasis">I worked my butt off to get my degree in medicine.</text:span></text:p>
      <text:p text:style-name="Standard">Nosotros nos estamos reventando aquí mientras tú estás descansando en los laureles.<text:span text:style-name="Emphasis">We're working ourselves into the ground here while you're resting on your laurels.</text:span></text:p>
      <text:p text:style-name="Standard">15. (to collide with) (South America) </text:p>
      <text:p text:style-name="Standard">a. <text:a xlink:type="simple" xlink:href="http://www.spanishdict.com/translate/to%20crash%20into" text:style-name="Internet_20_link" text:visited-style-name="Visited_20_Internet_20_Link">to crash into</text:a> </text:p>
      <text:p text:style-name="Standard">La moto se reventó contra un escaparate, pero él no se hizo daño.<text:span text:style-name="Emphasis">He crashed the motorcycle into a store window, but he wasn't hurt.</text:span></text:p>
      <text:p text:style-name="Standard">b. <text:a xlink:type="simple" xlink:href="http://www.spanishdict.com/translate/to%20run%20into" text:style-name="Internet_20_link" text:visited-style-name="Visited_20_Internet_20_Link">to run into</text:a> </text:p>
      <text:p text:style-name="Standard"><text:soft-page-break/>No ponía atención al manejar y se reventó con un árbol.<text:span text:style-name="Emphasis">She wasn't paying attention and she ran into a tree.</text:span></text:p>
      <text:p text:style-name="Standard">gri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talk very loudly) </text:p>
      <text:p text:style-name="Standard">a. <text:a xlink:type="simple" xlink:href="http://www.spanishdict.com/translate/to%20shout" text:style-name="Internet_20_link" text:visited-style-name="Visited_20_Internet_20_Link">to shout</text:a> </text:p>
      <text:p text:style-name="Standard">Hay alguien gritando en la calle.<text:span text:style-name="Emphasis">There's someone shouting in the street.</text:span></text:p>
      <text:p text:style-name="Standard">b. <text:a xlink:type="simple" xlink:href="http://www.spanishdict.com/translate/to%20yell" text:style-name="Internet_20_link" text:visited-style-name="Visited_20_Internet_20_Link">to yell</text:a> </text:p>
      <text:p text:style-name="Standard">No voy a responder si estás gritando. <text:span text:style-name="Emphasis">I am not going to respond if you are yelling. </text:span></text:p>
      <text:p text:style-name="Standard">c. <text:a xlink:type="simple" xlink:href="http://www.spanishdict.com/translate/to%20scream" text:style-name="Internet_20_link" text:visited-style-name="Visited_20_Internet_20_Link">to scream</text:a> </text:p>
      <text:p text:style-name="Standard">No me gusta ir a los partidos de fútbol porque hay tanta gente gritando.<text:span text:style-name="Emphasis">I don't like to go to soccer games because there are so many people screaming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talk very loudly) </text:p>
      <text:p text:style-name="Standard">a. <text:a xlink:type="simple" xlink:href="http://www.spanishdict.com/translate/to%20shout" text:style-name="Internet_20_link" text:visited-style-name="Visited_20_Internet_20_Link">to shout</text:a> </text:p>
      <text:p text:style-name="Standard">El entrenador gritó las jugadas a su equipo.<text:span text:style-name="Emphasis">The coach shouted the plays to his team.</text:span></text:p>
      <text:p text:style-name="Standard">b. <text:a xlink:type="simple" xlink:href="http://www.spanishdict.com/translate/to%20yell" text:style-name="Internet_20_link" text:visited-style-name="Visited_20_Internet_20_Link">to yell</text:a> </text:p>
      <text:p text:style-name="Standard">Las animadoras gritaron el lema de la escuela.<text:span text:style-name="Emphasis">The cheerleaders yelled the school motto.</text:span></text:p>
      <text:p text:style-name="Standard">3. (colloquial) (to scold) </text:p>
      <text:p text:style-name="Standard">a. <text:a xlink:type="simple" xlink:href="http://www.spanishdict.com/translate/to%20yell%20at" text:style-name="Internet_20_link" text:visited-style-name="Visited_20_Internet_20_Link">to yell at</text:a> </text:p>
      <text:p text:style-name="Standard">Por favor no me grites en frente de mis amigos, mamá.<text:span text:style-name="Emphasis">Please don't yell at me in front of my friends, mom.</text:span></text:p>
      <text:p text:style-name="Standard">ju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an oath) </text:p>
      <text:p text:style-name="Standard">a. <text:a xlink:type="simple" xlink:href="http://www.spanishdict.com/translate/to%20swear" text:style-name="Internet_20_link" text:visited-style-name="Visited_20_Internet_20_Link">to swear</text:a> </text:p>
      <text:p text:style-name="Standard">¿Juras decir la verdad en tu testimonio hoy?<text:span text:style-name="Emphasis">Do you swear to tell the truth in your testimony today?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make a promise) </text:p>
      <text:p text:style-name="Standard">a. <text:a xlink:type="simple" xlink:href="http://www.spanishdict.com/translate/to%20promise" text:style-name="Internet_20_link" text:visited-style-name="Visited_20_Internet_20_Link">to promise</text:a> </text:p>
      <text:p text:style-name="Standard">¿Me vas a visitar este verano? - Sí, lo juro. <text:span text:style-name="Emphasis">Are you going to visit me this summer? - Yes, I swear. </text:span></text:p>
      <text:p text:style-name="Standard">3. (to cuss) </text:p>
      <text:p text:style-name="Standard">a. <text:a xlink:type="simple" xlink:href="http://www.spanishdict.com/translate/to%20swear" text:style-name="Internet_20_link" text:visited-style-name="Visited_20_Internet_20_Link">to swear</text:a> </text:p>
      <text:p text:style-name="Standard">La maestra castigó a Luis por jurar en el patio de recreo. <text:span text:style-name="Emphasis">The teacher punished Luis for swearing on the playground. </text:span></text:p>
      <text:p text:style-name="Standard">b. <text:a xlink:type="simple" xlink:href="http://www.spanishdict.com/translate/to%20curse" text:style-name="Internet_20_link" text:visited-style-name="Visited_20_Internet_20_Link">to curse</text:a> </text:p>
      <text:p text:style-name="Standard">El granjero empezó a jurar cuando vio que se aproximaba una plaga de langostas. <text:span text:style-name="Emphasis">The farmer started cursing when he saw that a swarm of locusts was approaching.</text:span></text:p>
      <text:p text:style-name="Standard">romp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mash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Rompió el vaso por accidente.<text:span text:style-name="Emphasis">He broke the glass accidentally.</text:span></text:p>
      <text:p text:style-name="Standard">2. (to destroy through use) </text:p>
      <text:p text:style-name="Standard">a. <text:a xlink:type="simple" xlink:href="http://www.spanishdict.com/translate/to%20wear%20out" text:style-name="Internet_20_link" text:visited-style-name="Visited_20_Internet_20_Link">to wear out</text:a> </text:p>
      <text:p text:style-name="Standard">Ella ha roto la pila de su teléfono por usarlo día y noche. <text:span text:style-name="Emphasis">She has worn out the battery on her phone by using it day and night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in bodies of water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Las olas rompieron contra el casco de nuestro barco. <text:span text:style-name="Emphasis">The waves broke against the hull of our ship. </text:span></text:p>
      <text:p text:style-name="Standard">4. (to start) </text:p>
      <text:p text:style-name="Standard"><text:soft-page-break/>a. <text:a xlink:type="simple" xlink:href="http://www.spanishdict.com/translate/to%20break%20out" text:style-name="Internet_20_link" text:visited-style-name="Visited_20_Internet_20_Link">to break out</text:a> </text:p>
      <text:p text:style-name="Standard">Cuando el hombre cayó muerto, la multitud rompió a gritar.<text:span text:style-name="Emphasis">When the man dropped dead, the multitude broke out in shouts.</text:span></text:p>
      <text:p text:style-name="Standard">5. (to put an end to a relationship) </text:p>
      <text:p text:style-name="Standard">a. <text:a xlink:type="simple" xlink:href="http://www.spanishdict.com/translate/to%20break%20up" text:style-name="Internet_20_link" text:visited-style-name="Visited_20_Internet_20_Link">to break up</text:a> </text:p>
      <text:p text:style-name="Standard">Felipe y Sol rompieron después de tres años de noviazgo.<text:span text:style-name="Emphasis">Felipe and Sol broke up after going out for three years.</text:span></text:p>
      <text:p text:style-name="Standard">romp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6. (to injure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En su primer partido, el futbolista se rompió la pierna. <text:span text:style-name="Emphasis">In his first game, the soccer player broke his leg. 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smash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El vaso se rompió en pedazos.<text:span text:style-name="Emphasis">The glass broke to pieces.</text:span></text:p>
      <text:p text:style-name="Standard">8. (to stop functioning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Creo que la radio se rompió porque solo oigo interferencias.<text:span text:style-name="Emphasis">I think the radio is broken because all I hear is this buzzing.</text:span></text:p>
      <text:p text:style-name="Standard">estall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low up) </text:p>
      <text:p text:style-name="Standard">a. <text:a xlink:type="simple" xlink:href="http://www.spanishdict.com/translate/to%20explode" text:style-name="Internet_20_link" text:visited-style-name="Visited_20_Internet_20_Link">to explode</text:a> </text:p>
      <text:p text:style-name="Standard">El transbordador espacial Challenger estalló en 1986.<text:span text:style-name="Emphasis">The Space Shuttle Challenger exploded in 1986. </text:span></text:p>
      <text:p text:style-name="Standard">b. <text:a xlink:type="simple" xlink:href="http://www.spanishdict.com/translate/to%20erupt" text:style-name="Internet_20_link" text:visited-style-name="Visited_20_Internet_20_Link">to erupt</text:a> </text:p>
      <text:p text:style-name="Standard">La última vez que estalló el volcán Paricutín fue en 1952.<text:span text:style-name="Emphasis">The Paricutin volcano last erupted in 1952.</text:span></text:p>
      <text:p text:style-name="Standard">c. <text:a xlink:type="simple" xlink:href="http://www.spanishdict.com/translate/to%20go%20off" text:style-name="Internet_20_link" text:visited-style-name="Visited_20_Internet_20_Link">to go off</text:a> </text:p>
      <text:p text:style-name="Standard">Una bomba estalló en un restaurante del centro, provocando un caos en las calles.<text:span text:style-name="Emphasis">A bomb went off in a downtown restaurant, causing chaos in the streets. </text:span></text:p>
      <text:p text:style-name="Standard">2. (to break) </text:p>
      <text:p text:style-name="Standard">a. <text:a xlink:type="simple" xlink:href="http://www.spanishdict.com/translate/to%20burst" text:style-name="Internet_20_link" text:visited-style-name="Visited_20_Internet_20_Link">to burst</text:a> </text:p>
      <text:p text:style-name="Standard">Los globos que dejamos en el coche estallaron a causa del sol caliente. <text:span text:style-name="Emphasis">The balloons we left in the car all burst because of the hot sun. </text:span></text:p>
      <text:p text:style-name="Standard">b. <text:a xlink:type="simple" xlink:href="http://www.spanishdict.com/translate/to%20shatter" text:style-name="Internet_20_link" text:visited-style-name="Visited_20_Internet_20_Link">to shatter</text:a> </text:p>
      <text:p text:style-name="Standard">El camarero se tropezó y los vasos que llevaba estallaron en mil pedazos.<text:span text:style-name="Emphasis">The waiter tripped and the glasses he was carrying shattered into a thousand pieces. </text:span></text:p>
      <text:p text:style-name="Standard">c. <text:a xlink:type="simple" xlink:href="http://www.spanishdict.com/translate/to%20blow%20out" text:style-name="Internet_20_link" text:visited-style-name="Visited_20_Internet_20_Link">to blow out</text:a> </text:p>
      <text:p text:style-name="Standard">La ventana estalló cuando pasó el avión demasiado cerca de la casa. <text:span text:style-name="Emphasis">The window blew out when the plane came too close to the house.</text:span></text:p>
      <text:p text:style-name="Standard">d. <text:a xlink:type="simple" xlink:href="http://www.spanishdict.com/translate/to%20crash" text:style-name="Internet_20_link" text:visited-style-name="Visited_20_Internet_20_Link">to crash</text:a> (waves) </text:p>
      <text:p text:style-name="Standard">Me encanta ver cómo las olas estallan en las rocas.<text:span text:style-name="Emphasis">I love watching how the waves crash on the rocks. </text:span></text:p>
      <text:p text:style-name="Standard">3. (to develop suddenly) </text:p>
      <text:p text:style-name="Standard">a. <text:a xlink:type="simple" xlink:href="http://www.spanishdict.com/translate/to%20break%20out" text:style-name="Internet_20_link" text:visited-style-name="Visited_20_Internet_20_Link">to break out</text:a> </text:p>
      <text:p text:style-name="Standard">La Primera Guerra Mundial estalló después del asesinato del archiduque Franz Ferdinand.<text:span text:style-name="Emphasis">World War I broke out after the assassination of the Archduke Franz Ferdinand.</text:span></text:p>
      <text:p text:style-name="Standard">4. (to snap) </text:p>
      <text:p text:style-name="Standard">a. <text:a xlink:type="simple" xlink:href="http://www.spanishdict.com/translate/to%20crack" text:style-name="Internet_20_link" text:visited-style-name="Visited_20_Internet_20_Link">to crack</text:a> </text:p>
      <text:p text:style-name="Standard"><text:soft-page-break/>Un látigo estalló cerca de mi oído y casi me dejó sordo.<text:span text:style-name="Emphasis">A whip cracked next to my ear and almost left me deaf. </text:span></text:p>
      <text:p text:style-name="Standard">5. (to melt down emotionally) </text:p>
      <text:p text:style-name="Standard">a. <text:a xlink:type="simple" xlink:href="http://www.spanishdict.com/translate/to%20burst" text:style-name="Internet_20_link" text:visited-style-name="Visited_20_Internet_20_Link">to burst</text:a> </text:p>
      <text:p text:style-name="Standard">Cuando recibió la mala noticia, estalló en lagrimas. <text:span text:style-name="Emphasis">When she got the bad news, she burst into tears. </text:span></text:p>
      <text:p text:style-name="Standard">sal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expel oneself into the air) </text:p>
      <text:p text:style-name="Standard">a. <text:a xlink:type="simple" xlink:href="http://www.spanishdict.com/translate/to%20jump" text:style-name="Internet_20_link" text:visited-style-name="Visited_20_Internet_20_Link">to jump</text:a> </text:p>
      <text:p text:style-name="Standard">Saltó del trampolín a la piscina.<text:span text:style-name="Emphasis">He jumped from the diving board into the pool.</text:span></text:p>
      <text:p text:style-name="Standard">b. <text:a xlink:type="simple" xlink:href="http://www.spanishdict.com/translate/to%20leap" text:style-name="Internet_20_link" text:visited-style-name="Visited_20_Internet_20_Link">to leap</text:a> </text:p>
      <text:p text:style-name="Standard">El caballo saltó de un lado del barranco al otro.<text:span text:style-name="Emphasis">The horse leapt from one side of the ravine to the other.</text:span></text:p>
      <text:p text:style-name="Standard">c. <text:a xlink:type="simple" xlink:href="http://www.spanishdict.com/translate/to%20hop" text:style-name="Internet_20_link" text:visited-style-name="Visited_20_Internet_20_Link">to hop</text:a> </text:p>
      <text:p text:style-name="Standard">La rana saltó de una hoja de nenúfar a otra.<text:span text:style-name="Emphasis">The frog hopped from one lily pad to another.</text:span></text:p>
      <text:p text:style-name="Standard">d. <text:a xlink:type="simple" xlink:href="http://www.spanishdict.com/translate/to%20spring" text:style-name="Internet_20_link" text:visited-style-name="Visited_20_Internet_20_Link">to spring</text:a> </text:p>
      <text:p text:style-name="Standard">El conejo saltó sobre el tronco.<text:span text:style-name="Emphasis">The rabbit sprang over the log.</text:span></text:p>
      <text:p text:style-name="Standard">2. (to be expelled from) </text:p>
      <text:p text:style-name="Standard">a. <text:a xlink:type="simple" xlink:href="http://www.spanishdict.com/translate/to%20spurt" text:style-name="Internet_20_link" text:visited-style-name="Visited_20_Internet_20_Link">to spurt</text:a> </text:p>
      <text:p text:style-name="Standard">Saltaban gotas de aceite de la sartén.<text:span text:style-name="Emphasis">Drops of oil were spurting from the frying pan.</text:span></text:p>
      <text:p text:style-name="Standard">b. <text:a xlink:type="simple" xlink:href="http://www.spanishdict.com/translate/to%20pop%20out" text:style-name="Internet_20_link" text:visited-style-name="Visited_20_Internet_20_Link">to pop out</text:a> </text:p>
      <text:p text:style-name="Standard">Tira ligeramente y saltará el corcho.<text:span text:style-name="Emphasis">Pull gently and the cork will pop out.</text:span></text:p>
      <text:p text:style-name="Standard">c. <text:a xlink:type="simple" xlink:href="http://www.spanishdict.com/translate/to%20fly" text:style-name="Internet_20_link" text:visited-style-name="Visited_20_Internet_20_Link">to fly</text:a> </text:p>
      <text:p text:style-name="Standard">Saltó chispas del cuadro eléctrico cuando el rayo golpeó la casa.<text:span text:style-name="Emphasis">Sparks flew from the breaker when the lightning struck the house.</text:span></text:p>
      <text:p text:style-name="Standard">d. <text:a xlink:type="simple" xlink:href="http://www.spanishdict.com/translate/to%20break" text:style-name="Internet_20_link" text:visited-style-name="Visited_20_Internet_20_Link">to break</text:a> </text:p>
      <text:p text:style-name="Standard">Mi reloj ya no funcionaba porque había saltado un resorte.<text:span text:style-name="Emphasis">My watch wasn't working because a spring had broken.</text:span></text:p>
      <text:p text:style-name="Standard">3. (to suddenly activate) </text:p>
      <text:p text:style-name="Standard">a. <text:a xlink:type="simple" xlink:href="http://www.spanishdict.com/translate/to%20go%20off" text:style-name="Internet_20_link" text:visited-style-name="Visited_20_Internet_20_Link">to go off</text:a> </text:p>
      <text:p text:style-name="Standard">Estábamos dormidos cuando saltó la alarma.<text:span text:style-name="Emphasis">We were asleep when the alarm went off.</text:span></text:p>
      <text:p text:style-name="Standard">4. (to burst) </text:p>
      <text:p text:style-name="Standard">a. <text:a xlink:type="simple" xlink:href="http://www.spanishdict.com/translate/to%20blow" text:style-name="Internet_20_link" text:visited-style-name="Visited_20_Internet_20_Link">to blow</text:a> </text:p>
      <text:p text:style-name="Standard">Saltó el plomo y se apagaron las luces.<text:span text:style-name="Emphasis">The fuse blew and the lights went out.</text:span></text:p>
      <text:p text:style-name="Standard">b. <text:a xlink:type="simple" xlink:href="http://www.spanishdict.com/translate/to%20shatter" text:style-name="Internet_20_link" text:visited-style-name="Visited_20_Internet_20_Link">to shatter</text:a> (glass) </text:p>
      <text:p text:style-name="Standard">Se golpeó contra el escaparate y saltó todo el cristal.<text:span text:style-name="Emphasis">She was knocked into the display window and all the glass shattered.</text:span></text:p>
      <text:p text:style-name="Standard">c. <text:a xlink:type="simple" xlink:href="http://www.spanishdict.com/translate/to%20blow%20up" text:style-name="Internet_20_link" text:visited-style-name="Visited_20_Internet_20_Link">to blow up</text:a> </text:p>
      <text:p text:style-name="Standard">Saltó el carro unos pocos minutos después del choque.<text:span text:style-name="Emphasis">The car blew up just a few minutes after the crash.</text:span></text:p>
      <text:p text:style-name="Standard">5. (to become angry) </text:p>
      <text:p text:style-name="Standard">a. <text:a xlink:type="simple" xlink:href="http://www.spanishdict.com/translate/to%20lose%20one%27s%20temper" text:style-name="Internet_20_link" text:visited-style-name="Visited_20_Internet_20_Link">to lose one's temper</text:a> </text:p>
      <text:p text:style-name="Standard">Al oír la noticia, saltó y arrojó el libro contra la pared.<text:span text:style-name="Emphasis">When he heard the news, he lost his temper and threw the book against the wall.</text:span></text:p>
      <text:p text:style-name="Standard">b. <text:a xlink:type="simple" xlink:href="http://www.spanishdict.com/translate/to%20explode" text:style-name="Internet_20_link" text:visited-style-name="Visited_20_Internet_20_Link">to explode</text:a> </text:p>
      <text:p text:style-name="Standard">Mi hermano saltó y empezó a gritarle al carro que lo cerró en la carretera.<text:span text:style-name="Emphasis">My brother exploded and began to yell at the car that cut him off on the highway.</text:span></text:p>
      <text:p text:style-name="Standard">c. <text:a xlink:type="simple" xlink:href="http://www.spanishdict.com/translate/to%20get%20angry" text:style-name="Internet_20_link" text:visited-style-name="Visited_20_Internet_20_Link">to get angry</text:a> </text:p>
      <text:p text:style-name="Standard">No hay por qué saltar por una cosa pequeña así.<text:span text:style-name="Emphasis">There's no reason to get angry about a little thing like that.</text:span></text:p>
      <text:p text:style-name="Standard">6. (to say suddenly) </text:p>
      <text:p text:style-name="Standard"><text:soft-page-break/>a. <text:a xlink:type="simple" xlink:href="http://www.spanishdict.com/translate/to%20blurt%20out" text:style-name="Internet_20_link" text:visited-style-name="Visited_20_Internet_20_Link">to blurt out</text:a> </text:p>
      <text:p text:style-name="Standard">"¡Pero no es justo!", saltó desesperadamente.<text:span text:style-name="Emphasis">"But it's not fair!", she blurted out desperately.</text:span></text:p>
      <text:p text:style-name="Standard">b. <text:a xlink:type="simple" xlink:href="http://www.spanishdict.com/translate/to%20come%20out" text:style-name="Internet_20_link" text:visited-style-name="Visited_20_Internet_20_Link">to come out</text:a> </text:p>
      <text:p text:style-name="Standard">Soltó con un comentario ofensivo sin pensar y, en seguida, se arrepintió.<text:span text:style-name="Emphasis">He came out with an offensive remark without thinking and then he immediately regretted it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7. (to leap over) </text:p>
      <text:p text:style-name="Standard">a. <text:a xlink:type="simple" xlink:href="http://www.spanishdict.com/translate/to%20jump" text:style-name="Internet_20_link" text:visited-style-name="Visited_20_Internet_20_Link">to jump</text:a> </text:p>
      <text:p text:style-name="Standard">El criminal saltó la valla y se escapó de la cárcel.<text:span text:style-name="Emphasis">The criminal jumped the fence and escaped from prison.</text:span></text:p>
      <text:p text:style-name="Standard">b. <text:a xlink:type="simple" xlink:href="http://www.spanishdict.com/translate/to%20jump%20over" text:style-name="Internet_20_link" text:visited-style-name="Visited_20_Internet_20_Link">to jump over</text:a> </text:p>
      <text:p text:style-name="Standard">La princesa saltó la roca de un brinco y se echó a correr colina abajo.<text:span text:style-name="Emphasis">The princess jumped over the rock in a single bound and took off running down the hill.</text:span></text:p>
      <text:p text:style-name="Standard">c. <text:a xlink:type="simple" xlink:href="http://www.spanishdict.com/translate/to%20vault" text:style-name="Internet_20_link" text:visited-style-name="Visited_20_Internet_20_Link">to vault</text:a> </text:p>
      <text:p text:style-name="Standard">El corredor saltó un obstáculo tras otro.<text:span text:style-name="Emphasis">The runner vaulted one hurdle after another.</text:span></text:p>
      <text:p text:style-name="Standard">8. (to omit) </text:p>
      <text:p text:style-name="Standard">a. <text:a xlink:type="simple" xlink:href="http://www.spanishdict.com/translate/to%20skip" text:style-name="Internet_20_link" text:visited-style-name="Visited_20_Internet_20_Link">to skip</text:a> </text:p>
      <text:p text:style-name="Standard">Vuelve un segundo. Creo que saltaste una página.<text:span text:style-name="Emphasis">Go back for a second. I think you skipped a page.</text:span></text:p>
      <text:p text:style-name="Standard">b. <text:a xlink:type="simple" xlink:href="http://www.spanishdict.com/translate/to%20miss%20out" text:style-name="Internet_20_link" text:visited-style-name="Visited_20_Internet_20_Link">to miss out</text:a> </text:p>
      <text:p text:style-name="Standard">Tuve la mano levantada durante cinco minutos, pero el profesor me saltó y le preguntó a mi compañero.<text:span text:style-name="Emphasis">I had my hand up for five minutes, and the teacher missed me out and asked my classmate.</text:span></text:p>
      <text:p text:style-name="Standard">9. (to break) </text:p>
      <text:p text:style-name="Standard">a. <text:a xlink:type="simple" xlink:href="http://www.spanishdict.com/translate/to%20chip" text:style-name="Internet_20_link" text:visited-style-name="Visited_20_Internet_20_Link">to chip</text:a> (teeth) </text:p>
      <text:p text:style-name="Standard">Estaba corriendo cuando tropecé, me comí el suelo y me saltó un diente.<text:span text:style-name="Emphasis">I was running when I tripped, did a faceplant and chipped one of my teeth.</text:span></text:p>
      <text:p text:style-name="Standard">sal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omit) </text:p>
      <text:p text:style-name="Standard">a. <text:a xlink:type="simple" xlink:href="http://www.spanishdict.com/translate/to%20skip" text:style-name="Internet_20_link" text:visited-style-name="Visited_20_Internet_20_Link">to skip</text:a> </text:p>
      <text:p text:style-name="Standard">Estos días estoy trabajando tanto que acabo saltándome comidas a veces.<text:span text:style-name="Emphasis">These days I work so much that I sometimes end up skipping meals.</text:span></text:p>
      <text:p text:style-name="Standard">b. <text:a xlink:type="simple" xlink:href="http://www.spanishdict.com/translate/to%20miss" text:style-name="Internet_20_link" text:visited-style-name="Visited_20_Internet_20_Link">to miss</text:a> </text:p>
      <text:p text:style-name="Standard">Te has saltado mi clase tres veces esta semana. ¿Pasa algo?<text:span text:style-name="Emphasis">You've missed my class three times this week. Is something wrong?</text:span></text:p>
      <text:p text:style-name="Standard">11. (legal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La empresa tuvo muchos problemas después de saltarse algunos reglamentos.<text:span text:style-name="Emphasis">The company had a lot of problems after breaking some regulations.</text:span></text:p>
      <text:p text:style-name="Standard">12. (to ignore) </text:p>
      <text:p text:style-name="Standard">a. <text:a xlink:type="simple" xlink:href="http://www.spanishdict.com/translate/to%20jump" text:style-name="Internet_20_link" text:visited-style-name="Visited_20_Internet_20_Link">to jump</text:a> </text:p>
      <text:p text:style-name="Standard">¿Por qué te saltaste el semáforo? Fue muy peligroso.<text:span text:style-name="Emphasis">Why did you jump the lights? It was a really dangerous thing to do.</text:span></text:p>
      <text:p text:style-name="Standard">13. (to be expelled) </text:p>
      <text:p text:style-name="Standard">a. <text:a xlink:type="simple" xlink:href="http://www.spanishdict.com/translate/to%20pop%20off" text:style-name="Internet_20_link" text:visited-style-name="Visited_20_Internet_20_Link">to pop off</text:a> </text:p>
      <text:p text:style-name="Standard">Se le saltó un botón de su jersey cuando se lo quitó.<text:span text:style-name="Emphasis">A button popped off her sweater when she took it off.</text:span></text:p>
      <text:p text:style-name="Standard">b. <text:a xlink:type="simple" xlink:href="http://www.spanishdict.com/translate/to%20come%20off" text:style-name="Internet_20_link" text:visited-style-name="Visited_20_Internet_20_Link">to come off</text:a> </text:p>
      <text:p text:style-name="Standard">La cremallera de mi chaqueta se me habrá saltado en la secadora.<text:span text:style-name="Emphasis">The zipper of my jacket must have come off in the dryer.</text:span></text:p>
      <text:p text:style-name="Standard">desperdic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<text:soft-page-break/>1. (to throw away) </text:p>
      <text:p text:style-name="Standard">a. <text:a xlink:type="simple" xlink:href="http://www.spanishdict.com/translate/to%20waste" text:style-name="Internet_20_link" text:visited-style-name="Visited_20_Internet_20_Link">to waste</text:a> </text:p>
      <text:p text:style-name="Standard">Para no desperdiciar papel, enviamos las circulares por correo electrónico.<text:span text:style-name="Emphasis">In order to not waste paper, we send the memos via email.</text:span></text:p>
      <text:p text:style-name="Standard">b. <text:a xlink:type="simple" xlink:href="http://www.spanishdict.com/translate/to%20squander" text:style-name="Internet_20_link" text:visited-style-name="Visited_20_Internet_20_Link">to squander</text:a> </text:p>
      <text:p text:style-name="Standard">Desperdició la herencia en el casino.<text:span text:style-name="Emphasis">She squandered her inheritance at the casino.</text:span></text:p>
      <text:p text:style-name="Standard">2. (to lose) </text:p>
      <text:p text:style-name="Standard">a. <text:a xlink:type="simple" xlink:href="http://www.spanishdict.com/translate/to%20waste" text:style-name="Internet_20_link" text:visited-style-name="Visited_20_Internet_20_Link">to waste</text:a> </text:p>
      <text:p text:style-name="Standard">Me arrepiento de haber desperdiciado la mejor oportunidad laboral de mi vida.<text:span text:style-name="Emphasis">I regret wasting the best work opportunity I've ever had.</text:span></text:p>
      <text:p text:style-name="Standard">b. <text:a xlink:type="simple" xlink:href="http://www.spanishdict.com/translate/to%20miss" text:style-name="Internet_20_link" text:visited-style-name="Visited_20_Internet_20_Link">to miss</text:a> </text:p>
      <text:p text:style-name="Standard">No puedes desperdiciar la ocasión de asistir a ese congreso.<text:span text:style-name="Emphasis">You can't miss the opportunity to attend that conference.</text:span></text:p>
      <text:p text:style-name="Standard">convenc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ax) </text:p>
      <text:p text:style-name="Standard">a. <text:a xlink:type="simple" xlink:href="http://www.spanishdict.com/translate/to%20convince" text:style-name="Internet_20_link" text:visited-style-name="Visited_20_Internet_20_Link">to convince</text:a> </text:p>
      <text:p text:style-name="Standard">Estoy tratando de convencer a mi madre que me deje ir al concierto.<text:span text:style-name="Emphasis">I'm trying to convince my mother to let me go to the concert.</text:span></text:p>
      <text:p text:style-name="Standard">b. <text:a xlink:type="simple" xlink:href="http://www.spanishdict.com/translate/to%20persuade" text:style-name="Internet_20_link" text:visited-style-name="Visited_20_Internet_20_Link">to persuade</text:a> </text:p>
      <text:p text:style-name="Standard">Convenceré a mi hermano para que me lleve a salir con él esta noche.<text:span text:style-name="Emphasis">I will persuade my brother into taking me out with him tonight.</text:span></text:p>
      <text:p text:style-name="Standard">2. (to satisfy) </text:p>
      <text:p text:style-name="Standard">a. no direct translation </text:p>
      <text:p text:style-name="Standard">Me encantó el libro pero el final no me convenció.<text:span text:style-name="Emphasis">I loved the book, but the ending wasn't very good.</text:span></text:p>
      <text:p text:style-name="Standard">Decidieron eliminar los camarones del menú porque no parecía convencer a los clientes.<text:span text:style-name="Emphasis">They decided to remove shrimp from the menu because customers didn't seem to like them.</text:span></text:p>
      <text:p text:style-name="Standard">convenc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coax oneself) </text:p>
      <text:p text:style-name="Standard">a. <text:a xlink:type="simple" xlink:href="http://www.spanishdict.com/translate/to%20convince%20oneself" text:style-name="Internet_20_link" text:visited-style-name="Visited_20_Internet_20_Link">to convince oneself</text:a> </text:p>
      <text:p text:style-name="Standard">Me tengo que convencer que renunciar de este trabajo será bueno para mi salud.<text:span text:style-name="Emphasis">I have to convince myself that quitting this job will be good for my health.</text:span></text:p>
      <text:p text:style-name="Standard">inte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an effort to do something) </text:p>
      <text:p text:style-name="Standard">a. <text:a xlink:type="simple" xlink:href="http://www.spanishdict.com/translate/to%20try" text:style-name="Internet_20_link" text:visited-style-name="Visited_20_Internet_20_Link">to try</text:a> </text:p>
      <text:p text:style-name="Standard">Cualquiera puede intentar hacer su propio jardín en casa.<text:span text:style-name="Emphasis">Anybody can try to make their own home garden.</text:span></text:p>
      <text:p text:style-name="Standard">b. <text:a xlink:type="simple" xlink:href="http://www.spanishdict.com/translate/to%20attempt" text:style-name="Internet_20_link" text:visited-style-name="Visited_20_Internet_20_Link">to attempt</text:a> </text:p>
      <text:p text:style-name="Standard">No intentes cambiar el foco sin una escalera.<text:span text:style-name="Emphasis">Don't attempt to change the lightbulb without a ladder.</text:span></text:p>
      <text:p text:style-name="Standard">gi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otate) </text:p>
      <text:p text:style-name="Standard">a. <text:a xlink:type="simple" xlink:href="http://www.spanishdict.com/translate/to%20turn" text:style-name="Internet_20_link" text:visited-style-name="Visited_20_Internet_20_Link">to turn</text:a> </text:p>
      <text:p text:style-name="Standard">Tienes que girar la llave de manera suave.<text:span text:style-name="Emphasis">You have to turn the key smoothly.</text:span></text:p>
      <text:p text:style-name="Standard">b. <text:a xlink:type="simple" xlink:href="http://www.spanishdict.com/translate/to%20spin" text:style-name="Internet_20_link" text:visited-style-name="Visited_20_Internet_20_Link">to spin</text:a> </text:p>
      <text:p text:style-name="Standard">Rachel giró el dreidel.<text:span text:style-name="Emphasis">Rachel spun the dreidel.</text:span></text:p>
      <text:p text:style-name="Standard">2. (finance) </text:p>
      <text:p text:style-name="Standard">a. <text:a xlink:type="simple" xlink:href="http://www.spanishdict.com/translate/to%20transfer" text:style-name="Internet_20_link" text:visited-style-name="Visited_20_Internet_20_Link">to transfer</text:a> </text:p>
      <text:p text:style-name="Standard">Mi madre me giró $300.<text:span text:style-name="Emphasis">My mother transferred $300 to me.</text:span></text:p>
      <text:p text:style-name="Standard"><text:soft-page-break/>b. <text:a xlink:type="simple" xlink:href="http://www.spanishdict.com/translate/to%20draw" text:style-name="Internet_20_link" text:visited-style-name="Visited_20_Internet_20_Link">to draw</text:a> </text:p>
      <text:p text:style-name="Standard">El paciente giró un cheque para pagar la cita.<text:span text:style-name="Emphasis">The patient drew a check to pay for the appointment.</text:span></text:p>
      <text:p text:style-name="Standard">3. (to give) (Latin America) </text:p>
      <text:p text:style-name="Standard">a. <text:a xlink:type="simple" xlink:href="http://www.spanishdict.com/translate/to%20issue" text:style-name="Internet_20_link" text:visited-style-name="Visited_20_Internet_20_Link">to issue</text:a> </text:p>
      <text:p text:style-name="Standard">Los generales ya giraron órdenes.<text:span text:style-name="Emphasis">The generals have already issued order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center on) </text:p>
      <text:p text:style-name="Standard">a. <text:a xlink:type="simple" xlink:href="http://www.spanishdict.com/translate/to%20revolve%20around" text:style-name="Internet_20_link" text:visited-style-name="Visited_20_Internet_20_Link">to revolve around</text:a> </text:p>
      <text:p text:style-name="Standard">La conferencia gira alrededor de la globalización.<text:span text:style-name="Emphasis">The conference revolves around globalization.</text:span></text:p>
      <text:p text:style-name="Standard">5. (to rotate) </text:p>
      <text:p text:style-name="Standard">a. <text:a xlink:type="simple" xlink:href="http://www.spanishdict.com/translate/to%20turn" text:style-name="Internet_20_link" text:visited-style-name="Visited_20_Internet_20_Link">to turn</text:a> </text:p>
      <text:p text:style-name="Standard">El engranaje gira en el sentido de las agujas del reloj.<text:span text:style-name="Emphasis">The gear turns clockwise.</text:span></text:p>
      <text:p text:style-name="Standard">b. <text:a xlink:type="simple" xlink:href="http://www.spanishdict.com/translate/to%20spin" text:style-name="Internet_20_link" text:visited-style-name="Visited_20_Internet_20_Link">to spin</text:a> </text:p>
      <text:p text:style-name="Standard">La moneda giró y cayó.<text:span text:style-name="Emphasis">The coin spun and fell flat.</text:span></text:p>
      <text:p text:style-name="Standard">c. <text:a xlink:type="simple" xlink:href="http://www.spanishdict.com/translate/to%20revolve" text:style-name="Internet_20_link" text:visited-style-name="Visited_20_Internet_20_Link">to revolve</text:a> </text:p>
      <text:p text:style-name="Standard">El universo no gira alrededor de ti.<text:span text:style-name="Emphasis">The universe doesn't revolve around you.</text:span></text:p>
      <text:p text:style-name="Standard">d. <text:a xlink:type="simple" xlink:href="http://www.spanishdict.com/translate/to%20go%20around" text:style-name="Internet_20_link" text:visited-style-name="Visited_20_Internet_20_Link">to go around</text:a> </text:p>
      <text:p text:style-name="Standard">No deja de girar el carrusel.<text:span text:style-name="Emphasis">The carousel won't stop going around.</text:span></text:p>
      <text:p text:style-name="Standard">6. (to make a turn) </text:p>
      <text:p text:style-name="Standard">a. <text:a xlink:type="simple" xlink:href="http://www.spanishdict.com/translate/to%20turn" text:style-name="Internet_20_link" text:visited-style-name="Visited_20_Internet_20_Link">to turn</text:a> </text:p>
      <text:p text:style-name="Standard">Gira a la derecha en el semáforo.<text:span text:style-name="Emphasis">Turn right at the traffic light.</text:span></text:p>
      <text:p text:style-name="Standard">7. (to turn one's body) </text:p>
      <text:p text:style-name="Standard">a. <text:a xlink:type="simple" xlink:href="http://www.spanishdict.com/translate/to%20turn%20around" text:style-name="Internet_20_link" text:visited-style-name="Visited_20_Internet_20_Link">to turn around</text:a> </text:p>
      <text:p text:style-name="Standard">¡Todavía no gires! No he terminado de envolver tu regalo.<text:span text:style-name="Emphasis">Don't turn around yet! I haven't finished wrapping your present.</text:span></text:p>
      <text:p text:style-name="Standard">gir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8. (to turn one's body) </text:p>
      <text:p text:style-name="Standard">a. <text:a xlink:type="simple" xlink:href="http://www.spanishdict.com/translate/to%20turn%20around" text:style-name="Internet_20_link" text:visited-style-name="Visited_20_Internet_20_Link">to turn around</text:a> </text:p>
      <text:p text:style-name="Standard">¡Gírate y no mires atrás!<text:span text:style-name="Emphasis">Turn around and don't look back!</text:span></text:p>
      <text:p text:style-name="Standard">tem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read) </text:p>
      <text:p text:style-name="Standard">a. <text:a xlink:type="simple" xlink:href="http://www.spanishdict.com/translate/to%20fear" text:style-name="Internet_20_link" text:visited-style-name="Visited_20_Internet_20_Link">to fear</text:a> </text:p>
      <text:p text:style-name="Standard">"Yo no le temo a la muerte," dijo el temerario motociclista.<text:span text:style-name="Emphasis">"I don't fear death," said the daredevil motorcyclist.</text:span></text:p>
      <text:p text:style-name="Standard">b. <text:a xlink:type="simple" xlink:href="http://www.spanishdict.com/translate/to%20be%20afraid%20of" text:style-name="Internet_20_link" text:visited-style-name="Visited_20_Internet_20_Link">to be afraid of</text:a> </text:p>
      <text:p text:style-name="Standard">Mi hermanito le teme a la oscuridad porque cree en los fantasmas.<text:span text:style-name="Emphasis">My little brother is afraid of the dark because he believes in ghosts.</text:span></text:p>
      <text:p text:style-name="Standard">2. (to suspect) </text:p>
      <text:p text:style-name="Standard">a. <text:a xlink:type="simple" xlink:href="http://www.spanishdict.com/translate/to%20be%20afraid" text:style-name="Internet_20_link" text:visited-style-name="Visited_20_Internet_20_Link">to be afraid</text:a> </text:p>
      <text:p text:style-name="Standard">Temo que vas a tener que hacer otro pastel. Este se quemó<text:span text:style-name="Emphasis">I'm afraid you'll have to make a new cake. This one is burn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dread) </text:p>
      <text:p text:style-name="Standard">a. <text:a xlink:type="simple" xlink:href="http://www.spanishdict.com/translate/to%20be%20afraid" text:style-name="Internet_20_link" text:visited-style-name="Visited_20_Internet_20_Link">to be afraid</text:a> </text:p>
      <text:p text:style-name="Standard">No temas, hijo. Solo fue una pesadilla.<text:span text:style-name="Emphasis">Don't be afraid, son. It was just a nightmare.</text:span></text:p>
      <text:p text:style-name="Standard">tem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regret) </text:p>
      <text:p text:style-name="Standard">a. <text:a xlink:type="simple" xlink:href="http://www.spanishdict.com/translate/to%20be%20afraid" text:style-name="Internet_20_link" text:visited-style-name="Visited_20_Internet_20_Link">to be afraid</text:a> </text:p>
      <text:p text:style-name="Standard">Me temo que no puedes entrar.<text:span text:style-name="Emphasis">I'm afraid you can't come in.</text:span></text:p>
      <text:p text:style-name="Standard"><text:soft-page-break/>b. <text:a xlink:type="simple" xlink:href="http://www.spanishdict.com/translate/to%20fear" text:style-name="Internet_20_link" text:visited-style-name="Visited_20_Internet_20_Link">to fear</text:a> </text:p>
      <text:p text:style-name="Standard">Me temo que tiene razón sobre el resultado del partido.<text:span text:style-name="Emphasis">I fear he is right about the score of the game.</text:span></text:p>
      <text:p text:style-name="Standard">suced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occur) </text:p>
      <text:p text:style-name="Standard">a. <text:a xlink:type="simple" xlink:href="http://www.spanishdict.com/translate/to%20happen" text:style-name="Internet_20_link" text:visited-style-name="Visited_20_Internet_20_Link">to happen</text:a> </text:p>
      <text:p text:style-name="Standard">¿Qué sucedió con el gnomo del jardín?<text:span text:style-name="Emphasis">What happened to the garden gnome?</text:span></text:p>
      <text:p text:style-name="Standard">b. <text:a xlink:type="simple" xlink:href="http://www.spanishdict.com/translate/to%20go%20on" text:style-name="Internet_20_link" text:visited-style-name="Visited_20_Internet_20_Link">to go on</text:a> </text:p>
      <text:p text:style-name="Standard">¿Qué sucedió en aquella fiesta?<text:span text:style-name="Emphasis">What went on at that party?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follow) </text:p>
      <text:p text:style-name="Standard">a. <text:a xlink:type="simple" xlink:href="http://www.spanishdict.com/translate/to%20succeed" text:style-name="Internet_20_link" text:visited-style-name="Visited_20_Internet_20_Link">to succeed</text:a> </text:p>
      <text:p text:style-name="Standard">Obama sucedió a Bush como presidente. <text:span text:style-name="Emphasis">Obama succeeded Bush as president. </text:span></text:p>
      <text:p text:style-name="Standard">b. <text:a xlink:type="simple" xlink:href="http://www.spanishdict.com/translate/to%20follow" text:style-name="Internet_20_link" text:visited-style-name="Visited_20_Internet_20_Link">to follow</text:a> </text:p>
      <text:p text:style-name="Standard">Una noche de celebración desenfrenada sucedió a la solemnidad de la graduación. <text:span text:style-name="Emphasis">A night of unbridled celebration followed the graduation ceremony.</text:span></text:p>
      <text:p text:style-name="Standard">suced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events) </text:p>
      <text:p text:style-name="Standard">a. <text:a xlink:type="simple" xlink:href="http://www.spanishdict.com/translate/to%20follow%20one%20after%20another" text:style-name="Internet_20_link" text:visited-style-name="Visited_20_Internet_20_Link">to follow one after another</text:a> </text:p>
      <text:p text:style-name="Standard">Se sucedieron muchos eventos trascendentales en España durante el siglo XV.<text:span text:style-name="Emphasis">Many monumental events followed one after another in Spain during the 15th century. </text:span></text:p>
      <text:p text:style-name="Standard">par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lice) </text:p>
      <text:p text:style-name="Standard">a. <text:a xlink:type="simple" xlink:href="http://www.spanishdict.com/translate/to%20cut" text:style-name="Internet_20_link" text:visited-style-name="Visited_20_Internet_20_Link">to cut</text:a> </text:p>
      <text:p text:style-name="Standard">Es hora de partir el pastel.<text:span text:style-name="Emphasis">It's time to cut the cake.</text:span></text:p>
      <text:p text:style-name="Standard">2. (to divide) </text:p>
      <text:p text:style-name="Standard">a. <text:a xlink:type="simple" xlink:href="http://www.spanishdict.com/translate/to%20split" text:style-name="Internet_20_link" text:visited-style-name="Visited_20_Internet_20_Link">to split</text:a> </text:p>
      <text:p text:style-name="Standard">El río parte la ciudad en dos.<text:span text:style-name="Emphasis">The river splits the city in two.</text:span></text:p>
      <text:p text:style-name="Standard">3. (to fracture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Se fue sin explicación y me partió el corazón.<text:span text:style-name="Emphasis">She left without explanation and broke my heart.</text:span></text:p>
      <text:p text:style-name="Standard">Le dijeron que si no pagaba la deuda, le iban a partir las piernas.<text:span text:style-name="Emphasis">They told him that if he didn't pay the debt, they were going to break his legs.</text:span></text:p>
      <text:p text:style-name="Standard">4. (to remove from a shell) </text:p>
      <text:p text:style-name="Standard">a. <text:a xlink:type="simple" xlink:href="http://www.spanishdict.com/translate/to%20crack" text:style-name="Internet_20_link" text:visited-style-name="Visited_20_Internet_20_Link">to crack</text:a> </text:p>
      <text:p text:style-name="Standard">A los niños les encanta usar el cascanueces para partir las nueces.<text:span text:style-name="Emphasis">The kids love to use the nutcracker to crack the nut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depart) </text:p>
      <text:p text:style-name="Standard">a. <text:a xlink:type="simple" xlink:href="http://www.spanishdict.com/translate/to%20leave" text:style-name="Internet_20_link" text:visited-style-name="Visited_20_Internet_20_Link">to leave</text:a> </text:p>
      <text:p text:style-name="Standard">Partimos hacia Roma a las 7 pm.<text:span text:style-name="Emphasis">We leave for Rome at 7 pm.</text:span></text:p>
      <text:p text:style-name="Standard">b. <text:a xlink:type="simple" xlink:href="http://www.spanishdict.com/translate/to%20set%20off" text:style-name="Internet_20_link" text:visited-style-name="Visited_20_Internet_20_Link">to set off</text:a> </text:p>
      <text:p text:style-name="Standard">Mañana temprano parto hacia California por coche.<text:span text:style-name="Emphasis">I'm setting off for California by car early tomorrow.</text:span></text:p>
      <text:p text:style-name="Standard">6. (to begin; used with "de") </text:p>
      <text:p text:style-name="Standard">a. <text:a xlink:type="simple" xlink:href="http://www.spanishdict.com/translate/to%20start" text:style-name="Internet_20_link" text:visited-style-name="Visited_20_Internet_20_Link">to start</text:a> </text:p>
      <text:p text:style-name="Standard">Partiremos de la teoría más básica.<text:span text:style-name="Emphasis">We'll start with the most basic theory.</text:span></text:p>
      <text:p text:style-name="Standard">part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<text:soft-page-break/>7. (to fracture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Se partió el brazo en el choque.<text:span text:style-name="Emphasis">She broke her arm in the crash.</text:span></text:p>
      <text:p text:style-name="Standard">8. (to cut open) </text:p>
      <text:p text:style-name="Standard">a. <text:a xlink:type="simple" xlink:href="http://www.spanishdict.com/translate/to%20split" text:style-name="Internet_20_link" text:visited-style-name="Visited_20_Internet_20_Link">to split</text:a> </text:p>
      <text:p text:style-name="Standard">Me resbalé en la regadera y me partí el labio.<text:span text:style-name="Emphasis">I slipped in the shower and split my lip.</text:span></text:p>
      <text:p text:style-name="Standard">cor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move using a sharp tool) </text:p>
      <text:p text:style-name="Standard">a. <text:a xlink:type="simple" xlink:href="http://www.spanishdict.com/translate/to%20cut" text:style-name="Internet_20_link" text:visited-style-name="Visited_20_Internet_20_Link">to cut</text:a> </text:p>
      <text:p text:style-name="Standard">Mi abuela siempre me cortaba el cabello. <text:span text:style-name="Emphasis">My grandmother always used to cut my hair. </text:span></text:p>
      <text:p text:style-name="Standard">b. <text:a xlink:type="simple" xlink:href="http://www.spanishdict.com/translate/to%20cut%20off" text:style-name="Internet_20_link" text:visited-style-name="Visited_20_Internet_20_Link">to cut off</text:a> </text:p>
      <text:p text:style-name="Standard">¿Quieres que te corte un pedazo de queso manchego?<text:span text:style-name="Emphasis">Do you want me to cut off a piece of Manchego cheese for you?</text:span></text:p>
      <text:p text:style-name="Standard">c. <text:a xlink:type="simple" xlink:href="http://www.spanishdict.com/translate/to%20carve" text:style-name="Internet_20_link" text:visited-style-name="Visited_20_Internet_20_Link">to carve</text:a> (meat) </text:p>
      <text:p text:style-name="Standard">Vengan, ya es hora de cortar el pavo.<text:span text:style-name="Emphasis">Come on, it's time to carve the turkey.</text:span></text:p>
      <text:p text:style-name="Standard">d. <text:a xlink:type="simple" xlink:href="http://www.spanishdict.com/translate/to%20slice" text:style-name="Internet_20_link" text:visited-style-name="Visited_20_Internet_20_Link">to slice</text:a> </text:p>
      <text:p text:style-name="Standard">El panadero cortó el pan con un cuchillo eléctrico.<text:span text:style-name="Emphasis">The baker sliced the bread with an electric knife.</text:span></text:p>
      <text:p text:style-name="Standard">e. <text:a xlink:type="simple" xlink:href="http://www.spanishdict.com/translate/to%20cut%20out" text:style-name="Internet_20_link" text:visited-style-name="Visited_20_Internet_20_Link">to cut out</text:a> </text:p>
      <text:p text:style-name="Standard">A ese niño le encanta cortar las fotos de las revistas de su mamá.<text:span text:style-name="Emphasis">That boy loves to cut out pictures from his mom's magazines.</text:span></text:p>
      <text:p text:style-name="Standard">f. <text:a xlink:type="simple" xlink:href="http://www.spanishdict.com/translate/to%20amputate" text:style-name="Internet_20_link" text:visited-style-name="Visited_20_Internet_20_Link">to amputate</text:a> (formal) (limb) </text:p>
      <text:p text:style-name="Standard">Los doctores se vieron forzados a cortarle la pierna al paciente. <text:span text:style-name="Emphasis">The doctors were forced to amputate the patient's leg.</text:span></text:p>
      <text:p text:style-name="Standard">2. (to divide into pieces) </text:p>
      <text:p text:style-name="Standard">a. <text:a xlink:type="simple" xlink:href="http://www.spanishdict.com/translate/to%20chop" text:style-name="Internet_20_link" text:visited-style-name="Visited_20_Internet_20_Link">to chop</text:a> </text:p>
      <text:p text:style-name="Standard">Voy a cortar las verduras para la sopa.<text:span text:style-name="Emphasis">I'm going to chop the vegetables for the soup.</text:span></text:p>
      <text:p text:style-name="Standard">b. <text:a xlink:type="simple" xlink:href="http://www.spanishdict.com/translate/to%20cut%20up" text:style-name="Internet_20_link" text:visited-style-name="Visited_20_Internet_20_Link">to cut up</text:a> </text:p>
      <text:p text:style-name="Standard">Debes cortar estas tarjetas de crédito antes de tirarlas.<text:span text:style-name="Emphasis">You should cut up these credit cards before you throw them away.</text:span></text:p>
      <text:p text:style-name="Standard">3. (to saw down) </text:p>
      <text:p text:style-name="Standard">a. <text:a xlink:type="simple" xlink:href="http://www.spanishdict.com/translate/to%20cut%20down" text:style-name="Internet_20_link" text:visited-style-name="Visited_20_Internet_20_Link">to cut down</text:a> </text:p>
      <text:p text:style-name="Standard">Paul Bunyan cortó el árbol con su hacha.<text:span text:style-name="Emphasis">Paul Bunyan cut down the tree with this axe.</text:span></text:p>
      <text:p text:style-name="Standard">4. (cards) </text:p>
      <text:p text:style-name="Standard">a. <text:a xlink:type="simple" xlink:href="http://www.spanishdict.com/translate/to%20cut" text:style-name="Internet_20_link" text:visited-style-name="Visited_20_Internet_20_Link">to cut</text:a> </text:p>
      <text:p text:style-name="Standard">Si alguien quiere cortar las cartas, podemos empezar a jugar.<text:span text:style-name="Emphasis">If someone wants to cut the cards, we can start to play. </text:span></text:p>
      <text:p text:style-name="Standard">5. (figurative) (to divide) </text:p>
      <text:p text:style-name="Standard">a. <text:a xlink:type="simple" xlink:href="http://www.spanishdict.com/translate/to%20slice%20through" text:style-name="Internet_20_link" text:visited-style-name="Visited_20_Internet_20_Link">to slice through</text:a> (figurative) </text:p>
      <text:p text:style-name="Standard">El ninja cortó el aire con sus chacos.<text:span text:style-name="Emphasis">The ninja sliced through the air with his nunchucks.</text:span></text:p>
      <text:p text:style-name="Standard">6. (to dilute) </text:p>
      <text:p text:style-name="Standard">a. <text:a xlink:type="simple" xlink:href="http://www.spanishdict.com/translate/to%20cut" text:style-name="Internet_20_link" text:visited-style-name="Visited_20_Internet_20_Link">to cut</text:a> </text:p>
      <text:p text:style-name="Standard">¿Puedes cortar el vino con un poco de agua?<text:span text:style-name="Emphasis">Can you cut the wine with a little water?</text:span></text:p>
      <text:p text:style-name="Standard">7. (to disconnect) </text:p>
      <text:p text:style-name="Standard">a. <text:a xlink:type="simple" xlink:href="http://www.spanishdict.com/translate/to%20cut%20off" text:style-name="Internet_20_link" text:visited-style-name="Visited_20_Internet_20_Link">to cut off</text:a> </text:p>
      <text:p text:style-name="Standard">Les cortaron la luz porque tenían seis meses sin pagar el recibo.<text:span text:style-name="Emphasis">They cut off their electricity because they hadn't paid the bill in six months. </text:span></text:p>
      <text:p text:style-name="Standard">8. (to discontinue) </text:p>
      <text:p text:style-name="Standard">a. <text:a xlink:type="simple" xlink:href="http://www.spanishdict.com/translate/to%20break%20off" text:style-name="Internet_20_link" text:visited-style-name="Visited_20_Internet_20_Link">to break off</text:a> </text:p>
      <text:p text:style-name="Standard">Los dos países cortaron relaciones diplomáticas tras el incidente.<text:span text:style-name="Emphasis">The two countries cut off diplomatic relations after the incident.</text:span></text:p>
      <text:p text:style-name="Standard">9. (to staunch) </text:p>
      <text:p text:style-name="Standard"><text:soft-page-break/>a. <text:a xlink:type="simple" xlink:href="http://www.spanishdict.com/translate/to%20stop" text:style-name="Internet_20_link" text:visited-style-name="Visited_20_Internet_20_Link">to stop</text:a> </text:p>
      <text:p text:style-name="Standard">Ponte esta venda en el brazo para cortar el flujo de sangre a la herida.<text:span text:style-name="Emphasis">Tie this bandage around your arm to stop the flow of blood to the wound.</text:span></text:p>
      <text:p text:style-name="Standard">10. (to block) </text:p>
      <text:p text:style-name="Standard">a. <text:a xlink:type="simple" xlink:href="http://www.spanishdict.com/translate/to%20cut%20off" text:style-name="Internet_20_link" text:visited-style-name="Visited_20_Internet_20_Link">to cut off</text:a> </text:p>
      <text:p text:style-name="Standard">Ibamos manejando por la carretera cuando nos cortó un loco en una camioneta.<text:span text:style-name="Emphasis">We were driving on the highway when a crazy guy in a truck cut us off.</text:span></text:p>
      <text:p text:style-name="Standard">b. <text:a xlink:type="simple" xlink:href="http://www.spanishdict.com/translate/to%20close%20off" text:style-name="Internet_20_link" text:visited-style-name="Visited_20_Internet_20_Link">to close off</text:a> </text:p>
      <text:p text:style-name="Standard">Cortaron el acceso al centro debido a la feria.<text:span text:style-name="Emphasis">They closed off access to downtown because of the festival.</text:span></text:p>
      <text:p text:style-name="Standard">11. (computing) </text:p>
      <text:p text:style-name="Standard">a. <text:a xlink:type="simple" xlink:href="http://www.spanishdict.com/translate/to%20cut" text:style-name="Internet_20_link" text:visited-style-name="Visited_20_Internet_20_Link">to cut</text:a> </text:p>
      <text:p text:style-name="Standard">Corta esa imagen y pégala en un documento.<text:span text:style-name="Emphasis">Cut that image and paste it in a document.</text:span></text:p>
      <text:p text:style-name="Standard">12. (to edit out) </text:p>
      <text:p text:style-name="Standard">a. <text:a xlink:type="simple" xlink:href="http://www.spanishdict.com/translate/to%20cut" text:style-name="Internet_20_link" text:visited-style-name="Visited_20_Internet_20_Link">to cut</text:a> </text:p>
      <text:p text:style-name="Standard">Esta escena con la jirafa no me gusta nada; mejor la cortamos.<text:span text:style-name="Emphasis">I don't like this scene with the giraffe at all; let's cut it.</text:span></text:p>
      <text:p text:style-name="Standard">13. (weather) </text:p>
      <text:p text:style-name="Standard">a. <text:a xlink:type="simple" xlink:href="http://www.spanishdict.com/translate/to%20chap" text:style-name="Internet_20_link" text:visited-style-name="Visited_20_Internet_20_Link">to chap</text:a> </text:p>
      <text:p text:style-name="Standard">El viento me cortó la cara.<text:span text:style-name="Emphasis">The wind chapped my fac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4. (to be capable of cutting) </text:p>
      <text:p text:style-name="Standard">a. <text:a xlink:type="simple" xlink:href="http://www.spanishdict.com/translate/to%20cut" text:style-name="Internet_20_link" text:visited-style-name="Visited_20_Internet_20_Link">to cut</text:a> </text:p>
      <text:p text:style-name="Standard">Este cuchillo ya no corta; no tiene filo.<text:span text:style-name="Emphasis">This knife doesn't cut anymore; it's too dull. </text:span></text:p>
      <text:p text:style-name="Standard">15. (computing) </text:p>
      <text:p text:style-name="Standard">a. <text:a xlink:type="simple" xlink:href="http://www.spanishdict.com/translate/to%20cut" text:style-name="Internet_20_link" text:visited-style-name="Visited_20_Internet_20_Link">to cut</text:a> </text:p>
      <text:p text:style-name="Standard">¿Cuál es atajo de teclado para cortar en Mac?<text:span text:style-name="Emphasis">What's the shortcut key to cut on a Mac?</text:span></text:p>
      <text:p text:style-name="Standard">16. (film and television) </text:p>
      <text:p text:style-name="Standard">a. <text:a xlink:type="simple" xlink:href="http://www.spanishdict.com/translate/to%20cut" text:style-name="Internet_20_link" text:visited-style-name="Visited_20_Internet_20_Link">to cut</text:a> </text:p>
      <text:p text:style-name="Standard">El director dijo que cortáramos, muchachos.<text:span text:style-name="Emphasis">The director said to cut, guys.</text:span></text:p>
      <text:p text:style-name="Standard">17. (weather) </text:p>
      <text:p text:style-name="Standard">a. <text:a xlink:type="simple" xlink:href="http://www.spanishdict.com/translate/to%20bite" text:style-name="Internet_20_link" text:visited-style-name="Visited_20_Internet_20_Link">to bite</text:a> </text:p>
      <text:p text:style-name="Standard">¡Cómo corta el viento en Chicago!<text:span text:style-name="Emphasis">The wind in Chicago really bites!</text:span></text:p>
      <text:p text:style-name="Standard">18. (to end a romantic relationship) </text:p>
      <text:p text:style-name="Standard">a. <text:a xlink:type="simple" xlink:href="http://www.spanishdict.com/translate/to%20break%20up" text:style-name="Internet_20_link" text:visited-style-name="Visited_20_Internet_20_Link">to break up</text:a> </text:p>
      <text:p text:style-name="Standard">Sara y su novio cortaron porque Sara le puso los cuernos.<text:span text:style-name="Emphasis">Sara and her boyfriend broke up because Sara cheated on him.</text:span></text:p>
      <text:p text:style-name="Standard">b. <text:a xlink:type="simple" xlink:href="http://www.spanishdict.com/translate/to%20split%20up" text:style-name="Internet_20_link" text:visited-style-name="Visited_20_Internet_20_Link">to split up</text:a> </text:p>
      <text:p text:style-name="Standard">Los papás de Harry cortaron cuando tenía dos años.<text:span text:style-name="Emphasis">Harry's parents split up when he was two years old.</text:span></text:p>
      <text:p text:style-name="Standard">19. (to take a shortcut through; used with "por") </text:p>
      <text:p text:style-name="Standard">a. <text:a xlink:type="simple" xlink:href="http://www.spanishdict.com/translate/to%20cut%20through" text:style-name="Internet_20_link" text:visited-style-name="Visited_20_Internet_20_Link">to cut through</text:a> </text:p>
      <text:p text:style-name="Standard">Vamos a cortar por el estacionamiento del supermercado.<text:span text:style-name="Emphasis">Let's cut through the grocery store parking lot.</text:span></text:p>
      <text:p text:style-name="Standard">20. (to break a telephone connection) </text:p>
      <text:p text:style-name="Standard">a. <text:a xlink:type="simple" xlink:href="http://www.spanishdict.com/translate/to%20hang%20up" text:style-name="Internet_20_link" text:visited-style-name="Visited_20_Internet_20_Link">to hang up</text:a> </text:p>
      <text:p text:style-name="Standard">¿Por qué cortó tu hermano?<text:span text:style-name="Emphasis">Why did your brother hang up?</text:span></text:p>
      <text:p text:style-name="Standard">cor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21. (to hurt oneself) </text:p>
      <text:p text:style-name="Standard">a. <text:a xlink:type="simple" xlink:href="http://www.spanishdict.com/translate/to%20cut%20oneself" text:style-name="Internet_20_link" text:visited-style-name="Visited_20_Internet_20_Link">to cut oneself</text:a> </text:p>
      <text:p text:style-name="Standard"><text:soft-page-break/>Me corté con un cuchillo mientras cortaba una manzana.<text:span text:style-name="Emphasis">I cut myself with a knife while I was cutting up an apple. </text:span>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22. (to hurt one another) </text:p>
      <text:p text:style-name="Standard">a. <text:a xlink:type="simple" xlink:href="http://www.spanishdict.com/translate/to%20cut%20each%20other" text:style-name="Internet_20_link" text:visited-style-name="Visited_20_Internet_20_Link">to cut each other</text:a> </text:p>
      <text:p text:style-name="Standard">Los pandilleros se cortaron durante la pelea.<text:span text:style-name="Emphasis">The gang members cut each other during the fight. 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3. (to split) </text:p>
      <text:p text:style-name="Standard">a. <text:a xlink:type="simple" xlink:href="http://www.spanishdict.com/translate/to%20get%20chapped" text:style-name="Internet_20_link" text:visited-style-name="Visited_20_Internet_20_Link">to get chapped</text:a> </text:p>
      <text:p text:style-name="Standard">Se me cortaron los labios por el frío.<text:span text:style-name="Emphasis">My lips got chapped because of the cold.</text:span></text:p>
      <text:p text:style-name="Standard">24. (to get interrupted) </text:p>
      <text:p text:style-name="Standard">a. <text:a xlink:type="simple" xlink:href="http://www.spanishdict.com/translate/to%20get%20cut%20off" text:style-name="Internet_20_link" text:visited-style-name="Visited_20_Internet_20_Link">to get cut off</text:a> </text:p>
      <text:p text:style-name="Standard">Se cortó la línea; ahorita la vuelvo a marcar.<text:span text:style-name="Emphasis">The connection got cut off; I'll call her back in a bit.</text:span></text:p>
      <text:p text:style-name="Standard">25. (culinary) </text:p>
      <text:p text:style-name="Standard">a. <text:a xlink:type="simple" xlink:href="http://www.spanishdict.com/translate/to%20curdle" text:style-name="Internet_20_link" text:visited-style-name="Visited_20_Internet_20_Link">to curdle</text:a> </text:p>
      <text:p text:style-name="Standard">La crema poblana se va a cortar si la calientas demasiado.<text:span text:style-name="Emphasis">The cream of poblana chili pepper will curdle if you heat it too much.</text:span></text:p>
      <text:p text:style-name="Standard">26. (colloquial) (to become shy) </text:p>
      <text:p text:style-name="Standard">a. <text:a xlink:type="simple" xlink:href="http://www.spanishdict.com/translate/to%20clam%20up" text:style-name="Internet_20_link" text:visited-style-name="Visited_20_Internet_20_Link">to clam up</text:a> (colloquial) </text:p>
      <text:p text:style-name="Standard">No te cortes ahora, hijo. Tienes que exigir tus derechos.<text:span text:style-name="Emphasis">Don't clam up now, son. You have to fight for your rights.</text:span></text:p>
      <text:p text:style-name="Standard">b. <text:a xlink:type="simple" xlink:href="http://www.spanishdict.com/translate/to%20lose%20one%27s%20nerve" text:style-name="Internet_20_link" text:visited-style-name="Visited_20_Internet_20_Link">to lose one's nerve</text:a> (colloquial) </text:p>
      <text:p text:style-name="Standard">Aureliano se cortó al momento de pedir la mano de su novia.<text:span text:style-name="Emphasis">Aureliano lost his nerve as he was about to ask his girlfriend to marry him.</text:span></text:p>
      <text:p text:style-name="Standard">sepa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et apart) </text:p>
      <text:p text:style-name="Standard">a. <text:a xlink:type="simple" xlink:href="http://www.spanishdict.com/translate/to%20separate" text:style-name="Internet_20_link" text:visited-style-name="Visited_20_Internet_20_Link">to separate</text:a> </text:p>
      <text:p text:style-name="Standard">La revolución separó el partido en dos facciones.<text:span text:style-name="Emphasis">The revolution separated the party into two factions.</text:span></text:p>
      <text:p text:style-name="Standard">2. (to break into parts) </text:p>
      <text:p text:style-name="Standard">a. <text:a xlink:type="simple" xlink:href="http://www.spanishdict.com/translate/to%20divide" text:style-name="Internet_20_link" text:visited-style-name="Visited_20_Internet_20_Link">to divide</text:a> </text:p>
      <text:p text:style-name="Standard">Separé la clase en grupos de cuatro alumnos cada uno.<text:span text:style-name="Emphasis">I divided the class into groups of four students each.</text:span></text:p>
      <text:p text:style-name="Standard">3. (to move away) </text:p>
      <text:p text:style-name="Standard">a. <text:a xlink:type="simple" xlink:href="http://www.spanishdict.com/translate/to%20space%20out" text:style-name="Internet_20_link" text:visited-style-name="Visited_20_Internet_20_Link">to space out</text:a> </text:p>
      <text:p text:style-name="Standard">Separa los cuadros de esa pared; están puestos muy cerca.<text:span text:style-name="Emphasis">Space out the painting on that wall; they are too close to each other.</text:span></text:p>
      <text:p text:style-name="Standard">4. (to lay aside) </text:p>
      <text:p text:style-name="Standard">a. <text:a xlink:type="simple" xlink:href="http://www.spanishdict.com/translate/to%20put%20aside" text:style-name="Internet_20_link" text:visited-style-name="Visited_20_Internet_20_Link">to put aside</text:a> </text:p>
      <text:p text:style-name="Standard">Sepárame un plato con ensalada en lugar de pollo, por favor.<text:span text:style-name="Emphasis">Put aside a dish with salad instead of chicken for me, please.</text:span></text:p>
      <text:p text:style-name="Standard">5. (to delimit) </text:p>
      <text:p text:style-name="Standard">a. <text:a xlink:type="simple" xlink:href="http://www.spanishdict.com/translate/to%20separate" text:style-name="Internet_20_link" text:visited-style-name="Visited_20_Internet_20_Link">to separate</text:a> </text:p>
      <text:p text:style-name="Standard">El Río de la Plata separa Argentina de Uruguay.<text:span text:style-name="Emphasis">The River Plate separates Argentina from Uruguay.</text:span></text:p>
      <text:p text:style-name="Standard">b. <text:a xlink:type="simple" xlink:href="http://www.spanishdict.com/translate/to%20divide" text:style-name="Internet_20_link" text:visited-style-name="Visited_20_Internet_20_Link">to divide</text:a> </text:p>
      <text:p text:style-name="Standard">Una cerca separa mi propiedad de la de mi vecino.<text:span text:style-name="Emphasis">A fence divides my property from that of my neighbor's.</text:span></text:p>
      <text:p text:style-name="Standard">6. (to fire somebody) </text:p>
      <text:p text:style-name="Standard">a. <text:a xlink:type="simple" xlink:href="http://www.spanishdict.com/translate/to%20remove" text:style-name="Internet_20_link" text:visited-style-name="Visited_20_Internet_20_Link">to remove</text:a> </text:p>
      <text:p text:style-name="Standard">Lo separaron al gerente de la empresa por acaso sexual.<text:span text:style-name="Emphasis">The manager of the company was removed for sexual harassment.</text:span></text:p>
      <text:p text:style-name="Standard"><text:soft-page-break/>b. <text:a xlink:type="simple" xlink:href="http://www.spanishdict.com/translate/to%20dismiss" text:style-name="Internet_20_link" text:visited-style-name="Visited_20_Internet_20_Link">to dismiss</text:a> (in formal contexts) </text:p>
      <text:p text:style-name="Standard">La junta resolvió separar al contador de su cargo.<text:span text:style-name="Emphasis">The board decided to dismiss the accountant from his position.</text:span></text:p>
      <text:p text:style-name="Standard">sepa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end a relationship) </text:p>
      <text:p text:style-name="Standard">a. <text:a xlink:type="simple" xlink:href="http://www.spanishdict.com/translate/to%20split%20up" text:style-name="Internet_20_link" text:visited-style-name="Visited_20_Internet_20_Link">to split up</text:a> </text:p>
      <text:p text:style-name="Standard">Mark y Cindy se separaron por problemas de dinero.<text:span text:style-name="Emphasis">Mark and Cindy split up over money issues.</text:span></text:p>
      <text:p text:style-name="Standard">b. <text:a xlink:type="simple" xlink:href="http://www.spanishdict.com/translate/to%20separate" text:style-name="Internet_20_link" text:visited-style-name="Visited_20_Internet_20_Link">to separate</text:a> </text:p>
      <text:p text:style-name="Standard">Mis padres se separaron, pero todavía cenan juntos una vez al mes.<text:span text:style-name="Emphasis">My parents separated, but they still have dinner together once a month.</text:span></text:p>
      <text:p text:style-name="Standard">8. (to go in different directions) </text:p>
      <text:p text:style-name="Standard">a. <text:a xlink:type="simple" xlink:href="http://www.spanishdict.com/translate/to%20split%20up" text:style-name="Internet_20_link" text:visited-style-name="Visited_20_Internet_20_Link">to split up</text:a> </text:p>
      <text:p text:style-name="Standard">Los viajantes se dieron la mano y se separaron cuando llegaron a la frontera de la ciudad.<text:span text:style-name="Emphasis">The travelers shook hands and split up after they reached the edge of the city.</text:span></text:p>
      <text:p text:style-name="Standard">9. (to detach) </text:p>
      <text:p text:style-name="Standard">a. no direct translation </text:p>
      <text:p text:style-name="Standard">Durante una tormenta, una rama se separó del árbol y cayó encima de mi automóvil.<text:span text:style-name="Emphasis">A branch of the tree was ripped off during a storm and landed on my car.</text:span></text:p>
      <text:p text:style-name="Standard">Un ala se separó del transbordador especial al entrar la atmósfera de la tierra.<text:span text:style-name="Emphasis">A wing came off the space shuttle upon entering the Earth´s atmosphere.</text:span></text:p>
      <text:p text:style-name="Standard">cal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acify) </text:p>
      <text:p text:style-name="Standard">a. <text:a xlink:type="simple" xlink:href="http://www.spanishdict.com/translate/to%20calm" text:style-name="Internet_20_link" text:visited-style-name="Visited_20_Internet_20_Link">to calm</text:a> </text:p>
      <text:p text:style-name="Standard">Una caminata por el bosque es de lo mejor para calmar los nervios.<text:span text:style-name="Emphasis">A walk in the woods is great to calm your nerves.</text:span></text:p>
      <text:p text:style-name="Standard">b. <text:a xlink:type="simple" xlink:href="http://www.spanishdict.com/translate/to%20calm%20down" text:style-name="Internet_20_link" text:visited-style-name="Visited_20_Internet_20_Link">to calm down</text:a> </text:p>
      <text:p text:style-name="Standard">Haz algo para calmar a tu perro; está asustando a mi gato.<text:span text:style-name="Emphasis">Please do something to calm your dog down; he's scaring my cat.</text:span></text:p>
      <text:p text:style-name="Standard">2. (to alleviate) </text:p>
      <text:p text:style-name="Standard">a. <text:a xlink:type="simple" xlink:href="http://www.spanishdict.com/translate/to%20relieve" text:style-name="Internet_20_link" text:visited-style-name="Visited_20_Internet_20_Link">to relieve</text:a> </text:p>
      <text:p text:style-name="Standard">El doctor me recetó analgésicos para calmar el dolor de espalda.<text:span text:style-name="Emphasis">The doctor prescribed painkillers to relieve my back pain.</text:span></text:p>
      <text:p text:style-name="Standard">b. <text:a xlink:type="simple" xlink:href="http://www.spanishdict.com/translate/to%20soothe" text:style-name="Internet_20_link" text:visited-style-name="Visited_20_Internet_20_Link">to soothe</text:a> </text:p>
      <text:p text:style-name="Standard">¿Qué puedo hacer para calmar las encías inflamadas de mi bebé?<text:span text:style-name="Emphasis">What can I do to soothe my baby's inflamed gums?</text:span></text:p>
      <text:p text:style-name="Standard">c. <text:a xlink:type="simple" xlink:href="http://www.spanishdict.com/translate/to%20quench" text:style-name="Internet_20_link" text:visited-style-name="Visited_20_Internet_20_Link">to quench</text:a> (thirst) </text:p>
      <text:p text:style-name="Standard">Quisiera un vaso de agua fría para calmar esta sed que tengo.<text:span text:style-name="Emphasis">I would love a glass of cold water to quench my thirst.</text:span></text:p>
      <text:p text:style-name="Standard">calm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become calm) </text:p>
      <text:p text:style-name="Standard">a. <text:a xlink:type="simple" xlink:href="http://www.spanishdict.com/translate/to%20calm%20down" text:style-name="Internet_20_link" text:visited-style-name="Visited_20_Internet_20_Link">to calm down</text:a> </text:p>
      <text:p text:style-name="Standard">Si te calmas y hablas más despacio, tal vez entienda lo que tratas de decirme.<text:span text:style-name="Emphasis">If you calm down and speak slowly, I may understand what you are trying to say.</text:span></text:p>
      <text:p text:style-name="Standard">4. (weather) </text:p>
      <text:p text:style-name="Standard">a. <text:a xlink:type="simple" xlink:href="http://www.spanishdict.com/translate/to%20calm%20down" text:style-name="Internet_20_link" text:visited-style-name="Visited_20_Internet_20_Link">to calm down</text:a> </text:p>
      <text:p text:style-name="Standard">No podemos salir a navegar hasta que se calme el mar.<text:span text:style-name="Emphasis">We can't go sailing until the sea has calmed down.</text:span></text:p>
      <text:p text:style-name="Standard">b. <text:a xlink:type="simple" xlink:href="http://www.spanishdict.com/translate/to%20calm" text:style-name="Internet_20_link" text:visited-style-name="Visited_20_Internet_20_Link">to calm</text:a> </text:p>
      <text:p text:style-name="Standard">Espero que se calmen pronto el viento y las olas.<text:span text:style-name="Emphasis">I hope the wind and waves will calm soon.</text:span></text:p>
      <text:p text:style-name="Standard"><text:soft-page-break/>c. <text:a xlink:type="simple" xlink:href="http://www.spanishdict.com/translate/to%20quiet%20down" text:style-name="Internet_20_link" text:visited-style-name="Visited_20_Internet_20_Link">to quiet down</text:a> (United States) </text:p>
      <text:p text:style-name="Standard">La tormenta esta comenzando a calmarse; ya dejó de tronar.<text:span text:style-name="Emphasis">The storm is beginning to quiet down; it's no longer thundering.</text:span></text:p>
      <text:p text:style-name="Standard">5. (to get better) </text:p>
      <text:p text:style-name="Standard">a. <text:a xlink:type="simple" xlink:href="http://www.spanishdict.com/translate/to%20ease" text:style-name="Internet_20_link" text:visited-style-name="Visited_20_Internet_20_Link">to ease</text:a> </text:p>
      <text:p text:style-name="Standard">Gracias por las pastillas; me parece que el dolor empieza a calmarse.<text:span text:style-name="Emphasis">Thanks for the pills; I think the pain is beginning to ease.</text:span></text:p>
      <text:p text:style-name="Standard">ment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tell a falsehood) </text:p>
      <text:p text:style-name="Standard">a. <text:a xlink:type="simple" xlink:href="http://www.spanishdict.com/translate/to%20lie" text:style-name="Internet_20_link" text:visited-style-name="Visited_20_Internet_20_Link">to lie</text:a> </text:p>
      <text:p text:style-name="Standard">Mintió y dijo que le gustaba mi corte de cabello. <text:span text:style-name="Emphasis">He lied and said that he liked my haircut. </text:span></text:p>
      <text:p text:style-name="Standard">li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. (to get disconcerted) </text:p>
      <text:p text:style-name="Standard">a. <text:a xlink:type="simple" xlink:href="http://www.spanishdict.com/translate/to%20confuse" text:style-name="Internet_20_link" text:visited-style-name="Visited_20_Internet_20_Link">to confuse</text:a> </text:p>
      <text:p text:style-name="Standard">Dijiste que no me amabas y ahora dices que sí. ¡Me estás liando!<text:span text:style-name="Emphasis">You said you didn't love me and now you say you do. You're confusing me!</text:span></text:p>
      <text:p text:style-name="Standard">b. <text:a xlink:type="simple" xlink:href="http://www.spanishdict.com/translate/to%20get%20muddled%20up" text:style-name="Internet_20_link" text:visited-style-name="Visited_20_Internet_20_Link">to get muddled up</text:a> </text:p>
      <text:p text:style-name="Standard">Mi madre se lía con el celular porque no sabe usar el teclado táctil.<text:span text:style-name="Emphasis">My mother gets muddled up with her cell phone because she can't use the touch keyboard.</text:span></text:p>
      <text:p text:style-name="Standard">2. (to commence) (Spain) </text:p>
      <text:p text:style-name="Standard">a. <text:a xlink:type="simple" xlink:href="http://www.spanishdict.com/translate/to%20begin" text:style-name="Internet_20_link" text:visited-style-name="Visited_20_Internet_20_Link">to begin</text:a> </text:p>
      <text:p text:style-name="Standard">Me lié a escribir postales sin darme cuenta de que no tenía sellos suficientes.<text:span text:style-name="Emphasis">I began to write postcards without realizing I did not have enough stamps.</text:span></text:p>
      <text:p text:style-name="Standard">b. <text:a xlink:type="simple" xlink:href="http://www.spanishdict.com/translate/to%20start" text:style-name="Internet_20_link" text:visited-style-name="Visited_20_Internet_20_Link">to start</text:a> </text:p>
      <text:p text:style-name="Standard">Desde que te liaste a leer libros en francés has aprendido mucho.<text:span text:style-name="Emphasis">Ever since you started reading books in French you have learned a lot.</text:span></text:p>
      <text:p text:style-name="Standard">3. (colloquial) (to get embroiled) </text:p>
      <text:p text:style-name="Standard">a. <text:a xlink:type="simple" xlink:href="http://www.spanishdict.com/translate/to%20get%20mixed%20up" text:style-name="Internet_20_link" text:visited-style-name="Visited_20_Internet_20_Link">to get mixed up</text:a> </text:p>
      <text:p text:style-name="Standard">Laura no se quiere liar en los problemas de la familia de su marido.<text:span text:style-name="Emphasis">Laura does not want to get mixed up with the problems of her husband's family.</text:span></text:p>
      <text:p text:style-name="Standard">b. <text:a xlink:type="simple" xlink:href="http://www.spanishdict.com/translate/to%20get%20involved" text:style-name="Internet_20_link" text:visited-style-name="Visited_20_Internet_20_Link">to get involved</text:a> </text:p>
      <text:p text:style-name="Standard">Si me lío en este asunto voy a salir perdiendo.<text:span text:style-name="Emphasis">If I get involved in this matter I will end up losing.</text:span></text:p>
      <text:p text:style-name="Standard">4. (to have something) (Spain) </text:p>
      <text:p text:style-name="Standard">a. <text:a xlink:type="simple" xlink:href="http://www.spanishdict.com/translate/to%20have%20an%20affair" text:style-name="Internet_20_link" text:visited-style-name="Visited_20_Internet_20_Link">to have an affair</text:a> </text:p>
      <text:p text:style-name="Standard">Sara y Mario se liaron en verano y ahora son novios.<text:span text:style-name="Emphasis">Sara and Mario had an affair in summer and now they are together.</text:span></text:p>
      <text:p text:style-name="Standard">l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5. (to prepare) </text:p>
      <text:p text:style-name="Standard">a. <text:a xlink:type="simple" xlink:href="http://www.spanishdict.com/translate/to%20roll" text:style-name="Internet_20_link" text:visited-style-name="Visited_20_Internet_20_Link">to roll</text:a> </text:p>
      <text:p text:style-name="Standard">Suelo fumar cigarros que lío yo mismo porque las cajetillas son más caras.<text:span text:style-name="Emphasis">I usually smoke cigarettes that I roll myself because the packs are more expensive.</text:span></text:p>
      <text:p text:style-name="Standard">6. (to bind) </text:p>
      <text:p text:style-name="Standard">a. <text:a xlink:type="simple" xlink:href="http://www.spanishdict.com/translate/to%20tie%20up" text:style-name="Internet_20_link" text:visited-style-name="Visited_20_Internet_20_Link">to tie up</text:a> </text:p>
      <text:p text:style-name="Standard">Asegúrate de liar bien el fardo antes de enviarlo.<text:span text:style-name="Emphasis">Make sure you tie up the bundle properly before sending it.</text:span></text:p>
      <text:p text:style-name="Standard">7. (to cover) </text:p>
      <text:p text:style-name="Standard">a. <text:a xlink:type="simple" xlink:href="http://www.spanishdict.com/translate/to%20wrap" text:style-name="Internet_20_link" text:visited-style-name="Visited_20_Internet_20_Link">to wrap</text:a> </text:p>
      <text:p text:style-name="Standard">Lié los vasos con un suéter para que no se rompieran durante la mudanza.<text:span text:style-name="Emphasis">I wrapped the glasses in a sweater so that they would not break during the move.</text:span></text:p>
      <text:p text:style-name="Standard"><text:soft-page-break/>b. <text:a xlink:type="simple" xlink:href="http://www.spanishdict.com/translate/to%20wrap%20up" text:style-name="Internet_20_link" text:visited-style-name="Visited_20_Internet_20_Link">to wrap up</text:a> </text:p>
      <text:p text:style-name="Standard">El asesino lió la manta al cadaver y luego lo tiró al mar.<text:span text:style-name="Emphasis">The killer wrapped the corpse up in a blanket and then threw it into the sea.</text:span></text:p>
      <text:p text:style-name="Standard">8. (to make difficult) </text:p>
      <text:p text:style-name="Standard">a. <text:a xlink:type="simple" xlink:href="http://www.spanishdict.com/translate/to%20complicate" text:style-name="Internet_20_link" text:visited-style-name="Visited_20_Internet_20_Link">to complicate</text:a> </text:p>
      <text:p text:style-name="Standard">Las mentiras de los acusados liaron la labor de búsqueda del desaparecido de la policía.<text:span text:style-name="Emphasis">The defendant's lies complicated the police's search effort for the missing person.</text:span></text:p>
      <text:p text:style-name="Standard">9. (to disconcert) </text:p>
      <text:p text:style-name="Standard">a. <text:a xlink:type="simple" xlink:href="http://www.spanishdict.com/translate/to%20confuse" text:style-name="Internet_20_link" text:visited-style-name="Visited_20_Internet_20_Link">to confuse</text:a> </text:p>
      <text:p text:style-name="Standard">Marta lió a Miguel con sus pistas y por eso él dijo la respuesta incorrecta.<text:span text:style-name="Emphasis">Marta confused Miguel with her hints and so he gave the wrong answer.</text:span></text:p>
      <text:p text:style-name="Standard">envolv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ver) </text:p>
      <text:p text:style-name="Standard">a. <text:a xlink:type="simple" xlink:href="http://www.spanishdict.com/translate/to%20wrap" text:style-name="Internet_20_link" text:visited-style-name="Visited_20_Internet_20_Link">to wrap</text:a> </text:p>
      <text:p text:style-name="Standard">Envolvimos los regalos con papel navideño.<text:span text:style-name="Emphasis">We wrapped the presents with Christmas wrapping paper.</text:span></text:p>
      <text:p text:style-name="Standard">b. <text:a xlink:type="simple" xlink:href="http://www.spanishdict.com/translate/to%20wrap%20up" text:style-name="Internet_20_link" text:visited-style-name="Visited_20_Internet_20_Link">to wrap up</text:a> </text:p>
      <text:p text:style-name="Standard">La herida estaba envuelta con vendas.<text:span text:style-name="Emphasis">The wound was wrapped up in bandages.</text:span></text:p>
      <text:p text:style-name="Standard">2. (to be all around) </text:p>
      <text:p text:style-name="Standard">a. <text:a xlink:type="simple" xlink:href="http://www.spanishdict.com/translate/to%20surround" text:style-name="Internet_20_link" text:visited-style-name="Visited_20_Internet_20_Link">to surround</text:a> </text:p>
      <text:p text:style-name="Standard">El pericardio es una membrana que envuelve el corazón.<text:span text:style-name="Emphasis">The pericardium is a membrane that surrounds the heart.</text:span></text:p>
      <text:p text:style-name="Standard">b. <text:a xlink:type="simple" xlink:href="http://www.spanishdict.com/translate/to%20envelop" text:style-name="Internet_20_link" text:visited-style-name="Visited_20_Internet_20_Link">to envelop</text:a> (formal) </text:p>
      <text:p text:style-name="Standard">La noche envolvía el tren y no se veía nada por la ventanilla.<text:span text:style-name="Emphasis">The night enveloped the train and you couldn't see anything through the window.</text:span></text:p>
      <text:p text:style-name="Standard">c. <text:a xlink:type="simple" xlink:href="http://www.spanishdict.com/translate/to%20shroud" text:style-name="Internet_20_link" text:visited-style-name="Visited_20_Internet_20_Link">to shroud</text:a> (formal) </text:p>
      <text:p text:style-name="Standard">La niebla envolvía el puerto de la ciudad.<text:span text:style-name="Emphasis">The town's harbor was shrouded in fog.</text:span></text:p>
      <text:p text:style-name="Standard">d. <text:a xlink:type="simple" xlink:href="http://www.spanishdict.com/translate/to%20cloak" text:style-name="Internet_20_link" text:visited-style-name="Visited_20_Internet_20_Link">to cloak</text:a> (formal) </text:p>
      <text:p text:style-name="Standard">La historia de la desaparición del cuadro está envuelta en misterio.<text:span text:style-name="Emphasis">The story of the disappearance of the picture is cloaked in mystery.</text:span></text:p>
      <text:p text:style-name="Standard">3. (to express indirectly) </text:p>
      <text:p text:style-name="Standard">a. <text:a xlink:type="simple" xlink:href="http://www.spanishdict.com/translate/to%20imply" text:style-name="Internet_20_link" text:visited-style-name="Visited_20_Internet_20_Link">to imply</text:a> </text:p>
      <text:p text:style-name="Standard">La declaración del sospechoso envuelve una amenaza a las víctimas.<text:span text:style-name="Emphasis">The suspect's statement implies a threat for the victims.</text:span></text:p>
      <text:p text:style-name="Standard">b. <text:a xlink:type="simple" xlink:href="http://www.spanishdict.com/translate/to%20contain" text:style-name="Internet_20_link" text:visited-style-name="Visited_20_Internet_20_Link">to contain</text:a> </text:p>
      <text:p text:style-name="Standard">Sus bromas siempre envuelven un crítica.<text:span text:style-name="Emphasis">His jokes always contain a critique.</text:span></text:p>
      <text:p text:style-name="Standard">4. (to engage; used with "en") </text:p>
      <text:p text:style-name="Standard">a. <text:a xlink:type="simple" xlink:href="http://www.spanishdict.com/translate/to%20involve" text:style-name="Internet_20_link" text:visited-style-name="Visited_20_Internet_20_Link">to involve</text:a> </text:p>
      <text:p text:style-name="Standard">La policía cree que Lanata está envuelto en algún negocio turbio.<text:span text:style-name="Emphasis">The police think Lanata is involved in some dirty business.</text:span></text:p>
      <text:p text:style-name="Standard">b. <text:a xlink:type="simple" xlink:href="http://www.spanishdict.com/translate/to%20get%20involved%20in" text:style-name="Internet_20_link" text:visited-style-name="Visited_20_Internet_20_Link">to get involved in</text:a> </text:p>
      <text:p text:style-name="Standard">Carmen siempre me envuelve en sus problemas y terminamos peléandonos.<text:span text:style-name="Emphasis">Carmen always gets me involved in her problems and we end up arguing.</text:span></text:p>
      <text:p text:style-name="Standard">5. (to roll) </text:p>
      <text:p text:style-name="Standard">a. <text:a xlink:type="simple" xlink:href="http://www.spanishdict.com/translate/to%20wind" text:style-name="Internet_20_link" text:visited-style-name="Visited_20_Internet_20_Link">to wind</text:a> </text:p>
      <text:p text:style-name="Standard">Para hacer un pompón, comienza por envolver la lana alrededor de tus dedos.<text:span text:style-name="Emphasis">To make a pompom, start by winding the wool around your fingers.</text:span></text:p>
      <text:p text:style-name="Standard">envolv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cover oneself) </text:p>
      <text:p text:style-name="Standard">a. <text:a xlink:type="simple" xlink:href="http://www.spanishdict.com/translate/to%20wrap%20oneself%20up" text:style-name="Internet_20_link" text:visited-style-name="Visited_20_Internet_20_Link">to wrap oneself up</text:a> </text:p>
      <text:p text:style-name="Standard"><text:soft-page-break/>Me envolví en una manta y me quedé dormido.<text:span text:style-name="Emphasis">I wrapped myself up in a blanket and fell asleep.</text:span></text:p>
      <text:p text:style-name="Standard">7. (to get engaged; used with "en") </text:p>
      <text:p text:style-name="Standard">a. <text:a xlink:type="simple" xlink:href="http://www.spanishdict.com/translate/to%20become%20involved%20in" text:style-name="Internet_20_link" text:visited-style-name="Visited_20_Internet_20_Link">to become involved in</text:a> </text:p>
      <text:p text:style-name="Standard">Lo envolvieron en el caso por estar en el sitio equivocado a la hora equivocada.<text:span text:style-name="Emphasis">He became involved in the case by being in the wrong place at the wrong time.</text:span></text:p>
      <text:p text:style-name="Standard">a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ind) </text:p>
      <text:p text:style-name="Standard">a. <text:a xlink:type="simple" xlink:href="http://www.spanishdict.com/translate/to%20tie" text:style-name="Internet_20_link" text:visited-style-name="Visited_20_Internet_20_Link">to tie</text:a> </text:p>
      <text:p text:style-name="Standard">Sally ató los libros con una cuerda para hacerlos más fáciles de cargar.<text:span text:style-name="Emphasis">Sally tied the books together with twine to make them easier to carry. </text:span></text:p>
      <text:p text:style-name="Standard">b. <text:a xlink:type="simple" xlink:href="http://www.spanishdict.com/translate/to%20tie%20up" text:style-name="Internet_20_link" text:visited-style-name="Visited_20_Internet_20_Link">to tie up</text:a> </text:p>
      <text:p text:style-name="Standard">Ató las flores y las cargó en la espalda. <text:span text:style-name="Emphasis">She tied up the flowers and carried them on her back. </text:span></text:p>
      <text:p text:style-name="Standard">c. <text:a xlink:type="simple" xlink:href="http://www.spanishdict.com/translate/to%20tie%20down" text:style-name="Internet_20_link" text:visited-style-name="Visited_20_Internet_20_Link">to tie down</text:a> </text:p>
      <text:p text:style-name="Standard">Ataron sus muebles en la parte trasera de la camioneta. <text:span text:style-name="Emphasis">They tied down their furniture in the back of the truck. </text:span></text:p>
      <text:p text:style-name="Standard">d. <text:a xlink:type="simple" xlink:href="http://www.spanishdict.com/translate/to%20tether" text:style-name="Internet_20_link" text:visited-style-name="Visited_20_Internet_20_Link">to tether</text:a> (livestock) </text:p>
      <text:p text:style-name="Standard">Gary ató su caballo a un poste. <text:span text:style-name="Emphasis">Gary tethered his horse to a post. </text:span></text:p>
      <text:p text:style-name="Standard">2. (to impede) </text:p>
      <text:p text:style-name="Standard">a. <text:a xlink:type="simple" xlink:href="http://www.spanishdict.com/translate/to%20tie%20down" text:style-name="Internet_20_link" text:visited-style-name="Visited_20_Internet_20_Link">to tie down</text:a> </text:p>
      <text:p text:style-name="Standard">Tiene ganas de ver el mundo, pero su familia lo ata.<text:span text:style-name="Emphasis">He wants to see the world, but his family ties him down.</text:span></text:p>
      <text:p text:style-name="Standard">a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fasten) </text:p>
      <text:p text:style-name="Standard">a. <text:a xlink:type="simple" xlink:href="http://www.spanishdict.com/translate/to%20tie" text:style-name="Internet_20_link" text:visited-style-name="Visited_20_Internet_20_Link">to tie</text:a> </text:p>
      <text:p text:style-name="Standard">Hay varias maneras creativas de atarse los zapatos. <text:span text:style-name="Emphasis">There are several creative ways to tie your shoes. </text:span></text:p>
      <text:p text:style-name="Standard">b. <text:a xlink:type="simple" xlink:href="http://www.spanishdict.com/translate/to%20tie%20up" text:style-name="Internet_20_link" text:visited-style-name="Visited_20_Internet_20_Link">to tie up</text:a> </text:p>
      <text:p text:style-name="Standard">Se ató el cabello con una cinta azul. <text:span text:style-name="Emphasis">She tied up her hair with a blue ribbon. </text:span></text:p>
      <text:p text:style-name="Standard">4. (to be impeded by) </text:p>
      <text:p text:style-name="Standard">a. <text:a xlink:type="simple" xlink:href="http://www.spanishdict.com/translate/to%20be%20tied%20to" text:style-name="Internet_20_link" text:visited-style-name="Visited_20_Internet_20_Link">to be tied to</text:a> </text:p>
      <text:p text:style-name="Standard">No quiero atarme todavía a las responsabilidades de tener una familia.<text:span text:style-name="Emphasis">I don't want to be tied to the responsibilities of having a family yet. </text:span></text:p>
      <text:p text:style-name="Standard">dese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ong for) </text:p>
      <text:p text:style-name="Standard">a. <text:a xlink:type="simple" xlink:href="http://www.spanishdict.com/translate/to%20want" text:style-name="Internet_20_link" text:visited-style-name="Visited_20_Internet_20_Link">to want</text:a> </text:p>
      <text:p text:style-name="Standard">Sólo deseo hacerte feliz.<text:span text:style-name="Emphasis">I just want to make you happy.</text:span></text:p>
      <text:p text:style-name="Standard">b. <text:a xlink:type="simple" xlink:href="http://www.spanishdict.com/translate/to%20wish" text:style-name="Internet_20_link" text:visited-style-name="Visited_20_Internet_20_Link">to wish</text:a> </text:p>
      <text:p text:style-name="Standard">El director desea hablar con usted. <text:span text:style-name="Emphasis">The director wishes to speak to you.</text:span></text:p>
      <text:p text:style-name="Standard">c. <text:a xlink:type="simple" xlink:href="http://www.spanishdict.com/translate/to%20desire" text:style-name="Internet_20_link" text:visited-style-name="Visited_20_Internet_20_Link">to desire</text:a> </text:p>
      <text:p text:style-name="Standard">Los discursos del presidente dejan mucho que desear.<text:span text:style-name="Emphasis">The president's speeches leave a lot to be desired.</text:span></text:p>
      <text:p text:style-name="Standard">d. no direct translation </text:p>
      <text:p text:style-name="Standard">"¿Qué desea?" preguntó el mayordomo. <text:span text:style-name="Emphasis">"How can I help you?" asked the butler. </text:span></text:p>
      <text:p text:style-name="Standard">¿Desea algo de tomar?<text:span text:style-name="Emphasis">Would you like something to drink?</text:span></text:p>
      <text:p text:style-name="Standard">2. (to express a desire for) </text:p>
      <text:p text:style-name="Standard">a. <text:a xlink:type="simple" xlink:href="http://www.spanishdict.com/translate/to%20wish" text:style-name="Internet_20_link" text:visited-style-name="Visited_20_Internet_20_Link">to wish</text:a> </text:p>
      <text:p text:style-name="Standard">Les deseé muchos años de felicidad.<text:span text:style-name="Emphasis">I wished them many years of happiness.</text:span></text:p>
      <text:p text:style-name="Standard">3. (to desire sexually) </text:p>
      <text:p text:style-name="Standard">a. <text:a xlink:type="simple" xlink:href="http://www.spanishdict.com/translate/to%20want" text:style-name="Internet_20_link" text:visited-style-name="Visited_20_Internet_20_Link">to want</text:a> </text:p>
      <text:p text:style-name="Standard"><text:soft-page-break/>"Te deseo", dijo el rompecorazones de la película.<text:span text:style-name="Emphasis">"I want you," said the heartbreaker in the movie.</text:span></text:p>
      <text:p text:style-name="Standard">escog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ick) </text:p>
      <text:p text:style-name="Standard">a. <text:a xlink:type="simple" xlink:href="http://www.spanishdict.com/translate/to%20choose" text:style-name="Internet_20_link" text:visited-style-name="Visited_20_Internet_20_Link">to choose</text:a> </text:p>
      <text:p text:style-name="Standard">No sabía qué plato escoger en el restaurante.<text:span text:style-name="Emphasis">I didn't know which dish to choose at the restaurant.</text:span></text:p>
      <text:p text:style-name="Standard">2. (in voting) </text:p>
      <text:p text:style-name="Standard">a. <text:a xlink:type="simple" xlink:href="http://www.spanishdict.com/translate/to%20elect" text:style-name="Internet_20_link" text:visited-style-name="Visited_20_Internet_20_Link">to elect</text:a> </text:p>
      <text:p text:style-name="Standard">Escogieron su representante en la reunión del viernes.<text:span text:style-name="Emphasis">They elected their representative at the Friday meeting.</text:span></text:p>
      <text:p text:style-name="Standard">pose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ave possession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Posee una mente brillante, pero carece de autodisciplina.<text:span text:style-name="Emphasis">She has a brilliant mind but lacks self-discipline.</text:span></text:p>
      <text:p text:style-name="Standard">b. <text:a xlink:type="simple" xlink:href="http://www.spanishdict.com/translate/to%20own" text:style-name="Internet_20_link" text:visited-style-name="Visited_20_Internet_20_Link">to own</text:a> </text:p>
      <text:p text:style-name="Standard">Poseo tres coches pero sólo suelo manejar uno.<text:span text:style-name="Emphasis">I own three cars but I usually only drive one.</text:span></text:p>
      <text:p text:style-name="Standard">c. <text:a xlink:type="simple" xlink:href="http://www.spanishdict.com/translate/to%20hold" text:style-name="Internet_20_link" text:visited-style-name="Visited_20_Internet_20_Link">to hold</text:a> </text:p>
      <text:p text:style-name="Standard">Poseo un máster en recursos humanos.<text:span text:style-name="Emphasis">I hold a Master's degree in human resources.</text:span></text:p>
      <text:p text:style-name="Standard">2. (to dominate) </text:p>
      <text:p text:style-name="Standard">a. <text:a xlink:type="simple" xlink:href="http://www.spanishdict.com/translate/to%20possess" text:style-name="Internet_20_link" text:visited-style-name="Visited_20_Internet_20_Link">to possess</text:a> </text:p>
      <text:p text:style-name="Standard">Fue poseído de rabia después de perder el apuesto de un millón de dólares.<text:span text:style-name="Emphasis">He was possessed by rage after losing the million-dollar wager.</text:span></text:p>
      <text:p text:style-name="Standard">3. (a record) </text:p>
      <text:p text:style-name="Standard">a. <text:a xlink:type="simple" xlink:href="http://www.spanishdict.com/translate/to%20hold" text:style-name="Internet_20_link" text:visited-style-name="Visited_20_Internet_20_Link">to hold</text:a> </text:p>
      <text:p text:style-name="Standard">El gato himalayo, Tinker Toy, posee el récord de ser el gato más pequeño del mundo.<text:span text:style-name="Emphasis">The Himalayan cat, Tinker Toy, holds the record for being the world's smallest cat.</text:span></text:p>
      <text:p text:style-name="Standard">4. (vulgar) (sexually) </text:p>
      <text:p text:style-name="Standard">a. <text:a xlink:type="simple" xlink:href="http://www.spanishdict.com/translate/to%20possess" text:style-name="Internet_20_link" text:visited-style-name="Visited_20_Internet_20_Link">to possess</text:a> </text:p>
      <text:p text:style-name="Standard">b. <text:a xlink:type="simple" xlink:href="http://www.spanishdict.com/translate/to%20have" text:style-name="Internet_20_link" text:visited-style-name="Visited_20_Internet_20_Link">to have</text:a> (vulgar) </text:p>
      <text:p text:style-name="Standard">viaj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go to other places) </text:p>
      <text:p text:style-name="Standard">a. <text:a xlink:type="simple" xlink:href="http://www.spanishdict.com/translate/to%20travel" text:style-name="Internet_20_link" text:visited-style-name="Visited_20_Internet_20_Link">to travel</text:a> </text:p>
      <text:p text:style-name="Standard">Mi novio y yo vamos a viajar a Ecuador este invierno.<text:span text:style-name="Emphasis">My boyfriend and I are going to travel to Ecuador this winter.</text:span></text:p>
      <text:p text:style-name="Standard">2. (to circulate) </text:p>
      <text:p text:style-name="Standard">a. <text:a xlink:type="simple" xlink:href="http://www.spanishdict.com/translate/to%20run" text:style-name="Internet_20_link" text:visited-style-name="Visited_20_Internet_20_Link">to run</text:a> </text:p>
      <text:p text:style-name="Standard">El metro viaja hasta las dos de la mañana los sábados. <text:span text:style-name="Emphasis">The metro runs until two in the morning on Saturdays. </text:span></text:p>
      <text:p text:style-name="Standard">apoy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uphold) </text:p>
      <text:p text:style-name="Standard">a. <text:a xlink:type="simple" xlink:href="http://www.spanishdict.com/translate/to%20support" text:style-name="Internet_20_link" text:visited-style-name="Visited_20_Internet_20_Link">to support</text:a> </text:p>
      <text:p text:style-name="Standard">Me gustaría apoyar esta medida, pero tengo unas dudas que quiero resolver.<text:span text:style-name="Emphasis">I would like to support this policy, but I have a few questions I want answered.</text:span></text:p>
      <text:p text:style-name="Standard">b. <text:a xlink:type="simple" xlink:href="http://www.spanishdict.com/translate/to%20back" text:style-name="Internet_20_link" text:visited-style-name="Visited_20_Internet_20_Link">to back</text:a> </text:p>
      <text:p text:style-name="Standard">¿No sabías que el gobierno es apoyado por una potencia extranjera?<text:span text:style-name="Emphasis">You didn't know that the government is backed by a foreign power?</text:span></text:p>
      <text:p text:style-name="Standard">2. (to lay) </text:p>
      <text:p text:style-name="Standard">a. <text:a xlink:type="simple" xlink:href="http://www.spanishdict.com/translate/to%20rest" text:style-name="Internet_20_link" text:visited-style-name="Visited_20_Internet_20_Link">to rest</text:a> </text:p>
      <text:p text:style-name="Standard"><text:soft-page-break/>No apoyes la espalda contra ese árbol porque está lleno de hormigas.<text:span text:style-name="Emphasis">Don't rest your back against that tree because it's full of ants. </text:span></text:p>
      <text:p text:style-name="Standard">b. <text:a xlink:type="simple" xlink:href="http://www.spanishdict.com/translate/to%20lean" text:style-name="Internet_20_link" text:visited-style-name="Visited_20_Internet_20_Link">to lean</text:a> </text:p>
      <text:p text:style-name="Standard">Puedes apoyar el espejo contra la pared mientras busco un clavo. <text:span text:style-name="Emphasis">You can lean the mirror against the wall while I look for a nail. </text:span></text:p>
      <text:p text:style-name="Standard">c. <text:a xlink:type="simple" xlink:href="http://www.spanishdict.com/translate/to%20put" text:style-name="Internet_20_link" text:visited-style-name="Visited_20_Internet_20_Link">to put</text:a> </text:p>
      <text:p text:style-name="Standard">Es mala educación poner los codos sobre la mesa.<text:span text:style-name="Emphasis">Putting your elbows on the table is bad manners.</text:span></text:p>
      <text:p text:style-name="Standard">3. (to ground) </text:p>
      <text:p text:style-name="Standard">a. <text:a xlink:type="simple" xlink:href="http://www.spanishdict.com/translate/to%20base" text:style-name="Internet_20_link" text:visited-style-name="Visited_20_Internet_20_Link">to base</text:a> </text:p>
      <text:p text:style-name="Standard">Explícame otra vez en qué datos apoyas tu teoría de la energía.<text:span text:style-name="Emphasis">Explain to me again what data you base your theory of energy on.</text:span></text:p>
      <text:p text:style-name="Standard">4. (to confirm) </text:p>
      <text:p text:style-name="Standard">a. <text:a xlink:type="simple" xlink:href="http://www.spanishdict.com/translate/to%20support" text:style-name="Internet_20_link" text:visited-style-name="Visited_20_Internet_20_Link">to support</text:a> </text:p>
      <text:p text:style-name="Standard">Realmente creo que los resultados de tus experimentos no apoyan tu hipótesis.<text:span text:style-name="Emphasis">I really don't think the results of your experiments support your hypothesis.</text:span></text:p>
      <text:p text:style-name="Standard">5. (colloquial) (to touch sexually) (River Plate) </text:p>
      <text:p text:style-name="Standard">a. <text:a xlink:type="simple" xlink:href="http://www.spanishdict.com/translate/to%20feel%20up" text:style-name="Internet_20_link" text:visited-style-name="Visited_20_Internet_20_Link">to feel up</text:a> </text:p>
      <text:p text:style-name="Standard">Un tipo en el metro trató de apoyarme hasta que le pegué un codazo.<text:span text:style-name="Emphasis">A guy on the subway tried to feel me up until I elbowed him.</text:span></text:p>
      <text:p text:style-name="Standard">apoy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rest on or against) </text:p>
      <text:p text:style-name="Standard">a. <text:a xlink:type="simple" xlink:href="http://www.spanishdict.com/translate/to%20lean" text:style-name="Internet_20_link" text:visited-style-name="Visited_20_Internet_20_Link">to lean</text:a> </text:p>
      <text:p text:style-name="Standard">No te apoyes en la pared; la vas a ensuciar.<text:span text:style-name="Emphasis">Don't lean on the wall; you're going to get it dirty. </text:span></text:p>
      <text:p text:style-name="Standard">7. (to seek support; used with "en") </text:p>
      <text:p text:style-name="Standard">a. <text:a xlink:type="simple" xlink:href="http://www.spanishdict.com/translate/to%20rely%20on" text:style-name="Internet_20_link" text:visited-style-name="Visited_20_Internet_20_Link">to rely on</text:a> </text:p>
      <text:p text:style-name="Standard">Te apoyas demasiado en Eddy; me gustaría que intentaras ser más independiente.<text:span text:style-name="Emphasis">You rely too much on Eddy; I'd like you to try to be more independent.</text:span></text:p>
      <text:p text:style-name="Standard">b. <text:a xlink:type="simple" xlink:href="http://www.spanishdict.com/translate/to%20depend%20on" text:style-name="Internet_20_link" text:visited-style-name="Visited_20_Internet_20_Link">to depend on</text:a> </text:p>
      <text:p text:style-name="Standard">Te puedes apoyar en mí, papá. ¡No te decepcionaré! <text:span text:style-name="Emphasis">You can depend on me, dad. I won't let you down!</text:span></text:p>
      <text:p text:style-name="Standard">8. (to be grounded in; used with "en") </text:p>
      <text:p text:style-name="Standard">a. <text:a xlink:type="simple" xlink:href="http://www.spanishdict.com/translate/to%20be%20based%20on" text:style-name="Internet_20_link" text:visited-style-name="Visited_20_Internet_20_Link">to be based on</text:a> </text:p>
      <text:p text:style-name="Standard">Está conclusión se apoya en las siguientes cifras.<text:span text:style-name="Emphasis">This conclusion is based on the following figures. </text:span></text:p>
      <text:p text:style-name="Standard">resolv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find a solution for) </text:p>
      <text:p text:style-name="Standard">a. <text:a xlink:type="simple" xlink:href="http://www.spanishdict.com/translate/to%20solve" text:style-name="Internet_20_link" text:visited-style-name="Visited_20_Internet_20_Link">to solve</text:a> </text:p>
      <text:p text:style-name="Standard">No sé cómo resolver el problema.<text:span text:style-name="Emphasis">I don't know how to solve the problem.</text:span></text:p>
      <text:p text:style-name="Standard">2. (to determine) </text:p>
      <text:p text:style-name="Standard">a. <text:a xlink:type="simple" xlink:href="http://www.spanishdict.com/translate/to%20decide" text:style-name="Internet_20_link" text:visited-style-name="Visited_20_Internet_20_Link">to decide</text:a> </text:p>
      <text:p text:style-name="Standard">El tribunal resolvió el asunto de forma únanime.<text:span text:style-name="Emphasis">The tribunal decided the matter unanimously. </text:span></text:p>
      <text:p text:style-name="Standard">b. <text:a xlink:type="simple" xlink:href="http://www.spanishdict.com/translate/to%20settle" text:style-name="Internet_20_link" text:visited-style-name="Visited_20_Internet_20_Link">to settle</text:a> </text:p>
      <text:p text:style-name="Standard">Los soldados echaron a cara o cruz para resolver la cuestión de quién tomaría la primera guardia.<text:span text:style-name="Emphasis">The soldiers tossed a coin to settle the issue of who would take the first watch.</text:span></text:p>
      <text:p text:style-name="Standard">c. <text:a xlink:type="simple" xlink:href="http://www.spanishdict.com/translate/to%20resolve" text:style-name="Internet_20_link" text:visited-style-name="Visited_20_Internet_20_Link">to resolve</text:a> </text:p>
      <text:p text:style-name="Standard">El condado va a resolver la disputa de propiedad entre los vecinos.<text:span text:style-name="Emphasis">The county will resolve the property dispute between the neighbor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decide) </text:p>
      <text:p text:style-name="Standard">a. <text:a xlink:type="simple" xlink:href="http://www.spanishdict.com/translate/to%20rule" text:style-name="Internet_20_link" text:visited-style-name="Visited_20_Internet_20_Link">to rule</text:a> </text:p>
      <text:p text:style-name="Standard">El juez resolvió a favor de la empleada.<text:span text:style-name="Emphasis">The judge ruled in favor of the employee.</text:span></text:p>
      <text:p text:style-name="Standard"><text:soft-page-break/>resolv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make a decision) </text:p>
      <text:p text:style-name="Standard">a. <text:a xlink:type="simple" xlink:href="http://www.spanishdict.com/translate/to%20decide" text:style-name="Internet_20_link" text:visited-style-name="Visited_20_Internet_20_Link">to decide</text:a> </text:p>
      <text:p text:style-name="Standard">Se resolvieron por viajar alrededor del mundo en la luna de miel.<text:span text:style-name="Emphasis">They decided to travel around the world on their honeymoon. </text:span></text:p>
      <text:p text:style-name="Standard">b. <text:a xlink:type="simple" xlink:href="http://www.spanishdict.com/translate/to%20make%20up%20one%27s%20mind" text:style-name="Internet_20_link" text:visited-style-name="Visited_20_Internet_20_Link">to make up one's mind</text:a> </text:p>
      <text:p text:style-name="Standard">Cuando salió de la cárcel, se resolvió a nunca volver a cometer ningún delito.<text:span text:style-name="Emphasis">When he got out of jail, he made up his mind to never commit another crime.</text:span></text:p>
      <text:p text:style-name="Standard">c. <text:a xlink:type="simple" xlink:href="http://www.spanishdict.com/translate/to%20resolve" text:style-name="Internet_20_link" text:visited-style-name="Visited_20_Internet_20_Link">to resolve</text:a> </text:p>
      <text:p text:style-name="Standard">Se resolvió a hacer ejercicio todos los días por el resto de la vida.<text:span text:style-name="Emphasis">He resolved to exercise every day for the rest of his life.</text:span></text:p>
      <text:p text:style-name="Standard">5. (to work out) </text:p>
      <text:p text:style-name="Standard">a. <text:a xlink:type="simple" xlink:href="http://www.spanishdict.com/translate/to%20be%20resolved" text:style-name="Internet_20_link" text:visited-style-name="Visited_20_Internet_20_Link">to be resolved</text:a> </text:p>
      <text:p text:style-name="Standard">El asunto se resolvió sin ningún esfuerzo de mi parte.<text:span text:style-name="Emphasis">The matter was resolved without any effort on my part.</text:span></text:p>
      <text:p text:style-name="Standard">bor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disappear) </text:p>
      <text:p text:style-name="Standard">a. <text:a xlink:type="simple" xlink:href="http://www.spanishdict.com/translate/to%20delete" text:style-name="Internet_20_link" text:visited-style-name="Visited_20_Internet_20_Link">to delete</text:a> </text:p>
      <text:p text:style-name="Standard">¿Deseas borrar el archivo?<text:span text:style-name="Emphasis">Do you want to delete the file?</text:span></text:p>
      <text:p text:style-name="Standard">b. <text:a xlink:type="simple" xlink:href="http://www.spanishdict.com/translate/to%20erase" text:style-name="Internet_20_link" text:visited-style-name="Visited_20_Internet_20_Link">to erase</text:a> </text:p>
      <text:p text:style-name="Standard">Tengo que borrar todos los mensajes de mi teléfono.<text:span text:style-name="Emphasis">I have to erase all the messages on my phone.</text:span></text:p>
      <text:p text:style-name="Standard">c. <text:a xlink:type="simple" xlink:href="http://www.spanishdict.com/translate/to%20remove" text:style-name="Internet_20_link" text:visited-style-name="Visited_20_Internet_20_Link">to remove</text:a> </text:p>
      <text:p text:style-name="Standard">No me hizo falta jabón para borrar la marca.<text:span text:style-name="Emphasis">I didn't need soap to remove the mark.</text:span></text:p>
      <text:p text:style-name="Standard">d. <text:a xlink:type="simple" xlink:href="http://www.spanishdict.com/translate/to%20wipe%20off" text:style-name="Internet_20_link" text:visited-style-name="Visited_20_Internet_20_Link">to wipe off</text:a> </text:p>
      <text:p text:style-name="Standard">El viento borró el camino.<text:span text:style-name="Emphasis">The wind wiped off the path.</text:span></text:p>
      <text:p text:style-name="Standard">e. <text:a xlink:type="simple" xlink:href="http://www.spanishdict.com/translate/to%20rub%20out" text:style-name="Internet_20_link" text:visited-style-name="Visited_20_Internet_20_Link">to rub out</text:a> </text:p>
      <text:p text:style-name="Standard">Borra la marca de lápiz con la goma.<text:span text:style-name="Emphasis">Rub out the pencil mark with the rubber.</text:span></text:p>
      <text:p text:style-name="Standard">f. <text:a xlink:type="simple" xlink:href="http://www.spanishdict.com/translate/to%20rub%20off" text:style-name="Internet_20_link" text:visited-style-name="Visited_20_Internet_20_Link">to rub off</text:a> </text:p>
      <text:p text:style-name="Standard">Borra la pizarra con el borrador.<text:span text:style-name="Emphasis">Rub off the blackboard with the eraser.</text:span></text:p>
      <text:p text:style-name="Standard">g. <text:a xlink:type="simple" xlink:href="http://www.spanishdict.com/translate/to%20wipe" text:style-name="Internet_20_link" text:visited-style-name="Visited_20_Internet_20_Link">to wipe</text:a> </text:p>
      <text:p text:style-name="Standard">Borra la mancha con un paño húmedo.<text:span text:style-name="Emphasis">Wipe the stain with a damp cloth.</text:span></text:p>
      <text:p text:style-name="Standard">2. (to forget) </text:p>
      <text:p text:style-name="Standard">a. <text:a xlink:type="simple" xlink:href="http://www.spanishdict.com/translate/to%20blot%20out" text:style-name="Internet_20_link" text:visited-style-name="Visited_20_Internet_20_Link">to blot out</text:a> </text:p>
      <text:p text:style-name="Standard">Por mucho que lo intentara, no era capaz de borrar el recuerdo.<text:span text:style-name="Emphasis">No matter how hard she tried, she wasn't able to blot out the memory.</text:span></text:p>
      <text:p text:style-name="Standard">3. (to unsubscribe) </text:p>
      <text:p text:style-name="Standard">a. <text:a xlink:type="simple" xlink:href="http://www.spanishdict.com/translate/to%20take%20off" text:style-name="Internet_20_link" text:visited-style-name="Visited_20_Internet_20_Link">to take off</text:a> </text:p>
      <text:p text:style-name="Standard">Como no tengo tiempo de ir, por favor, bórrame de la lista del gimnasio.<text:span text:style-name="Emphasis">Since I don't have time to go, please take me off the gym membership list.</text:span></text:p>
      <text:p text:style-name="Standard">b. <text:a xlink:type="simple" xlink:href="http://www.spanishdict.com/translate/to%20take%20out" text:style-name="Internet_20_link" text:visited-style-name="Visited_20_Internet_20_Link">to take out</text:a> </text:p>
      <text:p text:style-name="Standard">Borré a los niños de la clase de canto.<text:span text:style-name="Emphasis">I took the kids out of singing class.</text:span></text:p>
      <text:p text:style-name="Standard">bor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vanish) </text:p>
      <text:p text:style-name="Standard">a. <text:a xlink:type="simple" xlink:href="http://www.spanishdict.com/translate/to%20fade" text:style-name="Internet_20_link" text:visited-style-name="Visited_20_Internet_20_Link">to fade</text:a> </text:p>
      <text:p text:style-name="Standard">La tinta se borró del papel con el tiempo.<text:span text:style-name="Emphasis">The ink faded from the paper with age.</text:span></text:p>
      <text:p text:style-name="Standard">b. <text:a xlink:type="simple" xlink:href="http://www.spanishdict.com/translate/to%20disappear" text:style-name="Internet_20_link" text:visited-style-name="Visited_20_Internet_20_Link">to disappear</text:a> </text:p>
      <text:p text:style-name="Standard">Todas las dudas se borraron cuando lo vio sonriéndole.<text:span text:style-name="Emphasis">All doubts disappeared when she saw him smiling at her.</text:span></text:p>
      <text:p text:style-name="Standard">5. (to unsubscribe) </text:p>
      <text:p text:style-name="Standard"><text:soft-page-break/>a. <text:a xlink:type="simple" xlink:href="http://www.spanishdict.com/translate/to%20cancel%20one%27s%20membership" text:style-name="Internet_20_link" text:visited-style-name="Visited_20_Internet_20_Link">to cancel one's membership</text:a> </text:p>
      <text:p text:style-name="Standard">Se borró del club porque se mudó a otra ciudad.<text:span text:style-name="Emphasis">She canceled her membership to the club because she moved to another city.</text:span></text:p>
      <text:p text:style-name="Standard">tra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ingest) </text:p>
      <text:p text:style-name="Standard">a. <text:a xlink:type="simple" xlink:href="http://www.spanishdict.com/translate/to%20swallow" text:style-name="Internet_20_link" text:visited-style-name="Visited_20_Internet_20_Link">to swallow</text:a> </text:p>
      <text:p text:style-name="Standard">Tengo la garganta inflamada y me cuesta tragar alimentos sólidos.<text:span text:style-name="Emphasis">My throat's sore and I'm finding it very difficult to swallow solid food.</text:span></text:p>
      <text:p text:style-name="Standard">2. (to absorb) </text:p>
      <text:p text:style-name="Standard">a. <text:a xlink:type="simple" xlink:href="http://www.spanishdict.com/translate/to%20soak%20up" text:style-name="Internet_20_link" text:visited-style-name="Visited_20_Internet_20_Link">to soak up</text:a> </text:p>
      <text:p text:style-name="Standard">El suelo del campo está tan seco que traga el agua rápidamente.<text:span text:style-name="Emphasis">The soil in the field is so dry that it soaks up water really quickly.</text:span></text:p>
      <text:p text:style-name="Standard">3. (colloquial) (to bear) </text:p>
      <text:p text:style-name="Standard">a. <text:a xlink:type="simple" xlink:href="http://www.spanishdict.com/translate/to%20stand" text:style-name="Internet_20_link" text:visited-style-name="Visited_20_Internet_20_Link">to stand</text:a> </text:p>
      <text:p text:style-name="Standard">No trago a mi cuñado; parece que se cree superior a los demás.<text:span text:style-name="Emphasis">I can't stand my brother-in-law; he seems to think he's better than everyone else.</text:span></text:p>
      <text:p text:style-name="Standard">4. (colloquial) (to use up) </text:p>
      <text:p text:style-name="Standard">a. <text:a xlink:type="simple" xlink:href="http://www.spanishdict.com/translate/to%20guzzle" text:style-name="Internet_20_link" text:visited-style-name="Visited_20_Internet_20_Link">to guzzle</text:a> (colloquial) </text:p>
      <text:p text:style-name="Standard">Estos coches tan viejos tragan mucho combustible.<text:span text:style-name="Emphasis">These old cars really guzzle fuel.</text:span></text:p>
      <text:p text:style-name="Standard">b. <text:a xlink:type="simple" xlink:href="http://www.spanishdict.com/translate/to%20be%20heavy%20on" text:style-name="Internet_20_link" text:visited-style-name="Visited_20_Internet_20_Link">to be heavy on</text:a> </text:p>
      <text:p text:style-name="Standard">¡No veas cómo traga batería este portátil!<text:span text:style-name="Emphasis">You can see how heavy on the battery this laptop is!</text:span></text:p>
      <text:p text:style-name="Standard">c. <text:a xlink:type="simple" xlink:href="http://www.spanishdict.com/translate/to%20use" text:style-name="Internet_20_link" text:visited-style-name="Visited_20_Internet_20_Link">to use</text:a> </text:p>
      <text:p text:style-name="Standard">Dígame una cosa: ¿estas vitrocerámicas tragan mucha electricidad?<text:span text:style-name="Emphasis">Can you tell me something? Do these ceramic hobs use a lot of electricity?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gulp) </text:p>
      <text:p text:style-name="Standard">a. <text:a xlink:type="simple" xlink:href="http://www.spanishdict.com/translate/to%20swallow" text:style-name="Internet_20_link" text:visited-style-name="Visited_20_Internet_20_Link">to swallow</text:a> </text:p>
      <text:p text:style-name="Standard">A mi abuelo le molesta la garganta al tragar.<text:span text:style-name="Emphasis">My grandfather's throat hurts when he swallows.</text:span></text:p>
      <text:p text:style-name="Standard">6. (colloquial) (to eat) </text:p>
      <text:p text:style-name="Standard">a. <text:a xlink:type="simple" xlink:href="http://www.spanishdict.com/translate/to%20put%20away%20food" text:style-name="Internet_20_link" text:visited-style-name="Visited_20_Internet_20_Link">to put away food</text:a> (colloquial) </text:p>
      <text:p text:style-name="Standard">Carlitos traga muchísimo y no engorda nada, ¡no sé dónde lo mete!<text:span text:style-name="Emphasis">Carlitos can really put away food but never puts on weight; I don't know where he puts it!</text:span></text:p>
      <text:p text:style-name="Standard">b. <text:a xlink:type="simple" xlink:href="http://www.spanishdict.com/translate/to%20put%20it%20away" text:style-name="Internet_20_link" text:visited-style-name="Visited_20_Internet_20_Link">to put it away</text:a> (colloquial) </text:p>
      <text:p text:style-name="Standard">Si tragas así, te vas a poner como un elefante.<text:span text:style-name="Emphasis">If you put it away like that, you're going to end up looking like an elephant.</text:span></text:p>
      <text:p text:style-name="Standard">7. (colloquial) (to consume gasoline) </text:p>
      <text:p text:style-name="Standard">a. <text:a xlink:type="simple" xlink:href="http://www.spanishdict.com/translate/to%20guzzle%20gas" text:style-name="Internet_20_link" text:visited-style-name="Visited_20_Internet_20_Link">to guzzle gas</text:a> (colloquial) (United States) </text:p>
      <text:p text:style-name="Standard">¿Te vas a comprar un deportivo? ¡Si eso traga una barbaridad!<text:span text:style-name="Emphasis">Are you going to buy a sports car? They really guzzle gas!</text:span></text:p>
      <text:p text:style-name="Standard">b. <text:a xlink:type="simple" xlink:href="http://www.spanishdict.com/translate/to%20guzzle%20petrol" text:style-name="Internet_20_link" text:visited-style-name="Visited_20_Internet_20_Link">to guzzle petrol</text:a> (colloquial) (United Kingdom) </text:p>
      <text:p text:style-name="Standard">Esta furgoneta traga mucho. Siempre hay que llenar el depósito.<text:span text:style-name="Emphasis">This van guzzles petrol. It always needs filling up.</text:span></text:p>
      <text:p text:style-name="Standard">8. (colloquial) (to agree) </text:p>
      <text:p text:style-name="Standard">a. <text:a xlink:type="simple" xlink:href="http://www.spanishdict.com/translate/to%20give%20in" text:style-name="Internet_20_link" text:visited-style-name="Visited_20_Internet_20_Link">to give in</text:a> </text:p>
      <text:p text:style-name="Standard">Si el resto de la familia quiere vender la casa, supongo que María tendrá que tragar.<text:span text:style-name="Emphasis">If the rest of the family wants to sell the house, I suppose María will have to give in.</text:span></text:p>
      <text:p text:style-name="Standard">9. (colloquial) (to bear; used with "con") </text:p>
      <text:p text:style-name="Standard">a. <text:a xlink:type="simple" xlink:href="http://www.spanishdict.com/translate/to%20put%20up%20with" text:style-name="Internet_20_link" text:visited-style-name="Visited_20_Internet_20_Link">to put up with</text:a> </text:p>
      <text:p text:style-name="Standard">Supongo que tendremos que tragar con esta situación por inconveniente que sea.<text:span text:style-name="Emphasis">I suppose we shall just have to put up with this situation, however inconvenient it may be.</text:span></text:p>
      <text:p text:style-name="Standard">tragarse</text:p>
      <text:p text:style-name="Standard"><text:soft-page-break/><text:a xlink:type="simple" xlink:href="http://www.spanishdict.com/topics/show/107" text:style-name="Internet_20_link" text:visited-style-name="Visited_20_Internet_20_Link">pronominal verb</text:a></text:p>
      <text:p text:style-name="Standard">10. (to ingest) </text:p>
      <text:p text:style-name="Standard">a. <text:a xlink:type="simple" xlink:href="http://www.spanishdict.com/translate/to%20swallow" text:style-name="Internet_20_link" text:visited-style-name="Visited_20_Internet_20_Link">to swallow</text:a> </text:p>
      <text:p text:style-name="Standard">José se traga la comida sin masticar; un día se va a poner enfermo.<text:span text:style-name="Emphasis">José swallows his food without chewing; one of these days he'll make himself ill.</text:span></text:p>
      <text:p text:style-name="Standard">11. (to absorb) </text:p>
      <text:p text:style-name="Standard">a. <text:a xlink:type="simple" xlink:href="http://www.spanishdict.com/translate/to%20soak%20up" text:style-name="Internet_20_link" text:visited-style-name="Visited_20_Internet_20_Link">to soak up</text:a> (through the pores) </text:p>
      <text:p text:style-name="Standard">Tengo la piel tan seca que se traga la crema en cuestión de segundos.<text:span text:style-name="Emphasis">My skin is so dry that it soaks up cream in a matter of seconds.</text:span></text:p>
      <text:p text:style-name="Standard">b. <text:a xlink:type="simple" xlink:href="http://www.spanishdict.com/translate/to%20swallow%20up" text:style-name="Internet_20_link" text:visited-style-name="Visited_20_Internet_20_Link">to swallow up</text:a> (making disappear) </text:p>
      <text:p text:style-name="Standard">Se levantó tormenta en el mar y las olas se tragaron la embarcación.<text:span text:style-name="Emphasis">There was a storm out at sea and the waves swallowed up the boat.</text:span></text:p>
      <text:p text:style-name="Standard">c. <text:a xlink:type="simple" xlink:href="http://www.spanishdict.com/translate/to%20engulf" text:style-name="Internet_20_link" text:visited-style-name="Visited_20_Internet_20_Link">to engulf</text:a> (covering completely) </text:p>
      <text:p text:style-name="Standard">El mar se traga la playa cada vez que hay marea alta.<text:span text:style-name="Emphasis">The sea engulfs the beach when there's a high tide.</text:span></text:p>
      <text:p text:style-name="Standard">12. (to contain) </text:p>
      <text:p text:style-name="Standard">a. <text:a xlink:type="simple" xlink:href="http://www.spanishdict.com/translate/to%20choke%20back" text:style-name="Internet_20_link" text:visited-style-name="Visited_20_Internet_20_Link">to choke back</text:a> </text:p>
      <text:p text:style-name="Standard">Después de la riña, Sergio tuvo que tragarse sus lágrimas para que no lo viéramos llorar.<text:span text:style-name="Emphasis">After he was told off, Sergio had to choke back his tears so we wouldn't see him crying.</text:span></text:p>
      <text:p text:style-name="Standard">b. <text:a xlink:type="simple" xlink:href="http://www.spanishdict.com/translate/to%20swallow" text:style-name="Internet_20_link" text:visited-style-name="Visited_20_Internet_20_Link">to swallow</text:a> </text:p>
      <text:p text:style-name="Standard">La profesora tuvo que tragarse su orgullo y reconocer que se había equivocado.<text:span text:style-name="Emphasis">The teacher had to swallow her pride and admit that she'd been wrong.</text:span></text:p>
      <text:p text:style-name="Standard">13. (colloquial) (to believe) </text:p>
      <text:p text:style-name="Standard">a. <text:a xlink:type="simple" xlink:href="http://www.spanishdict.com/translate/to%20swallow" text:style-name="Internet_20_link" text:visited-style-name="Visited_20_Internet_20_Link">to swallow</text:a> </text:p>
      <text:p text:style-name="Standard">¿Se ha tragado tu madre lo de la excursión escolar? - Sí, a pies juntillas.<text:span text:style-name="Emphasis">Did your mother swallow what you said about the school trip? - Yes, completely.</text:span></text:p>
      <text:p text:style-name="Standard">b. <text:a xlink:type="simple" xlink:href="http://www.spanishdict.com/translate/to%20fall%20for" text:style-name="Internet_20_link" text:visited-style-name="Visited_20_Internet_20_Link">to fall for</text:a> </text:p>
      <text:p text:style-name="Standard">El otro día me engañaste al decirme que ibais al teatro, así que hoy no me lo trago.<text:span text:style-name="Emphasis">You deceived me the other day when you told me you were going to the theater, so I'm not going to fall for that again.</text:span></text:p>
      <text:p text:style-name="Standard">14. (colloquial) (to consume) </text:p>
      <text:p text:style-name="Standard">a. <text:a xlink:type="simple" xlink:href="http://www.spanishdict.com/translate/to%20swallow" text:style-name="Internet_20_link" text:visited-style-name="Visited_20_Internet_20_Link">to swallow</text:a> </text:p>
      <text:p text:style-name="Standard">¡La máquina expendedora se ha tragado mi moneda y no me da la bebida!<text:span text:style-name="Emphasis">The vending machine swallowed my coin but won't give me my drink!</text:span></text:p>
      <text:p text:style-name="Standard">15. (colloquial) (to bear) </text:p>
      <text:p text:style-name="Standard">a. <text:a xlink:type="simple" xlink:href="http://www.spanishdict.com/translate/to%20put%20up%20with" text:style-name="Internet_20_link" text:visited-style-name="Visited_20_Internet_20_Link">to put up with</text:a> </text:p>
      <text:p text:style-name="Standard">Juan tiene que tragarse las quejas constantes de su suegro, que vive con ellos.<text:span text:style-name="Emphasis">Juan has to put up with constant complaints from his father-in-law, who lives with them.</text:span></text:p>
      <text:p text:style-name="Standard">b. <text:a xlink:type="simple" xlink:href="http://www.spanishdict.com/translate/to%20sit%20through" text:style-name="Internet_20_link" text:visited-style-name="Visited_20_Internet_20_Link">to sit through</text:a> (as a captive audience) </text:p>
      <text:p text:style-name="Standard">Tuve que acompañar a mi hija al concierto de ese grupo de chicos, y me lo tragué enterito.<text:span text:style-name="Emphasis">I had to take my daughter to that boy band concert and sit through the whole thing.</text:span></text:p>
      <text:p text:style-name="Standard">c. <text:a xlink:type="simple" xlink:href="http://www.spanishdict.com/translate/to%20listen%20to" text:style-name="Internet_20_link" text:visited-style-name="Visited_20_Internet_20_Link">to listen to</text:a> (as a captive audience) </text:p>
      <text:p text:style-name="Standard">Siempre acabo tragándome los problemas de los demás cuando ya tengo bastante con los míos.<text:span text:style-name="Emphasis">I always end up listening to other people's problems when I've already got enough of my own.</text:span></text:p>
      <text:p text:style-name="Standard">16. (colloquial) (to bump into) </text:p>
      <text:p text:style-name="Standard">a. <text:a xlink:type="simple" xlink:href="http://www.spanishdict.com/translate/to%20wrap%20oneself%20around" text:style-name="Internet_20_link" text:visited-style-name="Visited_20_Internet_20_Link">to wrap oneself around</text:a> (colloquial) </text:p>
      <text:p text:style-name="Standard">Casi me trago un buzón de correos por ir mirando el celular.<text:span text:style-name="Emphasis">I almost wrapped myself around a mailbox because I was looking at my cellphone.</text:span></text:p>
      <text:p text:style-name="Standard">b. <text:a xlink:type="simple" xlink:href="http://www.spanishdict.com/translate/to%20plow%20into" text:style-name="Internet_20_link" text:visited-style-name="Visited_20_Internet_20_Link">to plow into</text:a> </text:p>
      <text:p text:style-name="Standard">Iba conduciendo borracho y se tragó una farola.<text:span text:style-name="Emphasis">He plowed into a lamppost while driving when drunk.</text:span>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17. (to bear each other) </text:p>
      <text:p text:style-name="Standard"><text:soft-page-break/>a. <text:a xlink:type="simple" xlink:href="http://www.spanishdict.com/translate/to%20stand%20each%20other" text:style-name="Internet_20_link" text:visited-style-name="Visited_20_Internet_20_Link">to stand each other</text:a> </text:p>
      <text:p text:style-name="Standard">Nuestros gatos no se tragan: cada vez que los juntamos, se bufan el uno al otro.<text:span text:style-name="Emphasis">Our cats can't stand each other: every time we put them together, they hiss at each other.</text:span></text:p>
      <text:p text:style-name="Standard">acobar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unnerve) </text:p>
      <text:p text:style-name="Standard">a. <text:a xlink:type="simple" xlink:href="http://www.spanishdict.com/translate/to%20intimidate" text:style-name="Internet_20_link" text:visited-style-name="Visited_20_Internet_20_Link">to intimidate</text:a> </text:p>
      <text:p text:style-name="Standard">El boxeador alto y musculoso acobardaba a sus rivales.<text:span text:style-name="Emphasis">The tall and muscular boxer intimidated his rivals.</text:span></text:p>
      <text:p text:style-name="Standard">b. <text:a xlink:type="simple" xlink:href="http://www.spanishdict.com/translate/to%20make%20someone%20lose%20their%20nerve" text:style-name="Internet_20_link" text:visited-style-name="Visited_20_Internet_20_Link">to make someone lose their nerve</text:a> </text:p>
      <text:p text:style-name="Standard">Iba a decir algo, pero la mirada feroz de Alfredo me acobardó.<text:span text:style-name="Emphasis">I was going to say something, but Alfredo's fierce look made me lose my nerve.</text:span></text:p>
      <text:p text:style-name="Standard">acobard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get scared) </text:p>
      <text:p text:style-name="Standard">a. <text:a xlink:type="simple" xlink:href="http://www.spanishdict.com/translate/to%20get%20scared" text:style-name="Internet_20_link" text:visited-style-name="Visited_20_Internet_20_Link">to get scared</text:a> </text:p>
      <text:p text:style-name="Standard">No me acobardé cuando el ladrón sacó un arma.<text:span text:style-name="Emphasis">I didn't get scared when the thief pulled a gun.</text:span></text:p>
      <text:p text:style-name="Standard">b. <text:a xlink:type="simple" xlink:href="http://www.spanishdict.com/translate/to%20get%20frightened" text:style-name="Internet_20_link" text:visited-style-name="Visited_20_Internet_20_Link">to get frightened</text:a> </text:p>
      <text:p text:style-name="Standard">Muchos soldados se acobardaron cuando escucharon los cañones.<text:span text:style-name="Emphasis">Many soldiers got frightened when they heard the cannons.</text:span></text:p>
      <text:p text:style-name="Standard">3. (to lose one's courage) </text:p>
      <text:p text:style-name="Standard">a. <text:a xlink:type="simple" xlink:href="http://www.spanishdict.com/translate/to%20lose%20one%27s%20nerve" text:style-name="Internet_20_link" text:visited-style-name="Visited_20_Internet_20_Link">to lose one's nerve</text:a> </text:p>
      <text:p text:style-name="Standard">Uno de los candidatos se acobardó y no participó del debate presidencial.<text:span text:style-name="Emphasis">One of the candidates lost his nerve and didn't participate in the presidential debate.</text:span></text:p>
      <text:p text:style-name="Standard">b. <text:a xlink:type="simple" xlink:href="http://www.spanishdict.com/translate/to%20chicken%20out" text:style-name="Internet_20_link" text:visited-style-name="Visited_20_Internet_20_Link">to chicken out</text:a> (colloquial) </text:p>
      <text:p text:style-name="Standard">Todo la pandilla entró a robar el banco excepto Arnaldo, quien se había acobardado.<text:span text:style-name="Emphasis">The whole gang went in to rob the bank except Arnaldo, who had chickened out.</text:span></text:p>
      <text:p text:style-name="Standard">luch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combat) </text:p>
      <text:p text:style-name="Standard">a. <text:a xlink:type="simple" xlink:href="http://www.spanishdict.com/translate/to%20fight" text:style-name="Internet_20_link" text:visited-style-name="Visited_20_Internet_20_Link">to fight</text:a> </text:p>
      <text:p text:style-name="Standard">Estamos luchando por la libertad de nuestros paisanos.<text:span text:style-name="Emphasis">We're fighting for the freedom of our countrymen.</text:span></text:p>
      <text:p text:style-name="Standard">2. (to strive) </text:p>
      <text:p text:style-name="Standard">a. <text:a xlink:type="simple" xlink:href="http://www.spanishdict.com/translate/to%20struggle" text:style-name="Internet_20_link" text:visited-style-name="Visited_20_Internet_20_Link">to struggle</text:a> </text:p>
      <text:p text:style-name="Standard">Lucho por sobrevivir, pero sé que superaré esta crisis.<text:span text:style-name="Emphasis">I'm struggling to survive, but I know I'll get through this crisis.</text:span></text:p>
      <text:p text:style-name="Standard">3. (sports) </text:p>
      <text:p text:style-name="Standard">a. <text:a xlink:type="simple" xlink:href="http://www.spanishdict.com/translate/to%20wrestle" text:style-name="Internet_20_link" text:visited-style-name="Visited_20_Internet_20_Link">to wrestle</text:a> </text:p>
      <text:p text:style-name="Standard">El luchador luchó en los Juegos Olímpicos.<text:span text:style-name="Emphasis">The wrestler wrestled in the Olympics.</text:span></text:p>
      <text:p text:style-name="Standard">empap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at) </text:p>
      <text:p text:style-name="Standard">a. <text:a xlink:type="simple" xlink:href="http://www.spanishdict.com/translate/to%20soak" text:style-name="Internet_20_link" text:visited-style-name="Visited_20_Internet_20_Link">to soak</text:a> </text:p>
      <text:p text:style-name="Standard">Para paliar la fiebre, empapé gasas en agua helada y me las puse en la frente.<text:span text:style-name="Emphasis">To lower a fever, I soaked the compress in ice water and put it on my forehead.</text:span></text:p>
      <text:p text:style-name="Standard">2. (to get completely wet) </text:p>
      <text:p text:style-name="Standard">a. <text:a xlink:type="simple" xlink:href="http://www.spanishdict.com/translate/to%20drench" text:style-name="Internet_20_link" text:visited-style-name="Visited_20_Internet_20_Link">to drench</text:a> </text:p>
      <text:p text:style-name="Standard">La lluvia empapó el vestido que tenía tendido.<text:span text:style-name="Emphasis">The rain drenched the dress I had hung up.</text:span></text:p>
      <text:p text:style-name="Standard">b. <text:a xlink:type="simple" xlink:href="http://www.spanishdict.com/translate/to%20soak" text:style-name="Internet_20_link" text:visited-style-name="Visited_20_Internet_20_Link">to soak</text:a> </text:p>
      <text:p text:style-name="Standard">Me tiré el café encima y me empapé el pantalón que acababa de estrenar.<text:span text:style-name="Emphasis">I spilled the coffee on me and soaked my brand new trousers.</text:span></text:p>
      <text:p text:style-name="Standard"><text:soft-page-break/>c. <text:a xlink:type="simple" xlink:href="http://www.spanishdict.com/translate/to%20saturate" text:style-name="Internet_20_link" text:visited-style-name="Visited_20_Internet_20_Link">to saturate</text:a> </text:p>
      <text:p text:style-name="Standard">El aguacero empapó la tierra del jardín con agua de lluvia fresca.<text:span text:style-name="Emphasis">The downpour saturated the soil in the garden with fresh rainwater.</text:span></text:p>
      <text:p text:style-name="Standard">3. (to absorb) </text:p>
      <text:p text:style-name="Standard">a. <text:a xlink:type="simple" xlink:href="http://www.spanishdict.com/translate/to%20soak%20up" text:style-name="Internet_20_link" text:visited-style-name="Visited_20_Internet_20_Link">to soak up</text:a> </text:p>
      <text:p text:style-name="Standard">El papel absorbente empapó la leche que derramé en la mesa.<text:span text:style-name="Emphasis">The absorbent paper soaked up the milk I spilled onto the table.</text:span></text:p>
      <text:p text:style-name="Standard">empap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get completely wet) </text:p>
      <text:p text:style-name="Standard">a. <text:a xlink:type="simple" xlink:href="http://www.spanishdict.com/translate/to%20get%20soaked" text:style-name="Internet_20_link" text:visited-style-name="Visited_20_Internet_20_Link">to get soaked</text:a> </text:p>
      <text:p text:style-name="Standard">Me empapé porque empezó a diluviar y no tenía paraguas.<text:span text:style-name="Emphasis">I got soaked because it started raining hard and I didn't have an umbrella with me.</text:span></text:p>
      <text:p text:style-name="Standard">b. <text:a xlink:type="simple" xlink:href="http://www.spanishdict.com/translate/to%20get%20drenched" text:style-name="Internet_20_link" text:visited-style-name="Visited_20_Internet_20_Link">to get drenched</text:a> </text:p>
      <text:p text:style-name="Standard">El fontanero se empapó porque se rompió la tubería mientras la arreglaba.<text:span text:style-name="Emphasis">The plumber got drenched because the pipe he was fixing broke.</text:span></text:p>
      <text:p text:style-name="Standard">5. (to acquire knowledge) </text:p>
      <text:p text:style-name="Standard">a. <text:a xlink:type="simple" xlink:href="http://www.spanishdict.com/translate/to%20get%20steeped%20in" text:style-name="Internet_20_link" text:visited-style-name="Visited_20_Internet_20_Link">to get steeped in</text:a> </text:p>
      <text:p text:style-name="Standard">Desde que está embarazada, se ha empapado de todos los libros sobre bebés.<text:span text:style-name="Emphasis">Since she has been pregnant, she's got steeped in all the baby books.</text:span></text:p>
      <text:p text:style-name="Standard">afer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hold of) </text:p>
      <text:p text:style-name="Standard">a. <text:a xlink:type="simple" xlink:href="http://www.spanishdict.com/translate/to%20grasp" text:style-name="Internet_20_link" text:visited-style-name="Visited_20_Internet_20_Link">to grasp</text:a> </text:p>
      <text:p text:style-name="Standard">Babe Ruth aferró el bate y pegó la pelota.<text:span text:style-name="Emphasis">Babe Ruth grasped the bat and then hit the ball.</text:span></text:p>
      <text:p text:style-name="Standard">b. <text:a xlink:type="simple" xlink:href="http://www.spanishdict.com/translate/to%20grab" text:style-name="Internet_20_link" text:visited-style-name="Visited_20_Internet_20_Link">to grab</text:a> </text:p>
      <text:p text:style-name="Standard">Hay que aferrar el toro con las dos manos para que no se te escape.<text:span text:style-name="Emphasis">You have to grab the bull with both hands so it doesn't get away.</text:span></text:p>
      <text:p text:style-name="Standard">c. <text:a xlink:type="simple" xlink:href="http://www.spanishdict.com/translate/to%20seize" text:style-name="Internet_20_link" text:visited-style-name="Visited_20_Internet_20_Link">to seize</text:a> </text:p>
      <text:p text:style-name="Standard">Los agentes de migración aferraron la maleta de la señora y a ella la metieron en un cuarto.<text:span text:style-name="Emphasis">The immigration agents seized the woman's suitcase and put her into a room.</text:span></text:p>
      <text:p text:style-name="Standard">2. (nautical) </text:p>
      <text:p text:style-name="Standard">a. <text:a xlink:type="simple" xlink:href="http://www.spanishdict.com/translate/to%20anchor" text:style-name="Internet_20_link" text:visited-style-name="Visited_20_Internet_20_Link">to anchor</text:a> </text:p>
      <text:p text:style-name="Standard">Los marineros aferraron el barco al muelle.<text:span text:style-name="Emphasis">The sailors anchored the boat to the dock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nautical) </text:p>
      <text:p text:style-name="Standard">a. <text:a xlink:type="simple" xlink:href="http://www.spanishdict.com/translate/to%20hit%20bottom" text:style-name="Internet_20_link" text:visited-style-name="Visited_20_Internet_20_Link">to hit bottom</text:a> </text:p>
      <text:p text:style-name="Standard">Cuando el ancla aferró, los marineros se bajaron saltando del nave.<text:span text:style-name="Emphasis">When the anchor hit bottom, the sailors jumped off the ship.</text:span></text:p>
      <text:p text:style-name="Standard">afer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hold onto tenaciously; used with "a") </text:p>
      <text:p text:style-name="Standard">a. <text:a xlink:type="simple" xlink:href="http://www.spanishdict.com/translate/to%20cling%20to" text:style-name="Internet_20_link" text:visited-style-name="Visited_20_Internet_20_Link">to cling to</text:a> </text:p>
      <text:p text:style-name="Standard">El koala bebé se aferró a su mamá mientras trepaba el árbol.<text:span text:style-name="Emphasis">The baby koala clung to his mother while she climbed the tree.</text:span></text:p>
      <text:p text:style-name="Standard">b. <text:a xlink:type="simple" xlink:href="http://www.spanishdict.com/translate/to%20hang%20onto" text:style-name="Internet_20_link" text:visited-style-name="Visited_20_Internet_20_Link">to hang onto</text:a> </text:p>
      <text:p text:style-name="Standard">El padre se aferró a su hijo para que no se fuera por la borda en la tormenta.<text:span text:style-name="Emphasis">The father hung onto his son to keep him from going overboard in the storm.</text:span></text:p>
      <text:p text:style-name="Standard">5. (figurative) (hold onto tenaciously; used with "a") </text:p>
      <text:p text:style-name="Standard">a. <text:a xlink:type="simple" xlink:href="http://www.spanishdict.com/translate/to%20cling%20to" text:style-name="Internet_20_link" text:visited-style-name="Visited_20_Internet_20_Link">to cling to</text:a> </text:p>
      <text:p text:style-name="Standard">No te aferres a ese sueño si ya no te hace feliz.<text:span text:style-name="Emphasis">Don't cling to that dream if it no longer makes you happy.</text:span></text:p>
      <text:p text:style-name="Standard"><text:soft-page-break/>ol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erceive the smell of) </text:p>
      <text:p text:style-name="Standard">a. <text:a xlink:type="simple" xlink:href="http://www.spanishdict.com/translate/to%20smell" text:style-name="Internet_20_link" text:visited-style-name="Visited_20_Internet_20_Link">to smell</text:a> </text:p>
      <text:p text:style-name="Standard">Huelo el humo en la ropa de mi esposo cuando fuma.<text:span text:style-name="Emphasis">I smell the smoke on my husband's clothes when he smoke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have a scent) </text:p>
      <text:p text:style-name="Standard">a. <text:a xlink:type="simple" xlink:href="http://www.spanishdict.com/translate/to%20smell" text:style-name="Internet_20_link" text:visited-style-name="Visited_20_Internet_20_Link">to smell</text:a> </text:p>
      <text:p text:style-name="Standard">Huele a gas en este cuarto.<text:span text:style-name="Emphasis">It smells like gas in this room.</text:span></text:p>
      <text:p text:style-name="Standard">Este jabón huele muy rico.<text:span text:style-name="Emphasis">This soap smells very nice.</text:span></text:p>
      <text:p text:style-name="Standard">3. (colloquial) (to seem) </text:p>
      <text:p text:style-name="Standard">a. no direct translation </text:p>
      <text:p text:style-name="Standard">A mi papá le huele que el vecino se está robando sus periódicos.<text:span text:style-name="Emphasis">My father suspects that the neighbor is stealing his newspapers.</text:span></text:p>
      <text:p text:style-name="Standard">Este acuerdo me huele a corrupción.<text:span text:style-name="Emphasis">This agreement smacks of corruption.</text:span></text:p>
      <text:p text:style-name="Standard">ol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colloquial) (to imagine to be true) </text:p>
      <text:p text:style-name="Standard">a. <text:a xlink:type="simple" xlink:href="http://www.spanishdict.com/translate/to%20suspect" text:style-name="Internet_20_link" text:visited-style-name="Visited_20_Internet_20_Link">to suspect</text:a> </text:p>
      <text:p text:style-name="Standard">Ya me olía que algo estaba mal.<text:span text:style-name="Emphasis">I suspected that something was wrong.</text:span></text:p>
      <text:p text:style-name="Standard">golpe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trike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El jugador golpeó fuerte la pelota.<text:span text:style-name="Emphasis">The player hit the ball hard.</text:span></text:p>
      <text:p text:style-name="Standard">b. <text:a xlink:type="simple" xlink:href="http://www.spanishdict.com/translate/to%20bang" text:style-name="Internet_20_link" text:visited-style-name="Visited_20_Internet_20_Link">to bang</text:a> </text:p>
      <text:p text:style-name="Standard">No golpees el cubo de la basura.<text:span text:style-name="Emphasis">Don't bang the trash can.</text:span></text:p>
      <text:p text:style-name="Standard">c. <text:a xlink:type="simple" xlink:href="http://www.spanishdict.com/translate/to%20punch" text:style-name="Internet_20_link" text:visited-style-name="Visited_20_Internet_20_Link">to punch</text:a> </text:p>
      <text:p text:style-name="Standard">Lo golpeó en el estómago.<text:span text:style-name="Emphasis">He punched him in the stomach.</text:span></text:p>
      <text:p text:style-name="Standard">d. <text:a xlink:type="simple" xlink:href="http://www.spanishdict.com/translate/to%20bang%20on" text:style-name="Internet_20_link" text:visited-style-name="Visited_20_Internet_20_Link">to bang on</text:a> </text:p>
      <text:p text:style-name="Standard">El abogado golpeó la mesa durante el juicio.<text:span text:style-name="Emphasis">The lawyer banged on the table during the trial.</text:span></text:p>
      <text:p text:style-name="Standard">2. (to receive a blow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El pueblo fue golpeado con otra mala noticia ayer.<text:span text:style-name="Emphasis">The town was hit by another piece of bad news yesterday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strike; with "contra") </text:p>
      <text:p text:style-name="Standard">a. <text:a xlink:type="simple" xlink:href="http://www.spanishdict.com/translate/to%20beat" text:style-name="Internet_20_link" text:visited-style-name="Visited_20_Internet_20_Link">to beat</text:a> (with "against") </text:p>
      <text:p text:style-name="Standard">Las ramas del árbol golpearon contra la puerta.<text:span text:style-name="Emphasis">The branches of the tree beat against the door.</text:span></text:p>
      <text:p text:style-name="Standard">golpe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strike oneself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Me golpeé el pie contra la reja tratando de darle una patada al balón.<text:span text:style-name="Emphasis">I hit my foot against the fence trying to kick the ball.</text:span></text:p>
      <text:p text:style-name="Standard">b. <text:a xlink:type="simple" xlink:href="http://www.spanishdict.com/translate/to%20bang%20oneself" text:style-name="Internet_20_link" text:visited-style-name="Visited_20_Internet_20_Link">to bang oneself</text:a> </text:p>
      <text:p text:style-name="Standard">Se golpeó contra la ventana al caerse.<text:span text:style-name="Emphasis">She banged herself against the window when she fell.</text:span></text:p>
      <text:p text:style-name="Standard">venc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vanquish) </text:p>
      <text:p text:style-name="Standard">a. <text:a xlink:type="simple" xlink:href="http://www.spanishdict.com/translate/to%20defeat" text:style-name="Internet_20_link" text:visited-style-name="Visited_20_Internet_20_Link">to defeat</text:a> </text:p>
      <text:p text:style-name="Standard"><text:soft-page-break/>Harry venció a Lord Voldemort utilizando las tres reliquias de la muerte. <text:span text:style-name="Emphasis">Harry defeated Lord Voldemort using all three of the deathly hallows. </text:span></text:p>
      <text:p text:style-name="Standard">b. <text:a xlink:type="simple" xlink:href="http://www.spanishdict.com/translate/to%20beat" text:style-name="Internet_20_link" text:visited-style-name="Visited_20_Internet_20_Link">to beat</text:a> </text:p>
      <text:p text:style-name="Standard">Tienes que desarrollar tu juego de apertura para vencer a un maestro de ajedrez.<text:span text:style-name="Emphasis">You must develop your opening game to beat a chess master. </text:span></text:p>
      <text:p text:style-name="Standard">c. <text:a xlink:type="simple" xlink:href="http://www.spanishdict.com/translate/to%20conquer" text:style-name="Internet_20_link" text:visited-style-name="Visited_20_Internet_20_Link">to conquer</text:a> </text:p>
      <text:p text:style-name="Standard">Como dijo Julio César: "Vine, vi y vencí".<text:span text:style-name="Emphasis">Like Julius Caesar said: "I came, I saw, and I conquered."</text:span></text:p>
      <text:p text:style-name="Standard">2. (to control feelings or fear) </text:p>
      <text:p text:style-name="Standard">a. <text:a xlink:type="simple" xlink:href="http://www.spanishdict.com/translate/to%20overcome" text:style-name="Internet_20_link" text:visited-style-name="Visited_20_Internet_20_Link">to overcome</text:a> </text:p>
      <text:p text:style-name="Standard">Vencí mi cansancio para quedarme despierta hasta la medianoche.<text:span text:style-name="Emphasis">I overcame my sleepiness to stay awake until midnight.</text:span></text:p>
      <text:p text:style-name="Standard">b. <text:a xlink:type="simple" xlink:href="http://www.spanishdict.com/translate/to%20conquer" text:style-name="Internet_20_link" text:visited-style-name="Visited_20_Internet_20_Link">to conquer</text:a> </text:p>
      <text:p text:style-name="Standard">Saltó del avión para vencer su miedo de las alturas.<text:span text:style-name="Emphasis">He jumped out of the plane to conquer his fear of height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triumph) </text:p>
      <text:p text:style-name="Standard">a. <text:a xlink:type="simple" xlink:href="http://www.spanishdict.com/translate/to%20win" text:style-name="Internet_20_link" text:visited-style-name="Visited_20_Internet_20_Link">to win</text:a> </text:p>
      <text:p text:style-name="Standard">¡Juntos venceremos la Copa Mundial!<text:span text:style-name="Emphasis">Together we will win the World Cup!</text:span></text:p>
      <text:p text:style-name="Standard">b. <text:a xlink:type="simple" xlink:href="http://www.spanishdict.com/translate/to%20be%20victorious" text:style-name="Internet_20_link" text:visited-style-name="Visited_20_Internet_20_Link">to be victorious</text:a> </text:p>
      <text:p text:style-name="Standard">"¡Venceremos!", gritaron los soldados al asaltar el campo de batalla.<text:span text:style-name="Emphasis">"We will be victorious!", shouted the soldiers as they stormed the battlefield.</text:span></text:p>
      <text:p text:style-name="Standard">4. (to cease to be valid) </text:p>
      <text:p text:style-name="Standard">a. <text:a xlink:type="simple" xlink:href="http://www.spanishdict.com/translate/to%20expire" text:style-name="Internet_20_link" text:visited-style-name="Visited_20_Internet_20_Link">to expire</text:a> </text:p>
      <text:p text:style-name="Standard">Mi pasaporte vence el año que viene.<text:span text:style-name="Emphasis">My passport expires next year.</text:span></text:p>
      <text:p text:style-name="Standard">venc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collapse) </text:p>
      <text:p text:style-name="Standard">a. <text:a xlink:type="simple" xlink:href="http://www.spanishdict.com/translate/to%20give%20way" text:style-name="Internet_20_link" text:visited-style-name="Visited_20_Internet_20_Link">to give way</text:a> </text:p>
      <text:p text:style-name="Standard">Esta viga se está venciendo bajo el peso del edificio.<text:span text:style-name="Emphasis">This beam is giving way under the weight of the building. </text:span></text:p>
      <text:p text:style-name="Standard">6. (to cease to be valid) </text:p>
      <text:p text:style-name="Standard">a. <text:a xlink:type="simple" xlink:href="http://www.spanishdict.com/translate/to%20expire" text:style-name="Internet_20_link" text:visited-style-name="Visited_20_Internet_20_Link">to expire</text:a> </text:p>
      <text:p text:style-name="Standard">Mi licencia se vence este fin de semana así que mañana voy para renovarlo. <text:span text:style-name="Emphasis">My license expires this weekend so tomorrow I'm going in to renew it. </text:span></text:p>
      <text:p text:style-name="Standard">prob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rial) </text:p>
      <text:p text:style-name="Standard">a. <text:a xlink:type="simple" xlink:href="http://www.spanishdict.com/translate/to%20test" text:style-name="Internet_20_link" text:visited-style-name="Visited_20_Internet_20_Link">to test</text:a> </text:p>
      <text:p text:style-name="Standard">Se tiene que probar este producto antes de venderlo.<text:span text:style-name="Emphasis">This product needs to be tested before selling it.</text:span></text:p>
      <text:p text:style-name="Standard">b. <text:a xlink:type="simple" xlink:href="http://www.spanishdict.com/translate/to%20try" text:style-name="Internet_20_link" text:visited-style-name="Visited_20_Internet_20_Link">to try</text:a> </text:p>
      <text:p text:style-name="Standard">¿Ya probaste la tarjeta a ver si funciona?<text:span text:style-name="Emphasis">Did you try the card to see if it works?</text:span></text:p>
      <text:p text:style-name="Standard">2. (culinary) </text:p>
      <text:p text:style-name="Standard">a. <text:a xlink:type="simple" xlink:href="http://www.spanishdict.com/translate/to%20taste" text:style-name="Internet_20_link" text:visited-style-name="Visited_20_Internet_20_Link">to taste</text:a> </text:p>
      <text:p text:style-name="Standard">Déjame probar la sopa.<text:span text:style-name="Emphasis">Let me taste the soup.</text:span></text:p>
      <text:p text:style-name="Standard">b. <text:a xlink:type="simple" xlink:href="http://www.spanishdict.com/translate/to%20try" text:style-name="Internet_20_link" text:visited-style-name="Visited_20_Internet_20_Link">to try</text:a> </text:p>
      <text:p text:style-name="Standard">Nunca había probado cuy hasta ahora.<text:span text:style-name="Emphasis">I had never tried guinea pig until now.</text:span></text:p>
      <text:p text:style-name="Standard">3. (to demonstrate) </text:p>
      <text:p text:style-name="Standard">a. <text:a xlink:type="simple" xlink:href="http://www.spanishdict.com/translate/to%20prove" text:style-name="Internet_20_link" text:visited-style-name="Visited_20_Internet_20_Link">to prove</text:a> </text:p>
      <text:p text:style-name="Standard">Solo el tiempo probará que estás equivocado.<text:span text:style-name="Emphasis">Only time can prove you that you're wrong.</text:span></text:p>
      <text:p text:style-name="Standard">prob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<text:soft-page-break/>4. (clothing) </text:p>
      <text:p text:style-name="Standard">a. <text:a xlink:type="simple" xlink:href="http://www.spanishdict.com/translate/to%20try%20on" text:style-name="Internet_20_link" text:visited-style-name="Visited_20_Internet_20_Link">to try on</text:a> </text:p>
      <text:p text:style-name="Standard">¿Por qué no te pruebas el vestido antes de comprarlo?<text:span text:style-name="Emphasis">Why don't you try the dress on before buying it?</text:span></text:p>
      <text:p text:style-name="Standard">met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lace) </text:p>
      <text:p text:style-name="Standard">a. <text:a xlink:type="simple" xlink:href="http://www.spanishdict.com/translate/to%20put" text:style-name="Internet_20_link" text:visited-style-name="Visited_20_Internet_20_Link">to put</text:a> </text:p>
      <text:p text:style-name="Standard">Jorge metió el brazo por la verja para alcanzar la fruta.<text:span text:style-name="Emphasis">Jorge stuck his arm through the railings to reach the fruit.</text:span></text:p>
      <text:p text:style-name="Standard">b. <text:a xlink:type="simple" xlink:href="http://www.spanishdict.com/translate/to%20stick" text:style-name="Internet_20_link" text:visited-style-name="Visited_20_Internet_20_Link">to stick</text:a> </text:p>
      <text:p text:style-name="Standard">El niñito metió un cuchillo en la tostadora y se sorprendió con lo que pasó.<text:span text:style-name="Emphasis">The little boy stuck a knife in the toaster and was shocked by what happened.</text:span></text:p>
      <text:p text:style-name="Standard">c. <text:a xlink:type="simple" xlink:href="http://www.spanishdict.com/translate/to%20fit" text:style-name="Internet_20_link" text:visited-style-name="Visited_20_Internet_20_Link">to fit</text:a> </text:p>
      <text:p text:style-name="Standard">¿Crees que se puede meter tantas personas en el coche?<text:span text:style-name="Emphasis">Do you think you can fit that many people in the car?</text:span></text:p>
      <text:p text:style-name="Standard">d. <text:a xlink:type="simple" xlink:href="http://www.spanishdict.com/translate/to%20get" text:style-name="Internet_20_link" text:visited-style-name="Visited_20_Internet_20_Link">to get</text:a> </text:p>
      <text:p text:style-name="Standard">¿Pudiste meter todo al coche?<text:span text:style-name="Emphasis">Were you able to get everything in the car?</text:span></text:p>
      <text:p text:style-name="Standard">2. (sports) </text:p>
      <text:p text:style-name="Standard">a. <text:a xlink:type="simple" xlink:href="http://www.spanishdict.com/translate/to%20score" text:style-name="Internet_20_link" text:visited-style-name="Visited_20_Internet_20_Link">to score</text:a> </text:p>
      <text:p text:style-name="Standard">Nuestro equipo metió el único gol faltando tres segundos en el partido.<text:span text:style-name="Emphasis">Our team scored the only goal of the match with three seconds to go.</text:span></text:p>
      <text:p text:style-name="Standard">3. (to implicate) </text:p>
      <text:p text:style-name="Standard">a. <text:a xlink:type="simple" xlink:href="http://www.spanishdict.com/translate/to%20bring%20into" text:style-name="Internet_20_link" text:visited-style-name="Visited_20_Internet_20_Link">to bring into</text:a> </text:p>
      <text:p text:style-name="Standard">No quiero que me metas en las broncas del comité.<text:span text:style-name="Emphasis">I don't want you to bring me into the committee's problems.</text:span></text:p>
      <text:p text:style-name="Standard">b. <text:a xlink:type="simple" xlink:href="http://www.spanishdict.com/translate/to%20involve" text:style-name="Internet_20_link" text:visited-style-name="Visited_20_Internet_20_Link">to involve</text:a> </text:p>
      <text:p text:style-name="Standard">No hubieras metido a tu hijo en este negocio.<text:span text:style-name="Emphasis">You shouldn't have involved your son in this business.</text:span></text:p>
      <text:p text:style-name="Standard">c. <text:a xlink:type="simple" xlink:href="http://www.spanishdict.com/translate/to%20get%20someone%20into" text:style-name="Internet_20_link" text:visited-style-name="Visited_20_Internet_20_Link">to get someone into</text:a> </text:p>
      <text:p text:style-name="Standard">Su hermano lo metió a las drogas.<text:span text:style-name="Emphasis">His brother got him into drugs.</text:span></text:p>
      <text:p text:style-name="Standard">d. <text:a xlink:type="simple" xlink:href="http://www.spanishdict.com/translate/to%20drag%20into" text:style-name="Internet_20_link" text:visited-style-name="Visited_20_Internet_20_Link">to drag into</text:a> </text:p>
      <text:p text:style-name="Standard">Nunca pedí que me metieras en tu lío.<text:span text:style-name="Emphasis">I never asked you to drag me into your mess.</text:span></text:p>
      <text:p text:style-name="Standard">4. (sewing) </text:p>
      <text:p text:style-name="Standard">a. <text:a xlink:type="simple" xlink:href="http://www.spanishdict.com/translate/to%20take%20in" text:style-name="Internet_20_link" text:visited-style-name="Visited_20_Internet_20_Link">to take in</text:a> </text:p>
      <text:p text:style-name="Standard">Como perdí peso, tengo que meter la cintura de los pantalones.<text:span text:style-name="Emphasis">Since I've lost weight, I need to take in the waist of my pants.</text:span></text:p>
      <text:p text:style-name="Standard">b. <text:a xlink:type="simple" xlink:href="http://www.spanishdict.com/translate/to%20take%20up" text:style-name="Internet_20_link" text:visited-style-name="Visited_20_Internet_20_Link">to take up</text:a> </text:p>
      <text:p text:style-name="Standard">Como la falda te queda un poco larga, vamos a meter la bastilla.<text:span text:style-name="Emphasis">Since your skirt is a little long, we're going to take up the hem.</text:span></text:p>
      <text:p text:style-name="Standard">5. (automobiles) </text:p>
      <text:p text:style-name="Standard">a. <text:a xlink:type="simple" xlink:href="http://www.spanishdict.com/translate/to%20go%20into" text:style-name="Internet_20_link" text:visited-style-name="Visited_20_Internet_20_Link">to go into</text:a> </text:p>
      <text:p text:style-name="Standard">Mete la segunda para tomar la curva.<text:span text:style-name="Emphasis">Go into second to take the curve.</text:span></text:p>
      <text:p text:style-name="Standard">b. <text:a xlink:type="simple" xlink:href="http://www.spanishdict.com/translate/to%20put" text:style-name="Internet_20_link" text:visited-style-name="Visited_20_Internet_20_Link">to put</text:a> </text:p>
      <text:p text:style-name="Standard">Mete reversa y lentamente quita el pie del freno.<text:span text:style-name="Emphasis">Put it in reverse and slowly take your foot off the brake.</text:span></text:p>
      <text:p text:style-name="Standard">6. (to employ) </text:p>
      <text:p text:style-name="Standard">a. <text:a xlink:type="simple" xlink:href="http://www.spanishdict.com/translate/to%20get%20someone%20a%20job" text:style-name="Internet_20_link" text:visited-style-name="Visited_20_Internet_20_Link">to get someone a job</text:a> </text:p>
      <text:p text:style-name="Standard">Mi tío me metió en su empresa.<text:span text:style-name="Emphasis">My uncle got me a job at his company.</text:span></text:p>
      <text:p text:style-name="Standard">7. (to use on) </text:p>
      <text:p text:style-name="Standard">a. <text:a xlink:type="simple" xlink:href="http://www.spanishdict.com/translate/to%20take%20to" text:style-name="Internet_20_link" text:visited-style-name="Visited_20_Internet_20_Link">to take to</text:a> </text:p>
      <text:p text:style-name="Standard">No me gustó como me quedó el dibujo, así que le metí las tijeras.<text:span text:style-name="Emphasis">I didn't like how my drawing turned out, so I took the scissors to it.</text:span></text:p>
      <text:p text:style-name="Standard"><text:soft-page-break/>8. (colloquial) (to make understand) </text:p>
      <text:p text:style-name="Standard">a. <text:a xlink:type="simple" xlink:href="http://www.spanishdict.com/translate/to%20get%20something%20into%20someone%27s%20head" text:style-name="Internet_20_link" text:visited-style-name="Visited_20_Internet_20_Link">to get something into someone's head</text:a> (colloquial) </text:p>
      <text:p text:style-name="Standard">No sé como meterle a mi hijo que tiene que estudiar.<text:span text:style-name="Emphasis">I don't know how to get it into my son's head that he has to study.</text:span></text:p>
      <text:p text:style-name="Standard">9. (to apply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El boxeador le metió un golpe tan duro a su contrincante que se cayó.<text:span text:style-name="Emphasis">The boxer gave his opponent such a hard punch that he fell over.</text:span></text:p>
      <text:p text:style-name="Standard">10. (to cause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Me metió un susto cuando se explotó el transformador en la calle.<text:span text:style-name="Emphasis">It gave me a fright when the transformer exploded in the street.</text:span></text:p>
      <text:p text:style-name="Standard">b. <text:a xlink:type="simple" xlink:href="http://www.spanishdict.com/translate/to%20make" text:style-name="Internet_20_link" text:visited-style-name="Visited_20_Internet_20_Link">to make</text:a> </text:p>
      <text:p text:style-name="Standard">No me metas prisa.<text:span text:style-name="Emphasis">Don’t make me rush.</text:span></text:p>
      <text:p text:style-name="Standard">met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1. (to enter) </text:p>
      <text:p text:style-name="Standard">a. <text:a xlink:type="simple" xlink:href="http://www.spanishdict.com/translate/to%20go%20in" text:style-name="Internet_20_link" text:visited-style-name="Visited_20_Internet_20_Link">to go in</text:a> </text:p>
      <text:p text:style-name="Standard">Empezó a llover y se metieron en la casa.<text:span text:style-name="Emphasis">It started raining and they went in the house.</text:span></text:p>
      <text:p text:style-name="Standard">b. <text:a xlink:type="simple" xlink:href="http://www.spanishdict.com/translate/to%20go%20down" text:style-name="Internet_20_link" text:visited-style-name="Visited_20_Internet_20_Link">to go down</text:a> </text:p>
      <text:p text:style-name="Standard">Nos metimos por un callejón sin salida.<text:span text:style-name="Emphasis">We went down a blind alley.</text:span></text:p>
      <text:p text:style-name="Standard">c. <text:a xlink:type="simple" xlink:href="http://www.spanishdict.com/translate/to%20get%20into" text:style-name="Internet_20_link" text:visited-style-name="Visited_20_Internet_20_Link">to get into</text:a> </text:p>
      <text:p text:style-name="Standard">Estoy tan cansada que tengo ganas de meterme en la cama.<text:span text:style-name="Emphasis">I'm so tired I just want to get into bed.</text:span></text:p>
      <text:p text:style-name="Standard">12. (to be placed) </text:p>
      <text:p text:style-name="Standard">a. <text:a xlink:type="simple" xlink:href="http://www.spanishdict.com/translate/to%20get%20to" text:style-name="Internet_20_link" text:visited-style-name="Visited_20_Internet_20_Link">to get to</text:a> </text:p>
      <text:p text:style-name="Standard">¿Dónde se habrán metido esas llaves?<text:span text:style-name="Emphasis">Where can those keys have got to?</text:span></text:p>
      <text:p text:style-name="Standard">13. (to take part in) </text:p>
      <text:p text:style-name="Standard">a. <text:a xlink:type="simple" xlink:href="http://www.spanishdict.com/translate/to%20get%20involved" text:style-name="Internet_20_link" text:visited-style-name="Visited_20_Internet_20_Link">to get involved</text:a> </text:p>
      <text:p text:style-name="Standard">Imelda se metió a la política cuando su familia perdió todo por un político corrupto.<text:span text:style-name="Emphasis">Imelda got involved in politics when her family lost everything because of a corrupt politician.</text:span></text:p>
      <text:p text:style-name="Standard">b. <text:a xlink:type="simple" xlink:href="http://www.spanishdict.com/translate/to%20get%20into" text:style-name="Internet_20_link" text:visited-style-name="Visited_20_Internet_20_Link">to get into</text:a> </text:p>
      <text:p text:style-name="Standard">Después su primer viaje al mar a los 12 años, Rose se metió al buceo.<text:span text:style-name="Emphasis">After her first trip to the sea at age 12, Rose got into diving.</text:span></text:p>
      <text:p text:style-name="Standard">14. (to intervene) </text:p>
      <text:p text:style-name="Standard">a. <text:a xlink:type="simple" xlink:href="http://www.spanishdict.com/translate/to%20interfere" text:style-name="Internet_20_link" text:visited-style-name="Visited_20_Internet_20_Link">to interfere</text:a> </text:p>
      <text:p text:style-name="Standard">Rafa siempre se mete en donde no debe.<text:span text:style-name="Emphasis">Rafa's always interfering where he’s not wanted.</text:span></text:p>
      <text:p text:style-name="Standard">b. <text:a xlink:type="simple" xlink:href="http://www.spanishdict.com/translate/to%20meddle" text:style-name="Internet_20_link" text:visited-style-name="Visited_20_Internet_20_Link">to meddle</text:a> </text:p>
      <text:p text:style-name="Standard">¿No tienes nada mejor que hacer que meterte en nuestro proyecto?<text:span text:style-name="Emphasis">Don’t you have anything better to do than meddle in our project?</text:span></text:p>
      <text:p text:style-name="Standard">c. <text:a xlink:type="simple" xlink:href="http://www.spanishdict.com/translate/to%20stick%20one%27s%20nose%20into" text:style-name="Internet_20_link" text:visited-style-name="Visited_20_Internet_20_Link">to stick one's nose into</text:a> </text:p>
      <text:p text:style-name="Standard">No te metas en las cosas que no tienen nada que ver contigo.<text:span text:style-name="Emphasis">Don't stick your nose into things that have nothing to do with you.</text:span></text:p>
      <text:p text:style-name="Standard">d. <text:a xlink:type="simple" xlink:href="http://www.spanishdict.com/translate/to%20pick%20on" text:style-name="Internet_20_link" text:visited-style-name="Visited_20_Internet_20_Link">to pick on</text:a> </text:p>
      <text:p text:style-name="Standard">Deja de meterte con los niños más chicos.<text:span text:style-name="Emphasis">Stop picking on the smaller children.</text:span></text:p>
      <text:p text:style-name="Standard">15. (to devote oneself to) </text:p>
      <text:p text:style-name="Standard">a. <text:a xlink:type="simple" xlink:href="http://www.spanishdict.com/translate/to%20become" text:style-name="Internet_20_link" text:visited-style-name="Visited_20_Internet_20_Link">to become</text:a> </text:p>
      <text:p text:style-name="Standard">Decidió meterse a doctor como su tío.<text:span text:style-name="Emphasis">He decided to become a doctor like his uncle.</text:span></text:p>
      <text:p text:style-name="Standard">b. <text:a xlink:type="simple" xlink:href="http://www.spanishdict.com/translate/to%20get%20a%20job%20as" text:style-name="Internet_20_link" text:visited-style-name="Visited_20_Internet_20_Link">to get a job as</text:a> </text:p>
      <text:p text:style-name="Standard">Federico se metió a mesero.<text:span text:style-name="Emphasis">Federico got a job as a waiter.</text:span></text:p>
      <text:p text:style-name="Standard">16. (to take) (Latin America) </text:p>
      <text:p text:style-name="Standard">a. <text:a xlink:type="simple" xlink:href="http://www.spanishdict.com/translate/to%20do" text:style-name="Internet_20_link" text:visited-style-name="Visited_20_Internet_20_Link">to do</text:a> </text:p>
      <text:p text:style-name="Standard"><text:soft-page-break/>Se arruinó la vida cuando empezó a meterse cocaína.<text:span text:style-name="Emphasis">He ruined his life when he started doing cocaine.</text:span></text:p>
      <text:p text:style-name="Standard">derro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vanquish) </text:p>
      <text:p text:style-name="Standard">a. <text:a xlink:type="simple" xlink:href="http://www.spanishdict.com/translate/to%20defeat" text:style-name="Internet_20_link" text:visited-style-name="Visited_20_Internet_20_Link">to defeat</text:a> (an army or team) </text:p>
      <text:p text:style-name="Standard">No resultó difícil derrotar a un ejército ya derrotado por el frío extremo.<text:span text:style-name="Emphasis">It wasn't difficult to defeat an army already defeated by the extreme cold.</text:span></text:p>
      <text:p text:style-name="Standard">b. <text:a xlink:type="simple" xlink:href="http://www.spanishdict.com/translate/to%20beat" text:style-name="Internet_20_link" text:visited-style-name="Visited_20_Internet_20_Link">to beat</text:a> (a team) </text:p>
      <text:p text:style-name="Standard">Nuestro equipo derrotó a su contrincante con 3-0.<text:span text:style-name="Emphasis">Our team beat its opponent 3-0.</text:span></text:p>
      <text:p text:style-name="Standard">apes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smell bad) </text:p>
      <text:p text:style-name="Standard">a. <text:a xlink:type="simple" xlink:href="http://www.spanishdict.com/translate/to%20stink" text:style-name="Internet_20_link" text:visited-style-name="Visited_20_Internet_20_Link">to stink</text:a> </text:p>
      <text:p text:style-name="Standard">Tus medias y zapatillas apestan. Lávalas, por favor.<text:span text:style-name="Emphasis">Your socks and your sneakers stink. Please wash them.</text:span></text:p>
      <text:p text:style-name="Standard">b. <text:a xlink:type="simple" xlink:href="http://www.spanishdict.com/translate/to%20reek" text:style-name="Internet_20_link" text:visited-style-name="Visited_20_Internet_20_Link">to reek</text:a> </text:p>
      <text:p text:style-name="Standard">Abre las ventanas. El cuarto apesta a humedad.<text:span text:style-name="Emphasis">Open the windows. The room reeks of mustiness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make smell bad) </text:p>
      <text:p text:style-name="Standard">a. <text:a xlink:type="simple" xlink:href="http://www.spanishdict.com/translate/to%20stink%20out" text:style-name="Internet_20_link" text:visited-style-name="Visited_20_Internet_20_Link">to stink out</text:a> </text:p>
      <text:p text:style-name="Standard">¡Tu pescado me está apestando toda la comida en el refrigerador!<text:span text:style-name="Emphasis">Your fish is stinking out all my food in the fridge!</text:span></text:p>
      <text:p text:style-name="Standard">3. (to transmit the plague) </text:p>
      <text:p text:style-name="Standard">a. <text:a xlink:type="simple" xlink:href="http://www.spanishdict.com/translate/to%20infect%20with%20the%20plague" text:style-name="Internet_20_link" text:visited-style-name="Visited_20_Internet_20_Link">to infect with the plague</text:a> </text:p>
      <text:p text:style-name="Standard">Sáquenlo de aquí o apestará a los demás pacientes.<text:span text:style-name="Emphasis">Take him away or he'll infect the other patients with the plague.</text:span></text:p>
      <text:p text:style-name="Standard">apes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botany) </text:p>
      <text:p text:style-name="Standard">a. <text:a xlink:type="simple" xlink:href="http://www.spanishdict.com/translate/to%20be%20blighted" text:style-name="Internet_20_link" text:visited-style-name="Visited_20_Internet_20_Link">to be blighted</text:a> </text:p>
      <text:p text:style-name="Standard">Las plantas se apestaron y murieron.<text:span text:style-name="Emphasis">The plants became blighted and died.</text:span></text:p>
      <text:p text:style-name="Standard">5. (to contract the plague) </text:p>
      <text:p text:style-name="Standard">a. <text:a xlink:type="simple" xlink:href="http://www.spanishdict.com/translate/to%20catch%20the%20plague" text:style-name="Internet_20_link" text:visited-style-name="Visited_20_Internet_20_Link">to catch the plague</text:a> </text:p>
      <text:p text:style-name="Standard">Los cadáveres de las personas que se habían apestado eran incinerados.<text:span text:style-name="Emphasis">The corpses of the people who caught the plague were burned.</text:span></text:p>
      <text:p text:style-name="Standard">6. (to contract a disease) (South America) </text:p>
      <text:p text:style-name="Standard">a. <text:a xlink:type="simple" xlink:href="http://www.spanishdict.com/translate/to%20catch" text:style-name="Internet_20_link" text:visited-style-name="Visited_20_Internet_20_Link">to catch</text:a> </text:p>
      <text:p text:style-name="Standard">Mi hija se apestó en la escuela cuando empezó el invierno.<text:span text:style-name="Emphasis">My daughter caught a cold in school when winter began.</text:span></text:p>
      <text:p text:style-name="Standard">7. (colloquial) (to be unsuccessful) (Mexico) </text:p>
      <text:p text:style-name="Standard">a. <text:a xlink:type="simple" xlink:href="http://www.spanishdict.com/translate/to%20fall%20through" text:style-name="Internet_20_link" text:visited-style-name="Visited_20_Internet_20_Link">to fall through</text:a> </text:p>
      <text:p text:style-name="Standard">El plan de fuga de los prisioneros se apestó y fueron capturados.<text:span text:style-name="Emphasis">The prisoners' escape plan fell through and they were captured.</text:span></text:p>
      <text:p text:style-name="Standard">agar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rasp with the hands) </text:p>
      <text:p text:style-name="Standard">a. <text:a xlink:type="simple" xlink:href="http://www.spanishdict.com/translate/to%20grab" text:style-name="Internet_20_link" text:visited-style-name="Visited_20_Internet_20_Link">to grab</text:a> </text:p>
      <text:p text:style-name="Standard">Lo agarró de la mano y siguieron por el camino de baldosas amarillas.<text:span text:style-name="Emphasis">She grabbed him by the hand, and they continued down the yellow-brick road.</text:span></text:p>
      <text:p text:style-name="Standard">b. <text:a xlink:type="simple" xlink:href="http://www.spanishdict.com/translate/to%20take" text:style-name="Internet_20_link" text:visited-style-name="Visited_20_Internet_20_Link">to take</text:a> </text:p>
      <text:p text:style-name="Standard">Agarra unas galletas si quieres.<text:span text:style-name="Emphasis">Take some cookies if you want.</text:span></text:p>
      <text:p text:style-name="Standard"><text:soft-page-break/>c. <text:a xlink:type="simple" xlink:href="http://www.spanishdict.com/translate/to%20take%20hold%20of" text:style-name="Internet_20_link" text:visited-style-name="Visited_20_Internet_20_Link">to take hold of</text:a> </text:p>
      <text:p text:style-name="Standard">El caballero agarró la espada y remató al dragón.<text:span text:style-name="Emphasis">The knight took hold of the sword and finished off the dragon.</text:span></text:p>
      <text:p text:style-name="Standard">d. <text:a xlink:type="simple" xlink:href="http://www.spanishdict.com/translate/to%20grip" text:style-name="Internet_20_link" text:visited-style-name="Visited_20_Internet_20_Link">to grip</text:a> (with force) </text:p>
      <text:p text:style-name="Standard">Hay que agarrar bien el mango del martillo.<text:span text:style-name="Emphasis">You have to really grip the handle of the hammer.</text:span></text:p>
      <text:p text:style-name="Standard">e. <text:a xlink:type="simple" xlink:href="http://www.spanishdict.com/translate/to%20grasp" text:style-name="Internet_20_link" text:visited-style-name="Visited_20_Internet_20_Link">to grasp</text:a> (with force) </text:p>
      <text:p text:style-name="Standard">Extendió la mano para agarrar el Santo Grial.<text:span text:style-name="Emphasis">She reached out to grasp the Holy Grail.</text:span></text:p>
      <text:p text:style-name="Standard">f. <text:a xlink:type="simple" xlink:href="http://www.spanishdict.com/translate/to%20seize" text:style-name="Internet_20_link" text:visited-style-name="Visited_20_Internet_20_Link">to seize</text:a> (by force) </text:p>
      <text:p text:style-name="Standard">La policía agarró las armas que encontraron en la casa.<text:span text:style-name="Emphasis">The police seized the arms they found in the house.</text:span></text:p>
      <text:p text:style-name="Standard">g. <text:a xlink:type="simple" xlink:href="http://www.spanishdict.com/translate/to%20catch" text:style-name="Internet_20_link" text:visited-style-name="Visited_20_Internet_20_Link">to catch</text:a> (a projectile) </text:p>
      <text:p text:style-name="Standard">¡Agarra la pelota!<text:span text:style-name="Emphasis">Catch the ball!</text:span></text:p>
      <text:p text:style-name="Standard">h. <text:a xlink:type="simple" xlink:href="http://www.spanishdict.com/translate/to%20hold%20on%20to" text:style-name="Internet_20_link" text:visited-style-name="Visited_20_Internet_20_Link">to hold on to</text:a> </text:p>
      <text:p text:style-name="Standard">Agarra esta bolsa por un segundo.<text:span text:style-name="Emphasis">Hold on to this bag for a second.</text:span></text:p>
      <text:p text:style-name="Standard">i. <text:a xlink:type="simple" xlink:href="http://www.spanishdict.com/translate/to%20hold" text:style-name="Internet_20_link" text:visited-style-name="Visited_20_Internet_20_Link">to hold</text:a> </text:p>
      <text:p text:style-name="Standard">Agarraba una espada y me dijo que le entregara todo el oro que tuviera.<text:span text:style-name="Emphasis">He was holding a sword and told him to give him all the gold I had.</text:span></text:p>
      <text:p text:style-name="Standard">2. (to capture) </text:p>
      <text:p text:style-name="Standard">a. <text:a xlink:type="simple" xlink:href="http://www.spanishdict.com/translate/to%20catch" text:style-name="Internet_20_link" text:visited-style-name="Visited_20_Internet_20_Link">to catch</text:a> </text:p>
      <text:p text:style-name="Standard">La gente del pueblo montaron en sus caballos y se marcharon para agarrar al ladrón.<text:span text:style-name="Emphasis">The townspeople got on their horses and left to catch the thief.</text:span></text:p>
      <text:p text:style-name="Standard">3. (to take possession of) </text:p>
      <text:p text:style-name="Standard">a. <text:a xlink:type="simple" xlink:href="http://www.spanishdict.com/translate/to%20get%20hold%20of" text:style-name="Internet_20_link" text:visited-style-name="Visited_20_Internet_20_Link">to get hold of</text:a> </text:p>
      <text:p text:style-name="Standard">Si podemos agarrar el tesoro, seremos ricos.<text:span text:style-name="Emphasis">If we can get hold of the treasure, we'll be rich.</text:span></text:p>
      <text:p text:style-name="Standard">4. (to understand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Hablo bien español, pero a veces no agarro los chistes que cuenta la gente.<text:span text:style-name="Emphasis">I speak Spanish well, but sometimes I don't get the jokes that people tell.</text:span></text:p>
      <text:p text:style-name="Standard">5. (colloquial) (an illness) </text:p>
      <text:p text:style-name="Standard">a. <text:a xlink:type="simple" xlink:href="http://www.spanishdict.com/translate/to%20catch" text:style-name="Internet_20_link" text:visited-style-name="Visited_20_Internet_20_Link">to catch</text:a> </text:p>
      <text:p text:style-name="Standard">He agarrado un resfriado muy malo.<text:span text:style-name="Emphasis">I've caught a really bad cold.</text:span></text:p>
      <text:p text:style-name="Standard">6. (to surprise) </text:p>
      <text:p text:style-name="Standard">a. <text:a xlink:type="simple" xlink:href="http://www.spanishdict.com/translate/to%20catch" text:style-name="Internet_20_link" text:visited-style-name="Visited_20_Internet_20_Link">to catch</text:a> </text:p>
      <text:p text:style-name="Standard">El profesor le agarró con una chuleta en la manga.<text:span text:style-name="Emphasis">The teacher caught him with a cheat-sheet in his sleev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grasp with the hands) </text:p>
      <text:p text:style-name="Standard">a. <text:a xlink:type="simple" xlink:href="http://www.spanishdict.com/translate/to%20hold%20on" text:style-name="Internet_20_link" text:visited-style-name="Visited_20_Internet_20_Link">to hold on</text:a> </text:p>
      <text:p text:style-name="Standard">Agarra bien para que no se caiga.<text:span text:style-name="Emphasis">Hold on tightly so that it doesn't fall.</text:span></text:p>
      <text:p text:style-name="Standard">8. (to go) (Latin America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Agarra por la primera calle y sube desde allí.<text:span text:style-name="Emphasis">Take the first right, and then go up from there.</text:span></text:p>
      <text:p text:style-name="Standard">b. <text:a xlink:type="simple" xlink:href="http://www.spanishdict.com/translate/to%20head" text:style-name="Internet_20_link" text:visited-style-name="Visited_20_Internet_20_Link">to head</text:a> </text:p>
      <text:p text:style-name="Standard">La familia agarró para el campo para pasar un día tranquilo allí.<text:span text:style-name="Emphasis">The family headed for the country to spend a relaxing day there.</text:span></text:p>
      <text:p text:style-name="Standard">c. <text:a xlink:type="simple" xlink:href="http://www.spanishdict.com/translate/to%20up" text:style-name="Internet_20_link" text:visited-style-name="Visited_20_Internet_20_Link">to up</text:a> (colloquial) (used with another verb) </text:p>
      <text:p text:style-name="Standard">Si no tratas un poco mejor a tu novia, va a agarrar e irse.<text:span text:style-name="Emphasis">If you don't treat your girlfriend better, she's going to up and leave.</text:span></text:p>
      <text:p text:style-name="Standard">9. (botany) </text:p>
      <text:p text:style-name="Standard">a. <text:a xlink:type="simple" xlink:href="http://www.spanishdict.com/translate/to%20take%20root" text:style-name="Internet_20_link" text:visited-style-name="Visited_20_Internet_20_Link">to take root</text:a> </text:p>
      <text:p text:style-name="Standard">La planta no agarra si la tierra está demasiado suelta.<text:span text:style-name="Emphasis">The plant won't take root if the earth is too loose.</text:span></text:p>
      <text:p text:style-name="Standard"><text:soft-page-break/>10. (traction) </text:p>
      <text:p text:style-name="Standard">a. <text:a xlink:type="simple" xlink:href="http://www.spanishdict.com/translate/to%20grip" text:style-name="Internet_20_link" text:visited-style-name="Visited_20_Internet_20_Link">to grip</text:a> </text:p>
      <text:p text:style-name="Standard">No me gustan tanto esas llantas porque no agarran en las curvas.<text:span text:style-name="Emphasis">I don't like these tires as much because they don't grip on the curves.</text:span></text:p>
      <text:p text:style-name="Standard">11. (color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No sé qué pasa. El tinte no agarra.<text:span text:style-name="Emphasis">I don't know what's wrong. The ink isn't taking.</text:span></text:p>
      <text:p text:style-name="Standard">12. (to do something abruptly) (Latin America) </text:p>
      <text:p text:style-name="Standard">a. <text:a xlink:type="simple" xlink:href="http://www.spanishdict.com/translate/to%20up" text:style-name="Internet_20_link" text:visited-style-name="Visited_20_Internet_20_Link">to up</text:a> (used with another verb) </text:p>
      <text:p text:style-name="Standard">Si no la tratas un poco mejor, va a agarrar e irse.<text:span text:style-name="Emphasis">If you don't treat her better, she's going to up and leave.</text:span></text:p>
      <text:p text:style-name="Standard">agar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3. (to clutch) </text:p>
      <text:p text:style-name="Standard">a. <text:a xlink:type="simple" xlink:href="http://www.spanishdict.com/translate/to%20hold%20on" text:style-name="Internet_20_link" text:visited-style-name="Visited_20_Internet_20_Link">to hold on</text:a> </text:p>
      <text:p text:style-name="Standard">El marinero se agarró al mástil con toda su fuerza.<text:span text:style-name="Emphasis">The sailor held on to the mast with all his might.</text:span></text:p>
      <text:p text:style-name="Standard">b. <text:a xlink:type="simple" xlink:href="http://www.spanishdict.com/translate/to%20grip" text:style-name="Internet_20_link" text:visited-style-name="Visited_20_Internet_20_Link">to grip</text:a> </text:p>
      <text:p text:style-name="Standard">El gato se cayó después de agarrar la rama que se rompió.<text:span text:style-name="Emphasis">The cat fell after it gripped the broken branch.</text:span></text:p>
      <text:p text:style-name="Standard">14. (to become adhered to) </text:p>
      <text:p text:style-name="Standard">a. <text:a xlink:type="simple" xlink:href="http://www.spanishdict.com/translate/to%20stick" text:style-name="Internet_20_link" text:visited-style-name="Visited_20_Internet_20_Link">to stick</text:a> </text:p>
      <text:p text:style-name="Standard">Los huevos se agarraron a la sartén porque no le pusiste aceite.<text:span text:style-name="Emphasis">The eggs stuck to the pan because you didn't use oil.</text:span></text:p>
      <text:p text:style-name="Standard">15. (to get into a fight) (Latin America) </text:p>
      <text:p text:style-name="Standard">a. <text:a xlink:type="simple" xlink:href="http://www.spanishdict.com/translate/to%20have%20a%20fight" text:style-name="Internet_20_link" text:visited-style-name="Visited_20_Internet_20_Link">to have a fight</text:a> </text:p>
      <text:p text:style-name="Standard">Esos dos muchachos van a agarrarse si alguien no los separa.<text:span text:style-name="Emphasis">Those two guys are going to have a fight if someone doesn't separate them.</text:span></text:p>
      <text:p text:style-name="Standard">16. (to give as pretext) </text:p>
      <text:p text:style-name="Standard">a. no direct translation </text:p>
      <text:p text:style-name="Standard">Se agarró a los deberes para no tener que lavar los platos.<text:span text:style-name="Emphasis">She used her homework as an excuse to not wash the dishes.</text:span></text:p>
      <text:p text:style-name="Standard">Te agarras a tu herida para evitar las tareas en casa.<text:span text:style-name="Emphasis">You use your injury to get out of chores around the house.</text:span></text:p>
      <text:p text:style-name="Standard">17. (colloquial) (to become) </text:p>
      <text:p text:style-name="Standard">a. no direct translation </text:p>
      <text:p text:style-name="Standard">Anoche salimos a la disco y nos agarramos una borrachera.<text:span text:style-name="Emphasis">Last night we went out to a club and got good and drunk.</text:span></text:p>
      <text:p text:style-name="Standard">Tu madre se agarrará un cabreo cuando se entere de esto.<text:span text:style-name="Emphasis">Your mother is going to be pissed when she finds out about this.</text:span></text:p>
      <text:p text:style-name="Standard">devolv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store) </text:p>
      <text:p text:style-name="Standard">a. <text:a xlink:type="simple" xlink:href="http://www.spanishdict.com/translate/to%20give%20back" text:style-name="Internet_20_link" text:visited-style-name="Visited_20_Internet_20_Link">to give back</text:a> </text:p>
      <text:p text:style-name="Standard">¿Podrías devolver estos libros a la bibliotecaria?<text:span text:style-name="Emphasis">Could you give these books back to the librarian?</text:span></text:p>
      <text:p text:style-name="Standard">b. <text:a xlink:type="simple" xlink:href="http://www.spanishdict.com/translate/to%20return" text:style-name="Internet_20_link" text:visited-style-name="Visited_20_Internet_20_Link">to return</text:a> </text:p>
      <text:p text:style-name="Standard">Como no le gustaron los zapatos, los devolvió.<text:span text:style-name="Emphasis">As he didn't like the shoes, he returned them.</text:span></text:p>
      <text:p text:style-name="Standard">c. <text:a xlink:type="simple" xlink:href="http://www.spanishdict.com/translate/to%20take%20back" text:style-name="Internet_20_link" text:visited-style-name="Visited_20_Internet_20_Link">to take back</text:a> </text:p>
      <text:p text:style-name="Standard">¿Has devuelto la película al videoclub?<text:span text:style-name="Emphasis">Have you taken the movie back to the video store?</text:span></text:p>
      <text:p text:style-name="Standard">d. <text:a xlink:type="simple" xlink:href="http://www.spanishdict.com/translate/to%20send%20back" text:style-name="Internet_20_link" text:visited-style-name="Visited_20_Internet_20_Link">to send back</text:a> </text:p>
      <text:p text:style-name="Standard">Devolvieron al prisionero a la cárcel tras haberse escapado.<text:span text:style-name="Emphasis">The prisoner was sent back to prison after having escaped.</text:span></text:p>
      <text:p text:style-name="Standard">2. (economics) </text:p>
      <text:p text:style-name="Standard"><text:soft-page-break/>a. <text:a xlink:type="simple" xlink:href="http://www.spanishdict.com/translate/to%20give%20back" text:style-name="Internet_20_link" text:visited-style-name="Visited_20_Internet_20_Link">to give back</text:a> </text:p>
      <text:p text:style-name="Standard">Me tienen que devolver dos dólares porque pagué diez y valía ocho.<text:span text:style-name="Emphasis">They have to give me back two dollars because I paid ten, and it cost eight. </text:span></text:p>
      <text:p text:style-name="Standard">b. <text:a xlink:type="simple" xlink:href="http://www.spanishdict.com/translate/to%20refund" text:style-name="Internet_20_link" text:visited-style-name="Visited_20_Internet_20_Link">to refund</text:a> </text:p>
      <text:p text:style-name="Standard">Si el vendedor no le devuelve el dinero, puede presentar una demanda.<text:span text:style-name="Emphasis">If the vendor does not refund your money, you can file a complaint.</text:span></text:p>
      <text:p text:style-name="Standard">c. <text:a xlink:type="simple" xlink:href="http://www.spanishdict.com/translate/to%20return" text:style-name="Internet_20_link" text:visited-style-name="Visited_20_Internet_20_Link">to return</text:a> </text:p>
      <text:p text:style-name="Standard">Devolvieron el cheque porque no había suficientes fondos.<text:span text:style-name="Emphasis">They returned the check because there were insufficient funds.</text:span></text:p>
      <text:p text:style-name="Standard">3. (to compensate) </text:p>
      <text:p text:style-name="Standard">a. <text:a xlink:type="simple" xlink:href="http://www.spanishdict.com/translate/to%20return" text:style-name="Internet_20_link" text:visited-style-name="Visited_20_Internet_20_Link">to return</text:a> </text:p>
      <text:p text:style-name="Standard">En cuanto pueda, le devuelvo el favor.<text:span text:style-name="Emphasis">As soon as I can, I will return the favor.</text:span></text:p>
      <text:p text:style-name="Standard">4. (to vomit) </text:p>
      <text:p text:style-name="Standard">a. <text:a xlink:type="simple" xlink:href="http://www.spanishdict.com/translate/to%20throw%20up" text:style-name="Internet_20_link" text:visited-style-name="Visited_20_Internet_20_Link">to throw up</text:a> </text:p>
      <text:p text:style-name="Standard">Miles tiene gripa; por eso está devolviendo todo lo que come.<text:span text:style-name="Emphasis">Miles has got the flu; that's why he's throwing up everything he eats.</text:span></text:p>
      <text:p text:style-name="Standard">b. <text:a xlink:type="simple" xlink:href="http://www.spanishdict.com/translate/to%20bring%20up" text:style-name="Internet_20_link" text:visited-style-name="Visited_20_Internet_20_Link">to bring up</text:a> </text:p>
      <text:p text:style-name="Standard">El perro estaba enfermo y devolvió la comida que había comido.<text:span text:style-name="Emphasis">The dog was sick and brought up the food he'd eaten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vomit) </text:p>
      <text:p text:style-name="Standard">a. <text:a xlink:type="simple" xlink:href="http://www.spanishdict.com/translate/to%20be%20sick" text:style-name="Internet_20_link" text:visited-style-name="Visited_20_Internet_20_Link">to be sick</text:a> </text:p>
      <text:p text:style-name="Standard">Creo que voy a devolver.<text:span text:style-name="Emphasis">I think I'm going to be sick.</text:span></text:p>
      <text:p text:style-name="Standard">b. <text:a xlink:type="simple" xlink:href="http://www.spanishdict.com/translate/to%20throw%20up" text:style-name="Internet_20_link" text:visited-style-name="Visited_20_Internet_20_Link">to throw up</text:a> </text:p>
      <text:p text:style-name="Standard">Varias personas devolvieron en el barco.<text:span text:style-name="Emphasis">Several people threw up on the boat.</text:span></text:p>
      <text:p text:style-name="Standard">devolv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go back) (Latin America) </text:p>
      <text:p text:style-name="Standard">a. <text:a xlink:type="simple" xlink:href="http://www.spanishdict.com/translate/to%20turn%20back" text:style-name="Internet_20_link" text:visited-style-name="Visited_20_Internet_20_Link">to turn back</text:a> </text:p>
      <text:p text:style-name="Standard">Se devolvió por el mismo camino.<text:span text:style-name="Emphasis">She turned back along the same road.</text:span></text:p>
      <text:p text:style-name="Standard">ech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opel) </text:p>
      <text:p text:style-name="Standard">a. <text:a xlink:type="simple" xlink:href="http://www.spanishdict.com/translate/to%20throw" text:style-name="Internet_20_link" text:visited-style-name="Visited_20_Internet_20_Link">to throw</text:a> </text:p>
      <text:p text:style-name="Standard">Esta comida ya está caducada. Échala en la basura.<text:span text:style-name="Emphasis">This food is spoiled. Throw it in the garbage.</text:span></text:p>
      <text:p text:style-name="Standard">b. <text:a xlink:type="simple" xlink:href="http://www.spanishdict.com/translate/to%20cast" text:style-name="Internet_20_link" text:visited-style-name="Visited_20_Internet_20_Link">to cast</text:a> </text:p>
      <text:p text:style-name="Standard">Un pescador echó el sedal desde el muelle para pescar.<text:span text:style-name="Emphasis">A fisherman cast a line from the pier to fish.</text:span></text:p>
      <text:p text:style-name="Standard">2. (to add) </text:p>
      <text:p text:style-name="Standard">a. <text:a xlink:type="simple" xlink:href="http://www.spanishdict.com/translate/to%20put" text:style-name="Internet_20_link" text:visited-style-name="Visited_20_Internet_20_Link">to put</text:a> </text:p>
      <text:p text:style-name="Standard">¿Cuánta gasolina le echas al coche?<text:span text:style-name="Emphasis">How much gas do you put in the car?</text:span></text:p>
      <text:p text:style-name="Standard">3. (to oust) </text:p>
      <text:p text:style-name="Standard">a. <text:a xlink:type="simple" xlink:href="http://www.spanishdict.com/translate/to%20throw%20out" text:style-name="Internet_20_link" text:visited-style-name="Visited_20_Internet_20_Link">to throw out</text:a> </text:p>
      <text:p text:style-name="Standard">Lo echaron del bar por no pagar su cuenta.<text:span text:style-name="Emphasis">He was thrown out of the bar for not paying his tab.</text:span></text:p>
      <text:p text:style-name="Standard">b. <text:a xlink:type="simple" xlink:href="http://www.spanishdict.com/translate/to%20expel" text:style-name="Internet_20_link" text:visited-style-name="Visited_20_Internet_20_Link">to expel</text:a> </text:p>
      <text:p text:style-name="Standard">Echaron al estudiante de la universidad por razones disciplinarias.<text:span text:style-name="Emphasis">The student was expelled from the university for disciplinary reasons.</text:span></text:p>
      <text:p text:style-name="Standard">4. (to serve) </text:p>
      <text:p text:style-name="Standard">a. <text:a xlink:type="simple" xlink:href="http://www.spanishdict.com/translate/to%20pour" text:style-name="Internet_20_link" text:visited-style-name="Visited_20_Internet_20_Link">to pour</text:a> </text:p>
      <text:p text:style-name="Standard">¿Serías tan amable de echarme más vino?<text:span text:style-name="Emphasis">Please be so good as to pour me some more wine.</text:span></text:p>
      <text:p text:style-name="Standard">5. (to release) </text:p>
      <text:p text:style-name="Standard">a. <text:a xlink:type="simple" xlink:href="http://www.spanishdict.com/translate/to%20give%20off" text:style-name="Internet_20_link" text:visited-style-name="Visited_20_Internet_20_Link">to give off</text:a> </text:p>
      <text:p text:style-name="Standard"><text:soft-page-break/>El guiso está echando un aroma delicioso que me está dando hambre.<text:span text:style-name="Emphasis">The stew is giving off a delicious aroma that is making me hungry.</text:span></text:p>
      <text:p text:style-name="Standard">b. <text:a xlink:type="simple" xlink:href="http://www.spanishdict.com/translate/to%20emit" text:style-name="Internet_20_link" text:visited-style-name="Visited_20_Internet_20_Link">to emit</text:a> </text:p>
      <text:p text:style-name="Standard">El tubo de escape de un coche echa gases cuando está parado en funcionamiento.<text:span text:style-name="Emphasis">The exhaust pipe of the car emits gases when it is idle.</text:span></text:p>
      <text:p text:style-name="Standard">6. (to produce) </text:p>
      <text:p text:style-name="Standard">a. <text:a xlink:type="simple" xlink:href="http://www.spanishdict.com/translate/to%20sprout" text:style-name="Internet_20_link" text:visited-style-name="Visited_20_Internet_20_Link">to sprout</text:a> </text:p>
      <text:p text:style-name="Standard">En primavera, los árboles de mi jardín echan hojas nuevas.<text:span text:style-name="Emphasis">In the spring, the trees of my garden sprout new leaves.</text:span></text:p>
      <text:p text:style-name="Standard">7. (to give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Papá le echó la bronca a mi hermano por mentir.<text:span text:style-name="Emphasis">Dad gave my brother a dressing-down for lying.</text:span></text:p>
      <text:p text:style-name="Standard">8. (to send) </text:p>
      <text:p text:style-name="Standard">a. <text:a xlink:type="simple" xlink:href="http://www.spanishdict.com/translate/to%20mail" text:style-name="Internet_20_link" text:visited-style-name="Visited_20_Internet_20_Link">to mail</text:a> (United States) </text:p>
      <text:p text:style-name="Standard">Voy a la oficina de correos para comprar sellos para echar esta carta.<text:span text:style-name="Emphasis">I'm going to the post office to buy stamps to mail this letter.</text:span></text:p>
      <text:p text:style-name="Standard">b. <text:a xlink:type="simple" xlink:href="http://www.spanishdict.com/translate/to%20post" text:style-name="Internet_20_link" text:visited-style-name="Visited_20_Internet_20_Link">to post</text:a> (United Kingdom) </text:p>
      <text:p text:style-name="Standard">¿Cuánto cuesta echar este paquete a Alemania?<text:span text:style-name="Emphasis">How much does it cost to post this parcel to Germany?</text:span></text:p>
      <text:p text:style-name="Standard">9. (to estimate) </text:p>
      <text:p text:style-name="Standard">a. <text:a xlink:type="simple" xlink:href="http://www.spanishdict.com/translate/to%20reckon" text:style-name="Internet_20_link" text:visited-style-name="Visited_20_Internet_20_Link">to reckon</text:a> </text:p>
      <text:p text:style-name="Standard">¿Cuánto tiempo tiene que cocer el pollo? - Échale dos horas.<text:span text:style-name="Emphasis">How long does the chicken need to cook? - I reckon two hours.</text:span></text:p>
      <text:p text:style-name="Standard">b. <text:a xlink:type="simple" xlink:href="http://www.spanishdict.com/translate/to%20think" text:style-name="Internet_20_link" text:visited-style-name="Visited_20_Internet_20_Link">to think</text:a> </text:p>
      <text:p text:style-name="Standard">Le echaba a tu hermana menos años que a ti.<text:span text:style-name="Emphasis">I thought your sister was younger than you.</text:span></text:p>
      <text:p text:style-name="Standard">10. (indicating an action) </text:p>
      <text:p text:style-name="Standard">a. no direct translation </text:p>
      <text:p text:style-name="Standard">¿Puedes echarme una mano con las bolsas de la compra?<text:span text:style-name="Emphasis">Can you give me a hand with the shopping bags?</text:span></text:p>
      <text:p text:style-name="Standard">Anoche, mis amigos y yo nos echamos unas risas en la cena.<text:span text:style-name="Emphasis">Last night, my friends and I shared a good laugh over dinner.</text:span></text:p>
      <text:p text:style-name="Standard">11. (to move) </text:p>
      <text:p text:style-name="Standard">a. <text:a xlink:type="simple" xlink:href="http://www.spanishdict.com/translate/to%20push" text:style-name="Internet_20_link" text:visited-style-name="Visited_20_Internet_20_Link">to push</text:a> </text:p>
      <text:p text:style-name="Standard">Echa la mesa a un lado para hacer más sitio para la fiesta.<text:span text:style-name="Emphasis">Push the table aside to make more room for the party.</text:span></text:p>
      <text:p text:style-name="Standard">12. (to lay off) </text:p>
      <text:p text:style-name="Standard">a. <text:a xlink:type="simple" xlink:href="http://www.spanishdict.com/translate/to%20fire" text:style-name="Internet_20_link" text:visited-style-name="Visited_20_Internet_20_Link">to fire</text:a> </text:p>
      <text:p text:style-name="Standard">Me echaron del trabajo por no cumplir con mis responsabilidades.<text:span text:style-name="Emphasis">I was fired from a job for not fulfilling my duties.</text:span></text:p>
      <text:p text:style-name="Standard">b. <text:a xlink:type="simple" xlink:href="http://www.spanishdict.com/translate/to%20sack" text:style-name="Internet_20_link" text:visited-style-name="Visited_20_Internet_20_Link">to sack</text:a> (United Kingdom) </text:p>
      <text:p text:style-name="Standard">Lo echaron porque nunca completaba sus proyectos.<text:span text:style-name="Emphasis">They sacked him because he never completed his project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3. (to start) </text:p>
      <text:p text:style-name="Standard">a. no direct translation </text:p>
      <text:p text:style-name="Standard">Mi hijo se echó a llorar cuando la enfermera le clavó la aguja en el brazo.<text:span text:style-name="Emphasis">My son began to cry when the nurse stuck the needle in his arm. </text:span></text:p>
      <text:p text:style-name="Standard">El ladrón se echó a correr cuando vio que la policía se acercaba a él.<text:span text:style-name="Emphasis">The thief started running when he saw the police coming toward him.</text:span></text:p>
      <text:p text:style-name="Standard">ech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4. (to propel oneself) </text:p>
      <text:p text:style-name="Standard"><text:soft-page-break/>a. <text:a xlink:type="simple" xlink:href="http://www.spanishdict.com/translate/to%20throw%20oneself" text:style-name="Internet_20_link" text:visited-style-name="Visited_20_Internet_20_Link">to throw oneself</text:a> </text:p>
      <text:p text:style-name="Standard">Intentó suicidarse echándose al agua desde el puente.<text:span text:style-name="Emphasis">He tried to commit suicide throwing himself into the water from the bridge.</text:span></text:p>
      <text:p text:style-name="Standard">15. (to recline) </text:p>
      <text:p text:style-name="Standard">a. <text:a xlink:type="simple" xlink:href="http://www.spanishdict.com/translate/to%20lie%20down" text:style-name="Internet_20_link" text:visited-style-name="Visited_20_Internet_20_Link">to lie down</text:a> </text:p>
      <text:p text:style-name="Standard">Solo tienes que echarte y disfrutar del masaje.<text:span text:style-name="Emphasis">Just lie down and enjoy your massage.</text:span></text:p>
      <text:p text:style-name="Standard">16. (to apply) </text:p>
      <text:p text:style-name="Standard">a. <text:a xlink:type="simple" xlink:href="http://www.spanishdict.com/translate/to%20put" text:style-name="Internet_20_link" text:visited-style-name="Visited_20_Internet_20_Link">to put</text:a> </text:p>
      <text:p text:style-name="Standard">Me eché protector solar antes de ir a la playa, pero me he quemé.<text:span text:style-name="Emphasis">I put on sunscreen before going to the beach, but I got a sunburn.</text:span></text:p>
      <text:p text:style-name="Standard">fenec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formal) (to lose one's life) </text:p>
      <text:p text:style-name="Standard">a. <text:a xlink:type="simple" xlink:href="http://www.spanishdict.com/translate/to%20pass%20away" text:style-name="Internet_20_link" text:visited-style-name="Visited_20_Internet_20_Link">to pass away</text:a> </text:p>
      <text:p text:style-name="Standard">En la novela que acabo de leer, la heroína fenece a temprana edad.<text:span text:style-name="Emphasis">In the novel I've just finished reading, the heroine passes away at a young age.</text:span></text:p>
      <text:p text:style-name="Standard">b. <text:a xlink:type="simple" xlink:href="http://www.spanishdict.com/translate/to%20die" text:style-name="Internet_20_link" text:visited-style-name="Visited_20_Internet_20_Link">to die</text:a> </text:p>
      <text:p text:style-name="Standard">El viejo temía fenecer en la pobreza.<text:span text:style-name="Emphasis">The old man feared dying in poverty.</text:span></text:p>
      <text:p text:style-name="Standard">2. (to cease) </text:p>
      <text:p text:style-name="Standard">a. <text:a xlink:type="simple" xlink:href="http://www.spanishdict.com/translate/to%20come%20to%20an%20end" text:style-name="Internet_20_link" text:visited-style-name="Visited_20_Internet_20_Link">to come to an end</text:a> </text:p>
      <text:p text:style-name="Standard">El proyecto feneció prácticamente antes de que comenzara.<text:span text:style-name="Emphasis">The project came to an end virtually before it even started.</text:span></text:p>
      <text:p text:style-name="Standard">enseñ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ducate) </text:p>
      <text:p text:style-name="Standard">a. <text:a xlink:type="simple" xlink:href="http://www.spanishdict.com/translate/to%20teach" text:style-name="Internet_20_link" text:visited-style-name="Visited_20_Internet_20_Link">to teach</text:a> </text:p>
      <text:p text:style-name="Standard">Mi padre me enseñó a pescar.<text:span text:style-name="Emphasis">My father taught me how to fish.</text:span></text:p>
      <text:p text:style-name="Standard">2. (to indicate) </text:p>
      <text:p text:style-name="Standard">a. <text:a xlink:type="simple" xlink:href="http://www.spanishdict.com/translate/to%20show" text:style-name="Internet_20_link" text:visited-style-name="Visited_20_Internet_20_Link">to show</text:a> </text:p>
      <text:p text:style-name="Standard">Ana me enseñó su casa nueva.<text:span text:style-name="Emphasis">Ana showed me her new house.</text:span></text:p>
      <text:p text:style-name="Standard">3. (to give as an example) </text:p>
      <text:p text:style-name="Standard">a. <text:a xlink:type="simple" xlink:href="http://www.spanishdict.com/translate/to%20teach" text:style-name="Internet_20_link" text:visited-style-name="Visited_20_Internet_20_Link">to teach</text:a> </text:p>
      <text:p text:style-name="Standard">Perder su trabajo le enseñó a ser más trabajador. <text:span text:style-name="Emphasis">Losing his job taught him to be more hardworking. </text:span></text:p>
      <text:p text:style-name="Standard">vol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move through the air) </text:p>
      <text:p text:style-name="Standard">a. <text:a xlink:type="simple" xlink:href="http://www.spanishdict.com/translate/to%20fly" text:style-name="Internet_20_link" text:visited-style-name="Visited_20_Internet_20_Link">to fly</text:a> </text:p>
      <text:p text:style-name="Standard">El águila extendió majestuosamente sus alas y voló por el aire.<text:span text:style-name="Emphasis">The eagle spread its wings majestically and flew through the air.</text:span></text:p>
      <text:p text:style-name="Standard">2. (to go fast) </text:p>
      <text:p text:style-name="Standard">a. <text:a xlink:type="simple" xlink:href="http://www.spanishdict.com/translate/to%20fly" text:style-name="Internet_20_link" text:visited-style-name="Visited_20_Internet_20_Link">to fly</text:a> (time) </text:p>
      <text:p text:style-name="Standard">Disfruta de estos momentos porque el tiempo vuela y los niños crecen muy rápido.<text:span text:style-name="Emphasis">Enjoy these moments because time flies and children grow up quickly.</text:span></text:p>
      <text:p text:style-name="Standard">b. <text:a xlink:type="simple" xlink:href="http://www.spanishdict.com/translate/to%20travel%20fast" text:style-name="Internet_20_link" text:visited-style-name="Visited_20_Internet_20_Link">to travel fast</text:a> (news) </text:p>
      <text:p text:style-name="Standard">Ya sé que te han dado un aumento, ¡las buenas noticias vuelan!<text:span text:style-name="Emphasis">I already know they gave you a raise; good news travels fast!</text:span></text:p>
      <text:p text:style-name="Standard">3. (to do quickly) </text:p>
      <text:p text:style-name="Standard">a. <text:a xlink:type="simple" xlink:href="http://www.spanishdict.com/translate/to%20rush" text:style-name="Internet_20_link" text:visited-style-name="Visited_20_Internet_20_Link">to rush</text:a> </text:p>
      <text:p text:style-name="Standard">Desayuné volando para no perder el autobús a la oficina.<text:span text:style-name="Emphasis">I rushed to have breakfast so as not to miss the bus to the office.</text:span></text:p>
      <text:p text:style-name="Standard">4. (to go away) </text:p>
      <text:p text:style-name="Standard">a. <text:a xlink:type="simple" xlink:href="http://www.spanishdict.com/translate/to%20vanish" text:style-name="Internet_20_link" text:visited-style-name="Visited_20_Internet_20_Link">to vanish</text:a> </text:p>
      <text:p text:style-name="Standard"><text:soft-page-break/>El dinero de la herencia voló en el mes después de nuestro viaje a Disney. <text:span text:style-name="Emphasis">The inheritance money vanished in the month after our trip to Disney World. </text:span></text:p>
      <text:p text:style-name="Standard">b. <text:a xlink:type="simple" xlink:href="http://www.spanishdict.com/translate/to%20disappear" text:style-name="Internet_20_link" text:visited-style-name="Visited_20_Internet_20_Link">to disappear</text:a> </text:p>
      <text:p text:style-name="Standard">La oportunidad de trabajo voló ante mis ojos cuando no me decidí a tiempo.<text:span text:style-name="Emphasis">The job opportunity disappeared before my eyes when I didn't decide on time.</text:span></text:p>
      <text:p text:style-name="Standard">5. (architecture) </text:p>
      <text:p text:style-name="Standard">a. <text:a xlink:type="simple" xlink:href="http://www.spanishdict.com/translate/to%20project" text:style-name="Internet_20_link" text:visited-style-name="Visited_20_Internet_20_Link">to project</text:a> </text:p>
      <text:p text:style-name="Standard">La cornisa del edificio volará desde la pared proporcionando sombra a su alrededor.<text:span text:style-name="Emphasis">The cornice of the building will project from the wall providing shade to its surroundings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6. (to blast) </text:p>
      <text:p text:style-name="Standard">a. <text:a xlink:type="simple" xlink:href="http://www.spanishdict.com/translate/to%20explode" text:style-name="Internet_20_link" text:visited-style-name="Visited_20_Internet_20_Link">to explode</text:a> </text:p>
      <text:p text:style-name="Standard">El terrorista trató de volar una bomba en una estación pero la policía lo detuvo.<text:span text:style-name="Emphasis">The terrorist tried to explode a bomb at a station but he was stopped by the police.</text:span></text:p>
      <text:p text:style-name="Standard">b. <text:a xlink:type="simple" xlink:href="http://www.spanishdict.com/translate/to%20blow%20up" text:style-name="Internet_20_link" text:visited-style-name="Visited_20_Internet_20_Link">to blow up</text:a> </text:p>
      <text:p text:style-name="Standard">Han volado la antigua central eléctrica para construir una autopista.<text:span text:style-name="Emphasis">The old power plant has been blown up to build a highway.</text:span></text:p>
      <text:p text:style-name="Standard">7. (to make fly) </text:p>
      <text:p text:style-name="Standard">a. <text:a xlink:type="simple" xlink:href="http://www.spanishdict.com/translate/to%20fly" text:style-name="Internet_20_link" text:visited-style-name="Visited_20_Internet_20_Link">to fly</text:a> </text:p>
      <text:p text:style-name="Standard">Si no hace viento, no podrás volar la cometa.<text:span text:style-name="Emphasis">If it isn't windy, you won't be able to fly your kite.</text:span></text:p>
      <text:p text:style-name="Standard">8. (to steal) (Latin America) </text:p>
      <text:p text:style-name="Standard">a. <text:a xlink:type="simple" xlink:href="http://www.spanishdict.com/translate/to%20swipe" text:style-name="Internet_20_link" text:visited-style-name="Visited_20_Internet_20_Link">to swipe</text:a> (colloquial) </text:p>
      <text:p text:style-name="Standard">Alguien le voló el bolso en el mercado.<text:span text:style-name="Emphasis">Someone swiped her purse at the market.</text:span></text:p>
      <text:p text:style-name="Standard">vol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9. (to go flying) </text:p>
      <text:p text:style-name="Standard">a. <text:a xlink:type="simple" xlink:href="http://www.spanishdict.com/translate/to%20blow%20away" text:style-name="Internet_20_link" text:visited-style-name="Visited_20_Internet_20_Link">to blow away</text:a> </text:p>
      <text:p text:style-name="Standard">Dejé las entradas en la mesa y se me han volado con una ráfaga de viento.<text:span text:style-name="Emphasis">I left the tickets on the table and they blew away in a gust of wind.</text:span></text:p>
      <text:p text:style-name="Standard">b. <text:a xlink:type="simple" xlink:href="http://www.spanishdict.com/translate/to%20fly%20away" text:style-name="Internet_20_link" text:visited-style-name="Visited_20_Internet_20_Link">to fly away</text:a> </text:p>
      <text:p text:style-name="Standard">Está triste porque se le voló el globo cuando mamá abrió la ventana.<text:span text:style-name="Emphasis">She's sad because her balloon flew away when mom opened the window.</text:span></text:p>
      <text:p text:style-name="Standard">c. <text:a xlink:type="simple" xlink:href="http://www.spanishdict.com/translate/to%20fly%20off" text:style-name="Internet_20_link" text:visited-style-name="Visited_20_Internet_20_Link">to fly off</text:a> </text:p>
      <text:p text:style-name="Standard">Los papeles se volaron del escritorio cuando abrió la ventana.<text:span text:style-name="Emphasis">The papers flew off the desk when she opened the window.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0. (to escape) </text:p>
      <text:p text:style-name="Standard">a. <text:a xlink:type="simple" xlink:href="http://www.spanishdict.com/translate/to%20elope" text:style-name="Internet_20_link" text:visited-style-name="Visited_20_Internet_20_Link">to elope</text:a> </text:p>
      <text:p text:style-name="Standard">Su novio se le voló con su mejor amiga.<text:span text:style-name="Emphasis">Her fiancé eloped with her best friend.</text:span></text:p>
      <text:p text:style-name="Standard">b. <text:a xlink:type="simple" xlink:href="http://www.spanishdict.com/translate/to%20play%20hooky" text:style-name="Internet_20_link" text:visited-style-name="Visited_20_Internet_20_Link">to play hooky</text:a> (United States) </text:p>
      <text:p text:style-name="Standard">Ana se voló las clases para ir con su novio al cine.<text:span text:style-name="Emphasis">Ana played hooky from high school to go to the movies with her boyfriend.</text:span></text:p>
      <text:p text:style-name="Standard">11. (to turn to vapor) (Mexico) </text:p>
      <text:p text:style-name="Standard">a. <text:a xlink:type="simple" xlink:href="http://www.spanishdict.com/translate/to%20evaporate" text:style-name="Internet_20_link" text:visited-style-name="Visited_20_Internet_20_Link">to evaporate</text:a> </text:p>
      <text:p text:style-name="Standard">Puedes añadir vino a tus salsas porque el alcohol se vuela al cocinarse.<text:span text:style-name="Emphasis">You can add wine to your sauces since the alcohol evaporates during cooking.</text:span></text:p>
      <text:p text:style-name="Standard">12. (to go mad) (Latin America) </text:p>
      <text:p text:style-name="Standard">a. <text:a xlink:type="simple" xlink:href="http://www.spanishdict.com/translate/to%20lose%20one%27s%20temper" text:style-name="Internet_20_link" text:visited-style-name="Visited_20_Internet_20_Link">to lose one's temper</text:a> </text:p>
      <text:p text:style-name="Standard">Mi hermano se voló cuando averiguó que su mujer lo engañaba.<text:span text:style-name="Emphasis">My brother lost his temper when he found out his wife was cheating on him.</text:span></text:p>
      <text:p text:style-name="Standard">cla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<text:soft-page-break/>1. (to demand) </text:p>
      <text:p text:style-name="Standard">a. <text:a xlink:type="simple" xlink:href="http://www.spanishdict.com/translate/to%20cry%20out%20for" text:style-name="Internet_20_link" text:visited-style-name="Visited_20_Internet_20_Link">to cry out for</text:a> </text:p>
      <text:p text:style-name="Standard">Los aldeanos clamaban la ejecución del asesino.<text:span text:style-name="Emphasis">The villagers cried out for the execution of the murderer.</text:span></text:p>
      <text:p text:style-name="Standard">b. <text:a xlink:type="simple" xlink:href="http://www.spanishdict.com/translate/to%20clamor%20for" text:style-name="Internet_20_link" text:visited-style-name="Visited_20_Internet_20_Link">to clamor for</text:a> (United States) </text:p>
      <text:p text:style-name="Standard">Los familiares de la víctima claman justicia.<text:span text:style-name="Emphasis">The relatives of the victim clamor for justice.</text:span></text:p>
      <text:p text:style-name="Standard">c. <text:a xlink:type="simple" xlink:href="http://www.spanishdict.com/translate/to%20clamour%20for" text:style-name="Internet_20_link" text:visited-style-name="Visited_20_Internet_20_Link">to clamour for</text:a> (United Kingdom) </text:p>
      <text:p text:style-name="Standard">Los feministas claman derechos igualitarios.<text:span text:style-name="Emphasis">Feminists clamour for equal right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call out) </text:p>
      <text:p text:style-name="Standard">a. <text:a xlink:type="simple" xlink:href="http://www.spanishdict.com/translate/to%20cry%20out" text:style-name="Internet_20_link" text:visited-style-name="Visited_20_Internet_20_Link">to cry out</text:a> </text:p>
      <text:p text:style-name="Standard">El soldado herido clamaba, pero el médico no aparecía.<text:span text:style-name="Emphasis">The wounded soldier cried out, but the medic didn't show up.</text:span></text:p>
      <text:p text:style-name="Standard">3. (to argue against; used with "contra") </text:p>
      <text:p text:style-name="Standard">a. <text:a xlink:type="simple" xlink:href="http://www.spanishdict.com/translate/to%20protest" text:style-name="Internet_20_link" text:visited-style-name="Visited_20_Internet_20_Link">to protest</text:a> </text:p>
      <text:p text:style-name="Standard">Los obreros clamaron contra el recorte de sueldo.<text:span text:style-name="Emphasis">The workers protested against the pay cut.</text:span></text:p>
      <text:p text:style-name="Standard">b. <text:a xlink:type="simple" xlink:href="http://www.spanishdict.com/translate/to%20cry%20out" text:style-name="Internet_20_link" text:visited-style-name="Visited_20_Internet_20_Link">to cry out</text:a> </text:p>
      <text:p text:style-name="Standard">Los manifestantes clamaban contra el abuso de poder de la policía.<text:span text:style-name="Emphasis">The protesters cried out against the police's abuse of power.</text:span></text:p>
      <text:p text:style-name="Standard">c. <text:a xlink:type="simple" xlink:href="http://www.spanishdict.com/translate/to%20clamor" text:style-name="Internet_20_link" text:visited-style-name="Visited_20_Internet_20_Link">to clamor</text:a> (United States) </text:p>
      <text:p text:style-name="Standard">El cuerpo docente clamó contra el despido del profesor Rojas.<text:span text:style-name="Emphasis">The faculty clamored against the dismissal of professor Rojas.</text:span></text:p>
      <text:p text:style-name="Standard">d. <text:a xlink:type="simple" xlink:href="http://www.spanishdict.com/translate/to%20clamour" text:style-name="Internet_20_link" text:visited-style-name="Visited_20_Internet_20_Link">to clamour</text:a> (United Kingdom) </text:p>
      <text:p text:style-name="Standard">Clamamos contra las injusticias cometidas contra las minorías.<text:span text:style-name="Emphasis">We clamoured against the injustices committed against minorities.</text:span></text:p>
      <text:p text:style-name="Standard">persegu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un after) </text:p>
      <text:p text:style-name="Standard">a. <text:a xlink:type="simple" xlink:href="http://www.spanishdict.com/translate/to%20pursue" text:style-name="Internet_20_link" text:visited-style-name="Visited_20_Internet_20_Link">to pursue</text:a> </text:p>
      <text:p text:style-name="Standard">La policía persiguió al criminal por tres días antes de capturarlo.<text:span text:style-name="Emphasis">The police pursued the criminal for three days before capturing him.</text:span></text:p>
      <text:p text:style-name="Standard">b. <text:a xlink:type="simple" xlink:href="http://www.spanishdict.com/translate/to%20follow" text:style-name="Internet_20_link" text:visited-style-name="Visited_20_Internet_20_Link">to follow</text:a> </text:p>
      <text:p text:style-name="Standard">El agente persiguió al vehículo sospechoso por seis cuadras.<text:span text:style-name="Emphasis">The agent followed the suspicious vehicle for six blocks.</text:span></text:p>
      <text:p text:style-name="Standard">c. <text:a xlink:type="simple" xlink:href="http://www.spanishdict.com/translate/to%20chase" text:style-name="Internet_20_link" text:visited-style-name="Visited_20_Internet_20_Link">to chase</text:a> </text:p>
      <text:p text:style-name="Standard">El león perseguirá la gacela hasta que se canse.<text:span text:style-name="Emphasis">The lion will chase the gazelle until it gets tired.</text:span></text:p>
      <text:p text:style-name="Standard">2. (to try to accomplish) </text:p>
      <text:p text:style-name="Standard">a. <text:a xlink:type="simple" xlink:href="http://www.spanishdict.com/translate/to%20pursue" text:style-name="Internet_20_link" text:visited-style-name="Visited_20_Internet_20_Link">to pursue</text:a> </text:p>
      <text:p text:style-name="Standard">Ella siempre ha perseguido una carrera de una actriz. <text:span text:style-name="Emphasis">She has always pursued a career as an actress. </text:span></text:p>
      <text:p text:style-name="Standard">3. (to pester) </text:p>
      <text:p text:style-name="Standard">a. <text:a xlink:type="simple" xlink:href="http://www.spanishdict.com/translate/to%20harass" text:style-name="Internet_20_link" text:visited-style-name="Visited_20_Internet_20_Link">to harass</text:a> </text:p>
      <text:p text:style-name="Standard">Suele perseguir a la gente hasta que consigue lo que quiere.<text:span text:style-name="Emphasis">He tends to harass people until he gets what he wants.</text:span></text:p>
      <text:p text:style-name="Standard">4. (to oppress) </text:p>
      <text:p text:style-name="Standard">a. <text:a xlink:type="simple" xlink:href="http://www.spanishdict.com/translate/to%20persecute" text:style-name="Internet_20_link" text:visited-style-name="Visited_20_Internet_20_Link">to persecute</text:a> </text:p>
      <text:p text:style-name="Standard">Durante la inquisición del siglo XVI, se persiguió fuertemente a los judíos. <text:span text:style-name="Emphasis">During the inquisition of the 16th century, Jews were heavily persecuted. </text:span></text:p>
      <text:p text:style-name="Standard">quebra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mash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<text:soft-page-break/>Han detenido a un chico por quebrantar la ventanas de un carro.<text:span text:style-name="Emphasis">A guy has been arrested for breaking a car window.</text:span></text:p>
      <text:p text:style-name="Standard">b. <text:a xlink:type="simple" xlink:href="http://www.spanishdict.com/translate/to%20crack" text:style-name="Internet_20_link" text:visited-style-name="Visited_20_Internet_20_Link">to crack</text:a> </text:p>
      <text:p text:style-name="Standard">Miguel quebrantó el armario para demostrar que tenía suficiente fuerza.<text:span text:style-name="Emphasis">Miguel cracked the cupboard to show he was strong enough.</text:span></text:p>
      <text:p text:style-name="Standard">c. <text:a xlink:type="simple" xlink:href="http://www.spanishdict.com/translate/to%20shatter" text:style-name="Internet_20_link" text:visited-style-name="Visited_20_Internet_20_Link">to shatter</text:a> </text:p>
      <text:p text:style-name="Standard">Varios vándalos quebrantaron unas farolas anoche.<text:span text:style-name="Emphasis">Several hooligans shattered some streetlights last night.</text:span></text:p>
      <text:p text:style-name="Standard">2. (to fail to fulfill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El maltratador quebrantó la orden de alojamiento y la policía le detuvo.<text:span text:style-name="Emphasis">The batterer broke the protective order so police arrested him.</text:span></text:p>
      <text:p text:style-name="Standard">3. (to debilitate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No ganar el primer premio quebrantó el espíritu del corredor.<text:span text:style-name="Emphasis">Failing to win first prize broke the runner's spirit.</text:span></text:p>
      <text:p text:style-name="Standard">b. <text:a xlink:type="simple" xlink:href="http://www.spanishdict.com/translate/to%20weaken" text:style-name="Internet_20_link" text:visited-style-name="Visited_20_Internet_20_Link">to weaken</text:a> </text:p>
      <text:p text:style-name="Standard">Discutía diariamente con mi pareja y eso quebrantó nuestra relación.<text:span text:style-name="Emphasis">I argued every day with my partner and that weakened our relationship.</text:span></text:p>
      <text:p text:style-name="Standard">c. <text:a xlink:type="simple" xlink:href="http://www.spanishdict.com/translate/to%20destroy" text:style-name="Internet_20_link" text:visited-style-name="Visited_20_Internet_20_Link">to destroy</text:a> </text:p>
      <text:p text:style-name="Standard">La infidelidad quebrantó la confianza entre Ana y Juan.<text:span text:style-name="Emphasis">The infidelity destroyed the trust between Ana and Juan.</text:span></text:p>
      <text:p text:style-name="Standard">4. (to harm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El atentado en la ciudad quebrantó su imagen de lugar pacífico.<text:span text:style-name="Emphasis">The attack in the city broke its picture of a peaceful place.</text:span></text:p>
      <text:p text:style-name="Standard">5. (to desecrate) </text:p>
      <text:p text:style-name="Standard">a. <text:a xlink:type="simple" xlink:href="http://www.spanishdict.com/translate/to%20break%20into" text:style-name="Internet_20_link" text:visited-style-name="Visited_20_Internet_20_Link">to break into</text:a> </text:p>
      <text:p text:style-name="Standard">Dos delincuentes quebrantaron un banco para robar.<text:span text:style-name="Emphasis">Two criminals broke into a bank to steal.</text:span></text:p>
      <text:p text:style-name="Standard">b. <text:a xlink:type="simple" xlink:href="http://www.spanishdict.com/translate/to%20violate" text:style-name="Internet_20_link" text:visited-style-name="Visited_20_Internet_20_Link">to violate</text:a> (formal) (something sacred) </text:p>
      <text:p text:style-name="Standard">El acusado quebrantó varias tumbas en busca de joyas.<text:span text:style-name="Emphasis">The defendant violated several tombs searching for jewels.</text:span></text:p>
      <text:p text:style-name="Standard">quebran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break) </text:p>
      <text:p text:style-name="Standard">a. <text:a xlink:type="simple" xlink:href="http://www.spanishdict.com/translate/to%20crack" text:style-name="Internet_20_link" text:visited-style-name="Visited_20_Internet_20_Link">to crack</text:a> </text:p>
      <text:p text:style-name="Standard">El jarrón se quebrantó con un balonazo.<text:span text:style-name="Emphasis">The vase cracked with the hit of the ball.</text:span></text:p>
      <text:p text:style-name="Standard">7. (to decline) </text:p>
      <text:p text:style-name="Standard">a. <text:a xlink:type="simple" xlink:href="http://www.spanishdict.com/translate/to%20break%20down" text:style-name="Internet_20_link" text:visited-style-name="Visited_20_Internet_20_Link">to break down</text:a> </text:p>
      <text:p text:style-name="Standard">Tras el divorcio, Julia se quebrantó de tristeza.<text:span text:style-name="Emphasis">After the divorce, Julie broke down in sadness.</text:span></text:p>
      <text:p text:style-name="Standard">b. <text:a xlink:type="simple" xlink:href="http://www.spanishdict.com/translate/to%20deteriorate" text:style-name="Internet_20_link" text:visited-style-name="Visited_20_Internet_20_Link">to deteriorate</text:a> </text:p>
      <text:p text:style-name="Standard">La salud de mi abuelo se quebranta cada vez más por culpa de la enfermedad.<text:span text:style-name="Emphasis">My grandfather's health deteriorates more and more because of his illness.</text:span></text:p>
      <text:p text:style-name="Standard">c. <text:a xlink:type="simple" xlink:href="http://www.spanishdict.com/translate/to%20be%20broken" text:style-name="Internet_20_link" text:visited-style-name="Visited_20_Internet_20_Link">to be broken</text:a> </text:p>
      <text:p text:style-name="Standard">La mujer se quebrantó tras la muerte de su marido.<text:span text:style-name="Emphasis">The woman was broken when her husband died.</text:span></text:p>
      <text:p text:style-name="Standard">deten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alt) </text:p>
      <text:p text:style-name="Standard">a. <text:a xlink:type="simple" xlink:href="http://www.spanishdict.com/translate/to%20stop" text:style-name="Internet_20_link" text:visited-style-name="Visited_20_Internet_20_Link">to stop</text:a> </text:p>
      <text:p text:style-name="Standard">El accidente detuvo la circulación de tráfico por completo.<text:span text:style-name="Emphasis">The accident stopped the flow of traffic completely.</text:span></text:p>
      <text:p text:style-name="Standard">2. (to detain) </text:p>
      <text:p text:style-name="Standard"><text:soft-page-break/>a. <text:a xlink:type="simple" xlink:href="http://www.spanishdict.com/translate/to%20arrest" text:style-name="Internet_20_link" text:visited-style-name="Visited_20_Internet_20_Link">to arrest</text:a> </text:p>
      <text:p text:style-name="Standard">La policía detuvo al criminal tan pronto como lo encontraron.<text:span text:style-name="Emphasis">The police arrested the criminal as soon as they found him.</text:span></text:p>
      <text:p text:style-name="Standard">3. (to hold up) </text:p>
      <text:p text:style-name="Standard">a. <text:a xlink:type="simple" xlink:href="http://www.spanishdict.com/translate/to%20delay" text:style-name="Internet_20_link" text:visited-style-name="Visited_20_Internet_20_Link">to delay</text:a> </text:p>
      <text:p text:style-name="Standard">Un ladrón detuvo a la policía mientras el otro se escapó con el dinero.<text:span text:style-name="Emphasis">One robber delayed the police while the other got away with the money.</text:span></text:p>
      <text:p text:style-name="Standard">deten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cease movement) </text:p>
      <text:p text:style-name="Standard">a. <text:a xlink:type="simple" xlink:href="http://www.spanishdict.com/translate/to%20stop" text:style-name="Internet_20_link" text:visited-style-name="Visited_20_Internet_20_Link">to stop</text:a> </text:p>
      <text:p text:style-name="Standard">Ellos se detuvieron en seco cuando escucharon la sirena.<text:span text:style-name="Emphasis">They stopped in their tracks when they heard the siren.</text:span></text:p>
      <text:p text:style-name="Standard">priv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spossess; used with "de") </text:p>
      <text:p text:style-name="Standard">a. <text:a xlink:type="simple" xlink:href="http://www.spanishdict.com/translate/to%20deprive%20of" text:style-name="Internet_20_link" text:visited-style-name="Visited_20_Internet_20_Link">to deprive of</text:a> </text:p>
      <text:p text:style-name="Standard">El acusado fue privado injustamente de su libertad.<text:span text:style-name="Emphasis">The accused was unjustly deprived of his liberty.</text:span></text:p>
      <text:p text:style-name="Standard">b. <text:a xlink:type="simple" xlink:href="http://www.spanishdict.com/translate/to%20take%20away" text:style-name="Internet_20_link" text:visited-style-name="Visited_20_Internet_20_Link">to take away</text:a> </text:p>
      <text:p text:style-name="Standard">No hay que privar a nadie de sus derechos.<text:span text:style-name="Emphasis">We must not take away anybody's rights.</text:span></text:p>
      <text:p text:style-name="Standard">2. (to fire; used with "de") </text:p>
      <text:p text:style-name="Standard">a. <text:a xlink:type="simple" xlink:href="http://www.spanishdict.com/translate/to%20dismiss%20from" text:style-name="Internet_20_link" text:visited-style-name="Visited_20_Internet_20_Link">to dismiss from</text:a> </text:p>
      <text:p text:style-name="Standard">No esperaba que me privaran de mi puesto.<text:span text:style-name="Emphasis">I wasn't expecting to be dismissed from my job.</text:span></text:p>
      <text:p text:style-name="Standard">3. (to prohibit; used with "de") </text:p>
      <text:p text:style-name="Standard">a. <text:a xlink:type="simple" xlink:href="http://www.spanishdict.com/translate/to%20forbid" text:style-name="Internet_20_link" text:visited-style-name="Visited_20_Internet_20_Link">to forbid</text:a> </text:p>
      <text:p text:style-name="Standard">Los médicos privaron al paciente del tabaco y del consumo de alcohol.<text:span text:style-name="Emphasis">The doctors forbade the patient to smoke and consume alcohol.</text:span></text:p>
      <text:p text:style-name="Standard">4. (to leave unconscious) </text:p>
      <text:p text:style-name="Standard">a. <text:a xlink:type="simple" xlink:href="http://www.spanishdict.com/translate/to%20knock%20out" text:style-name="Internet_20_link" text:visited-style-name="Visited_20_Internet_20_Link">to knock out</text:a> </text:p>
      <text:p text:style-name="Standard">El boxeador privó a su contrincante con el último golpe.<text:span text:style-name="Emphasis">The boxer knocked out his opponent with his last punch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prevail) </text:p>
      <text:p text:style-name="Standard">a. <text:a xlink:type="simple" xlink:href="http://www.spanishdict.com/translate/to%20be%20popular" text:style-name="Internet_20_link" text:visited-style-name="Visited_20_Internet_20_Link">to be popular</text:a> </text:p>
      <text:p text:style-name="Standard">En las bodas privan los vestidos largos.<text:span text:style-name="Emphasis">Long dresses are popular at weddings.</text:span></text:p>
      <text:p text:style-name="Standard">6. (to be trendy) </text:p>
      <text:p text:style-name="Standard">a. <text:a xlink:type="simple" xlink:href="http://www.spanishdict.com/translate/to%20be%20in" text:style-name="Internet_20_link" text:visited-style-name="Visited_20_Internet_20_Link">to be in</text:a> </text:p>
      <text:p text:style-name="Standard">Este año privan las barbas.<text:span text:style-name="Emphasis">Beards are in this year.</text:span></text:p>
      <text:p text:style-name="Standard">b. <text:a xlink:type="simple" xlink:href="http://www.spanishdict.com/translate/to%20be%20in%20fashion" text:style-name="Internet_20_link" text:visited-style-name="Visited_20_Internet_20_Link">to be in fashion</text:a> </text:p>
      <text:p text:style-name="Standard">Estos son los colores que privarán este verano.<text:span text:style-name="Emphasis">These are the colors that will be in fashion this summer.</text:span></text:p>
      <text:p text:style-name="Standard">7. (colloquial) (to please) (Ecuador) (Spain) </text:p>
      <text:p text:style-name="Standard">a. <text:a xlink:type="simple" xlink:href="http://www.spanishdict.com/translate/to%20really%20like" text:style-name="Internet_20_link" text:visited-style-name="Visited_20_Internet_20_Link">to really like</text:a> </text:p>
      <text:p text:style-name="Standard">Me priva escuchar ópera.<text:span text:style-name="Emphasis">I really like listening to opera.</text:span></text:p>
      <text:p text:style-name="Standard">b. <text:a xlink:type="simple" xlink:href="http://www.spanishdict.com/translate/to%20love" text:style-name="Internet_20_link" text:visited-style-name="Visited_20_Internet_20_Link">to love</text:a> </text:p>
      <text:p text:style-name="Standard">A Valeria le privan las almendras.<text:span text:style-name="Emphasis">Valeria loves almonds.</text:span></text:p>
      <text:p text:style-name="Standard">8. (slang) (to drink) (Spain) </text:p>
      <text:p text:style-name="Standard">a. <text:a xlink:type="simple" xlink:href="http://www.spanishdict.com/translate/to%20booze" text:style-name="Internet_20_link" text:visited-style-name="Visited_20_Internet_20_Link">to booze</text:a> (colloquial) </text:p>
      <text:p text:style-name="Standard">Santiago no paró de privar anoche.<text:span text:style-name="Emphasis">Santiago didn't stop boozing last night.</text:span></text:p>
      <text:p text:style-name="Standard">b. <text:a xlink:type="simple" xlink:href="http://www.spanishdict.com/translate/to%20drink" text:style-name="Internet_20_link" text:visited-style-name="Visited_20_Internet_20_Link">to drink</text:a> </text:p>
      <text:p text:style-name="Standard">A mi tío le va privar en un bar que está cerca de casa. Allí lo encontraremos.<text:span text:style-name="Emphasis">My uncle likes drinking in a bar that's near his home. We'll find him there.</text:span></text:p>
      <text:p text:style-name="Standard"><text:soft-page-break/>priv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9. (to abstain; used with "de") </text:p>
      <text:p text:style-name="Standard">a. <text:a xlink:type="simple" xlink:href="http://www.spanishdict.com/translate/to%20deprive%20oneself%20of" text:style-name="Internet_20_link" text:visited-style-name="Visited_20_Internet_20_Link">to deprive oneself of</text:a> </text:p>
      <text:p text:style-name="Standard">No te prives de todo lo que te gusta. ¡Disfruta de la vida!<text:span text:style-name="Emphasis">Don't deprive yourself of everything you like. Enjoy life!</text:span></text:p>
      <text:p text:style-name="Standard">b. <text:a xlink:type="simple" xlink:href="http://www.spanishdict.com/translate/to%20give%20up" text:style-name="Internet_20_link" text:visited-style-name="Visited_20_Internet_20_Link">to give up</text:a> </text:p>
      <text:p text:style-name="Standard">Decidí privarme de ciertos alimentos para mantenerme en forma.<text:span text:style-name="Emphasis">I decided to give up certain foods in order to stay fit.</text:span></text:p>
      <text:p text:style-name="Standard">c. <text:a xlink:type="simple" xlink:href="http://www.spanishdict.com/translate/to%20go%20without" text:style-name="Internet_20_link" text:visited-style-name="Visited_20_Internet_20_Link">to go without</text:a> </text:p>
      <text:p text:style-name="Standard">No me di cuenta de que mi hermana se privaba de comer para alimentar a su familia.<text:span text:style-name="Emphasis">I didn't realize that my sister was going without food to feed her family.</text:span></text:p>
      <text:p text:style-name="Standard">d. <text:a xlink:type="simple" xlink:href="http://www.spanishdict.com/translate/to%20want%20for" text:style-name="Internet_20_link" text:visited-style-name="Visited_20_Internet_20_Link">to want for</text:a> </text:p>
      <text:p text:style-name="Standard">Como ves, los animales de este parque zoológico no se privan de nada .<text:span text:style-name="Emphasis">As you can see, the animals at this zoo want for nothing.</text:span></text:p>
      <text:p text:style-name="Standard">10. (to lose consciousness) </text:p>
      <text:p text:style-name="Standard">a. <text:a xlink:type="simple" xlink:href="http://www.spanishdict.com/translate/to%20be%20knocked%20out" text:style-name="Internet_20_link" text:visited-style-name="Visited_20_Internet_20_Link">to be knocked out</text:a> </text:p>
      <text:p text:style-name="Standard">El niño se privó por el golpe.<text:span text:style-name="Emphasis">The boy was knocked out by the blow.</text:span></text:p>
      <text:p text:style-name="Standard">11. (to sleep) (Central America) </text:p>
      <text:p text:style-name="Standard">a. <text:a xlink:type="simple" xlink:href="http://www.spanishdict.com/translate/to%20fall%20asleep" text:style-name="Internet_20_link" text:visited-style-name="Visited_20_Internet_20_Link">to fall asleep</text:a> </text:p>
      <text:p text:style-name="Standard">Llegando del viaje, se acostó en el sofá y se privó.<text:span text:style-name="Emphasis">On ariving home from the trip, he lay down on the sofa and fell asleep.</text:span></text:p>
      <text:p text:style-name="Standard">mezqui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be%20stingy%20with" text:style-name="Internet_20_link" text:visited-style-name="Visited_20_Internet_20_Link">to be stingy with</text:a> </text:p>
      <text:p text:style-name="Standard">No le mezquines elogios a tu hijo. ¡Se los merece!<text:span text:style-name="Emphasis">Don't be stingy with praise for your son. He deserves it!</text:span></text:p>
      <text:p text:style-name="Standard">b. <text:a xlink:type="simple" xlink:href="http://www.spanishdict.com/translate/to%20skimp%20on" text:style-name="Internet_20_link" text:visited-style-name="Visited_20_Internet_20_Link">to skimp on</text:a> </text:p>
      <text:p text:style-name="Standard">Mis vecinos no mezquinaron ningún gasto en la celebración del cumpleaños de su hija.<text:span text:style-name="Emphasis">My neighbors didn't skimp on the cost of their daughter's birthday celebrations.</text:span></text:p>
      <text:p text:style-name="Standard">destru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avage) </text:p>
      <text:p text:style-name="Standard">a. <text:a xlink:type="simple" xlink:href="http://www.spanishdict.com/translate/to%20destroy" text:style-name="Internet_20_link" text:visited-style-name="Visited_20_Internet_20_Link">to destroy</text:a> </text:p>
      <text:p text:style-name="Standard">Los niños destruyeron el castillo de arena.<text:span text:style-name="Emphasis">The kids destroyed the sand castle.</text:span></text:p>
      <text:p text:style-name="Standard">b. <text:a xlink:type="simple" xlink:href="http://www.spanishdict.com/translate/to%20demolish" text:style-name="Internet_20_link" text:visited-style-name="Visited_20_Internet_20_Link">to demolish</text:a> </text:p>
      <text:p text:style-name="Standard">Vamos a destruir estas dos casas y construir una nueva más grande. <text:span text:style-name="Emphasis">We are going to demolish these two houses and build a bigger one. </text:span></text:p>
      <text:p text:style-name="Standard">2. (to end) </text:p>
      <text:p text:style-name="Standard">a. <text:a xlink:type="simple" xlink:href="http://www.spanishdict.com/translate/to%20wreck" text:style-name="Internet_20_link" text:visited-style-name="Visited_20_Internet_20_Link">to wreck</text:a> </text:p>
      <text:p text:style-name="Standard">Las discusiones políticas destruyeron su amistad.<text:span text:style-name="Emphasis">Political arguments wrecked their friendship. </text:span></text:p>
      <text:p text:style-name="Standard">b. <text:a xlink:type="simple" xlink:href="http://www.spanishdict.com/translate/to%20destroy" text:style-name="Internet_20_link" text:visited-style-name="Visited_20_Internet_20_Link">to destroy</text:a> </text:p>
      <text:p text:style-name="Standard">El huracán destruyó sus planes de vacaciones. <text:span text:style-name="Emphasis">The hurricane destroyed their vacation plans. </text:span></text:p>
      <text:p text:style-name="Standard">c. <text:a xlink:type="simple" xlink:href="http://www.spanishdict.com/translate/to%20demolish" text:style-name="Internet_20_link" text:visited-style-name="Visited_20_Internet_20_Link">to demolish</text:a> </text:p>
      <text:p text:style-name="Standard">Dr. Banderas destruyó la hipótesis del Dr. Magallanes. <text:span text:style-name="Emphasis">Dr. Banderas demolished Dr. Magallanes' hypothesis. </text:span></text:p>
      <text:p text:style-name="Standard">d. <text:a xlink:type="simple" xlink:href="http://www.spanishdict.com/translate/to%20dash" text:style-name="Internet_20_link" text:visited-style-name="Visited_20_Internet_20_Link">to dash</text:a> </text:p>
      <text:p text:style-name="Standard">La explosión esta mañana destruyó cualquier esperanza de una resolución pronta al conflicto. <text:span text:style-name="Emphasis">The explosion this morning dashed any hopes of a quick resolution to the conflict. </text:span></text:p>
      <text:p text:style-name="Standard">e. <text:a xlink:type="simple" xlink:href="http://www.spanishdict.com/translate/to%20shatter" text:style-name="Internet_20_link" text:visited-style-name="Visited_20_Internet_20_Link">to shatter</text:a> </text:p>
      <text:p text:style-name="Standard"><text:soft-page-break/>El helicóptero se estrelló y destrozó la esperanza de John de ser rescatado.<text:span text:style-name="Emphasis">The helicopter crashed and shattered John's hope of being rescued.</text:span></text:p>
      <text:p text:style-name="Standard">f. <text:a xlink:type="simple" xlink:href="http://www.spanishdict.com/translate/to%20ruin" text:style-name="Internet_20_link" text:visited-style-name="Visited_20_Internet_20_Link">to ruin</text:a> </text:p>
      <text:p text:style-name="Standard">La foto comprometedora destruyó su candidatura.<text:span text:style-name="Emphasis">The compromising photo ruined su candidacy.</text:span></text:p>
      <text:p text:style-name="Standard">tronar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1. (weather) </text:p>
      <text:p text:style-name="Standard">a. <text:a xlink:type="simple" xlink:href="http://www.spanishdict.com/translate/to%20thunder" text:style-name="Internet_20_link" text:visited-style-name="Visited_20_Internet_20_Link">to thunder</text:a> </text:p>
      <text:p text:style-name="Standard">Toda la noche estuvo tronando.<text:span text:style-name="Emphasis">It was thundering all nigh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resound) </text:p>
      <text:p text:style-name="Standard">a. <text:a xlink:type="simple" xlink:href="http://www.spanishdict.com/translate/to%20thunder" text:style-name="Internet_20_link" text:visited-style-name="Visited_20_Internet_20_Link">to thunder</text:a> </text:p>
      <text:p text:style-name="Standard">Los cañones tronaban sin cesar.<text:span text:style-name="Emphasis">The guns thundered incessantly.</text:span></text:p>
      <text:p text:style-name="Standard">b. <text:a xlink:type="simple" xlink:href="http://www.spanishdict.com/translate/to%20boom" text:style-name="Internet_20_link" text:visited-style-name="Visited_20_Internet_20_Link">to boom</text:a> </text:p>
      <text:p text:style-name="Standard">Escuché los tambores del desfile tronando.<text:span text:style-name="Emphasis">I heard the parade drums booming.</text:span></text:p>
      <text:p text:style-name="Standard">3. (to explode) (Central America) (Mexico) </text:p>
      <text:p text:style-name="Standard">a. <text:a xlink:type="simple" xlink:href="http://www.spanishdict.com/translate/to%20go%20off" text:style-name="Internet_20_link" text:visited-style-name="Visited_20_Internet_20_Link">to go off</text:a> (rocket) </text:p>
      <text:p text:style-name="Standard">Parece que un cohete tronó entre la muchedumbre y se desató el pánico.<text:span text:style-name="Emphasis">A rocket seemingly went off in the crowd, which was thrown into a panic.</text:span></text:p>
      <text:p text:style-name="Standard">b. <text:a xlink:type="simple" xlink:href="http://www.spanishdict.com/translate/to%20burst" text:style-name="Internet_20_link" text:visited-style-name="Visited_20_Internet_20_Link">to burst</text:a> (balloon) </text:p>
      <text:p text:style-name="Standard">El globo tronó al tocar el calefactor.<text:span text:style-name="Emphasis">The balloon burst when it touched the heater.</text:span></text:p>
      <text:p text:style-name="Standard">4. (to shout) </text:p>
      <text:p text:style-name="Standard">a. <text:a xlink:type="simple" xlink:href="http://www.spanishdict.com/translate/to%20roar" text:style-name="Internet_20_link" text:visited-style-name="Visited_20_Internet_20_Link">to roar</text:a> </text:p>
      <text:p text:style-name="Standard">"¿Qué quieres decir?", tronó mi padre.<text:span text:style-name="Emphasis">"What do you mean?," roared my father.</text:span></text:p>
      <text:p text:style-name="Standard">b. <text:a xlink:type="simple" xlink:href="http://www.spanishdict.com/translate/to%20thunder" text:style-name="Internet_20_link" text:visited-style-name="Visited_20_Internet_20_Link">to thunder</text:a> </text:p>
      <text:p text:style-name="Standard">Mi jefe tronó: "¡Eres un incompetente!".<text:span text:style-name="Emphasis">My boss thundered: "You're completely incompetent!"</text:span></text:p>
      <text:p text:style-name="Standard">5. (to express disapproval; used with "contra") </text:p>
      <text:p text:style-name="Standard">a. <text:a xlink:type="simple" xlink:href="http://www.spanishdict.com/translate/to%20rage" text:style-name="Internet_20_link" text:visited-style-name="Visited_20_Internet_20_Link">to rage</text:a> </text:p>
      <text:p text:style-name="Standard">Ana tronaba contra todos en la oficina.<text:span text:style-name="Emphasis">Ana raged against everyone at the office.</text:span></text:p>
      <text:p text:style-name="Standard">b. <text:a xlink:type="simple" xlink:href="http://www.spanishdict.com/translate/to%20rant" text:style-name="Internet_20_link" text:visited-style-name="Visited_20_Internet_20_Link">to rant</text:a> </text:p>
      <text:p text:style-name="Standard">La señora Cruz tronaba contra la corrupción de los partidos más importantes.<text:span text:style-name="Emphasis">Mrs Cruz was ranting about corruption in the major political parties.</text:span></text:p>
      <text:p text:style-name="Standard">c. <text:a xlink:type="simple" xlink:href="http://www.spanishdict.com/translate/to%20rail" text:style-name="Internet_20_link" text:visited-style-name="Visited_20_Internet_20_Link">to rail</text:a> </text:p>
      <text:p text:style-name="Standard">El cura seguía tronando contra quienes cometen adulterio.<text:span text:style-name="Emphasis">The priest was still railing against people who commit adultery.</text:span></text:p>
      <text:p text:style-name="Standard">d. <text:a xlink:type="simple" xlink:href="http://www.spanishdict.com/translate/to%20complain%20bitterly" text:style-name="Internet_20_link" text:visited-style-name="Visited_20_Internet_20_Link">to complain bitterly</text:a> </text:p>
      <text:p text:style-name="Standard">Una de las víctimas tronaba contra la policía por hacer mal su trabajo.<text:span text:style-name="Emphasis">One of the victims complained bitterly about the police for not doing their job properly.</text:span></text:p>
      <text:p text:style-name="Standard">6. (colloquial) (to fail) </text:p>
      <text:p text:style-name="Standard">a. <text:a xlink:type="simple" xlink:href="http://www.spanishdict.com/translate/to%20be%20ruined" text:style-name="Internet_20_link" text:visited-style-name="Visited_20_Internet_20_Link">to be ruined</text:a> </text:p>
      <text:p text:style-name="Standard">Muchos tronaron cuando el banco quebró.<text:span text:style-name="Emphasis">Many were ruined when the bank went bust.</text:span></text:p>
      <text:p text:style-name="Standard">b. <text:a xlink:type="simple" xlink:href="http://www.spanishdict.com/translate/to%20go%20bankrupt" text:style-name="Internet_20_link" text:visited-style-name="Visited_20_Internet_20_Link">to go bankrupt</text:a> (officially) </text:p>
      <text:p text:style-name="Standard">Los socios tronaron por descuidar el negocio.<text:span text:style-name="Emphasis">The partners went bankrupt through neglect of their business.</text:span></text:p>
      <text:p text:style-name="Standard">7. (colloquial) (to fight) </text:p>
      <text:p text:style-name="Standard">a. <text:a xlink:type="simple" xlink:href="http://www.spanishdict.com/translate/to%20fall%20out" text:style-name="Internet_20_link" text:visited-style-name="Visited_20_Internet_20_Link">to fall out</text:a> </text:p>
      <text:p text:style-name="Standard">Valeria tronó con el vecino por la música estrepitosa que pone.<text:span text:style-name="Emphasis">Valeria fell out with her neighbor over the loud music he plays.</text:span></text:p>
      <text:p text:style-name="Standard">8. (colloquial) (to be unsuccesful) (El Salvador) (Mexico) </text:p>
      <text:p text:style-name="Standard">a. <text:a xlink:type="simple" xlink:href="http://www.spanishdict.com/translate/to%20fail" text:style-name="Internet_20_link" text:visited-style-name="Visited_20_Internet_20_Link">to fail</text:a> </text:p>
      <text:p text:style-name="Standard">Mario tronó en su primer salto.<text:span text:style-name="Emphasis">Mario failed in his first jump.</text:span></text:p>
      <text:p text:style-name="Standard">9. (colloquial) (to end a relationship) (El Salvador) (Mexico) </text:p>
      <text:p text:style-name="Standard"><text:soft-page-break/>a. <text:a xlink:type="simple" xlink:href="http://www.spanishdict.com/translate/to%20break%20up" text:style-name="Internet_20_link" text:visited-style-name="Visited_20_Internet_20_Link">to break up</text:a> </text:p>
      <text:p text:style-name="Standard">Gaby está triste porque tronó con su novio.<text:span text:style-name="Emphasis">Gaby's sad because she broke up with her boyfriend.</text:span></text:p>
      <text:p text:style-name="Standard">b. <text:a xlink:type="simple" xlink:href="http://www.spanishdict.com/translate/to%20split%20up" text:style-name="Internet_20_link" text:visited-style-name="Visited_20_Internet_20_Link">to split up</text:a> </text:p>
      <text:p text:style-name="Standard">Ricardo es inconsolable desde que tronó con su novia.<text:span text:style-name="Emphasis">Ricardo has been inconsolable since he split up with his girlfriend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0. (to cause to burst) (Central America) (Mexico) </text:p>
      <text:p text:style-name="Standard">a. <text:a xlink:type="simple" xlink:href="http://www.spanishdict.com/translate/to%20pop" text:style-name="Internet_20_link" text:visited-style-name="Visited_20_Internet_20_Link">to pop</text:a> (balloon) </text:p>
      <text:p text:style-name="Standard">¿Por qué tronaste el globo?<text:span text:style-name="Emphasis">Why did you pop the balloon?</text:span></text:p>
      <text:p text:style-name="Standard">b. <text:a xlink:type="simple" xlink:href="http://www.spanishdict.com/translate/to%20burst" text:style-name="Internet_20_link" text:visited-style-name="Visited_20_Internet_20_Link">to burst</text:a> (balloon or bubble) </text:p>
      <text:p text:style-name="Standard">A mi hermano le encanta tronar globos.<text:span text:style-name="Emphasis">My brother loves bursting balloons.</text:span></text:p>
      <text:p text:style-name="Standard">11. (to explode) (Central America) (Mexico) </text:p>
      <text:p text:style-name="Standard">a. <text:a xlink:type="simple" xlink:href="http://www.spanishdict.com/translate/to%20set%20off" text:style-name="Internet_20_link" text:visited-style-name="Visited_20_Internet_20_Link">to set off</text:a> (fireworks) </text:p>
      <text:p text:style-name="Standard">Tom tronó los fuegos artificiales a la medianoche.<text:span text:style-name="Emphasis">Tom set off the fireworks at midnight.</text:span></text:p>
      <text:p text:style-name="Standard">12. (colloquial) (to not pass) (Central America) (Cuba) (Mexico) </text:p>
      <text:p text:style-name="Standard">a. <text:a xlink:type="simple" xlink:href="http://www.spanishdict.com/translate/to%20fail" text:style-name="Internet_20_link" text:visited-style-name="Visited_20_Internet_20_Link">to fail</text:a> </text:p>
      <text:p text:style-name="Standard">Troné el examen de física otra vez.<text:span text:style-name="Emphasis">I failed the physics exam again.</text:span></text:p>
      <text:p text:style-name="Standard">b. <text:a xlink:type="simple" xlink:href="http://www.spanishdict.com/translate/to%20flunk" text:style-name="Internet_20_link" text:visited-style-name="Visited_20_Internet_20_Link">to flunk</text:a> (colloquial) </text:p>
      <text:p text:style-name="Standard">Si te truenan en más de dos materias te suspenden del colegio.<text:span text:style-name="Emphasis">If they flunk you in more than two subjects you get suspended from school.</text:span></text:p>
      <text:p text:style-name="Standard">13. (colloquial) (to execute) (Central America) (Mexico) </text:p>
      <text:p text:style-name="Standard">a. <text:a xlink:type="simple" xlink:href="http://www.spanishdict.com/translate/to%20shoot" text:style-name="Internet_20_link" text:visited-style-name="Visited_20_Internet_20_Link">to shoot</text:a> </text:p>
      <text:p text:style-name="Standard">Los criminales tronaron a su rehén.<text:span text:style-name="Emphasis">The criminals shot their hostage.</text:span></text:p>
      <text:p text:style-name="Standard">14. (colloquial) (to dismiss) (Cuba) (El Salvador) (Mexico) </text:p>
      <text:p text:style-name="Standard">a. <text:a xlink:type="simple" xlink:href="http://www.spanishdict.com/translate/to%20fire" text:style-name="Internet_20_link" text:visited-style-name="Visited_20_Internet_20_Link">to fire</text:a> </text:p>
      <text:p text:style-name="Standard">Hugo, el jefe de recursos humanos, tronó a tres trabajadores.<text:span text:style-name="Emphasis">Hugo, the head of human resources, fired three employees.</text:span></text:p>
      <text:p text:style-name="Standard">tro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5. (to crack) (Chile) (Nicaragua) </text:p>
      <text:p text:style-name="Standard">a. <text:a xlink:type="simple" xlink:href="http://www.spanishdict.com/translate/to%20snap" text:style-name="Internet_20_link" text:visited-style-name="Visited_20_Internet_20_Link">to snap</text:a> (fingers) </text:p>
      <text:p text:style-name="Standard">Algunos creen que tronarse los dedos puede causar artritis.<text:span text:style-name="Emphasis">Some people think that snapping your fingers may cause arthritis.</text:span></text:p>
      <text:p text:style-name="Standard">16. (colloquial) (to have intercourse with) (El Salvador) (Mexico) </text:p>
      <text:p text:style-name="Standard">a. <text:a xlink:type="simple" xlink:href="http://www.spanishdict.com/translate/to%20have%20sex%20with" text:style-name="Internet_20_link" text:visited-style-name="Visited_20_Internet_20_Link">to have sex with</text:a> </text:p>
      <text:p text:style-name="Standard">Luis se tronó a la señora de la tienda.<text:span text:style-name="Emphasis">Luis had sex with the lady at the store.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7. (colloquial) (to kill oneself) (El Salvador) </text:p>
      <text:p text:style-name="Standard">a. <text:a xlink:type="simple" xlink:href="http://www.spanishdict.com/translate/to%20shoot%20oneself" text:style-name="Internet_20_link" text:visited-style-name="Visited_20_Internet_20_Link">to shoot oneself</text:a> </text:p>
      <text:p text:style-name="Standard">Pensó en tronarse al ver el daño que había causado.<text:span text:style-name="Emphasis">He thought about shooting himself when he saw the damage he'd caused.</text:span></text:p>
      <text:p text:style-name="Standard">bur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odge) </text:p>
      <text:p text:style-name="Standard">a. <text:a xlink:type="simple" xlink:href="http://www.spanishdict.com/translate/to%20evade" text:style-name="Internet_20_link" text:visited-style-name="Visited_20_Internet_20_Link">to evade</text:a> </text:p>
      <text:p text:style-name="Standard">El prisionero consiguió burlar a todos los guardias y se fugó.<text:span text:style-name="Emphasis">The inmate managed to evade all of the guards and escaped.</text:span></text:p>
      <text:p text:style-name="Standard">b. <text:a xlink:type="simple" xlink:href="http://www.spanishdict.com/translate/to%20get%20past" text:style-name="Internet_20_link" text:visited-style-name="Visited_20_Internet_20_Link">to get past</text:a> </text:p>
      <text:p text:style-name="Standard">Hoy vamos a aprender 10 maneras de burlar a un portero.<text:span text:style-name="Emphasis">Today we're going to learn 10 ways get past a goalie.</text:span></text:p>
      <text:p text:style-name="Standard">2. (to cheat) </text:p>
      <text:p text:style-name="Standard">a. <text:a xlink:type="simple" xlink:href="http://www.spanishdict.com/translate/to%20deceive" text:style-name="Internet_20_link" text:visited-style-name="Visited_20_Internet_20_Link">to deceive</text:a> </text:p>
      <text:p text:style-name="Standard"><text:soft-page-break/>Me encanta el capítulo que habla de los tres magos que burlaron a la muerte.<text:span text:style-name="Emphasis">I love the chapter that talks about the three wizards that deceived death.</text:span></text:p>
      <text:p text:style-name="Standard">burl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ridicule; used with "de") </text:p>
      <text:p text:style-name="Standard">a. <text:a xlink:type="simple" xlink:href="http://www.spanishdict.com/translate/to%20mock" text:style-name="Internet_20_link" text:visited-style-name="Visited_20_Internet_20_Link">to mock</text:a> </text:p>
      <text:p text:style-name="Standard">El sketch se burla del gobierno corrupto de nuestro país.<text:span text:style-name="Emphasis">The skit mocks the corrupt government of our country.</text:span></text:p>
      <text:p text:style-name="Standard">b. <text:a xlink:type="simple" xlink:href="http://www.spanishdict.com/translate/to%20tease" text:style-name="Internet_20_link" text:visited-style-name="Visited_20_Internet_20_Link">to tease</text:a> </text:p>
      <text:p text:style-name="Standard">Lorenzo es un matón al que le encanta burlarse de sus compañeros de clase.<text:span text:style-name="Emphasis">Lorenzo is a bully who loves to tease his classmates.</text:span></text:p>
      <text:p text:style-name="Standard">c. <text:a xlink:type="simple" xlink:href="http://www.spanishdict.com/translate/to%20make%20fun%20of" text:style-name="Internet_20_link" text:visited-style-name="Visited_20_Internet_20_Link">to make fun of</text:a> </text:p>
      <text:p text:style-name="Standard">¡No te burles de mí!<text:span text:style-name="Emphasis">Don't make fun of me!</text:span></text:p>
      <text:p text:style-name="Standard">4. (to fool around) </text:p>
      <text:p text:style-name="Standard">a. <text:a xlink:type="simple" xlink:href="http://www.spanishdict.com/translate/to%20joke" text:style-name="Internet_20_link" text:visited-style-name="Visited_20_Internet_20_Link">to joke</text:a> </text:p>
      <text:p text:style-name="Standard">No lo tomes en serio; solo está burlándose.<text:span text:style-name="Emphasis">Don't take him seriously; he's just joking.</text:span></text:p>
      <text:p text:style-name="Standard">5. (to scorn; used with "de") </text:p>
      <text:p text:style-name="Standard">a. <text:a xlink:type="simple" xlink:href="http://www.spanishdict.com/translate/to%20flout" text:style-name="Internet_20_link" text:visited-style-name="Visited_20_Internet_20_Link">to flout</text:a> </text:p>
      <text:p text:style-name="Standard">El gobierno se está burlando de las leyes con estas medidas.<text:span text:style-name="Emphasis">The administration is flouting the law with these policies.</text:span></text:p>
      <text:p text:style-name="Standard">march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part) </text:p>
      <text:p text:style-name="Standard">a. <text:a xlink:type="simple" xlink:href="http://www.spanishdict.com/translate/to%20walk" text:style-name="Internet_20_link" text:visited-style-name="Visited_20_Internet_20_Link">to walk</text:a> </text:p>
      <text:p text:style-name="Standard">Los manifestantes marcharon hacia el malecón.<text:span text:style-name="Emphasis">The demonstrators walked toward the boardwalk.</text:span></text:p>
      <text:p text:style-name="Standard">b. <text:a xlink:type="simple" xlink:href="http://www.spanishdict.com/translate/to%20go" text:style-name="Internet_20_link" text:visited-style-name="Visited_20_Internet_20_Link">to go</text:a> </text:p>
      <text:p text:style-name="Standard">¿Qué tal si marchamos al campo este fin de semana?<text:span text:style-name="Emphasis">How about we go to the countryside this weekend?</text:span></text:p>
      <text:p text:style-name="Standard">c. <text:a xlink:type="simple" xlink:href="http://www.spanishdict.com/translate/to%20leave" text:style-name="Internet_20_link" text:visited-style-name="Visited_20_Internet_20_Link">to leave</text:a> </text:p>
      <text:p text:style-name="Standard">Mis amigos marcharon del restaurante a las 8 pm.<text:span text:style-name="Emphasis">My friends left the restaurant at 8 pm.</text:span></text:p>
      <text:p text:style-name="Standard">2. (to function) </text:p>
      <text:p text:style-name="Standard">a. <text:a xlink:type="simple" xlink:href="http://www.spanishdict.com/translate/to%20work" text:style-name="Internet_20_link" text:visited-style-name="Visited_20_Internet_20_Link">to work</text:a> </text:p>
      <text:p text:style-name="Standard">Mi auto ya marcha bien después de la afinación.<text:span text:style-name="Emphasis">My car is working well now after the tune-up.</text:span></text:p>
      <text:p text:style-name="Standard">b. <text:a xlink:type="simple" xlink:href="http://www.spanishdict.com/translate/to%20go" text:style-name="Internet_20_link" text:visited-style-name="Visited_20_Internet_20_Link">to go</text:a> </text:p>
      <text:p text:style-name="Standard">Todo está marchando bien en la empresa. <text:span text:style-name="Emphasis">Everything is going well at the company. </text:span></text:p>
      <text:p text:style-name="Standard">3. (military) </text:p>
      <text:p text:style-name="Standard">a. <text:a xlink:type="simple" xlink:href="http://www.spanishdict.com/translate/to%20march" text:style-name="Internet_20_link" text:visited-style-name="Visited_20_Internet_20_Link">to march</text:a> </text:p>
      <text:p text:style-name="Standard">Los soldados marcharon de Alemania a Bélgica al comienzo de la Primera Guerra Mundial. <text:span text:style-name="Emphasis">The soldiers marched from Germany to Belgium at the beginning of World War I. </text:span></text:p>
      <text:p text:style-name="Standard">march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part) </text:p>
      <text:p text:style-name="Standard">a. <text:a xlink:type="simple" xlink:href="http://www.spanishdict.com/translate/to%20go" text:style-name="Internet_20_link" text:visited-style-name="Visited_20_Internet_20_Link">to go</text:a> </text:p>
      <text:p text:style-name="Standard">Después de ir a Grecia, nos marchamos a Italia.<text:span text:style-name="Emphasis">After going to Greece, we went to Italy.</text:span></text:p>
      <text:p text:style-name="Standard">b. <text:a xlink:type="simple" xlink:href="http://www.spanishdict.com/translate/to%20leave" text:style-name="Internet_20_link" text:visited-style-name="Visited_20_Internet_20_Link">to leave</text:a> </text:p>
      <text:p text:style-name="Standard">Felicia ya se marchó a la escuela.<text:span text:style-name="Emphasis">Felicia already left for school.</text:span></text:p>
      <text:p text:style-name="Standard">pa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alt) </text:p>
      <text:p text:style-name="Standard">a. <text:a xlink:type="simple" xlink:href="http://www.spanishdict.com/translate/to%20stop" text:style-name="Internet_20_link" text:visited-style-name="Visited_20_Internet_20_Link">to stop</text:a> </text:p>
      <text:p text:style-name="Standard">¡Paren el tráfico! Alguien está tirado en la calle.<text:span text:style-name="Emphasis">Stop the traffic! Someone's lying in the road.</text:span></text:p>
      <text:p text:style-name="Standard">2. (to block a shot) </text:p>
      <text:p text:style-name="Standard"><text:soft-page-break/>a. <text:a xlink:type="simple" xlink:href="http://www.spanishdict.com/translate/to%20save" text:style-name="Internet_20_link" text:visited-style-name="Visited_20_Internet_20_Link">to save</text:a> </text:p>
      <text:p text:style-name="Standard">Fabianski paró el balón, evitando un gol de Muller.<text:span text:style-name="Emphasis">Fabianski saved the ball, blocking a goal by Muller.</text:span></text:p>
      <text:p text:style-name="Standard">b. <text:a xlink:type="simple" xlink:href="http://www.spanishdict.com/translate/to%20stop" text:style-name="Internet_20_link" text:visited-style-name="Visited_20_Internet_20_Link">to stop</text:a> </text:p>
      <text:p text:style-name="Standard">El portero paró el tiro libre y ganó el partido.<text:span text:style-name="Emphasis">The goalkeeper stopped the free kick and won the game.</text:span></text:p>
      <text:p text:style-name="Standard">c. <text:a xlink:type="simple" xlink:href="http://www.spanishdict.com/translate/to%20intercept" text:style-name="Internet_20_link" text:visited-style-name="Visited_20_Internet_20_Link">to intercept</text:a> </text:p>
      <text:p text:style-name="Standard">García lanzó el balón y Hernández lo paró.<text:span text:style-name="Emphasis">García kicked the ball and Hernandez intercepted it.</text:span></text:p>
      <text:p text:style-name="Standard">3. (to avoid a blow) </text:p>
      <text:p text:style-name="Standard">a. <text:a xlink:type="simple" xlink:href="http://www.spanishdict.com/translate/to%20block" text:style-name="Internet_20_link" text:visited-style-name="Visited_20_Internet_20_Link">to block</text:a> </text:p>
      <text:p text:style-name="Standard">Es tan importante parar como golpear.<text:span text:style-name="Emphasis">Blocking is as important as punching.</text:span></text:p>
      <text:p text:style-name="Standard">b. <text:a xlink:type="simple" xlink:href="http://www.spanishdict.com/translate/to%20ward%20off" text:style-name="Internet_20_link" text:visited-style-name="Visited_20_Internet_20_Link">to ward off</text:a> </text:p>
      <text:p text:style-name="Standard">El boxeador logró parar varios golpes, pero al final su contrincante lo tumbó.<text:span text:style-name="Emphasis">The boxer managed to ward off several blows, but in the end his opponent knocked him down.</text:span></text:p>
      <text:p text:style-name="Standard">c. <text:a xlink:type="simple" xlink:href="http://www.spanishdict.com/translate/to%20parry" text:style-name="Internet_20_link" text:visited-style-name="Visited_20_Internet_20_Link">to parry</text:a> </text:p>
      <text:p text:style-name="Standard">Estamos aprendiendo a parar en las clases de esgrima.<text:span text:style-name="Emphasis">We're learning how to parry in our fencing classes.</text:span></text:p>
      <text:p text:style-name="Standard">4. (to erect) (Latin America) </text:p>
      <text:p text:style-name="Standard">a. <text:a xlink:type="simple" xlink:href="http://www.spanishdict.com/translate/to%20stand%20up" text:style-name="Internet_20_link" text:visited-style-name="Visited_20_Internet_20_Link">to stand up</text:a> </text:p>
      <text:p text:style-name="Standard">Páren el muñeco en la mesa para terminar de arreglarle el vestido.<text:span text:style-name="Emphasis">Stand the doll up on the table so I can finish fixing its dress.</text:span></text:p>
      <text:p text:style-name="Standard">b. <text:a xlink:type="simple" xlink:href="http://www.spanishdict.com/translate/to%20raise" text:style-name="Internet_20_link" text:visited-style-name="Visited_20_Internet_20_Link">to raise</text:a> </text:p>
      <text:p text:style-name="Standard">Paren el librero allí cerca de esa pared, por favor.<text:span text:style-name="Emphasis">Raise the bookshelf over there by that wall, pleas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halt) </text:p>
      <text:p text:style-name="Standard">a. <text:a xlink:type="simple" xlink:href="http://www.spanishdict.com/translate/to%20stop" text:style-name="Internet_20_link" text:visited-style-name="Visited_20_Internet_20_Link">to stop</text:a> </text:p>
      <text:p text:style-name="Standard">¿Sabe si el número 20 para aquí cerca?<text:span text:style-name="Emphasis">Do you know if the number 20 stops nearby?</text:span></text:p>
      <text:p text:style-name="Standard">6. (to cease) </text:p>
      <text:p text:style-name="Standard">a. <text:a xlink:type="simple" xlink:href="http://www.spanishdict.com/translate/to%20stop" text:style-name="Internet_20_link" text:visited-style-name="Visited_20_Internet_20_Link">to stop</text:a> </text:p>
      <text:p text:style-name="Standard">¡Por favor para de cantar! ¿No ves que estoy estudiando?<text:span text:style-name="Emphasis">Please stop singing! Can't you see I'm studying?</text:span></text:p>
      <text:p text:style-name="Standard">7. (to reach a final goal or circumstance) </text:p>
      <text:p text:style-name="Standard">a. <text:a xlink:type="simple" xlink:href="http://www.spanishdict.com/translate/to%20end%20up" text:style-name="Internet_20_link" text:visited-style-name="Visited_20_Internet_20_Link">to end up</text:a> </text:p>
      <text:p text:style-name="Standard">¿Adónde fuiste a parar la otra noche?<text:span text:style-name="Emphasis">Where did you end up the other night?</text:span></text:p>
      <text:p text:style-name="Standard">b. <text:a xlink:type="simple" xlink:href="http://www.spanishdict.com/translate/to%20happen" text:style-name="Internet_20_link" text:visited-style-name="Visited_20_Internet_20_Link">to happen</text:a> </text:p>
      <text:p text:style-name="Standard">¿Dónde habrá ido a parar Sofía después de la graduación?<text:span text:style-name="Emphasis">I wonder what happened to Sofia after graduation?</text:span></text:p>
      <text:p text:style-name="Standard">c. <text:a xlink:type="simple" xlink:href="http://www.spanishdict.com/translate/to%20become" text:style-name="Internet_20_link" text:visited-style-name="Visited_20_Internet_20_Link">to become</text:a> </text:p>
      <text:p text:style-name="Standard">No sé a dónde va a parar con ese mal genio que tiene.<text:span text:style-name="Emphasis">I don’t know what’s going to become of her with that bad temper.</text:span></text:p>
      <text:p text:style-name="Standard">d. <text:a xlink:type="simple" xlink:href="http://www.spanishdict.com/translate/to%20get%20to" text:style-name="Internet_20_link" text:visited-style-name="Visited_20_Internet_20_Link">to get to</text:a> </text:p>
      <text:p text:style-name="Standard">¿En dónde habrá parado el perro?<text:span text:style-name="Emphasis">Where can the dog have got to?</text:span></text:p>
      <text:p text:style-name="Standard">8. (to strike) (Latin America) </text:p>
      <text:p text:style-name="Standard">a. <text:a xlink:type="simple" xlink:href="http://www.spanishdict.com/translate/to%20go%20on%20strike" text:style-name="Internet_20_link" text:visited-style-name="Visited_20_Internet_20_Link">to go on strike</text:a> </text:p>
      <text:p text:style-name="Standard">El sindicato ha dicho que paren el martes.<text:span text:style-name="Emphasis">The union said to go on strike on Tuesday.</text:span></text:p>
      <text:p text:style-name="Standard">9. (to lodge) </text:p>
      <text:p text:style-name="Standard">a. <text:a xlink:type="simple" xlink:href="http://www.spanishdict.com/translate/to%20stay" text:style-name="Internet_20_link" text:visited-style-name="Visited_20_Internet_20_Link">to stay</text:a> </text:p>
      <text:p text:style-name="Standard">La pareja dijo que planean parar en Madrid por tres noches.<text:span text:style-name="Emphasis">The couple said they plan to stay in Madrid for three nights.</text:span></text:p>
      <text:p text:style-name="Standard">10. (colloquial) (to spend time with; used with "con") (South America) </text:p>
      <text:p text:style-name="Standard">a. <text:a xlink:type="simple" xlink:href="http://www.spanishdict.com/translate/to%20hang%20out" text:style-name="Internet_20_link" text:visited-style-name="Visited_20_Internet_20_Link">to hang out</text:a> (colloquial) </text:p>
      <text:p text:style-name="Standard"><text:soft-page-break/>Miguel dijo que iba a parar con Ronaldo este viernes.<text:span text:style-name="Emphasis">Miguel said he was going to hang out with Ronaldo this Friday.</text:span></text:p>
      <text:p text:style-name="Standard">par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11. (to halt) </text:p>
      <text:p text:style-name="Standard">a. <text:a xlink:type="simple" xlink:href="http://www.spanishdict.com/translate/to%20stop" text:style-name="Internet_20_link" text:visited-style-name="Visited_20_Internet_20_Link">to stop</text:a> </text:p>
      <text:p text:style-name="Standard">Siempre se para a saludarnos cuando nos ve.<text:span text:style-name="Emphasis">She always stops to say hello when she sees us.</text:span></text:p>
      <text:p text:style-name="Standard">12. (to rise) (Latin America) </text:p>
      <text:p text:style-name="Standard">a. <text:a xlink:type="simple" xlink:href="http://www.spanishdict.com/translate/to%20stand%20up" text:style-name="Internet_20_link" text:visited-style-name="Visited_20_Internet_20_Link">to stand up</text:a> </text:p>
      <text:p text:style-name="Standard">El público se paró cuando terminó el pianista.<text:span text:style-name="Emphasis">The audience stood up when the pianist finished.</text:span></text:p>
      <text:p text:style-name="Standard">b. <text:a xlink:type="simple" xlink:href="http://www.spanishdict.com/translate/to%20get%20up" text:style-name="Internet_20_link" text:visited-style-name="Visited_20_Internet_20_Link">to get up</text:a> (from bed) (Central America) (Mexico) </text:p>
      <text:p text:style-name="Standard">Siempre se para tarde los fines de semana.<text:span text:style-name="Emphasis">He always gets up late on weekends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3. (to stick up) </text:p>
      <text:p text:style-name="Standard">a. <text:a xlink:type="simple" xlink:href="http://www.spanishdict.com/translate/to%20stand%20on%20end" text:style-name="Internet_20_link" text:visited-style-name="Visited_20_Internet_20_Link">to stand on end</text:a> </text:p>
      <text:p text:style-name="Standard">Se te parará el pelo con esa película.<text:span text:style-name="Emphasis">That movie will make your hair stand on end.</text:span></text:p>
      <text:p text:style-name="Standard">14. (to quit working) </text:p>
      <text:p text:style-name="Standard">a. <text:a xlink:type="simple" xlink:href="http://www.spanishdict.com/translate/to%20stop" text:style-name="Internet_20_link" text:visited-style-name="Visited_20_Internet_20_Link">to stop</text:a> </text:p>
      <text:p text:style-name="Standard">El carro se paró porque le falta aceite al motor.<text:span text:style-name="Emphasis">The car stopped because the motor needs oil.</text:span></text:p>
      <text:p text:style-name="Standard">brind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make a toast) </text:p>
      <text:p text:style-name="Standard">a. <text:a xlink:type="simple" xlink:href="http://www.spanishdict.com/translate/to%20toast" text:style-name="Internet_20_link" text:visited-style-name="Visited_20_Internet_20_Link">to toast</text:a> </text:p>
      <text:p text:style-name="Standard">Después del discurso del padrino de boda, los invitados brindaron por los recién casados.<text:span text:style-name="Emphasis">After the best man's speech, the guests toasted to the newlyweds.</text:span></text:p>
      <text:p text:style-name="Standard">b. <text:a xlink:type="simple" xlink:href="http://www.spanishdict.com/translate/to%20drink%20a%20toast" text:style-name="Internet_20_link" text:visited-style-name="Visited_20_Internet_20_Link">to drink a toast</text:a> </text:p>
      <text:p text:style-name="Standard">Quiero brindar por esta nueva oportunidad.<text:span text:style-name="Emphasis">I'd like to drink a toast to this new opportunity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give freely) </text:p>
      <text:p text:style-name="Standard">a. <text:a xlink:type="simple" xlink:href="http://www.spanishdict.com/translate/to%20offer" text:style-name="Internet_20_link" text:visited-style-name="Visited_20_Internet_20_Link">to offer</text:a> </text:p>
      <text:p text:style-name="Standard">Mis padres me brindaron su casa de vacaciones para el fin de semana.<text:span text:style-name="Emphasis">My parents offered me their vacation home for the weekend.</text:span></text:p>
      <text:p text:style-name="Standard">b. <text:a xlink:type="simple" xlink:href="http://www.spanishdict.com/translate/to%20give" text:style-name="Internet_20_link" text:visited-style-name="Visited_20_Internet_20_Link">to give</text:a> </text:p>
      <text:p text:style-name="Standard">Mi tío me brindó un nuevo libro para leer.<text:span text:style-name="Emphasis">My uncle gave me a new book to read.</text:span></text:p>
      <text:p text:style-name="Standard">c. <text:a xlink:type="simple" xlink:href="http://www.spanishdict.com/translate/to%20afford" text:style-name="Internet_20_link" text:visited-style-name="Visited_20_Internet_20_Link">to afford</text:a> </text:p>
      <text:p text:style-name="Standard">El curso brinda a los estudiantes varias herramientas para mejorar su inglés.<text:span text:style-name="Emphasis">The course affords learners various tools to improve their English.</text:span></text:p>
      <text:p text:style-name="Standard">3. (bullfighting) </text:p>
      <text:p text:style-name="Standard">a. <text:a xlink:type="simple" xlink:href="http://www.spanishdict.com/translate/to%20dedicate" text:style-name="Internet_20_link" text:visited-style-name="Visited_20_Internet_20_Link">to dedicate</text:a> </text:p>
      <text:p text:style-name="Standard">Te voy a brindar un toro, mi amor. - Mejor perdona al toro y cómprame unas flores.<text:span text:style-name="Emphasis">I'm going to dedicate a bull to you, my love. - Spare the bull and buy me some flowers.</text:span></text:p>
      <text:p text:style-name="Standard">brind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volunteer) </text:p>
      <text:p text:style-name="Standard">a. <text:a xlink:type="simple" xlink:href="http://www.spanishdict.com/translate/to%20offer" text:style-name="Internet_20_link" text:visited-style-name="Visited_20_Internet_20_Link">to offer</text:a> </text:p>
      <text:p text:style-name="Standard">El profesor se brinda a ayudar a los alumnos después de clase.<text:span text:style-name="Emphasis">The professor offers to help students after class.</text:span></text:p>
      <text:p text:style-name="Standard">ased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military) </text:p>
      <text:p text:style-name="Standard">a. <text:a xlink:type="simple" xlink:href="http://www.spanishdict.com/translate/to%20lay%20siege%20to" text:style-name="Internet_20_link" text:visited-style-name="Visited_20_Internet_20_Link">to lay siege to</text:a> </text:p>
      <text:p text:style-name="Standard"><text:soft-page-break/>Las tropas asediaron el poblado y doblegaron a sus habitantes.<text:span text:style-name="Emphasis">The troops laid siege to the village and forced the inhabitants to submit.</text:span></text:p>
      <text:p text:style-name="Standard">b. <text:a xlink:type="simple" xlink:href="http://www.spanishdict.com/translate/to%20besiege" text:style-name="Internet_20_link" text:visited-style-name="Visited_20_Internet_20_Link">to besiege</text:a> </text:p>
      <text:p text:style-name="Standard">Los enemigos estaban listos para asediar el castillo del rey.<text:span text:style-name="Emphasis">The enemies were ready to besiege the king's castle.</text:span></text:p>
      <text:p text:style-name="Standard">2. (to irritate) </text:p>
      <text:p text:style-name="Standard">a. <text:a xlink:type="simple" xlink:href="http://www.spanishdict.com/translate/to%20bother" text:style-name="Internet_20_link" text:visited-style-name="Visited_20_Internet_20_Link">to bother</text:a> </text:p>
      <text:p text:style-name="Standard">La policía detuvo al hombre que asediaba a la actriz famosa.<text:span text:style-name="Emphasis">The police arrested the man who was bothering the famous actress.</text:span></text:p>
      <text:p text:style-name="Standard">b. <text:a xlink:type="simple" xlink:href="http://www.spanishdict.com/translate/to%20pester" text:style-name="Internet_20_link" text:visited-style-name="Visited_20_Internet_20_Link">to pester</text:a> </text:p>
      <text:p text:style-name="Standard">Me harté de que el cliente me asediara con preguntas íntimas y lo eché del bar.<text:span text:style-name="Emphasis">I got sick and tired of the customer pestering me with intimate questions and I kicked him out of the bar.</text:span></text:p>
      <text:p text:style-name="Standard">sub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scend) </text:p>
      <text:p text:style-name="Standard">a. <text:a xlink:type="simple" xlink:href="http://www.spanishdict.com/translate/to%20go%20up" text:style-name="Internet_20_link" text:visited-style-name="Visited_20_Internet_20_Link">to go up</text:a> </text:p>
      <text:p text:style-name="Standard">Subir el monte es duro.<text:span text:style-name="Emphasis">Going up the hill is tough.</text:span></text:p>
      <text:p text:style-name="Standard">b. <text:a xlink:type="simple" xlink:href="http://www.spanishdict.com/translate/to%20come%20up" text:style-name="Internet_20_link" text:visited-style-name="Visited_20_Internet_20_Link">to come up</text:a> (moving closer) </text:p>
      <text:p text:style-name="Standard">Los veo venir subiendo la cuesta.<text:span text:style-name="Emphasis">I can see them coming up the hill.</text:span></text:p>
      <text:p text:style-name="Standard">c. <text:a xlink:type="simple" xlink:href="http://www.spanishdict.com/translate/to%20climb" text:style-name="Internet_20_link" text:visited-style-name="Visited_20_Internet_20_Link">to climb</text:a> </text:p>
      <text:p text:style-name="Standard">Los prisioneros subieron el muro y escaparon.<text:span text:style-name="Emphasis">The prisoners climbed the wall and escaped.</text:span></text:p>
      <text:p text:style-name="Standard">2. (to increase) </text:p>
      <text:p text:style-name="Standard">a. <text:a xlink:type="simple" xlink:href="http://www.spanishdict.com/translate/to%20raise" text:style-name="Internet_20_link" text:visited-style-name="Visited_20_Internet_20_Link">to raise</text:a> </text:p>
      <text:p text:style-name="Standard">Subieron los impuestos en mi país.<text:span text:style-name="Emphasis">They raised the taxes in my country.</text:span></text:p>
      <text:p text:style-name="Standard">3. (to raise up) </text:p>
      <text:p text:style-name="Standard">a. <text:a xlink:type="simple" xlink:href="http://www.spanishdict.com/translate/to%20lift" text:style-name="Internet_20_link" text:visited-style-name="Visited_20_Internet_20_Link">to lift</text:a> </text:p>
      <text:p text:style-name="Standard">Tira de la cuerda para subir la caja.<text:span text:style-name="Emphasis">Pull up on the rope to lift the box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general) </text:p>
      <text:p text:style-name="Standard">a. <text:a xlink:type="simple" xlink:href="http://www.spanishdict.com/translate/to%20go%20up" text:style-name="Internet_20_link" text:visited-style-name="Visited_20_Internet_20_Link">to go up</text:a> (moving away) </text:p>
      <text:p text:style-name="Standard">¿Por qué no subes a ver a Alex en su habitación?<text:span text:style-name="Emphasis">Why don't you go up and see Alex in his room?</text:span></text:p>
      <text:p text:style-name="Standard">b. <text:a xlink:type="simple" xlink:href="http://www.spanishdict.com/translate/to%20come%20up" text:style-name="Internet_20_link" text:visited-style-name="Visited_20_Internet_20_Link">to come up</text:a> (moving closer) </text:p>
      <text:p text:style-name="Standard">¿Subes o te quedas viendo la televisión?<text:span text:style-name="Emphasis">Are you coming up or are you watching TV a little longer?</text:span></text:p>
      <text:p text:style-name="Standard">5. (to board) </text:p>
      <text:p text:style-name="Standard">a. <text:a xlink:type="simple" xlink:href="http://www.spanishdict.com/translate/to%20get%20on" text:style-name="Internet_20_link" text:visited-style-name="Visited_20_Internet_20_Link">to get on</text:a> (bus/plane/train) </text:p>
      <text:p text:style-name="Standard">Si no subes al autobús ahora lo perderás.<text:span text:style-name="Emphasis">If you don't get on the shuttle now you'll miss it.</text:span></text:p>
      <text:p text:style-name="Standard">b. <text:a xlink:type="simple" xlink:href="http://www.spanishdict.com/translate/to%20get%20in" text:style-name="Internet_20_link" text:visited-style-name="Visited_20_Internet_20_Link">to get in</text:a> (car) </text:p>
      <text:p text:style-name="Standard">Sube al coche y conduce.<text:span text:style-name="Emphasis">Get in the car and drive.</text:span></text:p>
      <text:p text:style-name="Standard">sub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get conceited) </text:p>
      <text:p text:style-name="Standard">a. <text:a xlink:type="simple" xlink:href="http://www.spanishdict.com/translate/to%20go%20to%20somebody%27s%20head" text:style-name="Internet_20_link" text:visited-style-name="Visited_20_Internet_20_Link">to go to somebody's head</text:a> </text:p>
      <text:p text:style-name="Standard">Que no se te suban esos halagos a la cabeza.<text:span text:style-name="Emphasis">Don't let that flattery go to your head.</text:span></text:p>
      <text:p text:style-name="Standard">7. (to get drunk) </text:p>
      <text:p text:style-name="Standard">a. <text:a xlink:type="simple" xlink:href="http://www.spanishdict.com/translate/to%20go%20to%20somebody%27s%20head" text:style-name="Internet_20_link" text:visited-style-name="Visited_20_Internet_20_Link">to go to somebody's head</text:a> </text:p>
      <text:p text:style-name="Standard">Teniendo en cuenta que soy muy bajito, la cerveza se me subió muy rápido.<text:span text:style-name="Emphasis">Considering that I'm pretty small, the beer went to my head pretty fast.</text:span></text:p>
      <text:p text:style-name="Standard">car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full) </text:p>
      <text:p text:style-name="Standard">a. <text:a xlink:type="simple" xlink:href="http://www.spanishdict.com/translate/to%20load" text:style-name="Internet_20_link" text:visited-style-name="Visited_20_Internet_20_Link">to load</text:a> </text:p>
      <text:p text:style-name="Standard"><text:soft-page-break/>Apúrense a cargar el carro para poder comenzar nuestras vacaciones. <text:span text:style-name="Emphasis">Hurry up and load the car so we can begin our vacation. </text:span></text:p>
      <text:p text:style-name="Standard">b. <text:a xlink:type="simple" xlink:href="http://www.spanishdict.com/translate/to%20fill" text:style-name="Internet_20_link" text:visited-style-name="Visited_20_Internet_20_Link">to fill</text:a> </text:p>
      <text:p text:style-name="Standard">Mónica cargó el tanque antes de salir de la ciudad de vacaciones con su familia.<text:span text:style-name="Emphasis">Monica filled the tank before leaving town on vacation with her family.</text:span></text:p>
      <text:p text:style-name="Standard">2. (firearms) </text:p>
      <text:p text:style-name="Standard">a. <text:a xlink:type="simple" xlink:href="http://www.spanishdict.com/translate/to%20load" text:style-name="Internet_20_link" text:visited-style-name="Visited_20_Internet_20_Link">to load</text:a> </text:p>
      <text:p text:style-name="Standard">Ronaldo cargó su pistola y apuntó al blanco.<text:span text:style-name="Emphasis">Ronaldo loaded his gun and pointed it at the target.</text:span></text:p>
      <text:p text:style-name="Standard">3. (electronics) </text:p>
      <text:p text:style-name="Standard">a. <text:a xlink:type="simple" xlink:href="http://www.spanishdict.com/translate/to%20charge" text:style-name="Internet_20_link" text:visited-style-name="Visited_20_Internet_20_Link">to charge</text:a> </text:p>
      <text:p text:style-name="Standard">Asegúrate de cargar tu celular antes de salir.<text:span text:style-name="Emphasis">Make sure to charge your cellphone before heading out.</text:span></text:p>
      <text:p text:style-name="Standard">4. (to have with) </text:p>
      <text:p text:style-name="Standard">a. <text:a xlink:type="simple" xlink:href="http://www.spanishdict.com/translate/to%20carry" text:style-name="Internet_20_link" text:visited-style-name="Visited_20_Internet_20_Link">to carry</text:a> </text:p>
      <text:p text:style-name="Standard">Acúerdate de cargar tu pasaporte cuando viajes a Asia.<text:span text:style-name="Emphasis">Remember to carry your passport when you travel to Asia.</text:span></text:p>
      <text:p text:style-name="Standard">5. (to use) (Latin America) </text:p>
      <text:p text:style-name="Standard">a. <text:a xlink:type="simple" xlink:href="http://www.spanishdict.com/translate/to%20wear" text:style-name="Internet_20_link" text:visited-style-name="Visited_20_Internet_20_Link">to wear</text:a> </text:p>
      <text:p text:style-name="Standard">¿Desde cuándo cargas lentes Felipe? - Desde que cumplí 40.<text:span text:style-name="Emphasis">Since when do you wear glasses Felipe? - Since I turned 40.</text:span></text:p>
      <text:p text:style-name="Standard">6. (finance) </text:p>
      <text:p text:style-name="Standard">a. <text:a xlink:type="simple" xlink:href="http://www.spanishdict.com/translate/to%20charge" text:style-name="Internet_20_link" text:visited-style-name="Visited_20_Internet_20_Link">to charge</text:a> </text:p>
      <text:p text:style-name="Standard">Voy a cargar todos los regalos en mi tarjeta de crédito.<text:span text:style-name="Emphasis">I'm going to charge all my gifts on my credit card.</text:span></text:p>
      <text:p text:style-name="Standard">7. (to accuse) </text:p>
      <text:p text:style-name="Standard">a. <text:a xlink:type="simple" xlink:href="http://www.spanishdict.com/translate/to%20blame" text:style-name="Internet_20_link" text:visited-style-name="Visited_20_Internet_20_Link">to blame</text:a> </text:p>
      <text:p text:style-name="Standard">Quieren cargarle la culpa a Claudia, pero el verdadero responsable es Ricardo.<text:span text:style-name="Emphasis">They want to blame Claudia, but the real culprit is Ricardo.</text:span></text:p>
      <text:p text:style-name="Standard">8. (to fill to excess) </text:p>
      <text:p text:style-name="Standard">a. <text:a xlink:type="simple" xlink:href="http://www.spanishdict.com/translate/to%20overdo" text:style-name="Internet_20_link" text:visited-style-name="Visited_20_Internet_20_Link">to overdo</text:a> </text:p>
      <text:p text:style-name="Standard">Cargaste la salsa teriyaki de azúcar.<text:span text:style-name="Emphasis">You overdid the sugar in your teriyaki sauce.</text:span></text:p>
      <text:p text:style-name="Standard">9. (to influence) </text:p>
      <text:p text:style-name="Standard">a. <text:a xlink:type="simple" xlink:href="http://www.spanishdict.com/translate/to%20fill" text:style-name="Internet_20_link" text:visited-style-name="Visited_20_Internet_20_Link">to fill</text:a> </text:p>
      <text:p text:style-name="Standard">Cargaste su cabeza de ilusiones. Nunca podrás cumplir todo eso.<text:span text:style-name="Emphasis">You filled his head with illusions. You’ll never be able to achieve all of that.</text:span></text:p>
      <text:p text:style-name="Standard">10. (computing) </text:p>
      <text:p text:style-name="Standard">a. <text:a xlink:type="simple" xlink:href="http://www.spanishdict.com/translate/to%20load" text:style-name="Internet_20_link" text:visited-style-name="Visited_20_Internet_20_Link">to load</text:a> </text:p>
      <text:p text:style-name="Standard">¿Te ayudo a cargar el nuevo sistema operativo en tu computadora?<text:span text:style-name="Emphasis">Shall I help you load the new operating system on your computer?</text:span></text:p>
      <text:p text:style-name="Standard">11. (to charge with responsibility) </text:p>
      <text:p text:style-name="Standard">a. <text:a xlink:type="simple" xlink:href="http://www.spanishdict.com/translate/to%20burden" text:style-name="Internet_20_link" text:visited-style-name="Visited_20_Internet_20_Link">to burden</text:a> </text:p>
      <text:p text:style-name="Standard">El papá de Alex le cargó mucha responsabilidad desde la muerte de su madre.<text:span text:style-name="Emphasis">Alex’s dad burdened him with a lot of responsibilities after his mother’s death.</text:span></text:p>
      <text:p text:style-name="Standard">12. (colloquial) (to fail) </text:p>
      <text:p text:style-name="Standard">a. <text:a xlink:type="simple" xlink:href="http://www.spanishdict.com/translate/to%20flunk" text:style-name="Internet_20_link" text:visited-style-name="Visited_20_Internet_20_Link">to flunk</text:a> </text:p>
      <text:p text:style-name="Standard">El profesor cargó media clase el semestre pasado.<text:span text:style-name="Emphasis">The teacher flunked half his class last semester.</text:span></text:p>
      <text:p text:style-name="Standard">13. (dice) </text:p>
      <text:p text:style-name="Standard">a. <text:a xlink:type="simple" xlink:href="http://www.spanishdict.com/translate/to%20load" text:style-name="Internet_20_link" text:visited-style-name="Visited_20_Internet_20_Link">to load</text:a> </text:p>
      <text:p text:style-name="Standard">No te preocupes. Voy a ganar porque cargué los dados.<text:span text:style-name="Emphasis">Don’t worry. I’m going to win because I loaded the dic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4. (to bring) </text:p>
      <text:p text:style-name="Standard">a. <text:a xlink:type="simple" xlink:href="http://www.spanishdict.com/translate/to%20carry" text:style-name="Internet_20_link" text:visited-style-name="Visited_20_Internet_20_Link">to carry</text:a> </text:p>
      <text:p text:style-name="Standard"><text:soft-page-break/>El botones cargó con nuestro equipaje y nos condujo a la habitación.<text:span text:style-name="Emphasis">The bellboy carried our luggage, and guided us to our room.</text:span></text:p>
      <text:p text:style-name="Standard">15. (to take on) </text:p>
      <text:p text:style-name="Standard">a. <text:a xlink:type="simple" xlink:href="http://www.spanishdict.com/translate/to%20bear" text:style-name="Internet_20_link" text:visited-style-name="Visited_20_Internet_20_Link">to bear</text:a> </text:p>
      <text:p text:style-name="Standard">Dora empezó a cargar con todos los gastos cuando su esposo estaba desempleado.<text:span text:style-name="Emphasis">Dora began to bear all the expenses when her husband was unemployed.</text:span></text:p>
      <text:p text:style-name="Standard">b. <text:a xlink:type="simple" xlink:href="http://www.spanishdict.com/translate/to%20take" text:style-name="Internet_20_link" text:visited-style-name="Visited_20_Internet_20_Link">to take</text:a> </text:p>
      <text:p text:style-name="Standard">Tomás cargó con la culpa del accidente para que no llevaran a su esposa a la cárcel.<text:span text:style-name="Emphasis">Tomas took the blame for the accident so they wouldn't put his wife in jail.</text:span></text:p>
      <text:p text:style-name="Standard">16. (to attack) </text:p>
      <text:p text:style-name="Standard">a. <text:a xlink:type="simple" xlink:href="http://www.spanishdict.com/translate/to%20charge" text:style-name="Internet_20_link" text:visited-style-name="Visited_20_Internet_20_Link">to charge</text:a> </text:p>
      <text:p text:style-name="Standard">El toro rompió la barrera y cargó contra la multitud.<text:span text:style-name="Emphasis">The bull broke the barrier and charged at the crowd.</text:span></text:p>
      <text:p text:style-name="Standard">17. (architecture) </text:p>
      <text:p text:style-name="Standard">a. <text:a xlink:type="simple" xlink:href="http://www.spanishdict.com/translate/to%20be%20supported%20by" text:style-name="Internet_20_link" text:visited-style-name="Visited_20_Internet_20_Link">to be supported by</text:a> </text:p>
      <text:p text:style-name="Standard">El dintel se carga en dos pilares de mármol.<text:span text:style-name="Emphasis">The lintel is supported by two marble pillars.</text:span></text:p>
      <text:p text:style-name="Standard">b. <text:a xlink:type="simple" xlink:href="http://www.spanishdict.com/translate/to%20rest%20on" text:style-name="Internet_20_link" text:visited-style-name="Visited_20_Internet_20_Link">to rest on</text:a> </text:p>
      <text:p text:style-name="Standard">El puente se carga en una docena de pilares masivos para apoyar el peso del tráfico.<text:span text:style-name="Emphasis">The bridge rests on a dozen massive pillars to support the weight of the traffic.</text:span></text:p>
      <text:p text:style-name="Standard">car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8. (computing) </text:p>
      <text:p text:style-name="Standard">a. <text:a xlink:type="simple" xlink:href="http://www.spanishdict.com/translate/to%20load" text:style-name="Internet_20_link" text:visited-style-name="Visited_20_Internet_20_Link">to load</text:a> </text:p>
      <text:p text:style-name="Standard">Tengo una conexión lenta y se va a tardar un rato para cargarse. <text:span text:style-name="Emphasis">I have a slow connection and it will take a while to load. </text:span></text:p>
      <text:p text:style-name="Standard">19. (electronics) </text:p>
      <text:p text:style-name="Standard">a. <text:a xlink:type="simple" xlink:href="http://www.spanishdict.com/translate/to%20charge" text:style-name="Internet_20_link" text:visited-style-name="Visited_20_Internet_20_Link">to charge</text:a> </text:p>
      <text:p text:style-name="Standard">Las pilas se cargaron por completo durante la noche. <text:span text:style-name="Emphasis">The batteries fully charged overnight. </text:span></text:p>
      <text:p text:style-name="Standard">b. <text:a xlink:type="simple" xlink:href="http://www.spanishdict.com/translate/to%20become%20charged" text:style-name="Internet_20_link" text:visited-style-name="Visited_20_Internet_20_Link">to become charged</text:a> </text:p>
      <text:p text:style-name="Standard">Las partículas de gas de la termósfera se cargan de energía del sol.<text:span text:style-name="Emphasis">Gas particles in the thermosphere become charged by energy from the sun.</text:span></text:p>
      <text:p text:style-name="Standard">20. (to make full) </text:p>
      <text:p text:style-name="Standard">a. <text:a xlink:type="simple" xlink:href="http://www.spanishdict.com/translate/to%20fill%20up" text:style-name="Internet_20_link" text:visited-style-name="Visited_20_Internet_20_Link">to fill up</text:a> </text:p>
      <text:p text:style-name="Standard">El tanque se carga en unos dos o tres minutos. <text:span text:style-name="Emphasis">The tank fills up in two or three minutes. </text:span></text:p>
      <text:p text:style-name="Standard">21. (colloquial) (to kill) </text:p>
      <text:p text:style-name="Standard">a. <text:a xlink:type="simple" xlink:href="http://www.spanishdict.com/translate/to%20bump%20off" text:style-name="Internet_20_link" text:visited-style-name="Visited_20_Internet_20_Link">to bump off</text:a> (colloquial) </text:p>
      <text:p text:style-name="Standard">El pozolero se cargaba a sus víctimas metiéndolas en barriles de ácido.<text:span text:style-name="Emphasis">The pozolero bumped off his victims by putting them in barrels of acid.</text:span></text:p>
      <text:p text:style-name="Standard">22. (to bother) </text:p>
      <text:p text:style-name="Standard">a. <text:a xlink:type="simple" xlink:href="http://www.spanishdict.com/translate/to%20bug" text:style-name="Internet_20_link" text:visited-style-name="Visited_20_Internet_20_Link">to bug</text:a> </text:p>
      <text:p text:style-name="Standard">Ese político no es más que un fanfarrón que goza cargarle a la gente decente.<text:span text:style-name="Emphasis">That politician is nothing more than a show-off who enjoys bugging decent people.</text:span></text:p>
      <text:p text:style-name="Standard">b. <text:a xlink:type="simple" xlink:href="http://www.spanishdict.com/translate/to%20get%20on%20someone%27s%20nerves" text:style-name="Internet_20_link" text:visited-style-name="Visited_20_Internet_20_Link">to get on someone's nerves</text:a> </text:p>
      <text:p text:style-name="Standard">Me carga que hayan escogido a un pedante para dar la oratoria de la graduación.<text:span text:style-name="Emphasis">It gets on my nerves that they chose a pedant to give the graduation speech.</text:span></text:p>
      <text:p text:style-name="Standard">23. (to be burdened by) </text:p>
      <text:p text:style-name="Standard">a. <text:a xlink:type="simple" xlink:href="http://www.spanishdict.com/translate/to%20fill" text:style-name="Internet_20_link" text:visited-style-name="Visited_20_Internet_20_Link">to fill</text:a> </text:p>
      <text:p text:style-name="Standard">El salón de póker se cargó del humo de habanos.<text:span text:style-name="Emphasis">The poker salon filled with the smoke of cigars.</text:span></text:p>
      <text:p text:style-name="Standard">b. <text:a xlink:type="simple" xlink:href="http://www.spanishdict.com/translate/to%20shoulder" text:style-name="Internet_20_link" text:visited-style-name="Visited_20_Internet_20_Link">to shoulder</text:a> </text:p>
      <text:p text:style-name="Standard">Rebecca se cargó con los quehaceres domésticos desde que su mamá se enfermó.<text:span text:style-name="Emphasis">Rebecca shouldered the household chores since her mother became ill.</text:span></text:p>
      <text:p text:style-name="Standard">c. <text:a xlink:type="simple" xlink:href="http://www.spanishdict.com/translate/to%20have" text:style-name="Internet_20_link" text:visited-style-name="Visited_20_Internet_20_Link">to have</text:a> </text:p>
      <text:p text:style-name="Standard"><text:soft-page-break/>Se cargó de hijos, y no hacía nada más que lavar, planchar y cocinar.<text:span text:style-name="Emphasis">She had several children, and did nothing more than wash, iron, and cook.</text:span></text:p>
      <text:p text:style-name="Standard">24. (to destroy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El perro estaba jugando y se cargó el juguete.<text:span text:style-name="Emphasis">The dog was playing and broke the toy.</text:span></text:p>
      <text:p text:style-name="Standard">b. <text:a xlink:type="simple" xlink:href="http://www.spanishdict.com/translate/to%20ruin" text:style-name="Internet_20_link" text:visited-style-name="Visited_20_Internet_20_Link">to ruin</text:a> </text:p>
      <text:p text:style-name="Standard">Estuvo mal el alcalde anterior, pero por lo menos no se cargó el pueblo como el actual.<text:span text:style-name="Emphasis">The last mayor was bad, but at least he didn’t ruin the town like the current one.</text:span></text:p>
      <text:p text:style-name="Standard">c. <text:a xlink:type="simple" xlink:href="http://www.spanishdict.com/translate/to%20smash" text:style-name="Internet_20_link" text:visited-style-name="Visited_20_Internet_20_Link">to smash</text:a> </text:p>
      <text:p text:style-name="Standard">Se cargó el jarrón que estaba en la mesa cuando empezó a temblar la Tierra.<text:span text:style-name="Emphasis">The vase that was on the table smashed when the Earth started to shake.</text:span></text:p>
      <text:p text:style-name="Standard">25. (colloquial) (to fail) </text:p>
      <text:p text:style-name="Standard">a. <text:a xlink:type="simple" xlink:href="http://www.spanishdict.com/translate/to%20flunk" text:style-name="Internet_20_link" text:visited-style-name="Visited_20_Internet_20_Link">to flunk</text:a> (colloquial) </text:p>
      <text:p text:style-name="Standard">La clase de química orgánica es tan difícil que casi todos se cargan.<text:span text:style-name="Emphasis">The organic chemistry class is so hard that almost everyone flunks.</text:span></text:p>
      <text:p text:style-name="Standard">b. <text:a xlink:type="simple" xlink:href="http://www.spanishdict.com/translate/to%20fail" text:style-name="Internet_20_link" text:visited-style-name="Visited_20_Internet_20_Link">to fail</text:a> </text:p>
      <text:p text:style-name="Standard">¿Cómo que te cargaste en la clase de arte?<text:span text:style-name="Emphasis">What do you mean you failed art class?</text:span></text:p>
      <text:p text:style-name="Standard">descar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move goods) </text:p>
      <text:p text:style-name="Standard">a. <text:a xlink:type="simple" xlink:href="http://www.spanishdict.com/translate/to%20unload" text:style-name="Internet_20_link" text:visited-style-name="Visited_20_Internet_20_Link">to unload</text:a> </text:p>
      <text:p text:style-name="Standard">Les tomó una hora descargar el camión.<text:span text:style-name="Emphasis">It took them an hour to unload the truck.</text:span></text:p>
      <text:p text:style-name="Standard">2. (computing) </text:p>
      <text:p text:style-name="Standard">a. <text:a xlink:type="simple" xlink:href="http://www.spanishdict.com/translate/to%20download" text:style-name="Internet_20_link" text:visited-style-name="Visited_20_Internet_20_Link">to download</text:a> </text:p>
      <text:p text:style-name="Standard">¿Ya descargaste los archivos que te mandé?<text:span text:style-name="Emphasis">Have you downloaded the files I sent you?</text:span></text:p>
      <text:p text:style-name="Standard">3. (to strike a blow) </text:p>
      <text:p text:style-name="Standard">a. <text:a xlink:type="simple" xlink:href="http://www.spanishdict.com/translate/to%20deal" text:style-name="Internet_20_link" text:visited-style-name="Visited_20_Internet_20_Link">to deal</text:a> </text:p>
      <text:p text:style-name="Standard">Le descargó un puñetazo en la cara.<text:span text:style-name="Emphasis">He dealt him a punch in the face.</text:span></text:p>
      <text:p text:style-name="Standard">4. (to shoot a weapon) </text:p>
      <text:p text:style-name="Standard">a. <text:a xlink:type="simple" xlink:href="http://www.spanishdict.com/translate/to%20fire" text:style-name="Internet_20_link" text:visited-style-name="Visited_20_Internet_20_Link">to fire</text:a> </text:p>
      <text:p text:style-name="Standard">Los soldados descargaron sus fusiles.<text:span text:style-name="Emphasis">The soldiers fired their rifles.</text:span></text:p>
      <text:p text:style-name="Standard">5. (to remove bullets) </text:p>
      <text:p text:style-name="Standard">a. <text:a xlink:type="simple" xlink:href="http://www.spanishdict.com/translate/to%20unload" text:style-name="Internet_20_link" text:visited-style-name="Visited_20_Internet_20_Link">to unload</text:a> </text:p>
      <text:p text:style-name="Standard">Descargue sus armas de fuego y manténgalas en lugar seguro.<text:span text:style-name="Emphasis">Unload your firearms and keep them in a safe place.</text:span></text:p>
      <text:p text:style-name="Standard">6. (a battery) </text:p>
      <text:p text:style-name="Standard">a. <text:a xlink:type="simple" xlink:href="http://www.spanishdict.com/translate/to%20run%20down" text:style-name="Internet_20_link" text:visited-style-name="Visited_20_Internet_20_Link">to run down</text:a> </text:p>
      <text:p text:style-name="Standard">Si lo dejas encendido, vas a descargar la batería.<text:span text:style-name="Emphasis">If you leave it switched on, you'll run down the battery.</text:span></text:p>
      <text:p text:style-name="Standard">7. (feelings) </text:p>
      <text:p text:style-name="Standard">a. <text:a xlink:type="simple" xlink:href="http://www.spanishdict.com/translate/to%20vent" text:style-name="Internet_20_link" text:visited-style-name="Visited_20_Internet_20_Link">to vent</text:a> </text:p>
      <text:p text:style-name="Standard">Descargaba su frustración con sus hijos.<text:span text:style-name="Emphasis">She vented her frustration on her children.</text:span></text:p>
      <text:p text:style-name="Standard">8. (to release) </text:p>
      <text:p text:style-name="Standard">a. <text:a xlink:type="simple" xlink:href="http://www.spanishdict.com/translate/to%20relieve" text:style-name="Internet_20_link" text:visited-style-name="Visited_20_Internet_20_Link">to relieve</text:a> </text:p>
      <text:p text:style-name="Standard">Hay que contratar a otra persona para que me descargue de trabajo.<text:span text:style-name="Emphasis">We need to take on another person to relieve me of some of the work.</text:span></text:p>
      <text:p text:style-name="Standard">9. (to absolve) </text:p>
      <text:p text:style-name="Standard">a. <text:a xlink:type="simple" xlink:href="http://www.spanishdict.com/translate/to%20clear" text:style-name="Internet_20_link" text:visited-style-name="Visited_20_Internet_20_Link">to clear</text:a> </text:p>
      <text:p text:style-name="Standard">La descargaron de toda culpa.<text:span text:style-name="Emphasis">She was cleared of all blam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0. (storm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<text:soft-page-break/>Volvamos a casa antes de que descargue la tormenta.<text:span text:style-name="Emphasis">Let's go home before the storm breaks.</text:span></text:p>
      <text:p text:style-name="Standard">descar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1. (battery) </text:p>
      <text:p text:style-name="Standard">a. <text:a xlink:type="simple" xlink:href="http://www.spanishdict.com/translate/to%20run%20down" text:style-name="Internet_20_link" text:visited-style-name="Visited_20_Internet_20_Link">to run down</text:a> </text:p>
      <text:p text:style-name="Standard">Deja que se descargue la batería por completo.<text:span text:style-name="Emphasis">Let the battery run down completely.</text:span></text:p>
      <text:p text:style-name="Standard">12. (computing) </text:p>
      <text:p text:style-name="Standard">a. <text:a xlink:type="simple" xlink:href="http://www.spanishdict.com/translate/to%20download" text:style-name="Internet_20_link" text:visited-style-name="Visited_20_Internet_20_Link">to download</text:a> </text:p>
      <text:p text:style-name="Standard">El programa tardó casi una hora en descargarse.<text:span text:style-name="Emphasis">The program took almost an hour to download.</text:span></text:p>
      <text:p text:style-name="Standard">13. (storm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Ayer se descargó una tormenta que inundó la ciudad.<text:span text:style-name="Emphasis">A storm broke yesterday that flooded the city.</text:span></text:p>
      <text:p text:style-name="Standard">14. (to let off steam; used with "con") </text:p>
      <text:p text:style-name="Standard">a. <text:a xlink:type="simple" xlink:href="http://www.spanishdict.com/translate/to%20vent%20with" text:style-name="Internet_20_link" text:visited-style-name="Visited_20_Internet_20_Link">to vent with</text:a> (United States) </text:p>
      <text:p text:style-name="Standard">Sara se descargó con todos sus amigos.<text:span text:style-name="Emphasis">Sara vented with all her friends.</text:span></text:p>
      <text:p text:style-name="Standard">b. <text:a xlink:type="simple" xlink:href="http://www.spanishdict.com/translate/to%20unburden%20oneself%20to" text:style-name="Internet_20_link" text:visited-style-name="Visited_20_Internet_20_Link">to unburden oneself to</text:a> </text:p>
      <text:p text:style-name="Standard">Él necesita a alguien con quien descargarse.<text:span text:style-name="Emphasis">He needs someone to unburden himself to.</text:span></text:p>
      <text:p text:style-name="Standard">15. (to avoid; used with "de") </text:p>
      <text:p text:style-name="Standard">a. <text:a xlink:type="simple" xlink:href="http://www.spanishdict.com/translate/to%20get%20out%20of" text:style-name="Internet_20_link" text:visited-style-name="Visited_20_Internet_20_Link">to get out of</text:a> </text:p>
      <text:p text:style-name="Standard">Es un intento de descargarse de sus responsabilidades.<text:span text:style-name="Emphasis">It’s an attempt to get out of his responsibilities.</text:span></text:p>
      <text:p text:style-name="Standard">pele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rawl) </text:p>
      <text:p text:style-name="Standard">a. <text:a xlink:type="simple" xlink:href="http://www.spanishdict.com/translate/to%20fight" text:style-name="Internet_20_link" text:visited-style-name="Visited_20_Internet_20_Link">to fight</text:a> </text:p>
      <text:p text:style-name="Standard">Niños, por favor, dejen de pelear.<text:span text:style-name="Emphasis">Children, please stop fighting.</text:span></text:p>
      <text:p text:style-name="Standard">2. (figurative) </text:p>
      <text:p text:style-name="Standard">a. <text:a xlink:type="simple" xlink:href="http://www.spanishdict.com/translate/to%20argue" text:style-name="Internet_20_link" text:visited-style-name="Visited_20_Internet_20_Link">to argue</text:a> </text:p>
      <text:p text:style-name="Standard">Ellos no se llevan muy bien, siempre están peleando sobre algo.<text:span text:style-name="Emphasis">They don't get along very well, they're always arguing about something.</text:span></text:p>
      <text:p text:style-name="Standard">b. <text:a xlink:type="simple" xlink:href="http://www.spanishdict.com/translate/to%20fight" text:style-name="Internet_20_link" text:visited-style-name="Visited_20_Internet_20_Link">to fight</text:a> </text:p>
      <text:p text:style-name="Standard">Mis papás peleaban por años antes de divorciarse. <text:span text:style-name="Emphasis">My parents fought for years before getting a divorce. </text:span></text:p>
      <text:p text:style-name="Standard">3. (to strive) </text:p>
      <text:p text:style-name="Standard">a. <text:a xlink:type="simple" xlink:href="http://www.spanishdict.com/translate/to%20struggle" text:style-name="Internet_20_link" text:visited-style-name="Visited_20_Internet_20_Link">to struggle</text:a> </text:p>
      <text:p text:style-name="Standard">Está peleando constantemente para mantener a su familia.<text:span text:style-name="Emphasis">He is constantly struggling to support his family.</text:span></text:p>
      <text:p text:style-name="Standard">4. (to contend with) </text:p>
      <text:p text:style-name="Standard">a. <text:a xlink:type="simple" xlink:href="http://www.spanishdict.com/translate/to%20compete" text:style-name="Internet_20_link" text:visited-style-name="Visited_20_Internet_20_Link">to compete</text:a> </text:p>
      <text:p text:style-name="Standard">Los dos finalistas pelearon para la gloria en el concurso de comer perros calientes. <text:span text:style-name="Emphasis">The two finalists competed for glory in the hot dog eating contest. </text:span></text:p>
      <text:p text:style-name="Standard">pele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5. (to physically fight) </text:p>
      <text:p text:style-name="Standard">a. <text:a xlink:type="simple" xlink:href="http://www.spanishdict.com/translate/to%20fight" text:style-name="Internet_20_link" text:visited-style-name="Visited_20_Internet_20_Link">to fight</text:a> </text:p>
      <text:p text:style-name="Standard">Los boxeadores se pelearon una media hora en el campeonato mundial. <text:span text:style-name="Emphasis">The boxers fought each other for half an hour in the world championship. </text:span></text:p>
      <text:p text:style-name="Standard">rode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ut around) </text:p>
      <text:p text:style-name="Standard">a. <text:a xlink:type="simple" xlink:href="http://www.spanishdict.com/translate/to%20surround" text:style-name="Internet_20_link" text:visited-style-name="Visited_20_Internet_20_Link">to surround</text:a> </text:p>
      <text:p text:style-name="Standard"><text:soft-page-break/>Estaban rodeados por el enemigo y tuvieron que rendirse.<text:span text:style-name="Emphasis">They were surrounded by the enemy and had to surrender. </text:span></text:p>
      <text:p text:style-name="Standard">b. <text:a xlink:type="simple" xlink:href="http://www.spanishdict.com/translate/to%20encircle" text:style-name="Internet_20_link" text:visited-style-name="Visited_20_Internet_20_Link">to encircle</text:a> </text:p>
      <text:p text:style-name="Standard">Rodea el número correcto con lápiz o esfero.<text:span text:style-name="Emphasis">Encircle the correct number with a pencil or pen.</text:span></text:p>
      <text:p text:style-name="Standard">2. (to go around) (Latin America) </text:p>
      <text:p text:style-name="Standard">a. <text:a xlink:type="simple" xlink:href="http://www.spanishdict.com/translate/to%20round%20up" text:style-name="Internet_20_link" text:visited-style-name="Visited_20_Internet_20_Link">to round up</text:a> </text:p>
      <text:p text:style-name="Standard">El perro rodeó el ganado en el corral.<text:span text:style-name="Emphasis">The dog rounded up the cattle in the pen.</text:span></text:p>
      <text:p text:style-name="Standard">rode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be accompanied) </text:p>
      <text:p text:style-name="Standard">a. <text:a xlink:type="simple" xlink:href="http://www.spanishdict.com/translate/to%20surround%20oneself" text:style-name="Internet_20_link" text:visited-style-name="Visited_20_Internet_20_Link">to surround oneself</text:a> </text:p>
      <text:p text:style-name="Standard">Se rodeó de su familia antes de fallecer.<text:span text:style-name="Emphasis">He surrounded himself with his family before passing away.</text:span></text:p>
      <text:p text:style-name="Standard">corr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move fast) </text:p>
      <text:p text:style-name="Standard">a. <text:a xlink:type="simple" xlink:href="http://www.spanishdict.com/translate/to%20run" text:style-name="Internet_20_link" text:visited-style-name="Visited_20_Internet_20_Link">to run</text:a> </text:p>
      <text:p text:style-name="Standard">Me he pasado el día corriendo detrás de los niños.<text:span text:style-name="Emphasis">I have spent the whole day running around after the kids.</text:span></text:p>
      <text:p text:style-name="Standard">Corro 12 kilómetros cada día.<text:span text:style-name="Emphasis">I run 12 kilometers every day.</text:span></text:p>
      <text:p text:style-name="Standard">2. (to flow) </text:p>
      <text:p text:style-name="Standard">a. <text:a xlink:type="simple" xlink:href="http://www.spanishdict.com/translate/to%20run" text:style-name="Internet_20_link" text:visited-style-name="Visited_20_Internet_20_Link">to run</text:a> </text:p>
      <text:p text:style-name="Standard">El río corre de norte a sur.<text:span text:style-name="Emphasis">The river runs from north to south.</text:span></text:p>
      <text:p text:style-name="Standard">3. (to spread) </text:p>
      <text:p text:style-name="Standard">a. <text:a xlink:type="simple" xlink:href="http://www.spanishdict.com/translate/to%20go%20around" text:style-name="Internet_20_link" text:visited-style-name="Visited_20_Internet_20_Link">to go around</text:a> </text:p>
      <text:p text:style-name="Standard">El chisme corrió por el pueblo.<text:span text:style-name="Emphasis">The gossip went around the village.</text:span></text:p>
      <text:p text:style-name="Standard">4. (to pass) </text:p>
      <text:p text:style-name="Standard">a. <text:a xlink:type="simple" xlink:href="http://www.spanishdict.com/translate/to%20go%20by" text:style-name="Internet_20_link" text:visited-style-name="Visited_20_Internet_20_Link">to go by</text:a> </text:p>
      <text:p text:style-name="Standard">Las horas corrieron como minutos.<text:span text:style-name="Emphasis">The hours went by like minutes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5. (to change position) </text:p>
      <text:p text:style-name="Standard">a. <text:a xlink:type="simple" xlink:href="http://www.spanishdict.com/translate/to%20move" text:style-name="Internet_20_link" text:visited-style-name="Visited_20_Internet_20_Link">to move</text:a> </text:p>
      <text:p text:style-name="Standard">Tuve que correr la mesa para tener más espacio.<text:span text:style-name="Emphasis">I had to move the table to have more space.</text:span></text:p>
      <text:p text:style-name="Standard">6. (to risk) </text:p>
      <text:p text:style-name="Standard">a. <text:a xlink:type="simple" xlink:href="http://www.spanishdict.com/translate/to%20run" text:style-name="Internet_20_link" text:visited-style-name="Visited_20_Internet_20_Link">to run</text:a> </text:p>
      <text:p text:style-name="Standard">No corras riesgos innecesarios, ponte en manos de un profesional.<text:span text:style-name="Emphasis">Don't run unnecessary risks. Put yourself in the hands of a professional.</text:span></text:p>
      <text:p text:style-name="Standard">7. (to get rid of someone) (Latin America) </text:p>
      <text:p text:style-name="Standard">a. <text:a xlink:type="simple" xlink:href="http://www.spanishdict.com/translate/to%20run%20out" text:style-name="Internet_20_link" text:visited-style-name="Visited_20_Internet_20_Link">to run out</text:a> </text:p>
      <text:p text:style-name="Standard">Corrieron al ladrón de la casa.<text:span text:style-name="Emphasis">They ran the thief out of the house.</text:span></text:p>
      <text:p text:style-name="Standard">corr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8. (to smudge) </text:p>
      <text:p text:style-name="Standard">a. <text:a xlink:type="simple" xlink:href="http://www.spanishdict.com/translate/to%20run" text:style-name="Internet_20_link" text:visited-style-name="Visited_20_Internet_20_Link">to run</text:a> </text:p>
      <text:p text:style-name="Standard">Cuando llueve se me corre el maquillaje.<text:span text:style-name="Emphasis">When it rains my makeup runs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9. (to have an orgasm) (Spain) </text:p>
      <text:p text:style-name="Standard">a. <text:a xlink:type="simple" xlink:href="http://www.spanishdict.com/translate/to%20come" text:style-name="Internet_20_link" text:visited-style-name="Visited_20_Internet_20_Link">to come</text:a> (colloquial) </text:p>
      <text:p text:style-name="Standard">Algunas personas tardan más que otras para correrse.<text:span text:style-name="Emphasis">Some people take longer than others to come.</text:span></text:p>
      <text:p text:style-name="Standard">martil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it with a hammer) </text:p>
      <text:p text:style-name="Standard">a. <text:a xlink:type="simple" xlink:href="http://www.spanishdict.com/translate/to%20hammer" text:style-name="Internet_20_link" text:visited-style-name="Visited_20_Internet_20_Link">to hammer</text:a> </text:p>
      <text:p text:style-name="Standard"><text:soft-page-break/>Los obreros están martillando el tejado para poner tejas nuevas.<text:span text:style-name="Emphasis">The workers are hammering the roof to put new tiles in.</text:span></text:p>
      <text:p text:style-name="Standard">2. (to worry) </text:p>
      <text:p text:style-name="Standard">a. <text:a xlink:type="simple" xlink:href="http://www.spanishdict.com/translate/to%20torment" text:style-name="Internet_20_link" text:visited-style-name="Visited_20_Internet_20_Link">to torment</text:a> </text:p>
      <text:p text:style-name="Standard">La conciencia martillaba al conductor que había atropellado accidentalmente a un peatón.<text:span text:style-name="Emphasis">The driver who had accidentally run over a pedestrian was tormented by his conscience.</text:span></text:p>
      <text:p text:style-name="Standard">pase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go around) </text:p>
      <text:p text:style-name="Standard">a. <text:a xlink:type="simple" xlink:href="http://www.spanishdict.com/translate/to%20go%20for%20a%20walk" text:style-name="Internet_20_link" text:visited-style-name="Visited_20_Internet_20_Link">to go for a walk</text:a> (on foot) </text:p>
      <text:p text:style-name="Standard">Me encanta ir a pasear por la playa.<text:span text:style-name="Emphasis">I love going for a walk on the beach.</text:span></text:p>
      <text:p text:style-name="Standard">b. <text:a xlink:type="simple" xlink:href="http://www.spanishdict.com/translate/to%20go%20for%20a%20drive" text:style-name="Internet_20_link" text:visited-style-name="Visited_20_Internet_20_Link">to go for a drive</text:a> (by car) </text:p>
      <text:p text:style-name="Standard">Paseamos por la costa en mi carro nuevo.<text:span text:style-name="Emphasis">We went for a drive along the coast in my new car.</text:span></text:p>
      <text:p text:style-name="Standard">c. <text:a xlink:type="simple" xlink:href="http://www.spanishdict.com/translate/to%20go%20for%20a%20ride" text:style-name="Internet_20_link" text:visited-style-name="Visited_20_Internet_20_Link">to go for a ride</text:a> (via vehicle or animal) </text:p>
      <text:p text:style-name="Standard">Paseo en bici cada domingo por la mañana.<text:span text:style-name="Emphasis">I go for a ride on my bike every Sunday morning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take for a walk) </text:p>
      <text:p text:style-name="Standard">a. <text:a xlink:type="simple" xlink:href="http://www.spanishdict.com/translate/to%20walk" text:style-name="Internet_20_link" text:visited-style-name="Visited_20_Internet_20_Link">to walk</text:a> </text:p>
      <text:p text:style-name="Standard">Pasea a su perro por el parque por la noche.<text:span text:style-name="Emphasis">She walks her dog around the park at night.</text:span></text:p>
      <text:p text:style-name="Standard">3. (to exhibit) </text:p>
      <text:p text:style-name="Standard">a. <text:a xlink:type="simple" xlink:href="http://www.spanishdict.com/translate/to%20show%20off" text:style-name="Internet_20_link" text:visited-style-name="Visited_20_Internet_20_Link">to show off</text:a> </text:p>
      <text:p text:style-name="Standard">Mi hermana paseó su nuevo atuendo en la fiesta.<text:span text:style-name="Emphasis">My sister showed off her new outfit at the party.</text:span></text:p>
      <text:p text:style-name="Standard">pase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go around) </text:p>
      <text:p text:style-name="Standard">a. <text:a xlink:type="simple" xlink:href="http://www.spanishdict.com/translate/to%20go%20for%20a%20walk" text:style-name="Internet_20_link" text:visited-style-name="Visited_20_Internet_20_Link">to go for a walk</text:a> </text:p>
      <text:p text:style-name="Standard">Cuando necesito pensar, voy a las montañas a pasearme.<text:span text:style-name="Emphasis">When I need to think, I go to the mountains for a walk.</text:span></text:p>
      <text:p text:style-name="Standard">b. <text:a xlink:type="simple" xlink:href="http://www.spanishdict.com/translate/to%20walk" text:style-name="Internet_20_link" text:visited-style-name="Visited_20_Internet_20_Link">to walk</text:a> </text:p>
      <text:p text:style-name="Standard">Se paseó todo el día por el centro comercial.<text:span text:style-name="Emphasis">She walked around the mall all day long.</text:span></text:p>
      <text:p text:style-name="Standard">encar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urchase, to request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Los pantalones estaban agotados, pero encargué un par de todos modos.<text:span text:style-name="Emphasis">The pants were out of stock, but I ordered a pair anyway.</text:span></text:p>
      <text:p text:style-name="Standard">b. <text:a xlink:type="simple" xlink:href="http://www.spanishdict.com/translate/to%20commission" text:style-name="Internet_20_link" text:visited-style-name="Visited_20_Internet_20_Link">to commission</text:a> (art) </text:p>
      <text:p text:style-name="Standard">Ella le encargó un retrato al artista.<text:span text:style-name="Emphasis">She commissioned a portrait from the artist.</text:span></text:p>
      <text:p text:style-name="Standard">2. (to entrust someone with something) </text:p>
      <text:p text:style-name="Standard">a. <text:a xlink:type="simple" xlink:href="http://www.spanishdict.com/translate/to%20put%20someone%20in%20charge%20of" text:style-name="Internet_20_link" text:visited-style-name="Visited_20_Internet_20_Link">to put someone in charge of</text:a> </text:p>
      <text:p text:style-name="Standard">El jefe le encargó a ella el proyecto.<text:span text:style-name="Emphasis">The boss put her in charge of the project.</text:span></text:p>
      <text:p text:style-name="Standard">b. <text:a xlink:type="simple" xlink:href="http://www.spanishdict.com/translate/to%20entrust%20something%20to%20someone" text:style-name="Internet_20_link" text:visited-style-name="Visited_20_Internet_20_Link">to entrust something to someone</text:a> </text:p>
      <text:p text:style-name="Standard">Mi hermana me encarga sus hijos.<text:span text:style-name="Emphasis">My sister entrusts her kids to me.</text:span></text:p>
      <text:p text:style-name="Standard">c. <text:a xlink:type="simple" xlink:href="http://www.spanishdict.com/translate/to%20charge%20someone%20with" text:style-name="Internet_20_link" text:visited-style-name="Visited_20_Internet_20_Link">to charge someone with</text:a> </text:p>
      <text:p text:style-name="Standard">Le encargaron conseguir un restaurante para la fiesta.<text:span text:style-name="Emphasis">They charged him with finding a restaurant for the party.</text:span></text:p>
      <text:p text:style-name="Standard">d. <text:a xlink:type="simple" xlink:href="http://www.spanishdict.com/translate/to%20task%20someone%20with" text:style-name="Internet_20_link" text:visited-style-name="Visited_20_Internet_20_Link">to task someone with</text:a> </text:p>
      <text:p text:style-name="Standard">Les encargo a ustedes limpiar esta casa.<text:span text:style-name="Emphasis">I'm tasking you with cleaning this house.</text:span></text:p>
      <text:p text:style-name="Standard">encarg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assume responsibility) </text:p>
      <text:p text:style-name="Standard">a. <text:a xlink:type="simple" xlink:href="http://www.spanishdict.com/translate/to%20handle" text:style-name="Internet_20_link" text:visited-style-name="Visited_20_Internet_20_Link">to handle</text:a> </text:p>
      <text:p text:style-name="Standard"><text:soft-page-break/>Descuida. Yo me encargaré de eso.<text:span text:style-name="Emphasis">Don't worry. I'll handle that.</text:span></text:p>
      <text:p text:style-name="Standard">b. <text:a xlink:type="simple" xlink:href="http://www.spanishdict.com/translate/to%20take%20care%20of" text:style-name="Internet_20_link" text:visited-style-name="Visited_20_Internet_20_Link">to take care of</text:a> </text:p>
      <text:p text:style-name="Standard">Bob se encarga de limpiar las ventanas.<text:span text:style-name="Emphasis">Bob takes care of cleaning the windows.</text:span></text:p>
      <text:p text:style-name="Standard">c. <text:a xlink:type="simple" xlink:href="http://www.spanishdict.com/translate/to%20see%20to" text:style-name="Internet_20_link" text:visited-style-name="Visited_20_Internet_20_Link">to see to</text:a> </text:p>
      <text:p text:style-name="Standard">Encárgate de los huéspedes.<text:span text:style-name="Emphasis">See to the guests.</text:span></text:p>
      <text:p text:style-name="Standard">ga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obtain a prize or victory) </text:p>
      <text:p text:style-name="Standard">a. <text:a xlink:type="simple" xlink:href="http://www.spanishdict.com/translate/to%20win" text:style-name="Internet_20_link" text:visited-style-name="Visited_20_Internet_20_Link">to win</text:a> </text:p>
      <text:p text:style-name="Standard">Gané la lotería dos veces jugando con los mismos números.<text:span text:style-name="Emphasis">I won the lottery twice by playing the same set of numbers.</text:span></text:p>
      <text:p text:style-name="Standard">2. (to obtain income) </text:p>
      <text:p text:style-name="Standard">a. <text:a xlink:type="simple" xlink:href="http://www.spanishdict.com/translate/to%20earn" text:style-name="Internet_20_link" text:visited-style-name="Visited_20_Internet_20_Link">to earn</text:a> </text:p>
      <text:p text:style-name="Standard">Mi hermana ganó $50 vendiendo limonada en la acera en nuestro vecindario.<text:span text:style-name="Emphasis">My sister earned $50 selling lemonade on the curb in our neighborhood.</text:span></text:p>
      <text:p text:style-name="Standard">b. <text:a xlink:type="simple" xlink:href="http://www.spanishdict.com/translate/to%20make" text:style-name="Internet_20_link" text:visited-style-name="Visited_20_Internet_20_Link">to make</text:a> </text:p>
      <text:p text:style-name="Standard">¿Cuánto dinero ganaste por vender tu casa?<text:span text:style-name="Emphasis">How much money did you make by selling your house?</text:span></text:p>
      <text:p text:style-name="Standard">3. (to defeat) </text:p>
      <text:p text:style-name="Standard">a. <text:a xlink:type="simple" xlink:href="http://www.spanishdict.com/translate/to%20beat" text:style-name="Internet_20_link" text:visited-style-name="Visited_20_Internet_20_Link">to beat</text:a> </text:p>
      <text:p text:style-name="Standard">Por fin gané mi papá en una partida de ajedrez.<text:span text:style-name="Emphasis">I finally beat my dad in a game of chess.</text:span></text:p>
      <text:p text:style-name="Standard">4. (to seize) </text:p>
      <text:p text:style-name="Standard">a. <text:a xlink:type="simple" xlink:href="http://www.spanishdict.com/translate/to%20capture" text:style-name="Internet_20_link" text:visited-style-name="Visited_20_Internet_20_Link">to capture</text:a> </text:p>
      <text:p text:style-name="Standard">El ejército ganó el castillo.<text:span text:style-name="Emphasis">The army captured the castle.</text:span></text:p>
      <text:p text:style-name="Standard">5. (to get to) </text:p>
      <text:p text:style-name="Standard">a. <text:a xlink:type="simple" xlink:href="http://www.spanishdict.com/translate/to%20reach" text:style-name="Internet_20_link" text:visited-style-name="Visited_20_Internet_20_Link">to reach</text:a> </text:p>
      <text:p text:style-name="Standard">Ganó la línea de meta en segunda posición.<text:span text:style-name="Emphasis">He reached the finish line in second place.</text:span></text:p>
      <text:p text:style-name="Standard">6. (to have more of) </text:p>
      <text:p text:style-name="Standard">a. <text:a xlink:type="simple" xlink:href="http://www.spanishdict.com/translate/to%20save" text:style-name="Internet_20_link" text:visited-style-name="Visited_20_Internet_20_Link">to save</text:a> (space or time) </text:p>
      <text:p text:style-name="Standard">Ganarías espacio si sacaras este sillón viejo de la sala.<text:span text:style-name="Emphasis">You'd save some space if you got that old sofa out of the living room. </text:span></text:p>
      <text:p text:style-name="Standard">7. (to acquire) </text:p>
      <text:p text:style-name="Standard">a. <text:a xlink:type="simple" xlink:href="http://www.spanishdict.com/translate/to%20gain" text:style-name="Internet_20_link" text:visited-style-name="Visited_20_Internet_20_Link">to gain</text:a> </text:p>
      <text:p text:style-name="Standard">He ganado mucho por hablar con un experto como usted.<text:span text:style-name="Emphasis">I have gained a lot by talking with an expert like you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8. (to be victorious) </text:p>
      <text:p text:style-name="Standard">a. <text:a xlink:type="simple" xlink:href="http://www.spanishdict.com/translate/to%20win" text:style-name="Internet_20_link" text:visited-style-name="Visited_20_Internet_20_Link">to win</text:a> </text:p>
      <text:p text:style-name="Standard">¡Gané! ¿Qué tal te caigo ahora?<text:span text:style-name="Emphasis">I won! How do you like me now?</text:span></text:p>
      <text:p text:style-name="Standard">9. (to obtain income) </text:p>
      <text:p text:style-name="Standard">a. <text:a xlink:type="simple" xlink:href="http://www.spanishdict.com/translate/to%20make" text:style-name="Internet_20_link" text:visited-style-name="Visited_20_Internet_20_Link">to make</text:a> </text:p>
      <text:p text:style-name="Standard">Mi esposo no gana suficientemente en su trabajo.<text:span text:style-name="Emphasis">My husband doesn't make enough in his job.</text:span></text:p>
      <text:p text:style-name="Standard">10. (to increase) </text:p>
      <text:p text:style-name="Standard">a. <text:a xlink:type="simple" xlink:href="http://www.spanishdict.com/translate/to%20benefit" text:style-name="Internet_20_link" text:visited-style-name="Visited_20_Internet_20_Link">to benefit</text:a> </text:p>
      <text:p text:style-name="Standard">La fundación ganará con su generosa donación.<text:span text:style-name="Emphasis">The foundation will benefit with your generous donation.</text:span></text:p>
      <text:p text:style-name="Standard">ga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1. (to secure) </text:p>
      <text:p text:style-name="Standard">a. <text:a xlink:type="simple" xlink:href="http://www.spanishdict.com/translate/to%20earn" text:style-name="Internet_20_link" text:visited-style-name="Visited_20_Internet_20_Link">to earn</text:a> </text:p>
      <text:p text:style-name="Standard">Se ganó el amor del pueblo con sus discursos.<text:span text:style-name="Emphasis">She earned the love of the people with her speeches. </text:span></text:p>
      <text:p text:style-name="Standard">descarril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<text:soft-page-break/>1. (to leave the rail) </text:p>
      <text:p text:style-name="Standard">a. <text:a xlink:type="simple" xlink:href="http://www.spanishdict.com/translate/to%20derail" text:style-name="Internet_20_link" text:visited-style-name="Visited_20_Internet_20_Link">to derail</text:a> </text:p>
      <text:p text:style-name="Standard">El conductor no pudo hacer nada para evitar que el tren descarrilara.<text:span text:style-name="Emphasis">The driver couldn't do anything to stop the train from derailing.</text:span></text:p>
      <text:p text:style-name="Standard">b. <text:a xlink:type="simple" xlink:href="http://www.spanishdict.com/translate/to%20be%20derailed" text:style-name="Internet_20_link" text:visited-style-name="Visited_20_Internet_20_Link">to be derailed</text:a> </text:p>
      <text:p text:style-name="Standard">Parece que el tren descarriló por culpa de un obstáculo en la vía.<text:span text:style-name="Emphasis">Apparently, the train was derailed because of an obstacle on the tracks.</text:span></text:p>
      <text:p text:style-name="Standard">descarril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leave the rail) </text:p>
      <text:p text:style-name="Standard">a. <text:a xlink:type="simple" xlink:href="http://www.spanishdict.com/translate/to%20be%20derailed" text:style-name="Internet_20_link" text:visited-style-name="Visited_20_Internet_20_Link">to be derailed</text:a> </text:p>
      <text:p text:style-name="Standard">El tren podría descarrilarse si viaja a esa velocidad tan alta.<text:span text:style-name="Emphasis">The train could be derailed if it travels at such high speed.</text:span></text:p>
      <text:p text:style-name="Standard">3. (figurative) (to lose one's way) (Latin America) </text:p>
      <text:p text:style-name="Standard">a. <text:a xlink:type="simple" xlink:href="http://www.spanishdict.com/translate/to%20go%20off%20the%20rails" text:style-name="Internet_20_link" text:visited-style-name="Visited_20_Internet_20_Link">to go off the rails</text:a> (colloquial) </text:p>
      <text:p text:style-name="Standard">Ese muchacho andaba con malas compañías y se descarriló.<text:span text:style-name="Emphasis">That kid got in with the wrong crowd and went off the rails.</text:span></text:p>
      <text:p text:style-name="Standard">descarriar</text:p>
      <text:p text:style-name="Standard"><text:bookmark text:name="verbo:transitivo"/>transitive verb</text:p>
      <text:p text:style-name="Standard"><text:bookmark text:name="1"/>1 (en camino) [+persona] to misdirect; [+animal] to separate from the herd; single out</text:p>
      <text:p text:style-name="Standard"><text:bookmark text:name="2"/>2 (en proyecto, vida) to lead astray</text:p>
      <text:p text:style-name="Standard"><text:bookmark text:name="verbo:pronominal"/>pronominal verb</text:p>
      <text:p text:style-name="Standard">descarriarse</text:p>
      <text:p text:style-name="Standard"><text:bookmark text:name="11"/>1 (perder el camino) [+persona] to lose one's way; [+animal] to stray</text:p>
      <text:p text:style-name="Standard"><text:bookmark text:name="21"/>2 (desviarse de lo correcto) to go astray</text:p>
      <text:p text:style-name="Standard">pe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legal) </text:p>
      <text:p text:style-name="Standard">a. <text:a xlink:type="simple" xlink:href="http://www.spanishdict.com/translate/to%20punish" text:style-name="Internet_20_link" text:visited-style-name="Visited_20_Internet_20_Link">to punish</text:a> </text:p>
      <text:p text:style-name="Standard">En este país, el aborto no está penado por la ley.<text:span text:style-name="Emphasis">In this country, abortion is not punished by law.</text:span></text:p>
      <text:p text:style-name="Standard">2. (to visit in the form of a ghost) (Andes) </text:p>
      <text:p text:style-name="Standard">a. <text:a xlink:type="simple" xlink:href="http://www.spanishdict.com/translate/to%20haunt" text:style-name="Internet_20_link" text:visited-style-name="Visited_20_Internet_20_Link">to haunt</text:a> </text:p>
      <text:p text:style-name="Standard">Las almas de los pacientes penan el hospital abandonado.<text:span text:style-name="Emphasis">The souls of the patients haunt the abandoned hospital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be in pain) </text:p>
      <text:p text:style-name="Standard">a. <text:a xlink:type="simple" xlink:href="http://www.spanishdict.com/translate/to%20suffer" text:style-name="Internet_20_link" text:visited-style-name="Visited_20_Internet_20_Link">to suffer</text:a> </text:p>
      <text:p text:style-name="Standard">Cuando se quebró la pierna, penaba por el futuro de su hija como bailarina.<text:span text:style-name="Emphasis">He suffered over his daughter's future as a ballerina when she broke her leg.</text:span></text:p>
      <text:p text:style-name="Standard">4. (to agonize over) </text:p>
      <text:p text:style-name="Standard">a. <text:a xlink:type="simple" xlink:href="http://www.spanishdict.com/translate/to%20pine" text:style-name="Internet_20_link" text:visited-style-name="Visited_20_Internet_20_Link">to pine</text:a> </text:p>
      <text:p text:style-name="Standard">Mi mamá penaba por mí cuando me enviaron a la guerra.<text:span text:style-name="Emphasis">My mother pined for me when I was sent to war.</text:span></text:p>
      <text:p text:style-name="Standard">5. (to appear in the form of a ghost) (Andes) </text:p>
      <text:p text:style-name="Standard">a. <text:a xlink:type="simple" xlink:href="http://www.spanishdict.com/translate/to%20be%20in%20torment" text:style-name="Internet_20_link" text:visited-style-name="Visited_20_Internet_20_Link">to be in torment</text:a> </text:p>
      <text:p text:style-name="Standard">Después de la medianoche, se pueden ver a los fantasmas que penan por el manicomio.<text:span text:style-name="Emphasis">After midnight, you can see the ghosts who are in torment around the asylum.</text:span></text:p>
      <text:p text:style-name="Standard">pe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experience grief) </text:p>
      <text:p text:style-name="Standard">a. <text:a xlink:type="simple" xlink:href="http://www.spanishdict.com/translate/to%20grieve" text:style-name="Internet_20_link" text:visited-style-name="Visited_20_Internet_20_Link">to grieve</text:a> </text:p>
      <text:p text:style-name="Standard"><text:soft-page-break/>Toda la facultad y los estudiantes se penaron por el profesor que los había conmovido tanto a todos.<text:span text:style-name="Emphasis">All of the faculty and students grieved for the professor who had touched them all deeply.</text:span></text:p>
      <text:p text:style-name="Standard">b. <text:a xlink:type="simple" xlink:href="http://www.spanishdict.com/translate/to%20mourn" text:style-name="Internet_20_link" text:visited-style-name="Visited_20_Internet_20_Link">to mourn</text:a> </text:p>
      <text:p text:style-name="Standard">Mis hermanos y yo nos penamos la pérdida de nuestro padre en el funeral.<text:span text:style-name="Emphasis">My siblings and I mourned the loss of our father at the funeral.</text:span></text:p>
      <text:p text:style-name="Standard">dester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port) </text:p>
      <text:p text:style-name="Standard">a. <text:a xlink:type="simple" xlink:href="http://www.spanishdict.com/translate/to%20banish" text:style-name="Internet_20_link" text:visited-style-name="Visited_20_Internet_20_Link">to banish</text:a> </text:p>
      <text:p text:style-name="Standard">El rey desterró al caballero cuando descubrió que estaba enamorado de la reina.<text:span text:style-name="Emphasis">The king banished the knight when he discovered that he was in love with the queen.</text:span></text:p>
      <text:p text:style-name="Standard">b. <text:a xlink:type="simple" xlink:href="http://www.spanishdict.com/translate/to%20exile" text:style-name="Internet_20_link" text:visited-style-name="Visited_20_Internet_20_Link">to exile</text:a> (literary) </text:p>
      <text:p text:style-name="Standard">El escritor fue desterrado por tener ideas diferentes a las del régimen.<text:span text:style-name="Emphasis">The writer was exiled for having different ideas than those of the regime.</text:span></text:p>
      <text:p text:style-name="Standard">2. (to forget) </text:p>
      <text:p text:style-name="Standard">a. <text:a xlink:type="simple" xlink:href="http://www.spanishdict.com/translate/to%20dismiss" text:style-name="Internet_20_link" text:visited-style-name="Visited_20_Internet_20_Link">to dismiss</text:a> </text:p>
      <text:p text:style-name="Standard">La psicóloga me dijo que desterrara la idea de que todo el mundo me mira.<text:span text:style-name="Emphasis">The psychologist told me to dismiss the idea that everyone looks at me.</text:span></text:p>
      <text:p text:style-name="Standard">b. <text:a xlink:type="simple" xlink:href="http://www.spanishdict.com/translate/to%20banish" text:style-name="Internet_20_link" text:visited-style-name="Visited_20_Internet_20_Link">to banish</text:a> (literary) </text:p>
      <text:p text:style-name="Standard">Julián desterró el temor a ser rechazado al conocer a Ana.<text:span text:style-name="Emphasis">Julián banished his fear of rejection once he met Ana.</text:span></text:p>
      <text:p text:style-name="Standard">3. (agriculture) </text:p>
      <text:p text:style-name="Standard">a. <text:a xlink:type="simple" xlink:href="http://www.spanishdict.com/translate/to%20remove%20the%20soil%20from" text:style-name="Internet_20_link" text:visited-style-name="Visited_20_Internet_20_Link">to remove the soil from</text:a> </text:p>
      <text:p text:style-name="Standard">Si quieres que las malas hierbas no vuelvan a crecer, destierra la planta.<text:span text:style-name="Emphasis">If you want to stop weeds from growing, remove the soil from the plant.</text:span></text:p>
      <text:p text:style-name="Standard">despe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ee off) </text:p>
      <text:p text:style-name="Standard">a. <text:a xlink:type="simple" xlink:href="http://www.spanishdict.com/translate/to%20say%20goodbye" text:style-name="Internet_20_link" text:visited-style-name="Visited_20_Internet_20_Link">to say goodbye</text:a> </text:p>
      <text:p text:style-name="Standard">Despidió a su amiga para irse a clase.<text:span text:style-name="Emphasis">She said goodbye to her friend to head to class.</text:span></text:p>
      <text:p text:style-name="Standard">2. (to be dismissed from a job) </text:p>
      <text:p text:style-name="Standard">a. <text:a xlink:type="simple" xlink:href="http://www.spanishdict.com/translate/to%20fire" text:style-name="Internet_20_link" text:visited-style-name="Visited_20_Internet_20_Link">to fire</text:a> </text:p>
      <text:p text:style-name="Standard">Despidieron al empleado acusado de acoso sexual.<text:span text:style-name="Emphasis">They fired the employee accused of sexual harassment.</text:span></text:p>
      <text:p text:style-name="Standard">b. <text:a xlink:type="simple" xlink:href="http://www.spanishdict.com/translate/to%20lay%20off" text:style-name="Internet_20_link" text:visited-style-name="Visited_20_Internet_20_Link">to lay off</text:a> </text:p>
      <text:p text:style-name="Standard">Despidieron a miles de trabajadores durante la crisis financiera. <text:span text:style-name="Emphasis">Thousands of employees were laid off during the financial crisis. </text:span></text:p>
      <text:p text:style-name="Standard">3. (to emit) </text:p>
      <text:p text:style-name="Standard">a. <text:a xlink:type="simple" xlink:href="http://www.spanishdict.com/translate/to%20give%20off" text:style-name="Internet_20_link" text:visited-style-name="Visited_20_Internet_20_Link">to give off</text:a> </text:p>
      <text:p text:style-name="Standard">El hedor que despedía era como el de una tumba.<text:span text:style-name="Emphasis">The stench he gave off was like that of a tomb.</text:span></text:p>
      <text:p text:style-name="Standard">desped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see off) </text:p>
      <text:p text:style-name="Standard">a. <text:a xlink:type="simple" xlink:href="http://www.spanishdict.com/translate/to%20say%20goodbye" text:style-name="Internet_20_link" text:visited-style-name="Visited_20_Internet_20_Link">to say goodbye</text:a> </text:p>
      <text:p text:style-name="Standard">Se despidió de sus amigos antes de mudarse a Perú.<text:span text:style-name="Emphasis">He said goodbye to his friends before moving to Perú.</text:span></text:p>
      <text:p text:style-name="Standard">hun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ubmerge) </text:p>
      <text:p text:style-name="Standard">a. <text:a xlink:type="simple" xlink:href="http://www.spanishdict.com/translate/to%20sink" text:style-name="Internet_20_link" text:visited-style-name="Visited_20_Internet_20_Link">to sink</text:a> </text:p>
      <text:p text:style-name="Standard">El submarino disparó un torpedo y hundió el barco.<text:span text:style-name="Emphasis">The submarine fired a torpedo and sunk the ship.</text:span></text:p>
      <text:p text:style-name="Standard"><text:soft-page-break/>2. (to bring down) </text:p>
      <text:p text:style-name="Standard">a. <text:a xlink:type="simple" xlink:href="http://www.spanishdict.com/translate/to%20destroy" text:style-name="Internet_20_link" text:visited-style-name="Visited_20_Internet_20_Link">to destroy</text:a> </text:p>
      <text:p text:style-name="Standard">Una campaña de mentiras hundió mi campaña electoral.<text:span text:style-name="Emphasis">A campaign of lies destroyed my election campaign.</text:span></text:p>
      <text:p text:style-name="Standard">b. <text:a xlink:type="simple" xlink:href="http://www.spanishdict.com/translate/to%20ruin" text:style-name="Internet_20_link" text:visited-style-name="Visited_20_Internet_20_Link">to ruin</text:a> </text:p>
      <text:p text:style-name="Standard">Si sales con eso puesto, vas a hundir tu reputación.<text:span text:style-name="Emphasis">If you go out in that, you will ruin your reputation.</text:span></text:p>
      <text:p text:style-name="Standard">c. <text:a xlink:type="simple" xlink:href="http://www.spanishdict.com/translate/to%20sink" text:style-name="Internet_20_link" text:visited-style-name="Visited_20_Internet_20_Link">to sink</text:a> </text:p>
      <text:p text:style-name="Standard">Si él logra llegar a la presidencia, hundirá el país con deudas.<text:span text:style-name="Emphasis">If he becomes president, he'll sink the country into debt.</text:span></text:p>
      <text:p text:style-name="Standard">3. (to go down into) </text:p>
      <text:p text:style-name="Standard">a. <text:a xlink:type="simple" xlink:href="http://www.spanishdict.com/translate/to%20plunge" text:style-name="Internet_20_link" text:visited-style-name="Visited_20_Internet_20_Link">to plunge</text:a> </text:p>
      <text:p text:style-name="Standard">El asesino hundió el cuchillo en el cuello de la víctima.<text:span text:style-name="Emphasis">The murderer plunged the knife into the victim's neck.</text:span></text:p>
      <text:p text:style-name="Standard">b. <text:a xlink:type="simple" xlink:href="http://www.spanishdict.com/translate/to%20sink" text:style-name="Internet_20_link" text:visited-style-name="Visited_20_Internet_20_Link">to sink</text:a> </text:p>
      <text:p text:style-name="Standard">Llenó los vasos con hielo y tequila. Hundió una cuchara en el vaso y empezó a mezclar.<text:span text:style-name="Emphasis">He filled the glasses with ice and tequila. He sunk a spoon in the glass and started mixing.</text:span></text:p>
      <text:p text:style-name="Standard">hund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submerge) </text:p>
      <text:p text:style-name="Standard">a. <text:a xlink:type="simple" xlink:href="http://www.spanishdict.com/translate/to%20sink" text:style-name="Internet_20_link" text:visited-style-name="Visited_20_Internet_20_Link">to sink</text:a> </text:p>
      <text:p text:style-name="Standard">El barco golpeó un banco de arena y se hundió.<text:span text:style-name="Emphasis">The boat hit a shoal and sank.</text:span></text:p>
      <text:p text:style-name="Standard">5. (to fall down) </text:p>
      <text:p text:style-name="Standard">a. <text:a xlink:type="simple" xlink:href="http://www.spanishdict.com/translate/to%20collapse" text:style-name="Internet_20_link" text:visited-style-name="Visited_20_Internet_20_Link">to collapse</text:a> </text:p>
      <text:p text:style-name="Standard">La torre se hundió por el temblor.<text:span text:style-name="Emphasis">The tower collapsed in the earthquake.</text:span></text:p>
      <text:p text:style-name="Standard">b. <text:a xlink:type="simple" xlink:href="http://www.spanishdict.com/translate/to%20cave%20in" text:style-name="Internet_20_link" text:visited-style-name="Visited_20_Internet_20_Link">to cave in</text:a> </text:p>
      <text:p text:style-name="Standard">El segundo piso se hundió por peso excesivo.<text:span text:style-name="Emphasis">The second floor caved in under excessive weight.</text:span></text:p>
      <text:p text:style-name="Standard">6. (to go down) </text:p>
      <text:p text:style-name="Standard">a. <text:a xlink:type="simple" xlink:href="http://www.spanishdict.com/translate/to%20subside" text:style-name="Internet_20_link" text:visited-style-name="Visited_20_Internet_20_Link">to subside</text:a> </text:p>
      <text:p text:style-name="Standard">El edificio se hundió cuatro metros en la tierra fangosa.<text:span text:style-name="Emphasis">The building has subsided four meters into the muddy ground.</text:span></text:p>
      <text:p text:style-name="Standard">7. (to be ruined) </text:p>
      <text:p text:style-name="Standard">a. <text:a xlink:type="simple" xlink:href="http://www.spanishdict.com/translate/to%20go%20under" text:style-name="Internet_20_link" text:visited-style-name="Visited_20_Internet_20_Link">to go under</text:a> </text:p>
      <text:p text:style-name="Standard">Después de luchar durante años, el negocio finalmente se hundió.<text:span text:style-name="Emphasis">After struggling for years, the business finally went under.</text:span></text:p>
      <text:p text:style-name="Standard">b. <text:a xlink:type="simple" xlink:href="http://www.spanishdict.com/translate/to%20collapse" text:style-name="Internet_20_link" text:visited-style-name="Visited_20_Internet_20_Link">to collapse</text:a> </text:p>
      <text:p text:style-name="Standard">Su negocio se hundió debido a las manifestaciones.<text:span text:style-name="Emphasis">His business collapsed due to the demonstrations.</text:span></text:p>
      <text:p text:style-name="Standard">c. <text:a xlink:type="simple" xlink:href="http://www.spanishdict.com/translate/to%20go%20to%20the%20wall" text:style-name="Internet_20_link" text:visited-style-name="Visited_20_Internet_20_Link">to go to the wall</text:a> (United Kingdom) </text:p>
      <text:p text:style-name="Standard">La empresa se hundió porque los contadores estaban dirigiéndolo todo.<text:span text:style-name="Emphasis">The company went to the wall because the accountants were running the show.</text:span></text:p>
      <text:p text:style-name="Standard">8. (to become sad) </text:p>
      <text:p text:style-name="Standard">a. <text:a xlink:type="simple" xlink:href="http://www.spanishdict.com/translate/to%20get%20depressed" text:style-name="Internet_20_link" text:visited-style-name="Visited_20_Internet_20_Link">to get depressed</text:a> </text:p>
      <text:p text:style-name="Standard">Se hundió al enterarse de la muerte de su abuela.<text:span text:style-name="Emphasis">She got depressed when she heard about her grandmother's death.</text:span></text:p>
      <text:p text:style-name="Standard">cos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titch together) </text:p>
      <text:p text:style-name="Standard">a. <text:a xlink:type="simple" xlink:href="http://www.spanishdict.com/translate/to%20sew" text:style-name="Internet_20_link" text:visited-style-name="Visited_20_Internet_20_Link">to sew</text:a> </text:p>
      <text:p text:style-name="Standard">Mi novio puede coser un saco de dormir dentro de tres días. <text:span text:style-name="Emphasis">My boyfriend can sew a sleeping bag in under three days. </text:span></text:p>
      <text:p text:style-name="Standard">2. (medicine) </text:p>
      <text:p text:style-name="Standard"><text:soft-page-break/>a. <text:a xlink:type="simple" xlink:href="http://www.spanishdict.com/translate/to%20stitch" text:style-name="Internet_20_link" text:visited-style-name="Visited_20_Internet_20_Link">to stitch</text:a> </text:p>
      <text:p text:style-name="Standard">El doctor cosió la herida abierta sin anestesia.<text:span text:style-name="Emphasis">The doctor stitched the open wound without anesthesia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stitch together) </text:p>
      <text:p text:style-name="Standard">a. <text:a xlink:type="simple" xlink:href="http://www.spanishdict.com/translate/to%20sew" text:style-name="Internet_20_link" text:visited-style-name="Visited_20_Internet_20_Link">to sew</text:a> </text:p>
      <text:p text:style-name="Standard">Cose para ganarse la vida.<text:span text:style-name="Emphasis">She sews to earn her living.</text:span></text:p>
      <text:p text:style-name="Standard">bes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ive a kiss) </text:p>
      <text:p text:style-name="Standard">a. <text:a xlink:type="simple" xlink:href="http://www.spanishdict.com/translate/to%20kiss" text:style-name="Internet_20_link" text:visited-style-name="Visited_20_Internet_20_Link">to kiss</text:a> </text:p>
      <text:p text:style-name="Standard">Besó a su mujer antes de irse a trabajar.<text:span text:style-name="Emphasis">He kissed his wife before leaving for work.</text:span></text:p>
      <text:p text:style-name="Standard">2. (to touch lightly) </text:p>
      <text:p text:style-name="Standard">a. <text:a xlink:type="simple" xlink:href="http://www.spanishdict.com/translate/to%20graze" text:style-name="Internet_20_link" text:visited-style-name="Visited_20_Internet_20_Link">to graze</text:a> </text:p>
      <text:p text:style-name="Standard">No choqué; solo besé el parachoques del otro carro.<text:span text:style-name="Emphasis">I didn't crash into the other car; I just grazed its bumper.</text:span></text:p>
      <text:p text:style-name="Standard">bes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3. (to give a kiss) </text:p>
      <text:p text:style-name="Standard">a. <text:a xlink:type="simple" xlink:href="http://www.spanishdict.com/translate/to%20kiss%20each%20other" text:style-name="Internet_20_link" text:visited-style-name="Visited_20_Internet_20_Link">to kiss each other</text:a> </text:p>
      <text:p text:style-name="Standard">Los novios se besaron apasionadamente.<text:span text:style-name="Emphasis">The bride and groom kissed each other passionately.</text:span></text:p>
      <text:p text:style-name="Standard">impor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e of importance) </text:p>
      <text:p text:style-name="Standard">a. <text:a xlink:type="simple" xlink:href="http://www.spanishdict.com/translate/to%20matter" text:style-name="Internet_20_link" text:visited-style-name="Visited_20_Internet_20_Link">to matter</text:a> </text:p>
      <text:p text:style-name="Standard">No importa si no puedes venir.<text:span text:style-name="Emphasis">It doesn't matter if you can't come.</text:span></text:p>
      <text:p text:style-name="Standard">b. <text:a xlink:type="simple" xlink:href="http://www.spanishdict.com/translate/to%20be%20important" text:style-name="Internet_20_link" text:visited-style-name="Visited_20_Internet_20_Link">to be important</text:a> </text:p>
      <text:p text:style-name="Standard">El costo no importa; pagaré lo que sea necesario para salvar a mi hijo.<text:span text:style-name="Emphasis">The cost isn't important; I'll pay whatever necessary to save my son.</text:span></text:p>
      <text:p text:style-name="Standard">2. (to be bothered) </text:p>
      <text:p text:style-name="Standard">a. <text:a xlink:type="simple" xlink:href="http://www.spanishdict.com/translate/to%20care" text:style-name="Internet_20_link" text:visited-style-name="Visited_20_Internet_20_Link">to care</text:a> </text:p>
      <text:p text:style-name="Standard">No me importa lo que digan.<text:span text:style-name="Emphasis">I don't care what people say.</text:span></text:p>
      <text:p text:style-name="Standard">b. <text:a xlink:type="simple" xlink:href="http://www.spanishdict.com/translate/to%20mind" text:style-name="Internet_20_link" text:visited-style-name="Visited_20_Internet_20_Link">to mind</text:a> </text:p>
      <text:p text:style-name="Standard">No me importa trabajar los sábados si el pago es bueno.<text:span text:style-name="Emphasis">I don't mind working on Saturdays if the pay is good.</text:span></text:p>
      <text:p text:style-name="Standard">3. (to be interested) </text:p>
      <text:p text:style-name="Standard">a. <text:a xlink:type="simple" xlink:href="http://www.spanishdict.com/translate/to%20care" text:style-name="Internet_20_link" text:visited-style-name="Visited_20_Internet_20_Link">to care</text:a> </text:p>
      <text:p text:style-name="Standard">Parece que ni te importa saber lo que opino.<text:span text:style-name="Emphasis">It looks like you don't even care about what I think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commerce) </text:p>
      <text:p text:style-name="Standard">a. <text:a xlink:type="simple" xlink:href="http://www.spanishdict.com/translate/to%20import" text:style-name="Internet_20_link" text:visited-style-name="Visited_20_Internet_20_Link">to import</text:a> </text:p>
      <text:p text:style-name="Standard">Importamos mucha gasolina en este país.<text:span text:style-name="Emphasis">We import a lot of gasoline in this country.</text:span></text:p>
      <text:p text:style-name="Standard">5. (computing) </text:p>
      <text:p text:style-name="Standard">a. <text:a xlink:type="simple" xlink:href="http://www.spanishdict.com/translate/to%20import" text:style-name="Internet_20_link" text:visited-style-name="Visited_20_Internet_20_Link">to import</text:a> </text:p>
      <text:p text:style-name="Standard">Necesito importar mis contactos a Outlook.<text:span text:style-name="Emphasis">I need to import my contacts into Outlook.</text:span></text:p>
      <text:p text:style-name="Standard">6. (to add up) </text:p>
      <text:p text:style-name="Standard">a. <text:a xlink:type="simple" xlink:href="http://www.spanishdict.com/translate/to%20amount%20to" text:style-name="Internet_20_link" text:visited-style-name="Visited_20_Internet_20_Link">to amount to</text:a> </text:p>
      <text:p text:style-name="Standard">La factura importa $1000.<text:span text:style-name="Emphasis">The bill amounts to $1000.</text:span></text:p>
      <text:p text:style-name="Standard">b. <text:a xlink:type="simple" xlink:href="http://www.spanishdict.com/translate/to%20come%20to" text:style-name="Internet_20_link" text:visited-style-name="Visited_20_Internet_20_Link">to come to</text:a> </text:p>
      <text:p text:style-name="Standard">¿Cuánto importan dos kilos de cebolla?<text:span text:style-name="Emphasis">How much do two kilos of onions come to?</text:span></text:p>
      <text:p text:style-name="Standard">extrañ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<text:soft-page-break/>1. (to feel the absence of) </text:p>
      <text:p text:style-name="Standard">a. <text:a xlink:type="simple" xlink:href="http://www.spanishdict.com/translate/to%20miss" text:style-name="Internet_20_link" text:visited-style-name="Visited_20_Internet_20_Link">to miss</text:a> </text:p>
      <text:p text:style-name="Standard">Extraño mucho a mi familia cuando estoy de viaje.<text:span text:style-name="Emphasis">I miss my family a lot when I'm traveling.</text:span></text:p>
      <text:p text:style-name="Standard">2. (to amaze) </text:p>
      <text:p text:style-name="Standard">a. <text:a xlink:type="simple" xlink:href="http://www.spanishdict.com/translate/to%20surprise" text:style-name="Internet_20_link" text:visited-style-name="Visited_20_Internet_20_Link">to surprise</text:a> </text:p>
      <text:p text:style-name="Standard">Me extraña que no haya venido a trabajar.<text:span text:style-name="Emphasis">It surprises me that she didn't come to work.</text:span></text:p>
      <text:p text:style-name="Standard">3. (legal) </text:p>
      <text:p text:style-name="Standard">a. <text:a xlink:type="simple" xlink:href="http://www.spanishdict.com/translate/to%20banish" text:style-name="Internet_20_link" text:visited-style-name="Visited_20_Internet_20_Link">to banish</text:a> </text:p>
      <text:p text:style-name="Standard">Extrañaron al traidor a otro territorio.<text:span text:style-name="Emphasis">They banished the traitor to another country.</text:span></text:p>
      <text:p text:style-name="Standard">extrañ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amazed) </text:p>
      <text:p text:style-name="Standard">a. <text:a xlink:type="simple" xlink:href="http://www.spanishdict.com/translate/to%20be%20surprised" text:style-name="Internet_20_link" text:visited-style-name="Visited_20_Internet_20_Link">to be surprised</text:a> </text:p>
      <text:p text:style-name="Standard">Me extrañé de que no se acordara de mi cumpleaños.<text:span text:style-name="Emphasis">I was surprised that she didn't remember my birthday.</text:span></text:p>
      <text:p text:style-name="Standard">desaparec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vanish) </text:p>
      <text:p text:style-name="Standard">a. <text:a xlink:type="simple" xlink:href="http://www.spanishdict.com/translate/to%20disappear" text:style-name="Internet_20_link" text:visited-style-name="Visited_20_Internet_20_Link">to disappear</text:a> </text:p>
      <text:p text:style-name="Standard">¡No lo perdí; desapareció!<text:span text:style-name="Emphasis">I didn't lose it; it disappeared!</text:span></text:p>
      <text:p text:style-name="Standard">b. <text:a xlink:type="simple" xlink:href="http://www.spanishdict.com/translate/to%20go%20missing" text:style-name="Internet_20_link" text:visited-style-name="Visited_20_Internet_20_Link">to go missing</text:a> </text:p>
      <text:p text:style-name="Standard">La policía encontró a un adolescente que desapareció el año pasado.<text:span text:style-name="Emphasis">The police found a teenager who went missing last year.</text:span></text:p>
      <text:p text:style-name="Standard">2. (to cease to exist) </text:p>
      <text:p text:style-name="Standard">a. <text:a xlink:type="simple" xlink:href="http://www.spanishdict.com/translate/to%20disappear" text:style-name="Internet_20_link" text:visited-style-name="Visited_20_Internet_20_Link">to disappear</text:a> </text:p>
      <text:p text:style-name="Standard">El tigre de Tasmania desapareció en los años treinta.<text:span text:style-name="Emphasis">The last Tasmanian tiger disappeared in the 1930s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kidnap) (Latin America) </text:p>
      <text:p text:style-name="Standard">a. <text:a xlink:type="simple" xlink:href="http://www.spanishdict.com/translate/to%20disappear" text:style-name="Internet_20_link" text:visited-style-name="Visited_20_Internet_20_Link">to disappear</text:a> </text:p>
      <text:p text:style-name="Standard">Todavía no han arrestado a los soldados que desaparecieron a los alumnos.<text:span text:style-name="Emphasis">They still haven't arrested the soldiers who disappeared the students.</text:span></text:p>
      <text:p text:style-name="Standard">baj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descend) </text:p>
      <text:p text:style-name="Standard">a. <text:a xlink:type="simple" xlink:href="http://www.spanishdict.com/translate/to%20go%20down" text:style-name="Internet_20_link" text:visited-style-name="Visited_20_Internet_20_Link">to go down</text:a> </text:p>
      <text:p text:style-name="Standard">Baje a recepción y pregunte al conserje.<text:span text:style-name="Emphasis">Go down to reception and ask the concierge.</text:span></text:p>
      <text:p text:style-name="Standard">b. <text:a xlink:type="simple" xlink:href="http://www.spanishdict.com/translate/to%20come%20down" text:style-name="Internet_20_link" text:visited-style-name="Visited_20_Internet_20_Link">to come down</text:a> </text:p>
      <text:p text:style-name="Standard">¿Podrías bajar al sótano?<text:span text:style-name="Emphasis">Could you come down to the basement?</text:span></text:p>
      <text:p text:style-name="Standard">2. (to decrease) </text:p>
      <text:p text:style-name="Standard">a. <text:a xlink:type="simple" xlink:href="http://www.spanishdict.com/translate/to%20fall" text:style-name="Internet_20_link" text:visited-style-name="Visited_20_Internet_20_Link">to fall</text:a> </text:p>
      <text:p text:style-name="Standard">Ha bajado el precio de los tomates.<text:span text:style-name="Emphasis">Tomato prices have fallen.</text:span></text:p>
      <text:p text:style-name="Standard">b. <text:a xlink:type="simple" xlink:href="http://www.spanishdict.com/translate/to%20go%20down" text:style-name="Internet_20_link" text:visited-style-name="Visited_20_Internet_20_Link">to go down</text:a> </text:p>
      <text:p text:style-name="Standard">La fiebre no le bajará sin medicación.<text:span text:style-name="Emphasis">His fever won't go down without medication.</text:span></text:p>
      <text:p text:style-name="Standard">c. <text:a xlink:type="simple" xlink:href="http://www.spanishdict.com/translate/to%20drop" text:style-name="Internet_20_link" text:visited-style-name="Visited_20_Internet_20_Link">to drop</text:a> </text:p>
      <text:p text:style-name="Standard">Las exportaciones bajaron debido al crac bursátil.<text:span text:style-name="Emphasis">Exports have dropped due to the stock market crash.</text:span></text:p>
      <text:p text:style-name="Standard">3. (to descend from a vehicle) </text:p>
      <text:p text:style-name="Standard">a. <text:a xlink:type="simple" xlink:href="http://www.spanishdict.com/translate/to%20get%20off" text:style-name="Internet_20_link" text:visited-style-name="Visited_20_Internet_20_Link">to get off</text:a> </text:p>
      <text:p text:style-name="Standard">Baja en la siguiente estación y ya estás en el centro.<text:span text:style-name="Emphasis">Get off at the next station, and you are downtown.</text:span></text:p>
      <text:p text:style-name="Standard">b. <text:a xlink:type="simple" xlink:href="http://www.spanishdict.com/translate/to%20get%20out" text:style-name="Internet_20_link" text:visited-style-name="Visited_20_Internet_20_Link">to get out</text:a> </text:p>
      <text:p text:style-name="Standard"><text:soft-page-break/>Baja en cuanto me pare en el semáforo.<text:span text:style-name="Emphasis">Get out as soon as I stop at the lights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to descend) </text:p>
      <text:p text:style-name="Standard">a. <text:a xlink:type="simple" xlink:href="http://www.spanishdict.com/translate/to%20go%20down" text:style-name="Internet_20_link" text:visited-style-name="Visited_20_Internet_20_Link">to go down</text:a> </text:p>
      <text:p text:style-name="Standard">Bajen la escalera con cuidado, hay un escalón roto.<text:span text:style-name="Emphasis">Be careful going down the stairs, one of the steps is broken.</text:span></text:p>
      <text:p text:style-name="Standard">b. <text:a xlink:type="simple" xlink:href="http://www.spanishdict.com/translate/to%20come%20down" text:style-name="Internet_20_link" text:visited-style-name="Visited_20_Internet_20_Link">to come down</text:a> </text:p>
      <text:p text:style-name="Standard">¡Ten cuidado al bajar las escaleras, abuelo!<text:span text:style-name="Emphasis">Be careful when coming down the stairs, Grandpa!</text:span></text:p>
      <text:p text:style-name="Standard">5. (to bring down) </text:p>
      <text:p text:style-name="Standard">a. <text:a xlink:type="simple" xlink:href="http://www.spanishdict.com/translate/to%20get%20down" text:style-name="Internet_20_link" text:visited-style-name="Visited_20_Internet_20_Link">to get down</text:a> </text:p>
      <text:p text:style-name="Standard">¿Me puede bajar la bolsa del compartimento?<text:span text:style-name="Emphasis">Could you get my bag down from the compartment?</text:span></text:p>
      <text:p text:style-name="Standard">b. <text:a xlink:type="simple" xlink:href="http://www.spanishdict.com/translate/to%20take%20down" text:style-name="Internet_20_link" text:visited-style-name="Visited_20_Internet_20_Link">to take down</text:a> </text:p>
      <text:p text:style-name="Standard">¿Me bajarías ese libro de la estantería?<text:span text:style-name="Emphasis">Would you take that book down from the shelf for me?</text:span></text:p>
      <text:p text:style-name="Standard">c. <text:a xlink:type="simple" xlink:href="http://www.spanishdict.com/translate/to%20lower" text:style-name="Internet_20_link" text:visited-style-name="Visited_20_Internet_20_Link">to lower</text:a> </text:p>
      <text:p text:style-name="Standard">Por favor baje las persianas; hay demasiada luz.<text:span text:style-name="Emphasis">Please lower the blinds; there is too much light.</text:span></text:p>
      <text:p text:style-name="Standard">6. (to incline downwards) </text:p>
      <text:p text:style-name="Standard">a. <text:a xlink:type="simple" xlink:href="http://www.spanishdict.com/translate/to%20drop" text:style-name="Internet_20_link" text:visited-style-name="Visited_20_Internet_20_Link">to drop</text:a> </text:p>
      <text:p text:style-name="Standard">Cuando se lo dije, bajó la mirada avergonzado.<text:span text:style-name="Emphasis">When I told him, he dropped his eyes in shame.</text:span></text:p>
      <text:p text:style-name="Standard">7. (to decrease) </text:p>
      <text:p text:style-name="Standard">a. <text:a xlink:type="simple" xlink:href="http://www.spanishdict.com/translate/to%20lower" text:style-name="Internet_20_link" text:visited-style-name="Visited_20_Internet_20_Link">to lower</text:a> </text:p>
      <text:p text:style-name="Standard">Tenemos que bajar nuestros gastos para ahorrar para la boda.<text:span text:style-name="Emphasis">We have to lower our expenses to save for the wedding.</text:span></text:p>
      <text:p text:style-name="Standard">b. <text:a xlink:type="simple" xlink:href="http://www.spanishdict.com/translate/to%20turn%20down" text:style-name="Internet_20_link" text:visited-style-name="Visited_20_Internet_20_Link">to turn down</text:a> </text:p>
      <text:p text:style-name="Standard">Si no bajan la música, nos vamos a otro bar.<text:span text:style-name="Emphasis">If they don't turn the music down, we'll go to another bar. </text:span></text:p>
      <text:p text:style-name="Standard">c. <text:a xlink:type="simple" xlink:href="http://www.spanishdict.com/translate/to%20bring%20down" text:style-name="Internet_20_link" text:visited-style-name="Visited_20_Internet_20_Link">to bring down</text:a> </text:p>
      <text:p text:style-name="Standard">La manera más eficaz de bajar la fiebre es darse un baño con agua fría.<text:span text:style-name="Emphasis">The most effective way to bring down a fever is taking a cool bath.</text:span></text:p>
      <text:p text:style-name="Standard">d. <text:a xlink:type="simple" xlink:href="http://www.spanishdict.com/translate/to%20reduce" text:style-name="Internet_20_link" text:visited-style-name="Visited_20_Internet_20_Link">to reduce</text:a> </text:p>
      <text:p text:style-name="Standard">El ejercicio bajará tus niveles de colesterol.<text:span text:style-name="Emphasis">Exercise will reduce your cholesterol levels.</text:span></text:p>
      <text:p text:style-name="Standard">8. (computing) </text:p>
      <text:p text:style-name="Standard">a. <text:a xlink:type="simple" xlink:href="http://www.spanishdict.com/translate/to%20download" text:style-name="Internet_20_link" text:visited-style-name="Visited_20_Internet_20_Link">to download</text:a> </text:p>
      <text:p text:style-name="Standard">Cuando bajas películas de manera ilegal, estás cometiendo un delito.<text:span text:style-name="Emphasis">You are committing a crime when you download movies illegally.</text:span></text:p>
      <text:p text:style-name="Standard">baj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9. (to descend from a vehicle) </text:p>
      <text:p text:style-name="Standard">a. <text:a xlink:type="simple" xlink:href="http://www.spanishdict.com/translate/to%20get%20off" text:style-name="Internet_20_link" text:visited-style-name="Visited_20_Internet_20_Link">to get off</text:a> </text:p>
      <text:p text:style-name="Standard">Me bajo en la próxima parada.<text:span text:style-name="Emphasis">I'll get off at the next stop.</text:span></text:p>
      <text:p text:style-name="Standard">b. <text:a xlink:type="simple" xlink:href="http://www.spanishdict.com/translate/to%20get%20out" text:style-name="Internet_20_link" text:visited-style-name="Visited_20_Internet_20_Link">to get out</text:a> </text:p>
      <text:p text:style-name="Standard">Tengan cuidado al bajarse del deportivo.<text:span text:style-name="Emphasis">Be careful when you get out of the sportscar.</text:span></text:p>
      <text:p text:style-name="Standard">10. (to stoop) </text:p>
      <text:p text:style-name="Standard">a. <text:a xlink:type="simple" xlink:href="http://www.spanishdict.com/translate/to%20bend%20down" text:style-name="Internet_20_link" text:visited-style-name="Visited_20_Internet_20_Link">to bend down</text:a> </text:p>
      <text:p text:style-name="Standard">Tengo una cita con el ortopeda porque cuando me bajo, me duelen las rodillas.<text:span text:style-name="Emphasis">I have an appointment with the orthopedist because when I bend down, my knees hurt. </text:span></text:p>
      <text:p text:style-name="Standard">11. (computing) </text:p>
      <text:p text:style-name="Standard">a. <text:a xlink:type="simple" xlink:href="http://www.spanishdict.com/translate/to%20download" text:style-name="Internet_20_link" text:visited-style-name="Visited_20_Internet_20_Link">to download</text:a> </text:p>
      <text:p text:style-name="Standard">Se han bajado un montón de música.<text:span text:style-name="Emphasis">They have downloaded lots of music.</text:span></text:p>
      <text:p text:style-name="Standard">segu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ove behind) </text:p>
      <text:p text:style-name="Standard">a. <text:a xlink:type="simple" xlink:href="http://www.spanishdict.com/translate/to%20follow" text:style-name="Internet_20_link" text:visited-style-name="Visited_20_Internet_20_Link">to follow</text:a> </text:p>
      <text:p text:style-name="Standard"><text:soft-page-break/>Sígueme y te enseño el camino a casa. <text:span text:style-name="Emphasis">Follow me and I will show you the way home. </text:span></text:p>
      <text:p text:style-name="Standard">2. (to understand) </text:p>
      <text:p text:style-name="Standard">a. <text:a xlink:type="simple" xlink:href="http://www.spanishdict.com/translate/to%20follow" text:style-name="Internet_20_link" text:visited-style-name="Visited_20_Internet_20_Link">to follow</text:a> </text:p>
      <text:p text:style-name="Standard">No sigo tu lógica.<text:span text:style-name="Emphasis">I don't follow your logic.</text:span></text:p>
      <text:p text:style-name="Standard">3. (to comply) </text:p>
      <text:p text:style-name="Standard">a. <text:a xlink:type="simple" xlink:href="http://www.spanishdict.com/translate/to%20follow" text:style-name="Internet_20_link" text:visited-style-name="Visited_20_Internet_20_Link">to follow</text:a> </text:p>
      <text:p text:style-name="Standard">Debes seguir las reglas y no romperlas.<text:span text:style-name="Emphasis">You must follow the rules and not break them.</text:span></text:p>
      <text:p text:style-name="Standard">4. (to study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Sigue algunas clases en línea.<text:span text:style-name="Emphasis">She is taking some online classe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resume) </text:p>
      <text:p text:style-name="Standard">a. <text:a xlink:type="simple" xlink:href="http://www.spanishdict.com/translate/to%20continue" text:style-name="Internet_20_link" text:visited-style-name="Visited_20_Internet_20_Link">to continue</text:a> </text:p>
      <text:p text:style-name="Standard">Puedes parar ahora y seguir más tarde.<text:span text:style-name="Emphasis">You can stop now and continue later.</text:span></text:p>
      <text:p text:style-name="Standard">6. (to keep going) </text:p>
      <text:p text:style-name="Standard">a. <text:a xlink:type="simple" xlink:href="http://www.spanishdict.com/translate/to%20carry%20on" text:style-name="Internet_20_link" text:visited-style-name="Visited_20_Internet_20_Link">to carry on</text:a> </text:p>
      <text:p text:style-name="Standard">¿Seguimos o prefieres tomar un descanso?<text:span text:style-name="Emphasis">Shall we carry on or would you rather have a break?</text:span></text:p>
      <text:p text:style-name="Standard">b. <text:a xlink:type="simple" xlink:href="http://www.spanishdict.com/translate/to%20go%20on" text:style-name="Internet_20_link" text:visited-style-name="Visited_20_Internet_20_Link">to go on</text:a> </text:p>
      <text:p text:style-name="Standard">No podemos seguir así. Hay que hacer algo.<text:span text:style-name="Emphasis">We can't go on like this. We have to do something.</text:span></text:p>
      <text:p text:style-name="Standard">c. no direct translation </text:p>
      <text:p text:style-name="Standard">¿Tu hermana sigue acusándote de haberle robado la pulsera?<text:span text:style-name="Emphasis">Is your sister still accusing you of stealing her bracelet?</text:span></text:p>
      <text:p text:style-name="Standard">Seguimos bailando hasta no poder más.<text:span text:style-name="Emphasis">We kept dancing until we couldn't go on anymore.</text:span></text:p>
      <text:p text:style-name="Standard">7. (to remain in) </text:p>
      <text:p text:style-name="Standard">a. <text:a xlink:type="simple" xlink:href="http://www.spanishdict.com/translate/to%20still%20be%20in" text:style-name="Internet_20_link" text:visited-style-name="Visited_20_Internet_20_Link">to still be in</text:a> </text:p>
      <text:p text:style-name="Standard">Mi hijo sigue en Londres por el trabajo.<text:span text:style-name="Emphasis">My son is still in London for work.</text:span></text:p>
      <text:p text:style-name="Standard">8. (to keep talking) </text:p>
      <text:p text:style-name="Standard">a. <text:a xlink:type="simple" xlink:href="http://www.spanishdict.com/translate/to%20go%20on" text:style-name="Internet_20_link" text:visited-style-name="Visited_20_Internet_20_Link">to go on</text:a> </text:p>
      <text:p text:style-name="Standard">¡Siga, por favor!<text:span text:style-name="Emphasis">Please, go on!</text:span></text:p>
      <text:p text:style-name="Standard">9. (to keep walking) </text:p>
      <text:p text:style-name="Standard">a. <text:a xlink:type="simple" xlink:href="http://www.spanishdict.com/translate/to%20carry%20on" text:style-name="Internet_20_link" text:visited-style-name="Visited_20_Internet_20_Link">to carry on</text:a> </text:p>
      <text:p text:style-name="Standard">Sigan por el malecón unos cinco minutos y verán el restaurante a la derecha.<text:span text:style-name="Emphasis">Carry on along the boardwalk for five minutes and you'll see the restaurant on your right.</text:span></text:p>
      <text:p text:style-name="Standard">b. <text:a xlink:type="simple" xlink:href="http://www.spanishdict.com/translate/to%20keep%20going" text:style-name="Internet_20_link" text:visited-style-name="Visited_20_Internet_20_Link">to keep going</text:a> </text:p>
      <text:p text:style-name="Standard">Sigue todo recto hasta el banco y luego doble a la izquierda.<text:span text:style-name="Emphasis">Keep going straight ahead as far as the bank and then turn left.</text:span></text:p>
      <text:p text:style-name="Standard">10. (to persist) </text:p>
      <text:p text:style-name="Standard">a. no direct translation </text:p>
      <text:p text:style-name="Standard">Seguimos sin saber si van a venir a la boda o no.<text:span text:style-name="Emphasis">We still don't know if they're coming to the wedding or not.</text:span></text:p>
      <text:p text:style-name="Standard">Mejor que aplacemos la salida porque sigue nevando.<text:span text:style-name="Emphasis">We'd better delay our departure because it is still snowing.</text:span></text:p>
      <text:p text:style-name="Standard">segu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1. (to do in sequence) </text:p>
      <text:p text:style-name="Standard">a. <text:a xlink:type="simple" xlink:href="http://www.spanishdict.com/translate/to%20follow" text:style-name="Internet_20_link" text:visited-style-name="Visited_20_Internet_20_Link">to follow</text:a> </text:p>
      <text:p text:style-name="Standard">Hay ciertas medidas que deben seguirse para poder hacerse socio del club.<text:span text:style-name="Emphasis">Several steps need to be followed before you can become a member of the club.</text:span></text:p>
      <text:p text:style-name="Standard">12. (to deduce) </text:p>
      <text:p text:style-name="Standard">a. <text:a xlink:type="simple" xlink:href="http://www.spanishdict.com/translate/to%20follow" text:style-name="Internet_20_link" text:visited-style-name="Visited_20_Internet_20_Link">to follow</text:a> </text:p>
      <text:p text:style-name="Standard">Por tus malas notas se sigue que no has estudiado en absoluto.<text:span text:style-name="Emphasis">From your bad grades, it follows that you have not studied at all.</text:span></text:p>
      <text:p text:style-name="Standard"><text:soft-page-break/>respond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give an answer) </text:p>
      <text:p text:style-name="Standard">a. <text:a xlink:type="simple" xlink:href="http://www.spanishdict.com/translate/to%20answer" text:style-name="Internet_20_link" text:visited-style-name="Visited_20_Internet_20_Link">to answer</text:a> </text:p>
      <text:p text:style-name="Standard">¿Por qué no respondiste cuando te llamé?<text:span text:style-name="Emphasis">Why didn't you answer when I called you?</text:span></text:p>
      <text:p text:style-name="Standard">b. <text:a xlink:type="simple" xlink:href="http://www.spanishdict.com/translate/to%20reply" text:style-name="Internet_20_link" text:visited-style-name="Visited_20_Internet_20_Link">to reply</text:a> </text:p>
      <text:p text:style-name="Standard">Le escribí una postal y me respondió con una carta de diez páginas.<text:span text:style-name="Emphasis">I wrote him a postcard and he replied to me with ten-page letter.</text:span></text:p>
      <text:p text:style-name="Standard">c. <text:a xlink:type="simple" xlink:href="http://www.spanishdict.com/translate/to%20give%20a%20reply" text:style-name="Internet_20_link" text:visited-style-name="Visited_20_Internet_20_Link">to give a reply</text:a> </text:p>
      <text:p text:style-name="Standard">Respondiste de manera que debió haber terminado la conversación, pero no puedo dejarla así.<text:span text:style-name="Emphasis">You gave a reply that should have ended the conversation, but I can't let it end like that.</text:span></text:p>
      <text:p text:style-name="Standard">2. (to react) </text:p>
      <text:p text:style-name="Standard">a. <text:a xlink:type="simple" xlink:href="http://www.spanishdict.com/translate/to%20respond" text:style-name="Internet_20_link" text:visited-style-name="Visited_20_Internet_20_Link">to respond</text:a> </text:p>
      <text:p text:style-name="Standard">Los perros respondieron gruñéndole a los gatos.<text:span text:style-name="Emphasis">The dogs responded by growling at the cats.</text:span></text:p>
      <text:p text:style-name="Standard">b. <text:a xlink:type="simple" xlink:href="http://www.spanishdict.com/translate/to%20respond%20to" text:style-name="Internet_20_link" text:visited-style-name="Visited_20_Internet_20_Link">to respond to</text:a> </text:p>
      <text:p text:style-name="Standard">Los huéspedes del hotel respondieron a la alarma evacuando.<text:span text:style-name="Emphasis">The hotel guests responded to the alarm by evacuating.</text:span></text:p>
      <text:p text:style-name="Standard">3. (to answer impertinently) </text:p>
      <text:p text:style-name="Standard">a. <text:a xlink:type="simple" xlink:href="http://www.spanishdict.com/translate/to%20talk%20back" text:style-name="Internet_20_link" text:visited-style-name="Visited_20_Internet_20_Link">to talk back</text:a> (United States) </text:p>
      <text:p text:style-name="Standard">Cuando te digo que te cepilles los dientes, no necesito que me respondas.<text:span text:style-name="Emphasis">When I tell you to brush your teeth, I don't need you to talk back to me.</text:span></text:p>
      <text:p text:style-name="Standard">4. (to take responsibility for) </text:p>
      <text:p text:style-name="Standard">a. <text:a xlink:type="simple" xlink:href="http://www.spanishdict.com/translate/to%20vouch%20for" text:style-name="Internet_20_link" text:visited-style-name="Visited_20_Internet_20_Link">to vouch for</text:a> </text:p>
      <text:p text:style-name="Standard">Yo no puedo responder por Raúl. <text:span text:style-name="Emphasis">I can't vouch for Raul. </text:span></text:p>
      <text:p text:style-name="Standard">b. <text:a xlink:type="simple" xlink:href="http://www.spanishdict.com/translate/to%20take%20responsibility" text:style-name="Internet_20_link" text:visited-style-name="Visited_20_Internet_20_Link">to take responsibility</text:a> </text:p>
      <text:p text:style-name="Standard">Ella responde de que los volantes se repartan a tiempo.<text:span text:style-name="Emphasis">She takes responsibility for getting the flyers handed out on time. </text:span></text:p>
      <text:p text:style-name="Standard">5. (to correspond to) </text:p>
      <text:p text:style-name="Standard">a. no direct translation </text:p>
      <text:p text:style-name="Standard">Sus fotografías responden al tema de la exhibición. <text:span text:style-name="Emphasis">Her photographs are in keeping with the theme of the exhibit. </text:span></text:p>
      <text:p text:style-name="Standard">La multa que se cobró responde a los daños hechos. <text:span text:style-name="Emphasis">The fine charged is appropriate for the damage done. 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6. (to answer a question) </text:p>
      <text:p text:style-name="Standard">a. <text:a xlink:type="simple" xlink:href="http://www.spanishdict.com/translate/to%20answer" text:style-name="Internet_20_link" text:visited-style-name="Visited_20_Internet_20_Link">to answer</text:a> </text:p>
      <text:p text:style-name="Standard">El estudiante respondió a la pregunta del maestro.<text:span text:style-name="Emphasis">The student answered the teacher's question.</text:span></text:p>
      <text:p text:style-name="Standard">7. (to answer the phone or a letter) </text:p>
      <text:p text:style-name="Standard">a. <text:a xlink:type="simple" xlink:href="http://www.spanishdict.com/translate/to%20answer" text:style-name="Internet_20_link" text:visited-style-name="Visited_20_Internet_20_Link">to answer</text:a> </text:p>
      <text:p text:style-name="Standard">Mi papá no me respondió la llamada, así que tuve que irme caminando a la casa. <text:span text:style-name="Emphasis">My dad didn't answer my call, so I had to walk home. </text:span></text:p>
      <text:p text:style-name="Standard">b. <text:a xlink:type="simple" xlink:href="http://www.spanishdict.com/translate/to%20reply%20to" text:style-name="Internet_20_link" text:visited-style-name="Visited_20_Internet_20_Link">to reply to</text:a> </text:p>
      <text:p text:style-name="Standard">Leticia respondió a mi carta puntualmente.<text:span text:style-name="Emphasis">Leticia promptly replied to my letter.</text:span></text:p>
      <text:p text:style-name="Standard">c. <text:a xlink:type="simple" xlink:href="http://www.spanishdict.com/translate/to%20respond%20to" text:style-name="Internet_20_link" text:visited-style-name="Visited_20_Internet_20_Link">to respond to</text:a> (formal) </text:p>
      <text:p text:style-name="Standard">Manuel respondió al escrito del comité.<text:span text:style-name="Emphasis">Manuel responded to the letter from the committee.</text:span></text:p>
      <text:p text:style-name="Standard">pret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want) </text:p>
      <text:p text:style-name="Standard">a. <text:a xlink:type="simple" xlink:href="http://www.spanishdict.com/translate/to%20intend" text:style-name="Internet_20_link" text:visited-style-name="Visited_20_Internet_20_Link">to intend</text:a> </text:p>
      <text:p text:style-name="Standard">¿Qué resultados pretendes encontrar con esta investigación?<text:span text:style-name="Emphasis">What results do you intend to find with this investigation?</text:span></text:p>
      <text:p text:style-name="Standard">b. <text:a xlink:type="simple" xlink:href="http://www.spanishdict.com/translate/to%20expect" text:style-name="Internet_20_link" text:visited-style-name="Visited_20_Internet_20_Link">to expect</text:a> </text:p>
      <text:p text:style-name="Standard"><text:soft-page-break/>¿Pretendías que te pasara las respuestas del examen?<text:span text:style-name="Emphasis">Did you expect me to slip you the answers of the exam?</text:span></text:p>
      <text:p text:style-name="Standard">2. (to affirm) (Latin America) </text:p>
      <text:p text:style-name="Standard">a. <text:a xlink:type="simple" xlink:href="http://www.spanishdict.com/translate/to%20claim" text:style-name="Internet_20_link" text:visited-style-name="Visited_20_Internet_20_Link">to claim</text:a> </text:p>
      <text:p text:style-name="Standard">No puedes pretender que no hay desigualdad salarial entre los hombres y las mujeres.<text:span text:style-name="Emphasis">You cannot claim that there is no wage inequality between men and women.</text:span></text:p>
      <text:p text:style-name="Standard">3. (to court a woman) </text:p>
      <text:p text:style-name="Standard">a. <text:a xlink:type="simple" xlink:href="http://www.spanishdict.com/translate/to%20woo" text:style-name="Internet_20_link" text:visited-style-name="Visited_20_Internet_20_Link">to woo</text:a> </text:p>
      <text:p text:style-name="Standard">En mi cultura, los hombres aún pretenden a las mujeres con ramos de rosas.<text:span text:style-name="Emphasis">In my culture, men still woo women with bouquets of roses.</text:span></text:p>
      <text:p text:style-name="Standard">cans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ause fatigue) </text:p>
      <text:p text:style-name="Standard">a. <text:a xlink:type="simple" xlink:href="http://www.spanishdict.com/translate/to%20tire" text:style-name="Internet_20_link" text:visited-style-name="Visited_20_Internet_20_Link">to tire</text:a> </text:p>
      <text:p text:style-name="Standard">Desvelarme muy tarde me cansa. <text:span text:style-name="Emphasis">Staying up too late tires me. </text:span></text:p>
      <text:p text:style-name="Standard">2. (to bother) </text:p>
      <text:p text:style-name="Standard">a. <text:a xlink:type="simple" xlink:href="http://www.spanishdict.com/translate/to%20annoy" text:style-name="Internet_20_link" text:visited-style-name="Visited_20_Internet_20_Link">to annoy</text:a> </text:p>
      <text:p text:style-name="Standard">Ese estudiante, con su lista infinita de dudas, cansa a todo el mundo.<text:span text:style-name="Emphasis">That student, with his endless list of questions, annoys everyone. </text:span></text:p>
      <text:p text:style-name="Standard">3. (to deplete the soil) </text:p>
      <text:p text:style-name="Standard">a. <text:a xlink:type="simple" xlink:href="http://www.spanishdict.com/translate/to%20exhaust" text:style-name="Internet_20_link" text:visited-style-name="Visited_20_Internet_20_Link">to exhaust</text:a> </text:p>
      <text:p text:style-name="Standard">Vas a cansar la tierra si no rotas los cultivos.<text:span text:style-name="Emphasis">You will exhaust the soil if you don't rotate your crops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causing fatigue) </text:p>
      <text:p text:style-name="Standard">a. <text:a xlink:type="simple" xlink:href="http://www.spanishdict.com/translate/to%20be%20tiring" text:style-name="Internet_20_link" text:visited-style-name="Visited_20_Internet_20_Link">to be tiring</text:a> </text:p>
      <text:p text:style-name="Standard">Trabajar en la construcción cansa.<text:span text:style-name="Emphasis">Construction work is tiring. </text:span></text:p>
      <text:p text:style-name="Standard">cans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fatigue) </text:p>
      <text:p text:style-name="Standard">a. <text:a xlink:type="simple" xlink:href="http://www.spanishdict.com/translate/to%20get%20tired" text:style-name="Internet_20_link" text:visited-style-name="Visited_20_Internet_20_Link">to get tired</text:a> </text:p>
      <text:p text:style-name="Standard">Al principio se cansaba mucho cuando corría, pero ya no. <text:span text:style-name="Emphasis">At first she got tired when she ran, but not anymore. </text:span></text:p>
      <text:p text:style-name="Standard">6. (to lose interest) </text:p>
      <text:p text:style-name="Standard">a. <text:a xlink:type="simple" xlink:href="http://www.spanishdict.com/translate/to%20get%20bored" text:style-name="Internet_20_link" text:visited-style-name="Visited_20_Internet_20_Link">to get bored</text:a> </text:p>
      <text:p text:style-name="Standard">Me canso. ¡Vamos a hacer algo más divertido!<text:span text:style-name="Emphasis">I'm getting bored. Let's do something more fun!</text:span></text:p>
      <text:p text:style-name="Standard">do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rain) </text:p>
      <text:p text:style-name="Standard">a. <text:a xlink:type="simple" xlink:href="http://www.spanishdict.com/translate/to%20tame" text:style-name="Internet_20_link" text:visited-style-name="Visited_20_Internet_20_Link">to tame</text:a> </text:p>
      <text:p text:style-name="Standard">En el circo aprendimos lo difícil que es domar un león.<text:span text:style-name="Emphasis">In the circus we learned how hard it is to tame a lion.</text:span></text:p>
      <text:p text:style-name="Standard">b. <text:a xlink:type="simple" xlink:href="http://www.spanishdict.com/translate/to%20break%20in" text:style-name="Internet_20_link" text:visited-style-name="Visited_20_Internet_20_Link">to break in</text:a> (horses) </text:p>
      <text:p text:style-name="Standard">Para que un caballo compita en una carrera, primero tienes que domarlo.<text:span text:style-name="Emphasis">You have to break your horse in first if you want him to compete in a horserace.</text:span></text:p>
      <text:p text:style-name="Standard">2. (to moderate) </text:p>
      <text:p text:style-name="Standard">a. <text:a xlink:type="simple" xlink:href="http://www.spanishdict.com/translate/to%20control" text:style-name="Internet_20_link" text:visited-style-name="Visited_20_Internet_20_Link">to control</text:a> </text:p>
      <text:p text:style-name="Standard">El psicólogo me aconsejó domar mis emociones para no ser tan vulnerable.<text:span text:style-name="Emphasis">The psychologist advised me to control my emotions so that I am not so vulnerable.</text:span></text:p>
      <text:p text:style-name="Standard">b. <text:a xlink:type="simple" xlink:href="http://www.spanishdict.com/translate/to%20master" text:style-name="Internet_20_link" text:visited-style-name="Visited_20_Internet_20_Link">to master</text:a> </text:p>
      <text:p text:style-name="Standard">Debe domar su ego porque parece ser una persona muy soberbia.<text:span text:style-name="Emphasis">He should master his ego because he seems like a very arrogant person.</text:span></text:p>
      <text:p text:style-name="Standard">3. (to soften) </text:p>
      <text:p text:style-name="Standard"><text:soft-page-break/>a. <text:a xlink:type="simple" xlink:href="http://www.spanishdict.com/translate/to%20break%20in" text:style-name="Internet_20_link" text:visited-style-name="Visited_20_Internet_20_Link">to break in</text:a> </text:p>
      <text:p text:style-name="Standard">Hasta que no domes los zapatos no te dejarán de hacer daño.<text:span text:style-name="Emphasis">Until you don't break your shoes in, they won't stop hurting you.</text:span></text:p>
      <text:p text:style-name="Standard">que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corch) </text:p>
      <text:p text:style-name="Standard">a. <text:a xlink:type="simple" xlink:href="http://www.spanishdict.com/translate/to%20burn" text:style-name="Internet_20_link" text:visited-style-name="Visited_20_Internet_20_Link">to burn</text:a> </text:p>
      <text:p text:style-name="Standard">Quemaron madera seca en la chimenea para calentar el local.<text:span text:style-name="Emphasis">They burned dry wood in the fireplace to heat the place up.</text:span></text:p>
      <text:p text:style-name="Standard">b. <text:a xlink:type="simple" xlink:href="http://www.spanishdict.com/translate/to%20set%20fire%20to" text:style-name="Internet_20_link" text:visited-style-name="Visited_20_Internet_20_Link">to set fire to</text:a> </text:p>
      <text:p text:style-name="Standard">Fogatas desatendidas pueden quemar los bosques circundantes.<text:span text:style-name="Emphasis">Unattended forest fires can set fire to the surrounding woods.</text:span></text:p>
      <text:p text:style-name="Standard">c. <text:a xlink:type="simple" xlink:href="http://www.spanishdict.com/translate/to%20scald" text:style-name="Internet_20_link" text:visited-style-name="Visited_20_Internet_20_Link">to scald</text:a> </text:p>
      <text:p text:style-name="Standard">Me quemé los pies con agua hirviendo del jacuzzi.<text:span text:style-name="Emphasis">I scalded my feet in the boiling water of the jacuzzi.</text:span></text:p>
      <text:p text:style-name="Standard">d. <text:a xlink:type="simple" xlink:href="http://www.spanishdict.com/translate/to%20blow" text:style-name="Internet_20_link" text:visited-style-name="Visited_20_Internet_20_Link">to blow</text:a> (electricity) </text:p>
      <text:p text:style-name="Standard">La tormenta quemó el fusible.<text:span text:style-name="Emphasis">The storm blew the fuse.</text:span></text:p>
      <text:p text:style-name="Standard">2. (to work off) </text:p>
      <text:p text:style-name="Standard">a. <text:a xlink:type="simple" xlink:href="http://www.spanishdict.com/translate/to%20burn" text:style-name="Internet_20_link" text:visited-style-name="Visited_20_Internet_20_Link">to burn</text:a> </text:p>
      <text:p text:style-name="Standard">He debido de quemar 100 calorías corriendo.<text:span text:style-name="Emphasis">I must have burned 100 calories running.</text:span></text:p>
      <text:p text:style-name="Standard">3. (computing) </text:p>
      <text:p text:style-name="Standard">a. <text:a xlink:type="simple" xlink:href="http://www.spanishdict.com/translate/to%20burn" text:style-name="Internet_20_link" text:visited-style-name="Visited_20_Internet_20_Link">to burn</text:a> </text:p>
      <text:p text:style-name="Standard">Estoy quemando un CD con música para nuestro viaje largo en carro.<text:span text:style-name="Emphasis">I'm burning a CD with music for our long car rid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scorch) </text:p>
      <text:p text:style-name="Standard">a. <text:a xlink:type="simple" xlink:href="http://www.spanishdict.com/translate/to%20be%20boiling%20hot" text:style-name="Internet_20_link" text:visited-style-name="Visited_20_Internet_20_Link">to be boiling hot</text:a> </text:p>
      <text:p text:style-name="Standard">Acabo de sacar la tetera de la estufa y quema. <text:span text:style-name="Emphasis">I just took the teapot off the stove top and it's boiling hot.</text:span></text:p>
      <text:p text:style-name="Standard">quem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get hurt) </text:p>
      <text:p text:style-name="Standard">a. <text:a xlink:type="simple" xlink:href="http://www.spanishdict.com/translate/to%20burn%20oneself" text:style-name="Internet_20_link" text:visited-style-name="Visited_20_Internet_20_Link">to burn oneself</text:a> </text:p>
      <text:p text:style-name="Standard">Me quemé con el queso caliente.<text:span text:style-name="Emphasis">I burned myself on the melted cheese.</text:span></text:p>
      <text:p text:style-name="Standard">b. <text:a xlink:type="simple" xlink:href="http://www.spanishdict.com/translate/to%20get%20burned" text:style-name="Internet_20_link" text:visited-style-name="Visited_20_Internet_20_Link">to get burned</text:a> (United States) </text:p>
      <text:p text:style-name="Standard">Me quemé mientras me bronceaba en el techo.<text:span text:style-name="Emphasis">I got burned while tanning on the roof.</text:span></text:p>
      <text:p text:style-name="Standard">c. <text:a xlink:type="simple" xlink:href="http://www.spanishdict.com/translate/to%20get%20burnt" text:style-name="Internet_20_link" text:visited-style-name="Visited_20_Internet_20_Link">to get burnt</text:a> (United Kingdom) </text:p>
      <text:p text:style-name="Standard">Se quemó con todo el vapor en el spa.<text:span text:style-name="Emphasis">She got burnt by all of the steam at the spa.</text:span></text:p>
      <text:p text:style-name="Standard">6. (to tire of) </text:p>
      <text:p text:style-name="Standard">a. <text:a xlink:type="simple" xlink:href="http://www.spanishdict.com/translate/to%20burn%20out" text:style-name="Internet_20_link" text:visited-style-name="Visited_20_Internet_20_Link">to burn out</text:a> </text:p>
      <text:p text:style-name="Standard">Después de cinco horas tomando el examen, me empecé a quemar.<text:span text:style-name="Emphasis">After five horas taking the test, I started to burn out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lose favor) (Uruguay) </text:p>
      <text:p text:style-name="Standard">a. <text:a xlink:type="simple" xlink:href="http://www.spanishdict.com/translate/to%20go%20down%20in%20flames" text:style-name="Internet_20_link" text:visited-style-name="Visited_20_Internet_20_Link">to go down in flames</text:a> </text:p>
      <text:p text:style-name="Standard">La carrera del famoso se quemó después del escándalo con la niñera.<text:span text:style-name="Emphasis">The celebrity's career went down in flames after the scandal with the nanny.</text:span></text:p>
      <text:p text:style-name="Standard">b. <text:a xlink:type="simple" xlink:href="http://www.spanishdict.com/translate/to%20crash%20and%20burn" text:style-name="Internet_20_link" text:visited-style-name="Visited_20_Internet_20_Link">to crash and burn</text:a> </text:p>
      <text:p text:style-name="Standard">Mi próximo movimiento es tan riesgoso que voy a ganar o quemarme.<text:span text:style-name="Emphasis">My next move is so risky that I will either win or crash and burn.</text:span></text:p>
      <text:p text:style-name="Standard">esco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<text:soft-page-break/>1. (to keep out of view) </text:p>
      <text:p text:style-name="Standard">a. <text:a xlink:type="simple" xlink:href="http://www.spanishdict.com/translate/to%20hide" text:style-name="Internet_20_link" text:visited-style-name="Visited_20_Internet_20_Link">to hide</text:a> </text:p>
      <text:p text:style-name="Standard">Escondió su regalo debajo de la cama.<text:span text:style-name="Emphasis">He hid his gift under the bed.</text:span></text:p>
      <text:p text:style-name="Standard">b. <text:a xlink:type="simple" xlink:href="http://www.spanishdict.com/translate/to%20conceal" text:style-name="Internet_20_link" text:visited-style-name="Visited_20_Internet_20_Link">to conceal</text:a> </text:p>
      <text:p text:style-name="Standard">Una forma de esconder las arrugas es usando maquillaje.<text:span text:style-name="Emphasis">One way to conceal wrinkles is to use make-up.</text:span></text:p>
      <text:p text:style-name="Standard">escond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2. (to keep oneself out of view) </text:p>
      <text:p text:style-name="Standard">a. <text:a xlink:type="simple" xlink:href="http://www.spanishdict.com/translate/to%20hide%20oneself" text:style-name="Internet_20_link" text:visited-style-name="Visited_20_Internet_20_Link">to hide oneself</text:a> </text:p>
      <text:p text:style-name="Standard">No puedes esconderte del mundo.<text:span text:style-name="Emphasis">You can't hide yourself from the world.</text:span></text:p>
      <text:p text:style-name="Standard">b. <text:a xlink:type="simple" xlink:href="http://www.spanishdict.com/translate/to%20conceal%20oneself" text:style-name="Internet_20_link" text:visited-style-name="Visited_20_Internet_20_Link">to conceal oneself</text:a> </text:p>
      <text:p text:style-name="Standard">Traté de esconderme detrás de un arbusto.<text:span text:style-name="Emphasis">I tried to conceal myself behind a bush.</text:span></text:p>
      <text:p text:style-name="Standard">3. (to be hidden) </text:p>
      <text:p text:style-name="Standard">a. <text:a xlink:type="simple" xlink:href="http://www.spanishdict.com/translate/to%20hide" text:style-name="Internet_20_link" text:visited-style-name="Visited_20_Internet_20_Link">to hide</text:a> </text:p>
      <text:p text:style-name="Standard">Quisiera saber qué se esconde detrás de esa fachada de respetabilidad.<text:span text:style-name="Emphasis">I'd like to know what hides beneath that facade of respectability.</text:span></text:p>
      <text:p text:style-name="Standard">dorm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rest) </text:p>
      <text:p text:style-name="Standard">a. <text:a xlink:type="simple" xlink:href="http://www.spanishdict.com/translate/to%20sleep" text:style-name="Internet_20_link" text:visited-style-name="Visited_20_Internet_20_Link">to sleep</text:a> </text:p>
      <text:p text:style-name="Standard">Hay que dormir por lo menos seis horas cada noche. <text:span text:style-name="Emphasis">One should sleep at least six hours a night. </text:span></text:p>
      <text:p text:style-name="Standard">2. (to pass the night) </text:p>
      <text:p text:style-name="Standard">a. <text:a xlink:type="simple" xlink:href="http://www.spanishdict.com/translate/to%20spend%20the%20night" text:style-name="Internet_20_link" text:visited-style-name="Visited_20_Internet_20_Link">to spend the night</text:a> </text:p>
      <text:p text:style-name="Standard">Dormí en casa de mi abuela.<text:span text:style-name="Emphasis">I spent the night at my grandmother's house.</text:span></text:p>
      <text:p text:style-name="Standard">b. <text:a xlink:type="simple" xlink:href="http://www.spanishdict.com/translate/to%20stay%20the%20night" text:style-name="Internet_20_link" text:visited-style-name="Visited_20_Internet_20_Link">to stay the night</text:a> </text:p>
      <text:p text:style-name="Standard">Dormimos en casa de mis suegros el Día de Acción de Gracias.<text:span text:style-name="Emphasis">We stayed the night at my in-laws' on Thanksgiving.</text:span></text:p>
      <text:p text:style-name="Standard">3. (to have sex; used with "juntos") </text:p>
      <text:p text:style-name="Standard">a. <text:a xlink:type="simple" xlink:href="http://www.spanishdict.com/translate/to%20sleep%20together" text:style-name="Internet_20_link" text:visited-style-name="Visited_20_Internet_20_Link">to sleep together</text:a> </text:p>
      <text:p text:style-name="Standard">Creo que Marco y Ana durmieron juntos anoche. <text:span text:style-name="Emphasis">I think Marco and Ana slept together last night. </text:span></text:p>
      <text:p text:style-name="Standard">4. (to be forgotten) </text:p>
      <text:p text:style-name="Standard">a. <text:a xlink:type="simple" xlink:href="http://www.spanishdict.com/translate/to%20lie%20idle" text:style-name="Internet_20_link" text:visited-style-name="Visited_20_Internet_20_Link">to lie idle</text:a> </text:p>
      <text:p text:style-name="Standard">Sus ahorros no han crecido porque ha dejado la cuenta dormir.<text:span text:style-name="Emphasis">His savings haven't grown because he let the account lie idle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5. (to make sleepy) (United States) </text:p>
      <text:p text:style-name="Standard">a. <text:a xlink:type="simple" xlink:href="http://www.spanishdict.com/translate/to%20put%20to%20sleep" text:style-name="Internet_20_link" text:visited-style-name="Visited_20_Internet_20_Link">to put to sleep</text:a> </text:p>
      <text:p text:style-name="Standard">Duermo a mis niños con un cuento.<text:span text:style-name="Emphasis">I put my children to sleep with a story. </text:span></text:p>
      <text:p text:style-name="Standard">b. <text:a xlink:type="simple" xlink:href="http://www.spanishdict.com/translate/to%20get%20off%20to%20sleep" text:style-name="Internet_20_link" text:visited-style-name="Visited_20_Internet_20_Link">to get off to sleep</text:a> </text:p>
      <text:p text:style-name="Standard">Voy a dormir los niños y luego regreso.<text:span text:style-name="Emphasis">I'm going to get the children off to sleep and then I'll be back.</text:span></text:p>
      <text:p text:style-name="Standard">c. <text:a xlink:type="simple" xlink:href="http://www.spanishdict.com/translate/to%20send%20to%20sleep" text:style-name="Internet_20_link" text:visited-style-name="Visited_20_Internet_20_Link">to send to sleep</text:a> (due to boredom) </text:p>
      <text:p text:style-name="Standard">Ese profesor duerme a sus estudiantes con su voz monótona.<text:span text:style-name="Emphasis">That professor sends his students to sleep with his monotonous voice.</text:span></text:p>
      <text:p text:style-name="Standard">6. (to anesthetize) </text:p>
      <text:p text:style-name="Standard">a. <text:a xlink:type="simple" xlink:href="http://www.spanishdict.com/translate/to%20put%20to%20sleep" text:style-name="Internet_20_link" text:visited-style-name="Visited_20_Internet_20_Link">to put to sleep</text:a> </text:p>
      <text:p text:style-name="Standard">Durmieron a mi perro para limpiarle los dientes.<text:span text:style-name="Emphasis">They put my dog to sleep in order to clean his teeth.</text:span></text:p>
      <text:p text:style-name="Standard">b. <text:a xlink:type="simple" xlink:href="http://www.spanishdict.com/translate/to%20put%20under" text:style-name="Internet_20_link" text:visited-style-name="Visited_20_Internet_20_Link">to put under</text:a> </text:p>
      <text:p text:style-name="Standard">Lo durmió el cirujano antes de la operación.<text:span text:style-name="Emphasis">The surgeon put him under before the operation. </text:span></text:p>
      <text:p text:style-name="Standard">7. (to euthanize; used with "a") </text:p>
      <text:p text:style-name="Standard"><text:soft-page-break/>a. <text:a xlink:type="simple" xlink:href="http://www.spanishdict.com/translate/to%20put%20to%20sleep" text:style-name="Internet_20_link" text:visited-style-name="Visited_20_Internet_20_Link">to put to sleep</text:a> </text:p>
      <text:p text:style-name="Standard">Mi hermano tuvo que dormir a su perro porque tenía cáncer. <text:span text:style-name="Emphasis">My brother had to put his dog to sleep because it had cancer. </text:span></text:p>
      <text:p text:style-name="Standard">dormi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8. (to go to sleep) </text:p>
      <text:p text:style-name="Standard">a. <text:a xlink:type="simple" xlink:href="http://www.spanishdict.com/translate/to%20fall%20asleep" text:style-name="Internet_20_link" text:visited-style-name="Visited_20_Internet_20_Link">to fall asleep</text:a> </text:p>
      <text:p text:style-name="Standard">Me dormí a las 6 de la mañana.<text:span text:style-name="Emphasis">I fell asleep at 6 in the morning. </text:span></text:p>
      <text:p text:style-name="Standard">El programa era tan aburrido que me dormí. <text:span text:style-name="Emphasis">The program was so boring that I fell asleep.</text:span></text:p>
      <text:p text:style-name="Standard">b. <text:a xlink:type="simple" xlink:href="http://www.spanishdict.com/translate/to%20go%20to%20sleep" text:style-name="Internet_20_link" text:visited-style-name="Visited_20_Internet_20_Link">to go to sleep</text:a> </text:p>
      <text:p text:style-name="Standard">No pude dormirme anoche porque estaba preocupado por el examen de hoy.<text:span text:style-name="Emphasis">I couldn't go to sleep last night because I was worried about today's exam.</text:span></text:p>
      <text:p text:style-name="Standard">9. (to wake up late) </text:p>
      <text:p text:style-name="Standard">a. <text:a xlink:type="simple" xlink:href="http://www.spanishdict.com/translate/to%20oversleep" text:style-name="Internet_20_link" text:visited-style-name="Visited_20_Internet_20_Link">to oversleep</text:a> </text:p>
      <text:p text:style-name="Standard">Se durmió porque no oyó el despertador.<text:span text:style-name="Emphasis">She overslept because she didn't hear the alarm.</text:span></text:p>
      <text:p text:style-name="Standard">10. (to go numb) </text:p>
      <text:p text:style-name="Standard">a. <text:a xlink:type="simple" xlink:href="http://www.spanishdict.com/translate/to%20go%20to%20sleep" text:style-name="Internet_20_link" text:visited-style-name="Visited_20_Internet_20_Link">to go to sleep</text:a> </text:p>
      <text:p text:style-name="Standard">No puedo ponerme en pie porque se me durmió la pierna.<text:span text:style-name="Emphasis">I can't stand up because my leg has gone to sleep.</text:span></text:p>
      <text:p text:style-name="Standard">11. (to get distracted) </text:p>
      <text:p text:style-name="Standard">a. no direct translation </text:p>
      <text:p text:style-name="Standard">No te duermas o no acabarás a tiempo.<text:span text:style-name="Emphasis">Don't slack off or you won't finish in time.</text:span></text:p>
      <text:p text:style-name="Standard">Por dormirse se perdió la clave para ganar el premio.<text:span text:style-name="Emphasis">He missed the clue to win the prize because he didn't stay on his toes.</text:span></text:p>
      <text:p text:style-name="Standard">amonto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ut in a pile) </text:p>
      <text:p text:style-name="Standard">a. <text:a xlink:type="simple" xlink:href="http://www.spanishdict.com/translate/to%20pile%20up" text:style-name="Internet_20_link" text:visited-style-name="Visited_20_Internet_20_Link">to pile up</text:a> </text:p>
      <text:p text:style-name="Standard">El bibliotecario amontonó unos libros para colocarlos en los estantes.<text:span text:style-name="Emphasis">The librarian piled the books up to placed them on the shelves.</text:span></text:p>
      <text:p text:style-name="Standard">b. <text:a xlink:type="simple" xlink:href="http://www.spanishdict.com/translate/to%20pile" text:style-name="Internet_20_link" text:visited-style-name="Visited_20_Internet_20_Link">to pile</text:a> </text:p>
      <text:p text:style-name="Standard">El ladrón amontonó los fajos de billetes en el suelo para contarlos.<text:span text:style-name="Emphasis">The thief piled the bundles of bills on the floor to count them.</text:span></text:p>
      <text:p text:style-name="Standard">c. <text:a xlink:type="simple" xlink:href="http://www.spanishdict.com/translate/to%20heap" text:style-name="Internet_20_link" text:visited-style-name="Visited_20_Internet_20_Link">to heap</text:a> </text:p>
      <text:p text:style-name="Standard">Todos los años Papá Noel amontona los regalos bajo el árbol de Navidad.<text:span text:style-name="Emphasis">Every year Santa Claus heaps the presents under the Christmas tree.</text:span></text:p>
      <text:p text:style-name="Standard">2. (to amass) </text:p>
      <text:p text:style-name="Standard">a. <text:a xlink:type="simple" xlink:href="http://www.spanishdict.com/translate/to%20accumulate" text:style-name="Internet_20_link" text:visited-style-name="Visited_20_Internet_20_Link">to accumulate</text:a> </text:p>
      <text:p text:style-name="Standard">Mi padre tiene la mala costumbre de amontonar trastos en el ático.<text:span text:style-name="Emphasis">My father has the bad habit of accumulating junk in the attic.</text:span></text:p>
      <text:p text:style-name="Standard">amonto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collect) </text:p>
      <text:p text:style-name="Standard">a. <text:a xlink:type="simple" xlink:href="http://www.spanishdict.com/translate/to%20pile%20up" text:style-name="Internet_20_link" text:visited-style-name="Visited_20_Internet_20_Link">to pile up</text:a> </text:p>
      <text:p text:style-name="Standard">La basura se amontona en la calle porque los basureros están de huelga.<text:span text:style-name="Emphasis">Rubbish piles up on the street because the garbage collectors have gone on strike.</text:span></text:p>
      <text:p text:style-name="Standard">b. <text:a xlink:type="simple" xlink:href="http://www.spanishdict.com/translate/to%20accumulate" text:style-name="Internet_20_link" text:visited-style-name="Visited_20_Internet_20_Link">to accumulate</text:a> </text:p>
      <text:p text:style-name="Standard">Los casos se amontonaron sobre la mesa del juez durante su ausencia.<text:span text:style-name="Emphasis">The cases accumulated on the judge's table during his absence.</text:span></text:p>
      <text:p text:style-name="Standard">4. (to form a crowd) </text:p>
      <text:p text:style-name="Standard">a. <text:a xlink:type="simple" xlink:href="http://www.spanishdict.com/translate/to%20gather%20together" text:style-name="Internet_20_link" text:visited-style-name="Visited_20_Internet_20_Link">to gather together</text:a> </text:p>
      <text:p text:style-name="Standard"><text:soft-page-break/>Decenas de jóvenes se amontonaron para entrar a la mejor discoteca de la ciudad.<text:span text:style-name="Emphasis">Dozens of young people gathered together to get into the best club in town.</text:span></text:p>
      <text:p text:style-name="Standard">b. <text:a xlink:type="simple" xlink:href="http://www.spanishdict.com/translate/to%20crowd%20together" text:style-name="Internet_20_link" text:visited-style-name="Visited_20_Internet_20_Link">to crowd together</text:a> </text:p>
      <text:p text:style-name="Standard">Los fans se amontonaron a las puertas del estadio antes del concierto.<text:span text:style-name="Emphasis">Fans crowded together at the doors of the arena before the concert.</text:span></text:p>
      <text:p text:style-name="Standard">guar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lace) </text:p>
      <text:p text:style-name="Standard">a. <text:a xlink:type="simple" xlink:href="http://www.spanishdict.com/translate/to%20put%20away" text:style-name="Internet_20_link" text:visited-style-name="Visited_20_Internet_20_Link">to put away</text:a> </text:p>
      <text:p text:style-name="Standard">Guarden los crayones y lávense las manos.<text:span text:style-name="Emphasis">Put the crayons away and wash your hands.</text:span></text:p>
      <text:p text:style-name="Standard">b. <text:a xlink:type="simple" xlink:href="http://www.spanishdict.com/translate/to%20put" text:style-name="Internet_20_link" text:visited-style-name="Visited_20_Internet_20_Link">to put</text:a> </text:p>
      <text:p text:style-name="Standard">No sé dónde he guardado las llaves.<text:span text:style-name="Emphasis">I don't know where I've put my keys.</text:span></text:p>
      <text:p text:style-name="Standard">2. (to conserve) </text:p>
      <text:p text:style-name="Standard">a. <text:a xlink:type="simple" xlink:href="http://www.spanishdict.com/translate/to%20keep" text:style-name="Internet_20_link" text:visited-style-name="Visited_20_Internet_20_Link">to keep</text:a> </text:p>
      <text:p text:style-name="Standard">Catalina guarda las joyas en una caja fuerte.<text:span text:style-name="Emphasis">Catalina keeps her jewels in a safe.</text:span></text:p>
      <text:p text:style-name="Standard">b. <text:a xlink:type="simple" xlink:href="http://www.spanishdict.com/translate/to%20hang%20on%20to" text:style-name="Internet_20_link" text:visited-style-name="Visited_20_Internet_20_Link">to hang on to</text:a> </text:p>
      <text:p text:style-name="Standard">Roberto todavía guarda un mechón de su primer corte de cabello.<text:span text:style-name="Emphasis">Roberto is still hanging on to a lock from his first haircut.</text:span></text:p>
      <text:p text:style-name="Standard">c. <text:a xlink:type="simple" xlink:href="http://www.spanishdict.com/translate/to%20store" text:style-name="Internet_20_link" text:visited-style-name="Visited_20_Internet_20_Link">to store</text:a> </text:p>
      <text:p text:style-name="Standard">Guardo agua y comida extra para el caso de una emergencia.<text:span text:style-name="Emphasis">I store extra food and water in case there's an emergency.</text:span></text:p>
      <text:p text:style-name="Standard">3. (to reserve) </text:p>
      <text:p text:style-name="Standard">a. <text:a xlink:type="simple" xlink:href="http://www.spanishdict.com/translate/to%20save" text:style-name="Internet_20_link" text:visited-style-name="Visited_20_Internet_20_Link">to save</text:a> </text:p>
      <text:p text:style-name="Standard">Guárdenme un poco de arroz para la cena.<text:span text:style-name="Emphasis">Save me some rice for dinner.</text:span></text:p>
      <text:p text:style-name="Standard">b. <text:a xlink:type="simple" xlink:href="http://www.spanishdict.com/translate/to%20keep" text:style-name="Internet_20_link" text:visited-style-name="Visited_20_Internet_20_Link">to keep</text:a> </text:p>
      <text:p text:style-name="Standard">Vendré a pagar el cuadro mañana. ¿Puedes guardarmelo hasta entonces?<text:span text:style-name="Emphasis">I'll be back to pay for the painting tomorrow. Can you keep it for me until then?</text:span></text:p>
      <text:p text:style-name="Standard">c. <text:a xlink:type="simple" xlink:href="http://www.spanishdict.com/translate/to%20hold" text:style-name="Internet_20_link" text:visited-style-name="Visited_20_Internet_20_Link">to hold</text:a> </text:p>
      <text:p text:style-name="Standard">¿Me guardas el lugar en la fila? Se me olvidó la leche.<text:span text:style-name="Emphasis">Will you hold my place in line? I forgot the milk.</text:span></text:p>
      <text:p text:style-name="Standard">d. <text:a xlink:type="simple" xlink:href="http://www.spanishdict.com/translate/to%20put%20aside" text:style-name="Internet_20_link" text:visited-style-name="Visited_20_Internet_20_Link">to put aside</text:a> </text:p>
      <text:p text:style-name="Standard">Dile a tu maestra que nos guarde cinco boletos para la obra navideña.<text:span text:style-name="Emphasis">Tell your teacher to put aside five tickets for the Christmas play for us.</text:span></text:p>
      <text:p text:style-name="Standard">4. (computing) </text:p>
      <text:p text:style-name="Standard">a. <text:a xlink:type="simple" xlink:href="http://www.spanishdict.com/translate/save" text:style-name="Internet_20_link" text:visited-style-name="Visited_20_Internet_20_Link">save</text:a> </text:p>
      <text:p text:style-name="Standard">Guardé los documentos después de los cambios.<text:span text:style-name="Emphasis">I saved the files after the changes.</text:span></text:p>
      <text:p text:style-name="Standard">5. (to maintain) </text:p>
      <text:p text:style-name="Standard">a. <text:a xlink:type="simple" xlink:href="http://www.spanishdict.com/translate/to%20keep" text:style-name="Internet_20_link" text:visited-style-name="Visited_20_Internet_20_Link">to keep</text:a> </text:p>
      <text:p text:style-name="Standard">¿Puedes guardar un secreto?<text:span text:style-name="Emphasis">Can you keep a secret?</text:span></text:p>
      <text:p text:style-name="Standard">b. <text:a xlink:type="simple" xlink:href="http://www.spanishdict.com/translate/to%20have" text:style-name="Internet_20_link" text:visited-style-name="Visited_20_Internet_20_Link">to have</text:a> </text:p>
      <text:p text:style-name="Standard">Guardo bonitos recuerdos de los veranos en el lago con toda la familia.<text:span text:style-name="Emphasis">I have nice memories of summers at the lake with the whole family.</text:span></text:p>
      <text:p text:style-name="Standard">c. <text:a xlink:type="simple" xlink:href="http://www.spanishdict.com/translate/to%20bear" text:style-name="Internet_20_link" text:visited-style-name="Visited_20_Internet_20_Link">to bear</text:a> </text:p>
      <text:p text:style-name="Standard">Ya te he perdonado. No te guardo rencor.<text:span text:style-name="Emphasis">I've already forgiven you. I bear you no grudge.</text:span></text:p>
      <text:p text:style-name="Standard">6. (to watch over) </text:p>
      <text:p text:style-name="Standard">a. <text:a xlink:type="simple" xlink:href="http://www.spanishdict.com/translate/to%20guard" text:style-name="Internet_20_link" text:visited-style-name="Visited_20_Internet_20_Link">to guard</text:a> </text:p>
      <text:p text:style-name="Standard">Hay seis policías que guardan la entrada del palacio de justicia.<text:span text:style-name="Emphasis">There are six police officers guarding the entrance to the courthouse.</text:span></text:p>
      <text:p text:style-name="Standard">b. <text:a xlink:type="simple" xlink:href="http://www.spanishdict.com/translate/to%20protect" text:style-name="Internet_20_link" text:visited-style-name="Visited_20_Internet_20_Link">to protect</text:a> </text:p>
      <text:p text:style-name="Standard">Los muros que guardan esta torre son romanos.<text:span text:style-name="Emphasis">The walls that protect this tower are Roman.</text:span></text:p>
      <text:p text:style-name="Standard">7. (to comply) </text:p>
      <text:p text:style-name="Standard">a. <text:a xlink:type="simple" xlink:href="http://www.spanishdict.com/translate/to%20observe" text:style-name="Internet_20_link" text:visited-style-name="Visited_20_Internet_20_Link">to observe</text:a> </text:p>
      <text:p text:style-name="Standard"><text:soft-page-break/>Mi abuela siempre guardaba el sábado como un día sagrado.<text:span text:style-name="Emphasis">My grandmother always kept the Sabbath as a holy day.</text:span></text:p>
      <text:p text:style-name="Standard">8. (to demonstrate) </text:p>
      <text:p text:style-name="Standard">a. <text:a xlink:type="simple" xlink:href="http://www.spanishdict.com/translate/to%20show" text:style-name="Internet_20_link" text:visited-style-name="Visited_20_Internet_20_Link">to show</text:a> </text:p>
      <text:p text:style-name="Standard">Hay que guardar respeto para tus mayores.<text:span text:style-name="Emphasis">You should show respect for your elders.</text:span></text:p>
      <text:p text:style-name="Standard">guard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9. (to place) </text:p>
      <text:p text:style-name="Standard">a. <text:a xlink:type="simple" xlink:href="http://www.spanishdict.com/translate/to%20put" text:style-name="Internet_20_link" text:visited-style-name="Visited_20_Internet_20_Link">to put</text:a> </text:p>
      <text:p text:style-name="Standard">Me guardé unos caramelos en el bolso.<text:span text:style-name="Emphasis">I put some candy in my handbag.</text:span></text:p>
      <text:p text:style-name="Standard">10. (to retain) </text:p>
      <text:p text:style-name="Standard">a. <text:a xlink:type="simple" xlink:href="http://www.spanishdict.com/translate/to%20keep" text:style-name="Internet_20_link" text:visited-style-name="Visited_20_Internet_20_Link">to keep</text:a> </text:p>
      <text:p text:style-name="Standard">¡Guárdate tus consejos si vas a ser tan negativo!<text:span text:style-name="Emphasis">Keep your advice to yourself if you´re going to be so negative!</text:span></text:p>
      <text:p text:style-name="Standard">b. <text:a xlink:type="simple" xlink:href="http://www.spanishdict.com/translate/to%20save" text:style-name="Internet_20_link" text:visited-style-name="Visited_20_Internet_20_Link">to save</text:a> </text:p>
      <text:p text:style-name="Standard">Te puedes guardar tus opiniones porque a nadie aquí les interesan.<text:span text:style-name="Emphasis">You can save your opinions because no one here is interested.</text:span></text:p>
      <text:p text:style-name="Standard">11. (to assure) </text:p>
      <text:p text:style-name="Standard">a. <text:a xlink:type="simple" xlink:href="http://www.spanishdict.com/translate/to%20be%20careful%20not%20to" text:style-name="Internet_20_link" text:visited-style-name="Visited_20_Internet_20_Link">to be careful not to</text:a> </text:p>
      <text:p text:style-name="Standard">Guárdense de no ir por esas calles de noche.<text:span text:style-name="Emphasis">Be careful not to walk down those streets at night.</text:span></text:p>
      <text:p text:style-name="Standard">b. <text:a xlink:type="simple" xlink:href="http://www.spanishdict.com/translate/to%20make%20sure%20not%20to" text:style-name="Internet_20_link" text:visited-style-name="Visited_20_Internet_20_Link">to make sure not to</text:a> </text:p>
      <text:p text:style-name="Standard">Guárdate de no olvidar tu chamarra cuando sales en el frío.<text:span text:style-name="Emphasis">Make sure you don't forget your jacket when you go out in the cold.</text:span></text:p>
      <text:p text:style-name="Standard">12. (to watch out for) </text:p>
      <text:p text:style-name="Standard">a. <text:a xlink:type="simple" xlink:href="http://www.spanishdict.com/translate/to%20protect%20oneself%20from" text:style-name="Internet_20_link" text:visited-style-name="Visited_20_Internet_20_Link">to protect oneself from</text:a> </text:p>
      <text:p text:style-name="Standard">Guárdate de las amistades falsas.<text:span text:style-name="Emphasis">Protect yourself from false friends.</text:span></text:p>
      <text:p text:style-name="Standard">pi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with paint) </text:p>
      <text:p text:style-name="Standard">a. <text:a xlink:type="simple" xlink:href="http://www.spanishdict.com/translate/to%20paint" text:style-name="Internet_20_link" text:visited-style-name="Visited_20_Internet_20_Link">to paint</text:a> </text:p>
      <text:p text:style-name="Standard">Mi cuñada pintó la pared de blanco. <text:span text:style-name="Emphasis">My sister-in-law painted the wall white. </text:span></text:p>
      <text:p text:style-name="Standard">2. (to draw) </text:p>
      <text:p text:style-name="Standard">a. <text:a xlink:type="simple" xlink:href="http://www.spanishdict.com/translate/to%20draw" text:style-name="Internet_20_link" text:visited-style-name="Visited_20_Internet_20_Link">to draw</text:a> </text:p>
      <text:p text:style-name="Standard">Mi hija suele pintar cachorros usando una plantilla. <text:span text:style-name="Emphasis">My daughter usually draws puppies using a template. </text:span></text:p>
      <text:p text:style-name="Standard">3. (to smudge) </text:p>
      <text:p text:style-name="Standard">a. <text:a xlink:type="simple" xlink:href="http://www.spanishdict.com/translate/to%20get" text:style-name="Internet_20_link" text:visited-style-name="Visited_20_Internet_20_Link">to get</text:a> </text:p>
      <text:p text:style-name="Standard">Todavía está mojada. Ten cuidado que no te pinte. <text:span text:style-name="Emphasis">It’s still wet. Be careful you don’t get any on you. </text:span></text:p>
      <text:p text:style-name="Standard">Se rompió mi pluma y me pintó la manos totalmente de azul. <text:span text:style-name="Emphasis">My pen broke and got blue ink all over my hands. </text:span></text:p>
      <text:p text:style-name="Standard">4. (to describe) </text:p>
      <text:p text:style-name="Standard">a. <text:a xlink:type="simple" xlink:href="http://www.spanishdict.com/translate/to%20make%20something%20out" text:style-name="Internet_20_link" text:visited-style-name="Visited_20_Internet_20_Link">to make something out</text:a> </text:p>
      <text:p text:style-name="Standard">Lo pintó muy emocionado pero en realidad la película nos puso a dormir. <text:span text:style-name="Emphasis">He made it out to be so exciting, but really the movie just put us to sleep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with paint) </text:p>
      <text:p text:style-name="Standard">a. <text:a xlink:type="simple" xlink:href="http://www.spanishdict.com/translate/to%20paint" text:style-name="Internet_20_link" text:visited-style-name="Visited_20_Internet_20_Link">to paint</text:a> </text:p>
      <text:p text:style-name="Standard">A Yolanda le encanta pintar. <text:span text:style-name="Emphasis">Yolanda loves to paint. </text:span></text:p>
      <text:p text:style-name="Standard">6. (to write) </text:p>
      <text:p text:style-name="Standard">a. <text:a xlink:type="simple" xlink:href="http://www.spanishdict.com/translate/to%20write" text:style-name="Internet_20_link" text:visited-style-name="Visited_20_Internet_20_Link">to write</text:a> </text:p>
      <text:p text:style-name="Standard">¿Qué quieres que haga con una pluma que no pinta?<text:span text:style-name="Emphasis">What do you want me to do with this pen that doesn't write?</text:span></text:p>
      <text:p text:style-name="Standard"><text:soft-page-break/>7. (to appear) </text:p>
      <text:p text:style-name="Standard">a. <text:a xlink:type="simple" xlink:href="http://www.spanishdict.com/translate/to%20look" text:style-name="Internet_20_link" text:visited-style-name="Visited_20_Internet_20_Link">to look</text:a> </text:p>
      <text:p text:style-name="Standard">La ceremonia pinta bien. <text:span text:style-name="Emphasis">The ceremony is looking good. </text:span></text:p>
      <text:p text:style-name="Standard">8. (to relate) </text:p>
      <text:p text:style-name="Standard">a. <text:a xlink:type="simple" xlink:href="http://www.spanishdict.com/translate/to%20fit%20in" text:style-name="Internet_20_link" text:visited-style-name="Visited_20_Internet_20_Link">to fit in</text:a> (colloquial) </text:p>
      <text:p text:style-name="Standard">¿Dónde pinta el director en todo este escándalo?<text:span text:style-name="Emphasis">Where does the principal fit into this whole scandal?</text:span></text:p>
      <text:p text:style-name="Standard">pin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9. (to make oneself up) </text:p>
      <text:p text:style-name="Standard">a. <text:a xlink:type="simple" xlink:href="http://www.spanishdict.com/translate/to%20put%20one%27s%20makeup%20on" text:style-name="Internet_20_link" text:visited-style-name="Visited_20_Internet_20_Link">to put one's makeup on</text:a> </text:p>
      <text:p text:style-name="Standard">Se pinta todos los días antes de ir a trabajar. <text:span text:style-name="Emphasis">She puts her makeup on every day before work. 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leave) (Mexico) </text:p>
      <text:p text:style-name="Standard">a. <text:a xlink:type="simple" xlink:href="http://www.spanishdict.com/translate/to%20leave" text:style-name="Internet_20_link" text:visited-style-name="Visited_20_Internet_20_Link">to leave</text:a> </text:p>
      <text:p text:style-name="Standard">Hay que pintarnos a las 3:00 pm si vamos a llegar a tiempo. <text:span text:style-name="Emphasis">We need to leave at 3:00 pm if we are going to arrive on time. </text:span></text:p>
      <text:p text:style-name="Standard">vert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into or out of a container) </text:p>
      <text:p text:style-name="Standard">a. <text:a xlink:type="simple" xlink:href="http://www.spanishdict.com/translate/to%20pour" text:style-name="Internet_20_link" text:visited-style-name="Visited_20_Internet_20_Link">to pour</text:a> </text:p>
      <text:p text:style-name="Standard">¿Puedes verter un poco de vino en mi copa?<text:span text:style-name="Emphasis">Can you pour some wine in my glass?</text:span></text:p>
      <text:p text:style-name="Standard">Vierte el azúcar en el recipiente, por favor.<text:span text:style-name="Emphasis">Pour the sugar in the bowl, please.</text:span></text:p>
      <text:p text:style-name="Standard">2. (accidentally or uncontrollably) </text:p>
      <text:p text:style-name="Standard">a. <text:a xlink:type="simple" xlink:href="http://www.spanishdict.com/translate/to%20spill" text:style-name="Internet_20_link" text:visited-style-name="Visited_20_Internet_20_Link">to spill</text:a> </text:p>
      <text:p text:style-name="Standard">Vertí el café sobre mi computadora. Espero que se pueda reparar.<text:span text:style-name="Emphasis">I spilled coffee on my computer. I hope it can be fixed.</text:span></text:p>
      <text:p text:style-name="Standard">b. <text:a xlink:type="simple" xlink:href="http://www.spanishdict.com/translate/to%20shed" text:style-name="Internet_20_link" text:visited-style-name="Visited_20_Internet_20_Link">to shed</text:a> (blood, tears) </text:p>
      <text:p text:style-name="Standard">Se vertió mucha sangre en la batalla.<text:span text:style-name="Emphasis">A lot of blood was shed in battle.</text:span></text:p>
      <text:p text:style-name="Standard">3. (into another language) </text:p>
      <text:p text:style-name="Standard">a. <text:a xlink:type="simple" xlink:href="http://www.spanishdict.com/translate/to%20translate" text:style-name="Internet_20_link" text:visited-style-name="Visited_20_Internet_20_Link">to translate</text:a> </text:p>
      <text:p text:style-name="Standard">Tengo que verter este documento de inglés a español.<text:span text:style-name="Emphasis">I have to translate this document from English into Spanish.</text:span></text:p>
      <text:p text:style-name="Standard">4. (to express) </text:p>
      <text:p text:style-name="Standard">a. <text:a xlink:type="simple" xlink:href="http://www.spanishdict.com/translate/to%20tell" text:style-name="Internet_20_link" text:visited-style-name="Visited_20_Internet_20_Link">to tell</text:a> (a rumor) </text:p>
      <text:p text:style-name="Standard">Los candidatos han estado vertiendo rumores sobre sus adversarios.<text:span text:style-name="Emphasis">The candidates have been telling rumors about their adversaries.</text:span></text:p>
      <text:p text:style-name="Standard">b. <text:a xlink:type="simple" xlink:href="http://www.spanishdict.com/translate/to%20voice" text:style-name="Internet_20_link" text:visited-style-name="Visited_20_Internet_20_Link">to voice</text:a> (an opinion) </text:p>
      <text:p text:style-name="Standard">No puedes verter tus opiniones delante de la clase así como así.<text:span text:style-name="Emphasis">You can't voice your opinions in front of the class just like that.</text:span></text:p>
      <text:p text:style-name="Standard">c. <text:a xlink:type="simple" xlink:href="http://www.spanishdict.com/translate/to%20make" text:style-name="Internet_20_link" text:visited-style-name="Visited_20_Internet_20_Link">to make</text:a> (an accusation or criticism) </text:p>
      <text:p text:style-name="Standard">Vertió graves acusaciones contra el Presidente.<text:span text:style-name="Emphasis">He made serious accusations against the Presiden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a river or a stream) </text:p>
      <text:p text:style-name="Standard">a. <text:a xlink:type="simple" xlink:href="http://www.spanishdict.com/translate/to%20flow" text:style-name="Internet_20_link" text:visited-style-name="Visited_20_Internet_20_Link">to flow</text:a> </text:p>
      <text:p text:style-name="Standard">El río Amazonas vierte en el océano Atlántico.<text:span text:style-name="Emphasis">The Amazon River flows into the Atlantic Ocean.</text:span></text:p>
      <text:p text:style-name="Standard">año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long%20for" text:style-name="Internet_20_link" text:visited-style-name="Visited_20_Internet_20_Link">to long for</text:a> </text:p>
      <text:p text:style-name="Standard">Añoro la época en que era niño y no tenía responsabilidades.<text:span text:style-name="Emphasis">I long for the time when I was a kid and had no responsibilities.</text:span></text:p>
      <text:p text:style-name="Standard"><text:soft-page-break/>b. <text:a xlink:type="simple" xlink:href="http://www.spanishdict.com/translate/to%20yearn%20for" text:style-name="Internet_20_link" text:visited-style-name="Visited_20_Internet_20_Link">to yearn for</text:a> </text:p>
      <text:p text:style-name="Standard">"Añoro tus caricias, querida", escribió el soldado a su esposa.<text:span text:style-name="Emphasis">"I yearn for your touch, my love," wrote the soldier to his wife.</text:span></text:p>
      <text:p text:style-name="Standard">c. <text:a xlink:type="simple" xlink:href="http://www.spanishdict.com/translate/to%20miss" text:style-name="Internet_20_link" text:visited-style-name="Visited_20_Internet_20_Link">to miss</text:a> (person) </text:p>
      <text:p text:style-name="Standard">Te añoro y no puedo esperar a que regreses a casa.<text:span text:style-name="Emphasis">I miss you and I can't wait for you to come home.</text:span></text:p>
      <text:p text:style-name="Standard">empuj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opel) </text:p>
      <text:p text:style-name="Standard">a. <text:a xlink:type="simple" xlink:href="http://www.spanishdict.com/translate/to%20push" text:style-name="Internet_20_link" text:visited-style-name="Visited_20_Internet_20_Link">to push</text:a> </text:p>
      <text:p text:style-name="Standard">La mujer iba empujando el carrito de la compra por la acera.<text:span text:style-name="Emphasis">The woman was pushing her shopping cart along the sidewalk.</text:span></text:p>
      <text:p text:style-name="Standard">b. <text:a xlink:type="simple" xlink:href="http://www.spanishdict.com/translate/to%20shove" text:style-name="Internet_20_link" text:visited-style-name="Visited_20_Internet_20_Link">to shove</text:a> </text:p>
      <text:p text:style-name="Standard">El defensor empujó a Sánchez contra un camarógrafo y fue expulsado.<text:span text:style-name="Emphasis">The defender shoved Sánchez against a cameraman and was sent off.</text:span></text:p>
      <text:p text:style-name="Standard">2. (to pressure; used with "a") </text:p>
      <text:p text:style-name="Standard">a. <text:a xlink:type="simple" xlink:href="http://www.spanishdict.com/translate/to%20push%20into" text:style-name="Internet_20_link" text:visited-style-name="Visited_20_Internet_20_Link">to push into</text:a> </text:p>
      <text:p text:style-name="Standard">Su mujer lo empujó a cambiar de trabajo.<text:span text:style-name="Emphasis">His wife pushed him into changing his job.</text:span></text:p>
      <text:p text:style-name="Standard">b. <text:a xlink:type="simple" xlink:href="http://www.spanishdict.com/translate/to%20force%20to" text:style-name="Internet_20_link" text:visited-style-name="Visited_20_Internet_20_Link">to force to</text:a> </text:p>
      <text:p text:style-name="Standard">La situación nos está empujando a tomar medidas drásticas.<text:span text:style-name="Emphasis">The situation is forcing us to take some drastic measures.</text:span></text:p>
      <text:p text:style-name="Standard">3. (mechanics) </text:p>
      <text:p text:style-name="Standard">a. <text:a xlink:type="simple" xlink:href="http://www.spanishdict.com/translate/to%20drive" text:style-name="Internet_20_link" text:visited-style-name="Visited_20_Internet_20_Link">to drive</text:a> </text:p>
      <text:p text:style-name="Standard">El vehículo es empujado por un motor a reacción.<text:span text:style-name="Emphasis">The vehicle is driven by a jet engin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shove) </text:p>
      <text:p text:style-name="Standard">a. <text:a xlink:type="simple" xlink:href="http://www.spanishdict.com/translate/to%20push" text:style-name="Internet_20_link" text:visited-style-name="Visited_20_Internet_20_Link">to push</text:a> </text:p>
      <text:p text:style-name="Standard">Tommy empujó para llegar adelante el primero.<text:span text:style-name="Emphasis">Tommy pushed to get to the front first.</text:span></text:p>
      <text:p text:style-name="Standard">desgua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automóvil) </text:p>
      <text:p text:style-name="Standard">a. to scrap </text:p>
      <text:p text:style-name="Standard">2. (buque) </text:p>
      <text:p text:style-name="Standard">a. to break up </text:p>
      <text:p text:style-name="Standard"><text:a xlink:type="simple" xlink:href="http://www.spanishdict.com/" text:style-name="Internet_20_link" text:visited-style-name="Visited_20_Internet_20_Link">Copyright © 2006 Harrap Publishers Limited</text:a></text:p>
      <text:p text:style-name="Standard">desguazar</text:p>
      <text:p text:style-name="Standard"><text:bookmark text:name="verbo:transitivo1"/>transitive verb</text:p>
      <text:p text:style-name="Standard"><text:bookmark text:name="12"/>1 (desmantelar) [+barco] to break up; scrap; [+coche, avión] to scrap</text:p>
      <text:p text:style-name="Standard"><text:bookmark text:name="22"/>2 [+madera] to dress; rough-hew</text:p>
      <text:p text:style-name="Standard">enter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ver with dirt) </text:p>
      <text:p text:style-name="Standard">a. <text:a xlink:type="simple" xlink:href="http://www.spanishdict.com/translate/to%20bury" text:style-name="Internet_20_link" text:visited-style-name="Visited_20_Internet_20_Link">to bury</text:a> </text:p>
      <text:p text:style-name="Standard">El perro enterró un hueso en el jardín. <text:span text:style-name="Emphasis">The dog buried a bone in the yard. </text:span></text:p>
      <text:p text:style-name="Standard">2. (to entomb) </text:p>
      <text:p text:style-name="Standard">a. <text:a xlink:type="simple" xlink:href="http://www.spanishdict.com/translate/to%20bury" text:style-name="Internet_20_link" text:visited-style-name="Visited_20_Internet_20_Link">to bury</text:a> </text:p>
      <text:p text:style-name="Standard">Enterraron a su abuelo en un cementerio fuera de la ciudad. <text:span text:style-name="Emphasis">They buried their grandfather in a cemetery outside the city. </text:span></text:p>
      <text:p text:style-name="Standard">3. (to survive) </text:p>
      <text:p text:style-name="Standard">a. <text:a xlink:type="simple" xlink:href="http://www.spanishdict.com/translate/to%20outlive" text:style-name="Internet_20_link" text:visited-style-name="Visited_20_Internet_20_Link">to outlive</text:a> </text:p>
      <text:p text:style-name="Standard">Después de enterrar a todos sus hermanos, Edith se sintió sola. <text:span text:style-name="Emphasis">After outliving all of her siblings, Edith felt lonely.</text:span></text:p>
      <text:p text:style-name="Standard">4. (to conceal) </text:p>
      <text:p text:style-name="Standard"><text:soft-page-break/>a. <text:a xlink:type="simple" xlink:href="http://www.spanishdict.com/translate/to%20cover%20up" text:style-name="Internet_20_link" text:visited-style-name="Visited_20_Internet_20_Link">to cover up</text:a> </text:p>
      <text:p text:style-name="Standard">El presidente de la empresa enterró su malversación entre facturas legítimas.<text:span text:style-name="Emphasis">The company president buried his embezzlement among legitimate invoices.</text:span></text:p>
      <text:p text:style-name="Standard">5. (to put out of mind) </text:p>
      <text:p text:style-name="Standard">a. <text:a xlink:type="simple" xlink:href="http://www.spanishdict.com/translate/to%20forget" text:style-name="Internet_20_link" text:visited-style-name="Visited_20_Internet_20_Link">to forget</text:a> </text:p>
      <text:p text:style-name="Standard">Hay que enterrar el pasado y enfocarnos en construir un nuevo futuro.<text:span text:style-name="Emphasis">Let's forget about the past and focus on building a new future. </text:span></text:p>
      <text:p text:style-name="Standard">b. <text:a xlink:type="simple" xlink:href="http://www.spanishdict.com/translate/to%20bury" text:style-name="Internet_20_link" text:visited-style-name="Visited_20_Internet_20_Link">to bury</text:a> </text:p>
      <text:p text:style-name="Standard">Jaime quiso enterrar su pasado y comenzar de nuevo en una nueva ciudad. <text:span text:style-name="Emphasis">Jaime wanted to bury his past and start over in a new city. </text:span></text:p>
      <text:p text:style-name="Standard">6. (to stab) (Latin America) </text:p>
      <text:p text:style-name="Standard">a. <text:a xlink:type="simple" xlink:href="http://www.spanishdict.com/translate/to%20thrust%20into" text:style-name="Internet_20_link" text:visited-style-name="Visited_20_Internet_20_Link">to thrust into</text:a> </text:p>
      <text:p text:style-name="Standard">Agarró el tenedor y lo enterró en la pechuga de pollo. <text:span text:style-name="Emphasis">He grabbed the fork and thrust it into the chicken breast. </text:span></text:p>
      <text:p text:style-name="Standard">enter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cloister oneself) </text:p>
      <text:p text:style-name="Standard">a. <text:a xlink:type="simple" xlink:href="http://www.spanishdict.com/translate/to%20cut%20oneself%20off%20from%20the%20world" text:style-name="Internet_20_link" text:visited-style-name="Visited_20_Internet_20_Link">to cut oneself off from the world</text:a> </text:p>
      <text:p text:style-name="Standard">Después de perder el campeonato, se enterró por seis meses. <text:span text:style-name="Emphasis">After losing the championship, he cut himself off from the world for six months. </text:span></text:p>
      <text:p text:style-name="Standard">conde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sapprove of) </text:p>
      <text:p text:style-name="Standard">a. <text:a xlink:type="simple" xlink:href="http://www.spanishdict.com/translate/to%20condemn" text:style-name="Internet_20_link" text:visited-style-name="Visited_20_Internet_20_Link">to condemn</text:a> </text:p>
      <text:p text:style-name="Standard">Líderes de todo el mundo han condenado el atentado terrorista.<text:span text:style-name="Emphasis">Leaders from all over the world have condemned the terrorist attack.</text:span></text:p>
      <text:p text:style-name="Standard">2. (legal) </text:p>
      <text:p text:style-name="Standard">a. <text:a xlink:type="simple" xlink:href="http://www.spanishdict.com/translate/to%20sentence" text:style-name="Internet_20_link" text:visited-style-name="Visited_20_Internet_20_Link">to sentence</text:a> </text:p>
      <text:p text:style-name="Standard">El juez condenó al acusado a cuatro años de prisión.<text:span text:style-name="Emphasis">The judge sentenced the defendant to four years in prison.</text:span></text:p>
      <text:p text:style-name="Standard">b. <text:a xlink:type="simple" xlink:href="http://www.spanishdict.com/translate/to%20convict" text:style-name="Internet_20_link" text:visited-style-name="Visited_20_Internet_20_Link">to convict</text:a> </text:p>
      <text:p text:style-name="Standard">Las dos mujeres fueron condenadas por robo con violencia.<text:span text:style-name="Emphasis">The two women were convicted of robbery with assault.</text:span></text:p>
      <text:p text:style-name="Standard">c. <text:a xlink:type="simple" xlink:href="http://www.spanishdict.com/translate/to%20condemn" text:style-name="Internet_20_link" text:visited-style-name="Visited_20_Internet_20_Link">to condemn</text:a> </text:p>
      <text:p text:style-name="Standard">Lo condenaron a muerte, pero le conmutaron la pena por cadena perpetua.<text:span text:style-name="Emphasis">He was condemned to death, but his sentence was commuted for life inprisonment.</text:span></text:p>
      <text:p text:style-name="Standard">d. <text:a xlink:type="simple" xlink:href="http://www.spanishdict.com/translate/to%20order" text:style-name="Internet_20_link" text:visited-style-name="Visited_20_Internet_20_Link">to order</text:a> (to pay a compensation) </text:p>
      <text:p text:style-name="Standard">El tribunal condenó a la empresa al pago de una multa millonaria.<text:span text:style-name="Emphasis">The court ordered the firm to pay a fine of several million.</text:span></text:p>
      <text:p text:style-name="Standard">3. (religious) </text:p>
      <text:p text:style-name="Standard">a. <text:a xlink:type="simple" xlink:href="http://www.spanishdict.com/translate/to%20condemn" text:style-name="Internet_20_link" text:visited-style-name="Visited_20_Internet_20_Link">to condemn</text:a> </text:p>
      <text:p text:style-name="Standard">Caín mata a su hermano Abel y Dios lo condena a una vida nómada.<text:span text:style-name="Emphasis">Cain kills his brother Abel, and God condemns him to a nomadic life.</text:span></text:p>
      <text:p text:style-name="Standard">b. <text:a xlink:type="simple" xlink:href="http://www.spanishdict.com/translate/to%20damn" text:style-name="Internet_20_link" text:visited-style-name="Visited_20_Internet_20_Link">to damn</text:a> (to hell) </text:p>
      <text:p text:style-name="Standard">Fue justamente su ambición la que condenó a Satanás al infierno.<text:span text:style-name="Emphasis">It was precisely his ambition that damned Satan to hell.</text:span></text:p>
      <text:p text:style-name="Standard">4. (to oblige) </text:p>
      <text:p text:style-name="Standard">a. <text:a xlink:type="simple" xlink:href="http://www.spanishdict.com/translate/to%20condemn" text:style-name="Internet_20_link" text:visited-style-name="Visited_20_Internet_20_Link">to condemn</text:a> </text:p>
      <text:p text:style-name="Standard">Su enfermedad la ha condenado a una vida de dependencia.<text:span text:style-name="Emphasis">Her sickness has condemned her to a life of dependence.</text:span></text:p>
      <text:p text:style-name="Standard">b. <text:a xlink:type="simple" xlink:href="http://www.spanishdict.com/translate/to%20force" text:style-name="Internet_20_link" text:visited-style-name="Visited_20_Internet_20_Link">to force</text:a> </text:p>
      <text:p text:style-name="Standard"><text:soft-page-break/>Su pobreza los condena a trabajar desde pequeños.<text:span text:style-name="Emphasis">Their poverty forces them to work since they are little.</text:span></text:p>
      <text:p text:style-name="Standard">5. (to block off) </text:p>
      <text:p text:style-name="Standard">a. <text:a xlink:type="simple" xlink:href="http://www.spanishdict.com/translate/to%20seal" text:style-name="Internet_20_link" text:visited-style-name="Visited_20_Internet_20_Link">to seal</text:a> </text:p>
      <text:p text:style-name="Standard">Por razones de seguridad, condenaron la puerta trasera.<text:span text:style-name="Emphasis">They sealed the rear door for safety reasons.</text:span></text:p>
      <text:p text:style-name="Standard">b. <text:a xlink:type="simple" xlink:href="http://www.spanishdict.com/translate/to%20brick%20up" text:style-name="Internet_20_link" text:visited-style-name="Visited_20_Internet_20_Link">to brick up</text:a> (with bricks) </text:p>
      <text:p text:style-name="Standard">Condenaron esas ventanas para evitar que entrara el ruido de la calle.<text:span text:style-name="Emphasis">Those windows were bricked up to keep the street noise out.</text:span></text:p>
      <text:p text:style-name="Standard">conde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religious) </text:p>
      <text:p text:style-name="Standard">a. <text:a xlink:type="simple" xlink:href="http://www.spanishdict.com/translate/to%20be%20damned" text:style-name="Internet_20_link" text:visited-style-name="Visited_20_Internet_20_Link">to be damned</text:a> </text:p>
      <text:p text:style-name="Standard">Murió sin arrepentimiento, condenándose así para la eternidad.<text:span text:style-name="Emphasis">He died without repentance, and so he is damned for eternity.</text:span></text:p>
      <text:p text:style-name="Standard">dol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cause pain to) </text:p>
      <text:p text:style-name="Standard">a. <text:a xlink:type="simple" xlink:href="http://www.spanishdict.com/translate/to%20hurt" text:style-name="Internet_20_link" text:visited-style-name="Visited_20_Internet_20_Link">to hurt</text:a> </text:p>
      <text:p text:style-name="Standard">Después del accidente, me duele al respirar.<text:span text:style-name="Emphasis">After the accident, it hurts when I breathe.</text:span></text:p>
      <text:p text:style-name="Standard">b. <text:a xlink:type="simple" xlink:href="http://www.spanishdict.com/translate/to%20ache" text:style-name="Internet_20_link" text:visited-style-name="Visited_20_Internet_20_Link">to ache</text:a> </text:p>
      <text:p text:style-name="Standard">Me ha dolido la espalda la mañana entera. <text:span text:style-name="Emphasis">My back has been aching all morning long. </text:span></text:p>
      <text:p text:style-name="Standard">2. (to offend) </text:p>
      <text:p text:style-name="Standard">a. <text:a xlink:type="simple" xlink:href="http://www.spanishdict.com/translate/to%20hurt" text:style-name="Internet_20_link" text:visited-style-name="Visited_20_Internet_20_Link">to hurt</text:a> </text:p>
      <text:p text:style-name="Standard">Tu indiferencia me duele.<text:span text:style-name="Emphasis">Your indifference hurts me.</text:span></text:p>
      <text:p text:style-name="Standard">dol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feel remorse; often used with "de") </text:p>
      <text:p text:style-name="Standard">a. <text:a xlink:type="simple" xlink:href="http://www.spanishdict.com/translate/to%20regret" text:style-name="Internet_20_link" text:visited-style-name="Visited_20_Internet_20_Link">to regret</text:a> </text:p>
      <text:p text:style-name="Standard">Se duele de sus acciones rencorosas.<text:span text:style-name="Emphasis">He regrets his spiteful actions.</text:span></text:p>
      <text:p text:style-name="Standard">sopl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expel air) </text:p>
      <text:p text:style-name="Standard">a. <text:a xlink:type="simple" xlink:href="http://www.spanishdict.com/translate/to%20blow" text:style-name="Internet_20_link" text:visited-style-name="Visited_20_Internet_20_Link">to blow</text:a> </text:p>
      <text:p text:style-name="Standard">El lobo soplaba con todas sus fuerzas, pero la casa ni se movía.<text:span text:style-name="Emphasis">The wolf blew with all his strength, but the house wouldn't move.</text:span></text:p>
      <text:p text:style-name="Standard">2. (to create a current) </text:p>
      <text:p text:style-name="Standard">a. <text:a xlink:type="simple" xlink:href="http://www.spanishdict.com/translate/to%20blow" text:style-name="Internet_20_link" text:visited-style-name="Visited_20_Internet_20_Link">to blow</text:a> </text:p>
      <text:p text:style-name="Standard">El viento soplaba tan fuerte que era casi imposible caminar.<text:span text:style-name="Emphasis">The wind was blowing so hard that it was nearly impossible to walk.</text:span></text:p>
      <text:p text:style-name="Standard">3. (colloquial) (to share answers on an exam) </text:p>
      <text:p text:style-name="Standard">a. <text:a xlink:type="simple" xlink:href="http://www.spanishdict.com/translate/to%20whisper" text:style-name="Internet_20_link" text:visited-style-name="Visited_20_Internet_20_Link">to whisper</text:a> (colloquial) </text:p>
      <text:p text:style-name="Standard">El profesor pilló a dos alumnos soplando durante el examen.<text:span text:style-name="Emphasis">The teacher caught two students whispering during the exam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to cause to move) </text:p>
      <text:p text:style-name="Standard">a. <text:a xlink:type="simple" xlink:href="http://www.spanishdict.com/translate/to%20blow%20away" text:style-name="Internet_20_link" text:visited-style-name="Visited_20_Internet_20_Link">to blow away</text:a> </text:p>
      <text:p text:style-name="Standard">Abre la ventana y deja que el aire sople el humo de la cocina.<text:span text:style-name="Emphasis">Open the window, and let the air blow away the smoke from the kitchen.</text:span></text:p>
      <text:p text:style-name="Standard">b. <text:a xlink:type="simple" xlink:href="http://www.spanishdict.com/translate/to%20blow%20off" text:style-name="Internet_20_link" text:visited-style-name="Visited_20_Internet_20_Link">to blow off</text:a> </text:p>
      <text:p text:style-name="Standard">Tuvo que soplar el polvo de la cubierta del libro para leer el título.<text:span text:style-name="Emphasis">She had to blow the dust off the book cover to read its title.</text:span></text:p>
      <text:p text:style-name="Standard">c. <text:a xlink:type="simple" xlink:href="http://www.spanishdict.com/translate/to%20blow" text:style-name="Internet_20_link" text:visited-style-name="Visited_20_Internet_20_Link">to blow</text:a> (glass) </text:p>
      <text:p text:style-name="Standard"><text:soft-page-break/>Sopló el vidrio fundido para convertirlo en un bonito jarrón.<text:span text:style-name="Emphasis">He blew the molten glass into a beautiful vase.</text:span></text:p>
      <text:p text:style-name="Standard">5. (to put out) </text:p>
      <text:p text:style-name="Standard">a. <text:a xlink:type="simple" xlink:href="http://www.spanishdict.com/translate/to%20blow%20out" text:style-name="Internet_20_link" text:visited-style-name="Visited_20_Internet_20_Link">to blow out</text:a> </text:p>
      <text:p text:style-name="Standard">Ahora tienes que soplar las velas.<text:span text:style-name="Emphasis">Now you have to blow out the candles.</text:span></text:p>
      <text:p text:style-name="Standard">6. (colloquial) (to share answers on an exam) </text:p>
      <text:p text:style-name="Standard">a. <text:a xlink:type="simple" xlink:href="http://www.spanishdict.com/translate/to%20whisper" text:style-name="Internet_20_link" text:visited-style-name="Visited_20_Internet_20_Link">to whisper</text:a> (colloquial) </text:p>
      <text:p text:style-name="Standard">Me sopló todas las respuestas.<text:span text:style-name="Emphasis">He whispered all the answers to me.</text:span></text:p>
      <text:p text:style-name="Standard">7. (colloquial) (to charge) </text:p>
      <text:p text:style-name="Standard">a. <text:a xlink:type="simple" xlink:href="http://www.spanishdict.com/translate/to%20sting" text:style-name="Internet_20_link" text:visited-style-name="Visited_20_Internet_20_Link">to sting</text:a> (colloquial) </text:p>
      <text:p text:style-name="Standard">¡Me soplaron $20 por una porción de pizza y una bebida!<text:span text:style-name="Emphasis">They stung me $20 for a slice of pizza and a drink!</text:span></text:p>
      <text:p text:style-name="Standard">8. (slang) (to inform on) </text:p>
      <text:p text:style-name="Standard">a. <text:a xlink:type="simple" xlink:href="http://www.spanishdict.com/translate/to%20squeal" text:style-name="Internet_20_link" text:visited-style-name="Visited_20_Internet_20_Link">to squeal</text:a> (slang) </text:p>
      <text:p text:style-name="Standard">Alguien tuvo que soplarle los nombres a la policía.<text:span text:style-name="Emphasis">Somebody must have squealed the names to the police.</text:span></text:p>
      <text:p text:style-name="Standard">9. (slang) (to steal) </text:p>
      <text:p text:style-name="Standard">a. <text:a xlink:type="simple" xlink:href="http://www.spanishdict.com/translate/to%20pinch" text:style-name="Internet_20_link" text:visited-style-name="Visited_20_Internet_20_Link">to pinch</text:a> (slang) </text:p>
      <text:p text:style-name="Standard">Un carterista le sopló la cartera en el autobús.<text:span text:style-name="Emphasis">A pickpocket pinched his wallet on the bus.</text:span></text:p>
      <text:p text:style-name="Standard">sopl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colloquial) (to swallow) </text:p>
      <text:p text:style-name="Standard">a. <text:a xlink:type="simple" xlink:href="http://www.spanishdict.com/translate/to%20wolf%20down" text:style-name="Internet_20_link" text:visited-style-name="Visited_20_Internet_20_Link">to wolf down</text:a> (food) </text:p>
      <text:p text:style-name="Standard">Estaba muerto de hambre, así que me soplé todas las sobras de la nevera.<text:span text:style-name="Emphasis">I was starving, so I wolfed down all the leftovers in the fridge.</text:span></text:p>
      <text:p text:style-name="Standard">b. <text:a xlink:type="simple" xlink:href="http://www.spanishdict.com/translate/to%20knock%20back" text:style-name="Internet_20_link" text:visited-style-name="Visited_20_Internet_20_Link">to knock back</text:a> (drink) </text:p>
      <text:p text:style-name="Standard">La comida estaba tan salada que me soplé una jarra de cerveza.<text:span text:style-name="Emphasis">The food was so salty that I knocked back a pitcher of beer.</text:span></text:p>
      <text:p text:style-name="Standard">11. (colloquial) (to endure) (Mexico) (Peru) (Spain) </text:p>
      <text:p text:style-name="Standard">a. <text:a xlink:type="simple" xlink:href="http://www.spanishdict.com/translate/to%20put%20up%20with" text:style-name="Internet_20_link" text:visited-style-name="Visited_20_Internet_20_Link">to put up with</text:a> </text:p>
      <text:p text:style-name="Standard">Me soplé un bebé llorando durante todo el vuelo.<text:span text:style-name="Emphasis">I put up with a crying baby throughout the entire flight.</text:span></text:p>
      <text:p text:style-name="Standard">12. (slang) (to inform on) </text:p>
      <text:p text:style-name="Standard">a. <text:a xlink:type="simple" xlink:href="http://www.spanishdict.com/translate/to%20squeal" text:style-name="Internet_20_link" text:visited-style-name="Visited_20_Internet_20_Link">to squeal</text:a> (slang) </text:p>
      <text:p text:style-name="Standard">¿Quién se sopló de nosotros a la maestra?<text:span text:style-name="Emphasis">Who squealed on us to the teacher?</text:span></text:p>
      <text:p text:style-name="Standard">acostumbr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normally do) </text:p>
      <text:p text:style-name="Standard">a. <text:a xlink:type="simple" xlink:href="http://www.spanishdict.com/translate/to%20be%20used%20to" text:style-name="Internet_20_link" text:visited-style-name="Visited_20_Internet_20_Link">to be used to</text:a> </text:p>
      <text:p text:style-name="Standard">Acostumbraba cortarme el cabello con José. <text:span text:style-name="Emphasis">I used to get my hair cut with Jose. </text:span></text:p>
      <text:p text:style-name="Standard">b. <text:a xlink:type="simple" xlink:href="http://www.spanishdict.com/translate/to%20be%20in%20the%20habit%20of" text:style-name="Internet_20_link" text:visited-style-name="Visited_20_Internet_20_Link">to be in the habit of</text:a> </text:p>
      <text:p text:style-name="Standard">Alex acostumbra levantarse tarde. <text:span text:style-name="Emphasis">Alex is in the habit of waking up late. </text:span></text:p>
      <text:p text:style-name="Standard">c. <text:a xlink:type="simple" xlink:href="http://www.spanishdict.com/translate/to%20be%20accustomed%20to" text:style-name="Internet_20_link" text:visited-style-name="Visited_20_Internet_20_Link">to be accustomed to</text:a> </text:p>
      <text:p text:style-name="Standard">Sebastián acostumbra comer con tortillas en lugar de cubiertos. <text:span text:style-name="Emphasis">Sebastian is accustomed to eating with tortillas instead of silverware. </text:span></text:p>
      <text:p text:style-name="Standard">d. <text:a xlink:type="simple" xlink:href="http://www.spanishdict.com/translate/usually" text:style-name="Internet_20_link" text:visited-style-name="Visited_20_Internet_20_Link">usually</text:a> </text:p>
      <text:p text:style-name="Standard">Acostumbro comprar el periódico todos los días. <text:span text:style-name="Emphasis">I usually buy the newspaper every day. 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habituate) </text:p>
      <text:p text:style-name="Standard">a. <text:a xlink:type="simple" xlink:href="http://www.spanishdict.com/translate/to%20get%20somebody%20used%20to%20something" text:style-name="Internet_20_link" text:visited-style-name="Visited_20_Internet_20_Link">to get somebody used to something</text:a> </text:p>
      <text:p text:style-name="Standard">Antes de sacar la planta de la maceta, debes acostumbrarla al lugar donde se va a plantar. <text:span text:style-name="Emphasis">Before you take the plant out of the pot, you should get it used to the place where it is going to be planted. </text:span></text:p>
      <text:p text:style-name="Standard"><text:soft-page-break/>Hay que acostumbrar al bebé a comer comida sólida poco a poco.<text:span text:style-name="Emphasis">We need to get the baby used to eating solid food little by little.</text:span></text:p>
      <text:p text:style-name="Standard">acostumb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become accustomed to) </text:p>
      <text:p text:style-name="Standard">a. <text:a xlink:type="simple" xlink:href="http://www.spanishdict.com/translate/to%20get%20used%20to" text:style-name="Internet_20_link" text:visited-style-name="Visited_20_Internet_20_Link">to get used to</text:a> </text:p>
      <text:p text:style-name="Standard">Después de un año de vivir en el desierto, te acostumbras al calor. <text:span text:style-name="Emphasis">After a year of living in the desert, you get used to the heat. </text:span></text:p>
      <text:p text:style-name="Standard">queb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mash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El bombero quebró la puerta para entrar y rescatar a la niñita. <text:span text:style-name="Emphasis">The fireman broke the door to go inside and rescue the little girl. </text:span></text:p>
      <text:p text:style-name="Standard">2. (legal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"Sra. Rodríguez, su hija quebró varias leyes este fin de semana," dijo el oficial. <text:span text:style-name="Emphasis">"Mrs. Rodriguez, your daughter broke several laws this weekend," said the official. </text:span></text:p>
      <text:p text:style-name="Standard">3. (to make curved) </text:p>
      <text:p text:style-name="Standard">a. <text:a xlink:type="simple" xlink:href="http://www.spanishdict.com/translate/to%20bend" text:style-name="Internet_20_link" text:visited-style-name="Visited_20_Internet_20_Link">to bend</text:a> </text:p>
      <text:p text:style-name="Standard">No creo que vas a poder quebrar ese tubo de plástico.<text:span text:style-name="Emphasis">I don't think you're going to be able to bend that plastic tube. </text:span></text:p>
      <text:p text:style-name="Standard">4. (colloquial) (to kill) (Central America) </text:p>
      <text:p text:style-name="Standard">a. <text:a xlink:type="simple" xlink:href="http://www.spanishdict.com/translate/to%20off" text:style-name="Internet_20_link" text:visited-style-name="Visited_20_Internet_20_Link">to off</text:a> (colloquial) </text:p>
      <text:p text:style-name="Standard">Quebraron al socio por mentir al jefe. <text:span text:style-name="Emphasis">They offed the partner for lying to the boss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ruin a business) </text:p>
      <text:p text:style-name="Standard">a. <text:a xlink:type="simple" xlink:href="http://www.spanishdict.com/translate/to%20go%20bankrupt" text:style-name="Internet_20_link" text:visited-style-name="Visited_20_Internet_20_Link">to go bankrupt</text:a> </text:p>
      <text:p text:style-name="Standard">La empresa de mi cuñado casi quebró el año pasado. <text:span text:style-name="Emphasis">My brother's company nearly went bankrupt last year. </text:span></text:p>
      <text:p text:style-name="Standard">b. <text:a xlink:type="simple" xlink:href="http://www.spanishdict.com/translate/to%20fail" text:style-name="Internet_20_link" text:visited-style-name="Visited_20_Internet_20_Link">to fail</text:a> </text:p>
      <text:p text:style-name="Standard">Quebraron muchos negocios después de la crisis económica. <text:span text:style-name="Emphasis">Many businesses failed after the economic crisis. </text:span></text:p>
      <text:p text:style-name="Standard">queb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break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La ventana se cayó del camión y se quebró. <text:span text:style-name="Emphasis">The window fell off the truck and broke. </text:span></text:p>
      <text:p text:style-name="Standard">b. <text:a xlink:type="simple" xlink:href="http://www.spanishdict.com/translate/to%20crack" text:style-name="Internet_20_link" text:visited-style-name="Visited_20_Internet_20_Link">to crack</text:a> </text:p>
      <text:p text:style-name="Standard">El vaso se me resbaló y se quebró. <text:span text:style-name="Emphasis">The glass slipped out of my hand and cracked. </text:span></text:p>
      <text:p text:style-name="Standard">coci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epare food) </text:p>
      <text:p text:style-name="Standard">a. <text:a xlink:type="simple" xlink:href="http://www.spanishdict.com/translate/to%20cook" text:style-name="Internet_20_link" text:visited-style-name="Visited_20_Internet_20_Link">to cook</text:a> </text:p>
      <text:p text:style-name="Standard">Te voy a cocinar una cena muy rica esta noche.<text:span text:style-name="Emphasis">I'm going to cook you a delicious dinner tonigh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prepare in secret) </text:p>
      <text:p text:style-name="Standard">a. <text:a xlink:type="simple" xlink:href="http://www.spanishdict.com/translate/to%20plot" text:style-name="Internet_20_link" text:visited-style-name="Visited_20_Internet_20_Link">to plot</text:a> (colloquial) </text:p>
      <text:p text:style-name="Standard">Creo que la familia está cocinando una intervención.<text:span text:style-name="Emphasis">I think the family is plotting an intervention.</text:span></text:p>
      <text:p text:style-name="Standard">lav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lean) </text:p>
      <text:p text:style-name="Standard"><text:soft-page-break/>a. <text:a xlink:type="simple" xlink:href="http://www.spanishdict.com/translate/to%20wash" text:style-name="Internet_20_link" text:visited-style-name="Visited_20_Internet_20_Link">to wash</text:a> </text:p>
      <text:p text:style-name="Standard">Tienes que lavar la fruta antes de comértela.<text:span text:style-name="Emphasis">You must wash the fruit before eating it.</text:span></text:p>
      <text:p text:style-name="Standard">b. <text:a xlink:type="simple" xlink:href="http://www.spanishdict.com/translate/to%20launder" text:style-name="Internet_20_link" text:visited-style-name="Visited_20_Internet_20_Link">to launder</text:a> (clothes, linens) </text:p>
      <text:p text:style-name="Standard">¿Quieres que te lave esta camisa?<text:span text:style-name="Emphasis">Do you want me to launder this shirt for you?</text:span></text:p>
      <text:p text:style-name="Standard">lav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2. (to clean oneself) </text:p>
      <text:p text:style-name="Standard">a. <text:a xlink:type="simple" xlink:href="http://www.spanishdict.com/translate/to%20wash" text:style-name="Internet_20_link" text:visited-style-name="Visited_20_Internet_20_Link">to wash</text:a> </text:p>
      <text:p text:style-name="Standard">Lávate bien las manos antes de tocarte los ojos.<text:span text:style-name="Emphasis">Wash your hands thoroughly before touching your eyes.</text:span></text:p>
      <text:p text:style-name="Standard">desgar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reak) </text:p>
      <text:p text:style-name="Standard">a. <text:a xlink:type="simple" xlink:href="http://www.spanishdict.com/translate/to%20tear" text:style-name="Internet_20_link" text:visited-style-name="Visited_20_Internet_20_Link">to tear</text:a> </text:p>
      <text:p text:style-name="Standard">Los perros desgarraron el pedazo de carne.<text:span text:style-name="Emphasis">The dogs tore the piece of meat.</text:span></text:p>
      <text:p text:style-name="Standard">b. <text:a xlink:type="simple" xlink:href="http://www.spanishdict.com/translate/to%20rip" text:style-name="Internet_20_link" text:visited-style-name="Visited_20_Internet_20_Link">to rip</text:a> </text:p>
      <text:p text:style-name="Standard">Desgarré el vestido cuando me lo estaba sacando.<text:span text:style-name="Emphasis">I ripped my dress when I took it off.</text:span></text:p>
      <text:p text:style-name="Standard">2. (to upset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Me desgarra el corazón verlo sufrir por un amor no correspondido.<text:span text:style-name="Emphasis">It breaks my heart to see him suffering because of unrequited love.</text:span></text:p>
      <text:p text:style-name="Standard">3. (to expectorate) (Latin America) </text:p>
      <text:p text:style-name="Standard">a. <text:a xlink:type="simple" xlink:href="http://www.spanishdict.com/translate/to%20cough%20up" text:style-name="Internet_20_link" text:visited-style-name="Visited_20_Internet_20_Link">to cough up</text:a> </text:p>
      <text:p text:style-name="Standard">Me resfrié y no paro de desgarrar flema.<text:span text:style-name="Emphasis">I caught a cold and I can't stop coughing up phlegm.</text:span></text:p>
      <text:p text:style-name="Standard">desgar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torn apart) </text:p>
      <text:p text:style-name="Standard">a. <text:a xlink:type="simple" xlink:href="http://www.spanishdict.com/translate/to%20tear" text:style-name="Internet_20_link" text:visited-style-name="Visited_20_Internet_20_Link">to tear</text:a> </text:p>
      <text:p text:style-name="Standard">La camisa se desgarró en las costuras, así que fue fácil de arreglar.<text:span text:style-name="Emphasis">The shirt tore at the seams, so it was easy to repair.</text:span></text:p>
      <text:p text:style-name="Standard">b. <text:a xlink:type="simple" xlink:href="http://www.spanishdict.com/translate/to%20rip" text:style-name="Internet_20_link" text:visited-style-name="Visited_20_Internet_20_Link">to rip</text:a> </text:p>
      <text:p text:style-name="Standard">No tires, la tela se desgarra fácilmente.<text:span text:style-name="Emphasis">Don't pull, the fabric rips easily.</text:span></text:p>
      <text:p text:style-name="Standard">5. (to get injured) </text:p>
      <text:p text:style-name="Standard">a. <text:a xlink:type="simple" xlink:href="http://www.spanishdict.com/translate/to%20tear" text:style-name="Internet_20_link" text:visited-style-name="Visited_20_Internet_20_Link">to tear</text:a> </text:p>
      <text:p text:style-name="Standard">Messi se desgarró un ligamento y se perderá el próximo partido.<text:span text:style-name="Emphasis">Messi tore a ligament and will miss the next game.</text:span></text:p>
      <text:p text:style-name="Standard">recorr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rek across) </text:p>
      <text:p text:style-name="Standard">a. <text:a xlink:type="simple" xlink:href="http://www.spanishdict.com/translate/to%20travel%20around" text:style-name="Internet_20_link" text:visited-style-name="Visited_20_Internet_20_Link">to travel around</text:a> </text:p>
      <text:p text:style-name="Standard">Recorrí el país durante cinco años a pie.<text:span text:style-name="Emphasis">I traveled around the country for five years on foot.</text:span></text:p>
      <text:p text:style-name="Standard">b. <text:a xlink:type="simple" xlink:href="http://www.spanishdict.com/translate/to%20traverse" text:style-name="Internet_20_link" text:visited-style-name="Visited_20_Internet_20_Link">to traverse</text:a> </text:p>
      <text:p text:style-name="Standard">Recorreré las tres montañas en una semana.<text:span text:style-name="Emphasis">I will traverse the three mountains in one week.</text:span></text:p>
      <text:p text:style-name="Standard">2. (to travel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Tenemos que despertarnos muy temprano que hay mucha distancia a recorrer.<text:span text:style-name="Emphasis">We have to wake up early tomorrow since there's a lot of distance to cover. </text:span></text:p>
      <text:p text:style-name="Standard">b. <text:a xlink:type="simple" xlink:href="http://www.spanishdict.com/translate/to%20do" text:style-name="Internet_20_link" text:visited-style-name="Visited_20_Internet_20_Link">to do</text:a> </text:p>
      <text:p text:style-name="Standard">No recorreremos todo el Camino, sólo hasta la mitad.<text:span text:style-name="Emphasis">We won't do the whole Camino, just to the halfway point. </text:span></text:p>
      <text:p text:style-name="Standard">3. (to inspect) </text:p>
      <text:p text:style-name="Standard">a. <text:a xlink:type="simple" xlink:href="http://www.spanishdict.com/translate/to%20look%20around" text:style-name="Internet_20_link" text:visited-style-name="Visited_20_Internet_20_Link">to look around</text:a> </text:p>
      <text:p text:style-name="Standard"><text:soft-page-break/>Recorrí el restaurante con la mirada, pero no te vi en el rincón.<text:span text:style-name="Emphasis">I looked around the restaurant but I didn't see you in the corner.</text:span></text:p>
      <text:p text:style-name="Standard">recorr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trek across) </text:p>
      <text:p text:style-name="Standard">a. <text:a xlink:type="simple" xlink:href="http://www.spanishdict.com/translate/to%20travel%20around" text:style-name="Internet_20_link" text:visited-style-name="Visited_20_Internet_20_Link">to travel around</text:a> </text:p>
      <text:p text:style-name="Standard">Me voy a recorrer Europa este verano. ¿Quieres venir?<text:span text:style-name="Emphasis">I'm going to travel around Europe this summer. Do you want to come?</text:span></text:p>
      <text:p text:style-name="Standard">5. (to travel) </text:p>
      <text:p text:style-name="Standard">a. <text:a xlink:type="simple" xlink:href="http://www.spanishdict.com/translate/to%20cover" text:style-name="Internet_20_link" text:visited-style-name="Visited_20_Internet_20_Link">to cover</text:a> </text:p>
      <text:p text:style-name="Standard">Podemos recorrer los cinco km en media hora en moto.<text:span text:style-name="Emphasis">We can cover five km in half an hour by bike.</text:span></text:p>
      <text:p text:style-name="Standard">b. <text:a xlink:type="simple" xlink:href="http://www.spanishdict.com/translate/to%20do" text:style-name="Internet_20_link" text:visited-style-name="Visited_20_Internet_20_Link">to do</text:a> </text:p>
      <text:p text:style-name="Standard">No debes recorrerte todo el trayecto por ti mismo.<text:span text:style-name="Emphasis">You shouldn't do the whole route by yourself.</text:span></text:p>
      <text:p text:style-name="Standard">enamo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et someone to fall in love) </text:p>
      <text:p text:style-name="Standard">a. <text:a xlink:type="simple" xlink:href="http://www.spanishdict.com/translate/to%20make%20fall%20in%20love" text:style-name="Internet_20_link" text:visited-style-name="Visited_20_Internet_20_Link">to make fall in love</text:a> </text:p>
      <text:p text:style-name="Standard">Enamoré a mi mujer haciéndome pasar por escritor, y en eso me convertí.<text:span text:style-name="Emphasis">I made my wife fall in love with me by pretending to be a writer, and that's what I became.</text:span></text:p>
      <text:p text:style-name="Standard">b. <text:a xlink:type="simple" xlink:href="http://www.spanishdict.com/translate/to%20win%20the%20love%20of" text:style-name="Internet_20_link" text:visited-style-name="Visited_20_Internet_20_Link">to win the love of</text:a> </text:p>
      <text:p text:style-name="Standard">La revista entera estaba dedicada a cómo enamorar al hombre de tus sueños.<text:span text:style-name="Emphasis">The whole magazine was devoted to how to win the love of the man of your dreams.</text:span></text:p>
      <text:p text:style-name="Standard">c. <text:a xlink:type="simple" xlink:href="http://www.spanishdict.com/translate/to%20win%20someone%27s%20heart" text:style-name="Internet_20_link" text:visited-style-name="Visited_20_Internet_20_Link">to win someone's heart</text:a> </text:p>
      <text:p text:style-name="Standard">Lo intenté todo para enamorarla, pero fue en vano.<text:span text:style-name="Emphasis">I tried everything to win her heart, but it was all in vain.</text:span></text:p>
      <text:p text:style-name="Standard">2. (to like) </text:p>
      <text:p text:style-name="Standard">a. <text:a xlink:type="simple" xlink:href="http://www.spanishdict.com/translate/to%20fall%20in%20love" text:style-name="Internet_20_link" text:visited-style-name="Visited_20_Internet_20_Link">to fall in love</text:a> </text:p>
      <text:p text:style-name="Standard">Esta casa me enamoró desde el primer momento.<text:span text:style-name="Emphasis">I fell in love with this house the moment I saw it.</text:span></text:p>
      <text:p text:style-name="Standard">enamo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become enamored) </text:p>
      <text:p text:style-name="Standard">a. <text:a xlink:type="simple" xlink:href="http://www.spanishdict.com/translate/to%20fall%20in%20love" text:style-name="Internet_20_link" text:visited-style-name="Visited_20_Internet_20_Link">to fall in love</text:a> </text:p>
      <text:p text:style-name="Standard">Narciso se enamoró de su reflejo en el agua.<text:span text:style-name="Emphasis">Narcissus fell in love with his reflection in the water.</text:span>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4. (to become enamored with one another) </text:p>
      <text:p text:style-name="Standard">a. <text:a xlink:type="simple" xlink:href="http://www.spanishdict.com/translate/to%20fall%20in%20love%20with%20each%20other" text:style-name="Internet_20_link" text:visited-style-name="Visited_20_Internet_20_Link">to fall in love with each other</text:a> </text:p>
      <text:p text:style-name="Standard">Se enamoraron siendo todavía muy jóvenes.<text:span text:style-name="Emphasis">They fell in love with each other when they were still very young.</text:span></text:p>
      <text:p text:style-name="Standard">of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hurt someone's feelings) </text:p>
      <text:p text:style-name="Standard">a. <text:a xlink:type="simple" xlink:href="http://www.spanishdict.com/translate/to%20offend" text:style-name="Internet_20_link" text:visited-style-name="Visited_20_Internet_20_Link">to offend</text:a> </text:p>
      <text:p text:style-name="Standard">Perdona si te he ofendido, pero me pediste que fuera sincero.<text:span text:style-name="Emphasis">Sorry if I've offended you, but you asked me to be sincere.</text:span></text:p>
      <text:p text:style-name="Standard">b. <text:a xlink:type="simple" xlink:href="http://www.spanishdict.com/translate/to%20insult" text:style-name="Internet_20_link" text:visited-style-name="Visited_20_Internet_20_Link">to insult</text:a> </text:p>
      <text:p text:style-name="Standard">El artista declaró que no fue su intención ofender a las comunidades religiosas.<text:span text:style-name="Emphasis">The artist stated that he did not intend to insult any religious communities.</text:span></text:p>
      <text:p text:style-name="Standard">2. (to contravene) </text:p>
      <text:p text:style-name="Standard">a. <text:a xlink:type="simple" xlink:href="http://www.spanishdict.com/translate/to%20offend" text:style-name="Internet_20_link" text:visited-style-name="Visited_20_Internet_20_Link">to offend</text:a> </text:p>
      <text:p text:style-name="Standard">Muchos son de la opinión de que sus cuadros ofenden el buen gusto.<text:span text:style-name="Emphasis">Many are of the opinion that her paintings offend good taste.</text:span></text:p>
      <text:p text:style-name="Standard"><text:soft-page-break/>ofend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feel hurt) </text:p>
      <text:p text:style-name="Standard">a. <text:a xlink:type="simple" xlink:href="http://www.spanishdict.com/translate/to%20be%20offended" text:style-name="Internet_20_link" text:visited-style-name="Visited_20_Internet_20_Link">to be offended</text:a> </text:p>
      <text:p text:style-name="Standard">No te ofendas, pero ahora mismo no me apetece nada hablar.<text:span text:style-name="Emphasis">Don't be offended, but I don't feel like talking right now.</text:span></text:p>
      <text:p text:style-name="Standard">b. <text:a xlink:type="simple" xlink:href="http://www.spanishdict.com/translate/to%20take%20offense" text:style-name="Internet_20_link" text:visited-style-name="Visited_20_Internet_20_Link">to take offense</text:a> (United States) </text:p>
      <text:p text:style-name="Standard">Se ha ofendido por una broma de nada.<text:span text:style-name="Emphasis">She has taken offense at a stupid joke.</text:span></text:p>
      <text:p text:style-name="Standard">c. <text:a xlink:type="simple" xlink:href="http://www.spanishdict.com/translate/to%20take%20offence" text:style-name="Internet_20_link" text:visited-style-name="Visited_20_Internet_20_Link">to take offence</text:a> (United Kingdom) </text:p>
      <text:p text:style-name="Standard">Se ofendió porque se nos olvidó felicitarlo por su cumpleaños.<text:span text:style-name="Emphasis">He took offence because we forgot to wish him a happy birthday.</text:span></text:p>
      <text:p text:style-name="Standard">limp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clean) </text:p>
      <text:p text:style-name="Standard">a. <text:a xlink:type="simple" xlink:href="http://www.spanishdict.com/translate/to%20clean" text:style-name="Internet_20_link" text:visited-style-name="Visited_20_Internet_20_Link">to clean</text:a> </text:p>
      <text:p text:style-name="Standard">Hay que limpiar el baño, está asqueroso.<text:span text:style-name="Emphasis">We need to clean the bathroom. It is disgusting.</text:span></text:p>
      <text:p text:style-name="Standard">b. <text:a xlink:type="simple" xlink:href="http://www.spanishdict.com/translate/to%20clean%20up" text:style-name="Internet_20_link" text:visited-style-name="Visited_20_Internet_20_Link">to clean up</text:a> </text:p>
      <text:p text:style-name="Standard">¿Puedes limpiar tu cuarto?<text:span text:style-name="Emphasis">Can you clean up your room?</text:span></text:p>
      <text:p text:style-name="Standard">c. <text:a xlink:type="simple" xlink:href="http://www.spanishdict.com/translate/to%20wipe%20off" text:style-name="Internet_20_link" text:visited-style-name="Visited_20_Internet_20_Link">to wipe off</text:a> (with cloth) </text:p>
      <text:p text:style-name="Standard">Hay que limpiar la mesa antes de que vengan los invitados.<text:span text:style-name="Emphasis">The table needs to be wiped off before the guests arrive.</text:span></text:p>
      <text:p text:style-name="Standard">d. <text:a xlink:type="simple" xlink:href="http://www.spanishdict.com/translate/to%20polish" text:style-name="Internet_20_link" text:visited-style-name="Visited_20_Internet_20_Link">to polish</text:a> (shoes) </text:p>
      <text:p text:style-name="Standard">Necesito limpiar mis zapatos antes de la boda.<text:span text:style-name="Emphasis">I need to polish my shoes before the wedding. </text:span></text:p>
      <text:p text:style-name="Standard">e. <text:a xlink:type="simple" xlink:href="http://www.spanishdict.com/translate/to%20cleanse" text:style-name="Internet_20_link" text:visited-style-name="Visited_20_Internet_20_Link">to cleanse</text:a> (skin) </text:p>
      <text:p text:style-name="Standard">Esta loción limpia la piel sin secarla.<text:span text:style-name="Emphasis">This lotion cleanses the skin without drying it out.</text:span></text:p>
      <text:p text:style-name="Standard">2. (to remove) </text:p>
      <text:p text:style-name="Standard">a. <text:a xlink:type="simple" xlink:href="http://www.spanishdict.com/translate/to%20clear" text:style-name="Internet_20_link" text:visited-style-name="Visited_20_Internet_20_Link">to clear</text:a> </text:p>
      <text:p text:style-name="Standard">Limpiaron el patio de nieve.<text:span text:style-name="Emphasis">They cleared the patio of snow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do housework) </text:p>
      <text:p text:style-name="Standard">a. <text:a xlink:type="simple" xlink:href="http://www.spanishdict.com/translate/to%20clean" text:style-name="Internet_20_link" text:visited-style-name="Visited_20_Internet_20_Link">to clean</text:a> </text:p>
      <text:p text:style-name="Standard">Me pasé el sábado limpiando.<text:span text:style-name="Emphasis">I spent Saturday cleaning.</text:span></text:p>
      <text:p text:style-name="Standard">limpi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make clean) </text:p>
      <text:p text:style-name="Standard">a. <text:a xlink:type="simple" xlink:href="http://www.spanishdict.com/translate/to%20clean" text:style-name="Internet_20_link" text:visited-style-name="Visited_20_Internet_20_Link">to clean</text:a> </text:p>
      <text:p text:style-name="Standard">Límpiate las manos con agua y jabón.<text:span text:style-name="Emphasis">Clean your hands with soap and water.</text:span></text:p>
      <text:p text:style-name="Standard">b. <text:a xlink:type="simple" xlink:href="http://www.spanishdict.com/translate/to%20wipe" text:style-name="Internet_20_link" text:visited-style-name="Visited_20_Internet_20_Link">to wipe</text:a> (with cloth) </text:p>
      <text:p text:style-name="Standard">Límpiate la boca con una servilleta.<text:span text:style-name="Emphasis">Wipe your mouth with a napkin.</text:span></text:p>
      <text:p text:style-name="Standard">cas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erform marriage) </text:p>
      <text:p text:style-name="Standard">a. <text:a xlink:type="simple" xlink:href="http://www.spanishdict.com/translate/to%20marry" text:style-name="Internet_20_link" text:visited-style-name="Visited_20_Internet_20_Link">to marry</text:a> </text:p>
      <text:p text:style-name="Standard">El cura casó a la pareja en una bonita ceremonia.<text:span text:style-name="Emphasis">The priest married the couple in a beautiful ceremony.</text:span></text:p>
      <text:p text:style-name="Standard">2. (to give in marriage) </text:p>
      <text:p text:style-name="Standard">a. <text:a xlink:type="simple" xlink:href="http://www.spanishdict.com/translate/to%20marry%20off" text:style-name="Internet_20_link" text:visited-style-name="Visited_20_Internet_20_Link">to marry off</text:a> </text:p>
      <text:p text:style-name="Standard">Ya han casado a todas sus hijas.<text:span text:style-name="Emphasis">They have married off all their daughters.</text:span></text:p>
      <text:p text:style-name="Standard">3. (to join) </text:p>
      <text:p text:style-name="Standard">a. <text:a xlink:type="simple" xlink:href="http://www.spanishdict.com/translate/to%20fit%20together" text:style-name="Internet_20_link" text:visited-style-name="Visited_20_Internet_20_Link">to fit together</text:a> </text:p>
      <text:p text:style-name="Standard">Para completar el puzle, tienes que casar todas las piezas.<text:span text:style-name="Emphasis">To complete the puzzle, you have to fit together all the pieces.</text:span></text:p>
      <text:p text:style-name="Standard"><text:soft-page-break/>b. <text:a xlink:type="simple" xlink:href="http://www.spanishdict.com/translate/to%20match%20up" text:style-name="Internet_20_link" text:visited-style-name="Visited_20_Internet_20_Link">to match up</text:a> </text:p>
      <text:p text:style-name="Standard">Procura que casen los dibujos del papel pintado cuando lo pegues.<text:span text:style-name="Emphasis">Be careful to match up the draws in the wallpaper when you stick i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marry; used with "con") </text:p>
      <text:p text:style-name="Standard">a. <text:a xlink:type="simple" xlink:href="http://www.spanishdict.com/translate/to%20marry" text:style-name="Internet_20_link" text:visited-style-name="Visited_20_Internet_20_Link">to marry</text:a> </text:p>
      <text:p text:style-name="Standard">Casó con una chica de familia humilde.<text:span text:style-name="Emphasis">He married a girl from a humble family.</text:span></text:p>
      <text:p text:style-name="Standard">5. (to match together) </text:p>
      <text:p text:style-name="Standard">a. <text:a xlink:type="simple" xlink:href="http://www.spanishdict.com/translate/to%20fit%20together" text:style-name="Internet_20_link" text:visited-style-name="Visited_20_Internet_20_Link">to fit together</text:a> </text:p>
      <text:p text:style-name="Standard">Las piezas del armario no casan.<text:span text:style-name="Emphasis">The pieces of the wardrobe don't fit together.</text:span></text:p>
      <text:p text:style-name="Standard">b. <text:a xlink:type="simple" xlink:href="http://www.spanishdict.com/translate/to%20match%20up" text:style-name="Internet_20_link" text:visited-style-name="Visited_20_Internet_20_Link">to match up</text:a> </text:p>
      <text:p text:style-name="Standard">Los dibujos de la tela tienen que casar antes de coser las dos partes.<text:span text:style-name="Emphasis">The fabric pattern is to match up before sewing the pieces together.</text:span></text:p>
      <text:p text:style-name="Standard">6. (to be harmonious) </text:p>
      <text:p text:style-name="Standard">a. <text:a xlink:type="simple" xlink:href="http://www.spanishdict.com/translate/to%20go%20together" text:style-name="Internet_20_link" text:visited-style-name="Visited_20_Internet_20_Link">to go together</text:a> </text:p>
      <text:p text:style-name="Standard">El color del sofá no casa con la pintura de las paredes.<text:span text:style-name="Emphasis">The color of the sofa doesn't go together with the paint of the walls.</text:span></text:p>
      <text:p text:style-name="Standard">cas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7. (to wed) </text:p>
      <text:p text:style-name="Standard">a. <text:a xlink:type="simple" xlink:href="http://www.spanishdict.com/translate/to%20get%20married" text:style-name="Internet_20_link" text:visited-style-name="Visited_20_Internet_20_Link">to get married</text:a> </text:p>
      <text:p text:style-name="Standard">Se casaron por lo civil en el ayuntamiento.<text:span text:style-name="Emphasis">They got married in a civil ceremony at the town hall.</text:span></text:p>
      <text:p text:style-name="Standard">b. <text:a xlink:type="simple" xlink:href="http://www.spanishdict.com/translate/to%20marry" text:style-name="Internet_20_link" text:visited-style-name="Visited_20_Internet_20_Link">to marry</text:a> </text:p>
      <text:p text:style-name="Standard">La pareja se casó en secreto.<text:span text:style-name="Emphasis">The couple married secretly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wed; used with "con") </text:p>
      <text:p text:style-name="Standard">a. <text:a xlink:type="simple" xlink:href="http://www.spanishdict.com/translate/to%20marry" text:style-name="Internet_20_link" text:visited-style-name="Visited_20_Internet_20_Link">to marry</text:a> </text:p>
      <text:p text:style-name="Standard">Se casó con su novio de siempre.<text:span text:style-name="Emphasis">She married her long-time boyfriend.</text:span></text:p>
      <text:p text:style-name="Standard">sonreí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general) </text:p>
      <text:p text:style-name="Standard">a. <text:a xlink:type="simple" xlink:href="http://www.spanishdict.com/translate/to%20smile" text:style-name="Internet_20_link" text:visited-style-name="Visited_20_Internet_20_Link">to smile</text:a> </text:p>
      <text:p text:style-name="Standard">Mi abuela siempre sonríe cuando nos cuenta historias de su niñez.<text:span text:style-name="Emphasis">My grandmother always smiles when she tell us stories about her childhood.</text:span></text:p>
      <text:p text:style-name="Standard">2. (to favor) </text:p>
      <text:p text:style-name="Standard">a. <text:a xlink:type="simple" xlink:href="http://www.spanishdict.com/translate/to%20smile%20on" text:style-name="Internet_20_link" text:visited-style-name="Visited_20_Internet_20_Link">to smile on</text:a> </text:p>
      <text:p text:style-name="Standard">Parece que la vida me sonríe: al fin he encontrado un trabajo donde me valoran de verdad.<text:span text:style-name="Emphasis">It seems that life smiles on me: I have finally found a job where I'm really valued.</text:span></text:p>
      <text:p text:style-name="Standard">sonreí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general) </text:p>
      <text:p text:style-name="Standard">a. <text:a xlink:type="simple" xlink:href="http://www.spanishdict.com/translate/to%20smile" text:style-name="Internet_20_link" text:visited-style-name="Visited_20_Internet_20_Link">to smile</text:a> </text:p>
      <text:p text:style-name="Standard">Se sonrió al ver a su hijo reír.<text:span text:style-name="Emphasis">She smiled when she saw her son laughing.</text:span></text:p>
      <text:p text:style-name="Standard">exig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order) </text:p>
      <text:p text:style-name="Standard">a. <text:a xlink:type="simple" xlink:href="http://www.spanishdict.com/translate/to%20demand" text:style-name="Internet_20_link" text:visited-style-name="Visited_20_Internet_20_Link">to demand</text:a> </text:p>
      <text:p text:style-name="Standard">El mundo exige justicia por los estudiantes de Ayotzinapa. <text:span text:style-name="Emphasis">The world demands justice for the Ayotzinapa students. </text:span></text:p>
      <text:p text:style-name="Standard">2. (to require) </text:p>
      <text:p text:style-name="Standard">a. <text:a xlink:type="simple" xlink:href="http://www.spanishdict.com/translate/to%20call%20for" text:style-name="Internet_20_link" text:visited-style-name="Visited_20_Internet_20_Link">to call for</text:a> </text:p>
      <text:p text:style-name="Standard">La paz exige diálogo. <text:span text:style-name="Emphasis">Peace calls for dialogue. </text:span></text:p>
      <text:p text:style-name="Standard"><text:soft-page-break/>3. (taxes) </text:p>
      <text:p text:style-name="Standard">a. <text:a xlink:type="simple" xlink:href="http://www.spanishdict.com/translate/to%20levy" text:style-name="Internet_20_link" text:visited-style-name="Visited_20_Internet_20_Link">to levy</text:a> </text:p>
      <text:p text:style-name="Standard">El gobierno exige los tributos para llevar a cabo las obras públicas. <text:span text:style-name="Emphasis">The government levies taxes in order to carry out public works projects. </text:span></text:p>
      <text:p text:style-name="Standard">exig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demand) </text:p>
      <text:p text:style-name="Standard">a. <text:a xlink:type="simple" xlink:href="http://www.spanishdict.com/translate/to%20be%20required" text:style-name="Internet_20_link" text:visited-style-name="Visited_20_Internet_20_Link">to be required</text:a> </text:p>
      <text:p text:style-name="Standard">Se exige mayor atención a los estudiantes. <text:span text:style-name="Emphasis">Greater attention to students is required. </text:span></text:p>
      <text:p text:style-name="Standard">insist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assert) </text:p>
      <text:p text:style-name="Standard">a. <text:a xlink:type="simple" xlink:href="http://www.spanishdict.com/translate/to%20insist" text:style-name="Internet_20_link" text:visited-style-name="Visited_20_Internet_20_Link">to insist</text:a> </text:p>
      <text:p text:style-name="Standard">Ella insiste en trabajar aunque esté enferma.<text:span text:style-name="Emphasis">She insists on going to work even when she's sick.</text:span></text:p>
      <text:p text:style-name="Standard">2. (to repeat) </text:p>
      <text:p text:style-name="Standard">a. <text:a xlink:type="simple" xlink:href="http://www.spanishdict.com/translate/to%20go%20on%20about" text:style-name="Internet_20_link" text:visited-style-name="Visited_20_Internet_20_Link">to go on about</text:a> </text:p>
      <text:p text:style-name="Standard">No insistas con la misma queja que siempre.<text:span text:style-name="Emphasis">Don't go on about that same old complaint.</text:span></text:p>
      <text:p text:style-name="Standard">aleg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. (to rejoice) </text:p>
      <text:p text:style-name="Standard">a. <text:a xlink:type="simple" xlink:href="http://www.spanishdict.com/translate/to%20be%20happy" text:style-name="Internet_20_link" text:visited-style-name="Visited_20_Internet_20_Link">to be happy</text:a> </text:p>
      <text:p text:style-name="Standard">¡Me alegra tanto tu boda!<text:span text:style-name="Emphasis">I'm so happy for your wedding!</text:span></text:p>
      <text:p text:style-name="Standard">b. <text:a xlink:type="simple" xlink:href="http://www.spanishdict.com/translate/to%20be%20pleased" text:style-name="Internet_20_link" text:visited-style-name="Visited_20_Internet_20_Link">to be pleased</text:a> </text:p>
      <text:p text:style-name="Standard">Me alegro de que hayas podido venir.<text:span text:style-name="Emphasis">I'm pleased you could make it.</text:span></text:p>
      <text:p text:style-name="Standard">c. <text:a xlink:type="simple" xlink:href="http://www.spanishdict.com/translate/to%20be%20glad" text:style-name="Internet_20_link" text:visited-style-name="Visited_20_Internet_20_Link">to be glad</text:a> </text:p>
      <text:p text:style-name="Standard">Me alegro de que lo preguntes, porque me había olvidado de mencionarlo.<text:span text:style-name="Emphasis">I'm glad you ask, since I had forgotten to mention it.</text:span></text:p>
      <text:p text:style-name="Standard">2. (to get drunk) </text:p>
      <text:p text:style-name="Standard">a. <text:a xlink:type="simple" xlink:href="http://www.spanishdict.com/translate/to%20get%20merry" text:style-name="Internet_20_link" text:visited-style-name="Visited_20_Internet_20_Link">to get merry</text:a> (colloquial) </text:p>
      <text:p text:style-name="Standard">Se alegró con solo un sorbo de vino.<text:span text:style-name="Emphasis">She got merry with just one sip of wine.</text:span></text:p>
      <text:p text:style-name="Standard">b. <text:a xlink:type="simple" xlink:href="http://www.spanishdict.com/translate/to%20get%20tipsy" text:style-name="Internet_20_link" text:visited-style-name="Visited_20_Internet_20_Link">to get tipsy</text:a> (colloquial) </text:p>
      <text:p text:style-name="Standard">Una cerveza no es suficiente para alegrarme.<text:span text:style-name="Emphasis">One beer is not enough to get me tipsy.</text:span></text:p>
      <text:p text:style-name="Standard">aleg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give joy) </text:p>
      <text:p text:style-name="Standard">a. <text:a xlink:type="simple" xlink:href="http://www.spanishdict.com/translate/to%20cheer%20up" text:style-name="Internet_20_link" text:visited-style-name="Visited_20_Internet_20_Link">to cheer up</text:a> </text:p>
      <text:p text:style-name="Standard">Estamos planeando una fiesta para alegrarla.<text:span text:style-name="Emphasis">We're planning a party to cheer her up.</text:span></text:p>
      <text:p text:style-name="Standard">b. <text:a xlink:type="simple" xlink:href="http://www.spanishdict.com/translate/to%20make%20happy" text:style-name="Internet_20_link" text:visited-style-name="Visited_20_Internet_20_Link">to make happy</text:a> </text:p>
      <text:p text:style-name="Standard">Enterarme de que está embarazada me alegró muchísimo.<text:span text:style-name="Emphasis">Hearing she's pregnant has made me so happy!</text:span></text:p>
      <text:p text:style-name="Standard">4. (to enliven) </text:p>
      <text:p text:style-name="Standard">a. <text:a xlink:type="simple" xlink:href="http://www.spanishdict.com/translate/to%20liven%20up" text:style-name="Internet_20_link" text:visited-style-name="Visited_20_Internet_20_Link">to liven up</text:a> </text:p>
      <text:p text:style-name="Standard">La música alegrará la fiesta.<text:span text:style-name="Emphasis">The music will liven up the party.</text:span></text:p>
      <text:p text:style-name="Standard">b. <text:a xlink:type="simple" xlink:href="http://www.spanishdict.com/translate/to%20brighten%20up" text:style-name="Internet_20_link" text:visited-style-name="Visited_20_Internet_20_Link">to brighten up</text:a> </text:p>
      <text:p text:style-name="Standard">Tu sola prensencia me alegra el alma.<text:span text:style-name="Emphasis">Your presence brightens up my heart.</text:span></text:p>
      <text:p text:style-name="Standard">enoj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. (to get upset) </text:p>
      <text:p text:style-name="Standard">a. <text:a xlink:type="simple" xlink:href="http://www.spanishdict.com/translate/to%20get%20mad" text:style-name="Internet_20_link" text:visited-style-name="Visited_20_Internet_20_Link">to get mad</text:a> </text:p>
      <text:p text:style-name="Standard">No te enojes con tus hijos; no saben lo que hacen.<text:span text:style-name="Emphasis">Don't get mad at your children; they don't know what they're doing.</text:span></text:p>
      <text:p text:style-name="Standard">b. <text:a xlink:type="simple" xlink:href="http://www.spanishdict.com/translate/to%20get%20angry" text:style-name="Internet_20_link" text:visited-style-name="Visited_20_Internet_20_Link">to get angry</text:a> </text:p>
      <text:p text:style-name="Standard"><text:soft-page-break/>Ese profesor se enoja muy fácil. Debemos invitarlo a una clase de yoga.<text:span text:style-name="Emphasis">That professor gets angry really quickly. We should invite him to a yoga class.</text:span></text:p>
      <text:p text:style-name="Standard">enoj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upset) </text:p>
      <text:p text:style-name="Standard">a. <text:a xlink:type="simple" xlink:href="http://www.spanishdict.com/translate/to%20anger" text:style-name="Internet_20_link" text:visited-style-name="Visited_20_Internet_20_Link">to anger</text:a> </text:p>
      <text:p text:style-name="Standard">La subida de impuestos enojó a los trabajadores autónomos.<text:span text:style-name="Emphasis">The tax raise angered freelance workers.</text:span></text:p>
      <text:p text:style-name="Standard">b. <text:a xlink:type="simple" xlink:href="http://www.spanishdict.com/translate/to%20annoy" text:style-name="Internet_20_link" text:visited-style-name="Visited_20_Internet_20_Link">to annoy</text:a> </text:p>
      <text:p text:style-name="Standard">La mala calidad del césped enojó a los futbolistas.<text:span text:style-name="Emphasis">The bad quality of the grass annoyed the soccer players.</text:span></text:p>
      <text:p text:style-name="Standard">lame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feel sorry) </text:p>
      <text:p text:style-name="Standard">a. <text:a xlink:type="simple" xlink:href="http://www.spanishdict.com/translate/to%20regret" text:style-name="Internet_20_link" text:visited-style-name="Visited_20_Internet_20_Link">to regret</text:a> </text:p>
      <text:p text:style-name="Standard">Lamento no haber ido a ver a mi abuela antes de su muerte. <text:span text:style-name="Emphasis">I regret not having gone to see my grandmother before her death. </text:span></text:p>
      <text:p text:style-name="Standard">b. <text:a xlink:type="simple" xlink:href="http://www.spanishdict.com/translate/to%20be%20sorry%20about" text:style-name="Internet_20_link" text:visited-style-name="Visited_20_Internet_20_Link">to be sorry about</text:a> </text:p>
      <text:p text:style-name="Standard">Lamento lo que le pasó a tu perro. <text:span text:style-name="Emphasis">I'm sorry about what happened to your dog. </text:span></text:p>
      <text:p text:style-name="Standard">c. <text:a xlink:type="simple" xlink:href="http://www.spanishdict.com/translate/to%20lament" text:style-name="Internet_20_link" text:visited-style-name="Visited_20_Internet_20_Link">to lament</text:a> (formal) </text:p>
      <text:p text:style-name="Standard">Lamentamos el fallecimiento de su padre. <text:span text:style-name="Emphasis">We lament the passing of your father.</text:span></text:p>
      <text:p text:style-name="Standard">lamen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express dissatisfaction) </text:p>
      <text:p text:style-name="Standard">a. <text:a xlink:type="simple" xlink:href="http://www.spanishdict.com/translate/to%20complain" text:style-name="Internet_20_link" text:visited-style-name="Visited_20_Internet_20_Link">to complain</text:a> </text:p>
      <text:p text:style-name="Standard">No tiene sentido lamentarse de lo ocurrido.<text:span text:style-name="Emphasis">There's no sense in complaining about what happened.</text:span></text:p>
      <text:p text:style-name="Standard">b. <text:a xlink:type="simple" xlink:href="http://www.spanishdict.com/translate/to%20grumble" text:style-name="Internet_20_link" text:visited-style-name="Visited_20_Internet_20_Link">to grumble</text:a> </text:p>
      <text:p text:style-name="Standard">El cascarrabias caminaba por la calle, lamentándose de todo. <text:span text:style-name="Emphasis">The curmudgeon walked down the street, grumbling about everything. </text:span></text:p>
      <text:p text:style-name="Standard">sorpr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stonish) </text:p>
      <text:p text:style-name="Standard">a. <text:a xlink:type="simple" xlink:href="http://www.spanishdict.com/translate/to%20surprise" text:style-name="Internet_20_link" text:visited-style-name="Visited_20_Internet_20_Link">to surprise</text:a> </text:p>
      <text:p text:style-name="Standard">Sus amigos la sorprendieron con una fiesta de cumpleaños.<text:span text:style-name="Emphasis">Her friends surprised her with a birthday party.</text:span></text:p>
      <text:p text:style-name="Standard">2. (to catch unawares) </text:p>
      <text:p text:style-name="Standard">a. <text:a xlink:type="simple" xlink:href="http://www.spanishdict.com/translate/to%20catch" text:style-name="Internet_20_link" text:visited-style-name="Visited_20_Internet_20_Link">to catch</text:a> </text:p>
      <text:p text:style-name="Standard">Sorprendí a mi hijo intentando sacar una galleta del tarro de galletas.<text:span text:style-name="Emphasis">I caught my son trying to take a cookie out of the cookie jar.</text:span></text:p>
      <text:p text:style-name="Standard">sorprend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be amazed) </text:p>
      <text:p text:style-name="Standard">a. <text:a xlink:type="simple" xlink:href="http://www.spanishdict.com/translate/to%20be%20surprised" text:style-name="Internet_20_link" text:visited-style-name="Visited_20_Internet_20_Link">to be surprised</text:a> </text:p>
      <text:p text:style-name="Standard">Me sorprendí cuando me propuso matrimonio.<text:span text:style-name="Emphasis">I was surprised when he proposed.</text:span></text:p>
      <text:p text:style-name="Standard">recomen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uggest) </text:p>
      <text:p text:style-name="Standard">a. <text:a xlink:type="simple" xlink:href="http://www.spanishdict.com/translate/to%20recommend" text:style-name="Internet_20_link" text:visited-style-name="Visited_20_Internet_20_Link">to recommend</text:a> </text:p>
      <text:p text:style-name="Standard">No te recomiendo salir con tu jefe.<text:span text:style-name="Emphasis">I would not recommend that you go out with your boss.</text:span></text:p>
      <text:p text:style-name="Standard">b. <text:a xlink:type="simple" xlink:href="http://www.spanishdict.com/translate/to%20advise" text:style-name="Internet_20_link" text:visited-style-name="Visited_20_Internet_20_Link">to advise</text:a> </text:p>
      <text:p text:style-name="Standard">El médico me ha recomendado no comer tanto azúcar.<text:span text:style-name="Emphasis">The doctor has advised me not eat so much sugar.</text:span></text:p>
      <text:p text:style-name="Standard"><text:soft-page-break/>2. (to give a good reference) </text:p>
      <text:p text:style-name="Standard">a. <text:a xlink:type="simple" xlink:href="http://www.spanishdict.com/translate/to%20recommend" text:style-name="Internet_20_link" text:visited-style-name="Visited_20_Internet_20_Link">to recommend</text:a> </text:p>
      <text:p text:style-name="Standard">Mi primo nos recomendó esta película.<text:span text:style-name="Emphasis">My cousin recommended this film to us.</text:span></text:p>
      <text:p text:style-name="Standard">suger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opose) </text:p>
      <text:p text:style-name="Standard">a. <text:a xlink:type="simple" xlink:href="http://www.spanishdict.com/translate/to%20suggest" text:style-name="Internet_20_link" text:visited-style-name="Visited_20_Internet_20_Link">to suggest</text:a> </text:p>
      <text:p text:style-name="Standard">Sugiero que te vayas a dormir ya; es tarde.<text:span text:style-name="Emphasis">I suggest you go to sleep now. It's late.</text:span></text:p>
      <text:p text:style-name="Standard">2. (to remind) </text:p>
      <text:p text:style-name="Standard">a. <text:a xlink:type="simple" xlink:href="http://www.spanishdict.com/translate/to%20evoke" text:style-name="Internet_20_link" text:visited-style-name="Visited_20_Internet_20_Link">to evoke</text:a> </text:p>
      <text:p text:style-name="Standard">¿Qué emociones sugieren estos cuadros?<text:span text:style-name="Emphasis">What emotions do these pictures evoke?</text:span></text:p>
      <text:p text:style-name="Standard">b. <text:a xlink:type="simple" xlink:href="http://www.spanishdict.com/translate/to%20remind%20of" text:style-name="Internet_20_link" text:visited-style-name="Visited_20_Internet_20_Link">to remind of</text:a> </text:p>
      <text:p text:style-name="Standard">La comida que cocinaste me sugiere la cocina auténtica italiana.<text:span text:style-name="Emphasis">The meal you cooked reminds me of authentic Italian cuisine.</text:span></text:p>
      <text:p text:style-name="Standard">3. (to insinuate) </text:p>
      <text:p text:style-name="Standard">a. <text:a xlink:type="simple" xlink:href="http://www.spanishdict.com/translate/to%20hint%20at" text:style-name="Internet_20_link" text:visited-style-name="Visited_20_Internet_20_Link">to hint at</text:a> </text:p>
      <text:p text:style-name="Standard">El artículo sugiere la posibilidad de que las elecciones se vuelvan a repetir por sospecha de fraude.<text:span text:style-name="Emphasis">The article hints at the possibility that there will be a rerun of the election because of suspected fraud.</text:span></text:p>
      <text:p text:style-name="Standard">man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ive commands) </text:p>
      <text:p text:style-name="Standard">a. <text:a xlink:type="simple" xlink:href="http://www.spanishdict.com/translate/to%20order" text:style-name="Internet_20_link" text:visited-style-name="Visited_20_Internet_20_Link">to order</text:a> </text:p>
      <text:p text:style-name="Standard">Le mandaron que no se moviera ni hiciera nada.<text:span text:style-name="Emphasis">He was ordered to stay still and do nothing.</text:span></text:p>
      <text:p text:style-name="Standard">b. <text:a xlink:type="simple" xlink:href="http://www.spanishdict.com/translate/to%20tell" text:style-name="Internet_20_link" text:visited-style-name="Visited_20_Internet_20_Link">to tell</text:a> </text:p>
      <text:p text:style-name="Standard">El profesor mandó a los alumnos a estar callados mientras hacían el examen.<text:span text:style-name="Emphasis">The teacher told the students to be quiet during the exam.</text:span></text:p>
      <text:p text:style-name="Standard">2. (to dispatch) </text:p>
      <text:p text:style-name="Standard">a. <text:a xlink:type="simple" xlink:href="http://www.spanishdict.com/translate/to%20send" text:style-name="Internet_20_link" text:visited-style-name="Visited_20_Internet_20_Link">to send</text:a> </text:p>
      <text:p text:style-name="Standard">¿Debería mandarle flores para su cumpleaños?<text:span text:style-name="Emphasis">Should I send her flowers for her birthday?</text:span></text:p>
      <text:p text:style-name="Standard">3. (to lead) </text:p>
      <text:p text:style-name="Standard">a. <text:a xlink:type="simple" xlink:href="http://www.spanishdict.com/translate/to%20be%20in%20command%20of" text:style-name="Internet_20_link" text:visited-style-name="Visited_20_Internet_20_Link">to be in command of</text:a> </text:p>
      <text:p text:style-name="Standard">Durante la Segunda Guerra Mundial, mi abuelo mandaba el cuerpo de paracaidistas.<text:span text:style-name="Emphasis">During World War II, my grandfather was in command of the parachute corps.</text:span></text:p>
      <text:p text:style-name="Standard">b. <text:a xlink:type="simple" xlink:href="http://www.spanishdict.com/translate/to%20be%20in%20charge%20of" text:style-name="Internet_20_link" text:visited-style-name="Visited_20_Internet_20_Link">to be in charge of</text:a> </text:p>
      <text:p text:style-name="Standard">¿Quién manda el coro de niños que cantó en el festival?<text:span text:style-name="Emphasis">Who is in charge of the children's choir that sang at the festival?</text:span></text:p>
      <text:p text:style-name="Standard">4. (to order to go) </text:p>
      <text:p text:style-name="Standard">a. <text:a xlink:type="simple" xlink:href="http://www.spanishdict.com/translate/to%20send" text:style-name="Internet_20_link" text:visited-style-name="Visited_20_Internet_20_Link">to send</text:a> </text:p>
      <text:p text:style-name="Standard">Mi mamá me mandó a la panadería a comprar una barra de pan.<text:span text:style-name="Emphasis">My mom sent me to the bakery to buy a loaf of bread.</text:span></text:p>
      <text:p text:style-name="Standard">b. <text:a xlink:type="simple" xlink:href="http://www.spanishdict.com/translate/to%20send%20for" text:style-name="Internet_20_link" text:visited-style-name="Visited_20_Internet_20_Link">to send for</text:a> </text:p>
      <text:p text:style-name="Standard">Abuela me mandó a venir a pasar la tarde con ella. <text:span text:style-name="Emphasis">Grandma sent for me to come and spend the afternoon with her. </text:span></text:p>
      <text:p text:style-name="Standard">5. (to write a prescription) </text:p>
      <text:p text:style-name="Standard">a. <text:a xlink:type="simple" xlink:href="http://www.spanishdict.com/translate/to%20prescribe" text:style-name="Internet_20_link" text:visited-style-name="Visited_20_Internet_20_Link">to prescribe</text:a> </text:p>
      <text:p text:style-name="Standard">El médico le mandó una pastilla para su dolor de cabeza.<text:span text:style-name="Emphasis">The doctor prescribed a pill for his headache.</text:span></text:p>
      <text:p text:style-name="Standard">6. (sports) </text:p>
      <text:p text:style-name="Standard">a. <text:a xlink:type="simple" xlink:href="http://www.spanishdict.com/translate/to%20send" text:style-name="Internet_20_link" text:visited-style-name="Visited_20_Internet_20_Link">to send</text:a> </text:p>
      <text:p text:style-name="Standard">El portero mandó el balón al delantero de su equipo.<text:span text:style-name="Emphasis">The goalkeeper sent the ball to his team's center-forward.</text:span></text:p>
      <text:p text:style-name="Standard"><text:soft-page-break/>b. <text:a xlink:type="simple" xlink:href="http://www.spanishdict.com/translate/to%20hit" text:style-name="Internet_20_link" text:visited-style-name="Visited_20_Internet_20_Link">to hit</text:a> </text:p>
      <text:p text:style-name="Standard">El jugador de tenis mandó la pelota directamente a su adversario.<text:span text:style-name="Emphasis">The tennis player hit the ball right to his opponent.</text:span></text:p>
      <text:p text:style-name="Standard">7. (to hurl) (Latin America) </text:p>
      <text:p text:style-name="Standard">a. <text:a xlink:type="simple" xlink:href="http://www.spanishdict.com/translate/to%20throw" text:style-name="Internet_20_link" text:visited-style-name="Visited_20_Internet_20_Link">to throw</text:a> </text:p>
      <text:p text:style-name="Standard">Mandó su anillo de bodas al mar después de divorciarse.<text:span text:style-name="Emphasis">She threw her wedding ring into the sea after getting divorce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8. (to lead) </text:p>
      <text:p text:style-name="Standard">a. <text:a xlink:type="simple" xlink:href="http://www.spanishdict.com/translate/to%20be%20in%20command" text:style-name="Internet_20_link" text:visited-style-name="Visited_20_Internet_20_Link">to be in command</text:a> </text:p>
      <text:p text:style-name="Standard">Él manda hasta que el capitán lo releve.<text:span text:style-name="Emphasis">He is in command until he is relieved by the Captain.</text:span></text:p>
      <text:p text:style-name="Standard">b. <text:a xlink:type="simple" xlink:href="http://www.spanishdict.com/translate/to%20be%20in%20charge" text:style-name="Internet_20_link" text:visited-style-name="Visited_20_Internet_20_Link">to be in charge</text:a> </text:p>
      <text:p text:style-name="Standard">El gerente manda en el departamento de ventas de la compañía.<text:span text:style-name="Emphasis">The manager is in charge of the sales department of the company.</text:span></text:p>
      <text:p text:style-name="Standard">du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 unsure about) </text:p>
      <text:p text:style-name="Standard">a. <text:a xlink:type="simple" xlink:href="http://www.spanishdict.com/translate/to%20doubt" text:style-name="Internet_20_link" text:visited-style-name="Visited_20_Internet_20_Link">to doubt</text:a> </text:p>
      <text:p text:style-name="Standard">Dudamos que mucha gente vaya a asistir al seminario.<text:span text:style-name="Emphasis">We doubt that many people will attend the seminar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disbelieve) </text:p>
      <text:p text:style-name="Standard">a. <text:a xlink:type="simple" xlink:href="http://www.spanishdict.com/translate/to%20doubt" text:style-name="Internet_20_link" text:visited-style-name="Visited_20_Internet_20_Link">to doubt</text:a> </text:p>
      <text:p text:style-name="Standard">No dudo de su carácter, pero sí de su ética laboral.<text:span text:style-name="Emphasis">I don't doubt his character, but I do doubt his work ethic.</text:span></text:p>
      <text:p text:style-name="Standard">3. (to waver) </text:p>
      <text:p text:style-name="Standard">a. <text:a xlink:type="simple" xlink:href="http://www.spanishdict.com/translate/to%20hesitate" text:style-name="Internet_20_link" text:visited-style-name="Visited_20_Internet_20_Link">to hesitate</text:a> </text:p>
      <text:p text:style-name="Standard">No dude en comunicarse conmigo en cualquier momento si tiene alguna pregunta.<text:span text:style-name="Emphasis">Don't hesitate to get in touch with me at any time if you have questions.</text:span></text:p>
      <text:p text:style-name="Standard">describ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pict) </text:p>
      <text:p text:style-name="Standard">a. <text:a xlink:type="simple" xlink:href="http://www.spanishdict.com/translate/to%20describe" text:style-name="Internet_20_link" text:visited-style-name="Visited_20_Internet_20_Link">to describe</text:a> </text:p>
      <text:p text:style-name="Standard">Las palabras no pueden describir lo que siento en estos momentos.<text:span text:style-name="Emphasis">Words can't describe how I feel right now.</text:span></text:p>
      <text:p text:style-name="Standard">2. (to move along) </text:p>
      <text:p text:style-name="Standard">a. <text:a xlink:type="simple" xlink:href="http://www.spanishdict.com/translate/to%20describe" text:style-name="Internet_20_link" text:visited-style-name="Visited_20_Internet_20_Link">to describe</text:a> </text:p>
      <text:p text:style-name="Standard">La luna describe una órbita elíptica alrededor de la Tierra.<text:span text:style-name="Emphasis">The moon describes an elliptical orbit around the Earth.</text:span></text:p>
      <text:p text:style-name="Standard">indi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oint out) </text:p>
      <text:p text:style-name="Standard">a. <text:a xlink:type="simple" xlink:href="http://www.spanishdict.com/translate/to%20indicate" text:style-name="Internet_20_link" text:visited-style-name="Visited_20_Internet_20_Link">to indicate</text:a> </text:p>
      <text:p text:style-name="Standard">La maestra había indicado que la fecha límite era el viernes.<text:span text:style-name="Emphasis">The teacher had indicated that the deadline was Friday.</text:span></text:p>
      <text:p text:style-name="Standard">b. <text:a xlink:type="simple" xlink:href="http://www.spanishdict.com/translate/to%20gesture" text:style-name="Internet_20_link" text:visited-style-name="Visited_20_Internet_20_Link">to gesture</text:a> (by moving hands or face) </text:p>
      <text:p text:style-name="Standard">El guía de la catedral les indicó con la mano que hablaran más bajo.<text:span text:style-name="Emphasis">The cathedral's guide gestured with his hand for them to speak in a lower voice.</text:span></text:p>
      <text:p text:style-name="Standard">2. (to give signs) </text:p>
      <text:p text:style-name="Standard">a. <text:a xlink:type="simple" xlink:href="http://www.spanishdict.com/translate/to%20show" text:style-name="Internet_20_link" text:visited-style-name="Visited_20_Internet_20_Link">to show</text:a> </text:p>
      <text:p text:style-name="Standard">La gráfica indica una mejora de las ventas.<text:span text:style-name="Emphasis">The graph shows an improvement in sales.</text:span></text:p>
      <text:p text:style-name="Standard">3. (to give directions) </text:p>
      <text:p text:style-name="Standard"><text:soft-page-break/>a. <text:a xlink:type="simple" xlink:href="http://www.spanishdict.com/translate/to%20indicate" text:style-name="Internet_20_link" text:visited-style-name="Visited_20_Internet_20_Link">to indicate</text:a> </text:p>
      <text:p text:style-name="Standard">Un guardia nos indicó cómo llegar al teatro.<text:span text:style-name="Emphasis">A guard indicated to us how to get to the theater.</text:span></text:p>
      <text:p text:style-name="Standard">4. (medicine) </text:p>
      <text:p text:style-name="Standard">a. <text:a xlink:type="simple" xlink:href="http://www.spanishdict.com/translate/to%20indicate" text:style-name="Internet_20_link" text:visited-style-name="Visited_20_Internet_20_Link">to indicate</text:a> </text:p>
      <text:p text:style-name="Standard">El doctor indicó reposo para su paciente.<text:span text:style-name="Emphasis">The doctor indicated rest for his patient.</text:span></text:p>
      <text:p text:style-name="Standard">b. <text:a xlink:type="simple" xlink:href="http://www.spanishdict.com/translate/to%20prescribe" text:style-name="Internet_20_link" text:visited-style-name="Visited_20_Internet_20_Link">to prescribe</text:a> </text:p>
      <text:p text:style-name="Standard">Mi doctor me indicó una medicamento para el dolor de espalda.<text:span text:style-name="Emphasis">My doctor prescribed medicine for my back pain.</text:span></text:p>
      <text:p text:style-name="Standard">c. <text:a xlink:type="simple" xlink:href="http://www.spanishdict.com/translate/to%20tell" text:style-name="Internet_20_link" text:visited-style-name="Visited_20_Internet_20_Link">to tell</text:a> </text:p>
      <text:p text:style-name="Standard">Hice todo lo que usted me indicó.<text:span text:style-name="Emphasis">I did everything you told me to do.</text:span></text:p>
      <text:p text:style-name="Standard">mencio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ay) </text:p>
      <text:p text:style-name="Standard">a. <text:a xlink:type="simple" xlink:href="http://www.spanishdict.com/translate/to%20mention" text:style-name="Internet_20_link" text:visited-style-name="Visited_20_Internet_20_Link">to mention</text:a> </text:p>
      <text:p text:style-name="Standard">El camarero mencionó que la sopa del día era bisque de langosta.<text:span text:style-name="Emphasis">The waiter mentioned that the soup of the day was lobster bisque.</text:span></text:p>
      <text:p text:style-name="Standard">repe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do) </text:p>
      <text:p text:style-name="Standard">a. <text:a xlink:type="simple" xlink:href="http://www.spanishdict.com/translate/to%20do%20again" text:style-name="Internet_20_link" text:visited-style-name="Visited_20_Internet_20_Link">to do again</text:a> </text:p>
      <text:p text:style-name="Standard">El perro se comió mis deberes y ahora tengo que repetirlos.<text:span text:style-name="Emphasis">The dog ate my homework and now I have to do it again.</text:span></text:p>
      <text:p text:style-name="Standard">2. (to say again) </text:p>
      <text:p text:style-name="Standard">a. <text:a xlink:type="simple" xlink:href="http://www.spanishdict.com/translate/to%20repeat" text:style-name="Internet_20_link" text:visited-style-name="Visited_20_Internet_20_Link">to repeat</text:a> </text:p>
      <text:p text:style-name="Standard">Solo lo diré una vez así que no me pidan que lo repita.<text:span text:style-name="Emphasis">I'll only say it once so don't ask me to repeat myself.</text:span></text:p>
      <text:p text:style-name="Standard">3. (to imitate) </text:p>
      <text:p text:style-name="Standard">a. <text:a xlink:type="simple" xlink:href="http://www.spanishdict.com/translate/to%20repeat" text:style-name="Internet_20_link" text:visited-style-name="Visited_20_Internet_20_Link">to repeat</text:a> </text:p>
      <text:p text:style-name="Standard">Mi hijo pequeño repite todo lo que su hermano hace.<text:span text:style-name="Emphasis">My younger son repeats everything his brother does.</text:span></text:p>
      <text:p text:style-name="Standard">4. (to retake) </text:p>
      <text:p text:style-name="Standard">a. <text:a xlink:type="simple" xlink:href="http://www.spanishdict.com/translate/to%20repeat" text:style-name="Internet_20_link" text:visited-style-name="Visited_20_Internet_20_Link">to repeat</text:a> </text:p>
      <text:p text:style-name="Standard">Si tu asistencia no mejora, tendrás que repetir el año.<text:span text:style-name="Emphasis">If your attendance does not improve, you will need to repeat the year.</text:span></text:p>
      <text:p text:style-name="Standard">5. (portion of food) </text:p>
      <text:p text:style-name="Standard">a. <text:a xlink:type="simple" xlink:href="http://www.spanishdict.com/translate/to%20have%20a%20second%20helping" text:style-name="Internet_20_link" text:visited-style-name="Visited_20_Internet_20_Link">to have a second helping</text:a> </text:p>
      <text:p text:style-name="Standard">¿Vas a repetir carne?<text:span text:style-name="Emphasis">Will you have a second helping of meat?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when eating) </text:p>
      <text:p text:style-name="Standard">a. <text:a xlink:type="simple" xlink:href="http://www.spanishdict.com/translate/to%20have%20an%20aftertaste" text:style-name="Internet_20_link" text:visited-style-name="Visited_20_Internet_20_Link">to have an aftertaste</text:a> </text:p>
      <text:p text:style-name="Standard">Los pepinos no repiten si los pelas antes de comerlos.<text:span text:style-name="Emphasis">Cucumbers don't have an aftertaste if you remove the skin before eating them.</text:span></text:p>
      <text:p text:style-name="Standard">7. (of the body) (Mexico) </text:p>
      <text:p text:style-name="Standard">a. <text:a xlink:type="simple" xlink:href="http://www.spanishdict.com/translate/to%20burp" text:style-name="Internet_20_link" text:visited-style-name="Visited_20_Internet_20_Link">to burp</text:a> </text:p>
      <text:p text:style-name="Standard">Su marido siempre repite durante nuestra cena de family. ¡Qué asco! <text:span text:style-name="Emphasis">Her husband always burps during our family dinner. How disgusting!</text:span></text:p>
      <text:p text:style-name="Standard">repet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occur again) </text:p>
      <text:p text:style-name="Standard">a. <text:a xlink:type="simple" xlink:href="http://www.spanishdict.com/translate/to%20recur" text:style-name="Internet_20_link" text:visited-style-name="Visited_20_Internet_20_Link">to recur</text:a> </text:p>
      <text:p text:style-name="Standard">Esas fases se repiten cada cinco años por término medio.<text:span text:style-name="Emphasis">These phases recur every five years on average.</text:span></text:p>
      <text:p text:style-name="Standard"><text:soft-page-break/>reve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vulge) </text:p>
      <text:p text:style-name="Standard">a. <text:a xlink:type="simple" xlink:href="http://www.spanishdict.com/translate/to%20reveal" text:style-name="Internet_20_link" text:visited-style-name="Visited_20_Internet_20_Link">to reveal</text:a> </text:p>
      <text:p text:style-name="Standard">Se negó a revelar el secreto de la familia.<text:span text:style-name="Emphasis">She refused to reveal the family's secret.</text:span></text:p>
      <text:p text:style-name="Standard">b. <text:a xlink:type="simple" xlink:href="http://www.spanishdict.com/translate/to%20disclose" text:style-name="Internet_20_link" text:visited-style-name="Visited_20_Internet_20_Link">to disclose</text:a> </text:p>
      <text:p text:style-name="Standard">No reveles información personal a desconocidos.<text:span text:style-name="Emphasis">Don't disclose any personal information to strangers.</text:span></text:p>
      <text:p text:style-name="Standard">2. (to show signs) </text:p>
      <text:p text:style-name="Standard">a. <text:a xlink:type="simple" xlink:href="http://www.spanishdict.com/translate/to%20reveal" text:style-name="Internet_20_link" text:visited-style-name="Visited_20_Internet_20_Link">to reveal</text:a> </text:p>
      <text:p text:style-name="Standard">Su descuidada redacción revelaba falta de profesionalidad.<text:span text:style-name="Emphasis">His sloppy writing revealed a lack of professionalism.</text:span></text:p>
      <text:p text:style-name="Standard">b. <text:a xlink:type="simple" xlink:href="http://www.spanishdict.com/translate/to%20show" text:style-name="Internet_20_link" text:visited-style-name="Visited_20_Internet_20_Link">to show</text:a> </text:p>
      <text:p text:style-name="Standard">Sus ojos revelaban pena.<text:span text:style-name="Emphasis">Her eyes showed sorrow.</text:span></text:p>
      <text:p text:style-name="Standard">3. (photography) </text:p>
      <text:p text:style-name="Standard">a. <text:a xlink:type="simple" xlink:href="http://www.spanishdict.com/translate/to%20develop" text:style-name="Internet_20_link" text:visited-style-name="Visited_20_Internet_20_Link">to develop</text:a> </text:p>
      <text:p text:style-name="Standard">El fotógrafo reveló las fotos que tomó en la boda.<text:span text:style-name="Emphasis">The photographer developed the photos he took at the wedding.</text:span></text:p>
      <text:p text:style-name="Standard">revel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show oneself) </text:p>
      <text:p text:style-name="Standard">a. <text:a xlink:type="simple" xlink:href="http://www.spanishdict.com/translate/to%20reveal%20oneself" text:style-name="Internet_20_link" text:visited-style-name="Visited_20_Internet_20_Link">to reveal oneself</text:a> </text:p>
      <text:p text:style-name="Standard">Pablo se reveló como un gran cantante de ópera.<text:span text:style-name="Emphasis">Pablo revealed himself as a great opera singer.</text:span></text:p>
      <text:p text:style-name="Standard">5. (to show itself) </text:p>
      <text:p text:style-name="Standard">a. <text:a xlink:type="simple" xlink:href="http://www.spanishdict.com/translate/to%20prove%20to%20be" text:style-name="Internet_20_link" text:visited-style-name="Visited_20_Internet_20_Link">to prove to be</text:a> </text:p>
      <text:p text:style-name="Standard">Pronto el Internet se reveló indispensable para la vida moderna.<text:span text:style-name="Emphasis">Soon the Internet proved to be indispensable for modern life.</text:span></text:p>
      <text:p text:style-name="Standard">seña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g) </text:p>
      <text:p text:style-name="Standard">a. <text:a xlink:type="simple" xlink:href="http://www.spanishdict.com/translate/to%20mark" text:style-name="Internet_20_link" text:visited-style-name="Visited_20_Internet_20_Link">to mark</text:a> </text:p>
      <text:p text:style-name="Standard">Los libros que señalé con una palomita son los que me faltan por leer.<text:span text:style-name="Emphasis">The books that I marked with a tick are the ones I haven't read yet.</text:span></text:p>
      <text:p text:style-name="Standard">2. (to indicate) </text:p>
      <text:p text:style-name="Standard">a. <text:a xlink:type="simple" xlink:href="http://www.spanishdict.com/translate/to%20show" text:style-name="Internet_20_link" text:visited-style-name="Visited_20_Internet_20_Link">to show</text:a> </text:p>
      <text:p text:style-name="Standard">El guía nos señaló la ruta que lleva a la cascada secreta. <text:span text:style-name="Emphasis">The guide showed us the route that leads to the secret waterfall.</text:span></text:p>
      <text:p text:style-name="Standard">b. <text:a xlink:type="simple" xlink:href="http://www.spanishdict.com/translate/to%20point%20out" text:style-name="Internet_20_link" text:visited-style-name="Visited_20_Internet_20_Link">to point out</text:a> </text:p>
      <text:p text:style-name="Standard">Si me señalas el cuadro que quieres, te lo bajo.<text:span text:style-name="Emphasis">If you point out the painting you want, I'll get it down for you.</text:span></text:p>
      <text:p text:style-name="Standard">3. (to note) </text:p>
      <text:p text:style-name="Standard">a. <text:a xlink:type="simple" xlink:href="http://www.spanishdict.com/translate/to%20point%20out" text:style-name="Internet_20_link" text:visited-style-name="Visited_20_Internet_20_Link">to point out</text:a> </text:p>
      <text:p text:style-name="Standard">Debo señalar que no hay camas suficientes para todos los pacientes.<text:span text:style-name="Emphasis">I must point out that there aren't enough beds for all of the patients.</text:span></text:p>
      <text:p text:style-name="Standard">4. (to determine) </text:p>
      <text:p text:style-name="Standard">a. <text:a xlink:type="simple" xlink:href="http://www.spanishdict.com/translate/to%20set" text:style-name="Internet_20_link" text:visited-style-name="Visited_20_Internet_20_Link">to set</text:a> </text:p>
      <text:p text:style-name="Standard">El gobierno ha señalado el 15 de abril como el último día para pagar impuestos. <text:span text:style-name="Emphasis">The government has set the 15th of April as the last day to pay taxes.</text:span></text:p>
      <text:p text:style-name="Standard">b. <text:a xlink:type="simple" xlink:href="http://www.spanishdict.com/translate/to%20fix" text:style-name="Internet_20_link" text:visited-style-name="Visited_20_Internet_20_Link">to fix</text:a> </text:p>
      <text:p text:style-name="Standard">La directora del colegio ha señalado el 5 de enero como el primer día de clases. <text:span text:style-name="Emphasis">The principal of the school has fixed the 5th of January as the first day of classes.</text:span></text:p>
      <text:p text:style-name="Standard">señalarse</text:p>
      <text:p text:style-name="Standard"><text:soft-page-break/><text:a xlink:type="simple" xlink:href="http://www.spanishdict.com/topics/show/107" text:style-name="Internet_20_link" text:visited-style-name="Visited_20_Internet_20_Link">pronominal verb</text:a></text:p>
      <text:p text:style-name="Standard">5. (to be notable) </text:p>
      <text:p text:style-name="Standard">a. <text:a xlink:type="simple" xlink:href="http://www.spanishdict.com/translate/to%20stand%20out" text:style-name="Internet_20_link" text:visited-style-name="Visited_20_Internet_20_Link">to stand out</text:a> </text:p>
      <text:p text:style-name="Standard">La profesora se señala por sus esfuerzos infatigables de animar a sus alumnos. <text:span text:style-name="Emphasis">The professor stands out for her tireless efforts to encourage her students.</text:span></text:p>
      <text:p text:style-name="Standard">b. <text:a xlink:type="simple" xlink:href="http://www.spanishdict.com/translate/to%20distinguish%20oneself%20" text:style-name="Internet_20_link" text:visited-style-name="Visited_20_Internet_20_Link">to distinguish oneself </text:a> </text:p>
      <text:p text:style-name="Standard">Se señaló por su dedicación a los derechos de los animales.<text:span text:style-name="Emphasis">He distinguished himself by his commitment to animal rights. </text:span></text:p>
      <text:p text:style-name="Standard">asegu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omise) </text:p>
      <text:p text:style-name="Standard">a. <text:a xlink:type="simple" xlink:href="http://www.spanishdict.com/translate/to%20assure" text:style-name="Internet_20_link" text:visited-style-name="Visited_20_Internet_20_Link">to assure</text:a> </text:p>
      <text:p text:style-name="Standard">Te aseguro que nos vamos a divertir en la fiesta.<text:span text:style-name="Emphasis">I assure you that we are going to have fun at the party.</text:span></text:p>
      <text:p text:style-name="Standard">b. <text:a xlink:type="simple" xlink:href="http://www.spanishdict.com/translate/to%20guarantee" text:style-name="Internet_20_link" text:visited-style-name="Visited_20_Internet_20_Link">to guarantee</text:a> </text:p>
      <text:p text:style-name="Standard">El alcalde aseguró que los impuestos se reducirían.<text:span text:style-name="Emphasis">The mayor guaranteed that taxes would be lowered.</text:span></text:p>
      <text:p text:style-name="Standard">2. (to fasten) </text:p>
      <text:p text:style-name="Standard">a. <text:a xlink:type="simple" xlink:href="http://www.spanishdict.com/translate/to%20secure" text:style-name="Internet_20_link" text:visited-style-name="Visited_20_Internet_20_Link">to secure</text:a> </text:p>
      <text:p text:style-name="Standard">Aseguramos la puerta con cuatro cerraduras para estar seguros.<text:span text:style-name="Emphasis">We secured the door with four locks to be safe.</text:span></text:p>
      <text:p text:style-name="Standard">3. (to provide insurance) </text:p>
      <text:p text:style-name="Standard">a. <text:a xlink:type="simple" xlink:href="http://www.spanishdict.com/translate/to%20insure" text:style-name="Internet_20_link" text:visited-style-name="Visited_20_Internet_20_Link">to insure</text:a> </text:p>
      <text:p text:style-name="Standard">Siempre aseguro mi teléfono celular en caso de que lo pierda.<text:span text:style-name="Emphasis">I always insure my cellphone in case I lose it.</text:span></text:p>
      <text:p text:style-name="Standard">asegur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ensure) </text:p>
      <text:p text:style-name="Standard">a. <text:a xlink:type="simple" xlink:href="http://www.spanishdict.com/translate/to%20make%20sure" text:style-name="Internet_20_link" text:visited-style-name="Visited_20_Internet_20_Link">to make sure</text:a> </text:p>
      <text:p text:style-name="Standard">¿Te aseguraste de que tienes las llaves?<text:span text:style-name="Emphasis">Did you make sure you have the keys?</text:span></text:p>
      <text:p text:style-name="Standard">b. <text:a xlink:type="simple" xlink:href="http://www.spanishdict.com/translate/to%20check" text:style-name="Internet_20_link" text:visited-style-name="Visited_20_Internet_20_Link">to check</text:a> </text:p>
      <text:p text:style-name="Standard">Se aseguró de que tuviera suficiente dinero.<text:span text:style-name="Emphasis">He checked that he had enough money.</text:span></text:p>
      <text:p text:style-name="Standard">afir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sseverate) </text:p>
      <text:p text:style-name="Standard">a. <text:a xlink:type="simple" xlink:href="http://www.spanishdict.com/translate/to%20assert" text:style-name="Internet_20_link" text:visited-style-name="Visited_20_Internet_20_Link">to assert</text:a> </text:p>
      <text:p text:style-name="Standard">El presidente afirmó con seguridad que en su país no existe la corrupción.<text:span text:style-name="Emphasis">The president asserted confidently that there is no corruption in his country.</text:span></text:p>
      <text:p text:style-name="Standard">b. <text:a xlink:type="simple" xlink:href="http://www.spanishdict.com/translate/to%20declare" text:style-name="Internet_20_link" text:visited-style-name="Visited_20_Internet_20_Link">to declare</text:a> </text:p>
      <text:p text:style-name="Standard">El médico afirmó que cuando el paciente llegó al hospital, ya no había nada que pudieran hacer.<text:span text:style-name="Emphasis">The doctor declared that when the patient made it to the hospital, there wasn't anything they could do.</text:span></text:p>
      <text:p text:style-name="Standard">c. <text:a xlink:type="simple" xlink:href="http://www.spanishdict.com/translate/to%20state" text:style-name="Internet_20_link" text:visited-style-name="Visited_20_Internet_20_Link">to state</text:a> </text:p>
      <text:p text:style-name="Standard">El sospechoso ha afirmado que estaba trabajando a la hora que se cometió el crimen.<text:span text:style-name="Emphasis">The suspect has stated that he was working at the time the crime was committe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with your head) </text:p>
      <text:p text:style-name="Standard">a. <text:a xlink:type="simple" xlink:href="http://www.spanishdict.com/translate/to%20nod" text:style-name="Internet_20_link" text:visited-style-name="Visited_20_Internet_20_Link">to nod</text:a> </text:p>
      <text:p text:style-name="Standard">Le pregunté a mi papá si podía tomar el coche, y me lo afirmó con la cabeza.<text:span text:style-name="Emphasis">I asked my dad if I could use the car and he nodded his head.</text:span></text:p>
      <text:p text:style-name="Standard">afirm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maintain balance) </text:p>
      <text:p text:style-name="Standard"><text:soft-page-break/>a. <text:a xlink:type="simple" xlink:href="http://www.spanishdict.com/translate/to%20steady%20oneself" text:style-name="Internet_20_link" text:visited-style-name="Visited_20_Internet_20_Link">to steady oneself</text:a> </text:p>
      <text:p text:style-name="Standard">Me sentí mareado, así que me apoyé con la mano en la pared para afirmarme.<text:span text:style-name="Emphasis">I felt dizzy, so I put a hand on the wall to steady myself.</text:span></text:p>
      <text:p text:style-name="Standard">4. (to maintain) </text:p>
      <text:p text:style-name="Standard">a. <text:a xlink:type="simple" xlink:href="http://www.spanishdict.com/translate/to%20stand%20by" text:style-name="Internet_20_link" text:visited-style-name="Visited_20_Internet_20_Link">to stand by</text:a> </text:p>
      <text:p text:style-name="Standard">A pesar de la polémica, la periodista se afirmó en lo que había escrito.<text:span text:style-name="Emphasis">Despite the controversy, the journalist stood by what she had written.</text:span></text:p>
      <text:p text:style-name="Standard">alud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make an indirect reference; used with "a") </text:p>
      <text:p text:style-name="Standard">a. <text:a xlink:type="simple" xlink:href="http://www.spanishdict.com/translate/to%20allude%20to" text:style-name="Internet_20_link" text:visited-style-name="Visited_20_Internet_20_Link">to allude to</text:a> </text:p>
      <text:p text:style-name="Standard">En este pasaje, el autor alude a la frágil relación que tenía con su padre.<text:span text:style-name="Emphasis">In this passage, the author alludes to his fragile relationship with his father.</text:span></text:p>
      <text:p text:style-name="Standard">b. <text:a xlink:type="simple" xlink:href="http://www.spanishdict.com/translate/to%20refer%20to" text:style-name="Internet_20_link" text:visited-style-name="Visited_20_Internet_20_Link">to refer to</text:a> </text:p>
      <text:p text:style-name="Standard">Si bien no revelé su nombre, todos sabían que estaba aludiendo a Emilia.<text:span text:style-name="Emphasis">Although I didn't reveal her name, everybody knew I was referring to Emilia.</text:span></text:p>
      <text:p text:style-name="Standard">2. (to bring up; used with "a") </text:p>
      <text:p text:style-name="Standard">a. <text:a xlink:type="simple" xlink:href="http://www.spanishdict.com/translate/to%20mention" text:style-name="Internet_20_link" text:visited-style-name="Visited_20_Internet_20_Link">to mention</text:a> </text:p>
      <text:p text:style-name="Standard">El presidente no aludió al problema social en su discurso.<text:span text:style-name="Emphasis">The president didn't mention the social problem in his speech.</text:span></text:p>
      <text:p text:style-name="Standard">no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 aware) </text:p>
      <text:p text:style-name="Standard">a. <text:a xlink:type="simple" xlink:href="http://www.spanishdict.com/translate/to%20notice" text:style-name="Internet_20_link" text:visited-style-name="Visited_20_Internet_20_Link">to notice</text:a> </text:p>
      <text:p text:style-name="Standard">Noté que saliste muy temprano de tu casa hoy. <text:span text:style-name="Emphasis">I noticed that you left home very early today. </text:span></text:p>
      <text:p text:style-name="Standard">2. (to feel) </text:p>
      <text:p text:style-name="Standard">a. <text:a xlink:type="simple" xlink:href="http://www.spanishdict.com/translate/to%20feel" text:style-name="Internet_20_link" text:visited-style-name="Visited_20_Internet_20_Link">to feel</text:a> </text:p>
      <text:p text:style-name="Standard">¿No notas nada en el brazo? Tienes un rasguño grande. <text:span text:style-name="Emphasis">Don't you feel anything on your arm? You have a big scratch.</text:span></text:p>
      <text:p text:style-name="Standard">3. (to distinguish) </text:p>
      <text:p text:style-name="Standard">a. <text:a xlink:type="simple" xlink:href="http://www.spanishdict.com/translate/to%20mark" text:style-name="Internet_20_link" text:visited-style-name="Visited_20_Internet_20_Link">to mark</text:a> </text:p>
      <text:p text:style-name="Standard">Después de platicar con el abogado, revisé el documento y noté las páginas importantes. <text:span text:style-name="Emphasis">After talking with the lawyer, I reviewed the document and marked the important pages. </text:span></text:p>
      <text:p text:style-name="Standard">b. <text:a xlink:type="simple" xlink:href="http://www.spanishdict.com/translate/to%20indicate" text:style-name="Internet_20_link" text:visited-style-name="Visited_20_Internet_20_Link">to indicate</text:a> </text:p>
      <text:p text:style-name="Standard">Permíteme notar cuál es la sección que debes estudiar. <text:span text:style-name="Emphasis">Allow me to indicate which section you should study. </text:span></text:p>
      <text:p text:style-name="Standard"><text:a xlink:type="simple" xlink:href="http://www.spanishdict.com/topics/show/86" text:style-name="Internet_20_link" text:visited-style-name="Visited_20_Internet_20_Link">impersonal verb</text:a></text:p>
      <text:p text:style-name="Standard">4. (to be obvious) </text:p>
      <text:p text:style-name="Standard">a. <text:a xlink:type="simple" xlink:href="http://www.spanishdict.com/translate/to%20be%20noticeable" text:style-name="Internet_20_link" text:visited-style-name="Visited_20_Internet_20_Link">to be noticeable</text:a> </text:p>
      <text:p text:style-name="Standard">¿Se nota que mis patillas están disparejas? - No, para nada. <text:span text:style-name="Emphasis">Is it noticeable that my sideburns are uneven? - No, not at all. </text:span></text:p>
      <text:p text:style-name="Standard">b. <text:a xlink:type="simple" xlink:href="http://www.spanishdict.com/translate/to%20be%20able%20to%20tell" text:style-name="Internet_20_link" text:visited-style-name="Visited_20_Internet_20_Link">to be able to tell</text:a> </text:p>
      <text:p text:style-name="Standard">Se nota que está muy contenta.<text:span text:style-name="Emphasis">You can tell she's very happy. </text:span></text:p>
      <text:p text:style-name="Standard">no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perceive) </text:p>
      <text:p text:style-name="Standard">a. <text:a xlink:type="simple" xlink:href="http://www.spanishdict.com/translate/to%20feel" text:style-name="Internet_20_link" text:visited-style-name="Visited_20_Internet_20_Link">to feel</text:a> </text:p>
      <text:p text:style-name="Standard">Me noto más alerta en la mañana que por la noche.<text:span text:style-name="Emphasis">I feel more alert in the morning than at night. </text:span></text:p>
      <text:p text:style-name="Standard">observ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ook at) </text:p>
      <text:p text:style-name="Standard">a. <text:a xlink:type="simple" xlink:href="http://www.spanishdict.com/translate/to%20watch" text:style-name="Internet_20_link" text:visited-style-name="Visited_20_Internet_20_Link">to watch</text:a> </text:p>
      <text:p text:style-name="Standard"><text:soft-page-break/>El perro observaba la araña con curiosidad.<text:span text:style-name="Emphasis">The dog was curiously watching the spider.</text:span></text:p>
      <text:p text:style-name="Standard">b. <text:a xlink:type="simple" xlink:href="http://www.spanishdict.com/translate/to%20observe" text:style-name="Internet_20_link" text:visited-style-name="Visited_20_Internet_20_Link">to observe</text:a> </text:p>
      <text:p text:style-name="Standard">Observó el eclipse solar con equipo especial.<text:span text:style-name="Emphasis">He observed the solar eclipse with special equipment.</text:span></text:p>
      <text:p text:style-name="Standard">2. (to perceive) </text:p>
      <text:p text:style-name="Standard">a. <text:a xlink:type="simple" xlink:href="http://www.spanishdict.com/translate/to%20see" text:style-name="Internet_20_link" text:visited-style-name="Visited_20_Internet_20_Link">to see</text:a> </text:p>
      <text:p text:style-name="Standard">Como puedes observar, hemos avanzado bien con el proyecto.<text:span text:style-name="Emphasis">As you can see, we have made good progress with the project.</text:span></text:p>
      <text:p text:style-name="Standard">b. <text:a xlink:type="simple" xlink:href="http://www.spanishdict.com/translate/to%20notice" text:style-name="Internet_20_link" text:visited-style-name="Visited_20_Internet_20_Link">to notice</text:a> </text:p>
      <text:p text:style-name="Standard">El enfermero mencionó haber observado un movimiento extraño en los ojos del paciente.<text:span text:style-name="Emphasis">The nurse mentioned having noticed a strange movement of the patient's eyes.</text:span></text:p>
      <text:p text:style-name="Standard">c. <text:a xlink:type="simple" xlink:href="http://www.spanishdict.com/translate/to%20note" text:style-name="Internet_20_link" text:visited-style-name="Visited_20_Internet_20_Link">to note</text:a> </text:p>
      <text:p text:style-name="Standard">La gerente observó un patrón de conducta inapropiada en el departamento.<text:span text:style-name="Emphasis">The manager noted a pattern of inappropriate behavior in the department.</text:span></text:p>
      <text:p text:style-name="Standard">d. <text:a xlink:type="simple" xlink:href="http://www.spanishdict.com/translate/to%20observe" text:style-name="Internet_20_link" text:visited-style-name="Visited_20_Internet_20_Link">to observe</text:a> </text:p>
      <text:p text:style-name="Standard">El médico observó una mejoría del paciente.<text:span text:style-name="Emphasis">The doctor observed an improvement in the patient.</text:span></text:p>
      <text:p text:style-name="Standard">3. (to comment) </text:p>
      <text:p text:style-name="Standard">a. <text:a xlink:type="simple" xlink:href="http://www.spanishdict.com/translate/to%20point%20out" text:style-name="Internet_20_link" text:visited-style-name="Visited_20_Internet_20_Link">to point out</text:a> </text:p>
      <text:p text:style-name="Standard">Su abuela observó que no había espacio en la casa para cuidar un perro.<text:span text:style-name="Emphasis">Her grandmother pointed out that there wasn't enough room in the house for taking care of a dog.</text:span></text:p>
      <text:p text:style-name="Standard">b. <text:a xlink:type="simple" xlink:href="http://www.spanishdict.com/translate/to%20remark" text:style-name="Internet_20_link" text:visited-style-name="Visited_20_Internet_20_Link">to remark</text:a> </text:p>
      <text:p text:style-name="Standard">Lucinda observó que el tráfico parecía cada vez peor.<text:span text:style-name="Emphasis">Lucinda remarked that the traffic seemed to be getting worse by the day.</text:span></text:p>
      <text:p text:style-name="Standard">c. <text:a xlink:type="simple" xlink:href="http://www.spanishdict.com/translate/to%20observe" text:style-name="Internet_20_link" text:visited-style-name="Visited_20_Internet_20_Link">to observe</text:a> </text:p>
      <text:p text:style-name="Standard">"¡Qué elegante restaurante!", observó Marco.<text:span text:style-name="Emphasis">"What an elegant restaurant!," observed Marco.</text:span></text:p>
      <text:p text:style-name="Standard">4. (to respect) </text:p>
      <text:p text:style-name="Standard">a. <text:a xlink:type="simple" xlink:href="http://www.spanishdict.com/translate/to%20observe" text:style-name="Internet_20_link" text:visited-style-name="Visited_20_Internet_20_Link">to observe</text:a> </text:p>
      <text:p text:style-name="Standard">Para vivir en armonía con los demás, hay que observar las leyes.<text:span text:style-name="Emphasis">In order to live in harmony with others, the law must be observed.</text:span></text:p>
      <text:p text:style-name="Standard">b. <text:a xlink:type="simple" xlink:href="http://www.spanishdict.com/translate/to%20abide%20by" text:style-name="Internet_20_link" text:visited-style-name="Visited_20_Internet_20_Link">to abide by</text:a> </text:p>
      <text:p text:style-name="Standard">El maestro recordó a los alumnos la importancia de observar las normas.<text:span text:style-name="Emphasis">The teacher reminded the students of the importance of abiding by the rules.</text:span></text:p>
      <text:p text:style-name="Standard">c. <text:a xlink:type="simple" xlink:href="http://www.spanishdict.com/translate/to%20follow" text:style-name="Internet_20_link" text:visited-style-name="Visited_20_Internet_20_Link">to follow</text:a> </text:p>
      <text:p text:style-name="Standard">Mi suegra todavía observa la tradición de servir a su esposo antes de sentarse a comer.<text:span text:style-name="Emphasis">My mother-in-law still follows the tradition of serving her husband before sitting down to eat.</text:span></text:p>
      <text:p text:style-name="Standard">d. no direct translation </text:p>
      <text:p text:style-name="Standard">Me extrañó el comentario de Gloria, porque hasta ahora había observado una conducta respetuosa.<text:span text:style-name="Emphasis">I was surprised by Gloria's comment because up until now she had behaved respectfully.</text:span></text:p>
      <text:p text:style-name="Standard">En Ramadán, los musulmanes deben observar el ayuno durante el día.<text:span text:style-name="Emphasis">In Ramadan, muslims must fast during the day while it is light.</text:span></text:p>
      <text:p text:style-name="Standard">percib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tect) </text:p>
      <text:p text:style-name="Standard">a. <text:a xlink:type="simple" xlink:href="http://www.spanishdict.com/translate/to%20perceive" text:style-name="Internet_20_link" text:visited-style-name="Visited_20_Internet_20_Link">to perceive</text:a> </text:p>
      <text:p text:style-name="Standard">"Los paladares exigentes percibirán un sabor sutil a moras con este flan," dijo el chef.<text:span text:style-name="Emphasis">"Distinguishing palates will perceive a subtle berry flavor in this flan," said the chef.</text:span></text:p>
      <text:p text:style-name="Standard">Susan percibió que su esposo le estaba escondiendo algo.<text:span text:style-name="Emphasis">Susan perceived her husband was hiding something from her.</text:span></text:p>
      <text:p text:style-name="Standard">b. <text:a xlink:type="simple" xlink:href="http://www.spanishdict.com/translate/to%20notice" text:style-name="Internet_20_link" text:visited-style-name="Visited_20_Internet_20_Link">to notice</text:a> </text:p>
      <text:p text:style-name="Standard">Me corté el pelo, per nadie percibió el cambio.<text:span text:style-name="Emphasis">I cut my hair, but nobody noticed the change.</text:span></text:p>
      <text:p text:style-name="Standard">c. <text:a xlink:type="simple" xlink:href="http://www.spanishdict.com/translate/to%20sense" text:style-name="Internet_20_link" text:visited-style-name="Visited_20_Internet_20_Link">to sense</text:a> </text:p>
      <text:p text:style-name="Standard">Puedes percibir la tensión en el ambiente cuando los dos están en la misma habitación.<text:span text:style-name="Emphasis">You can sense tension in the air when those two are in the same room.</text:span></text:p>
      <text:p text:style-name="Standard"><text:soft-page-break/>2. (to get paid) </text:p>
      <text:p text:style-name="Standard">a. <text:a xlink:type="simple" xlink:href="http://www.spanishdict.com/translate/to%20receive" text:style-name="Internet_20_link" text:visited-style-name="Visited_20_Internet_20_Link">to receive</text:a> </text:p>
      <text:p text:style-name="Standard">Aunque vivo en México, percibo mi salario en dólares.<text:span text:style-name="Emphasis">Although I live in Mexico, I receive my salary in dollars.</text:span></text:p>
      <text:p text:style-name="Standard">ocurr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take place) </text:p>
      <text:p text:style-name="Standard">a. <text:a xlink:type="simple" xlink:href="http://www.spanishdict.com/translate/to%20happen" text:style-name="Internet_20_link" text:visited-style-name="Visited_20_Internet_20_Link">to happen</text:a> </text:p>
      <text:p text:style-name="Standard">¿Sabes qué ocurrió aquí?<text:span text:style-name="Emphasis">Do you know what happened here?</text:span></text:p>
      <text:p text:style-name="Standard">ocurr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come to mind) </text:p>
      <text:p text:style-name="Standard">a. <text:a xlink:type="simple" xlink:href="http://www.spanishdict.com/translate/to%20occur%20to" text:style-name="Internet_20_link" text:visited-style-name="Visited_20_Internet_20_Link">to occur to</text:a> </text:p>
      <text:p text:style-name="Standard">Se me ocurre que nunca te felicité cuando te casaste.<text:span text:style-name="Emphasis">It occurs to me that I never congratulated you when you got married.</text:span></text:p>
      <text:p text:style-name="Standard">b. <text:a xlink:type="simple" xlink:href="http://www.spanishdict.com/translate/to%20have%20an%20idea" text:style-name="Internet_20_link" text:visited-style-name="Visited_20_Internet_20_Link">to have an idea</text:a> </text:p>
      <text:p text:style-name="Standard">Se le ocurrió vender en mercados locales.<text:span text:style-name="Emphasis">He had the idea of selling at local markets.</text:span></text:p>
      <text:p text:style-name="Standard">c. <text:a xlink:type="simple" xlink:href="http://www.spanishdict.com/translate/to%20think%20of" text:style-name="Internet_20_link" text:visited-style-name="Visited_20_Internet_20_Link">to think of</text:a> </text:p>
      <text:p text:style-name="Standard">¿Se te ocurre un título para nuestro proyecto?<text:span text:style-name="Emphasis">Can you think of a title for our project?</text:span></text:p>
      <text:p text:style-name="Standard">acontec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come about) </text:p>
      <text:p text:style-name="Standard">a. <text:a xlink:type="simple" xlink:href="http://www.spanishdict.com/translate/to%20take%20place" text:style-name="Internet_20_link" text:visited-style-name="Visited_20_Internet_20_Link">to take place</text:a> </text:p>
      <text:p text:style-name="Standard">Estos trágicos sucesos acontecieron el 3 de octubre de 1998.<text:span text:style-name="Emphasis">These tragic events took place on October 3rd, 1998.</text:span></text:p>
      <text:p text:style-name="Standard">b. <text:a xlink:type="simple" xlink:href="http://www.spanishdict.com/translate/to%20happen" text:style-name="Internet_20_link" text:visited-style-name="Visited_20_Internet_20_Link">to happen</text:a> </text:p>
      <text:p text:style-name="Standard">Vivimos en un mundo cambiante, en el que es difícil vislumbrar lo que va a acontecer.<text:span text:style-name="Emphasis">We live in a changing world, where it is difficult to discern what will happen.</text:span></text:p>
      <text:p text:style-name="Standard">c. <text:a xlink:type="simple" xlink:href="http://www.spanishdict.com/translate/to%20occur" text:style-name="Internet_20_link" text:visited-style-name="Visited_20_Internet_20_Link">to occur</text:a> </text:p>
      <text:p text:style-name="Standard">El accidente aconteció cuando el vehículo patinó en el hielo.<text:span text:style-name="Emphasis">The accident occurred when the vehicle skidded on the ice.</text:span></text:p>
      <text:p text:style-name="Standard"><text:a xlink:type="simple" xlink:href="http://www.spanishdict.com/topics/show/1" text:style-name="Internet_20_link" text:visited-style-name="Visited_20_Internet_20_Link">masculine noun</text:a></text:p>
      <text:p text:style-name="Standard">2. (occurrences) </text:p>
      <text:p text:style-name="Standard">a. <text:a xlink:type="simple" xlink:href="http://www.spanishdict.com/translate/events" text:style-name="Internet_20_link" text:visited-style-name="Visited_20_Internet_20_Link">events</text:a> </text:p>
      <text:p text:style-name="Standard">Nos gusta mantenernos informados del acontecer internacional.<text:span text:style-name="Emphasis">We like to keep up to date with international events.</text:span></text:p>
      <text:p text:style-name="Standard">averigu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uncover) </text:p>
      <text:p text:style-name="Standard">a. <text:a xlink:type="simple" xlink:href="http://www.spanishdict.com/translate/to%20find%20out" text:style-name="Internet_20_link" text:visited-style-name="Visited_20_Internet_20_Link">to find out</text:a> </text:p>
      <text:p text:style-name="Standard">¿Averiguaste qué era lo que le pasaba?<text:span text:style-name="Emphasis">Did you find out what was wrong with him?</text:span></text:p>
      <text:p text:style-name="Standard">b. <text:a xlink:type="simple" xlink:href="http://www.spanishdict.com/translate/to%20discover" text:style-name="Internet_20_link" text:visited-style-name="Visited_20_Internet_20_Link">to discover</text:a> </text:p>
      <text:p text:style-name="Standard">Los niños averiguaron dónde sus papás habían escondido los regalos. <text:span text:style-name="Emphasis">The kids had discovered where their parents had hidden the presents. </text:span></text:p>
      <text:p text:style-name="Standard">averigu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2. (to make do) (Mexico) </text:p>
      <text:p text:style-name="Standard">a. <text:a xlink:type="simple" xlink:href="http://www.spanishdict.com/translate/to%20get%20by" text:style-name="Internet_20_link" text:visited-style-name="Visited_20_Internet_20_Link">to get by</text:a> </text:p>
      <text:p text:style-name="Standard">Nos vamos a averiguar con los ahorros del año pasado. <text:span text:style-name="Emphasis">We will get by with our savings from last year. </text:span></text:p>
      <text:p text:style-name="Standard">ente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<text:soft-page-break/>1. (to communicate) </text:p>
      <text:p text:style-name="Standard">a. <text:a xlink:type="simple" xlink:href="http://www.spanishdict.com/translate/to%20inform" text:style-name="Internet_20_link" text:visited-style-name="Visited_20_Internet_20_Link">to inform</text:a> </text:p>
      <text:p text:style-name="Standard">Tenemos que enterar a las autoridades.<text:span text:style-name="Emphasis">We have to inform the authorities.</text:span></text:p>
      <text:p text:style-name="Standard">b. <text:a xlink:type="simple" xlink:href="http://www.spanishdict.com/translate/to%20notify" text:style-name="Internet_20_link" text:visited-style-name="Visited_20_Internet_20_Link">to notify</text:a> </text:p>
      <text:p text:style-name="Standard">La secretaria le enviará una carta para enterarle.<text:span text:style-name="Emphasis">The secretary will send a letter to notify you.</text:span></text:p>
      <text:p text:style-name="Standard">2. (to remit) (Chile) (Mexico) </text:p>
      <text:p text:style-name="Standard">a. <text:a xlink:type="simple" xlink:href="http://www.spanishdict.com/translate/to%20pay" text:style-name="Internet_20_link" text:visited-style-name="Visited_20_Internet_20_Link">to pay</text:a> </text:p>
      <text:p text:style-name="Standard">Ahora ya es posible enterar los impuestos a través de Internet.<text:span text:style-name="Emphasis">It is now possible to pay your taxes through the Internet.</text:span></text:p>
      <text:p text:style-name="Standard">3. (to make up) (Chile) </text:p>
      <text:p text:style-name="Standard">a. <text:a xlink:type="simple" xlink:href="http://www.spanishdict.com/translate/to%20complete" text:style-name="Internet_20_link" text:visited-style-name="Visited_20_Internet_20_Link">to complete</text:a> </text:p>
      <text:p text:style-name="Standard">Ya enteré el primer trimestre de la formación.<text:span text:style-name="Emphasis">I have already completed my first term of training.</text:span></text:p>
      <text:p text:style-name="Standard">ente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discover) </text:p>
      <text:p text:style-name="Standard">a. <text:a xlink:type="simple" xlink:href="http://www.spanishdict.com/translate/to%20find%20out" text:style-name="Internet_20_link" text:visited-style-name="Visited_20_Internet_20_Link">to find out</text:a> </text:p>
      <text:p text:style-name="Standard">Me enteraré de la verdad pase lo que pase.<text:span text:style-name="Emphasis">I will find out the truth no matter what.</text:span></text:p>
      <text:p text:style-name="Standard">5. (to know) </text:p>
      <text:p text:style-name="Standard">a. <text:a xlink:type="simple" xlink:href="http://www.spanishdict.com/translate/to%20hear" text:style-name="Internet_20_link" text:visited-style-name="Visited_20_Internet_20_Link">to hear</text:a> </text:p>
      <text:p text:style-name="Standard">¿Te has enterado de lo que les pasó estando de vacaciones?<text:span text:style-name="Emphasis">Did you hear about what happened to them while on vacation?</text:span></text:p>
      <text:p text:style-name="Standard">b. <text:a xlink:type="simple" xlink:href="http://www.spanishdict.com/translate/to%20find%20out" text:style-name="Internet_20_link" text:visited-style-name="Visited_20_Internet_20_Link">to find out</text:a> </text:p>
      <text:p text:style-name="Standard">Acabo de enterarme por mi vecina y he venido tan deprisa como he podido.<text:span text:style-name="Emphasis">I just found out from my neighbor and came as quickly as possible.</text:span></text:p>
      <text:p text:style-name="Standard">6. (to perceive) </text:p>
      <text:p text:style-name="Standard">a. <text:a xlink:type="simple" xlink:href="http://www.spanishdict.com/translate/to%20notice" text:style-name="Internet_20_link" text:visited-style-name="Visited_20_Internet_20_Link">to notice</text:a> </text:p>
      <text:p text:style-name="Standard">Ni me enteré de que habías entrado.<text:span text:style-name="Emphasis">I didn't even notice you had come in.</text:span></text:p>
      <text:p text:style-name="Standard">7. (to comprehend) (Spain) </text:p>
      <text:p text:style-name="Standard">a. <text:a xlink:type="simple" xlink:href="http://www.spanishdict.com/translate/to%20understand" text:style-name="Internet_20_link" text:visited-style-name="Visited_20_Internet_20_Link">to understand</text:a> </text:p>
      <text:p text:style-name="Standard">¿Te enteraste de lo que dijo?<text:span text:style-name="Emphasis">Did you understand what he said?</text:span></text:p>
      <text:p text:style-name="Standard">lan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opel) </text:p>
      <text:p text:style-name="Standard">a. <text:a xlink:type="simple" xlink:href="http://www.spanishdict.com/translate/to%20throw" text:style-name="Internet_20_link" text:visited-style-name="Visited_20_Internet_20_Link">to throw</text:a> </text:p>
      <text:p text:style-name="Standard">Los manifestantes empezaron a lanzar piedras. <text:span text:style-name="Emphasis">The protesters started throwing rocks. </text:span></text:p>
      <text:p text:style-name="Standard">b. <text:a xlink:type="simple" xlink:href="http://www.spanishdict.com/translate/to%20hurl" text:style-name="Internet_20_link" text:visited-style-name="Visited_20_Internet_20_Link">to hurl</text:a> </text:p>
      <text:p text:style-name="Standard">Jürgen Schult lanzó el disco 74.08 metros.<text:span text:style-name="Emphasis">Jürgen Schult hurled the discus 74.08 meters.</text:span></text:p>
      <text:p text:style-name="Standard">c. <text:a xlink:type="simple" xlink:href="http://www.spanishdict.com/translate/to%20fling" text:style-name="Internet_20_link" text:visited-style-name="Visited_20_Internet_20_Link">to fling</text:a> </text:p>
      <text:p text:style-name="Standard">Solíamos lanzar globos de agua a los carros cuando éramos niños.<text:span text:style-name="Emphasis">We used to fling water balloons at cars when we were kids.</text:span></text:p>
      <text:p text:style-name="Standard">d. <text:a xlink:type="simple" xlink:href="http://www.spanishdict.com/translate/to%20pitch" text:style-name="Internet_20_link" text:visited-style-name="Visited_20_Internet_20_Link">to pitch</text:a> (baseball) </text:p>
      <text:p text:style-name="Standard">Nolan Ryan lanzaba con una velocidad tremenda.<text:span text:style-name="Emphasis">Nolan Ryan pitched amazingly fast.</text:span></text:p>
      <text:p text:style-name="Standard">2. (to discharge) </text:p>
      <text:p text:style-name="Standard">a. <text:a xlink:type="simple" xlink:href="http://www.spanishdict.com/translate/to%20fire" text:style-name="Internet_20_link" text:visited-style-name="Visited_20_Internet_20_Link">to fire</text:a> </text:p>
      <text:p text:style-name="Standard">En cuanto tengamos suficiente presión, lanza los torpedos.<text:span text:style-name="Emphasis">As soon as we have enough pressure, fire the torpedoes.</text:span></text:p>
      <text:p text:style-name="Standard">b. <text:a xlink:type="simple" xlink:href="http://www.spanishdict.com/translate/to%20launch" text:style-name="Internet_20_link" text:visited-style-name="Visited_20_Internet_20_Link">to launch</text:a> </text:p>
      <text:p text:style-name="Standard">Rusia lanzó un satélite a la atmósfera.<text:span text:style-name="Emphasis">Russia launched a satellite into the atmosphere.</text:span></text:p>
      <text:p text:style-name="Standard">c. <text:a xlink:type="simple" xlink:href="http://www.spanishdict.com/translate/to%20drop" text:style-name="Internet_20_link" text:visited-style-name="Visited_20_Internet_20_Link">to drop</text:a> (bomb) </text:p>
      <text:p text:style-name="Standard">Los soldados lanzaron una bomba sobre su enemigo.<text:span text:style-name="Emphasis">The soldiers dropped a bomb on their enemy.</text:span></text:p>
      <text:p text:style-name="Standard">3. (to make public) </text:p>
      <text:p text:style-name="Standard">a. <text:a xlink:type="simple" xlink:href="http://www.spanishdict.com/translate/to%20launch" text:style-name="Internet_20_link" text:visited-style-name="Visited_20_Internet_20_Link">to launch</text:a> (product) </text:p>
      <text:p text:style-name="Standard"><text:soft-page-break/>Hasbro lanzó su juguete nuevo justo a tiempo para la Navidad.<text:span text:style-name="Emphasis">Hasbro launched its new toy just in time for Christmas.</text:span></text:p>
      <text:p text:style-name="Standard">b. <text:a xlink:type="simple" xlink:href="http://www.spanishdict.com/translate/to%20release" text:style-name="Internet_20_link" text:visited-style-name="Visited_20_Internet_20_Link">to release</text:a> </text:p>
      <text:p text:style-name="Standard">Thalía lanzó su última canción en el otoño.<text:span text:style-name="Emphasis">Thalia released her latest song in the fall.</text:span></text:p>
      <text:p text:style-name="Standard">4. (to express) </text:p>
      <text:p text:style-name="Standard">a. <text:a xlink:type="simple" xlink:href="http://www.spanishdict.com/translate/to%20hurl" text:style-name="Internet_20_link" text:visited-style-name="Visited_20_Internet_20_Link">to hurl</text:a> </text:p>
      <text:p text:style-name="Standard">Carlota lanzó unas acusaciones a su tía por no haberle dado lo que pidió. <text:span text:style-name="Emphasis">Carlota hurled accusations at her aunt for not getting her what she asked for. </text:span></text:p>
      <text:p text:style-name="Standard">b. <text:a xlink:type="simple" xlink:href="http://www.spanishdict.com/translate/to%20let%20out" text:style-name="Internet_20_link" text:visited-style-name="Visited_20_Internet_20_Link">to let out</text:a> </text:p>
      <text:p text:style-name="Standard">El estudiante lanzó un suspiro al terminar el examen.<text:span text:style-name="Emphasis">The student let out a sigh when he finished the exam.</text:span></text:p>
      <text:p text:style-name="Standard">c. <text:a xlink:type="simple" xlink:href="http://www.spanishdict.com/translate/to%20launch" text:style-name="Internet_20_link" text:visited-style-name="Visited_20_Internet_20_Link">to launch</text:a> </text:p>
      <text:p text:style-name="Standard">El viejito me lanzó una letanía de insultos cuando pisé el césped de su casa.<text:span text:style-name="Emphasis">The old man launched a litany of insults at me when I stepped on his lawn.</text:span></text:p>
      <text:p text:style-name="Standard">5. (to give a look) </text:p>
      <text:p text:style-name="Standard">a. <text:a xlink:type="simple" xlink:href="http://www.spanishdict.com/translate/to%20shoot" text:style-name="Internet_20_link" text:visited-style-name="Visited_20_Internet_20_Link">to shoot</text:a> </text:p>
      <text:p text:style-name="Standard">Juan le lanzó una mirada feroz a su amiga porque lo delató con la maestra.<text:span text:style-name="Emphasis">Juan shot his friend an angry look because she told on him to the teacher.</text:span></text:p>
      <text:p text:style-name="Standard">b. <text:a xlink:type="simple" xlink:href="http://www.spanishdict.com/translate/to%20give" text:style-name="Internet_20_link" text:visited-style-name="Visited_20_Internet_20_Link">to give</text:a> </text:p>
      <text:p text:style-name="Standard">El barman me lanzó una mirada atrevida cuando le pide un "sexo en la playa".<text:span text:style-name="Emphasis">The bartender gave me a saucy look when I asked for a "sex on the beach".</text:span></text:p>
      <text:p text:style-name="Standard">6. (to begin) </text:p>
      <text:p text:style-name="Standard">a. <text:a xlink:type="simple" xlink:href="http://www.spanishdict.com/translate/to%20launch" text:style-name="Internet_20_link" text:visited-style-name="Visited_20_Internet_20_Link">to launch</text:a> </text:p>
      <text:p text:style-name="Standard">La invasión de Normandía se lanzó el 6 de junio de 1944.<text:span text:style-name="Emphasis">The invasion of Normandy was launched on June 6th, 1944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vomit) </text:p>
      <text:p text:style-name="Standard">a. <text:a xlink:type="simple" xlink:href="http://www.spanishdict.com/translate/to%20throw%20up" text:style-name="Internet_20_link" text:visited-style-name="Visited_20_Internet_20_Link">to throw up</text:a> </text:p>
      <text:p text:style-name="Standard">El jamón me cayó mal; creo que voy a lanzar.<text:span text:style-name="Emphasis">The ham didn't agree with me; I think I'm going to throw up.</text:span></text:p>
      <text:p text:style-name="Standard">lanz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throw oneself) </text:p>
      <text:p text:style-name="Standard">a. <text:a xlink:type="simple" xlink:href="http://www.spanishdict.com/translate/to%20jump%20into" text:style-name="Internet_20_link" text:visited-style-name="Visited_20_Internet_20_Link">to jump into</text:a> </text:p>
      <text:p text:style-name="Standard">La clavadista se lanzó al agua.<text:span text:style-name="Emphasis">The diver jumped into the water.</text:span></text:p>
      <text:p text:style-name="Standard">9. (to jump at; followed by preposition) </text:p>
      <text:p text:style-name="Standard">a. <text:a xlink:type="simple" xlink:href="http://www.spanishdict.com/translate/to%20fall%20upon" text:style-name="Internet_20_link" text:visited-style-name="Visited_20_Internet_20_Link">to fall upon</text:a> </text:p>
      <text:p text:style-name="Standard">Los fanáticos se lanzaron sobre Messi cuando salió del estadio.<text:span text:style-name="Emphasis">The fans fell upon Messi when he exited the stadium.</text:span></text:p>
      <text:p text:style-name="Standard">b. <text:a xlink:type="simple" xlink:href="http://www.spanishdict.com/translate/to%20leap%20on" text:style-name="Internet_20_link" text:visited-style-name="Visited_20_Internet_20_Link">to leap on</text:a> </text:p>
      <text:p text:style-name="Standard">Los niños se lanzaron sobre el castillo inflable en la feria.<text:span text:style-name="Emphasis">The kids leapt on the moon bounce at the fair.</text:span></text:p>
      <text:p text:style-name="Standard">c. <text:a xlink:type="simple" xlink:href="http://www.spanishdict.com/translate/to%20pounce%20on" text:style-name="Internet_20_link" text:visited-style-name="Visited_20_Internet_20_Link">to pounce on</text:a> </text:p>
      <text:p text:style-name="Standard">La gata se lanzó sobre el ratón con ganas.<text:span text:style-name="Emphasis">The cat pounced on the rat with gusto.</text:span></text:p>
      <text:p text:style-name="Standard">10. (to attempt; with "a") </text:p>
      <text:p text:style-name="Standard">a. <text:a xlink:type="simple" xlink:href="http://www.spanishdict.com/translate/to%20undertake" text:style-name="Internet_20_link" text:visited-style-name="Visited_20_Internet_20_Link">to undertake</text:a> </text:p>
      <text:p text:style-name="Standard">La empresa se va a lanzar a un nuevo reto este año.<text:span text:style-name="Emphasis">The company is going to undertake a new challenge this year.</text:span></text:p>
      <text:p text:style-name="Standard">b. <text:a xlink:type="simple" xlink:href="http://www.spanishdict.com/translate/to%20embark%20upon" text:style-name="Internet_20_link" text:visited-style-name="Visited_20_Internet_20_Link">to embark upon</text:a> </text:p>
      <text:p text:style-name="Standard">La exploradora se lanzó a una nueva aventura.<text:span text:style-name="Emphasis">The explorer embarked upon a new adventure.</text:span></text:p>
      <text:p text:style-name="Standard">c. <text:a xlink:type="simple" xlink:href="http://www.spanishdict.com/translate/to%20enter" text:style-name="Internet_20_link" text:visited-style-name="Visited_20_Internet_20_Link">to enter</text:a> </text:p>
      <text:p text:style-name="Standard">El luchador decidió lanzarse a la política.<text:span text:style-name="Emphasis">The wrestler decided to enter politics.</text:span></text:p>
      <text:p text:style-name="Standard"><text:soft-page-break/>com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ingest food) </text:p>
      <text:p text:style-name="Standard">a. <text:a xlink:type="simple" xlink:href="http://www.spanishdict.com/translate/to%20eat" text:style-name="Internet_20_link" text:visited-style-name="Visited_20_Internet_20_Link">to eat</text:a> </text:p>
      <text:p text:style-name="Standard">Me gusta comer manzanas.<text:span text:style-name="Emphasis">I like to eat apples.</text:span></text:p>
      <text:p text:style-name="Standard">2. (to eat for lunch) (Mexico) (Spain) </text:p>
      <text:p text:style-name="Standard">a. <text:a xlink:type="simple" xlink:href="http://www.spanishdict.com/translate/to%20have%20for%20lunch" text:style-name="Internet_20_link" text:visited-style-name="Visited_20_Internet_20_Link">to have for lunch</text:a> </text:p>
      <text:p text:style-name="Standard">Tengo ganas de comer un sándwich de rosbif.<text:span text:style-name="Emphasis">I feel like having a roast beef sandwich for lunch.</text:span></text:p>
      <text:p text:style-name="Standard">3. (to eat for dinner) (Latin America) </text:p>
      <text:p text:style-name="Standard">a. <text:a xlink:type="simple" xlink:href="http://www.spanishdict.com/translate/to%20have%20for%20dinner" text:style-name="Internet_20_link" text:visited-style-name="Visited_20_Internet_20_Link">to have for dinner</text:a> </text:p>
      <text:p text:style-name="Standard">Vamos a comer espagueti con albóndigas.<text:span text:style-name="Emphasis">We're going to have spaghetti and meatballs for dinner.</text:span></text:p>
      <text:p text:style-name="Standard">4. (to make disappear) </text:p>
      <text:p text:style-name="Standard">a. <text:a xlink:type="simple" xlink:href="http://www.spanishdict.com/translate/to%20hide" text:style-name="Internet_20_link" text:visited-style-name="Visited_20_Internet_20_Link">to hide</text:a> </text:p>
      <text:p text:style-name="Standard">Ese sombrero te queda demasiado grande. ¡Te come la cara entera!<text:span text:style-name="Emphasis">That hat is too big for you. It hides your entire face!</text:span></text:p>
      <text:p text:style-name="Standard">b. <text:a xlink:type="simple" xlink:href="http://www.spanishdict.com/translate/to%20swallow%20up" text:style-name="Internet_20_link" text:visited-style-name="Visited_20_Internet_20_Link">to swallow up</text:a> </text:p>
      <text:p text:style-name="Standard">Siento que estas gafas de sol me comen la cara.<text:span text:style-name="Emphasis">I feel like these sunglasses swallow up my face.</text:span></text:p>
      <text:p text:style-name="Standard">5. (to consume) </text:p>
      <text:p text:style-name="Standard">a. <text:a xlink:type="simple" xlink:href="http://www.spanishdict.com/translate/to%20eat%20up" text:style-name="Internet_20_link" text:visited-style-name="Visited_20_Internet_20_Link">to eat up</text:a> </text:p>
      <text:p text:style-name="Standard">El pago de la hipoteca de la casa me come la mayoría del sueldo.<text:span text:style-name="Emphasis">The mortgage payment on my house eats up most of my paycheck.</text:span></text:p>
      <text:p text:style-name="Standard">6. (chess) </text:p>
      <text:p text:style-name="Standard">a. <text:a xlink:type="simple" xlink:href="http://www.spanishdict.com/translate/to%20take" text:style-name="Internet_20_link" text:visited-style-name="Visited_20_Internet_20_Link">to take</text:a> </text:p>
      <text:p text:style-name="Standard">Me comieron todos los peones.<text:span text:style-name="Emphasis">All my pawns were taken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ingest food) </text:p>
      <text:p text:style-name="Standard">a. <text:a xlink:type="simple" xlink:href="http://www.spanishdict.com/translate/to%20eat" text:style-name="Internet_20_link" text:visited-style-name="Visited_20_Internet_20_Link">to eat</text:a> </text:p>
      <text:p text:style-name="Standard">No quiero comer ahora mismo; no tengo hambre.<text:span text:style-name="Emphasis">I don't feel like eating right now. I'm not hungry.</text:span></text:p>
      <text:p text:style-name="Standard">8. (to eat lunch) (Mexico) (Spain) </text:p>
      <text:p text:style-name="Standard">a. <text:a xlink:type="simple" xlink:href="http://www.spanishdict.com/translate/to%20have%20lunch" text:style-name="Internet_20_link" text:visited-style-name="Visited_20_Internet_20_Link">to have lunch</text:a> </text:p>
      <text:p text:style-name="Standard">Comieron rápido porque tenían una reunión a la 1 pm.<text:span text:style-name="Emphasis">They had lunch quickly because they had a meeting at 1 pm.</text:span></text:p>
      <text:p text:style-name="Standard">9. (to have a meal in the evening) (Latin America) </text:p>
      <text:p text:style-name="Standard">a. <text:a xlink:type="simple" xlink:href="http://www.spanishdict.com/translate/to%20have%20dinner" text:style-name="Internet_20_link" text:visited-style-name="Visited_20_Internet_20_Link">to have dinner</text:a> </text:p>
      <text:p text:style-name="Standard">Comimos en un restaurante mexicano nuevo.<text:span text:style-name="Emphasis">We had dinner at a new Mexican restaurant.</text:span></text:p>
      <text:p text:style-name="Standard">com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ingest food) </text:p>
      <text:p text:style-name="Standard">a. <text:a xlink:type="simple" xlink:href="http://www.spanishdict.com/translate/to%20eat" text:style-name="Internet_20_link" text:visited-style-name="Visited_20_Internet_20_Link">to eat</text:a> </text:p>
      <text:p text:style-name="Standard">Ella se comió el pastel entero.<text:span text:style-name="Emphasis">She ate the entire cake.</text:span></text:p>
      <text:p text:style-name="Standard">11. (to wear away) </text:p>
      <text:p text:style-name="Standard">a. <text:a xlink:type="simple" xlink:href="http://www.spanishdict.com/translate/to%20eat%20away" text:style-name="Internet_20_link" text:visited-style-name="Visited_20_Internet_20_Link">to eat away</text:a> </text:p>
      <text:p text:style-name="Standard">El óxido se come el metal.<text:span text:style-name="Emphasis">Rust eats away metal.</text:span></text:p>
      <text:p text:style-name="Standard">b. <text:a xlink:type="simple" xlink:href="http://www.spanishdict.com/translate/to%20fade" text:style-name="Internet_20_link" text:visited-style-name="Visited_20_Internet_20_Link">to fade</text:a> </text:p>
      <text:p text:style-name="Standard">El sol se comió la pintura del carro.<text:span text:style-name="Emphasis">The sun faded the paint on the car.</text:span></text:p>
      <text:p text:style-name="Standard">c. <text:a xlink:type="simple" xlink:href="http://www.spanishdict.com/translate/to%20corrode" text:style-name="Internet_20_link" text:visited-style-name="Visited_20_Internet_20_Link">to corrode</text:a> </text:p>
      <text:p text:style-name="Standard">La lluvia ácida corroe las estatuas de bronce.<text:span text:style-name="Emphasis">Acid rain corrodes bronze statues.</text:span></text:p>
      <text:p text:style-name="Standard">12. (to use up) </text:p>
      <text:p text:style-name="Standard">a. <text:a xlink:type="simple" xlink:href="http://www.spanishdict.com/translate/to%20eat%20up" text:style-name="Internet_20_link" text:visited-style-name="Visited_20_Internet_20_Link">to eat up</text:a> </text:p>
      <text:p text:style-name="Standard">¡Los impuestos se me comen la mayor parte de mi sueldo!<text:span text:style-name="Emphasis">Much of my pay was eaten up by taxes!</text:span></text:p>
      <text:p text:style-name="Standard">b. <text:a xlink:type="simple" xlink:href="http://www.spanishdict.com/translate/to%20blow%20through" text:style-name="Internet_20_link" text:visited-style-name="Visited_20_Internet_20_Link">to blow through</text:a> </text:p>
      <text:p text:style-name="Standard"><text:soft-page-break/>El chico se comió todos sus dulces de Halloween en una noche. <text:span text:style-name="Emphasis">The boy blew through all his Halloween candy in one night. </text:span></text:p>
      <text:p text:style-name="Standard">13. (to chew on) </text:p>
      <text:p text:style-name="Standard">a. <text:a xlink:type="simple" xlink:href="http://www.spanishdict.com/translate/to%20bite" text:style-name="Internet_20_link" text:visited-style-name="Visited_20_Internet_20_Link">to bite</text:a> </text:p>
      <text:p text:style-name="Standard">Le pusieron un ungüento para que no se siguiera comiendo las uñas.<text:span text:style-name="Emphasis">They put an ointment on his nails so that he wouldn't bite them.</text:span></text:p>
      <text:p text:style-name="Standard">14. (to omit) </text:p>
      <text:p text:style-name="Standard">a. <text:a xlink:type="simple" xlink:href="http://www.spanishdict.com/translate/to%20miss" text:style-name="Internet_20_link" text:visited-style-name="Visited_20_Internet_20_Link">to miss</text:a> </text:p>
      <text:p text:style-name="Standard">Te comiste toda la puntuación.<text:span text:style-name="Emphasis">You missed all punctuation.</text:span></text:p>
      <text:p text:style-name="Standard">b. <text:a xlink:type="simple" xlink:href="http://www.spanishdict.com/translate/to%20swallow" text:style-name="Internet_20_link" text:visited-style-name="Visited_20_Internet_20_Link">to swallow</text:a> </text:p>
      <text:p text:style-name="Standard">Se comió las palabras cuando estaba hablando con su enamorada.<text:span text:style-name="Emphasis">He swallowed his words when he was talking to his crush.</text:span></text:p>
      <text:p text:style-name="Standard">15. (to collide with) </text:p>
      <text:p text:style-name="Standard">a. <text:a xlink:type="simple" xlink:href="http://www.spanishdict.com/translate/to%20hit" text:style-name="Internet_20_link" text:visited-style-name="Visited_20_Internet_20_Link">to hit</text:a> </text:p>
      <text:p text:style-name="Standard">Se comió el techo con la cabeza.<text:span text:style-name="Emphasis">He hit his head against the ceiling.</text:span></text:p>
      <text:p text:style-name="Standard">b. <text:a xlink:type="simple" xlink:href="http://www.spanishdict.com/translate/to%20crash%20into" text:style-name="Internet_20_link" text:visited-style-name="Visited_20_Internet_20_Link">to crash into</text:a> </text:p>
      <text:p text:style-name="Standard">Nos comimos la puerta del garaje cuando dimos marcha atrás.<text:span text:style-name="Emphasis">We crashed into the garage door when we went in reverse.</text:span></text:p>
      <text:p text:style-name="Standard">recog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ift up) </text:p>
      <text:p text:style-name="Standard">a. <text:a xlink:type="simple" xlink:href="http://www.spanishdict.com/translate/to%20pick%20up" text:style-name="Internet_20_link" text:visited-style-name="Visited_20_Internet_20_Link">to pick up</text:a> </text:p>
      <text:p text:style-name="Standard">Tuve que recoger todas las canicas que se cayeron al suelo. <text:span text:style-name="Emphasis">I had to pick up all the marbles that fell to the floor. </text:span></text:p>
      <text:p text:style-name="Standard">2. (to collect) </text:p>
      <text:p text:style-name="Standard">a. <text:a xlink:type="simple" xlink:href="http://www.spanishdict.com/translate/to%20gather" text:style-name="Internet_20_link" text:visited-style-name="Visited_20_Internet_20_Link">to gather</text:a> </text:p>
      <text:p text:style-name="Standard">Es importante recoger toda la información necesaria.<text:span text:style-name="Emphasis">It is important to gather all the necessary information.</text:span></text:p>
      <text:p text:style-name="Standard">3. (to organize) </text:p>
      <text:p text:style-name="Standard">a. <text:a xlink:type="simple" xlink:href="http://www.spanishdict.com/translate/to%20clean%20up" text:style-name="Internet_20_link" text:visited-style-name="Visited_20_Internet_20_Link">to clean up</text:a> </text:p>
      <text:p text:style-name="Standard">Tenemos que recoger la cocina antes de la fiesta. <text:span text:style-name="Emphasis">We have to clean up the kitchen before the party. </text:span></text:p>
      <text:p text:style-name="Standard">4. (to fetch) </text:p>
      <text:p text:style-name="Standard">a. <text:a xlink:type="simple" xlink:href="http://www.spanishdict.com/translate/to%20pick%20up" text:style-name="Internet_20_link" text:visited-style-name="Visited_20_Internet_20_Link">to pick up</text:a> </text:p>
      <text:p text:style-name="Standard">¿Puedes venir a recogerme al aeropuerto el próximo domingo?<text:span text:style-name="Emphasis">Would you be able to pick me up at the airport next Sunday?</text:span></text:p>
      <text:p text:style-name="Standard">5. (to put hair up) </text:p>
      <text:p text:style-name="Standard">a. <text:a xlink:type="simple" xlink:href="http://www.spanishdict.com/translate/to%20put%20up" text:style-name="Internet_20_link" text:visited-style-name="Visited_20_Internet_20_Link">to put up</text:a> </text:p>
      <text:p text:style-name="Standard">She put her hair up for the wedding. <text:span text:style-name="Emphasis">Ella recogió su cabello para la boda. </text:span></text:p>
      <text:p text:style-name="Standard">6. (to harvest) </text:p>
      <text:p text:style-name="Standard">a. <text:a xlink:type="simple" xlink:href="http://www.spanishdict.com/translate/to%20pick" text:style-name="Internet_20_link" text:visited-style-name="Visited_20_Internet_20_Link">to pick</text:a> </text:p>
      <text:p text:style-name="Standard">¿Cuándo es el mejor momento para recoger fresas?<text:span text:style-name="Emphasis">When is the best time to pick strawberries?</text:span></text:p>
      <text:p text:style-name="Standard">recog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7. (to retire) </text:p>
      <text:p text:style-name="Standard">a. <text:a xlink:type="simple" xlink:href="http://www.spanishdict.com/translate/to%20go%20home" text:style-name="Internet_20_link" text:visited-style-name="Visited_20_Internet_20_Link">to go home</text:a> (colloquial) </text:p>
      <text:p text:style-name="Standard">Tengo que recogerme a las 9 pm.<text:span text:style-name="Emphasis">I have to go home at 9 pm.</text:span></text:p>
      <text:p text:style-name="Standard">reun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ngregate) </text:p>
      <text:p text:style-name="Standard">a. <text:a xlink:type="simple" xlink:href="http://www.spanishdict.com/translate/to%20gather" text:style-name="Internet_20_link" text:visited-style-name="Visited_20_Internet_20_Link">to gather</text:a> </text:p>
      <text:p text:style-name="Standard">Mi papá nos reunió alrededor de la fogata para relatarnos cuentos. <text:span text:style-name="Emphasis">Dad gathered us around the campfire to tell us stories. </text:span></text:p>
      <text:p text:style-name="Standard"><text:soft-page-break/>b. <text:a xlink:type="simple" xlink:href="http://www.spanishdict.com/translate/to%20bring%20together" text:style-name="Internet_20_link" text:visited-style-name="Visited_20_Internet_20_Link">to bring together</text:a> </text:p>
      <text:p text:style-name="Standard">La boda reunió a sus dos familias por primera vez.<text:span text:style-name="Emphasis">The wedding brought together their two families for the first time.</text:span></text:p>
      <text:p text:style-name="Standard">2. (to create a collection) </text:p>
      <text:p text:style-name="Standard">a. <text:a xlink:type="simple" xlink:href="http://www.spanishdict.com/translate/to%20collect" text:style-name="Internet_20_link" text:visited-style-name="Visited_20_Internet_20_Link">to collect</text:a> </text:p>
      <text:p text:style-name="Standard">A él le gusta reunir conchas marinas y meterlas en un frasco.<text:span text:style-name="Emphasis">He likes to collect seashells and put them in a jar.</text:span></text:p>
      <text:p text:style-name="Standard">3. (to attain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Con la donación más reciente hemos reunido nuestro objetivo.<text:span text:style-name="Emphasis">With the most recent donation, we have met our goal.</text:span></text:p>
      <text:p text:style-name="Standard">b. <text:a xlink:type="simple" xlink:href="http://www.spanishdict.com/translate/to%20fulfill" text:style-name="Internet_20_link" text:visited-style-name="Visited_20_Internet_20_Link">to fulfill</text:a> </text:p>
      <text:p text:style-name="Standard">Sus calificaciones no reúnen el requisito mínimo para entrar al programa.<text:span text:style-name="Emphasis">His grades do not fulfill the minimum requirement to enter into the program.</text:span></text:p>
      <text:p text:style-name="Standard">reuni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4. (to get together) </text:p>
      <text:p text:style-name="Standard">a. <text:a xlink:type="simple" xlink:href="http://www.spanishdict.com/translate/to%20meet" text:style-name="Internet_20_link" text:visited-style-name="Visited_20_Internet_20_Link">to meet</text:a> </text:p>
      <text:p text:style-name="Standard">Mi hermano y yo vamos a reunirnos en el café al mediodía.<text:span text:style-name="Emphasis">My brother and I are going to meet at the café at noon.</text:span></text:p>
      <text:p text:style-name="Standard">manej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al with) </text:p>
      <text:p text:style-name="Standard">a. <text:a xlink:type="simple" xlink:href="http://www.spanishdict.com/translate/to%20handle" text:style-name="Internet_20_link" text:visited-style-name="Visited_20_Internet_20_Link">to handle</text:a> </text:p>
      <text:p text:style-name="Standard">Un cajero de casino maneja mucho dinero.<text:span text:style-name="Emphasis">A casino cashier handles a lot of money.</text:span></text:p>
      <text:p text:style-name="Standard">b. <text:a xlink:type="simple" xlink:href="http://www.spanishdict.com/translate/to%20use" text:style-name="Internet_20_link" text:visited-style-name="Visited_20_Internet_20_Link">to use</text:a> </text:p>
      <text:p text:style-name="Standard">Hay que saber cómo manejar los datos para sacarles máximo provecho.<text:span text:style-name="Emphasis">You need to know how to use the data to get the most out of it.</text:span></text:p>
      <text:p text:style-name="Standard">c. <text:a xlink:type="simple" xlink:href="http://www.spanishdict.com/translate/to%20operate" text:style-name="Internet_20_link" text:visited-style-name="Visited_20_Internet_20_Link">to operate</text:a> </text:p>
      <text:p text:style-name="Standard">¿Has aprendido a manejar la nueva maquinaria?<text:span text:style-name="Emphasis">Have you learned how to operate the new machinery?</text:span></text:p>
      <text:p text:style-name="Standard">2. (to direct) </text:p>
      <text:p text:style-name="Standard">a. <text:a xlink:type="simple" xlink:href="http://www.spanishdict.com/translate/to%20run" text:style-name="Internet_20_link" text:visited-style-name="Visited_20_Internet_20_Link">to run</text:a> </text:p>
      <text:p text:style-name="Standard">Un conglomerado extranjero ha manejado la empresa desde enero.<text:span text:style-name="Emphasis">A foreign conglomerate has run the company since January.</text:span></text:p>
      <text:p text:style-name="Standard">b. <text:a xlink:type="simple" xlink:href="http://www.spanishdict.com/translate/to%20manage" text:style-name="Internet_20_link" text:visited-style-name="Visited_20_Internet_20_Link">to manage</text:a> </text:p>
      <text:p text:style-name="Standard">Me contrataron para manejar la bodega. <text:span text:style-name="Emphasis">They hired me to manage the warehouse. </text:span></text:p>
      <text:p text:style-name="Standard">3. (to manipulate) </text:p>
      <text:p text:style-name="Standard">a. <text:a xlink:type="simple" xlink:href="http://www.spanishdict.com/translate/to%20manipulate" text:style-name="Internet_20_link" text:visited-style-name="Visited_20_Internet_20_Link">to manipulate</text:a> </text:p>
      <text:p text:style-name="Standard">El director de la empresa maneja a sus empleados como quiere.<text:span text:style-name="Emphasis">The company director manipulates his staff at will.</text:span></text:p>
      <text:p text:style-name="Standard">4. (automobile) (Latin America) </text:p>
      <text:p text:style-name="Standard">a. <text:a xlink:type="simple" xlink:href="http://www.spanishdict.com/translate/to%20drive" text:style-name="Internet_20_link" text:visited-style-name="Visited_20_Internet_20_Link">to drive</text:a> </text:p>
      <text:p text:style-name="Standard">Mi padre me deja manejar su carro los fines de semana.<text:span text:style-name="Emphasis">My dad lets me drive his car on weekend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automobile) (Latin America) </text:p>
      <text:p text:style-name="Standard">a. <text:a xlink:type="simple" xlink:href="http://www.spanishdict.com/translate/to%20drive" text:style-name="Internet_20_link" text:visited-style-name="Visited_20_Internet_20_Link">to drive</text:a> </text:p>
      <text:p text:style-name="Standard">Voy a aprender a manejar este verano.<text:span text:style-name="Emphasis">I'm going to learn to drive this summer.</text:span></text:p>
      <text:p text:style-name="Standard">manej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handle oneself) </text:p>
      <text:p text:style-name="Standard">a. <text:a xlink:type="simple" xlink:href="http://www.spanishdict.com/translate/to%20get%20by" text:style-name="Internet_20_link" text:visited-style-name="Visited_20_Internet_20_Link">to get by</text:a> </text:p>
      <text:p text:style-name="Standard"><text:soft-page-break/>Se maneja muy bien en chino y ruso.<text:span text:style-name="Emphasis">She gets by very well in Chinese and Russian.</text:span></text:p>
      <text:p text:style-name="Standard">b. <text:a xlink:type="simple" xlink:href="http://www.spanishdict.com/translate/to%20manage" text:style-name="Internet_20_link" text:visited-style-name="Visited_20_Internet_20_Link">to manage</text:a> </text:p>
      <text:p text:style-name="Standard">Se maneja perfectamente en su nuevo empleo.<text:span text:style-name="Emphasis">She's managing perfectly well in her new job.</text:span></text:p>
      <text:p text:style-name="Standard">7. (to act) </text:p>
      <text:p text:style-name="Standard">a. <text:a xlink:type="simple" xlink:href="http://www.spanishdict.com/translate/to%20behave" text:style-name="Internet_20_link" text:visited-style-name="Visited_20_Internet_20_Link">to behave</text:a> </text:p>
      <text:p text:style-name="Standard">Los niños se manejaron muy bien en la excursión.<text:span text:style-name="Emphasis">The children behaved really well on the field trip.</text:span></text:p>
      <text:p text:style-name="Standard">equivo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ix something up) </text:p>
      <text:p text:style-name="Standard">a. <text:a xlink:type="simple" xlink:href="http://www.spanishdict.com/translate/to%20get%20wrong" text:style-name="Internet_20_link" text:visited-style-name="Visited_20_Internet_20_Link">to get wrong</text:a> </text:p>
      <text:p text:style-name="Standard">Perdón, equivoqué la dirección de email.<text:span text:style-name="Emphasis">Sorry, I got the email address wrong.</text:span></text:p>
      <text:p text:style-name="Standard">2. (to cause someone to make an error) </text:p>
      <text:p text:style-name="Standard">a. <text:a xlink:type="simple" xlink:href="http://www.spanishdict.com/translate/to%20make%20go%20wrong" text:style-name="Internet_20_link" text:visited-style-name="Visited_20_Internet_20_Link">to make go wrong</text:a> </text:p>
      <text:p text:style-name="Standard">Cállate un momento. Estos cálculos son complicados y me vas a equivocar.<text:span text:style-name="Emphasis">Can you be quiet for a moment? These calculations are complicated, and you're going to make me go wrong.</text:span></text:p>
      <text:p text:style-name="Standard">b. <text:a xlink:type="simple" xlink:href="http://www.spanishdict.com/translate/to%20make%20make%20a%20mistake" text:style-name="Internet_20_link" text:visited-style-name="Visited_20_Internet_20_Link">to make make a mistake</text:a> </text:p>
      <text:p text:style-name="Standard">Me fié de esta app y me equivocó.<text:span text:style-name="Emphasis">I trusted this app, but it made me make a mistake.</text:span></text:p>
      <text:p text:style-name="Standard">3. (to make a poor choice of) </text:p>
      <text:p text:style-name="Standard">a. no direct translation </text:p>
      <text:p text:style-name="Standard">Creo que equivoqué la carrera; mi hermano gana mucho más que yo.<text:span text:style-name="Emphasis">I think I chose the wrong career; my brother earns much more than I do.</text:span></text:p>
      <text:p text:style-name="Standard">Me parece que equivoqué la especialidad, y ahora voy a tener problemas para conseguir trabajo.<text:span text:style-name="Emphasis">It looks like I picked the wrong major, and now it will be difficult to get a job.</text:span></text:p>
      <text:p text:style-name="Standard">equivo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in error; often used with "con") </text:p>
      <text:p text:style-name="Standard">a. <text:a xlink:type="simple" xlink:href="http://www.spanishdict.com/translate/to%20be%20wrong" text:style-name="Internet_20_link" text:visited-style-name="Visited_20_Internet_20_Link">to be wrong</text:a> </text:p>
      <text:p text:style-name="Standard">No me equivoqué con él; es un hombre muy amable y sincero.<text:span text:style-name="Emphasis">I wasn't wrong about him; he's a very kind, sincere man.</text:span></text:p>
      <text:p text:style-name="Standard">b. <text:a xlink:type="simple" xlink:href="http://www.spanishdict.com/translate/to%20be%20mistaken" text:style-name="Internet_20_link" text:visited-style-name="Visited_20_Internet_20_Link">to be mistaken</text:a> </text:p>
      <text:p text:style-name="Standard">Creo que te equivocas; mi hija nunca haría tal cosa.<text:span text:style-name="Emphasis">I think you're mistaken; my daughter would never do such a thing.</text:span></text:p>
      <text:p text:style-name="Standard">5. (to make an error; often used with "con") </text:p>
      <text:p text:style-name="Standard">a. <text:a xlink:type="simple" xlink:href="http://www.spanishdict.com/translate/to%20make%20a%20mistake" text:style-name="Internet_20_link" text:visited-style-name="Visited_20_Internet_20_Link">to make a mistake</text:a> </text:p>
      <text:p text:style-name="Standard">Apaga la música; no quiero equivocarme.<text:span text:style-name="Emphasis">Can you turn the music off? I don't want to make a mistake.</text:span></text:p>
      <text:p text:style-name="Standard">b. no direct translation </text:p>
      <text:p text:style-name="Standard">La empresa reconoce que se equivocó con su respuesta.<text:span text:style-name="Emphasis">The company recognizes that it got its response wrong.</text:span></text:p>
      <text:p text:style-name="Standard">El gobierno se equivocó con esta medida.<text:span text:style-name="Emphasis">The government got it wrong with this policy.</text:span></text:p>
      <text:p text:style-name="Standard">6. (to slip up over; used with "de") </text:p>
      <text:p text:style-name="Standard">a. no direct translation </text:p>
      <text:p text:style-name="Standard">Mi madre se equivocó de tren y, por consiguiente, no lllegó aquí hasta la una de la madrugada.<text:span text:style-name="Emphasis">My mother got on the wrong train and, as a result, didn't get here till one in the morning.</text:span></text:p>
      <text:p text:style-name="Standard">Te equivocaste de mes. El cumpleaños de Fernando es el dos de julio y no el dos de junio.<text:span text:style-name="Emphasis">You got the month wrong. Fernando's birthday is the second of July not the second of June.</text:span></text:p>
      <text:p text:style-name="Standard">confun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sconcert) </text:p>
      <text:p text:style-name="Standard">a. <text:a xlink:type="simple" xlink:href="http://www.spanishdict.com/translate/to%20confuse" text:style-name="Internet_20_link" text:visited-style-name="Visited_20_Internet_20_Link">to confuse</text:a> </text:p>
      <text:p text:style-name="Standard">La manera en que se formuló la pregunta me confundió.<text:span text:style-name="Emphasis">The way that the question was worded confused me.</text:span></text:p>
      <text:p text:style-name="Standard"><text:soft-page-break/>b. <text:a xlink:type="simple" xlink:href="http://www.spanishdict.com/translate/to%20confound" text:style-name="Internet_20_link" text:visited-style-name="Visited_20_Internet_20_Link">to confound</text:a> </text:p>
      <text:p text:style-name="Standard">Cada vez que el consejo saca un documento nuevo, solo confunden más las cosas.<text:span text:style-name="Emphasis">Every time the board puts out a new document, they only confound things more.</text:span></text:p>
      <text:p text:style-name="Standard">2. (to misconstrue) </text:p>
      <text:p text:style-name="Standard">a. <text:a xlink:type="simple" xlink:href="http://www.spanishdict.com/translate/to%20confuse" text:style-name="Internet_20_link" text:visited-style-name="Visited_20_Internet_20_Link">to confuse</text:a> </text:p>
      <text:p text:style-name="Standard">Esa mujer me habló como si fuera un amigo de toda la vida. Creo que me confundía con otro.<text:span text:style-name="Emphasis">That woman spoke to me as if I were an old friend. I think she was confusing me with someone else.</text:span></text:p>
      <text:p text:style-name="Standard">b. <text:a xlink:type="simple" xlink:href="http://www.spanishdict.com/translate/to%20mix%20up" text:style-name="Internet_20_link" text:visited-style-name="Visited_20_Internet_20_Link">to mix up</text:a> </text:p>
      <text:p text:style-name="Standard">Estaba confundiendo este restaurante con el otro donde fuimos.<text:span text:style-name="Emphasis">I was mixing up this restaurant with the other one where we went.</text:span></text:p>
      <text:p text:style-name="Standard">3. (to take aback) </text:p>
      <text:p text:style-name="Standard">a. <text:a xlink:type="simple" xlink:href="http://www.spanishdict.com/translate/to%20overwhelm" text:style-name="Internet_20_link" text:visited-style-name="Visited_20_Internet_20_Link">to overwhelm</text:a> </text:p>
      <text:p text:style-name="Standard">La familia estaba confundida por la generosidad de la comunidad.<text:span text:style-name="Emphasis">The family was overwhelmed by the generosity of the community.</text:span></text:p>
      <text:p text:style-name="Standard">confund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wrong) </text:p>
      <text:p text:style-name="Standard">a. <text:a xlink:type="simple" xlink:href="http://www.spanishdict.com/translate/to%20make%20a%20mistake" text:style-name="Internet_20_link" text:visited-style-name="Visited_20_Internet_20_Link">to make a mistake</text:a> </text:p>
      <text:p text:style-name="Standard">El contable estaba tan agobiado de trabajo que se confundió en varias facturas que procesó.<text:span text:style-name="Emphasis">The accountant was so overwhelmed with work that he made a mistake on several bills that he processed.</text:span></text:p>
      <text:p text:style-name="Standard">b. <text:a xlink:type="simple" xlink:href="http://www.spanishdict.com/translate/to%20get%20wrong" text:style-name="Internet_20_link" text:visited-style-name="Visited_20_Internet_20_Link">to get wrong</text:a> </text:p>
      <text:p text:style-name="Standard">Es normal confundirse de las palabras mientras se aprende otro idioma.<text:span text:style-name="Emphasis">It´s normal to get words wrong when learning another language.</text:span></text:p>
      <text:p text:style-name="Standard">5. (to become confused) </text:p>
      <text:p text:style-name="Standard">a. <text:a xlink:type="simple" xlink:href="http://www.spanishdict.com/translate/to%20get%20confused" text:style-name="Internet_20_link" text:visited-style-name="Visited_20_Internet_20_Link">to get confused</text:a> </text:p>
      <text:p text:style-name="Standard">Nos confundimos con las líneas de tren y no hicimos el transbordo.<text:span text:style-name="Emphasis">We got confused with the train lines and missed the transfer.</text:span></text:p>
      <text:p text:style-name="Standard">b. <text:a xlink:type="simple" xlink:href="http://www.spanishdict.com/translate/to%20get%20mixed%20up" text:style-name="Internet_20_link" text:visited-style-name="Visited_20_Internet_20_Link">to get mixed up</text:a> </text:p>
      <text:p text:style-name="Standard">Me confundí en el centro comercial porque hay muchos corredores y partes diferentes.<text:span text:style-name="Emphasis">I got mixed up in the mall because there are so many corridors and different parts.</text:span></text:p>
      <text:p text:style-name="Standard">6. (to become mixed with) </text:p>
      <text:p text:style-name="Standard">a. <text:a xlink:type="simple" xlink:href="http://www.spanishdict.com/translate/to%20blend" text:style-name="Internet_20_link" text:visited-style-name="Visited_20_Internet_20_Link">to blend</text:a> </text:p>
      <text:p text:style-name="Standard">Todos los colores del cielo se confunden a la puesta del sol.<text:span text:style-name="Emphasis">All the colors of the sky blend at sunset.</text:span></text:p>
      <text:p text:style-name="Standard">b. <text:a xlink:type="simple" xlink:href="http://www.spanishdict.com/translate/to%20disappear%20into" text:style-name="Internet_20_link" text:visited-style-name="Visited_20_Internet_20_Link">to disappear into</text:a> </text:p>
      <text:p text:style-name="Standard">El espía se confundió en la multitud de la manifestación.<text:span text:style-name="Emphasis">The spy disappeared into the crowd of the protest.</text:span></text:p>
      <text:p text:style-name="Standard">malent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misunderstand" text:style-name="Internet_20_link" text:visited-style-name="Visited_20_Internet_20_Link">to misunderstand</text:a> </text:p>
      <text:p text:style-name="Standard">No malentiendas lo que te digo: no es una crítica sino una sugerencia.<text:span text:style-name="Emphasis">Don't misunderstand what I'm saying: it's not a criticism, but a suggestion.</text:span></text:p>
      <text:p text:style-name="Standard">log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eet an objective) </text:p>
      <text:p text:style-name="Standard">a. <text:a xlink:type="simple" xlink:href="http://www.spanishdict.com/translate/to%20reach" text:style-name="Internet_20_link" text:visited-style-name="Visited_20_Internet_20_Link">to reach</text:a> </text:p>
      <text:p text:style-name="Standard">No todos logran sus objetivos en la vida.<text:span text:style-name="Emphasis">Not everyone reaches their goals in life. </text:span></text:p>
      <text:p text:style-name="Standard">2. (to make something happen) </text:p>
      <text:p text:style-name="Standard">a. <text:a xlink:type="simple" xlink:href="http://www.spanishdict.com/translate/to%20be%20able%20to" text:style-name="Internet_20_link" text:visited-style-name="Visited_20_Internet_20_Link">to be able to</text:a> </text:p>
      <text:p text:style-name="Standard">Lograron conseguir el carro a un precio mucho más bajo.<text:span text:style-name="Emphasis">They were able to get the car for a much lower price.</text:span></text:p>
      <text:p text:style-name="Standard"><text:soft-page-break/>b. <text:a xlink:type="simple" xlink:href="http://www.spanishdict.com/translate/to%20get" text:style-name="Internet_20_link" text:visited-style-name="Visited_20_Internet_20_Link">to get</text:a> </text:p>
      <text:p text:style-name="Standard">Logré sacar un día de playa durante mi viaje de trabajo.<text:span text:style-name="Emphasis">I got to sneak in a beach day on my work trip.</text:span></text:p>
      <text:p text:style-name="Standard">c. <text:a xlink:type="simple" xlink:href="http://www.spanishdict.com/translate/to%20manage%20to" text:style-name="Internet_20_link" text:visited-style-name="Visited_20_Internet_20_Link">to manage to</text:a> </text:p>
      <text:p text:style-name="Standard">¿Lograste cambiar la cita del doctor para el martes?<text:span text:style-name="Emphasis">Did you manage to change the doctor's appointment to Tuesday?</text:span></text:p>
      <text:p text:style-name="Standard">3. (to obtain) </text:p>
      <text:p text:style-name="Standard">a. <text:a xlink:type="simple" xlink:href="http://www.spanishdict.com/translate/to%20attain" text:style-name="Internet_20_link" text:visited-style-name="Visited_20_Internet_20_Link">to attain</text:a> </text:p>
      <text:p text:style-name="Standard">Logró primer lugar en la carrera de 100 metros.<text:span text:style-name="Emphasis">She attained first place in the 100 meter race.</text:span></text:p>
      <text:p text:style-name="Standard">b. <text:a xlink:type="simple" xlink:href="http://www.spanishdict.com/translate/to%20achieve" text:style-name="Internet_20_link" text:visited-style-name="Visited_20_Internet_20_Link">to achieve</text:a> </text:p>
      <text:p text:style-name="Standard">Tienes que trabajar fuerte para lograr tus sueños.<text:span text:style-name="Emphasis">You have to work hard to achieve your dreams.</text:span></text:p>
      <text:p text:style-name="Standard">4. (to be victorious) </text:p>
      <text:p text:style-name="Standard">a. <text:a xlink:type="simple" xlink:href="http://www.spanishdict.com/translate/to%20win" text:style-name="Internet_20_link" text:visited-style-name="Visited_20_Internet_20_Link">to win</text:a> </text:p>
      <text:p text:style-name="Standard">Lograron una victoria sin precedentes en el campeonato.<text:span text:style-name="Emphasis">They won an unprecedented victory at the championship.</text:span></text:p>
      <text:p text:style-name="Standard">log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finish something) </text:p>
      <text:p text:style-name="Standard">a. <text:a xlink:type="simple" xlink:href="http://www.spanishdict.com/translate/to%20complete%20" text:style-name="Internet_20_link" text:visited-style-name="Visited_20_Internet_20_Link">to complete </text:a> </text:p>
      <text:p text:style-name="Standard">No se logró la construcción del nuevo edificio porque no tenían los permisos necesarios.<text:span text:style-name="Emphasis">The construction of the new building wasn't completed because they didn't have the necessary permissions.</text:span></text:p>
      <text:p text:style-name="Standard">renunci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quit) </text:p>
      <text:p text:style-name="Standard">a. <text:a xlink:type="simple" xlink:href="http://www.spanishdict.com/translate/to%20resign" text:style-name="Internet_20_link" text:visited-style-name="Visited_20_Internet_20_Link">to resign</text:a> </text:p>
      <text:p text:style-name="Standard">El político decidió renunciar después del escándalo.<text:span text:style-name="Emphasis">The politician decided to resign after the scandal.</text:span></text:p>
      <text:p text:style-name="Standard">2. (to give up; used with "a") </text:p>
      <text:p text:style-name="Standard">a. <text:a xlink:type="simple" xlink:href="http://www.spanishdict.com/translate/to%20relinquish" text:style-name="Internet_20_link" text:visited-style-name="Visited_20_Internet_20_Link">to relinquish</text:a> (inheritance, throne) </text:p>
      <text:p text:style-name="Standard">La princesa debió renunciar a reclamar el trono.<text:span text:style-name="Emphasis">The princess had to relinquish all claims to the throne.</text:span></text:p>
      <text:p text:style-name="Standard">b. <text:a xlink:type="simple" xlink:href="http://www.spanishdict.com/translate/to%20waive" text:style-name="Internet_20_link" text:visited-style-name="Visited_20_Internet_20_Link">to waive</text:a> (rights) </text:p>
      <text:p text:style-name="Standard">Al firmar esta exención, acepta renunciar a sus derechos.<text:span text:style-name="Emphasis">By signing this waiver, you agree to waive your rights.</text:span></text:p>
      <text:p text:style-name="Standard">c. <text:a xlink:type="simple" xlink:href="http://www.spanishdict.com/translate/to%20renounce" text:style-name="Internet_20_link" text:visited-style-name="Visited_20_Internet_20_Link">to renounce</text:a> </text:p>
      <text:p text:style-name="Standard">Renunciaron a recurrir a la lucha armada.<text:span text:style-name="Emphasis">They renounced the armed struggle.</text:span></text:p>
      <text:p text:style-name="Standard">3. (cards) (Spain) </text:p>
      <text:p text:style-name="Standard">a. <text:a xlink:type="simple" xlink:href="http://www.spanishdict.com/translate/to%20revoke" text:style-name="Internet_20_link" text:visited-style-name="Visited_20_Internet_20_Link">to revoke</text:a> </text:p>
      <text:p text:style-name="Standard">¡Has renunciado! ¡Tenías diamantes, pero no seguiste la baza!<text:span text:style-name="Emphasis">You've revoked! You have diamonds, but you didn't follow the suit!</text:span></text:p>
      <text:p text:style-name="Standard">reluc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glisten) </text:p>
      <text:p text:style-name="Standard">a. <text:a xlink:type="simple" xlink:href="http://www.spanishdict.com/translate/to%20shine" text:style-name="Internet_20_link" text:visited-style-name="Visited_20_Internet_20_Link">to shine</text:a> </text:p>
      <text:p text:style-name="Standard">El limpiabotas utilizó un producto que hizo que las botas relucieran.<text:span text:style-name="Emphasis">The shoeblack used a product which made my boots shine.</text:span></text:p>
      <text:p text:style-name="Standard">b. <text:a xlink:type="simple" xlink:href="http://www.spanishdict.com/translate/to%20gleam" text:style-name="Internet_20_link" text:visited-style-name="Visited_20_Internet_20_Link">to gleam</text:a> </text:p>
      <text:p text:style-name="Standard">Sacó un puñal que relucía a la luz de la lumbre.<text:span text:style-name="Emphasis">He took out a dagger, which gleamed in the firelight.</text:span></text:p>
      <text:p text:style-name="Standard">c. <text:a xlink:type="simple" xlink:href="http://www.spanishdict.com/translate/to%20glitter" text:style-name="Internet_20_link" text:visited-style-name="Visited_20_Internet_20_Link">to glitter</text:a> </text:p>
      <text:p text:style-name="Standard">En esta noche sin nubes las estrellas relucen como diamantes.<text:span text:style-name="Emphasis">In this cloudless night the stars glitter like diamonds.</text:span></text:p>
      <text:p text:style-name="Standard"><text:soft-page-break/>recha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fuse to accept) </text:p>
      <text:p text:style-name="Standard">a. <text:a xlink:type="simple" xlink:href="http://www.spanishdict.com/translate/to%20reject" text:style-name="Internet_20_link" text:visited-style-name="Visited_20_Internet_20_Link">to reject</text:a> </text:p>
      <text:p text:style-name="Standard">El comité rechazó su propuesta.<text:span text:style-name="Emphasis">The committee rejected his proposal.</text:span></text:p>
      <text:p text:style-name="Standard">b. <text:a xlink:type="simple" xlink:href="http://www.spanishdict.com/translate/to%20turn%20down" text:style-name="Internet_20_link" text:visited-style-name="Visited_20_Internet_20_Link">to turn down</text:a> </text:p>
      <text:p text:style-name="Standard">Rechazaron nuestra oferta por la casa.<text:span text:style-name="Emphasis">They turned down our offer for the house.</text:span></text:p>
      <text:p text:style-name="Standard">2. (to push back) </text:p>
      <text:p text:style-name="Standard">a. <text:a xlink:type="simple" xlink:href="http://www.spanishdict.com/translate/to%20repel" text:style-name="Internet_20_link" text:visited-style-name="Visited_20_Internet_20_Link">to repel</text:a> </text:p>
      <text:p text:style-name="Standard">Los soldados rechazaron la ofensiva del enemigo.<text:span text:style-name="Emphasis">The soldiers repeled the enemy offensive.</text:span></text:p>
      <text:p text:style-name="Standard">b. <text:a xlink:type="simple" xlink:href="http://www.spanishdict.com/translate/to%20drive%20back" text:style-name="Internet_20_link" text:visited-style-name="Visited_20_Internet_20_Link">to drive back</text:a> </text:p>
      <text:p text:style-name="Standard">Necesitamos tanques y helicópteros adicionales para rechazar a las fuerzas enemigas.<text:span text:style-name="Emphasis">We need additional tanks and helicopters to drive back the enemy forces.</text:span></text:p>
      <text:p text:style-name="Standard">3. (to declare untrue) </text:p>
      <text:p text:style-name="Standard">a. <text:a xlink:type="simple" xlink:href="http://www.spanishdict.com/translate/to%20deny" text:style-name="Internet_20_link" text:visited-style-name="Visited_20_Internet_20_Link">to deny</text:a> </text:p>
      <text:p text:style-name="Standard">La empresa ha rechazado las acusaciones de discriminación.<text:span text:style-name="Emphasis">The company has denied accusations of discrimination.</text:span></text:p>
      <text:p text:style-name="Standard">4. (medicine) </text:p>
      <text:p text:style-name="Standard">a. <text:a xlink:type="simple" xlink:href="http://www.spanishdict.com/translate/to%20reject" text:style-name="Internet_20_link" text:visited-style-name="Visited_20_Internet_20_Link">to reject</text:a> </text:p>
      <text:p text:style-name="Standard">Desafortunadamente, el cuerpo del paciente rechazó el riñón que le donaron.<text:span text:style-name="Emphasis">Unfortunately, the patient's body rejected the donated kidney.</text:span></text:p>
      <text:p text:style-name="Standard">ayu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ssist) </text:p>
      <text:p text:style-name="Standard">a. <text:a xlink:type="simple" xlink:href="http://www.spanishdict.com/translate/to%20help" text:style-name="Internet_20_link" text:visited-style-name="Visited_20_Internet_20_Link">to help</text:a> </text:p>
      <text:p text:style-name="Standard">¿Puedes ayudarme a mover este sofá?<text:span text:style-name="Emphasis">Can you help me move this sofa?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assist) </text:p>
      <text:p text:style-name="Standard">a. <text:a xlink:type="simple" xlink:href="http://www.spanishdict.com/translate/to%20help" text:style-name="Internet_20_link" text:visited-style-name="Visited_20_Internet_20_Link">to help</text:a> </text:p>
      <text:p text:style-name="Standard">Si quieres ayudar, puedes barrer las hojas del jardín.<text:span text:style-name="Emphasis">If you want to help, you can sweep the leaves in the garden.</text:span></text:p>
      <text:p text:style-name="Standard">ayud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make use of something) </text:p>
      <text:p text:style-name="Standard">a. <text:a xlink:type="simple" xlink:href="http://www.spanishdict.com/translate/to%20use" text:style-name="Internet_20_link" text:visited-style-name="Visited_20_Internet_20_Link">to use</text:a> </text:p>
      <text:p text:style-name="Standard">Ayúdate de un trozo de pan para llevar la comida al tenedor.<text:span text:style-name="Emphasis">Use a piece of bread to push the food on to your fork.</text:span></text:p>
      <text:p text:style-name="Standard">b. <text:a xlink:type="simple" xlink:href="http://www.spanishdict.com/translate/to%20make%20use%20of" text:style-name="Internet_20_link" text:visited-style-name="Visited_20_Internet_20_Link">to make use of</text:a> </text:p>
      <text:p text:style-name="Standard">No se pudieron ayudar de la harina que sobró. <text:span text:style-name="Emphasis">They couldn't make use of the flour that was left over. </text:span></text:p>
      <text:p text:style-name="Standard">regres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go back) </text:p>
      <text:p text:style-name="Standard">a. <text:a xlink:type="simple" xlink:href="http://www.spanishdict.com/translate/to%20return" text:style-name="Internet_20_link" text:visited-style-name="Visited_20_Internet_20_Link">to return</text:a> </text:p>
      <text:p text:style-name="Standard">Regresa con la factura si quieres un crédito de la tienda.<text:span text:style-name="Emphasis">Return with the receipt if you want store credit. </text:span></text:p>
      <text:p text:style-name="Standard">b. <text:a xlink:type="simple" xlink:href="http://www.spanishdict.com/translate/to%20come%20back" text:style-name="Internet_20_link" text:visited-style-name="Visited_20_Internet_20_Link">to come back</text:a> </text:p>
      <text:p text:style-name="Standard">Odio que tenga que regresar al trabajo. <text:span text:style-name="Emphasis">I hate that I have to come back to work.</text:span></text:p>
      <text:p text:style-name="Standard">c. <text:a xlink:type="simple" xlink:href="http://www.spanishdict.com/translate/to%20go%20back" text:style-name="Internet_20_link" text:visited-style-name="Visited_20_Internet_20_Link">to go back</text:a> </text:p>
      <text:p text:style-name="Standard">Solo llevo una semana de vuelta, pero ya quiero regresar a España.<text:span text:style-name="Emphasis">I've only been back a week and I already want to go back to Spain.</text:span></text:p>
      <text:p text:style-name="Standard">2. (to hand back) (Latin America) </text:p>
      <text:p text:style-name="Standard">a. <text:a xlink:type="simple" xlink:href="http://www.spanishdict.com/translate/to%20return" text:style-name="Internet_20_link" text:visited-style-name="Visited_20_Internet_20_Link">to return</text:a> </text:p>
      <text:p text:style-name="Standard"><text:soft-page-break/>Regresa las llaves a su sitio.<text:span text:style-name="Emphasis">Return the keys to their place.</text:span></text:p>
      <text:p text:style-name="Standard">b. <text:a xlink:type="simple" xlink:href="http://www.spanishdict.com/translate/to%20give%20back" text:style-name="Internet_20_link" text:visited-style-name="Visited_20_Internet_20_Link">to give back</text:a> </text:p>
      <text:p text:style-name="Standard">Regrésale las llaves.<text:span text:style-name="Emphasis">Give the keys back to him.</text:span></text:p>
      <text:p text:style-name="Standard">regres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be back) (Latin America) </text:p>
      <text:p text:style-name="Standard">a. <text:a xlink:type="simple" xlink:href="http://www.spanishdict.com/translate/to%20return" text:style-name="Internet_20_link" text:visited-style-name="Visited_20_Internet_20_Link">to return</text:a> </text:p>
      <text:p text:style-name="Standard">Se regresaron después de dos meses de estar perdidos. <text:span text:style-name="Emphasis">They returned after two months of being missing. </text:span></text:p>
      <text:p text:style-name="Standard">b. <text:a xlink:type="simple" xlink:href="http://www.spanishdict.com/translate/to%20go%20back" text:style-name="Internet_20_link" text:visited-style-name="Visited_20_Internet_20_Link">to go back</text:a> </text:p>
      <text:p text:style-name="Standard">¡Me quiero regresar a Disney World! <text:span text:style-name="Emphasis">I want to go back to Disney World. </text:span></text:p>
      <text:p text:style-name="Standard">c. <text:a xlink:type="simple" xlink:href="http://www.spanishdict.com/translate/to%20come%20back" text:style-name="Internet_20_link" text:visited-style-name="Visited_20_Internet_20_Link">to come back</text:a> </text:p>
      <text:p text:style-name="Standard">Se regresó al lugar de su nacimiento. <text:span text:style-name="Emphasis">He came back to the place of his birth. </text:span></text:p>
      <text:p text:style-name="Standard">reto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start) </text:p>
      <text:p text:style-name="Standard">a. <text:a xlink:type="simple" xlink:href="http://www.spanishdict.com/translate/to%20resume" text:style-name="Internet_20_link" text:visited-style-name="Visited_20_Internet_20_Link">to resume</text:a> </text:p>
      <text:p text:style-name="Standard">Retomé mis estudios tras un año sabático.<text:span text:style-name="Emphasis">I resumed my studies after a sabbatical year.</text:span></text:p>
      <text:p text:style-name="Standard">b. <text:a xlink:type="simple" xlink:href="http://www.spanishdict.com/translate/to%20take%20up%20again" text:style-name="Internet_20_link" text:visited-style-name="Visited_20_Internet_20_Link">to take up again</text:a> </text:p>
      <text:p text:style-name="Standard">El autor retoma la teoría conspirativa en el capítulo doce.<text:span text:style-name="Emphasis">The author takes up his conspiracy theory again in the twelfth chapter.</text:span></text:p>
      <text:p text:style-name="Standard">c. <text:a xlink:type="simple" xlink:href="http://www.spanishdict.com/translate/to%20pick%20back%20up" text:style-name="Internet_20_link" text:visited-style-name="Visited_20_Internet_20_Link">to pick back up</text:a> </text:p>
      <text:p text:style-name="Standard">Dejé de tocar la guitarra en la secundaria, pero la retomé cuando terminé la facultad.<text:span text:style-name="Emphasis">I quit playing guitar in high-school, but I picked it back up after college.</text:span></text:p>
      <text:p text:style-name="Standard">re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are) </text:p>
      <text:p text:style-name="Standard">a. <text:a xlink:type="simple" xlink:href="http://www.spanishdict.com/translate/to%20challenge" text:style-name="Internet_20_link" text:visited-style-name="Visited_20_Internet_20_Link">to challenge</text:a> </text:p>
      <text:p text:style-name="Standard">Me retó a una partida de ajedrez.<text:span text:style-name="Emphasis">She challenged me to a game of chess.</text:span></text:p>
      <text:p text:style-name="Standard">2. (to scold) (Southern Cone) </text:p>
      <text:p text:style-name="Standard">a. <text:a xlink:type="simple" xlink:href="http://www.spanishdict.com/translate/to%20tell%20off" text:style-name="Internet_20_link" text:visited-style-name="Visited_20_Internet_20_Link">to tell off</text:a> (colloquial) </text:p>
      <text:p text:style-name="Standard">Su hermana le retó cuando la criticó por el vestido que llevaba.<text:span text:style-name="Emphasis">His sister told him off when he criticized her for the dress she was wearing.</text:span></text:p>
      <text:p text:style-name="Standard">confer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esent) </text:p>
      <text:p text:style-name="Standard">a. <text:a xlink:type="simple" xlink:href="http://www.spanishdict.com/translate/to%20confer" text:style-name="Internet_20_link" text:visited-style-name="Visited_20_Internet_20_Link">to confer</text:a> </text:p>
      <text:p text:style-name="Standard">La nueva constitución confería poderes ilimitados al presidente.<text:span text:style-name="Emphasis">The new constitution conferred unlimited power on the president.</text:span></text:p>
      <text:p text:style-name="Standard">b. <text:a xlink:type="simple" xlink:href="http://www.spanishdict.com/translate/to%20bestow" text:style-name="Internet_20_link" text:visited-style-name="Visited_20_Internet_20_Link">to bestow</text:a> </text:p>
      <text:p text:style-name="Standard">La academia le confirió el honor de nombrarle autor del año.<text:span text:style-name="Emphasis">The academy bestowed him the honor of naming him author of the year.</text:span></text:p>
      <text:p text:style-name="Standard">c. <text:a xlink:type="simple" xlink:href="http://www.spanishdict.com/translate/to%20award" text:style-name="Internet_20_link" text:visited-style-name="Visited_20_Internet_20_Link">to award</text:a> </text:p>
      <text:p text:style-name="Standard">El jurado ha conferido el premio de conjunto más elegante a la modelo española.<text:span text:style-name="Emphasis">The jury awarded the prize for the most elegant outfit to the Spanish model.</text:span></text:p>
      <text:p text:style-name="Standard">2. (to provide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La nueva decoración de la habitación le confiere un ambiente más profesional.<text:span text:style-name="Emphasis">The room's new decor gives it a more professional atmosphere.</text:span></text:p>
      <text:p text:style-name="Standard">b. <text:a xlink:type="simple" xlink:href="http://www.spanishdict.com/translate/to%20lend" text:style-name="Internet_20_link" text:visited-style-name="Visited_20_Internet_20_Link">to lend</text:a> </text:p>
      <text:p text:style-name="Standard">Su uniforme le confería un aire de autoridad.<text:span text:style-name="Emphasis">His uniform lent him an air of authority.</text:span></text:p>
      <text:p text:style-name="Standard">regar</text:p>
      <text:p text:style-name="Standard"><text:soft-page-break/><text:a xlink:type="simple" xlink:href="http://www.spanishdict.com/topics/show/107" text:style-name="Internet_20_link" text:visited-style-name="Visited_20_Internet_20_Link">transitive verb</text:a></text:p>
      <text:p text:style-name="Standard">1. (to drench with water) </text:p>
      <text:p text:style-name="Standard">a. <text:a xlink:type="simple" xlink:href="http://www.spanishdict.com/translate/to%20water" text:style-name="Internet_20_link" text:visited-style-name="Visited_20_Internet_20_Link">to water</text:a> </text:p>
      <text:p text:style-name="Standard">Yo regaré las rosas en tu ausencia.<text:span text:style-name="Emphasis">I will water the roses while you're away.</text:span></text:p>
      <text:p text:style-name="Standard">b. <text:a xlink:type="simple" xlink:href="http://www.spanishdict.com/translate/to%20irrigate" text:style-name="Internet_20_link" text:visited-style-name="Visited_20_Internet_20_Link">to irrigate</text:a> </text:p>
      <text:p text:style-name="Standard">Los aspersores riegan el jardín con agua regenerada.<text:span text:style-name="Emphasis">The sprinklers irrigate the garden with reclaimed water.</text:span></text:p>
      <text:p text:style-name="Standard">c. <text:a xlink:type="simple" xlink:href="http://www.spanishdict.com/translate/to%20hose%20down" text:style-name="Internet_20_link" text:visited-style-name="Visited_20_Internet_20_Link">to hose down</text:a> </text:p>
      <text:p text:style-name="Standard">Tras la tormenta, barrí todas las hojas y regué toda la porquería de mi jardín trasero.<text:span text:style-name="Emphasis">After the storm, I swept all the leaves and hosed down the dirt from my backyard.</text:span></text:p>
      <text:p text:style-name="Standard">2. (geography) </text:p>
      <text:p text:style-name="Standard">a. <text:a xlink:type="simple" xlink:href="http://www.spanishdict.com/translate/to%20flow%20through" text:style-name="Internet_20_link" text:visited-style-name="Visited_20_Internet_20_Link">to flow through</text:a> </text:p>
      <text:p text:style-name="Standard">El río riega el valle, abasteciendo a las aldeas de alrededor de agua fresca.<text:span text:style-name="Emphasis">The river flows through the valley supplying the surrounding villages with freshwater.</text:span></text:p>
      <text:p text:style-name="Standard">3. (to scatter liquids) </text:p>
      <text:p text:style-name="Standard">a. <text:a xlink:type="simple" xlink:href="http://www.spanishdict.com/translate/to%20spill" text:style-name="Internet_20_link" text:visited-style-name="Visited_20_Internet_20_Link">to spill</text:a> </text:p>
      <text:p text:style-name="Standard">Regó el vino por toda la mesa.<text:span text:style-name="Emphasis">She spilled the wine on the entire table.</text:span></text:p>
      <text:p text:style-name="Standard">4. (colloquial) (to fail) (Mexico) </text:p>
      <text:p text:style-name="Standard">a. <text:a xlink:type="simple" xlink:href="http://www.spanishdict.com/translate/to%20screw%20up" text:style-name="Internet_20_link" text:visited-style-name="Visited_20_Internet_20_Link">to screw up</text:a> (colloquial) </text:p>
      <text:p text:style-name="Standard">¡Ya la regaste!<text:span text:style-name="Emphasis">You screwed it up!</text:span></text:p>
      <text:p text:style-name="Standard">5. (to sprinkle) </text:p>
      <text:p text:style-name="Standard">a. <text:a xlink:type="simple" xlink:href="http://www.spanishdict.com/translate/to%20scatter" text:style-name="Internet_20_link" text:visited-style-name="Visited_20_Internet_20_Link">to scatter</text:a> </text:p>
      <text:p text:style-name="Standard">Mientras cargaba sus juguetes, tropezó y los regó por el suelo.<text:span text:style-name="Emphasis">While carrying his toys, he tripped and scattered them all over the floor.</text:span></text:p>
      <text:p text:style-name="Standard">reg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6. (to bathe) (Latin America) </text:p>
      <text:p text:style-name="Standard">a. <text:a xlink:type="simple" xlink:href="http://www.spanishdict.com/translate/to%20shower" text:style-name="Internet_20_link" text:visited-style-name="Visited_20_Internet_20_Link">to shower</text:a> </text:p>
      <text:p text:style-name="Standard">Al regarte con agua caliente, frota tu cuerpo con azúcar para exfoliarte la piel.<text:span text:style-name="Emphasis">When showering with warm water, scrub your body with sugar to exfoliate your skin.</text:span></text:p>
      <text:p text:style-name="Standard">b. <text:a xlink:type="simple" xlink:href="http://www.spanishdict.com/translate/to%20take%20a%20shower" text:style-name="Internet_20_link" text:visited-style-name="Visited_20_Internet_20_Link">to take a shower</text:a> </text:p>
      <text:p text:style-name="Standard">Siempre me riego con agua fría en el verano para refrescarme.<text:span text:style-name="Emphasis">I always take cold showers in the summer to feel refreshed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disperse) (Central America) </text:p>
      <text:p text:style-name="Standard">a. <text:a xlink:type="simple" xlink:href="http://www.spanishdict.com/translate/to%20scatter" text:style-name="Internet_20_link" text:visited-style-name="Visited_20_Internet_20_Link">to scatter</text:a> </text:p>
      <text:p text:style-name="Standard">Los protestantes se regaron presos del pánico cuando llegó la policía.<text:span text:style-name="Emphasis">The protesters scattered in panic when the police arrived.</text:span></text:p>
      <text:p text:style-name="Standard">8. (to become cross) (Caribbean) </text:p>
      <text:p text:style-name="Standard">a. <text:a xlink:type="simple" xlink:href="http://www.spanishdict.com/translate/to%20get%20angry" text:style-name="Internet_20_link" text:visited-style-name="Visited_20_Internet_20_Link">to get angry</text:a> </text:p>
      <text:p text:style-name="Standard">Mi novia se regó porque la llamé por el nombre de mi exnovia.<text:span text:style-name="Emphasis">My girlfriend got angry because I called her by my ex-girlfriend's name.</text:span></text:p>
      <text:p text:style-name="Standard">ago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fatigue) </text:p>
      <text:p text:style-name="Standard">a. <text:a xlink:type="simple" xlink:href="http://www.spanishdict.com/translate/to%20exhaust" text:style-name="Internet_20_link" text:visited-style-name="Visited_20_Internet_20_Link">to exhaust</text:a> </text:p>
      <text:p text:style-name="Standard">Este trabajo de ladrillero me agota. <text:span text:style-name="Emphasis">This brick-laying job exhausts me. </text:span></text:p>
      <text:p text:style-name="Standard">b. <text:a xlink:type="simple" xlink:href="http://www.spanishdict.com/translate/to%20wear%20out" text:style-name="Internet_20_link" text:visited-style-name="Visited_20_Internet_20_Link">to wear out</text:a> </text:p>
      <text:p text:style-name="Standard">Viajar entre Los Ángeles y Sydney una vez por mes me está agotando. <text:span text:style-name="Emphasis">Travelling between Los Angeles and Sydney once a month is wearing me out. </text:span></text:p>
      <text:p text:style-name="Standard">c. <text:a xlink:type="simple" xlink:href="http://www.spanishdict.com/translate/to%20tire%20out" text:style-name="Internet_20_link" text:visited-style-name="Visited_20_Internet_20_Link">to tire out</text:a> </text:p>
      <text:p text:style-name="Standard"><text:soft-page-break/>Si crees que ir a la escuela te agota, mira a ver una vida sin una educación. <text:span text:style-name="Emphasis">If you think going to school tires you out, try a life without an education. </text:span></text:p>
      <text:p text:style-name="Standard">2. (to use completely) </text:p>
      <text:p text:style-name="Standard">a. <text:a xlink:type="simple" xlink:href="http://www.spanishdict.com/translate/to%20use%20up" text:style-name="Internet_20_link" text:visited-style-name="Visited_20_Internet_20_Link">to use up</text:a> </text:p>
      <text:p text:style-name="Standard">Tener la radio prendida todo el día agota las pilas. <text:span text:style-name="Emphasis">Having the radio on all day uses up the batteries. </text:span></text:p>
      <text:p text:style-name="Standard">b. <text:a xlink:type="simple" xlink:href="http://www.spanishdict.com/translate/to%20run%20out" text:style-name="Internet_20_link" text:visited-style-name="Visited_20_Internet_20_Link">to run out</text:a> </text:p>
      <text:p text:style-name="Standard">Felipe agotó todos los pretextos y se vio obligado a empezar a decir la verdad. <text:span text:style-name="Emphasis">Felipe ran out of pretexts and was forced to start telling the truth.</text:span></text:p>
      <text:p text:style-name="Standard">c. <text:a xlink:type="simple" xlink:href="http://www.spanishdict.com/translate/to%20exhaust" text:style-name="Internet_20_link" text:visited-style-name="Visited_20_Internet_20_Link">to exhaust</text:a> </text:p>
      <text:p text:style-name="Standard">Si no cambiamos, agotaremos las existencias de petróleo dentro de nuestras vidas. <text:span text:style-name="Emphasis">If we don't change, we will exhaust the supply of petroleum within our lifetime. </text:span></text:p>
      <text:p text:style-name="Standard">d. <text:a xlink:type="simple" xlink:href="http://www.spanishdict.com/translate/to%20run%20down" text:style-name="Internet_20_link" text:visited-style-name="Visited_20_Internet_20_Link">to run down</text:a> </text:p>
      <text:p text:style-name="Standard">Agotarás la pila del carro si dejas las luces prendidas toda la noche. <text:span text:style-name="Emphasis">You'll run down the car battery if you leave the lights on all night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be tiring) </text:p>
      <text:p text:style-name="Standard">a. <text:a xlink:type="simple" xlink:href="http://www.spanishdict.com/translate/to%20be%20exhausting" text:style-name="Internet_20_link" text:visited-style-name="Visited_20_Internet_20_Link">to be exhausting</text:a> </text:p>
      <text:p text:style-name="Standard">Caminar bajo el sol del desierto sí agota.<text:span text:style-name="Emphasis">Walking under the desert sun is truly exhausting. </text:span></text:p>
      <text:p text:style-name="Standard">ago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become tired) </text:p>
      <text:p text:style-name="Standard">a. <text:a xlink:type="simple" xlink:href="http://www.spanishdict.com/translate/to%20tire%20oneself%20out" text:style-name="Internet_20_link" text:visited-style-name="Visited_20_Internet_20_Link">to tire oneself out</text:a> </text:p>
      <text:p text:style-name="Standard">Me agoté empacando para las vacaciones. <text:span text:style-name="Emphasis">I tired myself out packing for vacation. </text:span></text:p>
      <text:p text:style-name="Standard">b. <text:a xlink:type="simple" xlink:href="http://www.spanishdict.com/translate/to%20get%20exhausted" text:style-name="Internet_20_link" text:visited-style-name="Visited_20_Internet_20_Link">to get exhausted</text:a> </text:p>
      <text:p text:style-name="Standard">Se agotó fisicamente al correr el maratón, pero se cargó de energía espiritual. <text:span text:style-name="Emphasis">She was physically exhausted from running the marathon, but charged with spiritual energy. </text:span></text:p>
      <text:p text:style-name="Standard">c. <text:a xlink:type="simple" xlink:href="http://www.spanishdict.com/translate/to%20wear%20oneself%20out" text:style-name="Internet_20_link" text:visited-style-name="Visited_20_Internet_20_Link">to wear oneself out</text:a> </text:p>
      <text:p text:style-name="Standard">El chófer se agotó de manejar toda la noche. <text:span text:style-name="Emphasis">The driver wore himself out from driving all night. 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use up a resource) </text:p>
      <text:p text:style-name="Standard">a. <text:a xlink:type="simple" xlink:href="http://www.spanishdict.com/translate/to%20run%20out" text:style-name="Internet_20_link" text:visited-style-name="Visited_20_Internet_20_Link">to run out</text:a> </text:p>
      <text:p text:style-name="Standard">Tuvimos más invitados de lo esperado y se nos agotó la comida. <text:span text:style-name="Emphasis">We had more guests than expected and ran out of food. </text:span></text:p>
      <text:p text:style-name="Standard">b. <text:a xlink:type="simple" xlink:href="http://www.spanishdict.com/translate/to%20sell%20out" text:style-name="Internet_20_link" text:visited-style-name="Visited_20_Internet_20_Link">to sell out</text:a> </text:p>
      <text:p text:style-name="Standard">Lo siento, pero se nos agotaron los ponis rositas. <text:span text:style-name="Emphasis">I'm sorry, but we are sold out of pink ponies. </text:span></text:p>
      <text:p text:style-name="Standard">c. <text:a xlink:type="simple" xlink:href="http://www.spanishdict.com/translate/to%20use%20up" text:style-name="Internet_20_link" text:visited-style-name="Visited_20_Internet_20_Link">to use up</text:a> </text:p>
      <text:p text:style-name="Standard">Después de sacar cientos de fotos, la pila ya se agotó. <text:span text:style-name="Emphasis">After taking hundreds of pictures, the battery is used up. </text:span></text:p>
      <text:p text:style-name="Standard">amar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fasten) </text:p>
      <text:p text:style-name="Standard">a. <text:a xlink:type="simple" xlink:href="http://www.spanishdict.com/translate/to%20tie" text:style-name="Internet_20_link" text:visited-style-name="Visited_20_Internet_20_Link">to tie</text:a> </text:p>
      <text:p text:style-name="Standard">Le voy a amarrar un moño al regalo de cumpleaños.<text:span text:style-name="Emphasis">I'll tie a bow to the birthday present.</text:span></text:p>
      <text:p text:style-name="Standard">b. <text:a xlink:type="simple" xlink:href="http://www.spanishdict.com/translate/to%20tie%20up" text:style-name="Internet_20_link" text:visited-style-name="Visited_20_Internet_20_Link">to tie up</text:a> </text:p>
      <text:p text:style-name="Standard">El dueño amarró el perro a un árbol.<text:span text:style-name="Emphasis">The owner tied the dog up to a tree.</text:span></text:p>
      <text:p text:style-name="Standard">c. <text:a xlink:type="simple" xlink:href="http://www.spanishdict.com/translate/to%20moor" text:style-name="Internet_20_link" text:visited-style-name="Visited_20_Internet_20_Link">to moor</text:a> (nautical) </text:p>
      <text:p text:style-name="Standard">La tripulación amarró el barco en el puerto.<text:span text:style-name="Emphasis">The crew moored the boat to the port.</text:span></text:p>
      <text:p text:style-name="Standard">2. (to secure) </text:p>
      <text:p text:style-name="Standard">a. <text:a xlink:type="simple" xlink:href="http://www.spanishdict.com/translate/to%20tie%20up" text:style-name="Internet_20_link" text:visited-style-name="Visited_20_Internet_20_Link">to tie up</text:a> </text:p>
      <text:p text:style-name="Standard">La empresa está haciendo lo necesario por amarrar un acuerdo.<text:span text:style-name="Emphasis">The company is doing what is necessary to tie up an agreement.</text:span></text:p>
      <text:p text:style-name="Standard">amarrarse</text:p>
      <text:p text:style-name="Standard"><text:soft-page-break/><text:a xlink:type="simple" xlink:href="http://www.spanishdict.com/topics/show/107" text:style-name="Internet_20_link" text:visited-style-name="Visited_20_Internet_20_Link">pronominal verb</text:a></text:p>
      <text:p text:style-name="Standard">3. (to lace) (Latin America) </text:p>
      <text:p text:style-name="Standard">a. <text:a xlink:type="simple" xlink:href="http://www.spanishdict.com/translate/to%20tie" text:style-name="Internet_20_link" text:visited-style-name="Visited_20_Internet_20_Link">to tie</text:a> </text:p>
      <text:p text:style-name="Standard">Mi hija acaba de aprender a amarrarse las agujetas.<text:span text:style-name="Emphasis">My daughter just learned how to tie her shoelaces.</text:span></text:p>
      <text:p text:style-name="Standard">recib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 given) </text:p>
      <text:p text:style-name="Standard">a. <text:a xlink:type="simple" xlink:href="http://www.spanishdict.com/translate/to%20receive" text:style-name="Internet_20_link" text:visited-style-name="Visited_20_Internet_20_Link">to receive</text:a> </text:p>
      <text:p text:style-name="Standard">La víctima recibió un fuerte golpe al lado de la cabeza.<text:span text:style-name="Emphasis">The victim received a strong blow to the side of the head.</text:span></text:p>
      <text:p text:style-name="Standard">Dicen que el alcalde recibió dinero de fuentes sospechosas.<text:span text:style-name="Emphasis">They say that the mayor received money from shady sources.</text:span></text:p>
      <text:p text:style-name="Standard">b. <text:a xlink:type="simple" xlink:href="http://www.spanishdict.com/translate/to%20accept" text:style-name="Internet_20_link" text:visited-style-name="Visited_20_Internet_20_Link">to accept</text:a> </text:p>
      <text:p text:style-name="Standard">Ella recibió su premio con mucho orgullo. <text:span text:style-name="Emphasis">She accepted her prize with much pride. </text:span></text:p>
      <text:p text:style-name="Standard">2. (to greet) </text:p>
      <text:p text:style-name="Standard">a. <text:a xlink:type="simple" xlink:href="http://www.spanishdict.com/translate/to%20welcome" text:style-name="Internet_20_link" text:visited-style-name="Visited_20_Internet_20_Link">to welcome</text:a> </text:p>
      <text:p text:style-name="Standard">Nos recibió personalmente en el aeropuerto.<text:span text:style-name="Emphasis">He personally welcomed us at the airport.</text:span></text:p>
      <text:p text:style-name="Standard">El equipo visitante fue recibido con silbidos y abucheos.<text:span text:style-name="Emphasis">The visiting team was received with whistles and jeers.</text:span></text:p>
      <text:p text:style-name="Standard">b. <text:a xlink:type="simple" xlink:href="http://www.spanishdict.com/translate/to%20receive" text:style-name="Internet_20_link" text:visited-style-name="Visited_20_Internet_20_Link">to receive</text:a> </text:p>
      <text:p text:style-name="Standard">Recibieron a su hijo con los brazos abiertos cuando regresó de la guerra. <text:span text:style-name="Emphasis">They received their son with open arms when he returned from the war. </text:span></text:p>
      <text:p text:style-name="Standard">3. (to react to) </text:p>
      <text:p text:style-name="Standard">a. <text:a xlink:type="simple" xlink:href="http://www.spanishdict.com/translate/to%20receive" text:style-name="Internet_20_link" text:visited-style-name="Visited_20_Internet_20_Link">to receive</text:a> </text:p>
      <text:p text:style-name="Standard">El empleado no recibió bien la noticia de que lo estaban despidiendo.<text:span text:style-name="Emphasis">The employee did not receive the news that he was being fired well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welcome visitors) </text:p>
      <text:p text:style-name="Standard">a. <text:a xlink:type="simple" xlink:href="http://www.spanishdict.com/translate/to%20receive%20visitors" text:style-name="Internet_20_link" text:visited-style-name="Visited_20_Internet_20_Link">to receive visitors</text:a> </text:p>
      <text:p text:style-name="Standard">Disculpe, pero el ama de la casa no ésta recibiendo hoy.<text:span text:style-name="Emphasis">I'm sorry, but the lady of the house is not receiving visitors today.</text:span></text:p>
      <text:p text:style-name="Standard">b. <text:a xlink:type="simple" xlink:href="http://www.spanishdict.com/translate/to%20see%20patients" text:style-name="Internet_20_link" text:visited-style-name="Visited_20_Internet_20_Link">to see patients</text:a> </text:p>
      <text:p text:style-name="Standard">Mi doctor sólo recibe los lunes y los jueves.<text:span text:style-name="Emphasis">My doctor only sees patients on Mondays and Thursdays.</text:span></text:p>
      <text:p text:style-name="Standard">recib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qualify) (Latin America) </text:p>
      <text:p text:style-name="Standard">a. <text:a xlink:type="simple" xlink:href="http://www.spanishdict.com/translate/to%20graduate" text:style-name="Internet_20_link" text:visited-style-name="Visited_20_Internet_20_Link">to graduate</text:a> </text:p>
      <text:p text:style-name="Standard">¿Cuántos estudiantes se recibirán este año?<text:span text:style-name="Emphasis">How many students will graduate this year?</text:span></text:p>
      <text:p text:style-name="Standard">Mi hermana se recibió de ingeniera en Georgia Tech.<text:span text:style-name="Emphasis">Mi sister graduated as an engineer from Georgia Tech.</text:span></text:p>
      <text:p text:style-name="Standard">alime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ive food) </text:p>
      <text:p text:style-name="Standard">a. <text:a xlink:type="simple" xlink:href="http://www.spanishdict.com/translate/to%20feed" text:style-name="Internet_20_link" text:visited-style-name="Visited_20_Internet_20_Link">to feed</text:a> </text:p>
      <text:p text:style-name="Standard">¿Alimentaste al bebé?<text:span text:style-name="Emphasis">Did you feed the baby?</text:span></text:p>
      <text:p text:style-name="Standard">2. (to give nutrition) </text:p>
      <text:p text:style-name="Standard">a. <text:a xlink:type="simple" xlink:href="http://www.spanishdict.com/translate/to%20nourish" text:style-name="Internet_20_link" text:visited-style-name="Visited_20_Internet_20_Link">to nourish</text:a> </text:p>
      <text:p text:style-name="Standard">Nuestro champú nuevo alimentará tu cabello. <text:span text:style-name="Emphasis">Our new shampoo will nourish your hair. </text:span></text:p>
      <text:p text:style-name="Standard">3. (to feed) </text:p>
      <text:p text:style-name="Standard">a. <text:a xlink:type="simple" xlink:href="http://www.spanishdict.com/translate/to%20fire" text:style-name="Internet_20_link" text:visited-style-name="Visited_20_Internet_20_Link">to fire</text:a> (figurative) </text:p>
      <text:p text:style-name="Standard"><text:soft-page-break/>La lectura alimenta la imaginación. <text:span text:style-name="Emphasis">Reading fires the imagination. </text:span></text:p>
      <text:p text:style-name="Standard">b. <text:a xlink:type="simple" xlink:href="http://www.spanishdict.com/translate/to%20fuel" text:style-name="Internet_20_link" text:visited-style-name="Visited_20_Internet_20_Link">to fuel</text:a> (figurative) </text:p>
      <text:p text:style-name="Standard">Ver el documental alimentó su deseo de ayudar a los animales maltratados. <text:span text:style-name="Emphasis">Seeing the documentary fueled her desire to help mistreated animals.</text:span></text:p>
      <text:p text:style-name="Standard">4. (to give fuel to) </text:p>
      <text:p text:style-name="Standard">a. <text:a xlink:type="simple" xlink:href="http://www.spanishdict.com/translate/to%20feed" text:style-name="Internet_20_link" text:visited-style-name="Visited_20_Internet_20_Link">to feed</text:a> </text:p>
      <text:p text:style-name="Standard">Sigue alimentado el motor o el tren se detendrá. <text:span text:style-name="Emphasis">Keep feeding the engine or the train will stop. </text:span></text:p>
      <text:p text:style-name="Standard">alimen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eat) </text:p>
      <text:p text:style-name="Standard">a. <text:a xlink:type="simple" xlink:href="http://www.spanishdict.com/translate/to%20feed%20on" text:style-name="Internet_20_link" text:visited-style-name="Visited_20_Internet_20_Link">to feed on</text:a> </text:p>
      <text:p text:style-name="Standard">Muchos murciélagos se alimentan de frutas. <text:span text:style-name="Emphasis">Many bats feed on fruit. </text:span></text:p>
      <text:p text:style-name="Standard">b. <text:a xlink:type="simple" xlink:href="http://www.spanishdict.com/translate/to%20eat" text:style-name="Internet_20_link" text:visited-style-name="Visited_20_Internet_20_Link">to eat</text:a> </text:p>
      <text:p text:style-name="Standard">¿De qué te alimentas cuando estás en el bosque?<text:span text:style-name="Emphasis">What do you eat when you're in the forest?</text:span></text:p>
      <text:p text:style-name="Standard">basar</text:p>
      <text:p text:style-name="Standard">transitive verb phrase</text:p>
      <text:p text:style-name="Standard">1. (to be founded on) </text:p>
      <text:p text:style-name="Standard">a. <text:a xlink:type="simple" xlink:href="http://www.spanishdict.com/translate/to%20base%20on" text:style-name="Internet_20_link" text:visited-style-name="Visited_20_Internet_20_Link">to base on</text:a> </text:p>
      <text:p text:style-name="Standard">La escuela diurna religiosa basa sus lecciones en las historias de la Biblia.<text:span text:style-name="Emphasis">The religious day school bases its lessons on stories from the Bible.</text:span></text:p>
      <text:p text:style-name="Standard">bas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be supported by) </text:p>
      <text:p text:style-name="Standard">a. <text:a xlink:type="simple" xlink:href="http://www.spanishdict.com/translate/to%20be%20based%20on" text:style-name="Internet_20_link" text:visited-style-name="Visited_20_Internet_20_Link">to be based on</text:a> </text:p>
      <text:p text:style-name="Standard">Mi hipótesis sobre el asesinato se basa en las pistas encontradas en la escena del crimen.<text:span text:style-name="Emphasis">My hypothesis about the murder is based on the clues found at the scene of the crime.</text:span></text:p>
      <text:p text:style-name="Standard">acos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et down) </text:p>
      <text:p text:style-name="Standard">a. <text:a xlink:type="simple" xlink:href="http://www.spanishdict.com/translate/to%20lay%20down" text:style-name="Internet_20_link" text:visited-style-name="Visited_20_Internet_20_Link">to lay down</text:a> </text:p>
      <text:p text:style-name="Standard">Acuesta a la paciente y levántale las piernas.<text:span text:style-name="Emphasis">Lay the patient down and raise her legs.</text:span></text:p>
      <text:p text:style-name="Standard">2. (to put to sleep) </text:p>
      <text:p text:style-name="Standard">a. <text:a xlink:type="simple" xlink:href="http://www.spanishdict.com/translate/to%20put%20to%20bed" text:style-name="Internet_20_link" text:visited-style-name="Visited_20_Internet_20_Link">to put to bed</text:a> </text:p>
      <text:p text:style-name="Standard">Acosté a los niños y luego me acosté yo.<text:span text:style-name="Emphasis">I put the children to bed and then went to bed myself. </text:span></text:p>
      <text:p text:style-name="Standard">acost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go to sleep) </text:p>
      <text:p text:style-name="Standard">a. <text:a xlink:type="simple" xlink:href="http://www.spanishdict.com/translate/to%20go%20to%20bed" text:style-name="Internet_20_link" text:visited-style-name="Visited_20_Internet_20_Link">to go to bed</text:a> </text:p>
      <text:p text:style-name="Standard">Suelo acostarme a las 10, pero hoy llegué a medianoche.<text:span text:style-name="Emphasis">I usually go to bed at 10, but today I got home at midnight.</text:span></text:p>
      <text:p text:style-name="Standard">4. (to recline) </text:p>
      <text:p text:style-name="Standard">a. <text:a xlink:type="simple" xlink:href="http://www.spanishdict.com/translate/to%20lie%20down" text:style-name="Internet_20_link" text:visited-style-name="Visited_20_Internet_20_Link">to lie down</text:a> </text:p>
      <text:p text:style-name="Standard">Se acostó en la arena y se puso la camisa en la cabeza.<text:span text:style-name="Emphasis">She lay down in the sand and put her shirt over her head.</text:span></text:p>
      <text:p text:style-name="Standard">interes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appeal to) </text:p>
      <text:p text:style-name="Standard">a. <text:a xlink:type="simple" xlink:href="http://www.spanishdict.com/translate/to%20interest" text:style-name="Internet_20_link" text:visited-style-name="Visited_20_Internet_20_Link">to interest</text:a> </text:p>
      <text:p text:style-name="Standard">¿De verdad crees que esta película les interesa a los alumnos?<text:span text:style-name="Emphasis">Do you really think this movie will interest the students?</text:span></text:p>
      <text:p text:style-name="Standard">b. <text:a xlink:type="simple" xlink:href="http://www.spanishdict.com/translate/to%20be%20of%20interest" text:style-name="Internet_20_link" text:visited-style-name="Visited_20_Internet_20_Link">to be of interest</text:a> </text:p>
      <text:p text:style-name="Standard"><text:soft-page-break/>El proyecto seguramente interesará a los inversionistas.<text:span text:style-name="Emphasis">The project will certainly be of interest to the investors.</text:span></text:p>
      <text:p text:style-name="Standard">2. (to affect) </text:p>
      <text:p text:style-name="Standard">a. <text:a xlink:type="simple" xlink:href="http://www.spanishdict.com/translate/to%20concern" text:style-name="Internet_20_link" text:visited-style-name="Visited_20_Internet_20_Link">to concern</text:a> </text:p>
      <text:p text:style-name="Standard">Las decisiones de la presidente nos interesan a todos.<text:span text:style-name="Emphasis">The president's decisions concern us all.</text:span></text:p>
      <text:p text:style-name="Standard">3. (to be useful) </text:p>
      <text:p text:style-name="Standard">a. <text:a xlink:type="simple" xlink:href="http://www.spanishdict.com/translate/to%20be%20of%20interest" text:style-name="Internet_20_link" text:visited-style-name="Visited_20_Internet_20_Link">to be of interest</text:a> </text:p>
      <text:p text:style-name="Standard">Interesaría realizar una investigación más detallada del caso.<text:span text:style-name="Emphasis">It would be of interest to conduct further research on the case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to attract; used with "en") </text:p>
      <text:p text:style-name="Standard">a. <text:a xlink:type="simple" xlink:href="http://www.spanishdict.com/translate/to%20interest%20in" text:style-name="Internet_20_link" text:visited-style-name="Visited_20_Internet_20_Link">to interest in</text:a> </text:p>
      <text:p text:style-name="Standard">El vendedor nos interesó en la casa en venta.<text:span text:style-name="Emphasis">The salesman interested us in the house on sale.</text:span></text:p>
      <text:p text:style-name="Standard">b. <text:a xlink:type="simple" xlink:href="http://www.spanishdict.com/translate/to%20get%20interested%20in" text:style-name="Internet_20_link" text:visited-style-name="Visited_20_Internet_20_Link">to get interested in</text:a> </text:p>
      <text:p text:style-name="Standard">Tenemos que tratar de interesar a los niños en el deporte.<text:span text:style-name="Emphasis">We've got to try to get kids interested in sports.</text:span></text:p>
      <text:p text:style-name="Standard">5. (formal) (to harm) </text:p>
      <text:p text:style-name="Standard">a. <text:a xlink:type="simple" xlink:href="http://www.spanishdict.com/translate/to%20damage" text:style-name="Internet_20_link" text:visited-style-name="Visited_20_Internet_20_Link">to damage</text:a> </text:p>
      <text:p text:style-name="Standard">El choque le interesó uno de los pulmones.<text:span text:style-name="Emphasis">The crash damaged one of his lungs.</text:span></text:p>
      <text:p text:style-name="Standard">b. <text:a xlink:type="simple" xlink:href="http://www.spanishdict.com/translate/to%20affect" text:style-name="Internet_20_link" text:visited-style-name="Visited_20_Internet_20_Link">to affect</text:a> </text:p>
      <text:p text:style-name="Standard">La caída interesó la columna vertebral de Joaquín.<text:span text:style-name="Emphasis">The fall affected Joaquin's spine.</text:span></text:p>
      <text:p text:style-name="Standard">interes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be attracted to; used with "en") </text:p>
      <text:p text:style-name="Standard">a. <text:a xlink:type="simple" xlink:href="http://www.spanishdict.com/translate/to%20be%20interested%20in" text:style-name="Internet_20_link" text:visited-style-name="Visited_20_Internet_20_Link">to be interested in</text:a> </text:p>
      <text:p text:style-name="Standard">El comité se interesó mucho en mi propuesta.<text:span text:style-name="Emphasis">The committee was very interested in my proposal.</text:span></text:p>
      <text:p text:style-name="Standard">b. <text:a xlink:type="simple" xlink:href="http://www.spanishdict.com/translate/to%20take%20interest%20in" text:style-name="Internet_20_link" text:visited-style-name="Visited_20_Internet_20_Link">to take interest in</text:a> </text:p>
      <text:p text:style-name="Standard">La maestra espera que, con su dinámica, sus alumnos se interesen en la clase.<text:span text:style-name="Emphasis">The teacher hopes that, with her dynamism, her students take an interest in the class.</text:span></text:p>
      <text:p text:style-name="Standard">7. (to look into; used with "por") </text:p>
      <text:p text:style-name="Standard">a. <text:a xlink:type="simple" xlink:href="http://www.spanishdict.com/translate/to%20ask%20about" text:style-name="Internet_20_link" text:visited-style-name="Visited_20_Internet_20_Link">to ask about</text:a> </text:p>
      <text:p text:style-name="Standard">Los amigos de Julia se interesaron por su salud.<text:span text:style-name="Emphasis">Julia's friends asked about her health.</text:span></text:p>
      <text:p text:style-name="Standard">b. <text:a xlink:type="simple" xlink:href="http://www.spanishdict.com/translate/to%20inquire%20about" text:style-name="Internet_20_link" text:visited-style-name="Visited_20_Internet_20_Link">to inquire about</text:a> </text:p>
      <text:p text:style-name="Standard">Hasta ahora nadie en la empresa se ha interesado por mi bienestar.<text:span text:style-name="Emphasis">Nobody in the company has yet inquired about my welfare.</text:span></text:p>
      <text:p text:style-name="Standard">8. (to worry) </text:p>
      <text:p text:style-name="Standard">a. <text:a xlink:type="simple" xlink:href="http://www.spanishdict.com/translate/to%20care" text:style-name="Internet_20_link" text:visited-style-name="Visited_20_Internet_20_Link">to care</text:a> </text:p>
      <text:p text:style-name="Standard">Laura se interesa mucho por ti.<text:span text:style-name="Emphasis">Laura cares a lot about you.</text:span></text:p>
      <text:p text:style-name="Standard">plane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rrange) </text:p>
      <text:p text:style-name="Standard">a. <text:a xlink:type="simple" xlink:href="http://www.spanishdict.com/translate/to%20plan" text:style-name="Internet_20_link" text:visited-style-name="Visited_20_Internet_20_Link">to plan</text:a> </text:p>
      <text:p text:style-name="Standard">Estamos planeando una fiesta de sorpresa para su cumpleaños.<text:span text:style-name="Emphasis">We're planning a surprise party for her birthday.</text:span></text:p>
      <text:p text:style-name="Standard">Tenemos planeado ir a la playa en agosto.<text:span text:style-name="Emphasis">We're planning to go to the beach in Augus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aviation) </text:p>
      <text:p text:style-name="Standard">a. <text:a xlink:type="simple" xlink:href="http://www.spanishdict.com/translate/to%20glide" text:style-name="Internet_20_link" text:visited-style-name="Visited_20_Internet_20_Link">to glide</text:a> </text:p>
      <text:p text:style-name="Standard">La inercia mantuvo el avión planeando sobre la pista.<text:span text:style-name="Emphasis">Inertia kept the plane gliding over the runway.</text:span></text:p>
      <text:p text:style-name="Standard">3. (to stay airborne) </text:p>
      <text:p text:style-name="Standard">a. <text:a xlink:type="simple" xlink:href="http://www.spanishdict.com/translate/to%20soar" text:style-name="Internet_20_link" text:visited-style-name="Visited_20_Internet_20_Link">to soar</text:a> </text:p>
      <text:p text:style-name="Standard"><text:soft-page-break/>Solté hilo y vi planear la cometa en el cielo.<text:span text:style-name="Emphasis">I let go of some string and watched the kite soar into the sky.</text:span></text:p>
      <text:p text:style-name="Standard">asist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e present) </text:p>
      <text:p text:style-name="Standard">a. <text:a xlink:type="simple" xlink:href="http://www.spanishdict.com/translate/to%20attend" text:style-name="Internet_20_link" text:visited-style-name="Visited_20_Internet_20_Link">to attend</text:a> </text:p>
      <text:p text:style-name="Standard">Ella asiste a un colegio de todo niñas.<text:span text:style-name="Emphasis">She attends an all-girl school.</text:span></text:p>
      <text:p text:style-name="Standard">2. (to observe) </text:p>
      <text:p text:style-name="Standard">a. <text:a xlink:type="simple" xlink:href="http://www.spanishdict.com/translate/to%20witness" text:style-name="Internet_20_link" text:visited-style-name="Visited_20_Internet_20_Link">to witness</text:a> </text:p>
      <text:p text:style-name="Standard">Estamos asistiendo al comienzo de una nueva era.<text:span text:style-name="Emphasis">We are witnessing the beginning of a new era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help) </text:p>
      <text:p text:style-name="Standard">a. <text:a xlink:type="simple" xlink:href="http://www.spanishdict.com/translate/to%20attend%20to" text:style-name="Internet_20_link" text:visited-style-name="Visited_20_Internet_20_Link">to attend to</text:a> </text:p>
      <text:p text:style-name="Standard">La enfermera me asistió porque era una urgencia.<text:span text:style-name="Emphasis">The nurse attended to me because it was an emergency.</text:span></text:p>
      <text:p text:style-name="Standard">alqui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cquire as a rental) </text:p>
      <text:p text:style-name="Standard">a. <text:a xlink:type="simple" xlink:href="http://www.spanishdict.com/translate/to%20rent" text:style-name="Internet_20_link" text:visited-style-name="Visited_20_Internet_20_Link">to rent</text:a> </text:p>
      <text:p text:style-name="Standard">Vamos a alquilar un apartamento hasta que podamos permitirnos comprar una casa.<text:span text:style-name="Emphasis">We are going to rent an apartment until we can afford to buy a house.</text:span></text:p>
      <text:p text:style-name="Standard">2. (to lease to someone) </text:p>
      <text:p text:style-name="Standard">a. <text:a xlink:type="simple" xlink:href="http://www.spanishdict.com/translate/to%20rent%20out" text:style-name="Internet_20_link" text:visited-style-name="Visited_20_Internet_20_Link">to rent out</text:a> </text:p>
      <text:p text:style-name="Standard">Ella es la dueña de cinco propiedades y alquila cuatro de ellas.<text:span text:style-name="Emphasis">She is the owner of five properties and rents out four of them.</text:span></text:p>
      <text:p text:style-name="Standard">3. (to employ temporarily) </text:p>
      <text:p text:style-name="Standard">a. <text:a xlink:type="simple" xlink:href="http://www.spanishdict.com/translate/to%20hire" text:style-name="Internet_20_link" text:visited-style-name="Visited_20_Internet_20_Link">to hire</text:a> </text:p>
      <text:p text:style-name="Standard">Alquilé un taxi para llevarme al aeropuerto.<text:span text:style-name="Emphasis">I hired a taxi to take me to the airport.</text:span></text:p>
      <text:p text:style-name="Standard">pa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pay" text:style-name="Internet_20_link" text:visited-style-name="Visited_20_Internet_20_Link">to pay</text:a> </text:p>
      <text:p text:style-name="Standard">Él está pagando la cuenta. <text:span text:style-name="Emphasis">He is paying the bill. </text:span></text:p>
      <text:p text:style-name="Standard">Mi primo me pagó el almuerzo. <text:span text:style-name="Emphasis">My cousin paid for my lunch. </text:span></text:p>
      <text:p text:style-name="Standard">b. <text:a xlink:type="simple" xlink:href="http://www.spanishdict.com/translate/to%20pay%20off" text:style-name="Internet_20_link" text:visited-style-name="Visited_20_Internet_20_Link">to pay off</text:a> (debt) </text:p>
      <text:p text:style-name="Standard">Yo acabo de pagar mis deudas de la universidad.<text:span text:style-name="Emphasis">I just paid off my college loans. </text:span></text:p>
      <text:p text:style-name="Standard">c. <text:a xlink:type="simple" xlink:href="http://www.spanishdict.com/translate/to%20repay" text:style-name="Internet_20_link" text:visited-style-name="Visited_20_Internet_20_Link">to repay</text:a> (debt) </text:p>
      <text:p text:style-name="Standard">Toma cinco años pagar el préstamo del carro.<text:span text:style-name="Emphasis">It takes five years to repay the loan on the car.</text:span></text:p>
      <text:p text:style-name="Standard">2. (figurative) </text:p>
      <text:p text:style-name="Standard">a. <text:a xlink:type="simple" xlink:href="http://www.spanishdict.com/translate/to%20pay" text:style-name="Internet_20_link" text:visited-style-name="Visited_20_Internet_20_Link">to pay</text:a> </text:p>
      <text:p text:style-name="Standard">Me las pagarás por lo que me hiciste. <text:span text:style-name="Emphasis">You're going to pay for what you did to me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money) </text:p>
      <text:p text:style-name="Standard">a. <text:a xlink:type="simple" xlink:href="http://www.spanishdict.com/translate/to%20pay" text:style-name="Internet_20_link" text:visited-style-name="Visited_20_Internet_20_Link">to pay</text:a> </text:p>
      <text:p text:style-name="Standard">Ya pagué yo. <text:span text:style-name="Emphasis">I already paid. </text:span></text:p>
      <text:p text:style-name="Standard">firm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dd signature) </text:p>
      <text:p text:style-name="Standard">a. <text:a xlink:type="simple" xlink:href="http://www.spanishdict.com/translate/to%20sign" text:style-name="Internet_20_link" text:visited-style-name="Visited_20_Internet_20_Link">to sign</text:a> </text:p>
      <text:p text:style-name="Standard">Tengo que ir esta tarde a firmar el contrato de arrendamiento para mi nuevo apartamento.<text:span text:style-name="Emphasis">I have to go sign the lease agreement for my new apartment this afternoon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<text:soft-page-break/>2. (to add signature) </text:p>
      <text:p text:style-name="Standard">a. <text:a xlink:type="simple" xlink:href="http://www.spanishdict.com/translate/to%20sign" text:style-name="Internet_20_link" text:visited-style-name="Visited_20_Internet_20_Link">to sign</text:a> </text:p>
      <text:p text:style-name="Standard">Firme al final de la página, por favor.<text:span text:style-name="Emphasis">Please sign at the bottom of the page.</text:span></text:p>
      <text:p text:style-name="Standard">practi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rain) </text:p>
      <text:p text:style-name="Standard">a. <text:a xlink:type="simple" xlink:href="http://www.spanishdict.com/translate/to%20practice" text:style-name="Internet_20_link" text:visited-style-name="Visited_20_Internet_20_Link">to practice</text:a> (United States) </text:p>
      <text:p text:style-name="Standard">Pasé tres horas practicando piano.<text:span text:style-name="Emphasis">I spent three hours practicing piano.</text:span></text:p>
      <text:p text:style-name="Standard">b. <text:a xlink:type="simple" xlink:href="http://www.spanishdict.com/translate/to%20practise" text:style-name="Internet_20_link" text:visited-style-name="Visited_20_Internet_20_Link">to practise</text:a> (United Kingdom) </text:p>
      <text:p text:style-name="Standard">Hay que practicar mucho para mejorar cualquier destreza. <text:span text:style-name="Emphasis">One must practise in order to improve any skill. </text:span></text:p>
      <text:p text:style-name="Standard">2. (sports) </text:p>
      <text:p text:style-name="Standard">a. <text:a xlink:type="simple" xlink:href="http://www.spanishdict.com/translate/to%20play" text:style-name="Internet_20_link" text:visited-style-name="Visited_20_Internet_20_Link">to play</text:a> </text:p>
      <text:p text:style-name="Standard">Practicar tenis es un ejercicio estupendo para el cuerpo entero.<text:span text:style-name="Emphasis">Playing tennis is a great workout for the entire body. </text:span></text:p>
      <text:p text:style-name="Standard">3. (medicine) </text:p>
      <text:p text:style-name="Standard">a. <text:a xlink:type="simple" xlink:href="http://www.spanishdict.com/translate/to%20perform" text:style-name="Internet_20_link" text:visited-style-name="Visited_20_Internet_20_Link">to perform</text:a> </text:p>
      <text:p text:style-name="Standard">Puede que sea preciso practicar un transplante para salvarlo. <text:span text:style-name="Emphasis">It may be necessary to perform a transplant to save him. </text:span></text:p>
      <text:p text:style-name="Standard">4. (religious) </text:p>
      <text:p text:style-name="Standard">a. <text:a xlink:type="simple" xlink:href="http://www.spanishdict.com/translate/to%20practice" text:style-name="Internet_20_link" text:visited-style-name="Visited_20_Internet_20_Link">to practice</text:a> (United States) </text:p>
      <text:p text:style-name="Standard">Nació católico, pero ahora practica el budismo.<text:span text:style-name="Emphasis">He was born a Catholic, but now he practices Buddhism.</text:span></text:p>
      <text:p text:style-name="Standard">b. <text:a xlink:type="simple" xlink:href="http://www.spanishdict.com/translate/to%20practise" text:style-name="Internet_20_link" text:visited-style-name="Visited_20_Internet_20_Link">to practise</text:a> (United Kingdom) </text:p>
      <text:p text:style-name="Standard">¿Practicas el anglicanismo, Nigel?<text:span text:style-name="Emphasis">Do you practise Anglicanism, Nigel?</text:span></text:p>
      <text:p text:style-name="Standard">salu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cknowledge) </text:p>
      <text:p text:style-name="Standard">a. <text:a xlink:type="simple" xlink:href="http://www.spanishdict.com/translate/to%20say%20hello%20to" text:style-name="Internet_20_link" text:visited-style-name="Visited_20_Internet_20_Link">to say hello to</text:a> </text:p>
      <text:p text:style-name="Standard">La saludé en la tienda. <text:span text:style-name="Emphasis">I said hello to her at the store. </text:span></text:p>
      <text:p text:style-name="Standard">b. <text:a xlink:type="simple" xlink:href="http://www.spanishdict.com/translate/to%20say%20hi%20to" text:style-name="Internet_20_link" text:visited-style-name="Visited_20_Internet_20_Link">to say hi to</text:a> </text:p>
      <text:p text:style-name="Standard">Te vi en el centro comercial ayer pero no me saludaste. <text:span text:style-name="Emphasis">I saw you in the mall yesterday but you didn't say hi to me. </text:span></text:p>
      <text:p text:style-name="Standard">c. <text:a xlink:type="simple" xlink:href="http://www.spanishdict.com/translate/to%20greet" text:style-name="Internet_20_link" text:visited-style-name="Visited_20_Internet_20_Link">to greet</text:a> </text:p>
      <text:p text:style-name="Standard">La maestra saluda a los estudiantes en la puerta. <text:span text:style-name="Emphasis">The teacher greets her students at the door. </text:span></text:p>
      <text:p text:style-name="Standard">2. (military) </text:p>
      <text:p text:style-name="Standard">a. <text:a xlink:type="simple" xlink:href="http://www.spanishdict.com/translate/to%20salute" text:style-name="Internet_20_link" text:visited-style-name="Visited_20_Internet_20_Link">to salute</text:a> </text:p>
      <text:p text:style-name="Standard">El teniente saludó al comandante. <text:span text:style-name="Emphasis">The lieutenant saluted the major. </text:span></text:p>
      <text:p text:style-name="Standard">3. (to gesture) </text:p>
      <text:p text:style-name="Standard">a. <text:a xlink:type="simple" xlink:href="http://www.spanishdict.com/translate/to%20wave%20to%20" text:style-name="Internet_20_link" text:visited-style-name="Visited_20_Internet_20_Link">to wave to </text:a> </text:p>
      <text:p text:style-name="Standard">La princesa saludó al pueblo desde su coche. <text:span text:style-name="Emphasis">The princess waved to the people from her car. 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gesture) </text:p>
      <text:p text:style-name="Standard">a. <text:a xlink:type="simple" xlink:href="http://www.spanishdict.com/translate/to%20wave" text:style-name="Internet_20_link" text:visited-style-name="Visited_20_Internet_20_Link">to wave</text:a> </text:p>
      <text:p text:style-name="Standard">El presidente saludó antes de comenzar su discurso. <text:span text:style-name="Emphasis">The president waved before beginning his speech. </text:span></text:p>
      <text:p text:style-name="Standard">5. (to exchange greetings) </text:p>
      <text:p text:style-name="Standard">a. <text:a xlink:type="simple" xlink:href="http://www.spanishdict.com/translate/to%20say%20hello" text:style-name="Internet_20_link" text:visited-style-name="Visited_20_Internet_20_Link">to say hello</text:a> </text:p>
      <text:p text:style-name="Standard">Siempre saluda. <text:span text:style-name="Emphasis">He always says hello. </text:span></text:p>
      <text:p text:style-name="Standard">salud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6. (to exchange greetings) </text:p>
      <text:p text:style-name="Standard"><text:soft-page-break/>a. <text:a xlink:type="simple" xlink:href="http://www.spanishdict.com/translate/to%20greet%20one%20another" text:style-name="Internet_20_link" text:visited-style-name="Visited_20_Internet_20_Link">to greet one another</text:a> </text:p>
      <text:p text:style-name="Standard">Se saludan cada mañana al llegar a trabajar. <text:span text:style-name="Emphasis">They greet one another every morning when they get to work. </text:span></text:p>
      <text:p text:style-name="Standard">promet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ive one's word) </text:p>
      <text:p text:style-name="Standard">a. <text:a xlink:type="simple" xlink:href="http://www.spanishdict.com/translate/to%20promise" text:style-name="Internet_20_link" text:visited-style-name="Visited_20_Internet_20_Link">to promise</text:a> </text:p>
      <text:p text:style-name="Standard">Prometo que estaré siempre contigo.<text:span text:style-name="Emphasis">I promise that I'll be with you forever.</text:span></text:p>
      <text:p text:style-name="Standard">2. (to predict) </text:p>
      <text:p text:style-name="Standard">a. <text:a xlink:type="simple" xlink:href="http://www.spanishdict.com/translate/to%20promise" text:style-name="Internet_20_link" text:visited-style-name="Visited_20_Internet_20_Link">to promise</text:a> </text:p>
      <text:p text:style-name="Standard">Todos los meteorólogos prometen un día de nieve este jueves. <text:span text:style-name="Emphasis">All of the meteorologists promise a snow day this Thursday.</text:span></text:p>
      <text:p text:style-name="Standard">b. <text:a xlink:type="simple" xlink:href="http://www.spanishdict.com/translate/to%20assure" text:style-name="Internet_20_link" text:visited-style-name="Visited_20_Internet_20_Link">to assure</text:a> </text:p>
      <text:p text:style-name="Standard">Nuestro líder de marketing promete un aumento en ingresos este año.<text:span text:style-name="Emphasis">Our marketing lead assures an increase in revenue this year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have potential) </text:p>
      <text:p text:style-name="Standard">a. <text:a xlink:type="simple" xlink:href="http://www.spanishdict.com/translate/to%20be%20promising" text:style-name="Internet_20_link" text:visited-style-name="Visited_20_Internet_20_Link">to be promising</text:a> </text:p>
      <text:p text:style-name="Standard">Esta película promete. Ha ganado muchos premios.<text:span text:style-name="Emphasis">This film is promising. It's won lots of awards.</text:span></text:p>
      <text:p text:style-name="Standard">promet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in marriage) </text:p>
      <text:p text:style-name="Standard">a. <text:a xlink:type="simple" xlink:href="http://www.spanishdict.com/translate/to%20get%20engaged" text:style-name="Internet_20_link" text:visited-style-name="Visited_20_Internet_20_Link">to get engaged</text:a> </text:p>
      <text:p text:style-name="Standard">Se prometieron el fin de semana pasado y se casarán el mes que viene.<text:span text:style-name="Emphasis">They got engaged last weekend and will get married next month.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give one's word to oneself) </text:p>
      <text:p text:style-name="Standard">a. <text:a xlink:type="simple" xlink:href="http://www.spanishdict.com/translate/to%20promise%20oneself" text:style-name="Internet_20_link" text:visited-style-name="Visited_20_Internet_20_Link">to promise oneself</text:a> </text:p>
      <text:p text:style-name="Standard">Se prometió unas vacaciones en Hawaii después de acabar su licencia.<text:span text:style-name="Emphasis">She promised herself a vacation in Hawaii after finishing her degree.</text:span></text:p>
      <text:p text:style-name="Standard">v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xchange for money) </text:p>
      <text:p text:style-name="Standard">a. <text:a xlink:type="simple" xlink:href="http://www.spanishdict.com/translate/to%20sell" text:style-name="Internet_20_link" text:visited-style-name="Visited_20_Internet_20_Link">to sell</text:a> </text:p>
      <text:p text:style-name="Standard">La chica estaba vendiendo naranjas en el mercado.<text:span text:style-name="Emphasis">The girl was selling oranges in the market.</text:span></text:p>
      <text:p text:style-name="Standard">Aquí se venden carros usados.<text:span text:style-name="Emphasis">Used cars are sold here.</text:span></text:p>
      <text:p text:style-name="Standard">2. (to betray) </text:p>
      <text:p text:style-name="Standard">a. <text:a xlink:type="simple" xlink:href="http://www.spanishdict.com/translate/to%20sell%20out" text:style-name="Internet_20_link" text:visited-style-name="Visited_20_Internet_20_Link">to sell out</text:a> (colloquial) </text:p>
      <text:p text:style-name="Standard">Rehusó vender a su hermano, a pesar de que le estuvieran haciendo chantaje.<text:span text:style-name="Emphasis">He refused to sell out his brother, even though they were blackmailing him.</text:span></text:p>
      <text:p text:style-name="Standard">vend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be bought) </text:p>
      <text:p text:style-name="Standard">a. <text:a xlink:type="simple" xlink:href="http://www.spanishdict.com/translate/to%20sell%20out" text:style-name="Internet_20_link" text:visited-style-name="Visited_20_Internet_20_Link">to sell out</text:a> </text:p>
      <text:p text:style-name="Standard">Nunca pensé que te venderías a una gran compañía.<text:span text:style-name="Emphasis">I never thought that you would sell out to a big company.</text:span></text:p>
      <text:p text:style-name="Standard">abr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llow access through) </text:p>
      <text:p text:style-name="Standard">a. <text:a xlink:type="simple" xlink:href="http://www.spanishdict.com/translate/to%20open" text:style-name="Internet_20_link" text:visited-style-name="Visited_20_Internet_20_Link">to open</text:a> </text:p>
      <text:p text:style-name="Standard">Llamé a la puerta, pero nadie vino a abrirla.<text:span text:style-name="Emphasis">I knocked at the door but nobody came to open it.</text:span></text:p>
      <text:p text:style-name="Standard">2. (to unwrap) </text:p>
      <text:p text:style-name="Standard"><text:soft-page-break/>a. <text:a xlink:type="simple" xlink:href="http://www.spanishdict.com/translate/to%20open" text:style-name="Internet_20_link" text:visited-style-name="Visited_20_Internet_20_Link">to open</text:a> </text:p>
      <text:p text:style-name="Standard">No había manera de abrir el envoltorio.<text:span text:style-name="Emphasis">There was no way that I could open the packaging.</text:span></text:p>
      <text:p text:style-name="Standard">3. (to uncover) </text:p>
      <text:p text:style-name="Standard">a. <text:a xlink:type="simple" xlink:href="http://www.spanishdict.com/translate/to%20open" text:style-name="Internet_20_link" text:visited-style-name="Visited_20_Internet_20_Link">to open</text:a> </text:p>
      <text:p text:style-name="Standard">Ten cuidado al abrir la botella que se había sacudido. <text:span text:style-name="Emphasis">Be careful opening the bottle; it has been shaken up. </text:span></text:p>
      <text:p text:style-name="Standard">4. (to extend) </text:p>
      <text:p text:style-name="Standard">a. <text:a xlink:type="simple" xlink:href="http://www.spanishdict.com/translate/to%20open" text:style-name="Internet_20_link" text:visited-style-name="Visited_20_Internet_20_Link">to open</text:a> </text:p>
      <text:p text:style-name="Standard">Agarra el pájaro de manera que no pueda abrir sus alas.<text:span text:style-name="Emphasis">Hold the bird so that it can't open its wings.</text:span></text:p>
      <text:p text:style-name="Standard">5. (to draw back) </text:p>
      <text:p text:style-name="Standard">a. <text:a xlink:type="simple" xlink:href="http://www.spanishdict.com/translate/to%20open" text:style-name="Internet_20_link" text:visited-style-name="Visited_20_Internet_20_Link">to open</text:a> </text:p>
      <text:p text:style-name="Standard">Abre las cortinas que entre la luz del sol.<text:span text:style-name="Emphasis">Open the curtains and let the sunshine in.</text:span></text:p>
      <text:p text:style-name="Standard">6. (to activate) </text:p>
      <text:p text:style-name="Standard">a. <text:a xlink:type="simple" xlink:href="http://www.spanishdict.com/translate/to%20turn%20on" text:style-name="Internet_20_link" text:visited-style-name="Visited_20_Internet_20_Link">to turn on</text:a> </text:p>
      <text:p text:style-name="Standard">Dejó el grifo abierto.<text:span text:style-name="Emphasis">He left the tap open.</text:span></text:p>
      <text:p text:style-name="Standard">7. (to access) </text:p>
      <text:p text:style-name="Standard">a. <text:a xlink:type="simple" xlink:href="http://www.spanishdict.com/translate/to%20open" text:style-name="Internet_20_link" text:visited-style-name="Visited_20_Internet_20_Link">to open</text:a> </text:p>
      <text:p text:style-name="Standard">Abre el diccionario y busca tu palabra favorita.<text:span text:style-name="Emphasis">Open the dictionary and look up your favorite word.</text:span></text:p>
      <text:p text:style-name="Standard">8. (to clear) </text:p>
      <text:p text:style-name="Standard">a. <text:a xlink:type="simple" xlink:href="http://www.spanishdict.com/translate/to%20open" text:style-name="Internet_20_link" text:visited-style-name="Visited_20_Internet_20_Link">to open</text:a> </text:p>
      <text:p text:style-name="Standard">Abrieron camino en la nieve desde la entrada de su cabaña.<text:span text:style-name="Emphasis">They opened a way through the snow from the door of their cabin.</text:span></text:p>
      <text:p text:style-name="Standard">9. (to lead) </text:p>
      <text:p text:style-name="Standard">a. <text:a xlink:type="simple" xlink:href="http://www.spanishdict.com/translate/to%20open" text:style-name="Internet_20_link" text:visited-style-name="Visited_20_Internet_20_Link">to open</text:a> </text:p>
      <text:p text:style-name="Standard">El presidente abrió el debate con un breve discurso.<text:span text:style-name="Emphasis">The president opened the debate with a brief speech.</text:span></text:p>
      <text:p text:style-name="Standard">10. (to make eager for eating) </text:p>
      <text:p text:style-name="Standard">a. <text:a xlink:type="simple" xlink:href="http://www.spanishdict.com/translate/to%20whet" text:style-name="Internet_20_link" text:visited-style-name="Visited_20_Internet_20_Link">to whet</text:a> </text:p>
      <text:p text:style-name="Standard">Los olores de la cocina le abrieron el apetito.<text:span text:style-name="Emphasis">The cooking smells whetted his appetit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1. (to set up) </text:p>
      <text:p text:style-name="Standard">a. <text:a xlink:type="simple" xlink:href="http://www.spanishdict.com/translate/to%20open" text:style-name="Internet_20_link" text:visited-style-name="Visited_20_Internet_20_Link">to open</text:a> </text:p>
      <text:p text:style-name="Standard">El museo abre a las 11 de la mañana los domingos. <text:span text:style-name="Emphasis">The museum opens at 11 in the morning on Sundays. </text:span></text:p>
      <text:p text:style-name="Standard">abr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2. (to share one's feelings) </text:p>
      <text:p text:style-name="Standard">a. <text:a xlink:type="simple" xlink:href="http://www.spanishdict.com/translate/to%20open%20up" text:style-name="Internet_20_link" text:visited-style-name="Visited_20_Internet_20_Link">to open up</text:a> </text:p>
      <text:p text:style-name="Standard">¿Por qué es tan difícil conseguir que se abra?<text:span text:style-name="Emphasis">Why is it so hard to get him to open up?</text:span></text:p>
      <text:p text:style-name="Standard">13. (to be receptive) </text:p>
      <text:p text:style-name="Standard">a. <text:a xlink:type="simple" xlink:href="http://www.spanishdict.com/translate/to%20be%20open" text:style-name="Internet_20_link" text:visited-style-name="Visited_20_Internet_20_Link">to be open</text:a> </text:p>
      <text:p text:style-name="Standard">Me abro a sugerencias.<text:span text:style-name="Emphasis">I'm open to suggestions.</text:span></text:p>
      <text:p text:style-name="Standard">14. (to break open) </text:p>
      <text:p text:style-name="Standard">a. <text:a xlink:type="simple" xlink:href="http://www.spanishdict.com/translate/to%20crack" text:style-name="Internet_20_link" text:visited-style-name="Visited_20_Internet_20_Link">to crack</text:a> </text:p>
      <text:p text:style-name="Standard">El hielo se abrió bajo nuestro peso.<text:span text:style-name="Emphasis">The ice cracked under our weight.</text:span></text:p>
      <text:p text:style-name="Standard">descubr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unearth) </text:p>
      <text:p text:style-name="Standard">a. <text:a xlink:type="simple" xlink:href="http://www.spanishdict.com/translate/to%20discover" text:style-name="Internet_20_link" text:visited-style-name="Visited_20_Internet_20_Link">to discover</text:a> </text:p>
      <text:p text:style-name="Standard">Descubrieron una cueva en la montaña durante la excursión.<text:span text:style-name="Emphasis">They discovered a cave in the mountain during their trip.</text:span></text:p>
      <text:p text:style-name="Standard">b. <text:a xlink:type="simple" xlink:href="http://www.spanishdict.com/translate/to%20find" text:style-name="Internet_20_link" text:visited-style-name="Visited_20_Internet_20_Link">to find</text:a> </text:p>
      <text:p text:style-name="Standard"><text:soft-page-break/>Isaac descubrió un tesoro enterrado en el jardín de su abuelo. <text:span text:style-name="Emphasis">Isaac found a buried treasure in his grandfather's garden. </text:span></text:p>
      <text:p text:style-name="Standard">2. (to uncover) </text:p>
      <text:p text:style-name="Standard">a. <text:a xlink:type="simple" xlink:href="http://www.spanishdict.com/translate/to%20find%20out" text:style-name="Internet_20_link" text:visited-style-name="Visited_20_Internet_20_Link">to find out</text:a> </text:p>
      <text:p text:style-name="Standard">He descubierto que van a despedir a la secretaria.<text:span text:style-name="Emphasis">I've found out that the secretary is going to be fired.</text:span></text:p>
      <text:p text:style-name="Standard">b. <text:a xlink:type="simple" xlink:href="http://www.spanishdict.com/translate/to%20discover" text:style-name="Internet_20_link" text:visited-style-name="Visited_20_Internet_20_Link">to discover</text:a> </text:p>
      <text:p text:style-name="Standard">Hugo descubrió que su esposa tuvo un amorío con su socio. <text:span text:style-name="Emphasis">Hugo discovered that his wife had an affair with his partner.</text:span></text:p>
      <text:p text:style-name="Standard">3. (to make known) </text:p>
      <text:p text:style-name="Standard">a. <text:a xlink:type="simple" xlink:href="http://www.spanishdict.com/translate/to%20reveal" text:style-name="Internet_20_link" text:visited-style-name="Visited_20_Internet_20_Link">to reveal</text:a> </text:p>
      <text:p text:style-name="Standard">Eduardo descubrió la identidad del espía. <text:span text:style-name="Emphasis">Eduardo revealed the spy's identity. </text:span></text:p>
      <text:p text:style-name="Standard">b. <text:a xlink:type="simple" xlink:href="http://www.spanishdict.com/translate/to%20uncover" text:style-name="Internet_20_link" text:visited-style-name="Visited_20_Internet_20_Link">to uncover</text:a> </text:p>
      <text:p text:style-name="Standard">La policía descubrió el complot de atracar el banco justo a tiempo.<text:span text:style-name="Emphasis">The police uncovered the plot to rob the bank just in time.</text:span></text:p>
      <text:p text:style-name="Standard">4. (to expose) </text:p>
      <text:p text:style-name="Standard">a. <text:a xlink:type="simple" xlink:href="http://www.spanishdict.com/translate/to%20uncover" text:style-name="Internet_20_link" text:visited-style-name="Visited_20_Internet_20_Link">to uncover</text:a> </text:p>
      <text:p text:style-name="Standard">En su cultura no puede descubrir la cara si está en la presencia de hombres que no sean familiares.<text:span text:style-name="Emphasis">In her culture, she can't uncover her face if she's in the presence of men who are not relatives.</text:span></text:p>
      <text:p text:style-name="Standard">b. <text:a xlink:type="simple" xlink:href="http://www.spanishdict.com/translate/to%20take%20the%20lid%20off" text:style-name="Internet_20_link" text:visited-style-name="Visited_20_Internet_20_Link">to take the lid off</text:a> </text:p>
      <text:p text:style-name="Standard">Descubre la olla antes de que hierva.<text:span text:style-name="Emphasis">Take the lid off the pot before it boils.</text:span></text:p>
      <text:p text:style-name="Standard">c. <text:a xlink:type="simple" xlink:href="http://www.spanishdict.com/translate/to%20unveil" text:style-name="Internet_20_link" text:visited-style-name="Visited_20_Internet_20_Link">to unveil</text:a> </text:p>
      <text:p text:style-name="Standard">Descubrieron una estatua en la ceremonia inaugural.<text:span text:style-name="Emphasis">They unveiled a statue at the opening ceremony.</text:span></text:p>
      <text:p text:style-name="Standard">5. (to disclose) </text:p>
      <text:p text:style-name="Standard">a. <text:a xlink:type="simple" xlink:href="http://www.spanishdict.com/translate/to%20give%20away" text:style-name="Internet_20_link" text:visited-style-name="Visited_20_Internet_20_Link">to give away</text:a> </text:p>
      <text:p text:style-name="Standard">¡No nos descubran! Estamos preparando una fiesta de sorpresa para Imelda.<text:span text:style-name="Emphasis">Don't give us away! We're organizingg a surprise party for Imelda.</text:span></text:p>
      <text:p text:style-name="Standard">6. (to make visible) </text:p>
      <text:p text:style-name="Standard">a. <text:a xlink:type="simple" xlink:href="http://www.spanishdict.com/translate/to%20reveal" text:style-name="Internet_20_link" text:visited-style-name="Visited_20_Internet_20_Link">to reveal</text:a> </text:p>
      <text:p text:style-name="Standard">La luz de la luna descubrió el contorno de la montaña en la distancia.<text:span text:style-name="Emphasis">The moonlight revealed the outline of the mountain in the distance.</text:span></text:p>
      <text:p text:style-name="Standard">descubri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7. (to remove one's hat) </text:p>
      <text:p text:style-name="Standard">a. <text:a xlink:type="simple" xlink:href="http://www.spanishdict.com/translate/to%20take%20one%27s%20hat%20off" text:style-name="Internet_20_link" text:visited-style-name="Visited_20_Internet_20_Link">to take one's hat off</text:a> </text:p>
      <text:p text:style-name="Standard">Me descubro ante usted.<text:span text:style-name="Emphasis">I take my hat off to you.</text:span></text:p>
      <text:p text:style-name="Standard">8. (to make visible) </text:p>
      <text:p text:style-name="Standard">a. <text:a xlink:type="simple" xlink:href="http://www.spanishdict.com/translate/to%20uncover" text:style-name="Internet_20_link" text:visited-style-name="Visited_20_Internet_20_Link">to uncover</text:a> </text:p>
      <text:p text:style-name="Standard">La novia se descubrió el rostro para besarle al novio. <text:span text:style-name="Emphasis">The bride uncovered her face to kiss the groom. </text:span></text:p>
      <text:p text:style-name="Standard">b. <text:a xlink:type="simple" xlink:href="http://www.spanishdict.com/translate/to%20bare" text:style-name="Internet_20_link" text:visited-style-name="Visited_20_Internet_20_Link">to bare</text:a> </text:p>
      <text:p text:style-name="Standard">Esteban se descubrió la espalda para enseñar su tatuaje.<text:span text:style-name="Emphasis">Estaban bared his back to show his tatoo. </text:span></text:p>
      <text:p text:style-name="Standard">9. (to reveal the truth) </text:p>
      <text:p text:style-name="Standard">a. <text:a xlink:type="simple" xlink:href="http://www.spanishdict.com/translate/to%20give%20oneself%20away" text:style-name="Internet_20_link" text:visited-style-name="Visited_20_Internet_20_Link">to give oneself away</text:a> </text:p>
      <text:p text:style-name="Standard">Mi hermano intentó asustarme, pero se descubrió al reírse. <text:span text:style-name="Emphasis">My brother tried to scare me, but he gave himself away by laughing. </text:span></text:p>
      <text:p text:style-name="Standard">permi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uthorize) </text:p>
      <text:p text:style-name="Standard">a. <text:a xlink:type="simple" xlink:href="http://www.spanishdict.com/translate/to%20allow" text:style-name="Internet_20_link" text:visited-style-name="Visited_20_Internet_20_Link">to allow</text:a> </text:p>
      <text:p text:style-name="Standard"><text:soft-page-break/>Los perros no se permiten en el restaurante.<text:span text:style-name="Emphasis">Dogs are not allowed in the restaurant.</text:span></text:p>
      <text:p text:style-name="Standard">b. <text:a xlink:type="simple" xlink:href="http://www.spanishdict.com/translate/to%20permit" text:style-name="Internet_20_link" text:visited-style-name="Visited_20_Internet_20_Link">to permit</text:a> (formal) </text:p>
      <text:p text:style-name="Standard">El juez permitió que al acusado se dejara en libertad bajo caución.<text:span text:style-name="Emphasis">The judge permitted the accused to be released on bail.</text:span></text:p>
      <text:p text:style-name="Standard">2. (in questions or suggestions) </text:p>
      <text:p text:style-name="Standard">a. no direct translation </text:p>
      <text:p text:style-name="Standard">¿Me permite pasar?<text:span text:style-name="Emphasis">Can I come in?</text:span></text:p>
      <text:p text:style-name="Standard">Si me permite, señora, creo que puedo arreglar la puerta.<text:span text:style-name="Emphasis">If I may, ma'am, I think I can fix the door.</text:span></text:p>
      <text:p text:style-name="Standard">3. (to make possible) </text:p>
      <text:p text:style-name="Standard">a. <text:a xlink:type="simple" xlink:href="http://www.spanishdict.com/translate/to%20allow" text:style-name="Internet_20_link" text:visited-style-name="Visited_20_Internet_20_Link">to allow</text:a> </text:p>
      <text:p text:style-name="Standard">Esta maquinaria nos permite tener una producción mayor.<text:span text:style-name="Emphasis">This machinery allows us to have a bigger production.</text:span></text:p>
      <text:p text:style-name="Standard">permit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grant) </text:p>
      <text:p text:style-name="Standard">a. <text:a xlink:type="simple" xlink:href="http://www.spanishdict.com/translate/to%20allow%20oneself" text:style-name="Internet_20_link" text:visited-style-name="Visited_20_Internet_20_Link">to allow oneself</text:a> </text:p>
      <text:p text:style-name="Standard">Me permito saltarme la dieta una vez por semana.<text:span text:style-name="Emphasis">I allow myself to skip my diet once a week.</text:span></text:p>
      <text:p text:style-name="Standard">5. (to have enough money for) </text:p>
      <text:p text:style-name="Standard">a. <text:a xlink:type="simple" xlink:href="http://www.spanishdict.com/translate/to%20afford" text:style-name="Internet_20_link" text:visited-style-name="Visited_20_Internet_20_Link">to afford</text:a> </text:p>
      <text:p text:style-name="Standard">No puedo permitirme viajar más de una vez al año.<text:span text:style-name="Emphasis">I can't afford to travel more than once a year.</text:span></text:p>
      <text:p text:style-name="Standard">admi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et in) </text:p>
      <text:p text:style-name="Standard">a. <text:a xlink:type="simple" xlink:href="http://www.spanishdict.com/translate/to%20admit" text:style-name="Internet_20_link" text:visited-style-name="Visited_20_Internet_20_Link">to admit</text:a> </text:p>
      <text:p text:style-name="Standard">No fue admitido a la universidad porque no tenía las notas necesarias.<text:span text:style-name="Emphasis">He wasn't admitted to the university because he didn't have high-enough grades.</text:span></text:p>
      <text:p text:style-name="Standard">b. <text:a xlink:type="simple" xlink:href="http://www.spanishdict.com/translate/to%20accept" text:style-name="Internet_20_link" text:visited-style-name="Visited_20_Internet_20_Link">to accept</text:a> </text:p>
      <text:p text:style-name="Standard">El club no admitirá a nuevos miembros hasta próximo aviso.<text:span text:style-name="Emphasis">The club will not be accepting new members until further notice.</text:span></text:p>
      <text:p text:style-name="Standard">c. <text:a xlink:type="simple" xlink:href="http://www.spanishdict.com/translate/to%20allow" text:style-name="Internet_20_link" text:visited-style-name="Visited_20_Internet_20_Link">to allow</text:a> </text:p>
      <text:p text:style-name="Standard">¿Admiten animales en ese restaurante?<text:span text:style-name="Emphasis">Are animals allowed in that restaurant?</text:span></text:p>
      <text:p text:style-name="Standard">2. (to consider valid) </text:p>
      <text:p text:style-name="Standard">a. <text:a xlink:type="simple" xlink:href="http://www.spanishdict.com/translate/to%20accept" text:style-name="Internet_20_link" text:visited-style-name="Visited_20_Internet_20_Link">to accept</text:a> </text:p>
      <text:p text:style-name="Standard">No se admiten tarjetas de crédito.<text:span text:style-name="Emphasis">We don't accept credit cards.</text:span></text:p>
      <text:p text:style-name="Standard">b. <text:a xlink:type="simple" xlink:href="http://www.spanishdict.com/translate/to%20take" text:style-name="Internet_20_link" text:visited-style-name="Visited_20_Internet_20_Link">to take</text:a> </text:p>
      <text:p text:style-name="Standard">No tengo efectivo. ¿Admitiría un cheque?<text:span text:style-name="Emphasis">I don't have any cash. Would you take a check?</text:span></text:p>
      <text:p text:style-name="Standard">3. (to concede) </text:p>
      <text:p text:style-name="Standard">a. <text:a xlink:type="simple" xlink:href="http://www.spanishdict.com/translate/to%20admit" text:style-name="Internet_20_link" text:visited-style-name="Visited_20_Internet_20_Link">to admit</text:a> </text:p>
      <text:p text:style-name="Standard">Nunca admitió haberlo matado.<text:span text:style-name="Emphasis">She never admitted to killing him.</text:span></text:p>
      <text:p text:style-name="Standard">4. (to tolerate) </text:p>
      <text:p text:style-name="Standard">a. <text:a xlink:type="simple" xlink:href="http://www.spanishdict.com/translate/to%20allow" text:style-name="Internet_20_link" text:visited-style-name="Visited_20_Internet_20_Link">to allow</text:a> </text:p>
      <text:p text:style-name="Standard">No te admito que me hables así.<text:span text:style-name="Emphasis">I won't allow you to speak to me like that.</text:span></text:p>
      <text:p text:style-name="Standard">b. <text:a xlink:type="simple" xlink:href="http://www.spanishdict.com/translate/to%20take" text:style-name="Internet_20_link" text:visited-style-name="Visited_20_Internet_20_Link">to take</text:a> </text:p>
      <text:p text:style-name="Standard">Excusas, no admito ni una.<text:span text:style-name="Emphasis">I won't take any excuse at all.</text:span></text:p>
      <text:p text:style-name="Standard">5. (medicine) </text:p>
      <text:p text:style-name="Standard">a. <text:a xlink:type="simple" xlink:href="http://www.spanishdict.com/translate/to%20admit" text:style-name="Internet_20_link" text:visited-style-name="Visited_20_Internet_20_Link">to admit</text:a> </text:p>
      <text:p text:style-name="Standard">Fue admitida en el hospital con una infección grave.<text:span text:style-name="Emphasis">She was admitted to the hospital with a serious infection.</text:span></text:p>
      <text:p text:style-name="Standard">6. (to authorize) </text:p>
      <text:p text:style-name="Standard">a. <text:a xlink:type="simple" xlink:href="http://www.spanishdict.com/translate/to%20permit" text:style-name="Internet_20_link" text:visited-style-name="Visited_20_Internet_20_Link">to permit</text:a> </text:p>
      <text:p text:style-name="Standard">No se admite la entrada a menores de 18 años.<text:span text:style-name="Emphasis">Entry is not permitted to those under 18.</text:span></text:p>
      <text:p text:style-name="Standard">b. <text:a xlink:type="simple" xlink:href="http://www.spanishdict.com/translate/to%20allow" text:style-name="Internet_20_link" text:visited-style-name="Visited_20_Internet_20_Link">to allow</text:a> </text:p>
      <text:p text:style-name="Standard"><text:soft-page-break/>La ingesta diaria admitida es de 40 miligramos por kilo de peso corporal.<text:span text:style-name="Emphasis">The allowed daily intake is 40 mliligrams per kilo of body weight.</text:span></text:p>
      <text:p text:style-name="Standard">7. (to leave space for) </text:p>
      <text:p text:style-name="Standard">a. no direct translation </text:p>
      <text:p text:style-name="Standard">A mi parecer, es un tema que no admite discusión.<text:span text:style-name="Emphasis">In my opinion, there can be no arguing around that point.</text:span></text:p>
      <text:p text:style-name="Standard">La fiesta de este año no admite comparación con ninguna otra.<text:span text:style-name="Emphasis">This year's party defies comparison to any other.</text:span></text:p>
      <text:p text:style-name="Standard">8. (to have space for) </text:p>
      <text:p text:style-name="Standard">a. <text:a xlink:type="simple" xlink:href="http://www.spanishdict.com/translate/to%20hold" text:style-name="Internet_20_link" text:visited-style-name="Visited_20_Internet_20_Link">to hold</text:a> </text:p>
      <text:p text:style-name="Standard">El auditorio admite 2,000 personas de pie o 1,000 sentadas.<text:span text:style-name="Emphasis">The auditorium holds 2,000 people standing or 1,000 people sitting.</text:span></text:p>
      <text:p text:style-name="Standard">discut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fight verbally) </text:p>
      <text:p text:style-name="Standard">a. <text:a xlink:type="simple" xlink:href="http://www.spanishdict.com/translate/to%20argue" text:style-name="Internet_20_link" text:visited-style-name="Visited_20_Internet_20_Link">to argue</text:a> </text:p>
      <text:p text:style-name="Standard">Mi hermano y su esposa discuten todo el tiempo.<text:span text:style-name="Emphasis">My brother and his wife argue all the time.</text:span></text:p>
      <text:p text:style-name="Standard">b. <text:a xlink:type="simple" xlink:href="http://www.spanishdict.com/translate/to%20quarrel" text:style-name="Internet_20_link" text:visited-style-name="Visited_20_Internet_20_Link">to quarrel</text:a> </text:p>
      <text:p text:style-name="Standard">Vimos una pareja en la calle discutiendo.<text:span text:style-name="Emphasis">We saw a couple quarreling in the street. </text:span></text:p>
      <text:p text:style-name="Standard">2. (to talk about) </text:p>
      <text:p text:style-name="Standard">a. <text:a xlink:type="simple" xlink:href="http://www.spanishdict.com/translate/to%20discuss" text:style-name="Internet_20_link" text:visited-style-name="Visited_20_Internet_20_Link">to discuss</text:a> </text:p>
      <text:p text:style-name="Standard">La pareja discutió con el sacerdote sobre sus votos.<text:span text:style-name="Emphasis">The couple discussed their vows with the priest.</text:span></text:p>
      <text:p text:style-name="Standard">3. (to answer back) </text:p>
      <text:p text:style-name="Standard">a. <text:a xlink:type="simple" xlink:href="http://www.spanishdict.com/translate/to%20talk%20back" text:style-name="Internet_20_link" text:visited-style-name="Visited_20_Internet_20_Link">to talk back</text:a> </text:p>
      <text:p text:style-name="Standard">¡No discutas! Solo haz lo que te pido.<text:span text:style-name="Emphasis">Don't talk back! Just do what I tell you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to debate) </text:p>
      <text:p text:style-name="Standard">a. <text:a xlink:type="simple" xlink:href="http://www.spanishdict.com/translate/to%20discuss" text:style-name="Internet_20_link" text:visited-style-name="Visited_20_Internet_20_Link">to discuss</text:a> </text:p>
      <text:p text:style-name="Standard">Los panelistas discutieron el tema de la violencia en las escuelas.<text:span text:style-name="Emphasis">The panelists discussed the topic of violence in schools.</text:span></text:p>
      <text:p text:style-name="Standard">5. (to question) </text:p>
      <text:p text:style-name="Standard">a. <text:a xlink:type="simple" xlink:href="http://www.spanishdict.com/translate/to%20challenge" text:style-name="Internet_20_link" text:visited-style-name="Visited_20_Internet_20_Link">to challenge</text:a> </text:p>
      <text:p text:style-name="Standard">Los senadores discutieron la decisión que había tomado el presidente.<text:span text:style-name="Emphasis">The senators challenged the decision made by the president.</text:span></text:p>
      <text:p text:style-name="Standard">b. <text:a xlink:type="simple" xlink:href="http://www.spanishdict.com/translate/to%20dispute" text:style-name="Internet_20_link" text:visited-style-name="Visited_20_Internet_20_Link">to dispute</text:a> </text:p>
      <text:p text:style-name="Standard">El general discutió el uso de las armas nucleares.<text:span text:style-name="Emphasis">The general disputed the use of nuclear weapons.</text:span></text:p>
      <text:p text:style-name="Standard">recib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 given) </text:p>
      <text:p text:style-name="Standard">a. <text:a xlink:type="simple" xlink:href="http://www.spanishdict.com/translate/to%20receive" text:style-name="Internet_20_link" text:visited-style-name="Visited_20_Internet_20_Link">to receive</text:a> </text:p>
      <text:p text:style-name="Standard">La víctima recibió un fuerte golpe al lado de la cabeza.<text:span text:style-name="Emphasis">The victim received a strong blow to the side of the head.</text:span></text:p>
      <text:p text:style-name="Standard">Dicen que el alcalde recibió dinero de fuentes sospechosas.<text:span text:style-name="Emphasis">They say that the mayor received money from shady sources.</text:span></text:p>
      <text:p text:style-name="Standard">b. <text:a xlink:type="simple" xlink:href="http://www.spanishdict.com/translate/to%20accept" text:style-name="Internet_20_link" text:visited-style-name="Visited_20_Internet_20_Link">to accept</text:a> </text:p>
      <text:p text:style-name="Standard">Ella recibió su premio con mucho orgullo. <text:span text:style-name="Emphasis">She accepted her prize with much pride. </text:span></text:p>
      <text:p text:style-name="Standard">2. (to greet) </text:p>
      <text:p text:style-name="Standard">a. <text:a xlink:type="simple" xlink:href="http://www.spanishdict.com/translate/to%20welcome" text:style-name="Internet_20_link" text:visited-style-name="Visited_20_Internet_20_Link">to welcome</text:a> </text:p>
      <text:p text:style-name="Standard">Nos recibió personalmente en el aeropuerto.<text:span text:style-name="Emphasis">He personally welcomed us at the airport.</text:span></text:p>
      <text:p text:style-name="Standard">El equipo visitante fue recibido con silbidos y abucheos.<text:span text:style-name="Emphasis">The visiting team was received with whistles and jeers.</text:span></text:p>
      <text:p text:style-name="Standard">b. <text:a xlink:type="simple" xlink:href="http://www.spanishdict.com/translate/to%20receive" text:style-name="Internet_20_link" text:visited-style-name="Visited_20_Internet_20_Link">to receive</text:a> </text:p>
      <text:p text:style-name="Standard"><text:soft-page-break/>Recibieron a su hijo con los brazos abiertos cuando regresó de la guerra. <text:span text:style-name="Emphasis">They received their son with open arms when he returned from the war. </text:span></text:p>
      <text:p text:style-name="Standard">3. (to react to) </text:p>
      <text:p text:style-name="Standard">a. <text:a xlink:type="simple" xlink:href="http://www.spanishdict.com/translate/to%20receive" text:style-name="Internet_20_link" text:visited-style-name="Visited_20_Internet_20_Link">to receive</text:a> </text:p>
      <text:p text:style-name="Standard">El empleado no recibió bien la noticia de que lo estaban despidiendo.<text:span text:style-name="Emphasis">The employee did not receive the news that he was being fired well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welcome visitors) </text:p>
      <text:p text:style-name="Standard">a. <text:a xlink:type="simple" xlink:href="http://www.spanishdict.com/translate/to%20receive%20visitors" text:style-name="Internet_20_link" text:visited-style-name="Visited_20_Internet_20_Link">to receive visitors</text:a> </text:p>
      <text:p text:style-name="Standard">Disculpe, pero el ama de la casa no ésta recibiendo hoy.<text:span text:style-name="Emphasis">I'm sorry, but the lady of the house is not receiving visitors today.</text:span></text:p>
      <text:p text:style-name="Standard">b. <text:a xlink:type="simple" xlink:href="http://www.spanishdict.com/translate/to%20see%20patients" text:style-name="Internet_20_link" text:visited-style-name="Visited_20_Internet_20_Link">to see patients</text:a> </text:p>
      <text:p text:style-name="Standard">Mi doctor sólo recibe los lunes y los jueves.<text:span text:style-name="Emphasis">My doctor only sees patients on Mondays and Thursdays.</text:span></text:p>
      <text:p text:style-name="Standard">recib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qualify) (Latin America) </text:p>
      <text:p text:style-name="Standard">a. <text:a xlink:type="simple" xlink:href="http://www.spanishdict.com/translate/to%20graduate" text:style-name="Internet_20_link" text:visited-style-name="Visited_20_Internet_20_Link">to graduate</text:a> </text:p>
      <text:p text:style-name="Standard">¿Cuántos estudiantes se recibirán este año?<text:span text:style-name="Emphasis">How many students will graduate this year?</text:span></text:p>
      <text:p text:style-name="Standard">Mi hermana se recibió de ingeniera en Georgia Tech.<text:span text:style-name="Emphasis">Mi sister graduated as an engineer from Georgia Tech.</text:span></text:p>
      <text:p text:style-name="Standard">exist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e real) </text:p>
      <text:p text:style-name="Standard">a. <text:a xlink:type="simple" xlink:href="http://www.spanishdict.com/translate/to%20exist" text:style-name="Internet_20_link" text:visited-style-name="Visited_20_Internet_20_Link">to exist</text:a> </text:p>
      <text:p text:style-name="Standard">Mi hermanito todavía cree que existe el Coco.<text:span text:style-name="Emphasis">My little brother still believes the Boogeyman exists.</text:span></text:p>
      <text:p text:style-name="Standard">2. (to be found) </text:p>
      <text:p text:style-name="Standard">a. <text:a xlink:type="simple" xlink:href="http://www.spanishdict.com/translate/to%20be" text:style-name="Internet_20_link" text:visited-style-name="Visited_20_Internet_20_Link">to be</text:a> </text:p>
      <text:p text:style-name="Standard">Existen varios volcanes activos en Hawaii.<text:span text:style-name="Emphasis">There are several active volcanoes in Hawaii.</text:span></text:p>
      <text:p text:style-name="Standard">b. <text:a xlink:type="simple" xlink:href="http://www.spanishdict.com/translate/to%20exist" text:style-name="Internet_20_link" text:visited-style-name="Visited_20_Internet_20_Link">to exist</text:a> </text:p>
      <text:p text:style-name="Standard">No existe suficiente apoyo para que el movimiento continúe.<text:span text:style-name="Emphasis">Not enough support exists for the movement to continue.</text:span></text:p>
      <text:p text:style-name="Standard">3. (to be alive) </text:p>
      <text:p text:style-name="Standard">a. <text:a xlink:type="simple" xlink:href="http://www.spanishdict.com/translate/to%20live" text:style-name="Internet_20_link" text:visited-style-name="Visited_20_Internet_20_Link">to live</text:a> </text:p>
      <text:p text:style-name="Standard">Los tardígrados pueden existir hasta en el espacio profundo.<text:span text:style-name="Emphasis">Tardigrades can live even in deep space.</text:span></text:p>
      <text:p text:style-name="Standard">b. <text:a xlink:type="simple" xlink:href="http://www.spanishdict.com/translate/to%20exist" text:style-name="Internet_20_link" text:visited-style-name="Visited_20_Internet_20_Link">to exist</text:a> </text:p>
      <text:p text:style-name="Standard">El tigre de Tasmania ya no existe.<text:span text:style-name="Emphasis">The Tasmanian tiger no longer exists.</text:span></text:p>
      <text:p text:style-name="Standard">sufr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experience pain) </text:p>
      <text:p text:style-name="Standard">a. <text:a xlink:type="simple" xlink:href="http://www.spanishdict.com/translate/to%20suffer" text:style-name="Internet_20_link" text:visited-style-name="Visited_20_Internet_20_Link">to suffer</text:a> </text:p>
      <text:p text:style-name="Standard">No puede comer pastel porque sufre de diabetes. <text:span text:style-name="Emphasis">He can't eat cake because he suffers from diabetes. </text:span></text:p>
      <text:p text:style-name="Standard">Mejor corta comunicación con él, no quieres que sufra más.<text:span text:style-name="Emphasis">You'd better cut off communication with him, you don't want him to suffer anymore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endure) </text:p>
      <text:p text:style-name="Standard">a. <text:a xlink:type="simple" xlink:href="http://www.spanishdict.com/translate/to%20stand" text:style-name="Internet_20_link" text:visited-style-name="Visited_20_Internet_20_Link">to stand</text:a> </text:p>
      <text:p text:style-name="Standard">No puedo sufrir a mi suegra.<text:span text:style-name="Emphasis">I can't stand my mother in law.</text:span></text:p>
      <text:p text:style-name="Standard">b. <text:a xlink:type="simple" xlink:href="http://www.spanishdict.com/translate/to%20bear" text:style-name="Internet_20_link" text:visited-style-name="Visited_20_Internet_20_Link">to bear</text:a> </text:p>
      <text:p text:style-name="Standard">No puede sufrir que la ignoren.<text:span text:style-name="Emphasis">She can bear to be ignored.</text:span></text:p>
      <text:p text:style-name="Standard"><text:soft-page-break/>3. (to experience) </text:p>
      <text:p text:style-name="Standard">a. <text:a xlink:type="simple" xlink:href="http://www.spanishdict.com/translate/to%20suffer" text:style-name="Internet_20_link" text:visited-style-name="Visited_20_Internet_20_Link">to suffer</text:a> </text:p>
      <text:p text:style-name="Standard">Nuestro ejército sufrió el ataque a medianoche.<text:span text:style-name="Emphasis">Our army suffered the attack at midnight.</text:span></text:p>
      <text:p text:style-name="Standard">b. <text:a xlink:type="simple" xlink:href="http://www.spanishdict.com/translate/to%20have" text:style-name="Internet_20_link" text:visited-style-name="Visited_20_Internet_20_Link">to have</text:a> </text:p>
      <text:p text:style-name="Standard">Sufrieron un accidente cuando volvían a casa.<text:span text:style-name="Emphasis">They had an accident when they were coming back home.</text:span></text:p>
      <text:p text:style-name="Standard">c. <text:a xlink:type="simple" xlink:href="http://www.spanishdict.com/translate/to%20undergo" text:style-name="Internet_20_link" text:visited-style-name="Visited_20_Internet_20_Link">to undergo</text:a> (surgery) </text:p>
      <text:p text:style-name="Standard">Sufrió una operación y ahora tiene que descansar.<text:span text:style-name="Emphasis">He underwent surgery and now she has to rest. </text:span></text:p>
      <text:p text:style-name="Standard">deci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a decision) </text:p>
      <text:p text:style-name="Standard">a. <text:a xlink:type="simple" xlink:href="http://www.spanishdict.com/translate/to%20decide" text:style-name="Internet_20_link" text:visited-style-name="Visited_20_Internet_20_Link">to decide</text:a> </text:p>
      <text:p text:style-name="Standard">Su hija aún no ha decidido qué quiere estudiar.<text:span text:style-name="Emphasis">Their daughter has not yet decided what she wants to study.</text:span></text:p>
      <text:p text:style-name="Standard">2. (to make a choice) </text:p>
      <text:p text:style-name="Standard">a. <text:a xlink:type="simple" xlink:href="http://www.spanishdict.com/translate/to%20decide" text:style-name="Internet_20_link" text:visited-style-name="Visited_20_Internet_20_Link">to decide</text:a> </text:p>
      <text:p text:style-name="Standard">Decidamos qué vamos a cenar.<text:span text:style-name="Emphasis">Let's decide what to have for dinner.</text:span></text:p>
      <text:p text:style-name="Standard">decid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settle) </text:p>
      <text:p text:style-name="Standard">a. <text:a xlink:type="simple" xlink:href="http://www.spanishdict.com/translate/to%20make%20up%20one%27s%20mind" text:style-name="Internet_20_link" text:visited-style-name="Visited_20_Internet_20_Link">to make up one's mind</text:a> </text:p>
      <text:p text:style-name="Standard">Todo lo que tienes que hacer es decidirte y pasar a la acción.<text:span text:style-name="Emphasis">All you have to do is make up your mind and take action.</text:span></text:p>
      <text:p text:style-name="Standard">omi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fail to include or mention) </text:p>
      <text:p text:style-name="Standard">a. <text:a xlink:type="simple" xlink:href="http://www.spanishdict.com/translate/to%20omit" text:style-name="Internet_20_link" text:visited-style-name="Visited_20_Internet_20_Link">to omit</text:a> </text:p>
      <text:p text:style-name="Standard">¿Por qué omitiste esta información en tu reporte?<text:span text:style-name="Emphasis">Why did you omit this information from your report?</text:span></text:p>
      <text:p text:style-name="Standard">b. <text:a xlink:type="simple" xlink:href="http://www.spanishdict.com/translate/to%20leave%20out" text:style-name="Internet_20_link" text:visited-style-name="Visited_20_Internet_20_Link">to leave out</text:a> </text:p>
      <text:p text:style-name="Standard">Omitieron unas escenas en la versión para televisión.<text:span text:style-name="Emphasis">Some scenes were left out for the TV version.</text:span></text:p>
      <text:p text:style-name="Standard">2. (to fail to do) </text:p>
      <text:p text:style-name="Standard">a. <text:a xlink:type="simple" xlink:href="http://www.spanishdict.com/translate/to%20omit" text:style-name="Internet_20_link" text:visited-style-name="Visited_20_Internet_20_Link">to omit</text:a> </text:p>
      <text:p text:style-name="Standard">Omitió informar a la policía que se iría del país.<text:span text:style-name="Emphasis">He omitted to inform the police that he would leave the country.</text:span></text:p>
      <text:p text:style-name="Standard">omit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be excluded) </text:p>
      <text:p text:style-name="Standard">a. <text:a xlink:type="simple" xlink:href="http://www.spanishdict.com/translate/to%20be%20omitted" text:style-name="Internet_20_link" text:visited-style-name="Visited_20_Internet_20_Link">to be omitted</text:a> </text:p>
      <text:p text:style-name="Standard">Estos datos son irrelevantes así que pueden omitirse.<text:span text:style-name="Emphasis">This data is irrelevant so it can be omitted.</text:span></text:p>
      <text:p text:style-name="Standard">b. <text:a xlink:type="simple" xlink:href="http://www.spanishdict.com/translate/to%20be%20left%20out" text:style-name="Internet_20_link" text:visited-style-name="Visited_20_Internet_20_Link">to be left out</text:a> </text:p>
      <text:p text:style-name="Standard">Estos ingredientes pueden omitirse en la receta.<text:span text:style-name="Emphasis">These ingredients can be left out from the recipe.</text:span></text:p>
      <text:p text:style-name="Standard">envidi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 jealous of someone) </text:p>
      <text:p text:style-name="Standard">a. <text:a xlink:type="simple" xlink:href="http://www.spanishdict.com/translate/to%20envy" text:style-name="Internet_20_link" text:visited-style-name="Visited_20_Internet_20_Link">to envy</text:a> </text:p>
      <text:p text:style-name="Standard">Lo envidio porque lo tiene todo: dinero, novia y un trabajo estupendo.<text:span text:style-name="Emphasis">I envy him because he has everything: money, girlfriend, and a great job.</text:span></text:p>
      <text:p text:style-name="Standard">b. <text:a xlink:type="simple" xlink:href="http://www.spanishdict.com/translate/to%20be%20envious%20of" text:style-name="Internet_20_link" text:visited-style-name="Visited_20_Internet_20_Link">to be envious of</text:a> </text:p>
      <text:p text:style-name="Standard">Todas envidian a Carlota porque es tan atractiva.<text:span text:style-name="Emphasis">Everyone is envious of Carlota because she's so attractive.</text:span></text:p>
      <text:p text:style-name="Standard">2. (to want) </text:p>
      <text:p text:style-name="Standard"><text:soft-page-break/>a. <text:a xlink:type="simple" xlink:href="http://www.spanishdict.com/translate/to%20envy" text:style-name="Internet_20_link" text:visited-style-name="Visited_20_Internet_20_Link">to envy</text:a> </text:p>
      <text:p text:style-name="Standard">No envidio la posición tan difícil en la que te encuentras.<text:span text:style-name="Emphasis">I don't envy you the difficult situation you're in.</text:span></text:p>
      <text:p text:style-name="Standard">b. <text:a xlink:type="simple" xlink:href="http://www.spanishdict.com/translate/to%20covet" text:style-name="Internet_20_link" text:visited-style-name="Visited_20_Internet_20_Link">to covet</text:a> </text:p>
      <text:p text:style-name="Standard">No envidio tu riqueza, hermano, porque tengo riquezas de otra índole.<text:span text:style-name="Emphasis">I don't covet your wealth, brother, for I have riches of another nature.</text:span></text:p>
      <text:p text:style-name="Standard">son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make a sound) </text:p>
      <text:p text:style-name="Standard">a. <text:a xlink:type="simple" xlink:href="http://www.spanishdict.com/translate/to%20ring" text:style-name="Internet_20_link" text:visited-style-name="Visited_20_Internet_20_Link">to ring</text:a> (telephone) </text:p>
      <text:p text:style-name="Standard">El teléfono estuvo sonando toda la mañana.<text:span text:style-name="Emphasis">The telephone was ringing all morning long.</text:span></text:p>
      <text:p text:style-name="Standard">b. <text:a xlink:type="simple" xlink:href="http://www.spanishdict.com/translate/to%20beep" text:style-name="Internet_20_link" text:visited-style-name="Visited_20_Internet_20_Link">to beep</text:a> (electronic device) </text:p>
      <text:p text:style-name="Standard">Mi ordenador suena si pulso muchas teclas a la vez.<text:span text:style-name="Emphasis">My computer beeps when I hit many keys at the same time.</text:span></text:p>
      <text:p text:style-name="Standard">c. <text:a xlink:type="simple" xlink:href="http://www.spanishdict.com/translate/to%20go%20off" text:style-name="Internet_20_link" text:visited-style-name="Visited_20_Internet_20_Link">to go off</text:a> (alarm) </text:p>
      <text:p text:style-name="Standard">El despertador sonó en medianoche.<text:span text:style-name="Emphasis">The alarm went off at midnight.</text:span></text:p>
      <text:p text:style-name="Standard">d. <text:a xlink:type="simple" xlink:href="http://www.spanishdict.com/translate/to%20rumble" text:style-name="Internet_20_link" text:visited-style-name="Visited_20_Internet_20_Link">to rumble</text:a> </text:p>
      <text:p text:style-name="Standard">No he desayunado y me suenan las tripas.<text:span text:style-name="Emphasis">I did not have breakfast and my stomach is rumbling.</text:span></text:p>
      <text:p text:style-name="Standard">2. (linguistics) </text:p>
      <text:p text:style-name="Standard">a. <text:a xlink:type="simple" xlink:href="http://www.spanishdict.com/translate/to%20be%20pronounced" text:style-name="Internet_20_link" text:visited-style-name="Visited_20_Internet_20_Link">to be pronounced</text:a> </text:p>
      <text:p text:style-name="Standard">La "h" de "hablar" no suena.<text:span text:style-name="Emphasis">The "h" in "hablar" is not pronounced.</text:span></text:p>
      <text:p text:style-name="Standard">3. (to appear) </text:p>
      <text:p text:style-name="Standard">a. <text:a xlink:type="simple" xlink:href="http://www.spanishdict.com/translate/to%20sound" text:style-name="Internet_20_link" text:visited-style-name="Visited_20_Internet_20_Link">to sound</text:a> </text:p>
      <text:p text:style-name="Standard">Un día en la playa me suena perfecto. <text:span text:style-name="Emphasis">A day on the beach sounds perfect. </text:span></text:p>
      <text:p text:style-name="Standard">Su acento suena raro. <text:span text:style-name="Emphasis">His accent sounds funny. </text:span></text:p>
      <text:p text:style-name="Standard">4. (to be known) </text:p>
      <text:p text:style-name="Standard">a. <text:a xlink:type="simple" xlink:href="http://www.spanishdict.com/translate/to%20look%20familiar" text:style-name="Internet_20_link" text:visited-style-name="Visited_20_Internet_20_Link">to look familiar</text:a> </text:p>
      <text:p text:style-name="Standard">¿No te suena su cara?<text:span text:style-name="Emphasis">Does his face look familiar to you?</text:span></text:p>
      <text:p text:style-name="Standard">b. <text:a xlink:type="simple" xlink:href="http://www.spanishdict.com/translate/to%20ring%20a%20bell" text:style-name="Internet_20_link" text:visited-style-name="Visited_20_Internet_20_Link">to ring a bell</text:a> (colloquial) </text:p>
      <text:p text:style-name="Standard">¿Te suena el nombre de esa chica?<text:span text:style-name="Emphasis">Does her name ring a bell with you?</text:span></text:p>
      <text:p text:style-name="Standard">5. (to die) (Southern Cone) </text:p>
      <text:p text:style-name="Standard">a. <text:a xlink:type="simple" xlink:href="http://www.spanishdict.com/translate/to%20kick%20the%20bucket" text:style-name="Internet_20_link" text:visited-style-name="Visited_20_Internet_20_Link">to kick the bucket</text:a> (informal) </text:p>
      <text:p text:style-name="Standard">El más viejo del lugar sonó.<text:span text:style-name="Emphasis">The oldest man in the village kicked the bucket.</text:span></text:p>
      <text:p text:style-name="Standard">son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6. (body parts) </text:p>
      <text:p text:style-name="Standard">a. <text:a xlink:type="simple" xlink:href="http://www.spanishdict.com/translate/to%20blow%20one%27s%20nose" text:style-name="Internet_20_link" text:visited-style-name="Visited_20_Internet_20_Link">to blow one's nose</text:a> </text:p>
      <text:p text:style-name="Standard">¿Tienes un pañuelo? Tengo que sonarme la nariz.<text:span text:style-name="Emphasis">Do you have a tissue? I need to blow my nose.</text:span></text:p>
      <text:p text:style-name="Standard">cos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value) </text:p>
      <text:p text:style-name="Standard">a. <text:a xlink:type="simple" xlink:href="http://www.spanishdict.com/translate/to%20cost" text:style-name="Internet_20_link" text:visited-style-name="Visited_20_Internet_20_Link">to cost</text:a> </text:p>
      <text:p text:style-name="Standard">Ese tratamiento cuesta una fortuna.<text:span text:style-name="Emphasis">That treatment costs a fortune. </text:span></text:p>
      <text:p text:style-name="Standard">2. (to be difficult) </text:p>
      <text:p text:style-name="Standard">a. <text:a xlink:type="simple" xlink:href="http://www.spanishdict.com/translate/to%20be%20hard" text:style-name="Internet_20_link" text:visited-style-name="Visited_20_Internet_20_Link">to be hard</text:a> </text:p>
      <text:p text:style-name="Standard">Me costó decirle la verdad, pero sabía que tenía hacerlo.<text:span text:style-name="Emphasis">It was hard to tell him the truth, but I knew that I had to do it.</text:span></text:p>
      <text:p text:style-name="Standard">entre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each through practice) </text:p>
      <text:p text:style-name="Standard">a. <text:a xlink:type="simple" xlink:href="http://www.spanishdict.com/translate/to%20train" text:style-name="Internet_20_link" text:visited-style-name="Visited_20_Internet_20_Link">to train</text:a> </text:p>
      <text:p text:style-name="Standard">Hace cinco años que entreno perros.<text:span text:style-name="Emphasis">I've been training dogs for the past five years.</text:span></text:p>
      <text:p text:style-name="Standard"><text:soft-page-break/>b. <text:a xlink:type="simple" xlink:href="http://www.spanishdict.com/translate/to%20coach" text:style-name="Internet_20_link" text:visited-style-name="Visited_20_Internet_20_Link">to coach</text:a> </text:p>
      <text:p text:style-name="Standard">Los dueños contrataron a Severino para entrenar al equipo.<text:span text:style-name="Emphasis">The owners hired Severino to coach the team.</text:span></text:p>
      <text:p text:style-name="Standard">2. (to learn by repetition) </text:p>
      <text:p text:style-name="Standard">a. <text:a xlink:type="simple" xlink:href="http://www.spanishdict.com/translate/to%20practice" text:style-name="Internet_20_link" text:visited-style-name="Visited_20_Internet_20_Link">to practice</text:a> (United States) </text:p>
      <text:p text:style-name="Standard">Para entrenar un golpe, hay que empezar a una velocidad baja.<text:span text:style-name="Emphasis">To practice a shot, you need to start at a low speed.</text:span></text:p>
      <text:p text:style-name="Standard">b. <text:a xlink:type="simple" xlink:href="http://www.spanishdict.com/translate/to%20practise" text:style-name="Internet_20_link" text:visited-style-name="Visited_20_Internet_20_Link">to practise</text:a> (United Kingdom) </text:p>
      <text:p text:style-name="Standard">Dedicamos la mitad de la clase a entrenar movimientos específicos de piernas.<text:span text:style-name="Emphasis">We devoted half of the class to practising specific leg move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practice) </text:p>
      <text:p text:style-name="Standard">a. <text:a xlink:type="simple" xlink:href="http://www.spanishdict.com/translate/to%20train" text:style-name="Internet_20_link" text:visited-style-name="Visited_20_Internet_20_Link">to train</text:a> </text:p>
      <text:p text:style-name="Standard">Los soldados tienen que entrenar todas las mañanas.<text:span text:style-name="Emphasis">Soldiers have to train every morning.</text:span></text:p>
      <text:p text:style-name="Standard">entre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practice) </text:p>
      <text:p text:style-name="Standard">a. <text:a xlink:type="simple" xlink:href="http://www.spanishdict.com/translate/to%20train" text:style-name="Internet_20_link" text:visited-style-name="Visited_20_Internet_20_Link">to train</text:a> </text:p>
      <text:p text:style-name="Standard">Me entreno duro para ser el mejor corredor.<text:span text:style-name="Emphasis">I train hard to be the best runner.</text:span></text:p>
      <text:p text:style-name="Standard">almorz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eat lunch) </text:p>
      <text:p text:style-name="Standard">a. <text:a xlink:type="simple" xlink:href="http://www.spanishdict.com/translate/to%20have%20lunch" text:style-name="Internet_20_link" text:visited-style-name="Visited_20_Internet_20_Link">to have lunch</text:a> </text:p>
      <text:p text:style-name="Standard">Voy a almorzar con mi novio en el restaurante mexicano.<text:span text:style-name="Emphasis">I'm going to have lunch with my boyfriend at the Mexican restaurant.</text:span></text:p>
      <text:p text:style-name="Standard">2. (to eat a snack) (Spain) </text:p>
      <text:p text:style-name="Standard">a. <text:a xlink:type="simple" xlink:href="http://www.spanishdict.com/translate/to%20have%20a%20mid-morning%20snack" text:style-name="Internet_20_link" text:visited-style-name="Visited_20_Internet_20_Link">to have a mid-morning snack</text:a> </text:p>
      <text:p text:style-name="Standard">Tengo que almorzar para que no me dé una bajada de azúcar.<text:span text:style-name="Emphasis">I need to have a mid-morning snack to prevent low blood sugar.</text:span></text:p>
      <text:p text:style-name="Standard">aprob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law) </text:p>
      <text:p text:style-name="Standard">a. <text:a xlink:type="simple" xlink:href="http://www.spanishdict.com/translate/to%20pass" text:style-name="Internet_20_link" text:visited-style-name="Visited_20_Internet_20_Link">to pass</text:a> </text:p>
      <text:p text:style-name="Standard">El congreso aprobó una reforma energética. <text:span text:style-name="Emphasis">Congress passed an energy reform. </text:span></text:p>
      <text:p text:style-name="Standard">2. (plan, agreement) </text:p>
      <text:p text:style-name="Standard">a. <text:a xlink:type="simple" xlink:href="http://www.spanishdict.com/translate/to%20approve" text:style-name="Internet_20_link" text:visited-style-name="Visited_20_Internet_20_Link">to approve</text:a> </text:p>
      <text:p text:style-name="Standard">¿La contaduría ya aprobó el presupuesto?<text:span text:style-name="Emphasis">Has accounting approved the budget yet?</text:span></text:p>
      <text:p text:style-name="Standard">b. <text:a xlink:type="simple" xlink:href="http://www.spanishdict.com/translate/to%20endorse" text:style-name="Internet_20_link" text:visited-style-name="Visited_20_Internet_20_Link">to endorse</text:a> </text:p>
      <text:p text:style-name="Standard">El comité de vecindarios aprobó el plan de la ciudad. <text:span text:style-name="Emphasis">The neighborhood committee endorsed the city's plan. </text:span></text:p>
      <text:p text:style-name="Standard">3. (class, exam) </text:p>
      <text:p text:style-name="Standard">a. <text:a xlink:type="simple" xlink:href="http://www.spanishdict.com/translate/to%20pass" text:style-name="Internet_20_link" text:visited-style-name="Visited_20_Internet_20_Link">to pass</text:a> </text:p>
      <text:p text:style-name="Standard">Hay que estudiar mucho para aprobar ese examen de matemáticas. <text:span text:style-name="Emphasis">You have to study a lot to pass that math test. </text:span></text:p>
      <text:p text:style-name="Standard">4. (behavior) </text:p>
      <text:p text:style-name="Standard">a. <text:a xlink:type="simple" xlink:href="http://www.spanishdict.com/translate/to%20approve%20of" text:style-name="Internet_20_link" text:visited-style-name="Visited_20_Internet_20_Link">to approve of</text:a> </text:p>
      <text:p text:style-name="Standard">No apruebo la música fuerte de mi vecino a las tres de la mañana.<text:span text:style-name="Emphasis">I don't approve of my neighbor's loud music at three in the morning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class, exam) </text:p>
      <text:p text:style-name="Standard">a. <text:a xlink:type="simple" xlink:href="http://www.spanishdict.com/translate/to%20pass" text:style-name="Internet_20_link" text:visited-style-name="Visited_20_Internet_20_Link">to pass</text:a> </text:p>
      <text:p text:style-name="Standard">Después de mucho trabajo arduo, por fin aprobé. <text:span text:style-name="Emphasis">After a lot of hard work, I finally passed. </text:span></text:p>
      <text:p text:style-name="Standard"><text:soft-page-break/>col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 suspended) </text:p>
      <text:p text:style-name="Standard">a. <text:a xlink:type="simple" xlink:href="http://www.spanishdict.com/translate/to%20hang" text:style-name="Internet_20_link" text:visited-style-name="Visited_20_Internet_20_Link">to hang</text:a> </text:p>
      <text:p text:style-name="Standard">Colgaron la bandera en la ventana con orgullo.<text:span text:style-name="Emphasis">They hung the flag in the window with pride.</text:span></text:p>
      <text:p text:style-name="Standard">2. (telephone) </text:p>
      <text:p text:style-name="Standard">a. <text:a xlink:type="simple" xlink:href="http://www.spanishdict.com/translate/to%20hang%20up" text:style-name="Internet_20_link" text:visited-style-name="Visited_20_Internet_20_Link">to hang up</text:a> </text:p>
      <text:p text:style-name="Standard">Colgaron el teléfono al mismo tiempo.<text:span text:style-name="Emphasis">They hung up the phone at the same time.</text:span></text:p>
      <text:p text:style-name="Standard">3. (to abandon) </text:p>
      <text:p text:style-name="Standard">a. <text:a xlink:type="simple" xlink:href="http://www.spanishdict.com/translate/to%20give%20up" text:style-name="Internet_20_link" text:visited-style-name="Visited_20_Internet_20_Link">to give up</text:a> </text:p>
      <text:p text:style-name="Standard">Colgó sus estudios para hacerse atleta profesional.<text:span text:style-name="Emphasis">He gave up his studies to become a professional athlet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computer) (Spain) </text:p>
      <text:p text:style-name="Standard">a. <text:a xlink:type="simple" xlink:href="http://www.spanishdict.com/translate/to%20crash" text:style-name="Internet_20_link" text:visited-style-name="Visited_20_Internet_20_Link">to crash</text:a> </text:p>
      <text:p text:style-name="Standard">Si el ordenador se me cuelga de nuevo, lo voy a vender por otro.<text:span text:style-name="Emphasis">If the computer crashes again, I'm going to trade it in for another.</text:span></text:p>
      <text:p text:style-name="Standard">colg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suspend oneself from) </text:p>
      <text:p text:style-name="Standard">a. <text:a xlink:type="simple" xlink:href="http://www.spanishdict.com/translate/to%20hang" text:style-name="Internet_20_link" text:visited-style-name="Visited_20_Internet_20_Link">to hang</text:a> </text:p>
      <text:p text:style-name="Standard">El muchacho se colgó de las barras con la ayuda de su madre.<text:span text:style-name="Emphasis">The boy hung from the monkey bars with the help of his mother.</text:span></text:p>
      <text:p text:style-name="Standard">6. (to commit suicide by hanging) </text:p>
      <text:p text:style-name="Standard">a. <text:a xlink:type="simple" xlink:href="http://www.spanishdict.com/translate/to%20hang%20oneself" text:style-name="Internet_20_link" text:visited-style-name="Visited_20_Internet_20_Link">to hang oneself</text:a> </text:p>
      <text:p text:style-name="Standard">Decidió que la mejor manera de acabar con su vida era colgarse.<text:span text:style-name="Emphasis">He decided that the best way to end his life was to hang himself.</text:span></text:p>
      <text:p text:style-name="Standard">ro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implore) </text:p>
      <text:p text:style-name="Standard">a. <text:a xlink:type="simple" xlink:href="http://www.spanishdict.com/translate/to%20beg" text:style-name="Internet_20_link" text:visited-style-name="Visited_20_Internet_20_Link">to beg</text:a> </text:p>
      <text:p text:style-name="Standard">Te ruego que me ayudes con este asunto.<text:span text:style-name="Emphasis">I beg you to help me with this issu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offer a prayer) </text:p>
      <text:p text:style-name="Standard">a. <text:a xlink:type="simple" xlink:href="http://www.spanishdict.com/translate/to%20pray" text:style-name="Internet_20_link" text:visited-style-name="Visited_20_Internet_20_Link">to pray</text:a> </text:p>
      <text:p text:style-name="Standard">Ruego a la Virgen de Guadalupe que escuche mi oración.<text:span text:style-name="Emphasis">I pray that the Virgen of Guadalupe hears my prayer. </text:span></text:p>
      <text:p text:style-name="Standard">soñ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dream" text:style-name="Internet_20_link" text:visited-style-name="Visited_20_Internet_20_Link">to dream</text:a> </text:p>
      <text:p text:style-name="Standard">Anoche soñé que estaba tomando café con Einstein. <text:span text:style-name="Emphasis">Last night I dreamed I was having coffee with Einstein. </text:span></text:p>
      <text:p text:style-name="Standard">2. (to shake someone up) (Spain) </text:p>
      <text:p text:style-name="Standard">a. <text:a xlink:type="simple" xlink:href="http://www.spanishdict.com/translate/to%20have%20nightmares%20about" text:style-name="Internet_20_link" text:visited-style-name="Visited_20_Internet_20_Link">to have nightmares about</text:a> </text:p>
      <text:p text:style-name="Standard">No sabrás cuándo, ni dónde, pero tendré mi venganza. ¡Me vas a soñar!<text:span text:style-name="Emphasis">You won't know when, nor where, but I'll have my vengeance. You'll have nightmares about me!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imagine) </text:p>
      <text:p text:style-name="Standard">a. <text:a xlink:type="simple" xlink:href="http://www.spanishdict.com/translate/to%20dream" text:style-name="Internet_20_link" text:visited-style-name="Visited_20_Internet_20_Link">to dream</text:a> </text:p>
      <text:p text:style-name="Standard">Sueño con tener una casa grande y mucho dinero.<text:span text:style-name="Emphasis">I dream of having a big house and lots of money.</text:span></text:p>
      <text:p text:style-name="Standard">Ella soñó con el actor famoso.<text:span text:style-name="Emphasis">She dreamed about the famous actor.</text:span></text:p>
      <text:p text:style-name="Standard"><text:soft-page-break/>tos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culinary) </text:p>
      <text:p text:style-name="Standard">a. <text:a xlink:type="simple" xlink:href="http://www.spanishdict.com/translate/to%20toast" text:style-name="Internet_20_link" text:visited-style-name="Visited_20_Internet_20_Link">to toast</text:a> (bread) </text:p>
      <text:p text:style-name="Standard">Para desayunar, tuesto unas rebanadas de pan y después les pongo mantequilla y mermelada.<text:span text:style-name="Emphasis">For breakfast, I toast some slices of bread and then I put butter and jam on them.</text:span></text:p>
      <text:p text:style-name="Standard">b. <text:a xlink:type="simple" xlink:href="http://www.spanishdict.com/translate/to%20roast" text:style-name="Internet_20_link" text:visited-style-name="Visited_20_Internet_20_Link">to roast</text:a> (coffee) </text:p>
      <text:p text:style-name="Standard">Julia prefiere tostar el café en casa en vez de comprarlo tostado en el supermercado.<text:span text:style-name="Emphasis">Julia prefers to roast coffee at home instead of buying it roasted in the supermarket.</text:span></text:p>
      <text:p text:style-name="Standard">c. <text:a xlink:type="simple" xlink:href="http://www.spanishdict.com/translate/to%20brown" text:style-name="Internet_20_link" text:visited-style-name="Visited_20_Internet_20_Link">to brown</text:a> (meat) </text:p>
      <text:p text:style-name="Standard">Este bistec no es suficientemente cocido para mi gusto; tuéstalo cinco minutos más.<text:span text:style-name="Emphasis">This steak is not cooked enough for my liking; brown it another five minutes.</text:span></text:p>
      <text:p text:style-name="Standard">2. (to suntan) </text:p>
      <text:p text:style-name="Standard">a. <text:a xlink:type="simple" xlink:href="http://www.spanishdict.com/translate/to%20tan" text:style-name="Internet_20_link" text:visited-style-name="Visited_20_Internet_20_Link">to tan</text:a> </text:p>
      <text:p text:style-name="Standard">Ando a la playa en biquini para que el sol tueste mis hombros.<text:span text:style-name="Emphasis">I go to the beach in a bikini so that the sun tans my shoulders.</text:span></text:p>
      <text:p text:style-name="Standard">acer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identify accurately) </text:p>
      <text:p text:style-name="Standard">a. <text:a xlink:type="simple" xlink:href="http://www.spanishdict.com/translate/to%20get%20right" text:style-name="Internet_20_link" text:visited-style-name="Visited_20_Internet_20_Link">to get right</text:a> </text:p>
      <text:p text:style-name="Standard">De las 15 preguntas en la prueba, solo acerté cuatro.<text:span text:style-name="Emphasis">Of the 15 questions on the quiz, I only got four right.</text:span></text:p>
      <text:p text:style-name="Standard">b. <text:a xlink:type="simple" xlink:href="http://www.spanishdict.com/translate/to%20guess%20correctly" text:style-name="Internet_20_link" text:visited-style-name="Visited_20_Internet_20_Link">to guess correctly</text:a> </text:p>
      <text:p text:style-name="Standard">¿Todavía gano algún dinero si acerté cinco de los seis números de la lotería?<text:span text:style-name="Emphasis">Do I still win some money if I guessed five of the six lottery numbers correctly?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find the mark) </text:p>
      <text:p text:style-name="Standard">a. <text:a xlink:type="simple" xlink:href="http://www.spanishdict.com/translate/to%20hit%20the%20target" text:style-name="Internet_20_link" text:visited-style-name="Visited_20_Internet_20_Link">to hit the target</text:a> </text:p>
      <text:p text:style-name="Standard">Probé suerte con el tiro con arco, pero no acerté ni con una sola flecha.<text:span text:style-name="Emphasis">I tried my hand at archery but didn't hit the target with a single arrow.</text:span></text:p>
      <text:p text:style-name="Standard">3. (to be right) </text:p>
      <text:p text:style-name="Standard">a. no direct translation </text:p>
      <text:p text:style-name="Standard">No acerté al comprarle a mi esposa una aspiradora para nuestro aniversario.<text:span text:style-name="Emphasis">It was a mistake to have bought my wife a vacuum cleaner for our anniversary.</text:span></text:p>
      <text:p text:style-name="Standard">Acertaste cuando dijiste que me iría bien en la entrevista. ¡Me ofrecieron el puesto!<text:span text:style-name="Emphasis">You were right when you said the interview would go well. They offered me the position!</text:span></text:p>
      <text:p text:style-name="Standard">4. (to discover) </text:p>
      <text:p text:style-name="Standard">a. <text:a xlink:type="simple" xlink:href="http://www.spanishdict.com/translate/to%20find" text:style-name="Internet_20_link" text:visited-style-name="Visited_20_Internet_20_Link">to find</text:a> </text:p>
      <text:p text:style-name="Standard">¿Tuvieron algún problema acertando con la casa?<text:span text:style-name="Emphasis">Did you have any trouble finding the house?</text:span></text:p>
      <text:p text:style-name="Standard">5. (to be able to) </text:p>
      <text:p text:style-name="Standard">a. <text:a xlink:type="simple" xlink:href="http://www.spanishdict.com/translate/to%20manage%20to" text:style-name="Internet_20_link" text:visited-style-name="Visited_20_Internet_20_Link">to manage to</text:a> </text:p>
      <text:p text:style-name="Standard">Acerté a conducir el carro hasta casa, aunque nunca antes había conducido un carro de transmisión manual.<text:span text:style-name="Emphasis">I managed to drive the car home, although I'd never before driven a manual transmission car.</text:span></text:p>
      <text:p text:style-name="Standard">adver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forewarn) </text:p>
      <text:p text:style-name="Standard">a. <text:a xlink:type="simple" xlink:href="http://www.spanishdict.com/translate/to%20warn" text:style-name="Internet_20_link" text:visited-style-name="Visited_20_Internet_20_Link">to warn</text:a> </text:p>
      <text:p text:style-name="Standard">El jefe advirtió al empleado que dejara de causar problemas.<text:span text:style-name="Emphasis">He warned the employee to stop causing problems.</text:span></text:p>
      <text:p text:style-name="Standard">2. (to counsel) </text:p>
      <text:p text:style-name="Standard">a. <text:a xlink:type="simple" xlink:href="http://www.spanishdict.com/translate/to%20advise" text:style-name="Internet_20_link" text:visited-style-name="Visited_20_Internet_20_Link">to advise</text:a> </text:p>
      <text:p text:style-name="Standard"><text:soft-page-break/>Nos advirtieron que no lleváramos el caso a juicio.<text:span text:style-name="Emphasis">We were advised not to take the case to court.</text:span></text:p>
      <text:p text:style-name="Standard">3. (to detect) </text:p>
      <text:p text:style-name="Standard">a. <text:a xlink:type="simple" xlink:href="http://www.spanishdict.com/translate/to%20notice" text:style-name="Internet_20_link" text:visited-style-name="Visited_20_Internet_20_Link">to notice</text:a> </text:p>
      <text:p text:style-name="Standard">Advirtió un olor extraño en la habitación.<text:span text:style-name="Emphasis">She noticed a strange smell in the room.</text:span></text:p>
      <text:p text:style-name="Standard">fre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clean) </text:p>
      <text:p text:style-name="Standard">a. <text:a xlink:type="simple" xlink:href="http://www.spanishdict.com/translate/to%20wash" text:style-name="Internet_20_link" text:visited-style-name="Visited_20_Internet_20_Link">to wash</text:a> </text:p>
      <text:p text:style-name="Standard">¿Has fregado las tazas?<text:span text:style-name="Emphasis">Have you washed the cups?</text:span></text:p>
      <text:p text:style-name="Standard">b. <text:a xlink:type="simple" xlink:href="http://www.spanishdict.com/translate/to%20scrub" text:style-name="Internet_20_link" text:visited-style-name="Visited_20_Internet_20_Link">to scrub</text:a> </text:p>
      <text:p text:style-name="Standard">Friega las cacerolas con el estropajo.<text:span text:style-name="Emphasis">Scrub the pans with the scourer.</text:span></text:p>
      <text:p text:style-name="Standard">c. <text:a xlink:type="simple" xlink:href="http://www.spanishdict.com/translate/to%20mop" text:style-name="Internet_20_link" text:visited-style-name="Visited_20_Internet_20_Link">to mop</text:a> </text:p>
      <text:p text:style-name="Standard">Ten cuidado; acabo de fregar el suelo.<text:span text:style-name="Emphasis">Be careful; I've just mopped the floor.</text:span></text:p>
      <text:p text:style-name="Standard">d. <text:a xlink:type="simple" xlink:href="http://www.spanishdict.com/translate/to%20clean" text:style-name="Internet_20_link" text:visited-style-name="Visited_20_Internet_20_Link">to clean</text:a> </text:p>
      <text:p text:style-name="Standard">¿Has fregado los cristales de las ventanas?<text:span text:style-name="Emphasis">Have you cleaned the windows?</text:span></text:p>
      <text:p text:style-name="Standard">2. (to harass) (Latin America) </text:p>
      <text:p text:style-name="Standard">a. <text:a xlink:type="simple" xlink:href="http://www.spanishdict.com/translate/to%20annoy" text:style-name="Internet_20_link" text:visited-style-name="Visited_20_Internet_20_Link">to annoy</text:a> </text:p>
      <text:p text:style-name="Standard">Deja de fregar a mi hermano o tendremos pelea.<text:span text:style-name="Emphasis">Stop annoying my brother or there'll be a fight.</text:span></text:p>
      <text:p text:style-name="Standard">b. <text:a xlink:type="simple" xlink:href="http://www.spanishdict.com/translate/to%20pester" text:style-name="Internet_20_link" text:visited-style-name="Visited_20_Internet_20_Link">to pester</text:a> </text:p>
      <text:p text:style-name="Standard">Mi ex me fregaba a todas horas mandándome mensajes al celular.<text:span text:style-name="Emphasis">My ex used to pester me all the time by sending me text messages.</text:span></text:p>
      <text:p text:style-name="Standard">c. <text:a xlink:type="simple" xlink:href="http://www.spanishdict.com/translate/to%20bother" text:style-name="Internet_20_link" text:visited-style-name="Visited_20_Internet_20_Link">to bother</text:a> </text:p>
      <text:p text:style-name="Standard">Sigue fregándome y te llevarás un puñetazo.<text:span text:style-name="Emphasis">If you go on bothering me like this, you're in for a punch.</text:span></text:p>
      <text:p text:style-name="Standard">3. (to spoil) (Latin America) </text:p>
      <text:p text:style-name="Standard">a. <text:a xlink:type="simple" xlink:href="http://www.spanishdict.com/translate/to%20ruin" text:style-name="Internet_20_link" text:visited-style-name="Visited_20_Internet_20_Link">to ruin</text:a> </text:p>
      <text:p text:style-name="Standard">Este resfriado me va a fregar el fin de semana.<text:span text:style-name="Emphasis">This cold is going to ruin my weekend.</text:span></text:p>
      <text:p text:style-name="Standard">b. <text:a xlink:type="simple" xlink:href="http://www.spanishdict.com/translate/to%20mess%20up" text:style-name="Internet_20_link" text:visited-style-name="Visited_20_Internet_20_Link">to mess up</text:a> </text:p>
      <text:p text:style-name="Standard">Sus padres volvieron antes de tiempo y nos fregaron la noche.<text:span text:style-name="Emphasis">Their parents came back early and messed up the evening for us.</text:span></text:p>
      <text:p text:style-name="Standard">4. (colloquial) (to murder) (Mexico) </text:p>
      <text:p text:style-name="Standard">a. <text:a xlink:type="simple" xlink:href="http://www.spanishdict.com/translate/to%20off" text:style-name="Internet_20_link" text:visited-style-name="Visited_20_Internet_20_Link">to off</text:a> (colloquial) </text:p>
      <text:p text:style-name="Standard">Al Chucho lo fregaron saliendo del antro.<text:span text:style-name="Emphasis">They offed Chucho as he was coming out of the club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5. (to clean the dirty dishes) </text:p>
      <text:p text:style-name="Standard">a. <text:a xlink:type="simple" xlink:href="http://www.spanishdict.com/translate/to%20wash%20the%20dishes" text:style-name="Internet_20_link" text:visited-style-name="Visited_20_Internet_20_Link">to wash the dishes</text:a> </text:p>
      <text:p text:style-name="Standard">Me gusta cocinar, pero no fregar.<text:span text:style-name="Emphasis">I like cooking, but not washing the dishes.</text:span></text:p>
      <text:p text:style-name="Standard">b. <text:a xlink:type="simple" xlink:href="http://www.spanishdict.com/translate/to%20do%20the%20dishes" text:style-name="Internet_20_link" text:visited-style-name="Visited_20_Internet_20_Link">to do the dishes</text:a> </text:p>
      <text:p text:style-name="Standard">¡Qué postre más rica! ¿Ahora quién va a fregar?<text:span text:style-name="Emphasis">What a delicious dessert! Now who's going to do the dishes?</text:span></text:p>
      <text:p text:style-name="Standard">c. <text:a xlink:type="simple" xlink:href="http://www.spanishdict.com/translate/to%20do%20the%20washing-up" text:style-name="Internet_20_link" text:visited-style-name="Visited_20_Internet_20_Link">to do the washing-up</text:a> (United Kingdom) </text:p>
      <text:p text:style-name="Standard">No te olvides de fregar antes de irte.<text:span text:style-name="Emphasis">Don't forget to do the washing up before leaving.</text:span></text:p>
      <text:p text:style-name="Standard">d. <text:a xlink:type="simple" xlink:href="http://www.spanishdict.com/translate/to%20wash%20up" text:style-name="Internet_20_link" text:visited-style-name="Visited_20_Internet_20_Link">to wash up</text:a> (United Kingdom) </text:p>
      <text:p text:style-name="Standard">Yo seco, pero le toca a Eduardo fregar.<text:span text:style-name="Emphasis">I'll dry, but it's Eduardo's turn to wash up.</text:span></text:p>
      <text:p text:style-name="Standard">6. (to rub) </text:p>
      <text:p text:style-name="Standard">a. <text:a xlink:type="simple" xlink:href="http://www.spanishdict.com/translate/to%20scrub" text:style-name="Internet_20_link" text:visited-style-name="Visited_20_Internet_20_Link">to scrub</text:a> </text:p>
      <text:p text:style-name="Standard">Si no quieres fregar, deja los platos en remojo.<text:span text:style-name="Emphasis">If you don't want to scrub, leave the dishes to soak.</text:span></text:p>
      <text:p text:style-name="Standard">7. (colloquial) (to cause annoyance) (Latin America) </text:p>
      <text:p text:style-name="Standard">a. <text:a xlink:type="simple" xlink:href="http://www.spanishdict.com/translate/to%20be%20a%20nuisance" text:style-name="Internet_20_link" text:visited-style-name="Visited_20_Internet_20_Link">to be a nuisance</text:a> </text:p>
      <text:p text:style-name="Standard">Ya está el chico de arriba fregando otra vez con esa música.<text:span text:style-name="Emphasis">Here goes the boy upstairs being a nuisance again with that music.</text:span></text:p>
      <text:p text:style-name="Standard">8. (colloquial) (to joke) </text:p>
      <text:p text:style-name="Standard"><text:soft-page-break/>a. <text:a xlink:type="simple" xlink:href="http://www.spanishdict.com/translate/to%20kid" text:style-name="Internet_20_link" text:visited-style-name="Visited_20_Internet_20_Link">to kid</text:a> </text:p>
      <text:p text:style-name="Standard">¡No friegues! ¿De verdad viste a Elvis ayer?<text:span text:style-name="Emphasis">You're kidding! Did you really see Elvis yesterday?</text:span></text:p>
      <text:p text:style-name="Standard">9. (colloquial) (to achieve) (Mexico) </text:p>
      <text:p text:style-name="Standard">a. <text:a xlink:type="simple" xlink:href="http://www.spanishdict.com/translate/to%20do" text:style-name="Internet_20_link" text:visited-style-name="Visited_20_Internet_20_Link">to do</text:a> </text:p>
      <text:p text:style-name="Standard">¿A poco llevaron el premio mayor? - Sí, ya fregamos.<text:span text:style-name="Emphasis">Did you really win the grand prize? - Yes, we did it.</text:span></text:p>
      <text:p text:style-name="Standard">fre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spoil) (Latin America) </text:p>
      <text:p text:style-name="Standard">a. <text:a xlink:type="simple" xlink:href="http://www.spanishdict.com/translate/to%20be%20ruined" text:style-name="Internet_20_link" text:visited-style-name="Visited_20_Internet_20_Link">to be ruined</text:a> </text:p>
      <text:p text:style-name="Standard">El concierto se fregó cuando apareció la policía.<text:span text:style-name="Emphasis">The concert was ruined when the police showed up.</text:span></text:p>
      <text:p text:style-name="Standard">b. <text:a xlink:type="simple" xlink:href="http://www.spanishdict.com/translate/to%20be%20messed%20up" text:style-name="Internet_20_link" text:visited-style-name="Visited_20_Internet_20_Link">to be messed up</text:a> </text:p>
      <text:p text:style-name="Standard">Se fregaron mis vacaciones; tengo que trabajar esa semana.<text:span text:style-name="Emphasis">My holidays have been messed up; I have to work that week.</text:span></text:p>
      <text:p text:style-name="Standard">11. (colloquial) (to put up with) (Latin America) </text:p>
      <text:p text:style-name="Standard">a. <text:a xlink:type="simple" xlink:href="http://www.spanishdict.com/translate/to%20deal%20with" text:style-name="Internet_20_link" text:visited-style-name="Visited_20_Internet_20_Link">to deal with</text:a> </text:p>
      <text:p text:style-name="Standard">Me vale que no te gustan las verduras; te friegas y te las comes.<text:span text:style-name="Emphasis">I couldn't care less that you don't like vegetables; you'll just have to deal with it and eat them.</text:span></text:p>
      <text:p text:style-name="Standard">12. (to damage) (Latin America) </text:p>
      <text:p text:style-name="Standard">a. <text:a xlink:type="simple" xlink:href="http://www.spanishdict.com/translate/to%20do%20in" text:style-name="Internet_20_link" text:visited-style-name="Visited_20_Internet_20_Link">to do in</text:a> </text:p>
      <text:p text:style-name="Standard">Me fregué las rodillas esquiando.<text:span text:style-name="Emphasis">I did my knees in skiing.</text:span></text:p>
      <text:p text:style-name="Standard">herv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scald) </text:p>
      <text:p text:style-name="Standard">a. <text:a xlink:type="simple" xlink:href="http://www.spanishdict.com/translate/to%20boil" text:style-name="Internet_20_link" text:visited-style-name="Visited_20_Internet_20_Link">to boil</text:a> </text:p>
      <text:p text:style-name="Standard">Cuando hierva el agua, puedes echar las judías verdes.<text:span text:style-name="Emphasis">When the water boils, you can toss in the green beans.</text:span></text:p>
      <text:p text:style-name="Standard">2. (to get hot) </text:p>
      <text:p text:style-name="Standard">a. <text:a xlink:type="simple" xlink:href="http://www.spanishdict.com/translate/to%20boil%20" text:style-name="Internet_20_link" text:visited-style-name="Visited_20_Internet_20_Link">to boil </text:a> </text:p>
      <text:p text:style-name="Standard">Cuando entro a mi carro en el verano, está hirviendo.<text:span text:style-name="Emphasis">When I get into my car in the summer, it's boiling.</text:span></text:p>
      <text:p text:style-name="Standard">3. (to be full of) </text:p>
      <text:p text:style-name="Standard">a. <text:a xlink:type="simple" xlink:href="http://www.spanishdict.com/translate/to%20swarm%20with" text:style-name="Internet_20_link" text:visited-style-name="Visited_20_Internet_20_Link">to swarm with</text:a> </text:p>
      <text:p text:style-name="Standard">La playa hierve de gente en verano.<text:span text:style-name="Emphasis">The beach swarms with people in summer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4. (to scald) </text:p>
      <text:p text:style-name="Standard">a. <text:a xlink:type="simple" xlink:href="http://www.spanishdict.com/translate/to%20boil" text:style-name="Internet_20_link" text:visited-style-name="Visited_20_Internet_20_Link">to boil</text:a> </text:p>
      <text:p text:style-name="Standard">Se me olvidó hervir los huevos para el aperitivo. <text:span text:style-name="Emphasis">I forgot to boil the eggs for the appetizer.</text:span></text:p>
      <text:p text:style-name="Standard">confes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ay the truth) </text:p>
      <text:p text:style-name="Standard">a. <text:a xlink:type="simple" xlink:href="http://www.spanishdict.com/translate/to%20confess" text:style-name="Internet_20_link" text:visited-style-name="Visited_20_Internet_20_Link">to confess</text:a> </text:p>
      <text:p text:style-name="Standard">Ella confesó su amor por Rodrigo.<text:span text:style-name="Emphasis">She confessed her love for Rodrigo.</text:span></text:p>
      <text:p text:style-name="Standard">b. <text:a xlink:type="simple" xlink:href="http://www.spanishdict.com/translate/to%20admit" text:style-name="Internet_20_link" text:visited-style-name="Visited_20_Internet_20_Link">to admit</text:a> </text:p>
      <text:p text:style-name="Standard">El niño confesó haber roto el florero.<text:span text:style-name="Emphasis">The boy admitted to breaking the vase.</text:span></text:p>
      <text:p text:style-name="Standard">c. <text:a xlink:type="simple" xlink:href="http://www.spanishdict.com/translate/to%20own%20up%20to" text:style-name="Internet_20_link" text:visited-style-name="Visited_20_Internet_20_Link">to own up to</text:a> </text:p>
      <text:p text:style-name="Standard">Al menos él confesó sus errores.<text:span text:style-name="Emphasis">At least he owned up to his mistakes.</text:span></text:p>
      <text:p text:style-name="Standard">2. (religious) </text:p>
      <text:p text:style-name="Standard">a. <text:a xlink:type="simple" xlink:href="http://www.spanishdict.com/translate/to%20confess" text:style-name="Internet_20_link" text:visited-style-name="Visited_20_Internet_20_Link">to confess</text:a> </text:p>
      <text:p text:style-name="Standard">La señora confesó sus pecados antes de misa.<text:span text:style-name="Emphasis">The woman confessed her sins before mass.</text:span></text:p>
      <text:p text:style-name="Standard">b. <text:a xlink:type="simple" xlink:href="http://www.spanishdict.com/translate/to%20hear%20confession" text:style-name="Internet_20_link" text:visited-style-name="Visited_20_Internet_20_Link">to hear confession</text:a> </text:p>
      <text:p text:style-name="Standard">El sacerdote confesó a los pecadores.<text:span text:style-name="Emphasis">The priest heard the confessions of the sinners.</text:span></text:p>
      <text:p text:style-name="Standard"><text:soft-page-break/><text:a xlink:type="simple" xlink:href="http://www.spanishdict.com/topics/show/107" text:style-name="Internet_20_link" text:visited-style-name="Visited_20_Internet_20_Link">intransitive verb</text:a></text:p>
      <text:p text:style-name="Standard">3. (to say the truth) </text:p>
      <text:p text:style-name="Standard">a. <text:a xlink:type="simple" xlink:href="http://www.spanishdict.com/translate/to%20confess" text:style-name="Internet_20_link" text:visited-style-name="Visited_20_Internet_20_Link">to confess</text:a> </text:p>
      <text:p text:style-name="Standard">El culpable finalmente confesó.<text:span text:style-name="Emphasis">The guilty man finally confessed.</text:span></text:p>
      <text:p text:style-name="Standard">confes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religious) </text:p>
      <text:p text:style-name="Standard">a. <text:a xlink:type="simple" xlink:href="http://www.spanishdict.com/translate/to%20confess" text:style-name="Internet_20_link" text:visited-style-name="Visited_20_Internet_20_Link">to confess</text:a> </text:p>
      <text:p text:style-name="Standard">Los creyentes se confesaron para poder comulgar.<text:span text:style-name="Emphasis">The believers confessed in order to receive communion.</text:span></text:p>
      <text:p text:style-name="Standard">consen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et) </text:p>
      <text:p text:style-name="Standard">a. <text:a xlink:type="simple" xlink:href="http://www.spanishdict.com/translate/to%20allow" text:style-name="Internet_20_link" text:visited-style-name="Visited_20_Internet_20_Link">to allow</text:a> </text:p>
      <text:p text:style-name="Standard">Lo siento; mis papás no consienten que me vaya de vacaciones contigo.<text:span text:style-name="Emphasis">I'm sorry; my parents won't allow me to go on vacation with you.</text:span></text:p>
      <text:p text:style-name="Standard">b. <text:a xlink:type="simple" xlink:href="http://www.spanishdict.com/translate/to%20permit" text:style-name="Internet_20_link" text:visited-style-name="Visited_20_Internet_20_Link">to permit</text:a> </text:p>
      <text:p text:style-name="Standard">El ayuntamiento consintió el cambio de uso de suelo.<text:span text:style-name="Emphasis">The city council permitted the change in land use.</text:span></text:p>
      <text:p text:style-name="Standard">c. <text:a xlink:type="simple" xlink:href="http://www.spanishdict.com/translate/to%20%20tolerate" text:style-name="Internet_20_link" text:visited-style-name="Visited_20_Internet_20_Link">to tolerate</text:a> </text:p>
      <text:p text:style-name="Standard">No tienes porque consentir que te hablen así.<text:span text:style-name="Emphasis">There's no reason for you to tolerate them speaking to you like that.</text:span></text:p>
      <text:p text:style-name="Standard">2. (to pamper) </text:p>
      <text:p text:style-name="Standard">a. <text:a xlink:type="simple" xlink:href="http://www.spanishdict.com/translate/to%20spoil" text:style-name="Internet_20_link" text:visited-style-name="Visited_20_Internet_20_Link">to spoil</text:a> </text:p>
      <text:p text:style-name="Standard">No debes consentirle tanto a tu hijo.<text:span text:style-name="Emphasis">You shouldn't spoil your son so much.</text:span></text:p>
      <text:p text:style-name="Standard">3. (to endure) </text:p>
      <text:p text:style-name="Standard">a. <text:a xlink:type="simple" xlink:href="http://www.spanishdict.com/translate/to%20bear" text:style-name="Internet_20_link" text:visited-style-name="Visited_20_Internet_20_Link">to bear</text:a> </text:p>
      <text:p text:style-name="Standard">Ese estante no consiente más carga.<text:span text:style-name="Emphasis">That shelf won't bear any more weigh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concur) </text:p>
      <text:p text:style-name="Standard">a. <text:a xlink:type="simple" xlink:href="http://www.spanishdict.com/translate/to%20consent" text:style-name="Internet_20_link" text:visited-style-name="Visited_20_Internet_20_Link">to consent</text:a> </text:p>
      <text:p text:style-name="Standard">El hecho de que no te opusiste implica que consientes.<text:span text:style-name="Emphasis">The fact that you didn't object implies that you consent.</text:span></text:p>
      <text:p text:style-name="Standard">b. <text:a xlink:type="simple" xlink:href="http://www.spanishdict.com/translate/to%20agree" text:style-name="Internet_20_link" text:visited-style-name="Visited_20_Internet_20_Link">to agree</text:a> </text:p>
      <text:p text:style-name="Standard">Ahora que todos han consentido, podemos poner el plan en marcha.<text:span text:style-name="Emphasis">Now that everyone has agreed, we can put the plan in action.</text:span></text:p>
      <text:p text:style-name="Standard">ne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fute) </text:p>
      <text:p text:style-name="Standard">a. <text:a xlink:type="simple" xlink:href="http://www.spanishdict.com/translate/to%20deny" text:style-name="Internet_20_link" text:visited-style-name="Visited_20_Internet_20_Link">to deny</text:a> </text:p>
      <text:p text:style-name="Standard">La senadora negó haber cometido un crimen.<text:span text:style-name="Emphasis">The senator denied having committed a crime.</text:span></text:p>
      <text:p text:style-name="Standard">2. (to withhold something) </text:p>
      <text:p text:style-name="Standard">a. <text:a xlink:type="simple" xlink:href="http://www.spanishdict.com/translate/to%20refuse" text:style-name="Internet_20_link" text:visited-style-name="Visited_20_Internet_20_Link">to refuse</text:a> </text:p>
      <text:p text:style-name="Standard">El oficial nos negó su ayuda.<text:span text:style-name="Emphasis">The official refused to help us.</text:span></text:p>
      <text:p text:style-name="Standard">b. <text:a xlink:type="simple" xlink:href="http://www.spanishdict.com/translate/to%20deny" text:style-name="Internet_20_link" text:visited-style-name="Visited_20_Internet_20_Link">to deny</text:a> </text:p>
      <text:p text:style-name="Standard">Nos negaron el uso de la piscina del hotel porque no éramos huéspedes.<text:span text:style-name="Emphasis">They denied us use of the hotel pool because we weren't guests.</text:span></text:p>
      <text:p text:style-name="Standard">3. (to reject) </text:p>
      <text:p text:style-name="Standard">a. <text:a xlink:type="simple" xlink:href="http://www.spanishdict.com/translate/to%20disown" text:style-name="Internet_20_link" text:visited-style-name="Visited_20_Internet_20_Link">to disown</text:a> </text:p>
      <text:p text:style-name="Standard">Se marchó y negó a su familia.<text:span text:style-name="Emphasis">He left and disowned his family.</text:span></text:p>
      <text:p text:style-name="Standard">ne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<text:soft-page-break/>4. (to decline; with "a") </text:p>
      <text:p text:style-name="Standard">a. <text:a xlink:type="simple" xlink:href="http://www.spanishdict.com/translate/to%20refuse" text:style-name="Internet_20_link" text:visited-style-name="Visited_20_Internet_20_Link">to refuse</text:a> </text:p>
      <text:p text:style-name="Standard">Él se niega a aceptar que la boda está cancelada.<text:span text:style-name="Emphasis">He refuses to believe that the wedding is cancelled.</text:span></text:p>
      <text:p text:style-name="Standard">conver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ransform; used with "en") </text:p>
      <text:p text:style-name="Standard">a. <text:a xlink:type="simple" xlink:href="http://www.spanishdict.com/translate/to%20turn%20into" text:style-name="Internet_20_link" text:visited-style-name="Visited_20_Internet_20_Link">to turn into</text:a> </text:p>
      <text:p text:style-name="Standard">Jesús convirtió el agua en vino.<text:span text:style-name="Emphasis">Jesus turned water into wine.</text:span></text:p>
      <text:p text:style-name="Standard">b. <text:a xlink:type="simple" xlink:href="http://www.spanishdict.com/translate/to%20convert%20into" text:style-name="Internet_20_link" text:visited-style-name="Visited_20_Internet_20_Link">to convert into</text:a> </text:p>
      <text:p text:style-name="Standard">Aquella charla me convirtió en un hombre nuevo.<text:span text:style-name="Emphasis">That talk converted me into a new man.</text:span></text:p>
      <text:p text:style-name="Standard">c. <text:a xlink:type="simple" xlink:href="http://www.spanishdict.com/translate/to%20change%20into" text:style-name="Internet_20_link" text:visited-style-name="Visited_20_Internet_20_Link">to change into</text:a> </text:p>
      <text:p text:style-name="Standard">El trabajo lo había convertido en un hombre aburrido.<text:span text:style-name="Emphasis">Work had changed him into a boring man.</text:span></text:p>
      <text:p text:style-name="Standard">d. <text:a xlink:type="simple" xlink:href="http://www.spanishdict.com/translate/to%20make" text:style-name="Internet_20_link" text:visited-style-name="Visited_20_Internet_20_Link">to make</text:a> </text:p>
      <text:p text:style-name="Standard">Vivir juntas las convirtió en buenas amigas.<text:span text:style-name="Emphasis">Living together made them good friends.</text:span></text:p>
      <text:p text:style-name="Standard">2. (religious) </text:p>
      <text:p text:style-name="Standard">a. <text:a xlink:type="simple" xlink:href="http://www.spanishdict.com/translate/to%20convert" text:style-name="Internet_20_link" text:visited-style-name="Visited_20_Internet_20_Link">to convert</text:a> </text:p>
      <text:p text:style-name="Standard">Los misioneros convirtieron al catolicismo a muchos nativos en África.<text:span text:style-name="Emphasis">The missionaries converted many natives in Africa to Catholicism.</text:span></text:p>
      <text:p text:style-name="Standard">3. (mathematics; used with "en") </text:p>
      <text:p text:style-name="Standard">a. <text:a xlink:type="simple" xlink:href="http://www.spanishdict.com/translate/to%20convert%20into" text:style-name="Internet_20_link" text:visited-style-name="Visited_20_Internet_20_Link">to convert into</text:a> </text:p>
      <text:p text:style-name="Standard">¿Cómo conviertes yardas en metros?<text:span text:style-name="Emphasis">How do you convert yards into meters?</text:span></text:p>
      <text:p text:style-name="Standard">4. (sports) </text:p>
      <text:p text:style-name="Standard">a. <text:a xlink:type="simple" xlink:href="http://www.spanishdict.com/translate/to%20score" text:style-name="Internet_20_link" text:visited-style-name="Visited_20_Internet_20_Link">to score</text:a> (in soccer and basketball) </text:p>
      <text:p text:style-name="Standard">El jugador convirtió el penal.<text:span text:style-name="Emphasis">The player scored the penalty kick.</text:span></text:p>
      <text:p text:style-name="Standard">b. <text:a xlink:type="simple" xlink:href="http://www.spanishdict.com/translate/to%20convert" text:style-name="Internet_20_link" text:visited-style-name="Visited_20_Internet_20_Link">to convert</text:a> (in American football and rugby) </text:p>
      <text:p text:style-name="Standard">Convirtió el ensayo y dos puntos más subieron al marcador de su equipo.<text:span text:style-name="Emphasis">He converted the try and scored two extra points for his team.</text:span></text:p>
      <text:p text:style-name="Standard">convert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transform; used with "en") </text:p>
      <text:p text:style-name="Standard">a. <text:a xlink:type="simple" xlink:href="http://www.spanishdict.com/translate/to%20become" text:style-name="Internet_20_link" text:visited-style-name="Visited_20_Internet_20_Link">to become</text:a> </text:p>
      <text:p text:style-name="Standard">Se convirtió en millonario de la noche a la mañana.<text:span text:style-name="Emphasis">He became a millionaire overnight.</text:span></text:p>
      <text:p text:style-name="Standard">b. <text:a xlink:type="simple" xlink:href="http://www.spanishdict.com/translate/to%20turn%20into" text:style-name="Internet_20_link" text:visited-style-name="Visited_20_Internet_20_Link">to turn into</text:a> </text:p>
      <text:p text:style-name="Standard">El pueblecito de pescadores se ha convertido en un lugar turístico.<text:span text:style-name="Emphasis">The small fishing village has turned into a tourist resort.</text:span></text:p>
      <text:p text:style-name="Standard">6. (religious; used with "a") </text:p>
      <text:p text:style-name="Standard">a. <text:a xlink:type="simple" xlink:href="http://www.spanishdict.com/translate/to%20convert%20to" text:style-name="Internet_20_link" text:visited-style-name="Visited_20_Internet_20_Link">to convert to</text:a> </text:p>
      <text:p text:style-name="Standard">Me convertí al judaísmo para casarme con mi amada.<text:span text:style-name="Emphasis">I converted to Judaism to marry my love.</text:span></text:p>
      <text:p text:style-name="Standard">def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ovide protection) </text:p>
      <text:p text:style-name="Standard">a. <text:a xlink:type="simple" xlink:href="http://www.spanishdict.com/translate/to%20defend" text:style-name="Internet_20_link" text:visited-style-name="Visited_20_Internet_20_Link">to defend</text:a> </text:p>
      <text:p text:style-name="Standard">Muchos soldados valientes se alistaron al ejército para defender su patria.<text:span text:style-name="Emphasis">Many brave soldiers enlisted in the army to defend their country.</text:span></text:p>
      <text:p text:style-name="Standard">b. <text:a xlink:type="simple" xlink:href="http://www.spanishdict.com/translate/to%20protect" text:style-name="Internet_20_link" text:visited-style-name="Visited_20_Internet_20_Link">to protect</text:a> </text:p>
      <text:p text:style-name="Standard">Mintió para defender la reputación de su familia y evitar un escándalo.<text:span text:style-name="Emphasis">He lied to protect the reputation of his family and to avoid a scandal.</text:span></text:p>
      <text:p text:style-name="Standard">2. (to vindicate) </text:p>
      <text:p text:style-name="Standard">a. <text:a xlink:type="simple" xlink:href="http://www.spanishdict.com/translate/to%20defend" text:style-name="Internet_20_link" text:visited-style-name="Visited_20_Internet_20_Link">to defend</text:a> </text:p>
      <text:p text:style-name="Standard">La actriz se aprovechó de su fama para defender su causa ante los medios de comunicación.<text:span text:style-name="Emphasis">The actress took advantage of her fame to defend her cause before the media.</text:span></text:p>
      <text:p text:style-name="Standard">b. <text:a xlink:type="simple" xlink:href="http://www.spanishdict.com/translate/to%20stand%20up%20for" text:style-name="Internet_20_link" text:visited-style-name="Visited_20_Internet_20_Link">to stand up for</text:a> </text:p>
      <text:p text:style-name="Standard"><text:soft-page-break/>Los trabajadores decidieron defender sus derechos y se pusieron en huelga.<text:span text:style-name="Emphasis">The workers decided to stand up for their rights and went on strike.</text:span></text:p>
      <text:p text:style-name="Standard">3. (to uphold) </text:p>
      <text:p text:style-name="Standard">a. <text:a xlink:type="simple" xlink:href="http://www.spanishdict.com/translate/to%20defend" text:style-name="Internet_20_link" text:visited-style-name="Visited_20_Internet_20_Link">to defend</text:a> </text:p>
      <text:p text:style-name="Standard">Galileo defendió la teoría de Copérnico, pero, al final, se retractó para salvarse la vida.<text:span text:style-name="Emphasis">Galileo defended Copernicus's theory, but in the end he backed off to save his life.</text:span></text:p>
      <text:p text:style-name="Standard">b. <text:a xlink:type="simple" xlink:href="http://www.spanishdict.com/translate/to%20champion" text:style-name="Internet_20_link" text:visited-style-name="Visited_20_Internet_20_Link">to champion</text:a> </text:p>
      <text:p text:style-name="Standard">Ella siempre ha defendido la igualdad de paga para las mujeres en el trabajo.<text:span text:style-name="Emphasis">She has always championed equal pay for women in the workplace.</text:span></text:p>
      <text:p text:style-name="Standard">4. (law) </text:p>
      <text:p text:style-name="Standard">a. <text:a xlink:type="simple" xlink:href="http://www.spanishdict.com/translate/to%20defend" text:style-name="Internet_20_link" text:visited-style-name="Visited_20_Internet_20_Link">to defend</text:a> </text:p>
      <text:p text:style-name="Standard">El abogado defendió al acusado en el juicio, aunque sabía que era culpable.<text:span text:style-name="Emphasis">The lawyer defended the accused in the trial, even though he knew he was guilty.</text:span></text:p>
      <text:p text:style-name="Standard">defend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safeguard oneself) </text:p>
      <text:p text:style-name="Standard">a. <text:a xlink:type="simple" xlink:href="http://www.spanishdict.com/translate/to%20defend%20oneself" text:style-name="Internet_20_link" text:visited-style-name="Visited_20_Internet_20_Link">to defend oneself</text:a> </text:p>
      <text:p text:style-name="Standard">Me defenderé de cualquier acusación que hagan en mi contra.<text:span text:style-name="Emphasis">I will defend myself against any accusation made against me.</text:span></text:p>
      <text:p text:style-name="Standard">b. <text:a xlink:type="simple" xlink:href="http://www.spanishdict.com/translate/to%20protect%20oneself" text:style-name="Internet_20_link" text:visited-style-name="Visited_20_Internet_20_Link">to protect oneself</text:a> </text:p>
      <text:p text:style-name="Standard">Para defenderme de las críticas, he decidido dejar mi trabajo.<text:span text:style-name="Emphasis">To protect myself from criticism, I have decided to quit my job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manage) </text:p>
      <text:p text:style-name="Standard">a. <text:a xlink:type="simple" xlink:href="http://www.spanishdict.com/translate/to%20get%20by" text:style-name="Internet_20_link" text:visited-style-name="Visited_20_Internet_20_Link">to get by</text:a> </text:p>
      <text:p text:style-name="Standard">Es una gran jugadora de ajedrez, pero también se defiende jugando al backgammon.<text:span text:style-name="Emphasis">She's a great chess player, but she gets by playing backgammon as well.</text:span></text:p>
      <text:p text:style-name="Standard">bendec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religious) </text:p>
      <text:p text:style-name="Standard">a. <text:a xlink:type="simple" xlink:href="http://www.spanishdict.com/translate/to%20bless" text:style-name="Internet_20_link" text:visited-style-name="Visited_20_Internet_20_Link">to bless</text:a> </text:p>
      <text:p text:style-name="Standard">El cura bendijo el agua.<text:span text:style-name="Emphasis">The priest blessed the water.</text:span></text:p>
      <text:p text:style-name="Standard">2. (to express gratitude) </text:p>
      <text:p text:style-name="Standard">a. <text:a xlink:type="simple" xlink:href="http://www.spanishdict.com/translate/to%20thank" text:style-name="Internet_20_link" text:visited-style-name="Visited_20_Internet_20_Link">to thank</text:a> </text:p>
      <text:p text:style-name="Standard">Bendigo al Señor por todo lo que ha hecho por mí.<text:span text:style-name="Emphasis">I thank the Lord for all he's done for me.</text:span></text:p>
      <text:p text:style-name="Standard">b. <text:a xlink:type="simple" xlink:href="http://www.spanishdict.com/translate/to%20bless" text:style-name="Internet_20_link" text:visited-style-name="Visited_20_Internet_20_Link">to bless</text:a> </text:p>
      <text:p text:style-name="Standard">Bendigo el día en que la conocí.<text:span text:style-name="Emphasis">I bless the day I met her.</text:span></text:p>
      <text:p text:style-name="Standard">3. (to give approval) </text:p>
      <text:p text:style-name="Standard">a. <text:a xlink:type="simple" xlink:href="http://www.spanishdict.com/translate/to%20bless" text:style-name="Internet_20_link" text:visited-style-name="Visited_20_Internet_20_Link">to bless</text:a> </text:p>
      <text:p text:style-name="Standard">El plan de paz ha sido bendecido por los Estados Unidos y la Unión Europea.<text:span text:style-name="Emphasis">The peace plan has been blessed by the US and the European Union.</text:span></text:p>
      <text:p text:style-name="Standard">impe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keep from happening) </text:p>
      <text:p text:style-name="Standard">a. <text:a xlink:type="simple" xlink:href="http://www.spanishdict.com/translate/to%20prevent" text:style-name="Internet_20_link" text:visited-style-name="Visited_20_Internet_20_Link">to prevent</text:a> </text:p>
      <text:p text:style-name="Standard">El gorila impide que entre cualquiera al bar.<text:span text:style-name="Emphasis">The bouncer prevents just anyone from entering the bar.</text:span></text:p>
      <text:p text:style-name="Standard">b. <text:a xlink:type="simple" xlink:href="http://www.spanishdict.com/translate/to%20stop" text:style-name="Internet_20_link" text:visited-style-name="Visited_20_Internet_20_Link">to stop</text:a> </text:p>
      <text:p text:style-name="Standard">La tapa impide que se derrame el líquido.<text:span text:style-name="Emphasis">The top stops the liquid from spilling.</text:span></text:p>
      <text:p text:style-name="Standard">2. (to make difficult) </text:p>
      <text:p text:style-name="Standard">a. <text:a xlink:type="simple" xlink:href="http://www.spanishdict.com/translate/to%20hinder" text:style-name="Internet_20_link" text:visited-style-name="Visited_20_Internet_20_Link">to hinder</text:a> </text:p>
      <text:p text:style-name="Standard"><text:soft-page-break/>Django tenía los dedos anular y meñique paralizados, pero esto no le impidió tocar la guitarra.<text:span text:style-name="Emphasis">Django's ring and little fingers were paralyzed, but it didn't hinder his ability to play the guitar.</text:span></text:p>
      <text:p text:style-name="Standard">3. (to obstruct) </text:p>
      <text:p text:style-name="Standard">a. <text:a xlink:type="simple" xlink:href="http://www.spanishdict.com/translate/to%20block" text:style-name="Internet_20_link" text:visited-style-name="Visited_20_Internet_20_Link">to block</text:a> </text:p>
      <text:p text:style-name="Standard">Esa maleta gigante en el pasillo está impidiendo el paso.<text:span text:style-name="Emphasis">That giant suitcase in the hallway is blocking the way.</text:span></text:p>
      <text:p text:style-name="Standard">coleg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nclude) </text:p>
      <text:p text:style-name="Standard">a. <text:a xlink:type="simple" xlink:href="http://www.spanishdict.com/translate/to%20infer" text:style-name="Internet_20_link" text:visited-style-name="Visited_20_Internet_20_Link">to infer</text:a> </text:p>
      <text:p text:style-name="Standard">Puedo colegir por la nota reprobada del estudiante que no estudió para el examen.<text:span text:style-name="Emphasis">I can infer by his failing grade that this student did not study for the exam.</text:span></text:p>
      <text:p text:style-name="Standard">b. <text:a xlink:type="simple" xlink:href="http://www.spanishdict.com/translate/to%20deduce" text:style-name="Internet_20_link" text:visited-style-name="Visited_20_Internet_20_Link">to deduce</text:a> </text:p>
      <text:p text:style-name="Standard">Todos colegimos que su novio la dejó cuando salió de la cafetería llorando.<text:span text:style-name="Emphasis">We all deduced that her boyfriend broke up with her when she ran out of the coffee shop in tears.</text:span></text:p>
      <text:p text:style-name="Standard">c. <text:a xlink:type="simple" xlink:href="http://www.spanishdict.com/translate/to%20gather" text:style-name="Internet_20_link" text:visited-style-name="Visited_20_Internet_20_Link">to gather</text:a> </text:p>
      <text:p text:style-name="Standard">Dados los síntomas del paciente, el doctor coligió que la gripa era la única opción.<text:span text:style-name="Emphasis">Given the patient's symptoms, the doctor gathered flu was the only option.</text:span></text:p>
      <text:p text:style-name="Standard">2. (to collect) </text:p>
      <text:p text:style-name="Standard">a. <text:a xlink:type="simple" xlink:href="http://www.spanishdict.com/translate/to%20gather" text:style-name="Internet_20_link" text:visited-style-name="Visited_20_Internet_20_Link">to gather</text:a> </text:p>
      <text:p text:style-name="Standard">Quisiera agradecer a mi asistente, quien coligió todos los datos. Sin su ayuda mi investigación no habría sido posible.<text:span text:style-name="Emphasis">I would like to thank my assistant, who gathered all the data. Without his help my research would have been impossible.</text:span></text:p>
      <text:p text:style-name="Standard">maldec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laspheme) </text:p>
      <text:p text:style-name="Standard">a. <text:a xlink:type="simple" xlink:href="http://www.spanishdict.com/translate/to%20swear" text:style-name="Internet_20_link" text:visited-style-name="Visited_20_Internet_20_Link">to swear</text:a> </text:p>
      <text:p text:style-name="Standard">Deja de maldecir y empieza a pensar en cómo vamos a salir de esta.<text:span text:style-name="Emphasis">Stop swearing and start thinking about how we're going to get out of this one.</text:span></text:p>
      <text:p text:style-name="Standard">b. <text:a xlink:type="simple" xlink:href="http://www.spanishdict.com/translate/to%20curse" text:style-name="Internet_20_link" text:visited-style-name="Visited_20_Internet_20_Link">to curse</text:a> (United States) </text:p>
      <text:p text:style-name="Standard">Mi mamá siempre decía que si me oía maldecir, me lavaría la boca con jabón.<text:span text:style-name="Emphasis">My mom used to say she would wash my mouth with soap if she heard me cursing.</text:span></text:p>
      <text:p text:style-name="Standard">2. (to criticize; used with "de") </text:p>
      <text:p text:style-name="Standard">a. <text:a xlink:type="simple" xlink:href="http://www.spanishdict.com/translate/to%20complain%20bitterly" text:style-name="Internet_20_link" text:visited-style-name="Visited_20_Internet_20_Link">to complain bitterly</text:a> </text:p>
      <text:p text:style-name="Standard">Colgó el teléfono y se puso a maldecir de su jefe.<text:span text:style-name="Emphasis">He hung up the phone and started to complain bitterly about his boss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regret) </text:p>
      <text:p text:style-name="Standard">a. <text:a xlink:type="simple" xlink:href="http://www.spanishdict.com/translate/to%20curse" text:style-name="Internet_20_link" text:visited-style-name="Visited_20_Internet_20_Link">to curse</text:a> </text:p>
      <text:p text:style-name="Standard">Maldigo la hora en que se me ocurrió invitarla a venir.<text:span text:style-name="Emphasis">I curse the moment I invited her to come.</text:span></text:p>
      <text:p text:style-name="Standard">compet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contend with) </text:p>
      <text:p text:style-name="Standard">a. <text:a xlink:type="simple" xlink:href="http://www.spanishdict.com/translate/to%20compete" text:style-name="Internet_20_link" text:visited-style-name="Visited_20_Internet_20_Link">to compete</text:a> </text:p>
      <text:p text:style-name="Standard">Más de 150 equipos compiten en el torneo.<text:span text:style-name="Emphasis">Over 150 teams are competing in the tournament.</text:span></text:p>
      <text:p text:style-name="Standard">2. (to match) </text:p>
      <text:p text:style-name="Standard">a. <text:a xlink:type="simple" xlink:href="http://www.spanishdict.com/translate/to%20compare%20to" text:style-name="Internet_20_link" text:visited-style-name="Visited_20_Internet_20_Link">to compare to</text:a> </text:p>
      <text:p text:style-name="Standard">Nada puede competir con tu belleza.<text:span text:style-name="Emphasis">Nothing compares to your beauty.</text:span></text:p>
      <text:p text:style-name="Standard">me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the measures of) </text:p>
      <text:p text:style-name="Standard"><text:soft-page-break/>a. <text:a xlink:type="simple" xlink:href="http://www.spanishdict.com/translate/to%20measure" text:style-name="Internet_20_link" text:visited-style-name="Visited_20_Internet_20_Link">to measure</text:a> </text:p>
      <text:p text:style-name="Standard">Tengo que medir la habitación antes de comprar los muebles.<text:span text:style-name="Emphasis">I have to measure my room before buying the furniture.</text:span></text:p>
      <text:p text:style-name="Standard">b. <text:a xlink:type="simple" xlink:href="http://www.spanishdict.com/translate/to%20gauge" text:style-name="Internet_20_link" text:visited-style-name="Visited_20_Internet_20_Link">to gauge</text:a> (pressure or temperature) </text:p>
      <text:p text:style-name="Standard">El manómetro es un aparato que sirve para medir la presión.<text:span text:style-name="Emphasis">The manometer is a device used to gauge pressure.</text:span></text:p>
      <text:p text:style-name="Standard">2. (to calculate) </text:p>
      <text:p text:style-name="Standard">a. <text:a xlink:type="simple" xlink:href="http://www.spanishdict.com/translate/to%20weigh%20up" text:style-name="Internet_20_link" text:visited-style-name="Visited_20_Internet_20_Link">to weigh up</text:a> (actions) </text:p>
      <text:p text:style-name="Standard">Él sencillamente no mide las consecuencias de sus actos.<text:span text:style-name="Emphasis">He just doesn't weigh up the consequences of his actions.</text:span></text:p>
      <text:p text:style-name="Standard">b. <text:a xlink:type="simple" xlink:href="http://www.spanishdict.com/translate/to%20weigh" text:style-name="Internet_20_link" text:visited-style-name="Visited_20_Internet_20_Link">to weigh</text:a> (words) </text:p>
      <text:p text:style-name="Standard">A partir de ahora, tendremos que medir nuestras palabras.<text:span text:style-name="Emphasis">From now on, we'll have to weigh our words.</text:span></text:p>
      <text:p text:style-name="Standard"><text:a xlink:type="simple" xlink:href="http://www.spanishdict.com/topics/show/120" text:style-name="Internet_20_link" text:visited-style-name="Visited_20_Internet_20_Link">copular verb</text:a></text:p>
      <text:p text:style-name="Standard">3. (to be) </text:p>
      <text:p text:style-name="Standard">a. no direct translation (height) </text:p>
      <text:p text:style-name="Standard">¿Cuánto mide de alto esa mesa?<text:span text:style-name="Emphasis">How high is that table?</text:span></text:p>
      <text:p text:style-name="Standard">Juan medía 2 metros a los quince años.<text:span text:style-name="Emphasis">Juan was 2 meters tall when he was fifteen.</text:span></text:p>
      <text:p text:style-name="Standard">b. <text:a xlink:type="simple" xlink:href="http://www.spanishdict.com/translate/to%20measure" text:style-name="Internet_20_link" text:visited-style-name="Visited_20_Internet_20_Link">to measure</text:a> </text:p>
      <text:p text:style-name="Standard">El modelo mide tres metros de largo.<text:span text:style-name="Emphasis">The model measures three meters long.</text:span></text:p>
      <text:p text:style-name="Standard">c. no direct translation (width) </text:p>
      <text:p text:style-name="Standard">El cajón mide 60 cm de ancho.<text:span text:style-name="Emphasis">The drawer is 60 cm wide.</text:span></text:p>
      <text:p text:style-name="Standard">El asiento mide 90 cm de ancho.<text:span text:style-name="Emphasis">The seat is 90 cm wide.</text:span></text:p>
      <text:p text:style-name="Standard">medi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take one's measures) </text:p>
      <text:p text:style-name="Standard">a. <text:a xlink:type="simple" xlink:href="http://www.spanishdict.com/translate/to%20measure" text:style-name="Internet_20_link" text:visited-style-name="Visited_20_Internet_20_Link">to measure</text:a> </text:p>
      <text:p text:style-name="Standard">Mídete la cintura para saber cuántos centímetros has perdido.<text:span text:style-name="Emphasis">Measure your waist to know how many centimeters you have lost.</text:span></text:p>
      <text:p text:style-name="Standard">correg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right) </text:p>
      <text:p text:style-name="Standard">a. <text:a xlink:type="simple" xlink:href="http://www.spanishdict.com/translate/to%20correct" text:style-name="Internet_20_link" text:visited-style-name="Visited_20_Internet_20_Link">to correct</text:a> </text:p>
      <text:p text:style-name="Standard">La editora corrigió todos los errores que los autores habían hecho.<text:span text:style-name="Emphasis">The editor corrected all of the errors the authors had made.</text:span></text:p>
      <text:p text:style-name="Standard">2. (to grade) </text:p>
      <text:p text:style-name="Standard">a. <text:a xlink:type="simple" xlink:href="http://www.spanishdict.com/translate/to%20correct" text:style-name="Internet_20_link" text:visited-style-name="Visited_20_Internet_20_Link">to correct</text:a> </text:p>
      <text:p text:style-name="Standard">El profesor generalmente corrige todos los exámenes dentro de una semana.<text:span text:style-name="Emphasis">The professor usually corrects all the exams within a week.</text:span></text:p>
      <text:p text:style-name="Standard">b. <text:a xlink:type="simple" xlink:href="http://www.spanishdict.com/translate/to%20mark" text:style-name="Internet_20_link" text:visited-style-name="Visited_20_Internet_20_Link">to mark</text:a> </text:p>
      <text:p text:style-name="Standard">Los estudiantes tienen la oportunidad de corregir los proyectos de sus compañeros de clase.<text:span text:style-name="Emphasis">The students have the opportunity to mark the projects of their classmate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defecate) (Cuba) </text:p>
      <text:p text:style-name="Standard">a. <text:a xlink:type="simple" xlink:href="http://www.spanishdict.com/translate/to%20poop" text:style-name="Internet_20_link" text:visited-style-name="Visited_20_Internet_20_Link">to poop</text:a> </text:p>
      <text:p text:style-name="Standard">Después de comer ese taco, Paco estuvo en el baño corrigiendo todo el día. <text:span text:style-name="Emphasis">After eating that taco, Paco was in the bathroom pooping all day. </text:span></text:p>
      <text:p text:style-name="Standard">corregi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self improve) </text:p>
      <text:p text:style-name="Standard">a. <text:a xlink:type="simple" xlink:href="http://www.spanishdict.com/translate/to%20reform" text:style-name="Internet_20_link" text:visited-style-name="Visited_20_Internet_20_Link">to reform</text:a> </text:p>
      <text:p text:style-name="Standard"><text:soft-page-break/>Ella llegó a un punto en su vida donde tenía que corregirse.<text:span text:style-name="Emphasis">She reached a point in her life where she needed to reform herself.</text:span></text:p>
      <text:p text:style-name="Standard">reí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general) </text:p>
      <text:p text:style-name="Standard">a. <text:a xlink:type="simple" xlink:href="http://www.spanishdict.com/translate/to%20laugh" text:style-name="Internet_20_link" text:visited-style-name="Visited_20_Internet_20_Link">to laugh</text:a> </text:p>
      <text:p text:style-name="Standard">Mi novio me hace reír hasta llorar. <text:span text:style-name="Emphasis">My boyfriend makes me laugh until I cry. 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2. (to gratify) (Spain) </text:p>
      <text:p text:style-name="Standard">a. <text:a xlink:type="simple" xlink:href="http://www.spanishdict.com/translate/to%20indulge" text:style-name="Internet_20_link" text:visited-style-name="Visited_20_Internet_20_Link">to indulge</text:a> </text:p>
      <text:p text:style-name="Standard">Mamá siempre le ríe con helado cuando se pone a llorar. <text:span text:style-name="Emphasis">Mom always indulges him with ice cream when he begins to cry. </text:span></text:p>
      <text:p text:style-name="Standard">reí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general) </text:p>
      <text:p text:style-name="Standard">a. <text:a xlink:type="simple" xlink:href="http://www.spanishdict.com/translate/to%20laugh%20" text:style-name="Internet_20_link" text:visited-style-name="Visited_20_Internet_20_Link">to laugh </text:a> </text:p>
      <text:p text:style-name="Standard">Nos lo pasamos muy bien y nos reímos como locos.<text:span text:style-name="Emphasis">We had a great time and we laughed like crazy.</text:span></text:p>
      <text:p text:style-name="Standard">4. (to make fun of) </text:p>
      <text:p text:style-name="Standard">a. <text:a xlink:type="simple" xlink:href="http://www.spanishdict.com/translate/to%20laugh%20at" text:style-name="Internet_20_link" text:visited-style-name="Visited_20_Internet_20_Link">to laugh at</text:a> </text:p>
      <text:p text:style-name="Standard">No se rían de él, es mi hermano.<text:span text:style-name="Emphasis">Don't laugh at him, he's my brother.</text:span></text:p>
      <text:p text:style-name="Standard">despe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ee off) </text:p>
      <text:p text:style-name="Standard">a. <text:a xlink:type="simple" xlink:href="http://www.spanishdict.com/translate/to%20say%20goodbye" text:style-name="Internet_20_link" text:visited-style-name="Visited_20_Internet_20_Link">to say goodbye</text:a> </text:p>
      <text:p text:style-name="Standard">Despidió a su amiga para irse a clase.<text:span text:style-name="Emphasis">She said goodbye to her friend to head to class.</text:span></text:p>
      <text:p text:style-name="Standard">2. (to be dismissed from a job) </text:p>
      <text:p text:style-name="Standard">a. <text:a xlink:type="simple" xlink:href="http://www.spanishdict.com/translate/to%20fire" text:style-name="Internet_20_link" text:visited-style-name="Visited_20_Internet_20_Link">to fire</text:a> </text:p>
      <text:p text:style-name="Standard">Despidieron al empleado acusado de acoso sexual.<text:span text:style-name="Emphasis">They fired the employee accused of sexual harassment.</text:span></text:p>
      <text:p text:style-name="Standard">b. <text:a xlink:type="simple" xlink:href="http://www.spanishdict.com/translate/to%20lay%20off" text:style-name="Internet_20_link" text:visited-style-name="Visited_20_Internet_20_Link">to lay off</text:a> </text:p>
      <text:p text:style-name="Standard">Despidieron a miles de trabajadores durante la crisis financiera. <text:span text:style-name="Emphasis">Thousands of employees were laid off during the financial crisis. </text:span></text:p>
      <text:p text:style-name="Standard">3. (to emit) </text:p>
      <text:p text:style-name="Standard">a. <text:a xlink:type="simple" xlink:href="http://www.spanishdict.com/translate/to%20give%20off" text:style-name="Internet_20_link" text:visited-style-name="Visited_20_Internet_20_Link">to give off</text:a> </text:p>
      <text:p text:style-name="Standard">El hedor que despedía era como el de una tumba.<text:span text:style-name="Emphasis">The stench he gave off was like that of a tomb.</text:span></text:p>
      <text:p text:style-name="Standard">desped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see off) </text:p>
      <text:p text:style-name="Standard">a. <text:a xlink:type="simple" xlink:href="http://www.spanishdict.com/translate/to%20say%20goodbye" text:style-name="Internet_20_link" text:visited-style-name="Visited_20_Internet_20_Link">to say goodbye</text:a> </text:p>
      <text:p text:style-name="Standard">Se despidió de sus amigos antes de mudarse a Perú.<text:span text:style-name="Emphasis">He said goodbye to his friends before moving to Perú.</text:span></text:p>
      <text:p text:style-name="Standard">eleg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a choice) </text:p>
      <text:p text:style-name="Standard">a. <text:a xlink:type="simple" xlink:href="http://www.spanishdict.com/translate/to%20choose" text:style-name="Internet_20_link" text:visited-style-name="Visited_20_Internet_20_Link">to choose</text:a> </text:p>
      <text:p text:style-name="Standard">Elegí quedarme en casa como madre a tiempo completo.<text:span text:style-name="Emphasis">I chose to stay home as a full-time mom.</text:span></text:p>
      <text:p text:style-name="Standard">b. <text:a xlink:type="simple" xlink:href="http://www.spanishdict.com/translate/to%20select" text:style-name="Internet_20_link" text:visited-style-name="Visited_20_Internet_20_Link">to select</text:a> </text:p>
      <text:p text:style-name="Standard">No elegiste la opción correcta del menú.<text:span text:style-name="Emphasis">You didn't select the right option from the menu.</text:span></text:p>
      <text:p text:style-name="Standard">2. (to vote) </text:p>
      <text:p text:style-name="Standard">a. <text:a xlink:type="simple" xlink:href="http://www.spanishdict.com/translate/to%20elect" text:style-name="Internet_20_link" text:visited-style-name="Visited_20_Internet_20_Link">to elect</text:a> </text:p>
      <text:p text:style-name="Standard">Los ciudadanos eligieron al nuevo alcalde la semana pasada. <text:span text:style-name="Emphasis">The citizens elected the new mayor last week. </text:span></text:p>
      <text:p text:style-name="Standard"><text:soft-page-break/>freí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ok) </text:p>
      <text:p text:style-name="Standard">a. <text:a xlink:type="simple" xlink:href="http://www.spanishdict.com/translate/to%20fry" text:style-name="Internet_20_link" text:visited-style-name="Visited_20_Internet_20_Link">to fry</text:a> </text:p>
      <text:p text:style-name="Standard">Voy a freír unos aros de cebolla.<text:span text:style-name="Emphasis">I'm going to fry some onion rings.</text:span></text:p>
      <text:p text:style-name="Standard">2. (colloquial) (to shoot) </text:p>
      <text:p text:style-name="Standard">a. <text:a xlink:type="simple" xlink:href="http://www.spanishdict.com/translate/to%20riddle" text:style-name="Internet_20_link" text:visited-style-name="Visited_20_Internet_20_Link">to riddle</text:a> </text:p>
      <text:p text:style-name="Standard">La policía frió a tiros al sospechoso.<text:span text:style-name="Emphasis">The police riddled the suspect with bullets.</text:span></text:p>
      <text:p text:style-name="Standard">3. (colloquial) (to bite) </text:p>
      <text:p text:style-name="Standard">a. <text:a xlink:type="simple" xlink:href="http://www.spanishdict.com/translate/to%20eat%20alive" text:style-name="Internet_20_link" text:visited-style-name="Visited_20_Internet_20_Link">to eat alive</text:a> </text:p>
      <text:p text:style-name="Standard">Anoche nos frieron los mosquitos.<text:span text:style-name="Emphasis">Last night the mosquitos ate us alive.</text:span></text:p>
      <text:p text:style-name="Standard">4. (colloquial) (to pester) </text:p>
      <text:p text:style-name="Standard">a. <text:a xlink:type="simple" xlink:href="http://www.spanishdict.com/translate/to%20bombard" text:style-name="Internet_20_link" text:visited-style-name="Visited_20_Internet_20_Link">to bombard</text:a> </text:p>
      <text:p text:style-name="Standard">Cuando llegamos a casa, mis padres nos frieron a preguntas.<text:span text:style-name="Emphasis">My parents bombarded us with questions when we got home.</text:span></text:p>
      <text:p text:style-name="Standard">freí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colloquial) (to get burnt) </text:p>
      <text:p text:style-name="Standard">a. <text:a xlink:type="simple" xlink:href="http://www.spanishdict.com/translate/to%20get%20fried" text:style-name="Internet_20_link" text:visited-style-name="Visited_20_Internet_20_Link">to get fried</text:a> (colloquial) </text:p>
      <text:p text:style-name="Standard">Con el sol que pega, te vas a freír en la playa.<text:span text:style-name="Emphasis">The way the sun is beating down, you'll get fried on the beach.</text:span></text:p>
      <text:p text:style-name="Standard">6. (to cook) </text:p>
      <text:p text:style-name="Standard">a. <text:a xlink:type="simple" xlink:href="http://www.spanishdict.com/translate/to%20fry" text:style-name="Internet_20_link" text:visited-style-name="Visited_20_Internet_20_Link">to fry</text:a> </text:p>
      <text:p text:style-name="Standard">Mientras se fríen los pimientos, puedes ir cortando las patatas.<text:span text:style-name="Emphasis">While the peppers are frying, you can chop the potatoes.</text:span></text:p>
      <text:p text:style-name="Standard">serv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culinary) </text:p>
      <text:p text:style-name="Standard">a. <text:a xlink:type="simple" xlink:href="http://www.spanishdict.com/translate/to%20serve" text:style-name="Internet_20_link" text:visited-style-name="Visited_20_Internet_20_Link">to serve</text:a> </text:p>
      <text:p text:style-name="Standard">Van a servir lomo de puerco en la boda.<text:span text:style-name="Emphasis">They're going to serve pork loin at the wedding.</text:span></text:p>
      <text:p text:style-name="Standard">2. (to attend to) </text:p>
      <text:p text:style-name="Standard">a. <text:a xlink:type="simple" xlink:href="http://www.spanishdict.com/translate/to%20serve" text:style-name="Internet_20_link" text:visited-style-name="Visited_20_Internet_20_Link">to serve</text:a> </text:p>
      <text:p text:style-name="Standard">Esta compañía sirve a clientes de todo el mundo.<text:span text:style-name="Emphasis">This company serves customers around the worl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have a purpose) </text:p>
      <text:p text:style-name="Standard">a. <text:a xlink:type="simple" xlink:href="http://www.spanishdict.com/translate/to%20be%20used%20for" text:style-name="Internet_20_link" text:visited-style-name="Visited_20_Internet_20_Link">to be used for</text:a> </text:p>
      <text:p text:style-name="Standard">Esta máquina sirve para coser.<text:span text:style-name="Emphasis">This machine is used for sewing.</text:span></text:p>
      <text:p text:style-name="Standard">4. (to demonstrate as) </text:p>
      <text:p text:style-name="Standard">a. <text:a xlink:type="simple" xlink:href="http://www.spanishdict.com/translate/to%20serve%20as" text:style-name="Internet_20_link" text:visited-style-name="Visited_20_Internet_20_Link">to serve as</text:a> </text:p>
      <text:p text:style-name="Standard">Sirve de ejemplo para los demás.<text:span text:style-name="Emphasis">He serves as an example for others.</text:span></text:p>
      <text:p text:style-name="Standard">5. (to work as servant) </text:p>
      <text:p text:style-name="Standard">a. <text:a xlink:type="simple" xlink:href="http://www.spanishdict.com/translate/to%20be%20in%20service" text:style-name="Internet_20_link" text:visited-style-name="Visited_20_Internet_20_Link">to be in service</text:a> </text:p>
      <text:p text:style-name="Standard">Trabajó sirviéndoles años antes de empezar su propia carrera.<text:span text:style-name="Emphasis">He had been in their service for years before starting his own career.</text:span></text:p>
      <text:p text:style-name="Standard">6. (military) </text:p>
      <text:p text:style-name="Standard">a. <text:a xlink:type="simple" xlink:href="http://www.spanishdict.com/translate/to%20serve" text:style-name="Internet_20_link" text:visited-style-name="Visited_20_Internet_20_Link">to serve</text:a> </text:p>
      <text:p text:style-name="Standard">Mi tío sirvió en las fuerzas armadas durante la Segunda Guerra Mundial.<text:span text:style-name="Emphasis">My uncle served in the armed forces during World War II.</text:span></text:p>
      <text:p text:style-name="Standard">serv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make use of something) </text:p>
      <text:p text:style-name="Standard">a. <text:a xlink:type="simple" xlink:href="http://www.spanishdict.com/translate/to%20use" text:style-name="Internet_20_link" text:visited-style-name="Visited_20_Internet_20_Link">to use</text:a> </text:p>
      <text:p text:style-name="Standard"><text:soft-page-break/>Me serví de una pala para cavar un agujero.<text:span text:style-name="Emphasis">I used a shovel to dig a hole.</text:span>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8. (to serve oneself) </text:p>
      <text:p text:style-name="Standard">a. <text:a xlink:type="simple" xlink:href="http://www.spanishdict.com/translate/to%20help%20oneself" text:style-name="Internet_20_link" text:visited-style-name="Visited_20_Internet_20_Link">to help oneself</text:a> </text:p>
      <text:p text:style-name="Standard">Sírvanse lo que gusten del bufet.<text:span text:style-name="Emphasis">Help yourselves to anything from the buffet.</text:span></text:p>
      <text:p text:style-name="Standard">gem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express suffering) </text:p>
      <text:p text:style-name="Standard">a. <text:a xlink:type="simple" xlink:href="http://www.spanishdict.com/translate/to%20moan" text:style-name="Internet_20_link" text:visited-style-name="Visited_20_Internet_20_Link">to moan</text:a> </text:p>
      <text:p text:style-name="Standard">Todos gemían desconsoladamente en el funeral.<text:span text:style-name="Emphasis">Everyone moaned inconsolably at the funeral.</text:span></text:p>
      <text:p text:style-name="Standard">b. <text:a xlink:type="simple" xlink:href="http://www.spanishdict.com/translate/to%20groan" text:style-name="Internet_20_link" text:visited-style-name="Visited_20_Internet_20_Link">to groan</text:a> </text:p>
      <text:p text:style-name="Standard">Los heridos gemían de dolor.<text:span text:style-name="Emphasis">The wounded groaned in pain.</text:span></text:p>
      <text:p text:style-name="Standard">2. (to howl) </text:p>
      <text:p text:style-name="Standard">a. <text:a xlink:type="simple" xlink:href="http://www.spanishdict.com/translate/to%20whine" text:style-name="Internet_20_link" text:visited-style-name="Visited_20_Internet_20_Link">to whine</text:a> </text:p>
      <text:p text:style-name="Standard">El perro gemía y rascaba la puerta.<text:span text:style-name="Emphasis">The dog whined and scratched at the door.</text:span></text:p>
      <text:p text:style-name="Standard">3. (to make a moaning sound) </text:p>
      <text:p text:style-name="Standard">a. <text:a xlink:type="simple" xlink:href="http://www.spanishdict.com/translate/to%20moan" text:style-name="Internet_20_link" text:visited-style-name="Visited_20_Internet_20_Link">to moan</text:a> (wind) </text:p>
      <text:p text:style-name="Standard">Podíamos escuchar el viento gimiendo tras la ventana.<text:span text:style-name="Emphasis">We could hear the wind moaning outside the window.</text:span></text:p>
      <text:p text:style-name="Standard">b. <text:a xlink:type="simple" xlink:href="http://www.spanishdict.com/translate/to%20groan" text:style-name="Internet_20_link" text:visited-style-name="Visited_20_Internet_20_Link">to groan</text:a> (steps, chair) </text:p>
      <text:p text:style-name="Standard">Los peldaños gemían bajo sus pies.<text:span text:style-name="Emphasis">The steps groaned beneath his feet.</text:span></text:p>
      <text:p text:style-name="Standard">conside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reflect upon) </text:p>
      <text:p text:style-name="Standard">a. <text:a xlink:type="simple" xlink:href="http://www.spanishdict.com/translate/to%20consider" text:style-name="Internet_20_link" text:visited-style-name="Visited_20_Internet_20_Link">to consider</text:a> </text:p>
      <text:p text:style-name="Standard">Tenemos un par de opciones que considerar antes de tomar una decisión.<text:span text:style-name="Emphasis">We have a couple of options to consider before making a decision.</text:span></text:p>
      <text:p text:style-name="Standard">b. <text:a xlink:type="simple" xlink:href="http://www.spanishdict.com/translate/to%20weigh" text:style-name="Internet_20_link" text:visited-style-name="Visited_20_Internet_20_Link">to weigh</text:a> </text:p>
      <text:p text:style-name="Standard">Tengo que considerar lo positivo y lo negativo de mudarme por este trabajo nuevo.<text:span text:style-name="Emphasis">I have to weigh the pros and cons of moving for this new job.</text:span></text:p>
      <text:p text:style-name="Standard">2. (to bear in mind) </text:p>
      <text:p text:style-name="Standard">a. <text:a xlink:type="simple" xlink:href="http://www.spanishdict.com/translate/to%20take%20into%20account" text:style-name="Internet_20_link" text:visited-style-name="Visited_20_Internet_20_Link">to take into account</text:a> </text:p>
      <text:p text:style-name="Standard">Normalmente se tarda una hora, pero este fin de semana tenemos que considerar el tráfico.<text:span text:style-name="Emphasis">Normally it takes an hour, but this weekend we have to take into account the traffic.</text:span></text:p>
      <text:p text:style-name="Standard">b. <text:a xlink:type="simple" xlink:href="http://www.spanishdict.com/translate/to%20think%20about" text:style-name="Internet_20_link" text:visited-style-name="Visited_20_Internet_20_Link">to think about</text:a> </text:p>
      <text:p text:style-name="Standard">Hemos de considerar los gastos adicionales además del alquiler.<text:span text:style-name="Emphasis">We have to think about the additional expenses beyond rent.</text:span></text:p>
      <text:p text:style-name="Standard">3. (to judge) </text:p>
      <text:p text:style-name="Standard">a. <text:a xlink:type="simple" xlink:href="http://www.spanishdict.com/translate/to%20consider" text:style-name="Internet_20_link" text:visited-style-name="Visited_20_Internet_20_Link">to consider</text:a> </text:p>
      <text:p text:style-name="Standard">A ese escritor se le considera uno de los autores más importantes del siglo XX.<text:span text:style-name="Emphasis">That writer is considered to be one of the most important authors of the 20th century.</text:span></text:p>
      <text:p text:style-name="Standard">4. (to show respect) </text:p>
      <text:p text:style-name="Standard">a. no direct translation </text:p>
      <text:p text:style-name="Standard">Es importante que siempre consideres los sentimientos de los demás.<text:span text:style-name="Emphasis">It's important that you always be considerate of other people's feelings.</text:span></text:p>
      <text:p text:style-name="Standard">Siempre hay que considerar a las personas mayores en el autobús y cederles el asiento.<text:span text:style-name="Emphasis">You always have to show consideration for older folks on the bus and give up your seat to them.</text:span></text:p>
      <text:p text:style-name="Standard">consider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5. (to see oneself) </text:p>
      <text:p text:style-name="Standard">a. <text:a xlink:type="simple" xlink:href="http://www.spanishdict.com/translate/to%20consider%20oneself" text:style-name="Internet_20_link" text:visited-style-name="Visited_20_Internet_20_Link">to consider oneself</text:a> </text:p>
      <text:p text:style-name="Standard"><text:soft-page-break/>Se considera muy sencillo, pero en realidad es muy inteligente.<text:span text:style-name="Emphasis">He considers himself very simpleminded, but really he's very intelligent.</text:span></text:p>
      <text:p text:style-name="Standard">reempla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xchange) </text:p>
      <text:p text:style-name="Standard">a. <text:a xlink:type="simple" xlink:href="http://www.spanishdict.com/translate/to%20replace" text:style-name="Internet_20_link" text:visited-style-name="Visited_20_Internet_20_Link">to replace</text:a> </text:p>
      <text:p text:style-name="Standard">Reemplacé la batería del carro porque ya no quería prender.<text:span text:style-name="Emphasis">I replaced the car's battery because it didn't want to start.</text:span></text:p>
      <text:p text:style-name="Standard">2. (to substitute) </text:p>
      <text:p text:style-name="Standard">a. <text:a xlink:type="simple" xlink:href="http://www.spanishdict.com/translate/to%20replace" text:style-name="Internet_20_link" text:visited-style-name="Visited_20_Internet_20_Link">to replace</text:a> </text:p>
      <text:p text:style-name="Standard">¿Quién puede reemplazar el maestro enfermo como supervisor del examen?<text:span text:style-name="Emphasis">Who can replace the sick teacher as proctor of the exam?</text:span></text:p>
      <text:p text:style-name="Standard">ingres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gain access to) </text:p>
      <text:p text:style-name="Standard">a. <text:a xlink:type="simple" xlink:href="http://www.spanishdict.com/translate/to%20enter" text:style-name="Internet_20_link" text:visited-style-name="Visited_20_Internet_20_Link">to enter</text:a> </text:p>
      <text:p text:style-name="Standard">El hombre murió de un disparo el lunes a la madrugada cuando ingresó a robar en una casa en la calle Resurrección.<text:span text:style-name="Emphasis">The man was shot early on Monday morning when he entered a house on Resurreccion Street in order to burglarize it.</text:span></text:p>
      <text:p text:style-name="Standard">b. <text:a xlink:type="simple" xlink:href="http://www.spanishdict.com/translate/to%20go%20in" text:style-name="Internet_20_link" text:visited-style-name="Visited_20_Internet_20_Link">to go in</text:a> </text:p>
      <text:p text:style-name="Standard">Yo estaba en el párking al lado de la oficina cuando vi ingresar a mi colega con un hombre que no conozco.<text:span text:style-name="Emphasis">I was in the parking lot next to the office when I saw my colleague going in with a man I didn't know.</text:span></text:p>
      <text:p text:style-name="Standard">c. <text:a xlink:type="simple" xlink:href="http://www.spanishdict.com/translate/to%20come%20in" text:style-name="Internet_20_link" text:visited-style-name="Visited_20_Internet_20_Link">to come in</text:a> </text:p>
      <text:p text:style-name="Standard">Hay inmigrantes que ingresan ocultos en camiones.<text:span text:style-name="Emphasis">There are immigrants who come in hidden in trucks.</text:span></text:p>
      <text:p text:style-name="Standard">d. <text:a xlink:type="simple" xlink:href="http://www.spanishdict.com/translate/to%20get%20in" text:style-name="Internet_20_link" text:visited-style-name="Visited_20_Internet_20_Link">to get in</text:a> </text:p>
      <text:p text:style-name="Standard">Debes traer tu tarjeta si quieres ingresar.<text:span text:style-name="Emphasis">You need to bring your card if you want to get in.</text:span></text:p>
      <text:p text:style-name="Standard">e. <text:a xlink:type="simple" xlink:href="http://www.spanishdict.com/translate/to%20go%20into" text:style-name="Internet_20_link" text:visited-style-name="Visited_20_Internet_20_Link">to go into</text:a> </text:p>
      <text:p text:style-name="Standard">Ya que era tarde, optamos por no ingresar al museo.<text:span text:style-name="Emphasis">As it was late, we decided not to go into the museum.</text:span></text:p>
      <text:p text:style-name="Standard">f. <text:a xlink:type="simple" xlink:href="http://www.spanishdict.com/translate/to%20come%20into" text:style-name="Internet_20_link" text:visited-style-name="Visited_20_Internet_20_Link">to come into</text:a> </text:p>
      <text:p text:style-name="Standard">Debe declarar cualquier producto de origen animal que lleve consigo al ingresar a este país.<text:span text:style-name="Emphasis">You need to declare any animal-derived products that you have with you when you come into this country.</text:span></text:p>
      <text:p text:style-name="Standard">g. <text:a xlink:type="simple" xlink:href="http://www.spanishdict.com/translate/to%20get%20into" text:style-name="Internet_20_link" text:visited-style-name="Visited_20_Internet_20_Link">to get into</text:a> </text:p>
      <text:p text:style-name="Standard">El viernes no pude ingresar al estacionamiento.<text:span text:style-name="Emphasis">I couldn't get into the parking lot on Friday.</text:span></text:p>
      <text:p text:style-name="Standard">2. (to become a member of) </text:p>
      <text:p text:style-name="Standard">a. <text:a xlink:type="simple" xlink:href="http://www.spanishdict.com/translate/to%20join" text:style-name="Internet_20_link" text:visited-style-name="Visited_20_Internet_20_Link">to join</text:a> (club, company, army) </text:p>
      <text:p text:style-name="Standard">Creo que ingresaré a un coro el año que viene ya que me gusta muchísimo cantar.<text:span text:style-name="Emphasis">I think I'll join a choir next year as I love singing.</text:span></text:p>
      <text:p text:style-name="Standard">3. (to begin studying at) </text:p>
      <text:p text:style-name="Standard">a. <text:a xlink:type="simple" xlink:href="http://www.spanishdict.com/translate/to%20enter" text:style-name="Internet_20_link" text:visited-style-name="Visited_20_Internet_20_Link">to enter</text:a> </text:p>
      <text:p text:style-name="Standard">Alfredo tenía solo16 años cuando ingresó a la universidad.<text:span text:style-name="Emphasis">Alfredo was only 16 when he entered university.</text:span></text:p>
      <text:p text:style-name="Standard">4. (to be hospitalized at) </text:p>
      <text:p text:style-name="Standard">a. <text:a xlink:type="simple" xlink:href="http://www.spanishdict.com/translate/to%20be%20admitted%20to" text:style-name="Internet_20_link" text:visited-style-name="Visited_20_Internet_20_Link">to be admitted to</text:a> </text:p>
      <text:p text:style-name="Standard">Cuando ingresó en el hospital ya había perdido mucha sangre.<text:span text:style-name="Emphasis">He had already lost a lot of blood when he was admitted to the hospital.</text:span></text:p>
      <text:p text:style-name="Standard">b. <text:a xlink:type="simple" xlink:href="http://www.spanishdict.com/translate/to%20go%20into" text:style-name="Internet_20_link" text:visited-style-name="Visited_20_Internet_20_Link">to go into</text:a> </text:p>
      <text:p text:style-name="Standard">Mi tía tiene que ingresar en el hospital para operarse de la rodilla.<text:span text:style-name="Emphasis">My aunt needs to go into the hospital for a knee operation.</text:span></text:p>
      <text:p text:style-name="Standard"><text:soft-page-break/>5. (to be taken to jail) </text:p>
      <text:p text:style-name="Standard">a. <text:a xlink:type="simple" xlink:href="http://www.spanishdict.com/translate/to%20go%20to" text:style-name="Internet_20_link" text:visited-style-name="Visited_20_Internet_20_Link">to go to</text:a> </text:p>
      <text:p text:style-name="Standard">Tenemos que hacer algo para evitar que ingreses en la cárcel.<text:span text:style-name="Emphasis">We need to do something to avoid your going to jail.</text:span></text:p>
      <text:p text:style-name="Standard">b. <text:a xlink:type="simple" xlink:href="http://www.spanishdict.com/translate/to%20be%20sent%20to" text:style-name="Internet_20_link" text:visited-style-name="Visited_20_Internet_20_Link">to be sent to</text:a> </text:p>
      <text:p text:style-name="Standard">Pérez ingresó en la cárcel por tráfico de drogas y asesinato.<text:span text:style-name="Emphasis">Pérez was sent to prison for drug dealing and murder.</text:span></text:p>
      <text:p text:style-name="Standard">c. <text:a xlink:type="simple" xlink:href="http://www.spanishdict.com/translate/to%20report%20to" text:style-name="Internet_20_link" text:visited-style-name="Visited_20_Internet_20_Link">to report to</text:a> </text:p>
      <text:p text:style-name="Standard">En la noche del lunes, la actriz ingresó en la cárcel de Palma para cumplir una condena de tres años.<text:span text:style-name="Emphasis">On Monday night, the actress reported to Palma prison to start a three-year sentence.</text:span></text:p>
      <text:p text:style-name="Standard">6. (computing) </text:p>
      <text:p text:style-name="Standard">a. <text:a xlink:type="simple" xlink:href="http://www.spanishdict.com/translate/to%20go%20into" text:style-name="Internet_20_link" text:visited-style-name="Visited_20_Internet_20_Link">to go into</text:a> </text:p>
      <text:p text:style-name="Standard">Debes ingresar al navegador y buscar más información.<text:span text:style-name="Emphasis">You need to go into the browser and search for more information.</text:span></text:p>
      <text:p text:style-name="Standard">b. <text:a xlink:type="simple" xlink:href="http://www.spanishdict.com/translate/to%20go%20on%20to" text:style-name="Internet_20_link" text:visited-style-name="Visited_20_Internet_20_Link">to go on to</text:a> </text:p>
      <text:p text:style-name="Standard">Hoy no ingresé a Facebook porque no tenía tiempo.<text:span text:style-name="Emphasis">I didn't go on to Facebook today because I didn't have time.</text:span></text:p>
      <text:p text:style-name="Standard">c. <text:a xlink:type="simple" xlink:href="http://www.spanishdict.com/translate/to%20get%20into" text:style-name="Internet_20_link" text:visited-style-name="Visited_20_Internet_20_Link">to get into</text:a> </text:p>
      <text:p text:style-name="Standard">Tengo problemas para ingresar a mi cuenta desde mi teléfono celular.<text:span text:style-name="Emphasis">I'm having problems getting into my account from my cellphone.</text:span></text:p>
      <text:p text:style-name="Standard">7. (to flow into) </text:p>
      <text:p text:style-name="Standard">a. <text:a xlink:type="simple" xlink:href="http://www.spanishdict.com/translate/to%20come%20into" text:style-name="Internet_20_link" text:visited-style-name="Visited_20_Internet_20_Link">to come into</text:a> (money) </text:p>
      <text:p text:style-name="Standard">Parte del dinero que ingresa en las arcas del Estado se destina a obras de carácter social.<text:span text:style-name="Emphasis">Part of the money that comes into the government's coffers is destined for works of a social nature.</text:span></text:p>
      <text:p text:style-name="Standard">b. <text:a xlink:type="simple" xlink:href="http://www.spanishdict.com/translate/to%20come%20in" text:style-name="Internet_20_link" text:visited-style-name="Visited_20_Internet_20_Link">to come in</text:a> (money) </text:p>
      <text:p text:style-name="Standard">Hay que comparar el dinero que ingresa y el dinero que sale.<text:span text:style-name="Emphasis">We need to compare the money that's coming in with the money that's going out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8. (financial) (Spain) </text:p>
      <text:p text:style-name="Standard">a. <text:a xlink:type="simple" xlink:href="http://www.spanishdict.com/translate/to%20pay%20in" text:style-name="Internet_20_link" text:visited-style-name="Visited_20_Internet_20_Link">to pay in</text:a> </text:p>
      <text:p text:style-name="Standard">Voy al banco a ingresar el cheque de la nómina; ahora vuelvo.<text:span text:style-name="Emphasis">I'm going to the bank to pay in my payroll check; I'll be back shortly.</text:span></text:p>
      <text:p text:style-name="Standard">b. <text:a xlink:type="simple" xlink:href="http://www.spanishdict.com/translate/to%20deposit" text:style-name="Internet_20_link" text:visited-style-name="Visited_20_Internet_20_Link">to deposit</text:a> </text:p>
      <text:p text:style-name="Standard">Si ingresas más de 5,000 euros en el banco, es posible que te hagan preguntas.<text:span text:style-name="Emphasis">You may be asked questions if you deposit more than 5,000 euros in the bank.</text:span></text:p>
      <text:p text:style-name="Standard">c. <text:a xlink:type="simple" xlink:href="http://www.spanishdict.com/translate/to%20credit" text:style-name="Internet_20_link" text:visited-style-name="Visited_20_Internet_20_Link">to credit</text:a> </text:p>
      <text:p text:style-name="Standard">Me han ingresado 500 euros por error en mi cuenta.<text:span text:style-name="Emphasis">My account has been credited with 500 euros in error.</text:span></text:p>
      <text:p text:style-name="Standard">d. <text:a xlink:type="simple" xlink:href="http://www.spanishdict.com/translate/to%20earn" text:style-name="Internet_20_link" text:visited-style-name="Visited_20_Internet_20_Link">to earn</text:a> (to receive) </text:p>
      <text:p text:style-name="Standard">Últimamente ingreso menos de lo que gasto, así que tengo que buscar otro trabajo.<text:span text:style-name="Emphasis">I've been earning less than I spend lately, so I need to look for another job.</text:span></text:p>
      <text:p text:style-name="Standard">9. (to hospitalize) </text:p>
      <text:p text:style-name="Standard">a. <text:a xlink:type="simple" xlink:href="http://www.spanishdict.com/translate/to%20admit" text:style-name="Internet_20_link" text:visited-style-name="Visited_20_Internet_20_Link">to admit</text:a> </text:p>
      <text:p text:style-name="Standard">Los médicos van a ingresar a mi hermana en el hospital para hacerle unas pruebas neurológicas.<text:span text:style-name="Emphasis">The doctors are going to admit my sister to the hospital to have some neurological tests.</text:span></text:p>
      <text:p text:style-name="Standard">10. (to incarcerate) </text:p>
      <text:p text:style-name="Standard">a. <text:a xlink:type="simple" xlink:href="http://www.spanishdict.com/translate/to%20send" text:style-name="Internet_20_link" text:visited-style-name="Visited_20_Internet_20_Link">to send</text:a> </text:p>
      <text:p text:style-name="Standard">Teresa no pudo pagar la multa, y por eso la ingresaron en la cárcel.<text:span text:style-name="Emphasis">Teresa couldn't pay the fine, so she was sent to prison.</text:span></text:p>
      <text:p text:style-name="Standard">b. <text:a xlink:type="simple" xlink:href="http://www.spanishdict.com/translate/to%20place" text:style-name="Internet_20_link" text:visited-style-name="Visited_20_Internet_20_Link">to place</text:a> </text:p>
      <text:p text:style-name="Standard">Hoy, Ramón Sánchez Alonso, el presunto autor del crimen, fue ingresado en la cárcel.<text:span text:style-name="Emphasis">Ramón Sánchez Alonso, the person suspected of carrying out the crime, was today placed in prison.</text:span></text:p>
      <text:p text:style-name="Standard"><text:soft-page-break/>11. (computing) </text:p>
      <text:p text:style-name="Standard">a. <text:a xlink:type="simple" xlink:href="http://www.spanishdict.com/translate/to%20enter" text:style-name="Internet_20_link" text:visited-style-name="Visited_20_Internet_20_Link">to enter</text:a> </text:p>
      <text:p text:style-name="Standard">Te aconsejo que no ingreses información personal en esta página.<text:span text:style-name="Emphasis">I'd recommend you don't enter any personal information on this page.</text:span></text:p>
      <text:p text:style-name="Standard">ro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spin) </text:p>
      <text:p text:style-name="Standard">a. <text:a xlink:type="simple" xlink:href="http://www.spanishdict.com/translate/to%20rotate" text:style-name="Internet_20_link" text:visited-style-name="Visited_20_Internet_20_Link">to rotate</text:a> </text:p>
      <text:p text:style-name="Standard">El ventilador dejó de rotar y supimos que se había estropeado.<text:span text:style-name="Emphasis">The fan had stopped rotating, so we knew it had broken down.</text:span></text:p>
      <text:p text:style-name="Standard">b. <text:a xlink:type="simple" xlink:href="http://www.spanishdict.com/translate/to%20turn" text:style-name="Internet_20_link" text:visited-style-name="Visited_20_Internet_20_Link">to turn</text:a> </text:p>
      <text:p text:style-name="Standard">¿Por qué no rotas la mesa para que haya espacio para todos?<text:span text:style-name="Emphasis">Why don't you turn the table so that there's enough room for everybody?</text:span></text:p>
      <text:p text:style-name="Standard">2. (to take turns) </text:p>
      <text:p text:style-name="Standard">a. <text:a xlink:type="simple" xlink:href="http://www.spanishdict.com/translate/to%20rotate" text:style-name="Internet_20_link" text:visited-style-name="Visited_20_Internet_20_Link">to rotate</text:a> </text:p>
      <text:p text:style-name="Standard">Los empleados rotaban cada semana como asistentes.<text:span text:style-name="Emphasis">The employees rotated as assistants every week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to move) </text:p>
      <text:p text:style-name="Standard">a. <text:a xlink:type="simple" xlink:href="http://www.spanishdict.com/translate/to%20rotate" text:style-name="Internet_20_link" text:visited-style-name="Visited_20_Internet_20_Link">to rotate</text:a> </text:p>
      <text:p text:style-name="Standard">Le pedí a José que rotara la pantalla para poder ver el video yo.<text:span text:style-name="Emphasis">I asked Jose to rotate the screen so that I could see the video.</text:span></text:p>
      <text:p text:style-name="Standard">ro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alternate) (Mexico) </text:p>
      <text:p text:style-name="Standard">a. <text:a xlink:type="simple" xlink:href="http://www.spanishdict.com/translate/to%20take%20in%20turns" text:style-name="Internet_20_link" text:visited-style-name="Visited_20_Internet_20_Link">to take in turns</text:a> </text:p>
      <text:p text:style-name="Standard">En el museo los visitantes se rotaban para mirar el cuadro de cerca.<text:span text:style-name="Emphasis">The visitors took looking closely at the painting in turns.</text:span></text:p>
      <text:p text:style-name="Standard">permanec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remain in a place) </text:p>
      <text:p text:style-name="Standard">a. <text:a xlink:type="simple" xlink:href="http://www.spanishdict.com/translate/to%20stay" text:style-name="Internet_20_link" text:visited-style-name="Visited_20_Internet_20_Link">to stay</text:a> </text:p>
      <text:p text:style-name="Standard">Voy a permanecer aquí mientras vas de compras.<text:span text:style-name="Emphasis">I'm going to stay here while you go shopping.</text:span></text:p>
      <text:p text:style-name="Standard">2. (to continue in a state) </text:p>
      <text:p text:style-name="Standard">a. <text:a xlink:type="simple" xlink:href="http://www.spanishdict.com/translate/to%20remain" text:style-name="Internet_20_link" text:visited-style-name="Visited_20_Internet_20_Link">to remain</text:a> </text:p>
      <text:p text:style-name="Standard">Voy a permanecer en silencio hasta que me pidan que hable.<text:span text:style-name="Emphasis">I will remain silent until they ask me to speak.</text:span></text:p>
      <text:p text:style-name="Standard">b. <text:a xlink:type="simple" xlink:href="http://www.spanishdict.com/translate/to%20stay" text:style-name="Internet_20_link" text:visited-style-name="Visited_20_Internet_20_Link">to stay</text:a> </text:p>
      <text:p text:style-name="Standard">Ella va a permanecer enojada si no le hablas. <text:span text:style-name="Emphasis">She is going to stay mad if you don't talk to her. </text:span></text:p>
      <text:p text:style-name="Standard">cu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medicine) </text:p>
      <text:p text:style-name="Standard">a. <text:a xlink:type="simple" xlink:href="http://www.spanishdict.com/translate/to%20cure" text:style-name="Internet_20_link" text:visited-style-name="Visited_20_Internet_20_Link">to cure</text:a> </text:p>
      <text:p text:style-name="Standard">El oncólogo no pudo curar el cáncer que tenía.<text:span text:style-name="Emphasis">The oncologist couldn't cure the cancer she had.</text:span></text:p>
      <text:p text:style-name="Standard">b. <text:a xlink:type="simple" xlink:href="http://www.spanishdict.com/translate/to%20treat" text:style-name="Internet_20_link" text:visited-style-name="Visited_20_Internet_20_Link">to treat</text:a> </text:p>
      <text:p text:style-name="Standard">Le están curando la enfermedad con pastillas.<text:span text:style-name="Emphasis">They are treating her illness with pills.</text:span></text:p>
      <text:p text:style-name="Standard">c. <text:a xlink:type="simple" xlink:href="http://www.spanishdict.com/translate/to%20heal" text:style-name="Internet_20_link" text:visited-style-name="Visited_20_Internet_20_Link">to heal</text:a> </text:p>
      <text:p text:style-name="Standard">Esta pomada ayudará a curar la herida.<text:span text:style-name="Emphasis">This ointment will help to heal the wound.</text:span></text:p>
      <text:p text:style-name="Standard">d. <text:a xlink:type="simple" xlink:href="http://www.spanishdict.com/translate/to%20dress" text:style-name="Internet_20_link" text:visited-style-name="Visited_20_Internet_20_Link">to dress</text:a> (with a bandage) </text:p>
      <text:p text:style-name="Standard">Curó el corte que tenía en el dedo con una venda.<text:span text:style-name="Emphasis">She dressed the wound that he had on his finger with a bandage.</text:span></text:p>
      <text:p text:style-name="Standard">2. (culinary) </text:p>
      <text:p text:style-name="Standard"><text:soft-page-break/>a. <text:a xlink:type="simple" xlink:href="http://www.spanishdict.com/translate/to%20cure" text:style-name="Internet_20_link" text:visited-style-name="Visited_20_Internet_20_Link">to cure</text:a> </text:p>
      <text:p text:style-name="Standard">Aprendí a curar jamón cuando vivía en La Mancha.<text:span text:style-name="Emphasis">I learned how to cure ham when I was living in La Mancha.</text:span></text:p>
      <text:p text:style-name="Standard">3. (leather) </text:p>
      <text:p text:style-name="Standard">a. <text:a xlink:type="simple" xlink:href="http://www.spanishdict.com/translate/to%20tan" text:style-name="Internet_20_link" text:visited-style-name="Visited_20_Internet_20_Link">to tan</text:a> </text:p>
      <text:p text:style-name="Standard">Cura pieles de caimán para botas.<text:span text:style-name="Emphasis">He tans alligator leather for boot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medicine) </text:p>
      <text:p text:style-name="Standard">a. <text:a xlink:type="simple" xlink:href="http://www.spanishdict.com/translate/to%20get%20better" text:style-name="Internet_20_link" text:visited-style-name="Visited_20_Internet_20_Link">to get better</text:a> </text:p>
      <text:p text:style-name="Standard">Me alegra verte recuperado; pensé que nunca curarías.<text:span text:style-name="Emphasis">I'm glad to see you up and about; I thought you weren't going to get better.</text:span></text:p>
      <text:p text:style-name="Standard">b. <text:a xlink:type="simple" xlink:href="http://www.spanishdict.com/translate/to%20recover" text:style-name="Internet_20_link" text:visited-style-name="Visited_20_Internet_20_Link">to recover</text:a> </text:p>
      <text:p text:style-name="Standard">Ya ha curado, pero aún no ha vuelto al trabajo.<text:span text:style-name="Emphasis">She's recovered now, but still hasn't gone back to work.</text:span></text:p>
      <text:p text:style-name="Standard">c. <text:a xlink:type="simple" xlink:href="http://www.spanishdict.com/translate/to%20heal%20up" text:style-name="Internet_20_link" text:visited-style-name="Visited_20_Internet_20_Link">to heal up</text:a> </text:p>
      <text:p text:style-name="Standard">Un corte tan profundo nunca cura rápido.<text:span text:style-name="Emphasis">A cut that deep never heals up quickly.</text:span></text:p>
      <text:p text:style-name="Standard">cu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medicine) </text:p>
      <text:p text:style-name="Standard">a. <text:a xlink:type="simple" xlink:href="http://www.spanishdict.com/translate/to%20get%20better" text:style-name="Internet_20_link" text:visited-style-name="Visited_20_Internet_20_Link">to get better</text:a> </text:p>
      <text:p text:style-name="Standard">Espero que tu hermano se cure pronto. Estamos todos rezando por él.<text:span text:style-name="Emphasis">I hope your brother gets better soon. We're all praying for him.</text:span></text:p>
      <text:p text:style-name="Standard">b. <text:a xlink:type="simple" xlink:href="http://www.spanishdict.com/translate/to%20recover" text:style-name="Internet_20_link" text:visited-style-name="Visited_20_Internet_20_Link">to recover</text:a> </text:p>
      <text:p text:style-name="Standard">Una vez que se cure de la torcedura de tobillo, podrá volver a jugar fútbol.<text:span text:style-name="Emphasis">Once he recovers from the ankle sprain, he'll be able to go back to playing soccer.</text:span></text:p>
      <text:p text:style-name="Standard">6. (to get intoxicated) (Latin America) </text:p>
      <text:p text:style-name="Standard">a. <text:a xlink:type="simple" xlink:href="http://www.spanishdict.com/translate/to%20get%20drunk" text:style-name="Internet_20_link" text:visited-style-name="Visited_20_Internet_20_Link">to get drunk</text:a> </text:p>
      <text:p text:style-name="Standard">Salió para curarse con sus amigos tras romper con su novia.<text:span text:style-name="Emphasis">He went out to get drunk with his friends after breaking up with his girlfriend.</text:span></text:p>
      <text:p text:style-name="Standard">rega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ive a gift) </text:p>
      <text:p text:style-name="Standard">a. <text:a xlink:type="simple" xlink:href="http://www.spanishdict.com/translate/to%20give" text:style-name="Internet_20_link" text:visited-style-name="Visited_20_Internet_20_Link">to give</text:a> </text:p>
      <text:p text:style-name="Standard">Mis padres me regalaron una nueva computadora para mi cumpleaños.<text:span text:style-name="Emphasis">My parents gave me a new computer for my birthday.</text:span></text:p>
      <text:p text:style-name="Standard">2. (to give for free) </text:p>
      <text:p text:style-name="Standard">a. <text:a xlink:type="simple" xlink:href="http://www.spanishdict.com/translate/to%20give%20away" text:style-name="Internet_20_link" text:visited-style-name="Visited_20_Internet_20_Link">to give away</text:a> </text:p>
      <text:p text:style-name="Standard">La fundación generosa les regaló libros a todos las escuelas del condado.<text:span text:style-name="Emphasis">The generous foundation gave away books to all of the county schools. </text:span></text:p>
      <text:p text:style-name="Standard">regal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3. (to indulge oneself) </text:p>
      <text:p text:style-name="Standard">a. <text:a xlink:type="simple" xlink:href="http://www.spanishdict.com/translate/to%20treat%20oneself" text:style-name="Internet_20_link" text:visited-style-name="Visited_20_Internet_20_Link">to treat oneself</text:a> </text:p>
      <text:p text:style-name="Standard">Para celebrar su aumento de sueldo, se regaló una buena cena.<text:span text:style-name="Emphasis">To celebrate her pay raise, she treated herself to a nice dinner.</text:span></text:p>
      <text:p text:style-name="Standard">moj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ver with liquid) </text:p>
      <text:p text:style-name="Standard">a. <text:a xlink:type="simple" xlink:href="http://www.spanishdict.com/translate/to%20get%20wet" text:style-name="Internet_20_link" text:visited-style-name="Visited_20_Internet_20_Link">to get wet</text:a> </text:p>
      <text:p text:style-name="Standard">¡Ten cuidado! Me mojaste con tu bebida.<text:span text:style-name="Emphasis">Look out! You got me wet with your drink.</text:span></text:p>
      <text:p text:style-name="Standard">b. <text:a xlink:type="simple" xlink:href="http://www.spanishdict.com/translate/to%20wet" text:style-name="Internet_20_link" text:visited-style-name="Visited_20_Internet_20_Link">to wet</text:a> </text:p>
      <text:p text:style-name="Standard"><text:soft-page-break/>Podrías mojar una servilleta y tallar la mancha hasta que se quite.<text:span text:style-name="Emphasis">You could wet a napkin and rub the stain until it comes out.</text:span></text:p>
      <text:p text:style-name="Standard">c. <text:a xlink:type="simple" xlink:href="http://www.spanishdict.com/translate/to%20dampen" text:style-name="Internet_20_link" text:visited-style-name="Visited_20_Internet_20_Link">to dampen</text:a> </text:p>
      <text:p text:style-name="Standard">Moja tus lentes y frótalas con un paño suave.<text:span text:style-name="Emphasis">Dampen your glasses and rub them with a soft cloth.</text:span></text:p>
      <text:p text:style-name="Standard">d. <text:a xlink:type="simple" xlink:href="http://www.spanishdict.com/translate/to%20moisten" text:style-name="Internet_20_link" text:visited-style-name="Visited_20_Internet_20_Link">to moisten</text:a> </text:p>
      <text:p text:style-name="Standard">Voy a mojar el pescado con aceite de oliva para que conserve su textura.<text:span text:style-name="Emphasis">I'm going to moisten the fish with olive oil so that it keeps its texture.</text:span></text:p>
      <text:p text:style-name="Standard">e. <text:a xlink:type="simple" xlink:href="http://www.spanishdict.com/translate/to%20drench" text:style-name="Internet_20_link" text:visited-style-name="Visited_20_Internet_20_Link">to drench</text:a> </text:p>
      <text:p text:style-name="Standard">Me gusta mojar el burrito con mucha salsa.<text:span text:style-name="Emphasis">I like to drench my burrito with a lot of sauce.</text:span></text:p>
      <text:p text:style-name="Standard">f. <text:a xlink:type="simple" xlink:href="http://www.spanishdict.com/translate/to%20soak" text:style-name="Internet_20_link" text:visited-style-name="Visited_20_Internet_20_Link">to soak</text:a> </text:p>
      <text:p text:style-name="Standard">El chef dijo que mojaramos las ollas por unas horas en agua caliente para quitar lo quemado.<text:span text:style-name="Emphasis">The chef said we should soak the pots for a few hours in hot water to remove the burnt food.</text:span></text:p>
      <text:p text:style-name="Standard">2. (to submerge) </text:p>
      <text:p text:style-name="Standard">a. <text:a xlink:type="simple" xlink:href="http://www.spanishdict.com/translate/to%20dip" text:style-name="Internet_20_link" text:visited-style-name="Visited_20_Internet_20_Link">to dip</text:a> </text:p>
      <text:p text:style-name="Standard">Estaría bien mojar las fresas en chocolate, ¿no crees?<text:span text:style-name="Emphasis">It would be nice to dip the strawberries in chocolate, don't you think?</text:span></text:p>
      <text:p text:style-name="Standard">b. <text:a xlink:type="simple" xlink:href="http://www.spanishdict.com/translate/to%20dunk" text:style-name="Internet_20_link" text:visited-style-name="Visited_20_Internet_20_Link">to dunk</text:a> </text:p>
      <text:p text:style-name="Standard">¿Tienes biscotes para mojar en el café?<text:span text:style-name="Emphasis">Do you have any biscotti to dunk in my coffee?</text:span></text:p>
      <text:p text:style-name="Standard">3. (colloquial) (to offer money or inducement) (Caribbean) </text:p>
      <text:p text:style-name="Standard">a. <text:a xlink:type="simple" xlink:href="http://www.spanishdict.com/translate/to%20bribe" text:style-name="Internet_20_link" text:visited-style-name="Visited_20_Internet_20_Link">to bribe</text:a> </text:p>
      <text:p text:style-name="Standard">¡Qué va! Es obvio que alguien mojó la mano al árbitro.<text:span text:style-name="Emphasis">No way! Someone obviously bribed the referee.</text:span></text:p>
      <text:p text:style-name="Standard">4. (colloquial) (to celebrate) </text:p>
      <text:p text:style-name="Standard">a. <text:a xlink:type="simple" xlink:href="http://www.spanishdict.com/translate/to%20celebrate%20with%20a%20drink" text:style-name="Internet_20_link" text:visited-style-name="Visited_20_Internet_20_Link">to celebrate with a drink</text:a> </text:p>
      <text:p text:style-name="Standard">Vamos a mojar el ascenso de Gerardo después del trabajo hoy.<text:span text:style-name="Emphasis">We're going to celebrate Gerardo's promotion with a drink after work today.</text:span></text:p>
      <text:p text:style-name="Standard">5. (to urinate) </text:p>
      <text:p text:style-name="Standard">a. <text:a xlink:type="simple" xlink:href="http://www.spanishdict.com/translate/to%20wet" text:style-name="Internet_20_link" text:visited-style-name="Visited_20_Internet_20_Link">to wet</text:a> </text:p>
      <text:p text:style-name="Standard">La bebé ya mojó su pañal de nuevo.<text:span text:style-name="Emphasis">The baby just wet her diaper again.</text:span></text:p>
      <text:p text:style-name="Standard">moj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moisten) </text:p>
      <text:p text:style-name="Standard">a. <text:a xlink:type="simple" xlink:href="http://www.spanishdict.com/translate/to%20get%20wet" text:style-name="Internet_20_link" text:visited-style-name="Visited_20_Internet_20_Link">to get wet</text:a> </text:p>
      <text:p text:style-name="Standard">Se mojó cuando le sorprendió la tormenta.<text:span text:style-name="Emphasis">He got wet when he got caught in the storm.</text:span></text:p>
      <text:p text:style-name="Standard">b. <text:a xlink:type="simple" xlink:href="http://www.spanishdict.com/translate/to%20get%20soaked" text:style-name="Internet_20_link" text:visited-style-name="Visited_20_Internet_20_Link">to get soaked</text:a> </text:p>
      <text:p text:style-name="Standard">Se cayó a la piscina y se mojó todo.<text:span text:style-name="Emphasis">He fell in the pool and got completely soaked.</text:span></text:p>
      <text:p text:style-name="Standard">c. <text:a xlink:type="simple" xlink:href="http://www.spanishdict.com/translate/to%20wet" text:style-name="Internet_20_link" text:visited-style-name="Visited_20_Internet_20_Link">to wet</text:a> </text:p>
      <text:p text:style-name="Standard">Mójate un poco el cabello para que sea más fácil peinártelo.<text:span text:style-name="Emphasis">Wet your hair a little so it's easier to style it.</text:span></text:p>
      <text:p text:style-name="Standard">7. (colloquial) (to become implicated) </text:p>
      <text:p text:style-name="Standard">a. <text:a xlink:type="simple" xlink:href="http://www.spanishdict.com/translate/to%20get%20involved" text:style-name="Internet_20_link" text:visited-style-name="Visited_20_Internet_20_Link">to get involved</text:a> </text:p>
      <text:p text:style-name="Standard">Se mojó en la política del sindicato y ya no tiene salida.<text:span text:style-name="Emphasis">He got involved in union politics, and now can't get himself out.</text:span></text:p>
      <text:p text:style-name="Standard">b. <text:a xlink:type="simple" xlink:href="http://www.spanishdict.com/translate/to%20stick%20one%27s%20neck%20out" text:style-name="Internet_20_link" text:visited-style-name="Visited_20_Internet_20_Link">to stick one's neck out</text:a> (colloquial) </text:p>
      <text:p text:style-name="Standard">Yo me mojé por tu proyecto y ¿así es cómo me las pagas?<text:span text:style-name="Emphasis">I stuck my neck out for your project, and this is how you repay me?</text:span></text:p>
      <text:p text:style-name="Standard">8. (to urinate) </text:p>
      <text:p text:style-name="Standard">a. <text:a xlink:type="simple" xlink:href="http://www.spanishdict.com/translate/to%20wet%20oneself" text:style-name="Internet_20_link" text:visited-style-name="Visited_20_Internet_20_Link">to wet oneself</text:a> </text:p>
      <text:p text:style-name="Standard">¡Ups! El cachorro se orinó cuando escuchó el relámpago.<text:span text:style-name="Emphasis">Oops! The puppy wet itself when it heard the bolt of lightning.</text:span></text:p>
      <text:p text:style-name="Standard">ences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<text:soft-page-break/>1. (sports) </text:p>
      <text:p text:style-name="Standard">a. <text:a xlink:type="simple" xlink:href="http://www.spanishdict.com/translate/to%20score" text:style-name="Internet_20_link" text:visited-style-name="Visited_20_Internet_20_Link">to score</text:a> </text:p>
      <text:p text:style-name="Standard">El base encestó solamente dos veces en el primer cuarto.<text:span text:style-name="Emphasis">The point guard only scored twice in the first quarter.</text:span></text:p>
      <text:p text:style-name="Standard">b. <text:a xlink:type="simple" xlink:href="http://www.spanishdict.com/translate/to%20score%20a%20basket" text:style-name="Internet_20_link" text:visited-style-name="Visited_20_Internet_20_Link">to score a basket</text:a> </text:p>
      <text:p text:style-name="Standard">Manu Ginóbili encestó segundos antes de que terminara el partido.<text:span text:style-name="Emphasis">Manu Ginobili scored a basket just before the end of the game.</text:span></text:p>
      <text:p text:style-name="Standard">aburr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weary) </text:p>
      <text:p text:style-name="Standard">a. <text:a xlink:type="simple" xlink:href="http://www.spanishdict.com/translate/to%20bore" text:style-name="Internet_20_link" text:visited-style-name="Visited_20_Internet_20_Link">to bore</text:a> </text:p>
      <text:p text:style-name="Standard">Los reality shows me aburren, ya la vez los participantes me dan pena ajena.<text:span text:style-name="Emphasis">Reality shows bore me, and make me embarrassed for the participants at the same time.</text:span></text:p>
      <text:p text:style-name="Standard">b. <text:a xlink:type="simple" xlink:href="http://www.spanishdict.com/translate/to%20get%20tired%20of" text:style-name="Internet_20_link" text:visited-style-name="Visited_20_Internet_20_Link">to get tired of</text:a> </text:p>
      <text:p text:style-name="Standard">Comer lo mismo todos los días me aburre.<text:span text:style-name="Emphasis">I get tired of eating the same thing every day.</text:span></text:p>
      <text:p text:style-name="Standard">c. <text:a xlink:type="simple" xlink:href="http://www.spanishdict.com/translate/to%20tire" text:style-name="Internet_20_link" text:visited-style-name="Visited_20_Internet_20_Link">to tire</text:a> </text:p>
      <text:p text:style-name="Standard">"Cómo me aburre subir esta colina todos los días," dijo el viejito.<text:span text:style-name="Emphasis">"How it tires me to go up this hill every day," said the old man.</text:span></text:p>
      <text:p text:style-name="Standard">aburr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get tired of) </text:p>
      <text:p text:style-name="Standard">a. <text:a xlink:type="simple" xlink:href="http://www.spanishdict.com/translate/to%20be%20bored" text:style-name="Internet_20_link" text:visited-style-name="Visited_20_Internet_20_Link">to be bored</text:a> </text:p>
      <text:p text:style-name="Standard">Me aburrí cantidad con esa película infantil.<text:span text:style-name="Emphasis">I was really bored with that children's movie.</text:span></text:p>
      <text:p text:style-name="Standard">b. <text:a xlink:type="simple" xlink:href="http://www.spanishdict.com/translate/to%20get%20bored" text:style-name="Internet_20_link" text:visited-style-name="Visited_20_Internet_20_Link">to get bored</text:a> </text:p>
      <text:p text:style-name="Standard">Me aburro muchísimo en la clase de historia.<text:span text:style-name="Emphasis">I get really bored in history class.</text:span></text:p>
      <text:p text:style-name="Standard">fasci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harm) </text:p>
      <text:p text:style-name="Standard">a. <text:a xlink:type="simple" xlink:href="http://www.spanishdict.com/translate/to%20fascinate" text:style-name="Internet_20_link" text:visited-style-name="Visited_20_Internet_20_Link">to fascinate</text:a> </text:p>
      <text:p text:style-name="Standard">El tablet fascinó al hombre porque nunca antes había visto uno.<text:span text:style-name="Emphasis">The tablet fascinated the man because he had never seen one before.</text:span></text:p>
      <text:p text:style-name="Standard">b. <text:a xlink:type="simple" xlink:href="http://www.spanishdict.com/translate/to%20captivate" text:style-name="Internet_20_link" text:visited-style-name="Visited_20_Internet_20_Link">to captivate</text:a> </text:p>
      <text:p text:style-name="Standard">La cantante fascinó al público con su interpretación de "Gracias a la vida".<text:span text:style-name="Emphasis">The singer captivated the audience with her rendition of "Thanks to Life"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like a lot) </text:p>
      <text:p text:style-name="Standard">a. <text:a xlink:type="simple" xlink:href="http://www.spanishdict.com/translate/to%20love" text:style-name="Internet_20_link" text:visited-style-name="Visited_20_Internet_20_Link">to love</text:a> </text:p>
      <text:p text:style-name="Standard">Me fascina el café de la esquina; venden los mejores capuchinos.<text:span text:style-name="Emphasis">I love that café on the corner; they sell the best cappuccinos.</text:span></text:p>
      <text:p text:style-name="Standard">bas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be sufficient) </text:p>
      <text:p text:style-name="Standard">a. <text:a xlink:type="simple" xlink:href="http://www.spanishdict.com/translate/to%20be%20enough" text:style-name="Internet_20_link" text:visited-style-name="Visited_20_Internet_20_Link">to be enough</text:a> </text:p>
      <text:p text:style-name="Standard">Esta evidencia bastará para convencerlos.<text:span text:style-name="Emphasis">This evidence will be enough to convince them.</text:span></text:p>
      <text:p text:style-name="Standard">bas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get along) </text:p>
      <text:p text:style-name="Standard">a. <text:a xlink:type="simple" xlink:href="http://www.spanishdict.com/translate/to%20manage" text:style-name="Internet_20_link" text:visited-style-name="Visited_20_Internet_20_Link">to manage</text:a> </text:p>
      <text:p text:style-name="Standard">Aunque era muy joven, Hernán aprendió a bastarse solo cuando se fue a vivir a Italia.<text:span text:style-name="Emphasis">Although he was really young, Hernan learned to manage on his own when he moved to Italy.</text:span></text:p>
      <text:p text:style-name="Standard">b. <text:a xlink:type="simple" xlink:href="http://www.spanishdict.com/translate/to%20be%20capable%20of" text:style-name="Internet_20_link" text:visited-style-name="Visited_20_Internet_20_Link">to be capable of</text:a> </text:p>
      <text:p text:style-name="Standard"><text:soft-page-break/>Meli se basta sola para sacar adelante el negocio.<text:span text:style-name="Emphasis">Meli is capable of keeping the business afloat by herself.</text:span></text:p>
      <text:p text:style-name="Standard">pi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 hurt by an animal) </text:p>
      <text:p text:style-name="Standard">a. <text:a xlink:type="simple" xlink:href="http://www.spanishdict.com/translate/to%20sting" text:style-name="Internet_20_link" text:visited-style-name="Visited_20_Internet_20_Link">to sting</text:a> </text:p>
      <text:p text:style-name="Standard">Me picó una medusa en la playa.<text:span text:style-name="Emphasis">I was stung by a jellyfish at the beach.</text:span></text:p>
      <text:p text:style-name="Standard">b. <text:a xlink:type="simple" xlink:href="http://www.spanishdict.com/translate/to%20bite" text:style-name="Internet_20_link" text:visited-style-name="Visited_20_Internet_20_Link">to bite</text:a> </text:p>
      <text:p text:style-name="Standard">Una cobra le picó a mi perro y lo llevamos al veterinario.<text:span text:style-name="Emphasis">A cobra bit my dog and we took him to the veterinarian.</text:span></text:p>
      <text:p text:style-name="Standard">c. <text:a xlink:type="simple" xlink:href="http://www.spanishdict.com/translate/to%20peck%20at" text:style-name="Internet_20_link" text:visited-style-name="Visited_20_Internet_20_Link">to peck at</text:a> (birds) </text:p>
      <text:p text:style-name="Standard">Los patos picaban peces en el río.<text:span text:style-name="Emphasis">Ducks were pecking fish in the river.</text:span></text:p>
      <text:p text:style-name="Standard">d. <text:a xlink:type="simple" xlink:href="http://www.spanishdict.com/translate/to%20peck%20at" text:style-name="Internet_20_link" text:visited-style-name="Visited_20_Internet_20_Link">to peck at</text:a> (birds) </text:p>
      <text:p text:style-name="Standard">Las gallinas picaron el pan que les tiré.<text:span text:style-name="Emphasis">The hens pecked at the bread I threw them.</text:span></text:p>
      <text:p text:style-name="Standard">2. (colloquial) (to snack on) </text:p>
      <text:p text:style-name="Standard">a. <text:a xlink:type="simple" xlink:href="http://www.spanishdict.com/translate/to%20eat" text:style-name="Internet_20_link" text:visited-style-name="Visited_20_Internet_20_Link">to eat</text:a> </text:p>
      <text:p text:style-name="Standard">¿Quieres picar una tapas con el vino?<text:span text:style-name="Emphasis">Do you want to eat some tapas with the wine?</text:span></text:p>
      <text:p text:style-name="Standard">b. <text:a xlink:type="simple" xlink:href="http://www.spanishdict.com/translate/to%20nibble%20on" text:style-name="Internet_20_link" text:visited-style-name="Visited_20_Internet_20_Link">to nibble on</text:a> </text:p>
      <text:p text:style-name="Standard">Estuvimos picando queso en el bar.<text:span text:style-name="Emphasis">We were nibbling on some cheese at the bar.</text:span></text:p>
      <text:p text:style-name="Standard">3. (to divide into pieces) </text:p>
      <text:p text:style-name="Standard">a. <text:a xlink:type="simple" xlink:href="http://www.spanishdict.com/translate/to%20chop" text:style-name="Internet_20_link" text:visited-style-name="Visited_20_Internet_20_Link">to chop</text:a> </text:p>
      <text:p text:style-name="Standard">Pica el pimiento en trocitos.<text:span text:style-name="Emphasis">Chop the pepper in small pieces.</text:span></text:p>
      <text:p text:style-name="Standard">b. <text:a xlink:type="simple" xlink:href="http://www.spanishdict.com/translate/to%20mince" text:style-name="Internet_20_link" text:visited-style-name="Visited_20_Internet_20_Link">to mince</text:a> </text:p>
      <text:p text:style-name="Standard">Puedes picar la carne tú mismo.<text:span text:style-name="Emphasis">You can mince the meat yourself.</text:span></text:p>
      <text:p text:style-name="Standard">c. <text:a xlink:type="simple" xlink:href="http://www.spanishdict.com/translate/to%20grind" text:style-name="Internet_20_link" text:visited-style-name="Visited_20_Internet_20_Link">to grind</text:a> (United States) </text:p>
      <text:p text:style-name="Standard">Pica el filete de pescado con una picadora.<text:span text:style-name="Emphasis">Grind the fish fillet with a meat grinder.</text:span></text:p>
      <text:p text:style-name="Standard">d. <text:a xlink:type="simple" xlink:href="http://www.spanishdict.com/translate/cut" text:style-name="Internet_20_link" text:visited-style-name="Visited_20_Internet_20_Link">cut</text:a> </text:p>
      <text:p text:style-name="Standard">Pica en trozos finos la cebolla con un cuchillo afilado.<text:span text:style-name="Emphasis">Cut finely the onions with a sharp knife.</text:span></text:p>
      <text:p text:style-name="Standard">e. <text:a xlink:type="simple" xlink:href="http://www.spanishdict.com/translate/to%20crush" text:style-name="Internet_20_link" text:visited-style-name="Visited_20_Internet_20_Link">to crush</text:a> (ice) </text:p>
      <text:p text:style-name="Standard">Pica hielo para hacer margaritas.<text:span text:style-name="Emphasis">Crush some ice to make margaritas.</text:span></text:p>
      <text:p text:style-name="Standard">4. (mining) </text:p>
      <text:p text:style-name="Standard">a. <text:a xlink:type="simple" xlink:href="http://www.spanishdict.com/translate/to%20break%20up" text:style-name="Internet_20_link" text:visited-style-name="Visited_20_Internet_20_Link">to break up</text:a> (in big pieces) </text:p>
      <text:p text:style-name="Standard">La minería va de picar rocas para conseguir mineral.<text:span text:style-name="Emphasis">Mining is about breaking up rocks to collect the ore.</text:span></text:p>
      <text:p text:style-name="Standard">b. <text:a xlink:type="simple" xlink:href="http://www.spanishdict.com/translate/to%20chip" text:style-name="Internet_20_link" text:visited-style-name="Visited_20_Internet_20_Link">to chip</text:a> (in small pieces) </text:p>
      <text:p text:style-name="Standard">El joyero picó la amatista antes de tallarla.<text:span text:style-name="Emphasis">The jeweler chipped the amethyst before cutting it.</text:span></text:p>
      <text:p text:style-name="Standard">5. (to perforate) </text:p>
      <text:p text:style-name="Standard">a. <text:a xlink:type="simple" xlink:href="http://www.spanishdict.com/translate/to%20punch" text:style-name="Internet_20_link" text:visited-style-name="Visited_20_Internet_20_Link">to punch</text:a> </text:p>
      <text:p text:style-name="Standard">El revisor picó nuestros billetes.<text:span text:style-name="Emphasis">The inspector punched our tickects.</text:span></text:p>
      <text:p text:style-name="Standard">6. (colloquial) (to antagonize) </text:p>
      <text:p text:style-name="Standard">a. <text:a xlink:type="simple" xlink:href="http://www.spanishdict.com/translate/to%20needle" text:style-name="Internet_20_link" text:visited-style-name="Visited_20_Internet_20_Link">to needle</text:a> </text:p>
      <text:p text:style-name="Standard">No piques a tu hermano si quieres evitar una discusión con él.<text:span text:style-name="Emphasis">Don't needle your brother if you want to avoid an argument with him.</text:span></text:p>
      <text:p text:style-name="Standard">7. (horse racing) </text:p>
      <text:p text:style-name="Standard">a. <text:a xlink:type="simple" xlink:href="http://www.spanishdict.com/translate/to%20spur%20on" text:style-name="Internet_20_link" text:visited-style-name="Visited_20_Internet_20_Link">to spur on</text:a> </text:p>
      <text:p text:style-name="Standard">El jinete picó a su caballo para que fuera más rápido.<text:span text:style-name="Emphasis">The rider spurred on his horse to make him to go faster.</text:span></text:p>
      <text:p text:style-name="Standard">8. (bullfighting) </text:p>
      <text:p text:style-name="Standard">a. <text:a xlink:type="simple" xlink:href="http://www.spanishdict.com/translate/to%20goad" text:style-name="Internet_20_link" text:visited-style-name="Visited_20_Internet_20_Link">to goad</text:a> </text:p>
      <text:p text:style-name="Standard">Con un movimiento delicado, el torero picó al toro.<text:span text:style-name="Emphasis">With delicate movements, the bullfighter goaded the bull.</text:span></text:p>
      <text:p text:style-name="Standard">b. <text:a xlink:type="simple" xlink:href="http://www.spanishdict.com/translate/to%20prod" text:style-name="Internet_20_link" text:visited-style-name="Visited_20_Internet_20_Link">to prod</text:a> </text:p>
      <text:p text:style-name="Standard"><text:soft-page-break/>El picador picó al toro para que se dirigiera al matador.<text:span text:style-name="Emphasis">The picador prodded the bull to make him go to the matador.</text:span></text:p>
      <text:p text:style-name="Standard">9. (music) </text:p>
      <text:p text:style-name="Standard">a. <text:a xlink:type="simple" xlink:href="http://www.spanishdict.com/translate/to%20play%20staccato" text:style-name="Internet_20_link" text:visited-style-name="Visited_20_Internet_20_Link">to play staccato</text:a> </text:p>
      <text:p text:style-name="Standard">El pianista picó las notas para acortar su duración.<text:span text:style-name="Emphasis">The pianist played staccato notes to shorten their duration.</text:span></text:p>
      <text:p text:style-name="Standard">10. (to deteriorate) </text:p>
      <text:p text:style-name="Standard">a. <text:a xlink:type="simple" xlink:href="http://www.spanishdict.com/translate/to%20rot" text:style-name="Internet_20_link" text:visited-style-name="Visited_20_Internet_20_Link">to rot</text:a> </text:p>
      <text:p text:style-name="Standard">Dejar la comida en el sol todo el día la picará.<text:span text:style-name="Emphasis">Leaving food out in the sun all day will rot it.</text:span></text:p>
      <text:p text:style-name="Standard">b. <text:a xlink:type="simple" xlink:href="http://www.spanishdict.com/translate/to%20corrode" text:style-name="Internet_20_link" text:visited-style-name="Visited_20_Internet_20_Link">to corrode</text:a> </text:p>
      <text:p text:style-name="Standard">Dejar caer lejía en el desagüe lo picará después de mucho tiempo.<text:span text:style-name="Emphasis">Letting bleach wash down the drain will corrode it after a while.</text:span></text:p>
      <text:p text:style-name="Standard">c. <text:a xlink:type="simple" xlink:href="http://www.spanishdict.com/translate/to%20rust" text:style-name="Internet_20_link" text:visited-style-name="Visited_20_Internet_20_Link">to rust</text:a> (metal) </text:p>
      <text:p text:style-name="Standard">No dejes la bici fuera o la lluvia la picará.<text:span text:style-name="Emphasis">Don't leave the bike outside or the rain will rust it.</text:span></text:p>
      <text:p text:style-name="Standard">11. (computing) </text:p>
      <text:p text:style-name="Standard">a. <text:a xlink:type="simple" xlink:href="http://www.spanishdict.com/translate/to%20key%20in" text:style-name="Internet_20_link" text:visited-style-name="Visited_20_Internet_20_Link">to key in</text:a> </text:p>
      <text:p text:style-name="Standard">Pica tu contraseña en el campo apropiado.<text:span text:style-name="Emphasis">Key in your password in the appropriate fiel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2. (to irritate) </text:p>
      <text:p text:style-name="Standard">a. <text:a xlink:type="simple" xlink:href="http://www.spanishdict.com/translate/to%20itch" text:style-name="Internet_20_link" text:visited-style-name="Visited_20_Internet_20_Link">to itch</text:a> </text:p>
      <text:p text:style-name="Standard">Me pica la espalda. ¿Me pasas ese rascador?<text:span text:style-name="Emphasis">My back is itching. Can you pass me that backscratcher?</text:span></text:p>
      <text:p text:style-name="Standard">13. (to be peppery) </text:p>
      <text:p text:style-name="Standard">a. <text:a xlink:type="simple" xlink:href="http://www.spanishdict.com/translate/to%20be%20hot" text:style-name="Internet_20_link" text:visited-style-name="Visited_20_Internet_20_Link">to be hot</text:a> </text:p>
      <text:p text:style-name="Standard">¡Estas enchiladas pican demasiado! ¡Necesito agua!<text:span text:style-name="Emphasis">My enchiladas were way too hot! I need water!</text:span></text:p>
      <text:p text:style-name="Standard">b. <text:a xlink:type="simple" xlink:href="http://www.spanishdict.com/translate/to%20be%20spicy" text:style-name="Internet_20_link" text:visited-style-name="Visited_20_Internet_20_Link">to be spicy</text:a> </text:p>
      <text:p text:style-name="Standard">El curry picaba tanto que me hizo llorar.<text:span text:style-name="Emphasis">The curry was so spicy that it made me cry.</text:span></text:p>
      <text:p text:style-name="Standard">c. <text:a xlink:type="simple" xlink:href="http://www.spanishdict.com/translate/to%20burn" text:style-name="Internet_20_link" text:visited-style-name="Visited_20_Internet_20_Link">to burn</text:a> </text:p>
      <text:p text:style-name="Standard">¿Cuántos chiles usaste? ¡Esta salsa pica!<text:span text:style-name="Emphasis">How many chilis did you use? This sauce burns!</text:span></text:p>
      <text:p text:style-name="Standard">14. (to be hurt by an animal) </text:p>
      <text:p text:style-name="Standard">a. <text:a xlink:type="simple" xlink:href="http://www.spanishdict.com/translate/to%20bite" text:style-name="Internet_20_link" text:visited-style-name="Visited_20_Internet_20_Link">to bite</text:a> </text:p>
      <text:p text:style-name="Standard">Las serpientes suelen picar cuando están asustadas.<text:span text:style-name="Emphasis">Snakes usually bite when they are scared.</text:span></text:p>
      <text:p text:style-name="Standard">b. <text:a xlink:type="simple" xlink:href="http://www.spanishdict.com/translate/to%20peck" text:style-name="Internet_20_link" text:visited-style-name="Visited_20_Internet_20_Link">to peck</text:a> (birds) </text:p>
      <text:p text:style-name="Standard">A mi abuelo le gusta tirar pan a las gaviotas y verlas picar.<text:span text:style-name="Emphasis">My grandfather likes to throw bread at the seagulls and watch them peck at it.</text:span></text:p>
      <text:p text:style-name="Standard">15. (to eat) </text:p>
      <text:p text:style-name="Standard">a. <text:a xlink:type="simple" xlink:href="http://www.spanishdict.com/translate/to%20nibble" text:style-name="Internet_20_link" text:visited-style-name="Visited_20_Internet_20_Link">to nibble</text:a> </text:p>
      <text:p text:style-name="Standard">Si quieres perder peso, deja de picar.<text:span text:style-name="Emphasis">If you want to lose some weight, stop nibbling.</text:span></text:p>
      <text:p text:style-name="Standard">16. (figurative) (to hook) </text:p>
      <text:p text:style-name="Standard">a. <text:a xlink:type="simple" xlink:href="http://www.spanishdict.com/translate/to%20take%20the%20bait" text:style-name="Internet_20_link" text:visited-style-name="Visited_20_Internet_20_Link">to take the bait</text:a> </text:p>
      <text:p text:style-name="Standard">No es tonto, no picará.<text:span text:style-name="Emphasis">He's no fool; he won't take the bait.</text:span></text:p>
      <text:p text:style-name="Standard">b. <text:a xlink:type="simple" xlink:href="http://www.spanishdict.com/translate/to%20bite" text:style-name="Internet_20_link" text:visited-style-name="Visited_20_Internet_20_Link">to bite</text:a> </text:p>
      <text:p text:style-name="Standard">Primero montamos todos las trampas y mañana regresaremos para ver si algún conejo o ardilla pica.<text:span text:style-name="Emphasis">First we set up all of the traps and tomorrow we will return to see if any rabbit or squirrel bites.</text:span></text:p>
      <text:p text:style-name="Standard">c. <text:a xlink:type="simple" xlink:href="http://www.spanishdict.com/translate/to%20fall%20for%20it" text:style-name="Internet_20_link" text:visited-style-name="Visited_20_Internet_20_Link">to fall for it</text:a> </text:p>
      <text:p text:style-name="Standard">Parece una estafa obvia, pero mucha gente pica.<text:span text:style-name="Emphasis">It seems like an obvious scam, but many people fall for it.</text:span></text:p>
      <text:p text:style-name="Standard">17. (to scorch) </text:p>
      <text:p text:style-name="Standard">a. <text:a xlink:type="simple" xlink:href="http://www.spanishdict.com/translate/to%20burn" text:style-name="Internet_20_link" text:visited-style-name="Visited_20_Internet_20_Link">to burn</text:a> </text:p>
      <text:p text:style-name="Standard">Protégete la piel porque el sol pica hoy.<text:span text:style-name="Emphasis">Protect your skin because the sun burns today.</text:span></text:p>
      <text:p text:style-name="Standard">18. (sports) (Latin America) </text:p>
      <text:p text:style-name="Standard"><text:soft-page-break/>a. <text:a xlink:type="simple" xlink:href="http://www.spanishdict.com/translate/to%20bounce" text:style-name="Internet_20_link" text:visited-style-name="Visited_20_Internet_20_Link">to bounce</text:a> </text:p>
      <text:p text:style-name="Standard">El balón picó y el jugador la atrapó.<text:span text:style-name="Emphasis">The ball bounced and the player caught it.</text:span></text:p>
      <text:p text:style-name="Standard">19. (automobile) (Spain) </text:p>
      <text:p text:style-name="Standard">a. <text:a xlink:type="simple" xlink:href="http://www.spanishdict.com/translate/to%20pink" text:style-name="Internet_20_link" text:visited-style-name="Visited_20_Internet_20_Link">to pink</text:a> </text:p>
      <text:p text:style-name="Standard">El motor picó y empezó a salir humo.<text:span text:style-name="Emphasis">The engine pinked and it started smoking.</text:span></text:p>
      <text:p text:style-name="Standard">20. (colloquial) (to leave) (Southern Cone) </text:p>
      <text:p text:style-name="Standard">a. <text:a xlink:type="simple" xlink:href="http://www.spanishdict.com/translate/to%20split" text:style-name="Internet_20_link" text:visited-style-name="Visited_20_Internet_20_Link">to split</text:a> (colloquial) </text:p>
      <text:p text:style-name="Standard">Esta película es tan aburrida. ¿Quieres picar?<text:span text:style-name="Emphasis">This movie is so boring. Do you want to split?</text:span></text:p>
      <text:p text:style-name="Standard">pi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1. (to deteriorate) </text:p>
      <text:p text:style-name="Standard">a. <text:a xlink:type="simple" xlink:href="http://www.spanishdict.com/translate/to%20decay" text:style-name="Internet_20_link" text:visited-style-name="Visited_20_Internet_20_Link">to decay</text:a> </text:p>
      <text:p text:style-name="Standard">Si sigues comiendo dulces, tus dientes se picarán.<text:span text:style-name="Emphasis">If you keep eating sweets, your teeth will decay.</text:span></text:p>
      <text:p text:style-name="Standard">b. <text:a xlink:type="simple" xlink:href="http://www.spanishdict.com/translate/to%20rot" text:style-name="Internet_20_link" text:visited-style-name="Visited_20_Internet_20_Link">to rot</text:a> </text:p>
      <text:p text:style-name="Standard">Si no pones las manzanas en la refrigeradora, se van a picar.<text:span text:style-name="Emphasis">If you don't put the apples in the refrigerator, they're going to rot.</text:span></text:p>
      <text:p text:style-name="Standard">c. <text:a xlink:type="simple" xlink:href="http://www.spanishdict.com/translate/to%20rust" text:style-name="Internet_20_link" text:visited-style-name="Visited_20_Internet_20_Link">to rust</text:a> </text:p>
      <text:p text:style-name="Standard">Dejamos la parilla afuera durante el aguacero y empezó a picarse.<text:span text:style-name="Emphasis">We left the grill outside during the rainstorm and it began to rust.</text:span></text:p>
      <text:p text:style-name="Standard">d. <text:a xlink:type="simple" xlink:href="http://www.spanishdict.com/translate/to%20perish" text:style-name="Internet_20_link" text:visited-style-name="Visited_20_Internet_20_Link">to perish</text:a> (United Kingdom) </text:p>
      <text:p text:style-name="Standard">Ando siempre con una bomba de aire en caso de que se pique un neumático de mi bici.<text:span text:style-name="Emphasis">I always travel with an air pump in case a tire on my bike perishes.</text:span></text:p>
      <text:p text:style-name="Standard">e. <text:a xlink:type="simple" xlink:href="http://www.spanishdict.com/translate/to%20go%20rotten" text:style-name="Internet_20_link" text:visited-style-name="Visited_20_Internet_20_Link">to go rotten</text:a> (food) </text:p>
      <text:p text:style-name="Standard">Guarda la lasaña en el refrigerador o se picará.<text:span text:style-name="Emphasis">Put the lasagna in the fridge or it will go rotten.</text:span></text:p>
      <text:p text:style-name="Standard">f. <text:a xlink:type="simple" xlink:href="http://www.spanishdict.com/translate/to%20turn%20sour" text:style-name="Internet_20_link" text:visited-style-name="Visited_20_Internet_20_Link">to turn sour</text:a> (wine) </text:p>
      <text:p text:style-name="Standard">¿Se pica el vino después de descorcharlo?<text:span text:style-name="Emphasis">Does wine turn sour after it's uncorked?</text:span></text:p>
      <text:p text:style-name="Standard">g. <text:a xlink:type="simple" xlink:href="http://www.spanishdict.com/translate/to%20go%20sour" text:style-name="Internet_20_link" text:visited-style-name="Visited_20_Internet_20_Link">to go sour</text:a> (wine) </text:p>
      <text:p text:style-name="Standard">El vino se picó y teníamos que botarlo.<text:span text:style-name="Emphasis">The wine went sour we had to throw it out.</text:span></text:p>
      <text:p text:style-name="Standard">h. <text:a xlink:type="simple" xlink:href="http://www.spanishdict.com/translate/to%20get%20moth-eaten" text:style-name="Internet_20_link" text:visited-style-name="Visited_20_Internet_20_Link">to get moth-eaten</text:a> (clothing) </text:p>
      <text:p text:style-name="Standard">La chaqueta se picó en el armario.<text:span text:style-name="Emphasis">The jacket got moth-eaten in the wardrobe.</text:span></text:p>
      <text:p text:style-name="Standard">22. (sea) </text:p>
      <text:p text:style-name="Standard">a. <text:a xlink:type="simple" xlink:href="http://www.spanishdict.com/translate/to%20get%20choppy" text:style-name="Internet_20_link" text:visited-style-name="Visited_20_Internet_20_Link">to get choppy</text:a> </text:p>
      <text:p text:style-name="Standard">El tiempo se puso de tormenta y se picó el mar.<text:span text:style-name="Emphasis">The weather got stormy and the sea got choppy.</text:span></text:p>
      <text:p text:style-name="Standard">23. (colloquial) (to get angry) </text:p>
      <text:p text:style-name="Standard">a. <text:a xlink:type="simple" xlink:href="http://www.spanishdict.com/translate/to%20get%20annoyed" text:style-name="Internet_20_link" text:visited-style-name="Visited_20_Internet_20_Link">to get annoyed</text:a> </text:p>
      <text:p text:style-name="Standard">Siempre se pica por tonterías.<text:span text:style-name="Emphasis">He always gets annoyed for no good reason.</text:span></text:p>
      <text:p text:style-name="Standard">b. <text:a xlink:type="simple" xlink:href="http://www.spanishdict.com/translate/to%20get%20upset" text:style-name="Internet_20_link" text:visited-style-name="Visited_20_Internet_20_Link">to get upset</text:a> </text:p>
      <text:p text:style-name="Standard">Mi novia se picó y rompió conmigo.<text:span text:style-name="Emphasis">My girlfriend got upset and broke up with me.</text:span></text:p>
      <text:p text:style-name="Standard">c. <text:a xlink:type="simple" xlink:href="http://www.spanishdict.com/translate/to%20get%20cross" text:style-name="Internet_20_link" text:visited-style-name="Visited_20_Internet_20_Link">to get cross</text:a> </text:p>
      <text:p text:style-name="Standard">¡No te piques, solo era una broma!<text:span text:style-name="Emphasis">Don't get cross, it was just a joke!</text:span></text:p>
      <text:p text:style-name="Standard">24. (colloquial) (drugs) </text:p>
      <text:p text:style-name="Standard">a. <text:a xlink:type="simple" xlink:href="http://www.spanishdict.com/translate/to%20shoot%20up" text:style-name="Internet_20_link" text:visited-style-name="Visited_20_Internet_20_Link">to shoot up</text:a> </text:p>
      <text:p text:style-name="Standard">No me he picado heroína en cuatro horas.<text:span text:style-name="Emphasis">I haven't shot up heroine in four hours.</text:span></text:p>
      <text:p text:style-name="Standard">falt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not attend; used with "a") </text:p>
      <text:p text:style-name="Standard">a. <text:a xlink:type="simple" xlink:href="http://www.spanishdict.com/translate/to%20miss" text:style-name="Internet_20_link" text:visited-style-name="Visited_20_Internet_20_Link">to miss</text:a> </text:p>
      <text:p text:style-name="Standard">Si falto a clase una vez más, suspenderé la asignatura.<text:span text:style-name="Emphasis">If I miss the class once more, I will fail the subject.</text:span></text:p>
      <text:p text:style-name="Standard">b. <text:a xlink:type="simple" xlink:href="http://www.spanishdict.com/translate/to%20not%20turn%20up%20at" text:style-name="Internet_20_link" text:visited-style-name="Visited_20_Internet_20_Link">to not turn up at</text:a> </text:p>
      <text:p text:style-name="Standard">¿Así que has faltado a tu cita con el dentista?<text:span text:style-name="Emphasis">So you didn't turn up at your appointment with the dentist?</text:span></text:p>
      <text:p text:style-name="Standard"><text:soft-page-break/>c. <text:a xlink:type="simple" xlink:href="http://www.spanishdict.com/translate/to%20be%20absent%20from" text:style-name="Internet_20_link" text:visited-style-name="Visited_20_Internet_20_Link">to be absent from</text:a> </text:p>
      <text:p text:style-name="Standard">15 personas faltaron a clase.<text:span text:style-name="Emphasis">There were 15 people absent from class.</text:span></text:p>
      <text:p text:style-name="Standard">d. <text:a xlink:type="simple" xlink:href="http://www.spanishdict.com/translate/to%20be%20off" text:style-name="Internet_20_link" text:visited-style-name="Visited_20_Internet_20_Link">to be off</text:a> </text:p>
      <text:p text:style-name="Standard">Juan ha faltado tres días al trabajo.<text:span text:style-name="Emphasis">Juan has been three days off work.</text:span></text:p>
      <text:p text:style-name="Standard">2. (to be absent) </text:p>
      <text:p text:style-name="Standard">a. <text:a xlink:type="simple" xlink:href="http://www.spanishdict.com/translate/to%20be%20missing" text:style-name="Internet_20_link" text:visited-style-name="Visited_20_Internet_20_Link">to be missing</text:a> </text:p>
      <text:p text:style-name="Standard">No puedo terminar de montar el armario; faltan tres tornillos.<text:span text:style-name="Emphasis">I can't finish mounting the wardrobe; there are three screws missing.</text:span></text:p>
      <text:p text:style-name="Standard">3. (to be scarce) </text:p>
      <text:p text:style-name="Standard">a. no direct translation </text:p>
      <text:p text:style-name="Standard">Es buena cocinera, pero le falta experiencia.<text:span text:style-name="Emphasis">She's a good chef, but she lacks experience.</text:span></text:p>
      <text:p text:style-name="Standard">Hubo tantos asistentes que faltaban sillas en la sala.<text:span text:style-name="Emphasis">There were so many attendants that the room was short of chairs.</text:span></text:p>
      <text:p text:style-name="Standard">4. (to remain) </text:p>
      <text:p text:style-name="Standard">a. no direct translation </text:p>
      <text:p text:style-name="Standard">A la sopa le faltan 10 minutos.<text:span text:style-name="Emphasis">The soup needs another 10 minutes.</text:span></text:p>
      <text:p text:style-name="Standard">Faltan dos meses para que sea Navidad.<text:span text:style-name="Emphasis">There are two months to go for Christmas.</text:span></text:p>
      <text:p text:style-name="Standard">5. (to default on; used with "a") </text:p>
      <text:p text:style-name="Standard">a. <text:a xlink:type="simple" xlink:href="http://www.spanishdict.com/translate/to%20break" text:style-name="Internet_20_link" text:visited-style-name="Visited_20_Internet_20_Link">to break</text:a> </text:p>
      <text:p text:style-name="Standard">Dijo que dejaría de fumar, pero al final faltó a su promesa.<text:span text:style-name="Emphasis">He said he would quit smoking, but in the end he broke his promise.</text:span></text:p>
      <text:p text:style-name="Standard">b. <text:a xlink:type="simple" xlink:href="http://www.spanishdict.com/translate/to%20not%20keep" text:style-name="Internet_20_link" text:visited-style-name="Visited_20_Internet_20_Link">to not keep</text:a> </text:p>
      <text:p text:style-name="Standard">No esperes que te devuelva el dinero porque suele faltar a su palabra.<text:span text:style-name="Emphasis">Don't expect to get your money back because he usually doesn't keep his word.</text:span></text:p>
      <text:p text:style-name="Standard">6. (to insult; used with "a") </text:p>
      <text:p text:style-name="Standard">a. <text:a xlink:type="simple" xlink:href="http://www.spanishdict.com/translate/to%20be%20rude%20to" text:style-name="Internet_20_link" text:visited-style-name="Visited_20_Internet_20_Link">to be rude to</text:a> </text:p>
      <text:p text:style-name="Standard">No vuelvas a faltarle a tu madre.<text:span text:style-name="Emphasis">Don't dare to be rude to your mother again.</text:span></text:p>
      <text:p text:style-name="Standard">disgus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slike) </text:p>
      <text:p text:style-name="Standard">a. <text:a xlink:type="simple" xlink:href="http://www.spanishdict.com/translate/to%20upset" text:style-name="Internet_20_link" text:visited-style-name="Visited_20_Internet_20_Link">to upset</text:a> </text:p>
      <text:p text:style-name="Standard">No la soporto. Su voz me disgusta.<text:span text:style-name="Emphasis">I can't stand her. Her voice upsets me.</text:span></text:p>
      <text:p text:style-name="Standard">b. <text:a xlink:type="simple" xlink:href="http://www.spanishdict.com/translate/to%20not%20like" text:style-name="Internet_20_link" text:visited-style-name="Visited_20_Internet_20_Link">to not like</text:a> </text:p>
      <text:p text:style-name="Standard">Me disgusta tener que decir esto, pero verdaderamente necesitas ayuda profesional.<text:span text:style-name="Emphasis">I don't like having to say this, but you really need to get professional help.</text:span></text:p>
      <text:p text:style-name="Standard">disgus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get annoyed) </text:p>
      <text:p text:style-name="Standard">a. <text:a xlink:type="simple" xlink:href="http://www.spanishdict.com/translate/to%20get%20upset" text:style-name="Internet_20_link" text:visited-style-name="Visited_20_Internet_20_Link">to get upset</text:a> </text:p>
      <text:p text:style-name="Standard">Esos alumnos estaban diciendo mentiras sobre mí. Por eso me disgusté.<text:span text:style-name="Emphasis">Those students were telling lies about me. That's why I got upset.</text:span></text:p>
      <text:p text:style-name="Standard">3. (to become estranged) </text:p>
      <text:p text:style-name="Standard">a. <text:a xlink:type="simple" xlink:href="http://www.spanishdict.com/translate/to%20fall%20out" text:style-name="Internet_20_link" text:visited-style-name="Visited_20_Internet_20_Link">to fall out</text:a> </text:p>
      <text:p text:style-name="Standard">Me disgusté con mis amigos por un desacuerdo sobre el dinero.<text:span text:style-name="Emphasis">I fell out with my friends over a disagreement about money.</text:span></text:p>
      <text:p text:style-name="Standard">dar asco</text:p>
      <text:p text:style-name="Standard">transitive verb phrase</text:p>
      <text:p text:style-name="Standard">1. (to revolt) </text:p>
      <text:p text:style-name="Standard">a. <text:a xlink:type="simple" xlink:href="http://www.spanishdict.com/translate/to%20make%20feel%20sick" text:style-name="Internet_20_link" text:visited-style-name="Visited_20_Internet_20_Link">to make feel sick</text:a> </text:p>
      <text:p text:style-name="Standard">El simple olor a pescado me da asco.<text:span text:style-name="Emphasis">Just the smell of fish makes me feel sick.</text:span></text:p>
      <text:p text:style-name="Standard">b. <text:a xlink:type="simple" xlink:href="http://www.spanishdict.com/translate/to%20turn%20one%27s%20stomach" text:style-name="Internet_20_link" text:visited-style-name="Visited_20_Internet_20_Link">to turn one's stomach</text:a> </text:p>
      <text:p text:style-name="Standard"><text:soft-page-break/>¿No te comes los caracoles? - No puedo. Me dan asco.<text:span text:style-name="Emphasis">Aren't you eating the snails? - I can't. They turn my stomach.</text:span></text:p>
      <text:p text:style-name="Standard">c. <text:a xlink:type="simple" xlink:href="http://www.spanishdict.com/translate/to%20hate" text:style-name="Internet_20_link" text:visited-style-name="Visited_20_Internet_20_Link">to hate</text:a> </text:p>
      <text:p text:style-name="Standard">Desde niño, las sopas siempre le han dado mucho asco.<text:span text:style-name="Emphasis">He's always hated soups, since he was a child.</text:span></text:p>
      <text:p text:style-name="Standard">2. (to cause disapproval) </text:p>
      <text:p text:style-name="Standard">a. <text:a xlink:type="simple" xlink:href="http://www.spanishdict.com/translate/to%20disgust" text:style-name="Internet_20_link" text:visited-style-name="Visited_20_Internet_20_Link">to disgust</text:a> </text:p>
      <text:p text:style-name="Standard">A mí los viejos verdes como él me dan mucho asco.<text:span text:style-name="Emphasis">Dirty old men like him really disgust me.</text:span></text:p>
      <text:p text:style-name="Standard">b. <text:a xlink:type="simple" xlink:href="http://www.spanishdict.com/translate/to%20be%20sickening" text:style-name="Internet_20_link" text:visited-style-name="Visited_20_Internet_20_Link">to be sickening</text:a> </text:p>
      <text:p text:style-name="Standard">Lo que le están haciendo a esa pobre gente da asco. Y luego se llaman a sí mismos gobernantes.<text:span text:style-name="Emphasis">What they're doing to those poor people is sickening. And then they call themselves leaders.</text:span></text:p>
      <text:p text:style-name="Standard">3. (to be very dirty) </text:p>
      <text:p text:style-name="Standard">a. <text:a xlink:type="simple" xlink:href="http://www.spanishdict.com/translate/to%20be%20a%20pigsty" text:style-name="Internet_20_link" text:visited-style-name="Visited_20_Internet_20_Link">to be a pigsty</text:a> </text:p>
      <text:p text:style-name="Standard">¿Has visto su coche? Da verdadero asco.<text:span text:style-name="Emphasis">Have you seen his car? It's a real pigsty.</text:span></text:p>
      <text:p text:style-name="Standard">caer bien</text:p>
      <text:p text:style-name="Standard">transitive verb phrase</text:p>
      <text:p text:style-name="Standard">1. (to be fond of) </text:p>
      <text:p text:style-name="Standard">a. <text:a xlink:type="simple" xlink:href="http://www.spanishdict.com/translate/to%20like" text:style-name="Internet_20_link" text:visited-style-name="Visited_20_Internet_20_Link">to like</text:a> </text:p>
      <text:p text:style-name="Standard">¿Te cae bien la nueva profesora de inglés?<text:span text:style-name="Emphasis">Do you like the new English teacher?</text:span></text:p>
      <text:p text:style-name="Standard">Sus hermanos me caen muy bien.<text:span text:style-name="Emphasis">I like her brothers a lot.</text:span></text:p>
      <text:p text:style-name="Standard">2. (to be good for) </text:p>
      <text:p text:style-name="Standard">a. <text:a xlink:type="simple" xlink:href="http://www.spanishdict.com/translate/to%20agree%20with" text:style-name="Internet_20_link" text:visited-style-name="Visited_20_Internet_20_Link">to agree with</text:a> </text:p>
      <text:p text:style-name="Standard">La leche no me cae bien.<text:span text:style-name="Emphasis">Milk doesn't agree with me.</text:span></text:p>
      <text:p text:style-name="Standard">b. <text:a xlink:type="simple" xlink:href="http://www.spanishdict.com/translate/to%20go%20down%20well" text:style-name="Internet_20_link" text:visited-style-name="Visited_20_Internet_20_Link">to go down well</text:a> </text:p>
      <text:p text:style-name="Standard">Lo que dijiste no le ha caído bien.<text:span text:style-name="Emphasis">What you said didn't go down well with him.</text:span></text:p>
      <text:p text:style-name="Standard">3. (to look attractive on) </text:p>
      <text:p text:style-name="Standard">a. <text:a xlink:type="simple" xlink:href="http://www.spanishdict.com/translate/to%20suit" text:style-name="Internet_20_link" text:visited-style-name="Visited_20_Internet_20_Link">to suit</text:a> </text:p>
      <text:p text:style-name="Standard">Esa falda te cae muy bien.<text:span text:style-name="Emphasis">That skirt really suits you.</text:span></text:p>
      <text:p text:style-name="Standard">caerse bien</text:p>
      <text:p text:style-name="Standard">pronominal verb phrase</text:p>
      <text:p text:style-name="Standard">4. (to get along) </text:p>
      <text:p text:style-name="Standard">a. <text:a xlink:type="simple" xlink:href="http://www.spanishdict.com/translate/to%20like%20each%20other" text:style-name="Internet_20_link" text:visited-style-name="Visited_20_Internet_20_Link">to like each other</text:a> </text:p>
      <text:p text:style-name="Standard">Ya sabes que tu hermano y yo no nos caemos bien.<text:span text:style-name="Emphasis">You know your brother and I don't like each other.</text:span></text:p>
      <text:p text:style-name="Standard">b. <text:a xlink:type="simple" xlink:href="http://www.spanishdict.com/translate/to%20get%20on" text:style-name="Internet_20_link" text:visited-style-name="Visited_20_Internet_20_Link">to get on</text:a> </text:p>
      <text:p text:style-name="Standard">Es evidente que Jorge y Tere no se caen bien.<text:span text:style-name="Emphasis">It's obvious that Jorge and Tere don't get on.</text:span></text:p>
      <text:p text:style-name="Standard">caer mal</text:p>
      <text:p text:style-name="Standard">phrase</text:p>
      <text:p text:style-name="Standard">1. (relationships) </text:p>
      <text:p text:style-name="Standard">a. <text:a xlink:type="simple" xlink:href="http://www.spanishdict.com/translate/to%20rub%20the%20wrong%20way" text:style-name="Internet_20_link" text:visited-style-name="Visited_20_Internet_20_Link">to rub the wrong way</text:a> </text:p>
      <text:p text:style-name="Standard">Su novio nuevo me cae mal pero no sé por qué. <text:span text:style-name="Emphasis">Her new boyfriend rubs me the wrong way but I don't know why. </text:span></text:p>
      <text:p text:style-name="Standard">b. <text:a xlink:type="simple" xlink:href="http://www.spanishdict.com/translate/to%20not%20get%20along%20with" text:style-name="Internet_20_link" text:visited-style-name="Visited_20_Internet_20_Link">to not get along with</text:a> </text:p>
      <text:p text:style-name="Standard">A mi perro le cae mal todo el mundo. <text:span text:style-name="Emphasis">My dog doesn't get along with anybody. </text:span></text:p>
      <text:p text:style-name="Standard">2. (culinary) </text:p>
      <text:p text:style-name="Standard">a. <text:a xlink:type="simple" xlink:href="http://www.spanishdict.com/translate/to%20not%20sit%20well" text:style-name="Internet_20_link" text:visited-style-name="Visited_20_Internet_20_Link">to not sit well</text:a> </text:p>
      <text:p text:style-name="Standard">El queso me cayó mal y ahora tengo ganas de vomitar. <text:span text:style-name="Emphasis">The cheese did not sit well with me and now I feel like I might vomit. </text:span></text:p>
      <text:p text:style-name="Standard">volver loco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<text:soft-page-break/>a. <text:a xlink:type="simple" xlink:href="http://www.spanishdict.com/translate/to%20drive%20crazy" text:style-name="Internet_20_link" text:visited-style-name="Visited_20_Internet_20_Link">to drive crazy</text:a> </text:p>
      <text:p text:style-name="Standard">La gente que ronca me vuelve loca.<text:span text:style-name="Emphasis">People who snore drive me crazy.</text:span></text:p>
      <text:p text:style-name="Standard">b. <text:a xlink:type="simple" xlink:href="http://www.spanishdict.com/translate/to%20drive%20nuts" text:style-name="Internet_20_link" text:visited-style-name="Visited_20_Internet_20_Link">to drive nuts</text:a> (colloquial) </text:p>
      <text:p text:style-name="Standard">Alicia me vuelve loco porque siempre llega tarde.<text:span text:style-name="Emphasis">Alicia drives me nuts because she's always late.</text:span></text:p>
      <text:p text:style-name="Standard">c. <text:a xlink:type="simple" xlink:href="http://www.spanishdict.com/translate/to%20drive%20insane" text:style-name="Internet_20_link" text:visited-style-name="Visited_20_Internet_20_Link">to drive insane</text:a> </text:p>
      <text:p text:style-name="Standard">¿Pueden callarse? Me están volviendo loco.<text:span text:style-name="Emphasis">Can you two shut up? You're driving me insane.</text:span></text:p>
      <text:p text:style-name="Standard">d. <text:a xlink:type="simple" xlink:href="http://www.spanishdict.com/translate/to%20drive%20mad" text:style-name="Internet_20_link" text:visited-style-name="Visited_20_Internet_20_Link">to drive mad</text:a> </text:p>
      <text:p text:style-name="Standard">El ruido de afuera me está volviendo loca.<text:span text:style-name="Emphasis">The noise outside is driving me mad.</text:span></text:p>
      <text:p text:style-name="Standard">dirig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be in charge of) </text:p>
      <text:p text:style-name="Standard">a. <text:a xlink:type="simple" xlink:href="http://www.spanishdict.com/translate/to%20manage" text:style-name="Internet_20_link" text:visited-style-name="Visited_20_Internet_20_Link">to manage</text:a> (business) </text:p>
      <text:p text:style-name="Standard">No le gusta mucho dirigir el hotel; preferiría trabajar en un restaurante.<text:span text:style-name="Emphasis">She doesn't really like managing the hotel; she'd prefer to work in a restaurant. </text:span></text:p>
      <text:p text:style-name="Standard">b. <text:a xlink:type="simple" xlink:href="http://www.spanishdict.com/translate/to%20run" text:style-name="Internet_20_link" text:visited-style-name="Visited_20_Internet_20_Link">to run</text:a> (business) </text:p>
      <text:p text:style-name="Standard">Mi papá dirige su propia empresa de productos orgánicos.<text:span text:style-name="Emphasis">My father runs his own organic goods business.</text:span></text:p>
      <text:p text:style-name="Standard">c. <text:a xlink:type="simple" xlink:href="http://www.spanishdict.com/translate/to%20lead" text:style-name="Internet_20_link" text:visited-style-name="Visited_20_Internet_20_Link">to lead</text:a> (organization) </text:p>
      <text:p text:style-name="Standard">Barack Obama actualmente dirige los demócratas.<text:span text:style-name="Emphasis">Barack Obama currently leads the Democrats.</text:span></text:p>
      <text:p text:style-name="Standard">2. (to guide) </text:p>
      <text:p text:style-name="Standard">a. <text:a xlink:type="simple" xlink:href="http://www.spanishdict.com/translate/to%20direct" text:style-name="Internet_20_link" text:visited-style-name="Visited_20_Internet_20_Link">to direct</text:a> </text:p>
      <text:p text:style-name="Standard">Realmente necesitan alguien que dirija el tráfico en ese paso de peatones. <text:span text:style-name="Emphasis">They really need someone to direct traffic at that pedestrian crossing. </text:span></text:p>
      <text:p text:style-name="Standard">3. (to oversee) </text:p>
      <text:p text:style-name="Standard">a. <text:a xlink:type="simple" xlink:href="http://www.spanishdict.com/translate/to%20direct" text:style-name="Internet_20_link" text:visited-style-name="Visited_20_Internet_20_Link">to direct</text:a> (film, show) </text:p>
      <text:p text:style-name="Standard">Alfonso Cuarón ganó un Oscar por dirigir "Gravity".<text:span text:style-name="Emphasis">Alfonso Cuarón won an Oscar for directing "Gravity."</text:span></text:p>
      <text:p text:style-name="Standard">b. <text:a xlink:type="simple" xlink:href="http://www.spanishdict.com/translate/to%20conduct" text:style-name="Internet_20_link" text:visited-style-name="Visited_20_Internet_20_Link">to conduct</text:a> (musical group) </text:p>
      <text:p text:style-name="Standard">Dirige la orquesta que toca los domingos en la plaza central.<text:span text:style-name="Emphasis">He conducts the orchestra that plays Sundays in the central plaza. </text:span></text:p>
      <text:p text:style-name="Standard">c. <text:a xlink:type="simple" xlink:href="http://www.spanishdict.com/translate/to%20supervise" text:style-name="Internet_20_link" text:visited-style-name="Visited_20_Internet_20_Link">to supervise</text:a> (thesis) </text:p>
      <text:p text:style-name="Standard">Ella me dirigió la tesis de doctorado.<text:span text:style-name="Emphasis">She supervised my PhD thesis.</text:span></text:p>
      <text:p text:style-name="Standard">4. (to guide a vehicle) </text:p>
      <text:p text:style-name="Standard">a. <text:a xlink:type="simple" xlink:href="http://www.spanishdict.com/translate/to%20steer" text:style-name="Internet_20_link" text:visited-style-name="Visited_20_Internet_20_Link">to steer</text:a> (car, ship) </text:p>
      <text:p text:style-name="Standard">Dirige el coche hacia la derecha; viene una ambulancia.<text:span text:style-name="Emphasis">Steer the car toward the right; an ambulance is coming.</text:span></text:p>
      <text:p text:style-name="Standard">El capitán dirigió el buque hacia el faro.<text:span text:style-name="Emphasis">The captain steered the ship toward the lighthouse.</text:span></text:p>
      <text:p text:style-name="Standard">5. (to write an address) </text:p>
      <text:p text:style-name="Standard">a. <text:a xlink:type="simple" xlink:href="http://www.spanishdict.com/translate/to%20address" text:style-name="Internet_20_link" text:visited-style-name="Visited_20_Internet_20_Link">to address</text:a> </text:p>
      <text:p text:style-name="Standard">Necesito dirigir esta carta a la chica que conocimos en Bolivia. ¿Sabes su dirección?<text:span text:style-name="Emphasis">I need to address this letter to the girl we met in Bolivia. Do you know her address?</text:span></text:p>
      <text:p text:style-name="Standard">6. (to aim) </text:p>
      <text:p text:style-name="Standard">a. <text:a xlink:type="simple" xlink:href="http://www.spanishdict.com/translate/to%20direct" text:style-name="Internet_20_link" text:visited-style-name="Visited_20_Internet_20_Link">to direct</text:a> </text:p>
      <text:p text:style-name="Standard">Dirigió la mirada hacia la foto de su querido abuelo difunto.<text:span text:style-name="Emphasis">She directed her gaze towards the photo of her dear, departed grandfather. </text:span></text:p>
      <text:p text:style-name="Standard">dirig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move towards) </text:p>
      <text:p text:style-name="Standard">a. <text:a xlink:type="simple" xlink:href="http://www.spanishdict.com/translate/to%20walk%20toward" text:style-name="Internet_20_link" text:visited-style-name="Visited_20_Internet_20_Link">to walk toward</text:a> </text:p>
      <text:p text:style-name="Standard">El protagonista se dirigió hacia la estación sin alentar su paso. <text:span text:style-name="Emphasis">The protagonist walked toward the station without slowing down.</text:span></text:p>
      <text:p text:style-name="Standard">8. (to talk to) </text:p>
      <text:p text:style-name="Standard"><text:soft-page-break/>a. <text:a xlink:type="simple" xlink:href="http://www.spanishdict.com/translate/to%20address" text:style-name="Internet_20_link" text:visited-style-name="Visited_20_Internet_20_Link">to address</text:a> </text:p>
      <text:p text:style-name="Standard">Perdón, ¿a quién te diriges?<text:span text:style-name="Emphasis">Excuse me, whom are you addressing?</text:span></text:p>
      <text:p text:style-name="Standard">involuc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implicate) </text:p>
      <text:p text:style-name="Standard">a. <text:a xlink:type="simple" xlink:href="http://www.spanishdict.com/translate/to%20involve" text:style-name="Internet_20_link" text:visited-style-name="Visited_20_Internet_20_Link">to involve</text:a> </text:p>
      <text:p text:style-name="Standard">El escándalo involucra a varios políticos, jueces y el comisario.<text:span text:style-name="Emphasis">The scandal involves multiple politicians, judges, and the chief of police.</text:span></text:p>
      <text:p text:style-name="Standard">2. (to include) </text:p>
      <text:p text:style-name="Standard">a. <text:a xlink:type="simple" xlink:href="http://www.spanishdict.com/translate/to%20involve" text:style-name="Internet_20_link" text:visited-style-name="Visited_20_Internet_20_Link">to involve</text:a> </text:p>
      <text:p text:style-name="Standard">La nueva estrategia de la empresa involucra emplear a un estratega de medios sociales.<text:span text:style-name="Emphasis">The company's new strategy involves hiring a social media strategist.</text:span></text:p>
      <text:p text:style-name="Standard">involuc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take part) </text:p>
      <text:p text:style-name="Standard">a. <text:a xlink:type="simple" xlink:href="http://www.spanishdict.com/translate/to%20get%20involved" text:style-name="Internet_20_link" text:visited-style-name="Visited_20_Internet_20_Link">to get involved</text:a> </text:p>
      <text:p text:style-name="Standard">Me gusta involucrarme activamente en la educación de mi hijo.<text:span text:style-name="Emphasis">I like getting actively involved in my child's education.</text:span></text:p>
      <text:p text:style-name="Standard">apode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legal) </text:p>
      <text:p text:style-name="Standard">a. <text:a xlink:type="simple" xlink:href="http://www.spanishdict.com/translate/to%20authorize" text:style-name="Internet_20_link" text:visited-style-name="Visited_20_Internet_20_Link">to authorize</text:a> (United States) </text:p>
      <text:p text:style-name="Standard">El dueño de la casa me apoderó para firmar los documentos de compra.<text:span text:style-name="Emphasis">The house owner authorized me to sign the documents of purchase.</text:span></text:p>
      <text:p text:style-name="Standard">b. <text:a xlink:type="simple" xlink:href="http://www.spanishdict.com/translate/to%20authorise" text:style-name="Internet_20_link" text:visited-style-name="Visited_20_Internet_20_Link">to authorise</text:a> (United Kingdom) </text:p>
      <text:p text:style-name="Standard">Apoderamos al banco para que comprase acciones en nuestro nombre.<text:span text:style-name="Emphasis">We authorised the bank to buy shares in our name.</text:span></text:p>
      <text:p text:style-name="Standard">c. <text:a xlink:type="simple" xlink:href="http://www.spanishdict.com/translate/to%20empower" text:style-name="Internet_20_link" text:visited-style-name="Visited_20_Internet_20_Link">to empower</text:a> </text:p>
      <text:p text:style-name="Standard">La comisión no está apoderada para modificar las disposiciones del convenio.<text:span text:style-name="Emphasis">The commission is not empowered to change the agreement's provisions.</text:span></text:p>
      <text:p text:style-name="Standard">d. <text:a xlink:type="simple" xlink:href="http://www.spanishdict.com/translate/to%20grant%20power%20of%20attorney" text:style-name="Internet_20_link" text:visited-style-name="Visited_20_Internet_20_Link">to grant power of attorney</text:a> </text:p>
      <text:p text:style-name="Standard">Apoderé a mi hermana para que gestionara mis asuntos durante mi enfermedad.<text:span text:style-name="Emphasis">I granted power of attorney to my sister to manage my affairs during my illness.</text:span></text:p>
      <text:p text:style-name="Standard">apode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appropriate; used with "de") </text:p>
      <text:p text:style-name="Standard">a. <text:a xlink:type="simple" xlink:href="http://www.spanishdict.com/translate/to%20seize" text:style-name="Internet_20_link" text:visited-style-name="Visited_20_Internet_20_Link">to seize</text:a> </text:p>
      <text:p text:style-name="Standard">El rey se apoderó de todas sus propiedades.<text:span text:style-name="Emphasis">The king seized all their property.</text:span></text:p>
      <text:p text:style-name="Standard">b. <text:a xlink:type="simple" xlink:href="http://www.spanishdict.com/translate/to%20take%20possession%20of" text:style-name="Internet_20_link" text:visited-style-name="Visited_20_Internet_20_Link">to take possession of</text:a> </text:p>
      <text:p text:style-name="Standard">Si no pagan la hipoteca, el banco se apoderará de su casa.<text:span text:style-name="Emphasis">The bank will take possession of their house if they can't pay their mortgage.</text:span></text:p>
      <text:p text:style-name="Standard">c. <text:a xlink:type="simple" xlink:href="http://www.spanishdict.com/translate/to%20get%20control%20of" text:style-name="Internet_20_link" text:visited-style-name="Visited_20_Internet_20_Link">to get control of</text:a> </text:p>
      <text:p text:style-name="Standard">Poco a poco su marido se apoderó del negocio que ella había heredado de su padre.<text:span text:style-name="Emphasis">Her husband got gradually control of the business she had inherited from her father.</text:span></text:p>
      <text:p text:style-name="Standard">3. (to overpower; used with "de") </text:p>
      <text:p text:style-name="Standard">a. <text:a xlink:type="simple" xlink:href="http://www.spanishdict.com/translate/to%20overcome" text:style-name="Internet_20_link" text:visited-style-name="Visited_20_Internet_20_Link">to overcome</text:a> </text:p>
      <text:p text:style-name="Standard">No dejes que el miedo se apodere de ti.<text:span text:style-name="Emphasis">Don't let fear overcome you.</text:span></text:p>
      <text:p text:style-name="Standard">b. <text:a xlink:type="simple" xlink:href="http://www.spanishdict.com/translate/to%20grip" text:style-name="Internet_20_link" text:visited-style-name="Visited_20_Internet_20_Link">to grip</text:a> </text:p>
      <text:p text:style-name="Standard">La rabia se apoderó de mí y ya no sabía lo que hacía.<text:span text:style-name="Emphasis">Anger gripped me, and I didn't know what I was doing any more.</text:span></text:p>
      <text:p text:style-name="Standard">rob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<text:soft-page-break/>1. (to take unlawfully) </text:p>
      <text:p text:style-name="Standard">a. <text:a xlink:type="simple" xlink:href="http://www.spanishdict.com/translate/to%20steal" text:style-name="Internet_20_link" text:visited-style-name="Visited_20_Internet_20_Link">to steal</text:a> </text:p>
      <text:p text:style-name="Standard">Lo han pillado robando un coche.<text:span text:style-name="Emphasis">He has been caught stealing a car.</text:span></text:p>
      <text:p text:style-name="Standard">b. <text:a xlink:type="simple" xlink:href="http://www.spanishdict.com/translate/to%20rob" text:style-name="Internet_20_link" text:visited-style-name="Visited_20_Internet_20_Link">to rob</text:a> </text:p>
      <text:p text:style-name="Standard">Nos robaron en la calle.<text:span text:style-name="Emphasis">We were robbed in the street.</text:span></text:p>
      <text:p text:style-name="Standard">2. (to capture) </text:p>
      <text:p text:style-name="Standard">a. <text:a xlink:type="simple" xlink:href="http://www.spanishdict.com/translate/to%20abduct" text:style-name="Internet_20_link" text:visited-style-name="Visited_20_Internet_20_Link">to abduct</text:a> </text:p>
      <text:p text:style-name="Standard">Robaron a muchas niñas en el colegio.<text:span text:style-name="Emphasis">Many girls were abducted from the school.</text:span></text:p>
      <text:p text:style-name="Standard">b. <text:a xlink:type="simple" xlink:href="http://www.spanishdict.com/translate/to%20kidnap" text:style-name="Internet_20_link" text:visited-style-name="Visited_20_Internet_20_Link">to kidnap</text:a> </text:p>
      <text:p text:style-name="Standard">Robaron al bebé de los brazos de su madre.<text:span text:style-name="Emphasis">The baby was kidnapped from his mother's arms.</text:span></text:p>
      <text:p text:style-name="Standard">3. (to take a card) </text:p>
      <text:p text:style-name="Standard">a. <text:a xlink:type="simple" xlink:href="http://www.spanishdict.com/translate/to%20draw" text:style-name="Internet_20_link" text:visited-style-name="Visited_20_Internet_20_Link">to draw</text:a> </text:p>
      <text:p text:style-name="Standard">Tienes que robarle cartas a tu oponente.<text:span text:style-name="Emphasis">You have to draw cards from your opponen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enter without permission) </text:p>
      <text:p text:style-name="Standard">a. <text:a xlink:type="simple" xlink:href="http://www.spanishdict.com/translate/to%20break%20into" text:style-name="Internet_20_link" text:visited-style-name="Visited_20_Internet_20_Link">to break into</text:a> </text:p>
      <text:p text:style-name="Standard">Robaron en mi apartamento la semana pasado pero no llevaron nada.<text:span text:style-name="Emphasis">My apartment was broken into last week but nothing was taken. </text:span></text:p>
      <text:p text:style-name="Standard">asum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responsibility) </text:p>
      <text:p text:style-name="Standard">a. <text:a xlink:type="simple" xlink:href="http://www.spanishdict.com/translate/to%20assume" text:style-name="Internet_20_link" text:visited-style-name="Visited_20_Internet_20_Link">to assume</text:a> </text:p>
      <text:p text:style-name="Standard">El doctor asumió responsabilidad en el caso de negligencia.<text:span text:style-name="Emphasis">The doctor assumed responsibility in the negligence case.</text:span></text:p>
      <text:p text:style-name="Standard">b. <text:a xlink:type="simple" xlink:href="http://www.spanishdict.com/translate/to%20take%20on" text:style-name="Internet_20_link" text:visited-style-name="Visited_20_Internet_20_Link">to take on</text:a> </text:p>
      <text:p text:style-name="Standard">El candidato ganador asumió las responsabilidades del cargo.<text:span text:style-name="Emphasis">The winning candidate took on the responsibilities of the position.</text:span></text:p>
      <text:p text:style-name="Standard">c. <text:a xlink:type="simple" xlink:href="http://www.spanishdict.com/translate/to%20take%20over" text:style-name="Internet_20_link" text:visited-style-name="Visited_20_Internet_20_Link">to take over</text:a> </text:p>
      <text:p text:style-name="Standard">El hijo asumió el control de la compañía cuando el padre se enfermó.<text:span text:style-name="Emphasis">The son took over the company when the father got sick.</text:span></text:p>
      <text:p text:style-name="Standard">2. (to suppose) (Latin America) </text:p>
      <text:p text:style-name="Standard">a. <text:a xlink:type="simple" xlink:href="http://www.spanishdict.com/translate/to%20assume" text:style-name="Internet_20_link" text:visited-style-name="Visited_20_Internet_20_Link">to assume</text:a> </text:p>
      <text:p text:style-name="Standard">Asumiendo que lo que dices es cierto, ya no tenemos de qué preocuparnos.<text:span text:style-name="Emphasis">Assuming that what you say is true, we don't have anything to worry about.</text:span></text:p>
      <text:p text:style-name="Standard">3. (to agree) </text:p>
      <text:p text:style-name="Standard">a. <text:a xlink:type="simple" xlink:href="http://www.spanishdict.com/translate/to%20accept" text:style-name="Internet_20_link" text:visited-style-name="Visited_20_Internet_20_Link">to accept</text:a> </text:p>
      <text:p text:style-name="Standard">El presidente asumió su falta de liderazgo.<text:span text:style-name="Emphasis">The president accepted his lack of leadership.</text:span></text:p>
      <text:p text:style-name="Standard">b. <text:a xlink:type="simple" xlink:href="http://www.spanishdict.com/translate/to%20take" text:style-name="Internet_20_link" text:visited-style-name="Visited_20_Internet_20_Link">to take</text:a> </text:p>
      <text:p text:style-name="Standard">Los inversionistas asumen los riesgos de tener su dinero en la bolsa.<text:span text:style-name="Emphasis">Investors take the risks associated with having their money in the stock market.</text:span></text:p>
      <text:p text:style-name="Standard">c. <text:a xlink:type="simple" xlink:href="http://www.spanishdict.com/translate/to%20come%20to%20terms%20with" text:style-name="Internet_20_link" text:visited-style-name="Visited_20_Internet_20_Link">to come to terms with</text:a> </text:p>
      <text:p text:style-name="Standard">El oponente finalmente asumió su derrota.<text:span text:style-name="Emphasis">The opponent finally came to terms with his defeat.</text:span></text:p>
      <text:p text:style-name="Standard">4. (to put into practice) </text:p>
      <text:p text:style-name="Standard">a. <text:a xlink:type="simple" xlink:href="http://www.spanishdict.com/translate/to%20assume" text:style-name="Internet_20_link" text:visited-style-name="Visited_20_Internet_20_Link">to assume</text:a> </text:p>
      <text:p text:style-name="Standard">Ella siempre asume una actitud optimista ante la vida.<text:span text:style-name="Emphasis">She always assumes a positive attitude towards life.</text:span></text:p>
      <text:p text:style-name="Standard">b. <text:a xlink:type="simple" xlink:href="http://www.spanishdict.com/translate/to%20adopt" text:style-name="Internet_20_link" text:visited-style-name="Visited_20_Internet_20_Link">to adopt</text:a> </text:p>
      <text:p text:style-name="Standard">Cuando tuvieron más dinero, asumieron una actitud de prepotencia.<text:span text:style-name="Emphasis">When they had more money, they adopted an attitude of arrogance.</text:span></text:p>
      <text:p text:style-name="Standard">5. (to acquire) </text:p>
      <text:p text:style-name="Standard">a. <text:a xlink:type="simple" xlink:href="http://www.spanishdict.com/translate/to%20assume" text:style-name="Internet_20_link" text:visited-style-name="Visited_20_Internet_20_Link">to assume</text:a> </text:p>
      <text:p text:style-name="Standard"><text:soft-page-break/>No estoy preparado para asumir la responsabilidad de ser padre.<text:span text:style-name="Emphasis">I'm not ready to assume the responsibility of being a father.</text:span></text:p>
      <text:p text:style-name="Standard">sum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scend) </text:p>
      <text:p text:style-name="Standard">a. <text:a xlink:type="simple" xlink:href="http://www.spanishdict.com/translate/to%20plunge" text:style-name="Internet_20_link" text:visited-style-name="Visited_20_Internet_20_Link">to plunge</text:a> </text:p>
      <text:p text:style-name="Standard">Esta medicina sume a los pacientes en un estado de paz.<text:span text:style-name="Emphasis">This medicine plunges patients into a state of peace.</text:span></text:p>
      <text:p text:style-name="Standard">b. <text:a xlink:type="simple" xlink:href="http://www.spanishdict.com/translate/to%20sink" text:style-name="Internet_20_link" text:visited-style-name="Visited_20_Internet_20_Link">to sink</text:a> </text:p>
      <text:p text:style-name="Standard">La soledad sumió a Marta en una profunda depresión.<text:span text:style-name="Emphasis">Solitude sank Marta into a deep depression.</text:span></text:p>
      <text:p text:style-name="Standard">2. (to submerge) </text:p>
      <text:p text:style-name="Standard">a. <text:a xlink:type="simple" xlink:href="http://www.spanishdict.com/translate/to%20plunge" text:style-name="Internet_20_link" text:visited-style-name="Visited_20_Internet_20_Link">to plunge</text:a> </text:p>
      <text:p text:style-name="Standard">El tsunami sumió la ciudad bajo el agua.<text:span text:style-name="Emphasis">The tsunami plunged the city underwater.</text:span></text:p>
      <text:p text:style-name="Standard">3. (to make a dent in) (Andes) (Mexico) (Southern Cone) </text:p>
      <text:p text:style-name="Standard">a. <text:a xlink:type="simple" xlink:href="http://www.spanishdict.com/translate/to%20dent" text:style-name="Internet_20_link" text:visited-style-name="Visited_20_Internet_20_Link">to dent</text:a> </text:p>
      <text:p text:style-name="Standard">Adrián pegó al coche con su bicicleta y lo sumió.<text:span text:style-name="Emphasis">Adrián hit the car with his bicycle and dented it.</text:span></text:p>
      <text:p text:style-name="Standard">sum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fall into depression) </text:p>
      <text:p text:style-name="Standard">a. <text:a xlink:type="simple" xlink:href="http://www.spanishdict.com/translate/to%20sink%20into" text:style-name="Internet_20_link" text:visited-style-name="Visited_20_Internet_20_Link">to sink into</text:a> </text:p>
      <text:p text:style-name="Standard">Los padres que pierden a un hijo se sumen en un gran estado de tristeza.<text:span text:style-name="Emphasis">Parents who lose a child sink into a deep state of sadness.</text:span></text:p>
      <text:p text:style-name="Standard">b. <text:a xlink:type="simple" xlink:href="http://www.spanishdict.com/translate/to%20become%20lost" text:style-name="Internet_20_link" text:visited-style-name="Visited_20_Internet_20_Link">to become lost</text:a> </text:p>
      <text:p text:style-name="Standard">Sandra se sume en la desesperación cada vez que hace ejercicios de matemáticas.<text:span text:style-name="Emphasis">Sandra becomes lost every time she does math exercises.</text:span></text:p>
      <text:p text:style-name="Standard">5. (to get a dent in) (Andes) (Mexico) (Southern Cone) </text:p>
      <text:p text:style-name="Standard">a. <text:a xlink:type="simple" xlink:href="http://www.spanishdict.com/translate/to%20get%20dented" text:style-name="Internet_20_link" text:visited-style-name="Visited_20_Internet_20_Link">to get dented</text:a> </text:p>
      <text:p text:style-name="Standard">La lata se sumió al caer al piso.<text:span text:style-name="Emphasis">The can got dented when it fell on the floor.</text:span></text:p>
      <text:p text:style-name="Standard">6. (to become hollow) </text:p>
      <text:p text:style-name="Standard">a. <text:a xlink:type="simple" xlink:href="http://www.spanishdict.com/translate/to%20sink" text:style-name="Internet_20_link" text:visited-style-name="Visited_20_Internet_20_Link">to sink</text:a> </text:p>
      <text:p text:style-name="Standard">La boca de mi abuelo se sumía cuando se quitaba la dentadura postiza.<text:span text:style-name="Emphasis">My grandfather's mouth would sink when he would take his dentures out.</text:span></text:p>
      <text:p text:style-name="Standard">7. (to draw back in fear) (Latin America) </text:p>
      <text:p text:style-name="Standard">a. <text:a xlink:type="simple" xlink:href="http://www.spanishdict.com/translate/to%20cower" text:style-name="Internet_20_link" text:visited-style-name="Visited_20_Internet_20_Link">to cower</text:a> </text:p>
      <text:p text:style-name="Standard">Los niños se sumieron cuando apareció el profesor enfadado.<text:span text:style-name="Emphasis">The children cowered when the angry teacher appeared.</text:span></text:p>
      <text:p text:style-name="Standard">añad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incorporate) </text:p>
      <text:p text:style-name="Standard">a. <text:a xlink:type="simple" xlink:href="http://www.spanishdict.com/translate/to%20add" text:style-name="Internet_20_link" text:visited-style-name="Visited_20_Internet_20_Link">to add</text:a> </text:p>
      <text:p text:style-name="Standard">Según la receta, tenemos que añadir la harina a la mezcla antes de los huevos.<text:span text:style-name="Emphasis">According to the recipe, we have to add the flour to the mix before the eggs.</text:span></text:p>
      <text:p text:style-name="Standard">enfren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al with) </text:p>
      <text:p text:style-name="Standard">a. <text:a xlink:type="simple" xlink:href="http://www.spanishdict.com/translate/to%20confront" text:style-name="Internet_20_link" text:visited-style-name="Visited_20_Internet_20_Link">to confront</text:a> </text:p>
      <text:p text:style-name="Standard">Las autoridades enfrentaron al sospechoso tan pronto como lo encontraron.<text:span text:style-name="Emphasis">The authorities confronted the suspect as soon as they found him.</text:span></text:p>
      <text:p text:style-name="Standard">b. <text:a xlink:type="simple" xlink:href="http://www.spanishdict.com/translate/to%20face" text:style-name="Internet_20_link" text:visited-style-name="Visited_20_Internet_20_Link">to face</text:a> </text:p>
      <text:p text:style-name="Standard">Debes enfrentar a tus exámenes con mucho estudio y preparación. <text:span text:style-name="Emphasis">You should face your exams with lots of studying and preparation. </text:span></text:p>
      <text:p text:style-name="Standard">2. (to be positioned towards) </text:p>
      <text:p text:style-name="Standard"><text:soft-page-break/>a. <text:a xlink:type="simple" xlink:href="http://www.spanishdict.com/translate/to%20face" text:style-name="Internet_20_link" text:visited-style-name="Visited_20_Internet_20_Link">to face</text:a> </text:p>
      <text:p text:style-name="Standard">Nuestra casa enfrenta a la plaza del pueblo.<text:span text:style-name="Emphasis">Our house faces the town square.</text:span></text:p>
      <text:p text:style-name="Standard">b. <text:a xlink:type="simple" xlink:href="http://www.spanishdict.com/translate/to%20put%20face%20to%20face" text:style-name="Internet_20_link" text:visited-style-name="Visited_20_Internet_20_Link">to put face to face</text:a> </text:p>
      <text:p text:style-name="Standard">Enfrentamos las piezas de ajedréz antes de jugar. <text:span text:style-name="Emphasis">We put the chess pieces face to face before playing. </text:span></text:p>
      <text:p text:style-name="Standard">3. (to make enemies) </text:p>
      <text:p text:style-name="Standard">a. <text:a xlink:type="simple" xlink:href="http://www.spanishdict.com/translate/to%20set%20against" text:style-name="Internet_20_link" text:visited-style-name="Visited_20_Internet_20_Link">to set against</text:a> </text:p>
      <text:p text:style-name="Standard">La guerra civil enfrentó a muchos hermanos.<text:span text:style-name="Emphasis">The civil war set many brothers against one another.</text:span></text:p>
      <text:p text:style-name="Standard">enfren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rave) </text:p>
      <text:p text:style-name="Standard">a. <text:a xlink:type="simple" xlink:href="http://www.spanishdict.com/translate/to%20face" text:style-name="Internet_20_link" text:visited-style-name="Visited_20_Internet_20_Link">to face</text:a> </text:p>
      <text:p text:style-name="Standard">Debes enfrentarte a tus miedos y abordar ese avión.<text:span text:style-name="Emphasis">You should face your fears and board that plane.</text:span></text:p>
      <text:p text:style-name="Standard">5. (to quarrel) </text:p>
      <text:p text:style-name="Standard">a. <text:a xlink:type="simple" xlink:href="http://www.spanishdict.com/translate/to%20fight" text:style-name="Internet_20_link" text:visited-style-name="Visited_20_Internet_20_Link">to fight</text:a> </text:p>
      <text:p text:style-name="Standard">Los carneros son conocidos por enfrentarse para establecer su territorio.<text:span text:style-name="Emphasis">Rams are known for fighting to establish their territory.</text:span></text:p>
      <text:p text:style-name="Standard">renunci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quit) </text:p>
      <text:p text:style-name="Standard">a. <text:a xlink:type="simple" xlink:href="http://www.spanishdict.com/translate/to%20resign" text:style-name="Internet_20_link" text:visited-style-name="Visited_20_Internet_20_Link">to resign</text:a> </text:p>
      <text:p text:style-name="Standard">El político decidió renunciar después del escándalo.<text:span text:style-name="Emphasis">The politician decided to resign after the scandal.</text:span></text:p>
      <text:p text:style-name="Standard">2. (to give up; used with "a") </text:p>
      <text:p text:style-name="Standard">a. <text:a xlink:type="simple" xlink:href="http://www.spanishdict.com/translate/to%20relinquish" text:style-name="Internet_20_link" text:visited-style-name="Visited_20_Internet_20_Link">to relinquish</text:a> (inheritance, throne) </text:p>
      <text:p text:style-name="Standard">La princesa debió renunciar a reclamar el trono.<text:span text:style-name="Emphasis">The princess had to relinquish all claims to the throne.</text:span></text:p>
      <text:p text:style-name="Standard">b. <text:a xlink:type="simple" xlink:href="http://www.spanishdict.com/translate/to%20waive" text:style-name="Internet_20_link" text:visited-style-name="Visited_20_Internet_20_Link">to waive</text:a> (rights) </text:p>
      <text:p text:style-name="Standard">Al firmar esta exención, acepta renunciar a sus derechos.<text:span text:style-name="Emphasis">By signing this waiver, you agree to waive your rights.</text:span></text:p>
      <text:p text:style-name="Standard">c. <text:a xlink:type="simple" xlink:href="http://www.spanishdict.com/translate/to%20renounce" text:style-name="Internet_20_link" text:visited-style-name="Visited_20_Internet_20_Link">to renounce</text:a> </text:p>
      <text:p text:style-name="Standard">Renunciaron a recurrir a la lucha armada.<text:span text:style-name="Emphasis">They renounced the armed struggle.</text:span></text:p>
      <text:p text:style-name="Standard">3. (cards) (Spain) </text:p>
      <text:p text:style-name="Standard">a. <text:a xlink:type="simple" xlink:href="http://www.spanishdict.com/translate/to%20revoke" text:style-name="Internet_20_link" text:visited-style-name="Visited_20_Internet_20_Link">to revoke</text:a> </text:p>
      <text:p text:style-name="Standard">¡Has renunciado! ¡Tenías diamantes, pero no seguiste la baza!<text:span text:style-name="Emphasis">You've revoked! You have diamonds, but you didn't follow the suit!</text:span></text:p>
      <text:p text:style-name="Standard">obstaculi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hinder" text:style-name="Internet_20_link" text:visited-style-name="Visited_20_Internet_20_Link">to hinder</text:a> </text:p>
      <text:p text:style-name="Standard">Hubo varios factores que obstaculizaron el proceso de cambio en la región.<text:span text:style-name="Emphasis">There were several factors that hindered the process of change in the region.</text:span></text:p>
      <text:p text:style-name="Standard">b. <text:a xlink:type="simple" xlink:href="http://www.spanishdict.com/translate/to%20hamper" text:style-name="Internet_20_link" text:visited-style-name="Visited_20_Internet_20_Link">to hamper</text:a> </text:p>
      <text:p text:style-name="Standard">El avance de las obras se vio obstaculizado por la falta de fondos.<text:span text:style-name="Emphasis">The progress of the works was hampered by lack of funds.</text:span></text:p>
      <text:p text:style-name="Standard">c. <text:a xlink:type="simple" xlink:href="http://www.spanishdict.com/translate/to%20hold%20up" text:style-name="Internet_20_link" text:visited-style-name="Visited_20_Internet_20_Link">to hold up</text:a> </text:p>
      <text:p text:style-name="Standard">Un accidente cerca de la estación está obstaculizando el tránsito.<text:span text:style-name="Emphasis">An accident near the station is holding up traffic.</text:span></text:p>
      <text:p text:style-name="Standard">d. <text:a xlink:type="simple" xlink:href="http://www.spanishdict.com/translate/to%20obstruct" text:style-name="Internet_20_link" text:visited-style-name="Visited_20_Internet_20_Link">to obstruct</text:a> </text:p>
      <text:p text:style-name="Standard">El ministro acusó al senador Gómez de obstaculizar las negociaciones.<text:span text:style-name="Emphasis">The minister accused senator Gomez of obstructing negotiations.</text:span></text:p>
      <text:p text:style-name="Standard"><text:soft-page-break/>arremete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set upon; used with "contra") </text:p>
      <text:p text:style-name="Standard">a. <text:a xlink:type="simple" xlink:href="http://www.spanishdict.com/translate/to%20charge%20at" text:style-name="Internet_20_link" text:visited-style-name="Visited_20_Internet_20_Link">to charge at</text:a> </text:p>
      <text:p text:style-name="Standard">El toro arremetió contra el torero y lo corneó.<text:span text:style-name="Emphasis">The bull charged at the bullfighter and gored him.</text:span></text:p>
      <text:p text:style-name="Standard">b. <text:a xlink:type="simple" xlink:href="http://www.spanishdict.com/translate/to%20attack" text:style-name="Internet_20_link" text:visited-style-name="Visited_20_Internet_20_Link">to attack</text:a> </text:p>
      <text:p text:style-name="Standard">El ejército arremetió contra el enemigo.<text:span text:style-name="Emphasis">The army attacked the enemy.</text:span></text:p>
      <text:p text:style-name="Standard">2. (to criticize; used with "contra") </text:p>
      <text:p text:style-name="Standard">a. <text:a xlink:type="simple" xlink:href="http://www.spanishdict.com/translate/to%20attack" text:style-name="Internet_20_link" text:visited-style-name="Visited_20_Internet_20_Link">to attack</text:a> </text:p>
      <text:p text:style-name="Standard">El periodista arremetió contra los que ignoran el sufrimiento de los indigentes.<text:span text:style-name="Emphasis">The journalist attacked those who ignore the suffering of the homeless.</text:span></text:p>
      <text:p text:style-name="Standard">establec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tipulate) </text:p>
      <text:p text:style-name="Standard">a. <text:a xlink:type="simple" xlink:href="http://www.spanishdict.com/translate/to%20establish" text:style-name="Internet_20_link" text:visited-style-name="Visited_20_Internet_20_Link">to establish</text:a> </text:p>
      <text:p text:style-name="Standard">Los criterios fueron establecidos años atrás y es necesario revisarlos.<text:span text:style-name="Emphasis">The criteria were established years ago and are in need of revision.</text:span></text:p>
      <text:p text:style-name="Standard">b. <text:a xlink:type="simple" xlink:href="http://www.spanishdict.com/translate/to%20set" text:style-name="Internet_20_link" text:visited-style-name="Visited_20_Internet_20_Link">to set</text:a> </text:p>
      <text:p text:style-name="Standard">En gran medida, son las grandes empresas las que establecen los precios.<text:span text:style-name="Emphasis">To a great extent, the big companies are the ones that set the prices.</text:span></text:p>
      <text:p text:style-name="Standard">c. <text:a xlink:type="simple" xlink:href="http://www.spanishdict.com/translate/to%20lay%20down" text:style-name="Internet_20_link" text:visited-style-name="Visited_20_Internet_20_Link">to lay down</text:a> </text:p>
      <text:p text:style-name="Standard">Si se establecen normas, es para que todo el mundo las siga.<text:span text:style-name="Emphasis">Rules are laid down to be followed by everyone.</text:span></text:p>
      <text:p text:style-name="Standard">d. <text:a xlink:type="simple" xlink:href="http://www.spanishdict.com/translate/to%20state" text:style-name="Internet_20_link" text:visited-style-name="Visited_20_Internet_20_Link">to state</text:a> (legal) </text:p>
      <text:p text:style-name="Standard">La ley establece claramente que manifestarse es derecho de todos.<text:span text:style-name="Emphasis">The law states clearly that everybody has the right to demonstrate.</text:span></text:p>
      <text:p text:style-name="Standard">2. (to fix) </text:p>
      <text:p text:style-name="Standard">a. <text:a xlink:type="simple" xlink:href="http://www.spanishdict.com/translate/to%20set" text:style-name="Internet_20_link" text:visited-style-name="Visited_20_Internet_20_Link">to set</text:a> </text:p>
      <text:p text:style-name="Standard">El récord mundial fue establecido el año pasado en Montreal.<text:span text:style-name="Emphasis">The world record was set last year in Montreal.</text:span></text:p>
      <text:p text:style-name="Standard">3. (to found) </text:p>
      <text:p text:style-name="Standard">a. <text:a xlink:type="simple" xlink:href="http://www.spanishdict.com/translate/to%20establish" text:style-name="Internet_20_link" text:visited-style-name="Visited_20_Internet_20_Link">to establish</text:a> </text:p>
      <text:p text:style-name="Standard">Han establecido una fundación en apoyo de los jóvenes atletas.<text:span text:style-name="Emphasis">They have established a foundation in support of young athletes.</text:span></text:p>
      <text:p text:style-name="Standard">b. <text:a xlink:type="simple" xlink:href="http://www.spanishdict.com/translate/to%20set%20up" text:style-name="Internet_20_link" text:visited-style-name="Visited_20_Internet_20_Link">to set up</text:a> </text:p>
      <text:p text:style-name="Standard">Mi abuelo estableció su primera fábrica en Baracaldo en 1940.<text:span text:style-name="Emphasis">My grandfather set up his first plant in Baracaldo in 1940.</text:span></text:p>
      <text:p text:style-name="Standard">c. <text:a xlink:type="simple" xlink:href="http://www.spanishdict.com/translate/to%20settle" text:style-name="Internet_20_link" text:visited-style-name="Visited_20_Internet_20_Link">to settle</text:a> (a colony) </text:p>
      <text:p text:style-name="Standard">Los peregrinos establecieron su colonia en Massachusetts.<text:span text:style-name="Emphasis">The pilgrims settled their colony in Massachusetts.</text:span></text:p>
      <text:p text:style-name="Standard">4. (to initiate) </text:p>
      <text:p text:style-name="Standard">a. <text:a xlink:type="simple" xlink:href="http://www.spanishdict.com/translate/to%20establish" text:style-name="Internet_20_link" text:visited-style-name="Visited_20_Internet_20_Link">to establish</text:a> </text:p>
      <text:p text:style-name="Standard">No podemos establecer la comunicación con ellos.<text:span text:style-name="Emphasis">We can't establish communication with them.</text:span></text:p>
      <text:p text:style-name="Standard">5. (to clarify) </text:p>
      <text:p text:style-name="Standard">a. <text:a xlink:type="simple" xlink:href="http://www.spanishdict.com/translate/to%20establish" text:style-name="Internet_20_link" text:visited-style-name="Visited_20_Internet_20_Link">to establish</text:a> </text:p>
      <text:p text:style-name="Standard">El juez establecerá los hechos basándose en la declaración de los testigos.<text:span text:style-name="Emphasis">The judge will establish the facts on the basis of the witnesses' statements.</text:span></text:p>
      <text:p text:style-name="Standard">6. (to demonstrate) </text:p>
      <text:p text:style-name="Standard">a. <text:a xlink:type="simple" xlink:href="http://www.spanishdict.com/translate/to%20establish" text:style-name="Internet_20_link" text:visited-style-name="Visited_20_Internet_20_Link">to establish</text:a> </text:p>
      <text:p text:style-name="Standard">Establecieron una teoría que fue revolucionaria en su momento.<text:span text:style-name="Emphasis">They established a theory that was revolutionary at the time.</text:span></text:p>
      <text:p text:style-name="Standard">establecerse</text:p>
      <text:p text:style-name="Standard"><text:soft-page-break/><text:a xlink:type="simple" xlink:href="http://www.spanishdict.com/topics/show/107" text:style-name="Internet_20_link" text:visited-style-name="Visited_20_Internet_20_Link">pronominal verb</text:a></text:p>
      <text:p text:style-name="Standard">7. (to take up residence) </text:p>
      <text:p text:style-name="Standard">a. <text:a xlink:type="simple" xlink:href="http://www.spanishdict.com/translate/to%20settle" text:style-name="Internet_20_link" text:visited-style-name="Visited_20_Internet_20_Link">to settle</text:a> </text:p>
      <text:p text:style-name="Standard">La familia al final se estableció en Bogotá.<text:span text:style-name="Emphasis">The family finally settled in Bogotá.</text:span></text:p>
      <text:p text:style-name="Standard">8. (to open a business) </text:p>
      <text:p text:style-name="Standard">a. <text:a xlink:type="simple" xlink:href="http://www.spanishdict.com/translate/to%20set%20up" text:style-name="Internet_20_link" text:visited-style-name="Visited_20_Internet_20_Link">to set up</text:a> </text:p>
      <text:p text:style-name="Standard">Se estableció como autónomo y se fue a vivir al campo.<text:span text:style-name="Emphasis">He set up as a freelancer and went to live in the countryside.</text:span></text:p>
      <text:p text:style-name="Standard">ocup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cover) </text:p>
      <text:p text:style-name="Standard">a. <text:a xlink:type="simple" xlink:href="http://www.spanishdict.com/translate/to%20take%20up" text:style-name="Internet_20_link" text:visited-style-name="Visited_20_Internet_20_Link">to take up</text:a> (space) </text:p>
      <text:p text:style-name="Standard">Los juguetes de los niños ocupan mucho espacio.<text:span text:style-name="Emphasis">The kid's toys take up a lot of space.</text:span></text:p>
      <text:p text:style-name="Standard">b. <text:a xlink:type="simple" xlink:href="http://www.spanishdict.com/translate/to%20spend" text:style-name="Internet_20_link" text:visited-style-name="Visited_20_Internet_20_Link">to spend</text:a> (time) </text:p>
      <text:p text:style-name="Standard">Ocupa su tiempo libre en leer.<text:span text:style-name="Emphasis">She spends her free time reading.</text:span></text:p>
      <text:p text:style-name="Standard">c. <text:a xlink:type="simple" xlink:href="http://www.spanishdict.com/translate/to%20take" text:style-name="Internet_20_link" text:visited-style-name="Visited_20_Internet_20_Link">to take</text:a> (seat) </text:p>
      <text:p text:style-name="Standard">Señoras y señores, por favor ocupen sus asientos. La función está a punto de comenzar.<text:span text:style-name="Emphasis">Ladies and gentlemen, please take your seats. The program is about to begin.</text:span></text:p>
      <text:p text:style-name="Standard">d. <text:a xlink:type="simple" xlink:href="http://www.spanishdict.com/translate/to%20fill" text:style-name="Internet_20_link" text:visited-style-name="Visited_20_Internet_20_Link">to fill</text:a> (vacancy) </text:p>
      <text:p text:style-name="Standard">Necesitamos ocupar varias vacantes en el departamento.<text:span text:style-name="Emphasis">We need to fill several vacancies in the department.</text:span></text:p>
      <text:p text:style-name="Standard">2. (to invade) </text:p>
      <text:p text:style-name="Standard">a. <text:a xlink:type="simple" xlink:href="http://www.spanishdict.com/translate/to%20occupy" text:style-name="Internet_20_link" text:visited-style-name="Visited_20_Internet_20_Link">to occupy</text:a> </text:p>
      <text:p text:style-name="Standard">El ejército ocupó el territorio enemigo.<text:span text:style-name="Emphasis">The army occupied the enemy's territory.</text:span></text:p>
      <text:p text:style-name="Standard">3. (to hold) </text:p>
      <text:p text:style-name="Standard">a. <text:a xlink:type="simple" xlink:href="http://www.spanishdict.com/translate/to%20occupy" text:style-name="Internet_20_link" text:visited-style-name="Visited_20_Internet_20_Link">to occupy</text:a> </text:p>
      <text:p text:style-name="Standard">Ha ocupado el puesto de gerente por casi cinco años.<text:span text:style-name="Emphasis">He's occupied the manager position for almost five years.</text:span></text:p>
      <text:p text:style-name="Standard">4. (to live) </text:p>
      <text:p text:style-name="Standard">a. <text:a xlink:type="simple" xlink:href="http://www.spanishdict.com/translate/to%20occupy" text:style-name="Internet_20_link" text:visited-style-name="Visited_20_Internet_20_Link">to occupy</text:a> </text:p>
      <text:p text:style-name="Standard">Vamos a ocupar la casa el próximo mes.<text:span text:style-name="Emphasis">We'll occupy the house next month.</text:span></text:p>
      <text:p text:style-name="Standard">5. (to be placed at) </text:p>
      <text:p text:style-name="Standard">a. <text:a xlink:type="simple" xlink:href="http://www.spanishdict.com/translate/to%20be%20in" text:style-name="Internet_20_link" text:visited-style-name="Visited_20_Internet_20_Link">to be in</text:a> </text:p>
      <text:p text:style-name="Standard">El ciclista colombiano ocupa el primer puesto de la clasificación general.<text:span text:style-name="Emphasis">The Colombian cyclist is in the first position of the general standings.</text:span></text:p>
      <text:p text:style-name="Standard">6. (to keep busy) </text:p>
      <text:p text:style-name="Standard">a. <text:a xlink:type="simple" xlink:href="http://www.spanishdict.com/translate/to%20keep%20occupied" text:style-name="Internet_20_link" text:visited-style-name="Visited_20_Internet_20_Link">to keep occupied</text:a> </text:p>
      <text:p text:style-name="Standard">Ya no sé en qué ocupar a los niños.<text:span text:style-name="Emphasis">I just don't know how to keep the children occupied anymore.</text:span></text:p>
      <text:p text:style-name="Standard">7. (to hire) </text:p>
      <text:p text:style-name="Standard">a. <text:a xlink:type="simple" xlink:href="http://www.spanishdict.com/translate/to%20employ" text:style-name="Internet_20_link" text:visited-style-name="Visited_20_Internet_20_Link">to employ</text:a> </text:p>
      <text:p text:style-name="Standard">El nuevo proyecto de la industria aeroespacial ocupará a cientos de ingenieros.<text:span text:style-name="Emphasis">The new aerospace project will employ hundreds of engineers.</text:span></text:p>
      <text:p text:style-name="Standard">8. (to seize) </text:p>
      <text:p text:style-name="Standard">a. <text:a xlink:type="simple" xlink:href="http://www.spanishdict.com/translate/to%20confiscate" text:style-name="Internet_20_link" text:visited-style-name="Visited_20_Internet_20_Link">to confiscate</text:a> </text:p>
      <text:p text:style-name="Standard">La policía les ocupó las armas.<text:span text:style-name="Emphasis">The police confiscated their weapons.</text:span></text:p>
      <text:p text:style-name="Standard">9. (to utilize) (Mexico) </text:p>
      <text:p text:style-name="Standard">a. <text:a xlink:type="simple" xlink:href="http://www.spanishdict.com/translate/to%20use" text:style-name="Internet_20_link" text:visited-style-name="Visited_20_Internet_20_Link">to use</text:a> </text:p>
      <text:p text:style-name="Standard">Ya no voy a ocupar este software.<text:span text:style-name="Emphasis">I'm not using this software anymore.</text:span></text:p>
      <text:p text:style-name="Standard">ocup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tackle) </text:p>
      <text:p text:style-name="Standard">a. <text:a xlink:type="simple" xlink:href="http://www.spanishdict.com/translate/to%20deal%20with" text:style-name="Internet_20_link" text:visited-style-name="Visited_20_Internet_20_Link">to deal with</text:a> </text:p>
      <text:p text:style-name="Standard"><text:soft-page-break/>Me ocuparé de este asunto más tarde.<text:span text:style-name="Emphasis">I'll deal with this issue later.</text:span></text:p>
      <text:p text:style-name="Standard">11. (to take responsibility) </text:p>
      <text:p text:style-name="Standard">a. <text:a xlink:type="simple" xlink:href="http://www.spanishdict.com/translate/to%20be%20in%20charge%20of" text:style-name="Internet_20_link" text:visited-style-name="Visited_20_Internet_20_Link">to be in charge of</text:a> </text:p>
      <text:p text:style-name="Standard">Yo me ocupaba de las compras y de las exportaciones.<text:span text:style-name="Emphasis">I was in charge of purchases and exports.</text:span></text:p>
      <text:p text:style-name="Standard">12. (to look after) </text:p>
      <text:p text:style-name="Standard">a. <text:a xlink:type="simple" xlink:href="http://www.spanishdict.com/translate/to%20take%20care%20of" text:style-name="Internet_20_link" text:visited-style-name="Visited_20_Internet_20_Link">to take care of</text:a> </text:p>
      <text:p text:style-name="Standard">Tanto el padre como la madre se ocupan de sus hijos.<text:span text:style-name="Emphasis">Both the father and the mother take care of their children.</text:span></text:p>
      <text:p text:style-name="Standard">lidi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handle; used with "con") </text:p>
      <text:p text:style-name="Standard">a. <text:a xlink:type="simple" xlink:href="http://www.spanishdict.com/translate/to%20deal%20with" text:style-name="Internet_20_link" text:visited-style-name="Visited_20_Internet_20_Link">to deal with</text:a> </text:p>
      <text:p text:style-name="Standard">Como maestra, lidio con muchos papás enojados.<text:span text:style-name="Emphasis">As a teacher, I deal with many angry parents.</text:span></text:p>
      <text:p text:style-name="Standard">2. (to struggle; used with "con") </text:p>
      <text:p text:style-name="Standard">a. <text:a xlink:type="simple" xlink:href="http://www.spanishdict.com/translate/to%20cope%20with" text:style-name="Internet_20_link" text:visited-style-name="Visited_20_Internet_20_Link">to cope with</text:a> </text:p>
      <text:p text:style-name="Standard">Todos los días tengo que lidiar con mis problemas de salud.<text:span text:style-name="Emphasis">I have to cope with my health problems every day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3. (bullfighting) </text:p>
      <text:p text:style-name="Standard">a. <text:a xlink:type="simple" xlink:href="http://www.spanishdict.com/translate/to%20fight" text:style-name="Internet_20_link" text:visited-style-name="Visited_20_Internet_20_Link">to fight</text:a> </text:p>
      <text:p text:style-name="Standard">El torero lidió un toro muy bravo.<text:span text:style-name="Emphasis">The bullfighter fought a fierce bull.</text:span></text:p>
      <text:p text:style-name="Standard">instau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institute) </text:p>
      <text:p text:style-name="Standard">a. <text:a xlink:type="simple" xlink:href="http://www.spanishdict.com/translate/to%20establish" text:style-name="Internet_20_link" text:visited-style-name="Visited_20_Internet_20_Link">to establish</text:a> </text:p>
      <text:p text:style-name="Standard">Se trata de un país en vías de desarrollo que necesita instaurar un proceso democrático.<text:span text:style-name="Emphasis">This is a developing country which needs to establish a democratic process.</text:span></text:p>
      <text:p text:style-name="Standard">b. <text:a xlink:type="simple" xlink:href="http://www.spanishdict.com/translate/to%20set%20up" text:style-name="Internet_20_link" text:visited-style-name="Visited_20_Internet_20_Link">to set up</text:a> </text:p>
      <text:p text:style-name="Standard">El gobierno quiere instaurar nuevas medidas de seguridad en los aeropuertos.<text:span text:style-name="Emphasis">The government wants to set up new security measures in airports.</text:span></text:p>
      <text:p text:style-name="Standard">interveni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step in) </text:p>
      <text:p text:style-name="Standard">a. <text:a xlink:type="simple" xlink:href="http://www.spanishdict.com/translate/to%20intervene" text:style-name="Internet_20_link" text:visited-style-name="Visited_20_Internet_20_Link">to intervene</text:a> </text:p>
      <text:p text:style-name="Standard">Llegaron a las manos y tuvo que intervenir la policía.<text:span text:style-name="Emphasis">They came to blows, and the police had to intervene.</text:span></text:p>
      <text:p text:style-name="Standard">b. <text:a xlink:type="simple" xlink:href="http://www.spanishdict.com/translate/to%20get%20involved" text:style-name="Internet_20_link" text:visited-style-name="Visited_20_Internet_20_Link">to get involved</text:a> </text:p>
      <text:p text:style-name="Standard">No quiero intervenir en sus discusiones conyugales.<text:span text:style-name="Emphasis">I don't want to get involved in their marital arguments.</text:span></text:p>
      <text:p text:style-name="Standard">2. (military) </text:p>
      <text:p text:style-name="Standard">a. <text:a xlink:type="simple" xlink:href="http://www.spanishdict.com/translate/to%20intervene" text:style-name="Internet_20_link" text:visited-style-name="Visited_20_Internet_20_Link">to intervene</text:a> </text:p>
      <text:p text:style-name="Standard">Fue entonces cuando los Aliados decidieron intervenir.<text:span text:style-name="Emphasis">It was then that the Allies decided to intervene.</text:span></text:p>
      <text:p text:style-name="Standard">3. (to mediate) </text:p>
      <text:p text:style-name="Standard">a. <text:a xlink:type="simple" xlink:href="http://www.spanishdict.com/translate/to%20intervene" text:style-name="Internet_20_link" text:visited-style-name="Visited_20_Internet_20_Link">to intervene</text:a> </text:p>
      <text:p text:style-name="Standard">Se ha sabido que el Papa intervino en las negociaciones diplomáticas entre ambos países.<text:span text:style-name="Emphasis">It is now known that the Pope intervened in the diplomatic negotiations between the two countries.</text:span></text:p>
      <text:p text:style-name="Standard">b. <text:a xlink:type="simple" xlink:href="http://www.spanishdict.com/translate/to%20intercede" text:style-name="Internet_20_link" text:visited-style-name="Visited_20_Internet_20_Link">to intercede</text:a> </text:p>
      <text:p text:style-name="Standard">La ONG intervino ante el gobierno a favor de la liberación de los presos políticos.<text:span text:style-name="Emphasis">The NGO interceded on behalf of the political prisoners' release with the government.</text:span></text:p>
      <text:p text:style-name="Standard">4. (to influence) </text:p>
      <text:p text:style-name="Standard">a. <text:a xlink:type="simple" xlink:href="http://www.spanishdict.com/translate/to%20have%20a%20bearing" text:style-name="Internet_20_link" text:visited-style-name="Visited_20_Internet_20_Link">to have a bearing</text:a> </text:p>
      <text:p text:style-name="Standard"><text:soft-page-break/>En dicha transformación intervinieron múltiples factores.<text:span text:style-name="Emphasis">Multiple factors had a bearing on that transformation.</text:span></text:p>
      <text:p text:style-name="Standard">5. (to participate) </text:p>
      <text:p text:style-name="Standard">a. <text:a xlink:type="simple" xlink:href="http://www.spanishdict.com/translate/to%20take%20part" text:style-name="Internet_20_link" text:visited-style-name="Visited_20_Internet_20_Link">to take part</text:a> (in a debate or a competition) </text:p>
      <text:p text:style-name="Standard">En el debate intervendrán grandes personalidades del mundo de la política.<text:span text:style-name="Emphasis">Important political figures will take part in the debate.</text:span></text:p>
      <text:p text:style-name="Standard">b. <text:a xlink:type="simple" xlink:href="http://www.spanishdict.com/translate/to%20appear" text:style-name="Internet_20_link" text:visited-style-name="Visited_20_Internet_20_Link">to appear</text:a> (in a show or a movie) </text:p>
      <text:p text:style-name="Standard">El actor ha intervenido en varias películas de Woody Allen.<text:span text:style-name="Emphasis">The actor has appeared in several of Woody Allen's movies.</text:span></text:p>
      <text:p text:style-name="Standard">c. <text:a xlink:type="simple" xlink:href="http://www.spanishdict.com/translate/to%20perform" text:style-name="Internet_20_link" text:visited-style-name="Visited_20_Internet_20_Link">to perform</text:a> (in a show or a movie) </text:p>
      <text:p text:style-name="Standard">La cantante viajó ayer a Madrid, donde intervendrá en un espectáculo benéfico.<text:span text:style-name="Emphasis">The singer traveled yesterday to Madrid, where she will perform in a charity show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6. (medicine) </text:p>
      <text:p text:style-name="Standard">a. <text:a xlink:type="simple" xlink:href="http://www.spanishdict.com/translate/to%20operate%20on" text:style-name="Internet_20_link" text:visited-style-name="Visited_20_Internet_20_Link">to operate on</text:a> </text:p>
      <text:p text:style-name="Standard">Lo tuvieron que intervenir de urgencia tras sufrir un grave accidente.<text:span text:style-name="Emphasis">He had to be urgently operated on after he had a serious accident.</text:span></text:p>
      <text:p text:style-name="Standard">7. (to bug a phone) </text:p>
      <text:p text:style-name="Standard">a. <text:a xlink:type="simple" xlink:href="http://www.spanishdict.com/translate/to%20tap" text:style-name="Internet_20_link" text:visited-style-name="Visited_20_Internet_20_Link">to tap</text:a> </text:p>
      <text:p text:style-name="Standard">La policía intervino el teléfono del narcotraficante.<text:span text:style-name="Emphasis">The police tapped the drug trafficker's phone line.</text:span></text:p>
      <text:p text:style-name="Standard">8. (to inspect accounts) </text:p>
      <text:p text:style-name="Standard">a. <text:a xlink:type="simple" xlink:href="http://www.spanishdict.com/translate/to%20audit" text:style-name="Internet_20_link" text:visited-style-name="Visited_20_Internet_20_Link">to audit</text:a> </text:p>
      <text:p text:style-name="Standard">El gobierno acabó por intervenir las cuentas del ayuntamiento.<text:span text:style-name="Emphasis">The government ended up auditing the town councils' accounts.</text:span></text:p>
      <text:p text:style-name="Standard">9. (to impound) </text:p>
      <text:p text:style-name="Standard">a. <text:a xlink:type="simple" xlink:href="http://www.spanishdict.com/translate/to%20seize" text:style-name="Internet_20_link" text:visited-style-name="Visited_20_Internet_20_Link">to seize</text:a> (drugs, arms, property) </text:p>
      <text:p text:style-name="Standard">El tribunal intervino los bienes del deudor.<text:span text:style-name="Emphasis">The court seized the debtor's property.</text:span></text:p>
      <text:p text:style-name="Standard">b. <text:a xlink:type="simple" xlink:href="http://www.spanishdict.com/translate/to%20confiscate" text:style-name="Internet_20_link" text:visited-style-name="Visited_20_Internet_20_Link">to confiscate</text:a> (drugs, arms, property) </text:p>
      <text:p text:style-name="Standard">La policía intervino las armas robadas.<text:span text:style-name="Emphasis">The police confiscated the stolen weapons.</text:span></text:p>
      <text:p text:style-name="Standard">c. <text:a xlink:type="simple" xlink:href="http://www.spanishdict.com/translate/to%20freeze" text:style-name="Internet_20_link" text:visited-style-name="Visited_20_Internet_20_Link">to freeze</text:a> (a bank account or property) </text:p>
      <text:p text:style-name="Standard">Hacienda intervino sus cuentas bancarias mientras era investigado por evasión fiscal.<text:span text:style-name="Emphasis">The Treasury Department froze his bank accounts while he was investigated for tax evasion.</text:span></text:p>
      <text:p text:style-name="Standard">10. (to take over the running of) </text:p>
      <text:p text:style-name="Standard">a. <text:a xlink:type="simple" xlink:href="http://www.spanishdict.com/translate/to%20take%20control%20of" text:style-name="Internet_20_link" text:visited-style-name="Visited_20_Internet_20_Link">to take control of</text:a> </text:p>
      <text:p text:style-name="Standard">Tras el golpe, el ejército intervino los noticieros y otras fuentes de información.<text:span text:style-name="Emphasis">After the coup, the army took control of the news broadcasts and other information sources.</text:span></text:p>
      <text:p text:style-name="Standard">b. <text:a xlink:type="simple" xlink:href="http://www.spanishdict.com/translate/to%20put%20into%20administration" text:style-name="Internet_20_link" text:visited-style-name="Visited_20_Internet_20_Link">to put into administration</text:a> (a firm or a bank) </text:p>
      <text:p text:style-name="Standard">El gobierno intervino la empresa para evitar su quiebra.<text:span text:style-name="Emphasis">In order to avoid the firm going bankrupt, the government put it into administration.</text:span></text:p>
      <text:p text:style-name="Standard">desple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xtend) </text:p>
      <text:p text:style-name="Standard">a. <text:a xlink:type="simple" xlink:href="http://www.spanishdict.com/translate/to%20unfold" text:style-name="Internet_20_link" text:visited-style-name="Visited_20_Internet_20_Link">to unfold</text:a> </text:p>
      <text:p text:style-name="Standard">El arquitecto desplegó el plano sobre la mesa.<text:span text:style-name="Emphasis">The architect unfolded the blueprint over the table.</text:span></text:p>
      <text:p text:style-name="Standard">b. <text:a xlink:type="simple" xlink:href="http://www.spanishdict.com/translate/to%20spread" text:style-name="Internet_20_link" text:visited-style-name="Visited_20_Internet_20_Link">to spread</text:a> </text:p>
      <text:p text:style-name="Standard">Vimos el ave desplegar sus alas e irse volando.<text:span text:style-name="Emphasis">We saw the bird spread its wings and fly away.</text:span></text:p>
      <text:p text:style-name="Standard">c. <text:a xlink:type="simple" xlink:href="http://www.spanishdict.com/translate/to%20spread%20out" text:style-name="Internet_20_link" text:visited-style-name="Visited_20_Internet_20_Link">to spread out</text:a> </text:p>
      <text:p text:style-name="Standard">¿Me ayudas a desplegar el mantel y a poner la mesa?<text:span text:style-name="Emphasis">Can you help me spread out the tablecloth and set the table?</text:span></text:p>
      <text:p text:style-name="Standard">d. <text:a xlink:type="simple" xlink:href="http://www.spanishdict.com/translate/to%20open" text:style-name="Internet_20_link" text:visited-style-name="Visited_20_Internet_20_Link">to open</text:a> </text:p>
      <text:p text:style-name="Standard"><text:soft-page-break/>El guía desplegó el mapa para mostrarnos el recorrido.<text:span text:style-name="Emphasis">The guide opened the map to show us the tour.</text:span></text:p>
      <text:p text:style-name="Standard">e. <text:a xlink:type="simple" xlink:href="http://www.spanishdict.com/translate/to%20open%20out" text:style-name="Internet_20_link" text:visited-style-name="Visited_20_Internet_20_Link">to open out</text:a> </text:p>
      <text:p text:style-name="Standard">Haz clic ahí para desplegar las opciones y elige Guardar automáticamente.<text:span text:style-name="Emphasis">Click there to open out the options and select "Save automatically."</text:span></text:p>
      <text:p text:style-name="Standard">f. <text:a xlink:type="simple" xlink:href="http://www.spanishdict.com/translate/to%20unfurl" text:style-name="Internet_20_link" text:visited-style-name="Visited_20_Internet_20_Link">to unfurl</text:a> </text:p>
      <text:p text:style-name="Standard">Los manifestantes desplegaron la bandera nacional y la agitaron.<text:span text:style-name="Emphasis">The protesters unfurled the national flag and waved it.</text:span></text:p>
      <text:p text:style-name="Standard">2. (military) </text:p>
      <text:p text:style-name="Standard">a. <text:a xlink:type="simple" xlink:href="http://www.spanishdict.com/translate/to%20deploy" text:style-name="Internet_20_link" text:visited-style-name="Visited_20_Internet_20_Link">to deploy</text:a> </text:p>
      <text:p text:style-name="Standard">El general ordenó desplegar las tropas en la frontera sur.<text:span text:style-name="Emphasis">The general ordered to deploy the troops to the southern border.</text:span></text:p>
      <text:p text:style-name="Standard">3. (to show) </text:p>
      <text:p text:style-name="Standard">a. <text:a xlink:type="simple" xlink:href="http://www.spanishdict.com/translate/to%20display" text:style-name="Internet_20_link" text:visited-style-name="Visited_20_Internet_20_Link">to display</text:a> </text:p>
      <text:p text:style-name="Standard">Los inversores desplegaron un gran interés en nuestra empresa.<text:span text:style-name="Emphasis">The investors displayed a great interest in our company.</text:span></text:p>
      <text:p text:style-name="Standard">4. (to employ) </text:p>
      <text:p text:style-name="Standard">a. <text:a xlink:type="simple" xlink:href="http://www.spanishdict.com/translate/to%20use" text:style-name="Internet_20_link" text:visited-style-name="Visited_20_Internet_20_Link">to use</text:a> </text:p>
      <text:p text:style-name="Standard">El gobierno desplegó sus recursos para ayudar a los damnificados por el desastre natural.<text:span text:style-name="Emphasis">The government used its resources to help the victims of the natural disaster.</text:span></text:p>
      <text:p text:style-name="Standard">desple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extend) </text:p>
      <text:p text:style-name="Standard">a. <text:a xlink:type="simple" xlink:href="http://www.spanishdict.com/translate/to%20spread%20out" text:style-name="Internet_20_link" text:visited-style-name="Visited_20_Internet_20_Link">to spread out</text:a> </text:p>
      <text:p text:style-name="Standard">Las alas del águila se desplegaron majestuosamente mientras se preparaba para salir de su nido.<text:span text:style-name="Emphasis">The eagle's wings spread out majestically as it prepared to leave its nest.</text:span></text:p>
      <text:p text:style-name="Standard">6. (military) </text:p>
      <text:p text:style-name="Standard">a. <text:a xlink:type="simple" xlink:href="http://www.spanishdict.com/translate/to%20deploy" text:style-name="Internet_20_link" text:visited-style-name="Visited_20_Internet_20_Link">to deploy</text:a> </text:p>
      <text:p text:style-name="Standard">Los soldados se desplegaron rápidamente y asumieron una posición defensiva.<text:span text:style-name="Emphasis">The soldiers deployed quickly and assumed a defensive position.</text:span></text:p>
      <text:p text:style-name="Standard">sosten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grasp) </text:p>
      <text:p text:style-name="Standard">a. <text:a xlink:type="simple" xlink:href="http://www.spanishdict.com/translate/to%20hold" text:style-name="Internet_20_link" text:visited-style-name="Visited_20_Internet_20_Link">to hold</text:a> </text:p>
      <text:p text:style-name="Standard">Sostén tu vaso mientras te sirvo.<text:span text:style-name="Emphasis">Hold your glass while I serve you.</text:span></text:p>
      <text:p text:style-name="Standard">2. (to defend) </text:p>
      <text:p text:style-name="Standard">a. <text:a xlink:type="simple" xlink:href="http://www.spanishdict.com/translate/support" text:style-name="Internet_20_link" text:visited-style-name="Visited_20_Internet_20_Link">support</text:a> </text:p>
      <text:p text:style-name="Standard">No se puede sostener una afirmación como esa sin argumentos sólidos.<text:span text:style-name="Emphasis">You can't support such a statement without solid arguments.</text:span></text:p>
      <text:p text:style-name="Standard">b. <text:a xlink:type="simple" xlink:href="http://www.spanishdict.com/translate/hold" text:style-name="Internet_20_link" text:visited-style-name="Visited_20_Internet_20_Link">hold</text:a> </text:p>
      <text:p text:style-name="Standard">Los expertos sostienen que las inversiones aumentarán con las nuevas medidas.<text:span text:style-name="Emphasis">Experts hold that investments will increase thanks to the new measures.</text:span></text:p>
      <text:p text:style-name="Standard">c. <text:a xlink:type="simple" xlink:href="http://www.spanishdict.com/translate/back%20up" text:style-name="Internet_20_link" text:visited-style-name="Visited_20_Internet_20_Link">back up</text:a> </text:p>
      <text:p text:style-name="Standard">Necesitas más datos para sostener la hipótesis que planteas.<text:span text:style-name="Emphasis">You need more data to back up the hypothesis you're offering.</text:span></text:p>
      <text:p text:style-name="Standard">3. (to sustain) </text:p>
      <text:p text:style-name="Standard">a. <text:a xlink:type="simple" xlink:href="http://www.spanishdict.com/translate/to%20bear" text:style-name="Internet_20_link" text:visited-style-name="Visited_20_Internet_20_Link">to bear</text:a> </text:p>
      <text:p text:style-name="Standard">La azotea no puede sostener más de dos personas.<text:span text:style-name="Emphasis">The roof can't bear more than two people.</text:span></text:p>
      <text:p text:style-name="Standard">b. <text:a xlink:type="simple" xlink:href="http://www.spanishdict.com/translate/to%20support" text:style-name="Internet_20_link" text:visited-style-name="Visited_20_Internet_20_Link">to support</text:a> </text:p>
      <text:p text:style-name="Standard">Las columnas que sostienen el edificio son de estilo jónico.<text:span text:style-name="Emphasis">The columns that support the building are ionic style.</text:span></text:p>
      <text:p text:style-name="Standard">c. <text:a xlink:type="simple" xlink:href="http://www.spanishdict.com/translate/to%20hold%20up" text:style-name="Internet_20_link" text:visited-style-name="Visited_20_Internet_20_Link">to hold up</text:a> </text:p>
      <text:p text:style-name="Standard"><text:soft-page-break/>Tuvieron que poner unas vigas para sostener las paredes tras la explosión.<text:span text:style-name="Emphasis">They had to put up some joists to hold up the walls after the explosion.</text:span></text:p>
      <text:p text:style-name="Standard">4. (to pay expenses) </text:p>
      <text:p text:style-name="Standard">a. <text:a xlink:type="simple" xlink:href="http://www.spanishdict.com/translate/to%20support" text:style-name="Internet_20_link" text:visited-style-name="Visited_20_Internet_20_Link">to support</text:a> </text:p>
      <text:p text:style-name="Standard">Luke, el hijo mayor, es quien sostiene a toda su familia.<text:span text:style-name="Emphasis">Luke, the eldest son, is the one who supports his whole family.</text:span></text:p>
      <text:p text:style-name="Standard">b. <text:a xlink:type="simple" xlink:href="http://www.spanishdict.com/translate/to%20maintain" text:style-name="Internet_20_link" text:visited-style-name="Visited_20_Internet_20_Link">to maintain</text:a> </text:p>
      <text:p text:style-name="Standard">La inflación es tan alta que no me alcanza el sueldo para sostenerme.<text:span text:style-name="Emphasis">Inflation is so high that my salary is not enough to maintain myself.</text:span></text:p>
      <text:p text:style-name="Standard">5. (to carry on) </text:p>
      <text:p text:style-name="Standard">a. <text:a xlink:type="simple" xlink:href="http://www.spanishdict.com/translate/to%20hold" text:style-name="Internet_20_link" text:visited-style-name="Visited_20_Internet_20_Link">to hold</text:a> </text:p>
      <text:p text:style-name="Standard">Los acreedores no están dispuestos a sostener conversaciones sobre la cuestión.<text:span text:style-name="Emphasis">Creditors are not willing to hold conversations over the issue.</text:span></text:p>
      <text:p text:style-name="Standard">b. <text:a xlink:type="simple" xlink:href="http://www.spanishdict.com/translate/to%20have" text:style-name="Internet_20_link" text:visited-style-name="Visited_20_Internet_20_Link">to have</text:a> </text:p>
      <text:p text:style-name="Standard">Los jugadores sostuvieron una larga discusión por la polémica decisión del árbitro.<text:span text:style-name="Emphasis">The players had a long argument over the referee's controversial decision.</text:span></text:p>
      <text:p text:style-name="Standard">6. (music) </text:p>
      <text:p text:style-name="Standard">a. <text:a xlink:type="simple" xlink:href="http://www.spanishdict.com/translate/to%20hold" text:style-name="Internet_20_link" text:visited-style-name="Visited_20_Internet_20_Link">to hold</text:a> </text:p>
      <text:p text:style-name="Standard">La cantante no logró sostener el do en la segunda aria de la ópera.<text:span text:style-name="Emphasis">The singer didn't manage to hold the C in the second aria of the opera.</text:span></text:p>
      <text:p text:style-name="Standard">b. <text:a xlink:type="simple" xlink:href="http://www.spanishdict.com/translate/to%20sustain" text:style-name="Internet_20_link" text:visited-style-name="Visited_20_Internet_20_Link">to sustain</text:a> </text:p>
      <text:p text:style-name="Standard">Tienes que aprender a controlar la respiración para sostener esa notas.<text:span text:style-name="Emphasis">You've got to learn to control your breathing to sustain those notes.</text:span></text:p>
      <text:p text:style-name="Standard">7. (to maintain) </text:p>
      <text:p text:style-name="Standard">a. <text:a xlink:type="simple" xlink:href="http://www.spanishdict.com/translate/to%20keep%20up" text:style-name="Internet_20_link" text:visited-style-name="Visited_20_Internet_20_Link">to keep up</text:a> </text:p>
      <text:p text:style-name="Standard">Trata de sostener el ritmo de carrera lo más que puedas<text:span text:style-name="Emphasis">Try to keep up the running pace as long as possible.</text:span></text:p>
      <text:p text:style-name="Standard">b. <text:a xlink:type="simple" xlink:href="http://www.spanishdict.com/translate/to%20sustain" text:style-name="Internet_20_link" text:visited-style-name="Visited_20_Internet_20_Link">to sustain</text:a> </text:p>
      <text:p text:style-name="Standard">No podemos sostener esta situación de incertidumbre durante mucho tiempo.<text:span text:style-name="Emphasis">We can't go on sustaining this uncertain situation for too long.</text:span></text:p>
      <text:p text:style-name="Standard">sosten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stay up) </text:p>
      <text:p text:style-name="Standard">a. <text:a xlink:type="simple" xlink:href="http://www.spanishdict.com/translate/to%20stand%20up" text:style-name="Internet_20_link" text:visited-style-name="Visited_20_Internet_20_Link">to stand up</text:a> </text:p>
      <text:p text:style-name="Standard">El bebé ya se puede sostener sólo.<text:span text:style-name="Emphasis">The baby can now stand up by himself.</text:span></text:p>
      <text:p text:style-name="Standard">b. <text:a xlink:type="simple" xlink:href="http://www.spanishdict.com/translate/to%20stand" text:style-name="Internet_20_link" text:visited-style-name="Visited_20_Internet_20_Link">to stand</text:a> </text:p>
      <text:p text:style-name="Standard">Quedó tan cansada después de correr la maratón que no se podía sostener en pie.<text:span text:style-name="Emphasis">She was so tired after running the marathon that she could hardly stand.</text:span></text:p>
      <text:p text:style-name="Standard">9. (to continue) </text:p>
      <text:p text:style-name="Standard">a. <text:a xlink:type="simple" xlink:href="http://www.spanishdict.com/translate/to%20remain" text:style-name="Internet_20_link" text:visited-style-name="Visited_20_Internet_20_Link">to remain</text:a> </text:p>
      <text:p text:style-name="Standard">El gobernante se sostuvo en el poder a pesar de la inconformidad del pueblo.<text:span text:style-name="Emphasis">The ruler reimained in power in spite of the people's incomformity.</text:span></text:p>
      <text:p text:style-name="Standard">10. (to sustain onseself) </text:p>
      <text:p text:style-name="Standard">a. <text:a xlink:type="simple" xlink:href="http://www.spanishdict.com/translate/to%20support%20oneself" text:style-name="Internet_20_link" text:visited-style-name="Visited_20_Internet_20_Link">to support oneself</text:a> </text:p>
      <text:p text:style-name="Standard">La institución se sostiene a través de sus ventas.<text:span text:style-name="Emphasis">The institution supports itself through its sales.</text:span></text:p>
      <text:p text:style-name="Standard">11. (to remain valid) </text:p>
      <text:p text:style-name="Standard">a. <text:a xlink:type="simple" xlink:href="http://www.spanishdict.com/translate/to%20hold" text:style-name="Internet_20_link" text:visited-style-name="Visited_20_Internet_20_Link">to hold</text:a> </text:p>
      <text:p text:style-name="Standard">La hipótesis no se sostendrá si no encuentran nuevas pruebas.<text:span text:style-name="Emphasis">The hypothesis won't hold if new evidence isn't found.</text:span></text:p>
      <text:p text:style-name="Standard">descart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scard) </text:p>
      <text:p text:style-name="Standard"><text:soft-page-break/>a. <text:a xlink:type="simple" xlink:href="http://www.spanishdict.com/translate/to%20rule%20out" text:style-name="Internet_20_link" text:visited-style-name="Visited_20_Internet_20_Link">to rule out</text:a> </text:p>
      <text:p text:style-name="Standard">Quedó bien claro que tendríamos que descartar la opción de ir a la playa por la lluvia.<text:span text:style-name="Emphasis">It became quite clear that we would have to rule out the option of going to the beach because of the rain.</text:span></text:p>
      <text:p text:style-name="Standard">b. <text:a xlink:type="simple" xlink:href="http://www.spanishdict.com/translate/to%20dismiss" text:style-name="Internet_20_link" text:visited-style-name="Visited_20_Internet_20_Link">to dismiss</text:a> </text:p>
      <text:p text:style-name="Standard">Si examinamos el análisis de las pruebas, podemos descartar nuestra primera hipótesis.<text:span text:style-name="Emphasis">If we examine the analysis of the tests, we can dismiss our initial hypothesis.</text:span></text:p>
      <text:p text:style-name="Standard">c. <text:a xlink:type="simple" xlink:href="http://www.spanishdict.com/translate/to%20reject" text:style-name="Internet_20_link" text:visited-style-name="Visited_20_Internet_20_Link">to reject</text:a> </text:p>
      <text:p text:style-name="Standard">Al final, fue descartado como candidato para la presidencia.<text:span text:style-name="Emphasis">In the end, he was rejected as a candidate for the presidency.</text:span></text:p>
      <text:p text:style-name="Standard">d. <text:a xlink:type="simple" xlink:href="http://www.spanishdict.com/translate/to%20discount" text:style-name="Internet_20_link" text:visited-style-name="Visited_20_Internet_20_Link">to discount</text:a> </text:p>
      <text:p text:style-name="Standard">Hemos descartado la posibilidad de mudarnos este año porque no tenemos dinero.<text:span text:style-name="Emphasis">We've discounted the possibility of moving this year because we don't have the money.</text:span></text:p>
      <text:p text:style-name="Standard">descar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cards) </text:p>
      <text:p text:style-name="Standard">a. <text:a xlink:type="simple" xlink:href="http://www.spanishdict.com/translate/to%20discard" text:style-name="Internet_20_link" text:visited-style-name="Visited_20_Internet_20_Link">to discard</text:a> </text:p>
      <text:p text:style-name="Standard">Te toca a ti, ¿no? - ¡Qué va! Aún no te has descartado.<text:span text:style-name="Emphasis">It's your turn right? - What are you talking about? You haven't discarded yet.</text:span></text:p>
      <text:p text:style-name="Standard">b. <text:a xlink:type="simple" xlink:href="http://www.spanishdict.com/translate/to%20throw%20away" text:style-name="Internet_20_link" text:visited-style-name="Visited_20_Internet_20_Link">to throw away</text:a> </text:p>
      <text:p text:style-name="Standard">Siempre me descarto de las cartas en los momentos más inoportunos.<text:span text:style-name="Emphasis">I always throw away cards at the most inopportune times.</text:span></text:p>
      <text:p text:style-name="Standard">disemin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trew) </text:p>
      <text:p text:style-name="Standard">a. <text:a xlink:type="simple" xlink:href="http://www.spanishdict.com/translate/to%20scatter" text:style-name="Internet_20_link" text:visited-style-name="Visited_20_Internet_20_Link">to scatter</text:a> </text:p>
      <text:p text:style-name="Standard">El viento diseminó las hojas caídas por todo el jardín.<text:span text:style-name="Emphasis">The wind scattered the fallen leaves all over the yard.</text:span></text:p>
      <text:p text:style-name="Standard">b. <text:a xlink:type="simple" xlink:href="http://www.spanishdict.com/translate/to%20disseminate" text:style-name="Internet_20_link" text:visited-style-name="Visited_20_Internet_20_Link">to disseminate</text:a> </text:p>
      <text:p text:style-name="Standard">El jardinero diseminó las semillas y las regó.<text:span text:style-name="Emphasis">The gardener disseminated the seeds and watered them.</text:span></text:p>
      <text:p text:style-name="Standard">c. <text:a xlink:type="simple" xlink:href="http://www.spanishdict.com/translate/to%20spread" text:style-name="Internet_20_link" text:visited-style-name="Visited_20_Internet_20_Link">to spread</text:a> </text:p>
      <text:p text:style-name="Standard">Usa un pisapapeles o el viento diseminará tus papeles por todo el cuarto.<text:span text:style-name="Emphasis">Use a paperweight or the wind will spread your papers all over the room.</text:span></text:p>
      <text:p text:style-name="Standard">2. (to propagate) </text:p>
      <text:p text:style-name="Standard">a. <text:a xlink:type="simple" xlink:href="http://www.spanishdict.com/translate/to%20spread" text:style-name="Internet_20_link" text:visited-style-name="Visited_20_Internet_20_Link">to spread</text:a> </text:p>
      <text:p text:style-name="Standard">Los romanos diseminaron su cultura por todo el continente.<text:span text:style-name="Emphasis">The Romans spread their culture all over the continent.</text:span></text:p>
      <text:p text:style-name="Standard">b. <text:a xlink:type="simple" xlink:href="http://www.spanishdict.com/translate/to%20disseminate" text:style-name="Internet_20_link" text:visited-style-name="Visited_20_Internet_20_Link">to disseminate</text:a> </text:p>
      <text:p text:style-name="Standard">Varias radios clandestinas diseminaron rápidamente la noticia de los disturbios.<text:span text:style-name="Emphasis">Various underground radio stations quickly disseminated the news of the riots.</text:span></text:p>
      <text:p text:style-name="Standard">disemin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be strewn) </text:p>
      <text:p text:style-name="Standard">a. <text:a xlink:type="simple" xlink:href="http://www.spanishdict.com/translate/to%20disperse" text:style-name="Internet_20_link" text:visited-style-name="Visited_20_Internet_20_Link">to disperse</text:a> </text:p>
      <text:p text:style-name="Standard">Las nubes se diseminaron y el sol iluminó los campos.<text:span text:style-name="Emphasis">The clouds dispersed and the sunlight illuminated the fields.</text:span></text:p>
      <text:p text:style-name="Standard">b. <text:a xlink:type="simple" xlink:href="http://www.spanishdict.com/translate/to%20scatter" text:style-name="Internet_20_link" text:visited-style-name="Visited_20_Internet_20_Link">to scatter</text:a> </text:p>
      <text:p text:style-name="Standard">Los restos del barco naufragado se diseminaron por el mar.<text:span text:style-name="Emphasis">The wreckage from the shipwreck scattered across the sea.</text:span></text:p>
      <text:p text:style-name="Standard">4. (to propagate) </text:p>
      <text:p text:style-name="Standard">a. <text:a xlink:type="simple" xlink:href="http://www.spanishdict.com/translate/to%20spread" text:style-name="Internet_20_link" text:visited-style-name="Visited_20_Internet_20_Link">to spread</text:a> </text:p>
      <text:p text:style-name="Standard"><text:soft-page-break/>El rey murió y la noticia no tardó en diseminarse.<text:span text:style-name="Emphasis">The king died and it didn't take very long for the news to spread.</text:span></text:p>
      <text:p text:style-name="Standard">derro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pose) </text:p>
      <text:p text:style-name="Standard">a. <text:a xlink:type="simple" xlink:href="http://www.spanishdict.com/translate/to%20overthrow" text:style-name="Internet_20_link" text:visited-style-name="Visited_20_Internet_20_Link">to overthrow</text:a> </text:p>
      <text:p text:style-name="Standard">Una junta militar derrocó al presidente electo.<text:span text:style-name="Emphasis">A military junta overthrew the elected president.</text:span></text:p>
      <text:p text:style-name="Standard">b. <text:a xlink:type="simple" xlink:href="http://www.spanishdict.com/translate/to%20topple" text:style-name="Internet_20_link" text:visited-style-name="Visited_20_Internet_20_Link">to topple</text:a> </text:p>
      <text:p text:style-name="Standard">Los rebeldes no lograron derrocar al gobierno.<text:span text:style-name="Emphasis">The rebels failed to topple the government.</text:span></text:p>
      <text:p text:style-name="Standard">c. <text:a xlink:type="simple" xlink:href="http://www.spanishdict.com/translate/to%20oust" text:style-name="Internet_20_link" text:visited-style-name="Visited_20_Internet_20_Link">to oust</text:a> </text:p>
      <text:p text:style-name="Standard">Todos los conspiradores que participaron en el complot para derrocar al rey fueron ejecutados.<text:span text:style-name="Emphasis">All the conspirators who took part in the plot to oust the king were executed.</text:span></text:p>
      <text:p text:style-name="Standard">2. (to tear down) </text:p>
      <text:p text:style-name="Standard">a. <text:a xlink:type="simple" xlink:href="http://www.spanishdict.com/translate/to%20demolish" text:style-name="Internet_20_link" text:visited-style-name="Visited_20_Internet_20_Link">to demolish</text:a> </text:p>
      <text:p text:style-name="Standard">El nuevo proyecto urbano conlleva derrocar toda la manzana.<text:span text:style-name="Emphasis">The new urban project entails demolishing the whole block.</text:span></text:p>
      <text:p text:style-name="Standard">b. <text:a xlink:type="simple" xlink:href="http://www.spanishdict.com/translate/to%20knock%20down" text:style-name="Internet_20_link" text:visited-style-name="Visited_20_Internet_20_Link">to knock down</text:a> </text:p>
      <text:p text:style-name="Standard">Encontraron el pergamino cuando derrocaron el viejo ayuntamiento.<text:span text:style-name="Emphasis">The scroll was found when the old town hall was knocked down.</text:span></text:p>
      <text:p text:style-name="Standard">propon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et forth) </text:p>
      <text:p text:style-name="Standard">a. <text:a xlink:type="simple" xlink:href="http://www.spanishdict.com/translate/to%20propose" text:style-name="Internet_20_link" text:visited-style-name="Visited_20_Internet_20_Link">to propose</text:a> </text:p>
      <text:p text:style-name="Standard">El senador propuso una moción para rechazar la reforma del código penal.<text:span text:style-name="Emphasis">The senator proposed a motion to reject the reform of the penal code.</text:span></text:p>
      <text:p text:style-name="Standard">b. <text:a xlink:type="simple" xlink:href="http://www.spanishdict.com/translate/to%20put%20forward" text:style-name="Internet_20_link" text:visited-style-name="Visited_20_Internet_20_Link">to put forward</text:a> </text:p>
      <text:p text:style-name="Standard">El artículo propone un nuevo enfoque del problema.<text:span text:style-name="Emphasis">The article puts forward a new approach to the problem.</text:span></text:p>
      <text:p text:style-name="Standard">c. <text:a xlink:type="simple" xlink:href="http://www.spanishdict.com/translate/to%20suggest" text:style-name="Internet_20_link" text:visited-style-name="Visited_20_Internet_20_Link">to suggest</text:a> </text:p>
      <text:p text:style-name="Standard">Les propongo salir temprano a la mañana para llegar a la playa antes del mediodía.<text:span text:style-name="Emphasis">I suggest leaving early in the morning so as to get to the beach before midday.</text:span></text:p>
      <text:p text:style-name="Standard">d. <text:a xlink:type="simple" xlink:href="http://www.spanishdict.com/translate/to%20propound" text:style-name="Internet_20_link" text:visited-style-name="Visited_20_Internet_20_Link">to propound</text:a> (formal) </text:p>
      <text:p text:style-name="Standard">Einstein propuso la teoría de la relatividad general en 1915.<text:span text:style-name="Emphasis">Einstein propounded his general theory of relativity in 1915.</text:span></text:p>
      <text:p text:style-name="Standard">2. (to endorse) </text:p>
      <text:p text:style-name="Standard">a. <text:a xlink:type="simple" xlink:href="http://www.spanishdict.com/translate/to%20propose" text:style-name="Internet_20_link" text:visited-style-name="Visited_20_Internet_20_Link">to propose</text:a> </text:p>
      <text:p text:style-name="Standard">Propusieron al vicepresidente como nuevo presidente de la empresa.<text:span text:style-name="Emphasis">The vicepresident was proposed as new president of the company.</text:span></text:p>
      <text:p text:style-name="Standard">b. <text:a xlink:type="simple" xlink:href="http://www.spanishdict.com/translate/to%20recommend" text:style-name="Internet_20_link" text:visited-style-name="Visited_20_Internet_20_Link">to recommend</text:a> </text:p>
      <text:p text:style-name="Standard">Es con toda confianza que la propongo para el puesto.<text:span text:style-name="Emphasis">It is with all confidence that I recommend her for the position.</text:span></text:p>
      <text:p text:style-name="Standard">c. <text:a xlink:type="simple" xlink:href="http://www.spanishdict.com/translate/to%20put%20forward" text:style-name="Internet_20_link" text:visited-style-name="Visited_20_Internet_20_Link">to put forward</text:a> </text:p>
      <text:p text:style-name="Standard">¿A quién van a proponer para el cargo vacante?<text:span text:style-name="Emphasis">Who are you going to put forward for the opening?</text:span></text:p>
      <text:p text:style-name="Standard">d. <text:a xlink:type="simple" xlink:href="http://www.spanishdict.com/translate/to%20nominate" text:style-name="Internet_20_link" text:visited-style-name="Visited_20_Internet_20_Link">to nominate</text:a> </text:p>
      <text:p text:style-name="Standard">Varias organizaciones de derechos humanos lo propusieron para el Premio Nobel de la Paz.<text:span text:style-name="Emphasis">Several human rights organizations nominated him for the Peace Nobel Prize.</text:span></text:p>
      <text:p text:style-name="Standard">3. (mathematics) </text:p>
      <text:p text:style-name="Standard">a. <text:a xlink:type="simple" xlink:href="http://www.spanishdict.com/translate/to%20set" text:style-name="Internet_20_link" text:visited-style-name="Visited_20_Internet_20_Link">to set</text:a> </text:p>
      <text:p text:style-name="Standard">Nuestra profesora de cálculo nos propuso unos problemas bien difíciles.<text:span text:style-name="Emphasis">Our calculus professor set us some really difficult problems.</text:span></text:p>
      <text:p text:style-name="Standard">propon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<text:soft-page-break/>4. (to intend) </text:p>
      <text:p text:style-name="Standard">a. <text:a xlink:type="simple" xlink:href="http://www.spanishdict.com/translate/to%20set%20out%20to" text:style-name="Internet_20_link" text:visited-style-name="Visited_20_Internet_20_Link">to set out to</text:a> </text:p>
      <text:p text:style-name="Standard">Frank se propuso vivir un estilo de vida más saludable.<text:span text:style-name="Emphasis">Frank set out to live a more healthy lifestyle.</text:span></text:p>
      <text:p text:style-name="Standard">b. <text:a xlink:type="simple" xlink:href="http://www.spanishdict.com/translate/to%20put%20your%20mind%20to" text:style-name="Internet_20_link" text:visited-style-name="Visited_20_Internet_20_Link">to put your mind to</text:a> </text:p>
      <text:p text:style-name="Standard">Si te lo propones, puedes conseguirlo.<text:span text:style-name="Emphasis">If you put your mind to it, you can get it done.</text:span></text:p>
      <text:p text:style-name="Standard">c. <text:a xlink:type="simple" xlink:href="http://www.spanishdict.com/translate/to%20resolve" text:style-name="Internet_20_link" text:visited-style-name="Visited_20_Internet_20_Link">to resolve</text:a> </text:p>
      <text:p text:style-name="Standard">Por fin se propusieron cambiar el sistema de trabajo.<text:span text:style-name="Emphasis">They finally resolved to change their work system.</text:span></text:p>
      <text:p text:style-name="Standard">d. <text:a xlink:type="simple" xlink:href="http://www.spanishdict.com/translate/to%20aim%20to" text:style-name="Internet_20_link" text:visited-style-name="Visited_20_Internet_20_Link">to aim to</text:a> </text:p>
      <text:p text:style-name="Standard">En este trabajo nos proponemos analizar nuevas estrategias para abordar el problema del desempleo juvenil.<text:span text:style-name="Emphasis">In this paper, we aim to analyze new strategies to tackle the problem of youth unemployment.</text:span></text:p>
      <text:p text:style-name="Standard">e. <text:a xlink:type="simple" xlink:href="http://www.spanishdict.com/translate/to%20decide%20to" text:style-name="Internet_20_link" text:visited-style-name="Visited_20_Internet_20_Link">to decide to</text:a> </text:p>
      <text:p text:style-name="Standard">Me propuse llamarla esa misma noche para pedirle perdón.<text:span text:style-name="Emphasis">I decided to call her that same evening to apologize.</text:span></text:p>
      <text:p text:style-name="Standard">ce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ke sightless) </text:p>
      <text:p text:style-name="Standard">a. <text:a xlink:type="simple" xlink:href="http://www.spanishdict.com/translate/to%20blind" text:style-name="Internet_20_link" text:visited-style-name="Visited_20_Internet_20_Link">to blind</text:a> </text:p>
      <text:p text:style-name="Standard">El héroe cegó al gigante.<text:span text:style-name="Emphasis">The hero blinded the giant.</text:span></text:p>
      <text:p text:style-name="Standard">2. (to make temporarily sightless) </text:p>
      <text:p text:style-name="Standard">a. <text:a xlink:type="simple" xlink:href="http://www.spanishdict.com/translate/to%20blind" text:style-name="Internet_20_link" text:visited-style-name="Visited_20_Internet_20_Link">to blind</text:a> </text:p>
      <text:p text:style-name="Standard">El accidente se produjo porque las luces del coche cegaron al ciclista.<text:span text:style-name="Emphasis">The accident ocurred because the lights of the car blinded the biker.</text:span></text:p>
      <text:p text:style-name="Standard">b. <text:a xlink:type="simple" xlink:href="http://www.spanishdict.com/translate/to%20dazzle" text:style-name="Internet_20_link" text:visited-style-name="Visited_20_Internet_20_Link">to dazzle</text:a> </text:p>
      <text:p text:style-name="Standard">El ladrón cegó con un láser a los policías y escapó.<text:span text:style-name="Emphasis">The theft dazzled the police with a laser and ran away.</text:span></text:p>
      <text:p text:style-name="Standard">3. (to obstruct) </text:p>
      <text:p text:style-name="Standard">a. <text:a xlink:type="simple" xlink:href="http://www.spanishdict.com/translate/to%20block" text:style-name="Internet_20_link" text:visited-style-name="Visited_20_Internet_20_Link">to block</text:a> </text:p>
      <text:p text:style-name="Standard">Las pelusas cegaron el desagüe y por eso no funcionaba.<text:span text:style-name="Emphasis">The hair blocked the waste pipe and that's why it didn't work.</text:span></text:p>
      <text:p text:style-name="Standard">4. (to cover) </text:p>
      <text:p text:style-name="Standard">a. <text:a xlink:type="simple" xlink:href="http://www.spanishdict.com/translate/to%20block%20off" text:style-name="Internet_20_link" text:visited-style-name="Visited_20_Internet_20_Link">to block off</text:a> </text:p>
      <text:p text:style-name="Standard">El arquitecto decidió cegar las ventanas para crear una claraboya.<text:span text:style-name="Emphasis">The architect decided to block off the windows in order to create a skylight.</text:span></text:p>
      <text:p text:style-name="Standard">b. <text:a xlink:type="simple" xlink:href="http://www.spanishdict.com/translate/to%20block%20up" text:style-name="Internet_20_link" text:visited-style-name="Visited_20_Internet_20_Link">to block up</text:a> </text:p>
      <text:p text:style-name="Standard">El ayuntamiento decidió cegar el pozo después de que una chica se cayera dentro.<text:span text:style-name="Emphasis">The city council decided to block up the well after a girl fell into it.</text:span></text:p>
      <text:p text:style-name="Standard">5. (to make unclear) </text:p>
      <text:p text:style-name="Standard">a. <text:a xlink:type="simple" xlink:href="http://www.spanishdict.com/translate/to%20cloud" text:style-name="Internet_20_link" text:visited-style-name="Visited_20_Internet_20_Link">to cloud</text:a> </text:p>
      <text:p text:style-name="Standard">El enfado cegó la razón de María.<text:span text:style-name="Emphasis">Maria's irritation clouded her judgmen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to become sightless) </text:p>
      <text:p text:style-name="Standard">a. <text:a xlink:type="simple" xlink:href="http://www.spanishdict.com/translate/to%20go%20blind" text:style-name="Internet_20_link" text:visited-style-name="Visited_20_Internet_20_Link">to go blind</text:a> </text:p>
      <text:p text:style-name="Standard">El doctor confirmó que el paciente podría cegar por culpa de la enfermedad.<text:span text:style-name="Emphasis">The doctor confirmed that the patient could go blind because of the illness.</text:span></text:p>
      <text:p text:style-name="Standard">ce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figurative) (to deprive of good judgment) </text:p>
      <text:p text:style-name="Standard">a. <text:a xlink:type="simple" xlink:href="http://www.spanishdict.com/translate/to%20be%20blinded" text:style-name="Internet_20_link" text:visited-style-name="Visited_20_Internet_20_Link">to be blinded</text:a> (figurative) </text:p>
      <text:p text:style-name="Standard">Lucía se cegó de celos y le dijo a su novio que no le volviera a hablar jamás.<text:span text:style-name="Emphasis">Lucia was blinded by jealousy and told her boyfriend never to speak to her again.</text:span></text:p>
      <text:p text:style-name="Standard"><text:soft-page-break/>8. (to obstruct) </text:p>
      <text:p text:style-name="Standard">a. <text:a xlink:type="simple" xlink:href="http://www.spanishdict.com/translate/to%20block" text:style-name="Internet_20_link" text:visited-style-name="Visited_20_Internet_20_Link">to block</text:a> </text:p>
      <text:p text:style-name="Standard">Tras las intensas lluvias, las cañerías se cegaron por culpa del barro.<text:span text:style-name="Emphasis">After the heavy rain, the pipes were blocked because of the mud.</text:span></text:p>
      <text:p text:style-name="Standard">jug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engage in recreation) </text:p>
      <text:p text:style-name="Standard">a. <text:a xlink:type="simple" xlink:href="http://www.spanishdict.com/translate/to%20play" text:style-name="Internet_20_link" text:visited-style-name="Visited_20_Internet_20_Link">to play</text:a> </text:p>
      <text:p text:style-name="Standard">Los alumnos pasaron toda la tarde jugando. <text:span text:style-name="Emphasis">The students spent the whole afternoon playing. </text:span></text:p>
      <text:p text:style-name="Standard">2. (to participate in a game) </text:p>
      <text:p text:style-name="Standard">a. <text:a xlink:type="simple" xlink:href="http://www.spanishdict.com/translate/to%20play" text:style-name="Internet_20_link" text:visited-style-name="Visited_20_Internet_20_Link">to play</text:a> </text:p>
      <text:p text:style-name="Standard">¿Alguien quiere jugar al tenis conmigo?<text:span text:style-name="Emphasis">Does anybody want to play tennis with me?</text:span></text:p>
      <text:p text:style-name="Standard">Me gusta jugar al bingo por el dinero.<text:span text:style-name="Emphasis">I love playing Bingo for money.</text:span></text:p>
      <text:p text:style-name="Standard">3. (to trifle with) </text:p>
      <text:p text:style-name="Standard">a. <text:a xlink:type="simple" xlink:href="http://www.spanishdict.com/translate/to%20play%20with" text:style-name="Internet_20_link" text:visited-style-name="Visited_20_Internet_20_Link">to play with</text:a> </text:p>
      <text:p text:style-name="Standard">No juegues con mi corazón.<text:span text:style-name="Emphasis">Don't play with my heart.</text:span></text:p>
      <text:p text:style-name="Standard">4. (to move a game piece) </text:p>
      <text:p text:style-name="Standard">a. <text:a xlink:type="simple" xlink:href="http://www.spanishdict.com/translate/to%20move" text:style-name="Internet_20_link" text:visited-style-name="Visited_20_Internet_20_Link">to move</text:a> </text:p>
      <text:p text:style-name="Standard">Le toca jugar a la ficha amarilla.<text:span text:style-name="Emphasis">The yellow piece has to move.</text:span>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5. (to gamble) </text:p>
      <text:p text:style-name="Standard">a. <text:a xlink:type="simple" xlink:href="http://www.spanishdict.com/translate/to%20bet" text:style-name="Internet_20_link" text:visited-style-name="Visited_20_Internet_20_Link">to bet</text:a> </text:p>
      <text:p text:style-name="Standard">Fue un error jugar todo mi dinero en un solo caballo.<text:span text:style-name="Emphasis">It was a mistake to bet all my money on one horse.</text:span></text:p>
      <text:p text:style-name="Standard">ju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put at stake) </text:p>
      <text:p text:style-name="Standard">a. <text:a xlink:type="simple" xlink:href="http://www.spanishdict.com/translate/to%20bet" text:style-name="Internet_20_link" text:visited-style-name="Visited_20_Internet_20_Link">to bet</text:a> </text:p>
      <text:p text:style-name="Standard">Me juego una cena a que volverás.<text:span text:style-name="Emphasis">I bet dinner you will be back.</text:span></text:p>
      <text:p text:style-name="Standard">b. <text:a xlink:type="simple" xlink:href="http://www.spanishdict.com/translate/to%20stake" text:style-name="Internet_20_link" text:visited-style-name="Visited_20_Internet_20_Link">to stake</text:a> </text:p>
      <text:p text:style-name="Standard">Me estoy jugando mi carrera por esa creencia.<text:span text:style-name="Emphasis">I'm staking my career on that belief.</text:span></text:p>
      <text:p text:style-name="Standard">ple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leat) </text:p>
      <text:p text:style-name="Standard">a. <text:a xlink:type="simple" xlink:href="http://www.spanishdict.com/translate/to%20fold" text:style-name="Internet_20_link" text:visited-style-name="Visited_20_Internet_20_Link">to fold</text:a> </text:p>
      <text:p text:style-name="Standard">Te puedo enseñar a doblar el papel para hacer una palomita de origami.<text:span text:style-name="Emphasis">I can show you how to fold paper to make an origami dove.</text:span></text:p>
      <text:p text:style-name="Standard">2. (to close) </text:p>
      <text:p text:style-name="Standard">a. <text:a xlink:type="simple" xlink:href="http://www.spanishdict.com/translate/to%20fold%20up" text:style-name="Internet_20_link" text:visited-style-name="Visited_20_Internet_20_Link">to fold up</text:a> </text:p>
      <text:p text:style-name="Standard">¿Qué tal si plegamos estas sillas para que ocupen menos espacio?<text:span text:style-name="Emphasis">Why don't we fold up these chairs so we that they take up less space?</text:span></text:p>
      <text:p text:style-name="Standard">pleg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concede) </text:p>
      <text:p text:style-name="Standard">a. <text:a xlink:type="simple" xlink:href="http://www.spanishdict.com/translate/to%20yield" text:style-name="Internet_20_link" text:visited-style-name="Visited_20_Internet_20_Link">to yield</text:a> </text:p>
      <text:p text:style-name="Standard">Aunque no estaba de acuerdo, tuvo que plegarse a la decision de la mayoría.<text:span text:style-name="Emphasis">Altough he didn't agree, he had to yield to the decision of the majority.</text:span></text:p>
      <text:p text:style-name="Standard">b. <text:a xlink:type="simple" xlink:href="http://www.spanishdict.com/translate/to%20submit" text:style-name="Internet_20_link" text:visited-style-name="Visited_20_Internet_20_Link">to submit</text:a> </text:p>
      <text:p text:style-name="Standard">No podrás lograr que todos se plieguen a tu voluntad.<text:span text:style-name="Emphasis">You won't be able to get everybody to submit to your will.</text:span></text:p>
      <text:p text:style-name="Standard">c. <text:a xlink:type="simple" xlink:href="http://www.spanishdict.com/translate/to%20give%20in" text:style-name="Internet_20_link" text:visited-style-name="Visited_20_Internet_20_Link">to give in</text:a> </text:p>
      <text:p text:style-name="Standard"><text:soft-page-break/>Juan es un abuelo consentidor que siempre se pliega a los deseos de sus nietos.<text:span text:style-name="Emphasis">Juan is an indulgent grandfather, always giving in to his grandchildren's wishes.</text:span></text:p>
      <text:p text:style-name="Standard">4. (to close) </text:p>
      <text:p text:style-name="Standard">a. <text:a xlink:type="simple" xlink:href="http://www.spanishdict.com/translate/to%20fold%20away" text:style-name="Internet_20_link" text:visited-style-name="Visited_20_Internet_20_Link">to fold away</text:a> </text:p>
      <text:p text:style-name="Standard">Tenemos una cama extra, de las que se pliegan, por si llega visita.<text:span text:style-name="Emphasis">We have an extra bed that folds away, in case we have guests.</text:span></text:p>
      <text:p text:style-name="Standard">b. <text:a xlink:type="simple" xlink:href="http://www.spanishdict.com/translate/to%20fold%20up" text:style-name="Internet_20_link" text:visited-style-name="Visited_20_Internet_20_Link">to fold up</text:a> </text:p>
      <text:p text:style-name="Standard">Esta mesa se pliega en dos y se puede guardar cuando no se usa.<text:span text:style-name="Emphasis">This table folds up in two pieces and can be put away when not in use.</text:span></text:p>
      <text:p text:style-name="Standard">5. (to get folded) </text:p>
      <text:p text:style-name="Standard">a. no direct translation </text:p>
      <text:p text:style-name="Standard">El capó del auto se plegó en el accidente y tienen que cambiarlo porque no tiene arreglo.<text:span text:style-name="Emphasis">The hood of the car was wrecked in the accident, and they have to change it because there's no way of fixing it.</text:span></text:p>
      <text:p text:style-name="Standard">El tubo se plegó y no lo puedo enderezar.<text:span text:style-name="Emphasis">The pipe got bent and I can't straighten it back.</text:span></text:p>
      <text:p text:style-name="Standard">vag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ramble) </text:p>
      <text:p text:style-name="Standard">a. <text:a xlink:type="simple" xlink:href="http://www.spanishdict.com/translate/to%20wander" text:style-name="Internet_20_link" text:visited-style-name="Visited_20_Internet_20_Link">to wander</text:a> </text:p>
      <text:p text:style-name="Standard">Durante horas, vagó sin rumbo fijo por las calles de la ciudad.<text:span text:style-name="Emphasis">For hours on end, she wandered aimlessly through the city streets.</text:span></text:p>
      <text:p text:style-name="Standard">b. <text:a xlink:type="simple" xlink:href="http://www.spanishdict.com/translate/to%20roam" text:style-name="Internet_20_link" text:visited-style-name="Visited_20_Internet_20_Link">to roam</text:a> </text:p>
      <text:p text:style-name="Standard">Un día de estos dejo el trabajo y me dedico a vagar por el mundo.<text:span text:style-name="Emphasis">One of these days I'll quit my job to roam around the world.</text:span></text:p>
      <text:p text:style-name="Standard">2. (to do nothing) </text:p>
      <text:p text:style-name="Standard">a. <text:a xlink:type="simple" xlink:href="http://www.spanishdict.com/translate/to%20laze%20about" text:style-name="Internet_20_link" text:visited-style-name="Visited_20_Internet_20_Link">to laze about</text:a> </text:p>
      <text:p text:style-name="Standard">Los adolescentes de hoy en día no quieren estudiar, solo quieren vagar.<text:span text:style-name="Emphasis">Today's teenagers don't want to study. They just want to laze around.</text:span></text:p>
      <text:p text:style-name="Standard">b. <text:a xlink:type="simple" xlink:href="http://www.spanishdict.com/translate/to%20idle" text:style-name="Internet_20_link" text:visited-style-name="Visited_20_Internet_20_Link">to idle</text:a> </text:p>
      <text:p text:style-name="Standard">Juan, deja de vagar y ve a ayudar a tu padre con la compra.<text:span text:style-name="Emphasis">Juan, stop being idle and go help your father with the shopping.</text:span></text:p>
      <text:p text:style-name="Standard">apar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automobile) (Spain) </text:p>
      <text:p text:style-name="Standard">a. <text:a xlink:type="simple" xlink:href="http://www.spanishdict.com/translate/to%20park" text:style-name="Internet_20_link" text:visited-style-name="Visited_20_Internet_20_Link">to park</text:a> </text:p>
      <text:p text:style-name="Standard">Creo que aparqué el coche en esta manzana, pero no estoy segura.<text:span text:style-name="Emphasis">I think I parked the car on this block, but I'm not sure.</text:span></text:p>
      <text:p text:style-name="Standard">2. (to put off) </text:p>
      <text:p text:style-name="Standard">a. <text:a xlink:type="simple" xlink:href="http://www.spanishdict.com/translate/to%20shelve" text:style-name="Internet_20_link" text:visited-style-name="Visited_20_Internet_20_Link">to shelve</text:a> </text:p>
      <text:p text:style-name="Standard">Tuvimos que aparcar el proyecto hasta tener fondos suficientes.<text:span text:style-name="Emphasis">We had to shelve the project until we had enough fund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automobile) (Spain) </text:p>
      <text:p text:style-name="Standard">a. <text:a xlink:type="simple" xlink:href="http://www.spanishdict.com/translate/to%20park" text:style-name="Internet_20_link" text:visited-style-name="Visited_20_Internet_20_Link">to park</text:a> </text:p>
      <text:p text:style-name="Standard">Los dejo aquí en la acera y busco un sitio donde aparcar.<text:span text:style-name="Emphasis">I'll leave you guys here at the curb and look for a place to park.</text:span></text:p>
      <text:p text:style-name="Standard">clarifi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xplain) </text:p>
      <text:p text:style-name="Standard">a. <text:a xlink:type="simple" xlink:href="http://www.spanishdict.com/translate/to%20clarify" text:style-name="Internet_20_link" text:visited-style-name="Visited_20_Internet_20_Link">to clarify</text:a> </text:p>
      <text:p text:style-name="Standard">Mi profesor cree que la hipótesis de mi investigación es un poco confusa y me pidió que la clarificara.<text:span text:style-name="Emphasis">My professor thinks my research hypothesis is a bit unclear and asked me to clarify it.</text:span></text:p>
      <text:p text:style-name="Standard"><text:soft-page-break/>2. (to purify) </text:p>
      <text:p text:style-name="Standard">a. <text:a xlink:type="simple" xlink:href="http://www.spanishdict.com/translate/to%20clarify" text:style-name="Internet_20_link" text:visited-style-name="Visited_20_Internet_20_Link">to clarify</text:a> </text:p>
      <text:p text:style-name="Standard">El agua de la piscina se veía turbia pero lograron clarificarla agregándole más cloro.<text:span text:style-name="Emphasis">The water in the pool looked murky, but they were able to clarify it by adding more chlorine.</text:span></text:p>
      <text:p text:style-name="Standard">clarifi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clear up) </text:p>
      <text:p text:style-name="Standard">a. <text:a xlink:type="simple" xlink:href="http://www.spanishdict.com/translate/to%20become%20clear" text:style-name="Internet_20_link" text:visited-style-name="Visited_20_Internet_20_Link">to become clear</text:a> </text:p>
      <text:p text:style-name="Standard">La situación era algo confusa al principio pero poco a poco se clarificó.<text:span text:style-name="Emphasis">The situation was a bit confused at first but little by little it became clearer.</text:span></text:p>
      <text:p text:style-name="Standard">clasifi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order) </text:p>
      <text:p text:style-name="Standard">a. <text:a xlink:type="simple" xlink:href="http://www.spanishdict.com/translate/to%20classify" text:style-name="Internet_20_link" text:visited-style-name="Visited_20_Internet_20_Link">to classify</text:a> </text:p>
      <text:p text:style-name="Standard">Tienen que clasificar las palabras de acuerdo con el número de sílabas.<text:span text:style-name="Emphasis">You have to classify the words according to the number of syllables.</text:span></text:p>
      <text:p text:style-name="Standard">b. <text:a xlink:type="simple" xlink:href="http://www.spanishdict.com/translate/to%20sort" text:style-name="Internet_20_link" text:visited-style-name="Visited_20_Internet_20_Link">to sort</text:a> </text:p>
      <text:p text:style-name="Standard">¿Quieres que clasifique los DVD por géneros o por orden alfabético?<text:span text:style-name="Emphasis">Do you want me to sort the DVDs by genre or in alphabetical order?</text:span></text:p>
      <text:p text:style-name="Standard">c. <text:a xlink:type="simple" xlink:href="http://www.spanishdict.com/translate/to%20put%20in%20order" text:style-name="Internet_20_link" text:visited-style-name="Visited_20_Internet_20_Link">to put in order</text:a> </text:p>
      <text:p text:style-name="Standard">Clasifiqué las facturas según su fecha.<text:span text:style-name="Emphasis">I put the invoices in order according to their date.</text:span></text:p>
      <text:p text:style-name="Standard">d. <text:a xlink:type="simple" xlink:href="http://www.spanishdict.com/translate/to%20rank" text:style-name="Internet_20_link" text:visited-style-name="Visited_20_Internet_20_Link">to rank</text:a> </text:p>
      <text:p text:style-name="Standard">Clasifica los alimentos en función de su aporte calórico.<text:span text:style-name="Emphasis">Rank these foods according to their calorie content.</text:span></text:p>
      <text:p text:style-name="Standard">2. (to categorize) </text:p>
      <text:p text:style-name="Standard">a. <text:a xlink:type="simple" xlink:href="http://www.spanishdict.com/translate/to%20classify" text:style-name="Internet_20_link" text:visited-style-name="Visited_20_Internet_20_Link">to classify</text:a> </text:p>
      <text:p text:style-name="Standard">El documento fue clasificado como confidencial.<text:span text:style-name="Emphasis">The document was classified as confidential.</text:span></text:p>
      <text:p text:style-name="Standard">b. <text:a xlink:type="simple" xlink:href="http://www.spanishdict.com/translate/to%20class" text:style-name="Internet_20_link" text:visited-style-name="Visited_20_Internet_20_Link">to class</text:a> </text:p>
      <text:p text:style-name="Standard">Los medios de comunicación clasificaron el atentado terrorista de "auténtica barbarie".<text:span text:style-name="Emphasis">The media classed the terrorist attack as "real savagery."</text:span></text:p>
      <text:p text:style-name="Standard">c. <text:a xlink:type="simple" xlink:href="http://www.spanishdict.com/translate/to%20rank" text:style-name="Internet_20_link" text:visited-style-name="Visited_20_Internet_20_Link">to rank</text:a> </text:p>
      <text:p text:style-name="Standard">El hotel fue clasificado como cinco estrellas.<text:span text:style-name="Emphasis">The hotel was ranked as having five star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pass to the following stage) (Latin America) </text:p>
      <text:p text:style-name="Standard">a. <text:a xlink:type="simple" xlink:href="http://www.spanishdict.com/translate/to%20qualify" text:style-name="Internet_20_link" text:visited-style-name="Visited_20_Internet_20_Link">to qualify</text:a> </text:p>
      <text:p text:style-name="Standard">Argentina ganó el partido y clasificó.<text:span text:style-name="Emphasis">Argentina won the match and qualified.</text:span></text:p>
      <text:p text:style-name="Standard">clasifi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pass to the following stage) </text:p>
      <text:p text:style-name="Standard">a. <text:a xlink:type="simple" xlink:href="http://www.spanishdict.com/translate/to%20qualify" text:style-name="Internet_20_link" text:visited-style-name="Visited_20_Internet_20_Link">to qualify</text:a> </text:p>
      <text:p text:style-name="Standard">Tras ganar el partido del martes, Colombia se clasificó a la siguiente ronda.<text:span text:style-name="Emphasis">Colombia qualified for the next round after winning Tuesday's game.</text:span></text:p>
      <text:p text:style-name="Standard">b. <text:a xlink:type="simple" xlink:href="http://www.spanishdict.com/translate/to%20get%20through" text:style-name="Internet_20_link" text:visited-style-name="Visited_20_Internet_20_Link">to get through</text:a> </text:p>
      <text:p text:style-name="Standard">Es la quinta vez que el Barcelona se clasifica para la final.<text:span text:style-name="Emphasis">Barcelona got through to the final for the fifth time.</text:span></text:p>
      <text:p text:style-name="Standard">5. (to end) </text:p>
      <text:p text:style-name="Standard">a. <text:a xlink:type="simple" xlink:href="http://www.spanishdict.com/translate/to%20finish" text:style-name="Internet_20_link" text:visited-style-name="Visited_20_Internet_20_Link">to finish</text:a> </text:p>
      <text:p text:style-name="Standard">Una corredora keniana se clasificó primera en el maratón de mujeres.<text:span text:style-name="Emphasis">A Kenyan runner finished first in the women's marathon.</text:span></text:p>
      <text:p text:style-name="Standard">b. <text:a xlink:type="simple" xlink:href="http://www.spanishdict.com/translate/to%20come%20in" text:style-name="Internet_20_link" text:visited-style-name="Visited_20_Internet_20_Link">to come in</text:a> </text:p>
      <text:p text:style-name="Standard">El atleta mexicano se clasificó segundo en la carrera de 100 metros.<text:span text:style-name="Emphasis">The Mexican athlete came in second in the 100-meter dash.</text:span></text:p>
      <text:p text:style-name="Standard"><text:soft-page-break/>c. <text:a xlink:type="simple" xlink:href="http://www.spanishdict.com/translate/to%20come" text:style-name="Internet_20_link" text:visited-style-name="Visited_20_Internet_20_Link">to come</text:a> (United Kingdom) </text:p>
      <text:p text:style-name="Standard">Mi hija se clasificó tercera en el campeonato de natación de la escuela.<text:span text:style-name="Emphasis">My daughter came third in the school swimming championship.</text:span></text:p>
      <text:p text:style-name="Standard">desta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irect attention to) </text:p>
      <text:p text:style-name="Standard">a. <text:a xlink:type="simple" xlink:href="http://www.spanishdict.com/translate/to%20emphasize" text:style-name="Internet_20_link" text:visited-style-name="Visited_20_Internet_20_Link">to emphasize</text:a> (United States) </text:p>
      <text:p text:style-name="Standard">Hay que destacar la importancia de asistir a clase para aprobar la materia.<text:span text:style-name="Emphasis">We've got to emphasize the importance of attending class to pass the subject.</text:span></text:p>
      <text:p text:style-name="Standard">b. <text:a xlink:type="simple" xlink:href="http://www.spanishdict.com/translate/to%20emphasise" text:style-name="Internet_20_link" text:visited-style-name="Visited_20_Internet_20_Link">to emphasise</text:a> (United Kingdom) </text:p>
      <text:p text:style-name="Standard">El presidente destacó su compromiso con el cambio.<text:span text:style-name="Emphasis">The president emphasised his commitment to change.</text:span></text:p>
      <text:p text:style-name="Standard">c. <text:a xlink:type="simple" xlink:href="http://www.spanishdict.com/translate/to%20stress" text:style-name="Internet_20_link" text:visited-style-name="Visited_20_Internet_20_Link">to stress</text:a> </text:p>
      <text:p text:style-name="Standard">El artículo destaca las diferencias entre un abordaje teórico y uno práctico.<text:span text:style-name="Emphasis">The article stresses the differences between a theoretical and a practical approach.</text:span></text:p>
      <text:p text:style-name="Standard">d. <text:a xlink:type="simple" xlink:href="http://www.spanishdict.com/translate/to%20highlight" text:style-name="Internet_20_link" text:visited-style-name="Visited_20_Internet_20_Link">to highlight</text:a> </text:p>
      <text:p text:style-name="Standard">Quisiera destacar el efecto de las medidas que se piensan tomar en los próximos días.<text:span text:style-name="Emphasis">I'd like to highlight the effects of the policies that they're planning to adopt in the next few days.</text:span></text:p>
      <text:p text:style-name="Standard">2. (to send) </text:p>
      <text:p text:style-name="Standard">a. <text:a xlink:type="simple" xlink:href="http://www.spanishdict.com/translate/to%20detail" text:style-name="Internet_20_link" text:visited-style-name="Visited_20_Internet_20_Link">to detail</text:a> </text:p>
      <text:p text:style-name="Standard">Las tropas fueron destacadas para defender la frontera.<text:span text:style-name="Emphasis">The troops were detailed to defend the border.</text:span></text:p>
      <text:p text:style-name="Standard">b. <text:a xlink:type="simple" xlink:href="http://www.spanishdict.com/translate/to%20station" text:style-name="Internet_20_link" text:visited-style-name="Visited_20_Internet_20_Link">to station</text:a> </text:p>
      <text:p text:style-name="Standard">Rudi estuvo destacado en la Antártida durante un año.<text:span text:style-name="Emphasis">Rudi was stationed in the Antarctic for a year.</text:span></text:p>
      <text:p text:style-name="Standard">c. <text:a xlink:type="simple" xlink:href="http://www.spanishdict.com/translate/to%20post" text:style-name="Internet_20_link" text:visited-style-name="Visited_20_Internet_20_Link">to post</text:a> </text:p>
      <text:p text:style-name="Standard">Tuvieron que destacar más guardias en los puestos fronterizos.<text:span text:style-name="Emphasis">They had to post more guards at border points.</text:span></text:p>
      <text:p text:style-name="Standard">d. <text:a xlink:type="simple" xlink:href="http://www.spanishdict.com/translate/to%20assign" text:style-name="Internet_20_link" text:visited-style-name="Visited_20_Internet_20_Link">to assign</text:a> </text:p>
      <text:p text:style-name="Standard">Smith fue destacado a Alemania en 1944.<text:span text:style-name="Emphasis">Smith was assigned to Germany in 1944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be conspicuous) </text:p>
      <text:p text:style-name="Standard">a. <text:a xlink:type="simple" xlink:href="http://www.spanishdict.com/translate/to%20stand%20out" text:style-name="Internet_20_link" text:visited-style-name="Visited_20_Internet_20_Link">to stand out</text:a> </text:p>
      <text:p text:style-name="Standard">Esa joven destaca por su belleza.<text:span text:style-name="Emphasis">That young woman stands out because of her beauty.</text:span></text:p>
      <text:p text:style-name="Standard">desta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be conspicuous) </text:p>
      <text:p text:style-name="Standard">a. <text:a xlink:type="simple" xlink:href="http://www.spanishdict.com/translate/to%20stand%20out" text:style-name="Internet_20_link" text:visited-style-name="Visited_20_Internet_20_Link">to stand out</text:a> </text:p>
      <text:p text:style-name="Standard">Laura se destaca por sus habilidades artísticas.<text:span text:style-name="Emphasis">Laura stands out because of her artistic abilities.</text:span></text:p>
      <text:p text:style-name="Standard">b. <text:a xlink:type="simple" xlink:href="http://www.spanishdict.com/translate/to%20be%20outlined" text:style-name="Internet_20_link" text:visited-style-name="Visited_20_Internet_20_Link">to be outlined</text:a> </text:p>
      <text:p text:style-name="Standard">En el cuadro, la punta del campanario se destaca contra la puesta del sol.<text:span text:style-name="Emphasis">In the picture, the tip of the bell tower is outlined against the blue sky.</text:span></text:p>
      <text:p text:style-name="Standard">c. <text:a xlink:type="simple" xlink:href="http://www.spanishdict.com/translate/to%20be%20silhouetted" text:style-name="Internet_20_link" text:visited-style-name="Visited_20_Internet_20_Link">to be silhouetted</text:a> </text:p>
      <text:p text:style-name="Standard">La luna roja se destacaba contra el cielo oscuro.<text:span text:style-name="Emphasis">The red moon was silhouetted against the dark sky.</text:span></text:p>
      <text:p text:style-name="Standard">justifi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ove to be right) </text:p>
      <text:p text:style-name="Standard">a. <text:a xlink:type="simple" xlink:href="http://www.spanishdict.com/translate/to%20justify" text:style-name="Internet_20_link" text:visited-style-name="Visited_20_Internet_20_Link">to justify</text:a> </text:p>
      <text:p text:style-name="Standard">Mario justificó su enfado diciendo que había tenido un mal día.<text:span text:style-name="Emphasis">Mario justified his behavior saying he had had a bad day.</text:span></text:p>
      <text:p text:style-name="Standard">b. <text:a xlink:type="simple" xlink:href="http://www.spanishdict.com/translate/to%20excuse" text:style-name="Internet_20_link" text:visited-style-name="Visited_20_Internet_20_Link">to excuse</text:a> </text:p>
      <text:p text:style-name="Standard">Justifiqué mi ausencia en la reunión presentando un permiso de baja.<text:span text:style-name="Emphasis">I excused my absence in the meeting by giving a medical leave.</text:span></text:p>
      <text:p text:style-name="Standard"><text:soft-page-break/>2. (to account for) </text:p>
      <text:p text:style-name="Standard">a. <text:a xlink:type="simple" xlink:href="http://www.spanishdict.com/translate/to%20explain" text:style-name="Internet_20_link" text:visited-style-name="Visited_20_Internet_20_Link">to explain</text:a> </text:p>
      <text:p text:style-name="Standard">El profesor pidió al estudiante que justificara su respuesta en el examen.<text:span text:style-name="Emphasis">The teacher asked the student to explain his answer on the exam.</text:span></text:p>
      <text:p text:style-name="Standard">3. (typography) </text:p>
      <text:p text:style-name="Standard">a. <text:a xlink:type="simple" xlink:href="http://www.spanishdict.com/translate/to%20justify" text:style-name="Internet_20_link" text:visited-style-name="Visited_20_Internet_20_Link">to justify</text:a> </text:p>
      <text:p text:style-name="Standard">Nos dijeron que el texto debía estar justificado a la izquierda.<text:span text:style-name="Emphasis">They told us that the text should be justified to the left.</text:span></text:p>
      <text:p text:style-name="Standard">justifi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apologize) </text:p>
      <text:p text:style-name="Standard">a. <text:a xlink:type="simple" xlink:href="http://www.spanishdict.com/translate/to%20make%20excuses%20for%20oneself" text:style-name="Internet_20_link" text:visited-style-name="Visited_20_Internet_20_Link">to make excuses for oneself</text:a> </text:p>
      <text:p text:style-name="Standard">Juan se justificó por el retraso diciendo que no le había sonado la alarma.<text:span text:style-name="Emphasis">Juan made excuses for himself for being late saying that the alarm didn't ring.</text:span></text:p>
      <text:p text:style-name="Standard">b. <text:a xlink:type="simple" xlink:href="http://www.spanishdict.com/translate/to%20justify%20oneself" text:style-name="Internet_20_link" text:visited-style-name="Visited_20_Internet_20_Link">to justify oneself</text:a> </text:p>
      <text:p text:style-name="Standard">Cuando se te olvida algo, siempre te justificas diciendo que es mi culpa por no apuntarlo.<text:span text:style-name="Emphasis">When you forget something, you always justify yourself by saying that it's my fault for not writing it down.</text:span></text:p>
      <text:p text:style-name="Standard">c. <text:a xlink:type="simple" xlink:href="http://www.spanishdict.com/translate/to%20excuse%20oneself" text:style-name="Internet_20_link" text:visited-style-name="Visited_20_Internet_20_Link">to excuse oneself</text:a> </text:p>
      <text:p text:style-name="Standard">Si te justificas lo que dices, es porque no tienes confianza en ti mismo.<text:span text:style-name="Emphasis">If you excuse yourself for what you say, it's because you're not confident in yourself.</text:span></text:p>
      <text:p text:style-name="Standard">5. (to make sense) </text:p>
      <text:p text:style-name="Standard">a. <text:a xlink:type="simple" xlink:href="http://www.spanishdict.com/translate/to%20be%20justified" text:style-name="Internet_20_link" text:visited-style-name="Visited_20_Internet_20_Link">to be justified</text:a> </text:p>
      <text:p text:style-name="Standard">Mi decisión de irme se justifica si piensas en cómo me has tratado.<text:span text:style-name="Emphasis">My decision to leave is justified if you think of how you treated me.</text:span></text:p>
      <text:p text:style-name="Standard">autori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ermit) </text:p>
      <text:p text:style-name="Standard">a. <text:a xlink:type="simple" xlink:href="http://www.spanishdict.com/translate/to%20authorize" text:style-name="Internet_20_link" text:visited-style-name="Visited_20_Internet_20_Link">to authorize</text:a> (United States) </text:p>
      <text:p text:style-name="Standard">Como el ayuntamiento no había autorizado la manifestación se consideraba ilegal.<text:span text:style-name="Emphasis">Since the town hall had not authorized the demonstration it was considered illegal.</text:span></text:p>
      <text:p text:style-name="Standard">b. <text:a xlink:type="simple" xlink:href="http://www.spanishdict.com/translate/to%20authorise" text:style-name="Internet_20_link" text:visited-style-name="Visited_20_Internet_20_Link">to authorise</text:a> (United Kingdom) </text:p>
      <text:p text:style-name="Standard">En el correo no te van a entregar una carta para mí a menos que yo te autorice.<text:span text:style-name="Emphasis">The post office won't give you a letter for me if I don't authorise you first.</text:span></text:p>
      <text:p text:style-name="Standard">c. <text:a xlink:type="simple" xlink:href="http://www.spanishdict.com/translate/to%20allow" text:style-name="Internet_20_link" text:visited-style-name="Visited_20_Internet_20_Link">to allow</text:a> </text:p>
      <text:p text:style-name="Standard">Pocas personas están autorizadas para entrar en el teatro antes de que empiece la obra.<text:span text:style-name="Emphasis">Not many people are allowed to enter the theater before the play starts.</text:span></text:p>
      <text:p text:style-name="Standard">d. <text:a xlink:type="simple" xlink:href="http://www.spanishdict.com/translate/to%20approve" text:style-name="Internet_20_link" text:visited-style-name="Visited_20_Internet_20_Link">to approve</text:a> </text:p>
      <text:p text:style-name="Standard">El gobierno autorizó la extradición del periodista a los Estados Unidos en febrero de 2013.<text:span text:style-name="Emphasis">The government approved the journalist's extradition to the United States in February 2013.</text:span></text:p>
      <text:p text:style-name="Standard">2. (to entitle) </text:p>
      <text:p text:style-name="Standard">a. <text:a xlink:type="simple" xlink:href="http://www.spanishdict.com/translate/to%20authorize" text:style-name="Internet_20_link" text:visited-style-name="Visited_20_Internet_20_Link">to authorize</text:a> (United States) </text:p>
      <text:p text:style-name="Standard">Lo siento, no estamos autorizados para dar este tipo de información.<text:span text:style-name="Emphasis">I'm sorry, we're not authorized to give out that kind of information.</text:span></text:p>
      <text:p text:style-name="Standard">b. <text:a xlink:type="simple" xlink:href="http://www.spanishdict.com/translate/to%20authorise" text:style-name="Internet_20_link" text:visited-style-name="Visited_20_Internet_20_Link">to authorise</text:a> (United Kingdom) </text:p>
      <text:p text:style-name="Standard">El artículo 51 autoriza a los estados miembros a emprender acciones de autodefensa ante una amenaza contra su seguridad.<text:span text:style-name="Emphasis">Article 51 authorises member states to take action to defend themselves against threats to their security.</text:span></text:p>
      <text:p text:style-name="Standard">c. <text:a xlink:type="simple" xlink:href="http://www.spanishdict.com/translate/to%20give%20the%20right" text:style-name="Internet_20_link" text:visited-style-name="Visited_20_Internet_20_Link">to give the right</text:a> </text:p>
      <text:p text:style-name="Standard">Esta tarjeta bancaria no te autoriza para sobregirar tu cuenta.<text:span text:style-name="Emphasis">This bank card does not give you the right to overdraw your account.</text:span></text:p>
      <text:p text:style-name="Standard">cru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<text:soft-page-break/>1. (to traverse) </text:p>
      <text:p text:style-name="Standard">a. <text:a xlink:type="simple" xlink:href="http://www.spanishdict.com/translate/to%20cross" text:style-name="Internet_20_link" text:visited-style-name="Visited_20_Internet_20_Link">to cross</text:a> </text:p>
      <text:p text:style-name="Standard">Vamos a cruzar la frontera en Tijuana.<text:span text:style-name="Emphasis">We're going to cross the border at Tijuana.</text:span></text:p>
      <text:p text:style-name="Standard">b. <text:a xlink:type="simple" xlink:href="http://www.spanishdict.com/translate/to%20go%20across" text:style-name="Internet_20_link" text:visited-style-name="Visited_20_Internet_20_Link">to go across</text:a> </text:p>
      <text:p text:style-name="Standard">Roberto cruzó el puente para entrar al pueblo.<text:span text:style-name="Emphasis">Roberto went across the bridge to enter the town.</text:span></text:p>
      <text:p text:style-name="Standard">2. (to fold crosswise) </text:p>
      <text:p text:style-name="Standard">a. <text:a xlink:type="simple" xlink:href="http://www.spanishdict.com/translate/to%20cross" text:style-name="Internet_20_link" text:visited-style-name="Visited_20_Internet_20_Link">to cross</text:a> </text:p>
      <text:p text:style-name="Standard">El gurú se sentó tranquilamente y cruzó las piernas para meditar.<text:span text:style-name="Emphasis">The guru sat down quietly and crossed his legs to meditate.</text:span></text:p>
      <text:p text:style-name="Standard">b. <text:a xlink:type="simple" xlink:href="http://www.spanishdict.com/translate/to%20fold" text:style-name="Internet_20_link" text:visited-style-name="Visited_20_Internet_20_Link">to fold</text:a> </text:p>
      <text:p text:style-name="Standard">El niño cruzó los brazos y me quedó mirando fijamente.<text:span text:style-name="Emphasis">The boy folded his arms and stood there looking at me intently.</text:span></text:p>
      <text:p text:style-name="Standard">3. (to occur to) </text:p>
      <text:p text:style-name="Standard">a. <text:a xlink:type="simple" xlink:href="http://www.spanishdict.com/translate/to%20cross" text:style-name="Internet_20_link" text:visited-style-name="Visited_20_Internet_20_Link">to cross</text:a> </text:p>
      <text:p text:style-name="Standard">Nunca le cruza por la cabeza ayudarme.<text:span text:style-name="Emphasis">It never crosses her mind to help me.</text:span></text:p>
      <text:p text:style-name="Standard">4. (to interchange) </text:p>
      <text:p text:style-name="Standard">a. <text:a xlink:type="simple" xlink:href="http://www.spanishdict.com/translate/to%20exchange" text:style-name="Internet_20_link" text:visited-style-name="Visited_20_Internet_20_Link">to exchange</text:a> </text:p>
      <text:p text:style-name="Standard">Desde que se separaron, ya no cruzan palabras al encontrarse.<text:span text:style-name="Emphasis">Since they broke up, they don't exchange any words when they meet.</text:span></text:p>
      <text:p text:style-name="Standard">5. (to crossbreed) </text:p>
      <text:p text:style-name="Standard">a. <text:a xlink:type="simple" xlink:href="http://www.spanishdict.com/translate/to%20cross" text:style-name="Internet_20_link" text:visited-style-name="Visited_20_Internet_20_Link">to cross</text:a> </text:p>
      <text:p text:style-name="Standard">Los granjeros cruzaron una yegua con un burro para conseguir una mula.<text:span text:style-name="Emphasis">The farmers crossed a mare with a donkey to get a mule.</text:span></text:p>
      <text:p text:style-name="Standard">6. (to strike out) </text:p>
      <text:p text:style-name="Standard">a. <text:a xlink:type="simple" xlink:href="http://www.spanishdict.com/translate/to%20cross%20out" text:style-name="Internet_20_link" text:visited-style-name="Visited_20_Internet_20_Link">to cross out</text:a> </text:p>
      <text:p text:style-name="Standard">Cruza esta palabra que escribiste dos veces.<text:span text:style-name="Emphasis">Cross out this word that you wrote twice.</text:span></text:p>
      <text:p text:style-name="Standard">7. (finance) (United Kingdom) </text:p>
      <text:p text:style-name="Standard">a. <text:a xlink:type="simple" xlink:href="http://www.spanishdict.com/translate/to%20cross" text:style-name="Internet_20_link" text:visited-style-name="Visited_20_Internet_20_Link">to cross</text:a> </text:p>
      <text:p text:style-name="Standard">Steven cruzó el cheque para poder depositarlo.<text:span text:style-name="Emphasis">Steven crossed the cheque in order to be able to deposit i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8. (to go from one side to another) </text:p>
      <text:p text:style-name="Standard">a. <text:a xlink:type="simple" xlink:href="http://www.spanishdict.com/translate/to%20cross" text:style-name="Internet_20_link" text:visited-style-name="Visited_20_Internet_20_Link">to cross</text:a> </text:p>
      <text:p text:style-name="Standard">¿Está bien cruzar aquí?<text:span text:style-name="Emphasis">Is it alright to cross here?</text:span></text:p>
      <text:p text:style-name="Standard">cruz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9. (to converge) </text:p>
      <text:p text:style-name="Standard">a. <text:a xlink:type="simple" xlink:href="http://www.spanishdict.com/translate/to%20cross" text:style-name="Internet_20_link" text:visited-style-name="Visited_20_Internet_20_Link">to cross</text:a> </text:p>
      <text:p text:style-name="Standard">La avenida Lázaro Cárdenas y el anillo periférico se cruzan en el sur.<text:span text:style-name="Emphasis">Lazaro Cardenas Avenue and the beltway cross in the south.</text:span></text:p>
      <text:p text:style-name="Standard">b. <text:a xlink:type="simple" xlink:href="http://www.spanishdict.com/translate/to%20intersect" text:style-name="Internet_20_link" text:visited-style-name="Visited_20_Internet_20_Link">to intersect</text:a> </text:p>
      <text:p text:style-name="Standard">Como estas líneas son paralelas, nunca se cruzan.<text:span text:style-name="Emphasis">Since these lines are parallel, they never intersect.</text:span></text:p>
      <text:p text:style-name="Standard">c. <text:a xlink:type="simple" xlink:href="http://www.spanishdict.com/translate/to%20meet" text:style-name="Internet_20_link" text:visited-style-name="Visited_20_Internet_20_Link">to meet</text:a> </text:p>
      <text:p text:style-name="Standard">La avenida Hidalgo se cruza con Federalismo a cinco kilómetros al norte.<text:span text:style-name="Emphasis">Hidalgo Avenue meets Federalismo five kilometers to the north.</text:span></text:p>
      <text:p text:style-name="Standard">10. (to move past) </text:p>
      <text:p text:style-name="Standard">a. <text:a xlink:type="simple" xlink:href="http://www.spanishdict.com/translate/to%20pass" text:style-name="Internet_20_link" text:visited-style-name="Visited_20_Internet_20_Link">to pass</text:a> </text:p>
      <text:p text:style-name="Standard">Enrique se cruzó con su papá en el estacionamiento sin darse cuenta.<text:span text:style-name="Emphasis">Enrique passed his dad in the parking lot without noticing.</text:span></text:p>
      <text:p text:style-name="Standard">b. <text:a xlink:type="simple" xlink:href="http://www.spanishdict.com/translate/to%20pass%20each%20other" text:style-name="Internet_20_link" text:visited-style-name="Visited_20_Internet_20_Link">to pass each other</text:a> </text:p>
      <text:p text:style-name="Standard">Un crucero que iba saliendo se cruzó con uno que venía llegando.<text:span text:style-name="Emphasis">A cruise ship on its way out and another on its way in passed each other.</text:span></text:p>
      <text:p text:style-name="Standard"><text:soft-page-break/>11. (to meet on the way) </text:p>
      <text:p text:style-name="Standard">a. <text:a xlink:type="simple" xlink:href="http://www.spanishdict.com/translate/to%20see%20each%20other" text:style-name="Internet_20_link" text:visited-style-name="Visited_20_Internet_20_Link">to see each other</text:a> </text:p>
      <text:p text:style-name="Standard">Las compañeras se cruzaron en el supermercado pero no tuvieron tiempo de platicar.<text:span text:style-name="Emphasis">The coworkers saw each other in the supermarket, but they didn't have time to talk.</text:span></text:p>
      <text:p text:style-name="Standard">b. <text:a xlink:type="simple" xlink:href="http://www.spanishdict.com/translate/to%20bump%20into" text:style-name="Internet_20_link" text:visited-style-name="Visited_20_Internet_20_Link">to bump into</text:a> </text:p>
      <text:p text:style-name="Standard">Me crucé con Rebeca en el metro esta mañana rumbo al trabajo.<text:span text:style-name="Emphasis">I bumped into Rebeca in the subway this morning on my way to work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2. (to obstruct) </text:p>
      <text:p text:style-name="Standard">a. <text:a xlink:type="simple" xlink:href="http://www.spanishdict.com/translate/to%20pull%20out%20in%20front%20of" text:style-name="Internet_20_link" text:visited-style-name="Visited_20_Internet_20_Link">to pull out in front of</text:a> </text:p>
      <text:p text:style-name="Standard">Cuando sacaba el carro de la cochera, se me cruzó un niño en patineta.<text:span text:style-name="Emphasis">As I was backing the car out of the garage, a boy on a skateboard pulled out in front of me.</text:span></text:p>
      <text:p text:style-name="Standard">b. <text:a xlink:type="simple" xlink:href="http://www.spanishdict.com/translate/to%20cut%20off" text:style-name="Internet_20_link" text:visited-style-name="Visited_20_Internet_20_Link">to cut off</text:a> </text:p>
      <text:p text:style-name="Standard">Se me cruzó un Hummer y casi le pegué por atrás.<text:span text:style-name="Emphasis">A Hummer cut me off and I almost rear-ended it.</text:span></text:p>
      <text:p text:style-name="Standard">for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oblige) </text:p>
      <text:p text:style-name="Standard">a. <text:a xlink:type="simple" xlink:href="http://www.spanishdict.com/translate/to%20force" text:style-name="Internet_20_link" text:visited-style-name="Visited_20_Internet_20_Link">to force</text:a> </text:p>
      <text:p text:style-name="Standard">Los secuestradores lo forzaron a subir al auto.<text:span text:style-name="Emphasis">The kidnappers forced him to get into the car.</text:span></text:p>
      <text:p text:style-name="Standard">2. (to break open) </text:p>
      <text:p text:style-name="Standard">a. <text:a xlink:type="simple" xlink:href="http://www.spanishdict.com/translate/to%20force" text:style-name="Internet_20_link" text:visited-style-name="Visited_20_Internet_20_Link">to force</text:a> </text:p>
      <text:p text:style-name="Standard">Los ladrones forzaron la cerradura.<text:span text:style-name="Emphasis">The thieves forced the lock.</text:span></text:p>
      <text:p text:style-name="Standard">3. (to stress) </text:p>
      <text:p text:style-name="Standard">a. <text:a xlink:type="simple" xlink:href="http://www.spanishdict.com/translate/to%20strain" text:style-name="Internet_20_link" text:visited-style-name="Visited_20_Internet_20_Link">to strain</text:a> (eyesight or voice) </text:p>
      <text:p text:style-name="Standard">Fuerzas la vista cada vez que olvidas tus lentes.<text:span text:style-name="Emphasis">You strain your sight every time you forget your glasses.</text:span></text:p>
      <text:p text:style-name="Standard">4. (sexually) </text:p>
      <text:p text:style-name="Standard">a. <text:a xlink:type="simple" xlink:href="http://www.spanishdict.com/translate/to%20rape" text:style-name="Internet_20_link" text:visited-style-name="Visited_20_Internet_20_Link">to rape</text:a> </text:p>
      <text:p text:style-name="Standard">Unos tipos la forzaron en el callejón.<text:span text:style-name="Emphasis">Some guys raped her in the alley.</text:span></text:p>
      <text:p text:style-name="Standard">forz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make oneself) </text:p>
      <text:p text:style-name="Standard">a. <text:a xlink:type="simple" xlink:href="http://www.spanishdict.com/translate/to%20force%20oneself" text:style-name="Internet_20_link" text:visited-style-name="Visited_20_Internet_20_Link">to force oneself</text:a> </text:p>
      <text:p text:style-name="Standard">Todos los días me fuerzo a hacer un poco de ejercicio.<text:span text:style-name="Emphasis">Every day I force myself to get some exercise.</text:span></text:p>
      <text:p text:style-name="Standard">6. (to force) </text:p>
      <text:p text:style-name="Standard">a. <text:a xlink:type="simple" xlink:href="http://www.spanishdict.com/translate/to%20be%20forced" text:style-name="Internet_20_link" text:visited-style-name="Visited_20_Internet_20_Link">to be forced</text:a> </text:p>
      <text:p text:style-name="Standard">Se forzó a los alumnos a participar en algún deporte.<text:span text:style-name="Emphasis">The students were forced to participate in a sport.</text:span></text:p>
      <text:p text:style-name="Standard">organi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tructure) </text:p>
      <text:p text:style-name="Standard">a. <text:a xlink:type="simple" xlink:href="http://www.spanishdict.com/translate/to%20organize" text:style-name="Internet_20_link" text:visited-style-name="Visited_20_Internet_20_Link">to organize</text:a> (United States) </text:p>
      <text:p text:style-name="Standard">La biblioteca está muy bien organizada.<text:span text:style-name="Emphasis">The library is very well organized.</text:span></text:p>
      <text:p text:style-name="Standard">b. <text:a xlink:type="simple" xlink:href="http://www.spanishdict.com/translate/to%20organise" text:style-name="Internet_20_link" text:visited-style-name="Visited_20_Internet_20_Link">to organise</text:a> (United Kingdom) </text:p>
      <text:p text:style-name="Standard">He organizado los libros por género y entonces autor.<text:span text:style-name="Emphasis">I've organised the books by genre and then author.</text:span></text:p>
      <text:p text:style-name="Standard">2. (to arrange and plan) </text:p>
      <text:p text:style-name="Standard">a. <text:a xlink:type="simple" xlink:href="http://www.spanishdict.com/translate/to%20organize" text:style-name="Internet_20_link" text:visited-style-name="Visited_20_Internet_20_Link">to organize</text:a> (United States) </text:p>
      <text:p text:style-name="Standard">Voy a organizar una fiesta sorpresa para mi hermana.<text:span text:style-name="Emphasis">I'm going to organize a surprise party for my sister.</text:span></text:p>
      <text:p text:style-name="Standard">b. <text:a xlink:type="simple" xlink:href="http://www.spanishdict.com/translate/to%20organise" text:style-name="Internet_20_link" text:visited-style-name="Visited_20_Internet_20_Link">to organise</text:a> (United Kingdom) </text:p>
      <text:p text:style-name="Standard"><text:soft-page-break/>Organizamos una reunión del consejo de padres y maestros cada mes.<text:span text:style-name="Emphasis">We organise a meeting of the parent teacher council every month.</text:span></text:p>
      <text:p text:style-name="Standard">3. (to create) (Spain) </text:p>
      <text:p text:style-name="Standard">a. <text:a xlink:type="simple" xlink:href="http://www.spanishdict.com/translate/to%20cause" text:style-name="Internet_20_link" text:visited-style-name="Visited_20_Internet_20_Link">to cause</text:a> </text:p>
      <text:p text:style-name="Standard">Los manifestantes organizaron un tremendo lío afuera de la reunión del G6.<text:span text:style-name="Emphasis">The protesters caused a huge commotion outside the G6 summit.</text:span></text:p>
      <text:p text:style-name="Standard">organiz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plan one's time) </text:p>
      <text:p text:style-name="Standard">a. <text:a xlink:type="simple" xlink:href="http://www.spanishdict.com/translate/to%20organize%20oneself" text:style-name="Internet_20_link" text:visited-style-name="Visited_20_Internet_20_Link">to organize oneself</text:a> (United States) </text:p>
      <text:p text:style-name="Standard">Me tengo que organizar mejor para aprovechar el tiempo.<text:span text:style-name="Emphasis">I have to organize myself better to make good use of time.</text:span></text:p>
      <text:p text:style-name="Standard">b. <text:a xlink:type="simple" xlink:href="http://www.spanishdict.com/translate/to%20organise%20oneself" text:style-name="Internet_20_link" text:visited-style-name="Visited_20_Internet_20_Link">to organise oneself</text:a> (United Kingdom) </text:p>
      <text:p text:style-name="Standard">El candidato ideal deberá, desde luego, saber organizarse sin mucha supervisión.<text:span text:style-name="Emphasis">The ideal candidate should, of course, know how to organise herself without much supervision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break out) (Spain) </text:p>
      <text:p text:style-name="Standard">a. no direct translation </text:p>
      <text:p text:style-name="Standard">Se organizó una pelea afuera del bar.<text:span text:style-name="Emphasis">There was a fight outside the bar.</text:span></text:p>
      <text:p text:style-name="Standard">Cuando el jugador del Real Madrid se fue al Barcelona, se organizó menudo escándalo.<text:span text:style-name="Emphasis">When the Real Madrid player left for Barcelona, all hell broke loose.</text:span></text:p>
      <text:p text:style-name="Standard">simboliz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<text:a xlink:type="simple" xlink:href="http://www.spanishdict.com/translate/to%20symbolize" text:style-name="Internet_20_link" text:visited-style-name="Visited_20_Internet_20_Link">to symbolize</text:a> </text:p>
      <text:p text:style-name="Standard">La mirada perdida de la mujer del cuadro simboliza la nostalgia por el pasado.<text:span text:style-name="Emphasis">The woman's faraway gaze in the painting symbolizes her nostalgia for the past.</text:span></text:p>
      <text:p text:style-name="Standard">b. <text:a xlink:type="simple" xlink:href="http://www.spanishdict.com/translate/to%20symbolise" text:style-name="Internet_20_link" text:visited-style-name="Visited_20_Internet_20_Link">to symbolise</text:a> (United Kingdom) </text:p>
      <text:p text:style-name="Standard">La paz se suele simbolizar con una paloma blanca.<text:span text:style-name="Emphasis">Peace is often symbolised by a white dove.</text:span></text:p>
      <text:p text:style-name="Standard">tropezar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1. (to hit accidentally; often used with "con") </text:p>
      <text:p text:style-name="Standard">a. <text:a xlink:type="simple" xlink:href="http://www.spanishdict.com/translate/to%20stumble" text:style-name="Internet_20_link" text:visited-style-name="Visited_20_Internet_20_Link">to stumble</text:a> </text:p>
      <text:p text:style-name="Standard">Tropecé y caí en la piscina con toda la ropa puesta.<text:span text:style-name="Emphasis">I stumbled and fell into the pool with all of my clothes on.</text:span></text:p>
      <text:p text:style-name="Standard">b. <text:a xlink:type="simple" xlink:href="http://www.spanishdict.com/translate/to%20trip" text:style-name="Internet_20_link" text:visited-style-name="Visited_20_Internet_20_Link">to trip</text:a> </text:p>
      <text:p text:style-name="Standard">Intentó saltar pero tropezó con una piedra.<text:span text:style-name="Emphasis">She tried to jump but tripped on a rock.</text:span></text:p>
      <text:p text:style-name="Standard">tropezarse</text:p>
      <text:p text:style-name="Standard"><text:a xlink:type="simple" xlink:href="http://www.spanishdict.com/topics/show/84" text:style-name="Internet_20_link" text:visited-style-name="Visited_20_Internet_20_Link">reciprocal verb</text:a></text:p>
      <text:p text:style-name="Standard">2. (to meet) </text:p>
      <text:p text:style-name="Standard">a. <text:a xlink:type="simple" xlink:href="http://www.spanishdict.com/translate/to%20run%20into" text:style-name="Internet_20_link" text:visited-style-name="Visited_20_Internet_20_Link">to run into</text:a> </text:p>
      <text:p text:style-name="Standard">Siempre nos tropezamos en el supermercado.<text:span text:style-name="Emphasis">We always run into each other at the supermarket.</text:span></text:p>
      <text:p text:style-name="Standard">detraer</text:p>
      <text:p text:style-name="Standard"><text:bookmark text:name="verbo:transitivo2"/>transitive verb</text:p>
      <text:p text:style-name="Standard"><text:bookmark text:name="13"/>1 (quitar) to remove; separate; take away</text:p>
      <text:p text:style-name="Standard"><text:bookmark text:name="23"/>2 (desviar) to turn aside</text:p>
      <text:p text:style-name="Standard"><text:bookmark text:name="3"/>3 (denigrar) to disparage; (Política) to knock (muy_familiar)</text:p>
      <text:p text:style-name="Standard">distra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revent from concentrating) </text:p>
      <text:p text:style-name="Standard">a. <text:a xlink:type="simple" xlink:href="http://www.spanishdict.com/translate/to%20distract" text:style-name="Internet_20_link" text:visited-style-name="Visited_20_Internet_20_Link">to distract</text:a> </text:p>
      <text:p text:style-name="Standard"><text:soft-page-break/>No me distraigas ahora; tengo que entregar este ensayo en media hora.<text:span text:style-name="Emphasis">Don't distract me right now; I have to turn in this essay in half an hour.</text:span></text:p>
      <text:p text:style-name="Standard">Las conversaciones de los vecinos me distraen cuando intento concentrarme.<text:span text:style-name="Emphasis">The neighbors' conversations distract me when I'm trying to concentrate.</text:span></text:p>
      <text:p text:style-name="Standard">2. (to help pass the time) </text:p>
      <text:p text:style-name="Standard">a. <text:a xlink:type="simple" xlink:href="http://www.spanishdict.com/translate/to%20amuse" text:style-name="Internet_20_link" text:visited-style-name="Visited_20_Internet_20_Link">to amuse</text:a> </text:p>
      <text:p text:style-name="Standard">Me distraen los cachorros jugando en el patio.<text:span text:style-name="Emphasis">The puppies playing on the patio amuse me.</text:span></text:p>
      <text:p text:style-name="Standard">b. <text:a xlink:type="simple" xlink:href="http://www.spanishdict.com/translate/to%20entertain" text:style-name="Internet_20_link" text:visited-style-name="Visited_20_Internet_20_Link">to entertain</text:a> </text:p>
      <text:p text:style-name="Standard">Los nietos de Ernesto lo distraen un rato y se olvida de sus penas.<text:span text:style-name="Emphasis">Ernesto's grandchildren entertain him for a while and he forgets his troubles.</text:span></text:p>
      <text:p text:style-name="Standard">c. <text:a xlink:type="simple" xlink:href="http://www.spanishdict.com/translate/to%20enjoy" text:style-name="Internet_20_link" text:visited-style-name="Visited_20_Internet_20_Link">to enjoy</text:a> </text:p>
      <text:p text:style-name="Standard">Me distrae caminar por la playa al amanecer.<text:span text:style-name="Emphasis">I enjoy walking on the beach at sunrise.</text:span></text:p>
      <text:p text:style-name="Standard">d. <text:a xlink:type="simple" xlink:href="http://www.spanishdict.com/translate/to%20take%20one%27s%20mind%20off" text:style-name="Internet_20_link" text:visited-style-name="Visited_20_Internet_20_Link">to take one's mind off</text:a> </text:p>
      <text:p text:style-name="Standard">La televisión me distrae de mis problemas.<text:span text:style-name="Emphasis">Television takes my mind off my problems.</text:span></text:p>
      <text:p text:style-name="Standard">3. (finance) </text:p>
      <text:p text:style-name="Standard">a. <text:a xlink:type="simple" xlink:href="http://www.spanishdict.com/translate/to%20embezzle" text:style-name="Internet_20_link" text:visited-style-name="Visited_20_Internet_20_Link">to embezzle</text:a> </text:p>
      <text:p text:style-name="Standard">Carmen logró distraer miles de dólares mediante pequeñas transacciones.<text:span text:style-name="Emphasis">Carmen was able to embezzle thousands of dollars via small transactions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be amusing) </text:p>
      <text:p text:style-name="Standard">a. <text:a xlink:type="simple" xlink:href="http://www.spanishdict.com/translate/to%20be%20entertaining" text:style-name="Internet_20_link" text:visited-style-name="Visited_20_Internet_20_Link">to be entertaining</text:a> </text:p>
      <text:p text:style-name="Standard">Es un programa que distrae e informa.<text:span text:style-name="Emphasis">It is an entertaining and informative program.</text:span></text:p>
      <text:p text:style-name="Standard">b. <text:a xlink:type="simple" xlink:href="http://www.spanishdict.com/translate/to%20be%20a%20good%20way%20of%20entertaining%20oneself." text:style-name="Internet_20_link" text:visited-style-name="Visited_20_Internet_20_Link">to be a good way of entertaining oneself.</text:a> </text:p>
      <text:p text:style-name="Standard">Escuchar música distrae mucho<text:span text:style-name="Emphasis">Listening to music is a good way of entertaining yourself.</text:span></text:p>
      <text:p text:style-name="Standard">distra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get sidetracked) </text:p>
      <text:p text:style-name="Standard">a. <text:a xlink:type="simple" xlink:href="http://www.spanishdict.com/translate/to%20get%20distracted" text:style-name="Internet_20_link" text:visited-style-name="Visited_20_Internet_20_Link">to get distracted</text:a> </text:p>
      <text:p text:style-name="Standard">Cuando te habla el maestro, pon atención y no te distraigas.<text:span text:style-name="Emphasis">When the teacher is talking to you, pay attention and don't get distracted.</text:span></text:p>
      <text:p text:style-name="Standard">6. (to while away time) </text:p>
      <text:p text:style-name="Standard">a. <text:a xlink:type="simple" xlink:href="http://www.spanishdict.com/translate/to%20pass%20the%20time" text:style-name="Internet_20_link" text:visited-style-name="Visited_20_Internet_20_Link">to pass the time</text:a> </text:p>
      <text:p text:style-name="Standard">Me gusta distraerme los fines de semana yendo al cine.<text:span text:style-name="Emphasis">I like to pass the time by going to the movies on the weekends.</text:span></text:p>
      <text:p text:style-name="Standard">b. <text:a xlink:type="simple" xlink:href="http://www.spanishdict.com/translate/to%20enjoy%20oneself" text:style-name="Internet_20_link" text:visited-style-name="Visited_20_Internet_20_Link">to enjoy oneself</text:a> </text:p>
      <text:p text:style-name="Standard">Yolanda se distrae jugando al golf.<text:span text:style-name="Emphasis">Yolanda enjoys herself by playing golf.</text:span></text:p>
      <text:p text:style-name="Standard">c. <text:a xlink:type="simple" xlink:href="http://www.spanishdict.com/translate/to%20keep%20oneself%20amused" text:style-name="Internet_20_link" text:visited-style-name="Visited_20_Internet_20_Link">to keep oneself amused</text:a> </text:p>
      <text:p text:style-name="Standard">La niña se distrae con sus muñecas.<text:span text:style-name="Emphasis">The little girl keeps herself amused with her dolls.</text:span></text:p>
      <text:p text:style-name="Standard">d. no direct translation </text:p>
      <text:p text:style-name="Standard">Me gusta distraerme con rompecabezas.<text:span text:style-name="Emphasis">I like doing puzzles for fun.</text:span></text:p>
      <text:p text:style-name="Standard">Mis padres pasan mucho tiempo trabajando en el jardín para distraerse.<text:span text:style-name="Emphasis">My parents spend a lot of time gardening for fun.</text:span></text:p>
      <text:p text:style-name="Standard">extra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away) </text:p>
      <text:p text:style-name="Standard">a. <text:a xlink:type="simple" xlink:href="http://www.spanishdict.com/translate/to%20extract" text:style-name="Internet_20_link" text:visited-style-name="Visited_20_Internet_20_Link">to extract</text:a> </text:p>
      <text:p text:style-name="Standard">¿Cuánto cuesta extraer una muela?<text:span text:style-name="Emphasis">How much does it cost to have a tooth extracted?</text:span></text:p>
      <text:p text:style-name="Standard">b. <text:a xlink:type="simple" xlink:href="http://www.spanishdict.com/translate/to%20pull%20out" text:style-name="Internet_20_link" text:visited-style-name="Visited_20_Internet_20_Link">to pull out</text:a> </text:p>
      <text:p text:style-name="Standard">El dentista me extrajo las muelas del juicio.<text:span text:style-name="Emphasis">The dentist pulled out my wisdom teeth.</text:span></text:p>
      <text:p text:style-name="Standard">c. <text:a xlink:type="simple" xlink:href="http://www.spanishdict.com/translate/to%20take%20out" text:style-name="Internet_20_link" text:visited-style-name="Visited_20_Internet_20_Link">to take out</text:a> </text:p>
      <text:p text:style-name="Standard">El turista extrajo un mapa de su bolsillo y me señaló una calle en el centro de la ciudad.<text:span text:style-name="Emphasis">The tourist took a map out of his pocket and pointed to a street in the city center.</text:span></text:p>
      <text:p text:style-name="Standard"><text:soft-page-break/>d. <text:a xlink:type="simple" xlink:href="http://www.spanishdict.com/translate/to%20remove" text:style-name="Internet_20_link" text:visited-style-name="Visited_20_Internet_20_Link">to remove</text:a> </text:p>
      <text:p text:style-name="Standard">Hay varias técnicas para extraer cálculos biliares.<text:span text:style-name="Emphasis">There are a number of ways to remove gallstones.</text:span></text:p>
      <text:p text:style-name="Standard">e. <text:a xlink:type="simple" xlink:href="http://www.spanishdict.com/translate/to%20get%20out" text:style-name="Internet_20_link" text:visited-style-name="Visited_20_Internet_20_Link">to get out</text:a> </text:p>
      <text:p text:style-name="Standard">Los bomberos tardaron horas en extraer los cuerpos del amasijo en que quedó convertido el automóvil.<text:span text:style-name="Emphasis">Firefighters took hours to get the bodies out of the wrecked car.</text:span></text:p>
      <text:p text:style-name="Standard">2. (to collect blood) </text:p>
      <text:p text:style-name="Standard">a. <text:a xlink:type="simple" xlink:href="http://www.spanishdict.com/translate/to%20draw" text:style-name="Internet_20_link" text:visited-style-name="Visited_20_Internet_20_Link">to draw</text:a> </text:p>
      <text:p text:style-name="Standard">La enfermera nos enseñó a extraer sangre de una vena.<text:span text:style-name="Emphasis">The nurse showed us how to draw blood from a vein.</text:span></text:p>
      <text:p text:style-name="Standard">b. <text:a xlink:type="simple" xlink:href="http://www.spanishdict.com/translate/to%20take" text:style-name="Internet_20_link" text:visited-style-name="Visited_20_Internet_20_Link">to take</text:a> </text:p>
      <text:p text:style-name="Standard">No me gusta que me extraigan sangre.<text:span text:style-name="Emphasis">I don't like having blood taken.</text:span></text:p>
      <text:p text:style-name="Standard">3. (to obtain) </text:p>
      <text:p text:style-name="Standard">a. <text:a xlink:type="simple" xlink:href="http://www.spanishdict.com/translate/to%20extract" text:style-name="Internet_20_link" text:visited-style-name="Visited_20_Internet_20_Link">to extract</text:a> </text:p>
      <text:p text:style-name="Standard">Los detectives lograron extraer valiosa información del sospechoso.<text:span text:style-name="Emphasis">The detectives managed to extract valuable information from the suspect.</text:span></text:p>
      <text:p text:style-name="Standard">4. (to deduce) </text:p>
      <text:p text:style-name="Standard">a. <text:a xlink:type="simple" xlink:href="http://www.spanishdict.com/translate/to%20draw" text:style-name="Internet_20_link" text:visited-style-name="Visited_20_Internet_20_Link">to draw</text:a> </text:p>
      <text:p text:style-name="Standard">Pudimos extraer algunas conclusiones relevantes.<text:span text:style-name="Emphasis">We were able to draw some significant conclusions.</text:span></text:p>
      <text:p text:style-name="Standard">5. (mining) </text:p>
      <text:p text:style-name="Standard">a. <text:a xlink:type="simple" xlink:href="http://www.spanishdict.com/translate/to%20extract" text:style-name="Internet_20_link" text:visited-style-name="Visited_20_Internet_20_Link">to extract</text:a> (oil or mineral) </text:p>
      <text:p text:style-name="Standard">Hay diferentes maneras de extraer oro del suelo.<text:span text:style-name="Emphasis">There are various ways to extract gold from the ground.</text:span></text:p>
      <text:p text:style-name="Standard">b. <text:a xlink:type="simple" xlink:href="http://www.spanishdict.com/translate/to%20mine" text:style-name="Internet_20_link" text:visited-style-name="Visited_20_Internet_20_Link">to mine</text:a> (mineral, stone or coal) </text:p>
      <text:p text:style-name="Standard">En esta zona se extraen muchos diamantes.<text:span text:style-name="Emphasis">Many diamonds are mined in this area.</text:span></text:p>
      <text:p text:style-name="Standard">c. <text:a xlink:type="simple" xlink:href="http://www.spanishdict.com/translate/to%20quarry" text:style-name="Internet_20_link" text:visited-style-name="Visited_20_Internet_20_Link">to quarry</text:a> (stone or slate) </text:p>
      <text:p text:style-name="Standard">Hace siglos que se extrae pizarra aquí.<text:span text:style-name="Emphasis">Slate has been quarried here for centuries.</text:span></text:p>
      <text:p text:style-name="Standard">6. (chemistry or biochemistry) </text:p>
      <text:p text:style-name="Standard">a. <text:a xlink:type="simple" xlink:href="http://www.spanishdict.com/translate/to%20extract" text:style-name="Internet_20_link" text:visited-style-name="Visited_20_Internet_20_Link">to extract</text:a> </text:p>
      <text:p text:style-name="Standard">Existe un nuevo método que permite extraer ADN antiguo de los huesos.<text:span text:style-name="Emphasis">There's a new method for extracting ancient DNA from bones.</text:span></text:p>
      <text:p text:style-name="Standard">7. (mathematics) </text:p>
      <text:p text:style-name="Standard">a. <text:a xlink:type="simple" xlink:href="http://www.spanishdict.com/translate/to%20extract" text:style-name="Internet_20_link" text:visited-style-name="Visited_20_Internet_20_Link">to extract</text:a> </text:p>
      <text:p text:style-name="Standard">Te explicaré cómo extraer una raíz cuadrada.<text:span text:style-name="Emphasis">I'll tell you how to extract a square root.</text:span></text:p>
      <text:p text:style-name="Standard">b. <text:a xlink:type="simple" xlink:href="http://www.spanishdict.com/translate/to%20calculate" text:style-name="Internet_20_link" text:visited-style-name="Visited_20_Internet_20_Link">to calculate</text:a> </text:p>
      <text:p text:style-name="Standard">No entiendo cómo extraer una raíz cúbica.<text:span text:style-name="Emphasis">I don't understand how to calculate a cube root.</text:span></text:p>
      <text:p text:style-name="Standard">8. (in a lottery or raffle) </text:p>
      <text:p text:style-name="Standard">a. <text:a xlink:type="simple" xlink:href="http://www.spanishdict.com/translate/to%20draw" text:style-name="Internet_20_link" text:visited-style-name="Visited_20_Internet_20_Link">to draw</text:a> </text:p>
      <text:p text:style-name="Standard">Este año va a extraer los números una chica de once años.<text:span text:style-name="Emphasis">An eleven-year-old girl is going to draw the numbers this year.</text:span></text:p>
      <text:p text:style-name="Standard">maltra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general) </text:p>
      <text:p text:style-name="Standard">a. no direct translation </text:p>
      <text:p text:style-name="Standard">llevar o traer a maltraer<text:span text:style-name="Emphasis">to cause headaches</text:span></text:p>
      <text:p text:style-name="Standard"><text:a xlink:type="simple" xlink:href="http://www.spanishdict.com/" text:style-name="Internet_20_link" text:visited-style-name="Visited_20_Internet_20_Link">Copyright © 2006 Harrap Publishers Limited</text:a></text:p>
      <text:p text:style-name="Standard">maltraer</text:p>
      <text:p text:style-name="Standard"><text:bookmark text:name="verbo:intransitivo"/>intransitive verb</text:p>
      <text:p text:style-name="Standard"><text:bookmark text:name="14"/>1 (maltratar) to ill-treat</text:p>
      <text:p text:style-name="Standard">llevar <text:span text:style-name="Emphasis">o</text:span> traer a maltraer a algn [+persona] to give sb nothing but trouble; [+problema] to be the bane of sb's life</text:p>
      <text:p text:style-name="Standard"><text:bookmark text:name="24"/>2 (injuriar) to insult; abuse</text:p>
      <text:p text:style-name="Standard"><text:soft-page-break/>retra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ull back) </text:p>
      <text:p text:style-name="Standard">a. <text:a xlink:type="simple" xlink:href="http://www.spanishdict.com/translate/to%20retract" text:style-name="Internet_20_link" text:visited-style-name="Visited_20_Internet_20_Link">to retract</text:a> </text:p>
      <text:p text:style-name="Standard">No puedo recortarle las uñas al gato porque las retrae cuando le toco las patas.<text:span text:style-name="Emphasis">I can't trim my cat's claws because he retracts them when I touch his paws.</text:span></text:p>
      <text:p text:style-name="Standard">b. <text:a xlink:type="simple" xlink:href="http://www.spanishdict.com/translate/to%20draw%20in" text:style-name="Internet_20_link" text:visited-style-name="Visited_20_Internet_20_Link">to draw in</text:a> </text:p>
      <text:p text:style-name="Standard">El perro no ha aprendido a retraer las garras al caminar y raya el parqué.<text:span text:style-name="Emphasis">The dog hasn't learned to draw in his claws when he walks and he scratches the parquet.</text:span></text:p>
      <text:p text:style-name="Standard">2. (to persuade) </text:p>
      <text:p text:style-name="Standard">a. <text:a xlink:type="simple" xlink:href="http://www.spanishdict.com/translate/to%20dissuade" text:style-name="Internet_20_link" text:visited-style-name="Visited_20_Internet_20_Link">to dissuade</text:a> </text:p>
      <text:p text:style-name="Standard">No intentes retraer a tu hermano de ir a la universidad solo porque tú decidiste no ir.<text:span text:style-name="Emphasis">Don't try to dissuade your brother from going to university just because you decided not to go.</text:span></text:p>
      <text:p text:style-name="Standard">3. (to bring again) </text:p>
      <text:p text:style-name="Standard">a. <text:a xlink:type="simple" xlink:href="http://www.spanishdict.com/translate/to%20bring%20back" text:style-name="Internet_20_link" text:visited-style-name="Visited_20_Internet_20_Link">to bring back</text:a> </text:p>
      <text:p text:style-name="Standard">Seguro que Marta retraerá al mismo DJ en la próxima fiesta. Es muy bueno.<text:span text:style-name="Emphasis">I'm sure Marta will bring the same DJ back for the next party. He's really good.</text:span></text:p>
      <text:p text:style-name="Standard">retra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keep to oneself) </text:p>
      <text:p text:style-name="Standard">a. <text:a xlink:type="simple" xlink:href="http://www.spanishdict.com/translate/to%20withdraw%20into%20oneself" text:style-name="Internet_20_link" text:visited-style-name="Visited_20_Internet_20_Link">to withdraw into oneself</text:a> </text:p>
      <text:p text:style-name="Standard">Los padres de Xavi se preocupaban al verlo retraerse y no salir con los amigos.<text:span text:style-name="Emphasis">Xavi's parents were worried when they saw him withdraw into himself and not go out with his friends.</text:span></text:p>
      <text:p text:style-name="Standard">b. <text:a xlink:type="simple" xlink:href="http://www.spanishdict.com/translate/to%20retreat%20into%20one%27s%20shell" text:style-name="Internet_20_link" text:visited-style-name="Visited_20_Internet_20_Link">to retreat into one's shell</text:a> </text:p>
      <text:p text:style-name="Standard">Supe que el niño tenía problemas de socialización porque se retraía en vez de jugar con los demás.<text:span text:style-name="Emphasis">I knew the child had socialization issues because he retreated into his shell instead of playing with the others.</text:span></text:p>
      <text:p text:style-name="Standard">5. (to draw back into itself) </text:p>
      <text:p text:style-name="Standard">a. <text:a xlink:type="simple" xlink:href="http://www.spanishdict.com/translate/to%20retract" text:style-name="Internet_20_link" text:visited-style-name="Visited_20_Internet_20_Link">to retract</text:a> </text:p>
      <text:p text:style-name="Standard">La moderna mesa se retrae y se convierte en un cubo decorativo.<text:span text:style-name="Emphasis">This modern table retracts and turns into an ornamental cube.</text:span></text:p>
      <text:p text:style-name="Standard">sustra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mathematics) </text:p>
      <text:p text:style-name="Standard">a. <text:a xlink:type="simple" xlink:href="http://www.spanishdict.com/translate/to%20subtract" text:style-name="Internet_20_link" text:visited-style-name="Visited_20_Internet_20_Link">to subtract</text:a> </text:p>
      <text:p text:style-name="Standard">Les enseñé a mis alumnos a sumar y sustraer números del sistema decimal.<text:span text:style-name="Emphasis">I taught my students how to add and subtract numbers in the decimal system.</text:span></text:p>
      <text:p text:style-name="Standard">b. <text:a xlink:type="simple" xlink:href="http://www.spanishdict.com/translate/to%20take%20away" text:style-name="Internet_20_link" text:visited-style-name="Visited_20_Internet_20_Link">to take away</text:a> </text:p>
      <text:p text:style-name="Standard">Si tienes 20 manzanas y sustraes 11, ¿cuántas te quedan?<text:span text:style-name="Emphasis">If you have 20 apples and you take away 11, how many are left?</text:span></text:p>
      <text:p text:style-name="Standard">2. (to take out) </text:p>
      <text:p text:style-name="Standard">a. <text:a xlink:type="simple" xlink:href="http://www.spanishdict.com/translate/to%20remove" text:style-name="Internet_20_link" text:visited-style-name="Visited_20_Internet_20_Link">to remove</text:a> </text:p>
      <text:p text:style-name="Standard">Mi mamá me sustrajo el aguijón de abeja del brazo con unas tenacillas.<text:span text:style-name="Emphasis">My mom removed the bee sting from my arm with a pair of tweezers.</text:span></text:p>
      <text:p text:style-name="Standard">b. <text:a xlink:type="simple" xlink:href="http://www.spanishdict.com/translate/to%20take%20away" text:style-name="Internet_20_link" text:visited-style-name="Visited_20_Internet_20_Link">to take away</text:a> </text:p>
      <text:p text:style-name="Standard">El mesero sustrajo nuestros platos vacíos y nos trajo el próximo plato.<text:span text:style-name="Emphasis">The waiter took away our empty plates and brought out the next course.</text:span></text:p>
      <text:p text:style-name="Standard">3. (to thieve) </text:p>
      <text:p text:style-name="Standard">a. <text:a xlink:type="simple" xlink:href="http://www.spanishdict.com/translate/to%20steal" text:style-name="Internet_20_link" text:visited-style-name="Visited_20_Internet_20_Link">to steal</text:a> </text:p>
      <text:p text:style-name="Standard">Arrestaron al carterista que te sustrajo la billetera.<text:span text:style-name="Emphasis">The pickpocket who stole your wallet was arrested.</text:span></text:p>
      <text:p text:style-name="Standard">4. (to draw out) </text:p>
      <text:p text:style-name="Standard"><text:soft-page-break/>a. <text:a xlink:type="simple" xlink:href="http://www.spanishdict.com/translate/to%20extract" text:style-name="Internet_20_link" text:visited-style-name="Visited_20_Internet_20_Link">to extract</text:a> </text:p>
      <text:p text:style-name="Standard">Los científicos comenzaron a sustraer agua de las napa subterránea.<text:span text:style-name="Emphasis">The scientists began to extract water from beneath the surface.</text:span></text:p>
      <text:p text:style-name="Standard">sustra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keep out) </text:p>
      <text:p text:style-name="Standard">a. <text:a xlink:type="simple" xlink:href="http://www.spanishdict.com/translate/to%20avoid" text:style-name="Internet_20_link" text:visited-style-name="Visited_20_Internet_20_Link">to avoid</text:a> </text:p>
      <text:p text:style-name="Standard">Dejé la bebida, así que intento sustraerme de los bares.<text:span text:style-name="Emphasis">I quit drinking, so I try to avoid bars.</text:span></text:p>
      <text:p text:style-name="Standard">b. <text:a xlink:type="simple" xlink:href="http://www.spanishdict.com/translate/to%20withdraw" text:style-name="Internet_20_link" text:visited-style-name="Visited_20_Internet_20_Link">to withdraw</text:a> </text:p>
      <text:p text:style-name="Standard">Me fui porque quería sustraerme de la controversia.<text:span text:style-name="Emphasis">I walked away because I wanted to withdraw from the controversy.</text:span></text:p>
      <text:p text:style-name="Standard">entreg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liver) </text:p>
      <text:p text:style-name="Standard">a. <text:a xlink:type="simple" xlink:href="http://www.spanishdict.com/translate/to%20turn%20in" text:style-name="Internet_20_link" text:visited-style-name="Visited_20_Internet_20_Link">to turn in</text:a> </text:p>
      <text:p text:style-name="Standard">El ensayo es para entregar la última semana de clases. <text:span text:style-name="Emphasis">The essay is to be turned in the last day of classes. </text:span></text:p>
      <text:p text:style-name="Standard">b. <text:a xlink:type="simple" xlink:href="http://www.spanishdict.com/translate/to%20submit" text:style-name="Internet_20_link" text:visited-style-name="Visited_20_Internet_20_Link">to submit</text:a> </text:p>
      <text:p text:style-name="Standard">Hemos de entregar el informe cuanto antes.<text:span text:style-name="Emphasis">We have to submit the report as soon as possible.</text:span></text:p>
      <text:p text:style-name="Standard">c. <text:a xlink:type="simple" xlink:href="http://www.spanishdict.com/translate/to%20give" text:style-name="Internet_20_link" text:visited-style-name="Visited_20_Internet_20_Link">to give</text:a> </text:p>
      <text:p text:style-name="Standard">Hoy me han entregado las llaves de la casa.<text:span text:style-name="Emphasis">I have been given the keys to the house today.</text:span></text:p>
      <text:p text:style-name="Standard">2. (to transport goods) </text:p>
      <text:p text:style-name="Standard">a. <text:a xlink:type="simple" xlink:href="http://www.spanishdict.com/translate/to%20deliver" text:style-name="Internet_20_link" text:visited-style-name="Visited_20_Internet_20_Link">to deliver</text:a> </text:p>
      <text:p text:style-name="Standard">El mensajero entregó el paquete a tiempo.<text:span text:style-name="Emphasis">The courier delivered the package on time.</text:span></text:p>
      <text:p text:style-name="Standard">3. (to transfer) </text:p>
      <text:p text:style-name="Standard">a. <text:a xlink:type="simple" xlink:href="http://www.spanishdict.com/translate/hand%20over" text:style-name="Internet_20_link" text:visited-style-name="Visited_20_Internet_20_Link">hand over</text:a> </text:p>
      <text:p text:style-name="Standard">Lo obligaron a entregar el poder al nuevo ministro.<text:span text:style-name="Emphasis">He was forced to hand over power to the new minister.</text:span></text:p>
      <text:p text:style-name="Standard">entrega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4. (to yield) </text:p>
      <text:p text:style-name="Standard">a. <text:a xlink:type="simple" xlink:href="http://www.spanishdict.com/translate/to%20surrender" text:style-name="Internet_20_link" text:visited-style-name="Visited_20_Internet_20_Link">to surrender</text:a> </text:p>
      <text:p text:style-name="Standard">La tropa se entregó al anochecer.<text:span text:style-name="Emphasis">The troop surrendered at nightfall.</text:span></text:p>
      <text:p text:style-name="Standard">b. <text:a xlink:type="simple" xlink:href="http://www.spanishdict.com/translate/to%20turn%20oneself%20in" text:style-name="Internet_20_link" text:visited-style-name="Visited_20_Internet_20_Link">to turn oneself in</text:a> </text:p>
      <text:p text:style-name="Standard">El ladrón se entregó a la policía.<text:span text:style-name="Emphasis">The thief turned himself in to the police.</text:span>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dedicate oneself) </text:p>
      <text:p text:style-name="Standard">a. <text:a xlink:type="simple" xlink:href="http://www.spanishdict.com/translate/to%20devote%20oneself" text:style-name="Internet_20_link" text:visited-style-name="Visited_20_Internet_20_Link">to devote oneself</text:a> </text:p>
      <text:p text:style-name="Standard">Entregó su vida a la oración.<text:span text:style-name="Emphasis">She devoted her life to prayer.</text:span></text:p>
      <text:p text:style-name="Standard">6. (to give in) </text:p>
      <text:p text:style-name="Standard">a. <text:a xlink:type="simple" xlink:href="http://www.spanishdict.com/translate/to%20succumb%20to" text:style-name="Internet_20_link" text:visited-style-name="Visited_20_Internet_20_Link">to succumb to</text:a> </text:p>
      <text:p text:style-name="Standard">Estaba tan triste que se entregó al alcohol.<text:span text:style-name="Emphasis">He was so sad that he succumbed to alcohol.</text:span></text:p>
      <text:p text:style-name="Standard">colo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arrange) </text:p>
      <text:p text:style-name="Standard">a. <text:a xlink:type="simple" xlink:href="http://www.spanishdict.com/translate/to%20place" text:style-name="Internet_20_link" text:visited-style-name="Visited_20_Internet_20_Link">to place</text:a> </text:p>
      <text:p text:style-name="Standard">El mesero colocó los vasos sobre la mesa.<text:span text:style-name="Emphasis">The waiter placed the glasses on the table.</text:span></text:p>
      <text:p text:style-name="Standard">b. <text:a xlink:type="simple" xlink:href="http://www.spanishdict.com/translate/to%20put" text:style-name="Internet_20_link" text:visited-style-name="Visited_20_Internet_20_Link">to put</text:a> </text:p>
      <text:p text:style-name="Standard">Coloca estos libros en aquel estante.<text:span text:style-name="Emphasis">Put these books on that shelf.</text:span></text:p>
      <text:p text:style-name="Standard">c. <text:a xlink:type="simple" xlink:href="http://www.spanishdict.com/translate/to%20lay" text:style-name="Internet_20_link" text:visited-style-name="Visited_20_Internet_20_Link">to lay</text:a> </text:p>
      <text:p text:style-name="Standard">Vamos a colocar una alfombra en la sala.<text:span text:style-name="Emphasis">We're going to lay a carpet in the living room.</text:span></text:p>
      <text:p text:style-name="Standard">d. <text:a xlink:type="simple" xlink:href="http://www.spanishdict.com/translate/to%20put%20up" text:style-name="Internet_20_link" text:visited-style-name="Visited_20_Internet_20_Link">to put up</text:a> </text:p>
      <text:p text:style-name="Standard"><text:soft-page-break/>Cuando mi perro se perdió coloqué carteles en todas partes.<text:span text:style-name="Emphasis">When my dog got lost, I put up signs everywhere.</text:span></text:p>
      <text:p text:style-name="Standard">e. <text:a xlink:type="simple" xlink:href="http://www.spanishdict.com/translate/to%20hang" text:style-name="Internet_20_link" text:visited-style-name="Visited_20_Internet_20_Link">to hang</text:a> </text:p>
      <text:p text:style-name="Standard">¿Por qué no colocamos el cuadro de Van Gogh en la pared del comedor?<text:span text:style-name="Emphasis">Why don't we hang the Van Gogh painting on the dining room wall?</text:span></text:p>
      <text:p text:style-name="Standard">f. <text:a xlink:type="simple" xlink:href="http://www.spanishdict.com/translate/to%20position" text:style-name="Internet_20_link" text:visited-style-name="Visited_20_Internet_20_Link">to position</text:a> </text:p>
      <text:p text:style-name="Standard">Claudia colocó todos sus muñecos sobre la cama.<text:span text:style-name="Emphasis">Claudia positioned all her dolls on the bed.</text:span></text:p>
      <text:p text:style-name="Standard">g. <text:a xlink:type="simple" xlink:href="http://www.spanishdict.com/translate/to%20plant" text:style-name="Internet_20_link" text:visited-style-name="Visited_20_Internet_20_Link">to plant</text:a> (bomb) </text:p>
      <text:p text:style-name="Standard">La policía atrapó a un joven que intentaba colocar una bomba en un carro.<text:span text:style-name="Emphasis">The police caught a young man who was trying to plant a bomb in a car.</text:span></text:p>
      <text:p text:style-name="Standard">2. (finance) </text:p>
      <text:p text:style-name="Standard">a. <text:a xlink:type="simple" xlink:href="http://www.spanishdict.com/translate/to%20place" text:style-name="Internet_20_link" text:visited-style-name="Visited_20_Internet_20_Link">to place</text:a> </text:p>
      <text:p text:style-name="Standard">Mark decidió colocar una fuerte suma de dinero en bienes raíces.<text:span text:style-name="Emphasis">Mark decided to place a large amount of money in real estate.</text:span></text:p>
      <text:p text:style-name="Standard">b. <text:a xlink:type="simple" xlink:href="http://www.spanishdict.com/translate/to%20invest" text:style-name="Internet_20_link" text:visited-style-name="Visited_20_Internet_20_Link">to invest</text:a> </text:p>
      <text:p text:style-name="Standard">Si su perfil de riesgo es conservador, coloque su dinero en un fondo mutuo de renta fija.<text:span text:style-name="Emphasis">If your risk profile is conservative, invest your money in a fixed income mutual fund.</text:span></text:p>
      <text:p text:style-name="Standard">3. (to get somebody a job) </text:p>
      <text:p text:style-name="Standard">a. <text:a xlink:type="simple" xlink:href="http://www.spanishdict.com/translate/to%20place" text:style-name="Internet_20_link" text:visited-style-name="Visited_20_Internet_20_Link">to place</text:a> </text:p>
      <text:p text:style-name="Standard">¿Cómo hizo Marta para colocar a su sobrino en la empresa de Luís?<text:span text:style-name="Emphasis">How did Marta manage to place her nephew at Luis's company?</text:span></text:p>
      <text:p text:style-name="Standard">b. <text:a xlink:type="simple" xlink:href="http://www.spanishdict.com/translate/to%20find%20a%20job%20for" text:style-name="Internet_20_link" text:visited-style-name="Visited_20_Internet_20_Link">to find a job for</text:a> </text:p>
      <text:p text:style-name="Standard">Guillermo colocó a su hijo en el gobierno.<text:span text:style-name="Emphasis">Guillermo found a job for his son in the government.</text:span></text:p>
      <text:p text:style-name="Standard">c. <text:a xlink:type="simple" xlink:href="http://www.spanishdict.com/translate/to%20get%20a%20job%20for" text:style-name="Internet_20_link" text:visited-style-name="Visited_20_Internet_20_Link">to get a job for</text:a> </text:p>
      <text:p text:style-name="Standard">Alonso colocó a su primo como chofer de Uber.<text:span text:style-name="Emphasis">Alonso got a job for his brother as an Uber driver.</text:span></text:p>
      <text:p text:style-name="Standard">4. (old-fashioned) (to find a spouse) </text:p>
      <text:p text:style-name="Standard">a. <text:a xlink:type="simple" xlink:href="http://www.spanishdict.com/translate/to%20marry%20off" text:style-name="Internet_20_link" text:visited-style-name="Visited_20_Internet_20_Link">to marry off</text:a> </text:p>
      <text:p text:style-name="Standard">Mi vecino ya colocó a su hija mayor pero le quedan tres más.<text:span text:style-name="Emphasis">My neighbor already married off his eldest daughter, but he's got three more left.</text:span></text:p>
      <text:p text:style-name="Standard">5. (to land with) </text:p>
      <text:p text:style-name="Standard">a. <text:a xlink:type="simple" xlink:href="http://www.spanishdict.com/translate/to%20palm%20off%20on" text:style-name="Internet_20_link" text:visited-style-name="Visited_20_Internet_20_Link">to palm off on</text:a> (colloquial) </text:p>
      <text:p text:style-name="Standard">Mis compañeros de equipo querían colocarme la responsabilidad de lo que salió mal.<text:span text:style-name="Emphasis">My teammates wanted to palm off the responsibility of what went wrong on me.</text:span></text:p>
      <text:p text:style-name="Standard">6. (commerce) </text:p>
      <text:p text:style-name="Standard">a. <text:a xlink:type="simple" xlink:href="http://www.spanishdict.com/translate/to%20place" text:style-name="Internet_20_link" text:visited-style-name="Visited_20_Internet_20_Link">to place</text:a> </text:p>
      <text:p text:style-name="Standard">La empresa espera colocar este producto en el mercado internacional el año entrante.<text:span text:style-name="Emphasis">The company is hoping to place this product on the international market next year.</text:span></text:p>
      <text:p text:style-name="Standard">7. (colloquial) (to intoxicate) </text:p>
      <text:p text:style-name="Standard">a. <text:a xlink:type="simple" xlink:href="http://www.spanishdict.com/translate/to%20get%20high" text:style-name="Internet_20_link" text:visited-style-name="Visited_20_Internet_20_Link">to get high</text:a> (colloquial) </text:p>
      <text:p text:style-name="Standard">Esta pastilla te colocará, amigo.<text:span text:style-name="Emphasis">This pill will get you high, buddy.</text:span></text:p>
      <text:p text:style-name="Standard">colo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8. (to take a place) </text:p>
      <text:p text:style-name="Standard">a. <text:a xlink:type="simple" xlink:href="http://www.spanishdict.com/translate/to%20stand" text:style-name="Internet_20_link" text:visited-style-name="Visited_20_Internet_20_Link">to stand</text:a> </text:p>
      <text:p text:style-name="Standard">Nos colocamos cerca de la salida para poder irnos rápido.<text:span text:style-name="Emphasis">We stood near the exit so we could leave quickly.</text:span></text:p>
      <text:p text:style-name="Standard">b. <text:a xlink:type="simple" xlink:href="http://www.spanishdict.com/translate/to%20sit" text:style-name="Internet_20_link" text:visited-style-name="Visited_20_Internet_20_Link">to sit</text:a> </text:p>
      <text:p text:style-name="Standard">Llegamos temprano al teatro y nos colocamos en nuestros asientos.<text:span text:style-name="Emphasis">We arrived at the theater early and sat in our seats.</text:span></text:p>
      <text:p text:style-name="Standard">9. (to get a position) </text:p>
      <text:p text:style-name="Standard">a. <text:a xlink:type="simple" xlink:href="http://www.spanishdict.com/translate/to%20get%20a%20job" text:style-name="Internet_20_link" text:visited-style-name="Visited_20_Internet_20_Link">to get a job</text:a> </text:p>
      <text:p text:style-name="Standard"><text:soft-page-break/>Fernando está tratando de colocarse como médico en el hospital general.<text:span text:style-name="Emphasis">Fernando is trying to get a job as a doctor at the general hospital.</text:span></text:p>
      <text:p text:style-name="Standard">10. (to apply) </text:p>
      <text:p text:style-name="Standard">a. <text:a xlink:type="simple" xlink:href="http://www.spanishdict.com/translate/to%20put%20on" text:style-name="Internet_20_link" text:visited-style-name="Visited_20_Internet_20_Link">to put on</text:a> </text:p>
      <text:p text:style-name="Standard">¿Me enseñas a colocarme las pestañas postizas?<text:span text:style-name="Emphasis">Can you show me how to put on fake eyelashes?</text:span></text:p>
      <text:p text:style-name="Standard">11. (colloquial) (to get drunk) </text:p>
      <text:p text:style-name="Standard">a. <text:a xlink:type="simple" xlink:href="http://www.spanishdict.com/translate/to%20get%20plastered" text:style-name="Internet_20_link" text:visited-style-name="Visited_20_Internet_20_Link">to get plastered</text:a> (colloquial) </text:p>
      <text:p text:style-name="Standard">Todos nos colocamos en la fiesta de Alicia.<text:span text:style-name="Emphasis">All of us got plastered at Alicia's party.</text:span></text:p>
      <text:p text:style-name="Standard">12. (colloquial) (to get stoned) </text:p>
      <text:p text:style-name="Standard">a. <text:a xlink:type="simple" xlink:href="http://www.spanishdict.com/translate/to%20get%20high" text:style-name="Internet_20_link" text:visited-style-name="Visited_20_Internet_20_Link">to get high</text:a> (colloquial) </text:p>
      <text:p text:style-name="Standard">Amy y Tina se se están comportando raro. - No me extraña. Se colocaron antes de la clase.<text:span text:style-name="Emphasis">Amy and Tina are acting weird. - That doesn't surprise me. They got high before class.</text:span></text:p>
      <text:p text:style-name="Standard">dispon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place) </text:p>
      <text:p text:style-name="Standard">a. <text:a xlink:type="simple" xlink:href="http://www.spanishdict.com/translate/to%20arrange" text:style-name="Internet_20_link" text:visited-style-name="Visited_20_Internet_20_Link">to arrange</text:a> </text:p>
      <text:p text:style-name="Standard">Hemos dispuesto los libros por género y entonces autor.<text:span text:style-name="Emphasis">We've arranged the books by genre and then author.</text:span></text:p>
      <text:p text:style-name="Standard">b. <text:a xlink:type="simple" xlink:href="http://www.spanishdict.com/translate/to%20set%20out" text:style-name="Internet_20_link" text:visited-style-name="Visited_20_Internet_20_Link">to set out</text:a> </text:p>
      <text:p text:style-name="Standard">Le pedimos a los niños que dispusieran los cubiertos antes de la cena.<text:span text:style-name="Emphasis">We asked the children to set out the silverware before dinner.</text:span></text:p>
      <text:p text:style-name="Standard">2. (to determine) </text:p>
      <text:p text:style-name="Standard">a. <text:a xlink:type="simple" xlink:href="http://www.spanishdict.com/translate/to%20stipulate" text:style-name="Internet_20_link" text:visited-style-name="Visited_20_Internet_20_Link">to stipulate</text:a> </text:p>
      <text:p text:style-name="Standard">La ley dispone que los dueños de carro deben pagar un impuesto anual.<text:span text:style-name="Emphasis">The law stipulates that car owners must pay an annual tax.</text:span></text:p>
      <text:p text:style-name="Standard">b. <text:a xlink:type="simple" xlink:href="http://www.spanishdict.com/translate/to%20decree" text:style-name="Internet_20_link" text:visited-style-name="Visited_20_Internet_20_Link">to decree</text:a> </text:p>
      <text:p text:style-name="Standard">La juez dispuso que el demandado le pagara mil dólares a su vecino.<text:span text:style-name="Emphasis">The judge decreed that the defendant pay his neighbor a thousand dollars.</text:span></text:p>
      <text:p text:style-name="Standard">3. (to make ready) </text:p>
      <text:p text:style-name="Standard">a. <text:a xlink:type="simple" xlink:href="http://www.spanishdict.com/translate/to%20get%20ready" text:style-name="Internet_20_link" text:visited-style-name="Visited_20_Internet_20_Link">to get ready</text:a> </text:p>
      <text:p text:style-name="Standard">Pasamos el día disponiendo la casa para la llegada de los huéspedes.<text:span text:style-name="Emphasis">We spent the day getting the house ready for the guests' arrival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to have at one's disposal) </text:p>
      <text:p text:style-name="Standard">a. <text:a xlink:type="simple" xlink:href="http://www.spanishdict.com/translate/to%20have" text:style-name="Internet_20_link" text:visited-style-name="Visited_20_Internet_20_Link">to have</text:a> </text:p>
      <text:p text:style-name="Standard">El hotel dispone de cuatro salas de conferencias y un centro de negocios.<text:span text:style-name="Emphasis">The hotel has four conference rooms and a business center.</text:span></text:p>
      <text:p text:style-name="Standard">5. (to use) </text:p>
      <text:p text:style-name="Standard">a. <text:a xlink:type="simple" xlink:href="http://www.spanishdict.com/translate/to%20make%20use%20of" text:style-name="Internet_20_link" text:visited-style-name="Visited_20_Internet_20_Link">to make use of</text:a> </text:p>
      <text:p text:style-name="Standard">No puede disponer de los fondos hasta que termine la investigación. <text:span text:style-name="Emphasis">She cannot make use of the funds until the investigation finishes. </text:span></text:p>
      <text:p text:style-name="Standard">dispon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6. (to make ready) </text:p>
      <text:p text:style-name="Standard">a. <text:a xlink:type="simple" xlink:href="http://www.spanishdict.com/translate/to%20prepare" text:style-name="Internet_20_link" text:visited-style-name="Visited_20_Internet_20_Link">to prepare</text:a> </text:p>
      <text:p text:style-name="Standard">Mis padres en estos días se están disponiendo a emprender un viaje a África.<text:span text:style-name="Emphasis">My parents are currently preparing to take a trip to Africa.</text:span></text:p>
      <text:p text:style-name="Standard">b. <text:a xlink:type="simple" xlink:href="http://www.spanishdict.com/translate/to%20get%20ready" text:style-name="Internet_20_link" text:visited-style-name="Visited_20_Internet_20_Link">to get ready</text:a> </text:p>
      <text:p text:style-name="Standard">Nos dispusimos a ir a la fiesta.<text:span text:style-name="Emphasis">We got ready to go to the party.</text:span></text:p>
      <text:p text:style-name="Standard">cob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demand payment) </text:p>
      <text:p text:style-name="Standard"><text:soft-page-break/>a. <text:a xlink:type="simple" xlink:href="http://www.spanishdict.com/translate/to%20charge%20for" text:style-name="Internet_20_link" text:visited-style-name="Visited_20_Internet_20_Link">to charge for</text:a> </text:p>
      <text:p text:style-name="Standard">¿A cuánto cobran el corte de cabello en ese salón?<text:span text:style-name="Emphasis">How much do they charge for a haircut in that salon?</text:span></text:p>
      <text:p text:style-name="Standard">2. (to receive payment) </text:p>
      <text:p text:style-name="Standard">a. <text:a xlink:type="simple" xlink:href="http://www.spanishdict.com/translate/to%20get%20paid" text:style-name="Internet_20_link" text:visited-style-name="Visited_20_Internet_20_Link">to get paid</text:a> </text:p>
      <text:p text:style-name="Standard">El carpintero cobra $200 por silla.<text:span text:style-name="Emphasis">The carpenter gets paid $200 a chair.</text:span></text:p>
      <text:p text:style-name="Standard">b. <text:a xlink:type="simple" xlink:href="http://www.spanishdict.com/translate/to%20collect" text:style-name="Internet_20_link" text:visited-style-name="Visited_20_Internet_20_Link">to collect</text:a> </text:p>
      <text:p text:style-name="Standard">Ojalá ya tengas el dinero, porque mañana vienen a cobrártelo.<text:span text:style-name="Emphasis">I hope you already have the money, because tomorrow they're coming to collect it.</text:span></text:p>
      <text:p text:style-name="Standard">c. <text:a xlink:type="simple" xlink:href="http://www.spanishdict.com/translate/to%20earn" text:style-name="Internet_20_link" text:visited-style-name="Visited_20_Internet_20_Link">to earn</text:a> (a salary) </text:p>
      <text:p text:style-name="Standard">Cobra $100,000 al año. <text:span text:style-name="Emphasis">He earns $100,000 a year. </text:span></text:p>
      <text:p text:style-name="Standard">d. <text:a xlink:type="simple" xlink:href="http://www.spanishdict.com/translate/to%20cash" text:style-name="Internet_20_link" text:visited-style-name="Visited_20_Internet_20_Link">to cash</text:a> (a check) </text:p>
      <text:p text:style-name="Standard">Tengo que ir al banco mañana para cobrar este cheque.<text:span text:style-name="Emphasis">I have to go to the bank tomorrow to cash this check. </text:span></text:p>
      <text:p text:style-name="Standard">3. (to acquire) </text:p>
      <text:p text:style-name="Standard">a. <text:a xlink:type="simple" xlink:href="http://www.spanishdict.com/translate/to%20become" text:style-name="Internet_20_link" text:visited-style-name="Visited_20_Internet_20_Link">to become</text:a> </text:p>
      <text:p text:style-name="Standard">La pintura amarilla cobró un tono verde limón cuando la mezclé con pintura azul. <text:span text:style-name="Emphasis">The yellow paint became lime green when I mixed it with blue paint. </text:span></text:p>
      <text:p text:style-name="Standard">b. <text:a xlink:type="simple" xlink:href="http://www.spanishdict.com/translate/to%20feel" text:style-name="Internet_20_link" text:visited-style-name="Visited_20_Internet_20_Link">to feel</text:a> </text:p>
      <text:p text:style-name="Standard">Mi esposo empieza a cobrarle cariño a mi conejo.<text:span text:style-name="Emphasis">My husband is starting to feel affection for my rabbit.</text:span></text:p>
      <text:p text:style-name="Standard">4. (hunting) </text:p>
      <text:p text:style-name="Standard">a. <text:a xlink:type="simple" xlink:href="http://www.spanishdict.com/translate/to%20bag" text:style-name="Internet_20_link" text:visited-style-name="Visited_20_Internet_20_Link">to bag</text:a> </text:p>
      <text:p text:style-name="Standard">Cobró tres venados ayer. <text:span text:style-name="Emphasis">He bagged three deer yesterday.</text:span></text:p>
      <text:p text:style-name="Standard">5. (to retrieve) </text:p>
      <text:p text:style-name="Standard">a. <text:a xlink:type="simple" xlink:href="http://www.spanishdict.com/translate/to%20fetch" text:style-name="Internet_20_link" text:visited-style-name="Visited_20_Internet_20_Link">to fetch</text:a> </text:p>
      <text:p text:style-name="Standard">El husky de mis vecinos cobra las pelotas del campo de béisbol.<text:span text:style-name="Emphasis">My neighbor's husky fetches balls from the baseball field.</text:span></text:p>
      <text:p text:style-name="Standard">6. (sports) (Latin America) </text:p>
      <text:p text:style-name="Standard">a. <text:a xlink:type="simple" xlink:href="http://www.spanishdict.com/translate/to%20call" text:style-name="Internet_20_link" text:visited-style-name="Visited_20_Internet_20_Link">to call</text:a> (United States) </text:p>
      <text:p text:style-name="Standard">Perdimos porque el árbitro no cobró dos penales.<text:span text:style-name="Emphasis">We lost because the referee didn't call two penalties.</text:span></text:p>
      <text:p text:style-name="Standard">b. <text:a xlink:type="simple" xlink:href="http://www.spanishdict.com/translate/to%20call%20for" text:style-name="Internet_20_link" text:visited-style-name="Visited_20_Internet_20_Link">to call for</text:a> </text:p>
      <text:p text:style-name="Standard">El director técnico le pidió al árbitro que cobrara saque de banda y anulara el gol.<text:span text:style-name="Emphasis">The coach asked the referee to call for a foul throw-in and disallow the goal.</text:span></text:p>
      <text:p text:style-name="Standard">c. <text:a xlink:type="simple" xlink:href="http://www.spanishdict.com/translate/to%20blow%20for" text:style-name="Internet_20_link" text:visited-style-name="Visited_20_Internet_20_Link">to blow for</text:a> (United Kingdom) </text:p>
      <text:p text:style-name="Standard">El árbitró cobró un penal pero el línea no estuvo de acuerdo.<text:span text:style-name="Emphasis">The referee blew for a penalty but the linesman disagreed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demand payment) </text:p>
      <text:p text:style-name="Standard">a. <text:a xlink:type="simple" xlink:href="http://www.spanishdict.com/translate/to%20charge" text:style-name="Internet_20_link" text:visited-style-name="Visited_20_Internet_20_Link">to charge</text:a> </text:p>
      <text:p text:style-name="Standard">¿Cuánto cobra el plomero?<text:span text:style-name="Emphasis">How much does the plumber charge?</text:span></text:p>
      <text:p text:style-name="Standard">8. (to receive payment) </text:p>
      <text:p text:style-name="Standard">a. <text:a xlink:type="simple" xlink:href="http://www.spanishdict.com/translate/to%20get%20paid" text:style-name="Internet_20_link" text:visited-style-name="Visited_20_Internet_20_Link">to get paid</text:a> </text:p>
      <text:p text:style-name="Standard">Mañana voy a la oficina a cobrar.<text:span text:style-name="Emphasis">I'm going to the office tomorrow to get paid.</text:span></text:p>
      <text:p text:style-name="Standard">9. (colloquial) (to get a beating) </text:p>
      <text:p text:style-name="Standard">a. <text:a xlink:type="simple" xlink:href="http://www.spanishdict.com/translate/to%20pay" text:style-name="Internet_20_link" text:visited-style-name="Visited_20_Internet_20_Link">to pay</text:a> </text:p>
      <text:p text:style-name="Standard">Cuando te atrape, vas a cobrar por romperme el celular.<text:span text:style-name="Emphasis">When I catch you, you're going to pay for breaking my cell phone.</text:span></text:p>
      <text:p text:style-name="Standard">cob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10. (to kill) </text:p>
      <text:p text:style-name="Standard"><text:soft-page-break/>a. <text:a xlink:type="simple" xlink:href="http://www.spanishdict.com/translate/to%20claim" text:style-name="Internet_20_link" text:visited-style-name="Visited_20_Internet_20_Link">to claim</text:a> </text:p>
      <text:p text:style-name="Standard">La gripe se ha cobrado millones de vidas a través de los siglos.<text:span text:style-name="Emphasis">Influenza has claimed millions of lives over the centuries.</text:span></text:p>
      <text:p text:style-name="Standard">11. (to request payment) </text:p>
      <text:p text:style-name="Standard">a. <text:a xlink:type="simple" xlink:href="http://www.spanishdict.com/translate/to%20charge" text:style-name="Internet_20_link" text:visited-style-name="Visited_20_Internet_20_Link">to charge</text:a> </text:p>
      <text:p text:style-name="Standard">Cóbrese mi cena y la de la señorita, por favor.<text:span text:style-name="Emphasis">Charge me for my dinner and for the lady's, please.</text:span></text:p>
      <text:p text:style-name="Standard">invert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finance) </text:p>
      <text:p text:style-name="Standard">a. <text:a xlink:type="simple" xlink:href="http://www.spanishdict.com/translate/to%20invest" text:style-name="Internet_20_link" text:visited-style-name="Visited_20_Internet_20_Link">to invest</text:a> </text:p>
      <text:p text:style-name="Standard">Ya te dije que no era buena idea invertir nuestros ahorros en acciones.<text:span text:style-name="Emphasis">I told you it wasn't a good idea to invest our savings in stock.</text:span></text:p>
      <text:p text:style-name="Standard">2. (to dedicate) </text:p>
      <text:p text:style-name="Standard">a. <text:a xlink:type="simple" xlink:href="http://www.spanishdict.com/translate/to%20invest" text:style-name="Internet_20_link" text:visited-style-name="Visited_20_Internet_20_Link">to invest</text:a> </text:p>
      <text:p text:style-name="Standard">Es importante invertir tiempo de calidad con tus hijos.<text:span text:style-name="Emphasis">It's important to invest quality time with your children.</text:span></text:p>
      <text:p text:style-name="Standard">b. <text:a xlink:type="simple" xlink:href="http://www.spanishdict.com/translate/to%20put" text:style-name="Internet_20_link" text:visited-style-name="Visited_20_Internet_20_Link">to put</text:a> </text:p>
      <text:p text:style-name="Standard">Invertí mucho esfuerzo en este proyecto. Tiene que funcionar.<text:span text:style-name="Emphasis">I put a lot of effort into this project. It has to work.</text:span></text:p>
      <text:p text:style-name="Standard">c. <text:a xlink:type="simple" xlink:href="http://www.spanishdict.com/translate/to%20devote" text:style-name="Internet_20_link" text:visited-style-name="Visited_20_Internet_20_Link">to devote</text:a> </text:p>
      <text:p text:style-name="Standard">Si invirtieras la mitad del tiempo que pasas con tu novia en estudiar, tendrías excelentes calificaciones.<text:span text:style-name="Emphasis">If you devoted half the time you spend with your girlfriend to studying, you'd have excellent grades.</text:span></text:p>
      <text:p text:style-name="Standard">d. <text:a xlink:type="simple" xlink:href="http://www.spanishdict.com/translate/to%20spend" text:style-name="Internet_20_link" text:visited-style-name="Visited_20_Internet_20_Link">to spend</text:a> </text:p>
      <text:p text:style-name="Standard">Hernán invierte una hora al día en hacer ejercicios.<text:span text:style-name="Emphasis">Hernan spends an hour a day exercising.</text:span></text:p>
      <text:p text:style-name="Standard">3. (to change position) </text:p>
      <text:p text:style-name="Standard">a. <text:a xlink:type="simple" xlink:href="http://www.spanishdict.com/translate/to%20reverse" text:style-name="Internet_20_link" text:visited-style-name="Visited_20_Internet_20_Link">to reverse</text:a> </text:p>
      <text:p text:style-name="Standard">Ojalá pudiera invertir la situación y recuperar mi trabajo.<text:span text:style-name="Emphasis">I wish I could reverse the situation and get my job back.</text:span></text:p>
      <text:p text:style-name="Standard">b. <text:a xlink:type="simple" xlink:href="http://www.spanishdict.com/translate/to%20invert" text:style-name="Internet_20_link" text:visited-style-name="Visited_20_Internet_20_Link">to invert</text:a> </text:p>
      <text:p text:style-name="Standard">Invertí los colores del celular.<text:span text:style-name="Emphasis">I inverted the colors on my cellphone.</text:span></text:p>
      <text:p text:style-name="Standard">c. <text:a xlink:type="simple" xlink:href="http://www.spanishdict.com/translate/to%20turn%20upside%20down" text:style-name="Internet_20_link" text:visited-style-name="Visited_20_Internet_20_Link">to turn upside down</text:a> </text:p>
      <text:p text:style-name="Standard">Tienes que invertir la mesa para poder pintar la parte de debajo.<text:span text:style-name="Emphasis">You need to turn the table upside down to paint the bottom of it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4. (finance) </text:p>
      <text:p text:style-name="Standard">a. <text:a xlink:type="simple" xlink:href="http://www.spanishdict.com/translate/to%20invest" text:style-name="Internet_20_link" text:visited-style-name="Visited_20_Internet_20_Link">to invest</text:a> </text:p>
      <text:p text:style-name="Standard">Estamos trabajando en invertir más en las energías renovables y salirnos de los hidrocarburos.<text:span text:style-name="Emphasis">We're working on investing more in renewable energy and getting out of hydrocarbons.</text:span></text:p>
      <text:p text:style-name="Standard">invert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change order) </text:p>
      <text:p text:style-name="Standard">a. <text:a xlink:type="simple" xlink:href="http://www.spanishdict.com/translate/to%20be%20reversed" text:style-name="Internet_20_link" text:visited-style-name="Visited_20_Internet_20_Link">to be reversed</text:a> </text:p>
      <text:p text:style-name="Standard">Al invertirse la tendencia económica, la gente dejó de comprar coches.<text:span text:style-name="Emphasis">When the economic trend was reversed, people stopped buying cars.</text:span></text:p>
      <text:p text:style-name="Standard">atasc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obstruct) </text:p>
      <text:p text:style-name="Standard">a. <text:a xlink:type="simple" xlink:href="http://www.spanishdict.com/translate/to%20block" text:style-name="Internet_20_link" text:visited-style-name="Visited_20_Internet_20_Link">to block</text:a> </text:p>
      <text:p text:style-name="Standard">Las hojas caídas están atascando la cañería.<text:span text:style-name="Emphasis">The fallen leaves are blocking the pipe.</text:span></text:p>
      <text:p text:style-name="Standard">b. <text:a xlink:type="simple" xlink:href="http://www.spanishdict.com/translate/to%20clog%20up" text:style-name="Internet_20_link" text:visited-style-name="Visited_20_Internet_20_Link">to clog up</text:a> </text:p>
      <text:p text:style-name="Standard"><text:soft-page-break/>Tira los restos de comida en la basura o atascarán el fregadero.<text:span text:style-name="Emphasis">Throw the leftovers in the trash can or they will clog up the sink.</text:span></text:p>
      <text:p text:style-name="Standard">c. <text:a xlink:type="simple" xlink:href="http://www.spanishdict.com/translate/to%20plug" text:style-name="Internet_20_link" text:visited-style-name="Visited_20_Internet_20_Link">to plug</text:a> </text:p>
      <text:p text:style-name="Standard">Tus cabellos atascaron el desagüe de la ducha.<text:span text:style-name="Emphasis">Your hair plugged the bathtub drain.</text:span></text:p>
      <text:p text:style-name="Standard">2. (to encumber) </text:p>
      <text:p text:style-name="Standard">a. <text:a xlink:type="simple" xlink:href="http://www.spanishdict.com/translate/to%20hinder" text:style-name="Internet_20_link" text:visited-style-name="Visited_20_Internet_20_Link">to hinder</text:a> </text:p>
      <text:p text:style-name="Standard">Esas medidas económicas, en lugar de promover la recuperación industrial, la atascaron.<text:span text:style-name="Emphasis">Those economic hindered rather than helped the industrial recovery.</text:span></text:p>
      <text:p text:style-name="Standard">b. <text:a xlink:type="simple" xlink:href="http://www.spanishdict.com/translate/to%20hold%20back" text:style-name="Internet_20_link" text:visited-style-name="Visited_20_Internet_20_Link">to hold back</text:a> </text:p>
      <text:p text:style-name="Standard">La falta de fondos e interés atascaron el progreso científico.<text:span text:style-name="Emphasis">The lack of funds and interest held back the scientific progress.</text:span></text:p>
      <text:p text:style-name="Standard">3. (to choke up) (Mexico) </text:p>
      <text:p text:style-name="Standard">a. <text:a xlink:type="simple" xlink:href="http://www.spanishdict.com/translate/to%20stall" text:style-name="Internet_20_link" text:visited-style-name="Visited_20_Internet_20_Link">to stall</text:a> </text:p>
      <text:p text:style-name="Standard">¡No sueltes el embrague muy rápido o vas a atascar el motor!<text:span text:style-name="Emphasis">Don't let the clutch out too fast or you'll stall the engine!</text:span></text:p>
      <text:p text:style-name="Standard">atasc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plug up) </text:p>
      <text:p text:style-name="Standard">a. <text:a xlink:type="simple" xlink:href="http://www.spanishdict.com/translate/to%20get%20clogged%20up" text:style-name="Internet_20_link" text:visited-style-name="Visited_20_Internet_20_Link">to get clogged up</text:a> </text:p>
      <text:p text:style-name="Standard">¿Tienes un desatascador? El inodoro se atascó.<text:span text:style-name="Emphasis">Do you have a plunger? The toilet got clogged up.</text:span></text:p>
      <text:p text:style-name="Standard">b. <text:a xlink:type="simple" xlink:href="http://www.spanishdict.com/translate/to%20get%20blocked%20up" text:style-name="Internet_20_link" text:visited-style-name="Visited_20_Internet_20_Link">to get blocked up</text:a> </text:p>
      <text:p text:style-name="Standard">El plomero dijo que la tubería se atascó.<text:span text:style-name="Emphasis">The plumber said the pipeline got blocked up.</text:span></text:p>
      <text:p text:style-name="Standard">5. (to become stuck) </text:p>
      <text:p text:style-name="Standard">a. <text:a xlink:type="simple" xlink:href="http://www.spanishdict.com/translate/to%20get%20stuck" text:style-name="Internet_20_link" text:visited-style-name="Visited_20_Internet_20_Link">to get stuck</text:a> </text:p>
      <text:p text:style-name="Standard">El camión se atascó en lodo espeso.<text:span text:style-name="Emphasis">The truck got stuck in thick mud.</text:span></text:p>
      <text:p text:style-name="Standard">b. <text:a xlink:type="simple" xlink:href="http://www.spanishdict.com/translate/to%20get%20bogged%20down" text:style-name="Internet_20_link" text:visited-style-name="Visited_20_Internet_20_Link">to get bogged down</text:a> </text:p>
      <text:p text:style-name="Standard">Las ruedas delanteras se atascaron en la nieve.<text:span text:style-name="Emphasis">The front wheels got bogged down in the snow.</text:span></text:p>
      <text:p text:style-name="Standard">6. (to stagnate) </text:p>
      <text:p text:style-name="Standard">a. <text:a xlink:type="simple" xlink:href="http://www.spanishdict.com/translate/to%20get%20stuck" text:style-name="Internet_20_link" text:visited-style-name="Visited_20_Internet_20_Link">to get stuck</text:a> </text:p>
      <text:p text:style-name="Standard">Javier tuvo que comenzar a trabajar y se atascó en el segundo año de la facultad.<text:span text:style-name="Emphasis">Javier had to start working and got stuck in second year of college.</text:span></text:p>
      <text:p text:style-name="Standard">b. <text:a xlink:type="simple" xlink:href="http://www.spanishdict.com/translate/to%20get%20bogged%20down" text:style-name="Internet_20_link" text:visited-style-name="Visited_20_Internet_20_Link">to get bogged down</text:a> </text:p>
      <text:p text:style-name="Standard">Me atasqué porque no tenía tiempo para estudiar ni para hacer la tarea.<text:span text:style-name="Emphasis">I got bogged down because I didn't have time to study or do homework.</text:span></text:p>
      <text:p text:style-name="Standard">7. (to seize up) </text:p>
      <text:p text:style-name="Standard">a. <text:a xlink:type="simple" xlink:href="http://www.spanishdict.com/translate/to%20jam" text:style-name="Internet_20_link" text:visited-style-name="Visited_20_Internet_20_Link">to jam</text:a> </text:p>
      <text:p text:style-name="Standard">El cerrojo del rifle se atascó y no pude disparar más.<text:span text:style-name="Emphasis">The bolt of the rifle jammed and I couldn't fire again.</text:span></text:p>
      <text:p text:style-name="Standard">8. (to get caught in a traffic jam) </text:p>
      <text:p text:style-name="Standard">a. <text:a xlink:type="simple" xlink:href="http://www.spanishdict.com/translate/to%20get%20stuck%20in%20a%20traffic%20jam" text:style-name="Internet_20_link" text:visited-style-name="Visited_20_Internet_20_Link">to get stuck in a traffic jam</text:a> </text:p>
      <text:p text:style-name="Standard">Voy a llegar tarde. El taxi en el que viajo se atascó en el centro.<text:span text:style-name="Emphasis">I'm going to be late. My taxi got stuck in a traffic jam downtown.</text:span></text:p>
      <text:p text:style-name="Standard">9. (to go blank) </text:p>
      <text:p text:style-name="Standard">a. <text:a xlink:type="simple" xlink:href="http://www.spanishdict.com/translate/to%20dry%20up" text:style-name="Internet_20_link" text:visited-style-name="Visited_20_Internet_20_Link">to dry up</text:a> </text:p>
      <text:p text:style-name="Standard">Comencé a dar un discurso apasionado, pero me atasqué y no pude continuar hablando.<text:span text:style-name="Emphasis">I began giving an impassioned speech, but I dried up and couldn't keep speaking.</text:span></text:p>
      <text:p text:style-name="Standard">10. (to stop) (Mexico) </text:p>
      <text:p text:style-name="Standard">a. <text:a xlink:type="simple" xlink:href="http://www.spanishdict.com/translate/to%20stall" text:style-name="Internet_20_link" text:visited-style-name="Visited_20_Internet_20_Link">to stall</text:a> </text:p>
      <text:p text:style-name="Standard">El motor se atascó mientras manejaba por una calle anegada.<text:span text:style-name="Emphasis">The engine stalled while I was driving through a flooded street.</text:span></text:p>
      <text:p text:style-name="Standard">11. (medicine) (Mexico) </text:p>
      <text:p text:style-name="Standard">a. <text:a xlink:type="simple" xlink:href="http://www.spanishdict.com/translate/to%20have%20an%20internal%20blockage" text:style-name="Internet_20_link" text:visited-style-name="Visited_20_Internet_20_Link">to have an internal blockage</text:a> </text:p>
      <text:p text:style-name="Standard"><text:soft-page-break/>El veterinario dijo que mi perro se atascó y necesita cirugía.<text:span text:style-name="Emphasis">The veterinary said my dog has an internal blockage and needs surgery.</text:span></text:p>
      <text:p text:style-name="Standard">var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ake onto the beach) </text:p>
      <text:p text:style-name="Standard">a. <text:a xlink:type="simple" xlink:href="http://www.spanishdict.com/translate/to%20beach" text:style-name="Internet_20_link" text:visited-style-name="Visited_20_Internet_20_Link">to beach</text:a> </text:p>
      <text:p text:style-name="Standard">Los marinos vararon el bote para arreglar el agujero que tenía en un lado.<text:span text:style-name="Emphasis">The sailors beached the boat to patch the hole on the side of the boat.</text:span></text:p>
      <text:p text:style-name="Standard">b. <text:a xlink:type="simple" xlink:href="http://www.spanishdict.com/translate/to%20careen" text:style-name="Internet_20_link" text:visited-style-name="Visited_20_Internet_20_Link">to careen</text:a> </text:p>
      <text:p text:style-name="Standard">Varamos el bote para obtener acceso a la parte debajo de la línea de flotación.<text:span text:style-name="Emphasis">We careened the boat so that we could access the part of the boat below the waterlin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2. (to run ashore) </text:p>
      <text:p text:style-name="Standard">a. <text:a xlink:type="simple" xlink:href="http://www.spanishdict.com/translate/to%20run%20aground" text:style-name="Internet_20_link" text:visited-style-name="Visited_20_Internet_20_Link">to run aground</text:a> </text:p>
      <text:p text:style-name="Standard">El barco varó y los piratas se escondieron en la selva.<text:span text:style-name="Emphasis">The ship ran aground and the pirates hid in the jungle.</text:span></text:p>
      <text:p text:style-name="Standard">b. <text:a xlink:type="simple" xlink:href="http://www.spanishdict.com/translate/to%20beach" text:style-name="Internet_20_link" text:visited-style-name="Visited_20_Internet_20_Link">to beach</text:a> (whale) </text:p>
      <text:p text:style-name="Standard">Activistas de Greenpeace ayudaron a volver al mar a la ballena que varó.<text:span text:style-name="Emphasis">Greenpeace activists helped the whale that beached to get back to the sea.</text:span></text:p>
      <text:p text:style-name="Standard">var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run ashore) </text:p>
      <text:p text:style-name="Standard">a. <text:a xlink:type="simple" xlink:href="http://www.spanishdict.com/translate/to%20run%20aground" text:style-name="Internet_20_link" text:visited-style-name="Visited_20_Internet_20_Link">to run aground</text:a> </text:p>
      <text:p text:style-name="Standard">El barco abandonado se varó en las playas de Normandía.<text:span text:style-name="Emphasis">The abandoned ship ran aground on the beaches of Normandy.</text:span></text:p>
      <text:p text:style-name="Standard">4. (to stop working) (Latin America) </text:p>
      <text:p text:style-name="Standard">a. <text:a xlink:type="simple" xlink:href="http://www.spanishdict.com/translate/to%20break%20down" text:style-name="Internet_20_link" text:visited-style-name="Visited_20_Internet_20_Link">to break down</text:a> </text:p>
      <text:p text:style-name="Standard">El autobús se varó en el medio del desierto, a kilómetros de la próxima ciudad.<text:span text:style-name="Emphasis">The bus broke down in the middle of the desert, miles away from the next city.</text:span></text:p>
      <text:p text:style-name="Standard">sell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mark with stamp) </text:p>
      <text:p text:style-name="Standard">a. <text:a xlink:type="simple" xlink:href="http://www.spanishdict.com/translate/to%20stamp" text:style-name="Internet_20_link" text:visited-style-name="Visited_20_Internet_20_Link">to stamp</text:a> </text:p>
      <text:p text:style-name="Standard">Cuando llegues a la frontera te van a sellar el pasaporte.<text:span text:style-name="Emphasis">Your passport will be stamped when you get to the border.</text:span></text:p>
      <text:p text:style-name="Standard">2. (to close with wax seal) </text:p>
      <text:p text:style-name="Standard">a. <text:a xlink:type="simple" xlink:href="http://www.spanishdict.com/translate/to%20seal" text:style-name="Internet_20_link" text:visited-style-name="Visited_20_Internet_20_Link">to seal</text:a> </text:p>
      <text:p text:style-name="Standard">Antes se sellaban las cartas con lacre.<text:span text:style-name="Emphasis">People used to seal letters with sealing wax.</text:span></text:p>
      <text:p text:style-name="Standard">3. (to close) </text:p>
      <text:p text:style-name="Standard">a. <text:a xlink:type="simple" xlink:href="http://www.spanishdict.com/translate/to%20seal" text:style-name="Internet_20_link" text:visited-style-name="Visited_20_Internet_20_Link">to seal</text:a> </text:p>
      <text:p text:style-name="Standard">Hay que sellar esa ventana con silicona.<text:span text:style-name="Emphasis">We need to seal that window with silicone.</text:span></text:p>
      <text:p text:style-name="Standard">b. <text:a xlink:type="simple" xlink:href="http://www.spanishdict.com/translate/to%20seal%20off" text:style-name="Internet_20_link" text:visited-style-name="Visited_20_Internet_20_Link">to seal off</text:a> </text:p>
      <text:p text:style-name="Standard">Sellaron todas las entradas para evitar el acceso.<text:span text:style-name="Emphasis">All the entrances were sealed off to prevent access.</text:span></text:p>
      <text:p text:style-name="Standard">c. <text:a xlink:type="simple" xlink:href="http://www.spanishdict.com/translate/to%20keep%20sealed" text:style-name="Internet_20_link" text:visited-style-name="Visited_20_Internet_20_Link">to keep sealed</text:a> (figurative) </text:p>
      <text:p text:style-name="Standard">Hay que sellar los labios y no decir nada.<text:span text:style-name="Emphasis">You need to keep your lips sealed and say nothing.</text:span></text:p>
      <text:p text:style-name="Standard">4. (to end) </text:p>
      <text:p text:style-name="Standard">a. <text:a xlink:type="simple" xlink:href="http://www.spanishdict.com/translate/to%20seal" text:style-name="Internet_20_link" text:visited-style-name="Visited_20_Internet_20_Link">to seal</text:a> </text:p>
      <text:p text:style-name="Standard">Falta una firma para sellar el trato.<text:span text:style-name="Emphasis">We need a signature in order to seal the deal.</text:span></text:p>
      <text:p text:style-name="Standard">b. <text:a xlink:type="simple" xlink:href="http://www.spanishdict.com/translate/to%20conclude" text:style-name="Internet_20_link" text:visited-style-name="Visited_20_Internet_20_Link">to conclude</text:a> </text:p>
      <text:p text:style-name="Standard">Esta tarde hemos sellado el contrato de compraventa.<text:span text:style-name="Emphasis">We concluded the sales contract this afternoon.</text:span></text:p>
      <text:p text:style-name="Standard">recostar</text:p>
      <text:p text:style-name="Standard"><text:soft-page-break/><text:a xlink:type="simple" xlink:href="http://www.spanishdict.com/topics/show/107" text:style-name="Internet_20_link" text:visited-style-name="Visited_20_Internet_20_Link">transitive verb</text:a></text:p>
      <text:p text:style-name="Standard">1. (to put against) </text:p>
      <text:p text:style-name="Standard">a. <text:a xlink:type="simple" xlink:href="http://www.spanishdict.com/translate/to%20lean" text:style-name="Internet_20_link" text:visited-style-name="Visited_20_Internet_20_Link">to lean</text:a> </text:p>
      <text:p text:style-name="Standard">Saqué la pintura del atril y la recosté contra la pared.<text:span text:style-name="Emphasis">I removed the painting from the stand and leaned it against the wall.</text:span></text:p>
      <text:p text:style-name="Standard">b. <text:a xlink:type="simple" xlink:href="http://www.spanishdict.com/translate/to%20lay%20back" text:style-name="Internet_20_link" text:visited-style-name="Visited_20_Internet_20_Link">to lay back</text:a> </text:p>
      <text:p text:style-name="Standard">Adrián recostó la cabeza contra el sofá, se puso los auriculares y cerró los ojos.<text:span text:style-name="Emphasis">Adrian laid his head back on the couch, put on his headphones and closed his eyes.</text:span></text:p>
      <text:p text:style-name="Standard">c. <text:a xlink:type="simple" xlink:href="http://www.spanishdict.com/translate/to%20lean%20back" text:style-name="Internet_20_link" text:visited-style-name="Visited_20_Internet_20_Link">to lean back</text:a> </text:p>
      <text:p text:style-name="Standard">Me dormí apenas recosté la cabeza en la cama.<text:span text:style-name="Emphasis">I fell asleep as soon as I leaned my head back on the bed.</text:span></text:p>
      <text:p text:style-name="Standard">recost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2. (to recline) </text:p>
      <text:p text:style-name="Standard">a. <text:a xlink:type="simple" xlink:href="http://www.spanishdict.com/translate/to%20lie%20back" text:style-name="Internet_20_link" text:visited-style-name="Visited_20_Internet_20_Link">to lie back</text:a> </text:p>
      <text:p text:style-name="Standard">"Recuéstate y abre la boca", dijo el dentista.<text:span text:style-name="Emphasis">"Lie back and open your mouth," said the dentist.</text:span></text:p>
      <text:p text:style-name="Standard">b. <text:a xlink:type="simple" xlink:href="http://www.spanishdict.com/translate/to%20lie%20down" text:style-name="Internet_20_link" text:visited-style-name="Visited_20_Internet_20_Link">to lie down</text:a> </text:p>
      <text:p text:style-name="Standard">Se me bajó la presión. Necesito recostarme por unos minutos.<text:span text:style-name="Emphasis">My blood pressure dropped. I need to lie down for a couple of minutes.</text:span></text:p>
      <text:p text:style-name="Standard">3. (to be prostrate) </text:p>
      <text:p text:style-name="Standard">a. <text:a xlink:type="simple" xlink:href="http://www.spanishdict.com/translate/to%20lie%20down" text:style-name="Internet_20_link" text:visited-style-name="Visited_20_Internet_20_Link">to lie down</text:a> </text:p>
      <text:p text:style-name="Standard">¿Te sientes mareado? Bebe agua y recuéstate en la cama.<text:span text:style-name="Emphasis">Are you feeling dizzy? Drink some water and lie down on the bed.</text:span></text:p>
      <text:p text:style-name="Standard">relaj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lessen tension or stress) </text:p>
      <text:p text:style-name="Standard">a. <text:a xlink:type="simple" xlink:href="http://www.spanishdict.com/translate/to%20relax" text:style-name="Internet_20_link" text:visited-style-name="Visited_20_Internet_20_Link">to relax</text:a> </text:p>
      <text:p text:style-name="Standard">Quiero que relajes tus músculos; así te dolerá menos la inyección. <text:span text:style-name="Emphasis">I want you to relax your muscles; that way the shot will hurt less. </text:span></text:p>
      <text:p text:style-name="Standard">b. <text:a xlink:type="simple" xlink:href="http://www.spanishdict.com/translate/to%20calm" text:style-name="Internet_20_link" text:visited-style-name="Visited_20_Internet_20_Link">to calm</text:a> </text:p>
      <text:p text:style-name="Standard">Para relajar la mente, bebe té de manzanilla antes de acostarte. <text:span text:style-name="Emphasis">To calm the mind, drink chamomile tea before bed.</text:span></text:p>
      <text:p text:style-name="Standard">2. (to lessen in severity) </text:p>
      <text:p text:style-name="Standard">a. <text:a xlink:type="simple" xlink:href="http://www.spanishdict.com/translate/to%20relax" text:style-name="Internet_20_link" text:visited-style-name="Visited_20_Internet_20_Link">to relax</text:a> </text:p>
      <text:p text:style-name="Standard">Ya relajaron las reglas para visitar a Cuba. <text:span text:style-name="Emphasis">The rules for visiting Cuba have been relaxed.</text:span></text:p>
      <text:p text:style-name="Standard">3. (to tease) </text:p>
      <text:p text:style-name="Standard">a. <text:a xlink:type="simple" xlink:href="http://www.spanishdict.com/translate/to%20mock" text:style-name="Internet_20_link" text:visited-style-name="Visited_20_Internet_20_Link">to mock</text:a> </text:p>
      <text:p text:style-name="Standard">No me relajes más. Estoy cansado de que te rías de mí.<text:span text:style-name="Emphasis">Don't mock me anymore. I'm tired of you laughing at me.</text:span></text:p>
      <text:p text:style-name="Standard">relaj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lessen tension or stress) </text:p>
      <text:p text:style-name="Standard">a. <text:a xlink:type="simple" xlink:href="http://www.spanishdict.com/translate/to%20relax" text:style-name="Internet_20_link" text:visited-style-name="Visited_20_Internet_20_Link">to relax</text:a> </text:p>
      <text:p text:style-name="Standard">No hay nada mejor que un abrazo de un ser querido para relajarte. <text:span text:style-name="Emphasis">There is nothing better than a hug from a loved one to relax you.</text:span></text:p>
      <text:p text:style-name="Standard">b. <text:a xlink:type="simple" xlink:href="http://www.spanishdict.com/translate/to%20calm%20down" text:style-name="Internet_20_link" text:visited-style-name="Visited_20_Internet_20_Link">to calm down</text:a> </text:p>
      <text:p text:style-name="Standard">¡Relájate! No hay por qué preocuparse.<text:span text:style-name="Emphasis">Calm down! There's nothing to worry about. </text:span></text:p>
      <text:p text:style-name="Standard">interrumpi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top) </text:p>
      <text:p text:style-name="Standard">a. <text:a xlink:type="simple" xlink:href="http://www.spanishdict.com/translate/to%20interrupt" text:style-name="Internet_20_link" text:visited-style-name="Visited_20_Internet_20_Link">to interrupt</text:a> </text:p>
      <text:p text:style-name="Standard"><text:soft-page-break/>Uno de los alumnos interrumpió al profesor para hacerle una pregunta importante.<text:span text:style-name="Emphasis">One of the students interrupted the teacher to ask him an important question.</text:span></text:p>
      <text:p text:style-name="Standard">2. (to stop a service or supply) </text:p>
      <text:p text:style-name="Standard">a. <text:a xlink:type="simple" xlink:href="http://www.spanishdict.com/translate/to%20suspend" text:style-name="Internet_20_link" text:visited-style-name="Visited_20_Internet_20_Link">to suspend</text:a> </text:p>
      <text:p text:style-name="Standard">La compañía eléctrica nos interrumpió el servicio por falta de pago.<text:span text:style-name="Emphasis">The electricity company suspended our service for nonpayment.</text:span></text:p>
      <text:p text:style-name="Standard">3. (to obstruct) </text:p>
      <text:p text:style-name="Standard">a. <text:a xlink:type="simple" xlink:href="http://www.spanishdict.com/translate/to%20hold%20up" text:style-name="Internet_20_link" text:visited-style-name="Visited_20_Internet_20_Link">to hold up</text:a> </text:p>
      <text:p text:style-name="Standard">Hay un camión averiado interrumpiendo el tráfico en la carretera.<text:span text:style-name="Emphasis">There's a broken down truck holding up traffic in the highway.</text:span></text:p>
      <text:p text:style-name="Standard">b. <text:a xlink:type="simple" xlink:href="http://www.spanishdict.com/translate/to%20block" text:style-name="Internet_20_link" text:visited-style-name="Visited_20_Internet_20_Link">to block</text:a> </text:p>
      <text:p text:style-name="Standard">El accidente de coche interrumpió el paso al menos una hora.<text:span text:style-name="Emphasis">The car crash blocked the road for at least an hour.</text:span></text:p>
      <text:p text:style-name="Standard">4. (a pregnancy) </text:p>
      <text:p text:style-name="Standard">a. <text:a xlink:type="simple" xlink:href="http://www.spanishdict.com/translate/to%20terminate" text:style-name="Internet_20_link" text:visited-style-name="Visited_20_Internet_20_Link">to terminate</text:a> </text:p>
      <text:p text:style-name="Standard">En este país las mujeres tienen derecho a interrumpir el embarazo.<text:span text:style-name="Emphasis">In this country women have the right to terminate pregnancy.</text:span></text:p>
      <text:p text:style-name="Standard">5. (a trip, vacation) </text:p>
      <text:p text:style-name="Standard">a. <text:a xlink:type="simple" xlink:href="http://www.spanishdict.com/translate/to%20cut%20short" text:style-name="Internet_20_link" text:visited-style-name="Visited_20_Internet_20_Link">to cut short</text:a> </text:p>
      <text:p text:style-name="Standard">El Presidente interrumpió su visita a Panamá y regresó urgentemente a su país.<text:span text:style-name="Emphasis">The President cut short his visit to Panama and rushed back home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6. (while someone speaks) </text:p>
      <text:p text:style-name="Standard">a. <text:a xlink:type="simple" xlink:href="http://www.spanishdict.com/translate/to%20interrupt" text:style-name="Internet_20_link" text:visited-style-name="Visited_20_Internet_20_Link">to interrupt</text:a> </text:p>
      <text:p text:style-name="Standard">Te he dicho muchas veces que no interrumpas cuando alguien está hablando.<text:span text:style-name="Emphasis">I've told you many times not to interrupt when someone is talking.</text:span></text:p>
      <text:p text:style-name="Standard">interrumpi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7. (to be stopped) </text:p>
      <text:p text:style-name="Standard">a. <text:a xlink:type="simple" xlink:href="http://www.spanishdict.com/translate/to%20be%20interrupted" text:style-name="Internet_20_link" text:visited-style-name="Visited_20_Internet_20_Link">to be interrupted</text:a> </text:p>
      <text:p text:style-name="Standard">El experimento debe interrumpirse porque está causando daños a los sujetos.<text:span text:style-name="Emphasis">The experiment must be interrupted because it's causing damage to the subjects.</text:span></text:p>
      <text:p text:style-name="Standard">olvi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not remember) </text:p>
      <text:p text:style-name="Standard">a. <text:a xlink:type="simple" xlink:href="http://www.spanishdict.com/translate/to%20forget" text:style-name="Internet_20_link" text:visited-style-name="Visited_20_Internet_20_Link">to forget</text:a> </text:p>
      <text:p text:style-name="Standard">Olvidé cómo llegar a tu casa. ¿Me das direcciones?<text:span text:style-name="Emphasis">I forgot how to get to your house. Would you give me directions?</text:span></text:p>
      <text:p text:style-name="Standard">2. (to leave behind) </text:p>
      <text:p text:style-name="Standard">a. <text:a xlink:type="simple" xlink:href="http://www.spanishdict.com/translate/to%20forget" text:style-name="Internet_20_link" text:visited-style-name="Visited_20_Internet_20_Link">to forget</text:a> </text:p>
      <text:p text:style-name="Standard">No olvides el paraguas. Creo que va a llover hoy.<text:span text:style-name="Emphasis">Don't forget the umbrella. I think it's going to rain today.</text:span></text:p>
      <text:p text:style-name="Standard">olvid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3. (to not remember) </text:p>
      <text:p text:style-name="Standard">a. <text:a xlink:type="simple" xlink:href="http://www.spanishdict.com/translate/to%20forget" text:style-name="Internet_20_link" text:visited-style-name="Visited_20_Internet_20_Link">to forget</text:a> </text:p>
      <text:p text:style-name="Standard">Me olvidé que era nuestro aniversario. ¡Perdón!<text:span text:style-name="Emphasis">I forgot that it was our anniversary. Sorry!</text:span></text:p>
      <text:p text:style-name="Standard">4. (to leave behind) </text:p>
      <text:p text:style-name="Standard">a. <text:a xlink:type="simple" xlink:href="http://www.spanishdict.com/translate/to%20forget" text:style-name="Internet_20_link" text:visited-style-name="Visited_20_Internet_20_Link">to forget</text:a> </text:p>
      <text:p text:style-name="Standard">Se olvidó la cartera y ahora no puede pagar el almuerzo.<text:span text:style-name="Emphasis">She forgot her purse and now she can't pay for lunch.</text:span></text:p>
      <text:p text:style-name="Standard">5. (to give up hope) </text:p>
      <text:p text:style-name="Standard"><text:soft-page-break/>a. <text:a xlink:type="simple" xlink:href="http://www.spanishdict.com/translate/to%20forget" text:style-name="Internet_20_link" text:visited-style-name="Visited_20_Internet_20_Link">to forget</text:a> (sarcastic) </text:p>
      <text:p text:style-name="Standard">Olvídate de salir con tus amigos mañana. Con estas calificaciones, no saldrás hasta el verano.<text:span text:style-name="Emphasis">Forget about going out with your friends tomorrow. With these grades, you're not going out until the summer. </text:span></text:p>
      <text:p text:style-name="Standard">tratar de</text:p>
      <text:p text:style-name="Standard">transitive verb phrase</text:p>
      <text:p text:style-name="Standard">1. (to deal with) </text:p>
      <text:p text:style-name="Standard">a. <text:a xlink:type="simple" xlink:href="http://www.spanishdict.com/translate/to%20be%20about" text:style-name="Internet_20_link" text:visited-style-name="Visited_20_Internet_20_Link">to be about</text:a> </text:p>
      <text:p text:style-name="Standard">Mi trabajo trata de los efectos del calentamiento global.<text:span text:style-name="Emphasis">My paper is about the effects of global warming.</text:span></text:p>
      <text:p text:style-name="Standard">2. (to attempt) </text:p>
      <text:p text:style-name="Standard">a. <text:a xlink:type="simple" xlink:href="http://www.spanishdict.com/translate/to%20try" text:style-name="Internet_20_link" text:visited-style-name="Visited_20_Internet_20_Link">to try</text:a> </text:p>
      <text:p text:style-name="Standard">No trato de ocultar nada.<text:span text:style-name="Emphasis">I'm not trying to hide anything. </text:span></text:p>
      <text:p text:style-name="Standard">muda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exchange) </text:p>
      <text:p text:style-name="Standard">a. <text:a xlink:type="simple" xlink:href="http://www.spanishdict.com/translate/to%20change" text:style-name="Internet_20_link" text:visited-style-name="Visited_20_Internet_20_Link">to change</text:a> </text:p>
      <text:p text:style-name="Standard">Tenemos que mudar esas cortinas sucias.<text:span text:style-name="Emphasis">We need to change those dirty curtains.</text:span></text:p>
      <text:p text:style-name="Standard">2. (to achieve a deeper tone) </text:p>
      <text:p text:style-name="Standard">a. <text:a xlink:type="simple" xlink:href="http://www.spanishdict.com/translate/to%20change" text:style-name="Internet_20_link" text:visited-style-name="Visited_20_Internet_20_Link">to change</text:a> </text:p>
      <text:p text:style-name="Standard">Su voz empezó a mudar cuando tenía catorce años.<text:span text:style-name="Emphasis">HIs voice began to change when he was fourteen.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3. (to cast off skin or feathers) </text:p>
      <text:p text:style-name="Standard">a. <text:a xlink:type="simple" xlink:href="http://www.spanishdict.com/translate/to%20shed" text:style-name="Internet_20_link" text:visited-style-name="Visited_20_Internet_20_Link">to shed</text:a> </text:p>
      <text:p text:style-name="Standard">Mira, ese gusanito está mudando.<text:span text:style-name="Emphasis">Look, that little worm is shedding.</text:span></text:p>
      <text:p text:style-name="Standard">b. <text:a xlink:type="simple" xlink:href="http://www.spanishdict.com/translate/to%20molt" text:style-name="Internet_20_link" text:visited-style-name="Visited_20_Internet_20_Link">to molt</text:a> (United States) </text:p>
      <text:p text:style-name="Standard">Mi boa mudó ayer. ¿Quieres ver su piel?<text:span text:style-name="Emphasis">My boa molted yesterday. Do you want to see its skin?</text:span></text:p>
      <text:p text:style-name="Standard">c. <text:a xlink:type="simple" xlink:href="http://www.spanishdict.com/translate/to%20moult" text:style-name="Internet_20_link" text:visited-style-name="Visited_20_Internet_20_Link">to moult</text:a> (United Kingdom) </text:p>
      <text:p text:style-name="Standard">¿Están enfermas esas águilas? - No, solo están mudando.<text:span text:style-name="Emphasis">Are those eagles sick? - No, they're just moulting.</text:span></text:p>
      <text:p text:style-name="Standard">4. (to alter; normally used with "de") </text:p>
      <text:p text:style-name="Standard">a. <text:a xlink:type="simple" xlink:href="http://www.spanishdict.com/translate/to%20change" text:style-name="Internet_20_link" text:visited-style-name="Visited_20_Internet_20_Link">to change</text:a> </text:p>
      <text:p text:style-name="Standard">Tienes el derecho de mudar de parecer, pero ojalá me hubieras avisado con más tiempo.<text:span text:style-name="Emphasis">You have the right to change your mind, but I wish you'd told me earlier.</text:span></text:p>
      <text:p text:style-name="Standard">muda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5. (to relocate) </text:p>
      <text:p text:style-name="Standard">a. <text:a xlink:type="simple" xlink:href="http://www.spanishdict.com/translate/to%20move" text:style-name="Internet_20_link" text:visited-style-name="Visited_20_Internet_20_Link">to move</text:a> </text:p>
      <text:p text:style-name="Standard">Nos acabamos de mudar de Cartagena.<text:span text:style-name="Emphasis">We just moved from Cartagena.</text:span></text:p>
      <text:p text:style-name="Standard">6. (to wear different clothes) </text:p>
      <text:p text:style-name="Standard">a. <text:a xlink:type="simple" xlink:href="http://www.spanishdict.com/translate/to%20change" text:style-name="Internet_20_link" text:visited-style-name="Visited_20_Internet_20_Link">to change</text:a> </text:p>
      <text:p text:style-name="Standard">Tienes que mudarte para la fiesta porque es formal.<text:span text:style-name="Emphasis">You have to change for the party because it's formal.</text:span></text:p>
      <text:p text:style-name="Standard">tend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suspend) </text:p>
      <text:p text:style-name="Standard">a. <text:a xlink:type="simple" xlink:href="http://www.spanishdict.com/translate/to%20hang" text:style-name="Internet_20_link" text:visited-style-name="Visited_20_Internet_20_Link">to hang</text:a> </text:p>
      <text:p text:style-name="Standard">Si tiendes la ropa en el tendedero, estará seca por la mañana.<text:span text:style-name="Emphasis">If you hang the clothing on the clothesline, it will be dry by morning.</text:span></text:p>
      <text:p text:style-name="Standard">2. (to place) </text:p>
      <text:p text:style-name="Standard">a. <text:a xlink:type="simple" xlink:href="http://www.spanishdict.com/translate/to%20lay%20out" text:style-name="Internet_20_link" text:visited-style-name="Visited_20_Internet_20_Link">to lay out</text:a> </text:p>
      <text:p text:style-name="Standard"><text:soft-page-break/>Tendimos todas las muestras para que pudiéramos escoger la mejor opción.<text:span text:style-name="Emphasis">We laid out all of the samples so that we could choose the best one.</text:span></text:p>
      <text:p text:style-name="Standard">3. (to reach) </text:p>
      <text:p text:style-name="Standard">a. <text:a xlink:type="simple" xlink:href="http://www.spanishdict.com/translate/to%20approach" text:style-name="Internet_20_link" text:visited-style-name="Visited_20_Internet_20_Link">to approach</text:a> </text:p>
      <text:p text:style-name="Standard">Ten cuidado, tiendes a los límites de velocidad en esta carretera.<text:span text:style-name="Emphasis">Be careful, you are approaching the speed limit on this road.</text:span></text:p>
      <text:p text:style-name="Standard">4. (to extend) </text:p>
      <text:p text:style-name="Standard">a. <text:a xlink:type="simple" xlink:href="http://www.spanishdict.com/translate/to%20stretch%20out" text:style-name="Internet_20_link" text:visited-style-name="Visited_20_Internet_20_Link">to stretch out</text:a> </text:p>
      <text:p text:style-name="Standard">Tenderemos la pancarta para que alcance los dos pilares.<text:span text:style-name="Emphasis">We will stretch out the banner so that it reaches both pillars.</text:span></text:p>
      <text:p text:style-name="Standard">5. (to arrange) </text:p>
      <text:p text:style-name="Standard">a. <text:a xlink:type="simple" xlink:href="http://www.spanishdict.com/translate/to%20set" text:style-name="Internet_20_link" text:visited-style-name="Visited_20_Internet_20_Link">to set</text:a> (table) </text:p>
      <text:p text:style-name="Standard">Los niños tendían la mesa mientras sus padres preparaban la comida.<text:span text:style-name="Emphasis">The children set the table while their parents prepared the meal.</text:span></text:p>
      <text:p text:style-name="Standard">b. <text:a xlink:type="simple" xlink:href="http://www.spanishdict.com/translate/to%20make" text:style-name="Internet_20_link" text:visited-style-name="Visited_20_Internet_20_Link">to make</text:a> (bed) </text:p>
      <text:p text:style-name="Standard">Espero que estés tendiendo tu cama antes de bajar a desayunar. <text:span text:style-name="Emphasis">I hope you are making your bed before coming down to eat breakfast. </text:span></text:p>
      <text:p text:style-name="Standard">6. (to pass) </text:p>
      <text:p text:style-name="Standard">a. <text:a xlink:type="simple" xlink:href="http://www.spanishdict.com/translate/to%20hand" text:style-name="Internet_20_link" text:visited-style-name="Visited_20_Internet_20_Link">to hand</text:a> </text:p>
      <text:p text:style-name="Standard">Le tendió el frasco a su hermano para que pudiera tratar de abrirlo.<text:span text:style-name="Emphasis">He handed the jar to his brother so that he could try to open it.</text:span></text:p>
      <text:p text:style-name="Standard">b. <text:a xlink:type="simple" xlink:href="http://www.spanishdict.com/translate/to%20offer" text:style-name="Internet_20_link" text:visited-style-name="Visited_20_Internet_20_Link">to offer</text:a> </text:p>
      <text:p text:style-name="Standard">¿Me tiendes una mano al cruzar la calle?<text:span text:style-name="Emphasis">Would you offer me a hand crossing the street?</text:span></text:p>
      <text:p text:style-name="Standard"><text:a xlink:type="simple" xlink:href="http://www.spanishdict.com/topics/show/107" text:style-name="Internet_20_link" text:visited-style-name="Visited_20_Internet_20_Link">intransitive verb</text:a></text:p>
      <text:p text:style-name="Standard">7. (to be inclined) </text:p>
      <text:p text:style-name="Standard">a. <text:a xlink:type="simple" xlink:href="http://www.spanishdict.com/translate/to%20tend" text:style-name="Internet_20_link" text:visited-style-name="Visited_20_Internet_20_Link">to tend</text:a> </text:p>
      <text:p text:style-name="Standard">Tendemos a comprar productos orgánicos por razones de salud.<text:span text:style-name="Emphasis">We tend to buy organic products for health reasons.</text:span></text:p>
      <text:p text:style-name="Standard">tenderse</text:p>
      <text:p text:style-name="Standard"><text:a xlink:type="simple" xlink:href="http://www.spanishdict.com/topics/show/85" text:style-name="Internet_20_link" text:visited-style-name="Visited_20_Internet_20_Link">reflexive verb</text:a></text:p>
      <text:p text:style-name="Standard">8. (to recline) </text:p>
      <text:p text:style-name="Standard">a. <text:a xlink:type="simple" xlink:href="http://www.spanishdict.com/translate/to%20lie%20down" text:style-name="Internet_20_link" text:visited-style-name="Visited_20_Internet_20_Link">to lie down</text:a> </text:p>
      <text:p text:style-name="Standard">Tan pronto como llegue a casa, voy a tenderme y relajarme un rato.<text:span text:style-name="Emphasis">As soon as I get home, I'm going to lie down and relax for a while.</text:span></text:p>
      <text:p text:style-name="Standard">9. (to sprawl out) </text:p>
      <text:p text:style-name="Standard">a. <text:a xlink:type="simple" xlink:href="http://www.spanishdict.com/translate/to%20stretch%20out" text:style-name="Internet_20_link" text:visited-style-name="Visited_20_Internet_20_Link">to stretch out</text:a> </text:p>
      <text:p text:style-name="Standard">El perro se tendió por toda la cama, por lo que no había espacio para mí.<text:span text:style-name="Emphasis">The dog stretched out across the entire bed so there was no room for me.</text:span></text:p>
      <text:p text:style-name="Standard">suponer</text:p>
      <text:p text:style-name="Standard"><text:a xlink:type="simple" xlink:href="http://www.spanishdict.com/topics/show/107" text:style-name="Internet_20_link" text:visited-style-name="Visited_20_Internet_20_Link">transitive verb</text:a></text:p>
      <text:p text:style-name="Standard">1. (to think) </text:p>
      <text:p text:style-name="Standard">a. <text:a xlink:type="simple" xlink:href="http://www.spanishdict.com/translate/to%20suppose" text:style-name="Internet_20_link" text:visited-style-name="Visited_20_Internet_20_Link">to suppose</text:a> </text:p>
      <text:p text:style-name="Standard">Supongo que el examen no te será muy difícil con notas así.<text:span text:style-name="Emphasis">I suppose that the exam won't be very difficult for you with grades like that. </text:span></text:p>
      <text:p text:style-name="Standard">b. <text:a xlink:type="simple" xlink:href="http://www.spanishdict.com/translate/to%20assume" text:style-name="Internet_20_link" text:visited-style-name="Visited_20_Internet_20_Link">to assume</text:a> </text:p>
      <text:p text:style-name="Standard">Suponiendo que llegan tarde, ¿qué hacemos mientras tanto?<text:span text:style-name="Emphasis">Assuming they are late, what can we do in the meantime?</text:span></text:p>
      <text:p text:style-name="Standard">c. <text:a xlink:type="simple" xlink:href="http://www.spanishdict.com/translate/to%20imagine" text:style-name="Internet_20_link" text:visited-style-name="Visited_20_Internet_20_Link">to imagine</text:a> </text:p>
      <text:p text:style-name="Standard">Supón que ganamos la lotería, podríamos comprar todas las donas del mundo.<text:span text:style-name="Emphasis">Imagine we win the lottery, we could buy all the donuts in the world.</text:span></text:p>
      <text:p text:style-name="Standard">2. (to attribute) </text:p>
      <text:p text:style-name="Standard">a. <text:a xlink:type="simple" xlink:href="http://www.spanishdict.com/translate/to%20imagine" text:style-name="Internet_20_link" text:visited-style-name="Visited_20_Internet_20_Link">to imagine</text:a> </text:p>
      <text:p text:style-name="Standard"><text:soft-page-break/>Lo suponía mucho más rico de lo que es.<text:span text:style-name="Emphasis">I imagined he was richer than he actually is.</text:span></text:p>
      <text:p text:style-name="Standard">3. (to imply) </text:p>
      <text:p text:style-name="Standard">a. <text:a xlink:type="simple" xlink:href="http://www.spanishdict.com/translate/to%20mean" text:style-name="Internet_20_link" text:visited-style-name="Visited_20_Internet_20_Link">to mean</text:a> </text:p>
      <text:p text:style-name="Standard">Una falta repentina de fondos supondría el final del proyecto.<text:span text:style-name="Emphasis">A sudden lack of funds would mean the end of the project.</text:span></text:p>
      <text:p text:style-name="Standard">suponerse</text:p>
      <text:p text:style-name="Standard"><text:a xlink:type="simple" xlink:href="http://www.spanishdict.com/topics/show/107" text:style-name="Internet_20_link" text:visited-style-name="Visited_20_Internet_20_Link">pronominal verb</text:a></text:p>
      <text:p text:style-name="Standard">4. (to think) </text:p>
      <text:p text:style-name="Standard">a. <text:a xlink:type="simple" xlink:href="http://www.spanishdict.com/translate/to%20imagine" text:style-name="Internet_20_link" text:visited-style-name="Visited_20_Internet_20_Link">to imagine</text:a> </text:p>
      <text:p text:style-name="Standard">Su casa es tal y como me la suponía.<text:span text:style-name="Emphasis">Their home is exactly as I imagined i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12:22.694330165</meta:creation-date>
    <meta:generator>LibreOffice/5.1.6.2$Linux_x86 LibreOffice_project/10m0$Build-2</meta:generator>
    <dc:date>2017-09-02T15:04:30.356244683</dc:date>
    <meta:editing-duration>P25DT8H14M40S</meta:editing-duration>
    <meta:editing-cycles>83</meta:editing-cycles>
    <meta:document-statistic meta:table-count="0" meta:image-count="0" meta:object-count="0" meta:page-count="290" meta:paragraph-count="12758" meta:word-count="104657" meta:character-count="578042" meta:non-whitespace-character-count="478906"/>
  </office:meta>
</office:document-meta>
</file>